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HPGDM+rtxr" svg:font-family="NHPGDM+rtxr"/>
    <style:font-face style:name="BNKDIL+AdvTT5843c571" svg:font-family="BNKDIL+AdvTT5843c571" style:font-family-generic="roman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 style:data-style-name="N5"/>
    <style:style style:name="ce3" style:family="table-cell" style:parent-style-name="Default" style:data-style-name="N61"/>
    <style:style style:name="ce4" style:family="table-cell" style:parent-style-name="Default" style:data-style-name="N60"/>
    <style:style style:name="ce5" style:family="table-cell" style:parent-style-name="Default">
      <style:table-cell-properties fo:border-bottom="0.0008in solid #000000" fo:border-left="0.0008in solid #000000" fo:border-right="none" fo:border-top="none"/>
      <style:text-properties style:use-window-font-color="true" style:text-outline="false" style:text-line-through-style="none" style:font-name="BNKDIL+AdvTT5843c571" fo:font-size="8pt" fo:language="en" fo:country="US" fo:font-style="normal" fo:text-shadow="none" style:text-underline-style="none" fo:font-weight="normal" style:text-underline-mode="continuous" style:text-line-through-mode="continuous" style:font-name-asian="BNKDIL+AdvTT5843c571" style:font-size-asian="6.80000019073486pt" style:language-asian="zxx" style:country-asian="none" style:font-style-asian="normal" style:font-weight-asian="normal" style:font-name-complex="BNKDIL+AdvTT5843c571" style:font-size-complex="4.55000019073486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44"/>
    <style:style style:name="T1" style:family="text">
      <style:text-properties style:font-name="NHPGDM+rtxr" fo:font-size="9pt" style:font-name-asian="NHPGDM+rtxr" style:font-size-asian="9pt" style:font-name-complex="NHPGDM+rtxr" style:font-size-complex="5.09999990463257pt"/>
    </style:style>
  </office:automatic-styles>
  <office:body>
    <office:spreadsheet>
      <table:table table:name="Canes Venatici" table:style-name="ta1" table:print="false">
        <office:forms form:automatic-focus="false" form:apply-design-mode="false"/>
        <table:table-column table:style-name="co1" table:number-columns-repeated="10" table:default-cell-style-name="Default"/>
        <table:table-column table:style-name="co1" table:default-cell-style-name="ce3"/>
        <table:table-column table:style-name="co1" table:default-cell-style-name="ce4"/>
        <table:table-column table:style-name="co1" table:number-columns-repeated="10" table:default-cell-style-name="Default"/>
        <table:table-row table:style-name="ro1">
          <table:table-cell office:value-type="string">
            <text:p>Name</text:p>
          </table:table-cell>
          <table:table-cell/>
          <table:table-cell office:value-type="string">
            <text:p>RA</text:p>
          </table:table-cell>
          <table:table-cell office:value-type="string">
            <text:p>Dec</text:p>
          </table:table-cell>
          <table:table-cell office:value-type="string">
            <text:p>D</text:p>
          </table:table-cell>
          <table:table-cell office:value-type="string">
            <text:p>Mb</text:p>
          </table:table-cell>
          <table:table-cell office:value-type="string">
            <text:p>log(MHI)</text:p>
          </table:table-cell>
          <table:table-cell office:value-type="string">
            <text:p>log(SFR)</text:p>
          </table:table-cell>
          <table:table-cell office:value-type="string">
            <text:p>Ha Flux</text:p>
          </table:table-cell>
          <table:table-cell office:value-type="string">
            <text:p>log(L(B))</text:p>
          </table:table-cell>
          <table:table-cell table:style-name="Default" office:value-type="string">
            <text:p>Tgas</text:p>
          </table:table-cell>
          <table:table-cell table:style-name="Default" office:value-type="string">
            <text:p>Tform</text:p>
          </table:table-cell>
          <table:table-cell/>
          <table:table-cell office:value-type="string">
            <text:p>log(Tgas)</text:p>
          </table:table-cell>
          <table:table-cell office:value-type="string">
            <text:p>log(Tform)</text:p>
          </table:table-cell>
          <table:table-cell office:value-type="string">
            <text:p>log(SFR/Lb)</text:p>
          </table:table-cell>
          <table:table-cell office:value-type="string">
            <text:p>log(MHI/Lb)</text:p>
          </table:table-cell>
          <table:table-cell/>
          <table:table-cell office:value-type="string">
            <text:p>L(UV)</text:p>
          </table:table-cell>
          <table:table-cell/>
          <table:table-cell office:value-type="string">
            <text:p>SFR</text:p>
          </table:table-cell>
          <table:table-cell/>
        </table:table-row>
        <table:table-row table:style-name="ro1">
          <table:table-cell table:number-columns-repeated="10"/>
          <table:table-cell table:style-name="Default" table:number-columns-repeated="2"/>
          <table:table-cell table:number-columns-repeated="6"/>
          <table:table-cell office:value-type="string">
            <text:p>W</text:p>
          </table:table-cell>
          <table:table-cell/>
          <table:table-cell office:value-type="string">
            <text:p>Solar masses/year</text:p>
          </table:table-cell>
          <table:table-cell/>
        </table:table-row>
        <table:table-row table:style-name="ro1">
          <table:table-cell table:number-columns-repeated="10"/>
          <table:table-cell table:style-name="Default" table:number-columns-repeated="2"/>
          <table:table-cell table:number-columns-repeated="6"/>
          <table:table-cell office:value-type="string">
            <text:p>FUV</text:p>
          </table:table-cell>
          <table:table-cell office:value-type="string">
            <text:p>NUV</text:p>
          </table:table-cell>
          <table:table-cell office:value-type="string">
            <text:p>FUV</text:p>
          </table:table-cell>
          <table:table-cell office:value-type="string">
            <text:p>NUV</text:p>
          </table:table-cell>
        </table:table-row>
        <table:table-row table:style-name="ro1">
          <table:table-cell office:value-type="string">
            <text:p>UGC 5427</text:p>
          </table:table-cell>
          <table:table-cell/>
          <table:table-cell office:value-type="string">
            <text:p>10h04m40.9s</text:p>
          </table:table-cell>
          <table:table-cell office:value-type="string">
            <text:p>29d21m52s</text:p>
          </table:table-cell>
          <table:table-cell office:value-type="float" office:value="7.11">
            <text:p>7.11</text:p>
          </table:table-cell>
          <table:table-cell office:value-type="float" office:value="-14.48">
            <text:p>-14.48</text:p>
          </table:table-cell>
          <table:table-cell office:value-type="float" office:value="7.49">
            <text:p>7.49</text:p>
          </table:table-cell>
          <table:table-cell office:value-type="float" office:value="-2.19">
            <text:p>-2.19</text:p>
          </table:table-cell>
          <table:table-cell table:formula="oooc:=LOG(10^[.H4]*1.26E+041;10)" office:value-type="float" office:value="38.9103705451176">
            <text:p>38.91</text:p>
          </table:table-cell>
          <table:table-cell table:formula="oooc:=(ABS([.F4]-5.48)/2.5)" office:value-type="float" office:value="7.984">
            <text:p>7.98</text:p>
          </table:table-cell>
          <table:table-cell table:formula="oooc:=(10^[.G4])*1.32/(10^[.H4])" office:value-type="float" office:value="6317917218.65883">
            <text:p>6.32E+09</text:p>
          </table:table-cell>
          <table:table-cell table:formula="oooc:=(10^[.J4])/(10^[.H4])" office:value-type="float" office:value="14927944095.79">
            <text:p>1.49E+010</text:p>
          </table:table-cell>
          <table:table-cell/>
          <table:table-cell table:formula="oooc:=LOG([.K4];10)" office:value-type="float" office:value="9.80057393120585">
            <text:p>9.8</text:p>
          </table:table-cell>
          <table:table-cell table:formula="oooc:=LOG([.L4];10)" office:value-type="float" office:value="10.174">
            <text:p>10.17</text:p>
          </table:table-cell>
          <table:table-cell table:formula="oooc:=[.H4]-[.J4]" office:value-type="float" office:value="-10.174">
            <text:p>-10.17</text:p>
          </table:table-cell>
          <table:table-cell table:formula="oooc:=[.G4]-[.J4]" office:value-type="float" office:value="-0.494">
            <text:p>-0.49</text:p>
          </table:table-cell>
          <table:table-cell table:formula="oooc:=10^[.Q4]" office:value-type="float" office:value="0.320626932450547">
            <text:p>0.32</text:p>
          </table:table-cell>
          <table:table-cell table:number-columns-repeated="4"/>
        </table:table-row>
        <table:table-row table:style-name="ro1">
          <table:table-cell office:value-type="string">
            <text:p>UGC 5672</text:p>
          </table:table-cell>
          <table:table-cell/>
          <table:table-cell office:value-type="string">
            <text:p>10h28m21.1s</text:p>
          </table:table-cell>
          <table:table-cell office:value-type="string">
            <text:p>22d34m11s</text:p>
          </table:table-cell>
          <table:table-cell office:value-type="float" office:value="6.25">
            <text:p>6.25</text:p>
          </table:table-cell>
          <table:table-cell office:value-type="float" office:value="-14.65">
            <text:p>-14.65</text:p>
          </table:table-cell>
          <table:table-cell office:value-type="float" office:value="7.4">
            <text:p>7.4</text:p>
          </table:table-cell>
          <table:table-cell office:value-type="float" office:value="-2.1">
            <text:p>-2.1</text:p>
          </table:table-cell>
          <table:table-cell table:formula="oooc:=LOG(10^[.H5]*1.26E+041;10)" office:value-type="float" office:value="39.0003705451176">
            <text:p>39</text:p>
          </table:table-cell>
          <table:table-cell table:formula="oooc:=(ABS([.F5]-5.48)/2.5)" office:value-type="float" office:value="8.052">
            <text:p>8.05</text:p>
          </table:table-cell>
          <table:table-cell table:formula="oooc:=(10^[.G5])*1.32/(10^[.H5])" office:value-type="float" office:value="4174206511.42227">
            <text:p>4.17E+09</text:p>
          </table:table-cell>
          <table:table-cell table:formula="oooc:=(10^[.J5])/(10^[.H5])" office:value-type="float" office:value="14190575216.891">
            <text:p>1.42E+010</text:p>
          </table:table-cell>
          <table:table-cell/>
          <table:table-cell table:formula="oooc:=LOG([.K5];10)" office:value-type="float" office:value="9.62057393120585">
            <text:p>9.62</text:p>
          </table:table-cell>
          <table:table-cell table:formula="oooc:=LOG([.L5];10)" office:value-type="float" office:value="10.152">
            <text:p>10.15</text:p>
          </table:table-cell>
          <table:table-cell table:formula="oooc:=[.H5]-[.J5]" office:value-type="float" office:value="-10.152">
            <text:p>-10.15</text:p>
          </table:table-cell>
          <table:table-cell table:formula="oooc:=[.G5]-[.J5]" office:value-type="float" office:value="-0.652000000000001">
            <text:p>-0.65</text:p>
          </table:table-cell>
          <table:table-cell table:formula="oooc:=10^[.Q5]" office:value-type="float" office:value="0.22284351492703">
            <text:p>0.22</text:p>
          </table:table-cell>
          <table:table-cell table:number-columns-repeated="4"/>
        </table:table-row>
        <table:table-row table:style-name="ro1">
          <table:table-cell office:value-type="string">
            <text:p>NGC 3274</text:p>
          </table:table-cell>
          <table:table-cell/>
          <table:table-cell office:value-type="string">
            <text:p>10h43m30.2s</text:p>
          </table:table-cell>
          <table:table-cell office:value-type="string">
            <text:p>24d55m25s</text:p>
          </table:table-cell>
          <table:table-cell office:value-type="float" office:value="6.9">
            <text:p>6.9</text:p>
          </table:table-cell>
          <table:table-cell office:value-type="float" office:value="-16.16">
            <text:p>-16.16</text:p>
          </table:table-cell>
          <table:table-cell office:value-type="float" office:value="8.74">
            <text:p>8.74</text:p>
          </table:table-cell>
          <table:table-cell office:value-type="float" office:value="-0.26">
            <text:p>-0.26</text:p>
          </table:table-cell>
          <table:table-cell table:formula="oooc:=LOG(10^[.H6]*1.26E+041;10)" office:value-type="float" office:value="40.8403705451176">
            <text:p>40.84</text:p>
          </table:table-cell>
          <table:table-cell table:formula="oooc:=(ABS([.F6]-5.48)/2.5)" office:value-type="float" office:value="8.656">
            <text:p>8.66</text:p>
          </table:table-cell>
          <table:table-cell table:formula="oooc:=(10^[.G6])*1.32/(10^[.H6])" office:value-type="float" office:value="1320000000">
            <text:p>1.32E+09</text:p>
          </table:table-cell>
          <table:table-cell table:formula="oooc:=(10^[.J6])/(10^[.H6])" office:value-type="float" office:value="824138115.013004">
            <text:p>8.24E+008</text:p>
          </table:table-cell>
          <table:table-cell/>
          <table:table-cell table:formula="oooc:=LOG([.K6];10)" office:value-type="float" office:value="9.12057393120585">
            <text:p>9.12</text:p>
          </table:table-cell>
          <table:table-cell table:formula="oooc:=LOG([.L6];10)" office:value-type="float" office:value="8.916">
            <text:p>8.92</text:p>
          </table:table-cell>
          <table:table-cell table:formula="oooc:=[.H6]-[.J6]" office:value-type="float" office:value="-8.916">
            <text:p>-8.92</text:p>
          </table:table-cell>
          <table:table-cell table:formula="oooc:=[.G6]-[.J6]" office:value-type="float" office:value="0.0839999999999996">
            <text:p>0.08</text:p>
          </table:table-cell>
          <table:table-cell table:formula="oooc:=10^[.Q6]" office:value-type="float" office:value="1.21338885046498">
            <text:p>1.21</text:p>
          </table:table-cell>
          <table:table-cell table:number-columns-repeated="4"/>
        </table:table-row>
        <table:table-row table:style-name="ro1">
          <table:table-cell office:value-type="string">
            <text:p>UGC 6541</text:p>
          </table:table-cell>
          <table:table-cell/>
          <table:table-cell office:value-type="string">
            <text:p>11h33m28.9s </text:p>
          </table:table-cell>
          <table:table-cell office:value-type="string">
            <text:p>49d14m14s</text:p>
          </table:table-cell>
          <table:table-cell office:value-type="float" office:value="3.89">
            <text:p>3.89</text:p>
          </table:table-cell>
          <table:table-cell office:value-type="float" office:value="-13.71">
            <text:p>-13.71</text:p>
          </table:table-cell>
          <table:table-cell office:value-type="float" office:value="7.03">
            <text:p>7.03</text:p>
          </table:table-cell>
          <table:table-cell office:value-type="float" office:value="-1.68">
            <text:p>-1.68</text:p>
          </table:table-cell>
          <table:table-cell table:formula="oooc:=LOG(10^[.H7]*1.26E+041;10)" office:value-type="float" office:value="39.4203705451176">
            <text:p>39.42</text:p>
          </table:table-cell>
          <table:table-cell table:formula="oooc:=(ABS([.F7]-5.48)/2.5)" office:value-type="float" office:value="7.676">
            <text:p>7.68</text:p>
          </table:table-cell>
          <table:table-cell table:formula="oooc:=(10^[.G7])*1.32/(10^[.H7])" office:value-type="float" office:value="676977026.868602">
            <text:p>6.77E+08</text:p>
          </table:table-cell>
          <table:table-cell table:formula="oooc:=(10^[.J7])/(10^[.H7])" office:value-type="float" office:value="2269864851.88382">
            <text:p>2.27E+009</text:p>
          </table:table-cell>
          <table:table-cell/>
          <table:table-cell table:formula="oooc:=LOG([.K7];10)" office:value-type="float" office:value="8.83057393120585">
            <text:p>8.83</text:p>
          </table:table-cell>
          <table:table-cell table:formula="oooc:=LOG([.L7];10)" office:value-type="float" office:value="9.356">
            <text:p>9.36</text:p>
          </table:table-cell>
          <table:table-cell table:formula="oooc:=[.H7]-[.J7]" office:value-type="float" office:value="-9.356">
            <text:p>-9.36</text:p>
          </table:table-cell>
          <table:table-cell table:formula="oooc:=[.G7]-[.J7]" office:value-type="float" office:value="-0.646">
            <text:p>-0.65</text:p>
          </table:table-cell>
          <table:table-cell table:formula="oooc:=10^[.Q7]" office:value-type="float" office:value="0.225943577022098">
            <text:p>0.23</text:p>
          </table:table-cell>
          <table:table-cell table:number-columns-repeated="4"/>
        </table:table-row>
        <table:table-row table:style-name="ro1">
          <table:table-cell office:value-type="string">
            <text:p>NGC 3738 </text:p>
          </table:table-cell>
          <table:table-cell/>
          <table:table-cell office:value-type="string">
            <text:p>11h35m48.8s </text:p>
          </table:table-cell>
          <table:table-cell office:value-type="string">
            <text:p>54d31m26s</text:p>
          </table:table-cell>
          <table:table-cell office:value-type="float" office:value="4.9">
            <text:p>4.9</text:p>
          </table:table-cell>
          <table:table-cell office:value-type="float" office:value="-16.61">
            <text:p>-16.61</text:p>
          </table:table-cell>
          <table:table-cell office:value-type="float" office:value="8.09">
            <text:p>8.09</text:p>
          </table:table-cell>
          <table:table-cell office:value-type="float" office:value="-1.3">
            <text:p>-1.3</text:p>
          </table:table-cell>
          <table:table-cell table:formula="oooc:=LOG(10^[.H8]*1.26E+041;10)" office:value-type="float" office:value="39.8003705451176">
            <text:p>39.8</text:p>
          </table:table-cell>
          <table:table-cell table:formula="oooc:=(ABS([.F8]-5.48)/2.5)" office:value-type="float" office:value="8.836">
            <text:p>8.84</text:p>
          </table:table-cell>
          <table:table-cell table:formula="oooc:=(10^[.G8])*1.32/(10^[.H8])" office:value-type="float" office:value="3240215768.70424">
            <text:p>3.24E+09</text:p>
          </table:table-cell>
          <table:table-cell table:formula="oooc:=(10^[.J8])/(10^[.H8])" office:value-type="float" office:value="13677288255.9585">
            <text:p>1.37E+010</text:p>
          </table:table-cell>
          <table:table-cell/>
          <table:table-cell table:formula="oooc:=LOG([.K8];10)" office:value-type="float" office:value="9.51057393120585">
            <text:p>9.51</text:p>
          </table:table-cell>
          <table:table-cell table:formula="oooc:=LOG([.L8];10)" office:value-type="float" office:value="10.136">
            <text:p>10.14</text:p>
          </table:table-cell>
          <table:table-cell table:formula="oooc:=[.H8]-[.J8]" office:value-type="float" office:value="-10.136">
            <text:p>-10.14</text:p>
          </table:table-cell>
          <table:table-cell table:formula="oooc:=[.G8]-[.J8]" office:value-type="float" office:value="-0.746">
            <text:p>-0.75</text:p>
          </table:table-cell>
          <table:table-cell table:formula="oooc:=10^[.Q8]" office:value-type="float" office:value="0.179473362683252">
            <text:p>0.18</text:p>
          </table:table-cell>
          <table:table-cell table:number-columns-repeated="4"/>
        </table:table-row>
        <table:table-row table:style-name="ro1">
          <table:table-cell office:value-type="string">
            <text:p>NGC 3741</text:p>
          </table:table-cell>
          <table:table-cell/>
          <table:table-cell office:value-type="string">
            <text:p>11h36m06.2s </text:p>
          </table:table-cell>
          <table:table-cell office:value-type="string">
            <text:p>45d17m01s</text:p>
          </table:table-cell>
          <table:table-cell office:value-type="float" office:value="3.03">
            <text:p>3.03</text:p>
          </table:table-cell>
          <table:table-cell office:value-type="float" office:value="-13.13">
            <text:p>-13.13</text:p>
          </table:table-cell>
          <table:table-cell office:value-type="float" office:value="8.05">
            <text:p>8.05</text:p>
          </table:table-cell>
          <table:table-cell office:value-type="float" office:value="-2.28">
            <text:p>-2.28</text:p>
          </table:table-cell>
          <table:table-cell table:formula="oooc:=LOG(10^[.H9]*1.26E+041;10)" office:value-type="float" office:value="38.8203705451176">
            <text:p>38.82</text:p>
          </table:table-cell>
          <table:table-cell table:formula="oooc:=(ABS([.F9]-5.48)/2.5)" office:value-type="float" office:value="7.444">
            <text:p>7.44</text:p>
          </table:table-cell>
          <table:table-cell table:formula="oooc:=(10^[.G9])*1.32/(10^[.H9])" office:value-type="float" office:value="28221099581.4295">
            <text:p>2.82E+10</text:p>
          </table:table-cell>
          <table:table-cell table:formula="oooc:=(10^[.J9])/(10^[.H9])" office:value-type="float" office:value="5296634438.91658">
            <text:p>5.30E+009</text:p>
          </table:table-cell>
          <table:table-cell/>
          <table:table-cell table:formula="oooc:=LOG([.K9];10)" office:value-type="float" office:value="10.4505739312059">
            <text:p>10.45</text:p>
          </table:table-cell>
          <table:table-cell table:formula="oooc:=LOG([.L9];10)" office:value-type="float" office:value="9.724">
            <text:p>9.72</text:p>
          </table:table-cell>
          <table:table-cell table:formula="oooc:=[.H9]-[.J9]" office:value-type="float" office:value="-9.724">
            <text:p>-9.72</text:p>
          </table:table-cell>
          <table:table-cell table:formula="oooc:=[.G9]-[.J9]" office:value-type="float" office:value="0.606000000000001">
            <text:p>0.61</text:p>
          </table:table-cell>
          <table:table-cell table:formula="oooc:=10^[.Q9]" office:value-type="float" office:value="4.03645392967606">
            <text:p>4.04</text:p>
          </table:table-cell>
          <table:table-cell table:number-columns-repeated="4"/>
        </table:table-row>
        <table:table-row table:style-name="ro1">
          <table:table-cell office:value-type="string">
            <text:p>KK 109</text:p>
          </table:table-cell>
          <table:table-cell/>
          <table:table-cell office:value-type="string">
            <text:p>11h47m11.2s</text:p>
          </table:table-cell>
          <table:table-cell office:value-type="string">
            <text:p>43d40m19s</text:p>
          </table:table-cell>
          <table:table-cell office:value-type="float" office:value="4.51">
            <text:p>4.51</text:p>
          </table:table-cell>
          <table:table-cell office:value-type="float" office:value="-9.73">
            <text:p>-9.73</text:p>
          </table:table-cell>
          <table:table-cell office:value-type="float" office:value="6.52">
            <text:p>6.52</text:p>
          </table:table-cell>
          <table:table-cell office:value-type="float" office:value="-5.3">
            <text:p>-5.3</text:p>
          </table:table-cell>
          <table:table-cell table:formula="oooc:=LOG(10^[.H10]*1.26E+041;10)" office:value-type="float" office:value="35.8003705451176">
            <text:p>35.8</text:p>
          </table:table-cell>
          <table:table-cell table:formula="oooc:=(ABS([.F10]-5.48)/2.5)" office:value-type="float" office:value="6.084">
            <text:p>6.08</text:p>
          </table:table-cell>
          <table:table-cell table:formula="oooc:=(10^[.G10])*1.32/(10^[.H10])" office:value-type="float" office:value="872115351370.026">
            <text:p>8.72E+11</text:p>
          </table:table-cell>
          <table:table-cell table:formula="oooc:=(10^[.J10])/(10^[.H10])" office:value-type="float" office:value="242102904673.618">
            <text:p>2.42E+011</text:p>
          </table:table-cell>
          <table:table-cell/>
          <table:table-cell table:formula="oooc:=LOG([.K10];10)" office:value-type="float" office:value="11.9405739312058">
            <text:p>11.94</text:p>
          </table:table-cell>
          <table:table-cell table:formula="oooc:=LOG([.L10];10)" office:value-type="float" office:value="11.384">
            <text:p>11.38</text:p>
          </table:table-cell>
          <table:table-cell table:formula="oooc:=[.H10]-[.J10]" office:value-type="float" office:value="-11.384">
            <text:p>-11.38</text:p>
          </table:table-cell>
          <table:table-cell table:formula="oooc:=[.G10]-[.J10]" office:value-type="float" office:value="0.435999999999999">
            <text:p>0.44</text:p>
          </table:table-cell>
          <table:table-cell table:formula="oooc:=10^[.Q10]" office:value-type="float" office:value="2.72897778280803">
            <text:p>2.73</text:p>
          </table:table-cell>
          <table:table-cell table:number-columns-repeated="4"/>
        </table:table-row>
        <table:table-row table:style-name="ro1">
          <table:table-cell office:value-type="string">
            <text:p>DDO 99</text:p>
          </table:table-cell>
          <table:table-cell/>
          <table:table-cell office:value-type="string">
            <text:p>11h50m53.0s </text:p>
          </table:table-cell>
          <table:table-cell office:value-type="string">
            <text:p>38d52m49s</text:p>
          </table:table-cell>
          <table:table-cell office:value-type="float" office:value="2.64">
            <text:p>2.64</text:p>
          </table:table-cell>
          <table:table-cell office:value-type="float" office:value="-13.52">
            <text:p>-13.52</text:p>
          </table:table-cell>
          <table:table-cell office:value-type="float" office:value="7.71">
            <text:p>7.71</text:p>
          </table:table-cell>
          <table:table-cell office:value-type="float" office:value="-2.48">
            <text:p>-2.48</text:p>
          </table:table-cell>
          <table:table-cell table:formula="oooc:=LOG(10^[.H11]*1.26E+041;10)" office:value-type="float" office:value="38.6203705451176">
            <text:p>38.62</text:p>
          </table:table-cell>
          <table:table-cell table:formula="oooc:=(ABS([.F11]-5.48)/2.5)" office:value-type="float" office:value="7.6">
            <text:p>7.6</text:p>
          </table:table-cell>
          <table:table-cell table:formula="oooc:=(10^[.G11])*1.32/(10^[.H11])" office:value-type="float" office:value="20444379369.6448">
            <text:p>2.04E+10</text:p>
          </table:table-cell>
          <table:table-cell table:formula="oooc:=(10^[.J11])/(10^[.H11])" office:value-type="float" office:value="12022644346.1741">
            <text:p>1.20E+010</text:p>
          </table:table-cell>
          <table:table-cell/>
          <table:table-cell table:formula="oooc:=LOG([.K11];10)" office:value-type="float" office:value="10.3105739312058">
            <text:p>10.31</text:p>
          </table:table-cell>
          <table:table-cell table:formula="oooc:=LOG([.L11];10)" office:value-type="float" office:value="10.08">
            <text:p>10.08</text:p>
          </table:table-cell>
          <table:table-cell table:formula="oooc:=[.H11]-[.J11]" office:value-type="float" office:value="-10.08">
            <text:p>-10.08</text:p>
          </table:table-cell>
          <table:table-cell table:formula="oooc:=[.G11]-[.J11]" office:value-type="float" office:value="0.11">
            <text:p>0.11</text:p>
          </table:table-cell>
          <table:table-cell table:formula="oooc:=10^[.Q11]" office:value-type="float" office:value="1.28824955169314">
            <text:p>1.29</text:p>
          </table:table-cell>
          <table:table-cell table:number-columns-repeated="4"/>
        </table:table-row>
        <table:table-row table:style-name="ro1">
          <table:table-cell office:value-type="string">
            <text:p>BTS 76</text:p>
          </table:table-cell>
          <table:table-cell/>
          <table:table-cell office:value-type="string">
            <text:p>11h58m44.1s</text:p>
          </table:table-cell>
          <table:table-cell office:value-type="string">
            <text:p>27d35m06s</text:p>
          </table:table-cell>
          <table:table-cell office:value-type="float" office:value="6.3">
            <text:p>6.3</text:p>
          </table:table-cell>
          <table:table-cell office:value-type="float" office:value="-12.6">
            <text:p>-12.6</text:p>
          </table:table-cell>
          <table:table-cell office:value-type="float" office:value="7">
            <text:p>7</text:p>
          </table:table-cell>
          <table:table-cell office:value-type="float" office:value="-3.45">
            <text:p>-3.45</text:p>
          </table:table-cell>
          <table:table-cell table:formula="oooc:=LOG(10^[.H12]*1.26E+041;10)" office:value-type="float" office:value="37.6503705451176">
            <text:p>37.65</text:p>
          </table:table-cell>
          <table:table-cell table:formula="oooc:=(ABS([.F12]-5.48)/2.5)" office:value-type="float" office:value="7.232">
            <text:p>7.23</text:p>
          </table:table-cell>
          <table:table-cell table:formula="oooc:=(10^[.G12])*1.32/(10^[.H12])" office:value-type="float" office:value="37202654692.6908">
            <text:p>3.72E+10</text:p>
          </table:table-cell>
          <table:table-cell table:formula="oooc:=(10^[.J12])/(10^[.H12])" office:value-type="float" office:value="48083934844.9728">
            <text:p>4.81E+010</text:p>
          </table:table-cell>
          <table:table-cell/>
          <table:table-cell table:formula="oooc:=LOG([.K12];10)" office:value-type="float" office:value="10.5705739312058">
            <text:p>10.57</text:p>
          </table:table-cell>
          <table:table-cell table:formula="oooc:=LOG([.L12];10)" office:value-type="float" office:value="10.682">
            <text:p>10.68</text:p>
          </table:table-cell>
          <table:table-cell table:formula="oooc:=[.H12]-[.J12]" office:value-type="float" office:value="-10.682">
            <text:p>-10.68</text:p>
          </table:table-cell>
          <table:table-cell table:formula="oooc:=[.G12]-[.J12]" office:value-type="float" office:value="-0.231999999999999">
            <text:p>-0.23</text:p>
          </table:table-cell>
          <table:table-cell table:formula="oooc:=10^[.Q12]" office:value-type="float" office:value="0.58613816451403">
            <text:p>0.59</text:p>
          </table:table-cell>
          <table:table-cell table:number-columns-repeated="4"/>
        </table:table-row>
        <table:table-row table:style-name="ro1">
          <table:table-cell office:value-type="string">
            <text:p>NGC 4068</text:p>
          </table:table-cell>
          <table:table-cell/>
          <table:table-cell office:value-type="string">
            <text:p>12h04m00.8s </text:p>
          </table:table-cell>
          <table:table-cell office:value-type="string">
            <text:p>52d35m18s</text:p>
          </table:table-cell>
          <table:table-cell office:value-type="float" office:value="4.31">
            <text:p>4.31</text:p>
          </table:table-cell>
          <table:table-cell office:value-type="float" office:value="-15.07">
            <text:p>-15.07</text:p>
          </table:table-cell>
          <table:table-cell office:value-type="float" office:value="8.13">
            <text:p>8.13</text:p>
          </table:table-cell>
          <table:table-cell office:value-type="float" office:value="-1.65">
            <text:p>-1.65</text:p>
          </table:table-cell>
          <table:table-cell table:formula="oooc:=LOG(10^[.H13]*1.26E+041;10)" office:value-type="float" office:value="39.4503705451176">
            <text:p>39.45</text:p>
          </table:table-cell>
          <table:table-cell table:formula="oooc:=(ABS([.F13]-5.48)/2.5)" office:value-type="float" office:value="8.22">
            <text:p>8.22</text:p>
          </table:table-cell>
          <table:table-cell table:formula="oooc:=(10^[.G13])*1.32/(10^[.H13])" office:value-type="float" office:value="7953786536.18154">
            <text:p>7.95E+09</text:p>
          </table:table-cell>
          <table:table-cell table:formula="oooc:=(10^[.J13])/(10^[.H13])" office:value-type="float" office:value="7413102413.00918">
            <text:p>7.41E+009</text:p>
          </table:table-cell>
          <table:table-cell/>
          <table:table-cell table:formula="oooc:=LOG([.K13];10)" office:value-type="float" office:value="9.90057393120585">
            <text:p>9.9</text:p>
          </table:table-cell>
          <table:table-cell table:formula="oooc:=LOG([.L13];10)" office:value-type="float" office:value="9.87">
            <text:p>9.87</text:p>
          </table:table-cell>
          <table:table-cell table:formula="oooc:=[.H13]-[.J13]" office:value-type="float" office:value="-9.87">
            <text:p>-9.87</text:p>
          </table:table-cell>
          <table:table-cell table:formula="oooc:=[.G13]-[.J13]" office:value-type="float" office:value="-0.0899999999999999">
            <text:p>-0.09</text:p>
          </table:table-cell>
          <table:table-cell table:formula="oooc:=10^[.Q13]" office:value-type="float" office:value="0.8128305161641">
            <text:p>0.81</text:p>
          </table:table-cell>
          <table:table-cell table:number-columns-repeated="4"/>
        </table:table-row>
        <table:table-row table:style-name="ro1">
          <table:table-cell office:value-type="string">
            <text:p>MCG 627</text:p>
          </table:table-cell>
          <table:table-cell/>
          <table:table-cell office:value-type="string">
            <text:p>12h09m56.4s</text:p>
          </table:table-cell>
          <table:table-cell office:value-type="string">
            <text:p>36d26m07s</text:p>
          </table:table-cell>
          <table:table-cell office:value-type="float" office:value="4.7">
            <text:p>4.7</text:p>
          </table:table-cell>
          <table:table-cell office:value-type="float" office:value="-12.97">
            <text:p>-12.97</text:p>
          </table:table-cell>
          <table:table-cell office:value-type="float" office:value="6.7">
            <text:p>6.7</text:p>
          </table:table-cell>
          <table:table-cell office:value-type="float" office:value="-3.62">
            <text:p>-3.62</text:p>
          </table:table-cell>
          <table:table-cell table:formula="oooc:=LOG(10^[.H14]*1.26E+041;10)" office:value-type="float" office:value="37.4803705451176">
            <text:p>37.48</text:p>
          </table:table-cell>
          <table:table-cell table:formula="oooc:=(ABS([.F14]-5.48)/2.5)" office:value-type="float" office:value="7.38">
            <text:p>7.38</text:p>
          </table:table-cell>
          <table:table-cell table:formula="oooc:=(10^[.G14])*1.32/(10^[.H14])" office:value-type="float" office:value="27578708927.2733">
            <text:p>2.76E+10</text:p>
          </table:table-cell>
          <table:table-cell table:formula="oooc:=(10^[.J14])/(10^[.H14])" office:value-type="float" office:value="100000000000">
            <text:p>1.00E+011</text:p>
          </table:table-cell>
          <table:table-cell/>
          <table:table-cell table:formula="oooc:=LOG([.K14];10)" office:value-type="float" office:value="10.4405739312059">
            <text:p>10.44</text:p>
          </table:table-cell>
          <table:table-cell table:formula="oooc:=LOG([.L14];10)" office:value-type="float" office:value="11">
            <text:p>11</text:p>
          </table:table-cell>
          <table:table-cell table:formula="oooc:=[.H14]-[.J14]" office:value-type="float" office:value="-11">
            <text:p>-11</text:p>
          </table:table-cell>
          <table:table-cell table:formula="oooc:=[.G14]-[.J14]" office:value-type="float" office:value="-0.680000000000001">
            <text:p>-0.68</text:p>
          </table:table-cell>
          <table:table-cell table:formula="oooc:=10^[.Q14]" office:value-type="float" office:value="0.208929613085404">
            <text:p>0.21</text:p>
          </table:table-cell>
          <table:table-cell table:number-columns-repeated="4"/>
        </table:table-row>
        <table:table-row table:style-name="ro1">
          <table:table-cell office:value-type="string">
            <text:p>NGC 4163</text:p>
          </table:table-cell>
          <table:table-cell/>
          <table:table-cell office:value-type="string">
            <text:p>12h12m08.9s</text:p>
          </table:table-cell>
          <table:table-cell office:value-type="string">
            <text:p>36d10m10s</text:p>
          </table:table-cell>
          <table:table-cell office:value-type="float" office:value="2.96">
            <text:p>2.96</text:p>
          </table:table-cell>
          <table:table-cell office:value-type="float" office:value="-13.81">
            <text:p>-13.81</text:p>
          </table:table-cell>
          <table:table-cell office:value-type="float" office:value="7.29">
            <text:p>7.29</text:p>
          </table:table-cell>
          <table:table-cell office:value-type="float" office:value="-2.83">
            <text:p>-2.83</text:p>
          </table:table-cell>
          <table:table-cell table:formula="oooc:=LOG(10^[.H15]*1.26E+041;10)" office:value-type="float" office:value="38.2703705451176">
            <text:p>38.27</text:p>
          </table:table-cell>
          <table:table-cell table:formula="oooc:=(ABS([.F15]-5.48)/2.5)" office:value-type="float" office:value="7.716">
            <text:p>7.72</text:p>
          </table:table-cell>
          <table:table-cell table:formula="oooc:=(10^[.G15])*1.32/(10^[.H15])" office:value-type="float" office:value="17400988948.9446">
            <text:p>1.74E+10</text:p>
          </table:table-cell>
          <table:table-cell table:formula="oooc:=(10^[.J15])/(10^[.H15])" office:value-type="float" office:value="35156044052.8298">
            <text:p>3.52E+010</text:p>
          </table:table-cell>
          <table:table-cell/>
          <table:table-cell table:formula="oooc:=LOG([.K15];10)" office:value-type="float" office:value="10.2405739312059">
            <text:p>10.24</text:p>
          </table:table-cell>
          <table:table-cell table:formula="oooc:=LOG([.L15];10)" office:value-type="float" office:value="10.546">
            <text:p>10.55</text:p>
          </table:table-cell>
          <table:table-cell table:formula="oooc:=[.H15]-[.J15]" office:value-type="float" office:value="-10.546">
            <text:p>-10.55</text:p>
          </table:table-cell>
          <table:table-cell table:formula="oooc:=[.G15]-[.J15]" office:value-type="float" office:value="-0.425999999999999">
            <text:p>-0.43</text:p>
          </table:table-cell>
          <table:table-cell table:formula="oooc:=10^[.Q15]" office:value-type="float" office:value="0.374973002245484">
            <text:p>0.37</text:p>
          </table:table-cell>
          <table:table-cell table:number-columns-repeated="4"/>
        </table:table-row>
        <table:table-row table:style-name="ro1">
          <table:table-cell office:value-type="string">
            <text:p>NGC 4190</text:p>
          </table:table-cell>
          <table:table-cell/>
          <table:table-cell office:value-type="string">
            <text:p>12h13m44.8s</text:p>
          </table:table-cell>
          <table:table-cell office:value-type="string">
            <text:p>36d38m03s</text:p>
          </table:table-cell>
          <table:table-cell office:value-type="float" office:value="3.5">
            <text:p>3.5</text:p>
          </table:table-cell>
          <table:table-cell office:value-type="float" office:value="-14.33">
            <text:p>-14.33</text:p>
          </table:table-cell>
          <table:table-cell office:value-type="float" office:value="7.83">
            <text:p>7.83</text:p>
          </table:table-cell>
          <table:table-cell office:value-type="float" office:value="-2.1">
            <text:p>-2.1</text:p>
          </table:table-cell>
          <table:table-cell table:formula="oooc:=LOG(10^[.H16]*1.26E+041;10)" office:value-type="float" office:value="39.0003705451176">
            <text:p>39</text:p>
          </table:table-cell>
          <table:table-cell table:formula="oooc:=(ABS([.F16]-5.48)/2.5)" office:value-type="float" office:value="7.924">
            <text:p>7.92</text:p>
          </table:table-cell>
          <table:table-cell table:formula="oooc:=(10^[.G16])*1.32/(10^[.H16])" office:value-type="float" office:value="11235022104.2714">
            <text:p>1.12E+10</text:p>
          </table:table-cell>
          <table:table-cell table:formula="oooc:=(10^[.J16])/(10^[.H16])" office:value-type="float" office:value="10568175092.1366">
            <text:p>1.06E+010</text:p>
          </table:table-cell>
          <table:table-cell/>
          <table:table-cell table:formula="oooc:=LOG([.K16];10)" office:value-type="float" office:value="10.0505739312059">
            <text:p>10.05</text:p>
          </table:table-cell>
          <table:table-cell table:formula="oooc:=LOG([.L16];10)" office:value-type="float" office:value="10.024">
            <text:p>10.02</text:p>
          </table:table-cell>
          <table:table-cell table:formula="oooc:=[.H16]-[.J16]" office:value-type="float" office:value="-10.024">
            <text:p>-10.02</text:p>
          </table:table-cell>
          <table:table-cell table:formula="oooc:=[.G16]-[.J16]" office:value-type="float" office:value="-0.0940000000000012">
            <text:p>-0.09</text:p>
          </table:table-cell>
          <table:table-cell table:formula="oooc:=10^[.Q16]" office:value-type="float" office:value="0.805378441199064">
            <text:p>0.81</text:p>
          </table:table-cell>
          <table:table-cell table:number-columns-repeated="4"/>
        </table:table-row>
        <table:table-row table:style-name="ro1">
          <table:table-cell office:value-type="string">
            <text:p>DDO 113</text:p>
          </table:table-cell>
          <table:table-cell/>
          <table:table-cell office:value-type="string">
            <text:p>12h14m57.9s</text:p>
          </table:table-cell>
          <table:table-cell office:value-type="string">
            <text:p>36d13m08s</text:p>
          </table:table-cell>
          <table:table-cell office:value-type="float" office:value="2.86">
            <text:p>2.86</text:p>
          </table:table-cell>
          <table:table-cell office:value-type="float" office:value="-11.67">
            <text:p>-11.67</text:p>
          </table:table-cell>
          <table:table-cell office:value-type="float" office:value="6.3">
            <text:p>6.3</text:p>
          </table:table-cell>
          <table:table-cell office:value-type="float" office:value="-5">
            <text:p>-5</text:p>
          </table:table-cell>
          <table:table-cell table:formula="oooc:=LOG(10^[.H17]*1.26E+041;10)" office:value-type="float" office:value="36.1003705451176">
            <text:p>36.1</text:p>
          </table:table-cell>
          <table:table-cell table:formula="oooc:=(ABS([.F17]-5.48)/2.5)" office:value-type="float" office:value="6.86">
            <text:p>6.86</text:p>
          </table:table-cell>
          <table:table-cell table:formula="oooc:=(10^[.G17])*1.32/(10^[.H17])" office:value-type="float" office:value="263374625575.892">
            <text:p>2.63E+11</text:p>
          </table:table-cell>
          <table:table-cell table:formula="oooc:=(10^[.J17])/(10^[.H17])" office:value-type="float" office:value="724435960074.989">
            <text:p>7.24E+011</text:p>
          </table:table-cell>
          <table:table-cell/>
          <table:table-cell table:formula="oooc:=LOG([.K17];10)" office:value-type="float" office:value="11.4205739312058">
            <text:p>11.42</text:p>
          </table:table-cell>
          <table:table-cell table:formula="oooc:=LOG([.L17];10)" office:value-type="float" office:value="11.86">
            <text:p>11.86</text:p>
          </table:table-cell>
          <table:table-cell table:formula="oooc:=[.H17]-[.J17]" office:value-type="float" office:value="-11.86">
            <text:p>-11.86</text:p>
          </table:table-cell>
          <table:table-cell table:formula="oooc:=[.G17]-[.J17]" office:value-type="float" office:value="-0.56">
            <text:p>-0.56</text:p>
          </table:table-cell>
          <table:table-cell table:formula="oooc:=10^[.Q17]" office:value-type="float" office:value="0.275422870333817">
            <text:p>0.28</text:p>
          </table:table-cell>
          <table:table-cell table:number-columns-repeated="4"/>
        </table:table-row>
        <table:table-row table:style-name="ro1">
          <table:table-cell office:value-type="string">
            <text:p>MCG 920</text:p>
          </table:table-cell>
          <table:table-cell/>
          <table:table-cell office:value-type="string">
            <text:p>12h15m46.7</text:p>
          </table:table-cell>
          <table:table-cell office:value-type="string">
            <text:p>54d23m15s</text:p>
          </table:table-cell>
          <table:table-cell office:value-type="float" office:value="3.4">
            <text:p>3.4</text:p>
          </table:table-cell>
          <table:table-cell office:value-type="float" office:value="-12.46">
            <text:p>-12.46</text:p>
          </table:table-cell>
          <table:table-cell office:value-type="float" office:value="7.1">
            <text:p>7.1</text:p>
          </table:table-cell>
          <table:table-cell office:value-type="float" office:value="-2.98">
            <text:p>-2.98</text:p>
          </table:table-cell>
          <table:table-cell table:formula="oooc:=LOG(10^[.H18]*1.26E+041;10)" office:value-type="float" office:value="38.1203705451176">
            <text:p>38.12</text:p>
          </table:table-cell>
          <table:table-cell table:formula="oooc:=(ABS([.F18]-5.48)/2.5)" office:value-type="float" office:value="7.176">
            <text:p>7.18</text:p>
          </table:table-cell>
          <table:table-cell table:formula="oooc:=(10^[.G18])*1.32/(10^[.H18])" office:value-type="float" office:value="15869890536.9498">
            <text:p>1.59E+10</text:p>
          </table:table-cell>
          <table:table-cell table:formula="oooc:=(10^[.J18])/(10^[.H18])" office:value-type="float" office:value="14321878992.7354">
            <text:p>1.43E+010</text:p>
          </table:table-cell>
          <table:table-cell/>
          <table:table-cell table:formula="oooc:=LOG([.K18];10)" office:value-type="float" office:value="10.2005739312059">
            <text:p>10.2</text:p>
          </table:table-cell>
          <table:table-cell table:formula="oooc:=LOG([.L18];10)" office:value-type="float" office:value="10.156">
            <text:p>10.16</text:p>
          </table:table-cell>
          <table:table-cell table:formula="oooc:=[.H18]-[.J18]" office:value-type="float" office:value="-10.156">
            <text:p>-10.16</text:p>
          </table:table-cell>
          <table:table-cell table:formula="oooc:=[.G18]-[.J18]" office:value-type="float" office:value="-0.0760000000000005">
            <text:p>-0.08</text:p>
          </table:table-cell>
          <table:table-cell table:formula="oooc:=10^[.Q18]" office:value-type="float" office:value="0.839459986519396">
            <text:p>0.84</text:p>
          </table:table-cell>
          <table:table-cell table:number-columns-repeated="4"/>
        </table:table-row>
        <table:table-row table:style-name="ro1">
          <table:table-cell office:value-type="string">
            <text:p>UGC 7298</text:p>
          </table:table-cell>
          <table:table-cell/>
          <table:table-cell office:value-type="string">
            <text:p>12h16m30.1s</text:p>
          </table:table-cell>
          <table:table-cell office:value-type="string">
            <text:p>52d13m39s</text:p>
          </table:table-cell>
          <table:table-cell office:value-type="float" office:value="4.21">
            <text:p>4.21</text:p>
          </table:table-cell>
          <table:table-cell office:value-type="float" office:value="-12.27">
            <text:p>-12.27</text:p>
          </table:table-cell>
          <table:table-cell office:value-type="float" office:value="7.31">
            <text:p>7.31</text:p>
          </table:table-cell>
          <table:table-cell office:value-type="float" office:value="-4.12">
            <text:p>-4.12</text:p>
          </table:table-cell>
          <table:table-cell table:formula="oooc:=LOG(10^[.H19]*1.26E+041;10)" office:value-type="float" office:value="36.9803705451176">
            <text:p>36.98</text:p>
          </table:table-cell>
          <table:table-cell table:style-name="ce2" table:formula="oooc:=(ABS([.F19]-5.48)/2.5)" office:value-type="float" office:value="7.1">
            <text:p>7.10</text:p>
          </table:table-cell>
          <table:table-cell table:formula="oooc:=(10^[.G19])*1.32/(10^[.H19])" office:value-type="float" office:value="355282594118.353">
            <text:p>3.55E+11</text:p>
          </table:table-cell>
          <table:table-cell table:formula="oooc:=(10^[.J19])/(10^[.H19])" office:value-type="float" office:value="165958690743.756">
            <text:p>1.66E+011</text:p>
          </table:table-cell>
          <table:table-cell/>
          <table:table-cell table:formula="oooc:=LOG([.K19];10)" office:value-type="float" office:value="11.5505739312058">
            <text:p>11.55</text:p>
          </table:table-cell>
          <table:table-cell table:formula="oooc:=LOG([.L19];10)" office:value-type="float" office:value="11.22">
            <text:p>11.22</text:p>
          </table:table-cell>
          <table:table-cell table:formula="oooc:=[.H19]-[.J19]" office:value-type="float" office:value="-11.22">
            <text:p>-11.22</text:p>
          </table:table-cell>
          <table:table-cell table:formula="oooc:=[.G19]-[.J19]" office:value-type="float" office:value="0.21">
            <text:p>0.21</text:p>
          </table:table-cell>
          <table:table-cell table:formula="oooc:=10^[.Q19]" office:value-type="float" office:value="1.62181009735893">
            <text:p>1.62</text:p>
          </table:table-cell>
          <table:table-cell table:number-columns-repeated="4"/>
        </table:table-row>
        <table:table-row table:style-name="ro1">
          <table:table-cell office:value-type="string">
            <text:p>UGC 7356</text:p>
          </table:table-cell>
          <table:table-cell/>
          <table:table-cell office:value-type="string">
            <text:p>12h19m09.4s</text:p>
          </table:table-cell>
          <table:table-cell office:value-type="string">
            <text:p>47d05m27s</text:p>
          </table:table-cell>
          <table:table-cell office:value-type="float" office:value="7.19">
            <text:p>7.19</text:p>
          </table:table-cell>
          <table:table-cell office:value-type="float" office:value="-13.61">
            <text:p>-13.61</text:p>
          </table:table-cell>
          <table:table-cell office:value-type="float" office:value="8.7">
            <text:p>8.7</text:p>
          </table:table-cell>
          <table:table-cell office:value-type="float" office:value="-3.81">
            <text:p>-3.81</text:p>
          </table:table-cell>
          <table:table-cell table:formula="oooc:=LOG(10^[.H20]*1.26E+041;10)" office:value-type="float" office:value="37.2903705451176">
            <text:p>37.29</text:p>
          </table:table-cell>
          <table:table-cell table:formula="oooc:=(ABS([.F20]-5.48)/2.5)" office:value-type="float" office:value="7.636">
            <text:p>7.64</text:p>
          </table:table-cell>
          <table:table-cell table:formula="oooc:=(10^[.G20])*1.32/(10^[.H20])" office:value-type="float" office:value="4271436271471.09">
            <text:p>4.27E+12</text:p>
          </table:table-cell>
          <table:table-cell table:formula="oooc:=(10^[.J20])/(10^[.H20])" office:value-type="float" office:value="279254384123.734">
            <text:p>2.79E+011</text:p>
          </table:table-cell>
          <table:table-cell/>
          <table:table-cell table:formula="oooc:=LOG([.K20];10)" office:value-type="float" office:value="12.6305739312058">
            <text:p>12.63</text:p>
          </table:table-cell>
          <table:table-cell table:formula="oooc:=LOG([.L20];10)" office:value-type="float" office:value="11.446">
            <text:p>11.45</text:p>
          </table:table-cell>
          <table:table-cell table:formula="oooc:=[.H20]-[.J20]" office:value-type="float" office:value="-11.446">
            <text:p>-11.45</text:p>
          </table:table-cell>
          <table:table-cell table:formula="oooc:=[.G20]-[.J20]" office:value-type="float" office:value="1.064">
            <text:p>1.06</text:p>
          </table:table-cell>
          <table:table-cell table:formula="oooc:=10^[.Q20]" office:value-type="float" office:value="11.5877735615512">
            <text:p>11.59</text:p>
          </table:table-cell>
          <table:table-cell table:number-columns-repeated="4"/>
        </table:table-row>
        <table:table-row table:style-name="ro1">
          <table:table-cell office:value-type="string">
            <text:p>IC 3308</text:p>
          </table:table-cell>
          <table:table-cell/>
          <table:table-cell office:value-type="string">
            <text:p>12h25m17.9s</text:p>
          </table:table-cell>
          <table:table-cell office:value-type="string">
            <text:p>26d42m53s</text:p>
          </table:table-cell>
          <table:table-cell office:value-type="float" office:value="12.8">
            <text:p>12.8</text:p>
          </table:table-cell>
          <table:table-cell office:value-type="float" office:value="-15.55">
            <text:p>-15.55</text:p>
          </table:table-cell>
          <table:table-cell office:value-type="float" office:value="8.68">
            <text:p>8.68</text:p>
          </table:table-cell>
          <table:table-cell office:value-type="float" office:value="-1.68">
            <text:p>-1.68</text:p>
          </table:table-cell>
          <table:table-cell table:formula="oooc:=LOG(10^[.H21]*1.26E+041;10)" office:value-type="float" office:value="39.4203705451176">
            <text:p>39.42</text:p>
          </table:table-cell>
          <table:table-cell table:formula="oooc:=(ABS([.F21]-5.48)/2.5)" office:value-type="float" office:value="8.412">
            <text:p>8.41</text:p>
          </table:table-cell>
          <table:table-cell table:formula="oooc:=(10^[.G21])*1.32/(10^[.H21])" office:value-type="float" office:value="30239453016.5346">
            <text:p>3.02E+10</text:p>
          </table:table-cell>
          <table:table-cell table:formula="oooc:=(10^[.J21])/(10^[.H21])" office:value-type="float" office:value="12359474334.4451">
            <text:p>1.24E+010</text:p>
          </table:table-cell>
          <table:table-cell/>
          <table:table-cell table:formula="oooc:=LOG([.K21];10)" office:value-type="float" office:value="10.4805739312058">
            <text:p>10.48</text:p>
          </table:table-cell>
          <table:table-cell table:formula="oooc:=LOG([.L21];10)" office:value-type="float" office:value="10.092">
            <text:p>10.09</text:p>
          </table:table-cell>
          <table:table-cell table:formula="oooc:=[.H21]-[.J21]" office:value-type="float" office:value="-10.092">
            <text:p>-10.09</text:p>
          </table:table-cell>
          <table:table-cell table:formula="oooc:=[.G21]-[.J21]" office:value-type="float" office:value="0.267999999999999">
            <text:p>0.27</text:p>
          </table:table-cell>
          <table:table-cell table:formula="oooc:=10^[.Q21]" office:value-type="float" office:value="1.85353162341481">
            <text:p>1.85</text:p>
          </table:table-cell>
          <table:table-cell table:number-columns-repeated="4"/>
        </table:table-row>
        <table:table-row table:style-name="ro1">
          <table:table-cell office:value-type="string">
            <text:p>KK 144</text:p>
          </table:table-cell>
          <table:table-cell/>
          <table:table-cell office:value-type="string">
            <text:p>12h25m27.9s</text:p>
          </table:table-cell>
          <table:table-cell office:value-type="string">
            <text:p>28d28m57s</text:p>
          </table:table-cell>
          <table:table-cell office:value-type="float" office:value="6.3">
            <text:p>6.3</text:p>
          </table:table-cell>
          <table:table-cell office:value-type="float" office:value="-12.59">
            <text:p>-12.59</text:p>
          </table:table-cell>
          <table:table-cell office:value-type="float" office:value="7.9">
            <text:p>7.9</text:p>
          </table:table-cell>
          <table:table-cell office:value-type="float" office:value="-3.11">
            <text:p>-3.11</text:p>
          </table:table-cell>
          <table:table-cell table:formula="oooc:=LOG(10^[.H22]*1.26E+041;10)" office:value-type="float" office:value="37.9903705451176">
            <text:p>37.99</text:p>
          </table:table-cell>
          <table:table-cell table:formula="oooc:=(ABS([.F22]-5.48)/2.5)" office:value-type="float" office:value="7.228">
            <text:p>7.23</text:p>
          </table:table-cell>
          <table:table-cell table:formula="oooc:=(10^[.G22])*1.32/(10^[.H22])" office:value-type="float" office:value="135074674981.06">
            <text:p>1.35E+11</text:p>
          </table:table-cell>
          <table:table-cell table:formula="oooc:=(10^[.J22])/(10^[.H22])" office:value-type="float" office:value="21777097723.5316">
            <text:p>2.18E+010</text:p>
          </table:table-cell>
          <table:table-cell/>
          <table:table-cell table:formula="oooc:=LOG([.K22];10)" office:value-type="float" office:value="11.1305739312059">
            <text:p>11.13</text:p>
          </table:table-cell>
          <table:table-cell table:formula="oooc:=LOG([.L22];10)" office:value-type="float" office:value="10.338">
            <text:p>10.34</text:p>
          </table:table-cell>
          <table:table-cell table:formula="oooc:=[.H22]-[.J22]" office:value-type="float" office:value="-10.338">
            <text:p>-10.34</text:p>
          </table:table-cell>
          <table:table-cell table:formula="oooc:=[.G22]-[.J22]" office:value-type="float" office:value="0.672000000000001">
            <text:p>0.67</text:p>
          </table:table-cell>
          <table:table-cell table:formula="oooc:=10^[.Q22]" office:value-type="float" office:value="4.69894108605216">
            <text:p>4.7</text:p>
          </table:table-cell>
          <table:table-cell table:number-columns-repeated="4"/>
        </table:table-row>
        <table:table-row table:style-name="ro1">
          <table:table-cell office:value-type="string">
            <text:p>UGCA 281</text:p>
          </table:table-cell>
          <table:table-cell/>
          <table:table-cell office:value-type="string">
            <text:p>12h26m16.0s</text:p>
          </table:table-cell>
          <table:table-cell office:value-type="string">
            <text:p>48d29m31s</text:p>
          </table:table-cell>
          <table:table-cell office:value-type="float" office:value="5.43">
            <text:p>5.43</text:p>
          </table:table-cell>
          <table:table-cell office:value-type="float" office:value="-13.86">
            <text:p>-13.86</text:p>
          </table:table-cell>
          <table:table-cell office:value-type="float" office:value="7.84">
            <text:p>7.84</text:p>
          </table:table-cell>
          <table:table-cell office:value-type="float" office:value="-1.21">
            <text:p>-1.21</text:p>
          </table:table-cell>
          <table:table-cell table:formula="oooc:=LOG(10^[.H23]*1.26E+041;10)" office:value-type="float" office:value="39.8903705451176">
            <text:p>39.89</text:p>
          </table:table-cell>
          <table:table-cell table:formula="oooc:=(ABS([.F23]-5.48)/2.5)" office:value-type="float" office:value="7.736">
            <text:p>7.74</text:p>
          </table:table-cell>
          <table:table-cell table:formula="oooc:=(10^[.G23])*1.32/(10^[.H23])" office:value-type="float" office:value="1481064359.67859">
            <text:p>1.48E+09</text:p>
          </table:table-cell>
          <table:table-cell table:formula="oooc:=(10^[.J23])/(10^[.H23])" office:value-type="float" office:value="883079900.418562">
            <text:p>8.83E+008</text:p>
          </table:table-cell>
          <table:table-cell/>
          <table:table-cell table:formula="oooc:=LOG([.K23];10)" office:value-type="float" office:value="9.17057393120585">
            <text:p>9.17</text:p>
          </table:table-cell>
          <table:table-cell table:formula="oooc:=LOG([.L23];10)" office:value-type="float" office:value="8.946">
            <text:p>8.95</text:p>
          </table:table-cell>
          <table:table-cell table:formula="oooc:=[.H23]-[.J23]" office:value-type="float" office:value="-8.946">
            <text:p>-8.95</text:p>
          </table:table-cell>
          <table:table-cell table:formula="oooc:=[.G23]-[.J23]" office:value-type="float" office:value="0.104">
            <text:p>0.1</text:p>
          </table:table-cell>
          <table:table-cell table:formula="oooc:=10^[.Q23]" office:value-type="float" office:value="1.27057410520854">
            <text:p>1.27</text:p>
          </table:table-cell>
          <table:table-cell table:number-columns-repeated="4"/>
        </table:table-row>
        <table:table-row table:style-name="ro1">
          <table:table-cell office:value-type="string">
            <text:p>DDO 126</text:p>
          </table:table-cell>
          <table:table-cell/>
          <table:table-cell office:value-type="string">
            <text:p>12h27m05.1s</text:p>
          </table:table-cell>
          <table:table-cell office:value-type="string">
            <text:p>37d08m33s</text:p>
          </table:table-cell>
          <table:table-cell office:value-type="float" office:value="4.87">
            <text:p>4.87</text:p>
          </table:table-cell>
          <table:table-cell office:value-type="float" office:value="-14.38">
            <text:p>-14.38</text:p>
          </table:table-cell>
          <table:table-cell office:value-type="float" office:value="8.2">
            <text:p>8.2</text:p>
          </table:table-cell>
          <table:table-cell office:value-type="float" office:value="-1.91">
            <text:p>-1.91</text:p>
          </table:table-cell>
          <table:table-cell table:formula="oooc:=LOG(10^[.H24]*1.26E+041;10)" office:value-type="float" office:value="39.1903705451176">
            <text:p>39.19</text:p>
          </table:table-cell>
          <table:table-cell table:formula="oooc:=(ABS([.F24]-5.48)/2.5)" office:value-type="float" office:value="7.944">
            <text:p>7.94</text:p>
          </table:table-cell>
          <table:table-cell table:formula="oooc:=(10^[.G24])*1.32/(10^[.H24])" office:value-type="float" office:value="17004894082.3493">
            <text:p>1.70E+10</text:p>
          </table:table-cell>
          <table:table-cell table:formula="oooc:=(10^[.J24])/(10^[.H24])" office:value-type="float" office:value="7144963260.75513">
            <text:p>7.14E+009</text:p>
          </table:table-cell>
          <table:table-cell/>
          <table:table-cell table:formula="oooc:=LOG([.K24];10)" office:value-type="float" office:value="10.2305739312058">
            <text:p>10.23</text:p>
          </table:table-cell>
          <table:table-cell table:formula="oooc:=LOG([.L24];10)" office:value-type="float" office:value="9.854">
            <text:p>9.85</text:p>
          </table:table-cell>
          <table:table-cell table:formula="oooc:=[.H24]-[.J24]" office:value-type="float" office:value="-9.854">
            <text:p>-9.85</text:p>
          </table:table-cell>
          <table:table-cell table:formula="oooc:=[.G24]-[.J24]" office:value-type="float" office:value="0.255999999999999">
            <text:p>0.26</text:p>
          </table:table-cell>
          <table:table-cell table:formula="oooc:=10^[.Q24]" office:value-type="float" office:value="1.80301774085957">
            <text:p>1.8</text:p>
          </table:table-cell>
          <table:table-cell table:number-columns-repeated="4"/>
        </table:table-row>
        <table:table-row table:style-name="ro1">
          <table:table-cell office:value-type="string">
            <text:p>DDO 125</text:p>
          </table:table-cell>
          <table:table-cell/>
          <table:table-cell office:value-type="string">
            <text:p>12h27m40.9s</text:p>
          </table:table-cell>
          <table:table-cell office:value-type="string">
            <text:p>43d29m44s</text:p>
          </table:table-cell>
          <table:table-cell office:value-type="float" office:value="2.54">
            <text:p>2.54</text:p>
          </table:table-cell>
          <table:table-cell office:value-type="float" office:value="-14.16">
            <text:p>-14.16</text:p>
          </table:table-cell>
          <table:table-cell office:value-type="float" office:value="7.52">
            <text:p>7.52</text:p>
          </table:table-cell>
          <table:table-cell office:value-type="float" office:value="-2.74">
            <text:p>-2.74</text:p>
          </table:table-cell>
          <table:table-cell table:formula="oooc:=LOG(10^[.H25]*1.26E+041;10)" office:value-type="float" office:value="38.3603705451176">
            <text:p>38.36</text:p>
          </table:table-cell>
          <table:table-cell table:formula="oooc:=(ABS([.F25]-5.48)/2.5)" office:value-type="float" office:value="7.856">
            <text:p>7.86</text:p>
          </table:table-cell>
          <table:table-cell table:formula="oooc:=(10^[.G25])*1.32/(10^[.H25])" office:value-type="float" office:value="24020051333.6518">
            <text:p>2.40E+10</text:p>
          </table:table-cell>
          <table:table-cell table:formula="oooc:=(10^[.J25])/(10^[.H25])" office:value-type="float" office:value="39445730207.5278">
            <text:p>3.94E+010</text:p>
          </table:table-cell>
          <table:table-cell/>
          <table:table-cell table:formula="oooc:=LOG([.K25];10)" office:value-type="float" office:value="10.3805739312058">
            <text:p>10.38</text:p>
          </table:table-cell>
          <table:table-cell table:formula="oooc:=LOG([.L25];10)" office:value-type="float" office:value="10.596">
            <text:p>10.6</text:p>
          </table:table-cell>
          <table:table-cell table:formula="oooc:=[.H25]-[.J25]" office:value-type="float" office:value="-10.596">
            <text:p>-10.6</text:p>
          </table:table-cell>
          <table:table-cell table:formula="oooc:=[.G25]-[.J25]" office:value-type="float" office:value="-0.336">
            <text:p>-0.34</text:p>
          </table:table-cell>
          <table:table-cell table:formula="oooc:=10^[.Q25]" office:value-type="float" office:value="0.461317574560379">
            <text:p>0.46</text:p>
          </table:table-cell>
          <table:table-cell table:number-columns-repeated="4"/>
        </table:table-row>
        <table:table-row table:style-name="ro1">
          <table:table-cell office:value-type="string">
            <text:p>UGC 7584</text:p>
          </table:table-cell>
          <table:table-cell/>
          <table:table-cell office:value-type="string">
            <text:p>12h28m02.9s</text:p>
          </table:table-cell>
          <table:table-cell office:value-type="string">
            <text:p>22d35m22s</text:p>
          </table:table-cell>
          <table:table-cell office:value-type="float" office:value="7.6">
            <text:p>7.6</text:p>
          </table:table-cell>
          <table:table-cell office:value-type="float" office:value="-13.3">
            <text:p>-13.3</text:p>
          </table:table-cell>
          <table:table-cell office:value-type="float" office:value="7.59">
            <text:p>7.59</text:p>
          </table:table-cell>
          <table:table-cell office:value-type="float" office:value="-2.5">
            <text:p>-2.5</text:p>
          </table:table-cell>
          <table:table-cell table:formula="oooc:=LOG(10^[.H26]*1.26E+041;10)" office:value-type="float" office:value="38.6003705451176">
            <text:p>38.6</text:p>
          </table:table-cell>
          <table:table-cell table:formula="oooc:=(ABS([.F26]-5.48)/2.5)" office:value-type="float" office:value="7.512">
            <text:p>7.51</text:p>
          </table:table-cell>
          <table:table-cell table:formula="oooc:=(10^[.G26])*1.32/(10^[.H26])" office:value-type="float" office:value="16239547774.7234">
            <text:p>1.62E+10</text:p>
          </table:table-cell>
          <table:table-cell table:formula="oooc:=(10^[.J26])/(10^[.H26])" office:value-type="float" office:value="10280162981.2647">
            <text:p>1.03E+010</text:p>
          </table:table-cell>
          <table:table-cell/>
          <table:table-cell table:formula="oooc:=LOG([.K26];10)" office:value-type="float" office:value="10.2105739312058">
            <text:p>10.21</text:p>
          </table:table-cell>
          <table:table-cell table:formula="oooc:=LOG([.L26];10)" office:value-type="float" office:value="10.012">
            <text:p>10.01</text:p>
          </table:table-cell>
          <table:table-cell table:formula="oooc:=[.H26]-[.J26]" office:value-type="float" office:value="-10.012">
            <text:p>-10.01</text:p>
          </table:table-cell>
          <table:table-cell table:formula="oooc:=[.G26]-[.J26]" office:value-type="float" office:value="0.0779999999999994">
            <text:p>0.08</text:p>
          </table:table-cell>
          <table:table-cell table:formula="oooc:=10^[.Q26]" office:value-type="float" office:value="1.19674053130724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KKH 80</text:p>
          </table:table-cell>
          <table:table-cell/>
          <table:table-cell office:value-type="string">
            <text:p>12h28m04.8s</text:p>
          </table:table-cell>
          <table:table-cell office:value-type="string">
            <text:p>22d17m25s</text:p>
          </table:table-cell>
          <table:table-cell office:value-type="float" office:value="7.5">
            <text:p>7.5</text:p>
          </table:table-cell>
          <table:table-cell office:value-type="float" office:value="-12.47">
            <text:p>-12.47</text:p>
          </table:table-cell>
          <table:table-cell office:value-type="float" office:value="7.02">
            <text:p>7.02</text:p>
          </table:table-cell>
          <table:table-cell office:value-type="float" office:value="-4.5">
            <text:p>-4.5</text:p>
          </table:table-cell>
          <table:table-cell table:formula="oooc:=LOG(10^[.H27]*1.26E+041;10)" office:value-type="float" office:value="36.6003705451176">
            <text:p>36.6</text:p>
          </table:table-cell>
          <table:table-cell table:formula="oooc:=(ABS([.F27]-5.48)/2.5)" office:value-type="float" office:value="7.18">
            <text:p>7.18</text:p>
          </table:table-cell>
          <table:table-cell table:formula="oooc:=(10^[.G27])*1.32/(10^[.H27])" office:value-type="float" office:value="437093080357.02">
            <text:p>4.37E+11</text:p>
          </table:table-cell>
          <table:table-cell table:formula="oooc:=(10^[.J27])/(10^[.H27])" office:value-type="float" office:value="478630092322.64">
            <text:p>4.79E+011</text:p>
          </table:table-cell>
          <table:table-cell/>
          <table:table-cell table:formula="oooc:=LOG([.K27];10)" office:value-type="float" office:value="11.6405739312058">
            <text:p>11.64</text:p>
          </table:table-cell>
          <table:table-cell table:formula="oooc:=LOG([.L27];10)" office:value-type="float" office:value="11.68">
            <text:p>11.68</text:p>
          </table:table-cell>
          <table:table-cell table:formula="oooc:=[.H27]-[.J27]" office:value-type="float" office:value="-11.68">
            <text:p>-11.68</text:p>
          </table:table-cell>
          <table:table-cell table:formula="oooc:=[.G27]-[.J27]" office:value-type="float" office:value="-0.160000000000002">
            <text:p>-0.16</text:p>
          </table:table-cell>
          <table:table-cell table:formula="oooc:=10^[.Q27]" office:value-type="float" office:value="0.691830970918933">
            <text:p>0.69</text:p>
          </table:table-cell>
          <table:table-cell table:number-columns-repeated="4"/>
        </table:table-row>
        <table:table-row table:style-name="ro1">
          <table:table-cell office:value-type="string">
            <text:p>DDO 127</text:p>
          </table:table-cell>
          <table:table-cell/>
          <table:table-cell office:value-type="string">
            <text:p>12h28m28.5s</text:p>
          </table:table-cell>
          <table:table-cell office:value-type="string">
            <text:p>37d14m00s</text:p>
          </table:table-cell>
          <table:table-cell office:value-type="float" office:value="6.9">
            <text:p>6.9</text:p>
          </table:table-cell>
          <table:table-cell office:value-type="float" office:value="-14.28">
            <text:p>-14.28</text:p>
          </table:table-cell>
          <table:table-cell office:value-type="float" office:value="8.15">
            <text:p>8.15</text:p>
          </table:table-cell>
          <table:table-cell office:value-type="float" office:value="-2.84">
            <text:p>-2.84</text:p>
          </table:table-cell>
          <table:table-cell table:formula="oooc:=LOG(10^[.H28]*1.26E+041;10)" office:value-type="float" office:value="38.2603705451176">
            <text:p>38.26</text:p>
          </table:table-cell>
          <table:table-cell table:formula="oooc:=(ABS([.F28]-5.48)/2.5)" office:value-type="float" office:value="7.904">
            <text:p>7.9</text:p>
          </table:table-cell>
          <table:table-cell table:formula="oooc:=(10^[.G28])*1.32/(10^[.H28])" office:value-type="float" office:value="128995313166.167">
            <text:p>1.29E+11</text:p>
          </table:table-cell>
          <table:table-cell table:formula="oooc:=(10^[.J28])/(10^[.H28])" office:value-type="float" office:value="55462571295.7909">
            <text:p>5.55E+010</text:p>
          </table:table-cell>
          <table:table-cell/>
          <table:table-cell table:formula="oooc:=LOG([.K28];10)" office:value-type="float" office:value="11.1105739312059">
            <text:p>11.11</text:p>
          </table:table-cell>
          <table:table-cell table:formula="oooc:=LOG([.L28];10)" office:value-type="float" office:value="10.744">
            <text:p>10.74</text:p>
          </table:table-cell>
          <table:table-cell table:formula="oooc:=[.H28]-[.J28]" office:value-type="float" office:value="-10.744">
            <text:p>-10.74</text:p>
          </table:table-cell>
          <table:table-cell table:formula="oooc:=[.G28]-[.J28]" office:value-type="float" office:value="0.246000000000001">
            <text:p>0.25</text:p>
          </table:table-cell>
          <table:table-cell table:formula="oooc:=10^[.Q28]" office:value-type="float" office:value="1.76197604641163">
            <text:p>1.76</text:p>
          </table:table-cell>
          <table:table-cell table:number-columns-repeated="4"/>
        </table:table-row>
        <table:table-row table:style-name="ro1">
          <table:table-cell office:value-type="string">
            <text:p>UGC 7605</text:p>
          </table:table-cell>
          <table:table-cell/>
          <table:table-cell office:value-type="string">
            <text:p>12h28m38.7s</text:p>
          </table:table-cell>
          <table:table-cell office:value-type="string">
            <text:p>35d43m03s</text:p>
          </table:table-cell>
          <table:table-cell office:value-type="float" office:value="4.43">
            <text:p>4.43</text:p>
          </table:table-cell>
          <table:table-cell office:value-type="float" office:value="-13.53">
            <text:p>-13.53</text:p>
          </table:table-cell>
          <table:table-cell office:value-type="float" office:value="7.42">
            <text:p>7.42</text:p>
          </table:table-cell>
          <table:table-cell office:value-type="float" office:value="-2.49">
            <text:p>-2.49</text:p>
          </table:table-cell>
          <table:table-cell table:formula="oooc:=LOG(10^[.H29]*1.26E+041;10)" office:value-type="float" office:value="38.6103705451176">
            <text:p>38.61</text:p>
          </table:table-cell>
          <table:table-cell table:formula="oooc:=(ABS([.F29]-5.48)/2.5)" office:value-type="float" office:value="7.604">
            <text:p>7.6</text:p>
          </table:table-cell>
          <table:table-cell table:formula="oooc:=(10^[.G29])*1.32/(10^[.H29])" office:value-type="float" office:value="10729362813.3661">
            <text:p>1.07E+10</text:p>
          </table:table-cell>
          <table:table-cell table:formula="oooc:=(10^[.J29])/(10^[.H29])" office:value-type="float" office:value="12416523075.9241">
            <text:p>1.24E+010</text:p>
          </table:table-cell>
          <table:table-cell/>
          <table:table-cell table:formula="oooc:=LOG([.K29];10)" office:value-type="float" office:value="10.0305739312058">
            <text:p>10.03</text:p>
          </table:table-cell>
          <table:table-cell table:formula="oooc:=LOG([.L29];10)" office:value-type="float" office:value="10.094">
            <text:p>10.09</text:p>
          </table:table-cell>
          <table:table-cell table:formula="oooc:=[.H29]-[.J29]" office:value-type="float" office:value="-10.094">
            <text:p>-10.09</text:p>
          </table:table-cell>
          <table:table-cell table:formula="oooc:=[.G29]-[.J29]" office:value-type="float" office:value="-0.183999999999999">
            <text:p>-0.18</text:p>
          </table:table-cell>
          <table:table-cell table:formula="oooc:=10^[.Q29]" office:value-type="float" office:value="0.654636174067276">
            <text:p>0.65</text:p>
          </table:table-cell>
          <table:table-cell table:number-columns-repeated="4"/>
        </table:table-row>
        <table:table-row table:style-name="ro1">
          <table:table-cell office:value-type="string">
            <text:p>KK 149</text:p>
          </table:table-cell>
          <table:table-cell/>
          <table:table-cell office:value-type="string">
            <text:p>12h28m52.3</text:p>
          </table:table-cell>
          <table:table-cell office:value-type="string">
            <text:p>42d10m40s</text:p>
          </table:table-cell>
          <table:table-cell office:value-type="float" office:value="6.2">
            <text:p>6.2</text:p>
          </table:table-cell>
          <table:table-cell office:value-type="float" office:value="-14.06">
            <text:p>-14.06</text:p>
          </table:table-cell>
          <table:table-cell office:value-type="float" office:value="7.43">
            <text:p>7.43</text:p>
          </table:table-cell>
          <table:table-cell office:value-type="float" office:value="-2.68">
            <text:p>-2.68</text:p>
          </table:table-cell>
          <table:table-cell table:formula="oooc:=LOG(10^[.H30]*1.26E+041;10)" office:value-type="float" office:value="38.4203705451176">
            <text:p>38.42</text:p>
          </table:table-cell>
          <table:table-cell table:formula="oooc:=(ABS([.F30]-5.48)/2.5)" office:value-type="float" office:value="7.816">
            <text:p>7.82</text:p>
          </table:table-cell>
          <table:table-cell table:formula="oooc:=(10^[.G30])*1.32/(10^[.H30])" office:value-type="float" office:value="17004894082.3494">
            <text:p>1.70E+10</text:p>
          </table:table-cell>
          <table:table-cell table:formula="oooc:=(10^[.J30])/(10^[.H30])" office:value-type="float" office:value="31332857243.1559">
            <text:p>3.13E+010</text:p>
          </table:table-cell>
          <table:table-cell/>
          <table:table-cell table:formula="oooc:=LOG([.K30];10)" office:value-type="float" office:value="10.2305739312059">
            <text:p>10.23</text:p>
          </table:table-cell>
          <table:table-cell table:formula="oooc:=LOG([.L30];10)" office:value-type="float" office:value="10.496">
            <text:p>10.5</text:p>
          </table:table-cell>
          <table:table-cell table:formula="oooc:=[.H30]-[.J30]" office:value-type="float" office:value="-10.496">
            <text:p>-10.5</text:p>
          </table:table-cell>
          <table:table-cell table:formula="oooc:=[.G30]-[.J30]" office:value-type="float" office:value="-0.386">
            <text:p>-0.39</text:p>
          </table:table-cell>
          <table:table-cell table:formula="oooc:=10^[.Q30]" office:value-type="float" office:value="0.411149721104522">
            <text:p>0.41</text:p>
          </table:table-cell>
          <table:table-cell table:number-columns-repeated="4"/>
        </table:table-row>
        <table:table-row table:style-name="ro1">
          <table:table-cell office:value-type="string">
            <text:p>UGC 7639</text:p>
          </table:table-cell>
          <table:table-cell/>
          <table:table-cell office:value-type="string">
            <text:p>12h29m53.4s</text:p>
          </table:table-cell>
          <table:table-cell office:value-type="string">
            <text:p>47d31m52s</text:p>
          </table:table-cell>
          <table:table-cell office:value-type="float" office:value="7.1">
            <text:p>7.1</text:p>
          </table:table-cell>
          <table:table-cell office:value-type="float" office:value="-15.18">
            <text:p>-15.18</text:p>
          </table:table-cell>
          <table:table-cell office:value-type="float" office:value="7.79">
            <text:p>7.79</text:p>
          </table:table-cell>
          <table:table-cell office:value-type="float" office:value="-2.82">
            <text:p>-2.82</text:p>
          </table:table-cell>
          <table:table-cell table:formula="oooc:=LOG(10^[.H31]*1.26E+041;10)" office:value-type="float" office:value="38.2803705451176">
            <text:p>38.28</text:p>
          </table:table-cell>
          <table:table-cell table:formula="oooc:=(ABS([.F31]-5.48)/2.5)" office:value-type="float" office:value="8.264">
            <text:p>8.26</text:p>
          </table:table-cell>
          <table:table-cell table:formula="oooc:=(10^[.G31])*1.32/(10^[.H31])" office:value-type="float" office:value="53774196670.1429">
            <text:p>5.38E+10</text:p>
          </table:table-cell>
          <table:table-cell table:formula="oooc:=(10^[.J31])/(10^[.H31])" office:value-type="float" office:value="121338885046.498">
            <text:p>1.21E+011</text:p>
          </table:table-cell>
          <table:table-cell/>
          <table:table-cell table:formula="oooc:=LOG([.K31];10)" office:value-type="float" office:value="10.7305739312059">
            <text:p>10.73</text:p>
          </table:table-cell>
          <table:table-cell table:formula="oooc:=LOG([.L31];10)" office:value-type="float" office:value="11.084">
            <text:p>11.08</text:p>
          </table:table-cell>
          <table:table-cell table:formula="oooc:=[.H31]-[.J31]" office:value-type="float" office:value="-11.084">
            <text:p>-11.08</text:p>
          </table:table-cell>
          <table:table-cell table:formula="oooc:=[.G31]-[.J31]" office:value-type="float" office:value="-0.473999999999999">
            <text:p>-0.47</text:p>
          </table:table-cell>
          <table:table-cell table:formula="oooc:=10^[.Q31]" office:value-type="float" office:value="0.335737614242955">
            <text:p>0.34</text:p>
          </table:table-cell>
          <table:table-cell table:number-columns-repeated="4"/>
        </table:table-row>
        <table:table-row table:style-name="ro1">
          <table:table-cell office:value-type="string">
            <text:p>ARP 211</text:p>
          </table:table-cell>
          <table:table-cell/>
          <table:table-cell office:value-type="string">
            <text:p>12h29m53.4s</text:p>
          </table:table-cell>
          <table:table-cell office:value-type="string">
            <text:p>38d44m38s</text:p>
          </table:table-cell>
          <table:table-cell office:value-type="float" office:value="6.7">
            <text:p>6.7</text:p>
          </table:table-cell>
          <table:table-cell office:value-type="float" office:value="-13.47">
            <text:p>-13.47</text:p>
          </table:table-cell>
          <table:table-cell office:value-type="float" office:value="7.13">
            <text:p>7.13</text:p>
          </table:table-cell>
          <table:table-cell office:value-type="float" office:value="-2.46">
            <text:p>-2.46</text:p>
          </table:table-cell>
          <table:table-cell table:formula="oooc:=LOG(10^[.H32]*1.26E+041;10)" office:value-type="float" office:value="38.6403705451176">
            <text:p>38.64</text:p>
          </table:table-cell>
          <table:table-cell table:formula="oooc:=(ABS([.F32]-5.48)/2.5)" office:value-type="float" office:value="7.58">
            <text:p>7.58</text:p>
          </table:table-cell>
          <table:table-cell table:formula="oooc:=(10^[.G32])*1.32/(10^[.H32])" office:value-type="float" office:value="5135395913.9245">
            <text:p>5.14E+09</text:p>
          </table:table-cell>
          <table:table-cell table:formula="oooc:=(10^[.J32])/(10^[.H32])" office:value-type="float" office:value="10964781961.4319">
            <text:p>1.10E+010</text:p>
          </table:table-cell>
          <table:table-cell/>
          <table:table-cell table:formula="oooc:=LOG([.K32];10)" office:value-type="float" office:value="9.71057393120585">
            <text:p>9.71</text:p>
          </table:table-cell>
          <table:table-cell table:formula="oooc:=LOG([.L32];10)" office:value-type="float" office:value="10.04">
            <text:p>10.04</text:p>
          </table:table-cell>
          <table:table-cell table:formula="oooc:=[.H32]-[.J32]" office:value-type="float" office:value="-10.04">
            <text:p>-10.04</text:p>
          </table:table-cell>
          <table:table-cell table:formula="oooc:=[.G32]-[.J32]" office:value-type="float" office:value="-0.450000000000001">
            <text:p>-0.45</text:p>
          </table:table-cell>
          <table:table-cell table:formula="oooc:=10^[.Q32]" office:value-type="float" office:value="0.354813389233575">
            <text:p>0.35</text:p>
          </table:table-cell>
          <table:table-cell table:number-columns-repeated="4"/>
        </table:table-row>
        <table:table-row table:style-name="ro1">
          <table:table-cell office:value-type="string">
            <text:p>DDO 133</text:p>
          </table:table-cell>
          <table:table-cell/>
          <table:table-cell office:value-type="string">
            <text:p>12h32m54.4</text:p>
          </table:table-cell>
          <table:table-cell office:value-type="string">
            <text:p>31d32m28s</text:p>
          </table:table-cell>
          <table:table-cell office:value-type="float" office:value="6.1">
            <text:p>6.1</text:p>
          </table:table-cell>
          <table:table-cell office:value-type="float" office:value="-15.47">
            <text:p>-15.47</text:p>
          </table:table-cell>
          <table:table-cell office:value-type="float" office:value="8.58">
            <text:p>8.58</text:p>
          </table:table-cell>
          <table:table-cell office:value-type="float" office:value="-1.53">
            <text:p>-1.53</text:p>
          </table:table-cell>
          <table:table-cell table:formula="oooc:=LOG(10^[.H33]*1.26E+041;10)" office:value-type="float" office:value="39.5703705451176">
            <text:p>39.57</text:p>
          </table:table-cell>
          <table:table-cell table:formula="oooc:=(ABS([.F33]-5.48)/2.5)" office:value-type="float" office:value="8.38">
            <text:p>8.38</text:p>
          </table:table-cell>
          <table:table-cell table:formula="oooc:=(10^[.G33])*1.32/(10^[.H33])" office:value-type="float" office:value="17004894082.3494">
            <text:p>1.70E+10</text:p>
          </table:table-cell>
          <table:table-cell table:formula="oooc:=(10^[.J33])/(10^[.H33])" office:value-type="float" office:value="8128305161.64101">
            <text:p>8.13E+009</text:p>
          </table:table-cell>
          <table:table-cell/>
          <table:table-cell table:formula="oooc:=LOG([.K33];10)" office:value-type="float" office:value="10.2305739312059">
            <text:p>10.23</text:p>
          </table:table-cell>
          <table:table-cell table:formula="oooc:=LOG([.L33];10)" office:value-type="float" office:value="9.91">
            <text:p>9.91</text:p>
          </table:table-cell>
          <table:table-cell table:formula="oooc:=[.H33]-[.J33]" office:value-type="float" office:value="-9.91">
            <text:p>-9.91</text:p>
          </table:table-cell>
          <table:table-cell table:formula="oooc:=[.G33]-[.J33]" office:value-type="float" office:value="0.199999999999999">
            <text:p>0.2</text:p>
          </table:table-cell>
          <table:table-cell table:formula="oooc:=10^[.Q33]" office:value-type="float" office:value="1.58489319246111">
            <text:p>1.58</text:p>
          </table:table-cell>
          <table:table-cell table:number-columns-repeated="4"/>
        </table:table-row>
        <table:table-row table:style-name="ro1">
          <table:table-cell office:value-type="string">
            <text:p>UGCA 292</text:p>
          </table:table-cell>
          <table:table-cell/>
          <table:table-cell office:value-type="string">
            <text:p>12h38m40.0s</text:p>
          </table:table-cell>
          <table:table-cell office:value-type="string">
            <text:p>32d46m01s</text:p>
          </table:table-cell>
          <table:table-cell office:value-type="float" office:value="5">
            <text:p>5</text:p>
          </table:table-cell>
          <table:table-cell office:value-type="float" office:value="-12.47">
            <text:p>-12.47</text:p>
          </table:table-cell>
          <table:table-cell office:value-type="float" office:value="7.93">
            <text:p>7.93</text:p>
          </table:table-cell>
          <table:table-cell office:value-type="float" office:value="-2.19">
            <text:p>-2.19</text:p>
          </table:table-cell>
          <table:table-cell table:formula="oooc:=LOG(10^[.H34]*1.26E+041;10)" office:value-type="float" office:value="38.9103705451176">
            <text:p>38.91</text:p>
          </table:table-cell>
          <table:table-cell table:formula="oooc:=(ABS([.F34]-5.48)/2.5)" office:value-type="float" office:value="7.18">
            <text:p>7.18</text:p>
          </table:table-cell>
          <table:table-cell table:formula="oooc:=(10^[.G34])*1.32/(10^[.H34])" office:value-type="float" office:value="17400988948.9446">
            <text:p>1.74E+10</text:p>
          </table:table-cell>
          <table:table-cell table:formula="oooc:=(10^[.J34])/(10^[.H34])" office:value-type="float" office:value="2344228815.31993">
            <text:p>2.34E+009</text:p>
          </table:table-cell>
          <table:table-cell/>
          <table:table-cell table:formula="oooc:=LOG([.K34];10)" office:value-type="float" office:value="10.2405739312059">
            <text:p>10.24</text:p>
          </table:table-cell>
          <table:table-cell table:formula="oooc:=LOG([.L34];10)" office:value-type="float" office:value="9.37">
            <text:p>9.37</text:p>
          </table:table-cell>
          <table:table-cell table:formula="oooc:=[.H34]-[.J34]" office:value-type="float" office:value="-9.37">
            <text:p>-9.37</text:p>
          </table:table-cell>
          <table:table-cell table:formula="oooc:=[.G34]-[.J34]" office:value-type="float" office:value="0.749999999999998">
            <text:p>0.75</text:p>
          </table:table-cell>
          <table:table-cell table:formula="oooc:=10^[.Q34]" office:value-type="float" office:value="5.62341325190347">
            <text:p>5.62</text:p>
          </table:table-cell>
          <table:table-cell table:number-columns-repeated="4"/>
        </table:table-row>
        <table:table-row table:style-name="ro1">
          <table:table-cell office:value-type="string">
            <text:p>IC 3687</text:p>
          </table:table-cell>
          <table:table-cell/>
          <table:table-cell office:value-type="string">
            <text:p>12h42m15.1s</text:p>
          </table:table-cell>
          <table:table-cell office:value-type="string">
            <text:p>38d30m12s</text:p>
          </table:table-cell>
          <table:table-cell office:value-type="float" office:value="4.57">
            <text:p>4.57</text:p>
          </table:table-cell>
          <table:table-cell office:value-type="float" office:value="-14.64">
            <text:p>-14.64</text:p>
          </table:table-cell>
          <table:table-cell office:value-type="float" office:value="8.03">
            <text:p>8.03</text:p>
          </table:table-cell>
          <table:table-cell office:value-type="float" office:value="-2.05">
            <text:p>-2.05</text:p>
          </table:table-cell>
          <table:table-cell table:formula="oooc:=LOG(10^[.H35]*1.26E+041;10)" office:value-type="float" office:value="39.0503705451176">
            <text:p>39.05</text:p>
          </table:table-cell>
          <table:table-cell table:formula="oooc:=(ABS([.F35]-5.48)/2.5)" office:value-type="float" office:value="8.048">
            <text:p>8.05</text:p>
          </table:table-cell>
          <table:table-cell table:formula="oooc:=(10^[.G35])*1.32/(10^[.H35])" office:value-type="float" office:value="15869890536.9498">
            <text:p>1.59E+10</text:p>
          </table:table-cell>
          <table:table-cell table:formula="oooc:=(10^[.J35])/(10^[.H35])" office:value-type="float" office:value="12531411749.4142">
            <text:p>1.25E+010</text:p>
          </table:table-cell>
          <table:table-cell/>
          <table:table-cell table:formula="oooc:=LOG([.K35];10)" office:value-type="float" office:value="10.2005739312058">
            <text:p>10.2</text:p>
          </table:table-cell>
          <table:table-cell table:formula="oooc:=LOG([.L35];10)" office:value-type="float" office:value="10.098">
            <text:p>10.1</text:p>
          </table:table-cell>
          <table:table-cell table:formula="oooc:=[.H35]-[.J35]" office:value-type="float" office:value="-10.098">
            <text:p>-10.1</text:p>
          </table:table-cell>
          <table:table-cell table:formula="oooc:=[.G35]-[.J35]" office:value-type="float" office:value="-0.0180000000000007">
            <text:p>-0.02</text:p>
          </table:table-cell>
          <table:table-cell table:formula="oooc:=10^[.Q35]" office:value-type="float" office:value="0.959400631515932">
            <text:p>0.96</text:p>
          </table:table-cell>
          <table:table-cell table:number-columns-repeated="4"/>
        </table:table-row>
        <table:table-row table:style-name="ro1">
          <table:table-cell office:value-type="string">
            <text:p>DDO 147</text:p>
          </table:table-cell>
          <table:table-cell/>
          <table:table-cell office:value-type="string">
            <text:p>12h46m59.8s</text:p>
          </table:table-cell>
          <table:table-cell office:value-type="string">
            <text:p>6d28m35s</text:p>
          </table:table-cell>
          <table:table-cell office:value-type="float" office:value="9.9">
            <text:p>9.9</text:p>
          </table:table-cell>
          <table:table-cell office:value-type="float" office:value="-14.94">
            <text:p>-14.94</text:p>
          </table:table-cell>
          <table:table-cell office:value-type="float" office:value="8.62">
            <text:p>8.62</text:p>
          </table:table-cell>
          <table:table-cell office:value-type="float" office:value="-2.15">
            <text:p>-2.15</text:p>
          </table:table-cell>
          <table:table-cell table:formula="oooc:=LOG(10^[.H36]*1.26E+041;10)" office:value-type="float" office:value="38.9503705451176">
            <text:p>38.95</text:p>
          </table:table-cell>
          <table:table-cell table:formula="oooc:=(ABS([.F36]-5.48)/2.5)" office:value-type="float" office:value="8.168">
            <text:p>8.17</text:p>
          </table:table-cell>
          <table:table-cell table:formula="oooc:=(10^[.G36])*1.32/(10^[.H36])" office:value-type="float" office:value="77727362506.9376">
            <text:p>7.77E+10</text:p>
          </table:table-cell>
          <table:table-cell table:formula="oooc:=(10^[.J36])/(10^[.H36])" office:value-type="float" office:value="20796966871.037">
            <text:p>2.08E+010</text:p>
          </table:table-cell>
          <table:table-cell/>
          <table:table-cell table:formula="oooc:=LOG([.K36];10)" office:value-type="float" office:value="10.8905739312059">
            <text:p>10.89</text:p>
          </table:table-cell>
          <table:table-cell table:formula="oooc:=LOG([.L36];10)" office:value-type="float" office:value="10.318">
            <text:p>10.32</text:p>
          </table:table-cell>
          <table:table-cell table:formula="oooc:=[.H36]-[.J36]" office:value-type="float" office:value="-10.318">
            <text:p>-10.32</text:p>
          </table:table-cell>
          <table:table-cell table:formula="oooc:=[.G36]-[.J36]" office:value-type="float" office:value="0.451999999999998">
            <text:p>0.45</text:p>
          </table:table-cell>
          <table:table-cell table:formula="oooc:=10^[.Q36]" office:value-type="float" office:value="2.83139199579937">
            <text:p>2.83</text:p>
          </table:table-cell>
          <table:table-cell table:number-columns-repeated="4"/>
        </table:table-row>
        <table:table-row table:style-name="ro1">
          <table:table-cell office:value-type="string">
            <text:p>UGC 7990</text:p>
          </table:table-cell>
          <table:table-cell/>
          <table:table-cell office:value-type="string">
            <text:p>12h50m27s</text:p>
          </table:table-cell>
          <table:table-cell office:value-type="string">
            <text:p>28d21m10.7s</text:p>
          </table:table-cell>
          <table:table-cell office:value-type="float" office:value="20.9">
            <text:p>20.9</text:p>
          </table:table-cell>
          <table:table-cell office:value-type="float" office:value="-15.46">
            <text:p>-15.46</text:p>
          </table:table-cell>
          <table:table-cell office:value-type="float" office:value="8.38">
            <text:p>8.38</text:p>
          </table:table-cell>
          <table:table-cell office:value-type="float" office:value="-2.25">
            <text:p>-2.25</text:p>
          </table:table-cell>
          <table:table-cell table:formula="oooc:=LOG(10^[.H37]*1.26E+041;10)" office:value-type="float" office:value="38.8503705451176">
            <text:p>38.85</text:p>
          </table:table-cell>
          <table:table-cell table:formula="oooc:=(ABS([.F37]-5.48)/2.5)" office:value-type="float" office:value="8.376">
            <text:p>8.38</text:p>
          </table:table-cell>
          <table:table-cell table:formula="oooc:=(10^[.G37])*1.32/(10^[.H37])" office:value-type="float" office:value="56308496481.8103">
            <text:p>5.63E+10</text:p>
          </table:table-cell>
          <table:table-cell table:formula="oooc:=(10^[.J37])/(10^[.H37])" office:value-type="float" office:value="42266861426.5604">
            <text:p>4.23E+010</text:p>
          </table:table-cell>
          <table:table-cell/>
          <table:table-cell table:formula="oooc:=LOG([.K37];10)" office:value-type="float" office:value="10.7505739312059">
            <text:p>10.75</text:p>
          </table:table-cell>
          <table:table-cell table:formula="oooc:=LOG([.L37];10)" office:value-type="float" office:value="10.626">
            <text:p>10.63</text:p>
          </table:table-cell>
          <table:table-cell table:formula="oooc:=[.H37]-[.J37]" office:value-type="float" office:value="-10.626">
            <text:p>-10.63</text:p>
          </table:table-cell>
          <table:table-cell table:formula="oooc:=[.G37]-[.J37]" office:value-type="float" office:value="0.00399999999999956">
            <text:p>0</text:p>
          </table:table-cell>
          <table:table-cell table:formula="oooc:=10^[.Q37]" office:value-type="float" office:value="1.00925288607668">
            <text:p>1.01</text:p>
          </table:table-cell>
          <table:table-cell table:number-columns-repeated="4"/>
        </table:table-row>
        <table:table-row table:style-name="ro1">
          <table:table-cell office:value-type="string">
            <text:p>DDO 154</text:p>
          </table:table-cell>
          <table:table-cell/>
          <table:table-cell office:value-type="string">
            <text:p>12h54m05.2s</text:p>
          </table:table-cell>
          <table:table-cell office:value-type="string">
            <text:p>27d08m59s</text:p>
          </table:table-cell>
          <table:table-cell office:value-type="float" office:value="3.91">
            <text:p>3.91</text:p>
          </table:table-cell>
          <table:table-cell office:value-type="float" office:value="-13.87">
            <text:p>-13.87</text:p>
          </table:table-cell>
          <table:table-cell office:value-type="float" office:value="8.72">
            <text:p>8.72</text:p>
          </table:table-cell>
          <table:table-cell office:value-type="float" office:value="-2.08">
            <text:p>-2.08</text:p>
          </table:table-cell>
          <table:table-cell table:formula="oooc:=LOG(10^[.H38]*1.26E+041;10)" office:value-type="float" office:value="39.0203705451176">
            <text:p>39.02</text:p>
          </table:table-cell>
          <table:table-cell table:formula="oooc:=(ABS([.F38]-5.48)/2.5)" office:value-type="float" office:value="7.74">
            <text:p>7.74</text:p>
          </table:table-cell>
          <table:table-cell table:formula="oooc:=(10^[.G38])*1.32/(10^[.H38])" office:value-type="float" office:value="83286369471.3856">
            <text:p>8.33E+10</text:p>
          </table:table-cell>
          <table:table-cell table:formula="oooc:=(10^[.J38])/(10^[.H38])" office:value-type="float" office:value="6606934480.07596">
            <text:p>6.61E+009</text:p>
          </table:table-cell>
          <table:table-cell/>
          <table:table-cell table:formula="oooc:=LOG([.K38];10)" office:value-type="float" office:value="10.9205739312059">
            <text:p>10.92</text:p>
          </table:table-cell>
          <table:table-cell table:formula="oooc:=LOG([.L38];10)" office:value-type="float" office:value="9.82">
            <text:p>9.82</text:p>
          </table:table-cell>
          <table:table-cell table:formula="oooc:=[.H38]-[.J38]" office:value-type="float" office:value="-9.82">
            <text:p>-9.82</text:p>
          </table:table-cell>
          <table:table-cell table:formula="oooc:=[.G38]-[.J38]" office:value-type="float" office:value="0.98">
            <text:p>0.98</text:p>
          </table:table-cell>
          <table:table-cell table:formula="oooc:=10^[.Q38]" office:value-type="float" office:value="9.54992586021437">
            <text:p>9.55</text:p>
          </table:table-cell>
          <table:table-cell office:value-type="float" office:value="34.3">
            <text:p>34.3</text:p>
          </table:table-cell>
          <table:table-cell office:value-type="float" office:value="34.11">
            <text:p>34.11</text:p>
          </table:table-cell>
          <table:table-cell table:style-name="ce3" table:formula="oooc:=(10^[.S38])*10000000/3.83E+033*10^-9.51" office:value-type="float" office:value="0.0160990862104825">
            <text:p>1.61E-02</text:p>
          </table:table-cell>
          <table:table-cell table:style-name="ce3" table:formula="oooc:=(10^[.T38])*10000000/3.83E+033*10^-9.33" office:value-type="float" office:value="0.01573262626826">
            <text:p>1.57E-02</text:p>
          </table:table-cell>
        </table:table-row>
        <table:table-row table:style-name="ro1">
          <table:table-cell office:value-type="string">
            <text:p>IC 4182</text:p>
          </table:table-cell>
          <table:table-cell/>
          <table:table-cell office:value-type="string">
            <text:p>13h05m49.3s</text:p>
          </table:table-cell>
          <table:table-cell office:value-type="string">
            <text:p>37d36m21s</text:p>
          </table:table-cell>
          <table:table-cell office:value-type="float" office:value="4.7">
            <text:p>4.7</text:p>
          </table:table-cell>
          <table:table-cell office:value-type="float" office:value="-16.4">
            <text:p>-16.4</text:p>
          </table:table-cell>
          <table:table-cell office:value-type="float" office:value="8.53">
            <text:p>8.53</text:p>
          </table:table-cell>
          <table:table-cell office:value-type="float" office:value="-1.61">
            <text:p>-1.61</text:p>
          </table:table-cell>
          <table:table-cell table:formula="oooc:=LOG(10^[.H39]*1.26E+041;10)" office:value-type="float" office:value="39.4903705451176">
            <text:p>39.49</text:p>
          </table:table-cell>
          <table:table-cell table:formula="oooc:=(ABS([.F39]-5.48)/2.5)" office:value-type="float" office:value="8.752">
            <text:p>8.75</text:p>
          </table:table-cell>
          <table:table-cell table:formula="oooc:=(10^[.G39])*1.32/(10^[.H39])" office:value-type="float" office:value="18221072292.7581">
            <text:p>1.82E+10</text:p>
          </table:table-cell>
          <table:table-cell table:formula="oooc:=(10^[.J39])/(10^[.H39])" office:value-type="float" office:value="23014418174.085">
            <text:p>2.30E+010</text:p>
          </table:table-cell>
          <table:table-cell/>
          <table:table-cell table:formula="oooc:=LOG([.K39];10)" office:value-type="float" office:value="10.2605739312059">
            <text:p>10.26</text:p>
          </table:table-cell>
          <table:table-cell table:formula="oooc:=LOG([.L39];10)" office:value-type="float" office:value="10.362">
            <text:p>10.36</text:p>
          </table:table-cell>
          <table:table-cell table:formula="oooc:=[.H39]-[.J39]" office:value-type="float" office:value="-10.362">
            <text:p>-10.36</text:p>
          </table:table-cell>
          <table:table-cell table:formula="oooc:=[.G39]-[.J39]" office:value-type="float" office:value="-0.222">
            <text:p>-0.22</text:p>
          </table:table-cell>
          <table:table-cell table:formula="oooc:=10^[.Q39]" office:value-type="float" office:value="0.59979107625551">
            <text:p>0.6</text:p>
          </table:table-cell>
          <table:table-cell table:number-columns-repeated="4"/>
        </table:table-row>
        <table:table-row table:style-name="ro1">
          <table:table-cell office:value-type="string">
            <text:p>UGC 8215</text:p>
          </table:table-cell>
          <table:table-cell/>
          <table:table-cell office:value-type="string">
            <text:p>13h08m03.6</text:p>
          </table:table-cell>
          <table:table-cell office:value-type="string">
            <text:p>46d49m41s</text:p>
          </table:table-cell>
          <table:table-cell office:value-type="float" office:value="4.55">
            <text:p>4.55</text:p>
          </table:table-cell>
          <table:table-cell office:value-type="float" office:value="-12.3">
            <text:p>-12.3</text:p>
          </table:table-cell>
          <table:table-cell office:value-type="float" office:value="7.32">
            <text:p>7.32</text:p>
          </table:table-cell>
          <table:table-cell office:value-type="float" office:value="-3.34">
            <text:p>-3.34</text:p>
          </table:table-cell>
          <table:table-cell table:formula="oooc:=LOG(10^[.H40]*1.26E+041;10)" office:value-type="float" office:value="37.7603705451176">
            <text:p>37.76</text:p>
          </table:table-cell>
          <table:table-cell table:formula="oooc:=(ABS([.F40]-5.48)/2.5)" office:value-type="float" office:value="7.112">
            <text:p>7.11</text:p>
          </table:table-cell>
          <table:table-cell table:formula="oooc:=(10^[.G40])*1.32/(10^[.H40])" office:value-type="float" office:value="60335641029.1635">
            <text:p>6.03E+10</text:p>
          </table:table-cell>
          <table:table-cell table:formula="oooc:=(10^[.J40])/(10^[.H40])" office:value-type="float" office:value="28313919957.9938">
            <text:p>2.83E+010</text:p>
          </table:table-cell>
          <table:table-cell/>
          <table:table-cell table:formula="oooc:=LOG([.K40];10)" office:value-type="float" office:value="10.7805739312058">
            <text:p>10.78</text:p>
          </table:table-cell>
          <table:table-cell table:formula="oooc:=LOG([.L40];10)" office:value-type="float" office:value="10.452">
            <text:p>10.45</text:p>
          </table:table-cell>
          <table:table-cell table:formula="oooc:=[.H40]-[.J40]" office:value-type="float" office:value="-10.452">
            <text:p>-10.45</text:p>
          </table:table-cell>
          <table:table-cell table:formula="oooc:=[.G40]-[.J40]" office:value-type="float" office:value="0.208">
            <text:p>0.21</text:p>
          </table:table-cell>
          <table:table-cell table:formula="oooc:=10^[.Q40]" office:value-type="float" office:value="1.61435855682649">
            <text:p>1.61</text:p>
          </table:table-cell>
          <table:table-cell table:number-columns-repeated="4"/>
        </table:table-row>
        <table:table-row table:style-name="ro1">
          <table:table-cell office:value-type="string">
            <text:p>DDO 167</text:p>
          </table:table-cell>
          <table:table-cell/>
          <table:table-cell office:value-type="string">
            <text:p>13h13m22.8s</text:p>
          </table:table-cell>
          <table:table-cell office:value-type="string">
            <text:p>46d19m22s</text:p>
          </table:table-cell>
          <table:table-cell office:value-type="float" office:value="4.19">
            <text:p>4.19</text:p>
          </table:table-cell>
          <table:table-cell office:value-type="float" office:value="-12.7">
            <text:p>-12.7</text:p>
          </table:table-cell>
          <table:table-cell office:value-type="float" office:value="7.27">
            <text:p>7.27</text:p>
          </table:table-cell>
          <table:table-cell office:value-type="float" office:value="-2.64">
            <text:p>-2.64</text:p>
          </table:table-cell>
          <table:table-cell table:formula="oooc:=LOG(10^[.H41]*1.26E+041;10)" office:value-type="float" office:value="38.4603705451176">
            <text:p>38.46</text:p>
          </table:table-cell>
          <table:table-cell table:formula="oooc:=(ABS([.F41]-5.48)/2.5)" office:value-type="float" office:value="7.272">
            <text:p>7.27</text:p>
          </table:table-cell>
          <table:table-cell table:formula="oooc:=(10^[.G41])*1.32/(10^[.H41])" office:value-type="float" office:value="10729362813.3661">
            <text:p>1.07E+10</text:p>
          </table:table-cell>
          <table:table-cell table:formula="oooc:=(10^[.J41])/(10^[.H41])" office:value-type="float" office:value="8165823713.58593">
            <text:p>8.17E+009</text:p>
          </table:table-cell>
          <table:table-cell/>
          <table:table-cell table:formula="oooc:=LOG([.K41];10)" office:value-type="float" office:value="10.0305739312058">
            <text:p>10.03</text:p>
          </table:table-cell>
          <table:table-cell table:formula="oooc:=LOG([.L41];10)" office:value-type="float" office:value="9.912">
            <text:p>9.91</text:p>
          </table:table-cell>
          <table:table-cell table:formula="oooc:=[.H41]-[.J41]" office:value-type="float" office:value="-9.912">
            <text:p>-9.91</text:p>
          </table:table-cell>
          <table:table-cell table:formula="oooc:=[.G41]-[.J41]" office:value-type="float" office:value="-0.00200000000000067">
            <text:p>0</text:p>
          </table:table-cell>
          <table:table-cell table:formula="oooc:=10^[.Q41]" office:value-type="float" office:value="0.995405417351525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DDO 168</text:p>
          </table:table-cell>
          <table:table-cell/>
          <table:table-cell office:value-type="string">
            <text:p>13h14m27.9s</text:p>
          </table:table-cell>
          <table:table-cell office:value-type="string">
            <text:p>45d55m09s</text:p>
          </table:table-cell>
          <table:table-cell office:value-type="float" office:value="4.33">
            <text:p>4.33</text:p>
          </table:table-cell>
          <table:table-cell office:value-type="float" office:value="-15.28">
            <text:p>-15.28</text:p>
          </table:table-cell>
          <table:table-cell office:value-type="float" office:value="8.42">
            <text:p>8.42</text:p>
          </table:table-cell>
          <table:table-cell office:value-type="float" office:value="-1.83">
            <text:p>-1.83</text:p>
          </table:table-cell>
          <table:table-cell table:formula="oooc:=LOG(10^[.H42]*1.26E+041;10)" office:value-type="float" office:value="39.2703705451176">
            <text:p>39.27</text:p>
          </table:table-cell>
          <table:table-cell table:formula="oooc:=(ABS([.F42]-5.48)/2.5)" office:value-type="float" office:value="8.304">
            <text:p>8.3</text:p>
          </table:table-cell>
          <table:table-cell table:formula="oooc:=(10^[.G42])*1.32/(10^[.H42])" office:value-type="float" office:value="23473288212.5138">
            <text:p>2.35E+10</text:p>
          </table:table-cell>
          <table:table-cell table:formula="oooc:=(10^[.J42])/(10^[.H42])" office:value-type="float" office:value="13614446824.6595">
            <text:p>1.36E+010</text:p>
          </table:table-cell>
          <table:table-cell/>
          <table:table-cell table:formula="oooc:=LOG([.K42];10)" office:value-type="float" office:value="10.3705739312058">
            <text:p>10.37</text:p>
          </table:table-cell>
          <table:table-cell table:formula="oooc:=LOG([.L42];10)" office:value-type="float" office:value="10.134">
            <text:p>10.13</text:p>
          </table:table-cell>
          <table:table-cell table:formula="oooc:=[.H42]-[.J42]" office:value-type="float" office:value="-10.134">
            <text:p>-10.13</text:p>
          </table:table-cell>
          <table:table-cell table:formula="oooc:=[.G42]-[.J42]" office:value-type="float" office:value="0.116000000000001">
            <text:p>0.12</text:p>
          </table:table-cell>
          <table:table-cell table:formula="oooc:=10^[.Q42]" office:value-type="float" office:value="1.30617088813185">
            <text:p>1.31</text:p>
          </table:table-cell>
          <table:table-cell table:number-columns-repeated="4"/>
        </table:table-row>
        <table:table-row table:style-name="ro1">
          <table:table-cell office:value-type="string">
            <text:p>DDO 169</text:p>
          </table:table-cell>
          <table:table-cell/>
          <table:table-cell office:value-type="string">
            <text:p>13h15m30.3s</text:p>
          </table:table-cell>
          <table:table-cell office:value-type="string">
            <text:p>47d29m56s</text:p>
          </table:table-cell>
          <table:table-cell office:value-type="float" office:value="4.23">
            <text:p>4.23</text:p>
          </table:table-cell>
          <table:table-cell office:value-type="float" office:value="-13.71">
            <text:p>-13.71</text:p>
          </table:table-cell>
          <table:table-cell office:value-type="float" office:value="7.81">
            <text:p>7.81</text:p>
          </table:table-cell>
          <table:table-cell office:value-type="float" office:value="-2.4">
            <text:p>-2.4</text:p>
          </table:table-cell>
          <table:table-cell table:formula="oooc:=LOG(10^[.H43]*1.26E+041;10)" office:value-type="float" office:value="38.7003705451176">
            <text:p>38.7</text:p>
          </table:table-cell>
          <table:table-cell table:formula="oooc:=(ABS([.F43]-5.48)/2.5)" office:value-type="float" office:value="7.676">
            <text:p>7.68</text:p>
          </table:table-cell>
          <table:table-cell table:formula="oooc:=(10^[.G43])*1.32/(10^[.H43])" office:value-type="float" office:value="21407893285.1379">
            <text:p>2.14E+10</text:p>
          </table:table-cell>
          <table:table-cell table:formula="oooc:=(10^[.J43])/(10^[.H43])" office:value-type="float" office:value="11912420080.2738">
            <text:p>1.19E+010</text:p>
          </table:table-cell>
          <table:table-cell/>
          <table:table-cell table:formula="oooc:=LOG([.K43];10)" office:value-type="float" office:value="10.3305739312058">
            <text:p>10.33</text:p>
          </table:table-cell>
          <table:table-cell table:formula="oooc:=LOG([.L43];10)" office:value-type="float" office:value="10.076">
            <text:p>10.08</text:p>
          </table:table-cell>
          <table:table-cell table:formula="oooc:=[.H43]-[.J43]" office:value-type="float" office:value="-10.076">
            <text:p>-10.08</text:p>
          </table:table-cell>
          <table:table-cell table:formula="oooc:=[.G43]-[.J43]" office:value-type="float" office:value="0.133999999999999">
            <text:p>0.13</text:p>
          </table:table-cell>
          <table:table-cell table:formula="oooc:=10^[.Q43]" office:value-type="float" office:value="1.36144468246595">
            <text:p>1.36</text:p>
          </table:table-cell>
          <table:table-cell table:number-columns-repeated="4"/>
        </table:table-row>
        <table:table-row table:style-name="ro1">
          <table:table-cell office:value-type="string">
            <text:p>NGC 5204</text:p>
          </table:table-cell>
          <table:table-cell/>
          <table:table-cell office:value-type="string">
            <text:p>13h29m36.4s</text:p>
          </table:table-cell>
          <table:table-cell office:value-type="string">
            <text:p>58d25m04s</text:p>
          </table:table-cell>
          <table:table-cell office:value-type="float" office:value="4.65">
            <text:p>4.65</text:p>
          </table:table-cell>
          <table:table-cell office:value-type="float" office:value="-16.75">
            <text:p>-16.75</text:p>
          </table:table-cell>
          <table:table-cell office:value-type="float" office:value="8.76">
            <text:p>8.76</text:p>
          </table:table-cell>
          <table:table-cell office:value-type="float" office:value="-1.04">
            <text:p>-1.04</text:p>
          </table:table-cell>
          <table:table-cell table:formula="oooc:=LOG(10^[.H44]*1.26E+041;10)" office:value-type="float" office:value="40.0603705451176">
            <text:p>40.06</text:p>
          </table:table-cell>
          <table:table-cell table:formula="oooc:=(ABS([.F44]-5.48)/2.5)" office:value-type="float" office:value="8.892">
            <text:p>8.89</text:p>
          </table:table-cell>
          <table:table-cell table:formula="oooc:=(10^[.G44])*1.32/(10^[.H44])" office:value-type="float" office:value="8328636947.13855">
            <text:p>8.33E+09</text:p>
          </table:table-cell>
          <table:table-cell table:formula="oooc:=(10^[.J44])/(10^[.H44])" office:value-type="float" office:value="8550667128.84682">
            <text:p>8.55E+009</text:p>
          </table:table-cell>
          <table:table-cell/>
          <table:table-cell table:formula="oooc:=LOG([.K44];10)" office:value-type="float" office:value="9.92057393120585">
            <text:p>9.92</text:p>
          </table:table-cell>
          <table:table-cell table:formula="oooc:=LOG([.L44];10)" office:value-type="float" office:value="9.932">
            <text:p>9.93</text:p>
          </table:table-cell>
          <table:table-cell table:formula="oooc:=[.H44]-[.J44]" office:value-type="float" office:value="-9.932">
            <text:p>-9.93</text:p>
          </table:table-cell>
          <table:table-cell table:formula="oooc:=[.G44]-[.J44]" office:value-type="float" office:value="-0.132">
            <text:p>-0.13</text:p>
          </table:table-cell>
          <table:table-cell table:formula="oooc:=10^[.Q44]" office:value-type="float" office:value="0.737904230129102">
            <text:p>0.74</text:p>
          </table:table-cell>
          <table:table-cell table:number-columns-repeated="4"/>
        </table:table-row>
        <table:table-row table:style-name="ro1">
          <table:table-cell office:value-type="string">
            <text:p>UGC 8508</text:p>
          </table:table-cell>
          <table:table-cell/>
          <table:table-cell office:value-type="string">
            <text:p>13h30m44.4s</text:p>
          </table:table-cell>
          <table:table-cell office:value-type="string">
            <text:p>54d54m36s</text:p>
          </table:table-cell>
          <table:table-cell office:value-type="float" office:value="2.56">
            <text:p>2.56</text:p>
          </table:table-cell>
          <table:table-cell office:value-type="float" office:value="-12.98">
            <text:p>-12.98</text:p>
          </table:table-cell>
          <table:table-cell office:value-type="float" office:value="7.34">
            <text:p>7.34</text:p>
          </table:table-cell>
          <table:table-cell office:value-type="float" office:value="-2.57">
            <text:p>-2.57</text:p>
          </table:table-cell>
          <table:table-cell table:formula="oooc:=LOG(10^[.H45]*1.26E+041;10)" office:value-type="float" office:value="38.5303705451176">
            <text:p>38.53</text:p>
          </table:table-cell>
          <table:table-cell table:formula="oooc:=(ABS([.F45]-5.48)/2.5)" office:value-type="float" office:value="7.384">
            <text:p>7.38</text:p>
          </table:table-cell>
          <table:table-cell table:formula="oooc:=(10^[.G45])*1.32/(10^[.H45])" office:value-type="float" office:value="10729362813.3661">
            <text:p>1.07E+10</text:p>
          </table:table-cell>
          <table:table-cell table:formula="oooc:=(10^[.J45])/(10^[.H45])" office:value-type="float" office:value="8994975815.30036">
            <text:p>8.99E+009</text:p>
          </table:table-cell>
          <table:table-cell/>
          <table:table-cell table:formula="oooc:=LOG([.K45];10)" office:value-type="float" office:value="10.0305739312058">
            <text:p>10.03</text:p>
          </table:table-cell>
          <table:table-cell table:formula="oooc:=LOG([.L45];10)" office:value-type="float" office:value="9.954">
            <text:p>9.95</text:p>
          </table:table-cell>
          <table:table-cell table:formula="oooc:=[.H45]-[.J45]" office:value-type="float" office:value="-9.954">
            <text:p>-9.95</text:p>
          </table:table-cell>
          <table:table-cell table:formula="oooc:=[.G45]-[.J45]" office:value-type="float" office:value="-0.0440000000000005">
            <text:p>-0.04</text:p>
          </table:table-cell>
          <table:table-cell table:formula="oooc:=10^[.Q45]" office:value-type="float" office:value="0.9036494737223">
            <text:p>0.9</text:p>
          </table:table-cell>
          <table:table-cell table:number-columns-repeated="4"/>
        </table:table-row>
        <table:table-row table:style-name="ro1">
          <table:table-cell office:value-type="string">
            <text:p>NGC 5229</text:p>
          </table:table-cell>
          <table:table-cell/>
          <table:table-cell office:value-type="string">
            <text:p>13h34m02.9s</text:p>
          </table:table-cell>
          <table:table-cell office:value-type="string">
            <text:p>47d54m55s</text:p>
          </table:table-cell>
          <table:table-cell office:value-type="float" office:value="5.1">
            <text:p>5.1</text:p>
          </table:table-cell>
          <table:table-cell office:value-type="float" office:value="-14.6">
            <text:p>-14.6</text:p>
          </table:table-cell>
          <table:table-cell office:value-type="float" office:value="8.18">
            <text:p>8.18</text:p>
          </table:table-cell>
          <table:table-cell office:value-type="float" office:value="-1.86">
            <text:p>-1.86</text:p>
          </table:table-cell>
          <table:table-cell table:formula="oooc:=LOG(10^[.H46]*1.26E+041;10)" office:value-type="float" office:value="39.2403705451176">
            <text:p>39.24</text:p>
          </table:table-cell>
          <table:table-cell table:formula="oooc:=(ABS([.F46]-5.48)/2.5)" office:value-type="float" office:value="8.032">
            <text:p>8.03</text:p>
          </table:table-cell>
          <table:table-cell table:formula="oooc:=(10^[.G46])*1.32/(10^[.H46])" office:value-type="float" office:value="14473512189.09">
            <text:p>1.45E+10</text:p>
          </table:table-cell>
          <table:table-cell table:formula="oooc:=(10^[.J46])/(10^[.H46])" office:value-type="float" office:value="7798301105.23259">
            <text:p>7.80E+009</text:p>
          </table:table-cell>
          <table:table-cell/>
          <table:table-cell table:formula="oooc:=LOG([.K46];10)" office:value-type="float" office:value="10.1605739312059">
            <text:p>10.16</text:p>
          </table:table-cell>
          <table:table-cell table:formula="oooc:=LOG([.L46];10)" office:value-type="float" office:value="9.892">
            <text:p>9.89</text:p>
          </table:table-cell>
          <table:table-cell table:formula="oooc:=[.H46]-[.J46]" office:value-type="float" office:value="-9.892">
            <text:p>-9.89</text:p>
          </table:table-cell>
          <table:table-cell table:formula="oooc:=[.G46]-[.J46]" office:value-type="float" office:value="0.148">
            <text:p>0.15</text:p>
          </table:table-cell>
          <table:table-cell table:formula="oooc:=10^[.Q46]" office:value-type="float" office:value="1.40604752412991">
            <text:p>1.41</text:p>
          </table:table-cell>
          <table:table-cell table:number-columns-repeated="4"/>
        </table:table-row>
        <table:table-row table:style-name="ro1">
          <table:table-cell office:value-type="string">
            <text:p>NGC 5238</text:p>
          </table:table-cell>
          <table:table-cell/>
          <table:table-cell office:value-type="string">
            <text:p>13h34m42.7s</text:p>
          </table:table-cell>
          <table:table-cell office:value-type="string">
            <text:p>51d36m50s</text:p>
          </table:table-cell>
          <table:table-cell office:value-type="float" office:value="4.24">
            <text:p>4.24</text:p>
          </table:table-cell>
          <table:table-cell office:value-type="float" office:value="-14.64">
            <text:p>-14.64</text:p>
          </table:table-cell>
          <table:table-cell office:value-type="float" office:value="7.27">
            <text:p>7.27</text:p>
          </table:table-cell>
          <table:table-cell office:value-type="float" office:value="-2.04">
            <text:p>-2.04</text:p>
          </table:table-cell>
          <table:table-cell table:formula="oooc:=LOG(10^[.H47]*1.26E+041;10)" office:value-type="float" office:value="39.0603705451176">
            <text:p>39.06</text:p>
          </table:table-cell>
          <table:table-cell table:formula="oooc:=(ABS([.F47]-5.48)/2.5)" office:value-type="float" office:value="8.048">
            <text:p>8.05</text:p>
          </table:table-cell>
          <table:table-cell table:formula="oooc:=(10^[.G47])*1.32/(10^[.H47])" office:value-type="float" office:value="2695094086.96378">
            <text:p>2.70E+09</text:p>
          </table:table-cell>
          <table:table-cell table:formula="oooc:=(10^[.J47])/(10^[.H47])" office:value-type="float" office:value="12246161992.6505">
            <text:p>1.22E+010</text:p>
          </table:table-cell>
          <table:table-cell/>
          <table:table-cell table:formula="oooc:=LOG([.K47];10)" office:value-type="float" office:value="9.43057393120585">
            <text:p>9.43</text:p>
          </table:table-cell>
          <table:table-cell table:formula="oooc:=LOG([.L47];10)" office:value-type="float" office:value="10.088">
            <text:p>10.09</text:p>
          </table:table-cell>
          <table:table-cell table:formula="oooc:=[.H47]-[.J47]" office:value-type="float" office:value="-10.088">
            <text:p>-10.09</text:p>
          </table:table-cell>
          <table:table-cell table:formula="oooc:=[.G47]-[.J47]" office:value-type="float" office:value="-0.778000000000001">
            <text:p>-0.78</text:p>
          </table:table-cell>
          <table:table-cell table:formula="oooc:=10^[.Q47]" office:value-type="float" office:value="0.166724721255106">
            <text:p>0.17</text:p>
          </table:table-cell>
          <table:table-cell table:number-columns-repeated="4"/>
        </table:table-row>
        <table:table-row table:style-name="ro1">
          <table:table-cell office:value-type="string">
            <text:p>UGC 8638</text:p>
          </table:table-cell>
          <table:table-cell/>
          <table:table-cell office:value-type="string">
            <text:p>13h39m19.4s</text:p>
          </table:table-cell>
          <table:table-cell office:value-type="string">
            <text:p>24d46m33s</text:p>
          </table:table-cell>
          <table:table-cell office:value-type="float" office:value="4.27">
            <text:p>4.27</text:p>
          </table:table-cell>
          <table:table-cell office:value-type="float" office:value="-13.77">
            <text:p>-13.77</text:p>
          </table:table-cell>
          <table:table-cell office:value-type="float" office:value="7.22">
            <text:p>7.22</text:p>
          </table:table-cell>
          <table:table-cell office:value-type="float" office:value="-2.3">
            <text:p>-2.3</text:p>
          </table:table-cell>
          <table:table-cell table:formula="oooc:=LOG(10^[.H48]*1.26E+041;10)" office:value-type="float" office:value="38.8003705451176">
            <text:p>38.8</text:p>
          </table:table-cell>
          <table:table-cell table:formula="oooc:=(ABS([.F48]-5.48)/2.5)" office:value-type="float" office:value="7.7">
            <text:p>7.7</text:p>
          </table:table-cell>
          <table:table-cell table:formula="oooc:=(10^[.G48])*1.32/(10^[.H48])" office:value-type="float" office:value="4370930803.5702">
            <text:p>4.37E+09</text:p>
          </table:table-cell>
          <table:table-cell table:formula="oooc:=(10^[.J48])/(10^[.H48])" office:value-type="float" office:value="10000000000">
            <text:p>1.00E+010</text:p>
          </table:table-cell>
          <table:table-cell/>
          <table:table-cell table:formula="oooc:=LOG([.K48];10)" office:value-type="float" office:value="9.64057393120585">
            <text:p>9.64</text:p>
          </table:table-cell>
          <table:table-cell table:formula="oooc:=LOG([.L48];10)" office:value-type="float" office:value="10">
            <text:p>10</text:p>
          </table:table-cell>
          <table:table-cell table:formula="oooc:=[.H48]-[.J48]" office:value-type="float" office:value="-10">
            <text:p>-10</text:p>
          </table:table-cell>
          <table:table-cell table:formula="oooc:=[.G48]-[.J48]" office:value-type="float" office:value="-0.48">
            <text:p>-0.48</text:p>
          </table:table-cell>
          <table:table-cell table:formula="oooc:=10^[.Q48]" office:value-type="float" office:value="0.331131121482591">
            <text:p>0.33</text:p>
          </table:table-cell>
          <table:table-cell table:number-columns-repeated="4"/>
        </table:table-row>
        <table:table-row table:style-name="ro1">
          <table:table-cell office:value-type="string">
            <text:p>DDO 181</text:p>
          </table:table-cell>
          <table:table-cell/>
          <table:table-cell office:value-type="string">
            <text:p>13h39m53.8s</text:p>
          </table:table-cell>
          <table:table-cell office:value-type="string">
            <text:p>40d44m21s</text:p>
          </table:table-cell>
          <table:table-cell office:value-type="float" office:value="3.02">
            <text:p>3.02</text:p>
          </table:table-cell>
          <table:table-cell office:value-type="float" office:value="-12.97">
            <text:p>-12.97</text:p>
          </table:table-cell>
          <table:table-cell office:value-type="float" office:value="7.39">
            <text:p>7.39</text:p>
          </table:table-cell>
          <table:table-cell office:value-type="float" office:value="-2.51">
            <text:p>-2.51</text:p>
          </table:table-cell>
          <table:table-cell table:formula="oooc:=LOG(10^[.H49]*1.26E+041;10)" office:value-type="float" office:value="38.5903705451176">
            <text:p>38.59</text:p>
          </table:table-cell>
          <table:table-cell table:formula="oooc:=(ABS([.F49]-5.48)/2.5)" office:value-type="float" office:value="7.38">
            <text:p>7.38</text:p>
          </table:table-cell>
          <table:table-cell table:formula="oooc:=(10^[.G49])*1.32/(10^[.H49])" office:value-type="float" office:value="10485132698.3605">
            <text:p>1.05E+10</text:p>
          </table:table-cell>
          <table:table-cell table:formula="oooc:=(10^[.J49])/(10^[.H49])" office:value-type="float" office:value="7762471166.28694">
            <text:p>7.76E+009</text:p>
          </table:table-cell>
          <table:table-cell/>
          <table:table-cell table:formula="oooc:=LOG([.K49];10)" office:value-type="float" office:value="10.0205739312059">
            <text:p>10.02</text:p>
          </table:table-cell>
          <table:table-cell table:formula="oooc:=LOG([.L49];10)" office:value-type="float" office:value="9.89">
            <text:p>9.89</text:p>
          </table:table-cell>
          <table:table-cell table:formula="oooc:=[.H49]-[.J49]" office:value-type="float" office:value="-9.89">
            <text:p>-9.89</text:p>
          </table:table-cell>
          <table:table-cell table:formula="oooc:=[.G49]-[.J49]" office:value-type="float" office:value="0.0099999999999989">
            <text:p>0.01</text:p>
          </table:table-cell>
          <table:table-cell table:formula="oooc:=10^[.Q49]" office:value-type="float" office:value="1.02329299228075">
            <text:p>1.02</text:p>
          </table:table-cell>
          <table:table-cell table:number-columns-repeated="4"/>
        </table:table-row>
        <table:table-row table:style-name="ro1">
          <table:table-cell office:value-type="string">
            <text:p>DDO 183</text:p>
          </table:table-cell>
          <table:table-cell/>
          <table:table-cell office:value-type="string">
            <text:p>13h50m50.6s</text:p>
          </table:table-cell>
          <table:table-cell office:value-type="string">
            <text:p>38d01m09s</text:p>
          </table:table-cell>
          <table:table-cell office:value-type="float" office:value="3.18">
            <text:p>3.18</text:p>
          </table:table-cell>
          <table:table-cell office:value-type="float" office:value="-13.13">
            <text:p>-13.13</text:p>
          </table:table-cell>
          <table:table-cell office:value-type="float" office:value="7.36">
            <text:p>7.36</text:p>
          </table:table-cell>
          <table:table-cell office:value-type="float" office:value="-3.04">
            <text:p>-3.04</text:p>
          </table:table-cell>
          <table:table-cell table:formula="oooc:=LOG(10^[.H50]*1.26E+041;10)" office:value-type="float" office:value="38.0603705451176">
            <text:p>38.06</text:p>
          </table:table-cell>
          <table:table-cell table:formula="oooc:=(ABS([.F50]-5.48)/2.5)" office:value-type="float" office:value="7.444">
            <text:p>7.44</text:p>
          </table:table-cell>
          <table:table-cell table:formula="oooc:=(10^[.G50])*1.32/(10^[.H50])" office:value-type="float" office:value="33156900895.9265">
            <text:p>3.32E+10</text:p>
          </table:table-cell>
          <table:table-cell table:formula="oooc:=(10^[.J50])/(10^[.H50])" office:value-type="float" office:value="30478949896.2798">
            <text:p>3.05E+010</text:p>
          </table:table-cell>
          <table:table-cell/>
          <table:table-cell table:formula="oooc:=LOG([.K50];10)" office:value-type="float" office:value="10.5205739312059">
            <text:p>10.52</text:p>
          </table:table-cell>
          <table:table-cell table:formula="oooc:=LOG([.L50];10)" office:value-type="float" office:value="10.484">
            <text:p>10.48</text:p>
          </table:table-cell>
          <table:table-cell table:formula="oooc:=[.H50]-[.J50]" office:value-type="float" office:value="-10.484">
            <text:p>-10.48</text:p>
          </table:table-cell>
          <table:table-cell table:formula="oooc:=[.G50]-[.J50]" office:value-type="float" office:value="-0.0839999999999996">
            <text:p>-0.08</text:p>
          </table:table-cell>
          <table:table-cell table:formula="oooc:=10^[.Q50]" office:value-type="float" office:value="0.824138115013003">
            <text:p>0.82</text:p>
          </table:table-cell>
          <table:table-cell table:number-columns-repeated="4"/>
        </table:table-row>
        <table:table-row table:style-name="ro2">
          <table:table-cell office:value-type="string">
            <text:p>Holmberg IV</text:p>
          </table:table-cell>
          <table:table-cell/>
          <table:table-cell office:value-type="string">
            <text:p>13h54m45.7s</text:p>
          </table:table-cell>
          <table:table-cell office:value-type="string">
            <text:p>53d54m03s</text:p>
          </table:table-cell>
          <table:table-cell office:value-type="float" office:value="6.83">
            <text:p>6.83</text:p>
          </table:table-cell>
          <table:table-cell office:value-type="float" office:value="-15.48">
            <text:p>-15.48</text:p>
          </table:table-cell>
          <table:table-cell office:value-type="float" office:value="8.34">
            <text:p>8.34</text:p>
          </table:table-cell>
          <table:table-cell office:value-type="float" office:value="-1.61">
            <text:p>-1.61</text:p>
          </table:table-cell>
          <table:table-cell table:formula="oooc:=LOG(10^[.H51]*1.26E+041;10)" office:value-type="float" office:value="39.4903705451176">
            <text:p>39.49</text:p>
          </table:table-cell>
          <table:table-cell table:formula="oooc:=(ABS([.F51]-5.48)/2.5)" office:value-type="float" office:value="8.384">
            <text:p>8.38</text:p>
          </table:table-cell>
          <table:table-cell table:formula="oooc:=(10^[.G51])*1.32/(10^[.H51])" office:value-type="float" office:value="11764512383.3654">
            <text:p>1.18E+10</text:p>
          </table:table-cell>
          <table:table-cell table:formula="oooc:=(10^[.J51])/(10^[.H51])" office:value-type="float" office:value="9862794856.31212">
            <text:p>9.86E+009</text:p>
          </table:table-cell>
          <table:table-cell/>
          <table:table-cell table:formula="oooc:=LOG([.K51];10)" office:value-type="float" office:value="10.0705739312058">
            <text:p>10.07</text:p>
          </table:table-cell>
          <table:table-cell table:formula="oooc:=LOG([.L51];10)" office:value-type="float" office:value="9.994">
            <text:p>9.99</text:p>
          </table:table-cell>
          <table:table-cell table:formula="oooc:=[.H51]-[.J51]" office:value-type="float" office:value="-9.994">
            <text:p>-9.99</text:p>
          </table:table-cell>
          <table:table-cell table:formula="oooc:=[.G51]-[.J51]" office:value-type="float" office:value="-0.0440000000000005">
            <text:p>-0.04</text:p>
          </table:table-cell>
          <table:table-cell table:formula="oooc:=10^[.Q51]" office:value-type="float" office:value="0.9036494737223">
            <text:p>0.9</text:p>
          </table:table-cell>
          <table:table-cell table:number-columns-repeated="4"/>
        </table:table-row>
        <table:table-row table:style-name="ro1">
          <table:table-cell office:value-type="string">
            <text:p>UGC 8833</text:p>
          </table:table-cell>
          <table:table-cell/>
          <table:table-cell office:value-type="string">
            <text:p>13h54m48.7s</text:p>
          </table:table-cell>
          <table:table-cell office:value-type="string">
            <text:p>35d50m15s</text:p>
          </table:table-cell>
          <table:table-cell office:value-type="float" office:value="3.12">
            <text:p>3.12</text:p>
          </table:table-cell>
          <table:table-cell office:value-type="float" office:value="-12.37">
            <text:p>-12.37</text:p>
          </table:table-cell>
          <table:table-cell office:value-type="float" office:value="7.14">
            <text:p>7.14</text:p>
          </table:table-cell>
          <table:table-cell office:value-type="float" office:value="-3.06">
            <text:p>-3.06</text:p>
          </table:table-cell>
          <table:table-cell table:formula="oooc:=LOG(10^[.H52]*1.26E+041;10)" office:value-type="float" office:value="38.0403705451176">
            <text:p>38.04</text:p>
          </table:table-cell>
          <table:table-cell table:formula="oooc:=(ABS([.F52]-5.48)/2.5)" office:value-type="float" office:value="7.14">
            <text:p>7.14</text:p>
          </table:table-cell>
          <table:table-cell table:formula="oooc:=(10^[.G52])*1.32/(10^[.H52])" office:value-type="float" office:value="20920590140.4867">
            <text:p>2.09E+10</text:p>
          </table:table-cell>
          <table:table-cell table:formula="oooc:=(10^[.J52])/(10^[.H52])" office:value-type="float" office:value="15848931924.6112">
            <text:p>1.58E+010</text:p>
          </table:table-cell>
          <table:table-cell/>
          <table:table-cell table:formula="oooc:=LOG([.K52];10)" office:value-type="float" office:value="10.3205739312058">
            <text:p>10.32</text:p>
          </table:table-cell>
          <table:table-cell table:formula="oooc:=LOG([.L52];10)" office:value-type="float" office:value="10.2">
            <text:p>10.2</text:p>
          </table:table-cell>
          <table:table-cell table:formula="oooc:=[.H52]-[.J52]" office:value-type="float" office:value="-10.2">
            <text:p>-10.2</text:p>
          </table:table-cell>
          <table:table-cell table:formula="oooc:=[.G52]-[.J52]" office:value-type="float" office:value="0">
            <text:p>0</text:p>
          </table:table-cell>
          <table:table-cell table:formula="oooc:=10^[.Q52]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NGC 5477</text:p>
          </table:table-cell>
          <table:table-cell/>
          <table:table-cell office:value-type="string">
            <text:p>14h05m33.1s</text:p>
          </table:table-cell>
          <table:table-cell office:value-type="string">
            <text:p>54d27m39s</text:p>
          </table:table-cell>
          <table:table-cell office:value-type="float" office:value="7.7">
            <text:p>7.7</text:p>
          </table:table-cell>
          <table:table-cell office:value-type="float" office:value="-15.29">
            <text:p>-15.29</text:p>
          </table:table-cell>
          <table:table-cell office:value-type="float" office:value="8.26">
            <text:p>8.26</text:p>
          </table:table-cell>
          <table:table-cell office:value-type="float" office:value="-1.27">
            <text:p>-1.27</text:p>
          </table:table-cell>
          <table:table-cell table:formula="oooc:=LOG(10^[.H53]*1.26E+041;10)" office:value-type="float" office:value="39.8303705451176">
            <text:p>39.83</text:p>
          </table:table-cell>
          <table:table-cell table:formula="oooc:=(ABS([.F53]-5.48)/2.5)" office:value-type="float" office:value="8.308">
            <text:p>8.31</text:p>
          </table:table-cell>
          <table:table-cell table:formula="oooc:=(10^[.G53])*1.32/(10^[.H53])" office:value-type="float" office:value="4472742861.03747">
            <text:p>4.47E+09</text:p>
          </table:table-cell>
          <table:table-cell table:formula="oooc:=(10^[.J53])/(10^[.H53])" office:value-type="float" office:value="3784425847.17093">
            <text:p>3.78E+009</text:p>
          </table:table-cell>
          <table:table-cell/>
          <table:table-cell table:formula="oooc:=LOG([.K53];10)" office:value-type="float" office:value="9.65057393120585">
            <text:p>9.65</text:p>
          </table:table-cell>
          <table:table-cell table:formula="oooc:=LOG([.L53];10)" office:value-type="float" office:value="9.578">
            <text:p>9.58</text:p>
          </table:table-cell>
          <table:table-cell table:formula="oooc:=[.H53]-[.J53]" office:value-type="float" office:value="-9.578">
            <text:p>-9.58</text:p>
          </table:table-cell>
          <table:table-cell table:formula="oooc:=[.G53]-[.J53]" office:value-type="float" office:value="-0.048">
            <text:p>-0.05</text:p>
          </table:table-cell>
          <table:table-cell table:formula="oooc:=10^[.Q53]" office:value-type="float" office:value="0.895364765549594">
            <text:p>0.9</text:p>
          </table:table-cell>
          <table:table-cell table:number-columns-repeated="4"/>
        </table:table-row>
        <table:table-row table:style-name="ro2">
          <table:table-cell office:value-type="string">
            <text:p>KK 230</text:p>
          </table:table-cell>
          <table:table-cell/>
          <table:table-cell table:style-name="ce1" office:value-type="string">
            <text:p>14h07m10.7<text:span text:style-name="T1">s</text:span></text:p>
          </table:table-cell>
          <table:table-cell office:value-type="string">
            <text:p>35d03m37s</text:p>
          </table:table-cell>
          <table:table-cell office:value-type="float" office:value="1.92">
            <text:p>1.92</text:p>
          </table:table-cell>
          <table:table-cell office:value-type="float" office:value="-9.57">
            <text:p>-9.57</text:p>
          </table:table-cell>
          <table:table-cell office:value-type="float" office:value="6.35">
            <text:p>6.35</text:p>
          </table:table-cell>
          <table:table-cell office:value-type="float" office:value="-5.6">
            <text:p>-5.6</text:p>
          </table:table-cell>
          <table:table-cell table:formula="oooc:=LOG(10^[.H54]*1.26E+041;10)" office:value-type="float" office:value="35.5003705451176">
            <text:p>35.5</text:p>
          </table:table-cell>
          <table:table-cell table:formula="oooc:=(ABS([.F54]-5.48)/2.5)" office:value-type="float" office:value="6.02">
            <text:p>6.02</text:p>
          </table:table-cell>
          <table:table-cell table:formula="oooc:=(10^[.G54])*1.32/(10^[.H54])" office:value-type="float" office:value="1176451238336.54">
            <text:p>1.18E+12</text:p>
          </table:table-cell>
          <table:table-cell table:formula="oooc:=(10^[.J54])/(10^[.H54])" office:value-type="float" office:value="416869383470.336">
            <text:p>4.17E+011</text:p>
          </table:table-cell>
          <table:table-cell/>
          <table:table-cell table:formula="oooc:=LOG([.K54];10)" office:value-type="float" office:value="12.0705739312058">
            <text:p>12.07</text:p>
          </table:table-cell>
          <table:table-cell table:formula="oooc:=LOG([.L54];10)" office:value-type="float" office:value="11.62">
            <text:p>11.62</text:p>
          </table:table-cell>
          <table:table-cell table:formula="oooc:=[.H54]-[.J54]" office:value-type="float" office:value="-11.62">
            <text:p>-11.62</text:p>
          </table:table-cell>
          <table:table-cell table:formula="oooc:=[.G54]-[.J54]" office:value-type="float" office:value="0.329999999999999">
            <text:p>0.33</text:p>
          </table:table-cell>
          <table:table-cell table:formula="oooc:=10^[.Q54]" office:value-type="float" office:value="2.13796208950223">
            <text:p>2.14</text:p>
          </table:table-cell>
          <table:table-cell table:number-columns-repeated="4"/>
        </table:table-row>
        <table:table-row table:style-name="ro1">
          <table:table-cell office:value-type="string">
            <text:p>KKH 87</text:p>
          </table:table-cell>
          <table:table-cell/>
          <table:table-cell office:value-type="string">
            <text:p>14h15m09.3s</text:p>
          </table:table-cell>
          <table:table-cell office:value-type="string">
            <text:p>57d05m15s</text:p>
          </table:table-cell>
          <table:table-cell office:value-type="float" office:value="7.4">
            <text:p>7.4</text:p>
          </table:table-cell>
          <table:table-cell office:value-type="float" office:value="-13.3">
            <text:p>-13.3</text:p>
          </table:table-cell>
          <table:table-cell office:value-type="float" office:value="7.64">
            <text:p>7.64</text:p>
          </table:table-cell>
          <table:table-cell office:value-type="float" office:value="-2.57">
            <text:p>-2.57</text:p>
          </table:table-cell>
          <table:table-cell table:formula="oooc:=LOG(10^[.H55]*1.26E+041;10)" office:value-type="float" office:value="38.5303705451176">
            <text:p>38.53</text:p>
          </table:table-cell>
          <table:table-cell table:formula="oooc:=(ABS([.F55]-5.48)/2.5)" office:value-type="float" office:value="7.512">
            <text:p>7.51</text:p>
          </table:table-cell>
          <table:table-cell table:formula="oooc:=(10^[.G55])*1.32/(10^[.H55])" office:value-type="float" office:value="21407893285.1379">
            <text:p>2.14E+10</text:p>
          </table:table-cell>
          <table:table-cell table:formula="oooc:=(10^[.J55])/(10^[.H55])" office:value-type="float" office:value="12078138351.0678">
            <text:p>1.21E+010</text:p>
          </table:table-cell>
          <table:table-cell/>
          <table:table-cell table:formula="oooc:=LOG([.K55];10)" office:value-type="float" office:value="10.3305739312058">
            <text:p>10.33</text:p>
          </table:table-cell>
          <table:table-cell table:formula="oooc:=LOG([.L55];10)" office:value-type="float" office:value="10.082">
            <text:p>10.08</text:p>
          </table:table-cell>
          <table:table-cell table:formula="oooc:=[.H55]-[.J55]" office:value-type="float" office:value="-10.082">
            <text:p>-10.08</text:p>
          </table:table-cell>
          <table:table-cell table:formula="oooc:=[.G55]-[.J55]" office:value-type="float" office:value="0.127999999999999">
            <text:p>0.13</text:p>
          </table:table-cell>
          <table:table-cell table:formula="oooc:=10^[.Q55]" office:value-type="float" office:value="1.34276496113786">
            <text:p>1.34</text:p>
          </table:table-cell>
          <table:table-cell table:number-columns-repeated="4"/>
        </table:table-row>
        <table:table-row table:style-name="ro1">
          <table:table-cell office:value-type="string">
            <text:p>DDO 187</text:p>
          </table:table-cell>
          <table:table-cell/>
          <table:table-cell office:value-type="string">
            <text:p>14h15m56.5s</text:p>
          </table:table-cell>
          <table:table-cell office:value-type="string">
            <text:p>23d03m19s</text:p>
          </table:table-cell>
          <table:table-cell office:value-type="float" office:value="2.28">
            <text:p>2.28</text:p>
          </table:table-cell>
          <table:table-cell office:value-type="float" office:value="-12.51">
            <text:p>-12.51</text:p>
          </table:table-cell>
          <table:table-cell office:value-type="float" office:value="7.16">
            <text:p>7.16</text:p>
          </table:table-cell>
          <table:table-cell office:value-type="float" office:value="-3.57">
            <text:p>-3.57</text:p>
          </table:table-cell>
          <table:table-cell table:formula="oooc:=LOG(10^[.H56]*1.26E+041;10)" office:value-type="float" office:value="37.5303705451176">
            <text:p>37.53</text:p>
          </table:table-cell>
          <table:table-cell table:formula="oooc:=(ABS([.F56]-5.48)/2.5)" office:value-type="float" office:value="7.196">
            <text:p>7.2</text:p>
          </table:table-cell>
          <table:table-cell table:formula="oooc:=(10^[.G56])*1.32/(10^[.H56])" office:value-type="float" office:value="70888197120.8734">
            <text:p>7.09E+10</text:p>
          </table:table-cell>
          <table:table-cell table:formula="oooc:=(10^[.J56])/(10^[.H56])" office:value-type="float" office:value="58344510427.3745">
            <text:p>5.83E+010</text:p>
          </table:table-cell>
          <table:table-cell/>
          <table:table-cell table:formula="oooc:=LOG([.K56];10)" office:value-type="float" office:value="10.8505739312059">
            <text:p>10.85</text:p>
          </table:table-cell>
          <table:table-cell table:formula="oooc:=LOG([.L56];10)" office:value-type="float" office:value="10.766">
            <text:p>10.77</text:p>
          </table:table-cell>
          <table:table-cell table:formula="oooc:=[.H56]-[.J56]" office:value-type="float" office:value="-10.766">
            <text:p>-10.77</text:p>
          </table:table-cell>
          <table:table-cell table:formula="oooc:=[.G56]-[.J56]" office:value-type="float" office:value="-0.0360000000000005">
            <text:p>-0.04</text:p>
          </table:table-cell>
          <table:table-cell table:formula="oooc:=10^[.Q56]" office:value-type="float" office:value="0.92044957175317">
            <text:p>0.92</text:p>
          </table:table-cell>
          <table:table-cell table:number-columns-repeated="4"/>
        </table:table-row>
        <table:table-row table:style-name="ro1">
          <table:table-cell office:value-type="string">
            <text:p>DDO 190</text:p>
          </table:table-cell>
          <table:table-cell/>
          <table:table-cell office:value-type="string">
            <text:p>14h24m43.4s</text:p>
          </table:table-cell>
          <table:table-cell office:value-type="string">
            <text:p>44d31m33s</text:p>
          </table:table-cell>
          <table:table-cell office:value-type="float" office:value="2.79">
            <text:p>2.79</text:p>
          </table:table-cell>
          <table:table-cell office:value-type="float" office:value="-14.18">
            <text:p>-14.18</text:p>
          </table:table-cell>
          <table:table-cell office:value-type="float" office:value="7.63">
            <text:p>7.63</text:p>
          </table:table-cell>
          <table:table-cell office:value-type="float" office:value="-2.52">
            <text:p>-2.52</text:p>
          </table:table-cell>
          <table:table-cell table:formula="oooc:=LOG(10^[.H57]*1.26E+041;10)" office:value-type="float" office:value="38.5803705451176">
            <text:p>38.58</text:p>
          </table:table-cell>
          <table:table-cell table:formula="oooc:=(ABS([.F57]-5.48)/2.5)" office:value-type="float" office:value="7.864">
            <text:p>7.86</text:p>
          </table:table-cell>
          <table:table-cell table:formula="oooc:=(10^[.G57])*1.32/(10^[.H57])" office:value-type="float" office:value="18645495589.0204">
            <text:p>1.86E+10</text:p>
          </table:table-cell>
          <table:table-cell table:formula="oooc:=(10^[.J57])/(10^[.H57])" office:value-type="float" office:value="24210290467.3618">
            <text:p>2.42E+010</text:p>
          </table:table-cell>
          <table:table-cell/>
          <table:table-cell table:formula="oooc:=LOG([.K57];10)" office:value-type="float" office:value="10.2705739312058">
            <text:p>10.27</text:p>
          </table:table-cell>
          <table:table-cell table:formula="oooc:=LOG([.L57];10)" office:value-type="float" office:value="10.384">
            <text:p>10.38</text:p>
          </table:table-cell>
          <table:table-cell table:formula="oooc:=[.H57]-[.J57]" office:value-type="float" office:value="-10.384">
            <text:p>-10.38</text:p>
          </table:table-cell>
          <table:table-cell table:formula="oooc:=[.G57]-[.J57]" office:value-type="float" office:value="-0.234">
            <text:p>-0.23</text:p>
          </table:table-cell>
          <table:table-cell table:formula="oooc:=10^[.Q57]" office:value-type="float" office:value="0.583445104273745">
            <text:p>0.58</text:p>
          </table:table-cell>
          <table:table-cell table:number-columns-repeated="4"/>
        </table:table-row>
        <table:table-row table:style-name="ro1">
          <table:table-cell office:value-type="string">
            <text:p>DDO 194</text:p>
          </table:table-cell>
          <table:table-cell/>
          <table:table-cell office:value-type="string">
            <text:p>14h35m24.1s</text:p>
          </table:table-cell>
          <table:table-cell office:value-type="string">
            <text:p>57d15m21s</text:p>
          </table:table-cell>
          <table:table-cell office:value-type="float" office:value="8">
            <text:p>8</text:p>
          </table:table-cell>
          <table:table-cell office:value-type="float" office:value="-15.05">
            <text:p>-15.05</text:p>
          </table:table-cell>
          <table:table-cell office:value-type="float" office:value="8">
            <text:p>8</text:p>
          </table:table-cell>
          <table:table-cell office:value-type="float" office:value="-2.18">
            <text:p>-2.18</text:p>
          </table:table-cell>
          <table:table-cell table:formula="oooc:=LOG(10^[.H58]*1.26E+041;10)" office:value-type="float" office:value="38.9203705451176">
            <text:p>38.92</text:p>
          </table:table-cell>
          <table:table-cell table:formula="oooc:=(ABS([.F58]-5.48)/2.5)" office:value-type="float" office:value="8.212">
            <text:p>8.21</text:p>
          </table:table-cell>
          <table:table-cell table:formula="oooc:=(10^[.G58])*1.32/(10^[.H58])" office:value-type="float" office:value="19979008479.358">
            <text:p>2.00E+10</text:p>
          </table:table-cell>
          <table:table-cell table:formula="oooc:=(10^[.J58])/(10^[.H58])" office:value-type="float" office:value="24660393372.3434">
            <text:p>2.47E+010</text:p>
          </table:table-cell>
          <table:table-cell/>
          <table:table-cell table:formula="oooc:=LOG([.K58];10)" office:value-type="float" office:value="10.3005739312058">
            <text:p>10.3</text:p>
          </table:table-cell>
          <table:table-cell table:formula="oooc:=LOG([.L58];10)" office:value-type="float" office:value="10.392">
            <text:p>10.39</text:p>
          </table:table-cell>
          <table:table-cell table:formula="oooc:=[.H58]-[.J58]" office:value-type="float" office:value="-10.392">
            <text:p>-10.39</text:p>
          </table:table-cell>
          <table:table-cell table:formula="oooc:=[.G58]-[.J58]" office:value-type="float" office:value="-0.212">
            <text:p>-0.21</text:p>
          </table:table-cell>
          <table:table-cell table:formula="oooc:=10^[.Q58]" office:value-type="float" office:value="0.613762005164794">
            <text:p>0.61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>
            <text:p>dE</text:p>
          </table:table-cell>
          <table:table-cell table:number-columns-repeated="9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10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>
            <text:p>NGC 4627</text:p>
          </table:table-cell>
          <table:table-cell/>
          <table:table-cell office:value-type="string">
            <text:p>12h41m59.7</text:p>
          </table:table-cell>
          <table:table-cell office:value-type="string">
            <text:p>32d34m25s</text:p>
          </table:table-cell>
          <table:table-cell office:value-type="float" office:value="9.38">
            <text:p>9.38</text:p>
          </table:table-cell>
          <table:table-cell office:value-type="float" office:value="-16.87">
            <text:p>-16.87</text:p>
          </table:table-cell>
          <table:table-cell office:value-type="float" office:value="7.6">
            <text:p>7.6</text:p>
          </table:table-cell>
          <table:table-cell office:value-type="float" office:value="-3.9">
            <text:p>-3.9</text:p>
          </table:table-cell>
          <table:table-cell table:formula="oooc:=LOG(10^[.H66]*1.26E+041;10)" office:value-type="float" office:value="37.2003705451176">
            <text:p>37.2</text:p>
          </table:table-cell>
          <table:table-cell table:formula="oooc:=(ABS([.F66]-5.48)/2.5)" office:value-type="float" office:value="8.94">
            <text:p>8.94</text:p>
          </table:table-cell>
          <table:table-cell table:formula="oooc:=(10^[.G66])*1.32/(10^[.H66])" office:value-type="float" office:value="417420651142.226">
            <text:p>4.17E+11</text:p>
          </table:table-cell>
          <table:table-cell table:formula="oooc:=(10^[.J66])/(10^[.H66])" office:value-type="float" office:value="6918309709189.38">
            <text:p>6.92E+012</text:p>
          </table:table-cell>
          <table:table-cell/>
          <table:table-cell table:formula="oooc:=LOG([.K66];10)" office:value-type="float" office:value="11.6205739312058">
            <text:p>11.62</text:p>
          </table:table-cell>
          <table:table-cell table:formula="oooc:=LOG([.L66];10)" office:value-type="float" office:value="12.84">
            <text:p>12.84</text:p>
          </table:table-cell>
          <table:table-cell table:formula="oooc:=[.H66]-[.J66]" office:value-type="float" office:value="-12.84">
            <text:p>-12.84</text:p>
          </table:table-cell>
          <table:table-cell table:formula="oooc:=[.G66]-[.J66]" office:value-type="float" office:value="-1.34">
            <text:p>-1.34</text:p>
          </table:table-cell>
          <table:table-cell table:number-columns-repeated="5"/>
        </table:table-row>
        <table:table-row table:style-name="ro1">
          <table:table-cell office:value-type="string">
            <text:p>UGC 8882</text:p>
          </table:table-cell>
          <table:table-cell/>
          <table:table-cell office:value-type="string">
            <text:p>13h57m14.6s</text:p>
          </table:table-cell>
          <table:table-cell office:value-type="string">
            <text:p>54d06m03s</text:p>
          </table:table-cell>
          <table:table-cell office:value-type="float" office:value="8.3">
            <text:p>8.3</text:p>
          </table:table-cell>
          <table:table-cell office:value-type="float" office:value="-13.64">
            <text:p>-13.64</text:p>
          </table:table-cell>
          <table:table-cell office:value-type="float" office:value="7.2">
            <text:p>7.2</text:p>
          </table:table-cell>
          <table:table-cell office:value-type="float" office:value="-4.1">
            <text:p>-4.1</text:p>
          </table:table-cell>
          <table:table-cell table:formula="oooc:=LOG(10^[.H67]*1.26E+041;10)" office:value-type="float" office:value="37.0003705451176">
            <text:p>37</text:p>
          </table:table-cell>
          <table:table-cell table:formula="oooc:=(ABS([.F67]-5.48)/2.5)" office:value-type="float" office:value="7.648">
            <text:p>7.65</text:p>
          </table:table-cell>
          <table:table-cell table:formula="oooc:=(10^[.G67])*1.32/(10^[.H67])" office:value-type="float" office:value="263374625575.892">
            <text:p>2.63E+11</text:p>
          </table:table-cell>
          <table:table-cell table:formula="oooc:=(10^[.J67])/(10^[.H67])" office:value-type="float" office:value="559757601495.11">
            <text:p>5.60E+011</text:p>
          </table:table-cell>
          <table:table-cell/>
          <table:table-cell table:formula="oooc:=LOG([.K67];10)" office:value-type="float" office:value="11.4205739312058">
            <text:p>11.42</text:p>
          </table:table-cell>
          <table:table-cell table:formula="oooc:=LOG([.L67];10)" office:value-type="float" office:value="11.748">
            <text:p>11.75</text:p>
          </table:table-cell>
          <table:table-cell table:formula="oooc:=[.H67]-[.J67]" office:value-type="float" office:value="-11.748">
            <text:p>-11.75</text:p>
          </table:table-cell>
          <table:table-cell table:formula="oooc:=[.G67]-[.J67]" office:value-type="float" office:value="-0.448">
            <text:p>-0.45</text:p>
          </table:table-cell>
          <table:table-cell table:number-columns-repeated="5"/>
        </table:table-row>
        <table:table-row table:style-name="ro1">
          <table:table-cell office:value-type="string">
            <text:p>KK 166</text:p>
          </table:table-cell>
          <table:table-cell/>
          <table:table-cell office:value-type="string">
            <text:p>12h49m13.3s</text:p>
          </table:table-cell>
          <table:table-cell office:value-type="string">
            <text:p>35d36m45</text:p>
          </table:table-cell>
          <table:table-cell office:value-type="float" office:value="4.74">
            <text:p>4.74</text:p>
          </table:table-cell>
          <table:table-cell office:value-type="float" office:value="-10.82">
            <text:p>-10.82</text:p>
          </table:table-cell>
          <table:table-cell office:value-type="float" office:value="6.4">
            <text:p>6.4</text:p>
          </table:table-cell>
          <table:table-cell office:value-type="float" office:value="-4.7">
            <text:p>-4.7</text:p>
          </table:table-cell>
          <table:table-cell table:formula="oooc:=LOG(10^[.H68]*1.26E+041;10)" office:value-type="float" office:value="36.4003705451176">
            <text:p>36.4</text:p>
          </table:table-cell>
          <table:table-cell table:formula="oooc:=(ABS([.F68]-5.48)/2.5)" office:value-type="float" office:value="6.52">
            <text:p>6.52</text:p>
          </table:table-cell>
          <table:table-cell table:formula="oooc:=(10^[.G68])*1.32/(10^[.H68])" office:value-type="float" office:value="166178154356.83">
            <text:p>1.66E+11</text:p>
          </table:table-cell>
          <table:table-cell table:formula="oooc:=(10^[.J68])/(10^[.H68])" office:value-type="float" office:value="165958690743.756">
            <text:p>1.66E+011</text:p>
          </table:table-cell>
          <table:table-cell/>
          <table:table-cell table:formula="oooc:=LOG([.K68];10)" office:value-type="float" office:value="11.2205739312059">
            <text:p>11.22</text:p>
          </table:table-cell>
          <table:table-cell table:formula="oooc:=LOG([.L68];10)" office:value-type="float" office:value="11.22">
            <text:p>11.22</text:p>
          </table:table-cell>
          <table:table-cell table:formula="oooc:=[.H68]-[.J68]" office:value-type="float" office:value="-11.22">
            <text:p>-11.22</text:p>
          </table:table-cell>
          <table:table-cell table:formula="oooc:=[.G68]-[.J68]" office:value-type="float" office:value="-0.12">
            <text:p>-0.12</text:p>
          </table:table-cell>
          <table:table-cell table:number-columns-repeated="5"/>
        </table:table-row>
        <table:table-row table:style-name="ro1">
          <table:table-cell table:style-name="ce1" office:value-type="string">
            <text:p>KKR 25 </text:p>
          </table:table-cell>
          <table:table-cell/>
          <table:table-cell office:value-type="string">
            <text:p>16h13m47.6s</text:p>
          </table:table-cell>
          <table:table-cell office:value-type="string">
            <text:p>54d22m16s</text:p>
          </table:table-cell>
          <table:table-cell office:value-type="float" office:value="1.86">
            <text:p>1.86</text:p>
          </table:table-cell>
          <table:table-cell office:value-type="float" office:value="-9.94">
            <text:p>-9.94</text:p>
          </table:table-cell>
          <table:table-cell office:value-type="float" office:value="4.9">
            <text:p>4.9</text:p>
          </table:table-cell>
          <table:table-cell office:value-type="float" office:value="-5">
            <text:p>-5</text:p>
          </table:table-cell>
          <table:table-cell table:formula="oooc:=LOG(10^[.H69]*1.26E+041;10)" office:value-type="float" office:value="36.1003705451176">
            <text:p>36.1</text:p>
          </table:table-cell>
          <table:table-cell table:formula="oooc:=(ABS([.F69]-5.48)/2.5)" office:value-type="float" office:value="6.168">
            <text:p>6.17</text:p>
          </table:table-cell>
          <table:table-cell table:formula="oooc:=(10^[.G69])*1.32/(10^[.H69])" office:value-type="float" office:value="10485132698.3605">
            <text:p>1.05E+10</text:p>
          </table:table-cell>
          <table:table-cell table:formula="oooc:=(10^[.J69])/(10^[.H69])" office:value-type="float" office:value="147231250243.272">
            <text:p>1.47E+011</text:p>
          </table:table-cell>
          <table:table-cell/>
          <table:table-cell table:formula="oooc:=LOG([.K69];10)" office:value-type="float" office:value="10.0205739312059">
            <text:p>10.02</text:p>
          </table:table-cell>
          <table:table-cell table:formula="oooc:=LOG([.L69];10)" office:value-type="float" office:value="11.168">
            <text:p>11.17</text:p>
          </table:table-cell>
          <table:table-cell table:formula="oooc:=[.H69]-[.J69]" office:value-type="float" office:value="-11.168">
            <text:p>-11.17</text:p>
          </table:table-cell>
          <table:table-cell table:formula="oooc:=[.G69]-[.J69]" office:value-type="float" office:value="-1.268">
            <text:p>-1.27</text:p>
          </table:table-cell>
          <table:table-cell table:number-columns-repeated="5"/>
        </table:table-row>
      </table:table>
      <table:table table:name="M81" table:style-name="ta1" table:print="false">
        <office:forms form:automatic-focus="false" form:apply-design-mode="false"/>
        <table:table-column table:style-name="co1" table:number-columns-repeated="23" table:default-cell-style-name="Default"/>
        <table:table-row table:style-name="ro2">
          <table:table-cell table:number-columns-repeated="2"/>
          <table:table-cell office:value-type="string">
            <text:p>Ra (2000)</text:p>
          </table:table-cell>
          <table:table-cell office:value-type="string">
            <text:p>Dec</text:p>
          </table:table-cell>
          <table:table-cell office:value-type="string">
            <text:p>D (Mpc)</text:p>
          </table:table-cell>
          <table:table-cell office:value-type="string">
            <text:p>Mb</text:p>
          </table:table-cell>
          <table:table-cell office:value-type="string">
            <text:p>log(MHI)</text:p>
          </table:table-cell>
          <table:table-cell office:value-type="string">
            <text:p>log(SFR)</text:p>
          </table:table-cell>
          <table:table-cell office:value-type="string">
            <text:p>log(MHI/SFR)</text:p>
          </table:table-cell>
          <table:table-cell office:value-type="string">
            <text:p>log(Lb/SFR)</text:p>
          </table:table-cell>
          <table:table-cell office:value-type="string">
            <text:p>MHI/LB</text:p>
          </table:table-cell>
          <table:table-cell/>
          <table:table-cell office:value-type="string">
            <text:p>log(L(B))</text:p>
          </table:table-cell>
          <table:table-cell office:value-type="string">
            <text:p>Tgas</text:p>
          </table:table-cell>
          <table:table-cell office:value-type="string">
            <text:p>log(Tgas)</text:p>
          </table:table-cell>
          <table:table-cell office:value-type="string">
            <text:p>Tform</text:p>
          </table:table-cell>
          <table:table-cell office:value-type="string">
            <text:p>log(Tform)</text:p>
          </table:table-cell>
          <table:table-cell/>
          <table:table-cell office:value-type="string">
            <text:p>L(UV)</text:p>
          </table:table-cell>
          <table:table-cell table:number-columns-repeated="2"/>
          <table:table-cell office:value-type="string">
            <text:p>SFR</text:p>
          </table:table-cell>
          <table:table-cell/>
        </table:table-row>
        <table:table-row table:style-name="ro1">
          <table:table-cell table:number-columns-repeated="18"/>
          <table:table-cell office:value-type="string">
            <text:p>W</text:p>
          </table:table-cell>
          <table:table-cell table:number-columns-repeated="2"/>
          <table:table-cell office:value-type="string">
            <text:p>Solar masses/year</text:p>
          </table:table-cell>
          <table:table-cell/>
        </table:table-row>
        <table:table-row table:style-name="ro1">
          <table:table-cell table:number-columns-repeated="18"/>
          <table:table-cell office:value-type="string">
            <text:p>FUV</text:p>
          </table:table-cell>
          <table:table-cell office:value-type="string">
            <text:p>NUV</text:p>
          </table:table-cell>
          <table:table-cell/>
          <table:table-cell office:value-type="string">
            <text:p>FUV</text:p>
          </table:table-cell>
          <table:table-cell office:value-type="string">
            <text:p>NUV</text:p>
          </table:table-cell>
        </table:table-row>
        <table:table-row table:style-name="ro1">
          <table:table-cell office:value-type="string">
            <text:p>KKH 34</text:p>
          </table:table-cell>
          <table:table-cell/>
          <table:table-cell office:value-type="string">
            <text:p>5 59 41.2</text:p>
          </table:table-cell>
          <table:table-cell office:value-type="string">
            <text:p>73 25 39</text:p>
          </table:table-cell>
          <table:table-cell office:value-type="float" office:value="4.61">
            <text:p>4.61</text:p>
          </table:table-cell>
          <table:table-cell office:value-type="float" office:value="-12.3">
            <text:p>-12.3</text:p>
          </table:table-cell>
          <table:table-cell office:value-type="float" office:value="7.08">
            <text:p>7.08</text:p>
          </table:table-cell>
          <table:table-cell office:value-type="float" office:value="-3.78">
            <text:p>-3.78</text:p>
          </table:table-cell>
          <table:table-cell table:formula="oooc:=[.G4]-[.H4]" office:value-type="float" office:value="10.86">
            <text:p>10.86</text:p>
          </table:table-cell>
          <table:table-cell table:formula="oooc:=(ABS([.F4]-5.48)/2.5)-[.H4]" office:value-type="float" office:value="10.892">
            <text:p>10.89</text:p>
          </table:table-cell>
          <table:table-cell table:formula="oooc:=10^([.G4]-[.M4])" office:value-type="float" office:value="0.928966386779936">
            <text:p>0.93</text:p>
          </table:table-cell>
          <table:table-cell/>
          <table:table-cell table:formula="oooc:=(ABS([.F4]-5.48)/2.5)" office:value-type="float" office:value="7.112">
            <text:p>7.11</text:p>
          </table:table-cell>
          <table:table-cell table:style-name="ce3" table:formula="oooc:=1.32*(10^[.G4])/(10^[.H4])" office:value-type="float" office:value="95625546729.8987">
            <text:p>9.56E+10</text:p>
          </table:table-cell>
          <table:table-cell table:formula="oooc:=LOG([.N4];10)" office:value-type="float" office:value="10.9805739312058">
            <text:p>10.98</text:p>
          </table:table-cell>
          <table:table-cell table:style-name="ce3" table:formula="oooc:=10^[.J4]" office:value-type="float" office:value="77983011052.3258">
            <text:p>7.80E+10</text:p>
          </table:table-cell>
          <table:table-cell table:formula="oooc:=LOG([.P4];10)" office:value-type="float" office:value="10.892">
            <text:p>10.89</text:p>
          </table:table-cell>
          <table:table-cell table:number-columns-repeated="6"/>
        </table:table-row>
        <table:table-row table:style-name="ro1">
          <table:table-cell office:value-type="string">
            <text:p>KKH 37</text:p>
          </table:table-cell>
          <table:table-cell/>
          <table:table-cell office:value-type="string">
            <text:p>6 47 45.8</text:p>
          </table:table-cell>
          <table:table-cell office:value-type="string">
            <text:p>80 07 26</text:p>
          </table:table-cell>
          <table:table-cell office:value-type="float" office:value="3.39">
            <text:p>3.39</text:p>
          </table:table-cell>
          <table:table-cell office:value-type="float" office:value="-11.59">
            <text:p>-11.59</text:p>
          </table:table-cell>
          <table:table-cell office:value-type="float" office:value="6.66">
            <text:p>6.66</text:p>
          </table:table-cell>
          <table:table-cell office:value-type="float" office:value="-3.73">
            <text:p>-3.73</text:p>
          </table:table-cell>
          <table:table-cell table:formula="oooc:=[.G5]-[.H5]" office:value-type="float" office:value="10.39">
            <text:p>10.39</text:p>
          </table:table-cell>
          <table:table-cell table:formula="oooc:=(ABS([.F5]-5.48)/2.5)-[.H5]" office:value-type="float" office:value="10.558">
            <text:p>10.56</text:p>
          </table:table-cell>
          <table:table-cell table:formula="oooc:=10^([.G5]-[.M5])" office:value-type="float" office:value="0.679203632617184">
            <text:p>0.68</text:p>
          </table:table-cell>
          <table:table-cell/>
          <table:table-cell table:formula="oooc:=(ABS([.F5]-5.48)/2.5)" office:value-type="float" office:value="6.828">
            <text:p>6.83</text:p>
          </table:table-cell>
          <table:table-cell table:style-name="ce3" table:formula="oooc:=1.32*(10^[.G5])/(10^[.H5])" office:value-type="float" office:value="32402157687.0424">
            <text:p>3.24E+10</text:p>
          </table:table-cell>
          <table:table-cell table:formula="oooc:=LOG([.N5];10)" office:value-type="float" office:value="10.5105739312058">
            <text:p>10.51</text:p>
          </table:table-cell>
          <table:table-cell table:style-name="ce3" table:formula="oooc:=10^[.J5]" office:value-type="float" office:value="36140986263.9613">
            <text:p>3.61E+10</text:p>
          </table:table-cell>
          <table:table-cell table:formula="oooc:=LOG([.P5];10)" office:value-type="float" office:value="10.558">
            <text:p>10.56</text:p>
          </table:table-cell>
          <table:table-cell table:number-columns-repeated="6"/>
        </table:table-row>
        <table:table-row table:style-name="ro1">
          <table:table-cell office:value-type="string">
            <text:p>NGC 2366</text:p>
          </table:table-cell>
          <table:table-cell/>
          <table:table-cell office:value-type="string">
            <text:p>7 28 52</text:p>
          </table:table-cell>
          <table:table-cell office:value-type="string">
            <text:p>69 12 19</text:p>
          </table:table-cell>
          <table:table-cell office:value-type="float" office:value="3.19">
            <text:p>3.19</text:p>
          </table:table-cell>
          <table:table-cell office:value-type="float" office:value="-16.02">
            <text:p>-16.02</text:p>
          </table:table-cell>
          <table:table-cell office:value-type="float" office:value="8.85">
            <text:p>8.85</text:p>
          </table:table-cell>
          <table:table-cell office:value-type="float" office:value="-0.85">
            <text:p>-0.85</text:p>
          </table:table-cell>
          <table:table-cell table:formula="oooc:=[.G6]-[.H6]" office:value-type="float" office:value="9.7">
            <text:p>9.7</text:p>
          </table:table-cell>
          <table:table-cell table:formula="oooc:=(ABS([.F6]-5.48)/2.5)-[.H6]" office:value-type="float" office:value="9.45">
            <text:p>9.45</text:p>
          </table:table-cell>
          <table:table-cell table:formula="oooc:=10^([.G6]-[.M6])" office:value-type="float" office:value="1.77827941003892">
            <text:p>1.78</text:p>
          </table:table-cell>
          <table:table-cell/>
          <table:table-cell table:formula="oooc:=(ABS([.F6]-5.48)/2.5)" office:value-type="float" office:value="8.6">
            <text:p>8.6</text:p>
          </table:table-cell>
          <table:table-cell table:style-name="ce3" table:formula="oooc:=1.32*(10^[.G6])/(10^[.H6])" office:value-type="float" office:value="6615671483.87999">
            <text:p>6.62E+09</text:p>
          </table:table-cell>
          <table:table-cell table:formula="oooc:=LOG([.N6];10)" office:value-type="float" office:value="9.82057393120585">
            <text:p>9.82</text:p>
          </table:table-cell>
          <table:table-cell table:style-name="ce3" table:formula="oooc:=10^[.J6]" office:value-type="float" office:value="2818382931.26445">
            <text:p>2.82E+09</text:p>
          </table:table-cell>
          <table:table-cell table:formula="oooc:=LOG([.P6];10)" office:value-type="float" office:value="9.45">
            <text:p>9.45</text:p>
          </table:table-cell>
          <table:table-cell/>
          <table:table-cell office:value-type="float" office:value="35.01">
            <text:p>35.01</text:p>
          </table:table-cell>
          <table:table-cell office:value-type="float" office:value="34.86">
            <text:p>34.86</text:p>
          </table:table-cell>
          <table:table-cell/>
          <table:table-cell table:style-name="ce3" table:formula="oooc:=(10^[.S6])*10000000/3.83E+033*10^-9.51" office:value-type="float" office:value="0.0825659963490435">
            <text:p>8.26E-02</text:p>
          </table:table-cell>
          <table:table-cell table:style-name="ce3" table:formula="oooc:=(10^[.T6])*10000000/3.83E+033*10^-9.33" office:value-type="float" office:value="0.0884710590441781">
            <text:p>8.85E-02</text:p>
          </table:table-cell>
        </table:table-row>
        <table:table-row table:style-name="ro2">
          <table:table-cell office:value-type="string">
            <text:p>Holmberg II</text:p>
          </table:table-cell>
          <table:table-cell/>
          <table:table-cell office:value-type="string">
            <text:p>8 19 05.9</text:p>
          </table:table-cell>
          <table:table-cell office:value-type="string">
            <text:p>70 42 51</text:p>
          </table:table-cell>
          <table:table-cell office:value-type="float" office:value="3.39">
            <text:p>3.39</text:p>
          </table:table-cell>
          <table:table-cell office:value-type="float" office:value="-16.72">
            <text:p>-16.72</text:p>
          </table:table-cell>
          <table:table-cell table:style-name="ce6" office:value-type="float" office:value="8.99">
            <text:p>8.99</text:p>
          </table:table-cell>
          <table:table-cell office:value-type="float" office:value="-1.05">
            <text:p>-1.05</text:p>
          </table:table-cell>
          <table:table-cell table:formula="oooc:=[.G7]-[.H7]" office:value-type="float" office:value="10.04">
            <text:p>10.04</text:p>
          </table:table-cell>
          <table:table-cell table:formula="oooc:=(ABS([.F7]-5.48)/2.5)-[.H7]" office:value-type="float" office:value="9.93">
            <text:p>9.93</text:p>
          </table:table-cell>
          <table:table-cell table:formula="oooc:=10^([.G7]-[.M7])" office:value-type="float" office:value="1.28824955169314">
            <text:p>1.29</text:p>
          </table:table-cell>
          <table:table-cell/>
          <table:table-cell table:formula="oooc:=(ABS([.F7]-5.48)/2.5)" office:value-type="float" office:value="8.88">
            <text:p>8.88</text:p>
          </table:table-cell>
          <table:table-cell table:style-name="ce3" table:formula="oooc:=1.32*(10^[.G7])/(10^[.H7])" office:value-type="float" office:value="14473512189.0901">
            <text:p>1.45E+10</text:p>
          </table:table-cell>
          <table:table-cell table:formula="oooc:=LOG([.N7];10)" office:value-type="float" office:value="10.1605739312059">
            <text:p>10.16</text:p>
          </table:table-cell>
          <table:table-cell table:style-name="ce3" table:formula="oooc:=10^[.J7]" office:value-type="float" office:value="8511380382.02376">
            <text:p>8.51E+09</text:p>
          </table:table-cell>
          <table:table-cell table:formula="oooc:=LOG([.P7];10)" office:value-type="float" office:value="9.93">
            <text:p>9.93</text:p>
          </table:table-cell>
          <table:table-cell/>
          <table:table-cell office:value-type="float" office:value="35.11">
            <text:p>35.11</text:p>
          </table:table-cell>
          <table:table-cell office:value-type="float" office:value="34.94">
            <text:p>34.94</text:p>
          </table:table-cell>
          <table:table-cell/>
          <table:table-cell table:style-name="ce3" table:formula="oooc:=(10^[.S7])*10000000/3.83E+033*10^-9.51" office:value-type="float" office:value="0.103944430953916">
            <text:p>1.04E-01</text:p>
          </table:table-cell>
          <table:table-cell table:style-name="ce3" table:formula="oooc:=(10^[.T7])*10000000/3.83E+033*10^-9.33" office:value-type="float" office:value="0.106365607781752">
            <text:p>1.06E-01</text:p>
          </table:table-cell>
        </table:table-row>
        <table:table-row table:style-name="ro1">
          <table:table-cell office:value-type="string">
            <text:p>KDG 52</text:p>
          </table:table-cell>
          <table:table-cell/>
          <table:table-cell office:value-type="string">
            <text:p>8 23 56</text:p>
          </table:table-cell>
          <table:table-cell office:value-type="string">
            <text:p>71 01 46</text:p>
          </table:table-cell>
          <table:table-cell office:value-type="float" office:value="3.55">
            <text:p>3.55</text:p>
          </table:table-cell>
          <table:table-cell office:value-type="float" office:value="-11.49">
            <text:p>-11.49</text:p>
          </table:table-cell>
          <table:table-cell table:style-name="ce6" office:value-type="float" office:value="7.12">
            <text:p>7.12</text:p>
          </table:table-cell>
          <table:table-cell office:value-type="float" office:value="-5.08">
            <text:p>-5.08</text:p>
          </table:table-cell>
          <table:table-cell table:formula="oooc:=[.G8]-[.H8]" office:value-type="float" office:value="12.2">
            <text:p>12.2</text:p>
          </table:table-cell>
          <table:table-cell table:formula="oooc:=(ABS([.F8]-5.48)/2.5)-[.H8]" office:value-type="float" office:value="11.868">
            <text:p>11.87</text:p>
          </table:table-cell>
          <table:table-cell table:formula="oooc:=10^([.G8]-[.M8])" office:value-type="float" office:value="2.14783047413054">
            <text:p>2.15</text:p>
          </table:table-cell>
          <table:table-cell/>
          <table:table-cell table:formula="oooc:=(ABS([.F8]-5.48)/2.5)" office:value-type="float" office:value="6.788">
            <text:p>6.79</text:p>
          </table:table-cell>
          <table:table-cell table:style-name="ce3" table:formula="oooc:=1.32*(10^[.G8])/(10^[.H8])" office:value-type="float" office:value="2092059014048.67">
            <text:p>2.09E+12</text:p>
          </table:table-cell>
          <table:table-cell table:formula="oooc:=LOG([.N8];10)" office:value-type="float" office:value="12.3205739312059">
            <text:p>12.32</text:p>
          </table:table-cell>
          <table:table-cell table:style-name="ce3" table:formula="oooc:=10^[.J8]" office:value-type="float" office:value="737904230129.099">
            <text:p>7.38E+11</text:p>
          </table:table-cell>
          <table:table-cell table:formula="oooc:=LOG([.P8];10)" office:value-type="float" office:value="11.868">
            <text:p>11.87</text:p>
          </table:table-cell>
          <table:table-cell table:number-columns-repeated="6"/>
        </table:table-row>
        <table:table-row table:style-name="ro1">
          <table:table-cell office:value-type="string">
            <text:p>DDO 53</text:p>
          </table:table-cell>
          <table:table-cell/>
          <table:table-cell office:value-type="string">
            <text:p>8 34 6.5</text:p>
          </table:table-cell>
          <table:table-cell office:value-type="string">
            <text:p>66 10 45</text:p>
          </table:table-cell>
          <table:table-cell office:value-type="float" office:value="3.56">
            <text:p>3.56</text:p>
          </table:table-cell>
          <table:table-cell office:value-type="float" office:value="-13.37">
            <text:p>-13.37</text:p>
          </table:table-cell>
          <table:table-cell table:style-name="ce6" office:value-type="float" office:value="7.61">
            <text:p>7.61</text:p>
          </table:table-cell>
          <table:table-cell office:value-type="float" office:value="-2.04">
            <text:p>-2.04</text:p>
          </table:table-cell>
          <table:table-cell table:formula="oooc:=[.G9]-[.H9]" office:value-type="float" office:value="9.65">
            <text:p>9.65</text:p>
          </table:table-cell>
          <table:table-cell table:formula="oooc:=(ABS([.F9]-5.48)/2.5)-[.H9]" office:value-type="float" office:value="9.58">
            <text:p>9.58</text:p>
          </table:table-cell>
          <table:table-cell table:formula="oooc:=10^([.G9]-[.M9])" office:value-type="float" office:value="1.17489755493953">
            <text:p>1.17</text:p>
          </table:table-cell>
          <table:table-cell/>
          <table:table-cell table:formula="oooc:=(ABS([.F9]-5.48)/2.5)" office:value-type="float" office:value="7.54">
            <text:p>7.54</text:p>
          </table:table-cell>
          <table:table-cell table:style-name="ce3" table:formula="oooc:=1.32*(10^[.G9])/(10^[.H9])" office:value-type="float" office:value="5896223416.39272">
            <text:p>5.90E+09</text:p>
          </table:table-cell>
          <table:table-cell table:formula="oooc:=LOG([.N9];10)" office:value-type="float" office:value="9.77057393120585">
            <text:p>9.77</text:p>
          </table:table-cell>
          <table:table-cell table:style-name="ce3" table:formula="oooc:=10^[.J9]" office:value-type="float" office:value="3801893963.20563">
            <text:p>3.80E+09</text:p>
          </table:table-cell>
          <table:table-cell table:formula="oooc:=LOG([.P9];10)" office:value-type="float" office:value="9.58">
            <text:p>9.58</text:p>
          </table:table-cell>
          <table:table-cell table:number-columns-repeated="6"/>
        </table:table-row>
        <table:table-row table:style-name="ro1">
          <table:table-cell office:value-type="string">
            <text:p>U4483</text:p>
          </table:table-cell>
          <table:table-cell/>
          <table:table-cell office:value-type="string">
            <text:p>8 37 3</text:p>
          </table:table-cell>
          <table:table-cell office:value-type="string">
            <text:p>69 46 31</text:p>
          </table:table-cell>
          <table:table-cell office:value-type="float" office:value="3.21">
            <text:p>3.21</text:p>
          </table:table-cell>
          <table:table-cell office:value-type="float" office:value="-12.73">
            <text:p>-12.73</text:p>
          </table:table-cell>
          <table:table-cell table:style-name="ce6" office:value-type="float" office:value="7.51">
            <text:p>7.51</text:p>
          </table:table-cell>
          <table:table-cell office:value-type="float" office:value="-2.35">
            <text:p>-2.35</text:p>
          </table:table-cell>
          <table:table-cell table:formula="oooc:=[.G10]-[.H10]" office:value-type="float" office:value="9.86">
            <text:p>9.86</text:p>
          </table:table-cell>
          <table:table-cell table:formula="oooc:=(ABS([.F10]-5.48)/2.5)-[.H10]" office:value-type="float" office:value="9.634">
            <text:p>9.63</text:p>
          </table:table-cell>
          <table:table-cell table:formula="oooc:=10^([.G10]-[.M10])" office:value-type="float" office:value="1.68267406107046">
            <text:p>1.68</text:p>
          </table:table-cell>
          <table:table-cell/>
          <table:table-cell table:formula="oooc:=(ABS([.F10]-5.48)/2.5)" office:value-type="float" office:value="7.284">
            <text:p>7.28</text:p>
          </table:table-cell>
          <table:table-cell table:style-name="ce3" table:formula="oooc:=1.32*(10^[.G10])/(10^[.H10])" office:value-type="float" office:value="9562554672.98987">
            <text:p>9.56E+09</text:p>
          </table:table-cell>
          <table:table-cell table:formula="oooc:=LOG([.N10];10)" office:value-type="float" office:value="9.98057393120585">
            <text:p>9.98</text:p>
          </table:table-cell>
          <table:table-cell table:style-name="ce3" table:formula="oooc:=10^[.J10]" office:value-type="float" office:value="4305266104.91711">
            <text:p>4.31E+09</text:p>
          </table:table-cell>
          <table:table-cell table:formula="oooc:=LOG([.P10];10)" office:value-type="float" office:value="9.634">
            <text:p>9.63</text:p>
          </table:table-cell>
          <table:table-cell table:number-columns-repeated="6"/>
        </table:table-row>
        <table:table-row table:style-name="ro2">
          <table:table-cell office:value-type="string">
            <text:p>Holmberg I</text:p>
          </table:table-cell>
          <table:table-cell/>
          <table:table-cell office:value-type="string">
            <text:p>9 40 28.2</text:p>
          </table:table-cell>
          <table:table-cell office:value-type="string">
            <text:p>71 11 11</text:p>
          </table:table-cell>
          <table:table-cell office:value-type="float" office:value="3.84">
            <text:p>3.84</text:p>
          </table:table-cell>
          <table:table-cell office:value-type="float" office:value="-14.49">
            <text:p>-14.49</text:p>
          </table:table-cell>
          <table:table-cell table:style-name="ce6" office:value-type="float" office:value="8.13">
            <text:p>8.13</text:p>
          </table:table-cell>
          <table:table-cell office:value-type="float" office:value="-2.13">
            <text:p>-2.13</text:p>
          </table:table-cell>
          <table:table-cell table:formula="oooc:=[.G11]-[.H11]" office:value-type="float" office:value="10.26">
            <text:p>10.26</text:p>
          </table:table-cell>
          <table:table-cell table:formula="oooc:=(ABS([.F11]-5.48)/2.5)-[.H11]" office:value-type="float" office:value="10.118">
            <text:p>10.12</text:p>
          </table:table-cell>
          <table:table-cell table:formula="oooc:=10^([.G11]-[.M11])" office:value-type="float" office:value="1.38675582887189">
            <text:p>1.39</text:p>
          </table:table-cell>
          <table:table-cell/>
          <table:table-cell table:formula="oooc:=(ABS([.F11]-5.48)/2.5)" office:value-type="float" office:value="7.988">
            <text:p>7.99</text:p>
          </table:table-cell>
          <table:table-cell table:style-name="ce3" table:formula="oooc:=1.32*(10^[.G11])/(10^[.H11])" office:value-type="float" office:value="24020051333.6518">
            <text:p>2.40E+10</text:p>
          </table:table-cell>
          <table:table-cell table:formula="oooc:=LOG([.N11];10)" office:value-type="float" office:value="10.3805739312059">
            <text:p>10.38</text:p>
          </table:table-cell>
          <table:table-cell table:style-name="ce3" table:formula="oooc:=10^[.J11]" office:value-type="float" office:value="13121998990.192">
            <text:p>1.31E+10</text:p>
          </table:table-cell>
          <table:table-cell table:formula="oooc:=LOG([.P11];10)" office:value-type="float" office:value="10.118">
            <text:p>10.12</text:p>
          </table:table-cell>
          <table:table-cell/>
          <table:table-cell office:value-type="float" office:value="34.26">
            <text:p>34.26</text:p>
          </table:table-cell>
          <table:table-cell office:value-type="float" office:value="34.11">
            <text:p>34.11</text:p>
          </table:table-cell>
          <table:table-cell/>
          <table:table-cell table:style-name="ce3" table:formula="oooc:=(10^[.S11])*10000000/3.83E+033*10^-9.51" office:value-type="float" office:value="0.0146825411276853">
            <text:p>1.47E-02</text:p>
          </table:table-cell>
          <table:table-cell table:style-name="ce3" table:formula="oooc:=(10^[.T11])*10000000/3.83E+033*10^-9.33" office:value-type="float" office:value="0.01573262626826">
            <text:p>1.57E-02</text:p>
          </table:table-cell>
        </table:table-row>
        <table:table-row table:style-name="ro1">
          <table:table-cell office:value-type="string">
            <text:p>BK 3N</text:p>
          </table:table-cell>
          <table:table-cell/>
          <table:table-cell office:value-type="string">
            <text:p>9 53 48.5</text:p>
          </table:table-cell>
          <table:table-cell office:value-type="string">
            <text:p>68 58 09</text:p>
          </table:table-cell>
          <table:table-cell office:value-type="float" office:value="4.02">
            <text:p>4.02</text:p>
          </table:table-cell>
          <table:table-cell office:value-type="float" office:value="-9.59">
            <text:p>-9.59</text:p>
          </table:table-cell>
          <table:table-cell table:style-name="ce6" office:value-type="float" office:value="6.5">
            <text:p>6.5</text:p>
          </table:table-cell>
          <table:table-cell office:value-type="float" office:value="-5.14">
            <text:p>-5.14</text:p>
          </table:table-cell>
          <table:table-cell table:formula="oooc:=[.G12]-[.H12]" office:value-type="float" office:value="11.64">
            <text:p>11.64</text:p>
          </table:table-cell>
          <table:table-cell table:formula="oooc:=(ABS([.F12]-5.48)/2.5)-[.H12]" office:value-type="float" office:value="11.168">
            <text:p>11.17</text:p>
          </table:table-cell>
          <table:table-cell table:formula="oooc:=10^([.G12]-[.M12])" office:value-type="float" office:value="2.96483138952434">
            <text:p>2.96</text:p>
          </table:table-cell>
          <table:table-cell/>
          <table:table-cell table:formula="oooc:=(ABS([.F12]-5.48)/2.5)" office:value-type="float" office:value="6.028">
            <text:p>6.03</text:p>
          </table:table-cell>
          <table:table-cell table:style-name="ce3" table:formula="oooc:=1.32*(10^[.G12])/(10^[.H12])" office:value-type="float" office:value="576200898557.019">
            <text:p>5.76E+11</text:p>
          </table:table-cell>
          <table:table-cell table:formula="oooc:=LOG([.N12];10)" office:value-type="float" office:value="11.7605739312058">
            <text:p>11.76</text:p>
          </table:table-cell>
          <table:table-cell table:style-name="ce3" table:formula="oooc:=10^[.J12]" office:value-type="float" office:value="147231250243.272">
            <text:p>1.47E+11</text:p>
          </table:table-cell>
          <table:table-cell table:formula="oooc:=LOG([.P12];10)" office:value-type="float" office:value="11.168">
            <text:p>11.17</text:p>
          </table:table-cell>
          <table:table-cell table:number-columns-repeated="6"/>
        </table:table-row>
        <table:table-row table:style-name="ro1">
          <table:table-cell office:value-type="string">
            <text:p>A0952</text:p>
          </table:table-cell>
          <table:table-cell/>
          <table:table-cell office:value-type="string">
            <text:p>9 57 29</text:p>
          </table:table-cell>
          <table:table-cell office:value-type="string">
            <text:p>69 16 20</text:p>
          </table:table-cell>
          <table:table-cell office:value-type="float" office:value="3.87">
            <text:p>3.87</text:p>
          </table:table-cell>
          <table:table-cell office:value-type="float" office:value="-11.51">
            <text:p>-11.51</text:p>
          </table:table-cell>
          <table:table-cell table:style-name="ce6" office:value-type="float" office:value="7">
            <text:p>7</text:p>
          </table:table-cell>
          <table:table-cell office:value-type="float" office:value="-3.1">
            <text:p>-3.1</text:p>
          </table:table-cell>
          <table:table-cell table:formula="oooc:=[.G13]-[.H13]" office:value-type="float" office:value="10.1">
            <text:p>10.1</text:p>
          </table:table-cell>
          <table:table-cell table:formula="oooc:=(ABS([.F13]-5.48)/2.5)-[.H13]" office:value-type="float" office:value="9.896">
            <text:p>9.9</text:p>
          </table:table-cell>
          <table:table-cell table:formula="oooc:=10^([.G13]-[.M13])" office:value-type="float" office:value="1.59955802861466">
            <text:p>1.6</text:p>
          </table:table-cell>
          <table:table-cell/>
          <table:table-cell table:formula="oooc:=(ABS([.F13]-5.48)/2.5)" office:value-type="float" office:value="6.796">
            <text:p>6.8</text:p>
          </table:table-cell>
          <table:table-cell table:style-name="ce3" table:formula="oooc:=1.32*(10^[.G13])/(10^[.H13])" office:value-type="float" office:value="16617815435.683">
            <text:p>1.66E+10</text:p>
          </table:table-cell>
          <table:table-cell table:formula="oooc:=LOG([.N13];10)" office:value-type="float" office:value="10.2205739312058">
            <text:p>10.22</text:p>
          </table:table-cell>
          <table:table-cell table:style-name="ce3" table:formula="oooc:=10^[.J13]" office:value-type="float" office:value="7870457896.951">
            <text:p>7.87E+09</text:p>
          </table:table-cell>
          <table:table-cell table:formula="oooc:=LOG([.P13];10)" office:value-type="float" office:value="9.896">
            <text:p>9.9</text:p>
          </table:table-cell>
          <table:table-cell/>
          <table:table-cell office:value-type="float" office:value="34.1">
            <text:p>34.1</text:p>
          </table:table-cell>
          <table:table-cell office:value-type="float" office:value="34.02">
            <text:p>34.02</text:p>
          </table:table-cell>
          <table:table-cell/>
          <table:table-cell table:style-name="ce3" table:formula="oooc:=(10^[.S13])*10000000/3.83E+033*10^-9.51" office:value-type="float" office:value="0.0101578366839238">
            <text:p>1.02E-02</text:p>
          </table:table-cell>
          <table:table-cell table:style-name="ce3" table:formula="oooc:=(10^[.T13])*10000000/3.83E+033*10^-9.33" office:value-type="float" office:value="0.0127879587302467">
            <text:p>1.28E-02</text:p>
          </table:table-cell>
        </table:table-row>
        <table:table-row table:style-name="ro2">
          <table:table-cell office:value-type="string">
            <text:p>HolmbergIX</text:p>
          </table:table-cell>
          <table:table-cell/>
          <table:table-cell office:value-type="string">
            <text:p>9 57 32.4</text:p>
          </table:table-cell>
          <table:table-cell office:value-type="string">
            <text:p>69 02 35</text:p>
          </table:table-cell>
          <table:table-cell office:value-type="float" office:value="3.7">
            <text:p>3.7</text:p>
          </table:table-cell>
          <table:table-cell office:value-type="float" office:value="-13.68">
            <text:p>-13.68</text:p>
          </table:table-cell>
          <table:table-cell table:style-name="ce6" office:value-type="float" office:value="8.5">
            <text:p>8.5</text:p>
          </table:table-cell>
          <table:table-cell office:value-type="float" office:value="-2.65">
            <text:p>-2.65</text:p>
          </table:table-cell>
          <table:table-cell table:formula="oooc:=[.G14]-[.H14]" office:value-type="float" office:value="11.15">
            <text:p>11.15</text:p>
          </table:table-cell>
          <table:table-cell table:formula="oooc:=(ABS([.F14]-5.48)/2.5)-[.H14]" office:value-type="float" office:value="10.314">
            <text:p>10.31</text:p>
          </table:table-cell>
          <table:table-cell table:formula="oooc:=10^([.G14]-[.M14])" office:value-type="float" office:value="6.85488226452662">
            <text:p>6.85</text:p>
          </table:table-cell>
          <table:table-cell/>
          <table:table-cell table:formula="oooc:=(ABS([.F14]-5.48)/2.5)" office:value-type="float" office:value="7.664">
            <text:p>7.66</text:p>
          </table:table-cell>
          <table:table-cell table:style-name="ce3" table:formula="oooc:=1.32*(10^[.G14])/(10^[.H14])" office:value-type="float" office:value="186454955890.204">
            <text:p>1.86E+11</text:p>
          </table:table-cell>
          <table:table-cell table:formula="oooc:=LOG([.N14];10)" office:value-type="float" office:value="11.2705739312059">
            <text:p>11.27</text:p>
          </table:table-cell>
          <table:table-cell table:style-name="ce3" table:formula="oooc:=10^[.J14]" office:value-type="float" office:value="20606299132.7">
            <text:p>2.06E+10</text:p>
          </table:table-cell>
          <table:table-cell table:formula="oooc:=LOG([.P14];10)" office:value-type="float" office:value="10.314">
            <text:p>10.31</text:p>
          </table:table-cell>
          <table:table-cell table:number-columns-repeated="6"/>
        </table:table-row>
        <table:table-row table:style-name="ro2">
          <table:table-cell office:value-type="string">
            <text:p>TheGarland</text:p>
          </table:table-cell>
          <table:table-cell/>
          <table:table-cell office:value-type="string">
            <text:p>10 3 42.0</text:p>
          </table:table-cell>
          <table:table-cell office:value-type="string">
            <text:p>68 41 36</text:p>
          </table:table-cell>
          <table:table-cell office:value-type="float" office:value="3.82">
            <text:p>3.82</text:p>
          </table:table-cell>
          <table:table-cell office:value-type="float" office:value="-11.4">
            <text:p>-11.4</text:p>
          </table:table-cell>
          <table:table-cell table:style-name="ce6" office:value-type="float" office:value="7.54">
            <text:p>7.54</text:p>
          </table:table-cell>
          <table:table-cell office:value-type="float" office:value="-2.05">
            <text:p>-2.05</text:p>
          </table:table-cell>
          <table:table-cell table:formula="oooc:=[.G15]-[.H15]" office:value-type="float" office:value="9.59">
            <text:p>9.59</text:p>
          </table:table-cell>
          <table:table-cell table:formula="oooc:=(ABS([.F15]-5.48)/2.5)-[.H15]" office:value-type="float" office:value="8.802">
            <text:p>8.8</text:p>
          </table:table-cell>
          <table:table-cell table:formula="oooc:=10^([.G15]-[.M15])" office:value-type="float" office:value="6.13762005164793">
            <text:p>6.14</text:p>
          </table:table-cell>
          <table:table-cell/>
          <table:table-cell table:formula="oooc:=(ABS([.F15]-5.48)/2.5)" office:value-type="float" office:value="6.752">
            <text:p>6.75</text:p>
          </table:table-cell>
          <table:table-cell table:style-name="ce3" table:formula="oooc:=1.32*(10^[.G15])/(10^[.H15])" office:value-type="float" office:value="5135395913.9245">
            <text:p>5.14E+09</text:p>
          </table:table-cell>
          <table:table-cell table:formula="oooc:=LOG([.N15];10)" office:value-type="float" office:value="9.71057393120585">
            <text:p>9.71</text:p>
          </table:table-cell>
          <table:table-cell table:style-name="ce3" table:formula="oooc:=10^[.J15]" office:value-type="float" office:value="633869711.256926">
            <text:p>6.34E+08</text:p>
          </table:table-cell>
          <table:table-cell table:formula="oooc:=LOG([.P15];10)" office:value-type="float" office:value="8.802">
            <text:p>8.8</text:p>
          </table:table-cell>
          <table:table-cell table:number-columns-repeated="6"/>
        </table:table-row>
        <table:table-row table:style-name="ro1">
          <table:table-cell office:value-type="string">
            <text:p>UGC 5423</text:p>
          </table:table-cell>
          <table:table-cell/>
          <table:table-cell office:value-type="string">
            <text:p>10 5 30.6</text:p>
          </table:table-cell>
          <table:table-cell office:value-type="string">
            <text:p>70 21 52</text:p>
          </table:table-cell>
          <table:table-cell office:value-type="float" office:value="5.3">
            <text:p>5.3</text:p>
          </table:table-cell>
          <table:table-cell office:value-type="float" office:value="-14.54">
            <text:p>-14.54</text:p>
          </table:table-cell>
          <table:table-cell office:value-type="float" office:value="7.4">
            <text:p>7.4</text:p>
          </table:table-cell>
          <table:table-cell office:value-type="float" office:value="-2.17">
            <text:p>-2.17</text:p>
          </table:table-cell>
          <table:table-cell table:formula="oooc:=[.G16]-[.H16]" office:value-type="float" office:value="9.57">
            <text:p>9.57</text:p>
          </table:table-cell>
          <table:table-cell table:formula="oooc:=(ABS([.F16]-5.48)/2.5)-[.H16]" office:value-type="float" office:value="10.178">
            <text:p>10.18</text:p>
          </table:table-cell>
          <table:table-cell table:formula="oooc:=10^([.G16]-[.M16])" office:value-type="float" office:value="0.246603933723435">
            <text:p>0.25</text:p>
          </table:table-cell>
          <table:table-cell/>
          <table:table-cell table:formula="oooc:=(ABS([.F16]-5.48)/2.5)" office:value-type="float" office:value="8.008">
            <text:p>8.01</text:p>
          </table:table-cell>
          <table:table-cell table:style-name="ce3" table:formula="oooc:=1.32*(10^[.G16])/(10^[.H16])" office:value-type="float" office:value="4904265024.08268">
            <text:p>4.90E+09</text:p>
          </table:table-cell>
          <table:table-cell table:formula="oooc:=LOG([.N16];10)" office:value-type="float" office:value="9.69057393120585">
            <text:p>9.69</text:p>
          </table:table-cell>
          <table:table-cell table:style-name="ce3" table:formula="oooc:=10^[.J16]" office:value-type="float" office:value="15066070661.8674">
            <text:p>1.51E+10</text:p>
          </table:table-cell>
          <table:table-cell table:formula="oooc:=LOG([.P16];10)" office:value-type="float" office:value="10.178">
            <text:p>10.18</text:p>
          </table:table-cell>
          <table:table-cell table:number-columns-repeated="6"/>
        </table:table-row>
        <table:table-row table:style-name="ro1">
          <table:table-cell office:value-type="string">
            <text:p>IC2574</text:p>
          </table:table-cell>
          <table:table-cell/>
          <table:table-cell office:value-type="string">
            <text:p>10 28 22.4</text:p>
          </table:table-cell>
          <table:table-cell office:value-type="string">
            <text:p>68 24 58</text:p>
          </table:table-cell>
          <table:table-cell office:value-type="float" office:value="4.02">
            <text:p>4.02</text:p>
          </table:table-cell>
          <table:table-cell office:value-type="float" office:value="-17.46">
            <text:p>-17.46</text:p>
          </table:table-cell>
          <table:table-cell office:value-type="float" office:value="9.23">
            <text:p>9.23</text:p>
          </table:table-cell>
          <table:table-cell office:value-type="float" office:value="-0.62">
            <text:p>-0.62</text:p>
          </table:table-cell>
          <table:table-cell table:formula="oooc:=[.G17]-[.H17]" office:value-type="float" office:value="9.85">
            <text:p>9.85</text:p>
          </table:table-cell>
          <table:table-cell table:formula="oooc:=(ABS([.F17]-5.48)/2.5)-[.H17]" office:value-type="float" office:value="9.796">
            <text:p>9.8</text:p>
          </table:table-cell>
          <table:table-cell table:formula="oooc:=10^([.G17]-[.M17])" office:value-type="float" office:value="1.13240036323556">
            <text:p>1.13</text:p>
          </table:table-cell>
          <table:table-cell/>
          <table:table-cell table:formula="oooc:=(ABS([.F17]-5.48)/2.5)" office:value-type="float" office:value="9.176">
            <text:p>9.18</text:p>
          </table:table-cell>
          <table:table-cell table:style-name="ce3" table:formula="oooc:=1.32*(10^[.G17])/(10^[.H17])" office:value-type="float" office:value="9344884353.87063">
            <text:p>9.34E+09</text:p>
          </table:table-cell>
          <table:table-cell table:formula="oooc:=LOG([.N17];10)" office:value-type="float" office:value="9.97057393120585">
            <text:p>9.97</text:p>
          </table:table-cell>
          <table:table-cell table:style-name="ce3" table:formula="oooc:=10^[.J17]" office:value-type="float" office:value="6251726927.75685">
            <text:p>6.25E+09</text:p>
          </table:table-cell>
          <table:table-cell table:formula="oooc:=LOG([.P17];10)" office:value-type="float" office:value="9.796">
            <text:p>9.8</text:p>
          </table:table-cell>
          <table:table-cell table:number-columns-repeated="6"/>
        </table:table-row>
        <table:table-row table:style-name="ro1">
          <table:table-cell office:value-type="string">
            <text:p>DDO 82</text:p>
          </table:table-cell>
          <table:table-cell/>
          <table:table-cell office:value-type="string">
            <text:p>10 30 35</text:p>
          </table:table-cell>
          <table:table-cell office:value-type="string">
            <text:p>70 37 10</text:p>
          </table:table-cell>
          <table:table-cell office:value-type="float" office:value="4">
            <text:p>4</text:p>
          </table:table-cell>
          <table:table-cell office:value-type="float" office:value="-14.63">
            <text:p>-14.63</text:p>
          </table:table-cell>
          <table:table-cell table:style-name="ce6" office:value-type="float" office:value="6.8">
            <text:p>6.8</text:p>
          </table:table-cell>
          <table:table-cell office:value-type="float" office:value="-2.42">
            <text:p>-2.42</text:p>
          </table:table-cell>
          <table:table-cell table:formula="oooc:=[.G18]-[.H18]" office:value-type="float" office:value="9.22">
            <text:p>9.22</text:p>
          </table:table-cell>
          <table:table-cell table:formula="oooc:=(ABS([.F18]-5.48)/2.5)-[.H18]" office:value-type="float" office:value="10.464">
            <text:p>10.46</text:p>
          </table:table-cell>
          <table:table-cell table:formula="oooc:=10^([.G18]-[.M18])" office:value-type="float" office:value="0.0570164272280747">
            <text:p>0.06</text:p>
          </table:table-cell>
          <table:table-cell/>
          <table:table-cell table:formula="oooc:=(ABS([.F18]-5.48)/2.5)" office:value-type="float" office:value="8.044">
            <text:p>8.04</text:p>
          </table:table-cell>
          <table:table-cell table:style-name="ce3" table:formula="oooc:=1.32*(10^[.G18])/(10^[.H18])" office:value-type="float" office:value="2190654717.81758">
            <text:p>2.19E+09</text:p>
          </table:table-cell>
          <table:table-cell table:formula="oooc:=LOG([.N18];10)" office:value-type="float" office:value="9.34057393120585">
            <text:p>9.34</text:p>
          </table:table-cell>
          <table:table-cell table:style-name="ce3" table:formula="oooc:=10^[.J18]" office:value-type="float" office:value="29107171180.6661">
            <text:p>2.91E+10</text:p>
          </table:table-cell>
          <table:table-cell table:formula="oooc:=LOG([.P18];10)" office:value-type="float" office:value="10.464">
            <text:p>10.46</text:p>
          </table:table-cell>
          <table:table-cell table:number-columns-repeated="6"/>
        </table:table-row>
        <table:table-row table:style-name="ro1">
          <table:table-cell office:value-type="string">
            <text:p>DDO 87</text:p>
          </table:table-cell>
          <table:table-cell/>
          <table:table-cell office:value-type="string">
            <text:p>10 49 36.5</text:p>
          </table:table-cell>
          <table:table-cell office:value-type="string">
            <text:p>65 31 50</text:p>
          </table:table-cell>
          <table:table-cell office:value-type="float" office:value="7.4">
            <text:p>7.4</text:p>
          </table:table-cell>
          <table:table-cell office:value-type="float" office:value="-14.42">
            <text:p>-14.42</text:p>
          </table:table-cell>
          <table:table-cell office:value-type="float" office:value="8.03">
            <text:p>8.03</text:p>
          </table:table-cell>
          <table:table-cell office:value-type="float" office:value="-2.37">
            <text:p>-2.37</text:p>
          </table:table-cell>
          <table:table-cell table:formula="oooc:=[.G19]-[.H19]" office:value-type="float" office:value="10.4">
            <text:p>10.4</text:p>
          </table:table-cell>
          <table:table-cell table:formula="oooc:=(ABS([.F19]-5.48)/2.5)-[.H19]" office:value-type="float" office:value="10.33">
            <text:p>10.33</text:p>
          </table:table-cell>
          <table:table-cell table:formula="oooc:=10^([.G19]-[.M19])" office:value-type="float" office:value="1.17489755493953">
            <text:p>1.17</text:p>
          </table:table-cell>
          <table:table-cell/>
          <table:table-cell table:formula="oooc:=(ABS([.F19]-5.48)/2.5)" office:value-type="float" office:value="7.96">
            <text:p>7.96</text:p>
          </table:table-cell>
          <table:table-cell table:style-name="ce3" table:formula="oooc:=1.32*(10^[.G19])/(10^[.H19])" office:value-type="float" office:value="33156900895.9264">
            <text:p>3.32E+10</text:p>
          </table:table-cell>
          <table:table-cell table:formula="oooc:=LOG([.N19];10)" office:value-type="float" office:value="10.5205739312058">
            <text:p>10.52</text:p>
          </table:table-cell>
          <table:table-cell table:style-name="ce3" table:formula="oooc:=10^[.J19]" office:value-type="float" office:value="21379620895.0222">
            <text:p>2.14E+10</text:p>
          </table:table-cell>
          <table:table-cell table:formula="oooc:=LOG([.P19];10)" office:value-type="float" office:value="10.33">
            <text:p>10.33</text:p>
          </table:table-cell>
          <table:table-cell table:number-columns-repeated="6"/>
        </table:table-row>
        <table:table-row table:style-name="ro1">
          <table:table-cell office:value-type="string">
            <text:p>KDG 73</text:p>
          </table:table-cell>
          <table:table-cell/>
          <table:table-cell office:value-type="string">
            <text:p>10 52 55.3</text:p>
          </table:table-cell>
          <table:table-cell office:value-type="string">
            <text:p>69 32 45</text:p>
          </table:table-cell>
          <table:table-cell office:value-type="float" office:value="3.7">
            <text:p>3.7</text:p>
          </table:table-cell>
          <table:table-cell office:value-type="float" office:value="-10.83">
            <text:p>-10.83</text:p>
          </table:table-cell>
          <table:table-cell office:value-type="float" office:value="6.51">
            <text:p>6.51</text:p>
          </table:table-cell>
          <table:table-cell office:value-type="float" office:value="-4.63">
            <text:p>-4.63</text:p>
          </table:table-cell>
          <table:table-cell table:formula="oooc:=[.G20]-[.H20]" office:value-type="float" office:value="11.14">
            <text:p>11.14</text:p>
          </table:table-cell>
          <table:table-cell table:formula="oooc:=(ABS([.F20]-5.48)/2.5)-[.H20]" office:value-type="float" office:value="11.154">
            <text:p>11.15</text:p>
          </table:table-cell>
          <table:table-cell table:formula="oooc:=10^([.G20]-[.M20])" office:value-type="float" office:value="0.968277856261247">
            <text:p>0.97</text:p>
          </table:table-cell>
          <table:table-cell/>
          <table:table-cell table:formula="oooc:=(ABS([.F20]-5.48)/2.5)" office:value-type="float" office:value="6.524">
            <text:p>6.52</text:p>
          </table:table-cell>
          <table:table-cell table:style-name="ce3" table:formula="oooc:=1.32*(10^[.G20])/(10^[.H20])" office:value-type="float" office:value="182210722927.581">
            <text:p>1.82E+11</text:p>
          </table:table-cell>
          <table:table-cell table:formula="oooc:=LOG([.N20];10)" office:value-type="float" office:value="11.2605739312058">
            <text:p>11.26</text:p>
          </table:table-cell>
          <table:table-cell table:style-name="ce3" table:formula="oooc:=10^[.J20]" office:value-type="float" office:value="142560759360.219">
            <text:p>1.43E+11</text:p>
          </table:table-cell>
          <table:table-cell table:formula="oooc:=LOG([.P20];10)" office:value-type="float" office:value="11.154">
            <text:p>11.15</text:p>
          </table:table-cell>
          <table:table-cell table:number-columns-repeated="6"/>
        </table:table-row>
        <table:table-row table:style-name="ro1">
          <table:table-cell office:value-type="string">
            <text:p>UGC 6456</text:p>
          </table:table-cell>
          <table:table-cell/>
          <table:table-cell office:value-type="string">
            <text:p>12 14 07.4</text:p>
          </table:table-cell>
          <table:table-cell office:value-type="string">
            <text:p>78 59 29</text:p>
          </table:table-cell>
          <table:table-cell office:value-type="float" office:value="4.34">
            <text:p>4.34</text:p>
          </table:table-cell>
          <table:table-cell office:value-type="float" office:value="-14.03">
            <text:p>-14.03</text:p>
          </table:table-cell>
          <table:table-cell office:value-type="float" office:value="7.79">
            <text:p>7.79</text:p>
          </table:table-cell>
          <table:table-cell office:value-type="float" office:value="-1.72">
            <text:p>-1.72</text:p>
          </table:table-cell>
          <table:table-cell table:formula="oooc:=[.G21]-[.H21]" office:value-type="float" office:value="9.51">
            <text:p>9.51</text:p>
          </table:table-cell>
          <table:table-cell table:formula="oooc:=(ABS([.F21]-5.48)/2.5)-[.H21]" office:value-type="float" office:value="9.524">
            <text:p>9.52</text:p>
          </table:table-cell>
          <table:table-cell table:formula="oooc:=10^([.G21]-[.M21])" office:value-type="float" office:value="0.968277856261251">
            <text:p>0.97</text:p>
          </table:table-cell>
          <table:table-cell/>
          <table:table-cell table:formula="oooc:=(ABS([.F21]-5.48)/2.5)" office:value-type="float" office:value="7.804">
            <text:p>7.8</text:p>
          </table:table-cell>
          <table:table-cell table:style-name="ce3" table:formula="oooc:=1.32*(10^[.G21])/(10^[.H21])" office:value-type="float" office:value="4271436271.47109">
            <text:p>4.27E+09</text:p>
          </table:table-cell>
          <table:table-cell table:formula="oooc:=LOG([.N21];10)" office:value-type="float" office:value="9.63057393120585">
            <text:p>9.63</text:p>
          </table:table-cell>
          <table:table-cell table:style-name="ce3" table:formula="oooc:=10^[.J21]" office:value-type="float" office:value="3341950400.26114">
            <text:p>3.34E+09</text:p>
          </table:table-cell>
          <table:table-cell table:formula="oooc:=LOG([.P21];10)" office:value-type="float" office:value="9.524">
            <text:p>9.52</text:p>
          </table:table-cell>
          <table:table-cell table:number-columns-repeated="6"/>
        </table:table-row>
        <table:table-row table:style-name="ro1">
          <table:table-cell office:value-type="string">
            <text:p>UGC 7242</text:p>
          </table:table-cell>
          <table:table-cell/>
          <table:table-cell office:value-type="string">
            <text:p>12 12 43.3</text:p>
          </table:table-cell>
          <table:table-cell office:value-type="string">
            <text:p>66 05 32</text:p>
          </table:table-cell>
          <table:table-cell office:value-type="float" office:value="5.42">
            <text:p>5.42</text:p>
          </table:table-cell>
          <table:table-cell office:value-type="float" office:value="-14.15">
            <text:p>-14.15</text:p>
          </table:table-cell>
          <table:table-cell office:value-type="float" office:value="7.7">
            <text:p>7.7</text:p>
          </table:table-cell>
          <table:table-cell office:value-type="float" office:value="-2.64">
            <text:p>-2.64</text:p>
          </table:table-cell>
          <table:table-cell table:formula="oooc:=[.G22]-[.H22]" office:value-type="float" office:value="10.34">
            <text:p>10.34</text:p>
          </table:table-cell>
          <table:table-cell table:formula="oooc:=(ABS([.F22]-5.48)/2.5)-[.H22]" office:value-type="float" office:value="10.492">
            <text:p>10.49</text:p>
          </table:table-cell>
          <table:table-cell table:formula="oooc:=10^([.G22]-[.M22])" office:value-type="float" office:value="0.704693068967145">
            <text:p>0.7</text:p>
          </table:table-cell>
          <table:table-cell/>
          <table:table-cell table:formula="oooc:=(ABS([.F22]-5.48)/2.5)" office:value-type="float" office:value="7.852">
            <text:p>7.85</text:p>
          </table:table-cell>
          <table:table-cell table:style-name="ce3" table:formula="oooc:=1.32*(10^[.G22])/(10^[.H22])" office:value-type="float" office:value="28878453436.1341">
            <text:p>2.89E+10</text:p>
          </table:table-cell>
          <table:table-cell table:formula="oooc:=LOG([.N22];10)" office:value-type="float" office:value="10.4605739312059">
            <text:p>10.46</text:p>
          </table:table-cell>
          <table:table-cell table:style-name="ce3" table:formula="oooc:=10^[.J22]" office:value-type="float" office:value="31045595881.2836">
            <text:p>3.10E+10</text:p>
          </table:table-cell>
          <table:table-cell table:formula="oooc:=LOG([.P22];10)" office:value-type="float" office:value="10.492">
            <text:p>10.49</text:p>
          </table:table-cell>
          <table:table-cell table:number-columns-repeated="6"/>
        </table:table-row>
        <table:table-row table:style-name="ro1">
          <table:table-cell office:value-type="string">
            <text:p>DDO 165</text:p>
          </table:table-cell>
          <table:table-cell/>
          <table:table-cell office:value-type="string">
            <text:p>13 06 26.8</text:p>
          </table:table-cell>
          <table:table-cell office:value-type="string">
            <text:p>67 42 15</text:p>
          </table:table-cell>
          <table:table-cell office:value-type="float" office:value="4.57">
            <text:p>4.57</text:p>
          </table:table-cell>
          <table:table-cell office:value-type="float" office:value="-15.09">
            <text:p>-15.09</text:p>
          </table:table-cell>
          <table:table-cell office:value-type="float" office:value="8.14">
            <text:p>8.14</text:p>
          </table:table-cell>
          <table:table-cell office:value-type="float" office:value="-2.51">
            <text:p>-2.51</text:p>
          </table:table-cell>
          <table:table-cell table:formula="oooc:=[.G23]-[.H23]" office:value-type="float" office:value="10.65">
            <text:p>10.65</text:p>
          </table:table-cell>
          <table:table-cell table:formula="oooc:=(ABS([.F23]-5.48)/2.5)-[.H23]" office:value-type="float" office:value="10.738">
            <text:p>10.74</text:p>
          </table:table-cell>
          <table:table-cell table:formula="oooc:=10^([.G23]-[.M23])" office:value-type="float" office:value="0.816582371358594">
            <text:p>0.82</text:p>
          </table:table-cell>
          <table:table-cell/>
          <table:table-cell table:formula="oooc:=(ABS([.F23]-5.48)/2.5)" office:value-type="float" office:value="8.228">
            <text:p>8.23</text:p>
          </table:table-cell>
          <table:table-cell table:style-name="ce3" table:formula="oooc:=1.32*(10^[.G23])/(10^[.H23])" office:value-type="float" office:value="58962234163.9273">
            <text:p>5.90E+10</text:p>
          </table:table-cell>
          <table:table-cell table:formula="oooc:=LOG([.N23];10)" office:value-type="float" office:value="10.7705739312059">
            <text:p>10.77</text:p>
          </table:table-cell>
          <table:table-cell table:style-name="ce3" table:formula="oooc:=10^[.J23]" office:value-type="float" office:value="54701596289.3971">
            <text:p>5.47E+10</text:p>
          </table:table-cell>
          <table:table-cell table:formula="oooc:=LOG([.P23];10)" office:value-type="float" office:value="10.738">
            <text:p>10.74</text:p>
          </table:table-cell>
          <table:table-cell table:number-columns-repeated="6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14"/>
          <table:table-cell table:formula="oooc:=AVERAGE([.O4:.O25])" office:value-type="float" office:value="10.4265739312059">
            <text:p>10.43</text:p>
          </table:table-cell>
          <table:table-cell/>
          <table:table-cell table:formula="oooc:=AVERAGE([.Q4:.Q23])" office:value-type="float" office:value="10.2443">
            <text:p>10.24</text:p>
          </table:table-cell>
          <table:table-cell table:number-columns-repeated="6"/>
        </table:table-row>
        <table:table-row table:style-name="ro1">
          <table:table-cell table:number-columns-repeated="14"/>
          <table:table-cell table:formula="oooc:=STDEV([.O4:.O23])" office:value-type="float" office:value="0.774735268877121">
            <text:p>0.77</text:p>
          </table:table-cell>
          <table:table-cell/>
          <table:table-cell table:formula="oooc:=STDEV([.Q4:.Q23])" office:value-type="float" office:value="0.713988729086921">
            <text:p>0.71</text:p>
          </table:table-cell>
          <table:table-cell table:number-columns-repeated="6"/>
        </table:table-row>
        <table:table-row table:style-name="ro2">
          <table:table-cell office:value-type="string">
            <text:p>dSph</text:p>
          </table:table-cell>
          <table:table-cell table:number-columns-repeated="22"/>
        </table:table-row>
        <table:table-row table:style-name="ro1">
          <table:table-cell table:style-name="ce5" office:value-type="string">
            <text:p>DDO44</text:p>
          </table:table-cell>
          <table:table-cell/>
          <table:table-cell office:value-type="string">
            <text:p>7 34 11.3</text:p>
          </table:table-cell>
          <table:table-cell office:value-type="string">
            <text:p>66 53 10</text:p>
          </table:table-cell>
          <table:table-cell office:value-type="float" office:value="3.19">
            <text:p>3.19</text:p>
          </table:table-cell>
          <table:table-cell office:value-type="float" office:value="-12.07">
            <text:p>-12.07</text:p>
          </table:table-cell>
          <table:table-cell table:style-name="ce6" office:value-type="string">
            <text:p>&lt;6</text:p>
          </table:table-cell>
          <table:table-cell office:value-type="float" office:value="-5.07">
            <text:p>-5.07</text:p>
          </table:table-cell>
          <table:table-cell table:formula="oooc:=[.G30]-[.H30]" office:value-type="float" office:value="5.07">
            <text:p>5.07</text:p>
          </table:table-cell>
          <table:table-cell table:formula="oooc:=(ABS([.F30]-5.48)/2.5)-[.H30]" office:value-type="float" office:value="12.09">
            <text:p>12.09</text:p>
          </table:table-cell>
          <table:table-cell table:number-columns-repeated="13"/>
        </table:table-row>
        <table:table-row table:style-name="ro1">
          <table:table-cell table:style-name="ce5" office:value-type="string">
            <text:p>F8D1</text:p>
          </table:table-cell>
          <table:table-cell/>
          <table:table-cell office:value-type="string">
            <text:p>9 44 50</text:p>
          </table:table-cell>
          <table:table-cell office:value-type="string">
            <text:p>67 28 32</text:p>
          </table:table-cell>
          <table:table-cell office:value-type="float" office:value="3.77">
            <text:p>3.77</text:p>
          </table:table-cell>
          <table:table-cell office:value-type="float" office:value="-12.59">
            <text:p>-12.59</text:p>
          </table:table-cell>
          <table:table-cell table:style-name="ce6" office:value-type="string">
            <text:p>&lt;6.2</text:p>
          </table:table-cell>
          <table:table-cell office:value-type="float" office:value="-3.86">
            <text:p>-3.86</text:p>
          </table:table-cell>
          <table:table-cell table:formula="oooc:=[.G31]-[.H31]" office:value-type="float" office:value="3.86">
            <text:p>3.86</text:p>
          </table:table-cell>
          <table:table-cell table:formula="oooc:=(ABS([.F31]-5.48)/2.5)-[.H31]" office:value-type="float" office:value="11.088">
            <text:p>11.09</text:p>
          </table:table-cell>
          <table:table-cell table:number-columns-repeated="13"/>
        </table:table-row>
        <table:table-row table:style-name="ro1">
          <table:table-cell table:style-name="ce5" office:value-type="string">
            <text:p>FM1</text:p>
          </table:table-cell>
          <table:table-cell/>
          <table:table-cell office:value-type="string">
            <text:p>9 45 10</text:p>
          </table:table-cell>
          <table:table-cell office:value-type="string">
            <text:p>68 45 54</text:p>
          </table:table-cell>
          <table:table-cell office:value-type="float" office:value="3.42">
            <text:p>3.42</text:p>
          </table:table-cell>
          <table:table-cell office:value-type="float" office:value="-10.48">
            <text:p>-10.48</text:p>
          </table:table-cell>
          <table:table-cell table:style-name="ce6" office:value-type="string">
            <text:p>&lt;6.1</text:p>
          </table:table-cell>
          <table:table-cell office:value-type="float" office:value="-4.92">
            <text:p>-4.92</text:p>
          </table:table-cell>
          <table:table-cell table:formula="oooc:=[.G32]-[.H32]" office:value-type="float" office:value="4.92">
            <text:p>4.92</text:p>
          </table:table-cell>
          <table:table-cell table:formula="oooc:=(ABS([.F32]-5.48)/2.5)-[.H32]" office:value-type="float" office:value="11.304">
            <text:p>11.3</text:p>
          </table:table-cell>
          <table:table-cell table:number-columns-repeated="13"/>
        </table:table-row>
        <table:table-row table:style-name="ro1">
          <table:table-cell table:style-name="ce5" office:value-type="string">
            <text:p>N2976</text:p>
          </table:table-cell>
          <table:table-cell/>
          <table:table-cell office:value-type="string">
            <text:p>9 47 15.6</text:p>
          </table:table-cell>
          <table:table-cell office:value-type="string">
            <text:p>67 54 49</text:p>
          </table:table-cell>
          <table:table-cell office:value-type="float" office:value="3.56">
            <text:p>3.56</text:p>
          </table:table-cell>
          <table:table-cell office:value-type="float" office:value="-17.1">
            <text:p>-17.1</text:p>
          </table:table-cell>
          <table:table-cell table:style-name="ce6" office:value-type="float" office:value="8.27">
            <text:p>8.27</text:p>
          </table:table-cell>
          <table:table-cell office:value-type="float" office:value="-0.97">
            <text:p>-0.97</text:p>
          </table:table-cell>
          <table:table-cell table:formula="oooc:=[.G33]-[.H33]" office:value-type="float" office:value="9.24">
            <text:p>9.24</text:p>
          </table:table-cell>
          <table:table-cell table:formula="oooc:=(ABS([.F33]-5.48)/2.5)-[.H33]" office:value-type="float" office:value="10.002">
            <text:p>10</text:p>
          </table:table-cell>
          <table:table-cell table:number-columns-repeated="13"/>
        </table:table-row>
        <table:table-row table:style-name="ro1">
          <table:table-cell table:style-name="ce5" office:value-type="string">
            <text:p>KK77</text:p>
          </table:table-cell>
          <table:table-cell/>
          <table:table-cell office:value-type="string">
            <text:p>9 50 10</text:p>
          </table:table-cell>
          <table:table-cell office:value-type="string">
            <text:p>67 30 24</text:p>
          </table:table-cell>
          <table:table-cell office:value-type="float" office:value="3.48">
            <text:p>3.48</text:p>
          </table:table-cell>
          <table:table-cell office:value-type="float" office:value="-12.03">
            <text:p>-12.03</text:p>
          </table:table-cell>
          <table:table-cell table:style-name="ce6" office:value-type="string">
            <text:p>&lt;6.1</text:p>
          </table:table-cell>
          <table:table-cell office:value-type="float" office:value="-4.9">
            <text:p>-4.9</text:p>
          </table:table-cell>
          <table:table-cell table:formula="oooc:=[.G34]-[.H34]" office:value-type="float" office:value="4.9">
            <text:p>4.9</text:p>
          </table:table-cell>
          <table:table-cell table:formula="oooc:=(ABS([.F34]-5.48)/2.5)-[.H34]" office:value-type="float" office:value="11.904">
            <text:p>11.9</text:p>
          </table:table-cell>
          <table:table-cell table:number-columns-repeated="13"/>
        </table:table-row>
        <table:table-row table:style-name="ro1">
          <table:table-cell table:style-name="ce5" office:value-type="string">
            <text:p>KDG61</text:p>
          </table:table-cell>
          <table:table-cell/>
          <table:table-cell office:value-type="string">
            <text:p>9 57 2.7</text:p>
          </table:table-cell>
          <table:table-cell office:value-type="string">
            <text:p>68 35 30</text:p>
          </table:table-cell>
          <table:table-cell office:value-type="float" office:value="3.6">
            <text:p>3.6</text:p>
          </table:table-cell>
          <table:table-cell office:value-type="float" office:value="-12.85">
            <text:p>-12.85</text:p>
          </table:table-cell>
          <table:table-cell table:style-name="ce6" office:value-type="string">
            <text:p>&lt;6.2</text:p>
          </table:table-cell>
          <table:table-cell office:value-type="float" office:value="-3.08">
            <text:p>-3.08</text:p>
          </table:table-cell>
          <table:table-cell table:formula="oooc:=[.G35]-[.H35]" office:value-type="float" office:value="3.08">
            <text:p>3.08</text:p>
          </table:table-cell>
          <table:table-cell table:formula="oooc:=(ABS([.F35]-5.48)/2.5)-[.H35]" office:value-type="float" office:value="10.412">
            <text:p>10.41</text:p>
          </table:table-cell>
          <table:table-cell table:number-columns-repeated="13"/>
        </table:table-row>
        <table:table-row table:style-name="ro1">
          <table:table-cell table:style-name="ce5" office:value-type="string">
            <text:p>KKH57</text:p>
          </table:table-cell>
          <table:table-cell/>
          <table:table-cell office:value-type="string">
            <text:p>10 0 16</text:p>
          </table:table-cell>
          <table:table-cell office:value-type="string">
            <text:p>63 11 06</text:p>
          </table:table-cell>
          <table:table-cell office:value-type="float" office:value="3.93">
            <text:p>3.93</text:p>
          </table:table-cell>
          <table:table-cell office:value-type="float" office:value="-10.19">
            <text:p>-10.19</text:p>
          </table:table-cell>
          <table:table-cell table:style-name="ce6" office:value-type="string">
            <text:p>&lt;6.3</text:p>
          </table:table-cell>
          <table:table-cell office:value-type="float" office:value="-4.85">
            <text:p>-4.85</text:p>
          </table:table-cell>
          <table:table-cell table:formula="oooc:=[.G36]-[.H36]" office:value-type="float" office:value="4.85">
            <text:p>4.85</text:p>
          </table:table-cell>
          <table:table-cell table:formula="oooc:=(ABS([.F36]-5.48)/2.5)-[.H36]" office:value-type="float" office:value="11.118">
            <text:p>11.12</text:p>
          </table:table-cell>
          <table:table-cell table:number-columns-repeated="13"/>
        </table:table-row>
        <table:table-row table:style-name="ro1">
          <table:table-cell table:style-name="ce5" office:value-type="string">
            <text:p>BK5N</text:p>
          </table:table-cell>
          <table:table-cell/>
          <table:table-cell office:value-type="string">
            <text:p>10 4 40.3</text:p>
          </table:table-cell>
          <table:table-cell office:value-type="string">
            <text:p>68 15 20</text:p>
          </table:table-cell>
          <table:table-cell office:value-type="float" office:value="3.78">
            <text:p>3.78</text:p>
          </table:table-cell>
          <table:table-cell office:value-type="float" office:value="-10.61">
            <text:p>-10.61</text:p>
          </table:table-cell>
          <table:table-cell table:style-name="ce6" office:value-type="string">
            <text:p>&lt;6.4</text:p>
          </table:table-cell>
          <table:table-cell office:value-type="float" office:value="-4.99">
            <text:p>-4.99</text:p>
          </table:table-cell>
          <table:table-cell table:formula="oooc:=[.G37]-[.H37]" office:value-type="float" office:value="4.99">
            <text:p>4.99</text:p>
          </table:table-cell>
          <table:table-cell table:formula="oooc:=(ABS([.F37]-5.48)/2.5)-[.H37]" office:value-type="float" office:value="11.426">
            <text:p>11.43</text:p>
          </table:table-cell>
          <table:table-cell table:number-columns-repeated="13"/>
        </table:table-row>
        <table:table-row table:style-name="ro1">
          <table:table-cell table:style-name="ce5" office:value-type="string">
            <text:p>KDG63</text:p>
          </table:table-cell>
          <table:table-cell/>
          <table:table-cell office:value-type="string">
            <text:p>10 5 7.3</text:p>
          </table:table-cell>
          <table:table-cell office:value-type="string">
            <text:p>66 33 18</text:p>
          </table:table-cell>
          <table:table-cell office:value-type="float" office:value="3.5">
            <text:p>3.5</text:p>
          </table:table-cell>
          <table:table-cell office:value-type="float" office:value="-12.12">
            <text:p>-12.12</text:p>
          </table:table-cell>
          <table:table-cell table:style-name="ce6" office:value-type="string">
            <text:p>&lt;6.3</text:p>
          </table:table-cell>
          <table:table-cell office:value-type="float" office:value="-4.05">
            <text:p>-4.05</text:p>
          </table:table-cell>
          <table:table-cell table:formula="oooc:=[.G38]-[.H38]" office:value-type="float" office:value="4.05">
            <text:p>4.05</text:p>
          </table:table-cell>
          <table:table-cell table:formula="oooc:=(ABS([.F38]-5.48)/2.5)-[.H38]" office:value-type="float" office:value="11.09">
            <text:p>11.09</text:p>
          </table:table-cell>
          <table:table-cell table:number-columns-repeated="13"/>
        </table:table-row>
        <table:table-row table:style-name="ro1">
          <table:table-cell table:style-name="ce5" office:value-type="string">
            <text:p>KDG64</text:p>
          </table:table-cell>
          <table:table-cell/>
          <table:table-cell office:value-type="string">
            <text:p>10 7 1.9</text:p>
          </table:table-cell>
          <table:table-cell office:value-type="string">
            <text:p>67 49 39</text:p>
          </table:table-cell>
          <table:table-cell office:value-type="float" office:value="3.7">
            <text:p>3.7</text:p>
          </table:table-cell>
          <table:table-cell office:value-type="float" office:value="-12.57">
            <text:p>-12.57</text:p>
          </table:table-cell>
          <table:table-cell table:style-name="ce6" office:value-type="string">
            <text:p>&lt;6.3</text:p>
          </table:table-cell>
          <table:table-cell office:value-type="float" office:value="-4.33">
            <text:p>-4.33</text:p>
          </table:table-cell>
          <table:table-cell table:formula="oooc:=[.G39]-[.H39]" office:value-type="float" office:value="4.33">
            <text:p>4.33</text:p>
          </table:table-cell>
          <table:table-cell table:formula="oooc:=(ABS([.F39]-5.48)/2.5)-[.H39]" office:value-type="float" office:value="11.55">
            <text:p>11.55</text:p>
          </table:table-cell>
          <table:table-cell table:number-columns-repeated="13"/>
        </table:table-row>
        <table:table-row table:style-name="ro1">
          <table:table-cell table:style-name="ce5" office:value-type="string">
            <text:p>IKN</text:p>
          </table:table-cell>
          <table:table-cell/>
          <table:table-cell office:value-type="string">
            <text:p>10 8 5.9</text:p>
          </table:table-cell>
          <table:table-cell office:value-type="string">
            <text:p>68 23 57</text:p>
          </table:table-cell>
          <table:table-cell office:value-type="float" office:value="3.75">
            <text:p>3.75</text:p>
          </table:table-cell>
          <table:table-cell office:value-type="float" office:value="-12.13">
            <text:p>-12.13</text:p>
          </table:table-cell>
          <table:table-cell table:style-name="ce6" office:value-type="string">
            <text:p>&lt;6.3</text:p>
          </table:table-cell>
          <table:table-cell office:value-type="float" office:value="-4.79">
            <text:p>-4.79</text:p>
          </table:table-cell>
          <table:table-cell table:formula="oooc:=[.G40]-[.H40]" office:value-type="float" office:value="4.79">
            <text:p>4.79</text:p>
          </table:table-cell>
          <table:table-cell table:formula="oooc:=(ABS([.F40]-5.48)/2.5)-[.H40]" office:value-type="float" office:value="11.834">
            <text:p>11.83</text:p>
          </table:table-cell>
          <table:table-cell table:number-columns-repeated="13"/>
        </table:table-row>
        <table:table-row table:style-name="ro1">
          <table:table-cell table:style-name="ce5" office:value-type="string">
            <text:p>HS117</text:p>
          </table:table-cell>
          <table:table-cell/>
          <table:table-cell office:value-type="string">
            <text:p>10 21 25.2</text:p>
          </table:table-cell>
          <table:table-cell office:value-type="string">
            <text:p>71 06 58</text:p>
          </table:table-cell>
          <table:table-cell office:value-type="float" office:value="3.96">
            <text:p>3.96</text:p>
          </table:table-cell>
          <table:table-cell office:value-type="float" office:value="-11.98">
            <text:p>-11.98</text:p>
          </table:table-cell>
          <table:table-cell table:style-name="ce6" office:value-type="string">
            <text:p>&lt;5.0</text:p>
          </table:table-cell>
          <table:table-cell office:value-type="float" office:value="-4.7">
            <text:p>-4.7</text:p>
          </table:table-cell>
          <table:table-cell table:formula="oooc:=[.G41]-[.H41]" office:value-type="float" office:value="4.7">
            <text:p>4.7</text:p>
          </table:table-cell>
          <table:table-cell table:formula="oooc:=(ABS([.F41]-5.48)/2.5)-[.H41]" office:value-type="float" office:value="11.684">
            <text:p>11.68</text:p>
          </table:table-cell>
          <table:table-cell table:number-columns-repeated="13"/>
        </table:table-row>
        <table:table-row table:style-name="ro1">
          <table:table-cell table:style-name="ce5" office:value-type="string">
            <text:p>DDO78</text:p>
          </table:table-cell>
          <table:table-cell/>
          <table:table-cell office:value-type="string">
            <text:p>10 26 27.9</text:p>
          </table:table-cell>
          <table:table-cell office:value-type="string">
            <text:p>67 39 24</text:p>
          </table:table-cell>
          <table:table-cell office:value-type="float" office:value="3.72">
            <text:p>3.72</text:p>
          </table:table-cell>
          <table:table-cell office:value-type="float" office:value="-12.17">
            <text:p>-12.17</text:p>
          </table:table-cell>
          <table:table-cell table:style-name="ce6" office:value-type="string">
            <text:p>&lt;6.2</text:p>
          </table:table-cell>
          <table:table-cell office:value-type="float" office:value="-4.89">
            <text:p>-4.89</text:p>
          </table:table-cell>
          <table:table-cell table:formula="oooc:=[.G42]-[.H42]" office:value-type="float" office:value="4.89">
            <text:p>4.89</text:p>
          </table:table-cell>
          <table:table-cell table:formula="oooc:=(ABS([.F42]-5.48)/2.5)-[.H42]" office:value-type="float" office:value="11.95">
            <text:p>11.95</text:p>
          </table:table-cell>
          <table:table-cell table:number-columns-repeated="13"/>
        </table:table-row>
        <table:table-row table:style-name="ro1">
          <table:table-cell table:style-name="ce5" office:value-type="string">
            <text:p>BK6N</text:p>
          </table:table-cell>
          <table:table-cell/>
          <table:table-cell office:value-type="string">
            <text:p>10 34 31.9</text:p>
          </table:table-cell>
          <table:table-cell office:value-type="string">
            <text:p>66 00 42</text:p>
          </table:table-cell>
          <table:table-cell office:value-type="float" office:value="3.85">
            <text:p>3.85</text:p>
          </table:table-cell>
          <table:table-cell office:value-type="float" office:value="-11.08">
            <text:p>-11.08</text:p>
          </table:table-cell>
          <table:table-cell table:style-name="ce6" office:value-type="string">
            <text:p>&lt;6.3</text:p>
          </table:table-cell>
          <table:table-cell office:value-type="float" office:value="-4.87">
            <text:p>-4.87</text:p>
          </table:table-cell>
          <table:table-cell table:formula="oooc:=[.G43]-[.H43]" office:value-type="float" office:value="4.87">
            <text:p>4.87</text:p>
          </table:table-cell>
          <table:table-cell table:formula="oooc:=(ABS([.F43]-5.48)/2.5)-[.H43]" office:value-type="float" office:value="11.494">
            <text:p>11.49</text:p>
          </table:table-cell>
          <table:table-cell table:number-columns-repeated="13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>
            <text:p>Large Galaxies</text:p>
          </table:table-cell>
          <table:table-cell table:number-columns-repeated="22"/>
        </table:table-row>
        <table:table-row table:style-name="ro1">
          <table:table-cell table:style-name="ce5" office:value-type="string">
            <text:p>M81</text:p>
          </table:table-cell>
          <table:table-cell/>
          <table:table-cell office:value-type="string">
            <text:p>9 55 33.5</text:p>
          </table:table-cell>
          <table:table-cell office:value-type="string">
            <text:p>69 03 60</text:p>
          </table:table-cell>
          <table:table-cell office:value-type="float" office:value="3.63">
            <text:p>3.63</text:p>
          </table:table-cell>
          <table:table-cell office:value-type="float" office:value="-21.03">
            <text:p>-21.03</text:p>
          </table:table-cell>
          <table:table-cell table:style-name="ce6" office:value-type="float" office:value="9.46">
            <text:p>9.46</text:p>
          </table:table-cell>
          <table:table-cell office:value-type="float" office:value="-0.12">
            <text:p>-0.12</text:p>
          </table:table-cell>
          <table:table-cell table:formula="oooc:=[.G47]-[.H47]" office:value-type="float" office:value="9.58">
            <text:p>9.58</text:p>
          </table:table-cell>
          <table:table-cell table:formula="oooc:=(ABS([.F47]-5.48)/2.5)-[.H47]" office:value-type="float" office:value="10.724">
            <text:p>10.72</text:p>
          </table:table-cell>
          <table:table-cell table:number-columns-repeated="2"/>
          <table:table-cell table:formula="oooc:=(ABS([.F47]-5.48)/2.5)" office:value-type="float" office:value="10.604">
            <text:p>10.6</text:p>
          </table:table-cell>
          <table:table-cell table:style-name="ce3" table:formula="oooc:=1.32*(10^[.G47])/(10^[.H47])" office:value-type="float" office:value="5018500031.43142">
            <text:p>5.02E+09</text:p>
          </table:table-cell>
          <table:table-cell table:style-name="ce3" table:formula="oooc:=10^[.J47]" office:value-type="float" office:value="52966344389.1658">
            <text:p>5.30E+10</text:p>
          </table:table-cell>
          <table:table-cell table:number-columns-repeated="8"/>
        </table:table-row>
        <table:table-row table:style-name="ro1">
          <table:table-cell table:style-name="ce5" office:value-type="string">
            <text:p>M82</text:p>
          </table:table-cell>
          <table:table-cell/>
          <table:table-cell office:value-type="string">
            <text:p>9 55 53.9</text:p>
          </table:table-cell>
          <table:table-cell office:value-type="string">
            <text:p>69 40 57</text:p>
          </table:table-cell>
          <table:table-cell office:value-type="float" office:value="3.53">
            <text:p>3.53</text:p>
          </table:table-cell>
          <table:table-cell office:value-type="float" office:value="-19.63">
            <text:p>-19.63</text:p>
          </table:table-cell>
          <table:table-cell table:style-name="ce6" office:value-type="float" office:value="8.9">
            <text:p>8.9</text:p>
          </table:table-cell>
          <table:table-cell office:value-type="float" office:value="0.42">
            <text:p>0.42</text:p>
          </table:table-cell>
          <table:table-cell table:formula="oooc:=[.G48]-[.H48]" office:value-type="float" office:value="8.48">
            <text:p>8.48</text:p>
          </table:table-cell>
          <table:table-cell table:formula="oooc:=(ABS([.F48]-5.48)/2.5)-[.H48]" office:value-type="float" office:value="9.624">
            <text:p>9.62</text:p>
          </table:table-cell>
          <table:table-cell table:number-columns-repeated="2"/>
          <table:table-cell table:formula="oooc:=(ABS([.F48]-5.48)/2.5)" office:value-type="float" office:value="10.044">
            <text:p>10.04</text:p>
          </table:table-cell>
          <table:table-cell table:style-name="ce3" table:formula="oooc:=1.32*(10^[.G48])/(10^[.H48])" office:value-type="float" office:value="398633627.093066">
            <text:p>3.99E+08</text:p>
          </table:table-cell>
          <table:table-cell table:style-name="ce3" table:formula="oooc:=10^[.J48]" office:value-type="float" office:value="4207266283.84445">
            <text:p>4.21E+09</text:p>
          </table:table-cell>
          <table:table-cell table:number-columns-repeated="8"/>
        </table:table-row>
        <table:table-row table:style-name="ro1">
          <table:table-cell table:style-name="ce5" office:value-type="string">
            <text:p>N2403</text:p>
          </table:table-cell>
          <table:table-cell/>
          <table:table-cell office:value-type="string">
            <text:p>7 36 54.4</text:p>
          </table:table-cell>
          <table:table-cell office:value-type="string">
            <text:p>65 35 58</text:p>
          </table:table-cell>
          <table:table-cell office:value-type="float" office:value="3.3">
            <text:p>3.3</text:p>
          </table:table-cell>
          <table:table-cell office:value-type="float" office:value="-19.29">
            <text:p>-19.29</text:p>
          </table:table-cell>
          <table:table-cell table:style-name="ce6" office:value-type="float" office:value="9.52">
            <text:p>9.52</text:p>
          </table:table-cell>
          <table:table-cell office:value-type="float" office:value="-0.04">
            <text:p>-0.04</text:p>
          </table:table-cell>
          <table:table-cell table:formula="oooc:=[.G49]-[.H49]" office:value-type="float" office:value="9.56">
            <text:p>9.56</text:p>
          </table:table-cell>
          <table:table-cell table:formula="oooc:=(ABS([.F49]-5.48)/2.5)-[.H49]" office:value-type="float" office:value="9.948">
            <text:p>9.95</text:p>
          </table:table-cell>
          <table:table-cell table:number-columns-repeated="2"/>
          <table:table-cell table:formula="oooc:=(ABS([.F49]-5.48)/2.5)" office:value-type="float" office:value="9.908">
            <text:p>9.91</text:p>
          </table:table-cell>
          <table:table-cell table:style-name="ce3" table:formula="oooc:=1.32*(10^[.G49])/(10^[.H49])" office:value-type="float" office:value="4792630322.96533">
            <text:p>4.79E+09</text:p>
          </table:table-cell>
          <table:table-cell table:style-name="ce3" table:formula="oooc:=10^[.J49]" office:value-type="float" office:value="8871560120.37958">
            <text:p>8.87E+09</text:p>
          </table:table-cell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NGC 3077</text:p>
          </table:table-cell>
          <table:table-cell/>
          <table:table-cell office:value-type="string">
            <text:p>10 3 21</text:p>
          </table:table-cell>
          <table:table-cell office:value-type="string">
            <text:p>68 44 02</text:p>
          </table:table-cell>
          <table:table-cell office:value-type="float" office:value="3.82">
            <text:p>3.82</text:p>
          </table:table-cell>
          <table:table-cell office:value-type="float" office:value="-17.76">
            <text:p>-17.76</text:p>
          </table:table-cell>
          <table:table-cell table:style-name="ce6" office:value-type="float" office:value="8.79">
            <text:p>8.79</text:p>
          </table:table-cell>
          <table:table-cell office:value-type="float" office:value="-0.95">
            <text:p>-0.95</text:p>
          </table:table-cell>
          <table:table-cell table:formula="oooc:=[.G51]-[.H51]" office:value-type="float" office:value="9.74">
            <text:p>9.74</text:p>
          </table:table-cell>
          <table:table-cell table:formula="oooc:=(ABS([.F51]-5.48)/2.5)-[.H51]" office:value-type="float" office:value="10.246">
            <text:p>10.25</text:p>
          </table:table-cell>
          <table:table-cell table:number-columns-repeated="2"/>
          <table:table-cell table:formula="oooc:=(ABS([.F51]-5.48)/2.5)" office:value-type="float" office:value="9.296">
            <text:p>9.3</text:p>
          </table:table-cell>
          <table:table-cell table:style-name="ce3" table:formula="oooc:=1.32*(10^[.G51])/(10^[.H51])" office:value-type="float" office:value="7253939534.92063">
            <text:p>7.25E+09</text:p>
          </table:table-cell>
          <table:table-cell table:formula="oooc:=LOG([.N51];10)" office:value-type="float" office:value="9.86057393120585">
            <text:p>9.86</text:p>
          </table:table-cell>
          <table:table-cell table:style-name="ce3" table:formula="oooc:=10^[.J51]" office:value-type="float" office:value="17619760464.1163">
            <text:p>1.76E+10</text:p>
          </table:table-cell>
          <table:table-cell table:formula="oooc:=LOG([.P51];10)" office:value-type="float" office:value="10.246">
            <text:p>10.25</text:p>
          </table:table-cell>
          <table:table-cell/>
          <table:table-cell office:value-type="float" office:value="35.79">
            <text:p>35.79</text:p>
          </table:table-cell>
          <table:table-cell office:value-type="float" office:value="35.69">
            <text:p>35.69</text:p>
          </table:table-cell>
          <table:table-cell/>
          <table:table-cell table:style-name="ce3" table:formula="oooc:=(10^[.S51])*10000000/3.83E+033*10^-9.51" office:value-type="float" office:value="0.497509325838967">
            <text:p>4.98E-01</text:p>
          </table:table-cell>
          <table:table-cell table:style-name="ce3" table:formula="oooc:=(10^[.T51])*10000000/3.83E+033*10^-9.33" office:value-type="float" office:value="0.598137768346674">
            <text:p>5.98E-01</text:p>
          </table:table-cell>
        </table:table-row>
        <table:table-row table:style-name="ro1" table:number-rows-repeated="5">
          <table:table-cell table:number-columns-repeated="23"/>
        </table:table-row>
        <table:table-row table:style-name="ro1">
          <table:table-cell office:value-type="string">
            <text:p>HIJASS 1021</text:p>
          </table:table-cell>
          <table:table-cell/>
          <table:table-cell office:value-type="string">
            <text:p>10 21 0.2</text:p>
          </table:table-cell>
          <table:table-cell office:value-type="string">
            <text:p>68 41 60</text:p>
          </table:table-cell>
          <table:table-cell office:value-type="float" office:value="3.7">
            <text:p>3.7</text:p>
          </table:table-cell>
          <table:table-cell office:value-type="float" office:value="-7.93">
            <text:p>-7.93</text:p>
          </table:table-cell>
          <table:table-cell office:value-type="float" office:value="8.18">
            <text:p>8.18</text:p>
          </table:table-cell>
          <table:table-cell office:value-type="float" office:value="-4.01">
            <text:p>-4.01</text:p>
          </table:table-cell>
          <table:table-cell table:formula="oooc:=[.G57]-[.H57]" office:value-type="float" office:value="12.19">
            <text:p>12.19</text:p>
          </table:table-cell>
          <table:table-cell table:formula="oooc:=(ABS([.F57]-5.48)/2.5)-[.H57]" office:value-type="float" office:value="9.374">
            <text:p>9.37</text:p>
          </table:table-cell>
          <table:table-cell table:number-columns-repeated="2"/>
          <table:table-cell table:formula="oooc:=(ABS([.F57]-5.48)/2.5)" office:value-type="float" office:value="5.364">
            <text:p>5.36</text:p>
          </table:table-cell>
          <table:table-cell table:style-name="ce3" table:formula="oooc:=1.32*(10^[.G57])/(10^[.H57])" office:value-type="float" office:value="2044437936964.47">
            <text:p>2.04E+12</text:p>
          </table:table-cell>
          <table:table-cell table:formula="oooc:=LOG([.N57];10)" office:value-type="float" office:value="12.3105739312058">
            <text:p>12.31</text:p>
          </table:table-cell>
          <table:table-cell table:style-name="ce3" table:formula="oooc:=10^[.J57]" office:value-type="float" office:value="2365919697.48575">
            <text:p>2.37E+09</text:p>
          </table:table-cell>
          <table:table-cell table:formula="oooc:=LOG([.P57];10)" office:value-type="float" office:value="9.374">
            <text:p>9.37</text:p>
          </table:table-cell>
          <table:table-cell/>
          <table:table-cell office:value-type="float" office:value="35.25">
            <text:p>35.25</text:p>
          </table:table-cell>
          <table:table-cell office:value-type="float" office:value="35.09">
            <text:p>35.09</text:p>
          </table:table-cell>
          <table:table-cell/>
          <table:table-cell table:style-name="ce3" table:formula="oooc:=(10^[.S57])*10000000/3.83E+033*10^-9.51" office:value-type="float" office:value="0.143483256881886">
            <text:p>1.43E-01</text:p>
          </table:table-cell>
          <table:table-cell table:style-name="ce3" table:formula="oooc:=(10^[.T57])*10000000/3.83E+033*10^-9.33" office:value-type="float" office:value="0.150245414448345">
            <text:p>1.50E-01</text:p>
          </table:table-cell>
        </table:table-row>
        <table:table-row table:style-name="ro1">
          <table:table-cell table:style-name="ce5" office:value-type="string">
            <text:p>VKN</text:p>
          </table:table-cell>
          <table:table-cell/>
          <table:table-cell office:value-type="string">
            <text:p>8 40 8.9</text:p>
          </table:table-cell>
          <table:table-cell office:value-type="string">
            <text:p>68 26 23</text:p>
          </table:table-cell>
          <table:table-cell/>
          <table:table-cell/>
          <table:table-cell table:style-name="ce6"/>
          <table:table-cell office:value-type="float" office:value="-4.6">
            <text:p>-4.6</text:p>
          </table:table-cell>
          <table:table-cell table:formula="oooc:=[.G58]-[.H58]" office:value-type="float" office:value="4.6">
            <text:p>4.6</text:p>
          </table:table-cell>
          <table:table-cell table:formula="oooc:=(ABS([.F58]-5.48)/2.5)-[.H58]" office:value-type="float" office:value="6.792">
            <text:p>6.79</text:p>
          </table:table-cell>
          <table:table-cell table:number-columns-repeated="2"/>
          <table:table-cell table:formula="oooc:=(ABS([.F58]-5.48)/2.5)" office:value-type="float" office:value="2.192">
            <text:p>2.19</text:p>
          </table:table-cell>
          <table:table-cell table:style-name="ce3" table:formula="oooc:=1.32*(10^[.G58])/(10^[.H58])" office:value-type="float" office:value="52550.1465130616">
            <text:p>5.26E+04</text:p>
          </table:table-cell>
          <table:table-cell table:style-name="ce3" table:formula="oooc:=10^[.J58]" office:value-type="float" office:value="6194410.75076781">
            <text:p>6.19E+06</text:p>
          </table:table-cell>
          <table:table-cell table:number-columns-repeated="8"/>
        </table:table-row>
      </table:table>
      <table:table table:name="Kennicutt 2008" table:style-name="ta1" table:print="false">
        <table:table-column table:style-name="co1" table:number-columns-repeated="38" table:default-cell-style-name="Default"/>
        <table:table-row table:style-name="ro1">
          <table:table-cell office:value-type="string">
            <text:p>Name</text:p>
          </table:table-cell>
          <table:table-cell table:number-columns-repeated="31"/>
          <table:table-cell office:value-type="string">
            <text:p>L(UV)</text:p>
          </table:table-cell>
          <table:table-cell table:number-columns-repeated="2"/>
          <table:table-cell office:value-type="string">
            <text:p>SFR</text:p>
          </table:table-cell>
          <table:table-cell table:number-columns-repeated="2"/>
        </table:table-row>
        <table:table-row table:style-name="ro1">
          <table:table-cell table:number-columns-repeated="32"/>
          <table:table-cell office:value-type="string">
            <text:p>W</text:p>
          </table:table-cell>
          <table:table-cell table:number-columns-repeated="2"/>
          <table:table-cell office:value-type="string">
            <text:p>Solar masses/year</text:p>
          </table:table-cell>
          <table:table-cell table:number-columns-repeated="2"/>
        </table:table-row>
        <table:table-row table:style-name="ro1">
          <table:table-cell office:value-type="string">
            <text:p>Good Distance Measurements</text:p>
          </table:table-cell>
          <table:table-cell table:number-columns-repeated="31"/>
          <table:table-cell office:value-type="string">
            <text:p>FUV</text:p>
          </table:table-cell>
          <table:table-cell office:value-type="string">
            <text:p>NUV</text:p>
          </table:table-cell>
          <table:table-cell/>
          <table:table-cell office:value-type="string">
            <text:p>FUV</text:p>
          </table:table-cell>
          <table:table-cell office:value-type="string">
            <text:p>NUV</text:p>
          </table:table-cell>
          <table:table-cell/>
        </table:table-row>
        <table:table-row table:style-name="ro1">
          <table:table-cell table:number-columns-repeated="38"/>
        </table:table-row>
        <table:table-row table:style-name="ro3">
          <table:table-cell office:value-type="string">
            <text:p>Galaxy Name</text:p>
            <text:p>(2)</text:p>
          </table:table-cell>
          <table:table-cell office:value-type="string">
            <text:p>R.A.</text:p>
            <text:p>(J2000.0)</text:p>
            <text:p>(4)</text:p>
          </table:table-cell>
          <table:table-cell office:value-type="string">
            <text:p>Decl.</text:p>
            <text:p>(J2000.0)</text:p>
            <text:p>(5)</text:p>
          </table:table-cell>
          <table:table-cell office:value-type="string">
            <text:p>T</text:p>
            <text:p>(7)</text:p>
          </table:table-cell>
          <table:table-cell office:value-type="string">
            <text:p>log f </text:p>
            <text:p>(3)</text:p>
          </table:table-cell>
          <table:table-cell office:value-type="string">
            <text:p>EW</text:p>
            <text:p>(4)</text:p>
          </table:table-cell>
          <table:table-cell office:value-type="string">
            <text:p>Source</text:p>
            <text:p>(5)</text:p>
          </table:table-cell>
          <table:table-cell office:value-type="string">
            <text:p>Telescope</text:p>
            <text:p>(6)</text:p>
          </table:table-cell>
          <table:table-cell office:value-type="string">
            <text:p>Coverage</text:p>
            <text:p>(7)</text:p>
          </table:table-cell>
          <table:table-cell office:value-type="string">
            <text:p>Ab</text:p>
            <text:p>(8)</text:p>
          </table:table-cell>
          <table:table-cell office:value-type="string">
            <text:p>MB</text:p>
            <text:p>(9)</text:p>
          </table:table-cell>
          <table:table-cell office:value-type="string">
            <text:p>[N ii]/Hα</text:p>
            <text:p>(10)</text:p>
          </table:table-cell>
          <table:table-cell office:value-type="string">
            <text:p>Ref.</text:p>
            <text:p>(11)</text:p>
          </table:table-cell>
          <table:table-cell office:value-type="string">
            <text:p>L(Hα)</text:p>
            <text:p>(12)</text:p>
          </table:table-cell>
          <table:table-cell office:value-type="string">
            <text:p>Method</text:p>
            <text:p>(13)</text:p>
          </table:table-cell>
          <table:table-cell office:value-type="string">
            <text:p>D</text:p>
            <text:p>(Mpc)</text:p>
            <text:p>(12)</text:p>
          </table:table-cell>
          <table:table-cell table:number-columns-repeated="2"/>
          <table:table-cell office:value-type="string">
            <text:p>cz</text:p>
            <text:p>(km s–1)</text:p>
            <text:p>(10)</text:p>
          </table:table-cell>
          <table:table-cell office:value-type="string">
            <text:p>v(LG)</text:p>
            <text:p>(km s–1)</text:p>
            <text:p>(11)</text:p>
          </table:table-cell>
          <table:table-cell office:value-type="string">
            <text:p>References</text:p>
            <text:p>(14)</text:p>
          </table:table-cell>
          <table:table-cell/>
          <table:table-cell office:value-type="string">
            <text:p>L(B)</text:p>
          </table:table-cell>
          <table:table-cell office:value-type="string">
            <text:p>Janskys</text:p>
          </table:table-cell>
          <table:table-cell office:value-type="string">
            <text:p>Ref</text:p>
          </table:table-cell>
          <table:table-cell office:value-type="string">
            <text:p>M(HI)</text:p>
          </table:table-cell>
          <table:table-cell office:value-type="string">
            <text:p>SFR</text:p>
          </table:table-cell>
          <table:table-cell office:value-type="string">
            <text:p>SFR/L(B)</text:p>
          </table:table-cell>
          <table:table-cell office:value-type="string">
            <text:p>Tform</text:p>
          </table:table-cell>
          <table:table-cell office:value-type="string">
            <text:p>M(HI)/L(B)</text:p>
          </table:table-cell>
          <table:table-cell office:value-type="string">
            <text:p>Tgas</text:p>
          </table:table-cell>
          <table:table-cell table:number-columns-repeated="7"/>
        </table:table-row>
        <table:table-row table:style-name="ro1">
          <table:table-cell office:value-type="string">
            <text:p>WLM</text:p>
          </table:table-cell>
          <table:table-cell office:value-type="string">
            <text:p>00 01 58.1</text:p>
          </table:table-cell>
          <table:table-cell office:value-type="string">
            <text:p>–15 27 39</text:p>
          </table:table-cell>
          <table:table-cell office:value-type="float" office:value="10">
            <text:p>10</text:p>
          </table:table-cell>
          <table:table-cell office:value-type="string">
            <text:p>–11.68 ± 0.13</text:p>
          </table:table-cell>
          <table:table-cell office:value-type="string">
            <text:p>25 ± 9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2.2">
            <text:p>2.2</text:p>
          </table:table-cell>
          <table:table-cell office:value-type="float" office:value="0.13">
            <text:p>0.13</text:p>
          </table:table-cell>
          <table:table-cell office:value-type="string">
            <text:p>–13.91</text:p>
          </table:table-cell>
          <table:table-cell office:value-type="float" office:value="0.04">
            <text:p>0.04</text:p>
          </table:table-cell>
          <table:table-cell office:value-type="float" office:value="3">
            <text:p>3</text:p>
          </table:table-cell>
          <table:table-cell office:value-type="float" office:value="38.34">
            <text:p>38.34</text:p>
          </table:table-cell>
          <table:table-cell office:value-type="string">
            <text:p>trgb</text:p>
          </table:table-cell>
          <table:table-cell office:value-type="float" office:value="0.92">
            <text:p>0.92</text:p>
          </table:table-cell>
          <table:table-cell table:number-columns-repeated="2"/>
          <table:table-cell office:value-type="string">
            <text:p>–122</text:p>
          </table:table-cell>
          <table:table-cell office:value-type="string">
            <text:p>–16</text:p>
          </table:table-cell>
          <table:table-cell office:value-type="string">
            <text:p>11, 118</text:p>
          </table:table-cell>
          <table:table-cell/>
          <table:table-cell table:style-name="ce3" office:value-type="float" office:value="57016427.2280748">
            <text:p>5.70E+07</text:p>
          </table:table-cell>
          <table:table-cell office:value-type="float" office:value="289.49">
            <text:p>289.49</text:p>
          </table:table-cell>
          <table:table-cell office:value-type="string">
            <text:p>2007AJ....133.2242K</text:p>
          </table:table-cell>
          <table:table-cell table:style-name="ce3" table:formula="oooc:=236000*([.P6]^2)*[.X6]" office:value-type="float" office:value="57825743.296">
            <text:p>5.78E+07</text:p>
          </table:table-cell>
          <table:table-cell table:style-name="ce3" table:formula="oooc:=(10^[.N6])/1.26E+041" office:value-type="float" office:value="0.00173631874916633">
            <text:p>1.74E-03</text:p>
          </table:table-cell>
          <table:table-cell table:style-name="ce3" table:formula="oooc:=[.AA6]/[.W6]" office:value-type="float" office:value="0.0000000000304529559914509">
            <text:p>3.05E-11</text:p>
          </table:table-cell>
          <table:table-cell table:style-name="ce3" table:formula="oooc:=[.W6]/[.AA6]" office:value-type="float" office:value="32837534729.9859">
            <text:p>3.28E+10</text:p>
          </table:table-cell>
          <table:table-cell table:style-name="ce3" table:formula="oooc:=[.Z6]/[.W6]" office:value-type="float" office:value="1.01419443671361">
            <text:p>1.01E+00</text:p>
          </table:table-cell>
          <table:table-cell table:style-name="ce3" table:formula="oooc:=[.Z6]*1.32/[.AA6]" office:value-type="float" office:value="43960811450.875">
            <text:p>4.40E+10</text:p>
          </table:table-cell>
          <table:table-cell/>
          <table:table-cell office:value-type="float" office:value="33.93">
            <text:p>33.93</text:p>
          </table:table-cell>
          <table:table-cell office:value-type="float" office:value="33.8">
            <text:p>33.8</text:p>
          </table:table-cell>
          <table:table-cell/>
          <table:table-cell table:style-name="ce3" table:formula="oooc:=(10^[.AG6])*10000000/3.83E+033*10^-9.51" office:value-type="float" office:value="0.00686754044881301">
            <text:p>6.87E-03</text:p>
          </table:table-cell>
          <table:table-cell table:style-name="ce3" table:formula="oooc:=(10^[.AH6])*10000000/3.83E+033*10^-9.33" office:value-type="float" office:value="0.00770550711923333">
            <text:p>7.71E-03</text:p>
          </table:table-cell>
          <table:table-cell office:value-type="string">
            <text:p>WLM</text:p>
          </table:table-cell>
        </table:table-row>
        <table:table-row table:style-name="ro1">
          <table:table-cell office:value-type="string">
            <text:p>ESO 349–G031</text:p>
          </table:table-cell>
          <table:table-cell office:value-type="string">
            <text:p>00 08 13.3</text:p>
          </table:table-cell>
          <table:table-cell office:value-type="string">
            <text:p>–34 34 42</text:p>
          </table:table-cell>
          <table:table-cell office:value-type="float" office:value="10">
            <text:p>10</text:p>
          </table:table-cell>
          <table:table-cell office:value-type="string">
            <text:p>&lt;–15.10</text:p>
          </table:table-cell>
          <table:table-cell office:value-type="float" office:value="0">
            <text:p>0</text:p>
          </table:table-cell>
          <table:table-cell office:value-type="float" office:value="2.2">
            <text:p>2.2</text:p>
          </table:table-cell>
          <table:table-cell table:number-columns-repeated="2" office:value-type="string">
            <text:p>...</text:p>
          </table:table-cell>
          <table:table-cell office:value-type="float" office:value="0.05">
            <text:p>0.05</text:p>
          </table:table-cell>
          <table:table-cell office:value-type="string">
            <text:p>–12.03</text:p>
          </table:table-cell>
          <table:table-cell office:value-type="float" office:value="0.02">
            <text:p>0.02</text:p>
          </table:table-cell>
          <table:table-cell office:value-type="float" office:value="3">
            <text:p>3</text:p>
          </table:table-cell>
          <table:table-cell office:value-type="string">
            <text:p>&lt;36.00</text:p>
          </table:table-cell>
          <table:table-cell office:value-type="string">
            <text:p>trgb</text:p>
          </table:table-cell>
          <table:table-cell office:value-type="float" office:value="3.21">
            <text:p>3.21</text:p>
          </table:table-cell>
          <table:table-cell table:number-columns-repeated="2"/>
          <table:table-cell office:value-type="float" office:value="221">
            <text:p>221</text:p>
          </table:table-cell>
          <table:table-cell office:value-type="float" office:value="230">
            <text:p>230</text:p>
          </table:table-cell>
          <table:table-cell office:value-type="string">
            <text:p>7, 111</text:p>
          </table:table-cell>
          <table:table-cell/>
          <table:table-cell table:style-name="ce3" office:value-type="float" office:value="10092528.8607668">
            <text:p>1.01E+07</text:p>
          </table:table-cell>
          <table:table-cell table:number-columns-repeated="2"/>
          <table:table-cell table:number-columns-repeated="2" table:style-name="ce3"/>
          <table:table-cell table:style-name="ce3" table:formula="oooc:=[.AA7]/[.W7]" office:value-type="float" office:value="0">
            <text:p>0.00E+00</text:p>
          </table:table-cell>
          <table:table-cell table:style-name="ce3" table:formula="oooc:=[.W7]/[.AA7]" office:value-type="float" office:value="0">
            <text:p>#DIV/0!</text:p>
          </table:table-cell>
          <table:table-cell table:style-name="ce3" table:formula="oooc:=[.Z7]/[.W7]" office:value-type="float" office:value="0">
            <text:p>0.00E+00</text:p>
          </table:table-cell>
          <table:table-cell table:style-name="ce3" table:formula="oooc:=[.Z7]*1.32/[.AA7]" office:value-type="float" office:value="0">
            <text:p>#DIV/0!</text:p>
          </table:table-cell>
          <table:table-cell table:number-columns-repeated="4"/>
          <table:table-cell table:style-name="ce3" table:number-columns-repeated="2"/>
          <table:table-cell office:value-type="string">
            <text:p>ESO 349–G031</text:p>
          </table:table-cell>
        </table:table-row>
        <table:table-row table:style-name="ro1">
          <table:table-cell office:value-type="string">
            <text:p>NGC 55</text:p>
          </table:table-cell>
          <table:table-cell office:value-type="string">
            <text:p>00 14 54.0</text:p>
          </table:table-cell>
          <table:table-cell office:value-type="string">
            <text:p>–39 11 49</text:p>
          </table:table-cell>
          <table:table-cell office:value-type="float" office:value="9">
            <text:p>9</text:p>
          </table:table-cell>
          <table:table-cell office:value-type="string">
            <text:p>–10.12 ± 0.02</text:p>
          </table:table-cell>
          <table:table-cell office:value-type="string">
            <text:p>41 ± 10</text:p>
          </table:table-cell>
          <table:table-cell office:value-type="float" office:value="2.2">
            <text:p>2.2</text:p>
          </table:table-cell>
          <table:table-cell table:number-columns-repeated="2" office:value-type="string">
            <text:p>...</text:p>
          </table:table-cell>
          <table:table-cell office:value-type="float" office:value="0.06">
            <text:p>0.06</text:p>
          </table:table-cell>
          <table:table-cell office:value-type="string">
            <text:p>–18.32</text:p>
          </table:table-cell>
          <table:table-cell office:value-type="float" office:value="0.25">
            <text:p>0.25</text:p>
          </table:table-cell>
          <table:table-cell office:value-type="float" office:value="3">
            <text:p>3</text:p>
          </table:table-cell>
          <table:table-cell office:value-type="float" office:value="40.55">
            <text:p>40.55</text:p>
          </table:table-cell>
          <table:table-cell office:value-type="string">
            <text:p>trgb</text:p>
          </table:table-cell>
          <table:table-cell office:value-type="float" office:value="2.17">
            <text:p>2.17</text:p>
          </table:table-cell>
          <table:table-cell table:number-columns-repeated="2"/>
          <table:table-cell office:value-type="float" office:value="129">
            <text:p>129</text:p>
          </table:table-cell>
          <table:table-cell office:value-type="float" office:value="111">
            <text:p>111</text:p>
          </table:table-cell>
          <table:table-cell office:value-type="string">
            <text:p>62, 118</text:p>
          </table:table-cell>
          <table:table-cell/>
          <table:table-cell table:style-name="ce3" office:value-type="float" office:value="3311311214.82591">
            <text:p>3.31E+09</text:p>
          </table:table-cell>
          <table:table-cell office:value-type="float" office:value="1992.09">
            <text:p>1992.09</text:p>
          </table:table-cell>
          <table:table-cell office:value-type="string">
            <text:p>2004AJ....128...16K</text:p>
          </table:table-cell>
          <table:table-cell table:style-name="ce3" table:formula="oooc:=236000*([.P8]^2)*[.X8]" office:value-type="float" office:value="2213810413.836">
            <text:p>2.21E+09</text:p>
          </table:table-cell>
          <table:table-cell table:style-name="ce3" table:formula="oooc:=(10^[.N8])/1.26E+041" office:value-type="float" office:value="0.281597927963153">
            <text:p>2.82E-01</text:p>
          </table:table-cell>
          <table:table-cell table:style-name="ce3" table:formula="oooc:=[.AA8]/[.W8]" office:value-type="float" office:value="0.0000000000850412147013968">
            <text:p>8.50E-11</text:p>
          </table:table-cell>
          <table:table-cell table:style-name="ce3" table:formula="oooc:=[.W8]/[.AA8]" office:value-type="float" office:value="11759004190.0422">
            <text:p>1.18E+10</text:p>
          </table:table-cell>
          <table:table-cell table:style-name="ce3" table:formula="oooc:=[.Z8]/[.W8]" office:value-type="float" office:value="0.668560056790793">
            <text:p>6.69E-01</text:p>
          </table:table-cell>
          <table:table-cell table:style-name="ce3" table:formula="oooc:=[.Z8]*1.32/[.AA8]" office:value-type="float" office:value="10377312672.009">
            <text:p>1.04E+10</text:p>
          </table:table-cell>
          <table:table-cell table:number-columns-repeated="4"/>
          <table:table-cell table:style-name="ce3" table:number-columns-repeated="2"/>
          <table:table-cell office:value-type="string">
            <text:p>NGC 55</text:p>
          </table:table-cell>
        </table:table-row>
        <table:table-row table:style-name="ro1">
          <table:table-cell office:value-type="string">
            <text:p>NGC 59</text:p>
          </table:table-cell>
          <table:table-cell office:value-type="string">
            <text:p>00 15 25.4</text:p>
          </table:table-cell>
          <table:table-cell office:value-type="string">
            <text:p>–21 26 42</text:p>
          </table:table-cell>
          <table:table-cell office:value-type="string">
            <text:p>–3</text:p>
          </table:table-cell>
          <table:table-cell office:value-type="string">
            <text:p>–12.36 ± 0.06</text:p>
          </table:table-cell>
          <table:table-cell office:value-type="string">
            <text:p>38 ± 5</text:p>
          </table:table-cell>
          <table:table-cell office:value-type="float" office:value="1.2">
            <text:p>1.2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–15.58</text:p>
          </table:table-cell>
          <table:table-cell office:value-type="float" office:value="0.08">
            <text:p>0.08</text:p>
          </table:table-cell>
          <table:table-cell office:value-type="float" office:value="3">
            <text:p>3</text:p>
          </table:table-cell>
          <table:table-cell office:value-type="float" office:value="39.15">
            <text:p>39.15</text:p>
          </table:table-cell>
          <table:table-cell office:value-type="string">
            <text:p>sbf</text:p>
          </table:table-cell>
          <table:table-cell office:value-type="float" office:value="5.3">
            <text:p>5.3</text:p>
          </table:table-cell>
          <table:table-cell table:number-columns-repeated="2"/>
          <table:table-cell office:value-type="float" office:value="362">
            <text:p>362</text:p>
          </table:table-cell>
          <table:table-cell office:value-type="float" office:value="432">
            <text:p>432</text:p>
          </table:table-cell>
          <table:table-cell office:value-type="string">
            <text:p>21, 118</text:p>
          </table:table-cell>
          <table:table-cell/>
          <table:table-cell table:style-name="ce3" office:value-type="float" office:value="265460556.197555">
            <text:p>2.65E+08</text:p>
          </table:table-cell>
          <table:table-cell office:value-type="float" office:value="2.72">
            <text:p>2.72</text:p>
          </table:table-cell>
          <table:table-cell office:value-type="string">
            <text:p>2006AJ....131..325B</text:p>
          </table:table-cell>
          <table:table-cell table:style-name="ce3" table:formula="oooc:=236000*([.P9]^2)*[.X9]" office:value-type="float" office:value="18031532.8">
            <text:p>1.80E+07</text:p>
          </table:table-cell>
          <table:table-cell table:style-name="ce3" table:formula="oooc:=(10^[.N9])/1.26E+041" office:value-type="float" office:value="0.0112106154335139">
            <text:p>1.12E-02</text:p>
          </table:table-cell>
          <table:table-cell table:style-name="ce3" table:formula="oooc:=[.AA9]/[.W9]" office:value-type="float" office:value="0.0000000000422308142275231">
            <text:p>4.22E-11</text:p>
          </table:table-cell>
          <table:table-cell table:style-name="ce3" table:formula="oooc:=[.W9]/[.AA9]" office:value-type="float" office:value="23679391891.7214">
            <text:p>2.37E+10</text:p>
          </table:table-cell>
          <table:table-cell table:style-name="ce3" table:formula="oooc:=[.Z9]/[.W9]" office:value-type="float" office:value="0.0679254690726293">
            <text:p>6.79E-02</text:p>
          </table:table-cell>
          <table:table-cell table:style-name="ce3" table:formula="oooc:=[.Z9]*1.32/[.AA9]" office:value-type="float" office:value="2123132618.11172">
            <text:p>2.12E+09</text:p>
          </table:table-cell>
          <table:table-cell table:number-columns-repeated="6"/>
          <table:table-cell office:value-type="string">
            <text:p>NGC 59</text:p>
          </table:table-cell>
        </table:table-row>
        <table:table-row table:style-name="ro1">
          <table:table-cell office:value-type="string">
            <text:p>IC 10</text:p>
          </table:table-cell>
          <table:table-cell office:value-type="string">
            <text:p>00 20 23.1</text:p>
          </table:table-cell>
          <table:table-cell office:value-type="string">
            <text:p>59 17 35</text:p>
          </table:table-cell>
          <table:table-cell office:value-type="float" office:value="10">
            <text:p>10</text:p>
          </table:table-cell>
          <table:table-cell office:value-type="string">
            <text:p>–10.95 ± 0.04</text:p>
          </table:table-cell>
          <table:table-cell office:value-type="string">
            <text:p>69 ± 7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3">
            <text:p>3</text:p>
          </table:table-cell>
          <table:table-cell office:value-type="float" office:value="3.16">
            <text:p>3.16</text:p>
          </table:table-cell>
          <table:table-cell office:value-type="string">
            <text:p>–15.45</text:p>
          </table:table-cell>
          <table:table-cell office:value-type="float" office:value="0.08">
            <text:p>0.08</text:p>
          </table:table-cell>
          <table:table-cell office:value-type="float" office:value="3">
            <text:p>3</text:p>
          </table:table-cell>
          <table:table-cell office:value-type="float" office:value="39.49">
            <text:p>39.49</text:p>
          </table:table-cell>
          <table:table-cell office:value-type="string">
            <text:p>ceph</text:p>
          </table:table-cell>
          <table:table-cell office:value-type="float" office:value="0.66">
            <text:p>0.66</text:p>
          </table:table-cell>
          <table:table-cell table:number-columns-repeated="2"/>
          <table:table-cell office:value-type="string">
            <text:p>–348</text:p>
          </table:table-cell>
          <table:table-cell office:value-type="string">
            <text:p>–64</text:p>
          </table:table-cell>
          <table:table-cell office:value-type="string">
            <text:p>2, 118</text:p>
          </table:table-cell>
          <table:table-cell/>
          <table:table-cell table:style-name="ce3" office:value-type="float" office:value="235504928.389601">
            <text:p>2.36E+08</text:p>
          </table:table-cell>
          <table:table-cell office:value-type="float" office:value="2.72">
            <text:p>2.72</text:p>
          </table:table-cell>
          <table:table-cell office:value-type="string">
            <text:p>2006AJ....131..325B</text:p>
          </table:table-cell>
          <table:table-cell table:style-name="ce3" table:formula="oooc:=236000*([.P10]^2)*[.X10]" office:value-type="float" office:value="279620.352">
            <text:p>2.80E+05</text:p>
          </table:table-cell>
          <table:table-cell table:style-name="ce3" table:formula="oooc:=(10^[.N10])/1.26E+041" office:value-type="float" office:value="0.0245261542262984">
            <text:p>2.45E-02</text:p>
          </table:table-cell>
          <table:table-cell table:style-name="ce3" table:formula="oooc:=[.AA10]/[.W10]" office:value-type="float" office:value="0.000000000104142849128509">
            <text:p>1.04E-10</text:p>
          </table:table-cell>
          <table:table-cell table:style-name="ce3" table:formula="oooc:=[.W10]/[.AA10]" office:value-type="float" office:value="9602195526.32015">
            <text:p>9.60E+09</text:p>
          </table:table-cell>
          <table:table-cell table:style-name="ce3" table:formula="oooc:=[.Z10]/[.W10]" office:value-type="float" office:value="0.00118732271936755">
            <text:p>1.19E-03</text:p>
          </table:table-cell>
          <table:table-cell table:style-name="ce3" table:formula="oooc:=[.Z10]*1.32/[.AA10]" office:value-type="float" office:value="15049194.4735563">
            <text:p>1.50E+07</text:p>
          </table:table-cell>
          <table:table-cell/>
          <table:table-cell office:value-type="float" office:value="35.35">
            <text:p>35.35</text:p>
          </table:table-cell>
          <table:table-cell office:value-type="float" office:value="35.26">
            <text:p>35.26</text:p>
          </table:table-cell>
          <table:table-cell/>
          <table:table-cell table:style-name="ce3" table:formula="oooc:=(10^[.AG10])*10000000/3.83E+033*10^-9.51" office:value-type="float" office:value="0.180634718255598">
            <text:p>1.81E-01</text:p>
          </table:table-cell>
          <table:table-cell table:style-name="ce3" table:formula="oooc:=(10^[.AH10])*10000000/3.83E+033*10^-9.33" office:value-type="float" office:value="0.222229252794353">
            <text:p>2.22E-01</text:p>
          </table:table-cell>
          <table:table-cell office:value-type="string">
            <text:p>IC 10</text:p>
          </table:table-cell>
        </table:table-row>
        <table:table-row table:style-name="ro1">
          <table:table-cell office:value-type="string">
            <text:p>And IV</text:p>
          </table:table-cell>
          <table:table-cell office:value-type="string">
            <text:p>00 42 30.1</text:p>
          </table:table-cell>
          <table:table-cell office:value-type="string">
            <text:p>40 34 33</text:p>
          </table:table-cell>
          <table:table-cell office:value-type="float" office:value="10">
            <text:p>10</text:p>
          </table:table-cell>
          <table:table-cell office:value-type="string">
            <text:p>–13.73 ± 0.14</text:p>
          </table:table-cell>
          <table:table-cell office:value-type="string">
            <text:p>...</text:p>
          </table:table-cell>
          <table:table-cell office:value-type="float" office:value="2.3">
            <text:p>2.3</text:p>
          </table:table-cell>
          <table:table-cell table:number-columns-repeated="2" office:value-type="string">
            <text:p>...</text:p>
          </table:table-cell>
          <table:table-cell office:value-type="float" office:value="0.29">
            <text:p>0.29</text:p>
          </table:table-cell>
          <table:table-cell office:value-type="string">
            <text:p>–12.62</text:p>
          </table:table-cell>
          <table:table-cell office:value-type="float" office:value="0.03">
            <text:p>0.03</text:p>
          </table:table-cell>
          <table:table-cell office:value-type="float" office:value="3">
            <text:p>3</text:p>
          </table:table-cell>
          <table:table-cell office:value-type="float" office:value="37.98">
            <text:p>37.98</text:p>
          </table:table-cell>
          <table:table-cell office:value-type="string">
            <text:p>trgb</text:p>
          </table:table-cell>
          <table:table-cell office:value-type="float" office:value="6.11">
            <text:p>6.11</text:p>
          </table:table-cell>
          <table:table-cell table:number-columns-repeated="2"/>
          <table:table-cell office:value-type="float" office:value="256">
            <text:p>256</text:p>
          </table:table-cell>
          <table:table-cell office:value-type="float" office:value="522">
            <text:p>522</text:p>
          </table:table-cell>
          <table:table-cell office:value-type="string">
            <text:p>17, 110</text:p>
          </table:table-cell>
          <table:table-cell/>
          <table:table-cell table:style-name="ce3" office:value-type="float" office:value="17378008.2874938">
            <text:p>1.74E+07</text:p>
          </table:table-cell>
          <table:table-cell office:value-type="float" office:value="25.03">
            <text:p>25.03</text:p>
          </table:table-cell>
          <table:table-cell office:value-type="string">
            <text:p>1989H&amp;RHI.C...0000H</text:p>
          </table:table-cell>
          <table:table-cell table:style-name="ce3" table:formula="oooc:=236000*([.P11]^2)*[.X11]" office:value-type="float" office:value="220523701.268">
            <text:p>2.21E+08</text:p>
          </table:table-cell>
          <table:table-cell table:style-name="ce3" table:formula="oooc:=(10^[.N11])/1.26E+041" office:value-type="float" office:value="0.000757930623826531">
            <text:p>7.58E-04</text:p>
          </table:table-cell>
          <table:table-cell table:style-name="ce3" table:formula="oooc:=[.AA11]/[.W11]" office:value-type="float" office:value="0.000000000043614355068065">
            <text:p>4.36E-11</text:p>
          </table:table-cell>
          <table:table-cell table:style-name="ce3" table:formula="oooc:=[.W11]/[.AA11]" office:value-type="float" office:value="22928230818.486">
            <text:p>2.29E+10</text:p>
          </table:table-cell>
          <table:table-cell table:style-name="ce3" table:formula="oooc:=[.Z11]/[.W11]" office:value-type="float" office:value="12.6898144839016">
            <text:p>1.27E+01</text:p>
          </table:table-cell>
          <table:table-cell table:style-name="ce3" table:formula="oooc:=[.Z11]*1.32/[.AA11]" office:value-type="float" office:value="384060594100.474">
            <text:p>3.84E+11</text:p>
          </table:table-cell>
          <table:table-cell/>
          <table:table-cell office:value-type="float" office:value="35.6">
            <text:p>35.6</text:p>
          </table:table-cell>
          <table:table-cell office:value-type="float" office:value="35.63">
            <text:p>35.63</text:p>
          </table:table-cell>
          <table:table-cell/>
          <table:table-cell table:style-name="ce3" table:formula="oooc:=(10^[.AG11])*10000000/3.83E+033*10^-9.51" office:value-type="float" office:value="0.321219000212111">
            <text:p>3.21E-01</text:p>
          </table:table-cell>
          <table:table-cell table:style-name="ce3" table:formula="oooc:=(10^[.AH11])*10000000/3.83E+033*10^-9.33" office:value-type="float" office:value="0.520956218007543">
            <text:p>5.21E-01</text:p>
          </table:table-cell>
          <table:table-cell office:value-type="string">
            <text:p>And IV</text:p>
          </table:table-cell>
        </table:table-row>
        <table:table-row table:style-name="ro1">
          <table:table-cell office:value-type="string">
            <text:p>NGC 224</text:p>
          </table:table-cell>
          <table:table-cell office:value-type="string">
            <text:p>00 42 44.3</text:p>
          </table:table-cell>
          <table:table-cell office:value-type="string">
            <text:p>41 16 09</text:p>
          </table:table-cell>
          <table:table-cell office:value-type="float" office:value="3">
            <text:p>3</text:p>
          </table:table-cell>
          <table:table-cell office:value-type="string">
            <text:p>–9.30 ± 0.12</text:p>
          </table:table-cell>
          <table:table-cell office:value-type="string">
            <text:p>4 ± 1</text:p>
          </table:table-cell>
          <table:table-cell office:value-type="float" office:value="2.2">
            <text:p>2.2</text:p>
          </table:table-cell>
          <table:table-cell table:number-columns-repeated="2" office:value-type="string">
            <text:p>...</text:p>
          </table:table-cell>
          <table:table-cell office:value-type="float" office:value="0.18">
            <text:p>0.18</text:p>
          </table:table-cell>
          <table:table-cell office:value-type="string">
            <text:p>–20.31</text:p>
          </table:table-cell>
          <table:table-cell office:value-type="float" office:value="0.54">
            <text:p>0.54</text:p>
          </table:table-cell>
          <table:table-cell office:value-type="float" office:value="3">
            <text:p>3</text:p>
          </table:table-cell>
          <table:table-cell office:value-type="float" office:value="40.43">
            <text:p>40.43</text:p>
          </table:table-cell>
          <table:table-cell office:value-type="string">
            <text:p>ceph</text:p>
          </table:table-cell>
          <table:table-cell office:value-type="float" office:value="0.79">
            <text:p>0.79</text:p>
          </table:table-cell>
          <table:table-cell table:number-columns-repeated="2"/>
          <table:table-cell office:value-type="string">
            <text:p>–300</text:p>
          </table:table-cell>
          <table:table-cell office:value-type="string">
            <text:p>–34</text:p>
          </table:table-cell>
          <table:table-cell office:value-type="string">
            <text:p>5, 118</text:p>
          </table:table-cell>
          <table:table-cell/>
          <table:table-cell table:style-name="ce3" office:value-type="float" office:value="20701413487.9104">
            <text:p>2.07E+10</text:p>
          </table:table-cell>
          <table:table-cell office:value-type="float" office:value="32043.65">
            <text:p>32043.65</text:p>
          </table:table-cell>
          <table:table-cell office:value-type="string">
            <text:p>1991RC3.9.C...0000d</text:p>
          </table:table-cell>
          <table:table-cell table:style-name="ce3" table:formula="oooc:=236000*([.P12]^2)*[.X12]" office:value-type="float" office:value="4719632303.74">
            <text:p>4.72E+09</text:p>
          </table:table-cell>
          <table:table-cell table:style-name="ce3" table:formula="oooc:=(10^[.N12])/1.26E+041" office:value-type="float" office:value="0.213613873327533">
            <text:p>2.14E-01</text:p>
          </table:table-cell>
          <table:table-cell table:style-name="ce3" table:formula="oooc:=[.AA12]/[.W12]" office:value-type="float" office:value="0.0000000000103188061748674">
            <text:p>1.03E-11</text:p>
          </table:table-cell>
          <table:table-cell table:style-name="ce3" table:formula="oooc:=[.W12]/[.AA12]" office:value-type="float" office:value="96910435476.1128">
            <text:p>9.69E+10</text:p>
          </table:table-cell>
          <table:table-cell table:style-name="ce3" table:formula="oooc:=[.Z12]/[.W12]" office:value-type="float" office:value="0.227985992671286">
            <text:p>2.28E-01</text:p>
          </table:table-cell>
          <table:table-cell table:style-name="ce3" table:formula="oooc:=[.Z12]*1.32/[.AA12]" office:value-type="float" office:value="29164372818.5412">
            <text:p>2.92E+10</text:p>
          </table:table-cell>
          <table:table-cell table:number-columns-repeated="6"/>
          <table:table-cell office:value-type="string">
            <text:p>NGC 224</text:p>
          </table:table-cell>
        </table:table-row>
        <table:table-row table:style-name="ro1">
          <table:table-cell office:value-type="string">
            <text:p>IC 1574</text:p>
          </table:table-cell>
          <table:table-cell office:value-type="string">
            <text:p>00 43 03.8</text:p>
          </table:table-cell>
          <table:table-cell office:value-type="string">
            <text:p>–22 14 49</text:p>
          </table:table-cell>
          <table:table-cell office:value-type="float" office:value="10">
            <text:p>10</text:p>
          </table:table-cell>
          <table:table-cell office:value-type="string">
            <text:p>–13.28 ± 0.06</text:p>
          </table:table-cell>
          <table:table-cell office:value-type="string">
            <text:p>9 ± 4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06">
            <text:p>0.06</text:p>
          </table:table-cell>
          <table:table-cell office:value-type="string">
            <text:p>–14.02</text:p>
          </table:table-cell>
          <table:table-cell office:value-type="float" office:value="0.04">
            <text:p>0.04</text:p>
          </table:table-cell>
          <table:table-cell office:value-type="float" office:value="3">
            <text:p>3</text:p>
          </table:table-cell>
          <table:table-cell office:value-type="float" office:value="38.18">
            <text:p>38.18</text:p>
          </table:table-cell>
          <table:table-cell office:value-type="string">
            <text:p>trgb</text:p>
          </table:table-cell>
          <table:table-cell office:value-type="float" office:value="4.92">
            <text:p>4.92</text:p>
          </table:table-cell>
          <table:table-cell table:number-columns-repeated="2"/>
          <table:table-cell office:value-type="float" office:value="363">
            <text:p>363</text:p>
          </table:table-cell>
          <table:table-cell office:value-type="float" office:value="413">
            <text:p>413</text:p>
          </table:table-cell>
          <table:table-cell office:value-type="string">
            <text:p>31, 120</text:p>
          </table:table-cell>
          <table:table-cell/>
          <table:table-cell table:style-name="ce3" office:value-type="float" office:value="63095734.4480193">
            <text:p>6.31E+07</text:p>
          </table:table-cell>
          <table:table-cell office:value-type="float" office:value="5.01">
            <text:p>5.01</text:p>
          </table:table-cell>
          <table:table-cell office:value-type="string">
            <text:p>2007AJ....134.1849W</text:p>
          </table:table-cell>
          <table:table-cell table:style-name="ce3" table:formula="oooc:=236000*([.P13]^2)*[.X13]" office:value-type="float" office:value="28620679.104">
            <text:p>2.86E+07</text:p>
          </table:table-cell>
          <table:table-cell table:style-name="ce3" table:formula="oooc:=(10^[.N13])/1.26E+041" office:value-type="float" office:value="0.00120123908606048">
            <text:p>1.20E-03</text:p>
          </table:table-cell>
          <table:table-cell table:style-name="ce3" table:formula="oooc:=[.AA13]/[.W13]" office:value-type="float" office:value="0.0000000000190383565001547">
            <text:p>1.90E-11</text:p>
          </table:table-cell>
          <table:table-cell table:style-name="ce3" table:formula="oooc:=[.W13]/[.AA13]" office:value-type="float" office:value="52525542317.2623">
            <text:p>5.25E+10</text:p>
          </table:table-cell>
          <table:table-cell table:style-name="ce3" table:formula="oooc:=[.Z13]/[.W13]" office:value-type="float" office:value="0.453607194755436">
            <text:p>4.54E-01</text:p>
          </table:table-cell>
          <table:table-cell table:style-name="ce3" table:formula="oooc:=[.Z13]*1.32/[.AA13]" office:value-type="float" office:value="31450272352.6745">
            <text:p>3.15E+10</text:p>
          </table:table-cell>
          <table:table-cell table:number-columns-repeated="4"/>
          <table:table-cell table:style-name="ce3" table:number-columns-repeated="2"/>
          <table:table-cell office:value-type="string">
            <text:p>IC 1574</text:p>
          </table:table-cell>
        </table:table-row>
        <table:table-row table:style-name="ro1">
          <table:table-cell office:value-type="string">
            <text:p>NGC 247</text:p>
          </table:table-cell>
          <table:table-cell office:value-type="string">
            <text:p>00 47 08.3</text:p>
          </table:table-cell>
          <table:table-cell office:value-type="string">
            <text:p>–20 45 38</text:p>
          </table:table-cell>
          <table:table-cell office:value-type="float" office:value="7">
            <text:p>7</text:p>
          </table:table-cell>
          <table:table-cell office:value-type="string">
            <text:p>–10.79 ± 0.08</text:p>
          </table:table-cell>
          <table:table-cell office:value-type="string">
            <text:p>26 ± 7</text:p>
          </table:table-cell>
          <table:table-cell office:value-type="float" office:value="2.2">
            <text:p>2.2</text:p>
          </table:table-cell>
          <table:table-cell table:number-columns-repeated="2" office:value-type="string">
            <text:p>...</text:p>
          </table:table-cell>
          <table:table-cell office:value-type="float" office:value="0.07">
            <text:p>0.07</text:p>
          </table:table-cell>
          <table:table-cell office:value-type="string">
            <text:p>–18.22</text:p>
          </table:table-cell>
          <table:table-cell office:value-type="float" office:value="0.24">
            <text:p>0.24</text:p>
          </table:table-cell>
          <table:table-cell office:value-type="float" office:value="3">
            <text:p>3</text:p>
          </table:table-cell>
          <table:table-cell office:value-type="float" office:value="40.34">
            <text:p>40.34</text:p>
          </table:table-cell>
          <table:table-cell office:value-type="string">
            <text:p>trgb</text:p>
          </table:table-cell>
          <table:table-cell office:value-type="float" office:value="3.65">
            <text:p>3.65</text:p>
          </table:table-cell>
          <table:table-cell table:number-columns-repeated="2"/>
          <table:table-cell office:value-type="float" office:value="156">
            <text:p>156</text:p>
          </table:table-cell>
          <table:table-cell office:value-type="float" office:value="211">
            <text:p>211</text:p>
          </table:table-cell>
          <table:table-cell office:value-type="string">
            <text:p>7, 118</text:p>
          </table:table-cell>
          <table:table-cell/>
          <table:table-cell table:style-name="ce3" office:value-type="float" office:value="3019951720.40202">
            <text:p>3.02E+09</text:p>
          </table:table-cell>
          <table:table-cell office:value-type="float" office:value="721.32">
            <text:p>721.32</text:p>
          </table:table-cell>
          <table:table-cell office:value-type="string">
            <text:p>1991RC3.9.C...0000d</text:p>
          </table:table-cell>
          <table:table-cell table:style-name="ce3" table:formula="oooc:=236000*([.P14]^2)*[.X14]" office:value-type="float" office:value="2267909425.2">
            <text:p>2.27E+09</text:p>
          </table:table-cell>
          <table:table-cell table:style-name="ce3" table:formula="oooc:=(10^[.N14])/1.26E+041" office:value-type="float" office:value="0.173631874916633">
            <text:p>1.74E-01</text:p>
          </table:table-cell>
          <table:table-cell table:style-name="ce3" table:formula="oooc:=[.AA14]/[.W14]" office:value-type="float" office:value="0.0000000000574949174662694">
            <text:p>5.75E-11</text:p>
          </table:table-cell>
          <table:table-cell table:style-name="ce3" table:formula="oooc:=[.W14]/[.AA14]" office:value-type="float" office:value="17392841733.9962">
            <text:p>1.74E+10</text:p>
          </table:table-cell>
          <table:table-cell table:style-name="ce3" table:formula="oooc:=[.Z14]/[.W14]" office:value-type="float" office:value="0.750975391387414">
            <text:p>7.51E-01</text:p>
          </table:table-cell>
          <table:table-cell table:style-name="ce3" table:formula="oooc:=[.Z14]*1.32/[.AA14]" office:value-type="float" office:value="17241306889.6559">
            <text:p>1.72E+10</text:p>
          </table:table-cell>
          <table:table-cell table:number-columns-repeated="6"/>
          <table:table-cell office:value-type="string">
            <text:p>NGC 247</text:p>
          </table:table-cell>
        </table:table-row>
        <table:table-row table:style-name="ro1">
          <table:table-cell office:value-type="string">
            <text:p>NGC 253</text:p>
          </table:table-cell>
          <table:table-cell office:value-type="string">
            <text:p>00 47 33.1</text:p>
          </table:table-cell>
          <table:table-cell office:value-type="string">
            <text:p>–25 17 18</text:p>
          </table:table-cell>
          <table:table-cell office:value-type="float" office:value="5">
            <text:p>5</text:p>
          </table:table-cell>
          <table:table-cell office:value-type="string">
            <text:p>–10.12 ± 0.02</text:p>
          </table:table-cell>
          <table:table-cell office:value-type="string">
            <text:p>16 ± 5</text:p>
          </table:table-cell>
          <table:table-cell office:value-type="float" office:value="2.2">
            <text:p>2.2</text:p>
          </table:table-cell>
          <table:table-cell table:number-columns-repeated="2" office:value-type="string">
            <text:p>...</text:p>
          </table:table-cell>
          <table:table-cell office:value-type="float" office:value="0.07">
            <text:p>0.07</text:p>
          </table:table-cell>
          <table:table-cell office:value-type="string">
            <text:p>–20.00</text:p>
          </table:table-cell>
          <table:table-cell office:value-type="float" office:value="0.48">
            <text:p>0.48</text:p>
          </table:table-cell>
          <table:table-cell office:value-type="float" office:value="3">
            <text:p>3</text:p>
          </table:table-cell>
          <table:table-cell office:value-type="float" office:value="40.99">
            <text:p>40.99</text:p>
          </table:table-cell>
          <table:table-cell office:value-type="string">
            <text:p>trgb</text:p>
          </table:table-cell>
          <table:table-cell office:value-type="float" office:value="3.94">
            <text:p>3.94</text:p>
          </table:table-cell>
          <table:table-cell table:number-columns-repeated="2"/>
          <table:table-cell office:value-type="float" office:value="243">
            <text:p>243</text:p>
          </table:table-cell>
          <table:table-cell office:value-type="float" office:value="276">
            <text:p>276</text:p>
          </table:table-cell>
          <table:table-cell office:value-type="string">
            <text:p>31, 118</text:p>
          </table:table-cell>
          <table:table-cell/>
          <table:table-cell table:style-name="ce3" office:value-type="float" office:value="15559656316.0508">
            <text:p>1.56E+10</text:p>
          </table:table-cell>
          <table:table-cell office:value-type="float" office:value="1003.47">
            <text:p>1003.47</text:p>
          </table:table-cell>
          <table:table-cell office:value-type="string">
            <text:p>2005ApJS..160..149S</text:p>
          </table:table-cell>
          <table:table-cell table:style-name="ce3" table:formula="oooc:=236000*([.P15]^2)*[.X15]" office:value-type="float" office:value="3676282186.512">
            <text:p>3.68E+09</text:p>
          </table:table-cell>
          <table:table-cell table:style-name="ce3" table:formula="oooc:=(10^[.N15])/1.26E+041" office:value-type="float" office:value="0.775585095996679">
            <text:p>7.76E-01</text:p>
          </table:table-cell>
          <table:table-cell table:style-name="ce3" table:formula="oooc:=[.AA15]/[.W15]" office:value-type="float" office:value="0.0000000000498459014931205">
            <text:p>4.98E-11</text:p>
          </table:table-cell>
          <table:table-cell table:style-name="ce3" table:formula="oooc:=[.W15]/[.AA15]" office:value-type="float" office:value="20061829960.8447">
            <text:p>2.01E+10</text:p>
          </table:table-cell>
          <table:table-cell table:style-name="ce3" table:formula="oooc:=[.Z15]/[.W15]" office:value-type="float" office:value="0.236270140666261">
            <text:p>2.36E-01</text:p>
          </table:table-cell>
          <table:table-cell table:style-name="ce3" table:formula="oooc:=[.Z15]*1.32/[.AA15]" office:value-type="float" office:value="6256815030.67024">
            <text:p>6.26E+09</text:p>
          </table:table-cell>
          <table:table-cell table:number-columns-repeated="6"/>
          <table:table-cell office:value-type="string">
            <text:p>NGC 253</text:p>
          </table:table-cell>
        </table:table-row>
        <table:table-row table:style-name="ro1">
          <table:table-cell office:value-type="string">
            <text:p>UGC A15</text:p>
          </table:table-cell>
          <table:table-cell office:value-type="string">
            <text:p>00 49 49.2</text:p>
          </table:table-cell>
          <table:table-cell office:value-type="string">
            <text:p>–21 00 54</text:p>
          </table:table-cell>
          <table:table-cell office:value-type="float" office:value="10">
            <text:p>10</text:p>
          </table:table-cell>
          <table:table-cell office:value-type="string">
            <text:p>&lt;–15.50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–12.31</text:p>
          </table:table-cell>
          <table:table-cell office:value-type="float" office:value="0.02">
            <text:p>0.02</text:p>
          </table:table-cell>
          <table:table-cell office:value-type="float" office:value="3">
            <text:p>3</text:p>
          </table:table-cell>
          <table:table-cell office:value-type="string">
            <text:p>&lt;35.63</text:p>
          </table:table-cell>
          <table:table-cell office:value-type="string">
            <text:p>trgb</text:p>
          </table:table-cell>
          <table:table-cell office:value-type="float" office:value="3.34">
            <text:p>3.34</text:p>
          </table:table-cell>
          <table:table-cell table:number-columns-repeated="2"/>
          <table:table-cell office:value-type="float" office:value="295">
            <text:p>295</text:p>
          </table:table-cell>
          <table:table-cell office:value-type="float" office:value="347">
            <text:p>347</text:p>
          </table:table-cell>
          <table:table-cell office:value-type="string">
            <text:p>31, 120</text:p>
          </table:table-cell>
          <table:table-cell/>
          <table:table-cell table:style-name="ce3" office:value-type="float" office:value="13061708.8813184">
            <text:p>1.31E+07</text:p>
          </table:table-cell>
          <table:table-cell table:number-columns-repeated="2"/>
          <table:table-cell table:number-columns-repeated="2" table:style-name="ce3"/>
          <table:table-cell table:style-name="ce3" table:formula="oooc:=[.AA16]/[.W16]" office:value-type="float" office:value="0">
            <text:p>0.00E+00</text:p>
          </table:table-cell>
          <table:table-cell table:style-name="ce3" table:formula="oooc:=[.W16]/[.AA16]" office:value-type="float" office:value="0">
            <text:p>#DIV/0!</text:p>
          </table:table-cell>
          <table:table-cell table:style-name="ce3" table:formula="oooc:=[.Z16]/[.W16]" office:value-type="float" office:value="0">
            <text:p>0.00E+00</text:p>
          </table:table-cell>
          <table:table-cell table:style-name="ce3" table:formula="oooc:=[.Z16]*1.32/[.AA16]" office:value-type="float" office:value="0">
            <text:p>#DIV/0!</text:p>
          </table:table-cell>
          <table:table-cell table:number-columns-repeated="6"/>
          <table:table-cell office:value-type="string">
            <text:p>UGC A15</text:p>
          </table:table-cell>
        </table:table-row>
        <table:table-row table:style-name="ro1">
          <table:table-cell office:value-type="string">
            <text:p>SMC</text:p>
          </table:table-cell>
          <table:table-cell office:value-type="string">
            <text:p>00 52 44.8</text:p>
          </table:table-cell>
          <table:table-cell office:value-type="string">
            <text:p>–72 49 43</text:p>
          </table:table-cell>
          <table:table-cell office:value-type="float" office:value="9">
            <text:p>9</text:p>
          </table:table-cell>
          <table:table-cell office:value-type="string">
            <text:p>–7.96 ± 0.04</text:p>
          </table:table-cell>
          <table:table-cell office:value-type="string">
            <text:p>25 ± 5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17">
            <text:p>0.17</text:p>
          </table:table-cell>
          <table:table-cell office:value-type="string">
            <text:p>–16.36</text:p>
          </table:table-cell>
          <table:table-cell office:value-type="float" office:value="0.11">
            <text:p>0.11</text:p>
          </table:table-cell>
          <table:table-cell office:value-type="float" office:value="3">
            <text:p>3</text:p>
          </table:table-cell>
          <table:table-cell office:value-type="float" office:value="39.67">
            <text:p>39.67</text:p>
          </table:table-cell>
          <table:table-cell office:value-type="string">
            <text:p>ceph</text:p>
          </table:table-cell>
          <table:table-cell office:value-type="float" office:value="0.06">
            <text:p>0.06</text:p>
          </table:table-cell>
          <table:table-cell table:number-columns-repeated="2"/>
          <table:table-cell office:value-type="float" office:value="158">
            <text:p>158</text:p>
          </table:table-cell>
          <table:table-cell office:value-type="string">
            <text:p>–22</text:p>
          </table:table-cell>
          <table:table-cell office:value-type="string">
            <text:p>2, 118</text:p>
          </table:table-cell>
          <table:table-cell/>
          <table:table-cell table:style-name="ce3" office:value-type="float" office:value="544502652.842422">
            <text:p>5.45E+08</text:p>
          </table:table-cell>
          <table:table-cell office:value-type="float" office:value="583412">
            <text:p>583412</text:p>
          </table:table-cell>
          <table:table-cell office:value-type="string">
            <text:p>1991RC3.9.C...0000d</text:p>
          </table:table-cell>
          <table:table-cell table:style-name="ce3" table:formula="oooc:=236000*([.P17]^2)*[.X17]" office:value-type="float" office:value="495666835.2">
            <text:p>4.96E+08</text:p>
          </table:table-cell>
          <table:table-cell table:style-name="ce3" table:formula="oooc:=(10^[.N17])/1.26E+041" office:value-type="float" office:value="0.0371218366100952">
            <text:p>3.71E-02</text:p>
          </table:table-cell>
          <table:table-cell table:style-name="ce3" table:formula="oooc:=[.AA17]/[.W17]" office:value-type="float" office:value="0.0000000000681756763099522">
            <text:p>6.82E-11</text:p>
          </table:table-cell>
          <table:table-cell table:style-name="ce3" table:formula="oooc:=[.W17]/[.AA17]" office:value-type="float" office:value="14667987970.5722">
            <text:p>1.47E+10</text:p>
          </table:table-cell>
          <table:table-cell table:style-name="ce3" table:formula="oooc:=[.Z17]/[.W17]" office:value-type="float" office:value="0.910311148370924">
            <text:p>9.10E-01</text:p>
          </table:table-cell>
          <table:table-cell table:style-name="ce3" table:formula="oooc:=[.Z17]*1.32/[.AA17]" office:value-type="float" office:value="17625211525.3928">
            <text:p>1.76E+10</text:p>
          </table:table-cell>
          <table:table-cell table:number-columns-repeated="6"/>
          <table:table-cell office:value-type="string">
            <text:p>SMC</text:p>
          </table:table-cell>
        </table:table-row>
        <table:table-row table:style-name="ro1">
          <table:table-cell office:value-type="string">
            <text:p>NGC 300</text:p>
          </table:table-cell>
          <table:table-cell office:value-type="string">
            <text:p>00 54 53.5</text:p>
          </table:table-cell>
          <table:table-cell office:value-type="string">
            <text:p>–37 41 00</text:p>
          </table:table-cell>
          <table:table-cell office:value-type="float" office:value="7">
            <text:p>7</text:p>
          </table:table-cell>
          <table:table-cell office:value-type="string">
            <text:p>–10.44 ± 0.04</text:p>
          </table:table-cell>
          <table:table-cell office:value-type="string">
            <text:p>24 ± 6</text:p>
          </table:table-cell>
          <table:table-cell office:value-type="float" office:value="2.2">
            <text:p>2.2</text:p>
          </table:table-cell>
          <table:table-cell table:number-columns-repeated="2" office:value-type="string">
            <text:p>...</text:p>
          </table:table-cell>
          <table:table-cell office:value-type="float" office:value="0.06">
            <text:p>0.06</text:p>
          </table:table-cell>
          <table:table-cell office:value-type="string">
            <text:p>–17.84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40.18">
            <text:p>40.18</text:p>
          </table:table-cell>
          <table:table-cell office:value-type="string">
            <text:p>ceph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44">
            <text:p>144</text:p>
          </table:table-cell>
          <table:table-cell office:value-type="float" office:value="114">
            <text:p>114</text:p>
          </table:table-cell>
          <table:table-cell office:value-type="string">
            <text:p>5, 118</text:p>
          </table:table-cell>
          <table:table-cell/>
          <table:table-cell table:style-name="ce3" office:value-type="float" office:value="2128139045.98271">
            <text:p>2.13E+09</text:p>
          </table:table-cell>
          <table:table-cell office:value-type="float" office:value="1973">
            <text:p>1973</text:p>
          </table:table-cell>
          <table:table-cell office:value-type="string">
            <text:p>2004AJ....128...16K</text:p>
          </table:table-cell>
          <table:table-cell table:style-name="ce3" table:formula="oooc:=236000*([.P18]^2)*[.X18]" office:value-type="float" office:value="1862512000">
            <text:p>1.86E+09</text:p>
          </table:table-cell>
          <table:table-cell table:style-name="ce3" table:formula="oooc:=(10^[.N18])/1.26E+041" office:value-type="float" office:value="0.120123908606048">
            <text:p>1.20E-01</text:p>
          </table:table-cell>
          <table:table-cell table:style-name="ce3" table:formula="oooc:=[.AA18]/[.W18]" office:value-type="float" office:value="0.0000000000564455169566134">
            <text:p>5.64E-11</text:p>
          </table:table-cell>
          <table:table-cell table:style-name="ce3" table:formula="oooc:=[.W18]/[.AA18]" office:value-type="float" office:value="17716198804.0369">
            <text:p>1.77E+10</text:p>
          </table:table-cell>
          <table:table-cell table:style-name="ce3" table:formula="oooc:=[.Z18]/[.W18]" office:value-type="float" office:value="0.875183416006518">
            <text:p>8.75E-01</text:p>
          </table:table-cell>
          <table:table-cell table:style-name="ce3" table:formula="oooc:=[.Z18]*1.32/[.AA18]" office:value-type="float" office:value="20466498872.1172">
            <text:p>2.05E+10</text:p>
          </table:table-cell>
          <table:table-cell/>
          <table:table-cell office:value-type="float" office:value="35.45">
            <text:p>35.45</text:p>
          </table:table-cell>
          <table:table-cell office:value-type="float" office:value="35.34">
            <text:p>35.34</text:p>
          </table:table-cell>
          <table:table-cell/>
          <table:table-cell table:style-name="ce3" table:formula="oooc:=(10^[.AG18])*10000000/3.83E+033*10^-9.51" office:value-type="float" office:value="0.227405637064252">
            <text:p>2.27E-01</text:p>
          </table:table-cell>
          <table:table-cell table:style-name="ce3" table:formula="oooc:=(10^[.AH18])*10000000/3.83E+033*10^-9.33" office:value-type="float" office:value="0.267178326966256">
            <text:p>2.67E-01</text:p>
          </table:table-cell>
          <table:table-cell office:value-type="string">
            <text:p>NGC 300</text:p>
          </table:table-cell>
        </table:table-row>
        <table:table-row table:style-name="ro1">
          <table:table-cell office:value-type="string">
            <text:p>LGS 3</text:p>
          </table:table-cell>
          <table:table-cell office:value-type="string">
            <text:p>01 03 55.0</text:p>
          </table:table-cell>
          <table:table-cell office:value-type="string">
            <text:p>21 53 06</text:p>
          </table:table-cell>
          <table:table-cell/>
          <table:table-cell office:value-type="string">
            <text:p>&lt;–15.50</text:p>
          </table:table-cell>
          <table:table-cell office:value-type="float" office:value="0">
            <text:p>0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16">
            <text:p>0.16</text:p>
          </table:table-cell>
          <table:table-cell office:value-type="string">
            <text:p>–7.9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&lt;34.20</text:p>
          </table:table-cell>
          <table:table-cell office:value-type="string">
            <text:p>trgb</text:p>
          </table:table-cell>
          <table:table-cell office:value-type="float" office:value="0.62">
            <text:p>0.62</text:p>
          </table:table-cell>
          <table:table-cell table:number-columns-repeated="2"/>
          <table:table-cell office:value-type="string">
            <text:p>–287</text:p>
          </table:table-cell>
          <table:table-cell office:value-type="string">
            <text:p>–74</text:p>
          </table:table-cell>
          <table:table-cell office:value-type="string">
            <text:p>44, 110</text:p>
          </table:table-cell>
          <table:table-cell/>
          <table:table-cell table:style-name="ce3" office:value-type="float" office:value="233345.8062281">
            <text:p>2.33E+05</text:p>
          </table:table-cell>
          <table:table-cell office:value-type="float" office:value="2.03">
            <text:p>2.03</text:p>
          </table:table-cell>
          <table:table-cell office:value-type="string">
            <text:p>1991RC3.9.C...0000d</text:p>
          </table:table-cell>
          <table:table-cell table:style-name="ce3" table:formula="oooc:=236000*([.P19]^2)*[.X19]" office:value-type="float" office:value="184158.352">
            <text:p>1.84E+05</text:p>
          </table:table-cell>
          <table:table-cell table:style-name="ce3"/>
          <table:table-cell table:style-name="ce3" table:formula="oooc:=[.AA19]/[.W19]" office:value-type="float" office:value="0">
            <text:p>0.00E+00</text:p>
          </table:table-cell>
          <table:table-cell table:style-name="ce3" table:formula="oooc:=[.W19]/[.AA19]" office:value-type="float" office:value="0">
            <text:p>#DIV/0!</text:p>
          </table:table-cell>
          <table:table-cell table:style-name="ce3" table:formula="oooc:=[.Z19]/[.W19]" office:value-type="float" office:value="0.789207892684309">
            <text:p>7.89E-01</text:p>
          </table:table-cell>
          <table:table-cell table:style-name="ce3" table:formula="oooc:=[.Z19]*1.32/[.AA19]" office:value-type="float" office:value="0">
            <text:p>#DIV/0!</text:p>
          </table:table-cell>
          <table:table-cell table:number-columns-repeated="6"/>
          <table:table-cell office:value-type="string">
            <text:p>LGS 3</text:p>
          </table:table-cell>
        </table:table-row>
        <table:table-row table:style-name="ro1">
          <table:table-cell office:value-type="string">
            <text:p>UGC 668</text:p>
          </table:table-cell>
          <table:table-cell office:value-type="string">
            <text:p>01 04 47.8</text:p>
          </table:table-cell>
          <table:table-cell office:value-type="string">
            <text:p>02 07 04</text:p>
          </table:table-cell>
          <table:table-cell office:value-type="float" office:value="10">
            <text:p>10</text:p>
          </table:table-cell>
          <table:table-cell office:value-type="string">
            <text:p>–11.11 ± 0.08</text:p>
          </table:table-cell>
          <table:table-cell office:value-type="string">
            <text:p>38 ± 11</text:p>
          </table:table-cell>
          <table:table-cell office:value-type="float" office:value="1.2">
            <text:p>1.2</text:p>
          </table:table-cell>
          <table:table-cell office:value-type="string">
            <text:p>CTIO</text:p>
          </table:table-cell>
          <table:table-cell office:value-type="float" office:value="3.2">
            <text:p>3.2</text:p>
          </table:table-cell>
          <table:table-cell office:value-type="float" office:value="0.06">
            <text:p>0.06</text:p>
          </table:table-cell>
          <table:table-cell office:value-type="string">
            <text:p>–14.25</text:p>
          </table:table-cell>
          <table:table-cell office:value-type="float" office:value="0.05">
            <text:p>0.05</text:p>
          </table:table-cell>
          <table:table-cell office:value-type="float" office:value="3">
            <text:p>3</text:p>
          </table:table-cell>
          <table:table-cell office:value-type="float" office:value="38.59">
            <text:p>38.59</text:p>
          </table:table-cell>
          <table:table-cell office:value-type="string">
            <text:p>ceph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string">
            <text:p>–234</text:p>
          </table:table-cell>
          <table:table-cell office:value-type="string">
            <text:p>–91</text:p>
          </table:table-cell>
          <table:table-cell office:value-type="string">
            <text:p>5, 118</text:p>
          </table:table-cell>
          <table:table-cell/>
          <table:table-cell table:style-name="ce3" office:value-type="float" office:value="77983011.0523259">
            <text:p>7.80E+07</text:p>
          </table:table-cell>
          <table:table-cell office:value-type="float" office:value="218.51">
            <text:p>218.51</text:p>
          </table:table-cell>
          <table:table-cell office:value-type="string">
            <text:p>1993ApJS...88..383L</text:p>
          </table:table-cell>
          <table:table-cell table:style-name="ce3" table:formula="oooc:=236000*([.P20]^2)*[.X20]" office:value-type="float" office:value="21787632.1">
            <text:p>2.18E+07</text:p>
          </table:table-cell>
          <table:table-cell table:style-name="ce3" table:formula="oooc:=(10^[.N20])/1.26E+041" office:value-type="float" office:value="0.00308765988090701">
            <text:p>3.09E-03</text:p>
          </table:table-cell>
          <table:table-cell table:style-name="ce3" table:formula="oooc:=[.AA20]/[.W20]" office:value-type="float" office:value="0.0000000000395940069412711">
            <text:p>3.96E-11</text:p>
          </table:table-cell>
          <table:table-cell table:style-name="ce3" table:formula="oooc:=[.W20]/[.AA20]" office:value-type="float" office:value="25256347544.8008">
            <text:p>2.53E+10</text:p>
          </table:table-cell>
          <table:table-cell table:style-name="ce3" table:formula="oooc:=[.Z20]/[.W20]" office:value-type="float" office:value="0.27938946965488">
            <text:p>2.79E-01</text:p>
          </table:table-cell>
          <table:table-cell table:style-name="ce3" table:formula="oooc:=[.Z20]*1.32/[.AA20]" office:value-type="float" office:value="9314391960.66884">
            <text:p>9.31E+09</text:p>
          </table:table-cell>
          <table:table-cell table:number-columns-repeated="6"/>
          <table:table-cell office:value-type="string">
            <text:p>UGC 668</text:p>
          </table:table-cell>
        </table:table-row>
        <table:table-row table:style-name="ro1">
          <table:table-cell office:value-type="string">
            <text:p>UGC 685</text:p>
          </table:table-cell>
          <table:table-cell office:value-type="string">
            <text:p>01 07 22.4</text:p>
          </table:table-cell>
          <table:table-cell office:value-type="string">
            <text:p>16 41 02</text:p>
          </table:table-cell>
          <table:table-cell office:value-type="float" office:value="9">
            <text:p>9</text:p>
          </table:table-cell>
          <table:table-cell office:value-type="string">
            <text:p>–12.57 ± 0.07</text:p>
          </table:table-cell>
          <table:table-cell office:value-type="string">
            <text:p>31 ± 6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18">
            <text:p>0.18</text:p>
          </table:table-cell>
          <table:table-cell office:value-type="string">
            <text:p>–14.34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38.86">
            <text:p>38.86</text:p>
          </table:table-cell>
          <table:table-cell office:value-type="string">
            <text:p>trgb</text:p>
          </table:table-cell>
          <table:table-cell office:value-type="float" office:value="4.7">
            <text:p>4.7</text:p>
          </table:table-cell>
          <table:table-cell table:number-columns-repeated="2"/>
          <table:table-cell office:value-type="float" office:value="157">
            <text:p>157</text:p>
          </table:table-cell>
          <table:table-cell office:value-type="float" office:value="351">
            <text:p>351</text:p>
          </table:table-cell>
          <table:table-cell office:value-type="string">
            <text:p>62, 120</text:p>
          </table:table-cell>
          <table:table-cell/>
          <table:table-cell table:style-name="ce3" office:value-type="float" office:value="84722741.4140596">
            <text:p>8.47E+07</text:p>
          </table:table-cell>
          <table:table-cell office:value-type="float" office:value="16.99">
            <text:p>16.99</text:p>
          </table:table-cell>
          <table:table-cell office:value-type="string">
            <text:p>2005ApJS..160..149S</text:p>
          </table:table-cell>
          <table:table-cell table:style-name="ce3" table:formula="oooc:=236000*([.P21]^2)*[.X21]" office:value-type="float" office:value="88572947.6">
            <text:p>8.86E+07</text:p>
          </table:table-cell>
          <table:table-cell table:style-name="ce3" table:formula="oooc:=(10^[.N21])/1.26E+041" office:value-type="float" office:value="0.0057494917466269">
            <text:p>5.75E-03</text:p>
          </table:table-cell>
          <table:table-cell table:style-name="ce3" table:formula="oooc:=[.AA21]/[.W21]" office:value-type="float" office:value="0.0000000000678624375305304">
            <text:p>6.79E-11</text:p>
          </table:table-cell>
          <table:table-cell table:style-name="ce3" table:formula="oooc:=[.W21]/[.AA21]" office:value-type="float" office:value="14735692326.8504">
            <text:p>1.47E+10</text:p>
          </table:table-cell>
          <table:table-cell table:style-name="ce3" table:formula="oooc:=[.Z21]/[.W21]" office:value-type="float" office:value="1.04544477812779">
            <text:p>1.05E+00</text:p>
          </table:table-cell>
          <table:table-cell table:style-name="ce3" table:formula="oooc:=[.Z21]*1.32/[.AA21]" office:value-type="float" office:value="20335065425.6687">
            <text:p>2.03E+10</text:p>
          </table:table-cell>
          <table:table-cell table:number-columns-repeated="6"/>
          <table:table-cell office:value-type="string">
            <text:p>UGC 685</text:p>
          </table:table-cell>
        </table:table-row>
        <table:table-row table:style-name="ro1">
          <table:table-cell office:value-type="string">
            <text:p>NGC 598</text:p>
          </table:table-cell>
          <table:table-cell office:value-type="string">
            <text:p>01 33 50.9</text:p>
          </table:table-cell>
          <table:table-cell office:value-type="string">
            <text:p>30 39 37</text:p>
          </table:table-cell>
          <table:table-cell office:value-type="float" office:value="6">
            <text:p>6</text:p>
          </table:table-cell>
          <table:table-cell office:value-type="string">
            <text:p>–9.36 ± 0.09</text:p>
          </table:table-cell>
          <table:table-cell office:value-type="string">
            <text:p>26 ± 7</text:p>
          </table:table-cell>
          <table:table-cell office:value-type="float" office:value="2.2">
            <text:p>2.2</text:p>
          </table:table-cell>
          <table:table-cell table:number-columns-repeated="2" office:value-type="string">
            <text:p>...</text:p>
          </table:table-cell>
          <table:table-cell office:value-type="float" office:value="0.18">
            <text:p>0.18</text:p>
          </table:table-cell>
          <table:table-cell office:value-type="string">
            <text:p>–18.53</text:p>
          </table:table-cell>
          <table:table-cell office:value-type="float" office:value="0.27">
            <text:p>0.27</text:p>
          </table:table-cell>
          <table:table-cell office:value-type="float" office:value="3">
            <text:p>3</text:p>
          </table:table-cell>
          <table:table-cell office:value-type="float" office:value="40.51">
            <text:p>40.51</text:p>
          </table:table-cell>
          <table:table-cell office:value-type="string">
            <text:p>ceph</text:p>
          </table:table-cell>
          <table:table-cell office:value-type="float" office:value="0.84">
            <text:p>0.84</text:p>
          </table:table-cell>
          <table:table-cell table:number-columns-repeated="2"/>
          <table:table-cell office:value-type="string">
            <text:p>–179</text:p>
          </table:table-cell>
          <table:table-cell office:value-type="float" office:value="37">
            <text:p>37</text:p>
          </table:table-cell>
          <table:table-cell office:value-type="string">
            <text:p>5, 118</text:p>
          </table:table-cell>
          <table:table-cell/>
          <table:table-cell table:style-name="ce3" office:value-type="float" office:value="4017908108.48941">
            <text:p>4.02E+09</text:p>
          </table:table-cell>
          <table:table-cell office:value-type="float" office:value="12432">
            <text:p>12432</text:p>
          </table:table-cell>
          <table:table-cell office:value-type="string">
            <text:p>1991RC3.9.C...0000d</text:p>
          </table:table-cell>
          <table:table-cell table:style-name="ce3" table:formula="oooc:=236000*([.P22]^2)*[.X22]" office:value-type="float" office:value="2070196531.2">
            <text:p>2.07E+09</text:p>
          </table:table-cell>
          <table:table-cell table:style-name="ce3" table:formula="oooc:=(10^[.N22])/1.26E+041" office:value-type="float" office:value="0.256820362642561">
            <text:p>2.57E-01</text:p>
          </table:table-cell>
          <table:table-cell table:style-name="ce3" table:formula="oooc:=[.AA22]/[.W22]" office:value-type="float" office:value="0.0000000000639189239046874">
            <text:p>6.39E-11</text:p>
          </table:table-cell>
          <table:table-cell table:style-name="ce3" table:formula="oooc:=[.W22]/[.AA22]" office:value-type="float" office:value="15644819075.6645">
            <text:p>1.56E+10</text:p>
          </table:table-cell>
          <table:table-cell table:style-name="ce3" table:formula="oooc:=[.Z22]/[.W22]" office:value-type="float" office:value="0.515242378695993">
            <text:p>5.15E-01</text:p>
          </table:table-cell>
          <table:table-cell table:style-name="ce3" table:formula="oooc:=[.Z22]*1.32/[.AA22]" office:value-type="float" office:value="10640353409.1542">
            <text:p>1.06E+10</text:p>
          </table:table-cell>
          <table:table-cell table:number-columns-repeated="6"/>
          <table:table-cell office:value-type="string">
            <text:p>NGC 598</text:p>
          </table:table-cell>
        </table:table-row>
        <table:table-row table:style-name="ro1">
          <table:table-cell office:value-type="string">
            <text:p>NGC 625</text:p>
          </table:table-cell>
          <table:table-cell office:value-type="string">
            <text:p>01 35 04.2</text:p>
          </table:table-cell>
          <table:table-cell office:value-type="string">
            <text:p>–41 26 15</text:p>
          </table:table-cell>
          <table:table-cell office:value-type="float" office:value="9">
            <text:p>9</text:p>
          </table:table-cell>
          <table:table-cell office:value-type="string">
            <text:p>–11.40 ± 0.05</text:p>
          </table:table-cell>
          <table:table-cell office:value-type="string">
            <text:p>31 ± 4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–16.41</text:p>
          </table:table-cell>
          <table:table-cell office:value-type="float" office:value="0.11">
            <text:p>0.11</text:p>
          </table:table-cell>
          <table:table-cell office:value-type="float" office:value="3">
            <text:p>3</text:p>
          </table:table-cell>
          <table:table-cell office:value-type="float" office:value="39.87">
            <text:p>39.87</text:p>
          </table:table-cell>
          <table:table-cell office:value-type="string">
            <text:p>trgb</text:p>
          </table:table-cell>
          <table:table-cell office:value-type="float" office:value="4.07">
            <text:p>4.07</text:p>
          </table:table-cell>
          <table:table-cell table:number-columns-repeated="2"/>
          <table:table-cell office:value-type="float" office:value="396">
            <text:p>396</text:p>
          </table:table-cell>
          <table:table-cell office:value-type="float" office:value="326">
            <text:p>326</text:p>
          </table:table-cell>
          <table:table-cell office:value-type="string">
            <text:p>43, 118</text:p>
          </table:table-cell>
          <table:table-cell/>
          <table:table-cell table:style-name="ce3" office:value-type="float" office:value="570164272.280748">
            <text:p>5.70E+08</text:p>
          </table:table-cell>
          <table:table-cell office:value-type="float" office:value="31.2">
            <text:p>31.2</text:p>
          </table:table-cell>
          <table:table-cell office:value-type="string">
            <text:p>2005MNRAS.361...34D</text:p>
          </table:table-cell>
          <table:table-cell table:style-name="ce3" table:formula="oooc:=236000*([.P23]^2)*[.X23]" office:value-type="float" office:value="121970671.68">
            <text:p>1.22E+08</text:p>
          </table:table-cell>
          <table:table-cell table:style-name="ce3" table:formula="oooc:=(10^[.N23])/1.26E+041" office:value-type="float" office:value="0.0588341461349931">
            <text:p>5.88E-02</text:p>
          </table:table-cell>
          <table:table-cell table:style-name="ce3" table:formula="oooc:=[.AA23]/[.W23]" office:value-type="float" office:value="0.000000000103188061748673">
            <text:p>1.03E-10</text:p>
          </table:table-cell>
          <table:table-cell table:style-name="ce3" table:formula="oooc:=[.W23]/[.AA23]" office:value-type="float" office:value="9691043547.61135">
            <text:p>9.69E+09</text:p>
          </table:table-cell>
          <table:table-cell table:style-name="ce3" table:formula="oooc:=[.Z23]/[.W23]" office:value-type="float" office:value="0.213921982856095">
            <text:p>2.14E-01</text:p>
          </table:table-cell>
          <table:table-cell table:style-name="ce3" table:formula="oooc:=[.Z23]*1.32/[.AA23]" office:value-type="float" office:value="2736527972.17771">
            <text:p>2.74E+09</text:p>
          </table:table-cell>
          <table:table-cell table:number-columns-repeated="4"/>
          <table:table-cell table:style-name="ce3" table:number-columns-repeated="2"/>
          <table:table-cell office:value-type="string">
            <text:p>NGC 625</text:p>
          </table:table-cell>
        </table:table-row>
        <table:table-row table:style-name="ro1">
          <table:table-cell office:value-type="string">
            <text:p>ESO 245–G005</text:p>
          </table:table-cell>
          <table:table-cell office:value-type="string">
            <text:p>01 45 03.7</text:p>
          </table:table-cell>
          <table:table-cell office:value-type="string">
            <text:p>–43 35 53</text:p>
          </table:table-cell>
          <table:table-cell office:value-type="float" office:value="10">
            <text:p>10</text:p>
          </table:table-cell>
          <table:table-cell office:value-type="string">
            <text:p>–11.91 ± 0.03</text:p>
          </table:table-cell>
          <table:table-cell office:value-type="string">
            <text:p>29 ± 4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07">
            <text:p>0.07</text:p>
          </table:table-cell>
          <table:table-cell office:value-type="string">
            <text:p>–15.60</text:p>
          </table:table-cell>
          <table:table-cell office:value-type="float" office:value="0.08">
            <text:p>0.08</text:p>
          </table:table-cell>
          <table:table-cell office:value-type="float" office:value="3">
            <text:p>3</text:p>
          </table:table-cell>
          <table:table-cell office:value-type="float" office:value="39.44">
            <text:p>39.44</text:p>
          </table:table-cell>
          <table:table-cell office:value-type="string">
            <text:p>trgb</text:p>
          </table:table-cell>
          <table:table-cell office:value-type="float" office:value="4.43">
            <text:p>4.43</text:p>
          </table:table-cell>
          <table:table-cell table:number-columns-repeated="2"/>
          <table:table-cell office:value-type="float" office:value="391">
            <text:p>391</text:p>
          </table:table-cell>
          <table:table-cell office:value-type="float" office:value="305">
            <text:p>305</text:p>
          </table:table-cell>
          <table:table-cell office:value-type="string">
            <text:p>31, 118</text:p>
          </table:table-cell>
          <table:table-cell/>
          <table:table-cell table:style-name="ce3" office:value-type="float" office:value="270395836.410884">
            <text:p>2.70E+08</text:p>
          </table:table-cell>
          <table:table-cell table:number-columns-repeated="2"/>
          <table:table-cell table:number-columns-repeated="2" table:style-name="ce3"/>
          <table:table-cell table:style-name="ce3" table:formula="oooc:=[.AA24]/[.W24]" office:value-type="float" office:value="0">
            <text:p>0.00E+00</text:p>
          </table:table-cell>
          <table:table-cell table:style-name="ce3" table:formula="oooc:=[.W24]/[.AA24]" office:value-type="float" office:value="0">
            <text:p>#DIV/0!</text:p>
          </table:table-cell>
          <table:table-cell table:style-name="ce3" table:formula="oooc:=[.Z24]/[.W24]" office:value-type="float" office:value="0">
            <text:p>0.00E+00</text:p>
          </table:table-cell>
          <table:table-cell table:style-name="ce3" table:formula="oooc:=[.Z24]*1.32/[.AA24]" office:value-type="float" office:value="0">
            <text:p>#DIV/0!</text:p>
          </table:table-cell>
          <table:table-cell table:number-columns-repeated="6"/>
          <table:table-cell office:value-type="string">
            <text:p>ESO 245–G005</text:p>
          </table:table-cell>
        </table:table-row>
        <table:table-row table:style-name="ro1">
          <table:table-cell office:value-type="string">
            <text:p>UGC 1281</text:p>
          </table:table-cell>
          <table:table-cell office:value-type="string">
            <text:p>01 49 31.4</text:p>
          </table:table-cell>
          <table:table-cell office:value-type="string">
            <text:p>32 35 19</text:p>
          </table:table-cell>
          <table:table-cell office:value-type="float" office:value="8">
            <text:p>8</text:p>
          </table:table-cell>
          <table:table-cell office:value-type="string">
            <text:p>–12.45 ± 0.07</text:p>
          </table:table-cell>
          <table:table-cell office:value-type="string">
            <text:p>22 ± 4</text:p>
          </table:table-cell>
          <table:table-cell office:value-type="float" office:value="1.2">
            <text:p>1.2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17">
            <text:p>0.17</text:p>
          </table:table-cell>
          <table:table-cell office:value-type="string">
            <text:p>–15.11</text:p>
          </table:table-cell>
          <table:table-cell office:value-type="float" office:value="0.07">
            <text:p>0.07</text:p>
          </table:table-cell>
          <table:table-cell office:value-type="float" office:value="1">
            <text:p>1</text:p>
          </table:table-cell>
          <table:table-cell office:value-type="float" office:value="39.06">
            <text:p>39.06</text:p>
          </table:table-cell>
          <table:table-cell office:value-type="string">
            <text:p>trgb</text:p>
          </table:table-cell>
          <table:table-cell office:value-type="float" office:value="5.13">
            <text:p>5.13</text:p>
          </table:table-cell>
          <table:table-cell table:number-columns-repeated="2"/>
          <table:table-cell office:value-type="float" office:value="156">
            <text:p>156</text:p>
          </table:table-cell>
          <table:table-cell office:value-type="float" office:value="366">
            <text:p>366</text:p>
          </table:table-cell>
          <table:table-cell office:value-type="string">
            <text:p>62, 120</text:p>
          </table:table-cell>
          <table:table-cell/>
          <table:table-cell table:style-name="ce3" office:value-type="float" office:value="172186857.498601">
            <text:p>1.72E+08</text:p>
          </table:table-cell>
          <table:table-cell office:value-type="float" office:value="40.1">
            <text:p>40.1</text:p>
          </table:table-cell>
          <table:table-cell office:value-type="string">
            <text:p>1991RC3.9.C...0000d</text:p>
          </table:table-cell>
          <table:table-cell table:style-name="ce3" table:formula="oooc:=236000*([.P25]^2)*[.X25]" office:value-type="float" office:value="249052614.84">
            <text:p>2.49E+08</text:p>
          </table:table-cell>
          <table:table-cell table:style-name="ce3" table:formula="oooc:=(10^[.N25])/1.26E+041" office:value-type="float" office:value="0.00911233032934039">
            <text:p>9.11E-03</text:p>
          </table:table-cell>
          <table:table-cell table:style-name="ce3" table:formula="oooc:=[.AA25]/[.W25]" office:value-type="float" office:value="0.0000000000529211721598115">
            <text:p>5.29E-11</text:p>
          </table:table-cell>
          <table:table-cell table:style-name="ce3" table:formula="oooc:=[.W25]/[.AA25]" office:value-type="float" office:value="18896028927.3298">
            <text:p>1.89E+10</text:p>
          </table:table-cell>
          <table:table-cell table:style-name="ce3" table:formula="oooc:=[.Z25]/[.W25]" office:value-type="float" office:value="1.44640896789712">
            <text:p>1.45E+00</text:p>
          </table:table-cell>
          <table:table-cell table:style-name="ce3" table:formula="oooc:=[.Z25]*1.32/[.AA25]" office:value-type="float" office:value="36077429121.5359">
            <text:p>3.61E+10</text:p>
          </table:table-cell>
          <table:table-cell table:number-columns-repeated="6"/>
          <table:table-cell office:value-type="string">
            <text:p>UGC 1281</text:p>
          </table:table-cell>
        </table:table-row>
        <table:table-row table:style-name="ro1">
          <table:table-cell office:value-type="string">
            <text:p>ESO 245–G007</text:p>
          </table:table-cell>
          <table:table-cell office:value-type="string">
            <text:p>01 51 06.3</text:p>
          </table:table-cell>
          <table:table-cell office:value-type="string">
            <text:p>–44 26 41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...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...</text:p>
          </table:table-cell>
          <table:table-cell office:value-type="float" office:value="0.07">
            <text:p>0.07</text:p>
          </table:table-cell>
          <table:table-cell office:value-type="string">
            <text:p>–9.96</text:p>
          </table:table-cell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office:value-type="string">
            <text:p>trgb</text:p>
          </table:table-cell>
          <table:table-cell office:value-type="float" office:value="0.44">
            <text:p>0.44</text:p>
          </table:table-cell>
          <table:table-cell table:number-columns-repeated="2"/>
          <table:table-cell office:value-type="float" office:value="56">
            <text:p>56</text:p>
          </table:table-cell>
          <table:table-cell office:value-type="string">
            <text:p>–37</text:p>
          </table:table-cell>
          <table:table-cell office:value-type="string">
            <text:p>19, 111</text:p>
          </table:table-cell>
          <table:table-cell/>
          <table:table-cell table:style-name="ce3" office:value-type="float" office:value="1499684.83550237">
            <text:p>1.50E+06</text:p>
          </table:table-cell>
          <table:table-cell table:number-columns-repeated="2"/>
          <table:table-cell table:number-columns-repeated="2" table:style-name="ce3"/>
          <table:table-cell table:style-name="ce3" table:formula="oooc:=[.AA26]/[.W26]" office:value-type="float" office:value="0">
            <text:p>0.00E+00</text:p>
          </table:table-cell>
          <table:table-cell table:style-name="ce3" table:formula="oooc:=[.W26]/[.AA26]" office:value-type="float" office:value="0">
            <text:p>#DIV/0!</text:p>
          </table:table-cell>
          <table:table-cell table:style-name="ce3" table:formula="oooc:=[.Z26]/[.W26]" office:value-type="float" office:value="0">
            <text:p>0.00E+00</text:p>
          </table:table-cell>
          <table:table-cell table:style-name="ce3" table:formula="oooc:=[.Z26]*1.32/[.AA26]" office:value-type="float" office:value="0">
            <text:p>#DIV/0!</text:p>
          </table:table-cell>
          <table:table-cell table:number-columns-repeated="6"/>
          <table:table-cell office:value-type="string">
            <text:p>ESO 245–G007</text:p>
          </table:table-cell>
        </table:table-row>
        <table:table-row table:style-name="ro1">
          <table:table-cell office:value-type="string">
            <text:p>NGC 784</text:p>
          </table:table-cell>
          <table:table-cell office:value-type="string">
            <text:p>02 01 17.0</text:p>
          </table:table-cell>
          <table:table-cell office:value-type="string">
            <text:p>28 50 15</text:p>
          </table:table-cell>
          <table:table-cell office:value-type="float" office:value="8">
            <text:p>8</text:p>
          </table:table-cell>
          <table:table-cell office:value-type="string">
            <text:p>–11.78 ± 0.04</text:p>
          </table:table-cell>
          <table:table-cell office:value-type="string">
            <text:p>53 ± 5</text:p>
          </table:table-cell>
          <table:table-cell office:value-type="float" office:value="1.2">
            <text:p>1.2</text:p>
          </table:table-cell>
          <table:table-cell office:value-type="string">
            <text:p>KPNO</text:p>
          </table:table-cell>
          <table:table-cell office:value-type="float" office:value="2">
            <text:p>2</text:p>
          </table:table-cell>
          <table:table-cell office:value-type="float" office:value="0.24">
            <text:p>0.24</text:p>
          </table:table-cell>
          <table:table-cell office:value-type="string">
            <text:p>–16.58</text:p>
          </table:table-cell>
          <table:table-cell office:value-type="float" office:value="0.06">
            <text:p>0.06</text:p>
          </table:table-cell>
          <table:table-cell office:value-type="float" office:value="1">
            <text:p>1</text:p>
          </table:table-cell>
          <table:table-cell office:value-type="float" office:value="39.76">
            <text:p>39.76</text:p>
          </table:table-cell>
          <table:table-cell office:value-type="string">
            <text:p>trgb</text:p>
          </table:table-cell>
          <table:table-cell office:value-type="float" office:value="5.19">
            <text:p>5.19</text:p>
          </table:table-cell>
          <table:table-cell table:number-columns-repeated="2"/>
          <table:table-cell office:value-type="float" office:value="198">
            <text:p>198</text:p>
          </table:table-cell>
          <table:table-cell office:value-type="float" office:value="389">
            <text:p>389</text:p>
          </table:table-cell>
          <table:table-cell office:value-type="string">
            <text:p>62, 118</text:p>
          </table:table-cell>
          <table:table-cell/>
          <table:table-cell table:style-name="ce3" office:value-type="float" office:value="666806769.213622">
            <text:p>6.67E+08</text:p>
          </table:table-cell>
          <table:table-cell office:value-type="float" office:value="66.4">
            <text:p>66.4</text:p>
          </table:table-cell>
          <table:table-cell office:value-type="string">
            <text:p>1991RC3.9.C...0000d</text:p>
          </table:table-cell>
          <table:table-cell table:style-name="ce3" table:formula="oooc:=236000*([.P27]^2)*[.X27]" office:value-type="float" office:value="422099461.44">
            <text:p>4.22E+08</text:p>
          </table:table-cell>
          <table:table-cell table:style-name="ce3" table:formula="oooc:=(10^[.N27])/1.26E+041" office:value-type="float" office:value="0.0456698362965996">
            <text:p>4.57E-02</text:p>
          </table:table-cell>
          <table:table-cell table:style-name="ce3" table:formula="oooc:=[.AA27]/[.W27]" office:value-type="float" office:value="0.0000000000684903609338862">
            <text:p>6.85E-11</text:p>
          </table:table-cell>
          <table:table-cell table:style-name="ce3" table:formula="oooc:=[.W27]/[.AA27]" office:value-type="float" office:value="14600594687.5547">
            <text:p>1.46E+10</text:p>
          </table:table-cell>
          <table:table-cell table:style-name="ce3" table:formula="oooc:=[.Z27]/[.W27]" office:value-type="float" office:value="0.633016161395287">
            <text:p>6.33E-01</text:p>
          </table:table-cell>
          <table:table-cell table:style-name="ce3" table:formula="oooc:=[.Z27]*1.32/[.AA27]" office:value-type="float" office:value="12199984372.2296">
            <text:p>1.22E+10</text:p>
          </table:table-cell>
          <table:table-cell table:number-columns-repeated="6"/>
          <table:table-cell office:value-type="string">
            <text:p>NGC 784</text:p>
          </table:table-cell>
        </table:table-row>
        <table:table-row table:style-name="ro1">
          <table:table-cell office:value-type="string">
            <text:p>NGC 855</text:p>
          </table:table-cell>
          <table:table-cell office:value-type="string">
            <text:p>02 14 03.6</text:p>
          </table:table-cell>
          <table:table-cell office:value-type="string">
            <text:p>27 52 38</text:p>
          </table:table-cell>
          <table:table-cell office:value-type="string">
            <text:p>–4</text:p>
          </table:table-cell>
          <table:table-cell office:value-type="string">
            <text:p>–12.23 ± 0.04</text:p>
          </table:table-cell>
          <table:table-cell office:value-type="string">
            <text:p>40 ± 4</text:p>
          </table:table-cell>
          <table:table-cell office:value-type="float" office:value="1.2">
            <text:p>1.2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26">
            <text:p>0.26</text:p>
          </table:table-cell>
          <table:table-cell office:value-type="string">
            <text:p>–16.90</text:p>
          </table:table-cell>
          <table:table-cell office:value-type="float" office:value="0.14">
            <text:p>0.14</text:p>
          </table:table-cell>
          <table:table-cell office:value-type="float" office:value="3">
            <text:p>3</text:p>
          </table:table-cell>
          <table:table-cell office:value-type="float" office:value="39.83">
            <text:p>39.83</text:p>
          </table:table-cell>
          <table:table-cell office:value-type="string">
            <text:p>sbf</text:p>
          </table:table-cell>
          <table:table-cell office:value-type="float" office:value="9.7">
            <text:p>9.7</text:p>
          </table:table-cell>
          <table:table-cell table:number-columns-repeated="2"/>
          <table:table-cell office:value-type="float" office:value="575">
            <text:p>575</text:p>
          </table:table-cell>
          <table:table-cell office:value-type="float" office:value="754">
            <text:p>754</text:p>
          </table:table-cell>
          <table:table-cell office:value-type="string">
            <text:p>56, 118</text:p>
          </table:table-cell>
          <table:table-cell/>
          <table:table-cell table:style-name="ce3" office:value-type="float" office:value="895364765.549594">
            <text:p>8.95E+08</text:p>
          </table:table-cell>
          <table:table-cell office:value-type="float" office:value="1.59">
            <text:p>1.59</text:p>
          </table:table-cell>
          <table:table-cell office:value-type="string">
            <text:p>2005AJ....130.2613G</text:p>
          </table:table-cell>
          <table:table-cell table:style-name="ce3" table:formula="oooc:=236000*([.P28]^2)*[.X28]" office:value-type="float" office:value="35306331.6">
            <text:p>3.53E+07</text:p>
          </table:table-cell>
          <table:table-cell table:style-name="ce3" table:formula="oooc:=(10^[.N28])/1.26E+041" office:value-type="float" office:value="0.0536573789993634">
            <text:p>5.37E-02</text:p>
          </table:table-cell>
          <table:table-cell table:style-name="ce3" table:formula="oooc:=[.AA28]/[.W28]" office:value-type="float" office:value="0.0000000000599279545766215">
            <text:p>5.99E-11</text:p>
          </table:table-cell>
          <table:table-cell table:style-name="ce3" table:formula="oooc:=[.W28]/[.AA28]" office:value-type="float" office:value="16686703343.4528">
            <text:p>1.67E+10</text:p>
          </table:table-cell>
          <table:table-cell table:style-name="ce3" table:formula="oooc:=[.Z28]/[.W28]" office:value-type="float" office:value="0.0394323441779934">
            <text:p>3.94E-02</text:p>
          </table:table-cell>
          <table:table-cell table:style-name="ce3" table:formula="oooc:=[.Z28]*1.32/[.AA28]" office:value-type="float" office:value="868554494.854341">
            <text:p>8.69E+08</text:p>
          </table:table-cell>
          <table:table-cell/>
          <table:table-cell office:value-type="float" office:value="34.61">
            <text:p>34.61</text:p>
          </table:table-cell>
          <table:table-cell office:value-type="float" office:value="34.69">
            <text:p>34.69</text:p>
          </table:table-cell>
          <table:table-cell/>
          <table:table-cell table:style-name="ce3" table:formula="oooc:=(10^[.AG28])*10000000/3.83E+033*10^-9.51" office:value-type="float" office:value="0.0328701151904482">
            <text:p>3.29E-02</text:p>
          </table:table-cell>
          <table:table-cell table:style-name="ce3" table:formula="oooc:=(10^[.AH28])*10000000/3.83E+033*10^-9.33" office:value-type="float" office:value="0.0598137768346674">
            <text:p>5.98E-02</text:p>
          </table:table-cell>
          <table:table-cell office:value-type="string">
            <text:p>NGC 855</text:p>
          </table:table-cell>
        </table:table-row>
        <table:table-row table:style-name="ro1">
          <table:table-cell office:value-type="string">
            <text:p>NGC 925</text:p>
          </table:table-cell>
          <table:table-cell office:value-type="string">
            <text:p>02 27 16.9</text:p>
          </table:table-cell>
          <table:table-cell office:value-type="string">
            <text:p>33 34 45</text:p>
          </table:table-cell>
          <table:table-cell office:value-type="float" office:value="7">
            <text:p>7</text:p>
          </table:table-cell>
          <table:table-cell office:value-type="string">
            <text:p>–11.08 ± 0.07</text:p>
          </table:table-cell>
          <table:table-cell office:value-type="string">
            <text:p>25 ± 2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29">
            <text:p>0.29</text:p>
          </table:table-cell>
          <table:table-cell office:value-type="string">
            <text:p>–19.41</text:p>
          </table:table-cell>
          <table:table-cell office:value-type="float" office:value="0.38">
            <text:p>0.38</text:p>
          </table:table-cell>
          <table:table-cell office:value-type="float" office:value="3">
            <text:p>3</text:p>
          </table:table-cell>
          <table:table-cell office:value-type="float" office:value="40.85">
            <text:p>40.85</text:p>
          </table:table-cell>
          <table:table-cell office:value-type="string">
            <text:p>ceph</text:p>
          </table:table-cell>
          <table:table-cell office:value-type="float" office:value="9.16">
            <text:p>9.16</text:p>
          </table:table-cell>
          <table:table-cell table:number-columns-repeated="2"/>
          <table:table-cell office:value-type="float" office:value="553">
            <text:p>553</text:p>
          </table:table-cell>
          <table:table-cell office:value-type="float" office:value="739">
            <text:p>739</text:p>
          </table:table-cell>
          <table:table-cell office:value-type="string">
            <text:p>5, 118</text:p>
          </table:table-cell>
          <table:table-cell/>
          <table:table-cell table:style-name="ce3" office:value-type="float" office:value="9036494737.223">
            <text:p>9.04E+09</text:p>
          </table:table-cell>
          <table:table-cell office:value-type="float" office:value="322.47">
            <text:p>322.47</text:p>
          </table:table-cell>
          <table:table-cell office:value-type="string">
            <text:p>2005ApJS..160..149S</text:p>
          </table:table-cell>
          <table:table-cell table:style-name="ce3" table:formula="oooc:=236000*([.P29]^2)*[.X29]" office:value-type="float" office:value="6385461164.352">
            <text:p>6.39E+09</text:p>
          </table:table-cell>
          <table:table-cell table:style-name="ce3" table:formula="oooc:=(10^[.N29])/1.26E+041" office:value-type="float" office:value="0.561861733638207">
            <text:p>5.62E-01</text:p>
          </table:table-cell>
          <table:table-cell table:style-name="ce3" table:formula="oooc:=[.AA29]/[.W29]" office:value-type="float" office:value="0.0000000000621769557750965">
            <text:p>6.22E-11</text:p>
          </table:table-cell>
          <table:table-cell table:style-name="ce3" table:formula="oooc:=[.W29]/[.AA29]" office:value-type="float" office:value="16083128991.0229">
            <text:p>1.61E+10</text:p>
          </table:table-cell>
          <table:table-cell table:style-name="ce3" table:formula="oooc:=[.Z29]/[.W29]" office:value-type="float" office:value="0.706630319613766">
            <text:p>7.07E-01</text:p>
          </table:table-cell>
          <table:table-cell table:style-name="ce3" table:formula="oooc:=[.Z29]*1.32/[.AA29]" office:value-type="float" office:value="15001571084.697">
            <text:p>1.50E+10</text:p>
          </table:table-cell>
          <table:table-cell/>
          <table:table-cell office:value-type="float" office:value="36.02">
            <text:p>36.02</text:p>
          </table:table-cell>
          <table:table-cell office:value-type="float" office:value="35.93">
            <text:p>35.93</text:p>
          </table:table-cell>
          <table:table-cell/>
          <table:table-cell table:style-name="ce3" table:formula="oooc:=(10^[.AG29])*10000000/3.83E+033*10^-9.51" office:value-type="float" office:value="0.844892054646556">
            <text:p>8.45E-01</text:p>
          </table:table-cell>
          <table:table-cell table:style-name="ce3" table:formula="oooc:=(10^[.AH29])*10000000/3.83E+033*10^-9.33" office:value-type="float" office:value="1.03944430953916">
            <text:p>1.04E+00</text:p>
          </table:table-cell>
          <table:table-cell office:value-type="string">
            <text:p>NGC 925</text:p>
          </table:table-cell>
        </table:table-row>
        <table:table-row table:style-name="ro1">
          <table:table-cell office:value-type="string">
            <text:p>ESO 115–G021</text:p>
          </table:table-cell>
          <table:table-cell office:value-type="string">
            <text:p>02 37 48.1</text:p>
          </table:table-cell>
          <table:table-cell office:value-type="string">
            <text:p>–61 20 18</text:p>
          </table:table-cell>
          <table:table-cell office:value-type="float" office:value="8">
            <text:p>8</text:p>
          </table:table-cell>
          <table:table-cell office:value-type="string">
            <text:p>–12.11 ± 0.06</text:p>
          </table:table-cell>
          <table:table-cell office:value-type="string">
            <text:p>31 ± 5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–15.21</text:p>
          </table:table-cell>
          <table:table-cell office:value-type="float" office:value="0.07">
            <text:p>0.07</text:p>
          </table:table-cell>
          <table:table-cell office:value-type="float" office:value="3">
            <text:p>3</text:p>
          </table:table-cell>
          <table:table-cell office:value-type="float" office:value="39.35">
            <text:p>39.35</text:p>
          </table:table-cell>
          <table:table-cell office:value-type="string">
            <text:p>trgb</text:p>
          </table:table-cell>
          <table:table-cell office:value-type="float" office:value="4.99">
            <text:p>4.99</text:p>
          </table:table-cell>
          <table:table-cell table:number-columns-repeated="2"/>
          <table:table-cell office:value-type="float" office:value="515">
            <text:p>515</text:p>
          </table:table-cell>
          <table:table-cell office:value-type="float" office:value="339">
            <text:p>339</text:p>
          </table:table-cell>
          <table:table-cell office:value-type="string">
            <text:p>62, 117</text:p>
          </table:table-cell>
          <table:table-cell/>
          <table:table-cell table:style-name="ce3" office:value-type="float" office:value="188799134.909629">
            <text:p>1.89E+08</text:p>
          </table:table-cell>
          <table:table-cell table:number-columns-repeated="2"/>
          <table:table-cell table:number-columns-repeated="2" table:style-name="ce3"/>
          <table:table-cell table:style-name="ce3" table:formula="oooc:=[.AA30]/[.W30]" office:value-type="float" office:value="0">
            <text:p>0.00E+00</text:p>
          </table:table-cell>
          <table:table-cell table:style-name="ce3" table:formula="oooc:=[.W30]/[.AA30]" office:value-type="float" office:value="0">
            <text:p>#DIV/0!</text:p>
          </table:table-cell>
          <table:table-cell table:style-name="ce3" table:formula="oooc:=[.Z30]/[.W30]" office:value-type="float" office:value="0">
            <text:p>0.00E+00</text:p>
          </table:table-cell>
          <table:table-cell table:style-name="ce3" table:formula="oooc:=[.Z30]*1.32/[.AA30]" office:value-type="float" office:value="0">
            <text:p>#DIV/0!</text:p>
          </table:table-cell>
          <table:table-cell table:number-columns-repeated="6"/>
          <table:table-cell office:value-type="string">
            <text:p>ESO 115–G021</text:p>
          </table:table-cell>
        </table:table-row>
        <table:table-row table:style-name="ro1">
          <table:table-cell office:value-type="string">
            <text:p>ESO 154–G023</text:p>
          </table:table-cell>
          <table:table-cell office:value-type="string">
            <text:p>02 56 50.4</text:p>
          </table:table-cell>
          <table:table-cell office:value-type="string">
            <text:p>–54 34 17</text:p>
          </table:table-cell>
          <table:table-cell office:value-type="float" office:value="8">
            <text:p>8</text:p>
          </table:table-cell>
          <table:table-cell office:value-type="string">
            <text:p>–11.91 ± 0.05</text:p>
          </table:table-cell>
          <table:table-cell office:value-type="string">
            <text:p>37 ± 4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04">
            <text:p>0.04</text:p>
          </table:table-cell>
          <table:table-cell office:value-type="string">
            <text:p>–16.15</text:p>
          </table:table-cell>
          <table:table-cell office:value-type="float" office:value="0.1">
            <text:p>0.1</text:p>
          </table:table-cell>
          <table:table-cell office:value-type="float" office:value="3">
            <text:p>3</text:p>
          </table:table-cell>
          <table:table-cell office:value-type="float" office:value="39.66">
            <text:p>39.66</text:p>
          </table:table-cell>
          <table:table-cell office:value-type="string">
            <text:p>trgb</text:p>
          </table:table-cell>
          <table:table-cell office:value-type="float" office:value="5.76">
            <text:p>5.76</text:p>
          </table:table-cell>
          <table:table-cell table:number-columns-repeated="2"/>
          <table:table-cell office:value-type="float" office:value="574">
            <text:p>574</text:p>
          </table:table-cell>
          <table:table-cell office:value-type="float" office:value="408">
            <text:p>408</text:p>
          </table:table-cell>
          <table:table-cell office:value-type="string">
            <text:p>62, 117</text:p>
          </table:table-cell>
          <table:table-cell/>
          <table:table-cell table:style-name="ce3" office:value-type="float" office:value="448745389.933131">
            <text:p>4.49E+08</text:p>
          </table:table-cell>
          <table:table-cell table:number-columns-repeated="2"/>
          <table:table-cell table:number-columns-repeated="2" table:style-name="ce3"/>
          <table:table-cell table:style-name="ce3" table:formula="oooc:=[.AA31]/[.W31]" office:value-type="float" office:value="0">
            <text:p>0.00E+00</text:p>
          </table:table-cell>
          <table:table-cell table:style-name="ce3" table:formula="oooc:=[.W31]/[.AA31]" office:value-type="float" office:value="0">
            <text:p>#DIV/0!</text:p>
          </table:table-cell>
          <table:table-cell table:style-name="ce3" table:formula="oooc:=[.Z31]/[.W31]" office:value-type="float" office:value="0">
            <text:p>0.00E+00</text:p>
          </table:table-cell>
          <table:table-cell table:style-name="ce3" table:formula="oooc:=[.Z31]*1.32/[.AA31]" office:value-type="float" office:value="0">
            <text:p>#DIV/0!</text:p>
          </table:table-cell>
          <table:table-cell table:number-columns-repeated="6"/>
          <table:table-cell office:value-type="string">
            <text:p>ESO 154–G023</text:p>
          </table:table-cell>
        </table:table-row>
        <table:table-row table:style-name="ro1">
          <table:table-cell office:value-type="string">
            <text:p>NGC 1313</text:p>
          </table:table-cell>
          <table:table-cell office:value-type="string">
            <text:p>03 18 15.8</text:p>
          </table:table-cell>
          <table:table-cell office:value-type="string">
            <text:p>–66 29 53</text:p>
          </table:table-cell>
          <table:table-cell office:value-type="float" office:value="7">
            <text:p>7</text:p>
          </table:table-cell>
          <table:table-cell office:value-type="string">
            <text:p>–10.65 ± 0.09</text:p>
          </table:table-cell>
          <table:table-cell office:value-type="string">
            <text:p>35 ± 4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25">
            <text:p>0.25</text:p>
          </table:table-cell>
          <table:table-cell office:value-type="string">
            <text:p>–19.14</text:p>
          </table:table-cell>
          <table:table-cell office:value-type="float" office:value="0.34">
            <text:p>0.34</text:p>
          </table:table-cell>
          <table:table-cell office:value-type="float" office:value="3">
            <text:p>3</text:p>
          </table:table-cell>
          <table:table-cell office:value-type="float" office:value="40.6">
            <text:p>40.6</text:p>
          </table:table-cell>
          <table:table-cell office:value-type="string">
            <text:p>trgb</text:p>
          </table:table-cell>
          <table:table-cell office:value-type="float" office:value="4.15">
            <text:p>4.15</text:p>
          </table:table-cell>
          <table:table-cell table:number-columns-repeated="2"/>
          <table:table-cell office:value-type="float" office:value="470">
            <text:p>470</text:p>
          </table:table-cell>
          <table:table-cell office:value-type="float" office:value="265">
            <text:p>265</text:p>
          </table:table-cell>
          <table:table-cell office:value-type="string">
            <text:p>62, 118</text:p>
          </table:table-cell>
          <table:table-cell/>
          <table:table-cell table:style-name="ce3" office:value-type="float" office:value="7046930689.67148">
            <text:p>7.05E+09</text:p>
          </table:table-cell>
          <table:table-cell office:value-type="float" office:value="447.64">
            <text:p>447.64</text:p>
          </table:table-cell>
          <table:table-cell office:value-type="string">
            <text:p>2005MNRAS.361...34D</text:p>
          </table:table-cell>
          <table:table-cell table:style-name="ce3" table:formula="oooc:=236000*([.P32]^2)*[.X32]" office:value-type="float" office:value="1819437256.4">
            <text:p>1.82E+09</text:p>
          </table:table-cell>
          <table:table-cell table:style-name="ce3" table:formula="oooc:=(10^[.N32])/1.26E+041" office:value-type="float" office:value="0.315958071867856">
            <text:p>3.16E-01</text:p>
          </table:table-cell>
          <table:table-cell table:style-name="ce3" table:formula="oooc:=[.AA32]/[.W32]" office:value-type="float" office:value="0.0000000000448362678422463">
            <text:p>4.48E-11</text:p>
          </table:table-cell>
          <table:table-cell table:style-name="ce3" table:formula="oooc:=[.W32]/[.AA32]" office:value-type="float" office:value="22303372874.7995">
            <text:p>2.23E+10</text:p>
          </table:table-cell>
          <table:table-cell table:style-name="ce3" table:formula="oooc:=[.Z32]/[.W32]" office:value-type="float" office:value="0.258188612393578">
            <text:p>2.58E-01</text:p>
          </table:table-cell>
          <table:table-cell table:style-name="ce3" table:formula="oooc:=[.Z32]*1.32/[.AA32]" office:value-type="float" office:value="7601189500.39818">
            <text:p>7.60E+09</text:p>
          </table:table-cell>
          <table:table-cell table:number-columns-repeated="6"/>
          <table:table-cell office:value-type="string">
            <text:p>NGC 1313</text:p>
          </table:table-cell>
        </table:table-row>
        <table:table-row table:style-name="ro1">
          <table:table-cell office:value-type="string">
            <text:p>NGC 1311</text:p>
          </table:table-cell>
          <table:table-cell office:value-type="string">
            <text:p>03 20 07.4</text:p>
          </table:table-cell>
          <table:table-cell office:value-type="string">
            <text:p>–52 11 07</text:p>
          </table:table-cell>
          <table:table-cell office:value-type="float" office:value="9">
            <text:p>9</text:p>
          </table:table-cell>
          <table:table-cell office:value-type="string">
            <text:p>–12.04 ± 0.03</text:p>
          </table:table-cell>
          <table:table-cell office:value-type="string">
            <text:p>33 ± 2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–15.55</text:p>
          </table:table-cell>
          <table:table-cell office:value-type="float" office:value="0.08">
            <text:p>0.08</text:p>
          </table:table-cell>
          <table:table-cell office:value-type="float" office:value="3">
            <text:p>3</text:p>
          </table:table-cell>
          <table:table-cell office:value-type="float" office:value="39.49">
            <text:p>39.49</text:p>
          </table:table-cell>
          <table:table-cell office:value-type="string">
            <text:p>trgb</text:p>
          </table:table-cell>
          <table:table-cell office:value-type="float" office:value="5.45">
            <text:p>5.45</text:p>
          </table:table-cell>
          <table:table-cell table:number-columns-repeated="2"/>
          <table:table-cell office:value-type="float" office:value="568">
            <text:p>568</text:p>
          </table:table-cell>
          <table:table-cell office:value-type="float" office:value="396">
            <text:p>396</text:p>
          </table:table-cell>
          <table:table-cell office:value-type="string">
            <text:p>62, 117</text:p>
          </table:table-cell>
          <table:table-cell/>
          <table:table-cell table:style-name="ce3" office:value-type="float" office:value="258226019.06346">
            <text:p>2.58E+08</text:p>
          </table:table-cell>
          <table:table-cell office:value-type="float" office:value="14.57">
            <text:p>14.57</text:p>
          </table:table-cell>
          <table:table-cell office:value-type="string">
            <text:p>2004AJ....128...16K</text:p>
          </table:table-cell>
          <table:table-cell table:style-name="ce3" table:formula="oooc:=236000*([.P33]^2)*[.X33]" office:value-type="float" office:value="102132640.3">
            <text:p>1.02E+08</text:p>
          </table:table-cell>
          <table:table-cell table:style-name="ce3" table:formula="oooc:=(10^[.N33])/1.26E+041" office:value-type="float" office:value="0.0245261542262984">
            <text:p>2.45E-02</text:p>
          </table:table-cell>
          <table:table-cell table:style-name="ce3" table:formula="oooc:=[.AA33]/[.W33]" office:value-type="float" office:value="0.0000000000949794072466069">
            <text:p>9.50E-11</text:p>
          </table:table-cell>
          <table:table-cell table:style-name="ce3" table:formula="oooc:=[.W33]/[.AA33]" office:value-type="float" office:value="10528598029.7137">
            <text:p>1.05E+10</text:p>
          </table:table-cell>
          <table:table-cell table:style-name="ce3" table:formula="oooc:=[.Z33]/[.W33]" office:value-type="float" office:value="0.395516457522046">
            <text:p>3.96E-01</text:p>
          </table:table-cell>
          <table:table-cell table:style-name="ce3" table:formula="oooc:=[.Z33]*1.32/[.AA33]" office:value-type="float" office:value="5496788609.90946">
            <text:p>5.50E+09</text:p>
          </table:table-cell>
          <table:table-cell table:number-columns-repeated="6"/>
          <table:table-cell office:value-type="string">
            <text:p>NGC 1311</text:p>
          </table:table-cell>
        </table:table-row>
        <table:table-row table:style-name="ro1">
          <table:table-cell office:value-type="string">
            <text:p>IC 1959</text:p>
          </table:table-cell>
          <table:table-cell office:value-type="string">
            <text:p>03 33 11.8</text:p>
          </table:table-cell>
          <table:table-cell office:value-type="string">
            <text:p>–50 24 38</text:p>
          </table:table-cell>
          <table:table-cell office:value-type="float" office:value="9">
            <text:p>9</text:p>
          </table:table-cell>
          <table:table-cell office:value-type="string">
            <text:p>–12.01 ± 0.04</text:p>
          </table:table-cell>
          <table:table-cell office:value-type="string">
            <text:p>47 ± 4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02">
            <text:p>0.02</text:p>
          </table:table-cell>
          <table:table-cell office:value-type="string">
            <text:p>–15.68</text:p>
          </table:table-cell>
          <table:table-cell office:value-type="float" office:value="0.09">
            <text:p>0.09</text:p>
          </table:table-cell>
          <table:table-cell office:value-type="float" office:value="3">
            <text:p>3</text:p>
          </table:table-cell>
          <table:table-cell office:value-type="float" office:value="39.6">
            <text:p>39.6</text:p>
          </table:table-cell>
          <table:table-cell office:value-type="string">
            <text:p>trgb</text:p>
          </table:table-cell>
          <table:table-cell office:value-type="float" office:value="6.06">
            <text:p>6.06</text:p>
          </table:table-cell>
          <table:table-cell table:number-columns-repeated="2"/>
          <table:table-cell office:value-type="float" office:value="640">
            <text:p>640</text:p>
          </table:table-cell>
          <table:table-cell office:value-type="float" office:value="465">
            <text:p>465</text:p>
          </table:table-cell>
          <table:table-cell office:value-type="string">
            <text:p>62, 117</text:p>
          </table:table-cell>
          <table:table-cell/>
          <table:table-cell table:style-name="ce3" office:value-type="float" office:value="291071711.806661">
            <text:p>2.91E+08</text:p>
          </table:table-cell>
          <table:table-cell office:value-type="float" office:value="26.31">
            <text:p>26.31</text:p>
          </table:table-cell>
          <table:table-cell office:value-type="string">
            <text:p>2005MNRAS.361...34D</text:p>
          </table:table-cell>
          <table:table-cell table:style-name="ce3" table:formula="oooc:=236000*([.P34]^2)*[.X34]" office:value-type="float" office:value="228022708.176">
            <text:p>2.28E+08</text:p>
          </table:table-cell>
          <table:table-cell table:style-name="ce3" table:formula="oooc:=(10^[.N34])/1.26E+041" office:value-type="float" office:value="0.0315958071867856">
            <text:p>3.16E-02</text:p>
          </table:table-cell>
          <table:table-cell table:style-name="ce3" table:formula="oooc:=[.AA34]/[.W34]" office:value-type="float" office:value="0.000000000108549906793322">
            <text:p>1.09E-10</text:p>
          </table:table-cell>
          <table:table-cell table:style-name="ce3" table:formula="oooc:=[.W34]/[.AA34]" office:value-type="float" office:value="9212352451.89105">
            <text:p>9.21E+09</text:p>
          </table:table-cell>
          <table:table-cell table:style-name="ce3" table:formula="oooc:=[.Z34]/[.W34]" office:value-type="float" office:value="0.783390136955184">
            <text:p>7.83E-01</text:p>
          </table:table-cell>
          <table:table-cell table:style-name="ce3" table:formula="oooc:=[.Z34]*1.32/[.AA34]" office:value-type="float" office:value="9526263184.63558">
            <text:p>9.53E+09</text:p>
          </table:table-cell>
          <table:table-cell table:number-columns-repeated="6"/>
          <table:table-cell office:value-type="string">
            <text:p>IC 1959</text:p>
          </table:table-cell>
        </table:table-row>
        <table:table-row table:style-name="ro1">
          <table:table-cell office:value-type="string">
            <text:p>UGC 2847</text:p>
          </table:table-cell>
          <table:table-cell office:value-type="string">
            <text:p>03 46 48.9</text:p>
          </table:table-cell>
          <table:table-cell office:value-type="string">
            <text:p>68 05 46</text:p>
          </table:table-cell>
          <table:table-cell office:value-type="float" office:value="6">
            <text:p>6</text:p>
          </table:table-cell>
          <table:table-cell office:value-type="string">
            <text:p>–10.81 ± 0.04</text:p>
          </table:table-cell>
          <table:table-cell office:value-type="string">
            <text:p>56 ± 10</text:p>
          </table:table-cell>
          <table:table-cell office:value-type="float" office:value="1.2">
            <text:p>1.2</text:p>
          </table:table-cell>
          <table:table-cell office:value-type="string">
            <text:p>VATT</text:p>
          </table:table-cell>
          <table:table-cell office:value-type="float" office:value="3">
            <text:p>3</text:p>
          </table:table-cell>
          <table:table-cell office:value-type="float" office:value="2.54">
            <text:p>2.54</text:p>
          </table:table-cell>
          <table:table-cell office:value-type="string">
            <text:p>–20.58</text:p>
          </table:table-cell>
          <table:table-cell office:value-type="float" office:value="0.54">
            <text:p>0.54</text:p>
          </table:table-cell>
          <table:table-cell office:value-type="float" office:value="3">
            <text:p>3</text:p>
          </table:table-cell>
          <table:table-cell office:value-type="float" office:value="40.65">
            <text:p>40.65</text:p>
          </table:table-cell>
          <table:table-cell office:value-type="string">
            <text:p>ceph</text:p>
          </table:table-cell>
          <table:table-cell office:value-type="float" office:value="3.03">
            <text:p>3.03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245">
            <text:p>245</text:p>
          </table:table-cell>
          <table:table-cell office:value-type="string">
            <text:p>4, 105</text:p>
          </table:table-cell>
          <table:table-cell/>
          <table:table-cell table:style-name="ce3" office:value-type="float" office:value="26546055619.7554">
            <text:p>2.65E+10</text:p>
          </table:table-cell>
          <table:table-cell office:value-type="float" office:value="4646.09">
            <text:p>4646.09</text:p>
          </table:table-cell>
          <table:table-cell office:value-type="string">
            <text:p>1991RC3.9.C...0000d</text:p>
          </table:table-cell>
          <table:table-cell table:style-name="ce3" table:formula="oooc:=236000*([.P35]^2)*[.X35]" office:value-type="float" office:value="10066647892.716">
            <text:p>1.01E+10</text:p>
          </table:table-cell>
          <table:table-cell table:style-name="ce3" table:formula="oooc:=(10^[.N35])/1.26E+041" office:value-type="float" office:value="0.354510787421398">
            <text:p>3.55E-01</text:p>
          </table:table-cell>
          <table:table-cell table:style-name="ce3" table:formula="oooc:=[.AA35]/[.W35]" office:value-type="float" office:value="0.0000000000133545560402418">
            <text:p>1.34E-11</text:p>
          </table:table-cell>
          <table:table-cell table:style-name="ce3" table:formula="oooc:=[.W35]/[.AA35]" office:value-type="float" office:value="74880811985.5624">
            <text:p>7.49E+10</text:p>
          </table:table-cell>
          <table:table-cell table:style-name="ce3" table:formula="oooc:=[.Z35]/[.W35]" office:value-type="float" office:value="0.379214450421948">
            <text:p>3.79E-01</text:p>
          </table:table-cell>
          <table:table-cell table:style-name="ce3" table:formula="oooc:=[.Z35]*1.32/[.AA35]" office:value-type="float" office:value="37482569472.8156">
            <text:p>3.75E+10</text:p>
          </table:table-cell>
          <table:table-cell table:number-columns-repeated="6"/>
          <table:table-cell office:value-type="string">
            <text:p>UGC 2847</text:p>
          </table:table-cell>
        </table:table-row>
        <table:table-row table:style-name="ro1">
          <table:table-cell office:value-type="string">
            <text:p>UGC A86</text:p>
          </table:table-cell>
          <table:table-cell office:value-type="string">
            <text:p>03 59 50.1</text:p>
          </table:table-cell>
          <table:table-cell office:value-type="string">
            <text:p>67 08 37</text:p>
          </table:table-cell>
          <table:table-cell office:value-type="float" office:value="10">
            <text:p>10</text:p>
          </table:table-cell>
          <table:table-cell office:value-type="string">
            <text:p>–12.01 ± 0.07</text:p>
          </table:table-cell>
          <table:table-cell office:value-type="string">
            <text:p>40 ± 13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3.2">
            <text:p>3.2</text:p>
          </table:table-cell>
          <table:table-cell office:value-type="float" office:value="3.55">
            <text:p>3.55</text:p>
          </table:table-cell>
          <table:table-cell office:value-type="string">
            <text:p>–17.41</text:p>
          </table:table-cell>
          <table:table-cell office:value-type="float" office:value="0.17">
            <text:p>0.17</text:p>
          </table:table-cell>
          <table:table-cell office:value-type="float" office:value="3">
            <text:p>3</text:p>
          </table:table-cell>
          <table:table-cell office:value-type="float" office:value="39.8">
            <text:p>39.8</text:p>
          </table:table-cell>
          <table:table-cell office:value-type="string">
            <text:p>trgb</text:p>
          </table:table-cell>
          <table:table-cell office:value-type="float" office:value="2.96">
            <text:p>2.96</text:p>
          </table:table-cell>
          <table:table-cell table:number-columns-repeated="2"/>
          <table:table-cell office:value-type="float" office:value="67">
            <text:p>67</text:p>
          </table:table-cell>
          <table:table-cell office:value-type="float" office:value="275">
            <text:p>275</text:p>
          </table:table-cell>
          <table:table-cell office:value-type="string">
            <text:p>7, 116</text:p>
          </table:table-cell>
          <table:table-cell/>
          <table:table-cell table:style-name="ce3" office:value-type="float" office:value="1432187899.27355">
            <text:p>1.43E+09</text:p>
          </table:table-cell>
          <table:table-cell table:number-columns-repeated="2"/>
          <table:table-cell table:number-columns-repeated="2" table:style-name="ce3"/>
          <table:table-cell table:style-name="ce3" table:formula="oooc:=[.AA36]/[.W36]" office:value-type="float" office:value="0">
            <text:p>0.00E+00</text:p>
          </table:table-cell>
          <table:table-cell table:style-name="ce3" table:formula="oooc:=[.W36]/[.AA36]" office:value-type="float" office:value="0">
            <text:p>#DIV/0!</text:p>
          </table:table-cell>
          <table:table-cell table:style-name="ce3" table:formula="oooc:=[.Z36]/[.W36]" office:value-type="float" office:value="0">
            <text:p>0.00E+00</text:p>
          </table:table-cell>
          <table:table-cell table:style-name="ce3" table:formula="oooc:=[.Z36]*1.32/[.AA36]" office:value-type="float" office:value="0">
            <text:p>#DIV/0!</text:p>
          </table:table-cell>
          <table:table-cell table:number-columns-repeated="6"/>
          <table:table-cell office:value-type="string">
            <text:p>UGC A86</text:p>
          </table:table-cell>
        </table:table-row>
        <table:table-row table:style-name="ro1">
          <table:table-cell office:value-type="string">
            <text:p>NGC 1560</text:p>
          </table:table-cell>
          <table:table-cell office:value-type="string">
            <text:p>04 32 47.7</text:p>
          </table:table-cell>
          <table:table-cell office:value-type="string">
            <text:p>71 52 46</text:p>
          </table:table-cell>
          <table:table-cell office:value-type="float" office:value="7">
            <text:p>7</text:p>
          </table:table-cell>
          <table:table-cell office:value-type="string">
            <text:p>–11.54 ± 0.05</text:p>
          </table:table-cell>
          <table:table-cell office:value-type="string">
            <text:p>36 ± 4</text:p>
          </table:table-cell>
          <table:table-cell office:value-type="float" office:value="1.1">
            <text:p>1.1</text:p>
          </table:table-cell>
          <table:table-cell office:value-type="string">
            <text:p>VATT</text:p>
          </table:table-cell>
          <table:table-cell office:value-type="float" office:value="2.2">
            <text:p>2.2</text:p>
          </table:table-cell>
          <table:table-cell office:value-type="float" office:value="0.72">
            <text:p>0.72</text:p>
          </table:table-cell>
          <table:table-cell office:value-type="string">
            <text:p>–16.25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39.74">
            <text:p>39.74</text:p>
          </table:table-cell>
          <table:table-cell office:value-type="string">
            <text:p>trgb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string">
            <text:p>–36</text:p>
          </table:table-cell>
          <table:table-cell office:value-type="float" office:value="171">
            <text:p>171</text:p>
          </table:table-cell>
          <table:table-cell office:value-type="string">
            <text:p>33, 118</text:p>
          </table:table-cell>
          <table:table-cell/>
          <table:table-cell table:style-name="ce3" office:value-type="float" office:value="492039535.681451">
            <text:p>4.92E+08</text:p>
          </table:table-cell>
          <table:table-cell office:value-type="float" office:value="290.65">
            <text:p>290.65</text:p>
          </table:table-cell>
          <table:table-cell office:value-type="string">
            <text:p>1991RC3.9.C...0000d</text:p>
          </table:table-cell>
          <table:table-cell table:style-name="ce3" table:formula="oooc:=236000*([.P37]^2)*[.X37]" office:value-type="float" office:value="816432943.5">
            <text:p>8.16E+08</text:p>
          </table:table-cell>
          <table:table-cell table:style-name="ce3" table:formula="oooc:=(10^[.N37])/1.26E+041" office:value-type="float" office:value="0.0436143550680656">
            <text:p>4.36E-02</text:p>
          </table:table-cell>
          <table:table-cell table:style-name="ce3" table:formula="oooc:=[.AA37]/[.W37]" office:value-type="float" office:value="0.0000000000886399403000449">
            <text:p>8.86E-11</text:p>
          </table:table-cell>
          <table:table-cell table:style-name="ce3" table:formula="oooc:=[.W37]/[.AA37]" office:value-type="float" office:value="11281596045.9248">
            <text:p>1.13E+10</text:p>
          </table:table-cell>
          <table:table-cell table:style-name="ce3" table:formula="oooc:=[.Z37]/[.W37]" office:value-type="float" office:value="1.65928321668152">
            <text:p>1.66E+00</text:p>
          </table:table-cell>
          <table:table-cell table:style-name="ce3" table:formula="oooc:=[.Z37]*1.32/[.AA37]" office:value-type="float" office:value="24709559128.8265">
            <text:p>2.47E+10</text:p>
          </table:table-cell>
          <table:table-cell table:number-columns-repeated="6"/>
          <table:table-cell office:value-type="string">
            <text:p>NGC 1560</text:p>
          </table:table-cell>
        </table:table-row>
        <table:table-row table:style-name="ro1">
          <table:table-cell office:value-type="string">
            <text:p>NGC 1705</text:p>
          </table:table-cell>
          <table:table-cell office:value-type="string">
            <text:p>04 54 13.7</text:p>
          </table:table-cell>
          <table:table-cell office:value-type="string">
            <text:p>–53 21 41</text:p>
          </table:table-cell>
          <table:table-cell office:value-type="float" office:value="11">
            <text:p>11</text:p>
          </table:table-cell>
          <table:table-cell office:value-type="string">
            <text:p>–11.50 ± 0.02</text:p>
          </table:table-cell>
          <table:table-cell office:value-type="string">
            <text:p>109 ± 7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0.11">
            <text:p>0.11</text:p>
          </table:table-cell>
          <table:table-cell office:value-type="string">
            <text:p>–15.88</text:p>
          </table:table-cell>
          <table:table-cell office:value-type="float" office:value="0.09">
            <text:p>0.09</text:p>
          </table:table-cell>
          <table:table-cell office:value-type="float" office:value="3">
            <text:p>3</text:p>
          </table:table-cell>
          <table:table-cell office:value-type="float" office:value="39.98">
            <text:p>39.98</text:p>
          </table:table-cell>
          <table:table-cell office:value-type="string">
            <text:p>trgb</text:p>
          </table:table-cell>
          <table:table-cell office:value-type="float" office:value="5.1">
            <text:p>5.1</text:p>
          </table:table-cell>
          <table:table-cell table:number-columns-repeated="2"/>
          <table:table-cell office:value-type="float" office:value="633">
            <text:p>633</text:p>
          </table:table-cell>
          <table:table-cell office:value-type="float" office:value="406">
            <text:p>406</text:p>
          </table:table-cell>
          <table:table-cell office:value-type="string">
            <text:p>57, 118</text:p>
          </table:table-cell>
          <table:table-cell/>
          <table:table-cell table:style-name="ce3" office:value-type="float" office:value="349945167.028358">
            <text:p>3.50E+08</text:p>
          </table:table-cell>
          <table:table-cell office:value-type="float" office:value="14.81">
            <text:p>14.81</text:p>
          </table:table-cell>
          <table:table-cell office:value-type="string">
            <text:p>2005MNRAS.361...34D</text:p>
          </table:table-cell>
          <table:table-cell table:style-name="ce3" table:formula="oooc:=236000*([.P38]^2)*[.X38]" office:value-type="float" office:value="90909111.6">
            <text:p>9.09E+07</text:p>
          </table:table-cell>
          <table:table-cell table:style-name="ce3" table:formula="oooc:=(10^[.N38])/1.26E+041" office:value-type="float" office:value="0.0757930623826531">
            <text:p>7.58E-02</text:p>
          </table:table-cell>
          <table:table-cell table:style-name="ce3" table:formula="oooc:=[.AA38]/[.W38]" office:value-type="float" office:value="0.000000000216585538318096">
            <text:p>2.17E-10</text:p>
          </table:table-cell>
          <table:table-cell table:style-name="ce3" table:formula="oooc:=[.W38]/[.AA38]" office:value-type="float" office:value="4617113440.56274">
            <text:p>4.62E+09</text:p>
          </table:table-cell>
          <table:table-cell table:style-name="ce3" table:formula="oooc:=[.Z38]/[.W38]" office:value-type="float" office:value="0.259781017614777">
            <text:p>2.60E-01</text:p>
          </table:table-cell>
          <table:table-cell table:style-name="ce3" table:formula="oooc:=[.Z38]*1.32/[.AA38]" office:value-type="float" office:value="1583258725.00258">
            <text:p>1.58E+09</text:p>
          </table:table-cell>
          <table:table-cell/>
          <table:table-cell office:value-type="float" office:value="0">
            <text:p>0</text:p>
          </table:table-cell>
          <table:table-cell office:value-type="float" office:value="34.84">
            <text:p>34.84</text:p>
          </table:table-cell>
          <table:table-cell/>
          <table:table-cell table:style-name="ce3" table:formula="oooc:=(10^[.AG38])*10000000/3.83E+033*10^-9.51" office:value-type="float" office:value="8.06865648175873E-037">
            <text:p>8.07E-37</text:p>
          </table:table-cell>
          <table:table-cell table:style-name="ce3" table:formula="oooc:=(10^[.AH38])*10000000/3.83E+033*10^-9.33" office:value-type="float" office:value="0.0844892054646556">
            <text:p>8.45E-02</text:p>
          </table:table-cell>
          <table:table-cell office:value-type="string">
            <text:p>NGC 1705</text:p>
          </table:table-cell>
        </table:table-row>
        <table:table-row table:style-name="ro1">
          <table:table-cell office:value-type="string">
            <text:p>UGC A105</text:p>
          </table:table-cell>
          <table:table-cell office:value-type="string">
            <text:p>05 14 15.0</text:p>
          </table:table-cell>
          <table:table-cell office:value-type="string">
            <text:p>62 34 31</text:p>
          </table:table-cell>
          <table:table-cell office:value-type="float" office:value="10">
            <text:p>10</text:p>
          </table:table-cell>
          <table:table-cell office:value-type="string">
            <text:p>–11.60 ± 0.03</text:p>
          </table:table-cell>
          <table:table-cell office:value-type="string">
            <text:p>59 ± 20</text:p>
          </table:table-cell>
          <table:table-cell office:value-type="float" office:value="1.1">
            <text:p>1.1</text:p>
          </table:table-cell>
          <table:table-cell office:value-type="string">
            <text:p>VATT</text:p>
          </table:table-cell>
          <table:table-cell office:value-type="float" office:value="2">
            <text:p>2</text:p>
          </table:table-cell>
          <table:table-cell office:value-type="float" office:value="1.36">
            <text:p>1.36</text:p>
          </table:table-cell>
          <table:table-cell office:value-type="string">
            <text:p>–14.39</text:p>
          </table:table-cell>
          <table:table-cell office:value-type="float" office:value="0.05">
            <text:p>0.05</text:p>
          </table:table-cell>
          <table:table-cell office:value-type="float" office:value="3">
            <text:p>3</text:p>
          </table:table-cell>
          <table:table-cell office:value-type="float" office:value="39.78">
            <text:p>39.78</text:p>
          </table:table-cell>
          <table:table-cell office:value-type="string">
            <text:p>trgb</text:p>
          </table:table-cell>
          <table:table-cell office:value-type="float" office:value="3.15">
            <text:p>3.15</text:p>
          </table:table-cell>
          <table:table-cell table:number-columns-repeated="2"/>
          <table:table-cell office:value-type="float" office:value="111">
            <text:p>111</text:p>
          </table:table-cell>
          <table:table-cell office:value-type="float" office:value="279">
            <text:p>279</text:p>
          </table:table-cell>
          <table:table-cell office:value-type="string">
            <text:p>30, 111</text:p>
          </table:table-cell>
          <table:table-cell/>
          <table:table-cell table:style-name="ce3" office:value-type="float" office:value="88715601.2037962">
            <text:p>8.87E+07</text:p>
          </table:table-cell>
          <table:table-cell table:number-columns-repeated="2"/>
          <table:table-cell table:number-columns-repeated="2" table:style-name="ce3"/>
          <table:table-cell table:style-name="ce3" table:formula="oooc:=[.AA39]/[.W39]" office:value-type="float" office:value="0">
            <text:p>0.00E+00</text:p>
          </table:table-cell>
          <table:table-cell table:style-name="ce3" table:formula="oooc:=[.W39]/[.AA39]" office:value-type="float" office:value="0">
            <text:p>#DIV/0!</text:p>
          </table:table-cell>
          <table:table-cell table:style-name="ce3" table:formula="oooc:=[.Z39]/[.W39]" office:value-type="float" office:value="0">
            <text:p>0.00E+00</text:p>
          </table:table-cell>
          <table:table-cell table:style-name="ce3" table:formula="oooc:=[.Z39]*1.32/[.AA39]" office:value-type="float" office:value="0">
            <text:p>#DIV/0!</text:p>
          </table:table-cell>
          <table:table-cell table:number-columns-repeated="6"/>
          <table:table-cell office:value-type="string">
            <text:p>UGC A105</text:p>
          </table:table-cell>
        </table:table-row>
        <table:table-row table:style-name="ro1">
          <table:table-cell office:value-type="string">
            <text:p>LMC</text:p>
          </table:table-cell>
          <table:table-cell office:value-type="string">
            <text:p>05 23 34.5</text:p>
          </table:table-cell>
          <table:table-cell office:value-type="string">
            <text:p>–69 45 22</text:p>
          </table:table-cell>
          <table:table-cell office:value-type="float" office:value="9">
            <text:p>9</text:p>
          </table:table-cell>
          <table:table-cell office:value-type="string">
            <text:p>–6.97 ± 0.05</text:p>
          </table:table-cell>
          <table:table-cell office:value-type="string">
            <text:p>38 ± 8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29">
            <text:p>0.29</text:p>
          </table:table-cell>
          <table:table-cell office:value-type="string">
            <text:p>–17.87</text:p>
          </table:table-cell>
          <table:table-cell office:value-type="float" office:value="0.21">
            <text:p>0.21</text:p>
          </table:table-cell>
          <table:table-cell office:value-type="float" office:value="3">
            <text:p>3</text:p>
          </table:table-cell>
          <table:table-cell office:value-type="float" office:value="40.49">
            <text:p>40.49</text:p>
          </table:table-cell>
          <table:table-cell office:value-type="string">
            <text:p>ceph</text:p>
          </table:table-cell>
          <table:table-cell office:value-type="float" office:value="0.05">
            <text:p>0.05</text:p>
          </table:table-cell>
          <table:table-cell table:number-columns-repeated="2"/>
          <table:table-cell office:value-type="float" office:value="278">
            <text:p>278</text:p>
          </table:table-cell>
          <table:table-cell office:value-type="float" office:value="27">
            <text:p>27</text:p>
          </table:table-cell>
          <table:table-cell office:value-type="string">
            <text:p>59, 118</text:p>
          </table:table-cell>
          <table:table-cell/>
          <table:table-cell table:style-name="ce3" office:value-type="float" office:value="2187761623.94955">
            <text:p>2.19E+09</text:p>
          </table:table-cell>
          <table:table-cell office:value-type="float" office:value="736160">
            <text:p>736160</text:p>
          </table:table-cell>
          <table:table-cell office:value-type="string">
            <text:p>1991RC3.9.C...0000d</text:p>
          </table:table-cell>
          <table:table-cell table:style-name="ce3" table:formula="oooc:=236000*([.P40]^2)*[.X40]" office:value-type="float" office:value="434334400">
            <text:p>4.34E+08</text:p>
          </table:table-cell>
          <table:table-cell table:style-name="ce3" table:formula="oooc:=(10^[.N40])/1.26E+041" office:value-type="float" office:value="0.245261542262984">
            <text:p>2.45E-01</text:p>
          </table:table-cell>
          <table:table-cell table:style-name="ce3" table:formula="oooc:=[.AA40]/[.W40]" office:value-type="float" office:value="0.00000000011210615433514">
            <text:p>1.12E-10</text:p>
          </table:table-cell>
          <table:table-cell table:style-name="ce3" table:formula="oooc:=[.W40]/[.AA40]" office:value-type="float" office:value="8920116883.24009">
            <text:p>8.92E+09</text:p>
          </table:table-cell>
          <table:table-cell table:style-name="ce3" table:formula="oooc:=[.Z40]/[.W40]" office:value-type="float" office:value="0.198529124583463">
            <text:p>1.99E-01</text:p>
          </table:table-cell>
          <table:table-cell table:style-name="ce3" table:formula="oooc:=[.Z40]*1.32/[.AA40]" office:value-type="float" office:value="2337591954.73561">
            <text:p>2.34E+09</text:p>
          </table:table-cell>
          <table:table-cell table:number-columns-repeated="6"/>
          <table:table-cell office:value-type="string">
            <text:p>LMC</text:p>
          </table:table-cell>
        </table:table-row>
        <table:table-row table:style-name="ro1">
          <table:table-cell office:value-type="string">
            <text:p>KKH 34</text:p>
          </table:table-cell>
          <table:table-cell office:value-type="string">
            <text:p>05 5941.2</text:p>
          </table:table-cell>
          <table:table-cell office:value-type="string">
            <text:p>73 25 39</text:p>
          </table:table-cell>
          <table:table-cell office:value-type="float" office:value="10">
            <text:p>10</text:p>
          </table:table-cell>
          <table:table-cell office:value-type="string">
            <text:p>–14.44 ± 0.04</text:p>
          </table:table-cell>
          <table:table-cell office:value-type="string">
            <text:p>...</text:p>
          </table:table-cell>
          <table:table-cell office:value-type="float" office:value="2.3">
            <text:p>2.3</text:p>
          </table:table-cell>
          <table:table-cell table:number-columns-repeated="2" office:value-type="string">
            <text:p>...</text:p>
          </table:table-cell>
          <table:table-cell office:value-type="float" office:value="0.81">
            <text:p>0.81</text:p>
          </table:table-cell>
          <table:table-cell office:value-type="string">
            <text:p>–12.03</text:p>
          </table:table-cell>
          <table:table-cell office:value-type="float" office:value="0.02">
            <text:p>0.02</text:p>
          </table:table-cell>
          <table:table-cell office:value-type="float" office:value="3">
            <text:p>3</text:p>
          </table:table-cell>
          <table:table-cell office:value-type="float" office:value="37.15">
            <text:p>37.15</text:p>
          </table:table-cell>
          <table:table-cell office:value-type="string">
            <text:p>trgb</text:p>
          </table:table-cell>
          <table:table-cell office:value-type="float" office:value="4.61">
            <text:p>4.61</text:p>
          </table:table-cell>
          <table:table-cell table:number-columns-repeated="2"/>
          <table:table-cell office:value-type="float" office:value="110">
            <text:p>110</text:p>
          </table:table-cell>
          <table:table-cell office:value-type="float" office:value="299">
            <text:p>299</text:p>
          </table:table-cell>
          <table:table-cell office:value-type="string">
            <text:p>32, 110</text:p>
          </table:table-cell>
          <table:table-cell/>
          <table:table-cell table:style-name="ce3" office:value-type="float" office:value="10092528.8607668">
            <text:p>1.01E+07</text:p>
          </table:table-cell>
          <table:table-cell table:number-columns-repeated="2"/>
          <table:table-cell table:number-columns-repeated="2" table:style-name="ce3"/>
          <table:table-cell table:style-name="ce3" table:formula="oooc:=[.AA41]/[.W41]" office:value-type="float" office:value="0">
            <text:p>0.00E+00</text:p>
          </table:table-cell>
          <table:table-cell table:style-name="ce3" table:formula="oooc:=[.W41]/[.AA41]" office:value-type="float" office:value="0">
            <text:p>#DIV/0!</text:p>
          </table:table-cell>
          <table:table-cell table:style-name="ce3" table:formula="oooc:=[.Z41]/[.W41]" office:value-type="float" office:value="0">
            <text:p>0.00E+00</text:p>
          </table:table-cell>
          <table:table-cell table:style-name="ce3" table:formula="oooc:=[.Z41]*1.32/[.AA41]" office:value-type="float" office:value="0">
            <text:p>#DIV/0!</text:p>
          </table:table-cell>
          <table:table-cell table:number-columns-repeated="6"/>
          <table:table-cell office:value-type="string">
            <text:p>KKH 34</text:p>
          </table:table-cell>
        </table:table-row>
        <table:table-row table:style-name="ro1">
          <table:table-cell office:value-type="string">
            <text:p>KKH 37</text:p>
          </table:table-cell>
          <table:table-cell office:value-type="string">
            <text:p>06 47 45.8</text:p>
          </table:table-cell>
          <table:table-cell office:value-type="string">
            <text:p>80 07 26</text:p>
          </table:table-cell>
          <table:table-cell office:value-type="float" office:value="10">
            <text:p>10</text:p>
          </table:table-cell>
          <table:table-cell office:value-type="string">
            <text:p>–13.96 ± 0.05</text:p>
          </table:table-cell>
          <table:table-cell office:value-type="string">
            <text:p>...</text:p>
          </table:table-cell>
          <table:table-cell office:value-type="float" office:value="2.3">
            <text:p>2.3</text:p>
          </table:table-cell>
          <table:table-cell table:number-columns-repeated="2" office:value-type="string">
            <text:p>...</text:p>
          </table:table-cell>
          <table:table-cell office:value-type="float" office:value="0.32">
            <text:p>0.32</text:p>
          </table:table-cell>
          <table:table-cell office:value-type="string">
            <text:p>–11.57</text:p>
          </table:table-cell>
          <table:table-cell office:value-type="float" office:value="0.02">
            <text:p>0.02</text:p>
          </table:table-cell>
          <table:table-cell office:value-type="float" office:value="3">
            <text:p>3</text:p>
          </table:table-cell>
          <table:table-cell office:value-type="float" office:value="37.25">
            <text:p>37.25</text:p>
          </table:table-cell>
          <table:table-cell office:value-type="string">
            <text:p>trgb</text:p>
          </table:table-cell>
          <table:table-cell office:value-type="float" office:value="3.39">
            <text:p>3.39</text:p>
          </table:table-cell>
          <table:table-cell table:number-columns-repeated="2"/>
          <table:table-cell office:value-type="string">
            <text:p>–148</text:p>
          </table:table-cell>
          <table:table-cell office:value-type="float" office:value="55">
            <text:p>55</text:p>
          </table:table-cell>
          <table:table-cell office:value-type="float" office:value="110">
            <text:p>110</text:p>
          </table:table-cell>
          <table:table-cell/>
          <table:table-cell table:style-name="ce3" office:value-type="float" office:value="6606934.48007596">
            <text:p>6.61E+06</text:p>
          </table:table-cell>
          <table:table-cell table:number-columns-repeated="2"/>
          <table:table-cell table:number-columns-repeated="2" table:style-name="ce3"/>
          <table:table-cell table:style-name="ce3" table:formula="oooc:=[.AA42]/[.W42]" office:value-type="float" office:value="0">
            <text:p>0.00E+00</text:p>
          </table:table-cell>
          <table:table-cell table:style-name="ce3" table:formula="oooc:=[.W42]/[.AA42]" office:value-type="float" office:value="0">
            <text:p>#DIV/0!</text:p>
          </table:table-cell>
          <table:table-cell table:style-name="ce3" table:formula="oooc:=[.Z42]/[.W42]" office:value-type="float" office:value="0">
            <text:p>0.00E+00</text:p>
          </table:table-cell>
          <table:table-cell table:style-name="ce3" table:formula="oooc:=[.Z42]*1.32/[.AA42]" office:value-type="float" office:value="0">
            <text:p>#DIV/0!</text:p>
          </table:table-cell>
          <table:table-cell table:number-columns-repeated="6"/>
          <table:table-cell office:value-type="string">
            <text:p>KKH 37</text:p>
          </table:table-cell>
        </table:table-row>
        <table:table-row table:style-name="ro1">
          <table:table-cell office:value-type="string">
            <text:p>AM 0704–582</text:p>
          </table:table-cell>
          <table:table-cell office:value-type="string">
            <text:p>07 05 18.8</text:p>
          </table:table-cell>
          <table:table-cell office:value-type="string">
            <text:p>–58 31 13</text:p>
          </table:table-cell>
          <table:table-cell office:value-type="float" office:value="9">
            <text:p>9</text:p>
          </table:table-cell>
          <table:table-cell office:value-type="string">
            <text:p>–12.67 ± 0.03</text:p>
          </table:table-cell>
          <table:table-cell office:value-type="string">
            <text:p>84 ± 39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0.43">
            <text:p>0.43</text:p>
          </table:table-cell>
          <table:table-cell office:value-type="string">
            <text:p>–13.93</text:p>
          </table:table-cell>
          <table:table-cell office:value-type="float" office:value="0.04">
            <text:p>0.04</text:p>
          </table:table-cell>
          <table:table-cell office:value-type="float" office:value="3">
            <text:p>3</text:p>
          </table:table-cell>
          <table:table-cell office:value-type="float" office:value="38.87">
            <text:p>38.87</text:p>
          </table:table-cell>
          <table:table-cell office:value-type="string">
            <text:p>trgb</text:p>
          </table:table-cell>
          <table:table-cell office:value-type="float" office:value="4.9">
            <text:p>4.9</text:p>
          </table:table-cell>
          <table:table-cell table:number-columns-repeated="2"/>
          <table:table-cell office:value-type="float" office:value="564">
            <text:p>564</text:p>
          </table:table-cell>
          <table:table-cell office:value-type="float" office:value="279">
            <text:p>279</text:p>
          </table:table-cell>
          <table:table-cell office:value-type="string">
            <text:p>32, 117</text:p>
          </table:table-cell>
          <table:table-cell/>
          <table:table-cell table:style-name="ce3" office:value-type="float" office:value="58076441.7521312">
            <text:p>5.81E+07</text:p>
          </table:table-cell>
          <table:table-cell table:number-columns-repeated="2"/>
          <table:table-cell table:number-columns-repeated="2" table:style-name="ce3"/>
          <table:table-cell table:style-name="ce3" table:formula="oooc:=[.AA43]/[.W43]" office:value-type="float" office:value="0">
            <text:p>0.00E+00</text:p>
          </table:table-cell>
          <table:table-cell table:style-name="ce3" table:formula="oooc:=[.W43]/[.AA43]" office:value-type="float" office:value="0">
            <text:p>#DIV/0!</text:p>
          </table:table-cell>
          <table:table-cell table:style-name="ce3" table:formula="oooc:=[.Z43]/[.W43]" office:value-type="float" office:value="0">
            <text:p>0.00E+00</text:p>
          </table:table-cell>
          <table:table-cell table:style-name="ce3" table:formula="oooc:=[.Z43]*1.32/[.AA43]" office:value-type="float" office:value="0">
            <text:p>#DIV/0!</text:p>
          </table:table-cell>
          <table:table-cell table:number-columns-repeated="6"/>
          <table:table-cell office:value-type="string">
            <text:p>AM 0704–582</text:p>
          </table:table-cell>
        </table:table-row>
        <table:table-row table:style-name="ro1">
          <table:table-cell office:value-type="string">
            <text:p>UGC 3860</text:p>
          </table:table-cell>
          <table:table-cell office:value-type="string">
            <text:p>07 28 17.2</text:p>
          </table:table-cell>
          <table:table-cell office:value-type="string">
            <text:p>40 46 12</text:p>
          </table:table-cell>
          <table:table-cell office:value-type="float" office:value="10">
            <text:p>10</text:p>
          </table:table-cell>
          <table:table-cell office:value-type="string">
            <text:p>–12.97 ± 0.05</text:p>
          </table:table-cell>
          <table:table-cell office:value-type="string">
            <text:p>33 ± 4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24">
            <text:p>0.24</text:p>
          </table:table-cell>
          <table:table-cell office:value-type="string">
            <text:p>–14.63</text:p>
          </table:table-cell>
          <table:table-cell office:value-type="float" office:value="0.06">
            <text:p>0.06</text:p>
          </table:table-cell>
          <table:table-cell office:value-type="float" office:value="3">
            <text:p>3</text:p>
          </table:table-cell>
          <table:table-cell office:value-type="float" office:value="38.93">
            <text:p>38.93</text:p>
          </table:table-cell>
          <table:table-cell office:value-type="string">
            <text:p>trgb</text:p>
          </table:table-cell>
          <table:table-cell office:value-type="float" office:value="7.81">
            <text:p>7.81</text:p>
          </table:table-cell>
          <table:table-cell table:number-columns-repeated="2"/>
          <table:table-cell office:value-type="float" office:value="354">
            <text:p>354</text:p>
          </table:table-cell>
          <table:table-cell office:value-type="float" office:value="371">
            <text:p>371</text:p>
          </table:table-cell>
          <table:table-cell office:value-type="string">
            <text:p>43, 118</text:p>
          </table:table-cell>
          <table:table-cell/>
          <table:table-cell table:style-name="ce3" office:value-type="float" office:value="110662378.397767">
            <text:p>1.11E+08</text:p>
          </table:table-cell>
          <table:table-cell office:value-type="float" office:value="11.8">
            <text:p>11.8</text:p>
          </table:table-cell>
          <table:table-cell office:value-type="string">
            <text:p>2005ApJS..160..149S</text:p>
          </table:table-cell>
          <table:table-cell table:style-name="ce3" table:formula="oooc:=236000*([.P44]^2)*[.X44]" office:value-type="float" office:value="169861939.28">
            <text:p>1.70E+08</text:p>
          </table:table-cell>
          <table:table-cell table:style-name="ce3" table:formula="oooc:=(10^[.N44])/1.26E+041" office:value-type="float" office:value="0.00675506379525695">
            <text:p>6.76E-03</text:p>
          </table:table-cell>
          <table:table-cell table:style-name="ce3" table:formula="oooc:=[.AA44]/[.W44]" office:value-type="float" office:value="0.000000000061042098435445">
            <text:p>6.10E-11</text:p>
          </table:table-cell>
          <table:table-cell table:style-name="ce3" table:formula="oooc:=[.W44]/[.AA44]" office:value-type="float" office:value="16382136683.2195">
            <text:p>1.64E+10</text:p>
          </table:table-cell>
          <table:table-cell table:style-name="ce3" table:formula="oooc:=[.Z44]/[.W44]" office:value-type="float" office:value="1.53495652035821">
            <text:p>1.53E+00</text:p>
          </table:table-cell>
          <table:table-cell table:style-name="ce3" table:formula="oooc:=[.Z44]*1.32/[.AA44]" office:value-type="float" office:value="33192545125.4855">
            <text:p>3.32E+10</text:p>
          </table:table-cell>
          <table:table-cell table:number-columns-repeated="6"/>
          <table:table-cell office:value-type="string">
            <text:p>UGC 3860</text:p>
          </table:table-cell>
        </table:table-row>
        <table:table-row table:style-name="ro1">
          <table:table-cell office:value-type="string">
            <text:p>NGC 2366</text:p>
          </table:table-cell>
          <table:table-cell office:value-type="string">
            <text:p>07 28 54.6</text:p>
          </table:table-cell>
          <table:table-cell office:value-type="string">
            <text:p>69 12 57</text:p>
          </table:table-cell>
          <table:table-cell office:value-type="float" office:value="10">
            <text:p>10</text:p>
          </table:table-cell>
          <table:table-cell office:value-type="string">
            <text:p>–11.01 ± 0.01</text:p>
          </table:table-cell>
          <table:table-cell office:value-type="string">
            <text:p>149 ± 38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16">
            <text:p>0.16</text:p>
          </table:table-cell>
          <table:table-cell office:value-type="string">
            <text:p>–16.25</text:p>
          </table:table-cell>
          <table:table-cell office:value-type="float" office:value="0.03">
            <text:p>0.03</text:p>
          </table:table-cell>
          <table:table-cell office:value-type="float" office:value="1">
            <text:p>1</text:p>
          </table:table-cell>
          <table:table-cell office:value-type="float" office:value="40.1">
            <text:p>40.1</text:p>
          </table:table-cell>
          <table:table-cell office:value-type="string">
            <text:p>trgb</text:p>
          </table:table-cell>
          <table:table-cell office:value-type="float" office:value="3.19">
            <text:p>3.19</text:p>
          </table:table-cell>
          <table:table-cell table:number-columns-repeated="2"/>
          <table:table-cell office:value-type="float" office:value="80">
            <text:p>80</text:p>
          </table:table-cell>
          <table:table-cell office:value-type="float" office:value="235">
            <text:p>235</text:p>
          </table:table-cell>
          <table:table-cell office:value-type="string">
            <text:p>32, 118</text:p>
          </table:table-cell>
          <table:table-cell/>
          <table:table-cell table:style-name="ce3" office:value-type="float" office:value="492039535.681451">
            <text:p>4.92E+08</text:p>
          </table:table-cell>
          <table:table-cell office:value-type="float" office:value="292.77">
            <text:p>292.77</text:p>
          </table:table-cell>
          <table:table-cell office:value-type="string">
            <text:p>1991RC3.9.C...0000d</text:p>
          </table:table-cell>
          <table:table-cell table:style-name="ce3" table:formula="oooc:=236000*([.P45]^2)*[.X45]" office:value-type="float" office:value="703104604.092">
            <text:p>7.03E+08</text:p>
          </table:table-cell>
          <table:table-cell table:style-name="ce3" table:formula="oooc:=(10^[.N45])/1.26E+041" office:value-type="float" office:value="0.0999147152217596">
            <text:p>9.99E-02</text:p>
          </table:table-cell>
          <table:table-cell table:style-name="ce3" table:formula="oooc:=[.AA45]/[.W45]" office:value-type="float" office:value="0.000000000203062371976639">
            <text:p>2.03E-10</text:p>
          </table:table-cell>
          <table:table-cell table:style-name="ce3" table:formula="oooc:=[.W45]/[.AA45]" office:value-type="float" office:value="4924595286.98425">
            <text:p>4.92E+09</text:p>
          </table:table-cell>
          <table:table-cell table:style-name="ce3" table:formula="oooc:=[.Z45]/[.W45]" office:value-type="float" office:value="1.42895957154791">
            <text:p>1.43E+00</text:p>
          </table:table-cell>
          <table:table-cell table:style-name="ce3" table:formula="oooc:=[.Z45]*1.32/[.AA45]" office:value-type="float" office:value="9288902794.16337">
            <text:p>9.29E+09</text:p>
          </table:table-cell>
          <table:table-cell/>
          <table:table-cell office:value-type="float" office:value="35.01">
            <text:p>35.01</text:p>
          </table:table-cell>
          <table:table-cell office:value-type="float" office:value="34.86">
            <text:p>34.86</text:p>
          </table:table-cell>
          <table:table-cell/>
          <table:table-cell table:style-name="ce3" table:formula="oooc:=(10^[.AG45])*10000000/3.83E+033*10^-9.51" office:value-type="float" office:value="0.0825659963490435">
            <text:p>8.26E-02</text:p>
          </table:table-cell>
          <table:table-cell table:style-name="ce3" table:formula="oooc:=(10^[.AH45])*10000000/3.83E+033*10^-9.33" office:value-type="float" office:value="0.0884710590441781">
            <text:p>8.85E-02</text:p>
          </table:table-cell>
          <table:table-cell office:value-type="string">
            <text:p>NGC 2366</text:p>
          </table:table-cell>
        </table:table-row>
        <table:table-row table:style-name="ro1">
          <table:table-cell office:value-type="string">
            <text:p>ESO 059–G001</text:p>
          </table:table-cell>
          <table:table-cell office:value-type="string">
            <text:p>07 31 18.2</text:p>
          </table:table-cell>
          <table:table-cell office:value-type="string">
            <text:p>–68 11 17</text:p>
          </table:table-cell>
          <table:table-cell office:value-type="float" office:value="10">
            <text:p>10</text:p>
          </table:table-cell>
          <table:table-cell office:value-type="string">
            <text:p>–12.61 ± 0.07</text:p>
          </table:table-cell>
          <table:table-cell office:value-type="string">
            <text:p>20 ± 4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0.63">
            <text:p>0.63</text:p>
          </table:table-cell>
          <table:table-cell office:value-type="string">
            <text:p>–14.95</text:p>
          </table:table-cell>
          <table:table-cell office:value-type="float" office:value="0.06">
            <text:p>0.06</text:p>
          </table:table-cell>
          <table:table-cell office:value-type="float" office:value="3">
            <text:p>3</text:p>
          </table:table-cell>
          <table:table-cell office:value-type="float" office:value="38.91">
            <text:p>38.91</text:p>
          </table:table-cell>
          <table:table-cell office:value-type="string">
            <text:p>trgb</text:p>
          </table:table-cell>
          <table:table-cell office:value-type="float" office:value="4.57">
            <text:p>4.57</text:p>
          </table:table-cell>
          <table:table-cell table:number-columns-repeated="2"/>
          <table:table-cell office:value-type="float" office:value="530">
            <text:p>530</text:p>
          </table:table-cell>
          <table:table-cell office:value-type="float" office:value="247">
            <text:p>247</text:p>
          </table:table-cell>
          <table:table-cell office:value-type="string">
            <text:p>7, 117</text:p>
          </table:table-cell>
          <table:table-cell/>
          <table:table-cell table:style-name="ce3" office:value-type="float" office:value="148593564.228701">
            <text:p>1.49E+08</text:p>
          </table:table-cell>
          <table:table-cell table:number-columns-repeated="2"/>
          <table:table-cell table:number-columns-repeated="2" table:style-name="ce3"/>
          <table:table-cell table:style-name="ce3" table:formula="oooc:=[.AA46]/[.W46]" office:value-type="float" office:value="0">
            <text:p>0.00E+00</text:p>
          </table:table-cell>
          <table:table-cell table:style-name="ce3" table:formula="oooc:=[.W46]/[.AA46]" office:value-type="float" office:value="0">
            <text:p>#DIV/0!</text:p>
          </table:table-cell>
          <table:table-cell table:style-name="ce3" table:formula="oooc:=[.Z46]/[.W46]" office:value-type="float" office:value="0">
            <text:p>0.00E+00</text:p>
          </table:table-cell>
          <table:table-cell table:style-name="ce3" table:formula="oooc:=[.Z46]*1.32/[.AA46]" office:value-type="float" office:value="0">
            <text:p>#DIV/0!</text:p>
          </table:table-cell>
          <table:table-cell table:number-columns-repeated="6"/>
          <table:table-cell office:value-type="string">
            <text:p>ESO 059–G001</text:p>
          </table:table-cell>
        </table:table-row>
        <table:table-row table:style-name="ro1">
          <table:table-cell office:value-type="string">
            <text:p>NGC 2403</text:p>
          </table:table-cell>
          <table:table-cell office:value-type="string">
            <text:p>07 36 51.4</text:p>
          </table:table-cell>
          <table:table-cell office:value-type="string">
            <text:p>65 36 09</text:p>
          </table:table-cell>
          <table:table-cell office:value-type="float" office:value="6">
            <text:p>6</text:p>
          </table:table-cell>
          <table:table-cell office:value-type="string">
            <text:p>–10.25 ± 0.04</text:p>
          </table:table-cell>
          <table:table-cell office:value-type="string">
            <text:p>50 ± 15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17">
            <text:p>0.17</text:p>
          </table:table-cell>
          <table:table-cell office:value-type="string">
            <text:p>–18.78</text:p>
          </table:table-cell>
          <table:table-cell office:value-type="float" office:value="0.29">
            <text:p>0.29</text:p>
          </table:table-cell>
          <table:table-cell office:value-type="float" office:value="3">
            <text:p>3</text:p>
          </table:table-cell>
          <table:table-cell office:value-type="float" office:value="40.78">
            <text:p>40.78</text:p>
          </table:table-cell>
          <table:table-cell office:value-type="string">
            <text:p>ceph</text:p>
          </table:table-cell>
          <table:table-cell office:value-type="float" office:value="3.22">
            <text:p>3.22</text:p>
          </table:table-cell>
          <table:table-cell table:number-columns-repeated="2"/>
          <table:table-cell office:value-type="float" office:value="131">
            <text:p>131</text:p>
          </table:table-cell>
          <table:table-cell office:value-type="float" office:value="268">
            <text:p>268</text:p>
          </table:table-cell>
          <table:table-cell office:value-type="string">
            <text:p>5, 118</text:p>
          </table:table-cell>
          <table:table-cell/>
          <table:table-cell table:style-name="ce3" office:value-type="float" office:value="5058246620.03115">
            <text:p>5.06E+09</text:p>
          </table:table-cell>
          <table:table-cell office:value-type="float" office:value="1364.12">
            <text:p>1364.12</text:p>
          </table:table-cell>
          <table:table-cell office:value-type="string">
            <text:p>1991RC3.9.C...0000d</text:p>
          </table:table-cell>
          <table:table-cell table:style-name="ce3" table:formula="oooc:=236000*([.P47]^2)*[.X47]" office:value-type="float" office:value="3337923066.688">
            <text:p>3.34E+09</text:p>
          </table:table-cell>
          <table:table-cell table:style-name="ce3" table:formula="oooc:=(10^[.N47])/1.26E+041" office:value-type="float" office:value="0.478221893709809">
            <text:p>4.78E-01</text:p>
          </table:table-cell>
          <table:table-cell table:style-name="ce3" table:formula="oooc:=[.AA47]/[.W47]" office:value-type="float" office:value="0.0000000000945430165101092">
            <text:p>9.45E-11</text:p>
          </table:table-cell>
          <table:table-cell table:style-name="ce3" table:formula="oooc:=[.W47]/[.AA47]" office:value-type="float" office:value="10577195830.1444">
            <text:p>1.06E+10</text:p>
          </table:table-cell>
          <table:table-cell table:style-name="ce3" table:formula="oooc:=[.Z47]/[.W47]" office:value-type="float" office:value="0.659897256387124">
            <text:p>6.60E-01</text:p>
          </table:table-cell>
          <table:table-cell table:style-name="ce3" table:formula="oooc:=[.Z47]*1.32/[.AA47]" office:value-type="float" office:value="9213418511.32774">
            <text:p>9.21E+09</text:p>
          </table:table-cell>
          <table:table-cell/>
          <table:table-cell office:value-type="float" office:value="35.79">
            <text:p>35.79</text:p>
          </table:table-cell>
          <table:table-cell office:value-type="float" office:value="35.69">
            <text:p>35.69</text:p>
          </table:table-cell>
          <table:table-cell/>
          <table:table-cell table:style-name="ce3" table:formula="oooc:=(10^[.AG47])*10000000/3.83E+033*10^-9.51" office:value-type="float" office:value="0.497509325838967">
            <text:p>4.98E-01</text:p>
          </table:table-cell>
          <table:table-cell table:style-name="ce3" table:formula="oooc:=(10^[.AH47])*10000000/3.83E+033*10^-9.33" office:value-type="float" office:value="0.598137768346674">
            <text:p>5.98E-01</text:p>
          </table:table-cell>
          <table:table-cell office:value-type="string">
            <text:p>NGC 2403</text:p>
          </table:table-cell>
        </table:table-row>
        <table:table-row table:style-name="ro1">
          <table:table-cell office:value-type="string">
            <text:p>UGC 3974</text:p>
          </table:table-cell>
          <table:table-cell office:value-type="string">
            <text:p>07 41 55.4</text:p>
          </table:table-cell>
          <table:table-cell office:value-type="string">
            <text:p>16 48 09</text:p>
          </table:table-cell>
          <table:table-cell office:value-type="float" office:value="10">
            <text:p>10</text:p>
          </table:table-cell>
          <table:table-cell office:value-type="string">
            <text:p>–12.51 ± 0.06</text:p>
          </table:table-cell>
          <table:table-cell office:value-type="string">
            <text:p>32 ± 5</text:p>
          </table:table-cell>
          <table:table-cell office:value-type="float" office:value="1.2">
            <text:p>1.2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12">
            <text:p>0.12</text:p>
          </table:table-cell>
          <table:table-cell office:value-type="string">
            <text:p>–16.04</text:p>
          </table:table-cell>
          <table:table-cell office:value-type="float" office:value="0.1">
            <text:p>0.1</text:p>
          </table:table-cell>
          <table:table-cell office:value-type="float" office:value="3">
            <text:p>3</text:p>
          </table:table-cell>
          <table:table-cell office:value-type="float" office:value="39.37">
            <text:p>39.37</text:p>
          </table:table-cell>
          <table:table-cell office:value-type="string">
            <text:p>trgb</text:p>
          </table:table-cell>
          <table:table-cell office:value-type="float" office:value="8.04">
            <text:p>8.04</text:p>
          </table:table-cell>
          <table:table-cell table:number-columns-repeated="2"/>
          <table:table-cell office:value-type="float" office:value="272">
            <text:p>272</text:p>
          </table:table-cell>
          <table:table-cell office:value-type="float" office:value="162">
            <text:p>162</text:p>
          </table:table-cell>
          <table:table-cell office:value-type="string">
            <text:p>62, 118</text:p>
          </table:table-cell>
          <table:table-cell/>
          <table:table-cell table:style-name="ce3" office:value-type="float" office:value="405508535.448384">
            <text:p>4.06E+08</text:p>
          </table:table-cell>
          <table:table-cell office:value-type="float" office:value="54.1">
            <text:p>54.1</text:p>
          </table:table-cell>
          <table:table-cell office:value-type="string">
            <text:p>2007AJ....134.1046H</text:p>
          </table:table-cell>
          <table:table-cell table:style-name="ce3" table:formula="oooc:=236000*([.P48]^2)*[.X48]" office:value-type="float" office:value="825318092.16">
            <text:p>8.25E+08</text:p>
          </table:table-cell>
          <table:table-cell table:style-name="ce3" table:formula="oooc:=(10^[.N48])/1.26E+041" office:value-type="float" office:value="0.0186049905977771">
            <text:p>1.86E-02</text:p>
          </table:table-cell>
          <table:table-cell table:style-name="ce3" table:formula="oooc:=[.AA48]/[.W48]" office:value-type="float" office:value="0.0000000000458806386829932">
            <text:p>4.59E-11</text:p>
          </table:table-cell>
          <table:table-cell table:style-name="ce3" table:formula="oooc:=[.W48]/[.AA48]" office:value-type="float" office:value="21795686126.1104">
            <text:p>2.18E+10</text:p>
          </table:table-cell>
          <table:table-cell table:style-name="ce3" table:formula="oooc:=[.Z48]/[.W48]" office:value-type="float" office:value="2.03526688099775">
            <text:p>2.04E+00</text:p>
          </table:table-cell>
          <table:table-cell table:style-name="ce3" table:formula="oooc:=[.Z48]*1.32/[.AA48]" office:value-type="float" office:value="58555250319.8451">
            <text:p>5.86E+10</text:p>
          </table:table-cell>
          <table:table-cell table:number-columns-repeated="6"/>
          <table:table-cell office:value-type="string">
            <text:p>UGC 3974</text:p>
          </table:table-cell>
        </table:table-row>
        <table:table-row table:style-name="ro1">
          <table:table-cell office:value-type="string">
            <text:p>UGC 4115</text:p>
          </table:table-cell>
          <table:table-cell office:value-type="string">
            <text:p>07 57 01.8</text:p>
          </table:table-cell>
          <table:table-cell office:value-type="string">
            <text:p>14 23 27</text:p>
          </table:table-cell>
          <table:table-cell office:value-type="float" office:value="10">
            <text:p>10</text:p>
          </table:table-cell>
          <table:table-cell office:value-type="string">
            <text:p>–12.61 ± 0.05</text:p>
          </table:table-cell>
          <table:table-cell office:value-type="string">
            <text:p>37 ± 4</text:p>
          </table:table-cell>
          <table:table-cell office:value-type="float" office:value="1.2">
            <text:p>1.2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0.11">
            <text:p>0.11</text:p>
          </table:table-cell>
          <table:table-cell office:value-type="string">
            <text:p>–14.32</text:p>
          </table:table-cell>
          <table:table-cell office:value-type="float" office:value="0.05">
            <text:p>0.05</text:p>
          </table:table-cell>
          <table:table-cell office:value-type="float" office:value="3">
            <text:p>3</text:p>
          </table:table-cell>
          <table:table-cell office:value-type="float" office:value="39.25">
            <text:p>39.25</text:p>
          </table:table-cell>
          <table:table-cell office:value-type="string">
            <text:p>trgb</text:p>
          </table:table-cell>
          <table:table-cell office:value-type="float" office:value="7.72">
            <text:p>7.72</text:p>
          </table:table-cell>
          <table:table-cell table:number-columns-repeated="2"/>
          <table:table-cell office:value-type="float" office:value="341">
            <text:p>341</text:p>
          </table:table-cell>
          <table:table-cell office:value-type="float" office:value="213">
            <text:p>213</text:p>
          </table:table-cell>
          <table:table-cell office:value-type="string">
            <text:p>62, 117</text:p>
          </table:table-cell>
          <table:table-cell/>
          <table:table-cell table:style-name="ce3" office:value-type="float" office:value="83176377.1102671">
            <text:p>8.32E+07</text:p>
          </table:table-cell>
          <table:table-cell office:value-type="float" office:value="22.06">
            <text:p>22.06</text:p>
          </table:table-cell>
          <table:table-cell office:value-type="string">
            <text:p>1991RC3.9.C...0000d</text:p>
          </table:table-cell>
          <table:table-cell table:style-name="ce3" table:formula="oooc:=236000*([.P49]^2)*[.X49]" office:value-type="float" office:value="310278806.144">
            <text:p>3.10E+08</text:p>
          </table:table-cell>
          <table:table-cell table:style-name="ce3" table:formula="oooc:=(10^[.N49])/1.26E+041" office:value-type="float" office:value="0.0141133286511026">
            <text:p>1.41E-02</text:p>
          </table:table-cell>
          <table:table-cell table:style-name="ce3" table:formula="oooc:=[.AA49]/[.W49]" office:value-type="float" office:value="0.000000000169679530912876">
            <text:p>1.70E-10</text:p>
          </table:table-cell>
          <table:table-cell table:style-name="ce3" table:formula="oooc:=[.W49]/[.AA49]" office:value-type="float" office:value="5893462780.2187">
            <text:p>5.89E+09</text:p>
          </table:table-cell>
          <table:table-cell table:style-name="ce3" table:formula="oooc:=[.Z49]/[.W49]" office:value-type="float" office:value="3.73037173442482">
            <text:p>3.73E+00</text:p>
          </table:table-cell>
          <table:table-cell table:style-name="ce3" table:formula="oooc:=[.Z49]*1.32/[.AA49]" office:value-type="float" office:value="29019945204.6406">
            <text:p>2.90E+10</text:p>
          </table:table-cell>
          <table:table-cell table:number-columns-repeated="6"/>
          <table:table-cell office:value-type="string">
            <text:p>UGC 4115</text:p>
          </table:table-cell>
        </table:table-row>
        <table:table-row table:style-name="ro1">
          <table:table-cell office:value-type="string">
            <text:p>UGC 4305</text:p>
          </table:table-cell>
          <table:table-cell office:value-type="string">
            <text:p>08 19 04.0</text:p>
          </table:table-cell>
          <table:table-cell office:value-type="string">
            <text:p>70 43 09</text:p>
          </table:table-cell>
          <table:table-cell office:value-type="float" office:value="10">
            <text:p>10</text:p>
          </table:table-cell>
          <table:table-cell office:value-type="string">
            <text:p>–11.28 ± 0.04</text:p>
          </table:table-cell>
          <table:table-cell office:value-type="string">
            <text:p>37 ± 4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11">
            <text:p>0.11</text:p>
          </table:table-cell>
          <table:table-cell office:value-type="string">
            <text:p>–16.67</text:p>
          </table:table-cell>
          <table:table-cell office:value-type="float" office:value="0.13">
            <text:p>0.13</text:p>
          </table:table-cell>
          <table:table-cell office:value-type="float" office:value="3">
            <text:p>3</text:p>
          </table:table-cell>
          <table:table-cell office:value-type="float" office:value="39.84">
            <text:p>39.84</text:p>
          </table:table-cell>
          <table:table-cell office:value-type="string">
            <text:p>trgb</text:p>
          </table:table-cell>
          <table:table-cell office:value-type="float" office:value="3.39">
            <text:p>3.39</text:p>
          </table:table-cell>
          <table:table-cell table:number-columns-repeated="2"/>
          <table:table-cell office:value-type="float" office:value="142">
            <text:p>142</text:p>
          </table:table-cell>
          <table:table-cell office:value-type="float" office:value="296">
            <text:p>296</text:p>
          </table:table-cell>
          <table:table-cell office:value-type="string">
            <text:p>32, 118</text:p>
          </table:table-cell>
          <table:table-cell/>
          <table:table-cell table:style-name="ce3" office:value-type="float" office:value="724435960.074992">
            <text:p>7.24E+08</text:p>
          </table:table-cell>
          <table:table-cell office:value-type="float" office:value="218.51">
            <text:p>218.51</text:p>
          </table:table-cell>
          <table:table-cell office:value-type="string">
            <text:p>2007ApJ...661..102W</text:p>
          </table:table-cell>
          <table:table-cell table:style-name="ce3" table:formula="oooc:=236000*([.P50]^2)*[.X50]" office:value-type="float" office:value="592628749.956">
            <text:p>5.93E+08</text:p>
          </table:table-cell>
          <table:table-cell table:style-name="ce3" table:formula="oooc:=(10^[.N50])/1.26E+041" office:value-type="float" office:value="0.0549072199142017">
            <text:p>5.49E-02</text:p>
          </table:table-cell>
          <table:table-cell table:style-name="ce3" table:formula="oooc:=[.AA50]/[.W50]" office:value-type="float" office:value="0.0000000000757930623826541">
            <text:p>7.58E-11</text:p>
          </table:table-cell>
          <table:table-cell table:style-name="ce3" table:formula="oooc:=[.W50]/[.AA50]" office:value-type="float" office:value="13193819705.4413">
            <text:p>1.32E+10</text:p>
          </table:table-cell>
          <table:table-cell table:style-name="ce3" table:formula="oooc:=[.Z50]/[.W50]" office:value-type="float" office:value="0.818055401190538">
            <text:p>8.18E-01</text:p>
          </table:table-cell>
          <table:table-cell table:style-name="ce3" table:formula="oooc:=[.Z50]*1.32/[.AA50]" office:value-type="float" office:value="14247123623.5289">
            <text:p>1.42E+10</text:p>
          </table:table-cell>
          <table:table-cell table:number-columns-repeated="6"/>
          <table:table-cell office:value-type="string">
            <text:p>UGC 4305</text:p>
          </table:table-cell>
        </table:table-row>
        <table:table-row table:style-name="ro1">
          <table:table-cell office:value-type="string">
            <text:p>M81dw A</text:p>
          </table:table-cell>
          <table:table-cell office:value-type="string">
            <text:p>08 23 56.0</text:p>
          </table:table-cell>
          <table:table-cell office:value-type="string">
            <text:p>71 01 45</text:p>
          </table:table-cell>
          <table:table-cell office:value-type="float" office:value="10">
            <text:p>10</text:p>
          </table:table-cell>
          <table:table-cell office:value-type="string">
            <text:p>&lt;–15.30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9">
            <text:p>0.09</text:p>
          </table:table-cell>
          <table:table-cell office:value-type="string">
            <text:p>–9.15</text:p>
          </table:table-cell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office:value-type="string">
            <text:p>&lt;35.90</text:p>
          </table:table-cell>
          <table:table-cell office:value-type="string">
            <text:p>trgb</text:p>
          </table:table-cell>
          <table:table-cell office:value-type="float" office:value="3.55">
            <text:p>3.55</text:p>
          </table:table-cell>
          <table:table-cell table:number-columns-repeated="2"/>
          <table:table-cell office:value-type="float" office:value="113">
            <text:p>113</text:p>
          </table:table-cell>
          <table:table-cell office:value-type="float" office:value="268">
            <text:p>268</text:p>
          </table:table-cell>
          <table:table-cell office:value-type="string">
            <text:p>32, 101</text:p>
          </table:table-cell>
          <table:table-cell/>
          <table:table-cell table:style-name="ce3" office:value-type="float" office:value="711213.51365333">
            <text:p>7.11E+05</text:p>
          </table:table-cell>
          <table:table-cell office:value-type="float" office:value="4.09">
            <text:p>4.09</text:p>
          </table:table-cell>
          <table:table-cell office:value-type="string">
            <text:p>2007ApJ...661..102W</text:p>
          </table:table-cell>
          <table:table-cell table:style-name="ce3" table:formula="oooc:=236000*([.P51]^2)*[.X51]" office:value-type="float" office:value="12164437.1">
            <text:p>1.22E+07</text:p>
          </table:table-cell>
          <table:table-cell table:style-name="ce3"/>
          <table:table-cell table:style-name="ce3" table:formula="oooc:=[.AA51]/[.W51]" office:value-type="float" office:value="0">
            <text:p>0.00E+00</text:p>
          </table:table-cell>
          <table:table-cell table:style-name="ce3" table:formula="oooc:=[.W51]/[.AA51]" office:value-type="float" office:value="0">
            <text:p>#DIV/0!</text:p>
          </table:table-cell>
          <table:table-cell table:style-name="ce3" table:formula="oooc:=[.Z51]/[.W51]" office:value-type="float" office:value="17.103776666889">
            <text:p>1.71E+01</text:p>
          </table:table-cell>
          <table:table-cell table:style-name="ce3" table:formula="oooc:=[.Z51]*1.32/[.AA51]" office:value-type="float" office:value="0">
            <text:p>#DIV/0!</text:p>
          </table:table-cell>
          <table:table-cell table:number-columns-repeated="6"/>
          <table:table-cell office:value-type="string">
            <text:p>M81dw A</text:p>
          </table:table-cell>
        </table:table-row>
        <table:table-row table:style-name="ro1">
          <table:table-cell office:value-type="string">
            <text:p>UGC 4426</text:p>
          </table:table-cell>
          <table:table-cell office:value-type="string">
            <text:p>08 28 28.4</text:p>
          </table:table-cell>
          <table:table-cell office:value-type="string">
            <text:p>41 51 24</text:p>
          </table:table-cell>
          <table:table-cell office:value-type="float" office:value="10">
            <text:p>10</text:p>
          </table:table-cell>
          <table:table-cell office:value-type="string">
            <text:p>–13.43 ± 0.12</text:p>
          </table:table-cell>
          <table:table-cell office:value-type="string">
            <text:p>10 ± 3</text:p>
          </table:table-cell>
          <table:table-cell office:value-type="float" office:value="1.1">
            <text:p>1.1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0.14">
            <text:p>0.14</text:p>
          </table:table-cell>
          <table:table-cell office:value-type="string">
            <text:p>–15.20</text:p>
          </table:table-cell>
          <table:table-cell office:value-type="float" office:value="0.07">
            <text:p>0.07</text:p>
          </table:table-cell>
          <table:table-cell office:value-type="float" office:value="3">
            <text:p>3</text:p>
          </table:table-cell>
          <table:table-cell office:value-type="float" office:value="38.68">
            <text:p>38.68</text:p>
          </table:table-cell>
          <table:table-cell office:value-type="string">
            <text:p>trgb</text:p>
          </table:table-cell>
          <table:table-cell office:value-type="float" office:value="10.28">
            <text:p>10.28</text:p>
          </table:table-cell>
          <table:table-cell table:number-columns-repeated="2"/>
          <table:table-cell office:value-type="float" office:value="397">
            <text:p>397</text:p>
          </table:table-cell>
          <table:table-cell office:value-type="float" office:value="402">
            <text:p>402</text:p>
          </table:table-cell>
          <table:table-cell office:value-type="string">
            <text:p>7, 118</text:p>
          </table:table-cell>
          <table:table-cell/>
          <table:table-cell table:style-name="ce3" office:value-type="float" office:value="187068214.03658">
            <text:p>1.87E+08</text:p>
          </table:table-cell>
          <table:table-cell office:value-type="float" office:value="9.91">
            <text:p>9.91</text:p>
          </table:table-cell>
          <table:table-cell office:value-type="string">
            <text:p>2005ApJS..160..149S</text:p>
          </table:table-cell>
          <table:table-cell table:style-name="ce3" table:formula="oooc:=236000*([.P52]^2)*[.X52]" office:value-type="float" office:value="247156414.784">
            <text:p>2.47E+08</text:p>
          </table:table-cell>
          <table:table-cell table:style-name="ce3" table:formula="oooc:=(10^[.N52])/1.26E+041" office:value-type="float" office:value="0.00379865152637014">
            <text:p>3.80E-03</text:p>
          </table:table-cell>
          <table:table-cell table:style-name="ce3" table:formula="oooc:=[.AA52]/[.W52]" office:value-type="float" office:value="0.0000000000203062371976638">
            <text:p>2.03E-11</text:p>
          </table:table-cell>
          <table:table-cell table:style-name="ce3" table:formula="oooc:=[.W52]/[.AA52]" office:value-type="float" office:value="49245952869.8427">
            <text:p>4.92E+10</text:p>
          </table:table-cell>
          <table:table-cell table:style-name="ce3" table:formula="oooc:=[.Z52]/[.W52]" office:value-type="float" office:value="1.32121010539861">
            <text:p>1.32E+00</text:p>
          </table:table-cell>
          <table:table-cell table:style-name="ce3" table:formula="oooc:=[.Z52]*1.32/[.AA52]" office:value-type="float" office:value="85884810767.7383">
            <text:p>8.59E+10</text:p>
          </table:table-cell>
          <table:table-cell table:number-columns-repeated="6"/>
          <table:table-cell office:value-type="string">
            <text:p>UGC 4426</text:p>
          </table:table-cell>
        </table:table-row>
        <table:table-row table:style-name="ro1">
          <table:table-cell office:value-type="string">
            <text:p>UGC 4459</text:p>
          </table:table-cell>
          <table:table-cell office:value-type="string">
            <text:p>08 34 07.2</text:p>
          </table:table-cell>
          <table:table-cell office:value-type="string">
            <text:p>66 10 54</text:p>
          </table:table-cell>
          <table:table-cell office:value-type="float" office:value="10">
            <text:p>10</text:p>
          </table:table-cell>
          <table:table-cell office:value-type="string">
            <text:p>–12.26 ± 0.12</text:p>
          </table:table-cell>
          <table:table-cell office:value-type="string">
            <text:p>125 ± 54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13">
            <text:p>0.13</text:p>
          </table:table-cell>
          <table:table-cell office:value-type="string">
            <text:p>–13.11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office:value-type="float" office:value="38.94">
            <text:p>38.94</text:p>
          </table:table-cell>
          <table:table-cell office:value-type="string">
            <text:p>trgb</text:p>
          </table:table-cell>
          <table:table-cell office:value-type="float" office:value="3.56">
            <text:p>3.56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string">
            <text:p>32, 117</text:p>
          </table:table-cell>
          <table:table-cell/>
          <table:table-cell table:style-name="ce3" office:value-type="float" office:value="27289777.8280804">
            <text:p>2.73E+07</text:p>
          </table:table-cell>
          <table:table-cell office:value-type="float" office:value="21.64">
            <text:p>21.64</text:p>
          </table:table-cell>
          <table:table-cell office:value-type="string">
            <text:p>2006MNRAS.365.1220B</text:p>
          </table:table-cell>
          <table:table-cell table:style-name="ce3" table:formula="oooc:=236000*([.P53]^2)*[.X53]" office:value-type="float" office:value="64724582.144">
            <text:p>6.47E+07</text:p>
          </table:table-cell>
          <table:table-cell table:style-name="ce3" table:formula="oooc:=(10^[.N53])/1.26E+041" office:value-type="float" office:value="0.00691240944409584">
            <text:p>6.91E-03</text:p>
          </table:table-cell>
          <table:table-cell table:style-name="ce3" table:formula="oooc:=[.AA53]/[.W53]" office:value-type="float" office:value="0.000000000253296655166726">
            <text:p>2.53E-10</text:p>
          </table:table-cell>
          <table:table-cell table:style-name="ce3" table:formula="oooc:=[.W53]/[.AA53]" office:value-type="float" office:value="3947940012.63766">
            <text:p>3.95E+09</text:p>
          </table:table-cell>
          <table:table-cell table:style-name="ce3" table:formula="oooc:=[.Z53]/[.W53]" office:value-type="float" office:value="2.37175189009418">
            <text:p>2.37E+00</text:p>
          </table:table-cell>
          <table:table-cell table:style-name="ce3" table:formula="oooc:=[.Z53]*1.32/[.AA53]" office:value-type="float" office:value="12359865126.7764">
            <text:p>1.24E+10</text:p>
          </table:table-cell>
          <table:table-cell table:number-columns-repeated="6"/>
          <table:table-cell office:value-type="string">
            <text:p>UGC 4459</text:p>
          </table:table-cell>
        </table:table-row>
        <table:table-row table:style-name="ro1">
          <table:table-cell office:value-type="string">
            <text:p>UGC 4483</text:p>
          </table:table-cell>
          <table:table-cell office:value-type="string">
            <text:p>08 37 03.0</text:p>
          </table:table-cell>
          <table:table-cell office:value-type="string">
            <text:p>69 46 31</text:p>
          </table:table-cell>
          <table:table-cell office:value-type="float" office:value="10">
            <text:p>10</text:p>
          </table:table-cell>
          <table:table-cell office:value-type="string">
            <text:p>–12.50 ± 0.02</text:p>
          </table:table-cell>
          <table:table-cell office:value-type="string">
            <text:p>130 ± 20</text:p>
          </table:table-cell>
          <table:table-cell office:value-type="float" office:value="1.3">
            <text:p>1.3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14">
            <text:p>0.14</text:p>
          </table:table-cell>
          <table:table-cell office:value-type="string">
            <text:p>–12.41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office:value-type="float" office:value="38.62">
            <text:p>38.62</text:p>
          </table:table-cell>
          <table:table-cell office:value-type="string">
            <text:p>trgb</text:p>
          </table:table-cell>
          <table:table-cell office:value-type="float" office:value="3.21">
            <text:p>3.21</text:p>
          </table:table-cell>
          <table:table-cell table:number-columns-repeated="2"/>
          <table:table-cell office:value-type="float" office:value="156">
            <text:p>156</text:p>
          </table:table-cell>
          <table:table-cell office:value-type="float" office:value="303">
            <text:p>303</text:p>
          </table:table-cell>
          <table:table-cell office:value-type="string">
            <text:p>12, 117</text:p>
          </table:table-cell>
          <table:table-cell/>
          <table:table-cell table:style-name="ce3" office:value-type="float" office:value="14321878.9927355">
            <text:p>1.43E+07</text:p>
          </table:table-cell>
          <table:table-cell office:value-type="float" office:value="20.03">
            <text:p>20.03</text:p>
          </table:table-cell>
          <table:table-cell office:value-type="string">
            <text:p>2007ApJ...661..102W</text:p>
          </table:table-cell>
          <table:table-cell table:style-name="ce3" table:formula="oooc:=236000*([.P54]^2)*[.X54]" office:value-type="float" office:value="48708305.028">
            <text:p>4.87E+07</text:p>
          </table:table-cell>
          <table:table-cell table:style-name="ce3" table:formula="oooc:=(10^[.N54])/1.26E+041" office:value-type="float" office:value="0.00330848717039947">
            <text:p>3.31E-03</text:p>
          </table:table-cell>
          <table:table-cell table:style-name="ce3" table:formula="oooc:=[.AA54]/[.W54]" office:value-type="float" office:value="0.000000000231009295084649">
            <text:p>2.31E-10</text:p>
          </table:table-cell>
          <table:table-cell table:style-name="ce3" table:formula="oooc:=[.W54]/[.AA54]" office:value-type="float" office:value="4328830143.53847">
            <text:p>4.33E+09</text:p>
          </table:table-cell>
          <table:table-cell table:style-name="ce3" table:formula="oooc:=[.Z54]/[.W54]" office:value-type="float" office:value="3.40097169182245">
            <text:p>3.40E+00</text:p>
          </table:table-cell>
          <table:table-cell table:style-name="ce3" table:formula="oooc:=[.Z54]*1.32/[.AA54]" office:value-type="float" office:value="19433341985.4843">
            <text:p>1.94E+10</text:p>
          </table:table-cell>
          <table:table-cell table:number-columns-repeated="6"/>
          <table:table-cell office:value-type="string">
            <text:p>UGC 4483</text:p>
          </table:table-cell>
        </table:table-row>
        <table:table-row table:style-name="ro1">
          <table:table-cell office:value-type="string">
            <text:p>NGC 2683</text:p>
          </table:table-cell>
          <table:table-cell office:value-type="string">
            <text:p>08 5241.4</text:p>
          </table:table-cell>
          <table:table-cell office:value-type="string">
            <text:p>33 25 14</text:p>
          </table:table-cell>
          <table:table-cell office:value-type="float" office:value="3">
            <text:p>3</text:p>
          </table:table-cell>
          <table:table-cell office:value-type="string">
            <text:p>–11.34 ± 0.07</text:p>
          </table:table-cell>
          <table:table-cell office:value-type="string">
            <text:p>12 ± 2</text:p>
          </table:table-cell>
          <table:table-cell office:value-type="float" office:value="1.2">
            <text:p>1.2</text:p>
          </table:table-cell>
          <table:table-cell office:value-type="string">
            <text:p>KPNO</text:p>
          </table:table-cell>
          <table:table-cell office:value-type="float" office:value="3">
            <text:p>3</text:p>
          </table:table-cell>
          <table:table-cell office:value-type="float" office:value="0.11">
            <text:p>0.11</text:p>
          </table:table-cell>
          <table:table-cell office:value-type="string">
            <text:p>–18.90</text:p>
          </table:table-cell>
          <table:table-cell office:value-type="float" office:value="0.31">
            <text:p>0.31</text:p>
          </table:table-cell>
          <table:table-cell office:value-type="float" office:value="3">
            <text:p>3</text:p>
          </table:table-cell>
          <table:table-cell office:value-type="float" office:value="40.42">
            <text:p>40.42</text:p>
          </table:table-cell>
          <table:table-cell office:value-type="string">
            <text:p>sbf</text:p>
          </table:table-cell>
          <table:table-cell office:value-type="float" office:value="7.7">
            <text:p>7.7</text:p>
          </table:table-cell>
          <table:table-cell table:number-columns-repeated="2"/>
          <table:table-cell office:value-type="float" office:value="411">
            <text:p>411</text:p>
          </table:table-cell>
          <table:table-cell office:value-type="float" office:value="365">
            <text:p>365</text:p>
          </table:table-cell>
          <table:table-cell office:value-type="string">
            <text:p>56, 118</text:p>
          </table:table-cell>
          <table:table-cell/>
          <table:table-cell table:style-name="ce3" office:value-type="float" office:value="5649369748.12301">
            <text:p>5.65E+09</text:p>
          </table:table-cell>
          <table:table-cell office:value-type="float" office:value="71.49">
            <text:p>71.49</text:p>
          </table:table-cell>
          <table:table-cell office:value-type="string">
            <text:p>1991RC3.9.C...0000d</text:p>
          </table:table-cell>
          <table:table-cell table:style-name="ce3" table:formula="oooc:=236000*([.P55]^2)*[.X55]" office:value-type="float" office:value="1000319535.6">
            <text:p>1.00E+09</text:p>
          </table:table-cell>
          <table:table-cell table:style-name="ce3" table:formula="oooc:=(10^[.N55])/1.26E+041" office:value-type="float" office:value="0.208751427928206">
            <text:p>2.09E-01</text:p>
          </table:table-cell>
          <table:table-cell table:style-name="ce3" table:formula="oooc:=[.AA55]/[.W55]" office:value-type="float" office:value="0.0000000000369512772637271">
            <text:p>3.70E-11</text:p>
          </table:table-cell>
          <table:table-cell table:style-name="ce3" table:formula="oooc:=[.W55]/[.AA55]" office:value-type="float" office:value="27062663974.0445">
            <text:p>2.71E+10</text:p>
          </table:table-cell>
          <table:table-cell table:style-name="ce3" table:formula="oooc:=[.Z55]/[.W55]" office:value-type="float" office:value="0.177067457114549">
            <text:p>1.77E-01</text:p>
          </table:table-cell>
          <table:table-cell table:style-name="ce3" table:formula="oooc:=[.Z55]*1.32/[.AA55]" office:value-type="float" office:value="6325330562.27104">
            <text:p>6.33E+09</text:p>
          </table:table-cell>
          <table:table-cell table:number-columns-repeated="6"/>
          <table:table-cell office:value-type="string">
            <text:p>NGC 2683</text:p>
          </table:table-cell>
        </table:table-row>
        <table:table-row table:style-name="ro1">
          <table:table-cell office:value-type="string">
            <text:p>LSBCD 564–08</text:p>
          </table:table-cell>
          <table:table-cell office:value-type="string">
            <text:p>09 02 53.8</text:p>
          </table:table-cell>
          <table:table-cell office:value-type="string">
            <text:p>20 04 32</text:p>
          </table:table-cell>
          <table:table-cell office:value-type="float" office:value="10">
            <text:p>10</text:p>
          </table:table-cell>
          <table:table-cell office:value-type="string">
            <text:p>&lt;–15.30</text:p>
          </table:table-cell>
          <table:table-cell office:value-type="float" office:value="0">
            <text:p>0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1">
            <text:p>0.1</text:p>
          </table:table-cell>
          <table:table-cell office:value-type="string">
            <text:p>–12.89</text:p>
          </table:table-cell>
          <table:table-cell office:value-type="float" office:value="0.03">
            <text:p>0.03</text:p>
          </table:table-cell>
          <table:table-cell office:value-type="float" office:value="3">
            <text:p>3</text:p>
          </table:table-cell>
          <table:table-cell office:value-type="string">
            <text:p>&lt;36.67</text:p>
          </table:table-cell>
          <table:table-cell office:value-type="string">
            <text:p>trgb</text:p>
          </table:table-cell>
          <table:table-cell office:value-type="float" office:value="8.67">
            <text:p>8.67</text:p>
          </table:table-cell>
          <table:table-cell table:number-columns-repeated="2"/>
          <table:table-cell office:value-type="float" office:value="483">
            <text:p>483</text:p>
          </table:table-cell>
          <table:table-cell office:value-type="float" office:value="366">
            <text:p>366</text:p>
          </table:table-cell>
          <table:table-cell office:value-type="string">
            <text:p>7, 110</text:p>
          </table:table-cell>
          <table:table-cell/>
          <table:table-cell table:style-name="ce3" office:value-type="float" office:value="22284351.4927031">
            <text:p>2.23E+07</text:p>
          </table:table-cell>
          <table:table-cell table:number-columns-repeated="2"/>
          <table:table-cell table:number-columns-repeated="2" table:style-name="ce3"/>
          <table:table-cell table:style-name="ce3" table:formula="oooc:=[.AA56]/[.W56]" office:value-type="float" office:value="0">
            <text:p>0.00E+00</text:p>
          </table:table-cell>
          <table:table-cell table:style-name="ce3" table:formula="oooc:=[.W56]/[.AA56]" office:value-type="float" office:value="0">
            <text:p>#DIV/0!</text:p>
          </table:table-cell>
          <table:table-cell table:style-name="ce3" table:formula="oooc:=[.Z56]/[.W56]" office:value-type="float" office:value="0">
            <text:p>0.00E+00</text:p>
          </table:table-cell>
          <table:table-cell table:style-name="ce3" table:formula="oooc:=[.Z56]*1.32/[.AA56]" office:value-type="float" office:value="0">
            <text:p>#DIV/0!</text:p>
          </table:table-cell>
          <table:table-cell table:number-columns-repeated="6"/>
          <table:table-cell office:value-type="string">
            <text:p>LSBCD 564–08</text:p>
          </table:table-cell>
        </table:table-row>
        <table:table-row table:style-name="ro1">
          <table:table-cell office:value-type="string">
            <text:p>LSBCD 634–03</text:p>
          </table:table-cell>
          <table:table-cell office:value-type="string">
            <text:p>09 08 53.5</text:p>
          </table:table-cell>
          <table:table-cell office:value-type="string">
            <text:p>14 34 55</text:p>
          </table:table-cell>
          <table:table-cell office:value-type="float" office:value="10">
            <text:p>10</text:p>
          </table:table-cell>
          <table:table-cell office:value-type="string">
            <text:p>&lt;–15.40</text:p>
          </table:table-cell>
          <table:table-cell office:value-type="float" office:value="0">
            <text:p>0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14">
            <text:p>0.14</text:p>
          </table:table-cell>
          <table:table-cell office:value-type="string">
            <text:p>–12.52</text:p>
          </table:table-cell>
          <table:table-cell office:value-type="float" office:value="0.02">
            <text:p>0.02</text:p>
          </table:table-cell>
          <table:table-cell office:value-type="float" office:value="3">
            <text:p>3</text:p>
          </table:table-cell>
          <table:table-cell office:value-type="string">
            <text:p>&lt;36.65</text:p>
          </table:table-cell>
          <table:table-cell office:value-type="string">
            <text:p>trgb</text:p>
          </table:table-cell>
          <table:table-cell office:value-type="float" office:value="9.46">
            <text:p>9.46</text:p>
          </table:table-cell>
          <table:table-cell table:number-columns-repeated="2"/>
          <table:table-cell office:value-type="float" office:value="318">
            <text:p>318</text:p>
          </table:table-cell>
          <table:table-cell office:value-type="float" office:value="172">
            <text:p>172</text:p>
          </table:table-cell>
          <table:table-cell office:value-type="string">
            <text:p>7, 116</text:p>
          </table:table-cell>
          <table:table-cell/>
          <table:table-cell table:style-name="ce3" office:value-type="float" office:value="15848931.9246111">
            <text:p>1.58E+07</text:p>
          </table:table-cell>
          <table:table-cell table:number-columns-repeated="2"/>
          <table:table-cell table:number-columns-repeated="2" table:style-name="ce3"/>
          <table:table-cell table:style-name="ce3" table:formula="oooc:=[.AA57]/[.W57]" office:value-type="float" office:value="0">
            <text:p>0.00E+00</text:p>
          </table:table-cell>
          <table:table-cell table:style-name="ce3" table:formula="oooc:=[.W57]/[.AA57]" office:value-type="float" office:value="0">
            <text:p>#DIV/0!</text:p>
          </table:table-cell>
          <table:table-cell table:style-name="ce3" table:formula="oooc:=[.Z57]/[.W57]" office:value-type="float" office:value="0">
            <text:p>0.00E+00</text:p>
          </table:table-cell>
          <table:table-cell table:style-name="ce3" table:formula="oooc:=[.Z57]*1.32/[.AA57]" office:value-type="float" office:value="0">
            <text:p>#DIV/0!</text:p>
          </table:table-cell>
          <table:table-cell table:number-columns-repeated="6"/>
          <table:table-cell office:value-type="string">
            <text:p>LSBCD 634–03</text:p>
          </table:table-cell>
        </table:table-row>
        <table:table-row table:style-name="ro1">
          <table:table-cell office:value-type="string">
            <text:p>NGC 2784</text:p>
          </table:table-cell>
          <table:table-cell office:value-type="string">
            <text:p>09 1219.5</text:p>
          </table:table-cell>
          <table:table-cell office:value-type="string">
            <text:p>–24 10 21</text:p>
          </table:table-cell>
          <table:table-cell office:value-type="string">
            <text:p>–2</text:p>
          </table:table-cell>
          <table:table-cell office:value-type="string">
            <text:p>–12.22 ± 0.10</text:p>
          </table:table-cell>
          <table:table-cell office:value-type="string">
            <text:p>2 ± 0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0.82">
            <text:p>0.82</text:p>
          </table:table-cell>
          <table:table-cell office:value-type="string">
            <text:p>–19.48</text:p>
          </table:table-cell>
          <table:table-cell office:value-type="float" office:value="0.39">
            <text:p>0.39</text:p>
          </table:table-cell>
          <table:table-cell office:value-type="float" office:value="3">
            <text:p>3</text:p>
          </table:table-cell>
          <table:table-cell office:value-type="float" office:value="39.9">
            <text:p>39.9</text:p>
          </table:table-cell>
          <table:table-cell office:value-type="string">
            <text:p>sbf</text:p>
          </table:table-cell>
          <table:table-cell office:value-type="float" office:value="9.8">
            <text:p>9.8</text:p>
          </table:table-cell>
          <table:table-cell table:number-columns-repeated="2"/>
          <table:table-cell office:value-type="float" office:value="691">
            <text:p>691</text:p>
          </table:table-cell>
          <table:table-cell office:value-type="float" office:value="402">
            <text:p>402</text:p>
          </table:table-cell>
          <table:table-cell office:value-type="string">
            <text:p>56, 118</text:p>
          </table:table-cell>
          <table:table-cell/>
          <table:table-cell table:style-name="ce3" office:value-type="float" office:value="9638290236.2397">
            <text:p>9.64E+09</text:p>
          </table:table-cell>
          <table:table-cell/>
          <table:table-cell office:value-type="string">
            <text:p>1989H&amp;RHI.C...0000H</text:p>
          </table:table-cell>
          <table:table-cell table:number-columns-repeated="2" table:style-name="ce3"/>
          <table:table-cell table:style-name="ce3" table:formula="oooc:=[.AA58]/[.W58]" office:value-type="float" office:value="0">
            <text:p>0.00E+00</text:p>
          </table:table-cell>
          <table:table-cell table:style-name="ce3" table:formula="oooc:=[.W58]/[.AA58]" office:value-type="float" office:value="0">
            <text:p>#DIV/0!</text:p>
          </table:table-cell>
          <table:table-cell table:style-name="ce3" table:formula="oooc:=[.Z58]/[.W58]" office:value-type="float" office:value="0">
            <text:p>0.00E+00</text:p>
          </table:table-cell>
          <table:table-cell table:style-name="ce3" table:formula="oooc:=[.Z58]*1.32/[.AA58]" office:value-type="float" office:value="0">
            <text:p>#DIV/0!</text:p>
          </table:table-cell>
          <table:table-cell/>
          <table:table-cell office:value-type="float" office:value="34.08">
            <text:p>34.08</text:p>
          </table:table-cell>
          <table:table-cell office:value-type="float" office:value="34.63">
            <text:p>34.63</text:p>
          </table:table-cell>
          <table:table-cell/>
          <table:table-cell table:style-name="ce3" table:formula="oooc:=(10^[.AG58])*10000000/3.83E+033*10^-9.51" office:value-type="float" office:value="0.00970065872316374">
            <text:p>9.70E-03</text:p>
          </table:table-cell>
          <table:table-cell table:style-name="ce3" table:formula="oooc:=(10^[.AH58])*10000000/3.83E+033*10^-9.33" office:value-type="float" office:value="0.0520956218007543">
            <text:p>5.21E-02</text:p>
          </table:table-cell>
          <table:table-cell office:value-type="string">
            <text:p>NGC 2784</text:p>
          </table:table-cell>
        </table:table-row>
        <table:table-row table:style-name="ro1">
          <table:table-cell office:value-type="string">
            <text:p>LSBCD 565–06</text:p>
          </table:table-cell>
          <table:table-cell office:value-type="string">
            <text:p>09 19 30.0</text:p>
          </table:table-cell>
          <table:table-cell office:value-type="string">
            <text:p>21 36 12</text:p>
          </table:table-cell>
          <table:table-cell office:value-type="float" office:value="10">
            <text:p>10</text:p>
          </table:table-cell>
          <table:table-cell office:value-type="string">
            <text:p>&lt;–15.70</text:p>
          </table:table-cell>
          <table:table-cell office:value-type="float" office:value="0">
            <text:p>0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13">
            <text:p>0.13</text:p>
          </table:table-cell>
          <table:table-cell office:value-type="string">
            <text:p>–12.97</text:p>
          </table:table-cell>
          <table:table-cell office:value-type="float" office:value="0.03">
            <text:p>0.03</text:p>
          </table:table-cell>
          <table:table-cell office:value-type="float" office:value="3">
            <text:p>3</text:p>
          </table:table-cell>
          <table:table-cell office:value-type="string">
            <text:p>&lt;36.31</text:p>
          </table:table-cell>
          <table:table-cell office:value-type="string">
            <text:p>trgb</text:p>
          </table:table-cell>
          <table:table-cell office:value-type="float" office:value="9.08">
            <text:p>9.08</text:p>
          </table:table-cell>
          <table:table-cell table:number-columns-repeated="2"/>
          <table:table-cell office:value-type="float" office:value="498">
            <text:p>498</text:p>
          </table:table-cell>
          <table:table-cell office:value-type="float" office:value="386">
            <text:p>386</text:p>
          </table:table-cell>
          <table:table-cell office:value-type="string">
            <text:p>7, 110</text:p>
          </table:table-cell>
          <table:table-cell/>
          <table:table-cell table:style-name="ce3" office:value-type="float" office:value="23988329.190195">
            <text:p>2.40E+07</text:p>
          </table:table-cell>
          <table:table-cell table:number-columns-repeated="2"/>
          <table:table-cell table:number-columns-repeated="2" table:style-name="ce3"/>
          <table:table-cell table:style-name="ce3" table:formula="oooc:=[.AA59]/[.W59]" office:value-type="float" office:value="0">
            <text:p>0.00E+00</text:p>
          </table:table-cell>
          <table:table-cell table:style-name="ce3" table:formula="oooc:=[.W59]/[.AA59]" office:value-type="float" office:value="0">
            <text:p>#DIV/0!</text:p>
          </table:table-cell>
          <table:table-cell table:style-name="ce3" table:formula="oooc:=[.Z59]/[.W59]" office:value-type="float" office:value="0">
            <text:p>0.00E+00</text:p>
          </table:table-cell>
          <table:table-cell table:style-name="ce3" table:formula="oooc:=[.Z59]*1.32/[.AA59]" office:value-type="float" office:value="0">
            <text:p>#DIV/0!</text:p>
          </table:table-cell>
          <table:table-cell table:number-columns-repeated="6"/>
          <table:table-cell office:value-type="string">
            <text:p>LSBCD 565–06</text:p>
          </table:table-cell>
        </table:table-row>
        <table:table-row table:style-name="ro1">
          <table:table-cell office:value-type="string">
            <text:p>UGC 4998</text:p>
          </table:table-cell>
          <table:table-cell office:value-type="string">
            <text:p>09 25 12.1</text:p>
          </table:table-cell>
          <table:table-cell office:value-type="string">
            <text:p>68 22 59</text:p>
          </table:table-cell>
          <table:table-cell office:value-type="float" office:value="10">
            <text:p>10</text:p>
          </table:table-cell>
          <table:table-cell office:value-type="string">
            <text:p>–13.27 ± 0.09</text:p>
          </table:table-cell>
          <table:table-cell office:value-type="string">
            <text:p>7 ± 2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21">
            <text:p>0.21</text:p>
          </table:table-cell>
          <table:table-cell office:value-type="string">
            <text:p>–15.59</text:p>
          </table:table-cell>
          <table:table-cell office:value-type="float" office:value="0.08">
            <text:p>0.08</text:p>
          </table:table-cell>
          <table:table-cell office:value-type="float" office:value="3">
            <text:p>3</text:p>
          </table:table-cell>
          <table:table-cell office:value-type="float" office:value="38.87">
            <text:p>38.87</text:p>
          </table:table-cell>
          <table:table-cell office:value-type="string">
            <text:p>sbf</text:p>
          </table:table-cell>
          <table:table-cell office:value-type="float" office:value="10.5">
            <text:p>10.5</text:p>
          </table:table-cell>
          <table:table-cell table:number-columns-repeated="2"/>
          <table:table-cell office:value-type="float" office:value="623">
            <text:p>623</text:p>
          </table:table-cell>
          <table:table-cell office:value-type="float" office:value="761">
            <text:p>761</text:p>
          </table:table-cell>
          <table:table-cell office:value-type="float" office:value="117">
            <text:p>117</text:p>
          </table:table-cell>
          <table:table-cell/>
          <table:table-cell table:style-name="ce3" office:value-type="float" office:value="267916832.481904">
            <text:p>2.68E+08</text:p>
          </table:table-cell>
          <table:table-cell/>
          <table:table-cell office:value-type="string">
            <text:p>1990ApJS...72..245S</text:p>
          </table:table-cell>
          <table:table-cell table:number-columns-repeated="2" table:style-name="ce3"/>
          <table:table-cell table:style-name="ce3" table:formula="oooc:=[.AA60]/[.W60]" office:value-type="float" office:value="0">
            <text:p>0.00E+00</text:p>
          </table:table-cell>
          <table:table-cell table:style-name="ce3" table:formula="oooc:=[.W60]/[.AA60]" office:value-type="float" office:value="0">
            <text:p>#DIV/0!</text:p>
          </table:table-cell>
          <table:table-cell table:style-name="ce3" table:formula="oooc:=[.Z60]/[.W60]" office:value-type="float" office:value="0">
            <text:p>0.00E+00</text:p>
          </table:table-cell>
          <table:table-cell table:style-name="ce3" table:formula="oooc:=[.Z60]*1.32/[.AA60]" office:value-type="float" office:value="0">
            <text:p>#DIV/0!</text:p>
          </table:table-cell>
          <table:table-cell table:number-columns-repeated="6"/>
          <table:table-cell office:value-type="string">
            <text:p>UGC 4998</text:p>
          </table:table-cell>
        </table:table-row>
        <table:table-row table:style-name="ro1">
          <table:table-cell office:value-type="string">
            <text:p>NGC 2915</text:p>
          </table:table-cell>
          <table:table-cell office:value-type="string">
            <text:p>09 26 11.5</text:p>
          </table:table-cell>
          <table:table-cell office:value-type="string">
            <text:p>–76 37 36</text:p>
          </table:table-cell>
          <table:table-cell office:value-type="float" office:value="0">
            <text:p>0</text:p>
          </table:table-cell>
          <table:table-cell office:value-type="string">
            <text:p>–11.85 ± 0.05</text:p>
          </table:table-cell>
          <table:table-cell office:value-type="string">
            <text:p>38 ± 5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office:value-type="string">
            <text:p>–15.54</text:p>
          </table:table-cell>
          <table:table-cell office:value-type="float" office:value="0.08">
            <text:p>0.08</text:p>
          </table:table-cell>
          <table:table-cell office:value-type="float" office:value="3">
            <text:p>3</text:p>
          </table:table-cell>
          <table:table-cell office:value-type="float" office:value="39.55">
            <text:p>39.55</text:p>
          </table:table-cell>
          <table:table-cell office:value-type="string">
            <text:p>trgb</text:p>
          </table:table-cell>
          <table:table-cell office:value-type="float" office:value="3.78">
            <text:p>3.78</text:p>
          </table:table-cell>
          <table:table-cell table:number-columns-repeated="2"/>
          <table:table-cell office:value-type="float" office:value="468">
            <text:p>468</text:p>
          </table:table-cell>
          <table:table-cell office:value-type="float" office:value="192">
            <text:p>192</text:p>
          </table:table-cell>
          <table:table-cell office:value-type="string">
            <text:p>32, 117</text:p>
          </table:table-cell>
          <table:table-cell/>
          <table:table-cell table:style-name="ce3" office:value-type="float" office:value="255858588.690564">
            <text:p>2.56E+08</text:p>
          </table:table-cell>
          <table:table-cell office:value-type="float" office:value="110.11">
            <text:p>110.11</text:p>
          </table:table-cell>
          <table:table-cell office:value-type="string">
            <text:p>2005MNRAS.361...34D</text:p>
          </table:table-cell>
          <table:table-cell table:style-name="ce3" table:formula="oooc:=236000*([.P61]^2)*[.X61]" office:value-type="float" office:value="371297790.864">
            <text:p>3.71E+08</text:p>
          </table:table-cell>
          <table:table-cell table:style-name="ce3" table:formula="oooc:=(10^[.N61])/1.26E+041" office:value-type="float" office:value="0.0281597927963153">
            <text:p>2.82E-02</text:p>
          </table:table-cell>
          <table:table-cell table:style-name="ce3" table:formula="oooc:=[.AA61]/[.W61]" office:value-type="float" office:value="0.000000000110059986418403">
            <text:p>1.10E-10</text:p>
          </table:table-cell>
          <table:table-cell table:style-name="ce3" table:formula="oooc:=[.W61]/[.AA61]" office:value-type="float" office:value="9085954237.70458">
            <text:p>9.09E+09</text:p>
          </table:table-cell>
          <table:table-cell table:style-name="ce3" table:formula="oooc:=[.Z61]/[.W61]" office:value-type="float" office:value="1.45118361187026">
            <text:p>1.45E+00</text:p>
          </table:table-cell>
          <table:table-cell table:style-name="ce3" table:formula="oooc:=[.Z61]*1.32/[.AA61]" office:value-type="float" office:value="17404712012.1072">
            <text:p>1.74E+10</text:p>
          </table:table-cell>
          <table:table-cell/>
          <table:table-cell office:value-type="float" office:value="34.74">
            <text:p>34.74</text:p>
          </table:table-cell>
          <table:table-cell office:value-type="float" office:value="34.57">
            <text:p>34.57</text:p>
          </table:table-cell>
          <table:table-cell/>
          <table:table-cell table:style-name="ce3" table:formula="oooc:=(10^[.AG61])*10000000/3.83E+033*10^-9.51" office:value-type="float" office:value="0.044340565338427">
            <text:p>4.43E-02</text:p>
          </table:table-cell>
          <table:table-cell table:style-name="ce3" table:formula="oooc:=(10^[.AH61])*10000000/3.83E+033*10^-9.33" office:value-type="float" office:value="0.045373389784579">
            <text:p>4.54E-02</text:p>
          </table:table-cell>
          <table:table-cell office:value-type="string">
            <text:p>NGC 2915</text:p>
          </table:table-cell>
        </table:table-row>
        <table:table-row table:style-name="ro1">
          <table:table-cell office:value-type="string">
            <text:p>Leo T</text:p>
          </table:table-cell>
          <table:table-cell office:value-type="string">
            <text:p>09 34 53.4</text:p>
          </table:table-cell>
          <table:table-cell office:value-type="string">
            <text:p>17 03 05</text:p>
          </table:table-cell>
          <table:table-cell office:value-type="float" office:value="10">
            <text:p>10</text:p>
          </table:table-cell>
          <table:table-cell office:value-type="string">
            <text:p>&lt;–14.17</text:p>
          </table:table-cell>
          <table:table-cell office:value-type="float" office:value="0">
            <text:p>0</text:p>
          </table:table-cell>
          <table:table-cell office:value-type="float" office:value="2.2">
            <text:p>2.2</text:p>
          </table:table-cell>
          <table:table-cell table:number-columns-repeated="2" office:value-type="string">
            <text:p>...</text:p>
          </table:table-cell>
          <table:table-cell office:value-type="float" office:value="0.12">
            <text:p>0.12</text:p>
          </table:table-cell>
          <table:table-cell office:value-type="string">
            <text:p>–6.8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&lt;35.18</text:p>
          </table:table-cell>
          <table:table-cell office:value-type="string">
            <text:p>trgb</text:p>
          </table:table-cell>
          <table:table-cell office:value-type="float" office:value="0.42">
            <text:p>0.42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string">
            <text:p>–100</text:p>
          </table:table-cell>
          <table:table-cell office:value-type="string">
            <text:p>6, 104</text:p>
          </table:table-cell>
          <table:table-cell/>
          <table:table-cell table:style-name="ce3" office:value-type="float" office:value="84722.7414140596">
            <text:p>8.47E+04</text:p>
          </table:table-cell>
          <table:table-cell table:number-columns-repeated="2"/>
          <table:table-cell table:number-columns-repeated="2" table:style-name="ce3"/>
          <table:table-cell table:style-name="ce3" table:formula="oooc:=[.AA62]/[.W62]" office:value-type="float" office:value="0">
            <text:p>0.00E+00</text:p>
          </table:table-cell>
          <table:table-cell table:style-name="ce3" table:formula="oooc:=[.W62]/[.AA62]" office:value-type="float" office:value="0">
            <text:p>#DIV/0!</text:p>
          </table:table-cell>
          <table:table-cell table:style-name="ce3" table:formula="oooc:=[.Z62]/[.W62]" office:value-type="float" office:value="0">
            <text:p>0.00E+00</text:p>
          </table:table-cell>
          <table:table-cell table:style-name="ce3" table:formula="oooc:=[.Z62]*1.32/[.AA62]" office:value-type="float" office:value="0">
            <text:p>#DIV/0!</text:p>
          </table:table-cell>
          <table:table-cell table:number-columns-repeated="6"/>
          <table:table-cell office:value-type="string">
            <text:p>Leo T</text:p>
          </table:table-cell>
        </table:table-row>
        <table:table-row table:style-name="ro1">
          <table:table-cell office:value-type="string">
            <text:p>UGC 5139</text:p>
          </table:table-cell>
          <table:table-cell office:value-type="string">
            <text:p>09 40 32.3</text:p>
          </table:table-cell>
          <table:table-cell office:value-type="string">
            <text:p>71 10 56</text:p>
          </table:table-cell>
          <table:table-cell office:value-type="float" office:value="10">
            <text:p>10</text:p>
          </table:table-cell>
          <table:table-cell office:value-type="string">
            <text:p>–12.44 ± 0.05</text:p>
          </table:table-cell>
          <table:table-cell office:value-type="string">
            <text:p>31 ± 7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13">
            <text:p>0.13</text:p>
          </table:table-cell>
          <table:table-cell office:value-type="string">
            <text:p>–13.88</text:p>
          </table:table-cell>
          <table:table-cell office:value-type="float" office:value="0.04">
            <text:p>0.04</text:p>
          </table:table-cell>
          <table:table-cell office:value-type="float" office:value="3">
            <text:p>3</text:p>
          </table:table-cell>
          <table:table-cell office:value-type="float" office:value="38.82">
            <text:p>38.82</text:p>
          </table:table-cell>
          <table:table-cell office:value-type="string">
            <text:p>trgb</text:p>
          </table:table-cell>
          <table:table-cell office:value-type="float" office:value="3.84">
            <text:p>3.84</text:p>
          </table:table-cell>
          <table:table-cell table:number-columns-repeated="2"/>
          <table:table-cell office:value-type="float" office:value="139">
            <text:p>139</text:p>
          </table:table-cell>
          <table:table-cell office:value-type="float" office:value="291">
            <text:p>291</text:p>
          </table:table-cell>
          <table:table-cell office:value-type="string">
            <text:p>32, 117</text:p>
          </table:table-cell>
          <table:table-cell/>
          <table:table-cell table:style-name="ce3" office:value-type="float" office:value="55462571.295791">
            <text:p>5.55E+07</text:p>
          </table:table-cell>
          <table:table-cell office:value-type="float" office:value="40.1">
            <text:p>40.1</text:p>
          </table:table-cell>
          <table:table-cell office:value-type="string">
            <text:p>2007ApJ...661..102W</text:p>
          </table:table-cell>
          <table:table-cell table:style-name="ce3" table:formula="oooc:=236000*([.P63]^2)*[.X63]" office:value-type="float" office:value="139546460.16">
            <text:p>1.40E+08</text:p>
          </table:table-cell>
          <table:table-cell table:style-name="ce3" table:formula="oooc:=(10^[.N63])/1.26E+041" office:value-type="float" office:value="0.00524359879371108">
            <text:p>5.24E-03</text:p>
          </table:table-cell>
          <table:table-cell table:style-name="ce3" table:formula="oooc:=[.AA63]/[.W63]" office:value-type="float" office:value="0.0000000000945430165101093">
            <text:p>9.45E-11</text:p>
          </table:table-cell>
          <table:table-cell table:style-name="ce3" table:formula="oooc:=[.W63]/[.AA63]" office:value-type="float" office:value="10577195830.1444">
            <text:p>1.06E+10</text:p>
          </table:table-cell>
          <table:table-cell table:style-name="ce3" table:formula="oooc:=[.Z63]/[.W63]" office:value-type="float" office:value="2.51604743342633">
            <text:p>2.52E+00</text:p>
          </table:table-cell>
          <table:table-cell table:style-name="ce3" table:formula="oooc:=[.Z63]*1.32/[.AA63]" office:value-type="float" office:value="35128798876.0929">
            <text:p>3.51E+10</text:p>
          </table:table-cell>
          <table:table-cell table:number-columns-repeated="6"/>
          <table:table-cell office:value-type="string">
            <text:p>UGC 5139</text:p>
          </table:table-cell>
        </table:table-row>
        <table:table-row table:style-name="ro1">
          <table:table-cell office:value-type="string">
            <text:p>NGC 2976</text:p>
          </table:table-cell>
          <table:table-cell office:value-type="string">
            <text:p>09 47 15.3</text:p>
          </table:table-cell>
          <table:table-cell office:value-type="string">
            <text:p>67 5500</text:p>
          </table:table-cell>
          <table:table-cell office:value-type="float" office:value="5">
            <text:p>5</text:p>
          </table:table-cell>
          <table:table-cell office:value-type="string">
            <text:p>–11.19 ± 0.06</text:p>
          </table:table-cell>
          <table:table-cell office:value-type="string">
            <text:p>28 ± 4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21">
            <text:p>0.21</text:p>
          </table:table-cell>
          <table:table-cell office:value-type="string">
            <text:p>–16.72</text:p>
          </table:table-cell>
          <table:table-cell office:value-type="float" office:value="0.13">
            <text:p>0.13</text:p>
          </table:table-cell>
          <table:table-cell office:value-type="float" office:value="3">
            <text:p>3</text:p>
          </table:table-cell>
          <table:table-cell office:value-type="float" office:value="39.99">
            <text:p>39.99</text:p>
          </table:table-cell>
          <table:table-cell office:value-type="string">
            <text:p>trgb</text:p>
          </table:table-cell>
          <table:table-cell office:value-type="float" office:value="3.56">
            <text:p>3.56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string">
            <text:p>32, 117</text:p>
          </table:table-cell>
          <table:table-cell/>
          <table:table-cell table:style-name="ce3" office:value-type="float" office:value="758577575.029182">
            <text:p>7.59E+08</text:p>
          </table:table-cell>
          <table:table-cell office:value-type="float" office:value="54.31">
            <text:p>54.31</text:p>
          </table:table-cell>
          <table:table-cell office:value-type="string">
            <text:p>1991RC3.9.C...0000d</text:p>
          </table:table-cell>
          <table:table-cell table:style-name="ce3" table:formula="oooc:=236000*([.P64]^2)*[.X64]" office:value-type="float" office:value="162439558.976">
            <text:p>1.62E+08</text:p>
          </table:table-cell>
          <table:table-cell table:style-name="ce3" table:formula="oooc:=(10^[.N64])/1.26E+041" office:value-type="float" office:value="0.0775585095996679">
            <text:p>7.76E-02</text:p>
          </table:table-cell>
          <table:table-cell table:style-name="ce3" table:formula="oooc:=[.AA64]/[.W64]" office:value-type="float" office:value="0.000000000102242027912154">
            <text:p>1.02E-10</text:p>
          </table:table-cell>
          <table:table-cell table:style-name="ce3" table:formula="oooc:=[.W64]/[.AA64]" office:value-type="float" office:value="9780713669.52145">
            <text:p>9.78E+09</text:p>
          </table:table-cell>
          <table:table-cell table:style-name="ce3" table:formula="oooc:=[.Z64]/[.W64]" office:value-type="float" office:value="0.214137043228243">
            <text:p>2.14E-01</text:p>
          </table:table-cell>
          <table:table-cell table:style-name="ce3" table:formula="oooc:=[.Z64]*1.32/[.AA64]" office:value-type="float" office:value="2764625299.72647">
            <text:p>2.76E+09</text:p>
          </table:table-cell>
          <table:table-cell/>
          <table:table-cell office:value-type="float" office:value="0">
            <text:p>0</text:p>
          </table:table-cell>
          <table:table-cell office:value-type="float" office:value="34.75">
            <text:p>34.75</text:p>
          </table:table-cell>
          <table:table-cell/>
          <table:table-cell table:style-name="ce3" table:formula="oooc:=(10^[.AG64])*10000000/3.83E+033*10^-9.51" office:value-type="float" office:value="8.06865648175873E-037">
            <text:p>8.07E-37</text:p>
          </table:table-cell>
          <table:table-cell table:style-name="ce3" table:formula="oooc:=(10^[.AH64])*10000000/3.83E+033*10^-9.33" office:value-type="float" office:value="0.0686754044881301">
            <text:p>6.87E-02</text:p>
          </table:table-cell>
          <table:table-cell office:value-type="string">
            <text:p>NGC 2976</text:p>
          </table:table-cell>
        </table:table-row>
        <table:table-row table:style-name="ro1">
          <table:table-cell office:value-type="string">
            <text:p>BK 3N</text:p>
          </table:table-cell>
          <table:table-cell office:value-type="string">
            <text:p>09 53 48.5</text:p>
          </table:table-cell>
          <table:table-cell office:value-type="string">
            <text:p>68 58 09</text:p>
          </table:table-cell>
          <table:table-cell office:value-type="float" office:value="10">
            <text:p>10</text:p>
          </table:table-cell>
          <table:table-cell office:value-type="string">
            <text:p>&lt;–15.70</text:p>
          </table:table-cell>
          <table:table-cell office:value-type="float" office:value="0">
            <text:p>0</text:p>
          </table:table-cell>
          <table:table-cell office:value-type="float" office:value="2.2">
            <text:p>2.2</text:p>
          </table:table-cell>
          <table:table-cell table:number-columns-repeated="2" office:value-type="string">
            <text:p>...</text:p>
          </table:table-cell>
          <table:table-cell office:value-type="float" office:value="0.24">
            <text:p>0.24</text:p>
          </table:table-cell>
          <table:table-cell office:value-type="string">
            <text:p>–9.48</text:p>
          </table:table-cell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office:value-type="string">
            <text:p>&lt;35.64</text:p>
          </table:table-cell>
          <table:table-cell office:value-type="string">
            <text:p>trgb</text:p>
          </table:table-cell>
          <table:table-cell office:value-type="float" office:value="4.02">
            <text:p>4.02</text:p>
          </table:table-cell>
          <table:table-cell table:number-columns-repeated="2"/>
          <table:table-cell office:value-type="string">
            <text:p>–40</text:p>
          </table:table-cell>
          <table:table-cell office:value-type="float" office:value="101">
            <text:p>101</text:p>
          </table:table-cell>
          <table:table-cell office:value-type="string">
            <text:p>32, 113</text:p>
          </table:table-cell>
          <table:table-cell/>
          <table:table-cell table:style-name="ce3" office:value-type="float" office:value="963829.02362397">
            <text:p>9.64E+05</text:p>
          </table:table-cell>
          <table:table-cell table:number-columns-repeated="2"/>
          <table:table-cell table:number-columns-repeated="2" table:style-name="ce3"/>
          <table:table-cell table:style-name="ce3" table:formula="oooc:=[.AA65]/[.W65]" office:value-type="float" office:value="0">
            <text:p>0.00E+00</text:p>
          </table:table-cell>
          <table:table-cell table:style-name="ce3" table:formula="oooc:=[.W65]/[.AA65]" office:value-type="float" office:value="0">
            <text:p>#DIV/0!</text:p>
          </table:table-cell>
          <table:table-cell table:style-name="ce3" table:formula="oooc:=[.Z65]/[.W65]" office:value-type="float" office:value="0">
            <text:p>0.00E+00</text:p>
          </table:table-cell>
          <table:table-cell table:style-name="ce3" table:formula="oooc:=[.Z65]*1.32/[.AA65]" office:value-type="float" office:value="0">
            <text:p>#DIV/0!</text:p>
          </table:table-cell>
          <table:table-cell table:number-columns-repeated="6"/>
          <table:table-cell office:value-type="string">
            <text:p>BK 3N</text:p>
          </table:table-cell>
        </table:table-row>
        <table:table-row table:style-name="ro1">
          <table:table-cell office:value-type="string">
            <text:p>NGC 3031</text:p>
          </table:table-cell>
          <table:table-cell office:value-type="string">
            <text:p>09 55 33.2</text:p>
          </table:table-cell>
          <table:table-cell office:value-type="string">
            <text:p>69 03 55</text:p>
          </table:table-cell>
          <table:table-cell office:value-type="float" office:value="2">
            <text:p>2</text:p>
          </table:table-cell>
          <table:table-cell office:value-type="string">
            <text:p>–10.31 ± 0.02</text:p>
          </table:table-cell>
          <table:table-cell office:value-type="string">
            <text:p>10 ± 1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24">
            <text:p>0.24</text:p>
          </table:table-cell>
          <table:table-cell office:value-type="string">
            <text:p>–20.15</text:p>
          </table:table-cell>
          <table:table-cell office:value-type="float" office:value="0.51">
            <text:p>0.51</text:p>
          </table:table-cell>
          <table:table-cell office:value-type="float" office:value="3">
            <text:p>3</text:p>
          </table:table-cell>
          <table:table-cell office:value-type="float" office:value="40.77">
            <text:p>40.77</text:p>
          </table:table-cell>
          <table:table-cell office:value-type="string">
            <text:p>ceph</text:p>
          </table:table-cell>
          <table:table-cell office:value-type="float" office:value="3.63">
            <text:p>3.63</text:p>
          </table:table-cell>
          <table:table-cell table:number-columns-repeated="2"/>
          <table:table-cell office:value-type="string">
            <text:p>–34</text:p>
          </table:table-cell>
          <table:table-cell office:value-type="float" office:value="108">
            <text:p>108</text:p>
          </table:table-cell>
          <table:table-cell office:value-type="string">
            <text:p>5, 118</text:p>
          </table:table-cell>
          <table:table-cell/>
          <table:table-cell table:style-name="ce3" office:value-type="float" office:value="17864875748.5205">
            <text:p>1.79E+10</text:p>
          </table:table-cell>
          <table:table-cell office:value-type="float" office:value="935.58">
            <text:p>935.58</text:p>
          </table:table-cell>
          <table:table-cell office:value-type="string">
            <text:p>1991RC3.9.C...0000d</text:p>
          </table:table-cell>
          <table:table-cell table:style-name="ce3" table:formula="oooc:=236000*([.P66]^2)*[.X66]" office:value-type="float" office:value="2909418408.072">
            <text:p>2.91E+09</text:p>
          </table:table-cell>
          <table:table-cell table:style-name="ce3" table:formula="oooc:=(10^[.N66])/1.26E+041" office:value-type="float" office:value="0.467336234409201">
            <text:p>4.67E-01</text:p>
          </table:table-cell>
          <table:table-cell table:style-name="ce3" table:formula="oooc:=[.AA66]/[.W66]" office:value-type="float" office:value="0.0000000000261595009664651">
            <text:p>2.62E-11</text:p>
          </table:table-cell>
          <table:table-cell table:style-name="ce3" table:formula="oooc:=[.W66]/[.AA66]" office:value-type="float" office:value="38227028920.8475">
            <text:p>3.82E+10</text:p>
          </table:table-cell>
          <table:table-cell table:style-name="ce3" table:formula="oooc:=[.Z66]/[.W66]" office:value-type="float" office:value="0.162856906984811">
            <text:p>1.63E-01</text:p>
          </table:table-cell>
          <table:table-cell table:style-name="ce3" table:formula="oooc:=[.Z66]*1.32/[.AA66]" office:value-type="float" office:value="8217707115.11393">
            <text:p>8.22E+09</text:p>
          </table:table-cell>
          <table:table-cell table:number-columns-repeated="6"/>
          <table:table-cell office:value-type="string">
            <text:p>NGC 3031</text:p>
          </table:table-cell>
        </table:table-row>
        <table:table-row table:style-name="ro1">
          <table:table-cell office:value-type="string">
            <text:p>NGC 3034</text:p>
          </table:table-cell>
          <table:table-cell office:value-type="string">
            <text:p>09 55 52.2</text:p>
          </table:table-cell>
          <table:table-cell office:value-type="string">
            <text:p>69 40 47</text:p>
          </table:table-cell>
          <table:table-cell office:value-type="float" office:value="7">
            <text:p>7</text:p>
          </table:table-cell>
          <table:table-cell office:value-type="string">
            <text:p>–10.09 ± 0.03</text:p>
          </table:table-cell>
          <table:table-cell office:value-type="string">
            <text:p>64 ± 5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string">
            <text:p>–18.84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float" office:value="41.07">
            <text:p>41.07</text:p>
          </table:table-cell>
          <table:table-cell office:value-type="string">
            <text:p>trgb</text:p>
          </table:table-cell>
          <table:table-cell office:value-type="float" office:value="3.53">
            <text:p>3.53</text:p>
          </table:table-cell>
          <table:table-cell table:number-columns-repeated="2"/>
          <table:table-cell office:value-type="float" office:value="203">
            <text:p>203</text:p>
          </table:table-cell>
          <table:table-cell office:value-type="float" office:value="348">
            <text:p>348</text:p>
          </table:table-cell>
          <table:table-cell office:value-type="string">
            <text:p>49, 118</text:p>
          </table:table-cell>
          <table:table-cell/>
          <table:table-cell table:style-name="ce3" office:value-type="float" office:value="5345643593.96971">
            <text:p>5.35E+09</text:p>
          </table:table-cell>
          <table:table-cell office:value-type="float" office:value="224.88">
            <text:p>224.88</text:p>
          </table:table-cell>
          <table:table-cell office:value-type="string">
            <text:p>1991RC3.9.C...0000d</text:p>
          </table:table-cell>
          <table:table-cell table:style-name="ce3" table:formula="oooc:=236000*([.P67]^2)*[.X67]" office:value-type="float" office:value="661320897.312">
            <text:p>6.61E+08</text:p>
          </table:table-cell>
          <table:table-cell table:style-name="ce3" table:formula="oooc:=(10^[.N67])/1.26E+041" office:value-type="float" office:value="0.932458376936135">
            <text:p>9.32E-01</text:p>
          </table:table-cell>
          <table:table-cell table:style-name="ce3" table:formula="oooc:=[.AA67]/[.W67]" office:value-type="float" office:value="0.000000000174433323236891">
            <text:p>1.74E-10</text:p>
          </table:table-cell>
          <table:table-cell table:style-name="ce3" table:formula="oooc:=[.W67]/[.AA67]" office:value-type="float" office:value="5732849557.8906">
            <text:p>5.73E+09</text:p>
          </table:table-cell>
          <table:table-cell table:style-name="ce3" table:formula="oooc:=[.Z67]/[.W67]" office:value-type="float" office:value="0.123712119165225">
            <text:p>1.24E-01</text:p>
          </table:table-cell>
          <table:table-cell table:style-name="ce3" table:formula="oooc:=[.Z67]*1.32/[.AA67]" office:value-type="float" office:value="936174317.313928">
            <text:p>9.36E+08</text:p>
          </table:table-cell>
          <table:table-cell table:number-columns-repeated="6"/>
          <table:table-cell office:value-type="string">
            <text:p>NGC 3034</text:p>
          </table:table-cell>
        </table:table-row>
        <table:table-row table:style-name="ro1">
          <table:table-cell office:value-type="string">
            <text:p>KDG 61</text:p>
          </table:table-cell>
          <table:table-cell office:value-type="string">
            <text:p>09 57 03.1</text:p>
          </table:table-cell>
          <table:table-cell office:value-type="string">
            <text:p>68 35 31</text:p>
          </table:table-cell>
          <table:table-cell office:value-type="float" office:value="8">
            <text:p>8</text:p>
          </table:table-cell>
          <table:table-cell office:value-type="string">
            <text:p>–13.41 ± 0.05</text:p>
          </table:table-cell>
          <table:table-cell office:value-type="string">
            <text:p>36 ± 5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24">
            <text:p>0.24</text:p>
          </table:table-cell>
          <table:table-cell office:value-type="string">
            <text:p>–12.85</text:p>
          </table:table-cell>
          <table:table-cell office:value-type="float" office:value="0.03">
            <text:p>0.03</text:p>
          </table:table-cell>
          <table:table-cell office:value-type="float" office:value="3">
            <text:p>3</text:p>
          </table:table-cell>
          <table:table-cell office:value-type="float" office:value="37.83">
            <text:p>37.83</text:p>
          </table:table-cell>
          <table:table-cell office:value-type="string">
            <text:p>trgb</text:p>
          </table:table-cell>
          <table:table-cell office:value-type="float" office:value="3.6">
            <text:p>3.6</text:p>
          </table:table-cell>
          <table:table-cell table:number-columns-repeated="2"/>
          <table:table-cell office:value-type="string">
            <text:p>–135</text:p>
          </table:table-cell>
          <table:table-cell office:value-type="float" office:value="5">
            <text:p>5</text:p>
          </table:table-cell>
          <table:table-cell office:value-type="string">
            <text:p>27, 101</text:p>
          </table:table-cell>
          <table:table-cell/>
          <table:table-cell table:style-name="ce3" office:value-type="float" office:value="21478304.7413053">
            <text:p>2.15E+07</text:p>
          </table:table-cell>
          <table:table-cell/>
          <table:table-cell/>
          <table:table-cell table:style-name="ce3" table:formula="oooc:=236000*([.P68]^2)*[.X68]" office:value-type="float" office:value="0">
            <text:p>0.00E+00</text:p>
          </table:table-cell>
          <table:table-cell table:style-name="ce3" table:formula="oooc:=(10^[.N68])/1.26E+041" office:value-type="float" office:value="0.000536573789993634">
            <text:p>5.37E-04</text:p>
          </table:table-cell>
          <table:table-cell table:style-name="ce3" table:formula="oooc:=[.AA68]/[.W68]" office:value-type="float" office:value="0.0000000000249821294769945">
            <text:p>2.50E-11</text:p>
          </table:table-cell>
          <table:table-cell table:style-name="ce3" table:formula="oooc:=[.W68]/[.AA68]" office:value-type="float" office:value="40028613290.1872">
            <text:p>4.00E+10</text:p>
          </table:table-cell>
          <table:table-cell table:style-name="ce3" table:formula="oooc:=[.Z68]/[.W68]" office:value-type="float" office:value="0">
            <text:p>0.00E+00</text:p>
          </table:table-cell>
          <table:table-cell table:style-name="ce3" table:formula="oooc:=[.Z68]*1.32/[.AA68]" office:value-type="float" office:value="0">
            <text:p>0.00E+00</text:p>
          </table:table-cell>
          <table:table-cell table:number-columns-repeated="6"/>
          <table:table-cell office:value-type="string">
            <text:p>KDG 61</text:p>
          </table:table-cell>
        </table:table-row>
        <table:table-row table:style-name="ro1">
          <table:table-cell office:value-type="string">
            <text:p>UGC 5364</text:p>
          </table:table-cell>
          <table:table-cell office:value-type="string">
            <text:p>09 59 26.4</text:p>
          </table:table-cell>
          <table:table-cell office:value-type="string">
            <text:p>30 44 47</text:p>
          </table:table-cell>
          <table:table-cell office:value-type="float" office:value="10">
            <text:p>10</text:p>
          </table:table-cell>
          <table:table-cell office:value-type="string">
            <text:p>–12.84 ± 0.22</text:p>
          </table:table-cell>
          <table:table-cell office:value-type="string">
            <text:p>6 ± 4</text:p>
          </table:table-cell>
          <table:table-cell office:value-type="float" office:value="1.2">
            <text:p>1.2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8">
            <text:p>0.08</text:p>
          </table:table-cell>
          <table:table-cell office:value-type="string">
            <text:p>–11.35</text:p>
          </table:table-cell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  <table:table-cell office:value-type="float" office:value="36.93">
            <text:p>36.93</text:p>
          </table:table-cell>
          <table:table-cell office:value-type="string">
            <text:p>trgb</text:p>
          </table:table-cell>
          <table:table-cell office:value-type="float" office:value="0.69">
            <text:p>0.69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–40</text:p>
          </table:table-cell>
          <table:table-cell office:value-type="string">
            <text:p>55, 118</text:p>
          </table:table-cell>
          <table:table-cell/>
          <table:table-cell table:style-name="ce3" office:value-type="float" office:value="5395106.22515127">
            <text:p>5.40E+06</text:p>
          </table:table-cell>
          <table:table-cell office:value-type="float" office:value="42.22">
            <text:p>42.22</text:p>
          </table:table-cell>
          <table:table-cell office:value-type="string">
            <text:p>2006MNRAS.365.1220B</text:p>
          </table:table-cell>
          <table:table-cell table:style-name="ce3" table:formula="oooc:=236000*([.P69]^2)*[.X69]" office:value-type="float" office:value="4743822.312">
            <text:p>4.74E+06</text:p>
          </table:table-cell>
          <table:table-cell table:style-name="ce3" table:formula="oooc:=(10^[.N69])/1.26E+041" office:value-type="float" office:value="0.0000675506379525695">
            <text:p>6.76E-05</text:p>
          </table:table-cell>
          <table:table-cell table:style-name="ce3" table:formula="oooc:=[.AA69]/[.W69]" office:value-type="float" office:value="0.0000000000125207243626933">
            <text:p>1.25E-11</text:p>
          </table:table-cell>
          <table:table-cell table:style-name="ce3" table:formula="oooc:=[.W69]/[.AA69]" office:value-type="float" office:value="79867583618.3728">
            <text:p>7.99E+10</text:p>
          </table:table-cell>
          <table:table-cell table:style-name="ce3" table:formula="oooc:=[.Z69]/[.W69]" office:value-type="float" office:value="0.879282467115278">
            <text:p>8.79E-01</text:p>
          </table:table-cell>
          <table:table-cell table:style-name="ce3" table:formula="oooc:=[.Z69]*1.32/[.AA69]" office:value-type="float" office:value="92698539075.778">
            <text:p>9.27E+10</text:p>
          </table:table-cell>
          <table:table-cell table:number-columns-repeated="6"/>
          <table:table-cell office:value-type="string">
            <text:p>UGC 5364</text:p>
          </table:table-cell>
        </table:table-row>
        <table:table-row table:style-name="ro1">
          <table:table-cell office:value-type="string">
            <text:p>UGC 5373</text:p>
          </table:table-cell>
          <table:table-cell office:value-type="string">
            <text:p>10 00 00.1</text:p>
          </table:table-cell>
          <table:table-cell office:value-type="string">
            <text:p>05 19 56</text:p>
          </table:table-cell>
          <table:table-cell office:value-type="float" office:value="10">
            <text:p>10</text:p>
          </table:table-cell>
          <table:table-cell office:value-type="string">
            <text:p>–12.20 ± 0.01</text:p>
          </table:table-cell>
          <table:table-cell office:value-type="string">
            <text:p>5 ± 4</text:p>
          </table:table-cell>
          <table:table-cell office:value-type="float" office:value="1.3">
            <text:p>1.3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9">
            <text:p>0.09</text:p>
          </table:table-cell>
          <table:table-cell office:value-type="string">
            <text:p>–14.04</text:p>
          </table:table-cell>
          <table:table-cell office:value-type="float" office:value="0.04">
            <text:p>0.04</text:p>
          </table:table-cell>
          <table:table-cell office:value-type="float" office:value="3">
            <text:p>3</text:p>
          </table:table-cell>
          <table:table-cell office:value-type="float" office:value="38.2">
            <text:p>38.2</text:p>
          </table:table-cell>
          <table:table-cell office:value-type="string">
            <text:p>trgb</text:p>
          </table:table-cell>
          <table:table-cell office:value-type="float" office:value="1.44">
            <text:p>1.44</text:p>
          </table:table-cell>
          <table:table-cell table:number-columns-repeated="2"/>
          <table:table-cell office:value-type="float" office:value="300">
            <text:p>300</text:p>
          </table:table-cell>
          <table:table-cell office:value-type="float" office:value="110">
            <text:p>110</text:p>
          </table:table-cell>
          <table:table-cell office:value-type="string">
            <text:p>62, 118</text:p>
          </table:table-cell>
          <table:table-cell/>
          <table:table-cell table:style-name="ce3" office:value-type="float" office:value="64268771.7317019">
            <text:p>6.43E+07</text:p>
          </table:table-cell>
          <table:table-cell office:value-type="float" office:value="199.21">
            <text:p>199.21</text:p>
          </table:table-cell>
          <table:table-cell office:value-type="string">
            <text:p>2005ApJS..160..149S</text:p>
          </table:table-cell>
          <table:table-cell table:style-name="ce3" table:formula="oooc:=236000*([.P70]^2)*[.X70]" office:value-type="float" office:value="97487318.016">
            <text:p>9.75E+07</text:p>
          </table:table-cell>
          <table:table-cell table:style-name="ce3" table:formula="oooc:=(10^[.N70])/1.26E+041" office:value-type="float" office:value="0.00125785174004851">
            <text:p>1.26E-03</text:p>
          </table:table-cell>
          <table:table-cell table:style-name="ce3" table:formula="oooc:=[.AA70]/[.W70]" office:value-type="float" office:value="0.0000000000195717407717013">
            <text:p>1.96E-11</text:p>
          </table:table-cell>
          <table:table-cell table:style-name="ce3" table:formula="oooc:=[.W70]/[.AA70]" office:value-type="float" office:value="51094075466.496">
            <text:p>5.11E+10</text:p>
          </table:table-cell>
          <table:table-cell table:style-name="ce3" table:formula="oooc:=[.Z70]/[.W70]" office:value-type="float" office:value="1.5168691635025">
            <text:p>1.52E+00</text:p>
          </table:table-cell>
          <table:table-cell table:style-name="ce3" table:formula="oooc:=[.Z70]*1.32/[.AA70]" office:value-type="float" office:value="102303996316.893">
            <text:p>1.02E+11</text:p>
          </table:table-cell>
          <table:table-cell table:number-columns-repeated="6"/>
          <table:table-cell office:value-type="string">
            <text:p>UGC 5373</text:p>
          </table:table-cell>
        </table:table-row>
        <table:table-row table:style-name="ro1">
          <table:table-cell office:value-type="string">
            <text:p>NGC 3109</text:p>
          </table:table-cell>
          <table:table-cell office:value-type="string">
            <text:p>10 03 06.6</text:p>
          </table:table-cell>
          <table:table-cell office:value-type="string">
            <text:p>–26 09 32</text:p>
          </table:table-cell>
          <table:table-cell office:value-type="float" office:value="9">
            <text:p>9</text:p>
          </table:table-cell>
          <table:table-cell office:value-type="string">
            <text:p>–11.10 ± 0.05</text:p>
          </table:table-cell>
          <table:table-cell office:value-type="string">
            <text:p>30 ± 4.0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1.2">
            <text:p>1.2</text:p>
          </table:table-cell>
          <table:table-cell office:value-type="float" office:value="0.22">
            <text:p>0.22</text:p>
          </table:table-cell>
          <table:table-cell office:value-type="string">
            <text:p>–15.46</text:p>
          </table:table-cell>
          <table:table-cell office:value-type="float" office:value="0.08">
            <text:p>0.08</text:p>
          </table:table-cell>
          <table:table-cell office:value-type="float" office:value="3">
            <text:p>3</text:p>
          </table:table-cell>
          <table:table-cell office:value-type="float" office:value="39.25">
            <text:p>39.25</text:p>
          </table:table-cell>
          <table:table-cell office:value-type="string">
            <text:p>trgb</text:p>
          </table:table-cell>
          <table:table-cell office:value-type="float" office:value="1.34">
            <text:p>1.34</text:p>
          </table:table-cell>
          <table:table-cell table:number-columns-repeated="2"/>
          <table:table-cell office:value-type="float" office:value="403">
            <text:p>403</text:p>
          </table:table-cell>
          <table:table-cell office:value-type="float" office:value="109">
            <text:p>109</text:p>
          </table:table-cell>
          <table:table-cell office:value-type="string">
            <text:p>62, 118</text:p>
          </table:table-cell>
          <table:table-cell/>
          <table:table-cell table:style-name="ce3" office:value-type="float" office:value="237684028.662488">
            <text:p>2.38E+08</text:p>
          </table:table-cell>
          <table:table-cell office:value-type="float" office:value="1145.61">
            <text:p>1145.61</text:p>
          </table:table-cell>
          <table:table-cell office:value-type="string">
            <text:p>2004AJ....128...16K</text:p>
          </table:table-cell>
          <table:table-cell table:style-name="ce3" table:formula="oooc:=236000*([.P71]^2)*[.X71]" office:value-type="float" office:value="485465526.576">
            <text:p>4.85E+08</text:p>
          </table:table-cell>
          <table:table-cell table:style-name="ce3" table:formula="oooc:=(10^[.N71])/1.26E+041" office:value-type="float" office:value="0.0141133286511026">
            <text:p>1.41E-02</text:p>
          </table:table-cell>
          <table:table-cell table:style-name="ce3" table:formula="oooc:=[.AA71]/[.W71]" office:value-type="float" office:value="0.0000000000593785317865995">
            <text:p>5.94E-11</text:p>
          </table:table-cell>
          <table:table-cell table:style-name="ce3" table:formula="oooc:=[.W71]/[.AA71]" office:value-type="float" office:value="16841103508.4852">
            <text:p>1.68E+10</text:p>
          </table:table-cell>
          <table:table-cell table:style-name="ce3" table:formula="oooc:=[.Z71]/[.W71]" office:value-type="float" office:value="2.04248274193199">
            <text:p>2.04E+00</text:p>
          </table:table-cell>
          <table:table-cell table:style-name="ce3" table:formula="oooc:=[.Z71]*1.32/[.AA71]" office:value-type="float" office:value="45404915517.9461">
            <text:p>4.54E+10</text:p>
          </table:table-cell>
          <table:table-cell/>
          <table:table-cell office:value-type="float" office:value="34.45">
            <text:p>34.45</text:p>
          </table:table-cell>
          <table:table-cell office:value-type="float" office:value="34.37">
            <text:p>34.37</text:p>
          </table:table-cell>
          <table:table-cell/>
          <table:table-cell table:style-name="ce3" table:formula="oooc:=(10^[.AG71])*10000000/3.83E+033*10^-9.51" office:value-type="float" office:value="0.0227405637064252">
            <text:p>2.27E-02</text:p>
          </table:table-cell>
          <table:table-cell table:style-name="ce3" table:formula="oooc:=(10^[.AH71])*10000000/3.83E+033*10^-9.33" office:value-type="float" office:value="0.0286286735285425">
            <text:p>2.86E-02</text:p>
          </table:table-cell>
          <table:table-cell office:value-type="string">
            <text:p>NGC 3109</text:p>
          </table:table-cell>
        </table:table-row>
        <table:table-row table:style-name="ro1">
          <table:table-cell office:value-type="string">
            <text:p>NGC 3077</text:p>
          </table:table-cell>
          <table:table-cell office:value-type="string">
            <text:p>10 0320.6</text:p>
          </table:table-cell>
          <table:table-cell office:value-type="string">
            <text:p>68 44 04</text:p>
          </table:table-cell>
          <table:table-cell office:value-type="float" office:value="6">
            <text:p>6</text:p>
          </table:table-cell>
          <table:table-cell office:value-type="string">
            <text:p>–11.18 ± 0.04</text:p>
          </table:table-cell>
          <table:table-cell office:value-type="string">
            <text:p>30 ± 2</text:p>
          </table:table-cell>
          <table:table-cell office:value-type="float" office:value="1.2">
            <text:p>1.2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string">
            <text:p>–17.55</text:p>
          </table:table-cell>
          <table:table-cell office:value-type="float" office:value="0.38">
            <text:p>0.38</text:p>
          </table:table-cell>
          <table:table-cell office:value-type="float" office:value="1">
            <text:p>1</text:p>
          </table:table-cell>
          <table:table-cell office:value-type="float" office:value="39.98">
            <text:p>39.98</text:p>
          </table:table-cell>
          <table:table-cell office:value-type="string">
            <text:p>trgb</text:p>
          </table:table-cell>
          <table:table-cell office:value-type="float" office:value="3.82">
            <text:p>3.82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32, 118</text:p>
          </table:table-cell>
          <table:table-cell/>
          <table:table-cell table:style-name="ce3" office:value-type="float" office:value="1629296032.63972">
            <text:p>1.63E+09</text:p>
          </table:table-cell>
          <table:table-cell office:value-type="float" office:value="347.93">
            <text:p>347.93</text:p>
          </table:table-cell>
          <table:table-cell office:value-type="string">
            <text:p>1991RC3.9.C...0000d</text:p>
          </table:table-cell>
          <table:table-cell table:style-name="ce3" table:formula="oooc:=236000*([.P72]^2)*[.X72]" office:value-type="float" office:value="1198203560.752">
            <text:p>1.20E+09</text:p>
          </table:table-cell>
          <table:table-cell table:style-name="ce3" table:formula="oooc:=(10^[.N72])/1.26E+041" office:value-type="float" office:value="0.0757930623826531">
            <text:p>7.58E-02</text:p>
          </table:table-cell>
          <table:table-cell table:style-name="ce3" table:formula="oooc:=[.AA72]/[.W72]" office:value-type="float" office:value="0.0000000000465189019455576">
            <text:p>4.65E-11</text:p>
          </table:table-cell>
          <table:table-cell table:style-name="ce3" table:formula="oooc:=[.W72]/[.AA72]" office:value-type="float" office:value="21496638101.4395">
            <text:p>2.15E+10</text:p>
          </table:table-cell>
          <table:table-cell table:style-name="ce3" table:formula="oooc:=[.Z72]/[.W72]" office:value-type="float" office:value="0.735411820042745">
            <text:p>7.35E-01</text:p>
          </table:table-cell>
          <table:table-cell table:style-name="ce3" table:formula="oooc:=[.Z72]*1.32/[.AA72]" office:value-type="float" office:value="20867723911.2934">
            <text:p>2.09E+10</text:p>
          </table:table-cell>
          <table:table-cell table:number-columns-repeated="6"/>
          <table:table-cell office:value-type="string">
            <text:p>NGC 3077</text:p>
          </table:table-cell>
        </table:table-row>
        <table:table-row table:style-name="ro1">
          <table:table-cell office:value-type="string">
            <text:p>UGC 5428</text:p>
          </table:table-cell>
          <table:table-cell office:value-type="string">
            <text:p>10 05 06.4</text:p>
          </table:table-cell>
          <table:table-cell office:value-type="string">
            <text:p>66 33 32</text:p>
          </table:table-cell>
          <table:table-cell office:value-type="float" office:value="10">
            <text:p>10</text:p>
          </table:table-cell>
          <table:table-cell office:value-type="string">
            <text:p>–14.71 ± 0.25</text:p>
          </table:table-cell>
          <table:table-cell office:value-type="string">
            <text:p>1 ± 0</text:p>
          </table:table-cell>
          <table:table-cell office:value-type="float" office:value="1.1">
            <text:p>1.1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0.27">
            <text:p>0.27</text:p>
          </table:table-cell>
          <table:table-cell office:value-type="string">
            <text:p>–12.04</text:p>
          </table:table-cell>
          <table:table-cell office:value-type="float" office:value="0.02">
            <text:p>0.02</text:p>
          </table:table-cell>
          <table:table-cell office:value-type="float" office:value="3">
            <text:p>3</text:p>
          </table:table-cell>
          <table:table-cell office:value-type="float" office:value="36.52">
            <text:p>36.52</text:p>
          </table:table-cell>
          <table:table-cell office:value-type="string">
            <text:p>trgb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string">
            <text:p>–129</text:p>
          </table:table-cell>
          <table:table-cell office:value-type="float" office:value="0">
            <text:p>0</text:p>
          </table:table-cell>
          <table:table-cell office:value-type="string">
            <text:p>27, 101</text:p>
          </table:table-cell>
          <table:table-cell/>
          <table:table-cell table:style-name="ce3" office:value-type="float" office:value="10185913.8805412">
            <text:p>1.02E+07</text:p>
          </table:table-cell>
          <table:table-cell table:number-columns-repeated="2"/>
          <table:table-cell table:number-columns-repeated="2" table:style-name="ce3"/>
          <table:table-cell table:style-name="ce3" table:formula="oooc:=[.AA73]/[.W73]" office:value-type="float" office:value="0">
            <text:p>0.00E+00</text:p>
          </table:table-cell>
          <table:table-cell table:style-name="ce3" table:formula="oooc:=[.W73]/[.AA73]" office:value-type="float" office:value="0">
            <text:p>#DIV/0!</text:p>
          </table:table-cell>
          <table:table-cell table:style-name="ce3" table:formula="oooc:=[.Z73]/[.W73]" office:value-type="float" office:value="0">
            <text:p>0.00E+00</text:p>
          </table:table-cell>
          <table:table-cell table:style-name="ce3" table:formula="oooc:=[.Z73]*1.32/[.AA73]" office:value-type="float" office:value="0">
            <text:p>#DIV/0!</text:p>
          </table:table-cell>
          <table:table-cell table:number-columns-repeated="6"/>
          <table:table-cell office:value-type="string">
            <text:p>UGC 5428</text:p>
          </table:table-cell>
        </table:table-row>
        <table:table-row table:style-name="ro1">
          <table:table-cell office:value-type="string">
            <text:p>NGC 3115</text:p>
          </table:table-cell>
          <table:table-cell office:value-type="string">
            <text:p>10 05 14.0</text:p>
          </table:table-cell>
          <table:table-cell office:value-type="string">
            <text:p>–7 43 07</text:p>
          </table:table-cell>
          <table:table-cell office:value-type="string">
            <text:p>–3</text:p>
          </table:table-cell>
          <table:table-cell office:value-type="string">
            <text:p>&lt;–15.10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string">
            <text:p>–20.21</text:p>
          </table:table-cell>
          <table:table-cell office:value-type="float" office:value="0.52">
            <text:p>0.52</text:p>
          </table:table-cell>
          <table:table-cell office:value-type="float" office:value="3">
            <text:p>3</text:p>
          </table:table-cell>
          <table:table-cell office:value-type="string">
            <text:p>&lt;36.80</text:p>
          </table:table-cell>
          <table:table-cell office:value-type="string">
            <text:p>sbf</text:p>
          </table:table-cell>
          <table:table-cell office:value-type="float" office:value="9.7">
            <text:p>9.7</text:p>
          </table:table-cell>
          <table:table-cell table:number-columns-repeated="2"/>
          <table:table-cell office:value-type="float" office:value="663">
            <text:p>663</text:p>
          </table:table-cell>
          <table:table-cell office:value-type="float" office:value="422">
            <text:p>422</text:p>
          </table:table-cell>
          <table:table-cell office:value-type="string">
            <text:p>56, 118</text:p>
          </table:table-cell>
          <table:table-cell/>
          <table:table-cell table:style-name="ce3" office:value-type="float" office:value="18879913490.9629">
            <text:p>1.89E+10</text:p>
          </table:table-cell>
          <table:table-cell office:value-type="float" office:value="23.34">
            <text:p>23.34</text:p>
          </table:table-cell>
          <table:table-cell office:value-type="string">
            <text:p>1991RC3.9.C...0000d</text:p>
          </table:table-cell>
          <table:table-cell table:style-name="ce3" table:formula="oooc:=236000*([.P74]^2)*[.X74]" office:value-type="float" office:value="518270301.6">
            <text:p>5.18E+08</text:p>
          </table:table-cell>
          <table:table-cell table:style-name="ce3"/>
          <table:table-cell table:style-name="ce3" table:formula="oooc:=[.AA74]/[.W74]" office:value-type="float" office:value="0">
            <text:p>0.00E+00</text:p>
          </table:table-cell>
          <table:table-cell table:style-name="ce3" table:formula="oooc:=[.W74]/[.AA74]" office:value-type="float" office:value="0">
            <text:p>#DIV/0!</text:p>
          </table:table-cell>
          <table:table-cell table:style-name="ce3" table:formula="oooc:=[.Z74]/[.W74]" office:value-type="float" office:value="0.0274508832812225">
            <text:p>2.75E-02</text:p>
          </table:table-cell>
          <table:table-cell table:style-name="ce3" table:formula="oooc:=[.Z74]*1.32/[.AA74]" office:value-type="float" office:value="0">
            <text:p>#DIV/0!</text:p>
          </table:table-cell>
          <table:table-cell table:number-columns-repeated="6"/>
          <table:table-cell office:value-type="string">
            <text:p>NGC 3115</text:p>
          </table:table-cell>
        </table:table-row>
        <table:table-row table:style-name="ro1">
          <table:table-cell office:value-type="string">
            <text:p>UGC 5456</text:p>
          </table:table-cell>
          <table:table-cell office:value-type="string">
            <text:p>10 07 19.6</text:p>
          </table:table-cell>
          <table:table-cell office:value-type="string">
            <text:p>10 21 46</text:p>
          </table:table-cell>
          <table:table-cell office:value-type="float" office:value="5">
            <text:p>5</text:p>
          </table:table-cell>
          <table:table-cell office:value-type="string">
            <text:p>–12.32 ± 0.01</text:p>
          </table:table-cell>
          <table:table-cell office:value-type="string">
            <text:p>46 ± 6</text:p>
          </table:table-cell>
          <table:table-cell office:value-type="float" office:value="1.3">
            <text:p>1.3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11">
            <text:p>0.11</text:p>
          </table:table-cell>
          <table:table-cell office:value-type="string">
            <text:p>–14.29</text:p>
          </table:table-cell>
          <table:table-cell office:value-type="float" office:value="0.05">
            <text:p>0.05</text:p>
          </table:table-cell>
          <table:table-cell office:value-type="float" office:value="3">
            <text:p>3</text:p>
          </table:table-cell>
          <table:table-cell office:value-type="float" office:value="38.92">
            <text:p>38.92</text:p>
          </table:table-cell>
          <table:table-cell office:value-type="string">
            <text:p>trgb</text:p>
          </table:table-cell>
          <table:table-cell office:value-type="float" office:value="3.8">
            <text:p>3.8</text:p>
          </table:table-cell>
          <table:table-cell table:number-columns-repeated="2"/>
          <table:table-cell office:value-type="float" office:value="544">
            <text:p>544</text:p>
          </table:table-cell>
          <table:table-cell office:value-type="float" office:value="377">
            <text:p>377</text:p>
          </table:table-cell>
          <table:table-cell office:value-type="string">
            <text:p>37, 118</text:p>
          </table:table-cell>
          <table:table-cell/>
          <table:table-cell table:style-name="ce3" office:value-type="float" office:value="80909589.9178381">
            <text:p>8.09E+07</text:p>
          </table:table-cell>
          <table:table-cell office:value-type="float" office:value="23.34">
            <text:p>23.34</text:p>
          </table:table-cell>
          <table:table-cell office:value-type="string">
            <text:p>1991RC3.9.C...0000d</text:p>
          </table:table-cell>
          <table:table-cell table:style-name="ce3" table:formula="oooc:=236000*([.P75]^2)*[.X75]" office:value-type="float" office:value="79538985.6">
            <text:p>7.95E+07</text:p>
          </table:table-cell>
          <table:table-cell table:style-name="ce3" table:formula="oooc:=(10^[.N75])/1.26E+041" office:value-type="float" office:value="0.00660129977065614">
            <text:p>6.60E-03</text:p>
          </table:table-cell>
          <table:table-cell table:style-name="ce3" table:formula="oooc:=[.AA75]/[.W75]" office:value-type="float" office:value="0.0000000000815885950894031">
            <text:p>8.16E-11</text:p>
          </table:table-cell>
          <table:table-cell table:style-name="ce3" table:formula="oooc:=[.W75]/[.AA75]" office:value-type="float" office:value="12256615019.5897">
            <text:p>1.23E+10</text:p>
          </table:table-cell>
          <table:table-cell table:style-name="ce3" table:formula="oooc:=[.Z75]/[.W75]" office:value-type="float" office:value="0.983060051111">
            <text:p>9.83E-01</text:p>
          </table:table-cell>
          <table:table-cell table:style-name="ce3" table:formula="oooc:=[.Z75]*1.32/[.AA75]" office:value-type="float" office:value="15904664935.6395">
            <text:p>1.59E+10</text:p>
          </table:table-cell>
          <table:table-cell table:number-columns-repeated="6"/>
          <table:table-cell office:value-type="string">
            <text:p>UGC 5456</text:p>
          </table:table-cell>
        </table:table-row>
        <table:table-row table:style-name="ro1">
          <table:table-cell office:value-type="string">
            <text:p>Sextans A</text:p>
          </table:table-cell>
          <table:table-cell office:value-type="string">
            <text:p>10 1100.8</text:p>
          </table:table-cell>
          <table:table-cell office:value-type="string">
            <text:p>–4 41 34</text:p>
          </table:table-cell>
          <table:table-cell office:value-type="float" office:value="10">
            <text:p>10</text:p>
          </table:table-cell>
          <table:table-cell office:value-type="string">
            <text:p>–11.67 ± 0.07</text:p>
          </table:table-cell>
          <table:table-cell office:value-type="string">
            <text:p>41 ± 13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13">
            <text:p>0.13</text:p>
          </table:table-cell>
          <table:table-cell office:value-type="string">
            <text:p>–13.87</text:p>
          </table:table-cell>
          <table:table-cell office:value-type="float" office:value="0.04">
            <text:p>0.04</text:p>
          </table:table-cell>
          <table:table-cell office:value-type="float" office:value="3">
            <text:p>3</text:p>
          </table:table-cell>
          <table:table-cell office:value-type="float" office:value="38.66">
            <text:p>38.66</text:p>
          </table:table-cell>
          <table:table-cell office:value-type="string">
            <text:p>ceph</text:p>
          </table:table-cell>
          <table:table-cell office:value-type="float" office:value="1.32">
            <text:p>1.32</text:p>
          </table:table-cell>
          <table:table-cell table:number-columns-repeated="2"/>
          <table:table-cell office:value-type="float" office:value="324">
            <text:p>324</text:p>
          </table:table-cell>
          <table:table-cell office:value-type="float" office:value="94">
            <text:p>94</text:p>
          </table:table-cell>
          <table:table-cell office:value-type="string">
            <text:p>13, 118</text:p>
          </table:table-cell>
          <table:table-cell/>
          <table:table-cell table:style-name="ce3" office:value-type="float" office:value="54954087.3857625">
            <text:p>5.50E+07</text:p>
          </table:table-cell>
          <table:table-cell office:value-type="float" office:value="178.42">
            <text:p>178.42</text:p>
          </table:table-cell>
          <table:table-cell office:value-type="string">
            <text:p>2005ApJS..160..149S</text:p>
          </table:table-cell>
          <table:table-cell table:style-name="ce3" table:formula="oooc:=236000*([.P76]^2)*[.X76]" office:value-type="float" office:value="73367445.888">
            <text:p>7.34E+07</text:p>
          </table:table-cell>
          <table:table-cell table:style-name="ce3" table:formula="oooc:=(10^[.N76])/1.26E+041" office:value-type="float" office:value="0.00362768404456247">
            <text:p>3.63E-03</text:p>
          </table:table-cell>
          <table:table-cell table:style-name="ce3" table:formula="oooc:=[.AA76]/[.W76]" office:value-type="float" office:value="0.0000000000660129977065606">
            <text:p>6.60E-11</text:p>
          </table:table-cell>
          <table:table-cell table:style-name="ce3" table:formula="oooc:=[.W76]/[.AA76]" office:value-type="float" office:value="15148531876.1795">
            <text:p>1.51E+10</text:p>
          </table:table-cell>
          <table:table-cell table:style-name="ce3" table:formula="oooc:=[.Z76]/[.W76]" office:value-type="float" office:value="1.33506804276415">
            <text:p>1.34E+00</text:p>
          </table:table-cell>
          <table:table-cell table:style-name="ce3" table:formula="oooc:=[.Z76]*1.32/[.AA76]" office:value-type="float" office:value="26696103459.5394">
            <text:p>2.67E+10</text:p>
          </table:table-cell>
          <table:table-cell/>
          <table:table-cell office:value-type="float" office:value="34.21">
            <text:p>34.21</text:p>
          </table:table-cell>
          <table:table-cell office:value-type="float" office:value="34.05">
            <text:p>34.05</text:p>
          </table:table-cell>
          <table:table-cell/>
          <table:table-cell table:style-name="ce3" table:formula="oooc:=(10^[.AG76])*10000000/3.83E+033*10^-9.51" office:value-type="float" office:value="0.0130858285542369">
            <text:p>1.31E-02</text:p>
          </table:table-cell>
          <table:table-cell table:style-name="ce3" table:formula="oooc:=(10^[.AH76])*10000000/3.83E+033*10^-9.33" office:value-type="float" office:value="0.013702544654041">
            <text:p>1.37E-02</text:p>
          </table:table-cell>
          <table:table-cell office:value-type="string">
            <text:p>Sextans A</text:p>
          </table:table-cell>
        </table:table-row>
        <table:table-row table:style-name="ro1">
          <table:table-cell office:value-type="string">
            <text:p>UGC 5666</text:p>
          </table:table-cell>
          <table:table-cell office:value-type="string">
            <text:p>10 28 21.2</text:p>
          </table:table-cell>
          <table:table-cell office:value-type="string">
            <text:p>68 24 43</text:p>
          </table:table-cell>
          <table:table-cell office:value-type="float" office:value="9">
            <text:p>9</text:p>
          </table:table-cell>
          <table:table-cell office:value-type="string">
            <text:p>–11.23 ± 0.07</text:p>
          </table:table-cell>
          <table:table-cell office:value-type="string">
            <text:p>31 ± 8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11">
            <text:p>0.11</text:p>
          </table:table-cell>
          <table:table-cell office:value-type="string">
            <text:p>–17.33</text:p>
          </table:table-cell>
          <table:table-cell office:value-type="float" office:value="0.17">
            <text:p>0.17</text:p>
          </table:table-cell>
          <table:table-cell office:value-type="float" office:value="3">
            <text:p>3</text:p>
          </table:table-cell>
          <table:table-cell office:value-type="float" office:value="40.02">
            <text:p>40.02</text:p>
          </table:table-cell>
          <table:table-cell office:value-type="string">
            <text:p>trgb</text:p>
          </table:table-cell>
          <table:table-cell office:value-type="float" office:value="4.02">
            <text:p>4.02</text:p>
          </table:table-cell>
          <table:table-cell table:number-columns-repeated="2"/>
          <table:table-cell office:value-type="float" office:value="57">
            <text:p>57</text:p>
          </table:table-cell>
          <table:table-cell office:value-type="float" office:value="197">
            <text:p>197</text:p>
          </table:table-cell>
          <table:table-cell office:value-type="string">
            <text:p>32, 118</text:p>
          </table:table-cell>
          <table:table-cell/>
          <table:table-cell table:style-name="ce3" office:value-type="float" office:value="1330454417.97809">
            <text:p>1.33E+09</text:p>
          </table:table-cell>
          <table:table-cell office:value-type="float" office:value="415.81">
            <text:p>415.81</text:p>
          </table:table-cell>
          <table:table-cell office:value-type="string">
            <text:p>1991RC3.9.C...0000d</text:p>
          </table:table-cell>
          <table:table-cell table:style-name="ce3" table:formula="oooc:=236000*([.P77]^2)*[.X77]" office:value-type="float" office:value="1585838798.064">
            <text:p>1.59E+09</text:p>
          </table:table-cell>
          <table:table-cell table:style-name="ce3" table:formula="oooc:=(10^[.N77])/1.26E+041" office:value-type="float" office:value="0.0831054403215006">
            <text:p>8.31E-02</text:p>
          </table:table-cell>
          <table:table-cell table:style-name="ce3" table:formula="oooc:=[.AA77]/[.W77]" office:value-type="float" office:value="0.0000000000624639515631036">
            <text:p>6.25E-11</text:p>
          </table:table-cell>
          <table:table-cell table:style-name="ce3" table:formula="oooc:=[.W77]/[.AA77]" office:value-type="float" office:value="16009233725.6275">
            <text:p>1.60E+10</text:p>
          </table:table-cell>
          <table:table-cell table:style-name="ce3" table:formula="oooc:=[.Z77]/[.W77]" office:value-type="float" office:value="1.19195274684722">
            <text:p>1.19E+00</text:p>
          </table:table-cell>
          <table:table-cell table:style-name="ce3" table:formula="oooc:=[.Z77]*1.32/[.AA77]" office:value-type="float" office:value="25188570150.7187">
            <text:p>2.52E+10</text:p>
          </table:table-cell>
          <table:table-cell table:number-columns-repeated="6"/>
          <table:table-cell office:value-type="string">
            <text:p>UGC 5666</text:p>
          </table:table-cell>
        </table:table-row>
        <table:table-row table:style-name="ro1">
          <table:table-cell office:value-type="string">
            <text:p>UGC 5692</text:p>
          </table:table-cell>
          <table:table-cell office:value-type="string">
            <text:p>10 30 35.0</text:p>
          </table:table-cell>
          <table:table-cell office:value-type="string">
            <text:p>70 37 07</text:p>
          </table:table-cell>
          <table:table-cell office:value-type="float" office:value="9">
            <text:p>9</text:p>
          </table:table-cell>
          <table:table-cell office:value-type="string">
            <text:p>–12.82 ± 0.05</text:p>
          </table:table-cell>
          <table:table-cell office:value-type="string">
            <text:p>7 ± 1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13">
            <text:p>0.13</text:p>
          </table:table-cell>
          <table:table-cell office:value-type="string">
            <text:p>–14.43</text:p>
          </table:table-cell>
          <table:table-cell office:value-type="float" office:value="0.05">
            <text:p>0.05</text:p>
          </table:table-cell>
          <table:table-cell office:value-type="float" office:value="3">
            <text:p>3</text:p>
          </table:table-cell>
          <table:table-cell office:value-type="float" office:value="38.47">
            <text:p>38.47</text:p>
          </table:table-cell>
          <table:table-cell office:value-type="string">
            <text:p>trgb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6">
            <text:p>56</text:p>
          </table:table-cell>
          <table:table-cell office:value-type="float" office:value="207">
            <text:p>207</text:p>
          </table:table-cell>
          <table:table-cell office:value-type="string">
            <text:p>32, 117</text:p>
          </table:table-cell>
          <table:table-cell/>
          <table:table-cell table:style-name="ce3" office:value-type="float" office:value="92044957.1753172">
            <text:p>9.20E+07</text:p>
          </table:table-cell>
          <table:table-cell/>
          <table:table-cell office:value-type="string">
            <text:p>1990ApJS...72..245S</text:p>
          </table:table-cell>
          <table:table-cell table:number-columns-repeated="2" table:style-name="ce3"/>
          <table:table-cell table:style-name="ce3" table:formula="oooc:=[.AA78]/[.W78]" office:value-type="float" office:value="0">
            <text:p>0.00E+00</text:p>
          </table:table-cell>
          <table:table-cell table:style-name="ce3" table:formula="oooc:=[.W78]/[.AA78]" office:value-type="float" office:value="0">
            <text:p>#DIV/0!</text:p>
          </table:table-cell>
          <table:table-cell table:style-name="ce3" table:formula="oooc:=[.Z78]/[.W78]" office:value-type="float" office:value="0">
            <text:p>0.00E+00</text:p>
          </table:table-cell>
          <table:table-cell table:style-name="ce3" table:formula="oooc:=[.Z78]*1.32/[.AA78]" office:value-type="float" office:value="0">
            <text:p>#DIV/0!</text:p>
          </table:table-cell>
          <table:table-cell table:number-columns-repeated="6"/>
          <table:table-cell office:value-type="string">
            <text:p>UGC 5692</text:p>
          </table:table-cell>
        </table:table-row>
        <table:table-row table:style-name="ro1">
          <table:table-cell office:value-type="string">
            <text:p>NGC 3351</text:p>
          </table:table-cell>
          <table:table-cell office:value-type="string">
            <text:p>10 43 57.8</text:p>
          </table:table-cell>
          <table:table-cell office:value-type="string">
            <text:p>11 42 14</text:p>
          </table:table-cell>
          <table:table-cell office:value-type="float" office:value="3">
            <text:p>3</text:p>
          </table:table-cell>
          <table:table-cell office:value-type="string">
            <text:p>–11.24 ± 0.08</text:p>
          </table:table-cell>
          <table:table-cell office:value-type="string">
            <text:p>16 ± 3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3">
            <text:p>3</text:p>
          </table:table-cell>
          <table:table-cell office:value-type="float" office:value="0.08">
            <text:p>0.08</text:p>
          </table:table-cell>
          <table:table-cell office:value-type="string">
            <text:p>–19.55</text:p>
          </table:table-cell>
          <table:table-cell office:value-type="float" office:value="0.62">
            <text:p>0.62</text:p>
          </table:table-cell>
          <table:table-cell office:value-type="float" office:value="1">
            <text:p>1</text:p>
          </table:table-cell>
          <table:table-cell office:value-type="float" office:value="40.65">
            <text:p>40.65</text:p>
          </table:table-cell>
          <table:table-cell office:value-type="string">
            <text:p>ceph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778">
            <text:p>778</text:p>
          </table:table-cell>
          <table:table-cell office:value-type="float" office:value="624">
            <text:p>624</text:p>
          </table:table-cell>
          <table:table-cell office:value-type="string">
            <text:p>5, 118</text:p>
          </table:table-cell>
          <table:table-cell/>
          <table:table-cell table:style-name="ce3" office:value-type="float" office:value="10280162981.2647">
            <text:p>1.03E+10</text:p>
          </table:table-cell>
          <table:table-cell office:value-type="float" office:value="53.67">
            <text:p>53.67</text:p>
          </table:table-cell>
          <table:table-cell office:value-type="string">
            <text:p>2005ApJS..160..149S</text:p>
          </table:table-cell>
          <table:table-cell table:style-name="ce3" table:formula="oooc:=236000*([.P79]^2)*[.X79]" office:value-type="float" office:value="1266612000">
            <text:p>1.27E+09</text:p>
          </table:table-cell>
          <table:table-cell table:style-name="ce3" table:formula="oooc:=(10^[.N79])/1.26E+041" office:value-type="float" office:value="0.354510787421398">
            <text:p>3.55E-01</text:p>
          </table:table-cell>
          <table:table-cell table:style-name="ce3" table:formula="oooc:=[.AA79]/[.W79]" office:value-type="float" office:value="0.0000000000344849384263152">
            <text:p>3.45E-11</text:p>
          </table:table-cell>
          <table:table-cell table:style-name="ce3" table:formula="oooc:=[.W79]/[.AA79]" office:value-type="float" office:value="28998166899.3472">
            <text:p>2.90E+10</text:p>
          </table:table-cell>
          <table:table-cell table:style-name="ce3" table:formula="oooc:=[.Z79]/[.W79]" office:value-type="float" office:value="0.123209330660259">
            <text:p>1.23E-01</text:p>
          </table:table-cell>
          <table:table-cell table:style-name="ce3" table:formula="oooc:=[.Z79]*1.32/[.AA79]" office:value-type="float" office:value="4716155048.93684">
            <text:p>4.72E+09</text:p>
          </table:table-cell>
          <table:table-cell table:number-columns-repeated="6"/>
          <table:table-cell office:value-type="string">
            <text:p>NGC 3351</text:p>
          </table:table-cell>
        </table:table-row>
        <table:table-row table:style-name="ro1">
          <table:table-cell office:value-type="string">
            <text:p>NGC 3368</text:p>
          </table:table-cell>
          <table:table-cell office:value-type="string">
            <text:p>10 46 45.7</text:p>
          </table:table-cell>
          <table:table-cell office:value-type="string">
            <text:p>11 49 12</text:p>
          </table:table-cell>
          <table:table-cell office:value-type="float" office:value="2">
            <text:p>2</text:p>
          </table:table-cell>
          <table:table-cell office:value-type="string">
            <text:p>–11.47 ± 0.06</text:p>
          </table:table-cell>
          <table:table-cell office:value-type="string">
            <text:p>5 ± 1</text:p>
          </table:table-cell>
          <table:table-cell office:value-type="float" office:value="1.1">
            <text:p>1.1</text:p>
          </table:table-cell>
          <table:table-cell office:value-type="string">
            <text:p>VATT</text:p>
          </table:table-cell>
          <table:table-cell office:value-type="float" office:value="2">
            <text:p>2</text:p>
          </table:table-cell>
          <table:table-cell office:value-type="float" office:value="0.08">
            <text:p>0.08</text:p>
          </table:table-cell>
          <table:table-cell office:value-type="string">
            <text:p>–20.08</text:p>
          </table:table-cell>
          <table:table-cell office:value-type="float" office:value="0.49">
            <text:p>0.49</text:p>
          </table:table-cell>
          <table:table-cell office:value-type="float" office:value="3">
            <text:p>3</text:p>
          </table:table-cell>
          <table:table-cell office:value-type="float" office:value="40.5">
            <text:p>40.5</text:p>
          </table:table-cell>
          <table:table-cell office:value-type="string">
            <text:p>ceph</text:p>
          </table:table-cell>
          <table:table-cell office:value-type="float" office:value="10.52">
            <text:p>10.52</text:p>
          </table:table-cell>
          <table:table-cell table:number-columns-repeated="2"/>
          <table:table-cell office:value-type="float" office:value="897">
            <text:p>897</text:p>
          </table:table-cell>
          <table:table-cell office:value-type="float" office:value="744">
            <text:p>744</text:p>
          </table:table-cell>
          <table:table-cell office:value-type="string">
            <text:p>5, 118</text:p>
          </table:table-cell>
          <table:table-cell/>
          <table:table-cell table:style-name="ce3" office:value-type="float" office:value="16749428760.2644">
            <text:p>1.67E+10</text:p>
          </table:table-cell>
          <table:table-cell office:value-type="float" office:value="103.32">
            <text:p>103.32</text:p>
          </table:table-cell>
          <table:table-cell office:value-type="string">
            <text:p>2005ApJS..160..149S</text:p>
          </table:table-cell>
          <table:table-cell table:style-name="ce3" table:formula="oooc:=236000*([.P80]^2)*[.X80]" office:value-type="float" office:value="2698533911.808">
            <text:p>2.70E+09</text:p>
          </table:table-cell>
          <table:table-cell table:style-name="ce3" table:formula="oooc:=(10^[.N80])/1.26E+041" office:value-type="float" office:value="0.250974417473681">
            <text:p>2.51E-01</text:p>
          </table:table-cell>
          <table:table-cell table:style-name="ce3" table:formula="oooc:=[.AA80]/[.W80]" office:value-type="float" office:value="0.000000000014984058326161">
            <text:p>1.50E-11</text:p>
          </table:table-cell>
          <table:table-cell table:style-name="ce3" table:formula="oooc:=[.W80]/[.AA80]" office:value-type="float" office:value="66737593930.349">
            <text:p>6.67E+10</text:p>
          </table:table-cell>
          <table:table-cell table:style-name="ce3" table:formula="oooc:=[.Z80]/[.W80]" office:value-type="float" office:value="0.161111996739249">
            <text:p>1.61E-01</text:p>
          </table:table-cell>
          <table:table-cell table:style-name="ce3" table:formula="oooc:=[.Z80]*1.32/[.AA80]" office:value-type="float" office:value="14192939660.713">
            <text:p>1.42E+10</text:p>
          </table:table-cell>
          <table:table-cell table:number-columns-repeated="6"/>
          <table:table-cell office:value-type="string">
            <text:p>NGC 3368</text:p>
          </table:table-cell>
        </table:table-row>
        <table:table-row table:style-name="ro1">
          <table:table-cell office:value-type="string">
            <text:p>KDG 73</text:p>
          </table:table-cell>
          <table:table-cell office:value-type="string">
            <text:p>10 52 57.1</text:p>
          </table:table-cell>
          <table:table-cell office:value-type="string">
            <text:p>69 32 58</text:p>
          </table:table-cell>
          <table:table-cell office:value-type="float" office:value="10">
            <text:p>10</text:p>
          </table:table-cell>
          <table:table-cell office:value-type="string">
            <text:p>&lt;–15.60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–10.63</text:p>
          </table:table-cell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office:value-type="string">
            <text:p>&lt;35.63</text:p>
          </table:table-cell>
          <table:table-cell office:value-type="string">
            <text:p>trgb</text:p>
          </table:table-cell>
          <table:table-cell office:value-type="float" office:value="3.7">
            <text:p>3.7</text:p>
          </table:table-cell>
          <table:table-cell table:number-columns-repeated="2"/>
          <table:table-cell office:value-type="float" office:value="116">
            <text:p>116</text:p>
          </table:table-cell>
          <table:table-cell office:value-type="float" office:value="263">
            <text:p>263</text:p>
          </table:table-cell>
          <table:table-cell office:value-type="string">
            <text:p>32, 117</text:p>
          </table:table-cell>
          <table:table-cell/>
          <table:table-cell table:style-name="ce3" office:value-type="float" office:value="2779713.26775929">
            <text:p>2.78E+06</text:p>
          </table:table-cell>
          <table:table-cell table:number-columns-repeated="2"/>
          <table:table-cell table:number-columns-repeated="2" table:style-name="ce3"/>
          <table:table-cell table:style-name="ce3" table:formula="oooc:=[.AA81]/[.W81]" office:value-type="float" office:value="0">
            <text:p>0.00E+00</text:p>
          </table:table-cell>
          <table:table-cell table:style-name="ce3" table:formula="oooc:=[.W81]/[.AA81]" office:value-type="float" office:value="0">
            <text:p>#DIV/0!</text:p>
          </table:table-cell>
          <table:table-cell table:style-name="ce3" table:formula="oooc:=[.Z81]/[.W81]" office:value-type="float" office:value="0">
            <text:p>0.00E+00</text:p>
          </table:table-cell>
          <table:table-cell table:style-name="ce3" table:formula="oooc:=[.Z81]*1.32/[.AA81]" office:value-type="float" office:value="0">
            <text:p>#DIV/0!</text:p>
          </table:table-cell>
          <table:table-cell table:number-columns-repeated="6"/>
          <table:table-cell office:value-type="string">
            <text:p>KDG 73</text:p>
          </table:table-cell>
        </table:table-row>
        <table:table-row table:style-name="ro1">
          <table:table-cell office:value-type="string">
            <text:p>NGC 3621</text:p>
          </table:table-cell>
          <table:table-cell office:value-type="string">
            <text:p>11 18 16.0</text:p>
          </table:table-cell>
          <table:table-cell office:value-type="string">
            <text:p>–32 48 42</text:p>
          </table:table-cell>
          <table:table-cell office:value-type="float" office:value="7">
            <text:p>7</text:p>
          </table:table-cell>
          <table:table-cell office:value-type="string">
            <text:p>–10.55 ± 0.04</text:p>
          </table:table-cell>
          <table:table-cell office:value-type="string">
            <text:p>54 ± 7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2">
            <text:p>2</text:p>
          </table:table-cell>
          <table:table-cell office:value-type="float" office:value="0.37">
            <text:p>0.37</text:p>
          </table:table-cell>
          <table:table-cell office:value-type="string">
            <text:p>–19.30</text:p>
          </table:table-cell>
          <table:table-cell office:value-type="float" office:value="0.36">
            <text:p>0.36</text:p>
          </table:table-cell>
          <table:table-cell office:value-type="float" office:value="3">
            <text:p>3</text:p>
          </table:table-cell>
          <table:table-cell office:value-type="float" office:value="41.13">
            <text:p>41.13</text:p>
          </table:table-cell>
          <table:table-cell office:value-type="string">
            <text:p>ceph</text:p>
          </table:table-cell>
          <table:table-cell office:value-type="float" office:value="6.64">
            <text:p>6.64</text:p>
          </table:table-cell>
          <table:table-cell table:number-columns-repeated="2"/>
          <table:table-cell office:value-type="float" office:value="730">
            <text:p>730</text:p>
          </table:table-cell>
          <table:table-cell office:value-type="float" office:value="440">
            <text:p>440</text:p>
          </table:table-cell>
          <table:table-cell office:value-type="string">
            <text:p>5, 118</text:p>
          </table:table-cell>
          <table:table-cell/>
          <table:table-cell table:style-name="ce3" office:value-type="float" office:value="8165823713.58594">
            <text:p>8.17E+09</text:p>
          </table:table-cell>
          <table:table-cell office:value-type="float" office:value="880.42">
            <text:p>880.42</text:p>
          </table:table-cell>
          <table:table-cell office:value-type="string">
            <text:p>2004AJ....128...16K</text:p>
          </table:table-cell>
          <table:table-cell table:style-name="ce3" table:formula="oooc:=236000*([.P82]^2)*[.X82]" office:value-type="float" office:value="9160898289.152">
            <text:p>9.16E+09</text:p>
          </table:table-cell>
          <table:table-cell table:style-name="ce3" table:formula="oooc:=(10^[.N82])/1.26E+041" office:value-type="float" office:value="1.07060546237433">
            <text:p>1.07E+00</text:p>
          </table:table-cell>
          <table:table-cell table:style-name="ce3" table:formula="oooc:=[.AA82]/[.W82]" office:value-type="float" office:value="0.000000000131108079224526">
            <text:p>1.31E-10</text:p>
          </table:table-cell>
          <table:table-cell table:style-name="ce3" table:formula="oooc:=[.W82]/[.AA82]" office:value-type="float" office:value="7627295021.89928">
            <text:p>7.63E+09</text:p>
          </table:table-cell>
          <table:table-cell table:style-name="ce3" table:formula="oooc:=[.Z82]/[.W82]" office:value-type="float" office:value="1.1218584444715">
            <text:p>1.12E+00</text:p>
          </table:table-cell>
          <table:table-cell table:style-name="ce3" table:formula="oooc:=[.Z82]*1.32/[.AA82]" office:value-type="float" office:value="11294903834.0069">
            <text:p>1.13E+10</text:p>
          </table:table-cell>
          <table:table-cell/>
          <table:table-cell office:value-type="float" office:value="36.09">
            <text:p>36.09</text:p>
          </table:table-cell>
          <table:table-cell office:value-type="float" office:value="36.07">
            <text:p>36.07</text:p>
          </table:table-cell>
          <table:table-cell/>
          <table:table-cell table:style-name="ce3" table:formula="oooc:=(10^[.AG82])*10000000/3.83E+033*10^-9.51" office:value-type="float" office:value="0.992661609192074">
            <text:p>9.93E-01</text:p>
          </table:table-cell>
          <table:table-cell table:style-name="ce3" table:formula="oooc:=(10^[.AH82])*10000000/3.83E+033*10^-9.33" office:value-type="float" office:value="1.43483256881886">
            <text:p>1.43E+00</text:p>
          </table:table-cell>
          <table:table-cell office:value-type="string">
            <text:p>NGC 3621</text:p>
          </table:table-cell>
        </table:table-row>
        <table:table-row table:style-name="ro1">
          <table:table-cell office:value-type="string">
            <text:p>NGC 3627</text:p>
          </table:table-cell>
          <table:table-cell office:value-type="string">
            <text:p>11 20 15.0</text:p>
          </table:table-cell>
          <table:table-cell office:value-type="string">
            <text:p>12 59 30</text:p>
          </table:table-cell>
          <table:table-cell office:value-type="float" office:value="3">
            <text:p>3</text:p>
          </table:table-cell>
          <table:table-cell office:value-type="string">
            <text:p>–10.80 ± 0.10</text:p>
          </table:table-cell>
          <table:table-cell office:value-type="string">
            <text:p>19 ± 2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08">
            <text:p>0.08</text:p>
          </table:table-cell>
          <table:table-cell office:value-type="string">
            <text:p>–20.44</text:p>
          </table:table-cell>
          <table:table-cell office:value-type="float" office:value="0.54">
            <text:p>0.54</text:p>
          </table:table-cell>
          <table:table-cell office:value-type="float" office:value="3">
            <text:p>3</text:p>
          </table:table-cell>
          <table:table-cell office:value-type="float" office:value="41.11">
            <text:p>41.11</text:p>
          </table:table-cell>
          <table:table-cell office:value-type="string">
            <text:p>ceph</text:p>
          </table:table-cell>
          <table:table-cell office:value-type="float" office:value="10.05">
            <text:p>10.05</text:p>
          </table:table-cell>
          <table:table-cell table:number-columns-repeated="2"/>
          <table:table-cell office:value-type="float" office:value="727">
            <text:p>727</text:p>
          </table:table-cell>
          <table:table-cell office:value-type="float" office:value="590">
            <text:p>590</text:p>
          </table:table-cell>
          <table:table-cell office:value-type="string">
            <text:p>5, 118</text:p>
          </table:table-cell>
          <table:table-cell/>
          <table:table-cell table:style-name="ce3" office:value-type="float" office:value="23334580622.81">
            <text:p>2.33E+10</text:p>
          </table:table-cell>
          <table:table-cell office:value-type="float" office:value="60.89">
            <text:p>60.89</text:p>
          </table:table-cell>
          <table:table-cell office:value-type="string">
            <text:p>2005ApJS..160..149S</text:p>
          </table:table-cell>
          <table:table-cell table:style-name="ce3" table:formula="oooc:=236000*([.P83]^2)*[.X83]" office:value-type="float" office:value="1451409965.1">
            <text:p>1.45E+09</text:p>
          </table:table-cell>
          <table:table-cell table:style-name="ce3" table:formula="oooc:=(10^[.N83])/1.26E+041" office:value-type="float" office:value="1.02242027912153">
            <text:p>1.02E+00</text:p>
          </table:table-cell>
          <table:table-cell table:style-name="ce3" table:formula="oooc:=[.AA83]/[.W83]" office:value-type="float" office:value="0.0000000000438156697841871">
            <text:p>4.38E-11</text:p>
          </table:table-cell>
          <table:table-cell table:style-name="ce3" table:formula="oooc:=[.W83]/[.AA83]" office:value-type="float" office:value="22822885167.007">
            <text:p>2.28E+10</text:p>
          </table:table-cell>
          <table:table-cell table:style-name="ce3" table:formula="oooc:=[.Z83]/[.W83]" office:value-type="float" office:value="0.0621999593033705">
            <text:p>6.22E-02</text:p>
          </table:table-cell>
          <table:table-cell table:style-name="ce3" table:formula="oooc:=[.Z83]*1.32/[.AA83]" office:value-type="float" office:value="1873848937.7168">
            <text:p>1.87E+09</text:p>
          </table:table-cell>
          <table:table-cell/>
          <table:table-cell office:value-type="float" office:value="35.77">
            <text:p>35.77</text:p>
          </table:table-cell>
          <table:table-cell office:value-type="float" office:value="35.9">
            <text:p>35.9</text:p>
          </table:table-cell>
          <table:table-cell/>
          <table:table-cell table:style-name="ce3" table:formula="oooc:=(10^[.AG83])*10000000/3.83E+033*10^-9.51" office:value-type="float" office:value="0.475117717652741">
            <text:p>4.75E-01</text:p>
          </table:table-cell>
          <table:table-cell table:style-name="ce3" table:formula="oooc:=(10^[.AH83])*10000000/3.83E+033*10^-9.33" office:value-type="float" office:value="0.970065872316374">
            <text:p>9.70E-01</text:p>
          </table:table-cell>
          <table:table-cell office:value-type="string">
            <text:p>NGC 3627</text:p>
          </table:table-cell>
        </table:table-row>
        <table:table-row table:style-name="ro1">
          <table:table-cell office:value-type="string">
            <text:p>UGC 6456</text:p>
          </table:table-cell>
          <table:table-cell office:value-type="string">
            <text:p>11 27 59.9</text:p>
          </table:table-cell>
          <table:table-cell office:value-type="string">
            <text:p>78 59 39</text:p>
          </table:table-cell>
          <table:table-cell office:value-type="float" office:value="10">
            <text:p>10</text:p>
          </table:table-cell>
          <table:table-cell office:value-type="string">
            <text:p>–12.25 ± 0.03</text:p>
          </table:table-cell>
          <table:table-cell office:value-type="string">
            <text:p>127 ± 17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12">
            <text:p>0.12</text:p>
          </table:table-cell>
          <table:table-cell office:value-type="string">
            <text:p>–12.41</text:p>
          </table:table-cell>
          <table:table-cell office:value-type="float" office:value="0.06">
            <text:p>0.06</text:p>
          </table:table-cell>
          <table:table-cell office:value-type="float" office:value="1">
            <text:p>1</text:p>
          </table:table-cell>
          <table:table-cell office:value-type="float" office:value="39.11">
            <text:p>39.11</text:p>
          </table:table-cell>
          <table:table-cell office:value-type="string">
            <text:p>trgb</text:p>
          </table:table-cell>
          <table:table-cell office:value-type="float" office:value="4.34">
            <text:p>4.34</text:p>
          </table:table-cell>
          <table:table-cell table:number-columns-repeated="2"/>
          <table:table-cell office:value-type="string">
            <text:p>–103</text:p>
          </table:table-cell>
          <table:table-cell office:value-type="float" office:value="89">
            <text:p>89</text:p>
          </table:table-cell>
          <table:table-cell office:value-type="string">
            <text:p>42, 111</text:p>
          </table:table-cell>
          <table:table-cell/>
          <table:table-cell table:style-name="ce3" office:value-type="float" office:value="14321878.9927355">
            <text:p>1.43E+07</text:p>
          </table:table-cell>
          <table:table-cell office:value-type="float" office:value="15.66">
            <text:p>15.66</text:p>
          </table:table-cell>
          <table:table-cell office:value-type="string">
            <text:p>1991RC3.9.C...0000d</text:p>
          </table:table-cell>
          <table:table-cell table:style-name="ce3" table:formula="oooc:=236000*([.P84]^2)*[.X84]" office:value-type="float" office:value="69611857.056">
            <text:p>6.96E+07</text:p>
          </table:table-cell>
          <table:table-cell table:style-name="ce3" table:formula="oooc:=(10^[.N84])/1.26E+041" office:value-type="float" office:value="0.0102242027912153">
            <text:p>1.02E-02</text:p>
          </table:table-cell>
          <table:table-cell table:style-name="ce3" table:formula="oooc:=[.AA84]/[.W84]" office:value-type="float" office:value="0.000000000713886969468278">
            <text:p>7.14E-10</text:p>
          </table:table-cell>
          <table:table-cell table:style-name="ce3" table:formula="oooc:=[.W84]/[.AA84]" office:value-type="float" office:value="1400781976.37481">
            <text:p>1.40E+09</text:p>
          </table:table-cell>
          <table:table-cell table:style-name="ce3" table:formula="oooc:=[.Z84]/[.W84]" office:value-type="float" office:value="4.86052543044871">
            <text:p>4.86E+00</text:p>
          </table:table-cell>
          <table:table-cell table:style-name="ce3" table:formula="oooc:=[.Z84]*1.32/[.AA84]" office:value-type="float" office:value="8987268072.66285">
            <text:p>8.99E+09</text:p>
          </table:table-cell>
          <table:table-cell table:number-columns-repeated="6"/>
          <table:table-cell office:value-type="string">
            <text:p>UGC 6456</text:p>
          </table:table-cell>
        </table:table-row>
        <table:table-row table:style-name="ro1">
          <table:table-cell office:value-type="string">
            <text:p>UGC 6541</text:p>
          </table:table-cell>
          <table:table-cell office:value-type="string">
            <text:p>11 33 28.9</text:p>
          </table:table-cell>
          <table:table-cell office:value-type="string">
            <text:p>49 14 14</text:p>
          </table:table-cell>
          <table:table-cell office:value-type="float" office:value="11">
            <text:p>11</text:p>
          </table:table-cell>
          <table:table-cell office:value-type="string">
            <text:p>–12.23 ± 0.02</text:p>
          </table:table-cell>
          <table:table-cell office:value-type="string">
            <text:p>86 ± 6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–13.59</text:p>
          </table:table-cell>
          <table:table-cell office:value-type="float" office:value="0.04">
            <text:p>0.04</text:p>
          </table:table-cell>
          <table:table-cell office:value-type="float" office:value="1">
            <text:p>1</text:p>
          </table:table-cell>
          <table:table-cell office:value-type="float" office:value="39.02">
            <text:p>39.02</text:p>
          </table:table-cell>
          <table:table-cell office:value-type="string">
            <text:p>trgb</text:p>
          </table:table-cell>
          <table:table-cell office:value-type="float" office:value="3.89">
            <text:p>3.89</text:p>
          </table:table-cell>
          <table:table-cell table:number-columns-repeated="2"/>
          <table:table-cell office:value-type="float" office:value="250">
            <text:p>250</text:p>
          </table:table-cell>
          <table:table-cell office:value-type="float" office:value="303">
            <text:p>303</text:p>
          </table:table-cell>
          <table:table-cell office:value-type="string">
            <text:p>32, 117</text:p>
          </table:table-cell>
          <table:table-cell/>
          <table:table-cell table:style-name="ce3" office:value-type="float" office:value="42461956.3946313">
            <text:p>4.25E+07</text:p>
          </table:table-cell>
          <table:table-cell office:value-type="float" office:value="3.12">
            <text:p>3.12</text:p>
          </table:table-cell>
          <table:table-cell office:value-type="string">
            <text:p>1992ApJS...81....5S</text:p>
          </table:table-cell>
          <table:table-cell table:style-name="ce3" table:formula="oooc:=236000*([.P85]^2)*[.X85]" office:value-type="float" office:value="11142067.872">
            <text:p>1.11E+07</text:p>
          </table:table-cell>
          <table:table-cell table:style-name="ce3" table:formula="oooc:=(10^[.N85])/1.26E+041" office:value-type="float" office:value="0.00831054403215006">
            <text:p>8.31E-03</text:p>
          </table:table-cell>
          <table:table-cell table:style-name="ce3" table:formula="oooc:=[.AA85]/[.W85]" office:value-type="float" office:value="0.000000000195717407717012">
            <text:p>1.96E-10</text:p>
          </table:table-cell>
          <table:table-cell table:style-name="ce3" table:formula="oooc:=[.W85]/[.AA85]" office:value-type="float" office:value="5109407546.6496">
            <text:p>5.11E+09</text:p>
          </table:table-cell>
          <table:table-cell table:style-name="ce3" table:formula="oooc:=[.Z85]/[.W85]" office:value-type="float" office:value="0.262401189630743">
            <text:p>2.62E-01</text:p>
          </table:table-cell>
          <table:table-cell table:style-name="ce3" table:formula="oooc:=[.Z85]*1.32/[.AA85]" office:value-type="float" office:value="1769743296.48488">
            <text:p>1.77E+09</text:p>
          </table:table-cell>
          <table:table-cell table:number-columns-repeated="6"/>
          <table:table-cell office:value-type="string">
            <text:p>UGC 6541</text:p>
          </table:table-cell>
        </table:table-row>
        <table:table-row table:style-name="ro1">
          <table:table-cell office:value-type="string">
            <text:p>NGC 3738</text:p>
          </table:table-cell>
          <table:table-cell office:value-type="string">
            <text:p>11 35 48.8</text:p>
          </table:table-cell>
          <table:table-cell office:value-type="string">
            <text:p>54 31 26</text:p>
          </table:table-cell>
          <table:table-cell office:value-type="float" office:value="10">
            <text:p>10</text:p>
          </table:table-cell>
          <table:table-cell office:value-type="string">
            <text:p>–11.81 ± 0.02</text:p>
          </table:table-cell>
          <table:table-cell office:value-type="string">
            <text:p>27 ± 5</text:p>
          </table:table-cell>
          <table:table-cell office:value-type="float" office:value="1.3">
            <text:p>1.3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–16.50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39.6">
            <text:p>39.6</text:p>
          </table:table-cell>
          <table:table-cell office:value-type="string">
            <text:p>trgb</text:p>
          </table:table-cell>
          <table:table-cell office:value-type="float" office:value="4.9">
            <text:p>4.9</text:p>
          </table:table-cell>
          <table:table-cell table:number-columns-repeated="2"/>
          <table:table-cell office:value-type="float" office:value="229">
            <text:p>229</text:p>
          </table:table-cell>
          <table:table-cell office:value-type="float" office:value="310">
            <text:p>310</text:p>
          </table:table-cell>
          <table:table-cell office:value-type="string">
            <text:p>32, 117</text:p>
          </table:table-cell>
          <table:table-cell/>
          <table:table-cell table:style-name="ce3" office:value-type="float" office:value="619441075.076781">
            <text:p>6.19E+08</text:p>
          </table:table-cell>
          <table:table-cell office:value-type="float" office:value="30.76">
            <text:p>30.76</text:p>
          </table:table-cell>
          <table:table-cell office:value-type="string">
            <text:p>1991RC3.9.C...0000d</text:p>
          </table:table-cell>
          <table:table-cell table:style-name="ce3" table:formula="oooc:=236000*([.P86]^2)*[.X86]" office:value-type="float" office:value="174297233.6">
            <text:p>1.74E+08</text:p>
          </table:table-cell>
          <table:table-cell table:style-name="ce3" table:formula="oooc:=(10^[.N86])/1.26E+041" office:value-type="float" office:value="0.0315958071867856">
            <text:p>3.16E-02</text:p>
          </table:table-cell>
          <table:table-cell table:style-name="ce3" table:formula="oooc:=[.AA86]/[.W86]" office:value-type="float" office:value="0.0000000000510069616918272">
            <text:p>5.10E-11</text:p>
          </table:table-cell>
          <table:table-cell table:style-name="ce3" table:formula="oooc:=[.W86]/[.AA86]" office:value-type="float" office:value="19605166958.2239">
            <text:p>1.96E+10</text:p>
          </table:table-cell>
          <table:table-cell table:style-name="ce3" table:formula="oooc:=[.Z86]/[.W86]" office:value-type="float" office:value="0.281378230493345">
            <text:p>2.81E-01</text:p>
          </table:table-cell>
          <table:table-cell table:style-name="ce3" table:formula="oooc:=[.Z86]*1.32/[.AA86]" office:value-type="float" office:value="7281736687.14575">
            <text:p>7.28E+09</text:p>
          </table:table-cell>
          <table:table-cell table:number-columns-repeated="6"/>
          <table:table-cell office:value-type="string">
            <text:p>NGC 3738</text:p>
          </table:table-cell>
        </table:table-row>
        <table:table-row table:style-name="ro1">
          <table:table-cell office:value-type="string">
            <text:p>NGC 3741</text:p>
          </table:table-cell>
          <table:table-cell office:value-type="string">
            <text:p>11 36 06.2</text:p>
          </table:table-cell>
          <table:table-cell office:value-type="string">
            <text:p>45 17 01</text:p>
          </table:table-cell>
          <table:table-cell office:value-type="float" office:value="10">
            <text:p>10</text:p>
          </table:table-cell>
          <table:table-cell office:value-type="string">
            <text:p>–12.41 ± 0.04</text:p>
          </table:table-cell>
          <table:table-cell office:value-type="string">
            <text:p>56 ± 6</text:p>
          </table:table-cell>
          <table:table-cell office:value-type="float" office:value="1.3">
            <text:p>1.3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–13.08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office:value-type="float" office:value="38.68">
            <text:p>38.68</text:p>
          </table:table-cell>
          <table:table-cell office:value-type="string">
            <text:p>trgb</text:p>
          </table:table-cell>
          <table:table-cell office:value-type="float" office:value="3.19">
            <text:p>3.19</text:p>
          </table:table-cell>
          <table:table-cell table:number-columns-repeated="2"/>
          <table:table-cell office:value-type="float" office:value="229">
            <text:p>229</text:p>
          </table:table-cell>
          <table:table-cell office:value-type="float" office:value="263">
            <text:p>263</text:p>
          </table:table-cell>
          <table:table-cell office:value-type="string">
            <text:p>62, 117</text:p>
          </table:table-cell>
          <table:table-cell/>
          <table:table-cell table:style-name="ce3" office:value-type="float" office:value="26546055.6197555">
            <text:p>2.65E+07</text:p>
          </table:table-cell>
          <table:table-cell office:value-type="float" office:value="59.61">
            <text:p>59.61</text:p>
          </table:table-cell>
          <table:table-cell office:value-type="string">
            <text:p>2007MNRAS.375..199G</text:p>
          </table:table-cell>
          <table:table-cell table:style-name="ce3" table:formula="oooc:=236000*([.P87]^2)*[.X87]" office:value-type="float" office:value="143156967.756">
            <text:p>1.43E+08</text:p>
          </table:table-cell>
          <table:table-cell table:style-name="ce3" table:formula="oooc:=(10^[.N87])/1.26E+041" office:value-type="float" office:value="0.00379865152637014">
            <text:p>3.80E-03</text:p>
          </table:table-cell>
          <table:table-cell table:style-name="ce3" table:formula="oooc:=[.AA87]/[.W87]" office:value-type="float" office:value="0.000000000143096646099965">
            <text:p>1.43E-10</text:p>
          </table:table-cell>
          <table:table-cell table:style-name="ce3" table:formula="oooc:=[.W87]/[.AA87]" office:value-type="float" office:value="6988283983.26971">
            <text:p>6.99E+09</text:p>
          </table:table-cell>
          <table:table-cell table:style-name="ce3" table:formula="oooc:=[.Z87]/[.W87]" office:value-type="float" office:value="5.39277736047019">
            <text:p>5.39E+00</text:p>
          </table:table-cell>
          <table:table-cell table:style-name="ce3" table:formula="oooc:=[.Z87]*1.32/[.AA87]" office:value-type="float" office:value="49745862742.6376">
            <text:p>4.97E+10</text:p>
          </table:table-cell>
          <table:table-cell table:number-columns-repeated="6"/>
          <table:table-cell office:value-type="string">
            <text:p>NGC 3741</text:p>
          </table:table-cell>
        </table:table-row>
        <table:table-row table:style-name="ro1">
          <table:table-cell office:value-type="string">
            <text:p>LEDA 166115</text:p>
          </table:table-cell>
          <table:table-cell office:value-type="string">
            <text:p>11 47 11.2</text:p>
          </table:table-cell>
          <table:table-cell office:value-type="string">
            <text:p>43 40 19</text:p>
          </table:table-cell>
          <table:table-cell office:value-type="string">
            <text:p>–1</text:p>
          </table:table-cell>
          <table:table-cell office:value-type="string">
            <text:p>&lt;–15.70</text:p>
          </table:table-cell>
          <table:table-cell office:value-type="float" office:value="0">
            <text:p>0</text:p>
          </table:table-cell>
          <table:table-cell office:value-type="float" office:value="2.2">
            <text:p>2.2</text:p>
          </table:table-cell>
          <table:table-cell table:number-columns-repeated="2" office:value-type="string">
            <text:p>...</text:p>
          </table:table-cell>
          <table:table-cell office:value-type="float" office:value="0.04">
            <text:p>0.04</text:p>
          </table:table-cell>
          <table:table-cell office:value-type="string">
            <text:p>–9.69</text:p>
          </table:table-cell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office:value-type="string">
            <text:p>&lt;35.69</text:p>
          </table:table-cell>
          <table:table-cell office:value-type="string">
            <text:p>trgb</text:p>
          </table:table-cell>
          <table:table-cell office:value-type="float" office:value="4.51">
            <text:p>4.51</text:p>
          </table:table-cell>
          <table:table-cell table:number-columns-repeated="2"/>
          <table:table-cell office:value-type="float" office:value="212">
            <text:p>212</text:p>
          </table:table-cell>
          <table:table-cell office:value-type="float" office:value="241">
            <text:p>241</text:p>
          </table:table-cell>
          <table:table-cell office:value-type="string">
            <text:p>32, 110</text:p>
          </table:table-cell>
          <table:table-cell/>
          <table:table-cell table:style-name="ce3" office:value-type="float" office:value="1169499.39101987">
            <text:p>1.17E+06</text:p>
          </table:table-cell>
          <table:table-cell table:number-columns-repeated="2"/>
          <table:table-cell table:number-columns-repeated="2" table:style-name="ce3"/>
          <table:table-cell table:style-name="ce3" table:formula="oooc:=[.AA88]/[.W88]" office:value-type="float" office:value="0">
            <text:p>0.00E+00</text:p>
          </table:table-cell>
          <table:table-cell table:style-name="ce3" table:formula="oooc:=[.W88]/[.AA88]" office:value-type="float" office:value="0">
            <text:p>#DIV/0!</text:p>
          </table:table-cell>
          <table:table-cell table:style-name="ce3" table:formula="oooc:=[.Z88]/[.W88]" office:value-type="float" office:value="0">
            <text:p>0.00E+00</text:p>
          </table:table-cell>
          <table:table-cell table:style-name="ce3" table:formula="oooc:=[.Z88]*1.32/[.AA88]" office:value-type="float" office:value="0">
            <text:p>#DIV/0!</text:p>
          </table:table-cell>
          <table:table-cell table:number-columns-repeated="6"/>
          <table:table-cell office:value-type="string">
            <text:p>LEDA 166115</text:p>
          </table:table-cell>
        </table:table-row>
        <table:table-row table:style-name="ro1">
          <table:table-cell office:value-type="string">
            <text:p>UGC 6817</text:p>
          </table:table-cell>
          <table:table-cell office:value-type="string">
            <text:p>11 50 53.0</text:p>
          </table:table-cell>
          <table:table-cell office:value-type="string">
            <text:p>38 52 49</text:p>
          </table:table-cell>
          <table:table-cell office:value-type="float" office:value="10">
            <text:p>10</text:p>
          </table:table-cell>
          <table:table-cell office:value-type="string">
            <text:p>–12.49 ± 0.01</text:p>
          </table:table-cell>
          <table:table-cell office:value-type="string">
            <text:p>26 ± 5</text:p>
          </table:table-cell>
          <table:table-cell office:value-type="float" office:value="1.3">
            <text:p>1.3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–13.60</text:p>
          </table:table-cell>
          <table:table-cell office:value-type="float" office:value="0.04">
            <text:p>0.04</text:p>
          </table:table-cell>
          <table:table-cell office:value-type="float" office:value="3">
            <text:p>3</text:p>
          </table:table-cell>
          <table:table-cell office:value-type="float" office:value="38.43">
            <text:p>38.43</text:p>
          </table:table-cell>
          <table:table-cell office:value-type="string">
            <text:p>trgb</text:p>
          </table:table-cell>
          <table:table-cell office:value-type="float" office:value="2.64">
            <text:p>2.64</text:p>
          </table:table-cell>
          <table:table-cell table:number-columns-repeated="2"/>
          <table:table-cell office:value-type="float" office:value="242">
            <text:p>242</text:p>
          </table:table-cell>
          <table:table-cell office:value-type="float" office:value="248">
            <text:p>248</text:p>
          </table:table-cell>
          <table:table-cell office:value-type="string">
            <text:p>62, 117</text:p>
          </table:table-cell>
          <table:table-cell/>
          <table:table-cell table:style-name="ce3" office:value-type="float" office:value="42854852.0397439">
            <text:p>4.29E+07</text:p>
          </table:table-cell>
          <table:table-cell office:value-type="float" office:value="35.43">
            <text:p>35.43</text:p>
          </table:table-cell>
          <table:table-cell office:value-type="string">
            <text:p>2007AJ....134.1046H</text:p>
          </table:table-cell>
          <table:table-cell table:style-name="ce3" table:formula="oooc:=236000*([.P89]^2)*[.X89]" office:value-type="float" office:value="58276171.008">
            <text:p>5.83E+07</text:p>
          </table:table-cell>
          <table:table-cell table:style-name="ce3" table:formula="oooc:=(10^[.N89])/1.26E+041" office:value-type="float" office:value="0.00213613873327533">
            <text:p>2.14E-03</text:p>
          </table:table-cell>
          <table:table-cell table:style-name="ce3" table:formula="oooc:=[.AA89]/[.W89]" office:value-type="float" office:value="0.0000000000498459014931205">
            <text:p>4.98E-11</text:p>
          </table:table-cell>
          <table:table-cell table:style-name="ce3" table:formula="oooc:=[.W89]/[.AA89]" office:value-type="float" office:value="20061829960.8447">
            <text:p>2.01E+10</text:p>
          </table:table-cell>
          <table:table-cell table:style-name="ce3" table:formula="oooc:=[.Z89]/[.W89]" office:value-type="float" office:value="1.35985001077484">
            <text:p>1.36E+00</text:p>
          </table:table-cell>
          <table:table-cell table:style-name="ce3" table:formula="oooc:=[.Z89]*1.32/[.AA89]" office:value-type="float" office:value="36011025188.7114">
            <text:p>3.60E+10</text:p>
          </table:table-cell>
          <table:table-cell table:number-columns-repeated="6"/>
          <table:table-cell office:value-type="string">
            <text:p>UGC 6817</text:p>
          </table:table-cell>
        </table:table-row>
        <table:table-row table:style-name="ro1">
          <table:table-cell office:value-type="string">
            <text:p>NGC 4068</text:p>
          </table:table-cell>
          <table:table-cell office:value-type="string">
            <text:p>12 04 00.8</text:p>
          </table:table-cell>
          <table:table-cell office:value-type="string">
            <text:p>52 35 18</text:p>
          </table:table-cell>
          <table:table-cell office:value-type="float" office:value="10">
            <text:p>10</text:p>
          </table:table-cell>
          <table:table-cell office:value-type="string">
            <text:p>–12.10 ± 0.04</text:p>
          </table:table-cell>
          <table:table-cell office:value-type="string">
            <text:p>28 ± 5</text:p>
          </table:table-cell>
          <table:table-cell office:value-type="float" office:value="1.3">
            <text:p>1.3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–15.20</text:p>
          </table:table-cell>
          <table:table-cell office:value-type="float" office:value="0.07">
            <text:p>0.07</text:p>
          </table:table-cell>
          <table:table-cell office:value-type="float" office:value="1">
            <text:p>1</text:p>
          </table:table-cell>
          <table:table-cell office:value-type="float" office:value="39.23">
            <text:p>39.23</text:p>
          </table:table-cell>
          <table:table-cell office:value-type="string">
            <text:p>trgb</text:p>
          </table:table-cell>
          <table:table-cell office:value-type="float" office:value="4.31">
            <text:p>4.31</text:p>
          </table:table-cell>
          <table:table-cell table:number-columns-repeated="2"/>
          <table:table-cell office:value-type="float" office:value="210">
            <text:p>210</text:p>
          </table:table-cell>
          <table:table-cell office:value-type="float" office:value="290">
            <text:p>290</text:p>
          </table:table-cell>
          <table:table-cell office:value-type="string">
            <text:p>7, 117</text:p>
          </table:table-cell>
          <table:table-cell/>
          <table:table-cell table:style-name="ce3" office:value-type="float" office:value="187068214.03658">
            <text:p>1.87E+08</text:p>
          </table:table-cell>
          <table:table-cell office:value-type="float" office:value="36.28">
            <text:p>36.28</text:p>
          </table:table-cell>
          <table:table-cell office:value-type="string">
            <text:p>1991RC3.9.C...0000d</text:p>
          </table:table-cell>
          <table:table-cell table:style-name="ce3" table:formula="oooc:=236000*([.P90]^2)*[.X90]" office:value-type="float" office:value="159050054.288">
            <text:p>1.59E+08</text:p>
          </table:table-cell>
          <table:table-cell table:style-name="ce3" table:formula="oooc:=(10^[.N90])/1.26E+041" office:value-type="float" office:value="0.0134781242258868">
            <text:p>1.35E-02</text:p>
          </table:table-cell>
          <table:table-cell table:style-name="ce3" table:formula="oooc:=[.AA90]/[.W90]" office:value-type="float" office:value="0.0000000000720492484268396">
            <text:p>7.20E-11</text:p>
          </table:table-cell>
          <table:table-cell table:style-name="ce3" table:formula="oooc:=[.W90]/[.AA90]" office:value-type="float" office:value="13879395300.2219">
            <text:p>1.39E+10</text:p>
          </table:table-cell>
          <table:table-cell table:style-name="ce3" table:formula="oooc:=[.Z90]/[.W90]" office:value-type="float" office:value="0.850224903825183">
            <text:p>8.50E-01</text:p>
          </table:table-cell>
          <table:table-cell table:style-name="ce3" table:formula="oooc:=[.Z90]*1.32/[.AA90]" office:value-type="float" office:value="15576801945.2534">
            <text:p>1.56E+10</text:p>
          </table:table-cell>
          <table:table-cell table:number-columns-repeated="6"/>
          <table:table-cell office:value-type="string">
            <text:p>NGC 4068</text:p>
          </table:table-cell>
        </table:table-row>
        <table:table-row table:style-name="ro1">
          <table:table-cell office:value-type="string">
            <text:p>NGC 4163</text:p>
          </table:table-cell>
          <table:table-cell office:value-type="string">
            <text:p>12 12 09.1</text:p>
          </table:table-cell>
          <table:table-cell office:value-type="string">
            <text:p>36 10 09</text:p>
          </table:table-cell>
          <table:table-cell office:value-type="float" office:value="10">
            <text:p>10</text:p>
          </table:table-cell>
          <table:table-cell office:value-type="string">
            <text:p>–12.91 ± 0.08</text:p>
          </table:table-cell>
          <table:table-cell office:value-type="string">
            <text:p>8 ± 2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–13.65</text:p>
          </table:table-cell>
          <table:table-cell office:value-type="float" office:value="0.18">
            <text:p>0.18</text:p>
          </table:table-cell>
          <table:table-cell office:value-type="float" office:value="1">
            <text:p>1</text:p>
          </table:table-cell>
          <table:table-cell office:value-type="float" office:value="38.05">
            <text:p>38.05</text:p>
          </table:table-cell>
          <table:table-cell office:value-type="string">
            <text:p>trgb</text:p>
          </table:table-cell>
          <table:table-cell office:value-type="float" office:value="2.96">
            <text:p>2.96</text:p>
          </table:table-cell>
          <table:table-cell table:number-columns-repeated="2"/>
          <table:table-cell office:value-type="float" office:value="165">
            <text:p>165</text:p>
          </table:table-cell>
          <table:table-cell office:value-type="float" office:value="166">
            <text:p>166</text:p>
          </table:table-cell>
          <table:table-cell office:value-type="string">
            <text:p>7, 117</text:p>
          </table:table-cell>
          <table:table-cell/>
          <table:table-cell table:style-name="ce3" office:value-type="float" office:value="44874538.9933133">
            <text:p>4.49E+07</text:p>
          </table:table-cell>
          <table:table-cell office:value-type="float" office:value="8.44">
            <text:p>8.44</text:p>
          </table:table-cell>
          <table:table-cell office:value-type="string">
            <text:p>1991RC3.9.C...0000d</text:p>
          </table:table-cell>
          <table:table-cell table:style-name="ce3" table:formula="oooc:=236000*([.P91]^2)*[.X91]" office:value-type="float" office:value="17451705.344">
            <text:p>1.75E+07</text:p>
          </table:table-cell>
          <table:table-cell table:style-name="ce3" table:formula="oooc:=(10^[.N91])/1.26E+041" office:value-type="float" office:value="0.000890490836747584">
            <text:p>8.90E-04</text:p>
          </table:table-cell>
          <table:table-cell table:style-name="ce3" table:formula="oooc:=[.AA91]/[.W91]" office:value-type="float" office:value="0.0000000000198440108071144">
            <text:p>1.98E-11</text:p>
          </table:table-cell>
          <table:table-cell table:style-name="ce3" table:formula="oooc:=[.W91]/[.AA91]" office:value-type="float" office:value="50393038469.8987">
            <text:p>5.04E+10</text:p>
          </table:table-cell>
          <table:table-cell table:style-name="ce3" table:formula="oooc:=[.Z91]/[.W91]" office:value-type="float" office:value="0.388899936032779">
            <text:p>3.89E-01</text:p>
          </table:table-cell>
          <table:table-cell table:style-name="ce3" table:formula="oooc:=[.Z91]*1.32/[.AA91]" office:value-type="float" office:value="25869161257.4221">
            <text:p>2.59E+10</text:p>
          </table:table-cell>
          <table:table-cell table:number-columns-repeated="6"/>
          <table:table-cell office:value-type="string">
            <text:p>NGC 4163</text:p>
          </table:table-cell>
        </table:table-row>
        <table:table-row table:style-name="ro1">
          <table:table-cell office:value-type="string">
            <text:p>UGC 7242</text:p>
          </table:table-cell>
          <table:table-cell office:value-type="string">
            <text:p>12 14 08.4</text:p>
          </table:table-cell>
          <table:table-cell office:value-type="string">
            <text:p>66 05 41</text:p>
          </table:table-cell>
          <table:table-cell office:value-type="float" office:value="6">
            <text:p>6</text:p>
          </table:table-cell>
          <table:table-cell office:value-type="string">
            <text:p>&lt;–13.22 ± 0.18</text:p>
          </table:table-cell>
          <table:table-cell office:value-type="string">
            <text:p>...</text:p>
          </table:table-cell>
          <table:table-cell office:value-type="float" office:value="2.3">
            <text:p>2.3</text:p>
          </table:table-cell>
          <table:table-cell table:number-columns-repeated="2" office:value-type="string">
            <text:p>...</text:p>
          </table:table-cell>
          <table:table-cell office:value-type="float" office:value="0.05">
            <text:p>0.05</text:p>
          </table:table-cell>
          <table:table-cell office:value-type="string">
            <text:p>–14.06</text:p>
          </table:table-cell>
          <table:table-cell office:value-type="float" office:value="0.04">
            <text:p>0.04</text:p>
          </table:table-cell>
          <table:table-cell office:value-type="float" office:value="3">
            <text:p>3</text:p>
          </table:table-cell>
          <table:table-cell office:value-type="string">
            <text:p>&lt;38.32</text:p>
          </table:table-cell>
          <table:table-cell office:value-type="string">
            <text:p>trgb</text:p>
          </table:table-cell>
          <table:table-cell office:value-type="float" office:value="5.42">
            <text:p>5.42</text:p>
          </table:table-cell>
          <table:table-cell table:number-columns-repeated="2"/>
          <table:table-cell office:value-type="float" office:value="68">
            <text:p>68</text:p>
          </table:table-cell>
          <table:table-cell office:value-type="float" office:value="213">
            <text:p>213</text:p>
          </table:table-cell>
          <table:table-cell office:value-type="string">
            <text:p>7, 111</text:p>
          </table:table-cell>
          <table:table-cell/>
          <table:table-cell table:style-name="ce3" office:value-type="float" office:value="65463617.4067275">
            <text:p>6.55E+07</text:p>
          </table:table-cell>
          <table:table-cell table:number-columns-repeated="2"/>
          <table:table-cell table:number-columns-repeated="2" table:style-name="ce3"/>
          <table:table-cell table:style-name="ce3" table:formula="oooc:=[.AA92]/[.W92]" office:value-type="float" office:value="0">
            <text:p>0.00E+00</text:p>
          </table:table-cell>
          <table:table-cell table:style-name="ce3" table:formula="oooc:=[.W92]/[.AA92]" office:value-type="float" office:value="0">
            <text:p>#DIV/0!</text:p>
          </table:table-cell>
          <table:table-cell table:style-name="ce3" table:formula="oooc:=[.Z92]/[.W92]" office:value-type="float" office:value="0">
            <text:p>0.00E+00</text:p>
          </table:table-cell>
          <table:table-cell table:style-name="ce3" table:formula="oooc:=[.Z92]*1.32/[.AA92]" office:value-type="float" office:value="0">
            <text:p>#DIV/0!</text:p>
          </table:table-cell>
          <table:table-cell/>
          <table:table-cell office:value-type="float" office:value="33.84">
            <text:p>33.84</text:p>
          </table:table-cell>
          <table:table-cell office:value-type="float" office:value="33.85">
            <text:p>33.85</text:p>
          </table:table-cell>
          <table:table-cell/>
          <table:table-cell table:style-name="ce3" table:formula="oooc:=(10^[.AG92])*10000000/3.83E+033*10^-9.51" office:value-type="float" office:value="0.00558214644778655">
            <text:p>5.58E-03</text:p>
          </table:table-cell>
          <table:table-cell table:style-name="ce3" table:formula="oooc:=(10^[.AH92])*10000000/3.83E+033*10^-9.33" office:value-type="float" office:value="0.00864572118753504">
            <text:p>8.65E-03</text:p>
          </table:table-cell>
          <table:table-cell office:value-type="string">
            <text:p>UGC 7242</text:p>
          </table:table-cell>
        </table:table-row>
        <table:table-row table:style-name="ro1">
          <table:table-cell office:value-type="string">
            <text:p>UGC A276</text:p>
          </table:table-cell>
          <table:table-cell office:value-type="string">
            <text:p>12 14 57.9</text:p>
          </table:table-cell>
          <table:table-cell office:value-type="string">
            <text:p>36 13 08</text:p>
          </table:table-cell>
          <table:table-cell office:value-type="float" office:value="10">
            <text:p>10</text:p>
          </table:table-cell>
          <table:table-cell office:value-type="string">
            <text:p>&lt;–15.60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–11.86</text:p>
          </table:table-cell>
          <table:table-cell office:value-type="float" office:value="0.02">
            <text:p>0.02</text:p>
          </table:table-cell>
          <table:table-cell office:value-type="float" office:value="3">
            <text:p>3</text:p>
          </table:table-cell>
          <table:table-cell office:value-type="string">
            <text:p>&lt;35.49</text:p>
          </table:table-cell>
          <table:table-cell office:value-type="string">
            <text:p>trgb</text:p>
          </table:table-cell>
          <table:table-cell office:value-type="float" office:value="3.18">
            <text:p>3.18</text:p>
          </table:table-cell>
          <table:table-cell table:number-columns-repeated="2"/>
          <table:table-cell office:value-type="float" office:value="284">
            <text:p>284</text:p>
          </table:table-cell>
          <table:table-cell office:value-type="float" office:value="287">
            <text:p>287</text:p>
          </table:table-cell>
          <table:table-cell office:value-type="string">
            <text:p>62, 101</text:p>
          </table:table-cell>
          <table:table-cell/>
          <table:table-cell table:style-name="ce3" office:value-type="float" office:value="8629785.4776697">
            <text:p>8.63E+06</text:p>
          </table:table-cell>
          <table:table-cell table:number-columns-repeated="2"/>
          <table:table-cell table:number-columns-repeated="2" table:style-name="ce3"/>
          <table:table-cell table:style-name="ce3" table:formula="oooc:=[.AA93]/[.W93]" office:value-type="float" office:value="0">
            <text:p>0.00E+00</text:p>
          </table:table-cell>
          <table:table-cell table:style-name="ce3" table:formula="oooc:=[.W93]/[.AA93]" office:value-type="float" office:value="0">
            <text:p>#DIV/0!</text:p>
          </table:table-cell>
          <table:table-cell table:style-name="ce3" table:formula="oooc:=[.Z93]/[.W93]" office:value-type="float" office:value="0">
            <text:p>0.00E+00</text:p>
          </table:table-cell>
          <table:table-cell table:style-name="ce3" table:formula="oooc:=[.Z93]*1.32/[.AA93]" office:value-type="float" office:value="0">
            <text:p>#DIV/0!</text:p>
          </table:table-cell>
          <table:table-cell table:number-columns-repeated="6"/>
          <table:table-cell office:value-type="string">
            <text:p>UGC A276</text:p>
          </table:table-cell>
        </table:table-row>
        <table:table-row table:style-name="ro1">
          <table:table-cell office:value-type="string">
            <text:p>NGC 4214</text:p>
          </table:table-cell>
          <table:table-cell office:value-type="string">
            <text:p>12 15 38.9</text:p>
          </table:table-cell>
          <table:table-cell office:value-type="string">
            <text:p>36 19 40</text:p>
          </table:table-cell>
          <table:table-cell office:value-type="float" office:value="10">
            <text:p>10</text:p>
          </table:table-cell>
          <table:table-cell office:value-type="string">
            <text:p>–10.77 ± 0.01</text:p>
          </table:table-cell>
          <table:table-cell office:value-type="string">
            <text:p>62 ± 7</text:p>
          </table:table-cell>
          <table:table-cell office:value-type="float" office:value="1.3">
            <text:p>1.3</text:p>
          </table:table-cell>
          <table:table-cell office:value-type="string">
            <text:p>KPNO</text:p>
          </table:table-cell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–17.13</text:p>
          </table:table-cell>
          <table:table-cell office:value-type="float" office:value="0.16">
            <text:p>0.16</text:p>
          </table:table-cell>
          <table:table-cell office:value-type="float" office:value="1">
            <text:p>1</text:p>
          </table:table-cell>
          <table:table-cell office:value-type="float" office:value="40.19">
            <text:p>40.19</text:p>
          </table:table-cell>
          <table:table-cell office:value-type="string">
            <text:p>trgb</text:p>
          </table:table-cell>
          <table:table-cell office:value-type="float" office:value="2.92">
            <text:p>2.92</text:p>
          </table:table-cell>
          <table:table-cell table:number-columns-repeated="2"/>
          <table:table-cell office:value-type="float" office:value="291">
            <text:p>291</text:p>
          </table:table-cell>
          <table:table-cell office:value-type="float" office:value="294">
            <text:p>294</text:p>
          </table:table-cell>
          <table:table-cell office:value-type="string">
            <text:p>62, 118</text:p>
          </table:table-cell>
          <table:table-cell/>
          <table:table-cell table:style-name="ce3" office:value-type="float" office:value="1106623783.97767">
            <text:p>1.11E+09</text:p>
          </table:table-cell>
          <table:table-cell office:value-type="float" office:value="282.16">
            <text:p>282.16</text:p>
          </table:table-cell>
          <table:table-cell office:value-type="string">
            <text:p>1991RC3.9.C...0000d</text:p>
          </table:table-cell>
          <table:table-cell table:style-name="ce3" table:formula="oooc:=236000*([.P94]^2)*[.X94]" office:value-type="float" office:value="567770929.664">
            <text:p>5.68E+08</text:p>
          </table:table-cell>
          <table:table-cell table:style-name="ce3" table:formula="oooc:=(10^[.N94])/1.26E+041" office:value-type="float" office:value="0.122921953881942">
            <text:p>1.23E-01</text:p>
          </table:table-cell>
          <table:table-cell table:style-name="ce3" table:formula="oooc:=[.AA94]/[.W94]" office:value-type="float" office:value="0.000000000111078358934334">
            <text:p>1.11E-10</text:p>
          </table:table-cell>
          <table:table-cell table:style-name="ce3" table:formula="oooc:=[.W94]/[.AA94]" office:value-type="float" office:value="9002653708.55155">
            <text:p>9.00E+09</text:p>
          </table:table-cell>
          <table:table-cell table:style-name="ce3" table:formula="oooc:=[.Z94]/[.W94]" office:value-type="float" office:value="0.513065901785694">
            <text:p>5.13E-01</text:p>
          </table:table-cell>
          <table:table-cell table:style-name="ce3" table:formula="oooc:=[.Z94]*1.32/[.AA94]" office:value-type="float" office:value="6097020129.34386">
            <text:p>6.10E+09</text:p>
          </table:table-cell>
          <table:table-cell table:number-columns-repeated="6"/>
          <table:table-cell office:value-type="string">
            <text:p>NGC 4214</text:p>
          </table:table-cell>
        </table:table-row>
        <table:table-row table:style-name="ro1">
          <table:table-cell office:value-type="string">
            <text:p>UGC 7298</text:p>
          </table:table-cell>
          <table:table-cell office:value-type="string">
            <text:p>12 16 30.1</text:p>
          </table:table-cell>
          <table:table-cell office:value-type="string">
            <text:p>52 13 39</text:p>
          </table:table-cell>
          <table:table-cell office:value-type="float" office:value="10">
            <text:p>10</text:p>
          </table:table-cell>
          <table:table-cell office:value-type="string">
            <text:p>&lt;–15.40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–12.13</text:p>
          </table:table-cell>
          <table:table-cell office:value-type="float" office:value="0.02">
            <text:p>0.02</text:p>
          </table:table-cell>
          <table:table-cell office:value-type="float" office:value="3">
            <text:p>3</text:p>
          </table:table-cell>
          <table:table-cell office:value-type="string">
            <text:p>&lt;35.94</text:p>
          </table:table-cell>
          <table:table-cell office:value-type="string">
            <text:p>trgb</text:p>
          </table:table-cell>
          <table:table-cell office:value-type="float" office:value="4.21">
            <text:p>4.21</text:p>
          </table:table-cell>
          <table:table-cell table:number-columns-repeated="2"/>
          <table:table-cell office:value-type="float" office:value="173">
            <text:p>173</text:p>
          </table:table-cell>
          <table:table-cell office:value-type="float" office:value="255">
            <text:p>255</text:p>
          </table:table-cell>
          <table:table-cell office:value-type="string">
            <text:p>32, 117</text:p>
          </table:table-cell>
          <table:table-cell/>
          <table:table-cell table:style-name="ce3" office:value-type="float" office:value="11066237.8397767">
            <text:p>1.11E+07</text:p>
          </table:table-cell>
          <table:table-cell office:value-type="float" office:value="5.22">
            <text:p>5.22</text:p>
          </table:table-cell>
          <table:table-cell office:value-type="string">
            <text:p>2006MNRAS.365.1220B</text:p>
          </table:table-cell>
          <table:table-cell table:style-name="ce3" table:formula="oooc:=236000*([.P95]^2)*[.X95]" office:value-type="float" office:value="21834673.272">
            <text:p>2.18E+07</text:p>
          </table:table-cell>
          <table:table-cell table:style-name="ce3"/>
          <table:table-cell table:style-name="ce3" table:formula="oooc:=[.AA95]/[.W95]" office:value-type="float" office:value="0">
            <text:p>0.00E+00</text:p>
          </table:table-cell>
          <table:table-cell table:style-name="ce3" table:formula="oooc:=[.W95]/[.AA95]" office:value-type="float" office:value="0">
            <text:p>#DIV/0!</text:p>
          </table:table-cell>
          <table:table-cell table:style-name="ce3" table:formula="oooc:=[.Z95]/[.W95]" office:value-type="float" office:value="1.97308910111411">
            <text:p>1.97E+00</text:p>
          </table:table-cell>
          <table:table-cell table:style-name="ce3" table:formula="oooc:=[.Z95]*1.32/[.AA95]" office:value-type="float" office:value="0">
            <text:p>#DIV/0!</text:p>
          </table:table-cell>
          <table:table-cell table:number-columns-repeated="6"/>
          <table:table-cell office:value-type="string">
            <text:p>UGC 7298</text:p>
          </table:table-cell>
        </table:table-row>
        <table:table-row table:style-name="ro1">
          <table:table-cell office:value-type="string">
            <text:p>NGC 4236</text:p>
          </table:table-cell>
          <table:table-cell office:value-type="string">
            <text:p>12 16 42.1</text:p>
          </table:table-cell>
          <table:table-cell office:value-type="string">
            <text:p>69 27 46</text:p>
          </table:table-cell>
          <table:table-cell office:value-type="float" office:value="8">
            <text:p>8</text:p>
          </table:table-cell>
          <table:table-cell office:value-type="string">
            <text:p>–10.96 ± 0.04</text:p>
          </table:table-cell>
          <table:table-cell office:value-type="string">
            <text:p>29 ± 4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06">
            <text:p>0.06</text:p>
          </table:table-cell>
          <table:table-cell office:value-type="string">
            <text:p>–18.25</text:p>
          </table:table-cell>
          <table:table-cell office:value-type="float" office:value="0.24">
            <text:p>0.24</text:p>
          </table:table-cell>
          <table:table-cell office:value-type="float" office:value="3">
            <text:p>3</text:p>
          </table:table-cell>
          <table:table-cell office:value-type="float" office:value="40.34">
            <text:p>40.34</text:p>
          </table:table-cell>
          <table:table-cell office:value-type="string">
            <text:p>trgb</text:p>
          </table:table-cell>
          <table:table-cell office:value-type="float" office:value="4.45">
            <text:p>4.4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string">
            <text:p>28, 118</text:p>
          </table:table-cell>
          <table:table-cell/>
          <table:table-cell table:style-name="ce3" office:value-type="float" office:value="3104559588.12836">
            <text:p>3.10E+09</text:p>
          </table:table-cell>
          <table:table-cell office:value-type="float" office:value="617.36">
            <text:p>617.36</text:p>
          </table:table-cell>
          <table:table-cell office:value-type="string">
            <text:p>1991RC3.9.C...0000d</text:p>
          </table:table-cell>
          <table:table-cell table:style-name="ce3" table:formula="oooc:=236000*([.P96]^2)*[.X96]" office:value-type="float" office:value="2885164050.4">
            <text:p>2.89E+09</text:p>
          </table:table-cell>
          <table:table-cell table:style-name="ce3" table:formula="oooc:=(10^[.N96])/1.26E+041" office:value-type="float" office:value="0.173631874916633">
            <text:p>1.74E-01</text:p>
          </table:table-cell>
          <table:table-cell table:style-name="ce3" table:formula="oooc:=[.AA96]/[.W96]" office:value-type="float" office:value="0.0000000000559280213465993">
            <text:p>5.59E-11</text:p>
          </table:table-cell>
          <table:table-cell table:style-name="ce3" table:formula="oooc:=[.W96]/[.AA96]" office:value-type="float" office:value="17880124773.2824">
            <text:p>1.79E+10</text:p>
          </table:table-cell>
          <table:table-cell table:style-name="ce3" table:formula="oooc:=[.Z96]/[.W96]" office:value-type="float" office:value="0.929331188047633">
            <text:p>9.29E-01</text:p>
          </table:table-cell>
          <table:table-cell table:style-name="ce3" table:formula="oooc:=[.Z96]*1.32/[.AA96]" office:value-type="float" office:value="21933856029.3527">
            <text:p>2.19E+10</text:p>
          </table:table-cell>
          <table:table-cell/>
          <table:table-cell office:value-type="float" office:value="35.48">
            <text:p>35.48</text:p>
          </table:table-cell>
          <table:table-cell office:value-type="float" office:value="35.38">
            <text:p>35.38</text:p>
          </table:table-cell>
          <table:table-cell/>
          <table:table-cell table:style-name="ce3" table:formula="oooc:=(10^[.AG96])*10000000/3.83E+033*10^-9.51" office:value-type="float" office:value="0.2436695302342">
            <text:p>2.44E-01</text:p>
          </table:table-cell>
          <table:table-cell table:style-name="ce3" table:formula="oooc:=(10^[.AH96])*10000000/3.83E+033*10^-9.33" office:value-type="float" office:value="0.292955210000514">
            <text:p>2.93E-01</text:p>
          </table:table-cell>
          <table:table-cell office:value-type="string">
            <text:p>NGC 4236</text:p>
          </table:table-cell>
        </table:table-row>
        <table:table-row table:style-name="ro1">
          <table:table-cell office:value-type="string">
            <text:p>NGC 4244</text:p>
          </table:table-cell>
          <table:table-cell office:value-type="string">
            <text:p>12 17 29.9</text:p>
          </table:table-cell>
          <table:table-cell office:value-type="string">
            <text:p>37 48 29</text:p>
          </table:table-cell>
          <table:table-cell office:value-type="float" office:value="6">
            <text:p>6</text:p>
          </table:table-cell>
          <table:table-cell office:value-type="string">
            <text:p>–11.31 ± 0.07</text:p>
          </table:table-cell>
          <table:table-cell office:value-type="string">
            <text:p>20 ± 4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–17.43</text:p>
          </table:table-cell>
          <table:table-cell office:value-type="float" office:value="0.23">
            <text:p>0.23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string">
            <text:p>trgb</text:p>
          </table:table-cell>
          <table:table-cell office:value-type="float" office:value="4.49">
            <text:p>4.49</text:p>
          </table:table-cell>
          <table:table-cell table:number-columns-repeated="2"/>
          <table:table-cell office:value-type="float" office:value="244">
            <text:p>244</text:p>
          </table:table-cell>
          <table:table-cell office:value-type="float" office:value="256">
            <text:p>256</text:p>
          </table:table-cell>
          <table:table-cell office:value-type="string">
            <text:p>32, 118</text:p>
          </table:table-cell>
          <table:table-cell/>
          <table:table-cell table:style-name="ce3" office:value-type="float" office:value="1458814260.27535">
            <text:p>1.46E+09</text:p>
          </table:table-cell>
          <table:table-cell office:value-type="float" office:value="318.23">
            <text:p>318.23</text:p>
          </table:table-cell>
          <table:table-cell office:value-type="string">
            <text:p>2005ApJS..160..149S</text:p>
          </table:table-cell>
          <table:table-cell table:style-name="ce3" table:formula="oooc:=236000*([.P97]^2)*[.X97]" office:value-type="float" office:value="1514069475.028">
            <text:p>1.51E+09</text:p>
          </table:table-cell>
          <table:table-cell table:style-name="ce3" table:formula="oooc:=(10^[.N97])/1.26E+041" office:value-type="float" office:value="0.0793650793650794">
            <text:p>7.94E-02</text:p>
          </table:table-cell>
          <table:table-cell table:style-name="ce3" table:formula="oooc:=[.AA97]/[.W97]" office:value-type="float" office:value="0.0000000000544038274962429">
            <text:p>5.44E-11</text:p>
          </table:table-cell>
          <table:table-cell table:style-name="ce3" table:formula="oooc:=[.W97]/[.AA97]" office:value-type="float" office:value="18381059679.4694">
            <text:p>1.84E+10</text:p>
          </table:table-cell>
          <table:table-cell table:style-name="ce3" table:formula="oooc:=[.Z97]/[.W97]" office:value-type="float" office:value="1.03787679916306">
            <text:p>1.04E+00</text:p>
          </table:table-cell>
          <table:table-cell table:style-name="ce3" table:formula="oooc:=[.Z97]*1.32/[.AA97]" office:value-type="float" office:value="25182003508.6657">
            <text:p>2.52E+10</text:p>
          </table:table-cell>
          <table:table-cell table:number-columns-repeated="6"/>
          <table:table-cell office:value-type="string">
            <text:p>NGC 4244</text:p>
          </table:table-cell>
        </table:table-row>
        <table:table-row table:style-name="ro1">
          <table:table-cell office:value-type="string">
            <text:p>IC 3104</text:p>
          </table:table-cell>
          <table:table-cell office:value-type="string">
            <text:p>12 18 46.0</text:p>
          </table:table-cell>
          <table:table-cell office:value-type="string">
            <text:p>–79 43 34</text:p>
          </table:table-cell>
          <table:table-cell office:value-type="float" office:value="10">
            <text:p>10</text:p>
          </table:table-cell>
          <table:table-cell office:value-type="string">
            <text:p>–12.43 ± 0.05</text:p>
          </table:table-cell>
          <table:table-cell office:value-type="string">
            <text:p>9 ± 1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1.11">
            <text:p>1.11</text:p>
          </table:table-cell>
          <table:table-cell office:value-type="string">
            <text:p>–14.40</text:p>
          </table:table-cell>
          <table:table-cell office:value-type="float" office:value="0.05">
            <text:p>0.05</text:p>
          </table:table-cell>
          <table:table-cell office:value-type="float" office:value="3">
            <text:p>3</text:p>
          </table:table-cell>
          <table:table-cell office:value-type="float" office:value="38.61">
            <text:p>38.61</text:p>
          </table:table-cell>
          <table:table-cell office:value-type="string">
            <text:p>trgb</text:p>
          </table:table-cell>
          <table:table-cell office:value-type="float" office:value="2.27">
            <text:p>2.27</text:p>
          </table:table-cell>
          <table:table-cell table:number-columns-repeated="2"/>
          <table:table-cell office:value-type="float" office:value="429">
            <text:p>429</text:p>
          </table:table-cell>
          <table:table-cell office:value-type="float" office:value="170">
            <text:p>170</text:p>
          </table:table-cell>
          <table:table-cell office:value-type="string">
            <text:p>30, 111</text:p>
          </table:table-cell>
          <table:table-cell/>
          <table:table-cell table:style-name="ce3" office:value-type="float" office:value="89536476.5549596">
            <text:p>8.95E+07</text:p>
          </table:table-cell>
          <table:table-cell office:value-type="float" office:value="460.37">
            <text:p>460.37</text:p>
          </table:table-cell>
          <table:table-cell office:value-type="string">
            <text:p>2004AJ....128...16K</text:p>
          </table:table-cell>
          <table:table-cell table:style-name="ce3" table:formula="oooc:=236000*([.P98]^2)*[.X98]" office:value-type="float" office:value="559848775.228">
            <text:p>5.60E+08</text:p>
          </table:table-cell>
          <table:table-cell table:style-name="ce3" table:formula="oooc:=(10^[.N98])/1.26E+041" office:value-type="float" office:value="0.00323317680796914">
            <text:p>3.23E-03</text:p>
          </table:table-cell>
          <table:table-cell table:style-name="ce3" table:formula="oooc:=[.AA98]/[.W98]" office:value-type="float" office:value="0.000000000036110163503972">
            <text:p>3.61E-11</text:p>
          </table:table-cell>
          <table:table-cell table:style-name="ce3" table:formula="oooc:=[.W98]/[.AA98]" office:value-type="float" office:value="27693034397.0889">
            <text:p>2.77E+10</text:p>
          </table:table-cell>
          <table:table-cell table:style-name="ce3" table:formula="oooc:=[.Z98]/[.W98]" office:value-type="float" office:value="6.25274521367112">
            <text:p>6.25E+00</text:p>
          </table:table-cell>
          <table:table-cell table:style-name="ce3" table:formula="oooc:=[.Z98]*1.32/[.AA98]" office:value-type="float" office:value="228567884527.524">
            <text:p>2.29E+11</text:p>
          </table:table-cell>
          <table:table-cell table:number-columns-repeated="6"/>
          <table:table-cell office:value-type="string">
            <text:p>IC 3104</text:p>
          </table:table-cell>
        </table:table-row>
        <table:table-row table:style-name="ro1">
          <table:table-cell office:value-type="string">
            <text:p>NGC 4258</text:p>
          </table:table-cell>
          <table:table-cell office:value-type="string">
            <text:p>12 18 57.5</text:p>
          </table:table-cell>
          <table:table-cell office:value-type="string">
            <text:p>47 18 14</text:p>
          </table:table-cell>
          <table:table-cell office:value-type="float" office:value="4">
            <text:p>4</text:p>
          </table:table-cell>
          <table:table-cell office:value-type="string">
            <text:p>–10.49 ± 0.04</text:p>
          </table:table-cell>
          <table:table-cell office:value-type="string">
            <text:p>15 ± 2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03">
            <text:p>0.03</text:p>
          </table:table-cell>
          <table:table-cell office:value-type="string">
            <text:p>–20.44</text:p>
          </table:table-cell>
          <table:table-cell office:value-type="float" office:value="0.54">
            <text:p>0.54</text:p>
          </table:table-cell>
          <table:table-cell office:value-type="float" office:value="3">
            <text:p>3</text:p>
          </table:table-cell>
          <table:table-cell office:value-type="float" office:value="41.21">
            <text:p>41.21</text:p>
          </table:table-cell>
          <table:table-cell office:value-type="string">
            <text:p>ceph</text:p>
          </table:table-cell>
          <table:table-cell office:value-type="float" office:value="7.98">
            <text:p>7.98</text:p>
          </table:table-cell>
          <table:table-cell table:number-columns-repeated="2"/>
          <table:table-cell office:value-type="float" office:value="448">
            <text:p>448</text:p>
          </table:table-cell>
          <table:table-cell office:value-type="float" office:value="507">
            <text:p>507</text:p>
          </table:table-cell>
          <table:table-cell office:value-type="string">
            <text:p>5, 118</text:p>
          </table:table-cell>
          <table:table-cell/>
          <table:table-cell table:style-name="ce3" office:value-type="float" office:value="23334580622.81">
            <text:p>2.33E+10</text:p>
          </table:table-cell>
          <table:table-cell office:value-type="float" office:value="460.37">
            <text:p>460.37</text:p>
          </table:table-cell>
          <table:table-cell office:value-type="string">
            <text:p>1991RC3.9.C...0000d</text:p>
          </table:table-cell>
          <table:table-cell table:style-name="ce3" table:formula="oooc:=236000*([.P99]^2)*[.X99]" office:value-type="float" office:value="6918704796.528">
            <text:p>6.92E+09</text:p>
          </table:table-cell>
          <table:table-cell table:style-name="ce3" table:formula="oooc:=(10^[.N99])/1.26E+041" office:value-type="float" office:value="1.28715087091979">
            <text:p>1.29E+00</text:p>
          </table:table-cell>
          <table:table-cell table:style-name="ce3" table:formula="oooc:=[.AA99]/[.W99]" office:value-type="float" office:value="0.0000000000551606601260952">
            <text:p>5.52E-11</text:p>
          </table:table-cell>
          <table:table-cell table:style-name="ce3" table:formula="oooc:=[.W99]/[.AA99]" office:value-type="float" office:value="18128862086.0236">
            <text:p>1.81E+10</text:p>
          </table:table-cell>
          <table:table-cell table:style-name="ce3" table:formula="oooc:=[.Z99]/[.W99]" office:value-type="float" office:value="0.296500070361875">
            <text:p>2.97E-01</text:p>
          </table:table-cell>
          <table:table-cell table:style-name="ce3" table:formula="oooc:=[.Z99]*1.32/[.AA99]" office:value-type="float" office:value="7095275726.99447">
            <text:p>7.10E+09</text:p>
          </table:table-cell>
          <table:table-cell table:number-columns-repeated="6"/>
          <table:table-cell office:value-type="string">
            <text:p>NGC 4258</text:p>
          </table:table-cell>
        </table:table-row>
        <table:table-row table:style-name="ro1">
          <table:table-cell office:value-type="string">
            <text:p>UGC 7356</text:p>
          </table:table-cell>
          <table:table-cell office:value-type="string">
            <text:p>12 19 09.1</text:p>
          </table:table-cell>
          <table:table-cell office:value-type="string">
            <text:p>47 05 23</text:p>
          </table:table-cell>
          <table:table-cell office:value-type="float" office:value="10">
            <text:p>10</text:p>
          </table:table-cell>
          <table:table-cell office:value-type="string">
            <text:p>&lt;–15.50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–13.60</text:p>
          </table:table-cell>
          <table:table-cell office:value-type="float" office:value="0.04">
            <text:p>0.04</text:p>
          </table:table-cell>
          <table:table-cell office:value-type="float" office:value="3">
            <text:p>3</text:p>
          </table:table-cell>
          <table:table-cell office:value-type="string">
            <text:p>&lt;36.23</text:p>
          </table:table-cell>
          <table:table-cell office:value-type="string">
            <text:p>sbf</text:p>
          </table:table-cell>
          <table:table-cell office:value-type="float" office:value="6.7">
            <text:p>6.7</text:p>
          </table:table-cell>
          <table:table-cell table:number-columns-repeated="2"/>
          <table:table-cell office:value-type="float" office:value="272">
            <text:p>272</text:p>
          </table:table-cell>
          <table:table-cell office:value-type="float" office:value="330">
            <text:p>330</text:p>
          </table:table-cell>
          <table:table-cell office:value-type="string">
            <text:p>22, 102</text:p>
          </table:table-cell>
          <table:table-cell/>
          <table:table-cell table:style-name="ce3" office:value-type="float" office:value="42854852.0397439">
            <text:p>4.29E+07</text:p>
          </table:table-cell>
          <table:table-cell office:value-type="float" office:value="40.1">
            <text:p>40.1</text:p>
          </table:table-cell>
          <table:table-cell office:value-type="string">
            <text:p>1991RC3.9.C...0000d</text:p>
          </table:table-cell>
          <table:table-cell table:style-name="ce3" table:formula="oooc:=236000*([.P100]^2)*[.X100]" office:value-type="float" office:value="424821004">
            <text:p>4.25E+08</text:p>
          </table:table-cell>
          <table:table-cell table:style-name="ce3"/>
          <table:table-cell table:style-name="ce3" table:formula="oooc:=[.AA100]/[.W100]" office:value-type="float" office:value="0">
            <text:p>0.00E+00</text:p>
          </table:table-cell>
          <table:table-cell table:style-name="ce3" table:formula="oooc:=[.W100]/[.AA100]" office:value-type="float" office:value="0">
            <text:p>#DIV/0!</text:p>
          </table:table-cell>
          <table:table-cell table:style-name="ce3" table:formula="oooc:=[.Z100]/[.W100]" office:value-type="float" office:value="9.91301996810111">
            <text:p>9.91E+00</text:p>
          </table:table-cell>
          <table:table-cell table:style-name="ce3" table:formula="oooc:=[.Z100]*1.32/[.AA100]" office:value-type="float" office:value="0">
            <text:p>#DIV/0!</text:p>
          </table:table-cell>
          <table:table-cell table:number-columns-repeated="6"/>
          <table:table-cell office:value-type="string">
            <text:p>UGC 7356</text:p>
          </table:table-cell>
        </table:table-row>
        <table:table-row table:style-name="ro1">
          <table:table-cell office:value-type="string">
            <text:p>NGC 4395</text:p>
          </table:table-cell>
          <table:table-cell office:value-type="string">
            <text:p>12 25 48.9</text:p>
          </table:table-cell>
          <table:table-cell office:value-type="string">
            <text:p>33 32 48</text:p>
          </table:table-cell>
          <table:table-cell office:value-type="float" office:value="9">
            <text:p>9</text:p>
          </table:table-cell>
          <table:table-cell office:value-type="string">
            <text:p>–11.28 ± 0.04</text:p>
          </table:table-cell>
          <table:table-cell office:value-type="string">
            <text:p>27 ± 4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04">
            <text:p>0.04</text:p>
          </table:table-cell>
          <table:table-cell office:value-type="string">
            <text:p>–17.72</text:p>
          </table:table-cell>
          <table:table-cell office:value-type="float" office:value="0.19">
            <text:p>0.19</text:p>
          </table:table-cell>
          <table:table-cell office:value-type="float" office:value="3">
            <text:p>3</text:p>
          </table:table-cell>
          <table:table-cell office:value-type="float" office:value="40.06">
            <text:p>40.06</text:p>
          </table:table-cell>
          <table:table-cell office:value-type="string">
            <text:p>trgb</text:p>
          </table:table-cell>
          <table:table-cell office:value-type="float" office:value="4.61">
            <text:p>4.61</text:p>
          </table:table-cell>
          <table:table-cell table:number-columns-repeated="2"/>
          <table:table-cell office:value-type="float" office:value="319">
            <text:p>319</text:p>
          </table:table-cell>
          <table:table-cell office:value-type="float" office:value="314">
            <text:p>314</text:p>
          </table:table-cell>
          <table:table-cell office:value-type="string">
            <text:p>32, 118</text:p>
          </table:table-cell>
          <table:table-cell/>
          <table:table-cell table:style-name="ce3" office:value-type="float" office:value="1905460717.96324">
            <text:p>1.91E+09</text:p>
          </table:table-cell>
          <table:table-cell office:value-type="float" office:value="175.45">
            <text:p>175.45</text:p>
          </table:table-cell>
          <table:table-cell office:value-type="string">
            <text:p>2007AJ....134.1046H</text:p>
          </table:table-cell>
          <table:table-cell table:style-name="ce3" table:formula="oooc:=236000*([.P101]^2)*[.X101]" office:value-type="float" office:value="879968703.02">
            <text:p>8.80E+08</text:p>
          </table:table-cell>
          <table:table-cell table:style-name="ce3" table:formula="oooc:=(10^[.N101])/1.26E+041" office:value-type="float" office:value="0.0911233032934039">
            <text:p>9.11E-02</text:p>
          </table:table-cell>
          <table:table-cell table:style-name="ce3" table:formula="oooc:=[.AA101]/[.W101]" office:value-type="float" office:value="0.0000000000478221893709812">
            <text:p>4.78E-11</text:p>
          </table:table-cell>
          <table:table-cell table:style-name="ce3" table:formula="oooc:=[.W101]/[.AA101]" office:value-type="float" office:value="20910795033.7131">
            <text:p>2.09E+10</text:p>
          </table:table-cell>
          <table:table-cell table:style-name="ce3" table:formula="oooc:=[.Z101]/[.W101]" office:value-type="float" office:value="0.461814140131214">
            <text:p>4.62E-01</text:p>
          </table:table-cell>
          <table:table-cell table:style-name="ce3" table:formula="oooc:=[.Z101]*1.32/[.AA101]" office:value-type="float" office:value="12747109092.8996">
            <text:p>1.27E+10</text:p>
          </table:table-cell>
          <table:table-cell/>
          <table:table-cell office:value-type="float" office:value="35.51">
            <text:p>35.51</text:p>
          </table:table-cell>
          <table:table-cell office:value-type="float" office:value="35.39">
            <text:p>35.39</text:p>
          </table:table-cell>
          <table:table-cell/>
          <table:table-cell table:style-name="ce3" table:formula="oooc:=(10^[.AG101])*10000000/3.83E+033*10^-9.51" office:value-type="float" office:value="0.261096605744124">
            <text:p>2.61E-01</text:p>
          </table:table-cell>
          <table:table-cell table:style-name="ce3" table:formula="oooc:=(10^[.AH101])*10000000/3.83E+033*10^-9.33" office:value-type="float" office:value="0.299779013445662">
            <text:p>3.00E-01</text:p>
          </table:table-cell>
          <table:table-cell office:value-type="string">
            <text:p>NGC 4395</text:p>
          </table:table-cell>
        </table:table-row>
        <table:table-row table:style-name="ro1">
          <table:table-cell office:value-type="string">
            <text:p>UGC 7559</text:p>
          </table:table-cell>
          <table:table-cell office:value-type="string">
            <text:p>12 27 05.1</text:p>
          </table:table-cell>
          <table:table-cell office:value-type="string">
            <text:p>37 08 33</text:p>
          </table:table-cell>
          <table:table-cell office:value-type="float" office:value="10">
            <text:p>10</text:p>
          </table:table-cell>
          <table:table-cell office:value-type="string">
            <text:p>–12.45 ± 0.01</text:p>
          </table:table-cell>
          <table:table-cell office:value-type="string">
            <text:p>38 ± 5</text:p>
          </table:table-cell>
          <table:table-cell office:value-type="float" office:value="1.3">
            <text:p>1.3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–14.27</text:p>
          </table:table-cell>
          <table:table-cell office:value-type="float" office:value="0.05">
            <text:p>0.05</text:p>
          </table:table-cell>
          <table:table-cell office:value-type="float" office:value="3">
            <text:p>3</text:p>
          </table:table-cell>
          <table:table-cell office:value-type="float" office:value="38.99">
            <text:p>38.99</text:p>
          </table:table-cell>
          <table:table-cell office:value-type="string">
            <text:p>trgb</text:p>
          </table:table-cell>
          <table:table-cell office:value-type="float" office:value="4.87">
            <text:p>4.87</text:p>
          </table:table-cell>
          <table:table-cell table:number-columns-repeated="2"/>
          <table:table-cell office:value-type="float" office:value="218">
            <text:p>218</text:p>
          </table:table-cell>
          <table:table-cell office:value-type="float" office:value="231">
            <text:p>231</text:p>
          </table:table-cell>
          <table:table-cell office:value-type="string">
            <text:p>32, 118</text:p>
          </table:table-cell>
          <table:table-cell/>
          <table:table-cell table:style-name="ce3" office:value-type="float" office:value="79432823.4724282">
            <text:p>7.94E+07</text:p>
          </table:table-cell>
          <table:table-cell office:value-type="float" office:value="25.46">
            <text:p>25.46</text:p>
          </table:table-cell>
          <table:table-cell office:value-type="string">
            <text:p>1991RC3.9.C...0000d</text:p>
          </table:table-cell>
          <table:table-cell table:style-name="ce3" table:formula="oooc:=236000*([.P102]^2)*[.X102]" office:value-type="float" office:value="142504416.664">
            <text:p>1.43E+08</text:p>
          </table:table-cell>
          <table:table-cell table:style-name="ce3" table:formula="oooc:=(10^[.N102])/1.26E+041" office:value-type="float" office:value="0.00775585095996679">
            <text:p>7.76E-03</text:p>
          </table:table-cell>
          <table:table-cell table:style-name="ce3" table:formula="oooc:=[.AA102]/[.W102]" office:value-type="float" office:value="0.0000000000976403786359037">
            <text:p>9.76E-11</text:p>
          </table:table-cell>
          <table:table-cell table:style-name="ce3" table:formula="oooc:=[.W102]/[.AA102]" office:value-type="float" office:value="10241664503.6676">
            <text:p>1.02E+10</text:p>
          </table:table-cell>
          <table:table-cell table:style-name="ce3" table:formula="oooc:=[.Z102]/[.W102]" office:value-type="float" office:value="1.79402431431214">
            <text:p>1.79E+00</text:p>
          </table:table-cell>
          <table:table-cell table:style-name="ce3" table:formula="oooc:=[.Z102]*1.32/[.AA102]" office:value-type="float" office:value="24253409582.9616">
            <text:p>2.43E+10</text:p>
          </table:table-cell>
          <table:table-cell table:number-columns-repeated="6"/>
          <table:table-cell office:value-type="string">
            <text:p>UGC 7559</text:p>
          </table:table-cell>
        </table:table-row>
        <table:table-row table:style-name="ro1">
          <table:table-cell office:value-type="string">
            <text:p>UGC 7577</text:p>
          </table:table-cell>
          <table:table-cell office:value-type="string">
            <text:p>12 27 40.9</text:p>
          </table:table-cell>
          <table:table-cell office:value-type="string">
            <text:p>43 29 44</text:p>
          </table:table-cell>
          <table:table-cell office:value-type="float" office:value="10">
            <text:p>10</text:p>
          </table:table-cell>
          <table:table-cell office:value-type="string">
            <text:p>–12.50 ± 0.05</text:p>
          </table:table-cell>
          <table:table-cell office:value-type="string">
            <text:p>9 ± 2</text:p>
          </table:table-cell>
          <table:table-cell office:value-type="float" office:value="1.3">
            <text:p>1.3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–14.39</text:p>
          </table:table-cell>
          <table:table-cell office:value-type="float" office:value="0.05">
            <text:p>0.05</text:p>
          </table:table-cell>
          <table:table-cell office:value-type="float" office:value="3">
            <text:p>3</text:p>
          </table:table-cell>
          <table:table-cell office:value-type="float" office:value="38.45">
            <text:p>38.45</text:p>
          </table:table-cell>
          <table:table-cell office:value-type="string">
            <text:p>trgb</text:p>
          </table:table-cell>
          <table:table-cell office:value-type="float" office:value="2.74">
            <text:p>2.74</text:p>
          </table:table-cell>
          <table:table-cell table:number-columns-repeated="2"/>
          <table:table-cell office:value-type="float" office:value="195">
            <text:p>195</text:p>
          </table:table-cell>
          <table:table-cell office:value-type="float" office:value="239">
            <text:p>239</text:p>
          </table:table-cell>
          <table:table-cell office:value-type="string">
            <text:p>62, 118</text:p>
          </table:table-cell>
          <table:table-cell/>
          <table:table-cell table:style-name="ce3" office:value-type="float" office:value="88715601.2037962">
            <text:p>8.87E+07</text:p>
          </table:table-cell>
          <table:table-cell office:value-type="float" office:value="24.82">
            <text:p>24.82</text:p>
          </table:table-cell>
          <table:table-cell office:value-type="string">
            <text:p>1991RC3.9.C...0000d</text:p>
          </table:table-cell>
          <table:table-cell table:style-name="ce3" table:formula="oooc:=236000*([.P103]^2)*[.X103]" office:value-type="float" office:value="43975917.152">
            <text:p>4.40E+07</text:p>
          </table:table-cell>
          <table:table-cell table:style-name="ce3" table:formula="oooc:=(10^[.N103])/1.26E+041" office:value-type="float" office:value="0.0022368118502099">
            <text:p>2.24E-03</text:p>
          </table:table-cell>
          <table:table-cell table:style-name="ce3" table:formula="oooc:=[.AA103]/[.W103]" office:value-type="float" office:value="0.0000000000252132862749983">
            <text:p>2.52E-11</text:p>
          </table:table-cell>
          <table:table-cell table:style-name="ce3" table:formula="oooc:=[.W103]/[.AA103]" office:value-type="float" office:value="39661628757.6764">
            <text:p>3.97E+10</text:p>
          </table:table-cell>
          <table:table-cell table:style-name="ce3" table:formula="oooc:=[.Z103]/[.W103]" office:value-type="float" office:value="0.495695419467193">
            <text:p>4.96E-01</text:p>
          </table:table-cell>
          <table:table-cell table:style-name="ce3" table:formula="oooc:=[.Z103]*1.32/[.AA103]" office:value-type="float" office:value="25951315769.0008">
            <text:p>2.60E+10</text:p>
          </table:table-cell>
          <table:table-cell table:number-columns-repeated="6"/>
          <table:table-cell office:value-type="string">
            <text:p>UGC 7577</text:p>
          </table:table-cell>
        </table:table-row>
        <table:table-row table:style-name="ro1">
          <table:table-cell office:value-type="string">
            <text:p>NGC 4449</text:p>
          </table:table-cell>
          <table:table-cell office:value-type="string">
            <text:p>12 28 11.2</text:p>
          </table:table-cell>
          <table:table-cell office:value-type="string">
            <text:p>44 05 36</text:p>
          </table:table-cell>
          <table:table-cell office:value-type="float" office:value="10">
            <text:p>10</text:p>
          </table:table-cell>
          <table:table-cell office:value-type="string">
            <text:p>–10.54 ± 0.02</text:p>
          </table:table-cell>
          <table:table-cell office:value-type="string">
            <text:p>72 ± 5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–18.17</text:p>
          </table:table-cell>
          <table:table-cell office:value-type="float" office:value="0.23">
            <text:p>0.23</text:p>
          </table:table-cell>
          <table:table-cell office:value-type="float" office:value="3">
            <text:p>3</text:p>
          </table:table-cell>
          <table:table-cell office:value-type="float" office:value="40.71">
            <text:p>40.71</text:p>
          </table:table-cell>
          <table:table-cell office:value-type="string">
            <text:p>trgb</text:p>
          </table:table-cell>
          <table:table-cell office:value-type="float" office:value="4.21">
            <text:p>4.21</text:p>
          </table:table-cell>
          <table:table-cell table:number-columns-repeated="2"/>
          <table:table-cell office:value-type="float" office:value="207">
            <text:p>207</text:p>
          </table:table-cell>
          <table:table-cell office:value-type="float" office:value="255">
            <text:p>255</text:p>
          </table:table-cell>
          <table:table-cell office:value-type="string">
            <text:p>32, 118</text:p>
          </table:table-cell>
          <table:table-cell/>
          <table:table-cell table:style-name="ce3" office:value-type="float" office:value="2884031503.12661">
            <text:p>2.88E+09</text:p>
          </table:table-cell>
          <table:table-cell office:value-type="float" office:value="208.33">
            <text:p>208.33</text:p>
          </table:table-cell>
          <table:table-cell office:value-type="string">
            <text:p>1992ApJS...81....5S</text:p>
          </table:table-cell>
          <table:table-cell table:style-name="ce3" table:formula="oooc:=236000*([.P104]^2)*[.X104]" office:value-type="float" office:value="871420973.708">
            <text:p>8.71E+08</text:p>
          </table:table-cell>
          <table:table-cell table:style-name="ce3" table:formula="oooc:=(10^[.N104])/1.26E+041" office:value-type="float" office:value="0.407032844437592">
            <text:p>4.07E-01</text:p>
          </table:table-cell>
          <table:table-cell table:style-name="ce3" table:formula="oooc:=[.AA104]/[.W104]" office:value-type="float" office:value="0.000000000141133286511026">
            <text:p>1.41E-10</text:p>
          </table:table-cell>
          <table:table-cell table:style-name="ce3" table:formula="oooc:=[.W104]/[.AA104]" office:value-type="float" office:value="7085500697.3984">
            <text:p>7.09E+09</text:p>
          </table:table-cell>
          <table:table-cell table:style-name="ce3" table:formula="oooc:=[.Z104]/[.W104]" office:value-type="float" office:value="0.30215376384179">
            <text:p>3.02E-01</text:p>
          </table:table-cell>
          <table:table-cell table:style-name="ce3" table:formula="oooc:=[.Z104]*1.32/[.AA104]" office:value-type="float" office:value="2826002129.83777">
            <text:p>2.83E+09</text:p>
          </table:table-cell>
          <table:table-cell table:number-columns-repeated="6"/>
          <table:table-cell office:value-type="string">
            <text:p>NGC 4449</text:p>
          </table:table-cell>
        </table:table-row>
        <table:table-row table:style-name="ro1">
          <table:table-cell office:value-type="string">
            <text:p>UGC 7605</text:p>
          </table:table-cell>
          <table:table-cell office:value-type="string">
            <text:p>12 28 38.7</text:p>
          </table:table-cell>
          <table:table-cell office:value-type="string">
            <text:p>35 43 03</text:p>
          </table:table-cell>
          <table:table-cell office:value-type="float" office:value="10">
            <text:p>10</text:p>
          </table:table-cell>
          <table:table-cell office:value-type="string">
            <text:p>–12.95 ± 0.05</text:p>
          </table:table-cell>
          <table:table-cell office:value-type="string">
            <text:p>31 ± 4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–13.48</text:p>
          </table:table-cell>
          <table:table-cell office:value-type="float" office:value="0.04">
            <text:p>0.04</text:p>
          </table:table-cell>
          <table:table-cell office:value-type="float" office:value="3">
            <text:p>3</text:p>
          </table:table-cell>
          <table:table-cell office:value-type="float" office:value="38.42">
            <text:p>38.42</text:p>
          </table:table-cell>
          <table:table-cell office:value-type="string">
            <text:p>trgb</text:p>
          </table:table-cell>
          <table:table-cell office:value-type="float" office:value="4.43">
            <text:p>4.43</text:p>
          </table:table-cell>
          <table:table-cell table:number-columns-repeated="2"/>
          <table:table-cell office:value-type="float" office:value="310">
            <text:p>310</text:p>
          </table:table-cell>
          <table:table-cell office:value-type="float" office:value="317">
            <text:p>317</text:p>
          </table:table-cell>
          <table:table-cell office:value-type="string">
            <text:p>32, 111</text:p>
          </table:table-cell>
          <table:table-cell/>
          <table:table-cell table:style-name="ce3" office:value-type="float" office:value="38370724.5492279">
            <text:p>3.84E+07</text:p>
          </table:table-cell>
          <table:table-cell office:value-type="float" office:value="5.05">
            <text:p>5.05</text:p>
          </table:table-cell>
          <table:table-cell office:value-type="string">
            <text:p>1991RC3.9.C...0000d</text:p>
          </table:table-cell>
          <table:table-cell table:style-name="ce3" table:formula="oooc:=236000*([.P105]^2)*[.X105]" office:value-type="float" office:value="23388955.82">
            <text:p>2.34E+07</text:p>
          </table:table-cell>
          <table:table-cell table:style-name="ce3" table:formula="oooc:=(10^[.N105])/1.26E+041" office:value-type="float" office:value="0.00208751427928206">
            <text:p>2.09E-03</text:p>
          </table:table-cell>
          <table:table-cell table:style-name="ce3" table:formula="oooc:=[.AA105]/[.W105]" office:value-type="float" office:value="0.0000000000544038274962432">
            <text:p>5.44E-11</text:p>
          </table:table-cell>
          <table:table-cell table:style-name="ce3" table:formula="oooc:=[.W105]/[.AA105]" office:value-type="float" office:value="18381059679.4693">
            <text:p>1.84E+10</text:p>
          </table:table-cell>
          <table:table-cell table:style-name="ce3" table:formula="oooc:=[.Z105]/[.W105]" office:value-type="float" office:value="0.609552102410603">
            <text:p>6.10E-01</text:p>
          </table:table-cell>
          <table:table-cell table:style-name="ce3" table:formula="oooc:=[.Z105]*1.32/[.AA105]" office:value-type="float" office:value="14789561915.245">
            <text:p>1.48E+10</text:p>
          </table:table-cell>
          <table:table-cell table:number-columns-repeated="6"/>
          <table:table-cell office:value-type="string">
            <text:p>UGC 7605</text:p>
          </table:table-cell>
        </table:table-row>
        <table:table-row table:style-name="ro1">
          <table:table-cell office:value-type="string">
            <text:p>NGC 4460</text:p>
          </table:table-cell>
          <table:table-cell office:value-type="string">
            <text:p>12 28 45.5</text:p>
          </table:table-cell>
          <table:table-cell office:value-type="string">
            <text:p>44 51 51</text:p>
          </table:table-cell>
          <table:table-cell office:value-type="string">
            <text:p>–1</text:p>
          </table:table-cell>
          <table:table-cell office:value-type="string">
            <text:p>–11.77 ± 0.03</text:p>
          </table:table-cell>
          <table:table-cell office:value-type="string">
            <text:p>35 ± 3</text:p>
          </table:table-cell>
          <table:table-cell office:value-type="float" office:value="1.2">
            <text:p>1.2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–17.17</text:p>
          </table:table-cell>
          <table:table-cell office:value-type="float" office:value="0.16">
            <text:p>0.16</text:p>
          </table:table-cell>
          <table:table-cell office:value-type="float" office:value="3">
            <text:p>3</text:p>
          </table:table-cell>
          <table:table-cell office:value-type="float" office:value="40.22">
            <text:p>40.22</text:p>
          </table:table-cell>
          <table:table-cell office:value-type="string">
            <text:p>sbf</text:p>
          </table:table-cell>
          <table:table-cell office:value-type="float" office:value="9.6">
            <text:p>9.6</text:p>
          </table:table-cell>
          <table:table-cell table:number-columns-repeated="2"/>
          <table:table-cell office:value-type="float" office:value="490">
            <text:p>490</text:p>
          </table:table-cell>
          <table:table-cell office:value-type="float" office:value="542">
            <text:p>542</text:p>
          </table:table-cell>
          <table:table-cell office:value-type="string">
            <text:p>56, 111</text:p>
          </table:table-cell>
          <table:table-cell/>
          <table:table-cell table:style-name="ce3" office:value-type="float" office:value="1148153621.49688">
            <text:p>1.15E+09</text:p>
          </table:table-cell>
          <table:table-cell office:value-type="float" office:value="4.29">
            <text:p>4.29</text:p>
          </table:table-cell>
          <table:table-cell office:value-type="string">
            <text:p>2005ApJS..160..149S</text:p>
          </table:table-cell>
          <table:table-cell table:style-name="ce3" table:formula="oooc:=236000*([.P106]^2)*[.X106]" office:value-type="float" office:value="93306470.4">
            <text:p>9.33E+07</text:p>
          </table:table-cell>
          <table:table-cell table:style-name="ce3" table:formula="oooc:=(10^[.N106])/1.26E+041" office:value-type="float" office:value="0.131713246622028">
            <text:p>1.32E-01</text:p>
          </table:table-cell>
          <table:table-cell table:style-name="ce3" table:formula="oooc:=[.AA106]/[.W106]" office:value-type="float" office:value="0.000000000114717442122693">
            <text:p>1.15E-10</text:p>
          </table:table-cell>
          <table:table-cell table:style-name="ce3" table:formula="oooc:=[.W106]/[.AA106]" office:value-type="float" office:value="8717070233.5786">
            <text:p>8.72E+09</text:p>
          </table:table-cell>
          <table:table-cell table:style-name="ce3" table:formula="oooc:=[.Z106]/[.W106]" office:value-type="float" office:value="0.081266538425715">
            <text:p>8.13E-02</text:p>
          </table:table-cell>
          <table:table-cell table:style-name="ce3" table:formula="oooc:=[.Z106]*1.32/[.AA106]" office:value-type="float" office:value="935096082.487739">
            <text:p>9.35E+08</text:p>
          </table:table-cell>
          <table:table-cell table:number-columns-repeated="6"/>
          <table:table-cell office:value-type="string">
            <text:p>NGC 4460</text:p>
          </table:table-cell>
        </table:table-row>
        <table:table-row table:style-name="ro1">
          <table:table-cell office:value-type="string">
            <text:p>UGC A290</text:p>
          </table:table-cell>
          <table:table-cell office:value-type="string">
            <text:p>12 37 21.8</text:p>
          </table:table-cell>
          <table:table-cell office:value-type="string">
            <text:p>38 44 38</text:p>
          </table:table-cell>
          <table:table-cell office:value-type="float" office:value="11">
            <text:p>11</text:p>
          </table:table-cell>
          <table:table-cell office:value-type="string">
            <text:p>–13.18 ± 0.03</text:p>
          </table:table-cell>
          <table:table-cell office:value-type="string">
            <text:p>46 ± 4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–13.42</text:p>
          </table:table-cell>
          <table:table-cell office:value-type="float" office:value="0.03">
            <text:p>0.03</text:p>
          </table:table-cell>
          <table:table-cell office:value-type="float" office:value="3">
            <text:p>3</text:p>
          </table:table-cell>
          <table:table-cell office:value-type="float" office:value="38.54">
            <text:p>38.54</text:p>
          </table:table-cell>
          <table:table-cell office:value-type="string">
            <text:p>trgb</text:p>
          </table:table-cell>
          <table:table-cell office:value-type="float" office:value="6.7">
            <text:p>6.7</text:p>
          </table:table-cell>
          <table:table-cell table:number-columns-repeated="2"/>
          <table:table-cell office:value-type="float" office:value="458">
            <text:p>458</text:p>
          </table:table-cell>
          <table:table-cell office:value-type="float" office:value="484">
            <text:p>484</text:p>
          </table:table-cell>
          <table:table-cell office:value-type="string">
            <text:p>10, 111</text:p>
          </table:table-cell>
          <table:table-cell/>
          <table:table-cell table:style-name="ce3" office:value-type="float" office:value="36307805.4770101">
            <text:p>3.63E+07</text:p>
          </table:table-cell>
          <table:table-cell table:number-columns-repeated="2"/>
          <table:table-cell table:number-columns-repeated="2" table:style-name="ce3"/>
          <table:table-cell table:style-name="ce3" table:formula="oooc:=[.AA107]/[.W107]" office:value-type="float" office:value="0">
            <text:p>0.00E+00</text:p>
          </table:table-cell>
          <table:table-cell table:style-name="ce3" table:formula="oooc:=[.W107]/[.AA107]" office:value-type="float" office:value="0">
            <text:p>#DIV/0!</text:p>
          </table:table-cell>
          <table:table-cell table:style-name="ce3" table:formula="oooc:=[.Z107]/[.W107]" office:value-type="float" office:value="0">
            <text:p>0.00E+00</text:p>
          </table:table-cell>
          <table:table-cell table:style-name="ce3" table:formula="oooc:=[.Z107]*1.32/[.AA107]" office:value-type="float" office:value="0">
            <text:p>#DIV/0!</text:p>
          </table:table-cell>
          <table:table-cell table:number-columns-repeated="6"/>
          <table:table-cell office:value-type="string">
            <text:p>UGC A290</text:p>
          </table:table-cell>
        </table:table-row>
        <table:table-row table:style-name="ro1">
          <table:table-cell office:value-type="string">
            <text:p>M104</text:p>
          </table:table-cell>
          <table:table-cell office:value-type="string">
            <text:p>12 39 59.4</text:p>
          </table:table-cell>
          <table:table-cell office:value-type="string">
            <text:p>–11 37 23</text:p>
          </table:table-cell>
          <table:table-cell office:value-type="float" office:value="1">
            <text:p>1</text:p>
          </table:table-cell>
          <table:table-cell office:value-type="string">
            <text:p>–12.15 ± 0.35</text:p>
          </table:table-cell>
          <table:table-cell office:value-type="string">
            <text:p>1 ± 1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17">
            <text:p>0.17</text:p>
          </table:table-cell>
          <table:table-cell office:value-type="string">
            <text:p>–21.04</text:p>
          </table:table-cell>
          <table:table-cell office:value-type="float" office:value="0.54">
            <text:p>0.54</text:p>
          </table:table-cell>
          <table:table-cell office:value-type="float" office:value="3">
            <text:p>3</text:p>
          </table:table-cell>
          <table:table-cell office:value-type="float" office:value="39.72">
            <text:p>39.72</text:p>
          </table:table-cell>
          <table:table-cell office:value-type="string">
            <text:p>sbf</text:p>
          </table:table-cell>
          <table:table-cell office:value-type="float" office:value="9.3">
            <text:p>9.3</text:p>
          </table:table-cell>
          <table:table-cell table:number-columns-repeated="2"/>
          <table:table-cell office:value-type="float" office:value="1024">
            <text:p>1024</text:p>
          </table:table-cell>
          <table:table-cell office:value-type="float" office:value="828">
            <text:p>828</text:p>
          </table:table-cell>
          <table:table-cell office:value-type="string">
            <text:p>2, 118</text:p>
          </table:table-cell>
          <table:table-cell/>
          <table:table-cell table:style-name="ce3" office:value-type="float" office:value="40550853544.8384">
            <text:p>4.06E+10</text:p>
          </table:table-cell>
          <table:table-cell office:value-type="float" office:value="15.23">
            <text:p>15.23</text:p>
          </table:table-cell>
          <table:table-cell office:value-type="string">
            <text:p>1991RC3.9.C...0000d</text:p>
          </table:table-cell>
          <table:table-cell table:style-name="ce3" table:formula="oooc:=236000*([.P108]^2)*[.X108]" office:value-type="float" office:value="310869277.2">
            <text:p>3.11E+08</text:p>
          </table:table-cell>
          <table:table-cell table:style-name="ce3" table:formula="oooc:=(10^[.N108])/1.26E+041" office:value-type="float" office:value="0.0416513857341088">
            <text:p>4.17E-02</text:p>
          </table:table-cell>
          <table:table-cell table:style-name="ce3" table:formula="oooc:=[.AA108]/[.W108]" office:value-type="float" office:value="0.00000000000102713955670634">
            <text:p>1.03E-12</text:p>
          </table:table-cell>
          <table:table-cell table:style-name="ce3" table:formula="oooc:=[.W108]/[.AA108]" office:value-type="float" office:value="973577537220.588">
            <text:p>9.74E+11</text:p>
          </table:table-cell>
          <table:table-cell table:style-name="ce3" table:formula="oooc:=[.Z108]/[.W108]" office:value-type="float" office:value="0.00766615866312806">
            <text:p>7.67E-03</text:p>
          </table:table-cell>
          <table:table-cell table:style-name="ce3" table:formula="oooc:=[.Z108]*1.32/[.AA108]" office:value-type="float" office:value="9851951829.97145">
            <text:p>9.85E+09</text:p>
          </table:table-cell>
          <table:table-cell table:number-columns-repeated="6"/>
          <table:table-cell office:value-type="string">
            <text:p>M104</text:p>
          </table:table-cell>
        </table:table-row>
        <table:table-row table:style-name="ro1">
          <table:table-cell office:value-type="string">
            <text:p>NGC 4605</text:p>
          </table:table-cell>
          <table:table-cell office:value-type="string">
            <text:p>12 40 00.3</text:p>
          </table:table-cell>
          <table:table-cell office:value-type="string">
            <text:p>61 36 29</text:p>
          </table:table-cell>
          <table:table-cell office:value-type="float" office:value="5">
            <text:p>5</text:p>
          </table:table-cell>
          <table:table-cell office:value-type="string">
            <text:p>–11.13 ± 0.05</text:p>
          </table:table-cell>
          <table:table-cell office:value-type="string">
            <text:p>34 ± 4</text:p>
          </table:table-cell>
          <table:table-cell office:value-type="float" office:value="1.1">
            <text:p>1.1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–17.83</text:p>
          </table:table-cell>
          <table:table-cell office:value-type="float" office:value="0.27">
            <text:p>0.27</text:p>
          </table:table-cell>
          <table:table-cell office:value-type="float" office:value="1">
            <text:p>1</text:p>
          </table:table-cell>
          <table:table-cell office:value-type="float" office:value="40.33">
            <text:p>40.33</text:p>
          </table:table-cell>
          <table:table-cell office:value-type="string">
            <text:p>trgb</text:p>
          </table:table-cell>
          <table:table-cell office:value-type="float" office:value="5.47">
            <text:p>5.47</text:p>
          </table:table-cell>
          <table:table-cell table:number-columns-repeated="2"/>
          <table:table-cell office:value-type="float" office:value="143">
            <text:p>143</text:p>
          </table:table-cell>
          <table:table-cell office:value-type="float" office:value="276">
            <text:p>276</text:p>
          </table:table-cell>
          <table:table-cell office:value-type="string">
            <text:p>7, 118</text:p>
          </table:table-cell>
          <table:table-cell/>
          <table:table-cell table:style-name="ce3" office:value-type="float" office:value="2108628149.93329">
            <text:p>2.11E+09</text:p>
          </table:table-cell>
          <table:table-cell office:value-type="float" office:value="58.34">
            <text:p>58.34</text:p>
          </table:table-cell>
          <table:table-cell office:value-type="string">
            <text:p>1991RC3.9.C...0000d</text:p>
          </table:table-cell>
          <table:table-cell table:style-name="ce3" table:formula="oooc:=236000*([.P109]^2)*[.X109]" office:value-type="float" office:value="411958132.216">
            <text:p>4.12E+08</text:p>
          </table:table-cell>
          <table:table-cell table:style-name="ce3" table:formula="oooc:=(10^[.N109])/1.26E+041" office:value-type="float" office:value="0.169679530912875">
            <text:p>1.70E-01</text:p>
          </table:table-cell>
          <table:table-cell table:style-name="ce3" table:formula="oooc:=[.AA109]/[.W109]" office:value-type="float" office:value="0.0000000000804691575981488">
            <text:p>8.05E-11</text:p>
          </table:table-cell>
          <table:table-cell table:style-name="ce3" table:formula="oooc:=[.W109]/[.AA109]" office:value-type="float" office:value="12427121518.9533">
            <text:p>1.24E+10</text:p>
          </table:table-cell>
          <table:table-cell table:style-name="ce3" table:formula="oooc:=[.Z109]/[.W109]" office:value-type="float" office:value="0.195367842466218">
            <text:p>1.95E-01</text:p>
          </table:table-cell>
          <table:table-cell table:style-name="ce3" table:formula="oooc:=[.Z109]*1.32/[.AA109]" office:value-type="float" office:value="3204775093.37491">
            <text:p>3.20E+09</text:p>
          </table:table-cell>
          <table:table-cell table:number-columns-repeated="6"/>
          <table:table-cell office:value-type="string">
            <text:p>NGC 4605</text:p>
          </table:table-cell>
        </table:table-row>
        <table:table-row table:style-name="ro1">
          <table:table-cell office:value-type="string">
            <text:p>UGC 7866</text:p>
          </table:table-cell>
          <table:table-cell office:value-type="string">
            <text:p>12 42 15.1</text:p>
          </table:table-cell>
          <table:table-cell office:value-type="string">
            <text:p>38 30 12</text:p>
          </table:table-cell>
          <table:table-cell office:value-type="float" office:value="10">
            <text:p>10</text:p>
          </table:table-cell>
          <table:table-cell office:value-type="string">
            <text:p>–12.21 ± 0.03</text:p>
          </table:table-cell>
          <table:table-cell office:value-type="string">
            <text:p>49 ± 4</text:p>
          </table:table-cell>
          <table:table-cell office:value-type="float" office:value="1.1">
            <text:p>1.1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–14.63</text:p>
          </table:table-cell>
          <table:table-cell office:value-type="float" office:value="0.06">
            <text:p>0.06</text:p>
          </table:table-cell>
          <table:table-cell office:value-type="float" office:value="3">
            <text:p>3</text:p>
          </table:table-cell>
          <table:table-cell office:value-type="float" office:value="39.18">
            <text:p>39.18</text:p>
          </table:table-cell>
          <table:table-cell office:value-type="string">
            <text:p>trgb</text:p>
          </table:table-cell>
          <table:table-cell office:value-type="float" office:value="4.57">
            <text:p>4.57</text:p>
          </table:table-cell>
          <table:table-cell table:number-columns-repeated="2"/>
          <table:table-cell office:value-type="float" office:value="354">
            <text:p>354</text:p>
          </table:table-cell>
          <table:table-cell office:value-type="float" office:value="381">
            <text:p>381</text:p>
          </table:table-cell>
          <table:table-cell office:value-type="string">
            <text:p>32, 118</text:p>
          </table:table-cell>
          <table:table-cell/>
          <table:table-cell table:style-name="ce3" office:value-type="float" office:value="110662378.397767">
            <text:p>1.11E+08</text:p>
          </table:table-cell>
          <table:table-cell office:value-type="float" office:value="21.64">
            <text:p>21.64</text:p>
          </table:table-cell>
          <table:table-cell office:value-type="string">
            <text:p>1991RC3.9.C...0000d</text:p>
          </table:table-cell>
          <table:table-cell table:style-name="ce3" table:formula="oooc:=236000*([.P110]^2)*[.X110]" office:value-type="float" office:value="106660019.696">
            <text:p>1.07E+08</text:p>
          </table:table-cell>
          <table:table-cell table:style-name="ce3" table:formula="oooc:=(10^[.N110])/1.26E+041" office:value-type="float" office:value="0.0120123908606048">
            <text:p>1.20E-02</text:p>
          </table:table-cell>
          <table:table-cell table:style-name="ce3" table:formula="oooc:=[.AA110]/[.W110]" office:value-type="float" office:value="0.000000000108549906793321">
            <text:p>1.09E-10</text:p>
          </table:table-cell>
          <table:table-cell table:style-name="ce3" table:formula="oooc:=[.W110]/[.AA110]" office:value-type="float" office:value="9212352451.8911">
            <text:p>9.21E+09</text:p>
          </table:table-cell>
          <table:table-cell table:style-name="ce3" table:formula="oooc:=[.Z110]/[.W110]" office:value-type="float" office:value="0.963832706655004">
            <text:p>9.64E-01</text:p>
          </table:table-cell>
          <table:table-cell table:style-name="ce3" table:formula="oooc:=[.Z110]*1.32/[.AA110]" office:value-type="float" office:value="11720499909.8432">
            <text:p>1.17E+10</text:p>
          </table:table-cell>
          <table:table-cell table:number-columns-repeated="6"/>
          <table:table-cell office:value-type="string">
            <text:p>UGC 7866</text:p>
          </table:table-cell>
        </table:table-row>
        <table:table-row table:style-name="ro1">
          <table:table-cell office:value-type="string">
            <text:p>ESO 381–G020</text:p>
          </table:table-cell>
          <table:table-cell office:value-type="string">
            <text:p>12 46 00.4</text:p>
          </table:table-cell>
          <table:table-cell office:value-type="string">
            <text:p>–33 50 17</text:p>
          </table:table-cell>
          <table:table-cell office:value-type="float" office:value="10">
            <text:p>10</text:p>
          </table:table-cell>
          <table:table-cell office:value-type="string">
            <text:p>–12.27 ± 0.03</text:p>
          </table:table-cell>
          <table:table-cell office:value-type="string">
            <text:p>65 ± 6</text:p>
          </table:table-cell>
          <table:table-cell office:value-type="float" office:value="1.2">
            <text:p>1.2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0.27">
            <text:p>0.27</text:p>
          </table:table-cell>
          <table:table-cell office:value-type="string">
            <text:p>–14.25</text:p>
          </table:table-cell>
          <table:table-cell office:value-type="float" office:value="0.05">
            <text:p>0.05</text:p>
          </table:table-cell>
          <table:table-cell office:value-type="float" office:value="3">
            <text:p>3</text:p>
          </table:table-cell>
          <table:table-cell office:value-type="float" office:value="39.32">
            <text:p>39.32</text:p>
          </table:table-cell>
          <table:table-cell office:value-type="string">
            <text:p>trgb</text:p>
          </table:table-cell>
          <table:table-cell office:value-type="float" office:value="5.44">
            <text:p>5.44</text:p>
          </table:table-cell>
          <table:table-cell table:number-columns-repeated="2"/>
          <table:table-cell office:value-type="float" office:value="589">
            <text:p>589</text:p>
          </table:table-cell>
          <table:table-cell office:value-type="float" office:value="336">
            <text:p>336</text:p>
          </table:table-cell>
          <table:table-cell office:value-type="string">
            <text:p>8, 111</text:p>
          </table:table-cell>
          <table:table-cell/>
          <table:table-cell table:style-name="ce3" office:value-type="float" office:value="77983011.0523259">
            <text:p>7.80E+07</text:p>
          </table:table-cell>
          <table:table-cell table:number-columns-repeated="2"/>
          <table:table-cell table:number-columns-repeated="2" table:style-name="ce3"/>
          <table:table-cell table:style-name="ce3" table:formula="oooc:=[.AA111]/[.W111]" office:value-type="float" office:value="0">
            <text:p>0.00E+00</text:p>
          </table:table-cell>
          <table:table-cell table:style-name="ce3" table:formula="oooc:=[.W111]/[.AA111]" office:value-type="float" office:value="0">
            <text:p>#DIV/0!</text:p>
          </table:table-cell>
          <table:table-cell table:style-name="ce3" table:formula="oooc:=[.Z111]/[.W111]" office:value-type="float" office:value="0">
            <text:p>0.00E+00</text:p>
          </table:table-cell>
          <table:table-cell table:style-name="ce3" table:formula="oooc:=[.Z111]*1.32/[.AA111]" office:value-type="float" office:value="0">
            <text:p>#DIV/0!</text:p>
          </table:table-cell>
          <table:table-cell table:number-columns-repeated="6"/>
          <table:table-cell office:value-type="string">
            <text:p>ESO 381–G020</text:p>
          </table:table-cell>
        </table:table-row>
        <table:table-row table:style-name="ro1">
          <table:table-cell office:value-type="string">
            <text:p>NGC 4736</text:p>
          </table:table-cell>
          <table:table-cell office:value-type="string">
            <text:p>12 50 53.0</text:p>
          </table:table-cell>
          <table:table-cell office:value-type="string">
            <text:p>41 07 14</text:p>
          </table:table-cell>
          <table:table-cell office:value-type="float" office:value="2">
            <text:p>2</text:p>
          </table:table-cell>
          <table:table-cell office:value-type="string">
            <text:p>–10.74 ± 0.06</text:p>
          </table:table-cell>
          <table:table-cell office:value-type="string">
            <text:p>10 ± 0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04">
            <text:p>0.04</text:p>
          </table:table-cell>
          <table:table-cell office:value-type="string">
            <text:p>–19.39</text:p>
          </table:table-cell>
          <table:table-cell office:value-type="float" office:value="0.71">
            <text:p>0.71</text:p>
          </table:table-cell>
          <table:table-cell office:value-type="float" office:value="1">
            <text:p>1</text:p>
          </table:table-cell>
          <table:table-cell office:value-type="float" office:value="40.45">
            <text:p>40.45</text:p>
          </table:table-cell>
          <table:table-cell office:value-type="string">
            <text:p>trgb</text:p>
          </table:table-cell>
          <table:table-cell office:value-type="float" office:value="4.66">
            <text:p>4.66</text:p>
          </table:table-cell>
          <table:table-cell table:number-columns-repeated="2"/>
          <table:table-cell office:value-type="float" office:value="308">
            <text:p>308</text:p>
          </table:table-cell>
          <table:table-cell office:value-type="float" office:value="352">
            <text:p>352</text:p>
          </table:table-cell>
          <table:table-cell office:value-type="string">
            <text:p>32, 118</text:p>
          </table:table-cell>
          <table:table-cell/>
          <table:table-cell table:style-name="ce3" office:value-type="float" office:value="8871560120.37962">
            <text:p>8.87E+09</text:p>
          </table:table-cell>
          <table:table-cell office:value-type="float" office:value="88.47">
            <text:p>88.47</text:p>
          </table:table-cell>
          <table:table-cell office:value-type="string">
            <text:p>1991RC3.9.C...0000d</text:p>
          </table:table-cell>
          <table:table-cell table:style-name="ce3" table:formula="oooc:=236000*([.P112]^2)*[.X112]" office:value-type="float" office:value="453398275.152">
            <text:p>4.53E+08</text:p>
          </table:table-cell>
          <table:table-cell table:style-name="ce3" table:formula="oooc:=(10^[.N112])/1.26E+041" office:value-type="float" office:value="0.22368118502099">
            <text:p>2.24E-01</text:p>
          </table:table-cell>
          <table:table-cell table:style-name="ce3" table:formula="oooc:=[.AA112]/[.W112]" office:value-type="float" office:value="0.0000000000252132862749983">
            <text:p>2.52E-11</text:p>
          </table:table-cell>
          <table:table-cell table:style-name="ce3" table:formula="oooc:=[.W112]/[.AA112]" office:value-type="float" office:value="39661628757.6764">
            <text:p>3.97E+10</text:p>
          </table:table-cell>
          <table:table-cell table:style-name="ce3" table:formula="oooc:=[.Z112]/[.W112]" office:value-type="float" office:value="0.0511069382385698">
            <text:p>5.11E-02</text:p>
          </table:table-cell>
          <table:table-cell table:style-name="ce3" table:formula="oooc:=[.Z112]*1.32/[.AA112]" office:value-type="float" office:value="2675619422.99474">
            <text:p>2.68E+09</text:p>
          </table:table-cell>
          <table:table-cell/>
          <table:table-cell office:value-type="float" office:value="35.63">
            <text:p>35.63</text:p>
          </table:table-cell>
          <table:table-cell office:value-type="float" office:value="35.59">
            <text:p>35.59</text:p>
          </table:table-cell>
          <table:table-cell/>
          <table:table-cell table:style-name="ce3" table:formula="oooc:=(10^[.AG112])*10000000/3.83E+033*10^-9.51" office:value-type="float" office:value="0.344192359936401">
            <text:p>3.44E-01</text:p>
          </table:table-cell>
          <table:table-cell table:style-name="ce3" table:formula="oooc:=(10^[.AH112])*10000000/3.83E+033*10^-9.33" office:value-type="float" office:value="0.475117717652741">
            <text:p>4.75E-01</text:p>
          </table:table-cell>
          <table:table-cell office:value-type="string">
            <text:p>NGC 4736</text:p>
          </table:table-cell>
        </table:table-row>
        <table:table-row table:style-name="ro1">
          <table:table-cell office:value-type="string">
            <text:p>NGC 4826</text:p>
          </table:table-cell>
          <table:table-cell office:value-type="string">
            <text:p>12 56 43.7</text:p>
          </table:table-cell>
          <table:table-cell office:value-type="string">
            <text:p>21 40 52</text:p>
          </table:table-cell>
          <table:table-cell office:value-type="float" office:value="2">
            <text:p>2</text:p>
          </table:table-cell>
          <table:table-cell office:value-type="string">
            <text:p>–11.04 ± 0.04</text:p>
          </table:table-cell>
          <table:table-cell office:value-type="string">
            <text:p>9 ± 1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16">
            <text:p>0.16</text:p>
          </table:table-cell>
          <table:table-cell office:value-type="string">
            <text:p>–20.18</text:p>
          </table:table-cell>
          <table:table-cell office:value-type="float" office:value="0.51">
            <text:p>0.51</text:p>
          </table:table-cell>
          <table:table-cell office:value-type="float" office:value="3">
            <text:p>3</text:p>
          </table:table-cell>
          <table:table-cell office:value-type="float" office:value="40.65">
            <text:p>40.65</text:p>
          </table:table-cell>
          <table:table-cell office:value-type="string">
            <text:p>sbf</text:p>
          </table:table-cell>
          <table:table-cell office:value-type="float" office:value="7.5">
            <text:p>7.5</text:p>
          </table:table-cell>
          <table:table-cell table:number-columns-repeated="2"/>
          <table:table-cell office:value-type="float" office:value="408">
            <text:p>408</text:p>
          </table:table-cell>
          <table:table-cell office:value-type="float" office:value="364">
            <text:p>364</text:p>
          </table:table-cell>
          <table:table-cell office:value-type="string">
            <text:p>56, 118</text:p>
          </table:table-cell>
          <table:table-cell/>
          <table:table-cell table:style-name="ce3" office:value-type="float" office:value="18365383433.4834">
            <text:p>1.84E+10</text:p>
          </table:table-cell>
          <table:table-cell office:value-type="float" office:value="43.92">
            <text:p>43.92</text:p>
          </table:table-cell>
          <table:table-cell office:value-type="string">
            <text:p>1991RC3.9.C...0000d</text:p>
          </table:table-cell>
          <table:table-cell table:style-name="ce3" table:formula="oooc:=236000*([.P113]^2)*[.X113]" office:value-type="float" office:value="583038000">
            <text:p>5.83E+08</text:p>
          </table:table-cell>
          <table:table-cell table:style-name="ce3" table:formula="oooc:=(10^[.N113])/1.26E+041" office:value-type="float" office:value="0.354510787421398">
            <text:p>3.55E-01</text:p>
          </table:table-cell>
          <table:table-cell table:style-name="ce3" table:formula="oooc:=[.AA113]/[.W113]" office:value-type="float" office:value="0.0000000000193032064212208">
            <text:p>1.93E-11</text:p>
          </table:table-cell>
          <table:table-cell table:style-name="ce3" table:formula="oooc:=[.W113]/[.AA113]" office:value-type="float" office:value="51804864859.1698">
            <text:p>5.18E+10</text:p>
          </table:table-cell>
          <table:table-cell table:style-name="ce3" table:formula="oooc:=[.Z113]/[.W113]" office:value-type="float" office:value="0.0317465737707941">
            <text:p>3.17E-02</text:p>
          </table:table-cell>
          <table:table-cell table:style-name="ce3" table:formula="oooc:=[.Z113]*1.32/[.AA113]" office:value-type="float" office:value="2170907592.3977">
            <text:p>2.17E+09</text:p>
          </table:table-cell>
          <table:table-cell table:number-columns-repeated="6"/>
          <table:table-cell office:value-type="string">
            <text:p>NGC 4826</text:p>
          </table:table-cell>
        </table:table-row>
        <table:table-row table:style-name="ro1">
          <table:table-cell office:value-type="string">
            <text:p>UGC 8091</text:p>
          </table:table-cell>
          <table:table-cell office:value-type="string">
            <text:p>12 58 40.4</text:p>
          </table:table-cell>
          <table:table-cell office:value-type="string">
            <text:p>14 13 03</text:p>
          </table:table-cell>
          <table:table-cell office:value-type="float" office:value="10">
            <text:p>10</text:p>
          </table:table-cell>
          <table:table-cell office:value-type="string">
            <text:p>–12.35 ± 0.01</text:p>
          </table:table-cell>
          <table:table-cell office:value-type="string">
            <text:p>103 ± 9</text:p>
          </table:table-cell>
          <table:table-cell office:value-type="float" office:value="1.3">
            <text:p>1.3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8">
            <text:p>0.08</text:p>
          </table:table-cell>
          <table:table-cell office:value-type="string">
            <text:p>–12.04</text:p>
          </table:table-cell>
          <table:table-cell office:value-type="float" office:value="0.05">
            <text:p>0.05</text:p>
          </table:table-cell>
          <table:table-cell office:value-type="float" office:value="2">
            <text:p>2</text:p>
          </table:table-cell>
          <table:table-cell office:value-type="float" office:value="38.38">
            <text:p>38.38</text:p>
          </table:table-cell>
          <table:table-cell office:value-type="string">
            <text:p>trgb</text:p>
          </table:table-cell>
          <table:table-cell office:value-type="float" office:value="2.13">
            <text:p>2.13</text:p>
          </table:table-cell>
          <table:table-cell table:number-columns-repeated="2"/>
          <table:table-cell office:value-type="float" office:value="214">
            <text:p>214</text:p>
          </table:table-cell>
          <table:table-cell office:value-type="float" office:value="136">
            <text:p>136</text:p>
          </table:table-cell>
          <table:table-cell office:value-type="string">
            <text:p>62, 118</text:p>
          </table:table-cell>
          <table:table-cell/>
          <table:table-cell table:style-name="ce3" office:value-type="float" office:value="10185913.8805412">
            <text:p>1.02E+07</text:p>
          </table:table-cell>
          <table:table-cell office:value-type="float" office:value="8.97">
            <text:p>8.97</text:p>
          </table:table-cell>
          <table:table-cell office:value-type="string">
            <text:p>2007AJ....133.2569G</text:p>
          </table:table-cell>
          <table:table-cell table:style-name="ce3" table:formula="oooc:=236000*([.P114]^2)*[.X114]" office:value-type="float" office:value="9604254.348">
            <text:p>9.60E+06</text:p>
          </table:table-cell>
          <table:table-cell table:style-name="ce3" table:formula="oooc:=(10^[.N114])/1.26E+041" office:value-type="float" office:value="0.00190383565001548">
            <text:p>1.90E-03</text:p>
          </table:table-cell>
          <table:table-cell table:style-name="ce3" table:formula="oooc:=[.AA114]/[.W114]" office:value-type="float" office:value="0.000000000186908673325081">
            <text:p>1.87E-10</text:p>
          </table:table-cell>
          <table:table-cell table:style-name="ce3" table:formula="oooc:=[.W114]/[.AA114]" office:value-type="float" office:value="5350206505.72353">
            <text:p>5.35E+09</text:p>
          </table:table-cell>
          <table:table-cell table:style-name="ce3" table:formula="oooc:=[.Z114]/[.W114]" office:value-type="float" office:value="0.942895695038971">
            <text:p>9.43E-01</text:p>
          </table:table-cell>
          <table:table-cell table:style-name="ce3" table:formula="oooc:=[.Z114]*1.32/[.AA114]" office:value-type="float" office:value="6658986419.9974">
            <text:p>6.66E+09</text:p>
          </table:table-cell>
          <table:table-cell table:number-columns-repeated="6"/>
          <table:table-cell office:value-type="string">
            <text:p>UGC 8091</text:p>
          </table:table-cell>
        </table:table-row>
        <table:table-row table:style-name="ro1">
          <table:table-cell office:value-type="string">
            <text:p>UGC 8188</text:p>
          </table:table-cell>
          <table:table-cell office:value-type="string">
            <text:p>13 05 49.5</text:p>
          </table:table-cell>
          <table:table-cell office:value-type="string">
            <text:p>37 36 18</text:p>
          </table:table-cell>
          <table:table-cell office:value-type="float" office:value="9">
            <text:p>9</text:p>
          </table:table-cell>
          <table:table-cell office:value-type="string">
            <text:p>–11.87 ± 0.05</text:p>
          </table:table-cell>
          <table:table-cell office:value-type="string">
            <text:p>28 ± 4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string">
            <text:p>–15.9</text:p>
          </table:table-cell>
          <table:table-cell office:value-type="float" office:value="0.09">
            <text:p>0.09</text:p>
          </table:table-cell>
          <table:table-cell office:value-type="float" office:value="3">
            <text:p>3</text:p>
          </table:table-cell>
          <table:table-cell office:value-type="float" office:value="39.48">
            <text:p>39.48</text:p>
          </table:table-cell>
          <table:table-cell office:value-type="string">
            <text:p>ceph</text:p>
          </table:table-cell>
          <table:table-cell office:value-type="float" office:value="4.49">
            <text:p>4.49</text:p>
          </table:table-cell>
          <table:table-cell table:number-columns-repeated="2"/>
          <table:table-cell office:value-type="float" office:value="321">
            <text:p>321</text:p>
          </table:table-cell>
          <table:table-cell office:value-type="float" office:value="357">
            <text:p>357</text:p>
          </table:table-cell>
          <table:table-cell office:value-type="string">
            <text:p>5, 111</text:p>
          </table:table-cell>
          <table:table-cell/>
          <table:table-cell table:style-name="ce3" office:value-type="float" office:value="356451133.426245">
            <text:p>3.56E+08</text:p>
          </table:table-cell>
          <table:table-cell office:value-type="float" office:value="62.8">
            <text:p>62.8</text:p>
          </table:table-cell>
          <table:table-cell office:value-type="string">
            <text:p>1991RC3.9.C...0000d</text:p>
          </table:table-cell>
          <table:table-cell table:style-name="ce3" table:formula="oooc:=236000*([.P115]^2)*[.X115]" office:value-type="float" office:value="298788810.08">
            <text:p>2.99E+08</text:p>
          </table:table-cell>
          <table:table-cell table:style-name="ce3" table:formula="oooc:=(10^[.N115])/1.26E+041" office:value-type="float" office:value="0.0239678707968412">
            <text:p>2.40E-02</text:p>
          </table:table-cell>
          <table:table-cell table:style-name="ce3" table:formula="oooc:=[.AA115]/[.W115]" office:value-type="float" office:value="0.0000000000672402709635388">
            <text:p>6.72E-11</text:p>
          </table:table-cell>
          <table:table-cell table:style-name="ce3" table:formula="oooc:=[.W115]/[.AA115]" office:value-type="float" office:value="14872040009.2119">
            <text:p>1.49E+10</text:p>
          </table:table-cell>
          <table:table-cell table:style-name="ce3" table:formula="oooc:=[.Z115]/[.W115]" office:value-type="float" office:value="0.838232178441996">
            <text:p>8.38E-01</text:p>
          </table:table-cell>
          <table:table-cell table:style-name="ce3" table:formula="oooc:=[.Z115]*1.32/[.AA115]" office:value-type="float" office:value="16455413693.1337">
            <text:p>1.65E+10</text:p>
          </table:table-cell>
          <table:table-cell table:number-columns-repeated="6"/>
          <table:table-cell office:value-type="string">
            <text:p>UGC 8188</text:p>
          </table:table-cell>
        </table:table-row>
        <table:table-row table:style-name="ro1">
          <table:table-cell office:value-type="string">
            <text:p>UGC 8201</text:p>
          </table:table-cell>
          <table:table-cell office:value-type="string">
            <text:p>13 06 24.8</text:p>
          </table:table-cell>
          <table:table-cell office:value-type="string">
            <text:p>67 42 25</text:p>
          </table:table-cell>
          <table:table-cell office:value-type="float" office:value="10">
            <text:p>10</text:p>
          </table:table-cell>
          <table:table-cell office:value-type="string">
            <text:p>–12.91 ± 0.10</text:p>
          </table:table-cell>
          <table:table-cell office:value-type="string">
            <text:p>7 ± 2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–15.57</text:p>
          </table:table-cell>
          <table:table-cell office:value-type="float" office:value="0.08">
            <text:p>0.08</text:p>
          </table:table-cell>
          <table:table-cell office:value-type="float" office:value="3">
            <text:p>3</text:p>
          </table:table-cell>
          <table:table-cell office:value-type="float" office:value="38.47">
            <text:p>38.47</text:p>
          </table:table-cell>
          <table:table-cell office:value-type="string">
            <text:p>trgb</text:p>
          </table:table-cell>
          <table:table-cell office:value-type="float" office:value="4.57">
            <text:p>4.57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196">
            <text:p>196</text:p>
          </table:table-cell>
          <table:table-cell office:value-type="string">
            <text:p>32, 118</text:p>
          </table:table-cell>
          <table:table-cell/>
          <table:table-cell table:style-name="ce3" office:value-type="float" office:value="263026799.189538">
            <text:p>2.63E+08</text:p>
          </table:table-cell>
          <table:table-cell office:value-type="float" office:value="29.49">
            <text:p>29.49</text:p>
          </table:table-cell>
          <table:table-cell office:value-type="string">
            <text:p>1991RC3.9.C...0000d</text:p>
          </table:table-cell>
          <table:table-cell table:style-name="ce3" table:formula="oooc:=236000*([.P116]^2)*[.X116]" office:value-type="float" office:value="145351385.436">
            <text:p>1.45E+08</text:p>
          </table:table-cell>
          <table:table-cell table:style-name="ce3" table:formula="oooc:=(10^[.N116])/1.26E+041" office:value-type="float" office:value="0.00234222954497332">
            <text:p>2.34E-03</text:p>
          </table:table-cell>
          <table:table-cell table:style-name="ce3" table:formula="oooc:=[.AA116]/[.W116]" office:value-type="float" office:value="0.00000000000890490836747589">
            <text:p>8.90E-12</text:p>
          </table:table-cell>
          <table:table-cell table:style-name="ce3" table:formula="oooc:=[.W116]/[.AA116]" office:value-type="float" office:value="112297618204.852">
            <text:p>1.12E+11</text:p>
          </table:table-cell>
          <table:table-cell table:style-name="ce3" table:formula="oooc:=[.Z116]/[.W116]" office:value-type="float" office:value="0.552610554832701">
            <text:p>5.53E-01</text:p>
          </table:table-cell>
          <table:table-cell table:style-name="ce3" table:formula="oooc:=[.Z116]*1.32/[.AA116]" office:value-type="float" office:value="81915040815.3979">
            <text:p>8.19E+10</text:p>
          </table:table-cell>
          <table:table-cell table:number-columns-repeated="6"/>
          <table:table-cell office:value-type="string">
            <text:p>UGC 8201</text:p>
          </table:table-cell>
        </table:table-row>
        <table:table-row table:style-name="ro1">
          <table:table-cell office:value-type="string">
            <text:p>UGC 8215</text:p>
          </table:table-cell>
          <table:table-cell office:value-type="string">
            <text:p>13 08 03.6</text:p>
          </table:table-cell>
          <table:table-cell office:value-type="string">
            <text:p>46 49 41</text:p>
          </table:table-cell>
          <table:table-cell office:value-type="float" office:value="10">
            <text:p>10</text:p>
          </table:table-cell>
          <table:table-cell office:value-type="string">
            <text:p>–14.39 ± 0.16</text:p>
          </table:table-cell>
          <table:table-cell office:value-type="string">
            <text:p>3 ± 1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–12.23</text:p>
          </table:table-cell>
          <table:table-cell office:value-type="float" office:value="0.02">
            <text:p>0.02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string">
            <text:p>trgb</text:p>
          </table:table-cell>
          <table:table-cell office:value-type="float" office:value="4.55">
            <text:p>4.55</text:p>
          </table:table-cell>
          <table:table-cell table:number-columns-repeated="2"/>
          <table:table-cell office:value-type="float" office:value="218">
            <text:p>218</text:p>
          </table:table-cell>
          <table:table-cell office:value-type="float" office:value="297">
            <text:p>297</text:p>
          </table:table-cell>
          <table:table-cell office:value-type="string">
            <text:p>7, 117</text:p>
          </table:table-cell>
          <table:table-cell/>
          <table:table-cell table:style-name="ce3" office:value-type="float" office:value="12133888.5046498">
            <text:p>1.21E+07</text:p>
          </table:table-cell>
          <table:table-cell office:value-type="float" office:value="4.31">
            <text:p>4.31</text:p>
          </table:table-cell>
          <table:table-cell office:value-type="string">
            <text:p>1991RC3.9.C...0000d</text:p>
          </table:table-cell>
          <table:table-cell table:style-name="ce3" table:formula="oooc:=236000*([.P117]^2)*[.X117]" office:value-type="float" office:value="21057754.9">
            <text:p>2.11E+07</text:p>
          </table:table-cell>
          <table:table-cell table:style-name="ce3" table:formula="oooc:=(10^[.N117])/1.26E+041" office:value-type="float" office:value="0.0000793650793650794">
            <text:p>7.94E-05</text:p>
          </table:table-cell>
          <table:table-cell table:style-name="ce3" table:formula="oooc:=[.AA117]/[.W117]" office:value-type="float" office:value="0.00000000000654077869057937">
            <text:p>6.54E-12</text:p>
          </table:table-cell>
          <table:table-cell table:style-name="ce3" table:formula="oooc:=[.W117]/[.AA117]" office:value-type="float" office:value="152886995158.587">
            <text:p>1.53E+11</text:p>
          </table:table-cell>
          <table:table-cell table:style-name="ce3" table:formula="oooc:=[.Z117]/[.W117]" office:value-type="float" office:value="1.73544984296918">
            <text:p>1.74E+00</text:p>
          </table:table-cell>
          <table:table-cell table:style-name="ce3" table:formula="oooc:=[.Z117]*1.32/[.AA117]" office:value-type="float" office:value="350232579496.8">
            <text:p>3.50E+11</text:p>
          </table:table-cell>
          <table:table-cell table:number-columns-repeated="6"/>
          <table:table-cell office:value-type="string">
            <text:p>UGC 8215</text:p>
          </table:table-cell>
        </table:table-row>
        <table:table-row table:style-name="ro1">
          <table:table-cell office:value-type="string">
            <text:p>UGC 8308</text:p>
          </table:table-cell>
          <table:table-cell office:value-type="string">
            <text:p>13 13 22.7</text:p>
          </table:table-cell>
          <table:table-cell office:value-type="string">
            <text:p>46 19 13</text:p>
          </table:table-cell>
          <table:table-cell office:value-type="float" office:value="10">
            <text:p>10</text:p>
          </table:table-cell>
          <table:table-cell office:value-type="string">
            <text:p>–13.11 ± 0.04</text:p>
          </table:table-cell>
          <table:table-cell office:value-type="string">
            <text:p>36 ± 4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–12.59</text:p>
          </table:table-cell>
          <table:table-cell office:value-type="float" office:value="0.03">
            <text:p>0.03</text:p>
          </table:table-cell>
          <table:table-cell office:value-type="float" office:value="3">
            <text:p>3</text:p>
          </table:table-cell>
          <table:table-cell office:value-type="float" office:value="38.21">
            <text:p>38.21</text:p>
          </table:table-cell>
          <table:table-cell office:value-type="string">
            <text:p>trgb</text:p>
          </table:table-cell>
          <table:table-cell office:value-type="float" office:value="4.19">
            <text:p>4.19</text:p>
          </table:table-cell>
          <table:table-cell table:number-columns-repeated="2"/>
          <table:table-cell office:value-type="float" office:value="163">
            <text:p>163</text:p>
          </table:table-cell>
          <table:table-cell office:value-type="float" office:value="243">
            <text:p>243</text:p>
          </table:table-cell>
          <table:table-cell office:value-type="string">
            <text:p>32, 117</text:p>
          </table:table-cell>
          <table:table-cell/>
          <table:table-cell table:style-name="ce3" office:value-type="float" office:value="16904409.3164326">
            <text:p>1.69E+07</text:p>
          </table:table-cell>
          <table:table-cell office:value-type="float" office:value="4.39">
            <text:p>4.39</text:p>
          </table:table-cell>
          <table:table-cell office:value-type="string">
            <text:p>1991RC3.9.C...0000d</text:p>
          </table:table-cell>
          <table:table-cell table:style-name="ce3" table:formula="oooc:=236000*([.P118]^2)*[.X118]" office:value-type="float" office:value="18188821.844">
            <text:p>1.82E+07</text:p>
          </table:table-cell>
          <table:table-cell table:style-name="ce3" table:formula="oooc:=(10^[.N118])/1.26E+041" office:value-type="float" office:value="0.00128715087091979">
            <text:p>1.29E-03</text:p>
          </table:table-cell>
          <table:table-cell table:style-name="ce3" table:formula="oooc:=[.AA118]/[.W118]" office:value-type="float" office:value="0.0000000000761429072631697">
            <text:p>7.61E-11</text:p>
          </table:table-cell>
          <table:table-cell table:style-name="ce3" table:formula="oooc:=[.W118]/[.AA118]" office:value-type="float" office:value="13133199610.3556">
            <text:p>1.31E+10</text:p>
          </table:table-cell>
          <table:table-cell table:style-name="ce3" table:formula="oooc:=[.Z118]/[.W118]" office:value-type="float" office:value="1.07598091737632">
            <text:p>1.08E+00</text:p>
          </table:table-cell>
          <table:table-cell table:style-name="ce3" table:formula="oooc:=[.Z118]*1.32/[.AA118]" office:value-type="float" office:value="18653015257.5845">
            <text:p>1.87E+10</text:p>
          </table:table-cell>
          <table:table-cell table:number-columns-repeated="6"/>
          <table:table-cell office:value-type="string">
            <text:p>UGC 8308</text:p>
          </table:table-cell>
        </table:table-row>
        <table:table-row table:style-name="ro1">
          <table:table-cell office:value-type="string">
            <text:p>UGC 8320</text:p>
          </table:table-cell>
          <table:table-cell office:value-type="string">
            <text:p>13 14 27.9</text:p>
          </table:table-cell>
          <table:table-cell office:value-type="string">
            <text:p>45 55 09</text:p>
          </table:table-cell>
          <table:table-cell office:value-type="float" office:value="10">
            <text:p>10</text:p>
          </table:table-cell>
          <table:table-cell office:value-type="string">
            <text:p>–12.38 ± 0.06</text:p>
          </table:table-cell>
          <table:table-cell office:value-type="string">
            <text:p>22 ± 4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–15.10</text:p>
          </table:table-cell>
          <table:table-cell office:value-type="float" office:value="0.07">
            <text:p>0.07</text:p>
          </table:table-cell>
          <table:table-cell office:value-type="float" office:value="3">
            <text:p>3</text:p>
          </table:table-cell>
          <table:table-cell office:value-type="float" office:value="38.95">
            <text:p>38.95</text:p>
          </table:table-cell>
          <table:table-cell office:value-type="string">
            <text:p>trgb</text:p>
          </table:table-cell>
          <table:table-cell office:value-type="float" office:value="4.33">
            <text:p>4.33</text:p>
          </table:table-cell>
          <table:table-cell table:number-columns-repeated="2"/>
          <table:table-cell office:value-type="float" office:value="192">
            <text:p>192</text:p>
          </table:table-cell>
          <table:table-cell office:value-type="float" office:value="270">
            <text:p>270</text:p>
          </table:table-cell>
          <table:table-cell office:value-type="string">
            <text:p>32, 117</text:p>
          </table:table-cell>
          <table:table-cell/>
          <table:table-cell table:style-name="ce3" office:value-type="float" office:value="170608238.900312">
            <text:p>1.71E+08</text:p>
          </table:table-cell>
          <table:table-cell office:value-type="float" office:value="72.98">
            <text:p>72.98</text:p>
          </table:table-cell>
          <table:table-cell office:value-type="string">
            <text:p>1991RC3.9.C...0000d</text:p>
          </table:table-cell>
          <table:table-cell table:style-name="ce3" table:formula="oooc:=236000*([.P119]^2)*[.X119]" office:value-type="float" office:value="322917554.392">
            <text:p>3.23E+08</text:p>
          </table:table-cell>
          <table:table-cell table:style-name="ce3" table:formula="oooc:=(10^[.N119])/1.26E+041" office:value-type="float" office:value="0.00707342014391866">
            <text:p>7.07E-03</text:p>
          </table:table-cell>
          <table:table-cell table:style-name="ce3" table:formula="oooc:=[.AA119]/[.W119]" office:value-type="float" office:value="0.0000000000414600149999305">
            <text:p>4.15E-11</text:p>
          </table:table-cell>
          <table:table-cell table:style-name="ce3" table:formula="oooc:=[.W119]/[.AA119]" office:value-type="float" office:value="24119624655.2655">
            <text:p>2.41E+10</text:p>
          </table:table-cell>
          <table:table-cell table:style-name="ce3" table:formula="oooc:=[.Z119]/[.W119]" office:value-type="float" office:value="1.89274302620686">
            <text:p>1.89E+00</text:p>
          </table:table-cell>
          <table:table-cell table:style-name="ce3" table:formula="oooc:=[.Z119]*1.32/[.AA119]" office:value-type="float" office:value="60260971796.4947">
            <text:p>6.03E+10</text:p>
          </table:table-cell>
          <table:table-cell table:number-columns-repeated="6"/>
          <table:table-cell office:value-type="string">
            <text:p>UGC 8320</text:p>
          </table:table-cell>
        </table:table-row>
        <table:table-row table:style-name="ro1">
          <table:table-cell office:value-type="string">
            <text:p>NGC 5102</text:p>
          </table:table-cell>
          <table:table-cell office:value-type="string">
            <text:p>13 21 57.6</text:p>
          </table:table-cell>
          <table:table-cell office:value-type="string">
            <text:p>–36 37 49</text:p>
          </table:table-cell>
          <table:table-cell office:value-type="string">
            <text:p>–3</text:p>
          </table:table-cell>
          <table:table-cell office:value-type="string">
            <text:p>–12.25 ± 0.11</text:p>
          </table:table-cell>
          <table:table-cell office:value-type="string">
            <text:p>1 ± 0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0.22">
            <text:p>0.22</text:p>
          </table:table-cell>
          <table:table-cell office:value-type="string">
            <text:p>–17.53</text:p>
          </table:table-cell>
          <table:table-cell office:value-type="float" office:value="0.18">
            <text:p>0.18</text:p>
          </table:table-cell>
          <table:table-cell office:value-type="float" office:value="3">
            <text:p>3</text:p>
          </table:table-cell>
          <table:table-cell office:value-type="float" office:value="38.87">
            <text:p>38.87</text:p>
          </table:table-cell>
          <table:table-cell office:value-type="string">
            <text:p>trgb</text:p>
          </table:table-cell>
          <table:table-cell office:value-type="float" office:value="3.4">
            <text:p>3.4</text:p>
          </table:table-cell>
          <table:table-cell table:number-columns-repeated="2"/>
          <table:table-cell office:value-type="float" office:value="468">
            <text:p>468</text:p>
          </table:table-cell>
          <table:table-cell office:value-type="float" office:value="231">
            <text:p>231</text:p>
          </table:table-cell>
          <table:table-cell office:value-type="string">
            <text:p>29, 118</text:p>
          </table:table-cell>
          <table:table-cell/>
          <table:table-cell table:style-name="ce3" office:value-type="float" office:value="1599558028.61467">
            <text:p>1.60E+09</text:p>
          </table:table-cell>
          <table:table-cell office:value-type="float" office:value="88.68">
            <text:p>88.68</text:p>
          </table:table-cell>
          <table:table-cell office:value-type="string">
            <text:p>2005MNRAS.361...34D</text:p>
          </table:table-cell>
          <table:table-cell table:style-name="ce3" table:formula="oooc:=236000*([.P120]^2)*[.X120]" office:value-type="float" office:value="241933228.8">
            <text:p>2.42E+08</text:p>
          </table:table-cell>
          <table:table-cell table:style-name="ce3" table:formula="oooc:=(10^[.N120])/1.26E+041" office:value-type="float" office:value="0.00588341461349931">
            <text:p>5.88E-03</text:p>
          </table:table-cell>
          <table:table-cell table:style-name="ce3" table:formula="oooc:=[.AA120]/[.W120]" office:value-type="float" office:value="0.00000000000367815015663718">
            <text:p>3.68E-12</text:p>
          </table:table-cell>
          <table:table-cell table:style-name="ce3" table:formula="oooc:=[.W120]/[.AA120]" office:value-type="float" office:value="271875795553.238">
            <text:p>2.72E+11</text:p>
          </table:table-cell>
          <table:table-cell table:style-name="ce3" table:formula="oooc:=[.Z120]/[.W120]" office:value-type="float" office:value="0.151250048120812">
            <text:p>1.51E-01</text:p>
          </table:table-cell>
          <table:table-cell table:style-name="ce3" table:formula="oooc:=[.Z120]*1.32/[.AA120]" office:value-type="float" office:value="54280019851.6108">
            <text:p>5.43E+10</text:p>
          </table:table-cell>
          <table:table-cell table:number-columns-repeated="6"/>
          <table:table-cell office:value-type="string">
            <text:p>NGC 5102</text:p>
          </table:table-cell>
        </table:table-row>
        <table:table-row table:style-name="ro1">
          <table:table-cell office:value-type="string">
            <text:p>NGC 5128</text:p>
          </table:table-cell>
          <table:table-cell office:value-type="string">
            <text:p>13 25 27.6</text:p>
          </table:table-cell>
          <table:table-cell office:value-type="string">
            <text:p>–43 01 09</text:p>
          </table:table-cell>
          <table:table-cell office:value-type="string">
            <text:p>–2</text:p>
          </table:table-cell>
          <table:table-cell office:value-type="string">
            <text:p>–10.33 ± 0.08</text:p>
          </table:table-cell>
          <table:table-cell office:value-type="string">
            <text:p>10 ± 2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0.49">
            <text:p>0.49</text:p>
          </table:table-cell>
          <table:table-cell office:value-type="string">
            <text:p>–20.47</text:p>
          </table:table-cell>
          <table:table-cell office:value-type="float" office:value="0.54">
            <text:p>0.54</text:p>
          </table:table-cell>
          <table:table-cell office:value-type="float" office:value="3">
            <text:p>3</text:p>
          </table:table-cell>
          <table:table-cell office:value-type="float" office:value="40.81">
            <text:p>40.81</text:p>
          </table:table-cell>
          <table:table-cell office:value-type="string">
            <text:p>trgb</text:p>
          </table:table-cell>
          <table:table-cell office:value-type="float" office:value="3.66">
            <text:p>3.66</text:p>
          </table:table-cell>
          <table:table-cell table:number-columns-repeated="2"/>
          <table:table-cell office:value-type="float" office:value="547">
            <text:p>547</text:p>
          </table:table-cell>
          <table:table-cell office:value-type="float" office:value="301">
            <text:p>301</text:p>
          </table:table-cell>
          <table:table-cell office:value-type="string">
            <text:p>52, 118</text:p>
          </table:table-cell>
          <table:table-cell/>
          <table:table-cell table:style-name="ce3" office:value-type="float" office:value="23988329190.1948">
            <text:p>2.40E+10</text:p>
          </table:table-cell>
          <table:table-cell office:value-type="float" office:value="142.78">
            <text:p>142.78</text:p>
          </table:table-cell>
          <table:table-cell office:value-type="string">
            <text:p>1991RC3.9.C...0000d</text:p>
          </table:table-cell>
          <table:table-cell table:style-name="ce3" table:formula="oooc:=236000*([.P121]^2)*[.X121]" office:value-type="float" office:value="451379209.248">
            <text:p>4.51E+08</text:p>
          </table:table-cell>
          <table:table-cell table:style-name="ce3" table:formula="oooc:=(10^[.N121])/1.26E+041" office:value-type="float" office:value="0.512423991297348">
            <text:p>5.12E-01</text:p>
          </table:table-cell>
          <table:table-cell table:style-name="ce3" table:formula="oooc:=[.AA121]/[.W121]" office:value-type="float" office:value="0.0000000000213613873327535">
            <text:p>2.14E-11</text:p>
          </table:table-cell>
          <table:table-cell table:style-name="ce3" table:formula="oooc:=[.W121]/[.AA121]" office:value-type="float" office:value="46813438866.2433">
            <text:p>4.68E+10</text:p>
          </table:table-cell>
          <table:table-cell table:style-name="ce3" table:formula="oooc:=[.Z121]/[.W121]" office:value-type="float" office:value="0.0188166172670542">
            <text:p>1.88E-02</text:p>
          </table:table-cell>
          <table:table-cell table:style-name="ce3" table:formula="oooc:=[.Z121]*1.32/[.AA121]" office:value-type="float" office:value="1162749141.97298">
            <text:p>1.16E+09</text:p>
          </table:table-cell>
          <table:table-cell table:number-columns-repeated="6"/>
          <table:table-cell office:value-type="string">
            <text:p>NGC 5128</text:p>
          </table:table-cell>
        </table:table-row>
        <table:table-row table:style-name="ro1">
          <table:table-cell office:value-type="string">
            <text:p>IC 4247</text:p>
          </table:table-cell>
          <table:table-cell office:value-type="string">
            <text:p>13 26 44.4</text:p>
          </table:table-cell>
          <table:table-cell office:value-type="string">
            <text:p>–30 21 45</text:p>
          </table:table-cell>
          <table:table-cell office:value-type="float" office:value="2">
            <text:p>2</text:p>
          </table:table-cell>
          <table:table-cell office:value-type="string">
            <text:p>–13.25 ± 0.05</text:p>
          </table:table-cell>
          <table:table-cell office:value-type="string">
            <text:p>8 ± 1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string">
            <text:p>–14.12</text:p>
          </table:table-cell>
          <table:table-cell office:value-type="float" office:value="0.05">
            <text:p>0.05</text:p>
          </table:table-cell>
          <table:table-cell office:value-type="float" office:value="3">
            <text:p>3</text:p>
          </table:table-cell>
          <table:table-cell office:value-type="float" office:value="38.25">
            <text:p>38.25</text:p>
          </table:table-cell>
          <table:table-cell office:value-type="string">
            <text:p>trgb</text:p>
          </table:table-cell>
          <table:table-cell office:value-type="float" office:value="4.97">
            <text:p>4.97</text:p>
          </table:table-cell>
          <table:table-cell table:number-columns-repeated="2"/>
          <table:table-cell office:value-type="float" office:value="274">
            <text:p>274</text:p>
          </table:table-cell>
          <table:table-cell office:value-type="float" office:value="54">
            <text:p>54</text:p>
          </table:table-cell>
          <table:table-cell office:value-type="string">
            <text:p>8, 111</text:p>
          </table:table-cell>
          <table:table-cell/>
          <table:table-cell table:style-name="ce3" office:value-type="float" office:value="69183097.0918938">
            <text:p>6.92E+07</text:p>
          </table:table-cell>
          <table:table-cell table:number-columns-repeated="2"/>
          <table:table-cell table:number-columns-repeated="2" table:style-name="ce3"/>
          <table:table-cell table:style-name="ce3" table:formula="oooc:=[.AA122]/[.W122]" office:value-type="float" office:value="0">
            <text:p>0.00E+00</text:p>
          </table:table-cell>
          <table:table-cell table:style-name="ce3" table:formula="oooc:=[.W122]/[.AA122]" office:value-type="float" office:value="0">
            <text:p>#DIV/0!</text:p>
          </table:table-cell>
          <table:table-cell table:style-name="ce3" table:formula="oooc:=[.Z122]/[.W122]" office:value-type="float" office:value="0">
            <text:p>0.00E+00</text:p>
          </table:table-cell>
          <table:table-cell table:style-name="ce3" table:formula="oooc:=[.Z122]*1.32/[.AA122]" office:value-type="float" office:value="0">
            <text:p>#DIV/0!</text:p>
          </table:table-cell>
          <table:table-cell table:number-columns-repeated="6"/>
          <table:table-cell office:value-type="string">
            <text:p>IC 4247</text:p>
          </table:table-cell>
        </table:table-row>
        <table:table-row table:style-name="ro1">
          <table:table-cell office:value-type="string">
            <text:p>ESO 324–G024</text:p>
          </table:table-cell>
          <table:table-cell office:value-type="string">
            <text:p>13 27 37.3</text:p>
          </table:table-cell>
          <table:table-cell office:value-type="string">
            <text:p>–41 28 50</text:p>
          </table:table-cell>
          <table:table-cell office:value-type="float" office:value="10">
            <text:p>10</text:p>
          </table:table-cell>
          <table:table-cell office:value-type="string">
            <text:p>–12.07 ± 0.04</text:p>
          </table:table-cell>
          <table:table-cell office:value-type="string">
            <text:p>44 ± 11</text:p>
          </table:table-cell>
          <table:table-cell office:value-type="float" office:value="1.2">
            <text:p>1.2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0.43">
            <text:p>0.43</text:p>
          </table:table-cell>
          <table:table-cell office:value-type="string">
            <text:p>–15.38</text:p>
          </table:table-cell>
          <table:table-cell office:value-type="float" office:value="0.08">
            <text:p>0.08</text:p>
          </table:table-cell>
          <table:table-cell office:value-type="float" office:value="3">
            <text:p>3</text:p>
          </table:table-cell>
          <table:table-cell office:value-type="float" office:value="39.22">
            <text:p>39.22</text:p>
          </table:table-cell>
          <table:table-cell office:value-type="string">
            <text:p>trgb</text:p>
          </table:table-cell>
          <table:table-cell office:value-type="float" office:value="3.73">
            <text:p>3.73</text:p>
          </table:table-cell>
          <table:table-cell table:number-columns-repeated="2"/>
          <table:table-cell office:value-type="float" office:value="516">
            <text:p>516</text:p>
          </table:table-cell>
          <table:table-cell office:value-type="float" office:value="273">
            <text:p>273</text:p>
          </table:table-cell>
          <table:table-cell office:value-type="string">
            <text:p>29, 111</text:p>
          </table:table-cell>
          <table:table-cell/>
          <table:table-cell table:style-name="ce3" office:value-type="float" office:value="220800473.30189">
            <text:p>2.21E+08</text:p>
          </table:table-cell>
          <table:table-cell table:number-columns-repeated="2"/>
          <table:table-cell table:number-columns-repeated="2" table:style-name="ce3"/>
          <table:table-cell table:style-name="ce3" table:formula="oooc:=[.AA123]/[.W123]" office:value-type="float" office:value="0">
            <text:p>0.00E+00</text:p>
          </table:table-cell>
          <table:table-cell table:style-name="ce3" table:formula="oooc:=[.W123]/[.AA123]" office:value-type="float" office:value="0">
            <text:p>#DIV/0!</text:p>
          </table:table-cell>
          <table:table-cell table:style-name="ce3" table:formula="oooc:=[.Z123]/[.W123]" office:value-type="float" office:value="0">
            <text:p>0.00E+00</text:p>
          </table:table-cell>
          <table:table-cell table:style-name="ce3" table:formula="oooc:=[.Z123]*1.32/[.AA123]" office:value-type="float" office:value="0">
            <text:p>#DIV/0!</text:p>
          </table:table-cell>
          <table:table-cell table:number-columns-repeated="6"/>
          <table:table-cell office:value-type="string">
            <text:p>ESO 324–G024</text:p>
          </table:table-cell>
        </table:table-row>
        <table:table-row table:style-name="ro1">
          <table:table-cell office:value-type="string">
            <text:p>NGC 5204</text:p>
          </table:table-cell>
          <table:table-cell office:value-type="string">
            <text:p>13 29 36.2</text:p>
          </table:table-cell>
          <table:table-cell office:value-type="string">
            <text:p>58 25 06</text:p>
          </table:table-cell>
          <table:table-cell office:value-type="float" office:value="9">
            <text:p>9</text:p>
          </table:table-cell>
          <table:table-cell office:value-type="string">
            <text:p>–11.46 ± 0.03</text:p>
          </table:table-cell>
          <table:table-cell office:value-type="string">
            <text:p>56 ± 5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string">
            <text:p>–16.64</text:p>
          </table:table-cell>
          <table:table-cell office:value-type="float" office:value="0.13">
            <text:p>0.13</text:p>
          </table:table-cell>
          <table:table-cell office:value-type="float" office:value="3">
            <text:p>3</text:p>
          </table:table-cell>
          <table:table-cell office:value-type="float" office:value="39.91">
            <text:p>39.91</text:p>
          </table:table-cell>
          <table:table-cell office:value-type="string">
            <text:p>trgb</text:p>
          </table:table-cell>
          <table:table-cell office:value-type="float" office:value="4.65">
            <text:p>4.65</text:p>
          </table:table-cell>
          <table:table-cell table:number-columns-repeated="2"/>
          <table:table-cell office:value-type="float" office:value="201">
            <text:p>201</text:p>
          </table:table-cell>
          <table:table-cell office:value-type="float" office:value="339">
            <text:p>339</text:p>
          </table:table-cell>
          <table:table-cell office:value-type="string">
            <text:p>32, 118</text:p>
          </table:table-cell>
          <table:table-cell/>
          <table:table-cell table:style-name="ce3" office:value-type="float" office:value="704693068.967148">
            <text:p>7.05E+08</text:p>
          </table:table-cell>
          <table:table-cell office:value-type="float" office:value="134.93">
            <text:p>134.93</text:p>
          </table:table-cell>
          <table:table-cell office:value-type="string">
            <text:p>2007A&amp;A...468..903J</text:p>
          </table:table-cell>
          <table:table-cell table:style-name="ce3" table:formula="oooc:=236000*([.P124]^2)*[.X124]" office:value-type="float" office:value="688535646.3">
            <text:p>6.89E+08</text:p>
          </table:table-cell>
          <table:table-cell table:style-name="ce3" table:formula="oooc:=(10^[.N124])/1.26E+041" office:value-type="float" office:value="0.0645103584257217">
            <text:p>6.45E-02</text:p>
          </table:table-cell>
          <table:table-cell table:style-name="ce3" table:formula="oooc:=[.AA124]/[.W124]" office:value-type="float" office:value="0.0000000000915439093508795">
            <text:p>9.15E-11</text:p>
          </table:table-cell>
          <table:table-cell table:style-name="ce3" table:formula="oooc:=[.W124]/[.AA124]" office:value-type="float" office:value="10923719634.5536">
            <text:p>1.09E+10</text:p>
          </table:table-cell>
          <table:table-cell table:style-name="ce3" table:formula="oooc:=[.Z124]/[.W124]" office:value-type="float" office:value="0.977071687833074">
            <text:p>9.77E-01</text:p>
          </table:table-cell>
          <table:table-cell table:style-name="ce3" table:formula="oooc:=[.Z124]*1.32/[.AA124]" office:value-type="float" office:value="14088699478.5882">
            <text:p>1.41E+10</text:p>
          </table:table-cell>
          <table:table-cell table:number-columns-repeated="6"/>
          <table:table-cell office:value-type="string">
            <text:p>NGC 5204</text:p>
          </table:table-cell>
        </table:table-row>
        <table:table-row table:style-name="ro1">
          <table:table-cell office:value-type="string">
            <text:p>NGC 5195</text:p>
          </table:table-cell>
          <table:table-cell office:value-type="string">
            <text:p>13 29 58.7</text:p>
          </table:table-cell>
          <table:table-cell office:value-type="string">
            <text:p>47 16 05</text:p>
          </table:table-cell>
          <table:table-cell office:value-type="float" office:value="2">
            <text:p>2</text:p>
          </table:table-cell>
          <table:table-cell office:value-type="string">
            <text:p>–11.99 ± 0.20</text:p>
          </table:table-cell>
          <table:table-cell office:value-type="string">
            <text:p>4 ± 1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08">
            <text:p>0.08</text:p>
          </table:table-cell>
          <table:table-cell office:value-type="string">
            <text:p>–19.14</text:p>
          </table:table-cell>
          <table:table-cell office:value-type="float" office:value="0.34">
            <text:p>0.34</text:p>
          </table:table-cell>
          <table:table-cell office:value-type="float" office:value="3">
            <text:p>3</text:p>
          </table:table-cell>
          <table:table-cell office:value-type="float" office:value="39.79">
            <text:p>39.79</text:p>
          </table:table-cell>
          <table:table-cell office:value-type="string">
            <text:p>sbf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65">
            <text:p>465</text:p>
          </table:table-cell>
          <table:table-cell office:value-type="float" office:value="558">
            <text:p>558</text:p>
          </table:table-cell>
          <table:table-cell office:value-type="string">
            <text:p>56, 118</text:p>
          </table:table-cell>
          <table:table-cell/>
          <table:table-cell table:style-name="ce3" office:value-type="float" office:value="7046930689.67148">
            <text:p>7.05E+09</text:p>
          </table:table-cell>
          <table:table-cell office:value-type="float" office:value="121.56">
            <text:p>121.56</text:p>
          </table:table-cell>
          <table:table-cell office:value-type="string">
            <text:p>2005ApJS..160..149S</text:p>
          </table:table-cell>
          <table:table-cell table:style-name="ce3" table:formula="oooc:=236000*([.P125]^2)*[.X125]" office:value-type="float" office:value="1836042240">
            <text:p>1.84E+09</text:p>
          </table:table-cell>
          <table:table-cell table:style-name="ce3" table:formula="oooc:=(10^[.N125])/1.26E+041" office:value-type="float" office:value="0.0489361112588477">
            <text:p>4.89E-02</text:p>
          </table:table-cell>
          <table:table-cell table:style-name="ce3" table:formula="oooc:=[.AA125]/[.W125]" office:value-type="float" office:value="0.0000000000069443156764082">
            <text:p>6.94E-12</text:p>
          </table:table-cell>
          <table:table-cell table:style-name="ce3" table:formula="oooc:=[.W125]/[.AA125]" office:value-type="float" office:value="144002670183.512">
            <text:p>1.44E+11</text:p>
          </table:table-cell>
          <table:table-cell table:style-name="ce3" table:formula="oooc:=[.Z125]/[.W125]" office:value-type="float" office:value="0.260544955081089">
            <text:p>2.61E-01</text:p>
          </table:table-cell>
          <table:table-cell table:style-name="ce3" table:formula="oooc:=[.Z125]*1.32/[.AA125]" office:value-type="float" office:value="49525303389.5662">
            <text:p>4.95E+10</text:p>
          </table:table-cell>
          <table:table-cell table:number-columns-repeated="6"/>
          <table:table-cell office:value-type="string">
            <text:p>NGC 5195</text:p>
          </table:table-cell>
        </table:table-row>
        <table:table-row table:style-name="ro1">
          <table:table-cell office:value-type="string">
            <text:p>UGC 8508</text:p>
          </table:table-cell>
          <table:table-cell office:value-type="string">
            <text:p>13 30 44.4</text:p>
          </table:table-cell>
          <table:table-cell office:value-type="string">
            <text:p>54 54 36</text:p>
          </table:table-cell>
          <table:table-cell office:value-type="float" office:value="10">
            <text:p>10</text:p>
          </table:table-cell>
          <table:table-cell office:value-type="string">
            <text:p>–12.59 ± 0.06</text:p>
          </table:table-cell>
          <table:table-cell office:value-type="string">
            <text:p>24 ± 4</text:p>
          </table:table-cell>
          <table:table-cell office:value-type="float" office:value="1.1">
            <text:p>1.1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–13.24</text:p>
          </table:table-cell>
          <table:table-cell office:value-type="float" office:value="0.06">
            <text:p>0.06</text:p>
          </table:table-cell>
          <table:table-cell office:value-type="float" office:value="1">
            <text:p>1</text:p>
          </table:table-cell>
          <table:table-cell office:value-type="float" office:value="38.33">
            <text:p>38.33</text:p>
          </table:table-cell>
          <table:table-cell office:value-type="string">
            <text:p>trgb</text:p>
          </table:table-cell>
          <table:table-cell office:value-type="float" office:value="2.69">
            <text:p>2.69</text:p>
          </table:table-cell>
          <table:table-cell table:number-columns-repeated="2"/>
          <table:table-cell office:value-type="float" office:value="62">
            <text:p>62</text:p>
          </table:table-cell>
          <table:table-cell office:value-type="float" office:value="187">
            <text:p>187</text:p>
          </table:table-cell>
          <table:table-cell office:value-type="string">
            <text:p>62, 117</text:p>
          </table:table-cell>
          <table:table-cell/>
          <table:table-cell table:style-name="ce3" office:value-type="float" office:value="30760968.147407">
            <text:p>3.08E+07</text:p>
          </table:table-cell>
          <table:table-cell office:value-type="float" office:value="15.66">
            <text:p>15.66</text:p>
          </table:table-cell>
          <table:table-cell office:value-type="string">
            <text:p>1991RC3.9.C...0000d</text:p>
          </table:table-cell>
          <table:table-cell table:style-name="ce3" table:formula="oooc:=236000*([.P126]^2)*[.X126]" office:value-type="float" office:value="26742888.936">
            <text:p>2.67E+07</text:p>
          </table:table-cell>
          <table:table-cell table:style-name="ce3" table:formula="oooc:=(10^[.N126])/1.26E+041" office:value-type="float" office:value="0.00169679530912875">
            <text:p>1.70E-03</text:p>
          </table:table-cell>
          <table:table-cell table:style-name="ce3" table:formula="oooc:=[.AA126]/[.W126]" office:value-type="float" office:value="0.0000000000551606601260949">
            <text:p>5.52E-11</text:p>
          </table:table-cell>
          <table:table-cell table:style-name="ce3" table:formula="oooc:=[.W126]/[.AA126]" office:value-type="float" office:value="18128862086.0237">
            <text:p>1.81E+10</text:p>
          </table:table-cell>
          <table:table-cell table:style-name="ce3" table:formula="oooc:=[.Z126]/[.W126]" office:value-type="float" office:value="0.86937734884831">
            <text:p>8.69E-01</text:p>
          </table:table-cell>
          <table:table-cell table:style-name="ce3" table:formula="oooc:=[.Z126]*1.32/[.AA126]" office:value-type="float" office:value="20804285116.5387">
            <text:p>2.08E+10</text:p>
          </table:table-cell>
          <table:table-cell table:number-columns-repeated="6"/>
          <table:table-cell office:value-type="string">
            <text:p>UGC 8508</text:p>
          </table:table-cell>
        </table:table-row>
        <table:table-row table:style-name="ro1">
          <table:table-cell office:value-type="string">
            <text:p>[KK 98]</text:p>
          </table:table-cell>
          <table:table-cell office:value-type="string">
            <text:p>13 36 35.5</text:p>
          </table:table-cell>
          <table:table-cell office:value-type="string">
            <text:p>–29 34 17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...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...</text:p>
          </table:table-cell>
          <table:table-cell office:value-type="float" office:value="0.17">
            <text:p>0.17</text:p>
          </table:table-cell>
          <table:table-cell office:value-type="string">
            <text:p>–14.22</text:p>
          </table:table-cell>
          <table:table-cell office:value-type="float" office:value="0.05">
            <text:p>0.05</text:p>
          </table:table-cell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office:value-type="string">
            <text:p>trgb</text:p>
          </table:table-cell>
          <table:table-cell office:value-type="float" office:value="4.68">
            <text:p>4.68</text:p>
          </table:table-cell>
          <table:table-cell table:number-columns-repeated="2"/>
          <table:table-cell office:value-type="float" office:value="381">
            <text:p>381</text:p>
          </table:table-cell>
          <table:table-cell office:value-type="float" office:value="170">
            <text:p>170</text:p>
          </table:table-cell>
          <table:table-cell office:value-type="string">
            <text:p>29, 116</text:p>
          </table:table-cell>
          <table:table-cell/>
          <table:table-cell table:style-name="ce3" office:value-type="float" office:value="75857757.5029185">
            <text:p>7.59E+07</text:p>
          </table:table-cell>
          <table:table-cell table:number-columns-repeated="2"/>
          <table:table-cell table:number-columns-repeated="2" table:style-name="ce3"/>
          <table:table-cell table:style-name="ce3" table:formula="oooc:=[.AA127]/[.W127]" office:value-type="float" office:value="0">
            <text:p>0.00E+00</text:p>
          </table:table-cell>
          <table:table-cell table:style-name="ce3" table:formula="oooc:=[.W127]/[.AA127]" office:value-type="float" office:value="0">
            <text:p>#DIV/0!</text:p>
          </table:table-cell>
          <table:table-cell table:style-name="ce3" table:formula="oooc:=[.Z127]/[.W127]" office:value-type="float" office:value="0">
            <text:p>0.00E+00</text:p>
          </table:table-cell>
          <table:table-cell table:style-name="ce3" table:formula="oooc:=[.Z127]*1.32/[.AA127]" office:value-type="float" office:value="0">
            <text:p>#DIV/0!</text:p>
          </table:table-cell>
          <table:table-cell table:number-columns-repeated="6"/>
          <table:table-cell office:value-type="string">
            <text:p>[KK 98]</text:p>
          </table:table-cell>
        </table:table-row>
        <table:table-row table:style-name="ro1">
          <table:table-cell office:value-type="string">
            <text:p>NGC 5236</text:p>
          </table:table-cell>
          <table:table-cell office:value-type="string">
            <text:p>13 37 00.8</text:p>
          </table:table-cell>
          <table:table-cell office:value-type="string">
            <text:p>–29 51 59</text:p>
          </table:table-cell>
          <table:table-cell office:value-type="float" office:value="5">
            <text:p>5</text:p>
          </table:table-cell>
          <table:table-cell office:value-type="string">
            <text:p>–10.00 ± 0.04</text:p>
          </table:table-cell>
          <table:table-cell office:value-type="string">
            <text:p>33 ± 3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0.21">
            <text:p>0.21</text:p>
          </table:table-cell>
          <table:table-cell office:value-type="string">
            <text:p>–20.26</text:p>
          </table:table-cell>
          <table:table-cell office:value-type="float" office:value="0.53">
            <text:p>0.53</text:p>
          </table:table-cell>
          <table:table-cell office:value-type="float" office:value="3">
            <text:p>3</text:p>
          </table:table-cell>
          <table:table-cell office:value-type="float" office:value="41.25">
            <text:p>41.25</text:p>
          </table:table-cell>
          <table:table-cell office:value-type="string">
            <text:p>ceph</text:p>
          </table:table-cell>
          <table:table-cell office:value-type="float" office:value="4.47">
            <text:p>4.47</text:p>
          </table:table-cell>
          <table:table-cell table:number-columns-repeated="2"/>
          <table:table-cell office:value-type="float" office:value="513">
            <text:p>513</text:p>
          </table:table-cell>
          <table:table-cell office:value-type="float" office:value="301">
            <text:p>301</text:p>
          </table:table-cell>
          <table:table-cell office:value-type="string">
            <text:p>53, 118</text:p>
          </table:table-cell>
          <table:table-cell/>
          <table:table-cell table:style-name="ce3" office:value-type="float" office:value="19769696401.1187">
            <text:p>1.98E+10</text:p>
          </table:table-cell>
          <table:table-cell office:value-type="float" office:value="1644.16">
            <text:p>1644.16</text:p>
          </table:table-cell>
          <table:table-cell office:value-type="string">
            <text:p>2005MNRAS.361...34D</text:p>
          </table:table-cell>
          <table:table-cell table:style-name="ce3" table:formula="oooc:=236000*([.P128]^2)*[.X128]" office:value-type="float" office:value="7753023984.384">
            <text:p>7.75E+09</text:p>
          </table:table-cell>
          <table:table-cell table:style-name="ce3" table:formula="oooc:=(10^[.N128])/1.26E+041" office:value-type="float" office:value="1.41133286511026">
            <text:p>1.41E+00</text:p>
          </table:table-cell>
          <table:table-cell table:style-name="ce3" table:formula="oooc:=[.AA128]/[.W128]" office:value-type="float" office:value="0.0000000000713886969468279">
            <text:p>7.14E-11</text:p>
          </table:table-cell>
          <table:table-cell table:style-name="ce3" table:formula="oooc:=[.W128]/[.AA128]" office:value-type="float" office:value="14007819763.7481">
            <text:p>1.40E+10</text:p>
          </table:table-cell>
          <table:table-cell table:style-name="ce3" table:formula="oooc:=[.Z128]/[.W128]" office:value-type="float" office:value="0.392167073640306">
            <text:p>3.92E-01</text:p>
          </table:table-cell>
          <table:table-cell table:style-name="ce3" table:formula="oooc:=[.Z128]*1.32/[.AA128]" office:value-type="float" office:value="7251295503.97551">
            <text:p>7.25E+09</text:p>
          </table:table-cell>
          <table:table-cell table:number-columns-repeated="6"/>
          <table:table-cell office:value-type="string">
            <text:p>NGC 5236</text:p>
          </table:table-cell>
        </table:table-row>
        <table:table-row table:style-name="ro1">
          <table:table-cell office:value-type="string">
            <text:p>ESO 444–G084</text:p>
          </table:table-cell>
          <table:table-cell office:value-type="string">
            <text:p>13 37 20.1</text:p>
          </table:table-cell>
          <table:table-cell office:value-type="string">
            <text:p>–28 02 46</text:p>
          </table:table-cell>
          <table:table-cell office:value-type="float" office:value="10">
            <text:p>10</text:p>
          </table:table-cell>
          <table:table-cell office:value-type="string">
            <text:p>–12.90 ± 0.07</text:p>
          </table:table-cell>
          <table:table-cell office:value-type="string">
            <text:p>32 ± 5</text:p>
          </table:table-cell>
          <table:table-cell office:value-type="float" office:value="1.2">
            <text:p>1.2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0.26">
            <text:p>0.26</text:p>
          </table:table-cell>
          <table:table-cell office:value-type="string">
            <text:p>–13.10</text:p>
          </table:table-cell>
          <table:table-cell office:value-type="float" office:value="0.03">
            <text:p>0.03</text:p>
          </table:table-cell>
          <table:table-cell office:value-type="float" office:value="3">
            <text:p>3</text:p>
          </table:table-cell>
          <table:table-cell office:value-type="float" office:value="38.56">
            <text:p>38.56</text:p>
          </table:table-cell>
          <table:table-cell office:value-type="string">
            <text:p>trgb</text:p>
          </table:table-cell>
          <table:table-cell office:value-type="float" office:value="4.61">
            <text:p>4.61</text:p>
          </table:table-cell>
          <table:table-cell table:number-columns-repeated="2"/>
          <table:table-cell office:value-type="float" office:value="587">
            <text:p>587</text:p>
          </table:table-cell>
          <table:table-cell office:value-type="float" office:value="380">
            <text:p>380</text:p>
          </table:table-cell>
          <table:table-cell office:value-type="string">
            <text:p>29, 111</text:p>
          </table:table-cell>
          <table:table-cell/>
          <table:table-cell table:style-name="ce3" office:value-type="float" office:value="27039583.6410884">
            <text:p>2.70E+07</text:p>
          </table:table-cell>
          <table:table-cell table:number-columns-repeated="2"/>
          <table:table-cell table:number-columns-repeated="2" table:style-name="ce3"/>
          <table:table-cell table:style-name="ce3" table:formula="oooc:=[.AA129]/[.W129]" office:value-type="float" office:value="0">
            <text:p>0.00E+00</text:p>
          </table:table-cell>
          <table:table-cell table:style-name="ce3" table:formula="oooc:=[.W129]/[.AA129]" office:value-type="float" office:value="0">
            <text:p>#DIV/0!</text:p>
          </table:table-cell>
          <table:table-cell table:style-name="ce3" table:formula="oooc:=[.Z129]/[.W129]" office:value-type="float" office:value="0">
            <text:p>0.00E+00</text:p>
          </table:table-cell>
          <table:table-cell table:style-name="ce3" table:formula="oooc:=[.Z129]*1.32/[.AA129]" office:value-type="float" office:value="0">
            <text:p>#DIV/0!</text:p>
          </table:table-cell>
          <table:table-cell table:number-columns-repeated="6"/>
          <table:table-cell office:value-type="string">
            <text:p>ESO 444–G084</text:p>
          </table:table-cell>
        </table:table-row>
        <table:table-row table:style-name="ro1">
          <table:table-cell office:value-type="string">
            <text:p>UGC 8638</text:p>
          </table:table-cell>
          <table:table-cell office:value-type="string">
            <text:p>13 39 19.4</text:p>
          </table:table-cell>
          <table:table-cell office:value-type="string">
            <text:p>24 46 32</text:p>
          </table:table-cell>
          <table:table-cell office:value-type="float" office:value="10">
            <text:p>10</text:p>
          </table:table-cell>
          <table:table-cell office:value-type="string">
            <text:p>–12.60 ± 0.03</text:p>
          </table:table-cell>
          <table:table-cell office:value-type="string">
            <text:p>62 ± 18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–13.1</text:p>
          </table:table-cell>
          <table:table-cell office:value-type="float" office:value="0.03">
            <text:p>0.03</text:p>
          </table:table-cell>
          <table:table-cell office:value-type="float" office:value="3">
            <text:p>3</text:p>
          </table:table-cell>
          <table:table-cell office:value-type="float" office:value="38.73">
            <text:p>38.73</text:p>
          </table:table-cell>
          <table:table-cell office:value-type="string">
            <text:p>trgb</text:p>
          </table:table-cell>
          <table:table-cell office:value-type="float" office:value="4.27">
            <text:p>4.27</text:p>
          </table:table-cell>
          <table:table-cell table:number-columns-repeated="2"/>
          <table:table-cell table:number-columns-repeated="2" office:value-type="float" office:value="274">
            <text:p>274</text:p>
          </table:table-cell>
          <table:table-cell office:value-type="string">
            <text:p>7, 111</text:p>
          </table:table-cell>
          <table:table-cell/>
          <table:table-cell table:style-name="ce3" office:value-type="float" office:value="27039583.6410884">
            <text:p>2.70E+07</text:p>
          </table:table-cell>
          <table:table-cell office:value-type="float" office:value="2.55">
            <text:p>2.55</text:p>
          </table:table-cell>
          <table:table-cell office:value-type="string">
            <text:p>1990ApJS...72..245S</text:p>
          </table:table-cell>
          <table:table-cell table:style-name="ce3" table:formula="oooc:=236000*([.P130]^2)*[.X130]" office:value-type="float" office:value="10972559.22">
            <text:p>1.10E+07</text:p>
          </table:table-cell>
          <table:table-cell table:style-name="ce3" table:formula="oooc:=(10^[.N130])/1.26E+041" office:value-type="float" office:value="0.00426215711404959">
            <text:p>4.26E-03</text:p>
          </table:table-cell>
          <table:table-cell table:style-name="ce3" table:formula="oooc:=[.AA130]/[.W130]" office:value-type="float" office:value="0.000000000157626580742648">
            <text:p>1.58E-10</text:p>
          </table:table-cell>
          <table:table-cell table:style-name="ce3" table:formula="oooc:=[.W130]/[.AA130]" office:value-type="float" office:value="6344107670.72764">
            <text:p>6.34E+09</text:p>
          </table:table-cell>
          <table:table-cell table:style-name="ce3" table:formula="oooc:=[.Z130]/[.W130]" office:value-type="float" office:value="0.405796160386378">
            <text:p>4.06E-01</text:p>
          </table:table-cell>
          <table:table-cell table:style-name="ce3" table:formula="oooc:=[.Z130]*1.32/[.AA130]" office:value-type="float" office:value="3398227184.69394">
            <text:p>3.40E+09</text:p>
          </table:table-cell>
          <table:table-cell table:number-columns-repeated="6"/>
          <table:table-cell office:value-type="string">
            <text:p>UGC 8638</text:p>
          </table:table-cell>
        </table:table-row>
        <table:table-row table:style-name="ro1">
          <table:table-cell office:value-type="string">
            <text:p>UGC 8651</text:p>
          </table:table-cell>
          <table:table-cell office:value-type="string">
            <text:p>13 39 53.8</text:p>
          </table:table-cell>
          <table:table-cell office:value-type="string">
            <text:p>40 44 21</text:p>
          </table:table-cell>
          <table:table-cell office:value-type="float" office:value="10">
            <text:p>10</text:p>
          </table:table-cell>
          <table:table-cell office:value-type="string">
            <text:p>–12.61 ± 0.05</text:p>
          </table:table-cell>
          <table:table-cell office:value-type="string">
            <text:p>33 ± 4</text:p>
          </table:table-cell>
          <table:table-cell office:value-type="float" office:value="1.1">
            <text:p>1.1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–12.96</text:p>
          </table:table-cell>
          <table:table-cell office:value-type="float" office:value="0.03">
            <text:p>0.03</text:p>
          </table:table-cell>
          <table:table-cell office:value-type="float" office:value="2">
            <text:p>2</text:p>
          </table:table-cell>
          <table:table-cell office:value-type="float" office:value="38.42">
            <text:p>38.42</text:p>
          </table:table-cell>
          <table:table-cell office:value-type="string">
            <text:p>trgb</text:p>
          </table:table-cell>
          <table:table-cell office:value-type="float" office:value="3.02">
            <text:p>3.02</text:p>
          </table:table-cell>
          <table:table-cell table:number-columns-repeated="2"/>
          <table:table-cell office:value-type="float" office:value="202">
            <text:p>202</text:p>
          </table:table-cell>
          <table:table-cell office:value-type="float" office:value="272">
            <text:p>272</text:p>
          </table:table-cell>
          <table:table-cell office:value-type="string">
            <text:p>62, 120</text:p>
          </table:table-cell>
          <table:table-cell/>
          <table:table-cell table:style-name="ce3" office:value-type="float" office:value="23768402.8662488">
            <text:p>2.38E+07</text:p>
          </table:table-cell>
          <table:table-cell office:value-type="float" office:value="12.56">
            <text:p>12.56</text:p>
          </table:table-cell>
          <table:table-cell office:value-type="string">
            <text:p>2007AJ....134.1046H</text:p>
          </table:table-cell>
          <table:table-cell table:style-name="ce3" table:formula="oooc:=236000*([.P131]^2)*[.X131]" office:value-type="float" office:value="27034324.864">
            <text:p>2.70E+07</text:p>
          </table:table-cell>
          <table:table-cell table:style-name="ce3" table:formula="oooc:=(10^[.N131])/1.26E+041" office:value-type="float" office:value="0.00208751427928206">
            <text:p>2.09E-03</text:p>
          </table:table-cell>
          <table:table-cell table:style-name="ce3" table:formula="oooc:=[.AA131]/[.W131]" office:value-type="float" office:value="0.0000000000878272844426721">
            <text:p>8.78E-11</text:p>
          </table:table-cell>
          <table:table-cell table:style-name="ce3" table:formula="oooc:=[.W131]/[.AA131]" office:value-type="float" office:value="11385983368.901">
            <text:p>1.14E+10</text:p>
          </table:table-cell>
          <table:table-cell table:style-name="ce3" table:formula="oooc:=[.Z131]/[.W131]" office:value-type="float" office:value="1.13740603506804">
            <text:p>1.14E+00</text:p>
          </table:table-cell>
          <table:table-cell table:style-name="ce3" table:formula="oooc:=[.Z131]*1.32/[.AA131]" office:value-type="float" office:value="17094641782.6435">
            <text:p>1.71E+10</text:p>
          </table:table-cell>
          <table:table-cell table:number-columns-repeated="6"/>
          <table:table-cell office:value-type="string">
            <text:p>UGC 8651</text:p>
          </table:table-cell>
        </table:table-row>
        <table:table-row table:style-name="ro1">
          <table:table-cell office:value-type="string">
            <text:p>NGC 5253</text:p>
          </table:table-cell>
          <table:table-cell office:value-type="string">
            <text:p>13 39 55.9</text:p>
          </table:table-cell>
          <table:table-cell office:value-type="string">
            <text:p>–31 38 24</text:p>
          </table:table-cell>
          <table:table-cell office:value-type="float" office:value="11">
            <text:p>11</text:p>
          </table:table-cell>
          <table:table-cell office:value-type="string">
            <text:p>–10.74 ± 0.02</text:p>
          </table:table-cell>
          <table:table-cell office:value-type="string">
            <text:p>120 ± 9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21">
            <text:p>0.21</text:p>
          </table:table-cell>
          <table:table-cell office:value-type="string">
            <text:p>–16.83</text:p>
          </table:table-cell>
          <table:table-cell office:value-type="float" office:value="0.12">
            <text:p>0.12</text:p>
          </table:table-cell>
          <table:table-cell office:value-type="float" office:value="1">
            <text:p>1</text:p>
          </table:table-cell>
          <table:table-cell office:value-type="float" office:value="40.34">
            <text:p>40.34</text:p>
          </table:table-cell>
          <table:table-cell office:value-type="string">
            <text:p>ceph</text:p>
          </table:table-cell>
          <table:table-cell office:value-type="float" office:value="3.15">
            <text:p>3.15</text:p>
          </table:table-cell>
          <table:table-cell table:number-columns-repeated="2"/>
          <table:table-cell office:value-type="float" office:value="407">
            <text:p>407</text:p>
          </table:table-cell>
          <table:table-cell office:value-type="float" office:value="193">
            <text:p>193</text:p>
          </table:table-cell>
          <table:table-cell office:value-type="string">
            <text:p>5, 118</text:p>
          </table:table-cell>
          <table:table-cell/>
          <table:table-cell table:style-name="ce3" office:value-type="float" office:value="839459986.519396">
            <text:p>8.39E+08</text:p>
          </table:table-cell>
          <table:table-cell office:value-type="float" office:value="44.34">
            <text:p>44.34</text:p>
          </table:table-cell>
          <table:table-cell office:value-type="string">
            <text:p>2004AJ....128...16K</text:p>
          </table:table-cell>
          <table:table-cell table:style-name="ce3" table:formula="oooc:=236000*([.P132]^2)*[.X132]" office:value-type="float" office:value="103831421.4">
            <text:p>1.04E+08</text:p>
          </table:table-cell>
          <table:table-cell table:style-name="ce3" table:formula="oooc:=(10^[.N132])/1.26E+041" office:value-type="float" office:value="0.173631874916633">
            <text:p>1.74E-01</text:p>
          </table:table-cell>
          <table:table-cell table:style-name="ce3" table:formula="oooc:=[.AA132]/[.W132]" office:value-type="float" office:value="0.000000000206837583333248">
            <text:p>2.07E-10</text:p>
          </table:table-cell>
          <table:table-cell table:style-name="ce3" table:formula="oooc:=[.W132]/[.AA132]" office:value-type="float" office:value="4834711293.20267">
            <text:p>4.83E+09</text:p>
          </table:table-cell>
          <table:table-cell table:style-name="ce3" table:formula="oooc:=[.Z132]/[.W132]" office:value-type="float" office:value="0.123688350924873">
            <text:p>1.24E-01</text:p>
          </table:table-cell>
          <table:table-cell table:style-name="ce3" table:formula="oooc:=[.Z132]*1.32/[.AA132]" office:value-type="float" office:value="789356656.511408">
            <text:p>7.89E+08</text:p>
          </table:table-cell>
          <table:table-cell/>
          <table:table-cell office:value-type="float" office:value="35.05">
            <text:p>35.05</text:p>
          </table:table-cell>
          <table:table-cell office:value-type="float" office:value="35.04">
            <text:p>35.04</text:p>
          </table:table-cell>
          <table:table-cell/>
          <table:table-cell table:style-name="ce3" table:formula="oooc:=(10^[.AG132])*10000000/3.83E+033*10^-9.51" office:value-type="float" office:value="0.0905318147395639">
            <text:p>9.05E-02</text:p>
          </table:table-cell>
          <table:table-cell table:style-name="ce3" table:formula="oooc:=(10^[.AH132])*10000000/3.83E+033*10^-9.33" office:value-type="float" office:value="0.13390636657738">
            <text:p>1.34E-01</text:p>
          </table:table-cell>
          <table:table-cell office:value-type="string">
            <text:p>NGC 5253</text:p>
          </table:table-cell>
        </table:table-row>
        <table:table-row table:style-name="ro1">
          <table:table-cell office:value-type="string">
            <text:p>IC 4316</text:p>
          </table:table-cell>
          <table:table-cell office:value-type="string">
            <text:p>13 40 18.4</text:p>
          </table:table-cell>
          <table:table-cell office:value-type="string">
            <text:p>–28 53 32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...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...</text:p>
          </table:table-cell>
          <table:table-cell office:value-type="float" office:value="0.19">
            <text:p>0.19</text:p>
          </table:table-cell>
          <table:table-cell office:value-type="string">
            <text:p>–13.85</text:p>
          </table:table-cell>
          <table:table-cell office:value-type="float" office:value="0.04">
            <text:p>0.04</text:p>
          </table:table-cell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office:value-type="string">
            <text:p>trgb</text:p>
          </table:table-cell>
          <table:table-cell office:value-type="float" office:value="4.4">
            <text:p>4.4</text:p>
          </table:table-cell>
          <table:table-cell table:number-columns-repeated="2"/>
          <table:table-cell office:value-type="float" office:value="674">
            <text:p>674</text:p>
          </table:table-cell>
          <table:table-cell office:value-type="float" office:value="467">
            <text:p>467</text:p>
          </table:table-cell>
          <table:table-cell office:value-type="string">
            <text:p>29, 111</text:p>
          </table:table-cell>
          <table:table-cell/>
          <table:table-cell table:style-name="ce3" office:value-type="float" office:value="53951062.2515127">
            <text:p>5.40E+07</text:p>
          </table:table-cell>
          <table:table-cell table:number-columns-repeated="2"/>
          <table:table-cell table:number-columns-repeated="2" table:style-name="ce3"/>
          <table:table-cell table:style-name="ce3" table:formula="oooc:=[.AA133]/[.W133]" office:value-type="float" office:value="0">
            <text:p>0.00E+00</text:p>
          </table:table-cell>
          <table:table-cell table:style-name="ce3" table:formula="oooc:=[.W133]/[.AA133]" office:value-type="float" office:value="0">
            <text:p>#DIV/0!</text:p>
          </table:table-cell>
          <table:table-cell table:style-name="ce3" table:formula="oooc:=[.Z133]/[.W133]" office:value-type="float" office:value="0">
            <text:p>0.00E+00</text:p>
          </table:table-cell>
          <table:table-cell table:style-name="ce3" table:formula="oooc:=[.Z133]*1.32/[.AA133]" office:value-type="float" office:value="0">
            <text:p>#DIV/0!</text:p>
          </table:table-cell>
          <table:table-cell table:number-columns-repeated="6"/>
          <table:table-cell office:value-type="string">
            <text:p>IC 4316</text:p>
          </table:table-cell>
        </table:table-row>
        <table:table-row table:style-name="ro1">
          <table:table-cell office:value-type="string">
            <text:p>NGC 5264</text:p>
          </table:table-cell>
          <table:table-cell office:value-type="string">
            <text:p>13 41 36.9</text:p>
          </table:table-cell>
          <table:table-cell office:value-type="string">
            <text:p>–29 54 50</text:p>
          </table:table-cell>
          <table:table-cell office:value-type="float" office:value="9">
            <text:p>9</text:p>
          </table:table-cell>
          <table:table-cell office:value-type="string">
            <text:p>–12.31 ± 0.08</text:p>
          </table:table-cell>
          <table:table-cell office:value-type="string">
            <text:p>9 ± 2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string">
            <text:p>–15.88</text:p>
          </table:table-cell>
          <table:table-cell office:value-type="float" office:value="0.18">
            <text:p>0.18</text:p>
          </table:table-cell>
          <table:table-cell office:value-type="float" office:value="1">
            <text:p>1</text:p>
          </table:table-cell>
          <table:table-cell office:value-type="float" office:value="39.06">
            <text:p>39.06</text:p>
          </table:table-cell>
          <table:table-cell office:value-type="string">
            <text:p>trgb</text:p>
          </table:table-cell>
          <table:table-cell office:value-type="float" office:value="4.53">
            <text:p>4.53</text:p>
          </table:table-cell>
          <table:table-cell table:number-columns-repeated="2"/>
          <table:table-cell office:value-type="float" office:value="478">
            <text:p>478</text:p>
          </table:table-cell>
          <table:table-cell office:value-type="float" office:value="269">
            <text:p>269</text:p>
          </table:table-cell>
          <table:table-cell office:value-type="string">
            <text:p>29, 118</text:p>
          </table:table-cell>
          <table:table-cell/>
          <table:table-cell table:style-name="ce3" office:value-type="float" office:value="349945167.028358">
            <text:p>3.50E+08</text:p>
          </table:table-cell>
          <table:table-cell office:value-type="float" office:value="12.77">
            <text:p>12.77</text:p>
          </table:table-cell>
          <table:table-cell office:value-type="string">
            <text:p>2004AJ....128...16K</text:p>
          </table:table-cell>
          <table:table-cell table:style-name="ce3" table:formula="oooc:=236000*([.P134]^2)*[.X134]" office:value-type="float" office:value="61844246.748">
            <text:p>6.18E+07</text:p>
          </table:table-cell>
          <table:table-cell table:style-name="ce3" table:formula="oooc:=(10^[.N134])/1.26E+041" office:value-type="float" office:value="0.00911233032934039">
            <text:p>9.11E-03</text:p>
          </table:table-cell>
          <table:table-cell table:style-name="ce3" table:formula="oooc:=[.AA134]/[.W134]" office:value-type="float" office:value="0.0000000000260393089772317">
            <text:p>2.60E-11</text:p>
          </table:table-cell>
          <table:table-cell table:style-name="ce3" table:formula="oooc:=[.W134]/[.AA134]" office:value-type="float" office:value="38403476869.3125">
            <text:p>3.84E+10</text:p>
          </table:table-cell>
          <table:table-cell table:style-name="ce3" table:formula="oooc:=[.Z134]/[.W134]" office:value-type="float" office:value="0.176725534669231">
            <text:p>1.77E-01</text:p>
          </table:table-cell>
          <table:table-cell table:style-name="ce3" table:formula="oooc:=[.Z134]*1.32/[.AA134]" office:value-type="float" office:value="8958674977.41045">
            <text:p>8.96E+09</text:p>
          </table:table-cell>
          <table:table-cell table:number-columns-repeated="6"/>
          <table:table-cell office:value-type="string">
            <text:p>NGC 5264</text:p>
          </table:table-cell>
        </table:table-row>
        <table:table-row table:style-name="ro1">
          <table:table-cell office:value-type="string">
            <text:p>ESO 325–G011</text:p>
          </table:table-cell>
          <table:table-cell office:value-type="string">
            <text:p>13 45 00.5</text:p>
          </table:table-cell>
          <table:table-cell office:value-type="string">
            <text:p>–41 51 40</text:p>
          </table:table-cell>
          <table:table-cell office:value-type="float" office:value="10">
            <text:p>10</text:p>
          </table:table-cell>
          <table:table-cell office:value-type="string">
            <text:p>–12.01 ± 0.03</text:p>
          </table:table-cell>
          <table:table-cell office:value-type="string">
            <text:p>87 ± 11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0.32">
            <text:p>0.32</text:p>
          </table:table-cell>
          <table:table-cell office:value-type="string">
            <text:p>–13.97</text:p>
          </table:table-cell>
          <table:table-cell office:value-type="float" office:value="0.04">
            <text:p>0.04</text:p>
          </table:table-cell>
          <table:table-cell office:value-type="float" office:value="3">
            <text:p>3</text:p>
          </table:table-cell>
          <table:table-cell office:value-type="float" office:value="39.19">
            <text:p>39.19</text:p>
          </table:table-cell>
          <table:table-cell office:value-type="string">
            <text:p>trgb</text:p>
          </table:table-cell>
          <table:table-cell office:value-type="float" office:value="3.4">
            <text:p>3.4</text:p>
          </table:table-cell>
          <table:table-cell table:number-columns-repeated="2"/>
          <table:table-cell office:value-type="float" office:value="545">
            <text:p>545</text:p>
          </table:table-cell>
          <table:table-cell office:value-type="float" office:value="312">
            <text:p>312</text:p>
          </table:table-cell>
          <table:table-cell office:value-type="string">
            <text:p>29, 111</text:p>
          </table:table-cell>
          <table:table-cell/>
          <table:table-cell table:style-name="ce3" office:value-type="float" office:value="60255958.6074359">
            <text:p>6.03E+07</text:p>
          </table:table-cell>
          <table:table-cell table:number-columns-repeated="2"/>
          <table:table-cell table:number-columns-repeated="2" table:style-name="ce3"/>
          <table:table-cell table:style-name="ce3" table:formula="oooc:=[.AA135]/[.W135]" office:value-type="float" office:value="0">
            <text:p>0.00E+00</text:p>
          </table:table-cell>
          <table:table-cell table:style-name="ce3" table:formula="oooc:=[.W135]/[.AA135]" office:value-type="float" office:value="0">
            <text:p>#DIV/0!</text:p>
          </table:table-cell>
          <table:table-cell table:style-name="ce3" table:formula="oooc:=[.Z135]/[.W135]" office:value-type="float" office:value="0">
            <text:p>0.00E+00</text:p>
          </table:table-cell>
          <table:table-cell table:style-name="ce3" table:formula="oooc:=[.Z135]*1.32/[.AA135]" office:value-type="float" office:value="0">
            <text:p>#DIV/0!</text:p>
          </table:table-cell>
          <table:table-cell table:number-columns-repeated="6"/>
          <table:table-cell office:value-type="string">
            <text:p>ESO 325–G011</text:p>
          </table:table-cell>
        </table:table-row>
        <table:table-row table:style-name="ro1">
          <table:table-cell office:value-type="string">
            <text:p>ESO 383–G087</text:p>
          </table:table-cell>
          <table:table-cell office:value-type="string">
            <text:p>13 49 17.8</text:p>
          </table:table-cell>
          <table:table-cell office:value-type="string">
            <text:p>–36 03 42</text:p>
          </table:table-cell>
          <table:table-cell office:value-type="float" office:value="8">
            <text:p>8</text:p>
          </table:table-cell>
          <table:table-cell office:value-type="string">
            <text:p>–11.54 ± 0.04</text:p>
          </table:table-cell>
          <table:table-cell office:value-type="string">
            <text:p>19 ± 2</text:p>
          </table:table-cell>
          <table:table-cell office:value-type="float" office:value="1.2">
            <text:p>1.2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string">
            <text:p>–16.26</text:p>
          </table:table-cell>
          <table:table-cell office:value-type="float" office:value="0.11">
            <text:p>0.11</text:p>
          </table:table-cell>
          <table:table-cell office:value-type="float" office:value="3">
            <text:p>3</text:p>
          </table:table-cell>
          <table:table-cell office:value-type="float" office:value="39.63">
            <text:p>39.63</text:p>
          </table:table-cell>
          <table:table-cell office:value-type="string">
            <text:p>trgb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326">
            <text:p>326</text:p>
          </table:table-cell>
          <table:table-cell office:value-type="float" office:value="108">
            <text:p>108</text:p>
          </table:table-cell>
          <table:table-cell office:value-type="string">
            <text:p>8, 111</text:p>
          </table:table-cell>
          <table:table-cell/>
          <table:table-cell table:style-name="ce3" office:value-type="float" office:value="496592321.450338">
            <text:p>4.97E+08</text:p>
          </table:table-cell>
          <table:table-cell table:number-columns-repeated="2"/>
          <table:table-cell table:number-columns-repeated="2" table:style-name="ce3"/>
          <table:table-cell table:style-name="ce3" table:formula="oooc:=[.AA136]/[.W136]" office:value-type="float" office:value="0">
            <text:p>0.00E+00</text:p>
          </table:table-cell>
          <table:table-cell table:style-name="ce3" table:formula="oooc:=[.W136]/[.AA136]" office:value-type="float" office:value="0">
            <text:p>#DIV/0!</text:p>
          </table:table-cell>
          <table:table-cell table:style-name="ce3" table:formula="oooc:=[.Z136]/[.W136]" office:value-type="float" office:value="0">
            <text:p>0.00E+00</text:p>
          </table:table-cell>
          <table:table-cell table:style-name="ce3" table:formula="oooc:=[.Z136]*1.32/[.AA136]" office:value-type="float" office:value="0">
            <text:p>#DIV/0!</text:p>
          </table:table-cell>
          <table:table-cell table:number-columns-repeated="6"/>
          <table:table-cell office:value-type="string">
            <text:p>ESO 383–G087</text:p>
          </table:table-cell>
        </table:table-row>
        <table:table-row table:style-name="ro1">
          <table:table-cell office:value-type="string">
            <text:p>UGC 8760</text:p>
          </table:table-cell>
          <table:table-cell office:value-type="string">
            <text:p>13 50 50.6</text:p>
          </table:table-cell>
          <table:table-cell office:value-type="string">
            <text:p>38 01 09</text:p>
          </table:table-cell>
          <table:table-cell office:value-type="float" office:value="10">
            <text:p>10</text:p>
          </table:table-cell>
          <table:table-cell office:value-type="string">
            <text:p>–13.16 ± 0.11</text:p>
          </table:table-cell>
          <table:table-cell office:value-type="string">
            <text:p>12 ± 3</text:p>
          </table:table-cell>
          <table:table-cell office:value-type="float" office:value="1.1">
            <text:p>1.1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–13.14</text:p>
          </table:table-cell>
          <table:table-cell office:value-type="float" office:value="0.03">
            <text:p>0.03</text:p>
          </table:table-cell>
          <table:table-cell office:value-type="float" office:value="3">
            <text:p>3</text:p>
          </table:table-cell>
          <table:table-cell office:value-type="float" office:value="37.94">
            <text:p>37.94</text:p>
          </table:table-cell>
          <table:table-cell office:value-type="string">
            <text:p>trgb</text:p>
          </table:table-cell>
          <table:table-cell office:value-type="float" office:value="3.24">
            <text:p>3.24</text:p>
          </table:table-cell>
          <table:table-cell table:number-columns-repeated="2"/>
          <table:table-cell office:value-type="float" office:value="192">
            <text:p>192</text:p>
          </table:table-cell>
          <table:table-cell office:value-type="float" office:value="257">
            <text:p>257</text:p>
          </table:table-cell>
          <table:table-cell office:value-type="string">
            <text:p>62, 120</text:p>
          </table:table-cell>
          <table:table-cell/>
          <table:table-cell table:style-name="ce3" office:value-type="float" office:value="28054336.3795172">
            <text:p>2.81E+07</text:p>
          </table:table-cell>
          <table:table-cell office:value-type="float" office:value="10.25">
            <text:p>10.25</text:p>
          </table:table-cell>
          <table:table-cell office:value-type="string">
            <text:p>1991RC3.9.C...0000d</text:p>
          </table:table-cell>
          <table:table-cell table:style-name="ce3" table:formula="oooc:=236000*([.P137]^2)*[.X137]" office:value-type="float" office:value="25393694.4">
            <text:p>2.54E+07</text:p>
          </table:table-cell>
          <table:table-cell table:style-name="ce3" table:formula="oooc:=(10^[.N137])/1.26E+041" office:value-type="float" office:value="0.000691240944409584">
            <text:p>6.91E-04</text:p>
          </table:table-cell>
          <table:table-cell table:style-name="ce3" table:formula="oooc:=[.AA137]/[.W137]" office:value-type="float" office:value="0.0000000000246393618105423">
            <text:p>2.46E-11</text:p>
          </table:table-cell>
          <table:table-cell table:style-name="ce3" table:formula="oooc:=[.W137]/[.AA137]" office:value-type="float" office:value="40585466770.1716">
            <text:p>4.06E+10</text:p>
          </table:table-cell>
          <table:table-cell table:style-name="ce3" table:formula="oooc:=[.Z137]/[.W137]" office:value-type="float" office:value="0.905161115075965">
            <text:p>9.05E-01</text:p>
          </table:table-cell>
          <table:table-cell table:style-name="ce3" table:formula="oooc:=[.Z137]*1.32/[.AA137]" office:value-type="float" office:value="48492029991.9885">
            <text:p>4.85E+10</text:p>
          </table:table-cell>
          <table:table-cell table:number-columns-repeated="6"/>
          <table:table-cell office:value-type="string">
            <text:p>UGC 8760</text:p>
          </table:table-cell>
        </table:table-row>
        <table:table-row table:style-name="ro1">
          <table:table-cell office:value-type="string">
            <text:p>UGC 8833</text:p>
          </table:table-cell>
          <table:table-cell office:value-type="string">
            <text:p>13 54 48.7</text:p>
          </table:table-cell>
          <table:table-cell office:value-type="string">
            <text:p>35 50 15</text:p>
          </table:table-cell>
          <table:table-cell office:value-type="float" office:value="10">
            <text:p>10</text:p>
          </table:table-cell>
          <table:table-cell office:value-type="string">
            <text:p>–13.36 ± 0.05</text:p>
          </table:table-cell>
          <table:table-cell office:value-type="string">
            <text:p>17 ± 2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–12.40</text:p>
          </table:table-cell>
          <table:table-cell office:value-type="float" office:value="0.02">
            <text:p>0.02</text:p>
          </table:table-cell>
          <table:table-cell office:value-type="float" office:value="3">
            <text:p>3</text:p>
          </table:table-cell>
          <table:table-cell office:value-type="float" office:value="37.73">
            <text:p>37.73</text:p>
          </table:table-cell>
          <table:table-cell office:value-type="string">
            <text:p>trgb</text:p>
          </table:table-cell>
          <table:table-cell office:value-type="float" office:value="3.2">
            <text:p>3.2</text:p>
          </table:table-cell>
          <table:table-cell table:number-columns-repeated="2"/>
          <table:table-cell office:value-type="float" office:value="227">
            <text:p>227</text:p>
          </table:table-cell>
          <table:table-cell office:value-type="float" office:value="285">
            <text:p>285</text:p>
          </table:table-cell>
          <table:table-cell office:value-type="string">
            <text:p>62, 120</text:p>
          </table:table-cell>
          <table:table-cell/>
          <table:table-cell table:style-name="ce3" office:value-type="float" office:value="14190575.216891">
            <text:p>1.42E+07</text:p>
          </table:table-cell>
          <table:table-cell office:value-type="float" office:value="5.54">
            <text:p>5.54</text:p>
          </table:table-cell>
          <table:table-cell office:value-type="string">
            <text:p>1991RC3.9.C...0000d</text:p>
          </table:table-cell>
          <table:table-cell table:style-name="ce3" table:formula="oooc:=236000*([.P138]^2)*[.X138]" office:value-type="float" office:value="13388185.6">
            <text:p>1.34E+07</text:p>
          </table:table-cell>
          <table:table-cell table:style-name="ce3" table:formula="oooc:=(10^[.N138])/1.26E+041" office:value-type="float" office:value="0.000426215711404959">
            <text:p>4.26E-04</text:p>
          </table:table-cell>
          <table:table-cell table:style-name="ce3" table:formula="oooc:=[.AA138]/[.W138]" office:value-type="float" office:value="0.0000000000300351257711975">
            <text:p>3.00E-11</text:p>
          </table:table-cell>
          <table:table-cell table:style-name="ce3" table:formula="oooc:=[.W138]/[.AA138]" office:value-type="float" office:value="33294350342.2569">
            <text:p>3.33E+10</text:p>
          </table:table-cell>
          <table:table-cell table:style-name="ce3" table:formula="oooc:=[.Z138]/[.W138]" office:value-type="float" office:value="0.943456159836571">
            <text:p>9.43E-01</text:p>
          </table:table-cell>
          <table:table-cell table:style-name="ce3" table:formula="oooc:=[.Z138]*1.32/[.AA138]" office:value-type="float" office:value="41463523091.9701">
            <text:p>4.15E+10</text:p>
          </table:table-cell>
          <table:table-cell table:number-columns-repeated="6"/>
          <table:table-cell office:value-type="string">
            <text:p>UGC 8833</text:p>
          </table:table-cell>
        </table:table-row>
        <table:table-row table:style-name="ro1">
          <table:table-cell office:value-type="string">
            <text:p>ESO 384–G016</text:p>
          </table:table-cell>
          <table:table-cell office:value-type="string">
            <text:p>13 57 01.5</text:p>
          </table:table-cell>
          <table:table-cell office:value-type="string">
            <text:p>–35 20 02</text:p>
          </table:table-cell>
          <table:table-cell office:value-type="float" office:value="10">
            <text:p>10</text:p>
          </table:table-cell>
          <table:table-cell office:value-type="string">
            <text:p>&lt;–15.00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0.27">
            <text:p>0.27</text:p>
          </table:table-cell>
          <table:table-cell office:value-type="string">
            <text:p>–13.56</text:p>
          </table:table-cell>
          <table:table-cell office:value-type="float" office:value="0.04">
            <text:p>0.04</text:p>
          </table:table-cell>
          <table:table-cell office:value-type="float" office:value="3">
            <text:p>3</text:p>
          </table:table-cell>
          <table:table-cell office:value-type="string">
            <text:p>&lt;36.44</text:p>
          </table:table-cell>
          <table:table-cell office:value-type="string">
            <text:p>trgb</text:p>
          </table:table-cell>
          <table:table-cell office:value-type="float" office:value="4.53">
            <text:p>4.53</text:p>
          </table:table-cell>
          <table:table-cell table:number-columns-repeated="2"/>
          <table:table-cell office:value-type="float" office:value="561">
            <text:p>561</text:p>
          </table:table-cell>
          <table:table-cell office:value-type="float" office:value="349">
            <text:p>349</text:p>
          </table:table-cell>
          <table:table-cell office:value-type="string">
            <text:p>8, 111</text:p>
          </table:table-cell>
          <table:table-cell/>
          <table:table-cell table:style-name="ce3" office:value-type="float" office:value="41304750.1990161">
            <text:p>4.13E+07</text:p>
          </table:table-cell>
          <table:table-cell table:number-columns-repeated="2"/>
          <table:table-cell table:number-columns-repeated="2" table:style-name="ce3"/>
          <table:table-cell table:style-name="ce3" table:formula="oooc:=[.AA139]/[.W139]" office:value-type="float" office:value="0">
            <text:p>0.00E+00</text:p>
          </table:table-cell>
          <table:table-cell table:style-name="ce3" table:formula="oooc:=[.W139]/[.AA139]" office:value-type="float" office:value="0">
            <text:p>#DIV/0!</text:p>
          </table:table-cell>
          <table:table-cell table:style-name="ce3" table:formula="oooc:=[.Z139]/[.W139]" office:value-type="float" office:value="0">
            <text:p>0.00E+00</text:p>
          </table:table-cell>
          <table:table-cell table:style-name="ce3" table:formula="oooc:=[.Z139]*1.32/[.AA139]" office:value-type="float" office:value="0">
            <text:p>#DIV/0!</text:p>
          </table:table-cell>
          <table:table-cell table:number-columns-repeated="6"/>
          <table:table-cell office:value-type="string">
            <text:p>ESO 384–G016</text:p>
          </table:table-cell>
        </table:table-row>
        <table:table-row table:style-name="ro1">
          <table:table-cell office:value-type="string">
            <text:p>NGC 5457</text:p>
          </table:table-cell>
          <table:table-cell office:value-type="string">
            <text:p>14 03 12.5</text:p>
          </table:table-cell>
          <table:table-cell office:value-type="string">
            <text:p>54 20 55</text:p>
          </table:table-cell>
          <table:table-cell office:value-type="float" office:value="6">
            <text:p>6</text:p>
          </table:table-cell>
          <table:table-cell office:value-type="string">
            <text:p>–10.22 ± 0.13</text:p>
          </table:table-cell>
          <table:table-cell office:value-type="string">
            <text:p>31 ± 10</text:p>
          </table:table-cell>
          <table:table-cell office:value-type="float" office:value="2.2">
            <text:p>2.2</text:p>
          </table:table-cell>
          <table:table-cell table:number-columns-repeated="2" office:value-type="string">
            <text:p>...</text:p>
          </table:table-cell>
          <table:table-cell office:value-type="float" office:value="0.02">
            <text:p>0.02</text:p>
          </table:table-cell>
          <table:table-cell office:value-type="string">
            <text:p>–20.84</text:p>
          </table:table-cell>
          <table:table-cell office:value-type="float" office:value="0.54">
            <text:p>0.54</text:p>
          </table:table-cell>
          <table:table-cell office:value-type="float" office:value="3">
            <text:p>3</text:p>
          </table:table-cell>
          <table:table-cell office:value-type="float" office:value="41.33">
            <text:p>41.33</text:p>
          </table:table-cell>
          <table:table-cell office:value-type="string">
            <text:p>ceph</text:p>
          </table:table-cell>
          <table:table-cell office:value-type="float" office:value="6.7">
            <text:p>6.7</text:p>
          </table:table-cell>
          <table:table-cell table:number-columns-repeated="2"/>
          <table:table-cell office:value-type="float" office:value="241">
            <text:p>241</text:p>
          </table:table-cell>
          <table:table-cell office:value-type="float" office:value="379">
            <text:p>379</text:p>
          </table:table-cell>
          <table:table-cell office:value-type="string">
            <text:p>5, 118</text:p>
          </table:table-cell>
          <table:table-cell/>
          <table:table-cell table:style-name="ce3" office:value-type="float" office:value="33728730865.8869">
            <text:p>3.37E+10</text:p>
          </table:table-cell>
          <table:table-cell office:value-type="float" office:value="1684.47">
            <text:p>1684.47</text:p>
          </table:table-cell>
          <table:table-cell office:value-type="string">
            <text:p>1991RC3.9.C...0000d</text:p>
          </table:table-cell>
          <table:table-cell table:style-name="ce3" table:formula="oooc:=236000*([.P140]^2)*[.X140]" office:value-type="float" office:value="17845342558.8">
            <text:p>1.78E+10</text:p>
          </table:table-cell>
          <table:table-cell table:style-name="ce3" table:formula="oooc:=(10^[.N140])/1.26E+041" office:value-type="float" office:value="1.69679530912875">
            <text:p>1.70E+00</text:p>
          </table:table-cell>
          <table:table-cell table:style-name="ce3" table:formula="oooc:=[.AA140]/[.W140]" office:value-type="float" office:value="0.0000000000503071199410257">
            <text:p>5.03E-11</text:p>
          </table:table-cell>
          <table:table-cell table:style-name="ce3" table:formula="oooc:=[.W140]/[.AA140]" office:value-type="float" office:value="19877901998.2119">
            <text:p>1.99E+10</text:p>
          </table:table-cell>
          <table:table-cell table:style-name="ce3" table:formula="oooc:=[.Z140]/[.W140]" office:value-type="float" office:value="0.529084317751449">
            <text:p>5.29E-01</text:p>
          </table:table-cell>
          <table:table-cell table:style-name="ce3" table:formula="oooc:=[.Z140]*1.32/[.AA140]" office:value-type="float" office:value="13882553806.5114">
            <text:p>1.39E+10</text:p>
          </table:table-cell>
          <table:table-cell table:number-columns-repeated="6"/>
          <table:table-cell office:value-type="string">
            <text:p>NGC 5457</text:p>
          </table:table-cell>
        </table:table-row>
        <table:table-row table:style-name="ro1">
          <table:table-cell office:value-type="string">
            <text:p>NGC 5408</text:p>
          </table:table-cell>
          <table:table-cell office:value-type="string">
            <text:p>14 03 21.0</text:p>
          </table:table-cell>
          <table:table-cell office:value-type="string">
            <text:p>–41 22 44</text:p>
          </table:table-cell>
          <table:table-cell office:value-type="float" office:value="10">
            <text:p>10</text:p>
          </table:table-cell>
          <table:table-cell office:value-type="string">
            <text:p>–11.33 ± 0.02</text:p>
          </table:table-cell>
          <table:table-cell office:value-type="string">
            <text:p>121 ± 12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0.28">
            <text:p>0.28</text:p>
          </table:table-cell>
          <table:table-cell office:value-type="string">
            <text:p>–16.49</text:p>
          </table:table-cell>
          <table:table-cell office:value-type="float" office:value="0.12">
            <text:p>0.12</text:p>
          </table:table-cell>
          <table:table-cell office:value-type="float" office:value="3">
            <text:p>3</text:p>
          </table:table-cell>
          <table:table-cell office:value-type="float" office:value="40.13">
            <text:p>40.13</text:p>
          </table:table-cell>
          <table:table-cell office:value-type="string">
            <text:p>trgb</text:p>
          </table:table-cell>
          <table:table-cell office:value-type="float" office:value="4.81">
            <text:p>4.81</text:p>
          </table:table-cell>
          <table:table-cell table:number-columns-repeated="2"/>
          <table:table-cell office:value-type="float" office:value="506">
            <text:p>506</text:p>
          </table:table-cell>
          <table:table-cell office:value-type="float" office:value="285">
            <text:p>285</text:p>
          </table:table-cell>
          <table:table-cell office:value-type="string">
            <text:p>29, 118</text:p>
          </table:table-cell>
          <table:table-cell/>
          <table:table-cell table:style-name="ce3" office:value-type="float" office:value="613762005.164795">
            <text:p>6.14E+08</text:p>
          </table:table-cell>
          <table:table-cell office:value-type="float" office:value="61.95">
            <text:p>61.95</text:p>
          </table:table-cell>
          <table:table-cell office:value-type="string">
            <text:p>2005MNRAS.361...34D</text:p>
          </table:table-cell>
          <table:table-cell table:style-name="ce3" table:formula="oooc:=236000*([.P141]^2)*[.X141]" office:value-type="float" office:value="338254409.22">
            <text:p>3.38E+08</text:p>
          </table:table-cell>
          <table:table-cell table:style-name="ce3" table:formula="oooc:=(10^[.N141])/1.26E+041" office:value-type="float" office:value="0.107060546237433">
            <text:p>1.07E-01</text:p>
          </table:table-cell>
          <table:table-cell table:style-name="ce3" table:formula="oooc:=[.AA141]/[.W141]" office:value-type="float" office:value="0.000000000174433323236892">
            <text:p>1.74E-10</text:p>
          </table:table-cell>
          <table:table-cell table:style-name="ce3" table:formula="oooc:=[.W141]/[.AA141]" office:value-type="float" office:value="5732849557.89059">
            <text:p>5.73E+09</text:p>
          </table:table-cell>
          <table:table-cell table:style-name="ce3" table:formula="oooc:=[.Z141]/[.W141]" office:value-type="float" office:value="0.551116566965038">
            <text:p>5.51E-01</text:p>
          </table:table-cell>
          <table:table-cell table:style-name="ce3" table:formula="oooc:=[.Z141]*1.32/[.AA141]" office:value-type="float" office:value="4170498244.79864">
            <text:p>4.17E+09</text:p>
          </table:table-cell>
          <table:table-cell table:number-columns-repeated="6"/>
          <table:table-cell office:value-type="string">
            <text:p>NGC 5408</text:p>
          </table:table-cell>
        </table:table-row>
        <table:table-row table:style-name="ro1">
          <table:table-cell office:value-type="string">
            <text:p>KKR 03</text:p>
          </table:table-cell>
          <table:table-cell office:value-type="string">
            <text:p>14 07 10.7</text:p>
          </table:table-cell>
          <table:table-cell office:value-type="string">
            <text:p>35 03 37</text:p>
          </table:table-cell>
          <table:table-cell office:value-type="float" office:value="10">
            <text:p>10</text:p>
          </table:table-cell>
          <table:table-cell office:value-type="string">
            <text:p>&lt;–15.32</text:p>
          </table:table-cell>
          <table:table-cell office:value-type="float" office:value="0">
            <text:p>0</text:p>
          </table:table-cell>
          <table:table-cell office:value-type="float" office:value="2.2">
            <text:p>2.2</text:p>
          </table:table-cell>
          <table:table-cell table:number-columns-repeated="2" office:value-type="string">
            <text:p>...</text:p>
          </table:table-cell>
          <table:table-cell office:value-type="float" office:value="0.03">
            <text:p>0.03</text:p>
          </table:table-cell>
          <table:table-cell office:value-type="string">
            <text:p>–8.84</text:p>
          </table:table-cell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office:value-type="string">
            <text:p>&lt;35.42</text:p>
          </table:table-cell>
          <table:table-cell office:value-type="string">
            <text:p>trgb</text:p>
          </table:table-cell>
          <table:table-cell office:value-type="float" office:value="2.14">
            <text:p>2.14</text:p>
          </table:table-cell>
          <table:table-cell table:number-columns-repeated="2"/>
          <table:table-cell office:value-type="float" office:value="62">
            <text:p>62</text:p>
          </table:table-cell>
          <table:table-cell office:value-type="float" office:value="126">
            <text:p>126</text:p>
          </table:table-cell>
          <table:table-cell office:value-type="string">
            <text:p>62, 119</text:p>
          </table:table-cell>
          <table:table-cell/>
          <table:table-cell table:style-name="ce3" office:value-type="float" office:value="534564.359396971">
            <text:p>5.35E+05</text:p>
          </table:table-cell>
          <table:table-cell office:value-type="float" office:value="2.21">
            <text:p>2.21</text:p>
          </table:table-cell>
          <table:table-cell office:value-type="string">
            <text:p>2006MNRAS.365.1220B</text:p>
          </table:table-cell>
          <table:table-cell table:style-name="ce3" table:formula="oooc:=236000*([.P142]^2)*[.X142]" office:value-type="float" office:value="2388536.176">
            <text:p>2.39E+06</text:p>
          </table:table-cell>
          <table:table-cell table:style-name="ce3" table:formula="oooc:=(10^[.N142])/1.26E+041" office:value-type="float" office:value="7.93650793650794E-042">
            <text:p>7.94E-42</text:p>
          </table:table-cell>
          <table:table-cell table:style-name="ce3" table:formula="oooc:=[.AA142]/[.W142]" office:value-type="float" office:value="1.48466836536969E-047">
            <text:p>1.48E-47</text:p>
          </table:table-cell>
          <table:table-cell table:style-name="ce3" table:formula="oooc:=[.W142]/[.AA142]" office:value-type="float" office:value="6.73551092840183E+046">
            <text:p>6.74E+46</text:p>
          </table:table-cell>
          <table:table-cell table:style-name="ce3" table:formula="oooc:=[.Z142]/[.W142]" office:value-type="float" office:value="4.46819196606083">
            <text:p>4.47E+00</text:p>
          </table:table-cell>
          <table:table-cell table:style-name="ce3" table:formula="oooc:=[.Z142]*1.32/[.AA142]" office:value-type="float" office:value="3.9726133679232E+047">
            <text:p>3.97E+47</text:p>
          </table:table-cell>
          <table:table-cell table:number-columns-repeated="6"/>
          <table:table-cell office:value-type="string">
            <text:p>KKR 03</text:p>
          </table:table-cell>
        </table:table-row>
        <table:table-row table:style-name="ro1">
          <table:table-cell office:value-type="string">
            <text:p>UGC 9128</text:p>
          </table:table-cell>
          <table:table-cell office:value-type="string">
            <text:p>14 15 56.5</text:p>
          </table:table-cell>
          <table:table-cell office:value-type="string">
            <text:p>23 03 19</text:p>
          </table:table-cell>
          <table:table-cell office:value-type="float" office:value="10">
            <text:p>10</text:p>
          </table:table-cell>
          <table:table-cell office:value-type="string">
            <text:p>–13.70 ± 0.16</text:p>
          </table:table-cell>
          <table:table-cell office:value-type="string">
            <text:p>4 ± 2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–12.34</text:p>
          </table:table-cell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  <table:table-cell office:value-type="float" office:value="37.08">
            <text:p>37.08</text:p>
          </table:table-cell>
          <table:table-cell office:value-type="string">
            <text:p>trgb</text:p>
          </table:table-cell>
          <table:table-cell office:value-type="float" office:value="2.24">
            <text:p>2.24</text:p>
          </table:table-cell>
          <table:table-cell table:number-columns-repeated="2"/>
          <table:table-cell office:value-type="float" office:value="153">
            <text:p>153</text:p>
          </table:table-cell>
          <table:table-cell office:value-type="float" office:value="172">
            <text:p>172</text:p>
          </table:table-cell>
          <table:table-cell office:value-type="string">
            <text:p>62, 120</text:p>
          </table:table-cell>
          <table:table-cell/>
          <table:table-cell table:style-name="ce3" office:value-type="float" office:value="13427649.6113786">
            <text:p>1.34E+07</text:p>
          </table:table-cell>
          <table:table-cell office:value-type="float" office:value="13.32">
            <text:p>13.32</text:p>
          </table:table-cell>
          <table:table-cell office:value-type="string">
            <text:p>2005ApJS..160..149S</text:p>
          </table:table-cell>
          <table:table-cell table:style-name="ce3" table:formula="oooc:=236000*([.P143]^2)*[.X143]" office:value-type="float" office:value="15772925.952">
            <text:p>1.58E+07</text:p>
          </table:table-cell>
          <table:table-cell table:style-name="ce3" table:formula="oooc:=(10^[.N143])/1.26E+041" office:value-type="float" office:value="0.0000954178122712229">
            <text:p>9.54E-05</text:p>
          </table:table-cell>
          <table:table-cell table:style-name="ce3" table:formula="oooc:=[.AA143]/[.W143]" office:value-type="float" office:value="0.00000000000710606956785391">
            <text:p>7.11E-12</text:p>
          </table:table-cell>
          <table:table-cell table:style-name="ce3" table:formula="oooc:=[.W143]/[.AA143]" office:value-type="float" office:value="140724769220.351">
            <text:p>1.41E+11</text:p>
          </table:table-cell>
          <table:table-cell table:style-name="ce3" table:formula="oooc:=[.Z143]/[.W143]" office:value-type="float" office:value="1.1746602278506">
            <text:p>1.17E+00</text:p>
          </table:table-cell>
          <table:table-cell table:style-name="ce3" table:formula="oooc:=[.Z143]*1.32/[.AA143]" office:value-type="float" office:value="218201002109.112">
            <text:p>2.18E+11</text:p>
          </table:table-cell>
          <table:table-cell table:number-columns-repeated="6"/>
          <table:table-cell office:value-type="string">
            <text:p>UGC 9128</text:p>
          </table:table-cell>
        </table:table-row>
        <table:table-row table:style-name="ro1">
          <table:table-cell office:value-type="string">
            <text:p>UGC 9240</text:p>
          </table:table-cell>
          <table:table-cell office:value-type="string">
            <text:p>14 24 43.4</text:p>
          </table:table-cell>
          <table:table-cell office:value-type="string">
            <text:p>44 31 33</text:p>
          </table:table-cell>
          <table:table-cell office:value-type="float" office:value="10">
            <text:p>10</text:p>
          </table:table-cell>
          <table:table-cell office:value-type="string">
            <text:p>–12.73 ± 0.07</text:p>
          </table:table-cell>
          <table:table-cell office:value-type="string">
            <text:p>9 ± 2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–13.95</text:p>
          </table:table-cell>
          <table:table-cell office:value-type="float" office:value="0.09">
            <text:p>0.09</text:p>
          </table:table-cell>
          <table:table-cell office:value-type="float" office:value="1">
            <text:p>1</text:p>
          </table:table-cell>
          <table:table-cell office:value-type="float" office:value="38.21">
            <text:p>38.21</text:p>
          </table:table-cell>
          <table:table-cell office:value-type="string">
            <text:p>trgb</text:p>
          </table:table-cell>
          <table:table-cell office:value-type="float" office:value="2.8">
            <text:p>2.8</text:p>
          </table:table-cell>
          <table:table-cell table:number-columns-repeated="2"/>
          <table:table-cell office:value-type="float" office:value="150">
            <text:p>150</text:p>
          </table:table-cell>
          <table:table-cell office:value-type="float" office:value="263">
            <text:p>263</text:p>
          </table:table-cell>
          <table:table-cell office:value-type="string">
            <text:p>62, 120</text:p>
          </table:table-cell>
          <table:table-cell/>
          <table:table-cell table:style-name="ce3" office:value-type="float" office:value="59156163.4175474">
            <text:p>5.92E+07</text:p>
          </table:table-cell>
          <table:table-cell office:value-type="float" office:value="24.61">
            <text:p>24.61</text:p>
          </table:table-cell>
          <table:table-cell office:value-type="string">
            <text:p>2005ApJS..160..149S</text:p>
          </table:table-cell>
          <table:table-cell table:style-name="ce3" table:formula="oooc:=236000*([.P144]^2)*[.X144]" office:value-type="float" office:value="45534406.4">
            <text:p>4.55E+07</text:p>
          </table:table-cell>
          <table:table-cell table:style-name="ce3" table:formula="oooc:=(10^[.N144])/1.26E+041" office:value-type="float" office:value="0.00128715087091979">
            <text:p>1.29E-03</text:p>
          </table:table-cell>
          <table:table-cell table:style-name="ce3" table:formula="oooc:=[.AA144]/[.W144]" office:value-type="float" office:value="0.0000000000217585251740309">
            <text:p>2.18E-11</text:p>
          </table:table-cell>
          <table:table-cell table:style-name="ce3" table:formula="oooc:=[.W144]/[.AA144]" office:value-type="float" office:value="45958997312.6265">
            <text:p>4.60E+10</text:p>
          </table:table-cell>
          <table:table-cell table:style-name="ce3" table:formula="oooc:=[.Z144]/[.W144]" office:value-type="float" office:value="0.76973224376639">
            <text:p>7.70E-01</text:p>
          </table:table-cell>
          <table:table-cell table:style-name="ce3" table:formula="oooc:=[.Z144]*1.32/[.AA144]" office:value-type="float" office:value="46696481201.966">
            <text:p>4.67E+10</text:p>
          </table:table-cell>
          <table:table-cell table:number-columns-repeated="6"/>
          <table:table-cell office:value-type="string">
            <text:p>UGC 9240</text:p>
          </table:table-cell>
        </table:table-row>
        <table:table-row table:style-name="ro1">
          <table:table-cell office:value-type="string">
            <text:p>UKS 1424–460</text:p>
          </table:table-cell>
          <table:table-cell office:value-type="string">
            <text:p>14 28 03.7</text:p>
          </table:table-cell>
          <table:table-cell office:value-type="string">
            <text:p>–46 18 06</text:p>
          </table:table-cell>
          <table:table-cell office:value-type="float" office:value="10">
            <text:p>10</text:p>
          </table:table-cell>
          <table:table-cell office:value-type="string">
            <text:p>–13.80 ± 0.04</text:p>
          </table:table-cell>
          <table:table-cell office:value-type="string">
            <text:p>...</text:p>
          </table:table-cell>
          <table:table-cell office:value-type="float" office:value="2.3">
            <text:p>2.3</text:p>
          </table:table-cell>
          <table:table-cell table:number-columns-repeated="2" office:value-type="string">
            <text:p>...</text:p>
          </table:table-cell>
          <table:table-cell office:value-type="float" office:value="0.56">
            <text:p>0.56</text:p>
          </table:table-cell>
          <table:table-cell office:value-type="string">
            <text:p>–11.82</text:p>
          </table:table-cell>
          <table:table-cell office:value-type="float" office:value="0.02">
            <text:p>0.02</text:p>
          </table:table-cell>
          <table:table-cell office:value-type="float" office:value="3">
            <text:p>3</text:p>
          </table:table-cell>
          <table:table-cell office:value-type="float" office:value="37.51">
            <text:p>37.51</text:p>
          </table:table-cell>
          <table:table-cell office:value-type="string">
            <text:p>trgb</text:p>
          </table:table-cell>
          <table:table-cell office:value-type="float" office:value="3.58">
            <text:p>3.58</text:p>
          </table:table-cell>
          <table:table-cell table:number-columns-repeated="2"/>
          <table:table-cell office:value-type="float" office:value="390">
            <text:p>390</text:p>
          </table:table-cell>
          <table:table-cell office:value-type="float" office:value="175">
            <text:p>175</text:p>
          </table:table-cell>
          <table:table-cell office:value-type="string">
            <text:p>29, 116</text:p>
          </table:table-cell>
          <table:table-cell/>
          <table:table-cell table:style-name="ce3" office:value-type="float" office:value="8317637.71102671">
            <text:p>8.32E+06</text:p>
          </table:table-cell>
          <table:table-cell table:number-columns-repeated="2"/>
          <table:table-cell table:number-columns-repeated="2" table:style-name="ce3"/>
          <table:table-cell table:style-name="ce3" table:formula="oooc:=[.AA145]/[.W145]" office:value-type="float" office:value="0">
            <text:p>0.00E+00</text:p>
          </table:table-cell>
          <table:table-cell table:style-name="ce3" table:formula="oooc:=[.W145]/[.AA145]" office:value-type="float" office:value="0">
            <text:p>#DIV/0!</text:p>
          </table:table-cell>
          <table:table-cell table:style-name="ce3" table:formula="oooc:=[.Z145]/[.W145]" office:value-type="float" office:value="0">
            <text:p>0.00E+00</text:p>
          </table:table-cell>
          <table:table-cell table:style-name="ce3" table:formula="oooc:=[.Z145]*1.32/[.AA145]" office:value-type="float" office:value="0">
            <text:p>#DIV/0!</text:p>
          </table:table-cell>
          <table:table-cell table:number-columns-repeated="6"/>
          <table:table-cell office:value-type="string">
            <text:p>UKS 1424–460</text:p>
          </table:table-cell>
        </table:table-row>
        <table:table-row table:style-name="ro1">
          <table:table-cell office:value-type="string">
            <text:p>ESO 223–G009</text:p>
          </table:table-cell>
          <table:table-cell office:value-type="string">
            <text:p>15 01 08.7</text:p>
          </table:table-cell>
          <table:table-cell office:value-type="string">
            <text:p>–48 17 26</text:p>
          </table:table-cell>
          <table:table-cell office:value-type="float" office:value="10">
            <text:p>10</text:p>
          </table:table-cell>
          <table:table-cell office:value-type="string">
            <text:p>–11.82 ± 0.07</text:p>
          </table:table-cell>
          <table:table-cell office:value-type="string">
            <text:p>41 ± 10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  <table:table-cell office:value-type="string">
            <text:p>–17.2</text:p>
          </table:table-cell>
          <table:table-cell office:value-type="float" office:value="0.16">
            <text:p>0.16</text:p>
          </table:table-cell>
          <table:table-cell office:value-type="float" office:value="3">
            <text:p>3</text:p>
          </table:table-cell>
          <table:table-cell office:value-type="float" office:value="40.09">
            <text:p>40.09</text:p>
          </table:table-cell>
          <table:table-cell office:value-type="string">
            <text:p>trgb</text:p>
          </table:table-cell>
          <table:table-cell office:value-type="float" office:value="6.49">
            <text:p>6.49</text:p>
          </table:table-cell>
          <table:table-cell table:number-columns-repeated="2"/>
          <table:table-cell office:value-type="float" office:value="588">
            <text:p>588</text:p>
          </table:table-cell>
          <table:table-cell office:value-type="float" office:value="389">
            <text:p>389</text:p>
          </table:table-cell>
          <table:table-cell office:value-type="string">
            <text:p>8, 111</text:p>
          </table:table-cell>
          <table:table-cell/>
          <table:table-cell table:style-name="ce3" office:value-type="float" office:value="1180320635.65173">
            <text:p>1.18E+09</text:p>
          </table:table-cell>
          <table:table-cell table:number-columns-repeated="2"/>
          <table:table-cell table:number-columns-repeated="2" table:style-name="ce3"/>
          <table:table-cell table:style-name="ce3" table:formula="oooc:=[.AA146]/[.W146]" office:value-type="float" office:value="0">
            <text:p>0.00E+00</text:p>
          </table:table-cell>
          <table:table-cell table:style-name="ce3" table:formula="oooc:=[.W146]/[.AA146]" office:value-type="float" office:value="0">
            <text:p>#DIV/0!</text:p>
          </table:table-cell>
          <table:table-cell table:style-name="ce3" table:formula="oooc:=[.Z146]/[.W146]" office:value-type="float" office:value="0">
            <text:p>0.00E+00</text:p>
          </table:table-cell>
          <table:table-cell table:style-name="ce3" table:formula="oooc:=[.Z146]*1.32/[.AA146]" office:value-type="float" office:value="0">
            <text:p>#DIV/0!</text:p>
          </table:table-cell>
          <table:table-cell table:number-columns-repeated="6"/>
          <table:table-cell office:value-type="string">
            <text:p>ESO 223–G009</text:p>
          </table:table-cell>
        </table:table-row>
        <table:table-row table:style-name="ro1">
          <table:table-cell office:value-type="string">
            <text:p>ESO 274–G001</text:p>
          </table:table-cell>
          <table:table-cell office:value-type="string">
            <text:p>15 14 13.6</text:p>
          </table:table-cell>
          <table:table-cell office:value-type="string">
            <text:p>–46 48 36</text:p>
          </table:table-cell>
          <table:table-cell office:value-type="float" office:value="7">
            <text:p>7</text:p>
          </table:table-cell>
          <table:table-cell office:value-type="string">
            <text:p>–11.61 ± 0.11</text:p>
          </table:table-cell>
          <table:table-cell office:value-type="string">
            <text:p>13 ± 5</text:p>
          </table:table-cell>
          <table:table-cell office:value-type="float" office:value="1.2">
            <text:p>1.2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1.11">
            <text:p>1.11</text:p>
          </table:table-cell>
          <table:table-cell office:value-type="string">
            <text:p>–16.86</text:p>
          </table:table-cell>
          <table:table-cell office:value-type="float" office:value="0.14">
            <text:p>0.14</text:p>
          </table:table-cell>
          <table:table-cell office:value-type="float" office:value="3">
            <text:p>3</text:p>
          </table:table-cell>
          <table:table-cell office:value-type="float" office:value="39.66">
            <text:p>39.66</text:p>
          </table:table-cell>
          <table:table-cell office:value-type="string">
            <text:p>trgb</text:p>
          </table:table-cell>
          <table:table-cell office:value-type="float" office:value="3.09">
            <text:p>3.09</text:p>
          </table:table-cell>
          <table:table-cell table:number-columns-repeated="2"/>
          <table:table-cell office:value-type="float" office:value="522">
            <text:p>522</text:p>
          </table:table-cell>
          <table:table-cell office:value-type="float" office:value="335">
            <text:p>335</text:p>
          </table:table-cell>
          <table:table-cell office:value-type="string">
            <text:p>8, 118</text:p>
          </table:table-cell>
          <table:table-cell/>
          <table:table-cell table:style-name="ce3" office:value-type="float" office:value="862978547.76697">
            <text:p>8.63E+08</text:p>
          </table:table-cell>
          <table:table-cell table:number-columns-repeated="2"/>
          <table:table-cell table:number-columns-repeated="2" table:style-name="ce3"/>
          <table:table-cell table:style-name="ce3" table:formula="oooc:=[.AA147]/[.W147]" office:value-type="float" office:value="0">
            <text:p>0.00E+00</text:p>
          </table:table-cell>
          <table:table-cell table:style-name="ce3" table:formula="oooc:=[.W147]/[.AA147]" office:value-type="float" office:value="0">
            <text:p>#DIV/0!</text:p>
          </table:table-cell>
          <table:table-cell table:style-name="ce3" table:formula="oooc:=[.Z147]/[.W147]" office:value-type="float" office:value="0">
            <text:p>0.00E+00</text:p>
          </table:table-cell>
          <table:table-cell table:style-name="ce3" table:formula="oooc:=[.Z147]*1.32/[.AA147]" office:value-type="float" office:value="0">
            <text:p>#DIV/0!</text:p>
          </table:table-cell>
          <table:table-cell table:number-columns-repeated="6"/>
          <table:table-cell office:value-type="string">
            <text:p>ESO 274–G001</text:p>
          </table:table-cell>
        </table:table-row>
        <table:table-row table:style-name="ro1">
          <table:table-cell office:value-type="string">
            <text:p>ESO 137–G018</text:p>
          </table:table-cell>
          <table:table-cell office:value-type="string">
            <text:p>16 20 59.2</text:p>
          </table:table-cell>
          <table:table-cell office:value-type="string">
            <text:p>–60 29 16</text:p>
          </table:table-cell>
          <table:table-cell office:value-type="float" office:value="5">
            <text:p>5</text:p>
          </table:table-cell>
          <table:table-cell office:value-type="string">
            <text:p>–11.76 ± 0.08</text:p>
          </table:table-cell>
          <table:table-cell office:value-type="string">
            <text:p>94 ± 26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string">
            <text:p>–17.91</text:p>
          </table:table-cell>
          <table:table-cell office:value-type="float" office:value="0.21">
            <text:p>0.21</text:p>
          </table:table-cell>
          <table:table-cell office:value-type="float" office:value="3">
            <text:p>3</text:p>
          </table:table-cell>
          <table:table-cell office:value-type="float" office:value="40.1">
            <text:p>40.1</text:p>
          </table:table-cell>
          <table:table-cell office:value-type="string">
            <text:p>trgb</text:p>
          </table:table-cell>
          <table:table-cell office:value-type="float" office:value="6.4">
            <text:p>6.4</text:p>
          </table:table-cell>
          <table:table-cell table:number-columns-repeated="2"/>
          <table:table-cell office:value-type="float" office:value="605">
            <text:p>605</text:p>
          </table:table-cell>
          <table:table-cell office:value-type="float" office:value="420">
            <text:p>420</text:p>
          </table:table-cell>
          <table:table-cell office:value-type="string">
            <text:p>8, 111</text:p>
          </table:table-cell>
          <table:table-cell/>
          <table:table-cell table:style-name="ce3" office:value-type="float" office:value="2269864851.88382">
            <text:p>2.27E+09</text:p>
          </table:table-cell>
          <table:table-cell table:number-columns-repeated="2"/>
          <table:table-cell table:number-columns-repeated="2" table:style-name="ce3"/>
          <table:table-cell table:style-name="ce3" table:formula="oooc:=[.AA148]/[.W148]" office:value-type="float" office:value="0">
            <text:p>0.00E+00</text:p>
          </table:table-cell>
          <table:table-cell table:style-name="ce3" table:formula="oooc:=[.W148]/[.AA148]" office:value-type="float" office:value="0">
            <text:p>#DIV/0!</text:p>
          </table:table-cell>
          <table:table-cell table:style-name="ce3" table:formula="oooc:=[.Z148]/[.W148]" office:value-type="float" office:value="0">
            <text:p>0.00E+00</text:p>
          </table:table-cell>
          <table:table-cell table:style-name="ce3" table:formula="oooc:=[.Z148]*1.32/[.AA148]" office:value-type="float" office:value="0">
            <text:p>#DIV/0!</text:p>
          </table:table-cell>
          <table:table-cell table:number-columns-repeated="6"/>
          <table:table-cell office:value-type="string">
            <text:p>ESO 137–G018</text:p>
          </table:table-cell>
        </table:table-row>
        <table:table-row table:style-name="ro1">
          <table:table-cell office:value-type="string">
            <text:p>IC 4662</text:p>
          </table:table-cell>
          <table:table-cell office:value-type="string">
            <text:p>17 47 06.4</text:p>
          </table:table-cell>
          <table:table-cell office:value-type="string">
            <text:p>–64 38 25</text:p>
          </table:table-cell>
          <table:table-cell office:value-type="float" office:value="10">
            <text:p>10</text:p>
          </table:table-cell>
          <table:table-cell office:value-type="string">
            <text:p>–10.97 ± 0.02</text:p>
          </table:table-cell>
          <table:table-cell office:value-type="string">
            <text:p>101 ± 10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0.28">
            <text:p>0.28</text:p>
          </table:table-cell>
          <table:table-cell office:value-type="string">
            <text:p>–15.48</text:p>
          </table:table-cell>
          <table:table-cell office:value-type="float" office:value="0.08">
            <text:p>0.08</text:p>
          </table:table-cell>
          <table:table-cell office:value-type="float" office:value="3">
            <text:p>3</text:p>
          </table:table-cell>
          <table:table-cell office:value-type="float" office:value="39.92">
            <text:p>39.92</text:p>
          </table:table-cell>
          <table:table-cell office:value-type="string">
            <text:p>trgb</text:p>
          </table:table-cell>
          <table:table-cell office:value-type="float" office:value="2.44">
            <text:p>2.44</text:p>
          </table:table-cell>
          <table:table-cell table:number-columns-repeated="2"/>
          <table:table-cell office:value-type="float" office:value="302">
            <text:p>302</text:p>
          </table:table-cell>
          <table:table-cell office:value-type="float" office:value="139">
            <text:p>139</text:p>
          </table:table-cell>
          <table:table-cell office:value-type="string">
            <text:p>7, 118</text:p>
          </table:table-cell>
          <table:table-cell/>
          <table:table-cell table:style-name="ce3" office:value-type="float" office:value="242102904.673618">
            <text:p>2.42E+08</text:p>
          </table:table-cell>
          <table:table-cell office:value-type="float" office:value="129.84">
            <text:p>129.84</text:p>
          </table:table-cell>
          <table:table-cell office:value-type="string">
            <text:p>2004AJ....128...16K</text:p>
          </table:table-cell>
          <table:table-cell table:style-name="ce3" table:formula="oooc:=236000*([.P149]^2)*[.X149]" office:value-type="float" office:value="182431640.064">
            <text:p>1.82E+08</text:p>
          </table:table-cell>
          <table:table-cell table:style-name="ce3" table:formula="oooc:=(10^[.N149])/1.26E+041" office:value-type="float" office:value="0.0660129977065615">
            <text:p>6.60E-02</text:p>
          </table:table-cell>
          <table:table-cell table:style-name="ce3" table:formula="oooc:=[.AA149]/[.W149]" office:value-type="float" office:value="0.000000000272665038015774">
            <text:p>2.73E-10</text:p>
          </table:table-cell>
          <table:table-cell table:style-name="ce3" table:formula="oooc:=[.W149]/[.AA149]" office:value-type="float" office:value="3667503568.76391">
            <text:p>3.67E+09</text:p>
          </table:table-cell>
          <table:table-cell table:style-name="ce3" table:formula="oooc:=[.Z149]/[.W149]" office:value-type="float" office:value="0.753529332124034">
            <text:p>7.54E-01</text:p>
          </table:table-cell>
          <table:table-cell table:style-name="ce3" table:formula="oooc:=[.Z149]*1.32/[.AA149]" office:value-type="float" office:value="3647914399.4478">
            <text:p>3.65E+09</text:p>
          </table:table-cell>
          <table:table-cell table:number-columns-repeated="6"/>
          <table:table-cell office:value-type="string">
            <text:p>IC 4662</text:p>
          </table:table-cell>
        </table:table-row>
        <table:table-row table:style-name="ro1">
          <table:table-cell office:value-type="string">
            <text:p>NGC 6503</text:p>
          </table:table-cell>
          <table:table-cell office:value-type="string">
            <text:p>17 49 27.1</text:p>
          </table:table-cell>
          <table:table-cell office:value-type="string">
            <text:p>70 08 40</text:p>
          </table:table-cell>
          <table:table-cell office:value-type="float" office:value="6">
            <text:p>6</text:p>
          </table:table-cell>
          <table:table-cell office:value-type="string">
            <text:p>–11.29 ± 0.07</text:p>
          </table:table-cell>
          <table:table-cell office:value-type="string">
            <text:p>20 ± 4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2">
            <text:p>2</text:p>
          </table:table-cell>
          <table:table-cell office:value-type="float" office:value="0.14">
            <text:p>0.14</text:p>
          </table:table-cell>
          <table:table-cell office:value-type="string">
            <text:p>–17.84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40.19">
            <text:p>40.19</text:p>
          </table:table-cell>
          <table:table-cell office:value-type="string">
            <text:p>trgb</text:p>
          </table:table-cell>
          <table:table-cell office:value-type="float" office:value="5.27">
            <text:p>5.27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318">
            <text:p>318</text:p>
          </table:table-cell>
          <table:table-cell office:value-type="string">
            <text:p>32, 118</text:p>
          </table:table-cell>
          <table:table-cell/>
          <table:table-cell table:style-name="ce3" office:value-type="float" office:value="2128139045.98271">
            <text:p>2.13E+09</text:p>
          </table:table-cell>
          <table:table-cell office:value-type="float" office:value="155.08">
            <text:p>155.08</text:p>
          </table:table-cell>
          <table:table-cell office:value-type="string">
            <text:p>1991RC3.9.C...0000d</text:p>
          </table:table-cell>
          <table:table-cell table:style-name="ce3" table:formula="oooc:=236000*([.P150]^2)*[.X150]" office:value-type="float" office:value="1016457034.352">
            <text:p>1.02E+09</text:p>
          </table:table-cell>
          <table:table-cell table:style-name="ce3" table:formula="oooc:=(10^[.N150])/1.26E+041" office:value-type="float" office:value="0.122921953881942">
            <text:p>1.23E-01</text:p>
          </table:table-cell>
          <table:table-cell table:style-name="ce3" table:formula="oooc:=[.AA150]/[.W150]" office:value-type="float" office:value="0.0000000000577603019473667">
            <text:p>5.78E-11</text:p>
          </table:table-cell>
          <table:table-cell table:style-name="ce3" table:formula="oooc:=[.W150]/[.AA150]" office:value-type="float" office:value="17312928885.1578">
            <text:p>1.73E+10</text:p>
          </table:table-cell>
          <table:table-cell table:style-name="ce3" table:formula="oooc:=[.Z150]/[.W150]" office:value-type="float" office:value="0.477627172092334">
            <text:p>4.78E-01</text:p>
          </table:table-cell>
          <table:table-cell table:style-name="ce3" table:formula="oooc:=[.Z150]*1.32/[.AA150]" office:value-type="float" office:value="10915245348.5507">
            <text:p>1.09E+10</text:p>
          </table:table-cell>
          <table:table-cell table:number-columns-repeated="6"/>
          <table:table-cell office:value-type="string">
            <text:p>NGC 6503</text:p>
          </table:table-cell>
        </table:table-row>
        <table:table-row table:style-name="ro1">
          <table:table-cell office:value-type="string">
            <text:p>NGC 6789</text:p>
          </table:table-cell>
          <table:table-cell office:value-type="string">
            <text:p>19 16 41.9</text:p>
          </table:table-cell>
          <table:table-cell office:value-type="string">
            <text:p>63 58 18</text:p>
          </table:table-cell>
          <table:table-cell office:value-type="float" office:value="10">
            <text:p>10</text:p>
          </table:table-cell>
          <table:table-cell office:value-type="string">
            <text:p>–12.58 ± 0.05</text:p>
          </table:table-cell>
          <table:table-cell office:value-type="string">
            <text:p>23 ± 3</text:p>
          </table:table-cell>
          <table:table-cell office:value-type="float" office:value="1.1">
            <text:p>1.1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0.32">
            <text:p>0.32</text:p>
          </table:table-cell>
          <table:table-cell office:value-type="string">
            <text:p>–13.7</text:p>
          </table:table-cell>
          <table:table-cell office:value-type="float" office:value="0.04">
            <text:p>0.04</text:p>
          </table:table-cell>
          <table:table-cell office:value-type="float" office:value="3">
            <text:p>3</text:p>
          </table:table-cell>
          <table:table-cell office:value-type="float" office:value="38.67">
            <text:p>38.67</text:p>
          </table:table-cell>
          <table:table-cell office:value-type="string">
            <text:p>trgb</text:p>
          </table:table-cell>
          <table:table-cell office:value-type="float" office:value="3.6">
            <text:p>3.6</text:p>
          </table:table-cell>
          <table:table-cell table:number-columns-repeated="2"/>
          <table:table-cell office:value-type="string">
            <text:p>–141</text:p>
          </table:table-cell>
          <table:table-cell office:value-type="float" office:value="144">
            <text:p>144</text:p>
          </table:table-cell>
          <table:table-cell office:value-type="string">
            <text:p>14, 111</text:p>
          </table:table-cell>
          <table:table-cell/>
          <table:table-cell table:style-name="ce3" office:value-type="float" office:value="46989410.8605215">
            <text:p>4.70E+07</text:p>
          </table:table-cell>
          <table:table-cell/>
          <table:table-cell office:value-type="string">
            <text:p>1990ApJS...72..245S</text:p>
          </table:table-cell>
          <table:table-cell table:number-columns-repeated="2" table:style-name="ce3"/>
          <table:table-cell table:style-name="ce3" table:formula="oooc:=[.AA151]/[.W151]" office:value-type="float" office:value="0">
            <text:p>0.00E+00</text:p>
          </table:table-cell>
          <table:table-cell table:style-name="ce3" table:formula="oooc:=[.W151]/[.AA151]" office:value-type="float" office:value="0">
            <text:p>#DIV/0!</text:p>
          </table:table-cell>
          <table:table-cell table:style-name="ce3" table:formula="oooc:=[.Z151]/[.W151]" office:value-type="float" office:value="0">
            <text:p>0.00E+00</text:p>
          </table:table-cell>
          <table:table-cell table:style-name="ce3" table:formula="oooc:=[.Z151]*1.32/[.AA151]" office:value-type="float" office:value="0">
            <text:p>#DIV/0!</text:p>
          </table:table-cell>
          <table:table-cell/>
          <table:table-cell office:value-type="float" office:value="33.56">
            <text:p>33.56</text:p>
          </table:table-cell>
          <table:table-cell office:value-type="float" office:value="33.63">
            <text:p>33.63</text:p>
          </table:table-cell>
          <table:table-cell/>
          <table:table-cell table:style-name="ce3" table:formula="oooc:=(10^[.AG151])*10000000/3.83E+033*10^-9.51" office:value-type="float" office:value="0.00292955210000514">
            <text:p>2.93E-03</text:p>
          </table:table-cell>
          <table:table-cell table:style-name="ce3" table:formula="oooc:=(10^[.AH151])*10000000/3.83E+033*10^-9.33" office:value-type="float" office:value="0.00520956218007543">
            <text:p>5.21E-03</text:p>
          </table:table-cell>
          <table:table-cell office:value-type="string">
            <text:p>NGC 6789</text:p>
          </table:table-cell>
        </table:table-row>
        <table:table-row table:style-name="ro1">
          <table:table-cell office:value-type="string">
            <text:p>ESO 594–G004</text:p>
          </table:table-cell>
          <table:table-cell office:value-type="string">
            <text:p>19 29 59.0</text:p>
          </table:table-cell>
          <table:table-cell office:value-type="string">
            <text:p>–17 40 41</text:p>
          </table:table-cell>
          <table:table-cell office:value-type="float" office:value="10">
            <text:p>10</text:p>
          </table:table-cell>
          <table:table-cell office:value-type="string">
            <text:p>–13.02 ± 0.08</text:p>
          </table:table-cell>
          <table:table-cell office:value-type="string">
            <text:p>19 ± 7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54">
            <text:p>0.54</text:p>
          </table:table-cell>
          <table:table-cell office:value-type="string">
            <text:p>–11.63</text:p>
          </table:table-cell>
          <table:table-cell office:value-type="float" office:value="0.02">
            <text:p>0.02</text:p>
          </table:table-cell>
          <table:table-cell office:value-type="float" office:value="3">
            <text:p>3</text:p>
          </table:table-cell>
          <table:table-cell office:value-type="float" office:value="37.21">
            <text:p>37.21</text:p>
          </table:table-cell>
          <table:table-cell office:value-type="string">
            <text:p>trgb</text:p>
          </table:table-cell>
          <table:table-cell office:value-type="float" office:value="1.04">
            <text:p>1.04</text:p>
          </table:table-cell>
          <table:table-cell table:number-columns-repeated="2"/>
          <table:table-cell office:value-type="string">
            <text:p>–79</text:p>
          </table:table-cell>
          <table:table-cell office:value-type="float" office:value="21">
            <text:p>21</text:p>
          </table:table-cell>
          <table:table-cell office:value-type="string">
            <text:p>30, 112</text:p>
          </table:table-cell>
          <table:table-cell/>
          <table:table-cell table:style-name="ce3" office:value-type="float" office:value="6982324.0407717">
            <text:p>6.98E+06</text:p>
          </table:table-cell>
          <table:table-cell table:number-columns-repeated="2"/>
          <table:table-cell table:number-columns-repeated="2" table:style-name="ce3"/>
          <table:table-cell table:style-name="ce3" table:formula="oooc:=[.AA152]/[.W152]" office:value-type="float" office:value="0">
            <text:p>0.00E+00</text:p>
          </table:table-cell>
          <table:table-cell table:style-name="ce3" table:formula="oooc:=[.W152]/[.AA152]" office:value-type="float" office:value="0">
            <text:p>#DIV/0!</text:p>
          </table:table-cell>
          <table:table-cell table:style-name="ce3" table:formula="oooc:=[.Z152]/[.W152]" office:value-type="float" office:value="0">
            <text:p>0.00E+00</text:p>
          </table:table-cell>
          <table:table-cell table:style-name="ce3" table:formula="oooc:=[.Z152]*1.32/[.AA152]" office:value-type="float" office:value="0">
            <text:p>#DIV/0!</text:p>
          </table:table-cell>
          <table:table-cell table:number-columns-repeated="6"/>
          <table:table-cell office:value-type="string">
            <text:p>ESO 594–G004</text:p>
          </table:table-cell>
        </table:table-row>
        <table:table-row table:style-name="ro1">
          <table:table-cell office:value-type="string">
            <text:p>NGC 6822</text:p>
          </table:table-cell>
          <table:table-cell office:value-type="string">
            <text:p>19 44 56.6</text:p>
          </table:table-cell>
          <table:table-cell office:value-type="string">
            <text:p>–14 47 21</text:p>
          </table:table-cell>
          <table:table-cell office:value-type="float" office:value="10">
            <text:p>10</text:p>
          </table:table-cell>
          <table:table-cell office:value-type="string">
            <text:p>–10.54 ± 0.04</text:p>
          </table:table-cell>
          <table:table-cell office:value-type="string">
            <text:p>47 ± 12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3">
            <text:p>3</text:p>
          </table:table-cell>
          <table:table-cell office:value-type="float" office:value="0.94">
            <text:p>0.94</text:p>
          </table:table-cell>
          <table:table-cell office:value-type="string">
            <text:p>–15.12</text:p>
          </table:table-cell>
          <table:table-cell office:value-type="float" office:value="0.07">
            <text:p>0.07</text:p>
          </table:table-cell>
          <table:table-cell office:value-type="float" office:value="3">
            <text:p>3</text:p>
          </table:table-cell>
          <table:table-cell office:value-type="float" office:value="39.13">
            <text:p>39.13</text:p>
          </table:table-cell>
          <table:table-cell office:value-type="string">
            <text:p>ceph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string">
            <text:p>–57</text:p>
          </table:table-cell>
          <table:table-cell office:value-type="float" office:value="64">
            <text:p>64</text:p>
          </table:table-cell>
          <table:table-cell office:value-type="string">
            <text:p>59, 118</text:p>
          </table:table-cell>
          <table:table-cell/>
          <table:table-cell table:style-name="ce3" office:value-type="float" office:value="173780082.874938">
            <text:p>1.74E+08</text:p>
          </table:table-cell>
          <table:table-cell office:value-type="float" office:value="2524.59">
            <text:p>2524.59</text:p>
          </table:table-cell>
          <table:table-cell office:value-type="string">
            <text:p>2004AJ....128...16K</text:p>
          </table:table-cell>
          <table:table-cell table:style-name="ce3" table:formula="oooc:=236000*([.P153]^2)*[.X153]" office:value-type="float" office:value="148950810">
            <text:p>1.49E+08</text:p>
          </table:table-cell>
          <table:table-cell table:style-name="ce3" table:formula="oooc:=(10^[.N153])/1.26E+041" office:value-type="float" office:value="0.0107060546237433">
            <text:p>1.07E-02</text:p>
          </table:table-cell>
          <table:table-cell table:style-name="ce3" table:formula="oooc:=[.AA153]/[.W153]" office:value-type="float" office:value="0.0000000000616069140181503">
            <text:p>6.16E-11</text:p>
          </table:table-cell>
          <table:table-cell table:style-name="ce3" table:formula="oooc:=[.W153]/[.AA153]" office:value-type="float" office:value="16231944351.3334">
            <text:p>1.62E+10</text:p>
          </table:table-cell>
          <table:table-cell table:style-name="ce3" table:formula="oooc:=[.Z153]/[.W153]" office:value-type="float" office:value="0.857122447727185">
            <text:p>8.57E-01</text:p>
          </table:table-cell>
          <table:table-cell table:style-name="ce3" table:formula="oooc:=[.Z153]*1.32/[.AA153]" office:value-type="float" office:value="18364848313.398">
            <text:p>1.84E+10</text:p>
          </table:table-cell>
          <table:table-cell table:number-columns-repeated="6"/>
          <table:table-cell office:value-type="string">
            <text:p>NGC 6822</text:p>
          </table:table-cell>
        </table:table-row>
        <table:table-row table:style-name="ro1">
          <table:table-cell office:value-type="string">
            <text:p>DDO 210</text:p>
          </table:table-cell>
          <table:table-cell office:value-type="string">
            <text:p>20 46 51.8</text:p>
          </table:table-cell>
          <table:table-cell office:value-type="string">
            <text:p>–12 50 53</text:p>
          </table:table-cell>
          <table:table-cell office:value-type="float" office:value="10">
            <text:p>10</text:p>
          </table:table-cell>
          <table:table-cell office:value-type="string">
            <text:p>–14.35 ± 0.11</text:p>
          </table:table-cell>
          <table:table-cell office:value-type="string">
            <text:p>0 ± 0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0.18">
            <text:p>0.18</text:p>
          </table:table-cell>
          <table:table-cell office:value-type="string">
            <text:p>–10.9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5.72">
            <text:p>35.72</text:p>
          </table:table-cell>
          <table:table-cell office:value-type="string">
            <text:p>trgb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string">
            <text:p>–141</text:p>
          </table:table-cell>
          <table:table-cell office:value-type="float" office:value="9">
            <text:p>9</text:p>
          </table:table-cell>
          <table:table-cell office:value-type="string">
            <text:p>30, 120</text:p>
          </table:table-cell>
          <table:table-cell/>
          <table:table-cell table:style-name="ce3" office:value-type="float" office:value="3597493.35155742">
            <text:p>3.60E+06</text:p>
          </table:table-cell>
          <table:table-cell office:value-type="float" office:value="12.18">
            <text:p>12.18</text:p>
          </table:table-cell>
          <table:table-cell office:value-type="string">
            <text:p>2006MNRAS.365.1220B</text:p>
          </table:table-cell>
          <table:table-cell table:style-name="ce3" table:formula="oooc:=236000*([.P154]^2)*[.X154]" office:value-type="float" office:value="2539890.528">
            <text:p>2.54E+06</text:p>
          </table:table-cell>
          <table:table-cell table:style-name="ce3" table:formula="oooc:=(10^[.N154])/1.26E+041" office:value-type="float" office:value="0.00000416513857341088">
            <text:p>4.17E-06</text:p>
          </table:table-cell>
          <table:table-cell table:style-name="ce3" table:formula="oooc:=[.AA154]/[.W154]" office:value-type="float" office:value="0.00000000000115778909545662">
            <text:p>1.16E-12</text:p>
          </table:table-cell>
          <table:table-cell table:style-name="ce3" table:formula="oooc:=[.W154]/[.AA154]" office:value-type="float" office:value="863715165330.355">
            <text:p>8.64E+11</text:p>
          </table:table-cell>
          <table:table-cell table:style-name="ce3" table:formula="oooc:=[.Z154]/[.W154]" office:value-type="float" office:value="0.706016739933775">
            <text:p>7.06E-01</text:p>
          </table:table-cell>
          <table:table-cell table:style-name="ce3" table:formula="oooc:=[.Z154]*1.32/[.AA154]" office:value-type="float" office:value="804932522140.427">
            <text:p>8.05E+11</text:p>
          </table:table-cell>
          <table:table-cell table:number-columns-repeated="6"/>
          <table:table-cell office:value-type="string">
            <text:p>DDO 210</text:p>
          </table:table-cell>
        </table:table-row>
        <table:table-row table:style-name="ro1">
          <table:table-cell office:value-type="string">
            <text:p>IC 5152</text:p>
          </table:table-cell>
          <table:table-cell office:value-type="string">
            <text:p>22 02 41.9</text:p>
          </table:table-cell>
          <table:table-cell office:value-type="string">
            <text:p>–51 17 44</text:p>
          </table:table-cell>
          <table:table-cell office:value-type="float" office:value="10">
            <text:p>10</text:p>
          </table:table-cell>
          <table:table-cell office:value-type="string">
            <text:p>–11.31 ± 0.04</text:p>
          </table:table-cell>
          <table:table-cell office:value-type="string">
            <text:p>32 ± 4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–15.85</text:p>
          </table:table-cell>
          <table:table-cell office:value-type="float" office:value="0.09">
            <text:p>0.09</text:p>
          </table:table-cell>
          <table:table-cell office:value-type="float" office:value="3">
            <text:p>3</text:p>
          </table:table-cell>
          <table:table-cell office:value-type="float" office:value="39.33">
            <text:p>39.33</text:p>
          </table:table-cell>
          <table:table-cell office:value-type="string">
            <text:p>trgb</text:p>
          </table:table-cell>
          <table:table-cell office:value-type="float" office:value="1.97">
            <text:p>1.97</text:p>
          </table:table-cell>
          <table:table-cell table:number-columns-repeated="2"/>
          <table:table-cell office:value-type="float" office:value="122">
            <text:p>122</text:p>
          </table:table-cell>
          <table:table-cell office:value-type="float" office:value="73">
            <text:p>73</text:p>
          </table:table-cell>
          <table:table-cell office:value-type="string">
            <text:p>62, 111</text:p>
          </table:table-cell>
          <table:table-cell/>
          <table:table-cell table:style-name="ce3" office:value-type="float" office:value="340408189.701001">
            <text:p>3.40E+08</text:p>
          </table:table-cell>
          <table:table-cell office:value-type="float" office:value="97.16">
            <text:p>97.16</text:p>
          </table:table-cell>
          <table:table-cell office:value-type="string">
            <text:p>2004AJ....128...16K</text:p>
          </table:table-cell>
          <table:table-cell table:style-name="ce3" table:formula="oooc:=236000*([.P155]^2)*[.X155]" office:value-type="float" office:value="88988105.584">
            <text:p>8.90E+07</text:p>
          </table:table-cell>
          <table:table-cell table:style-name="ce3" table:formula="oooc:=(10^[.N155])/1.26E+041" office:value-type="float" office:value="0.0169679530912875">
            <text:p>1.70E-02</text:p>
          </table:table-cell>
          <table:table-cell table:style-name="ce3" table:formula="oooc:=[.AA155]/[.W155]" office:value-type="float" office:value="0.0000000000498459014931203">
            <text:p>4.98E-11</text:p>
          </table:table-cell>
          <table:table-cell table:style-name="ce3" table:formula="oooc:=[.W155]/[.AA155]" office:value-type="float" office:value="20061829960.8448">
            <text:p>2.01E+10</text:p>
          </table:table-cell>
          <table:table-cell table:style-name="ce3" table:formula="oooc:=[.Z155]/[.W155]" office:value-type="float" office:value="0.261415877397553">
            <text:p>2.61E-01</text:p>
          </table:table-cell>
          <table:table-cell table:style-name="ce3" table:formula="oooc:=[.Z155]*1.32/[.AA155]" office:value-type="float" office:value="6922714763.46751">
            <text:p>6.92E+09</text:p>
          </table:table-cell>
          <table:table-cell table:number-columns-repeated="6"/>
          <table:table-cell office:value-type="string">
            <text:p>IC 5152</text:p>
          </table:table-cell>
        </table:table-row>
        <table:table-row table:style-name="ro1">
          <table:table-cell office:value-type="string">
            <text:p>UGC A438</text:p>
          </table:table-cell>
          <table:table-cell office:value-type="string">
            <text:p>23 26 27.5</text:p>
          </table:table-cell>
          <table:table-cell office:value-type="string">
            <text:p>–32 23 20</text:p>
          </table:table-cell>
          <table:table-cell office:value-type="float" office:value="10">
            <text:p>10</text:p>
          </table:table-cell>
          <table:table-cell office:value-type="string">
            <text:p>–14.03 ± 0.24</text:p>
          </table:table-cell>
          <table:table-cell office:value-type="string">
            <text:p>1 ± 1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–12.13</text:p>
          </table:table-cell>
          <table:table-cell office:value-type="float" office:value="0.02">
            <text:p>0.02</text:p>
          </table:table-cell>
          <table:table-cell office:value-type="float" office:value="3">
            <text:p>3</text:p>
          </table:table-cell>
          <table:table-cell office:value-type="float" office:value="36.75">
            <text:p>36.75</text:p>
          </table:table-cell>
          <table:table-cell office:value-type="string">
            <text:p>trgb</text:p>
          </table:table-cell>
          <table:table-cell office:value-type="float" office:value="2.22">
            <text:p>2.22</text:p>
          </table:table-cell>
          <table:table-cell table:number-columns-repeated="2"/>
          <table:table-cell office:value-type="float" office:value="62">
            <text:p>62</text:p>
          </table:table-cell>
          <table:table-cell office:value-type="float" office:value="99">
            <text:p>99</text:p>
          </table:table-cell>
          <table:table-cell office:value-type="string">
            <text:p>62, 111</text:p>
          </table:table-cell>
          <table:table-cell/>
          <table:table-cell table:style-name="ce3" office:value-type="float" office:value="11066237.8397767">
            <text:p>1.11E+07</text:p>
          </table:table-cell>
          <table:table-cell table:number-columns-repeated="2"/>
          <table:table-cell table:number-columns-repeated="2" table:style-name="ce3"/>
          <table:table-cell table:style-name="ce3" table:formula="oooc:=[.AA156]/[.W156]" office:value-type="float" office:value="0">
            <text:p>0.00E+00</text:p>
          </table:table-cell>
          <table:table-cell table:style-name="ce3" table:formula="oooc:=[.W156]/[.AA156]" office:value-type="float" office:value="0">
            <text:p>#DIV/0!</text:p>
          </table:table-cell>
          <table:table-cell table:style-name="ce3" table:formula="oooc:=[.Z156]/[.W156]" office:value-type="float" office:value="0">
            <text:p>0.00E+00</text:p>
          </table:table-cell>
          <table:table-cell table:style-name="ce3" table:formula="oooc:=[.Z156]*1.32/[.AA156]" office:value-type="float" office:value="0">
            <text:p>#DIV/0!</text:p>
          </table:table-cell>
          <table:table-cell table:number-columns-repeated="6"/>
          <table:table-cell office:value-type="string">
            <text:p>UGC A438</text:p>
          </table:table-cell>
        </table:table-row>
        <table:table-row table:style-name="ro1">
          <table:table-cell office:value-type="string">
            <text:p>UGC 12613</text:p>
          </table:table-cell>
          <table:table-cell office:value-type="string">
            <text:p>23 28 36.2</text:p>
          </table:table-cell>
          <table:table-cell office:value-type="string">
            <text:p>14 44 35</text:p>
          </table:table-cell>
          <table:table-cell office:value-type="float" office:value="10">
            <text:p>10</text:p>
          </table:table-cell>
          <table:table-cell office:value-type="string">
            <text:p>–13.38 ± 0.14</text:p>
          </table:table-cell>
          <table:table-cell office:value-type="string">
            <text:p>1 ± 1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19">
            <text:p>0.19</text:p>
          </table:table-cell>
          <table:table-cell office:value-type="string">
            <text:p>–12.09</text:p>
          </table:table-cell>
          <table:table-cell office:value-type="float" office:value="0.02">
            <text:p>0.02</text:p>
          </table:table-cell>
          <table:table-cell office:value-type="float" office:value="3">
            <text:p>3</text:p>
          </table:table-cell>
          <table:table-cell office:value-type="float" office:value="36.5">
            <text:p>36.5</text:p>
          </table:table-cell>
          <table:table-cell office:value-type="string">
            <text:p>trgb</text:p>
          </table:table-cell>
          <table:table-cell office:value-type="float" office:value="0.76">
            <text:p>0.76</text:p>
          </table:table-cell>
          <table:table-cell table:number-columns-repeated="2"/>
          <table:table-cell office:value-type="string">
            <text:p>–183</text:p>
          </table:table-cell>
          <table:table-cell office:value-type="float" office:value="60">
            <text:p>60</text:p>
          </table:table-cell>
          <table:table-cell office:value-type="string">
            <text:p>59, 120</text:p>
          </table:table-cell>
          <table:table-cell/>
          <table:table-cell table:style-name="ce3" office:value-type="float" office:value="10665961.2123026">
            <text:p>1.07E+07</text:p>
          </table:table-cell>
          <table:table-cell office:value-type="float" office:value="21.64">
            <text:p>21.64</text:p>
          </table:table-cell>
          <table:table-cell/>
          <table:table-cell table:style-name="ce3" table:formula="oooc:=236000*([.P157]^2)*[.X157]" office:value-type="float" office:value="2949826.304">
            <text:p>2.95E+06</text:p>
          </table:table-cell>
          <table:table-cell table:style-name="ce3" table:formula="oooc:=(10^[.N157])/1.26E+041" office:value-type="float" office:value="0.0000250974417473681">
            <text:p>2.51E-05</text:p>
          </table:table-cell>
          <table:table-cell table:style-name="ce3" table:formula="oooc:=[.AA157]/[.W157]" office:value-type="float" office:value="0.00000000000235304078533678">
            <text:p>2.35E-12</text:p>
          </table:table-cell>
          <table:table-cell table:style-name="ce3" table:formula="oooc:=[.W157]/[.AA157]" office:value-type="float" office:value="424982008910.176">
            <text:p>4.25E+11</text:p>
          </table:table-cell>
          <table:table-cell table:style-name="ce3" table:formula="oooc:=[.Z157]/[.W157]" office:value-type="float" office:value="0.276564506966099">
            <text:p>2.77E-01</text:p>
          </table:table-cell>
          <table:table-cell table:style-name="ce3" table:formula="oooc:=[.Z157]*1.32/[.AA157]" office:value-type="float" office:value="155146120488.09">
            <text:p>1.55E+11</text:p>
          </table:table-cell>
          <table:table-cell table:number-columns-repeated="6"/>
          <table:table-cell office:value-type="string">
            <text:p>UGC 12613</text:p>
          </table:table-cell>
        </table:table-row>
        <table:table-row table:style-name="ro1">
          <table:table-cell office:value-type="string">
            <text:p>UGC A442</text:p>
          </table:table-cell>
          <table:table-cell office:value-type="string">
            <text:p>23 43 45.5</text:p>
          </table:table-cell>
          <table:table-cell office:value-type="string">
            <text:p>–31 57 22</text:p>
          </table:table-cell>
          <table:table-cell office:value-type="float" office:value="9">
            <text:p>9</text:p>
          </table:table-cell>
          <table:table-cell office:value-type="string">
            <text:p>–12.46 ± 0.05</text:p>
          </table:table-cell>
          <table:table-cell office:value-type="string">
            <text:p>25 ± 4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–14.62</text:p>
          </table:table-cell>
          <table:table-cell office:value-type="float" office:value="0.06">
            <text:p>0.06</text:p>
          </table:table-cell>
          <table:table-cell office:value-type="float" office:value="3">
            <text:p>3</text:p>
          </table:table-cell>
          <table:table-cell office:value-type="float" office:value="38.87">
            <text:p>38.87</text:p>
          </table:table-cell>
          <table:table-cell office:value-type="string">
            <text:p>trgb</text:p>
          </table:table-cell>
          <table:table-cell office:value-type="float" office:value="4.27">
            <text:p>4.27</text:p>
          </table:table-cell>
          <table:table-cell table:number-columns-repeated="2"/>
          <table:table-cell office:value-type="float" office:value="267">
            <text:p>267</text:p>
          </table:table-cell>
          <table:table-cell office:value-type="float" office:value="300">
            <text:p>300</text:p>
          </table:table-cell>
          <table:table-cell office:value-type="string">
            <text:p>31, 118</text:p>
          </table:table-cell>
          <table:table-cell/>
          <table:table-cell table:style-name="ce3" office:value-type="float" office:value="109647819.614319">
            <text:p>1.10E+08</text:p>
          </table:table-cell>
          <table:table-cell/>
          <table:table-cell office:value-type="string">
            <text:p>1993ApJS...88..383L</text:p>
          </table:table-cell>
          <table:table-cell table:number-columns-repeated="2" table:style-name="ce3"/>
          <table:table-cell table:style-name="ce3" table:formula="oooc:=[.AA158]/[.W158]" office:value-type="float" office:value="0">
            <text:p>0.00E+00</text:p>
          </table:table-cell>
          <table:table-cell table:style-name="ce3" table:formula="oooc:=[.W158]/[.AA158]" office:value-type="float" office:value="0">
            <text:p>#DIV/0!</text:p>
          </table:table-cell>
          <table:table-cell table:style-name="ce3" table:formula="oooc:=[.Z158]/[.W158]" office:value-type="float" office:value="0">
            <text:p>0.00E+00</text:p>
          </table:table-cell>
          <table:table-cell table:style-name="ce3" table:formula="oooc:=[.Z158]*1.32/[.AA158]" office:value-type="float" office:value="0">
            <text:p>#DIV/0!</text:p>
          </table:table-cell>
          <table:table-cell table:number-columns-repeated="6"/>
          <table:table-cell office:value-type="string">
            <text:p>UGC A442</text:p>
          </table:table-cell>
        </table:table-row>
        <table:table-row table:style-name="ro1">
          <table:table-cell office:value-type="string">
            <text:p>NGC 7793</text:p>
          </table:table-cell>
          <table:table-cell office:value-type="string">
            <text:p>23 57 49.7</text:p>
          </table:table-cell>
          <table:table-cell office:value-type="string">
            <text:p>–32 35 30</text:p>
          </table:table-cell>
          <table:table-cell office:value-type="float" office:value="7">
            <text:p>7</text:p>
          </table:table-cell>
          <table:table-cell office:value-type="string">
            <text:p>–10.60 ± 0.08</text:p>
          </table:table-cell>
          <table:table-cell office:value-type="string">
            <text:p>40 ± 10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08">
            <text:p>0.08</text:p>
          </table:table-cell>
          <table:table-cell office:value-type="string">
            <text:p>–18.41</text:p>
          </table:table-cell>
          <table:table-cell office:value-type="float" office:value="0.25">
            <text:p>0.25</text:p>
          </table:table-cell>
          <table:table-cell office:value-type="float" office:value="3">
            <text:p>3</text:p>
          </table:table-cell>
          <table:table-cell office:value-type="float" office:value="40.58">
            <text:p>40.58</text:p>
          </table:table-cell>
          <table:table-cell office:value-type="string">
            <text:p>trgb</text:p>
          </table:table-cell>
          <table:table-cell office:value-type="float" office:value="3.91">
            <text:p>3.91</text:p>
          </table:table-cell>
          <table:table-cell table:number-columns-repeated="2"/>
          <table:table-cell office:value-type="float" office:value="227">
            <text:p>227</text:p>
          </table:table-cell>
          <table:table-cell office:value-type="float" office:value="250">
            <text:p>250</text:p>
          </table:table-cell>
          <table:table-cell office:value-type="string">
            <text:p>31, 118</text:p>
          </table:table-cell>
          <table:table-cell/>
          <table:table-cell table:style-name="ce3" office:value-type="float" office:value="3597493351.55743">
            <text:p>3.60E+09</text:p>
          </table:table-cell>
          <table:table-cell office:value-type="float" office:value="282.16">
            <text:p>282.16</text:p>
          </table:table-cell>
          <table:table-cell office:value-type="string">
            <text:p>2005MNRAS.361...34D</text:p>
          </table:table-cell>
          <table:table-cell table:style-name="ce3" table:formula="oooc:=236000*([.P159]^2)*[.X159]" office:value-type="float" office:value="1018030909.856">
            <text:p>1.02E+09</text:p>
          </table:table-cell>
          <table:table-cell table:style-name="ce3" table:formula="oooc:=(10^[.N159])/1.26E+041" office:value-type="float" office:value="0.301737616127428">
            <text:p>3.02E-01</text:p>
          </table:table-cell>
          <table:table-cell table:style-name="ce3" table:formula="oooc:=[.AA159]/[.W159]" office:value-type="float" office:value="0.000000000083874405493147">
            <text:p>8.39E-11</text:p>
          </table:table-cell>
          <table:table-cell table:style-name="ce3" table:formula="oooc:=[.W159]/[.AA159]" office:value-type="float" office:value="11922588233.2091">
            <text:p>1.19E+10</text:p>
          </table:table-cell>
          <table:table-cell table:style-name="ce3" table:formula="oooc:=[.Z159]/[.W159]" office:value-type="float" office:value="0.282983402711578">
            <text:p>2.83E-01</text:p>
          </table:table-cell>
          <table:table-cell table:style-name="ce3" table:formula="oooc:=[.Z159]*1.32/[.AA159]" office:value-type="float" office:value="4453540855.31853">
            <text:p>4.45E+09</text:p>
          </table:table-cell>
          <table:table-cell/>
          <table:table-cell office:value-type="float" office:value="35.07">
            <text:p>35.07</text:p>
          </table:table-cell>
          <table:table-cell office:value-type="float" office:value="34.96">
            <text:p>34.96</text:p>
          </table:table-cell>
          <table:table-cell/>
          <table:table-cell table:style-name="ce3" table:formula="oooc:=(10^[.AG159])*10000000/3.83E+033*10^-9.51" office:value-type="float" office:value="0.0947984477206532">
            <text:p>9.48E-02</text:p>
          </table:table-cell>
          <table:table-cell table:style-name="ce3" table:formula="oooc:=(10^[.AH159])*10000000/3.83E+033*10^-9.33" office:value-type="float" office:value="0.111378464439058">
            <text:p>1.11E-01</text:p>
          </table:table-cell>
          <table:table-cell office:value-type="string">
            <text:p>NGC 7793</text:p>
          </table:table-cell>
        </table:table-row>
        <table:table-row table:style-name="ro1" table:number-rows-repeated="2">
          <table:table-cell table:number-columns-repeated="38"/>
        </table:table-row>
        <table:table-row table:style-name="ro1">
          <table:table-cell office:value-type="string">
            <text:p>Bad Measurement Types</text:p>
          </table:table-cell>
          <table:table-cell table:number-columns-repeated="37"/>
        </table:table-row>
        <table:table-row table:style-name="ro1">
          <table:table-cell table:number-columns-repeated="38"/>
        </table:table-row>
        <table:table-row table:style-name="ro1">
          <table:table-cell office:value-type="string">
            <text:p>UGC 12894</text:p>
          </table:table-cell>
          <table:table-cell office:value-type="string">
            <text:p>00 00 22.5</text:p>
          </table:table-cell>
          <table:table-cell office:value-type="string">
            <text:p>39 29 44</text:p>
          </table:table-cell>
          <table:table-cell office:value-type="float" office:value="10">
            <text:p>10</text:p>
          </table:table-cell>
          <table:table-cell office:value-type="string">
            <text:p>–13.42 ± 0.03</text:p>
          </table:table-cell>
          <table:table-cell office:value-type="string">
            <text:p>...</text:p>
          </table:table-cell>
          <table:table-cell office:value-type="float" office:value="2.3">
            <text:p>2.3</text:p>
          </table:table-cell>
          <table:table-cell table:number-columns-repeated="2" office:value-type="string">
            <text:p>...</text:p>
          </table:table-cell>
          <table:table-cell office:value-type="float" office:value="0.45">
            <text:p>0.45</text:p>
          </table:table-cell>
          <table:table-cell office:value-type="string">
            <text:p>–13.48</text:p>
          </table:table-cell>
          <table:table-cell office:value-type="float" office:value="0.04">
            <text:p>0.04</text:p>
          </table:table-cell>
          <table:table-cell office:value-type="float" office:value="3">
            <text:p>3</text:p>
          </table:table-cell>
          <table:table-cell office:value-type="float" office:value="38.58">
            <text:p>38.58</text:p>
          </table:table-cell>
          <table:table-cell office:value-type="string">
            <text:p>v(flow)</text:p>
          </table:table-cell>
          <table:table-cell office:value-type="float" office:value="8.2">
            <text:p>8.2</text:p>
          </table:table-cell>
          <table:table-cell table:number-columns-repeated="2"/>
          <table:table-cell office:value-type="float" office:value="335">
            <text:p>335</text:p>
          </table:table-cell>
          <table:table-cell office:value-type="float" office:value="618">
            <text:p>618</text:p>
          </table:table-cell>
          <table:table-cell office:value-type="float" office:value="120">
            <text:p>120</text:p>
          </table:table-cell>
          <table:table-cell table:number-columns-repeated="17"/>
        </table:table-row>
        <table:table-row table:style-name="ro1">
          <table:table-cell office:value-type="string">
            <text:p>ESO 409–IG 015</text:p>
          </table:table-cell>
          <table:table-cell office:value-type="string">
            <text:p>00 05 31.8</text:p>
          </table:table-cell>
          <table:table-cell office:value-type="string">
            <text:p>–28 05 53</text:p>
          </table:table-cell>
          <table:table-cell office:value-type="float" office:value="6">
            <text:p>6</text:p>
          </table:table-cell>
          <table:table-cell office:value-type="string">
            <text:p>–12.34 ± 0.04</text:p>
          </table:table-cell>
          <table:table-cell office:value-type="string">
            <text:p>262 ± 26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08">
            <text:p>0.08</text:p>
          </table:table-cell>
          <table:table-cell office:value-type="string">
            <text:p>–15.02</text:p>
          </table:table-cell>
          <table:table-cell office:value-type="float" office:value="0.07">
            <text:p>0.07</text:p>
          </table:table-cell>
          <table:table-cell office:value-type="float" office:value="3">
            <text:p>3</text:p>
          </table:table-cell>
          <table:table-cell office:value-type="float" office:value="39.77">
            <text:p>39.77</text:p>
          </table:table-cell>
          <table:table-cell office:value-type="string">
            <text:p>v(flow)</text:p>
          </table:table-cell>
          <table:table-cell office:value-type="float" office:value="10.4">
            <text:p>10.4</text:p>
          </table:table-cell>
          <table:table-cell table:number-columns-repeated="2"/>
          <table:table-cell office:value-type="float" office:value="737">
            <text:p>737</text:p>
          </table:table-cell>
          <table:table-cell office:value-type="float" office:value="780">
            <text:p>780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NGC 24</text:p>
          </table:table-cell>
          <table:table-cell office:value-type="string">
            <text:p>00 09 56.7</text:p>
          </table:table-cell>
          <table:table-cell office:value-type="string">
            <text:p>–24 57 44</text:p>
          </table:table-cell>
          <table:table-cell office:value-type="float" office:value="5">
            <text:p>5</text:p>
          </table:table-cell>
          <table:table-cell office:value-type="string">
            <text:p>–11.87 ± 0.04</text:p>
          </table:table-cell>
          <table:table-cell office:value-type="string">
            <text:p>19 ± 1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07">
            <text:p>0.07</text:p>
          </table:table-cell>
          <table:table-cell office:value-type="string">
            <text:p>–17.43</text:p>
          </table:table-cell>
          <table:table-cell office:value-type="float" office:value="0.17">
            <text:p>0.17</text:p>
          </table:table-cell>
          <table:table-cell office:value-type="float" office:value="3">
            <text:p>3</text:p>
          </table:table-cell>
          <table:table-cell office:value-type="float" office:value="39.98">
            <text:p>39.98</text:p>
          </table:table-cell>
          <table:table-cell office:value-type="string">
            <text:p>v(flow)</text:p>
          </table:table-cell>
          <table:table-cell office:value-type="float" office:value="8.1">
            <text:p>8.1</text:p>
          </table:table-cell>
          <table:table-cell table:number-columns-repeated="2"/>
          <table:table-cell office:value-type="float" office:value="554">
            <text:p>554</text:p>
          </table:table-cell>
          <table:table-cell office:value-type="float" office:value="610">
            <text:p>610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NGC 45</text:p>
          </table:table-cell>
          <table:table-cell office:value-type="string">
            <text:p>00 14 04.0</text:p>
          </table:table-cell>
          <table:table-cell office:value-type="string">
            <text:p>–23 10 55</text:p>
          </table:table-cell>
          <table:table-cell office:value-type="float" office:value="8">
            <text:p>8</text:p>
          </table:table-cell>
          <table:table-cell office:value-type="string">
            <text:p>–11.22 ± 0.04</text:p>
          </table:table-cell>
          <table:table-cell office:value-type="string">
            <text:p>38 ± 10</text:p>
          </table:table-cell>
          <table:table-cell office:value-type="float" office:value="2.2">
            <text:p>2.2</text:p>
          </table:table-cell>
          <table:table-cell table:number-columns-repeated="2" office:value-type="string">
            <text:p>...</text:p>
          </table:table-cell>
          <table:table-cell office:value-type="float" office:value="0.07">
            <text:p>0.07</text:p>
          </table:table-cell>
          <table:table-cell office:value-type="string">
            <text:p>–18.00</text:p>
          </table:table-cell>
          <table:table-cell office:value-type="float" office:value="0.22">
            <text:p>0.22</text:p>
          </table:table-cell>
          <table:table-cell office:value-type="float" office:value="3">
            <text:p>3</text:p>
          </table:table-cell>
          <table:table-cell office:value-type="float" office:value="40.49">
            <text:p>40.49</text:p>
          </table:table-cell>
          <table:table-cell office:value-type="string">
            <text:p>v(flow)</text:p>
          </table:table-cell>
          <table:table-cell office:value-type="float" office:value="7.1">
            <text:p>7.1</text:p>
          </table:table-cell>
          <table:table-cell table:number-columns-repeated="2"/>
          <table:table-cell office:value-type="float" office:value="467">
            <text:p>467</text:p>
          </table:table-cell>
          <table:table-cell office:value-type="float" office:value="530">
            <text:p>530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MCG –04-02-003</text:p>
          </table:table-cell>
          <table:table-cell office:value-type="string">
            <text:p>00 19 11.4</text:p>
          </table:table-cell>
          <table:table-cell office:value-type="string">
            <text:p>–22 40 06</text:p>
          </table:table-cell>
          <table:table-cell office:value-type="float" office:value="9">
            <text:p>9</text:p>
          </table:table-cell>
          <table:table-cell office:value-type="string">
            <text:p>–13.15 ± 0.05</text:p>
          </table:table-cell>
          <table:table-cell office:value-type="string">
            <text:p>26 ± 3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07">
            <text:p>0.07</text:p>
          </table:table-cell>
          <table:table-cell office:value-type="string">
            <text:p>–14.45</text:p>
          </table:table-cell>
          <table:table-cell office:value-type="float" office:value="0.05">
            <text:p>0.05</text:p>
          </table:table-cell>
          <table:table-cell office:value-type="float" office:value="3">
            <text:p>3</text:p>
          </table:table-cell>
          <table:table-cell office:value-type="float" office:value="38.9">
            <text:p>38.9</text:p>
          </table:table-cell>
          <table:table-cell office:value-type="string">
            <text:p>v(flow)</text:p>
          </table:table-cell>
          <table:table-cell office:value-type="float" office:value="9.8">
            <text:p>9.8</text:p>
          </table:table-cell>
          <table:table-cell table:number-columns-repeated="2"/>
          <table:table-cell office:value-type="float" office:value="669">
            <text:p>669</text:p>
          </table:table-cell>
          <table:table-cell office:value-type="float" office:value="731">
            <text:p>731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ESO 473–G024</text:p>
          </table:table-cell>
          <table:table-cell office:value-type="string">
            <text:p>00 31 22.5</text:p>
          </table:table-cell>
          <table:table-cell office:value-type="string">
            <text:p>–22 45 57</text:p>
          </table:table-cell>
          <table:table-cell office:value-type="float" office:value="10">
            <text:p>10</text:p>
          </table:table-cell>
          <table:table-cell office:value-type="string">
            <text:p>–13.09 ± 0.04</text:p>
          </table:table-cell>
          <table:table-cell office:value-type="string">
            <text:p>75 ± 4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08">
            <text:p>0.08</text:p>
          </table:table-cell>
          <table:table-cell office:value-type="string">
            <text:p>–13.54</text:p>
          </table:table-cell>
          <table:table-cell office:value-type="float" office:value="0.04">
            <text:p>0.04</text:p>
          </table:table-cell>
          <table:table-cell office:value-type="float" office:value="3">
            <text:p>3</text:p>
          </table:table-cell>
          <table:table-cell office:value-type="float" office:value="38.79">
            <text:p>38.79</text:p>
          </table:table-cell>
          <table:table-cell office:value-type="string">
            <text:p>v(flow)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541">
            <text:p>541</text:p>
          </table:table-cell>
          <table:table-cell office:value-type="float" office:value="596">
            <text:p>596</text:p>
          </table:table-cell>
          <table:table-cell office:value-type="float" office:value="117">
            <text:p>117</text:p>
          </table:table-cell>
          <table:table-cell table:number-columns-repeated="17"/>
        </table:table-row>
        <table:table-row table:style-name="ro1">
          <table:table-cell office:value-type="string">
            <text:p>UGC 695</text:p>
          </table:table-cell>
          <table:table-cell office:value-type="string">
            <text:p>01 07 46.4</text:p>
          </table:table-cell>
          <table:table-cell office:value-type="string">
            <text:p>01 03 49</text:p>
          </table:table-cell>
          <table:table-cell office:value-type="float" office:value="6">
            <text:p>6</text:p>
          </table:table-cell>
          <table:table-cell office:value-type="string">
            <text:p>–13.02 ± 0.05</text:p>
          </table:table-cell>
          <table:table-cell office:value-type="string">
            <text:p>27 ± 4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8">
            <text:p>0.08</text:p>
          </table:table-cell>
          <table:table-cell office:value-type="string">
            <text:p>–14.84</text:p>
          </table:table-cell>
          <table:table-cell office:value-type="float" office:value="0.06">
            <text:p>0.06</text:p>
          </table:table-cell>
          <table:table-cell office:value-type="float" office:value="3">
            <text:p>3</text:p>
          </table:table-cell>
          <table:table-cell office:value-type="float" office:value="39.07">
            <text:p>39.07</text:p>
          </table:table-cell>
          <table:table-cell office:value-type="string">
            <text:p>v(flow)</text:p>
          </table:table-cell>
          <table:table-cell office:value-type="float" office:value="10.2">
            <text:p>10.2</text:p>
          </table:table-cell>
          <table:table-cell table:number-columns-repeated="2"/>
          <table:table-cell office:value-type="float" office:value="628">
            <text:p>628</text:p>
          </table:table-cell>
          <table:table-cell office:value-type="float" office:value="765">
            <text:p>765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UGC 891</text:p>
          </table:table-cell>
          <table:table-cell office:value-type="string">
            <text:p>01 21 18.9</text:p>
          </table:table-cell>
          <table:table-cell office:value-type="string">
            <text:p>12 24 43</text:p>
          </table:table-cell>
          <table:table-cell office:value-type="float" office:value="9">
            <text:p>9</text:p>
          </table:table-cell>
          <table:table-cell office:value-type="string">
            <text:p>–13.12 ± 0.10</text:p>
          </table:table-cell>
          <table:table-cell office:value-type="string">
            <text:p>14 ± 4</text:p>
          </table:table-cell>
          <table:table-cell office:value-type="float" office:value="1.2">
            <text:p>1.2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11">
            <text:p>0.11</text:p>
          </table:table-cell>
          <table:table-cell office:value-type="string">
            <text:p>–15.57</text:p>
          </table:table-cell>
          <table:table-cell office:value-type="float" office:value="0.12">
            <text:p>0.12</text:p>
          </table:table-cell>
          <table:table-cell office:value-type="float" office:value="2">
            <text:p>2</text:p>
          </table:table-cell>
          <table:table-cell office:value-type="float" office:value="39.01">
            <text:p>39.01</text:p>
          </table:table-cell>
          <table:table-cell office:value-type="string">
            <text:p>v(flow)</text:p>
          </table:table-cell>
          <table:table-cell office:value-type="float" office:value="10.8">
            <text:p>10.8</text:p>
          </table:table-cell>
          <table:table-cell table:number-columns-repeated="2"/>
          <table:table-cell office:value-type="float" office:value="643">
            <text:p>643</text:p>
          </table:table-cell>
          <table:table-cell office:value-type="float" office:value="813">
            <text:p>813</text:p>
          </table:table-cell>
          <table:table-cell office:value-type="float" office:value="120">
            <text:p>120</text:p>
          </table:table-cell>
          <table:table-cell table:number-columns-repeated="17"/>
        </table:table-row>
        <table:table-row table:style-name="ro1">
          <table:table-cell office:value-type="string">
            <text:p>UGC 1056</text:p>
          </table:table-cell>
          <table:table-cell office:value-type="string">
            <text:p>01 28 47.3</text:p>
          </table:table-cell>
          <table:table-cell office:value-type="string">
            <text:p>16 41 19</text:p>
          </table:table-cell>
          <table:table-cell office:value-type="float" office:value="10">
            <text:p>10</text:p>
          </table:table-cell>
          <table:table-cell office:value-type="string">
            <text:p>–12.76 ± 0.03</text:p>
          </table:table-cell>
          <table:table-cell office:value-type="string">
            <text:p>35 ± 5</text:p>
          </table:table-cell>
          <table:table-cell office:value-type="float" office:value="1.2">
            <text:p>1.2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22">
            <text:p>0.22</text:p>
          </table:table-cell>
          <table:table-cell office:value-type="string">
            <text:p>–15.42</text:p>
          </table:table-cell>
          <table:table-cell office:value-type="float" office:value="0.08">
            <text:p>0.08</text:p>
          </table:table-cell>
          <table:table-cell office:value-type="float" office:value="3">
            <text:p>3</text:p>
          </table:table-cell>
          <table:table-cell office:value-type="float" office:value="39.37">
            <text:p>39.37</text:p>
          </table:table-cell>
          <table:table-cell office:value-type="string">
            <text:p>v(flow)</text:p>
          </table:table-cell>
          <table:table-cell office:value-type="float" office:value="10.3">
            <text:p>10.3</text:p>
          </table:table-cell>
          <table:table-cell table:number-columns-repeated="2"/>
          <table:table-cell office:value-type="float" office:value="595">
            <text:p>595</text:p>
          </table:table-cell>
          <table:table-cell office:value-type="float" office:value="774">
            <text:p>774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UGC 1104</text:p>
          </table:table-cell>
          <table:table-cell office:value-type="string">
            <text:p>01 32 42.5</text:p>
          </table:table-cell>
          <table:table-cell office:value-type="string">
            <text:p>18 19 02</text:p>
          </table:table-cell>
          <table:table-cell office:value-type="float" office:value="9">
            <text:p>9</text:p>
          </table:table-cell>
          <table:table-cell office:value-type="string">
            <text:p>–12.81 ± 0.10</text:p>
          </table:table-cell>
          <table:table-cell office:value-type="string">
            <text:p>22 ± 6</text:p>
          </table:table-cell>
          <table:table-cell office:value-type="float" office:value="2.2">
            <text:p>2.2</text:p>
          </table:table-cell>
          <table:table-cell table:number-columns-repeated="2" office:value-type="string">
            <text:p>...</text:p>
          </table:table-cell>
          <table:table-cell office:value-type="float" office:value="0.19">
            <text:p>0.19</text:p>
          </table:table-cell>
          <table:table-cell office:value-type="string">
            <text:p>–15.16</text:p>
          </table:table-cell>
          <table:table-cell office:value-type="float" office:value="0.07">
            <text:p>0.07</text:p>
          </table:table-cell>
          <table:table-cell office:value-type="float" office:value="3">
            <text:p>3</text:p>
          </table:table-cell>
          <table:table-cell office:value-type="float" office:value="39.04">
            <text:p>39.04</text:p>
          </table:table-cell>
          <table:table-cell office:value-type="string">
            <text:p>bs</text:p>
          </table:table-cell>
          <table:table-cell office:value-type="float" office:value="7.5">
            <text:p>7.5</text:p>
          </table:table-cell>
          <table:table-cell table:number-columns-repeated="2"/>
          <table:table-cell office:value-type="float" office:value="686">
            <text:p>686</text:p>
          </table:table-cell>
          <table:table-cell office:value-type="float" office:value="867">
            <text:p>867</text:p>
          </table:table-cell>
          <table:table-cell office:value-type="string">
            <text:p>50, 120</text:p>
          </table:table-cell>
          <table:table-cell table:number-columns-repeated="17"/>
        </table:table-row>
        <table:table-row table:style-name="ro1">
          <table:table-cell office:value-type="string">
            <text:p>NGC 628</text:p>
          </table:table-cell>
          <table:table-cell office:value-type="string">
            <text:p>01 36 41.7</text:p>
          </table:table-cell>
          <table:table-cell office:value-type="string">
            <text:p>15 46 59</text:p>
          </table:table-cell>
          <table:table-cell office:value-type="float" office:value="5">
            <text:p>5</text:p>
          </table:table-cell>
          <table:table-cell office:value-type="string">
            <text:p>–10.84 ± 0.04</text:p>
          </table:table-cell>
          <table:table-cell office:value-type="string">
            <text:p>35 ± 4</text:p>
          </table:table-cell>
          <table:table-cell office:value-type="float" office:value="1.1">
            <text:p>1.1</text:p>
          </table:table-cell>
          <table:table-cell office:value-type="string">
            <text:p>VATT</text:p>
          </table:table-cell>
          <table:table-cell office:value-type="float" office:value="3">
            <text:p>3</text:p>
          </table:table-cell>
          <table:table-cell office:value-type="float" office:value="0.21">
            <text:p>0.21</text:p>
          </table:table-cell>
          <table:table-cell office:value-type="string">
            <text:p>–19.58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40.87">
            <text:p>40.87</text:p>
          </table:table-cell>
          <table:table-cell office:value-type="string">
            <text:p>bs</text:p>
          </table:table-cell>
          <table:table-cell office:value-type="float" office:value="7.3">
            <text:p>7.3</text:p>
          </table:table-cell>
          <table:table-cell table:number-columns-repeated="2"/>
          <table:table-cell office:value-type="float" office:value="657">
            <text:p>657</text:p>
          </table:table-cell>
          <table:table-cell office:value-type="float" office:value="827">
            <text:p>827</text:p>
          </table:table-cell>
          <table:table-cell office:value-type="string">
            <text:p>50, 118</text:p>
          </table:table-cell>
          <table:table-cell table:number-columns-repeated="17"/>
        </table:table-row>
        <table:table-row table:style-name="ro1">
          <table:table-cell office:value-type="string">
            <text:p>UGC 1176</text:p>
          </table:table-cell>
          <table:table-cell office:value-type="string">
            <text:p>01 40 09.9</text:p>
          </table:table-cell>
          <table:table-cell office:value-type="string">
            <text:p>15 54 17</text:p>
          </table:table-cell>
          <table:table-cell office:value-type="float" office:value="10">
            <text:p>10</text:p>
          </table:table-cell>
          <table:table-cell office:value-type="string">
            <text:p>–12.81 ± 0.05</text:p>
          </table:table-cell>
          <table:table-cell office:value-type="string">
            <text:p>32 ± 5</text:p>
          </table:table-cell>
          <table:table-cell office:value-type="float" office:value="1.2">
            <text:p>1.2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0.21">
            <text:p>0.21</text:p>
          </table:table-cell>
          <table:table-cell office:value-type="string">
            <text:p>–15.58</text:p>
          </table:table-cell>
          <table:table-cell office:value-type="float" office:value="0.08">
            <text:p>0.08</text:p>
          </table:table-cell>
          <table:table-cell office:value-type="float" office:value="3">
            <text:p>3</text:p>
          </table:table-cell>
          <table:table-cell office:value-type="float" office:value="39.19">
            <text:p>39.19</text:p>
          </table:table-cell>
          <table:table-cell office:value-type="string">
            <text:p>bs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630">
            <text:p>630</text:p>
          </table:table-cell>
          <table:table-cell office:value-type="float" office:value="798">
            <text:p>798</text:p>
          </table:table-cell>
          <table:table-cell office:value-type="string">
            <text:p>50, 118</text:p>
          </table:table-cell>
          <table:table-cell table:number-columns-repeated="17"/>
        </table:table-row>
        <table:table-row table:style-name="ro1">
          <table:table-cell office:value-type="string">
            <text:p>UGC A20</text:p>
          </table:table-cell>
          <table:table-cell office:value-type="string">
            <text:p>01 43 14.7</text:p>
          </table:table-cell>
          <table:table-cell office:value-type="string">
            <text:p>19 58 32</text:p>
          </table:table-cell>
          <table:table-cell office:value-type="float" office:value="10">
            <text:p>10</text:p>
          </table:table-cell>
          <table:table-cell office:value-type="string">
            <text:p>–12.89 ± 0.03</text:p>
          </table:table-cell>
          <table:table-cell office:value-type="string">
            <text:p>70 ± 17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18">
            <text:p>0.18</text:p>
          </table:table-cell>
          <table:table-cell office:value-type="string">
            <text:p>–14.17</text:p>
          </table:table-cell>
          <table:table-cell office:value-type="float" office:value="0.03">
            <text:p>0.03</text:p>
          </table:table-cell>
          <table:table-cell office:value-type="float" office:value="2">
            <text:p>2</text:p>
          </table:table-cell>
          <table:table-cell office:value-type="float" office:value="39.13">
            <text:p>39.13</text:p>
          </table:table-cell>
          <table:table-cell office:value-type="string">
            <text:p>v(flow)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97">
            <text:p>497</text:p>
          </table:table-cell>
          <table:table-cell office:value-type="float" office:value="675">
            <text:p>675</text:p>
          </table:table-cell>
          <table:table-cell office:value-type="float" office:value="121">
            <text:p>121</text:p>
          </table:table-cell>
          <table:table-cell table:number-columns-repeated="17"/>
        </table:table-row>
        <table:table-row table:style-name="ro1">
          <table:table-cell office:value-type="string">
            <text:p>UGC 1249</text:p>
          </table:table-cell>
          <table:table-cell office:value-type="string">
            <text:p>01 47 30.6</text:p>
          </table:table-cell>
          <table:table-cell office:value-type="string">
            <text:p>27 19 52</text:p>
          </table:table-cell>
          <table:table-cell office:value-type="float" office:value="9">
            <text:p>9</text:p>
          </table:table-cell>
          <table:table-cell office:value-type="string">
            <text:p>–11.96 ± 0.06</text:p>
          </table:table-cell>
          <table:table-cell office:value-type="string">
            <text:p>22 ± 4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2">
            <text:p>2</text:p>
          </table:table-cell>
          <table:table-cell office:value-type="float" office:value="0.3">
            <text:p>0.3</text:p>
          </table:table-cell>
          <table:table-cell office:value-type="string">
            <text:p>–17.51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39.89">
            <text:p>39.89</text:p>
          </table:table-cell>
          <table:table-cell office:value-type="string">
            <text:p>bs</text:p>
          </table:table-cell>
          <table:table-cell office:value-type="float" office:value="7.2">
            <text:p>7.2</text:p>
          </table:table-cell>
          <table:table-cell table:number-columns-repeated="2"/>
          <table:table-cell office:value-type="float" office:value="345">
            <text:p>345</text:p>
          </table:table-cell>
          <table:table-cell office:value-type="float" office:value="543">
            <text:p>543</text:p>
          </table:table-cell>
          <table:table-cell office:value-type="string">
            <text:p>20, 118</text:p>
          </table:table-cell>
          <table:table-cell table:number-columns-repeated="17"/>
        </table:table-row>
        <table:table-row table:style-name="ro1">
          <table:table-cell office:value-type="string">
            <text:p>NGC 672</text:p>
          </table:table-cell>
          <table:table-cell office:value-type="string">
            <text:p>01 47 54.3</text:p>
          </table:table-cell>
          <table:table-cell office:value-type="string">
            <text:p>27 25 59</text:p>
          </table:table-cell>
          <table:table-cell office:value-type="float" office:value="6">
            <text:p>6</text:p>
          </table:table-cell>
          <table:table-cell office:value-type="string">
            <text:p>–11.49 ± 0.06</text:p>
          </table:table-cell>
          <table:table-cell office:value-type="string">
            <text:p>28 ± 5</text:p>
          </table:table-cell>
          <table:table-cell office:value-type="float" office:value="1.3">
            <text:p>1.3</text:p>
          </table:table-cell>
          <table:table-cell office:value-type="string">
            <text:p>KPNO</text:p>
          </table:table-cell>
          <table:table-cell office:value-type="float" office:value="3">
            <text:p>3</text:p>
          </table:table-cell>
          <table:table-cell office:value-type="float" office:value="0.29">
            <text:p>0.29</text:p>
          </table:table-cell>
          <table:table-cell office:value-type="string">
            <text:p>–18.11</text:p>
          </table:table-cell>
          <table:table-cell office:value-type="float" office:value="0.23">
            <text:p>0.23</text:p>
          </table:table-cell>
          <table:table-cell office:value-type="float" office:value="3">
            <text:p>3</text:p>
          </table:table-cell>
          <table:table-cell office:value-type="float" office:value="40.28">
            <text:p>40.28</text:p>
          </table:table-cell>
          <table:table-cell office:value-type="string">
            <text:p>bs</text:p>
          </table:table-cell>
          <table:table-cell office:value-type="float" office:value="7.2">
            <text:p>7.2</text:p>
          </table:table-cell>
          <table:table-cell table:number-columns-repeated="2"/>
          <table:table-cell office:value-type="float" office:value="422">
            <text:p>422</text:p>
          </table:table-cell>
          <table:table-cell office:value-type="float" office:value="620">
            <text:p>620</text:p>
          </table:table-cell>
          <table:table-cell office:value-type="string">
            <text:p>20, 118</text:p>
          </table:table-cell>
          <table:table-cell table:number-columns-repeated="17"/>
        </table:table-row>
        <table:table-row table:style-name="ro1">
          <table:table-cell office:value-type="string">
            <text:p>UGC 1561</text:p>
          </table:table-cell>
          <table:table-cell office:value-type="string">
            <text:p>02 04 05.1</text:p>
          </table:table-cell>
          <table:table-cell office:value-type="string">
            <text:p>24 12 30</text:p>
          </table:table-cell>
          <table:table-cell office:value-type="float" office:value="10">
            <text:p>10</text:p>
          </table:table-cell>
          <table:table-cell office:value-type="string">
            <text:p>–12.90 ± 0.04</text:p>
          </table:table-cell>
          <table:table-cell office:value-type="string">
            <text:p>17 ± 2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33">
            <text:p>0.33</text:p>
          </table:table-cell>
          <table:table-cell office:value-type="string">
            <text:p>–14.20</text:p>
          </table:table-cell>
          <table:table-cell office:value-type="float" office:value="0.14">
            <text:p>0.14</text:p>
          </table:table-cell>
          <table:table-cell office:value-type="float" office:value="1">
            <text:p>1</text:p>
          </table:table-cell>
          <table:table-cell office:value-type="float" office:value="39.24">
            <text:p>39.24</text:p>
          </table:table-cell>
          <table:table-cell office:value-type="string">
            <text:p>v(flow)</text:p>
          </table:table-cell>
          <table:table-cell office:value-type="float" office:value="10.5">
            <text:p>10.5</text:p>
          </table:table-cell>
          <table:table-cell table:number-columns-repeated="2"/>
          <table:table-cell office:value-type="float" office:value="610">
            <text:p>610</text:p>
          </table:table-cell>
          <table:table-cell office:value-type="float" office:value="786">
            <text:p>786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UGC 1807</text:p>
          </table:table-cell>
          <table:table-cell office:value-type="string">
            <text:p>02 21 13.4</text:p>
          </table:table-cell>
          <table:table-cell office:value-type="string">
            <text:p>42 45 46</text:p>
          </table:table-cell>
          <table:table-cell office:value-type="float" office:value="10">
            <text:p>10</text:p>
          </table:table-cell>
          <table:table-cell office:value-type="string">
            <text:p>–12.85 ± 0.05</text:p>
          </table:table-cell>
          <table:table-cell office:value-type="string">
            <text:p>28 ± 4</text:p>
          </table:table-cell>
          <table:table-cell office:value-type="float" office:value="1.2">
            <text:p>1.2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32">
            <text:p>0.32</text:p>
          </table:table-cell>
          <table:table-cell office:value-type="string">
            <text:p>–13.63</text:p>
          </table:table-cell>
          <table:table-cell office:value-type="float" office:value="0.04">
            <text:p>0.04</text:p>
          </table:table-cell>
          <table:table-cell office:value-type="float" office:value="3">
            <text:p>3</text:p>
          </table:table-cell>
          <table:table-cell office:value-type="float" office:value="39.21">
            <text:p>39.21</text:p>
          </table:table-cell>
          <table:table-cell office:value-type="string">
            <text:p>mem</text:p>
          </table:table-cell>
          <table:table-cell office:value-type="float" office:value="9.2">
            <text:p>9.2</text:p>
          </table:table-cell>
          <table:table-cell table:number-columns-repeated="2"/>
          <table:table-cell office:value-type="float" office:value="629">
            <text:p>629</text:p>
          </table:table-cell>
          <table:table-cell office:value-type="float" office:value="841">
            <text:p>841</text:p>
          </table:table-cell>
          <table:table-cell office:value-type="string">
            <text:p>3, 116</text:p>
          </table:table-cell>
          <table:table-cell table:number-columns-repeated="17"/>
        </table:table-row>
        <table:table-row table:style-name="ro1">
          <table:table-cell office:value-type="string">
            <text:p>NGC 891</text:p>
          </table:table-cell>
          <table:table-cell office:value-type="string">
            <text:p>02 22 33.4</text:p>
          </table:table-cell>
          <table:table-cell office:value-type="string">
            <text:p>42 20 57</text:p>
          </table:table-cell>
          <table:table-cell office:value-type="float" office:value="3">
            <text:p>3</text:p>
          </table:table-cell>
          <table:table-cell office:value-type="string">
            <text:p>–11.35 ± 0.09</text:p>
          </table:table-cell>
          <table:table-cell office:value-type="string">
            <text:p>15 ± 3</text:p>
          </table:table-cell>
          <table:table-cell office:value-type="float" office:value="1.1">
            <text:p>1.1</text:p>
          </table:table-cell>
          <table:table-cell office:value-type="string">
            <text:p>VATT</text:p>
          </table:table-cell>
          <table:table-cell office:value-type="float" office:value="3">
            <text:p>3</text:p>
          </table:table-cell>
          <table:table-cell office:value-type="float" office:value="0.29">
            <text:p>0.29</text:p>
          </table:table-cell>
          <table:table-cell office:value-type="string">
            <text:p>–19.29</text:p>
          </table:table-cell>
          <table:table-cell office:value-type="float" office:value="0.36">
            <text:p>0.36</text:p>
          </table:table-cell>
          <table:table-cell office:value-type="float" office:value="3">
            <text:p>3</text:p>
          </table:table-cell>
          <table:table-cell office:value-type="float" office:value="40.59">
            <text:p>40.59</text:p>
          </table:table-cell>
          <table:table-cell office:value-type="string">
            <text:p>mem</text:p>
          </table:table-cell>
          <table:table-cell office:value-type="float" office:value="9.2">
            <text:p>9.2</text:p>
          </table:table-cell>
          <table:table-cell table:number-columns-repeated="2"/>
          <table:table-cell office:value-type="float" office:value="528">
            <text:p>528</text:p>
          </table:table-cell>
          <table:table-cell office:value-type="float" office:value="738">
            <text:p>738</text:p>
          </table:table-cell>
          <table:table-cell office:value-type="string">
            <text:p>3, 118</text:p>
          </table:table-cell>
          <table:table-cell table:number-columns-repeated="17"/>
        </table:table-row>
        <table:table-row table:style-name="ro1">
          <table:table-cell office:value-type="string">
            <text:p>UGC 1865</text:p>
          </table:table-cell>
          <table:table-cell office:value-type="string">
            <text:p>02 25 00.2</text:p>
          </table:table-cell>
          <table:table-cell office:value-type="string">
            <text:p>36 02 16</text:p>
          </table:table-cell>
          <table:table-cell office:value-type="float" office:value="9">
            <text:p>9</text:p>
          </table:table-cell>
          <table:table-cell office:value-type="string">
            <text:p>–12.73 ± 0.06</text:p>
          </table:table-cell>
          <table:table-cell office:value-type="string">
            <text:p>30 ± 5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string">
            <text:p>–15.69</text:p>
          </table:table-cell>
          <table:table-cell office:value-type="float" office:value="0.09">
            <text:p>0.09</text:p>
          </table:table-cell>
          <table:table-cell office:value-type="float" office:value="3">
            <text:p>3</text:p>
          </table:table-cell>
          <table:table-cell office:value-type="float" office:value="39.3">
            <text:p>39.3</text:p>
          </table:table-cell>
          <table:table-cell office:value-type="string">
            <text:p>mem</text:p>
          </table:table-cell>
          <table:table-cell office:value-type="float" office:value="9.2">
            <text:p>9.2</text:p>
          </table:table-cell>
          <table:table-cell table:number-columns-repeated="2"/>
          <table:table-cell office:value-type="float" office:value="580">
            <text:p>580</text:p>
          </table:table-cell>
          <table:table-cell office:value-type="float" office:value="774">
            <text:p>774</text:p>
          </table:table-cell>
          <table:table-cell office:value-type="string">
            <text:p>3, 111</text:p>
          </table:table-cell>
          <table:table-cell table:number-columns-repeated="17"/>
        </table:table-row>
        <table:table-row table:style-name="ro1">
          <table:table-cell office:value-type="string">
            <text:p>UGC 1924</text:p>
          </table:table-cell>
          <table:table-cell office:value-type="string">
            <text:p>02 27 49.8</text:p>
          </table:table-cell>
          <table:table-cell office:value-type="string">
            <text:p>31 43 36</text:p>
          </table:table-cell>
          <table:table-cell office:value-type="float" office:value="6">
            <text:p>6</text:p>
          </table:table-cell>
          <table:table-cell office:value-type="string">
            <text:p>–13.42 ± 0.05</text:p>
          </table:table-cell>
          <table:table-cell office:value-type="string">
            <text:p>...</text:p>
          </table:table-cell>
          <table:table-cell office:value-type="float" office:value="2.3">
            <text:p>2.3</text:p>
          </table:table-cell>
          <table:table-cell table:number-columns-repeated="2" office:value-type="string">
            <text:p>...</text:p>
          </table:table-cell>
          <table:table-cell office:value-type="float" office:value="0.31">
            <text:p>0.31</text:p>
          </table:table-cell>
          <table:table-cell office:value-type="string">
            <text:p>–15.16</text:p>
          </table:table-cell>
          <table:table-cell office:value-type="float" office:value="0.07">
            <text:p>0.07</text:p>
          </table:table-cell>
          <table:table-cell office:value-type="float" office:value="3">
            <text:p>3</text:p>
          </table:table-cell>
          <table:table-cell office:value-type="float" office:value="38.74">
            <text:p>38.74</text:p>
          </table:table-cell>
          <table:table-cell office:value-type="string">
            <text:p>v(flow)</text:p>
          </table:table-cell>
          <table:table-cell office:value-type="float" office:value="10.4">
            <text:p>10.4</text:p>
          </table:table-cell>
          <table:table-cell table:number-columns-repeated="2"/>
          <table:table-cell office:value-type="float" office:value="598">
            <text:p>598</text:p>
          </table:table-cell>
          <table:table-cell office:value-type="float" office:value="778">
            <text:p>778</text:p>
          </table:table-cell>
          <table:table-cell office:value-type="float" office:value="120">
            <text:p>120</text:p>
          </table:table-cell>
          <table:table-cell table:number-columns-repeated="17"/>
        </table:table-row>
        <table:table-row table:style-name="ro1">
          <table:table-cell office:value-type="string">
            <text:p>NGC 949</text:p>
          </table:table-cell>
          <table:table-cell office:value-type="string">
            <text:p>02 30 48.6</text:p>
          </table:table-cell>
          <table:table-cell office:value-type="string">
            <text:p>37 08 14</text:p>
          </table:table-cell>
          <table:table-cell office:value-type="float" office:value="4">
            <text:p>4</text:p>
          </table:table-cell>
          <table:table-cell office:value-type="string">
            <text:p>–11.78 ± 0.04</text:p>
          </table:table-cell>
          <table:table-cell office:value-type="string">
            <text:p>26 ± 5</text:p>
          </table:table-cell>
          <table:table-cell office:value-type="float" office:value="1.3">
            <text:p>1.3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21">
            <text:p>0.21</text:p>
          </table:table-cell>
          <table:table-cell office:value-type="string">
            <text:p>–17.62</text:p>
          </table:table-cell>
          <table:table-cell office:value-type="float" office:value="0.19">
            <text:p>0.19</text:p>
          </table:table-cell>
          <table:table-cell office:value-type="float" office:value="3">
            <text:p>3</text:p>
          </table:table-cell>
          <table:table-cell office:value-type="float" office:value="40.2">
            <text:p>40.2</text:p>
          </table:table-cell>
          <table:table-cell office:value-type="string">
            <text:p>mem</text:p>
          </table:table-cell>
          <table:table-cell office:value-type="float" office:value="9.2">
            <text:p>9.2</text:p>
          </table:table-cell>
          <table:table-cell table:number-columns-repeated="2"/>
          <table:table-cell office:value-type="float" office:value="609">
            <text:p>609</text:p>
          </table:table-cell>
          <table:table-cell office:value-type="float" office:value="801">
            <text:p>801</text:p>
          </table:table-cell>
          <table:table-cell office:value-type="string">
            <text:p>3, 118</text:p>
          </table:table-cell>
          <table:table-cell table:number-columns-repeated="17"/>
        </table:table-row>
        <table:table-row table:style-name="ro1">
          <table:table-cell office:value-type="string">
            <text:p>NGC 959</text:p>
          </table:table-cell>
          <table:table-cell office:value-type="string">
            <text:p>02 32 24.0</text:p>
          </table:table-cell>
          <table:table-cell office:value-type="string">
            <text:p>35 29 42</text:p>
          </table:table-cell>
          <table:table-cell office:value-type="float" office:value="8">
            <text:p>8</text:p>
          </table:table-cell>
          <table:table-cell office:value-type="string">
            <text:p>–12.09 ± 0.05</text:p>
          </table:table-cell>
          <table:table-cell office:value-type="string">
            <text:p>38 ± 5</text:p>
          </table:table-cell>
          <table:table-cell office:value-type="float" office:value="1.2">
            <text:p>1.2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23">
            <text:p>0.23</text:p>
          </table:table-cell>
          <table:table-cell office:value-type="string">
            <text:p>–17.09</text:p>
          </table:table-cell>
          <table:table-cell office:value-type="float" office:value="0.28">
            <text:p>0.28</text:p>
          </table:table-cell>
          <table:table-cell office:value-type="float" office:value="1">
            <text:p>1</text:p>
          </table:table-cell>
          <table:table-cell office:value-type="float" office:value="39.86">
            <text:p>39.86</text:p>
          </table:table-cell>
          <table:table-cell office:value-type="string">
            <text:p>mem</text:p>
          </table:table-cell>
          <table:table-cell office:value-type="float" office:value="9.2">
            <text:p>9.2</text:p>
          </table:table-cell>
          <table:table-cell table:number-columns-repeated="2"/>
          <table:table-cell office:value-type="float" office:value="597">
            <text:p>597</text:p>
          </table:table-cell>
          <table:table-cell office:value-type="float" office:value="784">
            <text:p>784</text:p>
          </table:table-cell>
          <table:table-cell office:value-type="string">
            <text:p>3, 118</text:p>
          </table:table-cell>
          <table:table-cell table:number-columns-repeated="17"/>
        </table:table-row>
        <table:table-row table:style-name="ro1">
          <table:table-cell office:value-type="string">
            <text:p>UGC 2014</text:p>
          </table:table-cell>
          <table:table-cell office:value-type="string">
            <text:p>02 32 54.0</text:p>
          </table:table-cell>
          <table:table-cell office:value-type="string">
            <text:p>38 40 50</text:p>
          </table:table-cell>
          <table:table-cell office:value-type="float" office:value="10">
            <text:p>10</text:p>
          </table:table-cell>
          <table:table-cell office:value-type="string">
            <text:p>–13.34 ± 0.05</text:p>
          </table:table-cell>
          <table:table-cell office:value-type="string">
            <text:p>16 ± 2</text:p>
          </table:table-cell>
          <table:table-cell office:value-type="float" office:value="1.2">
            <text:p>1.2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19">
            <text:p>0.19</text:p>
          </table:table-cell>
          <table:table-cell office:value-type="string">
            <text:p>–14.35</text:p>
          </table:table-cell>
          <table:table-cell office:value-type="float" office:value="0.05">
            <text:p>0.05</text:p>
          </table:table-cell>
          <table:table-cell office:value-type="float" office:value="3">
            <text:p>3</text:p>
          </table:table-cell>
          <table:table-cell office:value-type="float" office:value="38.69">
            <text:p>38.69</text:p>
          </table:table-cell>
          <table:table-cell office:value-type="string">
            <text:p>mem</text:p>
          </table:table-cell>
          <table:table-cell office:value-type="float" office:value="9.2">
            <text:p>9.2</text:p>
          </table:table-cell>
          <table:table-cell table:number-columns-repeated="2"/>
          <table:table-cell office:value-type="float" office:value="565">
            <text:p>565</text:p>
          </table:table-cell>
          <table:table-cell office:value-type="float" office:value="760">
            <text:p>760</text:p>
          </table:table-cell>
          <table:table-cell office:value-type="string">
            <text:p>3, 118</text:p>
          </table:table-cell>
          <table:table-cell table:number-columns-repeated="17"/>
        </table:table-row>
        <table:table-row table:style-name="ro1">
          <table:table-cell office:value-type="string">
            <text:p>UGC 2023</text:p>
          </table:table-cell>
          <table:table-cell office:value-type="string">
            <text:p>02 33 18.2</text:p>
          </table:table-cell>
          <table:table-cell office:value-type="string">
            <text:p>33 29 28</text:p>
          </table:table-cell>
          <table:table-cell office:value-type="float" office:value="10">
            <text:p>10</text:p>
          </table:table-cell>
          <table:table-cell office:value-type="string">
            <text:p>–12.41 ± 0.05</text:p>
          </table:table-cell>
          <table:table-cell office:value-type="string">
            <text:p>32 ± 4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38">
            <text:p>0.38</text:p>
          </table:table-cell>
          <table:table-cell office:value-type="string">
            <text:p>–16.30</text:p>
          </table:table-cell>
          <table:table-cell office:value-type="float" office:value="0.1">
            <text:p>0.1</text:p>
          </table:table-cell>
          <table:table-cell office:value-type="float" office:value="2">
            <text:p>2</text:p>
          </table:table-cell>
          <table:table-cell office:value-type="float" office:value="39.64">
            <text:p>39.64</text:p>
          </table:table-cell>
          <table:table-cell office:value-type="string">
            <text:p>mem</text:p>
          </table:table-cell>
          <table:table-cell office:value-type="float" office:value="9.2">
            <text:p>9.2</text:p>
          </table:table-cell>
          <table:table-cell table:number-columns-repeated="2"/>
          <table:table-cell office:value-type="float" office:value="589">
            <text:p>589</text:p>
          </table:table-cell>
          <table:table-cell office:value-type="float" office:value="770">
            <text:p>770</text:p>
          </table:table-cell>
          <table:table-cell office:value-type="string">
            <text:p>3, 120</text:p>
          </table:table-cell>
          <table:table-cell table:number-columns-repeated="17"/>
        </table:table-row>
        <table:table-row table:style-name="ro1">
          <table:table-cell office:value-type="string">
            <text:p>UGC 2034</text:p>
          </table:table-cell>
          <table:table-cell office:value-type="string">
            <text:p>02 33 42.9</text:p>
          </table:table-cell>
          <table:table-cell office:value-type="string">
            <text:p>40 31 41</text:p>
          </table:table-cell>
          <table:table-cell office:value-type="float" office:value="10">
            <text:p>10</text:p>
          </table:table-cell>
          <table:table-cell office:value-type="string">
            <text:p>–12.51 ± 0.11</text:p>
          </table:table-cell>
          <table:table-cell office:value-type="string">
            <text:p>11 ± 3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21">
            <text:p>0.21</text:p>
          </table:table-cell>
          <table:table-cell office:value-type="string">
            <text:p>–16.32</text:p>
          </table:table-cell>
          <table:table-cell office:value-type="float" office:value="0.11">
            <text:p>0.11</text:p>
          </table:table-cell>
          <table:table-cell office:value-type="float" office:value="3">
            <text:p>3</text:p>
          </table:table-cell>
          <table:table-cell office:value-type="float" office:value="39.5">
            <text:p>39.5</text:p>
          </table:table-cell>
          <table:table-cell office:value-type="string">
            <text:p>mem</text:p>
          </table:table-cell>
          <table:table-cell office:value-type="float" office:value="9.2">
            <text:p>9.2</text:p>
          </table:table-cell>
          <table:table-cell table:number-columns-repeated="2"/>
          <table:table-cell office:value-type="float" office:value="578">
            <text:p>578</text:p>
          </table:table-cell>
          <table:table-cell office:value-type="float" office:value="777">
            <text:p>777</text:p>
          </table:table-cell>
          <table:table-cell office:value-type="string">
            <text:p>3, 118</text:p>
          </table:table-cell>
          <table:table-cell table:number-columns-repeated="17"/>
        </table:table-row>
        <table:table-row table:style-name="ro1">
          <table:table-cell office:value-type="string">
            <text:p>NGC 1003</text:p>
          </table:table-cell>
          <table:table-cell office:value-type="string">
            <text:p>02 39 16.6</text:p>
          </table:table-cell>
          <table:table-cell office:value-type="string">
            <text:p>40 52 21</text:p>
          </table:table-cell>
          <table:table-cell office:value-type="float" office:value="6">
            <text:p>6</text:p>
          </table:table-cell>
          <table:table-cell office:value-type="string">
            <text:p>–11.60 ± 0.04</text:p>
          </table:table-cell>
          <table:table-cell office:value-type="string">
            <text:p>42 ± 4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2">
            <text:p>2</text:p>
          </table:table-cell>
          <table:table-cell office:value-type="float" office:value="0.27">
            <text:p>0.27</text:p>
          </table:table-cell>
          <table:table-cell office:value-type="string">
            <text:p>–18.08</text:p>
          </table:table-cell>
          <table:table-cell office:value-type="float" office:value="0.18">
            <text:p>0.18</text:p>
          </table:table-cell>
          <table:table-cell office:value-type="float" office:value="1">
            <text:p>1</text:p>
          </table:table-cell>
          <table:table-cell office:value-type="float" office:value="40.4">
            <text:p>40.4</text:p>
          </table:table-cell>
          <table:table-cell office:value-type="string">
            <text:p>mem</text:p>
          </table:table-cell>
          <table:table-cell office:value-type="float" office:value="9.2">
            <text:p>9.2</text:p>
          </table:table-cell>
          <table:table-cell table:number-columns-repeated="2"/>
          <table:table-cell office:value-type="float" office:value="626">
            <text:p>626</text:p>
          </table:table-cell>
          <table:table-cell office:value-type="float" office:value="822">
            <text:p>822</text:p>
          </table:table-cell>
          <table:table-cell office:value-type="string">
            <text:p>3, 118</text:p>
          </table:table-cell>
          <table:table-cell table:number-columns-repeated="17"/>
        </table:table-row>
        <table:table-row table:style-name="ro1">
          <table:table-cell office:value-type="string">
            <text:p>Maffei 2</text:p>
          </table:table-cell>
          <table:table-cell office:value-type="string">
            <text:p>02 41 54.9</text:p>
          </table:table-cell>
          <table:table-cell office:value-type="string">
            <text:p>59 36 15</text:p>
          </table:table-cell>
          <table:table-cell office:value-type="float" office:value="4">
            <text:p>4</text:p>
          </table:table-cell>
          <table:table-cell office:value-type="string">
            <text:p>–11.95 ± 0.06</text:p>
          </table:table-cell>
          <table:table-cell office:value-type="string">
            <text:p>4 ± 1</text:p>
          </table:table-cell>
          <table:table-cell office:value-type="float" office:value="1.2">
            <text:p>1.2</text:p>
          </table:table-cell>
          <table:table-cell office:value-type="string">
            <text:p>VATT</text:p>
          </table:table-cell>
          <table:table-cell office:value-type="float" office:value="2">
            <text:p>2</text:p>
          </table:table-cell>
          <table:table-cell office:value-type="float" office:value="7.37">
            <text:p>7.37</text:p>
          </table:table-cell>
          <table:table-cell office:value-type="string">
            <text:p>–20.22</text:p>
          </table:table-cell>
          <table:table-cell office:value-type="float" office:value="0.52">
            <text:p>0.52</text:p>
          </table:table-cell>
          <table:table-cell office:value-type="float" office:value="3">
            <text:p>3</text:p>
          </table:table-cell>
          <table:table-cell office:value-type="float" office:value="40.76">
            <text:p>40.76</text:p>
          </table:table-cell>
          <table:table-cell office:value-type="string">
            <text:p>tf</text:p>
          </table:table-cell>
          <table:table-cell office:value-type="float" office:value="3.3">
            <text:p>3.3</text:p>
          </table:table-cell>
          <table:table-cell table:number-columns-repeated="2"/>
          <table:table-cell office:value-type="string">
            <text:p>–17</text:p>
          </table:table-cell>
          <table:table-cell office:value-type="float" office:value="212">
            <text:p>212</text:p>
          </table:table-cell>
          <table:table-cell office:value-type="string">
            <text:p>4, 103</text:p>
          </table:table-cell>
          <table:table-cell table:number-columns-repeated="17"/>
        </table:table-row>
        <table:table-row table:style-name="ro1">
          <table:table-cell office:value-type="string">
            <text:p>NGC 1058</text:p>
          </table:table-cell>
          <table:table-cell office:value-type="string">
            <text:p>02 43 29.9</text:p>
          </table:table-cell>
          <table:table-cell office:value-type="string">
            <text:p>37 20 27</text:p>
          </table:table-cell>
          <table:table-cell office:value-type="float" office:value="5">
            <text:p>5</text:p>
          </table:table-cell>
          <table:table-cell office:value-type="string">
            <text:p>–11.63 ± 0.05</text:p>
          </table:table-cell>
          <table:table-cell office:value-type="string">
            <text:p>29 ± 4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string">
            <text:p>–18.24</text:p>
          </table:table-cell>
          <table:table-cell office:value-type="float" office:value="0.49">
            <text:p>0.49</text:p>
          </table:table-cell>
          <table:table-cell office:value-type="float" office:value="1">
            <text:p>1</text:p>
          </table:table-cell>
          <table:table-cell office:value-type="float" office:value="40.26">
            <text:p>40.26</text:p>
          </table:table-cell>
          <table:table-cell office:value-type="string">
            <text:p>mem</text:p>
          </table:table-cell>
          <table:table-cell office:value-type="float" office:value="9.2">
            <text:p>9.2</text:p>
          </table:table-cell>
          <table:table-cell table:number-columns-repeated="2"/>
          <table:table-cell office:value-type="float" office:value="518">
            <text:p>518</text:p>
          </table:table-cell>
          <table:table-cell office:value-type="float" office:value="702">
            <text:p>702</text:p>
          </table:table-cell>
          <table:table-cell office:value-type="string">
            <text:p>3, 118</text:p>
          </table:table-cell>
          <table:table-cell table:number-columns-repeated="17"/>
        </table:table-row>
        <table:table-row table:style-name="ro1">
          <table:table-cell office:value-type="string">
            <text:p>UGC 2259</text:p>
          </table:table-cell>
          <table:table-cell office:value-type="string">
            <text:p>02 47 55.4</text:p>
          </table:table-cell>
          <table:table-cell office:value-type="string">
            <text:p>37 32 18</text:p>
          </table:table-cell>
          <table:table-cell office:value-type="float" office:value="8">
            <text:p>8</text:p>
          </table:table-cell>
          <table:table-cell office:value-type="string">
            <text:p>–12.28 ± 0.05</text:p>
          </table:table-cell>
          <table:table-cell office:value-type="string">
            <text:p>28 ± 4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27">
            <text:p>0.27</text:p>
          </table:table-cell>
          <table:table-cell office:value-type="string">
            <text:p>–14.92</text:p>
          </table:table-cell>
          <table:table-cell office:value-type="float" office:value="0.06">
            <text:p>0.06</text:p>
          </table:table-cell>
          <table:table-cell office:value-type="float" office:value="3">
            <text:p>3</text:p>
          </table:table-cell>
          <table:table-cell office:value-type="float" office:value="39.76">
            <text:p>39.76</text:p>
          </table:table-cell>
          <table:table-cell office:value-type="string">
            <text:p>mem</text:p>
          </table:table-cell>
          <table:table-cell office:value-type="float" office:value="9.2">
            <text:p>9.2</text:p>
          </table:table-cell>
          <table:table-cell table:number-columns-repeated="2"/>
          <table:table-cell office:value-type="float" office:value="583">
            <text:p>583</text:p>
          </table:table-cell>
          <table:table-cell office:value-type="float" office:value="764">
            <text:p>764</text:p>
          </table:table-cell>
          <table:table-cell office:value-type="string">
            <text:p>3, 111</text:p>
          </table:table-cell>
          <table:table-cell table:number-columns-repeated="17"/>
        </table:table-row>
        <table:table-row table:style-name="ro1">
          <table:table-cell office:value-type="string">
            <text:p>NGC 1156</text:p>
          </table:table-cell>
          <table:table-cell office:value-type="string">
            <text:p>02 59 42.6</text:p>
          </table:table-cell>
          <table:table-cell office:value-type="string">
            <text:p>25 14 17</text:p>
          </table:table-cell>
          <table:table-cell office:value-type="float" office:value="10">
            <text:p>10</text:p>
          </table:table-cell>
          <table:table-cell office:value-type="string">
            <text:p>–11.51 ± 0.03</text:p>
          </table:table-cell>
          <table:table-cell office:value-type="string">
            <text:p>49 ± 4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82">
            <text:p>0.82</text:p>
          </table:table-cell>
          <table:table-cell office:value-type="string">
            <text:p>–17.53</text:p>
          </table:table-cell>
          <table:table-cell office:value-type="float" office:value="0.18">
            <text:p>0.18</text:p>
          </table:table-cell>
          <table:table-cell office:value-type="float" office:value="1">
            <text:p>1</text:p>
          </table:table-cell>
          <table:table-cell office:value-type="float" office:value="40.48">
            <text:p>40.48</text:p>
          </table:table-cell>
          <table:table-cell office:value-type="string">
            <text:p>bs</text:p>
          </table:table-cell>
          <table:table-cell office:value-type="float" office:value="7.8">
            <text:p>7.8</text:p>
          </table:table-cell>
          <table:table-cell table:number-columns-repeated="2"/>
          <table:table-cell office:value-type="float" office:value="375">
            <text:p>375</text:p>
          </table:table-cell>
          <table:table-cell office:value-type="float" office:value="509">
            <text:p>509</text:p>
          </table:table-cell>
          <table:table-cell office:value-type="string">
            <text:p>25, 117</text:p>
          </table:table-cell>
          <table:table-cell table:number-columns-repeated="17"/>
        </table:table-row>
        <table:table-row table:style-name="ro1">
          <table:table-cell office:value-type="string">
            <text:p>ESO 300–G014</text:p>
          </table:table-cell>
          <table:table-cell office:value-type="string">
            <text:p>03 09 37.8</text:p>
          </table:table-cell>
          <table:table-cell office:value-type="string">
            <text:p>–41 01 50</text:p>
          </table:table-cell>
          <table:table-cell office:value-type="float" office:value="9">
            <text:p>9</text:p>
          </table:table-cell>
          <table:table-cell office:value-type="string">
            <text:p>–12.43 ± 0.07</text:p>
          </table:table-cell>
          <table:table-cell office:value-type="string">
            <text:p>12 ± 5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04">
            <text:p>0.04</text:p>
          </table:table-cell>
          <table:table-cell office:value-type="string">
            <text:p>–17.24</text:p>
          </table:table-cell>
          <table:table-cell office:value-type="float" office:value="0.16">
            <text:p>0.16</text:p>
          </table:table-cell>
          <table:table-cell office:value-type="float" office:value="3">
            <text:p>3</text:p>
          </table:table-cell>
          <table:table-cell office:value-type="float" office:value="39.68">
            <text:p>39.68</text:p>
          </table:table-cell>
          <table:table-cell office:value-type="string">
            <text:p>v(flow)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955">
            <text:p>955</text:p>
          </table:table-cell>
          <table:table-cell office:value-type="float" office:value="824">
            <text:p>824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ESO 300–G016</text:p>
          </table:table-cell>
          <table:table-cell office:value-type="string">
            <text:p>03 10 10.5</text:p>
          </table:table-cell>
          <table:table-cell office:value-type="string">
            <text:p>–40 00 11</text:p>
          </table:table-cell>
          <table:table-cell office:value-type="float" office:value="10">
            <text:p>10</text:p>
          </table:table-cell>
          <table:table-cell office:value-type="string">
            <text:p>–13.66 ± 0.13</text:p>
          </table:table-cell>
          <table:table-cell office:value-type="string">
            <text:p>40 ± 5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04">
            <text:p>0.04</text:p>
          </table:table-cell>
          <table:table-cell office:value-type="string">
            <text:p>–13.92</text:p>
          </table:table-cell>
          <table:table-cell office:value-type="float" office:value="0.04">
            <text:p>0.04</text:p>
          </table:table-cell>
          <table:table-cell office:value-type="float" office:value="3">
            <text:p>3</text:p>
          </table:table-cell>
          <table:table-cell office:value-type="float" office:value="38.19">
            <text:p>38.19</text:p>
          </table:table-cell>
          <table:table-cell office:value-type="string">
            <text:p>v(flow)</text:p>
          </table:table-cell>
          <table:table-cell office:value-type="float" office:value="7.8">
            <text:p>7.8</text:p>
          </table:table-cell>
          <table:table-cell table:number-columns-repeated="2"/>
          <table:table-cell office:value-type="float" office:value="711">
            <text:p>711</text:p>
          </table:table-cell>
          <table:table-cell office:value-type="float" office:value="584">
            <text:p>584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NGC 1291</text:p>
          </table:table-cell>
          <table:table-cell office:value-type="string">
            <text:p>03 17 18.3</text:p>
          </table:table-cell>
          <table:table-cell office:value-type="string">
            <text:p>–41 06 28</text:p>
          </table:table-cell>
          <table:table-cell office:value-type="float" office:value="0">
            <text:p>0</text:p>
          </table:table-cell>
          <table:table-cell office:value-type="string">
            <text:p>–11.29 ± 0.42</text:p>
          </table:table-cell>
          <table:table-cell office:value-type="string">
            <text:p>3 ± 3</text:p>
          </table:table-cell>
          <table:table-cell office:value-type="float" office:value="2.2">
            <text:p>2.2</text:p>
          </table:table-cell>
          <table:table-cell table:number-columns-repeated="2" office:value-type="string">
            <text:p>...</text:p>
          </table:table-cell>
          <table:table-cell office:value-type="float" office:value="0.03">
            <text:p>0.03</text:p>
          </table:table-cell>
          <table:table-cell office:value-type="string">
            <text:p>–20.50</text:p>
          </table:table-cell>
          <table:table-cell office:value-type="float" office:value="0.54">
            <text:p>0.54</text:p>
          </table:table-cell>
          <table:table-cell office:value-type="float" office:value="3">
            <text:p>3</text:p>
          </table:table-cell>
          <table:table-cell office:value-type="float" office:value="40.55">
            <text:p>40.55</text:p>
          </table:table-cell>
          <table:table-cell office:value-type="string">
            <text:p>v(flow)</text:p>
          </table:table-cell>
          <table:table-cell office:value-type="float" office:value="9.4">
            <text:p>9.4</text:p>
          </table:table-cell>
          <table:table-cell table:number-columns-repeated="2"/>
          <table:table-cell office:value-type="float" office:value="839">
            <text:p>839</text:p>
          </table:table-cell>
          <table:table-cell office:value-type="float" office:value="703">
            <text:p>703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UGC 2684</text:p>
          </table:table-cell>
          <table:table-cell office:value-type="string">
            <text:p>03 20 23.7</text:p>
          </table:table-cell>
          <table:table-cell office:value-type="string">
            <text:p>17 17 45</text:p>
          </table:table-cell>
          <table:table-cell office:value-type="float" office:value="10">
            <text:p>10</text:p>
          </table:table-cell>
          <table:table-cell office:value-type="string">
            <text:p>–13.72 ± 0.10</text:p>
          </table:table-cell>
          <table:table-cell office:value-type="string">
            <text:p>18 ± 5</text:p>
          </table:table-cell>
          <table:table-cell office:value-type="float" office:value="1.2">
            <text:p>1.2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string">
            <text:p>–13.26</text:p>
          </table:table-cell>
          <table:table-cell office:value-type="float" office:value="0.05">
            <text:p>0.05</text:p>
          </table:table-cell>
          <table:table-cell office:value-type="float" office:value="2">
            <text:p>2</text:p>
          </table:table-cell>
          <table:table-cell office:value-type="float" office:value="38.08">
            <text:p>38.08</text:p>
          </table:table-cell>
          <table:table-cell office:value-type="string">
            <text:p>bs</text:p>
          </table:table-cell>
          <table:table-cell office:value-type="float" office:value="6.5">
            <text:p>6.5</text:p>
          </table:table-cell>
          <table:table-cell table:number-columns-repeated="2"/>
          <table:table-cell office:value-type="float" office:value="350">
            <text:p>350</text:p>
          </table:table-cell>
          <table:table-cell office:value-type="float" office:value="438">
            <text:p>438</text:p>
          </table:table-cell>
          <table:table-cell office:value-type="string">
            <text:p>51, 122</text:p>
          </table:table-cell>
          <table:table-cell table:number-columns-repeated="17"/>
        </table:table-row>
        <table:table-row table:style-name="ro1">
          <table:table-cell office:value-type="string">
            <text:p>UGC 2689</text:p>
          </table:table-cell>
          <table:table-cell office:value-type="string">
            <text:p>03 21 27.7</text:p>
          </table:table-cell>
          <table:table-cell office:value-type="string">
            <text:p>40 48 06</text:p>
          </table:table-cell>
          <table:table-cell office:value-type="string">
            <text:p>–2</text:p>
          </table:table-cell>
          <table:table-cell office:value-type="string">
            <text:p>&lt;–15.50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0.69">
            <text:p>0.69</text:p>
          </table:table-cell>
          <table:table-cell office:value-type="string">
            <text:p>–14.60</text:p>
          </table:table-cell>
          <table:table-cell office:value-type="float" office:value="0.06">
            <text:p>0.06</text:p>
          </table:table-cell>
          <table:table-cell office:value-type="float" office:value="3">
            <text:p>3</text:p>
          </table:table-cell>
          <table:table-cell office:value-type="string">
            <text:p>&lt;36.26</text:p>
          </table:table-cell>
          <table:table-cell office:value-type="string">
            <text:p>v(flow)</text:p>
          </table:table-cell>
          <table:table-cell office:value-type="float" office:value="5.9">
            <text:p>5.9</text:p>
          </table:table-cell>
          <table:table-cell table:number-columns-repeated="2"/>
          <table:table-cell office:value-type="float" office:value="277">
            <text:p>277</text:p>
          </table:table-cell>
          <table:table-cell office:value-type="float" office:value="443">
            <text:p>443</text:p>
          </table:table-cell>
          <table:table-cell office:value-type="float" office:value="100">
            <text:p>100</text:p>
          </table:table-cell>
          <table:table-cell table:number-columns-repeated="17"/>
        </table:table-row>
        <table:table-row table:style-name="ro1">
          <table:table-cell office:value-type="string">
            <text:p>UGC 2716</text:p>
          </table:table-cell>
          <table:table-cell office:value-type="string">
            <text:p>03 24 07.2</text:p>
          </table:table-cell>
          <table:table-cell office:value-type="string">
            <text:p>17 45 12</text:p>
          </table:table-cell>
          <table:table-cell office:value-type="float" office:value="8">
            <text:p>8</text:p>
          </table:table-cell>
          <table:table-cell office:value-type="string">
            <text:p>–12.95 ± 0.03</text:p>
          </table:table-cell>
          <table:table-cell office:value-type="string">
            <text:p>13 ± 1</text:p>
          </table:table-cell>
          <table:table-cell office:value-type="float" office:value="1.2">
            <text:p>1.2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51">
            <text:p>0.51</text:p>
          </table:table-cell>
          <table:table-cell office:value-type="string">
            <text:p>–14.84</text:p>
          </table:table-cell>
          <table:table-cell office:value-type="float" office:value="0.06">
            <text:p>0.06</text:p>
          </table:table-cell>
          <table:table-cell office:value-type="float" office:value="3">
            <text:p>3</text:p>
          </table:table-cell>
          <table:table-cell office:value-type="float" office:value="38.81">
            <text:p>38.81</text:p>
          </table:table-cell>
          <table:table-cell office:value-type="string">
            <text:p>v(flow)</text:p>
          </table:table-cell>
          <table:table-cell office:value-type="float" office:value="6.2">
            <text:p>6.2</text:p>
          </table:table-cell>
          <table:table-cell table:number-columns-repeated="2"/>
          <table:table-cell office:value-type="float" office:value="381">
            <text:p>381</text:p>
          </table:table-cell>
          <table:table-cell office:value-type="float" office:value="467">
            <text:p>467</text:p>
          </table:table-cell>
          <table:table-cell office:value-type="float" office:value="117">
            <text:p>117</text:p>
          </table:table-cell>
          <table:table-cell table:number-columns-repeated="17"/>
        </table:table-row>
        <table:table-row table:style-name="ro1">
          <table:table-cell office:value-type="string">
            <text:p>IC 2000</text:p>
          </table:table-cell>
          <table:table-cell office:value-type="string">
            <text:p>03 49 07.3</text:p>
          </table:table-cell>
          <table:table-cell office:value-type="string">
            <text:p>–48 51 31</text:p>
          </table:table-cell>
          <table:table-cell office:value-type="float" office:value="6">
            <text:p>6</text:p>
          </table:table-cell>
          <table:table-cell office:value-type="string">
            <text:p>–12.11 ± 0.11</text:p>
          </table:table-cell>
          <table:table-cell office:value-type="string">
            <text:p>20 ± 5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02">
            <text:p>0.02</text:p>
          </table:table-cell>
          <table:table-cell office:value-type="string">
            <text:p>–17.4</text:p>
          </table:table-cell>
          <table:table-cell office:value-type="float" office:value="0.17">
            <text:p>0.17</text:p>
          </table:table-cell>
          <table:table-cell office:value-type="float" office:value="3">
            <text:p>3</text:p>
          </table:table-cell>
          <table:table-cell office:value-type="float" office:value="39.96">
            <text:p>39.96</text:p>
          </table:table-cell>
          <table:table-cell office:value-type="string">
            <text:p>v(flow)</text:p>
          </table:table-cell>
          <table:table-cell office:value-type="float" office:value="10.7">
            <text:p>10.7</text:p>
          </table:table-cell>
          <table:table-cell table:number-columns-repeated="2"/>
          <table:table-cell office:value-type="float" office:value="981">
            <text:p>981</text:p>
          </table:table-cell>
          <table:table-cell office:value-type="float" office:value="801">
            <text:p>801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ESO 302–G014</text:p>
          </table:table-cell>
          <table:table-cell office:value-type="string">
            <text:p>03 5140.9</text:p>
          </table:table-cell>
          <table:table-cell office:value-type="string">
            <text:p>–38 27 08</text:p>
          </table:table-cell>
          <table:table-cell office:value-type="float" office:value="10">
            <text:p>10</text:p>
          </table:table-cell>
          <table:table-cell office:value-type="string">
            <text:p>–12.73 ± 0.06</text:p>
          </table:table-cell>
          <table:table-cell office:value-type="string">
            <text:p>40 ± 8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02">
            <text:p>0.02</text:p>
          </table:table-cell>
          <table:table-cell office:value-type="string">
            <text:p>–14.4</text:p>
          </table:table-cell>
          <table:table-cell office:value-type="float" office:value="0.05">
            <text:p>0.05</text:p>
          </table:table-cell>
          <table:table-cell office:value-type="float" office:value="3">
            <text:p>3</text:p>
          </table:table-cell>
          <table:table-cell office:value-type="float" office:value="39.3">
            <text:p>39.3</text:p>
          </table:table-cell>
          <table:table-cell office:value-type="string">
            <text:p>v(flow)</text:p>
          </table:table-cell>
          <table:table-cell office:value-type="float" office:value="9.6">
            <text:p>9.6</text:p>
          </table:table-cell>
          <table:table-cell table:number-columns-repeated="2"/>
          <table:table-cell office:value-type="float" office:value="872">
            <text:p>872</text:p>
          </table:table-cell>
          <table:table-cell office:value-type="float" office:value="720">
            <text:p>720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NGC 1487</text:p>
          </table:table-cell>
          <table:table-cell office:value-type="string">
            <text:p>03 55 46.1</text:p>
          </table:table-cell>
          <table:table-cell office:value-type="string">
            <text:p>–42 22 05</text:p>
          </table:table-cell>
          <table:table-cell office:value-type="float" office:value="7">
            <text:p>7</text:p>
          </table:table-cell>
          <table:table-cell office:value-type="string">
            <text:p>–11.56 ± 0.04</text:p>
          </table:table-cell>
          <table:table-cell office:value-type="string">
            <text:p>60 ± 4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03">
            <text:p>0.03</text:p>
          </table:table-cell>
          <table:table-cell office:value-type="string">
            <text:p>–17.48</text:p>
          </table:table-cell>
          <table:table-cell office:value-type="float" office:value="0.18">
            <text:p>0.18</text:p>
          </table:table-cell>
          <table:table-cell office:value-type="float" office:value="3">
            <text:p>3</text:p>
          </table:table-cell>
          <table:table-cell office:value-type="float" office:value="40.37">
            <text:p>40.37</text:p>
          </table:table-cell>
          <table:table-cell office:value-type="string">
            <text:p>v(flow)</text:p>
          </table:table-cell>
          <table:table-cell office:value-type="float" office:value="9.1">
            <text:p>9.1</text:p>
          </table:table-cell>
          <table:table-cell table:number-columns-repeated="2"/>
          <table:table-cell office:value-type="float" office:value="848">
            <text:p>848</text:p>
          </table:table-cell>
          <table:table-cell office:value-type="float" office:value="681">
            <text:p>681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ESO 249–G036</text:p>
          </table:table-cell>
          <table:table-cell office:value-type="string">
            <text:p>03 59 15.6</text:p>
          </table:table-cell>
          <table:table-cell office:value-type="string">
            <text:p>–45 52 21</text:p>
          </table:table-cell>
          <table:table-cell office:value-type="float" office:value="10">
            <text:p>10</text:p>
          </table:table-cell>
          <table:table-cell office:value-type="string">
            <text:p>–12.77 ± 0.05</text:p>
          </table:table-cell>
          <table:table-cell office:value-type="string">
            <text:p>33 ± 7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02">
            <text:p>0.02</text:p>
          </table:table-cell>
          <table:table-cell office:value-type="string">
            <text:p>–14.18</text:p>
          </table:table-cell>
          <table:table-cell office:value-type="float" office:value="0.05">
            <text:p>0.05</text:p>
          </table:table-cell>
          <table:table-cell office:value-type="float" office:value="3">
            <text:p>3</text:p>
          </table:table-cell>
          <table:table-cell office:value-type="float" office:value="39.26">
            <text:p>39.26</text:p>
          </table:table-cell>
          <table:table-cell office:value-type="string">
            <text:p>v(flow)</text:p>
          </table:table-cell>
          <table:table-cell office:value-type="float" office:value="9.6">
            <text:p>9.6</text:p>
          </table:table-cell>
          <table:table-cell table:number-columns-repeated="2"/>
          <table:table-cell office:value-type="float" office:value="898">
            <text:p>898</text:p>
          </table:table-cell>
          <table:table-cell office:value-type="float" office:value="719">
            <text:p>719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NGC 1510</text:p>
          </table:table-cell>
          <table:table-cell office:value-type="string">
            <text:p>04 03 32.6</text:p>
          </table:table-cell>
          <table:table-cell office:value-type="string">
            <text:p>–43 24 00</text:p>
          </table:table-cell>
          <table:table-cell office:value-type="string">
            <text:p>–2</text:p>
          </table:table-cell>
          <table:table-cell office:value-type="string">
            <text:p>–12.17 ± 0.05</text:p>
          </table:table-cell>
          <table:table-cell office:value-type="string">
            <text:p>35 ± 4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–16.51</text:p>
          </table:table-cell>
          <table:table-cell office:value-type="float" office:value="0.12">
            <text:p>0.12</text:p>
          </table:table-cell>
          <table:table-cell office:value-type="float" office:value="3">
            <text:p>3</text:p>
          </table:table-cell>
          <table:table-cell office:value-type="float" office:value="39.85">
            <text:p>39.85</text:p>
          </table:table-cell>
          <table:table-cell office:value-type="string">
            <text:p>v(flow)</text:p>
          </table:table-cell>
          <table:table-cell office:value-type="float" office:value="9.8">
            <text:p>9.8</text:p>
          </table:table-cell>
          <table:table-cell table:number-columns-repeated="2"/>
          <table:table-cell office:value-type="float" office:value="913">
            <text:p>913</text:p>
          </table:table-cell>
          <table:table-cell office:value-type="float" office:value="738">
            <text:p>738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NGC 1512</text:p>
          </table:table-cell>
          <table:table-cell office:value-type="string">
            <text:p>04 03 54.3</text:p>
          </table:table-cell>
          <table:table-cell office:value-type="string">
            <text:p>–43 20 57</text:p>
          </table:table-cell>
          <table:table-cell office:value-type="float" office:value="1">
            <text:p>1</text:p>
          </table:table-cell>
          <table:table-cell office:value-type="string">
            <text:p>–11.43 ± 0.10</text:p>
          </table:table-cell>
          <table:table-cell office:value-type="string">
            <text:p>14 ± 4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2">
            <text:p>2</text:p>
          </table:table-cell>
          <table:table-cell office:value-type="float" office:value="0.02">
            <text:p>0.02</text:p>
          </table:table-cell>
          <table:table-cell office:value-type="string">
            <text:p>–18.81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float" office:value="40.51">
            <text:p>40.51</text:p>
          </table:table-cell>
          <table:table-cell office:value-type="string">
            <text:p>v(flow)</text:p>
          </table:table-cell>
          <table:table-cell office:value-type="float" office:value="9.6">
            <text:p>9.6</text:p>
          </table:table-cell>
          <table:table-cell table:number-columns-repeated="2"/>
          <table:table-cell office:value-type="float" office:value="898">
            <text:p>898</text:p>
          </table:table-cell>
          <table:table-cell office:value-type="float" office:value="723">
            <text:p>723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NGC 1522</text:p>
          </table:table-cell>
          <table:table-cell office:value-type="string">
            <text:p>04 06 07.7</text:p>
          </table:table-cell>
          <table:table-cell office:value-type="string">
            <text:p>–52 40 09</text:p>
          </table:table-cell>
          <table:table-cell office:value-type="float" office:value="11">
            <text:p>11</text:p>
          </table:table-cell>
          <table:table-cell office:value-type="string">
            <text:p>–12.26 ± 0.03</text:p>
          </table:table-cell>
          <table:table-cell office:value-type="string">
            <text:p>61 ± 5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–15.95</text:p>
          </table:table-cell>
          <table:table-cell office:value-type="float" office:value="0.1">
            <text:p>0.1</text:p>
          </table:table-cell>
          <table:table-cell office:value-type="float" office:value="3">
            <text:p>3</text:p>
          </table:table-cell>
          <table:table-cell office:value-type="float" office:value="39.73">
            <text:p>39.73</text:p>
          </table:table-cell>
          <table:table-cell office:value-type="string">
            <text:p>v(flow)</text:p>
          </table:table-cell>
          <table:table-cell office:value-type="float" office:value="9.3">
            <text:p>9.3</text:p>
          </table:table-cell>
          <table:table-cell table:number-columns-repeated="2"/>
          <table:table-cell office:value-type="float" office:value="898">
            <text:p>898</text:p>
          </table:table-cell>
          <table:table-cell office:value-type="float" office:value="699">
            <text:p>699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NGC 1518</text:p>
          </table:table-cell>
          <table:table-cell office:value-type="string">
            <text:p>04 06 49.6</text:p>
          </table:table-cell>
          <table:table-cell office:value-type="string">
            <text:p>–21 10 29</text:p>
          </table:table-cell>
          <table:table-cell office:value-type="float" office:value="8">
            <text:p>8</text:p>
          </table:table-cell>
          <table:table-cell office:value-type="string">
            <text:p>–11.70 ± 0.04</text:p>
          </table:table-cell>
          <table:table-cell office:value-type="string">
            <text:p>35 ± 4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12">
            <text:p>0.12</text:p>
          </table:table-cell>
          <table:table-cell office:value-type="string">
            <text:p>–18.02</text:p>
          </table:table-cell>
          <table:table-cell office:value-type="float" office:value="0.22">
            <text:p>0.22</text:p>
          </table:table-cell>
          <table:table-cell office:value-type="float" office:value="3">
            <text:p>3</text:p>
          </table:table-cell>
          <table:table-cell office:value-type="float" office:value="40.39">
            <text:p>40.39</text:p>
          </table:table-cell>
          <table:table-cell office:value-type="string">
            <text:p>v(flow)</text:p>
          </table:table-cell>
          <table:table-cell office:value-type="float" office:value="10.8">
            <text:p>10.8</text:p>
          </table:table-cell>
          <table:table-cell table:number-columns-repeated="2"/>
          <table:table-cell office:value-type="float" office:value="920">
            <text:p>920</text:p>
          </table:table-cell>
          <table:table-cell office:value-type="float" office:value="814">
            <text:p>814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ESO 483–G013</text:p>
          </table:table-cell>
          <table:table-cell office:value-type="string">
            <text:p>04 12 41.3</text:p>
          </table:table-cell>
          <table:table-cell office:value-type="string">
            <text:p>–23 09 36</text:p>
          </table:table-cell>
          <table:table-cell office:value-type="string">
            <text:p>–3</text:p>
          </table:table-cell>
          <table:table-cell office:value-type="string">
            <text:p>–12.35 ± 0.03</text:p>
          </table:table-cell>
          <table:table-cell office:value-type="string">
            <text:p>34 ± 2</text:p>
          </table:table-cell>
          <table:table-cell office:value-type="float" office:value="1.2">
            <text:p>1.2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14">
            <text:p>0.14</text:p>
          </table:table-cell>
          <table:table-cell office:value-type="string">
            <text:p>–16.05</text:p>
          </table:table-cell>
          <table:table-cell office:value-type="float" office:value="0.1">
            <text:p>0.1</text:p>
          </table:table-cell>
          <table:table-cell office:value-type="float" office:value="3">
            <text:p>3</text:p>
          </table:table-cell>
          <table:table-cell office:value-type="float" office:value="39.76">
            <text:p>39.76</text:p>
          </table:table-cell>
          <table:table-cell office:value-type="string">
            <text:p>v(flow)</text:p>
          </table:table-cell>
          <table:table-cell office:value-type="float" office:value="10.4">
            <text:p>10.4</text:p>
          </table:table-cell>
          <table:table-cell table:number-columns-repeated="2"/>
          <table:table-cell office:value-type="float" office:value="900">
            <text:p>900</text:p>
          </table:table-cell>
          <table:table-cell office:value-type="float" office:value="782">
            <text:p>782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NGC 1556</text:p>
          </table:table-cell>
          <table:table-cell office:value-type="string">
            <text:p>04 17 44.5</text:p>
          </table:table-cell>
          <table:table-cell office:value-type="string">
            <text:p>–50 09 52</text:p>
          </table:table-cell>
          <table:table-cell office:value-type="float" office:value="2">
            <text:p>2</text:p>
          </table:table-cell>
          <table:table-cell office:value-type="string">
            <text:p>–12.01 ± 0.03</text:p>
          </table:table-cell>
          <table:table-cell office:value-type="string">
            <text:p>59 ± 5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–16.68</text:p>
          </table:table-cell>
          <table:table-cell office:value-type="float" office:value="0.13">
            <text:p>0.13</text:p>
          </table:table-cell>
          <table:table-cell office:value-type="float" office:value="3">
            <text:p>3</text:p>
          </table:table-cell>
          <table:table-cell office:value-type="float" office:value="40.07">
            <text:p>40.07</text:p>
          </table:table-cell>
          <table:table-cell office:value-type="string">
            <text:p>v(flow)</text:p>
          </table:table-cell>
          <table:table-cell office:value-type="float" office:value="10.5">
            <text:p>10.5</text:p>
          </table:table-cell>
          <table:table-cell table:number-columns-repeated="2"/>
          <table:table-cell office:value-type="float" office:value="989">
            <text:p>989</text:p>
          </table:table-cell>
          <table:table-cell office:value-type="float" office:value="788">
            <text:p>788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UGC A90</text:p>
          </table:table-cell>
          <table:table-cell office:value-type="string">
            <text:p>04 21 13.5</text:p>
          </table:table-cell>
          <table:table-cell office:value-type="string">
            <text:p>–21 50 44</text:p>
          </table:table-cell>
          <table:table-cell office:value-type="float" office:value="7">
            <text:p>7</text:p>
          </table:table-cell>
          <table:table-cell office:value-type="string">
            <text:p>–12.04 ± 0.06</text:p>
          </table:table-cell>
          <table:table-cell office:value-type="string">
            <text:p>24 ± 4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2">
            <text:p>2</text:p>
          </table:table-cell>
          <table:table-cell office:value-type="float" office:value="0.07">
            <text:p>0.07</text:p>
          </table:table-cell>
          <table:table-cell office:value-type="string">
            <text:p>–17.47</text:p>
          </table:table-cell>
          <table:table-cell office:value-type="float" office:value="0.22">
            <text:p>0.2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string">
            <text:p>v(flow)</text:p>
          </table:table-cell>
          <table:table-cell office:value-type="float" office:value="10.4">
            <text:p>10.4</text:p>
          </table:table-cell>
          <table:table-cell table:number-columns-repeated="2"/>
          <table:table-cell office:value-type="float" office:value="898">
            <text:p>898</text:p>
          </table:table-cell>
          <table:table-cell office:value-type="float" office:value="777">
            <text:p>777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NGC 1592</text:p>
          </table:table-cell>
          <table:table-cell office:value-type="string">
            <text:p>04 29 40.8</text:p>
          </table:table-cell>
          <table:table-cell office:value-type="string">
            <text:p>–27 24 31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...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...</text:p>
          </table:table-cell>
          <table:table-cell office:value-type="float" office:value="0.12">
            <text:p>0.12</text:p>
          </table:table-cell>
          <table:table-cell office:value-type="string">
            <text:p>–15.65</text:p>
          </table:table-cell>
          <table:table-cell office:value-type="float" office:value="0.08">
            <text:p>0.08</text:p>
          </table:table-cell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office:value-type="string">
            <text:p>v(flow)</text:p>
          </table:table-cell>
          <table:table-cell office:value-type="float" office:value="10.6">
            <text:p>10.6</text:p>
          </table:table-cell>
          <table:table-cell table:number-columns-repeated="2"/>
          <table:table-cell office:value-type="float" office:value="944">
            <text:p>944</text:p>
          </table:table-cell>
          <table:table-cell office:value-type="float" office:value="797">
            <text:p>797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NGC 1569</text:p>
          </table:table-cell>
          <table:table-cell office:value-type="string">
            <text:p>04 30 49.0</text:p>
          </table:table-cell>
          <table:table-cell office:value-type="string">
            <text:p>64 50 53</text:p>
          </table:table-cell>
          <table:table-cell office:value-type="float" office:value="10">
            <text:p>10</text:p>
          </table:table-cell>
          <table:table-cell office:value-type="string">
            <text:p>–10.62 ± 0.01</text:p>
          </table:table-cell>
          <table:table-cell office:value-type="string">
            <text:p>215 ± 12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2.53">
            <text:p>2.53</text:p>
          </table:table-cell>
          <table:table-cell office:value-type="string">
            <text:p>–17.06</text:p>
          </table:table-cell>
          <table:table-cell office:value-type="float" office:value="0.07">
            <text:p>0.07</text:p>
          </table:table-cell>
          <table:table-cell office:value-type="float" office:value="1">
            <text:p>1</text:p>
          </table:table-cell>
          <table:table-cell office:value-type="float" office:value="40.59">
            <text:p>40.59</text:p>
          </table:table-cell>
          <table:table-cell office:value-type="string">
            <text:p>bs</text:p>
          </table:table-cell>
          <table:table-cell office:value-type="float" office:value="1.9">
            <text:p>1.9</text:p>
          </table:table-cell>
          <table:table-cell table:number-columns-repeated="2"/>
          <table:table-cell office:value-type="string">
            <text:p>–104</text:p>
          </table:table-cell>
          <table:table-cell office:value-type="float" office:value="88">
            <text:p>88</text:p>
          </table:table-cell>
          <table:table-cell office:value-type="string">
            <text:p>41, 118</text:p>
          </table:table-cell>
          <table:table-cell table:number-columns-repeated="17"/>
        </table:table-row>
        <table:table-row table:style-name="ro1">
          <table:table-cell office:value-type="string">
            <text:p>UGC A92</text:p>
          </table:table-cell>
          <table:table-cell office:value-type="string">
            <text:p>04 32 04.9</text:p>
          </table:table-cell>
          <table:table-cell office:value-type="string">
            <text:p>63 36 49</text:p>
          </table:table-cell>
          <table:table-cell office:value-type="float" office:value="10">
            <text:p>10</text:p>
          </table:table-cell>
          <table:table-cell office:value-type="string">
            <text:p>–12.53 ± 0.03</text:p>
          </table:table-cell>
          <table:table-cell office:value-type="string">
            <text:p>96 ± 12</text:p>
          </table:table-cell>
          <table:table-cell office:value-type="float" office:value="1.2">
            <text:p>1.2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2.84">
            <text:p>2.84</text:p>
          </table:table-cell>
          <table:table-cell office:value-type="string">
            <text:p>–13.90</text:p>
          </table:table-cell>
          <table:table-cell office:value-type="float" office:value="0.04">
            <text:p>0.04</text:p>
          </table:table-cell>
          <table:table-cell office:value-type="float" office:value="3">
            <text:p>3</text:p>
          </table:table-cell>
          <table:table-cell office:value-type="float" office:value="38.72">
            <text:p>38.72</text:p>
          </table:table-cell>
          <table:table-cell office:value-type="string">
            <text:p>bs</text:p>
          </table:table-cell>
          <table:table-cell office:value-type="float" office:value="1.8">
            <text:p>1.8</text:p>
          </table:table-cell>
          <table:table-cell table:number-columns-repeated="2"/>
          <table:table-cell office:value-type="string">
            <text:p>–99</text:p>
          </table:table-cell>
          <table:table-cell office:value-type="float" office:value="89">
            <text:p>89</text:p>
          </table:table-cell>
          <table:table-cell office:value-type="string">
            <text:p>26, 110</text:p>
          </table:table-cell>
          <table:table-cell table:number-columns-repeated="17"/>
        </table:table-row>
        <table:table-row table:style-name="ro1">
          <table:table-cell office:value-type="string">
            <text:p>ESO 158–G003</text:p>
          </table:table-cell>
          <table:table-cell office:value-type="string">
            <text:p>04 46 16.7</text:p>
          </table:table-cell>
          <table:table-cell office:value-type="string">
            <text:p>–57 20 35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...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...</text:p>
          </table:table-cell>
          <table:table-cell office:value-type="float" office:value="0.02">
            <text:p>0.02</text:p>
          </table:table-cell>
          <table:table-cell office:value-type="string">
            <text:p>–16.01</text:p>
          </table:table-cell>
          <table:table-cell office:value-type="float" office:value="0.1">
            <text:p>0.1</text:p>
          </table:table-cell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office:value-type="string">
            <text:p>v(flow)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975">
            <text:p>975</text:p>
          </table:table-cell>
          <table:table-cell office:value-type="float" office:value="747">
            <text:p>747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UGC 3174</text:p>
          </table:table-cell>
          <table:table-cell office:value-type="string">
            <text:p>04 4834.5</text:p>
          </table:table-cell>
          <table:table-cell office:value-type="string">
            <text:p>00 14 30</text:p>
          </table:table-cell>
          <table:table-cell office:value-type="float" office:value="10">
            <text:p>10</text:p>
          </table:table-cell>
          <table:table-cell office:value-type="string">
            <text:p>–12.99 ± 0.16</text:p>
          </table:table-cell>
          <table:table-cell office:value-type="string">
            <text:p>14 ± 5</text:p>
          </table:table-cell>
          <table:table-cell office:value-type="float" office:value="2.2">
            <text:p>2.2</text:p>
          </table:table-cell>
          <table:table-cell table:number-columns-repeated="2" office:value-type="string">
            <text:p>...</text:p>
          </table:table-cell>
          <table:table-cell office:value-type="float" office:value="0.36">
            <text:p>0.36</text:p>
          </table:table-cell>
          <table:table-cell office:value-type="string">
            <text:p>–14.88</text:p>
          </table:table-cell>
          <table:table-cell office:value-type="float" office:value="0.08">
            <text:p>0.08</text:p>
          </table:table-cell>
          <table:table-cell office:value-type="float" office:value="2">
            <text:p>2</text:p>
          </table:table-cell>
          <table:table-cell office:value-type="float" office:value="38.96">
            <text:p>38.96</text:p>
          </table:table-cell>
          <table:table-cell office:value-type="string">
            <text:p>v(flow)</text:p>
          </table:table-cell>
          <table:table-cell office:value-type="float" office:value="8.1">
            <text:p>8.1</text:p>
          </table:table-cell>
          <table:table-cell table:number-columns-repeated="2"/>
          <table:table-cell office:value-type="float" office:value="669">
            <text:p>669</text:p>
          </table:table-cell>
          <table:table-cell office:value-type="float" office:value="609">
            <text:p>609</text:p>
          </table:table-cell>
          <table:table-cell office:value-type="float" office:value="122">
            <text:p>122</text:p>
          </table:table-cell>
          <table:table-cell table:number-columns-repeated="17"/>
        </table:table-row>
        <table:table-row table:style-name="ro1">
          <table:table-cell office:value-type="string">
            <text:p>ESO 119–G016</text:p>
          </table:table-cell>
          <table:table-cell office:value-type="string">
            <text:p>04 51 29.2</text:p>
          </table:table-cell>
          <table:table-cell office:value-type="string">
            <text:p>–61 39 03</text:p>
          </table:table-cell>
          <table:table-cell office:value-type="float" office:value="10">
            <text:p>10</text:p>
          </table:table-cell>
          <table:table-cell office:value-type="string">
            <text:p>–12.60 ± 0.04</text:p>
          </table:table-cell>
          <table:table-cell office:value-type="string">
            <text:p>46 ± 5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–15.24</text:p>
          </table:table-cell>
          <table:table-cell office:value-type="float" office:value="0.07">
            <text:p>0.07</text:p>
          </table:table-cell>
          <table:table-cell office:value-type="float" office:value="3">
            <text:p>3</text:p>
          </table:table-cell>
          <table:table-cell office:value-type="float" office:value="39.45">
            <text:p>39.45</text:p>
          </table:table-cell>
          <table:table-cell office:value-type="string">
            <text:p>v(flow)</text:p>
          </table:table-cell>
          <table:table-cell office:value-type="float" office:value="9.8">
            <text:p>9.8</text:p>
          </table:table-cell>
          <table:table-cell table:number-columns-repeated="2"/>
          <table:table-cell office:value-type="float" office:value="974">
            <text:p>974</text:p>
          </table:table-cell>
          <table:table-cell office:value-type="float" office:value="738">
            <text:p>738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ESO 252–IG 001</text:p>
          </table:table-cell>
          <table:table-cell office:value-type="string">
            <text:p>04 56 58.7</text:p>
          </table:table-cell>
          <table:table-cell office:value-type="string">
            <text:p>–42 48 14</text:p>
          </table:table-cell>
          <table:table-cell/>
          <table:table-cell office:value-type="string">
            <text:p>–12.93 ± 0.05</text:p>
          </table:table-cell>
          <table:table-cell office:value-type="string">
            <text:p>29 ± 4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03">
            <text:p>0.03</text:p>
          </table:table-cell>
          <table:table-cell office:value-type="string">
            <text:p>–14.51</text:p>
          </table:table-cell>
          <table:table-cell office:value-type="float" office:value="0.05">
            <text:p>0.05</text:p>
          </table:table-cell>
          <table:table-cell office:value-type="float" office:value="3">
            <text:p>3</text:p>
          </table:table-cell>
          <table:table-cell office:value-type="float" office:value="38.68">
            <text:p>38.68</text:p>
          </table:table-cell>
          <table:table-cell office:value-type="string">
            <text:p>v(flow)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657">
            <text:p>657</text:p>
          </table:table-cell>
          <table:table-cell office:value-type="float" office:value="448">
            <text:p>448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NGC 1744</text:p>
          </table:table-cell>
          <table:table-cell office:value-type="string">
            <text:p>04 59 57.6</text:p>
          </table:table-cell>
          <table:table-cell office:value-type="string">
            <text:p>–26 01 19</text:p>
          </table:table-cell>
          <table:table-cell office:value-type="float" office:value="6">
            <text:p>6</text:p>
          </table:table-cell>
          <table:table-cell office:value-type="string">
            <text:p>–11.67 ± 0.05</text:p>
          </table:table-cell>
          <table:table-cell office:value-type="string">
            <text:p>31 ± 4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2">
            <text:p>2</text:p>
          </table:table-cell>
          <table:table-cell office:value-type="float" office:value="0.09">
            <text:p>0.09</text:p>
          </table:table-cell>
          <table:table-cell office:value-type="string">
            <text:p>–17.91</text:p>
          </table:table-cell>
          <table:table-cell office:value-type="float" office:value="0.21">
            <text:p>0.21</text:p>
          </table:table-cell>
          <table:table-cell office:value-type="float" office:value="3">
            <text:p>3</text:p>
          </table:table-cell>
          <table:table-cell office:value-type="float" office:value="40.12">
            <text:p>40.12</text:p>
          </table:table-cell>
          <table:table-cell office:value-type="string">
            <text:p>v(flow)</text:p>
          </table:table-cell>
          <table:table-cell office:value-type="float" office:value="7.7">
            <text:p>7.7</text:p>
          </table:table-cell>
          <table:table-cell table:number-columns-repeated="2"/>
          <table:table-cell office:value-type="float" office:value="741">
            <text:p>741</text:p>
          </table:table-cell>
          <table:table-cell office:value-type="float" office:value="574">
            <text:p>574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NGC 1796</text:p>
          </table:table-cell>
          <table:table-cell office:value-type="string">
            <text:p>05 02 42.8</text:p>
          </table:table-cell>
          <table:table-cell office:value-type="string">
            <text:p>–61 08 23</text:p>
          </table:table-cell>
          <table:table-cell office:value-type="float" office:value="5">
            <text:p>5</text:p>
          </table:table-cell>
          <table:table-cell office:value-type="string">
            <text:p>–11.80 ± 0.04</text:p>
          </table:table-cell>
          <table:table-cell office:value-type="string">
            <text:p>45 ± 4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–17.26</text:p>
          </table:table-cell>
          <table:table-cell office:value-type="float" office:value="0.16">
            <text:p>0.16</text:p>
          </table:table-cell>
          <table:table-cell office:value-type="float" office:value="3">
            <text:p>3</text:p>
          </table:table-cell>
          <table:table-cell office:value-type="float" office:value="40.25">
            <text:p>40.25</text:p>
          </table:table-cell>
          <table:table-cell office:value-type="string">
            <text:p>v(flow)</text:p>
          </table:table-cell>
          <table:table-cell office:value-type="float" office:value="10.3">
            <text:p>10.3</text:p>
          </table:table-cell>
          <table:table-cell table:number-columns-repeated="2"/>
          <table:table-cell office:value-type="float" office:value="1014">
            <text:p>1014</text:p>
          </table:table-cell>
          <table:table-cell office:value-type="float" office:value="774">
            <text:p>774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ESO 486–G021</text:p>
          </table:table-cell>
          <table:table-cell office:value-type="string">
            <text:p>05 03 19.7</text:p>
          </table:table-cell>
          <table:table-cell office:value-type="string">
            <text:p>–25 25 23</text:p>
          </table:table-cell>
          <table:table-cell office:value-type="float" office:value="2">
            <text:p>2</text:p>
          </table:table-cell>
          <table:table-cell office:value-type="string">
            <text:p>–12.49 ± 0.04</text:p>
          </table:table-cell>
          <table:table-cell office:value-type="string">
            <text:p>43 ± 4</text:p>
          </table:table-cell>
          <table:table-cell office:value-type="float" office:value="1.2">
            <text:p>1.2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–15.35</text:p>
          </table:table-cell>
          <table:table-cell office:value-type="float" office:value="0.07">
            <text:p>0.07</text:p>
          </table:table-cell>
          <table:table-cell office:value-type="float" office:value="3">
            <text:p>3</text:p>
          </table:table-cell>
          <table:table-cell office:value-type="float" office:value="39.47">
            <text:p>39.47</text:p>
          </table:table-cell>
          <table:table-cell office:value-type="string">
            <text:p>v(flow)</text:p>
          </table:table-cell>
          <table:table-cell office:value-type="float" office:value="8.9">
            <text:p>8.9</text:p>
          </table:table-cell>
          <table:table-cell table:number-columns-repeated="2"/>
          <table:table-cell office:value-type="float" office:value="835">
            <text:p>835</text:p>
          </table:table-cell>
          <table:table-cell office:value-type="float" office:value="667">
            <text:p>667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MCG -05-13-004</text:p>
          </table:table-cell>
          <table:table-cell office:value-type="string">
            <text:p>05 06 24.1</text:p>
          </table:table-cell>
          <table:table-cell office:value-type="string">
            <text:p>–31 57 11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...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–15.92</text:p>
          </table:table-cell>
          <table:table-cell office:value-type="float" office:value="0.09">
            <text:p>0.09</text:p>
          </table:table-cell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office:value-type="string">
            <text:p>v(flow)</text:p>
          </table:table-cell>
          <table:table-cell office:value-type="float" office:value="6.6">
            <text:p>6.6</text:p>
          </table:table-cell>
          <table:table-cell table:number-columns-repeated="2"/>
          <table:table-cell office:value-type="float" office:value="686">
            <text:p>686</text:p>
          </table:table-cell>
          <table:table-cell office:value-type="float" office:value="497">
            <text:p>497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NGC 1800</text:p>
          </table:table-cell>
          <table:table-cell office:value-type="string">
            <text:p>05 06 25.4</text:p>
          </table:table-cell>
          <table:table-cell office:value-type="string">
            <text:p>–31 57 15</text:p>
          </table:table-cell>
          <table:table-cell office:value-type="float" office:value="9">
            <text:p>9</text:p>
          </table:table-cell>
          <table:table-cell office:value-type="string">
            <text:p>–12.05 ± 0.04</text:p>
          </table:table-cell>
          <table:table-cell office:value-type="string">
            <text:p>32 ± 3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–16.54</text:p>
          </table:table-cell>
          <table:table-cell office:value-type="float" office:value="0.21">
            <text:p>0.21</text:p>
          </table:table-cell>
          <table:table-cell office:value-type="float" office:value="1">
            <text:p>1</text:p>
          </table:table-cell>
          <table:table-cell office:value-type="float" office:value="39.79">
            <text:p>39.79</text:p>
          </table:table-cell>
          <table:table-cell office:value-type="string">
            <text:p>v(flow)</text:p>
          </table:table-cell>
          <table:table-cell office:value-type="float" office:value="8.2">
            <text:p>8.2</text:p>
          </table:table-cell>
          <table:table-cell table:number-columns-repeated="2"/>
          <table:table-cell office:value-type="float" office:value="807">
            <text:p>807</text:p>
          </table:table-cell>
          <table:table-cell office:value-type="float" office:value="618">
            <text:p>618</text:p>
          </table:table-cell>
          <table:table-cell office:value-type="float" office:value="117">
            <text:p>117</text:p>
          </table:table-cell>
          <table:table-cell table:number-columns-repeated="17"/>
        </table:table-row>
        <table:table-row table:style-name="ro1">
          <table:table-cell office:value-type="string">
            <text:p>NGC 1808</text:p>
          </table:table-cell>
          <table:table-cell office:value-type="string">
            <text:p>05 07 42.3</text:p>
          </table:table-cell>
          <table:table-cell office:value-type="string">
            <text:p>–37 30 46</text:p>
          </table:table-cell>
          <table:table-cell office:value-type="float" office:value="1">
            <text:p>1</text:p>
          </table:table-cell>
          <table:table-cell office:value-type="string">
            <text:p>–10.94 ± 0.05</text:p>
          </table:table-cell>
          <table:table-cell office:value-type="string">
            <text:p>29 ± 4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–19.45</text:p>
          </table:table-cell>
          <table:table-cell office:value-type="float" office:value="0.38">
            <text:p>0.38</text:p>
          </table:table-cell>
          <table:table-cell office:value-type="float" office:value="3">
            <text:p>3</text:p>
          </table:table-cell>
          <table:table-cell office:value-type="float" office:value="41.07">
            <text:p>41.07</text:p>
          </table:table-cell>
          <table:table-cell office:value-type="string">
            <text:p>v(flow)</text:p>
          </table:table-cell>
          <table:table-cell office:value-type="float" office:value="10.6">
            <text:p>10.6</text:p>
          </table:table-cell>
          <table:table-cell table:number-columns-repeated="2"/>
          <table:table-cell office:value-type="float" office:value="995">
            <text:p>995</text:p>
          </table:table-cell>
          <table:table-cell office:value-type="float" office:value="791">
            <text:p>791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ESO 305–G009</text:p>
          </table:table-cell>
          <table:table-cell office:value-type="string">
            <text:p>05 08 07.6</text:p>
          </table:table-cell>
          <table:table-cell office:value-type="string">
            <text:p>–38 18 33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...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...</text:p>
          </table:table-cell>
          <table:table-cell office:value-type="float" office:value="0.09">
            <text:p>0.09</text:p>
          </table:table-cell>
          <table:table-cell office:value-type="string">
            <text:p>–16.9</text:p>
          </table:table-cell>
          <table:table-cell office:value-type="float" office:value="0.14">
            <text:p>0.14</text:p>
          </table:table-cell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office:value-type="string">
            <text:p>v(flow)</text:p>
          </table:table-cell>
          <table:table-cell office:value-type="float" office:value="10.9">
            <text:p>10.9</text:p>
          </table:table-cell>
          <table:table-cell table:number-columns-repeated="2"/>
          <table:table-cell office:value-type="float" office:value="1021">
            <text:p>1021</text:p>
          </table:table-cell>
          <table:table-cell office:value-type="float" office:value="815">
            <text:p>815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UGC A103</text:p>
          </table:table-cell>
          <table:table-cell office:value-type="string">
            <text:p>05 10 47.0</text:p>
          </table:table-cell>
          <table:table-cell office:value-type="string">
            <text:p>–31 35 50</text:p>
          </table:table-cell>
          <table:table-cell office:value-type="float" office:value="9">
            <text:p>9</text:p>
          </table:table-cell>
          <table:table-cell office:value-type="string">
            <text:p>–11.93 ± 0.03</text:p>
          </table:table-cell>
          <table:table-cell office:value-type="string">
            <text:p>52 ± 20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–16.98</text:p>
          </table:table-cell>
          <table:table-cell office:value-type="float" office:value="0.14">
            <text:p>0.14</text:p>
          </table:table-cell>
          <table:table-cell office:value-type="float" office:value="3">
            <text:p>3</text:p>
          </table:table-cell>
          <table:table-cell office:value-type="float" office:value="40.13">
            <text:p>40.13</text:p>
          </table:table-cell>
          <table:table-cell office:value-type="string">
            <text:p>v(flow)</text:p>
          </table:table-cell>
          <table:table-cell office:value-type="float" office:value="10.4">
            <text:p>10.4</text:p>
          </table:table-cell>
          <table:table-cell table:number-columns-repeated="2"/>
          <table:table-cell office:value-type="float" office:value="972">
            <text:p>972</text:p>
          </table:table-cell>
          <table:table-cell office:value-type="float" office:value="781">
            <text:p>781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UGC A106</text:p>
          </table:table-cell>
          <table:table-cell office:value-type="string">
            <text:p>05 1159.3</text:p>
          </table:table-cell>
          <table:table-cell office:value-type="string">
            <text:p>–32 58 21</text:p>
          </table:table-cell>
          <table:table-cell office:value-type="float" office:value="9">
            <text:p>9</text:p>
          </table:table-cell>
          <table:table-cell office:value-type="string">
            <text:p>–11.95 ± 0.04</text:p>
          </table:table-cell>
          <table:table-cell office:value-type="string">
            <text:p>37 ± 5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–16.95</text:p>
          </table:table-cell>
          <table:table-cell office:value-type="float" office:value="0.14">
            <text:p>0.14</text:p>
          </table:table-cell>
          <table:table-cell office:value-type="float" office:value="3">
            <text:p>3</text:p>
          </table:table-cell>
          <table:table-cell office:value-type="float" office:value="40.06">
            <text:p>40.06</text:p>
          </table:table-cell>
          <table:table-cell office:value-type="string">
            <text:p>v(flow)</text:p>
          </table:table-cell>
          <table:table-cell office:value-type="float" office:value="9.8">
            <text:p>9.8</text:p>
          </table:table-cell>
          <table:table-cell table:number-columns-repeated="2"/>
          <table:table-cell office:value-type="float" office:value="929">
            <text:p>929</text:p>
          </table:table-cell>
          <table:table-cell office:value-type="float" office:value="733">
            <text:p>733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UGC 3303</text:p>
          </table:table-cell>
          <table:table-cell office:value-type="string">
            <text:p>05 24 59.5</text:p>
          </table:table-cell>
          <table:table-cell office:value-type="string">
            <text:p>04 30 18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...</text:p>
          </table:table-cell>
          <table:table-cell office:value-type="float" office:value="0">
            <text:p>0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0.57">
            <text:p>0.57</text:p>
          </table:table-cell>
          <table:table-cell office:value-type="string">
            <text:p>–15.91</text:p>
          </table:table-cell>
          <table:table-cell office:value-type="float" office:value="0.09">
            <text:p>0.09</text:p>
          </table:table-cell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office:value-type="string">
            <text:p>bs</text:p>
          </table:table-cell>
          <table:table-cell office:value-type="float" office:value="7.2">
            <text:p>7.2</text:p>
          </table:table-cell>
          <table:table-cell table:number-columns-repeated="2"/>
          <table:table-cell office:value-type="float" office:value="519">
            <text:p>519</text:p>
          </table:table-cell>
          <table:table-cell office:value-type="float" office:value="445">
            <text:p>445</text:p>
          </table:table-cell>
          <table:table-cell office:value-type="string">
            <text:p>40, 117</text:p>
          </table:table-cell>
          <table:table-cell table:number-columns-repeated="17"/>
        </table:table-row>
        <table:table-row table:style-name="ro1">
          <table:table-cell office:value-type="string">
            <text:p>ESO 553–G046</text:p>
          </table:table-cell>
          <table:table-cell office:value-type="string">
            <text:p>05 27 05.7</text:p>
          </table:table-cell>
          <table:table-cell office:value-type="string">
            <text:p>–20 40 4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...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...</text:p>
          </table:table-cell>
          <table:table-cell office:value-type="float" office:value="0.15">
            <text:p>0.15</text:p>
          </table:table-cell>
          <table:table-cell office:value-type="string">
            <text:p>–14.11</text:p>
          </table:table-cell>
          <table:table-cell office:value-type="float" office:value="0.05">
            <text:p>0.05</text:p>
          </table:table-cell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office:value-type="string">
            <text:p>v(flow)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44">
            <text:p>544</text:p>
          </table:table-cell>
          <table:table-cell office:value-type="float" office:value="373">
            <text:p>373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ESO 306–G013</text:p>
          </table:table-cell>
          <table:table-cell office:value-type="string">
            <text:p>05 38 58.3</text:p>
          </table:table-cell>
          <table:table-cell office:value-type="string">
            <text:p>–41 44 14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...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...</text:p>
          </table:table-cell>
          <table:table-cell office:value-type="float" office:value="0.11">
            <text:p>0.11</text:p>
          </table:table-cell>
          <table:table-cell office:value-type="string">
            <text:p>–16.09</text:p>
          </table:table-cell>
          <table:table-cell office:value-type="float" office:value="0.1">
            <text:p>0.1</text:p>
          </table:table-cell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office:value-type="string">
            <text:p>v(flow)</text:p>
          </table:table-cell>
          <table:table-cell office:value-type="float" office:value="10.8">
            <text:p>10.8</text:p>
          </table:table-cell>
          <table:table-cell table:number-columns-repeated="2"/>
          <table:table-cell office:value-type="float" office:value="1045">
            <text:p>1045</text:p>
          </table:table-cell>
          <table:table-cell office:value-type="float" office:value="812">
            <text:p>812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UGC A114</text:p>
          </table:table-cell>
          <table:table-cell office:value-type="string">
            <text:p>05 50 54.3</text:p>
          </table:table-cell>
          <table:table-cell office:value-type="string">
            <text:p>–14 46 45</text:p>
          </table:table-cell>
          <table:table-cell office:value-type="float" office:value="7">
            <text:p>7</text:p>
          </table:table-cell>
          <table:table-cell office:value-type="string">
            <text:p>–11.86 ± 0.05</text:p>
          </table:table-cell>
          <table:table-cell office:value-type="string">
            <text:p>32 ± 5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–17.58</text:p>
          </table:table-cell>
          <table:table-cell office:value-type="float" office:value="0.19">
            <text:p>0.19</text:p>
          </table:table-cell>
          <table:table-cell office:value-type="float" office:value="1">
            <text:p>1</text:p>
          </table:table-cell>
          <table:table-cell office:value-type="float" office:value="40.27">
            <text:p>40.27</text:p>
          </table:table-cell>
          <table:table-cell office:value-type="string">
            <text:p>v(flow)</text:p>
          </table:table-cell>
          <table:table-cell office:value-type="float" office:value="9.8">
            <text:p>9.8</text:p>
          </table:table-cell>
          <table:table-cell table:number-columns-repeated="2"/>
          <table:table-cell office:value-type="float" office:value="902">
            <text:p>902</text:p>
          </table:table-cell>
          <table:table-cell office:value-type="float" office:value="732">
            <text:p>732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UGC A116</text:p>
          </table:table-cell>
          <table:table-cell office:value-type="string">
            <text:p>05 55 42.6</text:p>
          </table:table-cell>
          <table:table-cell office:value-type="string">
            <text:p>03 23 30</text:p>
          </table:table-cell>
          <table:table-cell office:value-type="float" office:value="11">
            <text:p>11</text:p>
          </table:table-cell>
          <table:table-cell office:value-type="string">
            <text:p>–11.67 ± 0.01</text:p>
          </table:table-cell>
          <table:table-cell office:value-type="string">
            <text:p>451 ± 23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2.9">
            <text:p>2.9</text:p>
          </table:table-cell>
          <table:table-cell office:value-type="string">
            <text:p>–17.23</text:p>
          </table:table-cell>
          <table:table-cell office:value-type="float" office:value="0.06">
            <text:p>0.06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v(flow)</text:p>
          </table:table-cell>
          <table:table-cell office:value-type="float" office:value="9.1">
            <text:p>9.1</text:p>
          </table:table-cell>
          <table:table-cell table:number-columns-repeated="2"/>
          <table:table-cell office:value-type="float" office:value="789">
            <text:p>789</text:p>
          </table:table-cell>
          <table:table-cell office:value-type="float" office:value="685">
            <text:p>685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ESO 364–G?029</text:p>
          </table:table-cell>
          <table:table-cell office:value-type="string">
            <text:p>06 05 45.2</text:p>
          </table:table-cell>
          <table:table-cell office:value-type="string">
            <text:p>–33 04 51</text:p>
          </table:table-cell>
          <table:table-cell office:value-type="float" office:value="10">
            <text:p>10</text:p>
          </table:table-cell>
          <table:table-cell office:value-type="string">
            <text:p>–12.31 ± 0.04</text:p>
          </table:table-cell>
          <table:table-cell office:value-type="string">
            <text:p>37 ± 5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0.11">
            <text:p>0.11</text:p>
          </table:table-cell>
          <table:table-cell office:value-type="string">
            <text:p>–15.46</text:p>
          </table:table-cell>
          <table:table-cell office:value-type="float" office:value="0.08">
            <text:p>0.08</text:p>
          </table:table-cell>
          <table:table-cell office:value-type="float" office:value="3">
            <text:p>3</text:p>
          </table:table-cell>
          <table:table-cell office:value-type="float" office:value="39.5">
            <text:p>39.5</text:p>
          </table:table-cell>
          <table:table-cell office:value-type="string">
            <text:p>v(flow)</text:p>
          </table:table-cell>
          <table:table-cell office:value-type="float" office:value="7.4">
            <text:p>7.4</text:p>
          </table:table-cell>
          <table:table-cell table:number-columns-repeated="2"/>
          <table:table-cell office:value-type="float" office:value="787">
            <text:p>787</text:p>
          </table:table-cell>
          <table:table-cell office:value-type="float" office:value="554">
            <text:p>554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AM 0605–341</text:p>
          </table:table-cell>
          <table:table-cell office:value-type="string">
            <text:p>06 07 19.3</text:p>
          </table:table-cell>
          <table:table-cell office:value-type="string">
            <text:p>–34 12 17</text:p>
          </table:table-cell>
          <table:table-cell office:value-type="float" office:value="10">
            <text:p>10</text:p>
          </table:table-cell>
          <table:table-cell office:value-type="string">
            <text:p>–12.66 ± 0.06</text:p>
          </table:table-cell>
          <table:table-cell office:value-type="string">
            <text:p>29 ± 4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–13.82</text:p>
          </table:table-cell>
          <table:table-cell office:value-type="float" office:value="0.04">
            <text:p>0.04</text:p>
          </table:table-cell>
          <table:table-cell office:value-type="float" office:value="3">
            <text:p>3</text:p>
          </table:table-cell>
          <table:table-cell office:value-type="float" office:value="39.12">
            <text:p>39.12</text:p>
          </table:table-cell>
          <table:table-cell office:value-type="string">
            <text:p>v(flow)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765">
            <text:p>765</text:p>
          </table:table-cell>
          <table:table-cell office:value-type="float" office:value="529">
            <text:p>529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NGC 2188</text:p>
          </table:table-cell>
          <table:table-cell office:value-type="string">
            <text:p>06 10 09.5</text:p>
          </table:table-cell>
          <table:table-cell office:value-type="string">
            <text:p>–34 06 22</text:p>
          </table:table-cell>
          <table:table-cell office:value-type="float" office:value="9">
            <text:p>9</text:p>
          </table:table-cell>
          <table:table-cell office:value-type="string">
            <text:p>–11.72 ± 0.30</text:p>
          </table:table-cell>
          <table:table-cell office:value-type="string">
            <text:p>36 ± 13</text:p>
          </table:table-cell>
          <table:table-cell office:value-type="float" office:value="2.2">
            <text:p>2.2</text:p>
          </table:table-cell>
          <table:table-cell table:number-columns-repeated="2" office:value-type="string">
            <text:p>...</text:p>
          </table:table-cell>
          <table:table-cell office:value-type="float" office:value="0.08">
            <text:p>0.08</text:p>
          </table:table-cell>
          <table:table-cell office:value-type="string">
            <text:p>–17.10</text:p>
          </table:table-cell>
          <table:table-cell office:value-type="float" office:value="0.15">
            <text:p>0.15</text:p>
          </table:table-cell>
          <table:table-cell office:value-type="float" office:value="3">
            <text:p>3</text:p>
          </table:table-cell>
          <table:table-cell office:value-type="float" office:value="39.99">
            <text:p>39.99</text:p>
          </table:table-cell>
          <table:table-cell office:value-type="string">
            <text:p>v(flow)</text:p>
          </table:table-cell>
          <table:table-cell office:value-type="float" office:value="6.8">
            <text:p>6.8</text:p>
          </table:table-cell>
          <table:table-cell table:number-columns-repeated="2"/>
          <table:table-cell office:value-type="float" office:value="747">
            <text:p>747</text:p>
          </table:table-cell>
          <table:table-cell office:value-type="float" office:value="510">
            <text:p>510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UGC A120</text:p>
          </table:table-cell>
          <table:table-cell office:value-type="string">
            <text:p>06 11 16.3</text:p>
          </table:table-cell>
          <table:table-cell office:value-type="string">
            <text:p>–21 35 57</text:p>
          </table:table-cell>
          <table:table-cell office:value-type="float" office:value="10">
            <text:p>10</text:p>
          </table:table-cell>
          <table:table-cell office:value-type="string">
            <text:p>–12.78 ± 0.06</text:p>
          </table:table-cell>
          <table:table-cell office:value-type="string">
            <text:p>35 ± 6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36">
            <text:p>0.36</text:p>
          </table:table-cell>
          <table:table-cell office:value-type="string">
            <text:p>–15.98</text:p>
          </table:table-cell>
          <table:table-cell office:value-type="float" office:value="0.1">
            <text:p>0.1</text:p>
          </table:table-cell>
          <table:table-cell office:value-type="float" office:value="3">
            <text:p>3</text:p>
          </table:table-cell>
          <table:table-cell office:value-type="float" office:value="39.23">
            <text:p>39.23</text:p>
          </table:table-cell>
          <table:table-cell office:value-type="string">
            <text:p>v(flow)</text:p>
          </table:table-cell>
          <table:table-cell office:value-type="float" office:value="8.7">
            <text:p>8.7</text:p>
          </table:table-cell>
          <table:table-cell table:number-columns-repeated="2"/>
          <table:table-cell office:value-type="float" office:value="860">
            <text:p>860</text:p>
          </table:table-cell>
          <table:table-cell office:value-type="float" office:value="654">
            <text:p>654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UGC A127</text:p>
          </table:table-cell>
          <table:table-cell office:value-type="string">
            <text:p>06 20 55.5</text:p>
          </table:table-cell>
          <table:table-cell office:value-type="string">
            <text:p>–8 29 42</text:p>
          </table:table-cell>
          <table:table-cell office:value-type="float" office:value="6">
            <text:p>6</text:p>
          </table:table-cell>
          <table:table-cell office:value-type="string">
            <text:p>–11.67 ± 0.05</text:p>
          </table:table-cell>
          <table:table-cell office:value-type="string">
            <text:p>48 ± 7</text:p>
          </table:table-cell>
          <table:table-cell office:value-type="float" office:value="1.1">
            <text:p>1.1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2.95">
            <text:p>2.95</text:p>
          </table:table-cell>
          <table:table-cell office:value-type="string">
            <text:p>–18.16</text:p>
          </table:table-cell>
          <table:table-cell office:value-type="float" office:value="0.23">
            <text:p>0.23</text:p>
          </table:table-cell>
          <table:table-cell office:value-type="float" office:value="3">
            <text:p>3</text:p>
          </table:table-cell>
          <table:table-cell office:value-type="float" office:value="40.78">
            <text:p>40.78</text:p>
          </table:table-cell>
          <table:table-cell office:value-type="string">
            <text:p>v(flow)</text:p>
          </table:table-cell>
          <table:table-cell office:value-type="float" office:value="7.5">
            <text:p>7.5</text:p>
          </table:table-cell>
          <table:table-cell table:number-columns-repeated="2"/>
          <table:table-cell office:value-type="float" office:value="732">
            <text:p>732</text:p>
          </table:table-cell>
          <table:table-cell office:value-type="float" office:value="562">
            <text:p>562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UGC 3475</text:p>
          </table:table-cell>
          <table:table-cell office:value-type="string">
            <text:p>06 30 28.8</text:p>
          </table:table-cell>
          <table:table-cell office:value-type="string">
            <text:p>39 30 14</text:p>
          </table:table-cell>
          <table:table-cell office:value-type="float" office:value="9">
            <text:p>9</text:p>
          </table:table-cell>
          <table:table-cell office:value-type="string">
            <text:p>–12.83 ± 0.09</text:p>
          </table:table-cell>
          <table:table-cell office:value-type="string">
            <text:p>16 ± 4</text:p>
          </table:table-cell>
          <table:table-cell office:value-type="float" office:value="1.1">
            <text:p>1.1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0.97">
            <text:p>0.97</text:p>
          </table:table-cell>
          <table:table-cell office:value-type="string">
            <text:p>–15.19</text:p>
          </table:table-cell>
          <table:table-cell office:value-type="float" office:value="0.07">
            <text:p>0.07</text:p>
          </table:table-cell>
          <table:table-cell office:value-type="float" office:value="3">
            <text:p>3</text:p>
          </table:table-cell>
          <table:table-cell office:value-type="float" office:value="39.14">
            <text:p>39.14</text:p>
          </table:table-cell>
          <table:table-cell office:value-type="string">
            <text:p>v(flow)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87">
            <text:p>487</text:p>
          </table:table-cell>
          <table:table-cell office:value-type="float" office:value="524">
            <text:p>524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ESO 255–G019</text:p>
          </table:table-cell>
          <table:table-cell office:value-type="string">
            <text:p>06 4548.2</text:p>
          </table:table-cell>
          <table:table-cell office:value-type="string">
            <text:p>–47 31 52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...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...</text:p>
          </table:table-cell>
          <table:table-cell office:value-type="float" office:value="0.3">
            <text:p>0.3</text:p>
          </table:table-cell>
          <table:table-cell office:value-type="string">
            <text:p>–15.9</text:p>
          </table:table-cell>
          <table:table-cell office:value-type="float" office:value="0.09">
            <text:p>0.09</text:p>
          </table:table-cell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office:value-type="string">
            <text:p>v(flow)</text:p>
          </table:table-cell>
          <table:table-cell office:value-type="float" office:value="10.4">
            <text:p>10.4</text:p>
          </table:table-cell>
          <table:table-cell table:number-columns-repeated="2"/>
          <table:table-cell office:value-type="float" office:value="1058">
            <text:p>1058</text:p>
          </table:table-cell>
          <table:table-cell office:value-type="float" office:value="782">
            <text:p>782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ESO 207–G007</text:p>
          </table:table-cell>
          <table:table-cell office:value-type="string">
            <text:p>06 50 39.9</text:p>
          </table:table-cell>
          <table:table-cell office:value-type="string">
            <text:p>–52 08 25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...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...</text:p>
          </table:table-cell>
          <table:table-cell office:value-type="float" office:value="0.24">
            <text:p>0.24</text:p>
          </table:table-cell>
          <table:table-cell office:value-type="string">
            <text:p>–16.23</text:p>
          </table:table-cell>
          <table:table-cell office:value-type="float" office:value="0.11">
            <text:p>0.11</text:p>
          </table:table-cell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office:value-type="string">
            <text:p>v(flow)</text:p>
          </table:table-cell>
          <table:table-cell office:value-type="float" office:value="10.7">
            <text:p>10.7</text:p>
          </table:table-cell>
          <table:table-cell table:number-columns-repeated="2"/>
          <table:table-cell office:value-type="float" office:value="1083">
            <text:p>1083</text:p>
          </table:table-cell>
          <table:table-cell office:value-type="float" office:value="803">
            <text:p>803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UGC 3600</text:p>
          </table:table-cell>
          <table:table-cell office:value-type="string">
            <text:p>06 55 40.0</text:p>
          </table:table-cell>
          <table:table-cell office:value-type="string">
            <text:p>39 05 43</text:p>
          </table:table-cell>
          <table:table-cell office:value-type="float" office:value="10">
            <text:p>10</text:p>
          </table:table-cell>
          <table:table-cell office:value-type="string">
            <text:p>–13.90 ± 0.13</text:p>
          </table:table-cell>
          <table:table-cell office:value-type="string">
            <text:p>4 ± 2</text:p>
          </table:table-cell>
          <table:table-cell office:value-type="float" office:value="1.1">
            <text:p>1.1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0.49">
            <text:p>0.49</text:p>
          </table:table-cell>
          <table:table-cell office:value-type="string">
            <text:p>–13.61</text:p>
          </table:table-cell>
          <table:table-cell office:value-type="float" office:value="0.04">
            <text:p>0.04</text:p>
          </table:table-cell>
          <table:table-cell office:value-type="float" office:value="3">
            <text:p>3</text:p>
          </table:table-cell>
          <table:table-cell office:value-type="float" office:value="38.01">
            <text:p>38.01</text:p>
          </table:table-cell>
          <table:table-cell office:value-type="string">
            <text:p>bs</text:p>
          </table:table-cell>
          <table:table-cell office:value-type="float" office:value="7.3">
            <text:p>7.3</text:p>
          </table:table-cell>
          <table:table-cell table:number-columns-repeated="2"/>
          <table:table-cell office:value-type="float" office:value="412">
            <text:p>412</text:p>
          </table:table-cell>
          <table:table-cell office:value-type="float" office:value="435">
            <text:p>435</text:p>
          </table:table-cell>
          <table:table-cell office:value-type="string">
            <text:p>40, 117</text:p>
          </table:table-cell>
          <table:table-cell table:number-columns-repeated="17"/>
        </table:table-row>
        <table:table-row table:style-name="ro1">
          <table:table-cell office:value-type="string">
            <text:p>NGC 2337</text:p>
          </table:table-cell>
          <table:table-cell office:value-type="string">
            <text:p>07 10 13.5</text:p>
          </table:table-cell>
          <table:table-cell office:value-type="string">
            <text:p>44 27 26</text:p>
          </table:table-cell>
          <table:table-cell office:value-type="float" office:value="10">
            <text:p>10</text:p>
          </table:table-cell>
          <table:table-cell office:value-type="string">
            <text:p>–11.86 ± 0.03</text:p>
          </table:table-cell>
          <table:table-cell office:value-type="string">
            <text:p>44 ± 4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38">
            <text:p>0.38</text:p>
          </table:table-cell>
          <table:table-cell office:value-type="string">
            <text:p>–16.39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40.06">
            <text:p>40.06</text:p>
          </table:table-cell>
          <table:table-cell office:value-type="string">
            <text:p>bs</text:p>
          </table:table-cell>
          <table:table-cell office:value-type="float" office:value="7.9">
            <text:p>7.9</text:p>
          </table:table-cell>
          <table:table-cell table:number-columns-repeated="2"/>
          <table:table-cell office:value-type="float" office:value="436">
            <text:p>436</text:p>
          </table:table-cell>
          <table:table-cell office:value-type="float" office:value="479">
            <text:p>479</text:p>
          </table:table-cell>
          <table:table-cell office:value-type="string">
            <text:p>40, 117</text:p>
          </table:table-cell>
          <table:table-cell table:number-columns-repeated="17"/>
        </table:table-row>
        <table:table-row table:style-name="ro1">
          <table:table-cell office:value-type="string">
            <text:p>UGC 3817</text:p>
          </table:table-cell>
          <table:table-cell office:value-type="string">
            <text:p>07 22 44.5</text:p>
          </table:table-cell>
          <table:table-cell office:value-type="string">
            <text:p>45 06 31</text:p>
          </table:table-cell>
          <table:table-cell office:value-type="float" office:value="10">
            <text:p>10</text:p>
          </table:table-cell>
          <table:table-cell office:value-type="string">
            <text:p>–12.97 ± 0.05</text:p>
          </table:table-cell>
          <table:table-cell office:value-type="string">
            <text:p>59 ± 8</text:p>
          </table:table-cell>
          <table:table-cell office:value-type="float" office:value="1.2">
            <text:p>1.2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0.39">
            <text:p>0.39</text:p>
          </table:table-cell>
          <table:table-cell office:value-type="string">
            <text:p>–14.10</text:p>
          </table:table-cell>
          <table:table-cell office:value-type="float" office:value="0.05">
            <text:p>0.05</text:p>
          </table:table-cell>
          <table:table-cell office:value-type="float" office:value="3">
            <text:p>3</text:p>
          </table:table-cell>
          <table:table-cell office:value-type="float" office:value="39.05">
            <text:p>39.05</text:p>
          </table:table-cell>
          <table:table-cell office:value-type="string">
            <text:p>bs</text:p>
          </table:table-cell>
          <table:table-cell office:value-type="float" office:value="8.6">
            <text:p>8.6</text:p>
          </table:table-cell>
          <table:table-cell table:number-columns-repeated="2"/>
          <table:table-cell office:value-type="float" office:value="437">
            <text:p>437</text:p>
          </table:table-cell>
          <table:table-cell office:value-type="float" office:value="478">
            <text:p>478</text:p>
          </table:table-cell>
          <table:table-cell office:value-type="string">
            <text:p>40, 115</text:p>
          </table:table-cell>
          <table:table-cell table:number-columns-repeated="17"/>
        </table:table-row>
        <table:table-row table:style-name="ro1">
          <table:table-cell office:value-type="string">
            <text:p>UGC 3876</text:p>
          </table:table-cell>
          <table:table-cell office:value-type="string">
            <text:p>07 29 17.5</text:p>
          </table:table-cell>
          <table:table-cell office:value-type="string">
            <text:p>27 53 58</text:p>
          </table:table-cell>
          <table:table-cell office:value-type="float" office:value="6">
            <text:p>6</text:p>
          </table:table-cell>
          <table:table-cell office:value-type="string">
            <text:p>–12.51 ± 0.04</text:p>
          </table:table-cell>
          <table:table-cell office:value-type="string">
            <text:p>25 ± 3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19">
            <text:p>0.19</text:p>
          </table:table-cell>
          <table:table-cell office:value-type="string">
            <text:p>–16.27</text:p>
          </table:table-cell>
          <table:table-cell office:value-type="float" office:value="0.11">
            <text:p>0.11</text:p>
          </table:table-cell>
          <table:table-cell office:value-type="float" office:value="3">
            <text:p>3</text:p>
          </table:table-cell>
          <table:table-cell office:value-type="float" office:value="39.64">
            <text:p>39.64</text:p>
          </table:table-cell>
          <table:table-cell office:value-type="string">
            <text:p>v(flow)</text:p>
          </table:table-cell>
          <table:table-cell office:value-type="float" office:value="10.8">
            <text:p>10.8</text:p>
          </table:table-cell>
          <table:table-cell table:number-columns-repeated="2"/>
          <table:table-cell office:value-type="float" office:value="860">
            <text:p>860</text:p>
          </table:table-cell>
          <table:table-cell office:value-type="float" office:value="811">
            <text:p>811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NGC 2427</text:p>
          </table:table-cell>
          <table:table-cell office:value-type="string">
            <text:p>07 36 27.9</text:p>
          </table:table-cell>
          <table:table-cell office:value-type="string">
            <text:p>–47 38 05</text:p>
          </table:table-cell>
          <table:table-cell office:value-type="float" office:value="8">
            <text:p>8</text:p>
          </table:table-cell>
          <table:table-cell office:value-type="string">
            <text:p>–11.67 ± 0.04</text:p>
          </table:table-cell>
          <table:table-cell office:value-type="string">
            <text:p>25 ± 7</text:p>
          </table:table-cell>
          <table:table-cell office:value-type="float" office:value="2.2">
            <text:p>2.2</text:p>
          </table:table-cell>
          <table:table-cell table:number-columns-repeated="2" office:value-type="string">
            <text:p>...</text:p>
          </table:table-cell>
          <table:table-cell office:value-type="float" office:value="0.83">
            <text:p>0.83</text:p>
          </table:table-cell>
          <table:table-cell office:value-type="string">
            <text:p>–18.28</text:p>
          </table:table-cell>
          <table:table-cell office:value-type="float" office:value="0.24">
            <text:p>0.24</text:p>
          </table:table-cell>
          <table:table-cell office:value-type="float" office:value="3">
            <text:p>3</text:p>
          </table:table-cell>
          <table:table-cell office:value-type="float" office:value="40.43">
            <text:p>40.43</text:p>
          </table:table-cell>
          <table:table-cell office:value-type="string">
            <text:p>v(flow)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72">
            <text:p>972</text:p>
          </table:table-cell>
          <table:table-cell office:value-type="float" office:value="677">
            <text:p>677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UGC 3966</text:p>
          </table:table-cell>
          <table:table-cell office:value-type="string">
            <text:p>07 41 26.0</text:p>
          </table:table-cell>
          <table:table-cell office:value-type="string">
            <text:p>40 06 44</text:p>
          </table:table-cell>
          <table:table-cell office:value-type="float" office:value="10">
            <text:p>10</text:p>
          </table:table-cell>
          <table:table-cell office:value-type="string">
            <text:p>–13.06 ± 0.07</text:p>
          </table:table-cell>
          <table:table-cell office:value-type="string">
            <text:p>20 ± 4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21">
            <text:p>0.21</text:p>
          </table:table-cell>
          <table:table-cell office:value-type="string">
            <text:p>–15.48</text:p>
          </table:table-cell>
          <table:table-cell office:value-type="float" office:value="0.08">
            <text:p>0.08</text:p>
          </table:table-cell>
          <table:table-cell office:value-type="float" office:value="3">
            <text:p>3</text:p>
          </table:table-cell>
          <table:table-cell office:value-type="float" office:value="38.7">
            <text:p>38.7</text:p>
          </table:table-cell>
          <table:table-cell office:value-type="string">
            <text:p>bs</text:p>
          </table:table-cell>
          <table:table-cell office:value-type="float" office:value="6.8">
            <text:p>6.8</text:p>
          </table:table-cell>
          <table:table-cell table:number-columns-repeated="2"/>
          <table:table-cell office:value-type="float" office:value="361">
            <text:p>361</text:p>
          </table:table-cell>
          <table:table-cell office:value-type="float" office:value="370">
            <text:p>370</text:p>
          </table:table-cell>
          <table:table-cell office:value-type="string">
            <text:p>18, 118</text:p>
          </table:table-cell>
          <table:table-cell table:number-columns-repeated="17"/>
        </table:table-row>
        <table:table-row table:style-name="ro1">
          <table:table-cell office:value-type="string">
            <text:p>CGCG 262–028</text:p>
          </table:table-cell>
          <table:table-cell office:value-type="string">
            <text:p>07 4732.1</text:p>
          </table:table-cell>
          <table:table-cell office:value-type="string">
            <text:p>51 11 29</text:p>
          </table:table-cell>
          <table:table-cell office:value-type="float" office:value="5">
            <text:p>5</text:p>
          </table:table-cell>
          <table:table-cell office:value-type="string">
            <text:p>–12.42 ± 0.02</text:p>
          </table:table-cell>
          <table:table-cell office:value-type="string">
            <text:p>98 ± 6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string">
            <text:p>–14.51</text:p>
          </table:table-cell>
          <table:table-cell office:value-type="float" office:value="0.05">
            <text:p>0.05</text:p>
          </table:table-cell>
          <table:table-cell office:value-type="float" office:value="3">
            <text:p>3</text:p>
          </table:table-cell>
          <table:table-cell office:value-type="float" office:value="39.37">
            <text:p>39.37</text:p>
          </table:table-cell>
          <table:table-cell office:value-type="string">
            <text:p>v(flow)</text:p>
          </table:table-cell>
          <table:table-cell office:value-type="float" office:value="6.9">
            <text:p>6.9</text:p>
          </table:table-cell>
          <table:table-cell table:number-columns-repeated="2"/>
          <table:table-cell office:value-type="float" office:value="454">
            <text:p>454</text:p>
          </table:table-cell>
          <table:table-cell office:value-type="float" office:value="518">
            <text:p>518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NGC 2500</text:p>
          </table:table-cell>
          <table:table-cell office:value-type="string">
            <text:p>08 01 53.3</text:p>
          </table:table-cell>
          <table:table-cell office:value-type="string">
            <text:p>50 44 15</text:p>
          </table:table-cell>
          <table:table-cell office:value-type="float" office:value="7">
            <text:p>7</text:p>
          </table:table-cell>
          <table:table-cell office:value-type="string">
            <text:p>–11.60 ± 0.04</text:p>
          </table:table-cell>
          <table:table-cell office:value-type="string">
            <text:p>38 ± 4</text:p>
          </table:table-cell>
          <table:table-cell office:value-type="float" office:value="1.1">
            <text:p>1.1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string">
            <text:p>–17.36</text:p>
          </table:table-cell>
          <table:table-cell office:value-type="float" office:value="0.24">
            <text:p>0.24</text:p>
          </table:table-cell>
          <table:table-cell office:value-type="float" office:value="1">
            <text:p>1</text:p>
          </table:table-cell>
          <table:table-cell office:value-type="float" office:value="40.19">
            <text:p>40.19</text:p>
          </table:table-cell>
          <table:table-cell office:value-type="string">
            <text:p>v(flow)</text:p>
          </table:table-cell>
          <table:table-cell office:value-type="float" office:value="7.6">
            <text:p>7.6</text:p>
          </table:table-cell>
          <table:table-cell table:number-columns-repeated="2"/>
          <table:table-cell office:value-type="float" office:value="514">
            <text:p>514</text:p>
          </table:table-cell>
          <table:table-cell office:value-type="float" office:value="572">
            <text:p>572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NGC 2537</text:p>
          </table:table-cell>
          <table:table-cell office:value-type="string">
            <text:p>08 13 14.7</text:p>
          </table:table-cell>
          <table:table-cell office:value-type="string">
            <text:p>45 59 26</text:p>
          </table:table-cell>
          <table:table-cell office:value-type="float" office:value="8">
            <text:p>8</text:p>
          </table:table-cell>
          <table:table-cell office:value-type="string">
            <text:p>–11.62 ± 0.04</text:p>
          </table:table-cell>
          <table:table-cell office:value-type="string">
            <text:p>45 ± 8</text:p>
          </table:table-cell>
          <table:table-cell office:value-type="float" office:value="1.3">
            <text:p>1.3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19">
            <text:p>0.19</text:p>
          </table:table-cell>
          <table:table-cell office:value-type="string">
            <text:p>–16.57</text:p>
          </table:table-cell>
          <table:table-cell office:value-type="float" office:value="0.26">
            <text:p>0.26</text:p>
          </table:table-cell>
          <table:table-cell office:value-type="float" office:value="1">
            <text:p>1</text:p>
          </table:table-cell>
          <table:table-cell office:value-type="float" office:value="40.08">
            <text:p>40.08</text:p>
          </table:table-cell>
          <table:table-cell office:value-type="string">
            <text:p>bs</text:p>
          </table:table-cell>
          <table:table-cell office:value-type="float" office:value="6.9">
            <text:p>6.9</text:p>
          </table:table-cell>
          <table:table-cell table:number-columns-repeated="2"/>
          <table:table-cell office:value-type="float" office:value="431">
            <text:p>431</text:p>
          </table:table-cell>
          <table:table-cell office:value-type="float" office:value="461">
            <text:p>461</text:p>
          </table:table-cell>
          <table:table-cell office:value-type="string">
            <text:p>51, 117</text:p>
          </table:table-cell>
          <table:table-cell table:number-columns-repeated="17"/>
        </table:table-row>
        <table:table-row table:style-name="ro1">
          <table:table-cell office:value-type="string">
            <text:p>UGC 4278</text:p>
          </table:table-cell>
          <table:table-cell office:value-type="string">
            <text:p>08 13 58.9</text:p>
          </table:table-cell>
          <table:table-cell office:value-type="string">
            <text:p>45 44 34</text:p>
          </table:table-cell>
          <table:table-cell office:value-type="float" office:value="7">
            <text:p>7</text:p>
          </table:table-cell>
          <table:table-cell office:value-type="string">
            <text:p>–12.07 ± 0.04</text:p>
          </table:table-cell>
          <table:table-cell office:value-type="string">
            <text:p>37 ± 4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19">
            <text:p>0.19</text:p>
          </table:table-cell>
          <table:table-cell office:value-type="string">
            <text:p>–16.52</text:p>
          </table:table-cell>
          <table:table-cell office:value-type="float" office:value="0.12">
            <text:p>0.12</text:p>
          </table:table-cell>
          <table:table-cell office:value-type="float" office:value="3">
            <text:p>3</text:p>
          </table:table-cell>
          <table:table-cell office:value-type="float" office:value="39.76">
            <text:p>39.76</text:p>
          </table:table-cell>
          <table:table-cell office:value-type="string">
            <text:p>v(flow)</text:p>
          </table:table-cell>
          <table:table-cell office:value-type="float" office:value="7.6">
            <text:p>7.6</text:p>
          </table:table-cell>
          <table:table-cell table:number-columns-repeated="2"/>
          <table:table-cell office:value-type="float" office:value="540">
            <text:p>540</text:p>
          </table:table-cell>
          <table:table-cell office:value-type="float" office:value="569">
            <text:p>569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NGC 2552</text:p>
          </table:table-cell>
          <table:table-cell office:value-type="string">
            <text:p>08 19 20.1</text:p>
          </table:table-cell>
          <table:table-cell office:value-type="string">
            <text:p>50 00 25</text:p>
          </table:table-cell>
          <table:table-cell office:value-type="float" office:value="9">
            <text:p>9</text:p>
          </table:table-cell>
          <table:table-cell office:value-type="string">
            <text:p>–12.02 ± 0.05</text:p>
          </table:table-cell>
          <table:table-cell office:value-type="string">
            <text:p>32 ± 4</text:p>
          </table:table-cell>
          <table:table-cell office:value-type="float" office:value="1.1">
            <text:p>1.1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0.19">
            <text:p>0.19</text:p>
          </table:table-cell>
          <table:table-cell office:value-type="string">
            <text:p>–17.04</text:p>
          </table:table-cell>
          <table:table-cell office:value-type="float" office:value="0.31">
            <text:p>0.31</text:p>
          </table:table-cell>
          <table:table-cell office:value-type="float" office:value="1">
            <text:p>1</text:p>
          </table:table-cell>
          <table:table-cell office:value-type="float" office:value="39.75">
            <text:p>39.75</text:p>
          </table:table-cell>
          <table:table-cell office:value-type="string">
            <text:p>v(flow)</text:p>
          </table:table-cell>
          <table:table-cell office:value-type="float" office:value="7.7">
            <text:p>7.7</text:p>
          </table:table-cell>
          <table:table-cell table:number-columns-repeated="2"/>
          <table:table-cell office:value-type="float" office:value="524">
            <text:p>524</text:p>
          </table:table-cell>
          <table:table-cell office:value-type="float" office:value="574">
            <text:p>574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SDSS J0825+3532</text:p>
          </table:table-cell>
          <table:table-cell office:value-type="string">
            <text:p>08 25 55.5</text:p>
          </table:table-cell>
          <table:table-cell office:value-type="string">
            <text:p>35 32 32</text:p>
          </table:table-cell>
          <table:table-cell office:value-type="float" office:value="11">
            <text:p>11</text:p>
          </table:table-cell>
          <table:table-cell office:value-type="string">
            <text:p>–13.20 ± 0.05</text:p>
          </table:table-cell>
          <table:table-cell office:value-type="string">
            <text:p>545 ± 39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18">
            <text:p>0.18</text:p>
          </table:table-cell>
          <table:table-cell office:value-type="string">
            <text:p>–11.97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office:value-type="float" office:value="38.85">
            <text:p>38.85</text:p>
          </table:table-cell>
          <table:table-cell office:value-type="string">
            <text:p>v(flow)</text:p>
          </table:table-cell>
          <table:table-cell office:value-type="float" office:value="9.3">
            <text:p>9.3</text:p>
          </table:table-cell>
          <table:table-cell table:number-columns-repeated="2"/>
          <table:table-cell office:value-type="float" office:value="727">
            <text:p>727</text:p>
          </table:table-cell>
          <table:table-cell office:value-type="float" office:value="698">
            <text:p>698</text:p>
          </table:table-cell>
          <table:table-cell office:value-type="float" office:value="106">
            <text:p>106</text:p>
          </table:table-cell>
          <table:table-cell table:number-columns-repeated="17"/>
        </table:table-row>
        <table:table-row table:style-name="ro1">
          <table:table-cell office:value-type="string">
            <text:p>ESO 495–G021</text:p>
          </table:table-cell>
          <table:table-cell office:value-type="string">
            <text:p>08 36 15.4</text:p>
          </table:table-cell>
          <table:table-cell office:value-type="string">
            <text:p>–26 24 34</text:p>
          </table:table-cell>
          <table:table-cell office:value-type="float" office:value="11">
            <text:p>11</text:p>
          </table:table-cell>
          <table:table-cell office:value-type="string">
            <text:p>–11.13 ± 0.01</text:p>
          </table:table-cell>
          <table:table-cell office:value-type="string">
            <text:p>134 ± 8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string">
            <text:p>–17.49</text:p>
          </table:table-cell>
          <table:table-cell office:value-type="float" office:value="0.18">
            <text:p>0.18</text:p>
          </table:table-cell>
          <table:table-cell office:value-type="float" office:value="3">
            <text:p>3</text:p>
          </table:table-cell>
          <table:table-cell office:value-type="float" office:value="40.78">
            <text:p>40.78</text:p>
          </table:table-cell>
          <table:table-cell office:value-type="string">
            <text:p>v(flow)</text:p>
          </table:table-cell>
          <table:table-cell office:value-type="float" office:value="7.8">
            <text:p>7.8</text:p>
          </table:table-cell>
          <table:table-cell table:number-columns-repeated="2"/>
          <table:table-cell office:value-type="float" office:value="873">
            <text:p>873</text:p>
          </table:table-cell>
          <table:table-cell office:value-type="float" office:value="586">
            <text:p>586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UGC 4704</text:p>
          </table:table-cell>
          <table:table-cell office:value-type="string">
            <text:p>08 59 00.3</text:p>
          </table:table-cell>
          <table:table-cell office:value-type="string">
            <text:p>39 12 36</text:p>
          </table:table-cell>
          <table:table-cell office:value-type="float" office:value="8">
            <text:p>8</text:p>
          </table:table-cell>
          <table:table-cell office:value-type="string">
            <text:p>–12.88 ± 0.06</text:p>
          </table:table-cell>
          <table:table-cell office:value-type="string">
            <text:p>25 ± 4</text:p>
          </table:table-cell>
          <table:table-cell office:value-type="float" office:value="1.2">
            <text:p>1.2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0.09">
            <text:p>0.09</text:p>
          </table:table-cell>
          <table:table-cell office:value-type="string">
            <text:p>–14.20</text:p>
          </table:table-cell>
          <table:table-cell office:value-type="float" office:value="0.05">
            <text:p>0.05</text:p>
          </table:table-cell>
          <table:table-cell office:value-type="float" office:value="3">
            <text:p>3</text:p>
          </table:table-cell>
          <table:table-cell office:value-type="float" office:value="38.98">
            <text:p>38.98</text:p>
          </table:table-cell>
          <table:table-cell office:value-type="string">
            <text:p>v(flow)</text:p>
          </table:table-cell>
          <table:table-cell office:value-type="float" office:value="7.8">
            <text:p>7.8</text:p>
          </table:table-cell>
          <table:table-cell table:number-columns-repeated="2"/>
          <table:table-cell office:value-type="float" office:value="596">
            <text:p>596</text:p>
          </table:table-cell>
          <table:table-cell office:value-type="float" office:value="581">
            <text:p>581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UGC 4787</text:p>
          </table:table-cell>
          <table:table-cell office:value-type="string">
            <text:p>09 07 34.9</text:p>
          </table:table-cell>
          <table:table-cell office:value-type="string">
            <text:p>33 16 36</text:p>
          </table:table-cell>
          <table:table-cell office:value-type="float" office:value="8">
            <text:p>8</text:p>
          </table:table-cell>
          <table:table-cell office:value-type="string">
            <text:p>–12.82 ± 0.07</text:p>
          </table:table-cell>
          <table:table-cell office:value-type="string">
            <text:p>19 ± 4</text:p>
          </table:table-cell>
          <table:table-cell office:value-type="float" office:value="1.1">
            <text:p>1.1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–13.73</text:p>
          </table:table-cell>
          <table:table-cell office:value-type="float" office:value="0.09">
            <text:p>0.09</text:p>
          </table:table-cell>
          <table:table-cell office:value-type="float" office:value="1">
            <text:p>1</text:p>
          </table:table-cell>
          <table:table-cell office:value-type="float" office:value="38.87">
            <text:p>38.87</text:p>
          </table:table-cell>
          <table:table-cell office:value-type="string">
            <text:p>v(flow)</text:p>
          </table:table-cell>
          <table:table-cell office:value-type="float" office:value="6.5">
            <text:p>6.5</text:p>
          </table:table-cell>
          <table:table-cell table:number-columns-repeated="2"/>
          <table:table-cell office:value-type="float" office:value="538">
            <text:p>538</text:p>
          </table:table-cell>
          <table:table-cell office:value-type="float" office:value="490">
            <text:p>490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UGC A148</text:p>
          </table:table-cell>
          <table:table-cell office:value-type="string">
            <text:p>09 09 46.5</text:p>
          </table:table-cell>
          <table:table-cell office:value-type="string">
            <text:p>–23 00 33</text:p>
          </table:table-cell>
          <table:table-cell office:value-type="float" office:value="10">
            <text:p>10</text:p>
          </table:table-cell>
          <table:table-cell office:value-type="string">
            <text:p>–13.24 ± 0.09</text:p>
          </table:table-cell>
          <table:table-cell office:value-type="string">
            <text:p>18 ± 4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string">
            <text:p>–15.39</text:p>
          </table:table-cell>
          <table:table-cell office:value-type="float" office:value="0.08">
            <text:p>0.08</text:p>
          </table:table-cell>
          <table:table-cell office:value-type="float" office:value="3">
            <text:p>3</text:p>
          </table:table-cell>
          <table:table-cell office:value-type="float" office:value="38.97">
            <text:p>38.97</text:p>
          </table:table-cell>
          <table:table-cell office:value-type="string">
            <text:p>mem</text:p>
          </table:table-cell>
          <table:table-cell office:value-type="float" office:value="9.8">
            <text:p>9.8</text:p>
          </table:table-cell>
          <table:table-cell table:number-columns-repeated="2"/>
          <table:table-cell office:value-type="float" office:value="725">
            <text:p>725</text:p>
          </table:table-cell>
          <table:table-cell office:value-type="float" office:value="439">
            <text:p>439</text:p>
          </table:table-cell>
          <table:table-cell office:value-type="string">
            <text:p>45, 118</text:p>
          </table:table-cell>
          <table:table-cell table:number-columns-repeated="17"/>
        </table:table-row>
        <table:table-row table:style-name="ro1">
          <table:table-cell office:value-type="string">
            <text:p>UGC A153</text:p>
          </table:table-cell>
          <table:table-cell office:value-type="string">
            <text:p>09 13 12.1</text:p>
          </table:table-cell>
          <table:table-cell office:value-type="string">
            <text:p>–19 24 31</text:p>
          </table:table-cell>
          <table:table-cell office:value-type="float" office:value="10">
            <text:p>10</text:p>
          </table:table-cell>
          <table:table-cell office:value-type="string">
            <text:p>–13.18 ± 0.08</text:p>
          </table:table-cell>
          <table:table-cell office:value-type="string">
            <text:p>29 ± 6</text:p>
          </table:table-cell>
          <table:table-cell office:value-type="float" office:value="1.2">
            <text:p>1.2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0.34">
            <text:p>0.34</text:p>
          </table:table-cell>
          <table:table-cell office:value-type="string">
            <text:p>–14.02</text:p>
          </table:table-cell>
          <table:table-cell office:value-type="float" office:value="0.04">
            <text:p>0.04</text:p>
          </table:table-cell>
          <table:table-cell office:value-type="float" office:value="3">
            <text:p>3</text:p>
          </table:table-cell>
          <table:table-cell office:value-type="float" office:value="38.59">
            <text:p>38.59</text:p>
          </table:table-cell>
          <table:table-cell office:value-type="string">
            <text:p>v(flow)</text:p>
          </table:table-cell>
          <table:table-cell office:value-type="float" office:value="6.5">
            <text:p>6.5</text:p>
          </table:table-cell>
          <table:table-cell table:number-columns-repeated="2"/>
          <table:table-cell office:value-type="float" office:value="768">
            <text:p>768</text:p>
          </table:table-cell>
          <table:table-cell office:value-type="float" office:value="491">
            <text:p>491</text:p>
          </table:table-cell>
          <table:table-cell office:value-type="float" office:value="117">
            <text:p>117</text:p>
          </table:table-cell>
          <table:table-cell table:number-columns-repeated="17"/>
        </table:table-row>
        <table:table-row table:style-name="ro1">
          <table:table-cell office:value-type="string">
            <text:p>NGC 2835</text:p>
          </table:table-cell>
          <table:table-cell office:value-type="string">
            <text:p>09 17 52.9</text:p>
          </table:table-cell>
          <table:table-cell office:value-type="string">
            <text:p>–22 21 18</text:p>
          </table:table-cell>
          <table:table-cell office:value-type="float" office:value="5">
            <text:p>5</text:p>
          </table:table-cell>
          <table:table-cell office:value-type="string">
            <text:p>–10.92 ± 0.03</text:p>
          </table:table-cell>
          <table:table-cell office:value-type="string">
            <text:p>88 ± 10</text:p>
          </table:table-cell>
          <table:table-cell office:value-type="float" office:value="1.2">
            <text:p>1.2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0.42">
            <text:p>0.42</text:p>
          </table:table-cell>
          <table:table-cell office:value-type="string">
            <text:p>–18.93</text:p>
          </table:table-cell>
          <table:table-cell office:value-type="float" office:value="0.31">
            <text:p>0.31</text:p>
          </table:table-cell>
          <table:table-cell office:value-type="float" office:value="3">
            <text:p>3</text:p>
          </table:table-cell>
          <table:table-cell office:value-type="float" office:value="40.95">
            <text:p>40.95</text:p>
          </table:table-cell>
          <table:table-cell office:value-type="string">
            <text:p>v(flow)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886">
            <text:p>886</text:p>
          </table:table-cell>
          <table:table-cell office:value-type="float" office:value="601">
            <text:p>601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UGC A162</text:p>
          </table:table-cell>
          <table:table-cell office:value-type="string">
            <text:p>09 21 28.1</text:p>
          </table:table-cell>
          <table:table-cell office:value-type="string">
            <text:p>–22 30 07</text:p>
          </table:table-cell>
          <table:table-cell office:value-type="float" office:value="9">
            <text:p>9</text:p>
          </table:table-cell>
          <table:table-cell office:value-type="string">
            <text:p>–12.77 ± 0.05</text:p>
          </table:table-cell>
          <table:table-cell office:value-type="string">
            <text:p>32 ± 4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0.28">
            <text:p>0.28</text:p>
          </table:table-cell>
          <table:table-cell office:value-type="string">
            <text:p>–14.40</text:p>
          </table:table-cell>
          <table:table-cell office:value-type="float" office:value="0.05">
            <text:p>0.05</text:p>
          </table:table-cell>
          <table:table-cell office:value-type="float" office:value="3">
            <text:p>3</text:p>
          </table:table-cell>
          <table:table-cell office:value-type="float" office:value="39.1">
            <text:p>39.1</text:p>
          </table:table-cell>
          <table:table-cell office:value-type="string">
            <text:p>v(flow)</text:p>
          </table:table-cell>
          <table:table-cell office:value-type="float" office:value="7.5">
            <text:p>7.5</text:p>
          </table:table-cell>
          <table:table-cell table:number-columns-repeated="2"/>
          <table:table-cell office:value-type="float" office:value="846">
            <text:p>846</text:p>
          </table:table-cell>
          <table:table-cell office:value-type="float" office:value="560">
            <text:p>560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NGC 2903</text:p>
          </table:table-cell>
          <table:table-cell office:value-type="string">
            <text:p>09 32 10.1</text:p>
          </table:table-cell>
          <table:table-cell office:value-type="string">
            <text:p>21 30 04</text:p>
          </table:table-cell>
          <table:table-cell office:value-type="float" office:value="4">
            <text:p>4</text:p>
          </table:table-cell>
          <table:table-cell office:value-type="string">
            <text:p>–10.74 ± 0.06</text:p>
          </table:table-cell>
          <table:table-cell office:value-type="string">
            <text:p>18 ± 4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1">
            <text:p>0.1</text:p>
          </table:table-cell>
          <table:table-cell office:value-type="string">
            <text:p>–20.17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41.07">
            <text:p>41.07</text:p>
          </table:table-cell>
          <table:table-cell office:value-type="string">
            <text:p>bs</text:p>
          </table:table-cell>
          <table:table-cell office:value-type="float" office:value="8.9">
            <text:p>8.9</text:p>
          </table:table-cell>
          <table:table-cell table:number-columns-repeated="2"/>
          <table:table-cell office:value-type="float" office:value="556">
            <text:p>556</text:p>
          </table:table-cell>
          <table:table-cell office:value-type="float" office:value="443">
            <text:p>443</text:p>
          </table:table-cell>
          <table:table-cell office:value-type="string">
            <text:p>15, 118</text:p>
          </table:table-cell>
          <table:table-cell table:number-columns-repeated="17"/>
        </table:table-row>
        <table:table-row table:style-name="ro1">
          <table:table-cell office:value-type="string">
            <text:p>UGC 5076</text:p>
          </table:table-cell>
          <table:table-cell office:value-type="string">
            <text:p>09 32 36.4</text:p>
          </table:table-cell>
          <table:table-cell office:value-type="string">
            <text:p>51 52 19</text:p>
          </table:table-cell>
          <table:table-cell office:value-type="float" office:value="10">
            <text:p>10</text:p>
          </table:table-cell>
          <table:table-cell office:value-type="string">
            <text:p>–13.71 ± 0.20</text:p>
          </table:table-cell>
          <table:table-cell office:value-type="string">
            <text:p>4 ± 3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–14.43</text:p>
          </table:table-cell>
          <table:table-cell office:value-type="float" office:value="0.05">
            <text:p>0.05</text:p>
          </table:table-cell>
          <table:table-cell office:value-type="float" office:value="3">
            <text:p>3</text:p>
          </table:table-cell>
          <table:table-cell office:value-type="float" office:value="38.19">
            <text:p>38.19</text:p>
          </table:table-cell>
          <table:table-cell office:value-type="string">
            <text:p>v(flow)</text:p>
          </table:table-cell>
          <table:table-cell office:value-type="float" office:value="8.3">
            <text:p>8.3</text:p>
          </table:table-cell>
          <table:table-cell table:number-columns-repeated="2"/>
          <table:table-cell office:value-type="float" office:value="571">
            <text:p>571</text:p>
          </table:table-cell>
          <table:table-cell office:value-type="float" office:value="623">
            <text:p>623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CGCG 035–007</text:p>
          </table:table-cell>
          <table:table-cell office:value-type="string">
            <text:p>09 34 44.9</text:p>
          </table:table-cell>
          <table:table-cell office:value-type="string">
            <text:p>06 25 32</text:p>
          </table:table-cell>
          <table:table-cell office:value-type="float" office:value="5">
            <text:p>5</text:p>
          </table:table-cell>
          <table:table-cell office:value-type="string">
            <text:p>–13.23 ± 0.05</text:p>
          </table:table-cell>
          <table:table-cell office:value-type="string">
            <text:p>16 ± 2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string">
            <text:p>–13.26</text:p>
          </table:table-cell>
          <table:table-cell office:value-type="float" office:value="0.03">
            <text:p>0.03</text:p>
          </table:table-cell>
          <table:table-cell office:value-type="float" office:value="3">
            <text:p>3</text:p>
          </table:table-cell>
          <table:table-cell office:value-type="float" office:value="38.3">
            <text:p>38.3</text:p>
          </table:table-cell>
          <table:table-cell office:value-type="string">
            <text:p>v(flow)</text:p>
          </table:table-cell>
          <table:table-cell office:value-type="float" office:value="5.2">
            <text:p>5.2</text:p>
          </table:table-cell>
          <table:table-cell table:number-columns-repeated="2"/>
          <table:table-cell office:value-type="float" office:value="574">
            <text:p>574</text:p>
          </table:table-cell>
          <table:table-cell office:value-type="float" office:value="388">
            <text:p>388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UGC 5151</text:p>
          </table:table-cell>
          <table:table-cell office:value-type="string">
            <text:p>09 4027.1</text:p>
          </table:table-cell>
          <table:table-cell office:value-type="string">
            <text:p>48 20 15</text:p>
          </table:table-cell>
          <table:table-cell office:value-type="float" office:value="10">
            <text:p>10</text:p>
          </table:table-cell>
          <table:table-cell office:value-type="string">
            <text:p>–12.30 ± 0.04</text:p>
          </table:table-cell>
          <table:table-cell office:value-type="string">
            <text:p>42 ± 4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–16.44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39.8">
            <text:p>39.8</text:p>
          </table:table-cell>
          <table:table-cell office:value-type="string">
            <text:p>v(flow)</text:p>
          </table:table-cell>
          <table:table-cell office:value-type="float" office:value="10.7">
            <text:p>10.7</text:p>
          </table:table-cell>
          <table:table-cell table:number-columns-repeated="2"/>
          <table:table-cell office:value-type="float" office:value="773">
            <text:p>773</text:p>
          </table:table-cell>
          <table:table-cell office:value-type="float" office:value="805">
            <text:p>805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IC 559</text:p>
          </table:table-cell>
          <table:table-cell office:value-type="string">
            <text:p>09 44 43.9</text:p>
          </table:table-cell>
          <table:table-cell office:value-type="string">
            <text:p>09 36 55</text:p>
          </table:table-cell>
          <table:table-cell office:value-type="float" office:value="5">
            <text:p>5</text:p>
          </table:table-cell>
          <table:table-cell office:value-type="string">
            <text:p>–13.07 ± 0.03</text:p>
          </table:table-cell>
          <table:table-cell office:value-type="string">
            <text:p>13 ± 1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–13.72</text:p>
          </table:table-cell>
          <table:table-cell office:value-type="float" office:value="0.04">
            <text:p>0.04</text:p>
          </table:table-cell>
          <table:table-cell office:value-type="float" office:value="3">
            <text:p>3</text:p>
          </table:table-cell>
          <table:table-cell office:value-type="float" office:value="38.4">
            <text:p>38.4</text:p>
          </table:table-cell>
          <table:table-cell office:value-type="string">
            <text:p>v(flow)</text:p>
          </table:table-cell>
          <table:table-cell office:value-type="float" office:value="4.9">
            <text:p>4.9</text:p>
          </table:table-cell>
          <table:table-cell table:number-columns-repeated="2"/>
          <table:table-cell office:value-type="float" office:value="541">
            <text:p>541</text:p>
          </table:table-cell>
          <table:table-cell office:value-type="float" office:value="370">
            <text:p>370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UGC 5209</text:p>
          </table:table-cell>
          <table:table-cell office:value-type="string">
            <text:p>09 45 04.2</text:p>
          </table:table-cell>
          <table:table-cell office:value-type="string">
            <text:p>32 14 18</text:p>
          </table:table-cell>
          <table:table-cell office:value-type="float" office:value="10">
            <text:p>10</text:p>
          </table:table-cell>
          <table:table-cell office:value-type="string">
            <text:p>–13.97 ± 0.07</text:p>
          </table:table-cell>
          <table:table-cell office:value-type="string">
            <text:p>9 ± 3</text:p>
          </table:table-cell>
          <table:table-cell office:value-type="float" office:value="2.2">
            <text:p>2.2</text:p>
          </table:table-cell>
          <table:table-cell table:number-columns-repeated="2" office:value-type="string">
            <text:p>...</text:p>
          </table:table-cell>
          <table:table-cell office:value-type="float" office:value="0.04">
            <text:p>0.04</text:p>
          </table:table-cell>
          <table:table-cell office:value-type="string">
            <text:p>–13.02</text:p>
          </table:table-cell>
          <table:table-cell office:value-type="float" office:value="0.03">
            <text:p>0.03</text:p>
          </table:table-cell>
          <table:table-cell office:value-type="float" office:value="3">
            <text:p>3</text:p>
          </table:table-cell>
          <table:table-cell office:value-type="float" office:value="37.72">
            <text:p>37.72</text:p>
          </table:table-cell>
          <table:table-cell office:value-type="string">
            <text:p>v(flow)</text:p>
          </table:table-cell>
          <table:table-cell office:value-type="float" office:value="6.4">
            <text:p>6.4</text:p>
          </table:table-cell>
          <table:table-cell table:number-columns-repeated="2"/>
          <table:table-cell office:value-type="float" office:value="538">
            <text:p>538</text:p>
          </table:table-cell>
          <table:table-cell office:value-type="float" office:value="481">
            <text:p>481</text:p>
          </table:table-cell>
          <table:table-cell office:value-type="float" office:value="110">
            <text:p>110</text:p>
          </table:table-cell>
          <table:table-cell table:number-columns-repeated="17"/>
        </table:table-row>
        <table:table-row table:style-name="ro1">
          <table:table-cell office:value-type="string">
            <text:p>UGC 5272b</text:p>
          </table:table-cell>
          <table:table-cell office:value-type="string">
            <text:p>09 50 19.4</text:p>
          </table:table-cell>
          <table:table-cell office:value-type="string">
            <text:p>31 27 21</text:p>
          </table:table-cell>
          <table:table-cell office:value-type="float" office:value="10">
            <text:p>10</text:p>
          </table:table-cell>
          <table:table-cell office:value-type="string">
            <text:p>–13.84 ± 0.05</text:p>
          </table:table-cell>
          <table:table-cell office:value-type="string">
            <text:p>55 ± 7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–11.56</text:p>
          </table:table-cell>
          <table:table-cell office:value-type="float" office:value="0.02">
            <text:p>0.02</text:p>
          </table:table-cell>
          <table:table-cell office:value-type="float" office:value="3">
            <text:p>3</text:p>
          </table:table-cell>
          <table:table-cell office:value-type="float" office:value="37.95">
            <text:p>37.95</text:p>
          </table:table-cell>
          <table:table-cell office:value-type="string">
            <text:p>mem</text:p>
          </table:table-cell>
          <table:table-cell office:value-type="float" office:value="7.1">
            <text:p>7.1</text:p>
          </table:table-cell>
          <table:table-cell table:number-columns-repeated="2"/>
          <table:table-cell office:value-type="float" office:value="539">
            <text:p>539</text:p>
          </table:table-cell>
          <table:table-cell office:value-type="float" office:value="479">
            <text:p>479</text:p>
          </table:table-cell>
          <table:table-cell office:value-type="string">
            <text:p>58, 111</text:p>
          </table:table-cell>
          <table:table-cell table:number-columns-repeated="17"/>
        </table:table-row>
        <table:table-row table:style-name="ro1">
          <table:table-cell office:value-type="string">
            <text:p>UGC 5272</text:p>
          </table:table-cell>
          <table:table-cell office:value-type="string">
            <text:p>09 50 22.4</text:p>
          </table:table-cell>
          <table:table-cell office:value-type="string">
            <text:p>31 29 16</text:p>
          </table:table-cell>
          <table:table-cell office:value-type="float" office:value="10">
            <text:p>10</text:p>
          </table:table-cell>
          <table:table-cell office:value-type="string">
            <text:p>–12.38 ± 0.03</text:p>
          </table:table-cell>
          <table:table-cell office:value-type="string">
            <text:p>45 ± 4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–13.91</text:p>
          </table:table-cell>
          <table:table-cell office:value-type="float" office:value="0.04">
            <text:p>0.04</text:p>
          </table:table-cell>
          <table:table-cell office:value-type="float" office:value="3">
            <text:p>3</text:p>
          </table:table-cell>
          <table:table-cell office:value-type="float" office:value="39.4">
            <text:p>39.4</text:p>
          </table:table-cell>
          <table:table-cell office:value-type="string">
            <text:p>bs</text:p>
          </table:table-cell>
          <table:table-cell office:value-type="float" office:value="7.1">
            <text:p>7.1</text:p>
          </table:table-cell>
          <table:table-cell table:number-columns-repeated="2"/>
          <table:table-cell office:value-type="float" office:value="513">
            <text:p>513</text:p>
          </table:table-cell>
          <table:table-cell office:value-type="float" office:value="453">
            <text:p>453</text:p>
          </table:table-cell>
          <table:table-cell office:value-type="string">
            <text:p>40, 117</text:p>
          </table:table-cell>
          <table:table-cell table:number-columns-repeated="17"/>
        </table:table-row>
        <table:table-row table:style-name="ro1">
          <table:table-cell office:value-type="string">
            <text:p>UGC 5288</text:p>
          </table:table-cell>
          <table:table-cell office:value-type="string">
            <text:p>09 51 17.0</text:p>
          </table:table-cell>
          <table:table-cell office:value-type="string">
            <text:p>07 49 39</text:p>
          </table:table-cell>
          <table:table-cell office:value-type="float" office:value="8">
            <text:p>8</text:p>
          </table:table-cell>
          <table:table-cell office:value-type="string">
            <text:p>–12.47 ± 0.04</text:p>
          </table:table-cell>
          <table:table-cell office:value-type="string">
            <text:p>46 ± 5</text:p>
          </table:table-cell>
          <table:table-cell office:value-type="float" office:value="1.2">
            <text:p>1.2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0.08">
            <text:p>0.08</text:p>
          </table:table-cell>
          <table:table-cell office:value-type="string">
            <text:p>–14.93</text:p>
          </table:table-cell>
          <table:table-cell office:value-type="float" office:value="0.07">
            <text:p>0.07</text:p>
          </table:table-cell>
          <table:table-cell office:value-type="float" office:value="2">
            <text:p>2</text:p>
          </table:table-cell>
          <table:table-cell office:value-type="float" office:value="39.26">
            <text:p>39.26</text:p>
          </table:table-cell>
          <table:table-cell office:value-type="string">
            <text:p>bs</text:p>
          </table:table-cell>
          <table:table-cell office:value-type="float" office:value="6.8">
            <text:p>6.8</text:p>
          </table:table-cell>
          <table:table-cell table:number-columns-repeated="2"/>
          <table:table-cell office:value-type="float" office:value="556">
            <text:p>556</text:p>
          </table:table-cell>
          <table:table-cell office:value-type="float" office:value="377">
            <text:p>377</text:p>
          </table:table-cell>
          <table:table-cell office:value-type="string">
            <text:p>51, 120</text:p>
          </table:table-cell>
          <table:table-cell table:number-columns-repeated="17"/>
        </table:table-row>
        <table:table-row table:style-name="ro1">
          <table:table-cell office:value-type="string">
            <text:p>NGC 3037</text:p>
          </table:table-cell>
          <table:table-cell office:value-type="string">
            <text:p>09 5123.5</text:p>
          </table:table-cell>
          <table:table-cell office:value-type="string">
            <text:p>–27 00 36</text:p>
          </table:table-cell>
          <table:table-cell office:value-type="float" office:value="9">
            <text:p>9</text:p>
          </table:table-cell>
          <table:table-cell office:value-type="string">
            <text:p>–12.16 ± 0.04</text:p>
          </table:table-cell>
          <table:table-cell office:value-type="string">
            <text:p>41 ± 4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0.27">
            <text:p>0.27</text:p>
          </table:table-cell>
          <table:table-cell office:value-type="string">
            <text:p>–16.04</text:p>
          </table:table-cell>
          <table:table-cell office:value-type="float" office:value="0.1">
            <text:p>0.1</text:p>
          </table:table-cell>
          <table:table-cell office:value-type="float" office:value="3">
            <text:p>3</text:p>
          </table:table-cell>
          <table:table-cell office:value-type="float" office:value="39.74">
            <text:p>39.74</text:p>
          </table:table-cell>
          <table:table-cell office:value-type="string">
            <text:p>v(flow)</text:p>
          </table:table-cell>
          <table:table-cell office:value-type="float" office:value="7.9">
            <text:p>7.9</text:p>
          </table:table-cell>
          <table:table-cell table:number-columns-repeated="2"/>
          <table:table-cell office:value-type="float" office:value="887">
            <text:p>887</text:p>
          </table:table-cell>
          <table:table-cell office:value-type="float" office:value="591">
            <text:p>591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UGC 5340</text:p>
          </table:table-cell>
          <table:table-cell office:value-type="string">
            <text:p>09 56 45.7</text:p>
          </table:table-cell>
          <table:table-cell office:value-type="string">
            <text:p>28 49 35</text:p>
          </table:table-cell>
          <table:table-cell office:value-type="float" office:value="10">
            <text:p>10</text:p>
          </table:table-cell>
          <table:table-cell office:value-type="string">
            <text:p>–12.72 ± 0.06</text:p>
          </table:table-cell>
          <table:table-cell office:value-type="string">
            <text:p>33 ± 5</text:p>
          </table:table-cell>
          <table:table-cell office:value-type="float" office:value="1.2">
            <text:p>1.2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–14.15</text:p>
          </table:table-cell>
          <table:table-cell office:value-type="float" office:value="0.05">
            <text:p>0.05</text:p>
          </table:table-cell>
          <table:table-cell office:value-type="float" office:value="3">
            <text:p>3</text:p>
          </table:table-cell>
          <table:table-cell office:value-type="float" office:value="38.89">
            <text:p>38.89</text:p>
          </table:table-cell>
          <table:table-cell office:value-type="string">
            <text:p>bs</text:p>
          </table:table-cell>
          <table:table-cell office:value-type="float" office:value="5.9">
            <text:p>5.9</text:p>
          </table:table-cell>
          <table:table-cell table:number-columns-repeated="2"/>
          <table:table-cell office:value-type="float" office:value="503">
            <text:p>503</text:p>
          </table:table-cell>
          <table:table-cell office:value-type="float" office:value="429">
            <text:p>429</text:p>
          </table:table-cell>
          <table:table-cell office:value-type="string">
            <text:p>40, 118</text:p>
          </table:table-cell>
          <table:table-cell table:number-columns-repeated="17"/>
        </table:table-row>
        <table:table-row table:style-name="ro1">
          <table:table-cell office:value-type="string">
            <text:p>UGC 5336</text:p>
          </table:table-cell>
          <table:table-cell office:value-type="string">
            <text:p>09 5732.0</text:p>
          </table:table-cell>
          <table:table-cell office:value-type="string">
            <text:p>69 02 45</text:p>
          </table:table-cell>
          <table:table-cell office:value-type="float" office:value="10">
            <text:p>10</text:p>
          </table:table-cell>
          <table:table-cell office:value-type="string">
            <text:p>–13.07 ± 0.14</text:p>
          </table:table-cell>
          <table:table-cell office:value-type="string">
            <text:p>9 ± 3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string">
            <text:p>–13.79</text:p>
          </table:table-cell>
          <table:table-cell office:value-type="float" office:value="0.04">
            <text:p>0.04</text:p>
          </table:table-cell>
          <table:table-cell office:value-type="float" office:value="3">
            <text:p>3</text:p>
          </table:table-cell>
          <table:table-cell office:value-type="float" office:value="38.19">
            <text:p>38.19</text:p>
          </table:table-cell>
          <table:table-cell office:value-type="string">
            <text:p>mem</text:p>
          </table:table-cell>
          <table:table-cell office:value-type="float" office:value="3.7">
            <text:p>3.7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187">
            <text:p>187</text:p>
          </table:table-cell>
          <table:table-cell office:value-type="string">
            <text:p>36, 118</text:p>
          </table:table-cell>
          <table:table-cell table:number-columns-repeated="17"/>
        </table:table-row>
        <table:table-row table:style-name="ro1">
          <table:table-cell office:value-type="string">
            <text:p>ESO 435–G016</text:p>
          </table:table-cell>
          <table:table-cell office:value-type="string">
            <text:p>09 58 46.2</text:p>
          </table:table-cell>
          <table:table-cell office:value-type="string">
            <text:p>–28 37 19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...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...</text:p>
          </table:table-cell>
          <table:table-cell office:value-type="float" office:value="0.3">
            <text:p>0.3</text:p>
          </table:table-cell>
          <table:table-cell office:value-type="string">
            <text:p>–16.46</text:p>
          </table:table-cell>
          <table:table-cell office:value-type="float" office:value="0.12">
            <text:p>0.12</text:p>
          </table:table-cell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office:value-type="string">
            <text:p>v(flow)</text:p>
          </table:table-cell>
          <table:table-cell office:value-type="float" office:value="9.1">
            <text:p>9.1</text:p>
          </table:table-cell>
          <table:table-cell table:number-columns-repeated="2"/>
          <table:table-cell office:value-type="float" office:value="980">
            <text:p>980</text:p>
          </table:table-cell>
          <table:table-cell office:value-type="float" office:value="682">
            <text:p>682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ESO 435–IG 020</text:p>
          </table:table-cell>
          <table:table-cell office:value-type="string">
            <text:p>09 59 20.7</text:p>
          </table:table-cell>
          <table:table-cell office:value-type="string">
            <text:p>–28 0754</text:p>
          </table:table-cell>
          <table:table-cell office:value-type="float" office:value="10">
            <text:p>10</text:p>
          </table:table-cell>
          <table:table-cell office:value-type="string">
            <text:p>–11.93 ± 0.01</text:p>
          </table:table-cell>
          <table:table-cell office:value-type="string">
            <text:p>174 ± 21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0.29">
            <text:p>0.29</text:p>
          </table:table-cell>
          <table:table-cell office:value-type="string">
            <text:p>–15.67</text:p>
          </table:table-cell>
          <table:table-cell office:value-type="float" office:value="0.09">
            <text:p>0.09</text:p>
          </table:table-cell>
          <table:table-cell office:value-type="float" office:value="3">
            <text:p>3</text:p>
          </table:table-cell>
          <table:table-cell office:value-type="float" office:value="40.09">
            <text:p>40.09</text:p>
          </table:table-cell>
          <table:table-cell office:value-type="string">
            <text:p>v(flow)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71">
            <text:p>971</text:p>
          </table:table-cell>
          <table:table-cell office:value-type="float" office:value="674">
            <text:p>674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UGC A193</text:p>
          </table:table-cell>
          <table:table-cell office:value-type="string">
            <text:p>10 02 36.0</text:p>
          </table:table-cell>
          <table:table-cell office:value-type="string">
            <text:p>–6 00 49</text:p>
          </table:table-cell>
          <table:table-cell office:value-type="float" office:value="7">
            <text:p>7</text:p>
          </table:table-cell>
          <table:table-cell office:value-type="string">
            <text:p>–12.80 ± 0.06</text:p>
          </table:table-cell>
          <table:table-cell office:value-type="string">
            <text:p>30 ± 4</text:p>
          </table:table-cell>
          <table:table-cell office:value-type="float" office:value="1.2">
            <text:p>1.2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0.11">
            <text:p>0.11</text:p>
          </table:table-cell>
          <table:table-cell office:value-type="string">
            <text:p>–15.21</text:p>
          </table:table-cell>
          <table:table-cell office:value-type="float" office:value="0.07">
            <text:p>0.07</text:p>
          </table:table-cell>
          <table:table-cell office:value-type="float" office:value="3">
            <text:p>3</text:p>
          </table:table-cell>
          <table:table-cell office:value-type="float" office:value="39.25">
            <text:p>39.25</text:p>
          </table:table-cell>
          <table:table-cell office:value-type="string">
            <text:p>mem</text:p>
          </table:table-cell>
          <table:table-cell office:value-type="float" office:value="9.7">
            <text:p>9.7</text:p>
          </table:table-cell>
          <table:table-cell table:number-columns-repeated="2"/>
          <table:table-cell office:value-type="float" office:value="662">
            <text:p>662</text:p>
          </table:table-cell>
          <table:table-cell office:value-type="float" office:value="426">
            <text:p>426</text:p>
          </table:table-cell>
          <table:table-cell office:value-type="string">
            <text:p>46, 117</text:p>
          </table:table-cell>
          <table:table-cell table:number-columns-repeated="17"/>
        </table:table-row>
        <table:table-row table:style-name="ro1">
          <table:table-cell office:value-type="string">
            <text:p>UGC A196</text:p>
          </table:table-cell>
          <table:table-cell office:value-type="string">
            <text:p>10 03 41.8</text:p>
          </table:table-cell>
          <table:table-cell office:value-type="string">
            <text:p>–27 01 40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...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...</text:p>
          </table:table-cell>
          <table:table-cell office:value-type="float" office:value="0.24">
            <text:p>0.24</text:p>
          </table:table-cell>
          <table:table-cell office:value-type="string">
            <text:p>–16.61</text:p>
          </table:table-cell>
          <table:table-cell office:value-type="float" office:value="0.12">
            <text:p>0.12</text:p>
          </table:table-cell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office:value-type="string">
            <text:p>v(flow)</text:p>
          </table:table-cell>
          <table:table-cell office:value-type="float" office:value="8.8">
            <text:p>8.8</text:p>
          </table:table-cell>
          <table:table-cell table:number-columns-repeated="2"/>
          <table:table-cell office:value-type="float" office:value="955">
            <text:p>955</text:p>
          </table:table-cell>
          <table:table-cell office:value-type="float" office:value="660">
            <text:p>660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NGC 3113</text:p>
          </table:table-cell>
          <table:table-cell office:value-type="string">
            <text:p>10 04 26.1</text:p>
          </table:table-cell>
          <table:table-cell office:value-type="string">
            <text:p>–28 26 39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...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...</text:p>
          </table:table-cell>
          <table:table-cell office:value-type="float" office:value="0.31">
            <text:p>0.31</text:p>
          </table:table-cell>
          <table:table-cell office:value-type="string">
            <text:p>–17.10</text:p>
          </table:table-cell>
          <table:table-cell office:value-type="float" office:value="0.15">
            <text:p>0.15</text:p>
          </table:table-cell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office:value-type="string">
            <text:p>v(flow)</text:p>
          </table:table-cell>
          <table:table-cell office:value-type="float" office:value="10.5">
            <text:p>10.5</text:p>
          </table:table-cell>
          <table:table-cell table:number-columns-repeated="2"/>
          <table:table-cell office:value-type="float" office:value="1083">
            <text:p>1083</text:p>
          </table:table-cell>
          <table:table-cell office:value-type="float" office:value="785">
            <text:p>785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UGC 5427</text:p>
          </table:table-cell>
          <table:table-cell office:value-type="string">
            <text:p>10 04 41.0</text:p>
          </table:table-cell>
          <table:table-cell office:value-type="string">
            <text:p>29 21 55</text:p>
          </table:table-cell>
          <table:table-cell office:value-type="float" office:value="8">
            <text:p>8</text:p>
          </table:table-cell>
          <table:table-cell office:value-type="string">
            <text:p>–13.09 ± 0.08</text:p>
          </table:table-cell>
          <table:table-cell office:value-type="string">
            <text:p>18 ± 4</text:p>
          </table:table-cell>
          <table:table-cell office:value-type="float" office:value="1.1">
            <text:p>1.1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–13.37</text:p>
          </table:table-cell>
          <table:table-cell office:value-type="float" office:value="0.03">
            <text:p>0.03</text:p>
          </table:table-cell>
          <table:table-cell office:value-type="float" office:value="3">
            <text:p>3</text:p>
          </table:table-cell>
          <table:table-cell office:value-type="float" office:value="38.69">
            <text:p>38.69</text:p>
          </table:table-cell>
          <table:table-cell office:value-type="string">
            <text:p>bs</text:p>
          </table:table-cell>
          <table:table-cell office:value-type="float" office:value="7.1">
            <text:p>7.1</text:p>
          </table:table-cell>
          <table:table-cell table:number-columns-repeated="2"/>
          <table:table-cell office:value-type="float" office:value="498">
            <text:p>498</text:p>
          </table:table-cell>
          <table:table-cell office:value-type="float" office:value="427">
            <text:p>427</text:p>
          </table:table-cell>
          <table:table-cell office:value-type="string">
            <text:p>40, 111</text:p>
          </table:table-cell>
          <table:table-cell table:number-columns-repeated="17"/>
        </table:table-row>
        <table:table-row table:style-name="ro1">
          <table:table-cell office:value-type="string">
            <text:p>UGC 5423</text:p>
          </table:table-cell>
          <table:table-cell office:value-type="string">
            <text:p>10 05 30.6</text:p>
          </table:table-cell>
          <table:table-cell office:value-type="string">
            <text:p>70 21 52</text:p>
          </table:table-cell>
          <table:table-cell office:value-type="float" office:value="10">
            <text:p>10</text:p>
          </table:table-cell>
          <table:table-cell office:value-type="string">
            <text:p>–12.86 ± 0.05</text:p>
          </table:table-cell>
          <table:table-cell office:value-type="string">
            <text:p>27 ± 4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26">
            <text:p>0.26</text:p>
          </table:table-cell>
          <table:table-cell office:value-type="string">
            <text:p>–13.68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38.71">
            <text:p>38.71</text:p>
          </table:table-cell>
          <table:table-cell office:value-type="string">
            <text:p>bs</text:p>
          </table:table-cell>
          <table:table-cell office:value-type="float" office:value="5.3">
            <text:p>5.3</text:p>
          </table:table-cell>
          <table:table-cell table:number-columns-repeated="2"/>
          <table:table-cell office:value-type="float" office:value="347">
            <text:p>347</text:p>
          </table:table-cell>
          <table:table-cell office:value-type="float" office:value="496">
            <text:p>496</text:p>
          </table:table-cell>
          <table:table-cell office:value-type="string">
            <text:p>51, 117</text:p>
          </table:table-cell>
          <table:table-cell table:number-columns-repeated="17"/>
        </table:table-row>
        <table:table-row table:style-name="ro1">
          <table:table-cell office:value-type="string">
            <text:p>NGC 3125</text:p>
          </table:table-cell>
          <table:table-cell office:value-type="string">
            <text:p>10 06 33.6</text:p>
          </table:table-cell>
          <table:table-cell office:value-type="string">
            <text:p>–29 56 09</text:p>
          </table:table-cell>
          <table:table-cell office:value-type="float" office:value="11">
            <text:p>11</text:p>
          </table:table-cell>
          <table:table-cell office:value-type="string">
            <text:p>–11.49 ± 0.02</text:p>
          </table:table-cell>
          <table:table-cell office:value-type="string">
            <text:p>221 ± 25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29">
            <text:p>0.29</text:p>
          </table:table-cell>
          <table:table-cell office:value-type="string">
            <text:p>–16.96</text:p>
          </table:table-cell>
          <table:table-cell office:value-type="float" office:value="0.14">
            <text:p>0.14</text:p>
          </table:table-cell>
          <table:table-cell office:value-type="float" office:value="3">
            <text:p>3</text:p>
          </table:table-cell>
          <table:table-cell office:value-type="float" office:value="40.67">
            <text:p>40.67</text:p>
          </table:table-cell>
          <table:table-cell office:value-type="string">
            <text:p>v(flow)</text:p>
          </table:table-cell>
          <table:table-cell office:value-type="float" office:value="10.8">
            <text:p>10.8</text:p>
          </table:table-cell>
          <table:table-cell table:number-columns-repeated="2"/>
          <table:table-cell office:value-type="float" office:value="1113">
            <text:p>1113</text:p>
          </table:table-cell>
          <table:table-cell office:value-type="float" office:value="813">
            <text:p>813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UGC 5453</text:p>
          </table:table-cell>
          <table:table-cell office:value-type="string">
            <text:p>10 07 07.3</text:p>
          </table:table-cell>
          <table:table-cell office:value-type="string">
            <text:p>15 59 04</text:p>
          </table:table-cell>
          <table:table-cell office:value-type="float" office:value="10">
            <text:p>10</text:p>
          </table:table-cell>
          <table:table-cell office:value-type="string">
            <text:p>–13.73 ± 0.18</text:p>
          </table:table-cell>
          <table:table-cell office:value-type="string">
            <text:p>8 ± 4</text:p>
          </table:table-cell>
          <table:table-cell office:value-type="float" office:value="1.1">
            <text:p>1.1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0.11">
            <text:p>0.11</text:p>
          </table:table-cell>
          <table:table-cell office:value-type="string">
            <text:p>–14.17</text:p>
          </table:table-cell>
          <table:table-cell office:value-type="float" office:value="0.05">
            <text:p>0.05</text:p>
          </table:table-cell>
          <table:table-cell office:value-type="float" office:value="3">
            <text:p>3</text:p>
          </table:table-cell>
          <table:table-cell office:value-type="float" office:value="38.3">
            <text:p>38.3</text:p>
          </table:table-cell>
          <table:table-cell office:value-type="string">
            <text:p>v(flow)</text:p>
          </table:table-cell>
          <table:table-cell office:value-type="float" office:value="9.3">
            <text:p>9.3</text:p>
          </table:table-cell>
          <table:table-cell table:number-columns-repeated="2"/>
          <table:table-cell office:value-type="float" office:value="840">
            <text:p>840</text:p>
          </table:table-cell>
          <table:table-cell office:value-type="float" office:value="700">
            <text:p>700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UGC 5451</text:p>
          </table:table-cell>
          <table:table-cell office:value-type="string">
            <text:p>10 07 19.0</text:p>
          </table:table-cell>
          <table:table-cell office:value-type="string">
            <text:p>47 00 22</text:p>
          </table:table-cell>
          <table:table-cell office:value-type="float" office:value="10">
            <text:p>10</text:p>
          </table:table-cell>
          <table:table-cell office:value-type="string">
            <text:p>–12.72 ± 0.05</text:p>
          </table:table-cell>
          <table:table-cell office:value-type="string">
            <text:p>14 ± 2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–15.37</text:p>
          </table:table-cell>
          <table:table-cell office:value-type="float" office:value="0.16">
            <text:p>0.16</text:p>
          </table:table-cell>
          <table:table-cell office:value-type="float" office:value="1">
            <text:p>1</text:p>
          </table:table-cell>
          <table:table-cell office:value-type="float" office:value="39.18">
            <text:p>39.18</text:p>
          </table:table-cell>
          <table:table-cell office:value-type="string">
            <text:p>v(flow)</text:p>
          </table:table-cell>
          <table:table-cell office:value-type="float" office:value="8.7">
            <text:p>8.7</text:p>
          </table:table-cell>
          <table:table-cell table:number-columns-repeated="2"/>
          <table:table-cell office:value-type="float" office:value="629">
            <text:p>629</text:p>
          </table:table-cell>
          <table:table-cell office:value-type="float" office:value="655">
            <text:p>655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KUG 1004+392</text:p>
          </table:table-cell>
          <table:table-cell office:value-type="string">
            <text:p>10 07 23.0</text:p>
          </table:table-cell>
          <table:table-cell office:value-type="string">
            <text:p>38 58 10</text:p>
          </table:table-cell>
          <table:table-cell office:value-type="float" office:value="10">
            <text:p>10</text:p>
          </table:table-cell>
          <table:table-cell office:value-type="string">
            <text:p>–12.63 ± 0.02</text:p>
          </table:table-cell>
          <table:table-cell office:value-type="string">
            <text:p>74 ± 5</text:p>
          </table:table-cell>
          <table:table-cell office:value-type="float" office:value="1.1">
            <text:p>1.1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–13.52</text:p>
          </table:table-cell>
          <table:table-cell office:value-type="float" office:value="0.04">
            <text:p>0.04</text:p>
          </table:table-cell>
          <table:table-cell office:value-type="float" office:value="3">
            <text:p>3</text:p>
          </table:table-cell>
          <table:table-cell office:value-type="float" office:value="39.22">
            <text:p>39.22</text:p>
          </table:table-cell>
          <table:table-cell office:value-type="string">
            <text:p>v(flow)</text:p>
          </table:table-cell>
          <table:table-cell office:value-type="float" office:value="7.8">
            <text:p>7.8</text:p>
          </table:table-cell>
          <table:table-cell table:number-columns-repeated="2"/>
          <table:table-cell office:value-type="float" office:value="601">
            <text:p>601</text:p>
          </table:table-cell>
          <table:table-cell office:value-type="float" office:value="583">
            <text:p>583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NGC 3137</text:p>
          </table:table-cell>
          <table:table-cell office:value-type="string">
            <text:p>10 09 07.5</text:p>
          </table:table-cell>
          <table:table-cell office:value-type="string">
            <text:p>–29 03 52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...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...</text:p>
          </table:table-cell>
          <table:table-cell office:value-type="float" office:value="0.25">
            <text:p>0.25</text:p>
          </table:table-cell>
          <table:table-cell office:value-type="string">
            <text:p>–18.31</text:p>
          </table:table-cell>
          <table:table-cell office:value-type="float" office:value="0.24">
            <text:p>0.24</text:p>
          </table:table-cell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office:value-type="string">
            <text:p>v(flow)</text:p>
          </table:table-cell>
          <table:table-cell office:value-type="float" office:value="10.8">
            <text:p>10.8</text:p>
          </table:table-cell>
          <table:table-cell table:number-columns-repeated="2"/>
          <table:table-cell office:value-type="float" office:value="1104">
            <text:p>1104</text:p>
          </table:table-cell>
          <table:table-cell office:value-type="float" office:value="806">
            <text:p>806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NGC 3175</text:p>
          </table:table-cell>
          <table:table-cell office:value-type="string">
            <text:p>10 14 42.1</text:p>
          </table:table-cell>
          <table:table-cell office:value-type="string">
            <text:p>–28 52 19</text:p>
          </table:table-cell>
          <table:table-cell office:value-type="float" office:value="2">
            <text:p>2</text:p>
          </table:table-cell>
          <table:table-cell office:value-type="string">
            <text:p>–11.87 ± 0.06</text:p>
          </table:table-cell>
          <table:table-cell office:value-type="string">
            <text:p>15 ± 3</text:p>
          </table:table-cell>
          <table:table-cell office:value-type="float" office:value="2.2">
            <text:p>2.2</text:p>
          </table:table-cell>
          <table:table-cell table:number-columns-repeated="2" office:value-type="string">
            <text:p>...</text:p>
          </table:table-cell>
          <table:table-cell office:value-type="float" office:value="0.28">
            <text:p>0.28</text:p>
          </table:table-cell>
          <table:table-cell office:value-type="string">
            <text:p>–18.30</text:p>
          </table:table-cell>
          <table:table-cell office:value-type="float" office:value="0.24">
            <text:p>0.24</text:p>
          </table:table-cell>
          <table:table-cell office:value-type="float" office:value="3">
            <text:p>3</text:p>
          </table:table-cell>
          <table:table-cell office:value-type="float" office:value="40.24">
            <text:p>40.24</text:p>
          </table:table-cell>
          <table:table-cell office:value-type="string">
            <text:p>v(flow)</text:p>
          </table:table-cell>
          <table:table-cell office:value-type="float" office:value="10.7">
            <text:p>10.7</text:p>
          </table:table-cell>
          <table:table-cell table:number-columns-repeated="2"/>
          <table:table-cell office:value-type="float" office:value="1101">
            <text:p>1101</text:p>
          </table:table-cell>
          <table:table-cell office:value-type="float" office:value="804">
            <text:p>804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NGC 3239</text:p>
          </table:table-cell>
          <table:table-cell office:value-type="string">
            <text:p>10 25 05.6</text:p>
          </table:table-cell>
          <table:table-cell office:value-type="string">
            <text:p>17 09 37</text:p>
          </table:table-cell>
          <table:table-cell office:value-type="float" office:value="9">
            <text:p>9</text:p>
          </table:table-cell>
          <table:table-cell office:value-type="string">
            <text:p>–11.32 ± 0.03</text:p>
          </table:table-cell>
          <table:table-cell office:value-type="string">
            <text:p>60 ± 8</text:p>
          </table:table-cell>
          <table:table-cell office:value-type="float" office:value="1.1">
            <text:p>1.1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0.12">
            <text:p>0.12</text:p>
          </table:table-cell>
          <table:table-cell office:value-type="string">
            <text:p>–17.99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40.59">
            <text:p>40.59</text:p>
          </table:table-cell>
          <table:table-cell office:value-type="string">
            <text:p>v(flow)</text:p>
          </table:table-cell>
          <table:table-cell office:value-type="float" office:value="8.3">
            <text:p>8.3</text:p>
          </table:table-cell>
          <table:table-cell table:number-columns-repeated="2"/>
          <table:table-cell office:value-type="float" office:value="753">
            <text:p>753</text:p>
          </table:table-cell>
          <table:table-cell office:value-type="float" office:value="622">
            <text:p>622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UGC 5672</text:p>
          </table:table-cell>
          <table:table-cell office:value-type="string">
            <text:p>10 28 20.9</text:p>
          </table:table-cell>
          <table:table-cell office:value-type="string">
            <text:p>22 34 17</text:p>
          </table:table-cell>
          <table:table-cell office:value-type="float" office:value="5">
            <text:p>5</text:p>
          </table:table-cell>
          <table:table-cell office:value-type="string">
            <text:p>–13.08 ± 0.05</text:p>
          </table:table-cell>
          <table:table-cell office:value-type="string">
            <text:p>8 ± 1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–13.91</text:p>
          </table:table-cell>
          <table:table-cell office:value-type="float" office:value="0.04">
            <text:p>0.04</text:p>
          </table:table-cell>
          <table:table-cell office:value-type="float" office:value="3">
            <text:p>3</text:p>
          </table:table-cell>
          <table:table-cell office:value-type="float" office:value="38.59">
            <text:p>38.59</text:p>
          </table:table-cell>
          <table:table-cell office:value-type="string">
            <text:p>bs</text:p>
          </table:table-cell>
          <table:table-cell office:value-type="float" office:value="6.3">
            <text:p>6.3</text:p>
          </table:table-cell>
          <table:table-cell table:number-columns-repeated="2"/>
          <table:table-cell office:value-type="float" office:value="531">
            <text:p>531</text:p>
          </table:table-cell>
          <table:table-cell office:value-type="float" office:value="427">
            <text:p>427</text:p>
          </table:table-cell>
          <table:table-cell office:value-type="string">
            <text:p>51, 111</text:p>
          </table:table-cell>
          <table:table-cell table:number-columns-repeated="17"/>
        </table:table-row>
        <table:table-row table:style-name="ro1">
          <table:table-cell office:value-type="string">
            <text:p>NGC 3274</text:p>
          </table:table-cell>
          <table:table-cell office:value-type="string">
            <text:p>10 3217.1</text:p>
          </table:table-cell>
          <table:table-cell office:value-type="string">
            <text:p>27 40 07</text:p>
          </table:table-cell>
          <table:table-cell office:value-type="float" office:value="7">
            <text:p>7</text:p>
          </table:table-cell>
          <table:table-cell office:value-type="string">
            <text:p>–11.92 ± 0.07</text:p>
          </table:table-cell>
          <table:table-cell office:value-type="string">
            <text:p>53 ± 4</text:p>
          </table:table-cell>
          <table:table-cell office:value-type="float" office:value="1.3">
            <text:p>1.3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8">
            <text:p>0.08</text:p>
          </table:table-cell>
          <table:table-cell office:value-type="string">
            <text:p>–15.93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39.75">
            <text:p>39.75</text:p>
          </table:table-cell>
          <table:table-cell office:value-type="string">
            <text:p>bs</text:p>
          </table:table-cell>
          <table:table-cell office:value-type="float" office:value="6.5">
            <text:p>6.5</text:p>
          </table:table-cell>
          <table:table-cell table:number-columns-repeated="2"/>
          <table:table-cell office:value-type="float" office:value="537">
            <text:p>537</text:p>
          </table:table-cell>
          <table:table-cell office:value-type="float" office:value="461">
            <text:p>461</text:p>
          </table:table-cell>
          <table:table-cell office:value-type="string">
            <text:p>40, 118</text:p>
          </table:table-cell>
          <table:table-cell table:number-columns-repeated="17"/>
        </table:table-row>
        <table:table-row table:style-name="ro1">
          <table:table-cell office:value-type="string">
            <text:p>UGC 5740</text:p>
          </table:table-cell>
          <table:table-cell office:value-type="string">
            <text:p>10 34 45.8</text:p>
          </table:table-cell>
          <table:table-cell office:value-type="string">
            <text:p>50 46 06</text:p>
          </table:table-cell>
          <table:table-cell office:value-type="float" office:value="9">
            <text:p>9</text:p>
          </table:table-cell>
          <table:table-cell office:value-type="string">
            <text:p>–12.71 ± 0.04</text:p>
          </table:table-cell>
          <table:table-cell office:value-type="string">
            <text:p>32 ± 2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–14.26</text:p>
          </table:table-cell>
          <table:table-cell office:value-type="float" office:value="0.09">
            <text:p>0.09</text:p>
          </table:table-cell>
          <table:table-cell office:value-type="float" office:value="3">
            <text:p>3</text:p>
          </table:table-cell>
          <table:table-cell office:value-type="float" office:value="39.28">
            <text:p>39.28</text:p>
          </table:table-cell>
          <table:table-cell office:value-type="string">
            <text:p>v(flow)</text:p>
          </table:table-cell>
          <table:table-cell office:value-type="float" office:value="9.3">
            <text:p>9.3</text:p>
          </table:table-cell>
          <table:table-cell table:number-columns-repeated="2"/>
          <table:table-cell office:value-type="float" office:value="649">
            <text:p>649</text:p>
          </table:table-cell>
          <table:table-cell office:value-type="float" office:value="698">
            <text:p>698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UGC A212</text:p>
          </table:table-cell>
          <table:table-cell office:value-type="string">
            <text:p>10 35 23.2</text:p>
          </table:table-cell>
          <table:table-cell office:value-type="string">
            <text:p>–24 45 15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...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...</text:p>
          </table:table-cell>
          <table:table-cell office:value-type="float" office:value="0.22">
            <text:p>0.22</text:p>
          </table:table-cell>
          <table:table-cell office:value-type="string">
            <text:p>–17.04</text:p>
          </table:table-cell>
          <table:table-cell office:value-type="float" office:value="0.15">
            <text:p>0.15</text:p>
          </table:table-cell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office:value-type="string">
            <text:p>v(flow)</text:p>
          </table:table-cell>
          <table:table-cell office:value-type="float" office:value="10.1">
            <text:p>10.1</text:p>
          </table:table-cell>
          <table:table-cell table:number-columns-repeated="2"/>
          <table:table-cell office:value-type="float" office:value="1042">
            <text:p>1042</text:p>
          </table:table-cell>
          <table:table-cell office:value-type="float" office:value="756">
            <text:p>756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NGC 3299</text:p>
          </table:table-cell>
          <table:table-cell office:value-type="string">
            <text:p>10 36 23.8</text:p>
          </table:table-cell>
          <table:table-cell office:value-type="string">
            <text:p>12 42 27</text:p>
          </table:table-cell>
          <table:table-cell office:value-type="float" office:value="8">
            <text:p>8</text:p>
          </table:table-cell>
          <table:table-cell office:value-type="string">
            <text:p>–12.48 ± 0.10</text:p>
          </table:table-cell>
          <table:table-cell office:value-type="string">
            <text:p>7 ± 2</text:p>
          </table:table-cell>
          <table:table-cell office:value-type="float" office:value="1.3">
            <text:p>1.3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–16.04</text:p>
          </table:table-cell>
          <table:table-cell office:value-type="float" office:value="0.1">
            <text:p>0.1</text:p>
          </table:table-cell>
          <table:table-cell office:value-type="float" office:value="3">
            <text:p>3</text:p>
          </table:table-cell>
          <table:table-cell office:value-type="float" office:value="39.61">
            <text:p>39.61</text:p>
          </table:table-cell>
          <table:table-cell office:value-type="string">
            <text:p>mem</text:p>
          </table:table-cell>
          <table:table-cell office:value-type="float" office:value="10.4">
            <text:p>10.4</text:p>
          </table:table-cell>
          <table:table-cell table:number-columns-repeated="2"/>
          <table:table-cell office:value-type="float" office:value="641">
            <text:p>641</text:p>
          </table:table-cell>
          <table:table-cell office:value-type="float" office:value="490">
            <text:p>490</text:p>
          </table:table-cell>
          <table:table-cell office:value-type="string">
            <text:p>34, 111</text:p>
          </table:table-cell>
          <table:table-cell table:number-columns-repeated="17"/>
        </table:table-row>
        <table:table-row table:style-name="ro1">
          <table:table-cell office:value-type="string">
            <text:p>UGC 5764</text:p>
          </table:table-cell>
          <table:table-cell office:value-type="string">
            <text:p>10 36 43.3</text:p>
          </table:table-cell>
          <table:table-cell office:value-type="string">
            <text:p>31 32 48</text:p>
          </table:table-cell>
          <table:table-cell office:value-type="float" office:value="10">
            <text:p>10</text:p>
          </table:table-cell>
          <table:table-cell office:value-type="string">
            <text:p>–12.95 ± 0.03</text:p>
          </table:table-cell>
          <table:table-cell office:value-type="string">
            <text:p>44 ± 4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–14.10</text:p>
          </table:table-cell>
          <table:table-cell office:value-type="float" office:value="0.03">
            <text:p>0.03</text:p>
          </table:table-cell>
          <table:table-cell office:value-type="float" office:value="2">
            <text:p>2</text:p>
          </table:table-cell>
          <table:table-cell office:value-type="float" office:value="38.83">
            <text:p>38.83</text:p>
          </table:table-cell>
          <table:table-cell office:value-type="string">
            <text:p>v(flow)</text:p>
          </table:table-cell>
          <table:table-cell office:value-type="float" office:value="7.1">
            <text:p>7.1</text:p>
          </table:table-cell>
          <table:table-cell table:number-columns-repeated="2"/>
          <table:table-cell office:value-type="float" office:value="586">
            <text:p>586</text:p>
          </table:table-cell>
          <table:table-cell office:value-type="float" office:value="531">
            <text:p>531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UGC 5797</text:p>
          </table:table-cell>
          <table:table-cell office:value-type="string">
            <text:p>10 39 25.2</text:p>
          </table:table-cell>
          <table:table-cell office:value-type="string">
            <text:p>01 43 05</text:p>
          </table:table-cell>
          <table:table-cell office:value-type="float" office:value="10">
            <text:p>10</text:p>
          </table:table-cell>
          <table:table-cell office:value-type="string">
            <text:p>–13.19 ± 0.03</text:p>
          </table:table-cell>
          <table:table-cell office:value-type="string">
            <text:p>11 ± 1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9">
            <text:p>0.09</text:p>
          </table:table-cell>
          <table:table-cell office:value-type="string">
            <text:p>–14.26</text:p>
          </table:table-cell>
          <table:table-cell office:value-type="float" office:value="0.05">
            <text:p>0.05</text:p>
          </table:table-cell>
          <table:table-cell office:value-type="float" office:value="3">
            <text:p>3</text:p>
          </table:table-cell>
          <table:table-cell office:value-type="float" office:value="38.56">
            <text:p>38.56</text:p>
          </table:table-cell>
          <table:table-cell office:value-type="string">
            <text:p>v(flow)</text:p>
          </table:table-cell>
          <table:table-cell office:value-type="float" office:value="6.8">
            <text:p>6.8</text:p>
          </table:table-cell>
          <table:table-cell table:number-columns-repeated="2"/>
          <table:table-cell office:value-type="float" office:value="713">
            <text:p>713</text:p>
          </table:table-cell>
          <table:table-cell office:value-type="float" office:value="513">
            <text:p>513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IC 625</text:p>
          </table:table-cell>
          <table:table-cell office:value-type="string">
            <text:p>10 42 38.0</text:p>
          </table:table-cell>
          <table:table-cell office:value-type="string">
            <text:p>–23 56 08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...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...</text:p>
          </table:table-cell>
          <table:table-cell office:value-type="float" office:value="0.26">
            <text:p>0.26</text:p>
          </table:table-cell>
          <table:table-cell office:value-type="string">
            <text:p>–16.49</text:p>
          </table:table-cell>
          <table:table-cell office:value-type="float" office:value="0.12">
            <text:p>0.12</text:p>
          </table:table-cell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office:value-type="string">
            <text:p>v(flow)</text:p>
          </table:table-cell>
          <table:table-cell office:value-type="float" office:value="10.1">
            <text:p>10.1</text:p>
          </table:table-cell>
          <table:table-cell table:number-columns-repeated="2"/>
          <table:table-cell office:value-type="float" office:value="1041">
            <text:p>1041</text:p>
          </table:table-cell>
          <table:table-cell office:value-type="float" office:value="758">
            <text:p>758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UGC 5829</text:p>
          </table:table-cell>
          <table:table-cell office:value-type="string">
            <text:p>10 42 42.2</text:p>
          </table:table-cell>
          <table:table-cell office:value-type="string">
            <text:p>34 26 56</text:p>
          </table:table-cell>
          <table:table-cell office:value-type="float" office:value="10">
            <text:p>10</text:p>
          </table:table-cell>
          <table:table-cell office:value-type="string">
            <text:p>–12.08 ± 0.04</text:p>
          </table:table-cell>
          <table:table-cell office:value-type="string">
            <text:p>38 ± 4</text:p>
          </table:table-cell>
          <table:table-cell office:value-type="float" office:value="1.1">
            <text:p>1.1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–15.82</text:p>
          </table:table-cell>
          <table:table-cell office:value-type="float" office:value="0.08">
            <text:p>0.08</text:p>
          </table:table-cell>
          <table:table-cell office:value-type="float" office:value="2">
            <text:p>2</text:p>
          </table:table-cell>
          <table:table-cell office:value-type="float" office:value="39.78">
            <text:p>39.78</text:p>
          </table:table-cell>
          <table:table-cell office:value-type="string">
            <text:p>v(flow)</text:p>
          </table:table-cell>
          <table:table-cell office:value-type="float" office:value="7.9">
            <text:p>7.9</text:p>
          </table:table-cell>
          <table:table-cell table:number-columns-repeated="2"/>
          <table:table-cell office:value-type="float" office:value="629">
            <text:p>629</text:p>
          </table:table-cell>
          <table:table-cell office:value-type="float" office:value="591">
            <text:p>591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NGC 3344</text:p>
          </table:table-cell>
          <table:table-cell office:value-type="string">
            <text:p>10 43 30.9</text:p>
          </table:table-cell>
          <table:table-cell office:value-type="string">
            <text:p>24 55 22</text:p>
          </table:table-cell>
          <table:table-cell office:value-type="float" office:value="4">
            <text:p>4</text:p>
          </table:table-cell>
          <table:table-cell office:value-type="string">
            <text:p>–11.19 ± 0.07</text:p>
          </table:table-cell>
          <table:table-cell office:value-type="string">
            <text:p>41 ± 6</text:p>
          </table:table-cell>
          <table:table-cell office:value-type="float" office:value="1.2">
            <text:p>1.2</text:p>
          </table:table-cell>
          <table:table-cell office:value-type="string">
            <text:p>KPNO</text:p>
          </table:table-cell>
          <table:table-cell office:value-type="float" office:value="3">
            <text:p>3</text:p>
          </table:table-cell>
          <table:table-cell office:value-type="float" office:value="0.09">
            <text:p>0.09</text:p>
          </table:table-cell>
          <table:table-cell office:value-type="string">
            <text:p>–18.75</text:p>
          </table:table-cell>
          <table:table-cell office:value-type="float" office:value="0.52">
            <text:p>0.52</text:p>
          </table:table-cell>
          <table:table-cell office:value-type="float" office:value="1">
            <text:p>1</text:p>
          </table:table-cell>
          <table:table-cell office:value-type="float" office:value="40.37">
            <text:p>40.37</text:p>
          </table:table-cell>
          <table:table-cell office:value-type="string">
            <text:p>v(flow)</text:p>
          </table:table-cell>
          <table:table-cell office:value-type="float" office:value="6.6">
            <text:p>6.6</text:p>
          </table:table-cell>
          <table:table-cell table:number-columns-repeated="2"/>
          <table:table-cell office:value-type="float" office:value="586">
            <text:p>586</text:p>
          </table:table-cell>
          <table:table-cell office:value-type="float" office:value="498">
            <text:p>498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NGC 3365</text:p>
          </table:table-cell>
          <table:table-cell office:value-type="string">
            <text:p>10 46 12.6</text:p>
          </table:table-cell>
          <table:table-cell office:value-type="string">
            <text:p>01 48 48</text:p>
          </table:table-cell>
          <table:table-cell office:value-type="float" office:value="6">
            <text:p>6</text:p>
          </table:table-cell>
          <table:table-cell office:value-type="string">
            <text:p>–12.27 ± 0.06</text:p>
          </table:table-cell>
          <table:table-cell office:value-type="string">
            <text:p>22 ± 4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14">
            <text:p>0.14</text:p>
          </table:table-cell>
          <table:table-cell office:value-type="string">
            <text:p>–17.08</text:p>
          </table:table-cell>
          <table:table-cell office:value-type="float" office:value="0.3">
            <text:p>0.3</text:p>
          </table:table-cell>
          <table:table-cell office:value-type="float" office:value="1">
            <text:p>1</text:p>
          </table:table-cell>
          <table:table-cell office:value-type="float" office:value="39.77">
            <text:p>39.77</text:p>
          </table:table-cell>
          <table:table-cell office:value-type="string">
            <text:p>v(flow)</text:p>
          </table:table-cell>
          <table:table-cell office:value-type="float" office:value="10.5">
            <text:p>10.5</text:p>
          </table:table-cell>
          <table:table-cell table:number-columns-repeated="2"/>
          <table:table-cell office:value-type="float" office:value="986">
            <text:p>986</text:p>
          </table:table-cell>
          <table:table-cell office:value-type="float" office:value="789">
            <text:p>789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UGC 5889</text:p>
          </table:table-cell>
          <table:table-cell office:value-type="string">
            <text:p>10 47 22.3</text:p>
          </table:table-cell>
          <table:table-cell office:value-type="string">
            <text:p>14 04 10</text:p>
          </table:table-cell>
          <table:table-cell office:value-type="float" office:value="9">
            <text:p>9</text:p>
          </table:table-cell>
          <table:table-cell office:value-type="string">
            <text:p>–13.01 ± 0.04</text:p>
          </table:table-cell>
          <table:table-cell office:value-type="string">
            <text:p>8 ± 4</text:p>
          </table:table-cell>
          <table:table-cell office:value-type="float" office:value="1.3">
            <text:p>1.3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0.09">
            <text:p>0.09</text:p>
          </table:table-cell>
          <table:table-cell office:value-type="string">
            <text:p>–15.72</text:p>
          </table:table-cell>
          <table:table-cell office:value-type="float" office:value="0.09">
            <text:p>0.09</text:p>
          </table:table-cell>
          <table:table-cell office:value-type="float" office:value="3">
            <text:p>3</text:p>
          </table:table-cell>
          <table:table-cell office:value-type="float" office:value="38.99">
            <text:p>38.99</text:p>
          </table:table-cell>
          <table:table-cell office:value-type="string">
            <text:p>bs</text:p>
          </table:table-cell>
          <table:table-cell office:value-type="float" office:value="9.3">
            <text:p>9.3</text:p>
          </table:table-cell>
          <table:table-cell table:number-columns-repeated="2"/>
          <table:table-cell office:value-type="float" office:value="573">
            <text:p>573</text:p>
          </table:table-cell>
          <table:table-cell office:value-type="float" office:value="431">
            <text:p>431</text:p>
          </table:table-cell>
          <table:table-cell office:value-type="string">
            <text:p>34, 118</text:p>
          </table:table-cell>
          <table:table-cell table:number-columns-repeated="17"/>
        </table:table-row>
        <table:table-row table:style-name="ro1">
          <table:table-cell office:value-type="string">
            <text:p>UGC 5917</text:p>
          </table:table-cell>
          <table:table-cell office:value-type="string">
            <text:p>10 48 53.9</text:p>
          </table:table-cell>
          <table:table-cell office:value-type="string">
            <text:p>46 43 14</text:p>
          </table:table-cell>
          <table:table-cell office:value-type="float" office:value="10">
            <text:p>10</text:p>
          </table:table-cell>
          <table:table-cell office:value-type="string">
            <text:p>–12.86 ± 0.04</text:p>
          </table:table-cell>
          <table:table-cell office:value-type="string">
            <text:p>38 ± 4</text:p>
          </table:table-cell>
          <table:table-cell office:value-type="float" office:value="1.1">
            <text:p>1.1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–14.04</text:p>
          </table:table-cell>
          <table:table-cell office:value-type="float" office:value="0.04">
            <text:p>0.04</text:p>
          </table:table-cell>
          <table:table-cell office:value-type="float" office:value="3">
            <text:p>3</text:p>
          </table:table-cell>
          <table:table-cell office:value-type="float" office:value="39.23">
            <text:p>39.23</text:p>
          </table:table-cell>
          <table:table-cell office:value-type="string">
            <text:p>v(flow)</text:p>
          </table:table-cell>
          <table:table-cell office:value-type="float" office:value="10.3">
            <text:p>10.3</text:p>
          </table:table-cell>
          <table:table-cell table:number-columns-repeated="2"/>
          <table:table-cell office:value-type="float" office:value="741">
            <text:p>741</text:p>
          </table:table-cell>
          <table:table-cell office:value-type="float" office:value="771">
            <text:p>771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UGC 5923</text:p>
          </table:table-cell>
          <table:table-cell office:value-type="string">
            <text:p>10 49 07.6</text:p>
          </table:table-cell>
          <table:table-cell office:value-type="string">
            <text:p>06 55 02</text:p>
          </table:table-cell>
          <table:table-cell office:value-type="float" office:value="0">
            <text:p>0</text:p>
          </table:table-cell>
          <table:table-cell office:value-type="string">
            <text:p>–12.92 ± 0.03</text:p>
          </table:table-cell>
          <table:table-cell office:value-type="string">
            <text:p>15 ± 1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8">
            <text:p>0.08</text:p>
          </table:table-cell>
          <table:table-cell office:value-type="string">
            <text:p>–15.32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38.83">
            <text:p>38.83</text:p>
          </table:table-cell>
          <table:table-cell office:value-type="string">
            <text:p>v(flow)</text:p>
          </table:table-cell>
          <table:table-cell office:value-type="float" office:value="7.2">
            <text:p>7.2</text:p>
          </table:table-cell>
          <table:table-cell table:number-columns-repeated="2"/>
          <table:table-cell office:value-type="float" office:value="712">
            <text:p>712</text:p>
          </table:table-cell>
          <table:table-cell office:value-type="float" office:value="537">
            <text:p>537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UGC 5918</text:p>
          </table:table-cell>
          <table:table-cell office:value-type="string">
            <text:p>10 49 36.5</text:p>
          </table:table-cell>
          <table:table-cell office:value-type="string">
            <text:p>65 31 50</text:p>
          </table:table-cell>
          <table:table-cell office:value-type="float" office:value="10">
            <text:p>10</text:p>
          </table:table-cell>
          <table:table-cell office:value-type="string">
            <text:p>–13.16 ± 0.04</text:p>
          </table:table-cell>
          <table:table-cell office:value-type="string">
            <text:p>19 ± 5.0</text:p>
          </table:table-cell>
          <table:table-cell office:value-type="float" office:value="1.3">
            <text:p>1.3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–14.15</text:p>
          </table:table-cell>
          <table:table-cell office:value-type="float" office:value="0.05">
            <text:p>0.05</text:p>
          </table:table-cell>
          <table:table-cell office:value-type="float" office:value="3">
            <text:p>3</text:p>
          </table:table-cell>
          <table:table-cell office:value-type="float" office:value="38.64">
            <text:p>38.64</text:p>
          </table:table-cell>
          <table:table-cell office:value-type="string">
            <text:p>bs</text:p>
          </table:table-cell>
          <table:table-cell office:value-type="float" office:value="7.4">
            <text:p>7.4</text:p>
          </table:table-cell>
          <table:table-cell table:number-columns-repeated="2"/>
          <table:table-cell office:value-type="float" office:value="340">
            <text:p>340</text:p>
          </table:table-cell>
          <table:table-cell office:value-type="float" office:value="468">
            <text:p>468</text:p>
          </table:table-cell>
          <table:table-cell office:value-type="string">
            <text:p>51, 117</text:p>
          </table:table-cell>
          <table:table-cell table:number-columns-repeated="17"/>
        </table:table-row>
        <table:table-row table:style-name="ro1">
          <table:table-cell office:value-type="string">
            <text:p>NGC 3412</text:p>
          </table:table-cell>
          <table:table-cell office:value-type="string">
            <text:p>10 50 53.3</text:p>
          </table:table-cell>
          <table:table-cell office:value-type="string">
            <text:p>13 24 44</text:p>
          </table:table-cell>
          <table:table-cell office:value-type="string">
            <text:p>–2</text:p>
          </table:table-cell>
          <table:table-cell office:value-type="string">
            <text:p>–12.55 ± 0.10</text:p>
          </table:table-cell>
          <table:table-cell office:value-type="string">
            <text:p>2 ± 0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0.09">
            <text:p>0.09</text:p>
          </table:table-cell>
          <table:table-cell office:value-type="string">
            <text:p>–18.73</text:p>
          </table:table-cell>
          <table:table-cell office:value-type="float" office:value="0.29">
            <text:p>0.29</text:p>
          </table:table-cell>
          <table:table-cell office:value-type="float" office:value="3">
            <text:p>3</text:p>
          </table:table-cell>
          <table:table-cell office:value-type="float" office:value="39.48">
            <text:p>39.48</text:p>
          </table:table-cell>
          <table:table-cell office:value-type="string">
            <text:p>mem</text:p>
          </table:table-cell>
          <table:table-cell office:value-type="float" office:value="10.4">
            <text:p>10.4</text:p>
          </table:table-cell>
          <table:table-cell table:number-columns-repeated="2"/>
          <table:table-cell office:value-type="float" office:value="841">
            <text:p>841</text:p>
          </table:table-cell>
          <table:table-cell office:value-type="float" office:value="697">
            <text:p>697</text:p>
          </table:table-cell>
          <table:table-cell office:value-type="string">
            <text:p>34, 118</text:p>
          </table:table-cell>
          <table:table-cell table:number-columns-repeated="17"/>
        </table:table-row>
        <table:table-row table:style-name="ro1">
          <table:table-cell office:value-type="string">
            <text:p>ESO 376–G022</text:p>
          </table:table-cell>
          <table:table-cell office:value-type="string">
            <text:p>10 51 21.0</text:p>
          </table:table-cell>
          <table:table-cell office:value-type="string">
            <text:p>–34 25 5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...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...</text:p>
          </table:table-cell>
          <table:table-cell office:value-type="float" office:value="0.32">
            <text:p>0.32</text:p>
          </table:table-cell>
          <table:table-cell office:value-type="string">
            <text:p>–15.88</text:p>
          </table:table-cell>
          <table:table-cell office:value-type="float" office:value="0.09">
            <text:p>0.09</text:p>
          </table:table-cell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office:value-type="string">
            <text:p>v(flow)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72">
            <text:p>972</text:p>
          </table:table-cell>
          <table:table-cell office:value-type="float" office:value="672">
            <text:p>672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NGC 3432</text:p>
          </table:table-cell>
          <table:table-cell office:value-type="string">
            <text:p>10 52 31.3</text:p>
          </table:table-cell>
          <table:table-cell office:value-type="string">
            <text:p>36 37 11</text:p>
          </table:table-cell>
          <table:table-cell office:value-type="float" office:value="9">
            <text:p>9</text:p>
          </table:table-cell>
          <table:table-cell office:value-type="string">
            <text:p>–11.34 ± 0.03</text:p>
          </table:table-cell>
          <table:table-cell office:value-type="string">
            <text:p>64 ± 5</text:p>
          </table:table-cell>
          <table:table-cell office:value-type="float" office:value="1.2">
            <text:p>1.2</text:p>
          </table:table-cell>
          <table:table-cell office:value-type="string">
            <text:p>KPNO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office:value-type="string">
            <text:p>–17.84</text:p>
          </table:table-cell>
          <table:table-cell office:value-type="float" office:value="0.18">
            <text:p>0.18</text:p>
          </table:table-cell>
          <table:table-cell office:value-type="float" office:value="1">
            <text:p>1</text:p>
          </table:table-cell>
          <table:table-cell office:value-type="float" office:value="40.47">
            <text:p>40.47</text:p>
          </table:table-cell>
          <table:table-cell office:value-type="string">
            <text:p>v(flow)</text:p>
          </table:table-cell>
          <table:table-cell office:value-type="float" office:value="7.9">
            <text:p>7.9</text:p>
          </table:table-cell>
          <table:table-cell table:number-columns-repeated="2"/>
          <table:table-cell office:value-type="float" office:value="616">
            <text:p>616</text:p>
          </table:table-cell>
          <table:table-cell office:value-type="float" office:value="592">
            <text:p>592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NGC 3489</text:p>
          </table:table-cell>
          <table:table-cell office:value-type="string">
            <text:p>11 00 18.6</text:p>
          </table:table-cell>
          <table:table-cell office:value-type="string">
            <text:p>13 54 04</text:p>
          </table:table-cell>
          <table:table-cell office:value-type="string">
            <text:p>–1</text:p>
          </table:table-cell>
          <table:table-cell office:value-type="string">
            <text:p>–12.92 ± 0.23</text:p>
          </table:table-cell>
          <table:table-cell office:value-type="string">
            <text:p>1 ± 1</text:p>
          </table:table-cell>
          <table:table-cell office:value-type="float" office:value="1.1">
            <text:p>1.1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–19.02</text:p>
          </table:table-cell>
          <table:table-cell office:value-type="float" office:value="0.32">
            <text:p>0.32</text:p>
          </table:table-cell>
          <table:table-cell office:value-type="float" office:value="3">
            <text:p>3</text:p>
          </table:table-cell>
          <table:table-cell office:value-type="float" office:value="39.08">
            <text:p>39.08</text:p>
          </table:table-cell>
          <table:table-cell office:value-type="string">
            <text:p>mem</text:p>
          </table:table-cell>
          <table:table-cell office:value-type="float" office:value="10.4">
            <text:p>10.4</text:p>
          </table:table-cell>
          <table:table-cell table:number-columns-repeated="2"/>
          <table:table-cell office:value-type="float" office:value="677">
            <text:p>677</text:p>
          </table:table-cell>
          <table:table-cell office:value-type="float" office:value="538">
            <text:p>538</text:p>
          </table:table-cell>
          <table:table-cell office:value-type="string">
            <text:p>34, 118</text:p>
          </table:table-cell>
          <table:table-cell table:number-columns-repeated="17"/>
        </table:table-row>
        <table:table-row table:style-name="ro1">
          <table:table-cell office:value-type="string">
            <text:p>NGC 3486</text:p>
          </table:table-cell>
          <table:table-cell office:value-type="string">
            <text:p>11 00 23.9</text:p>
          </table:table-cell>
          <table:table-cell office:value-type="string">
            <text:p>28 58 30</text:p>
          </table:table-cell>
          <table:table-cell office:value-type="float" office:value="5">
            <text:p>5</text:p>
          </table:table-cell>
          <table:table-cell office:value-type="string">
            <text:p>–11.12 ± 0.05</text:p>
          </table:table-cell>
          <table:table-cell office:value-type="string">
            <text:p>44 ± 6</text:p>
          </table:table-cell>
          <table:table-cell office:value-type="float" office:value="1.3">
            <text:p>1.3</text:p>
          </table:table-cell>
          <table:table-cell office:value-type="string">
            <text:p>KPNO</text:p>
          </table:table-cell>
          <table:table-cell office:value-type="float" office:value="2.2">
            <text:p>2.2</text:p>
          </table:table-cell>
          <table:table-cell office:value-type="float" office:value="0.05">
            <text:p>0.05</text:p>
          </table:table-cell>
          <table:table-cell office:value-type="string">
            <text:p>–18.58</text:p>
          </table:table-cell>
          <table:table-cell office:value-type="float" office:value="0.27">
            <text:p>0.27</text:p>
          </table:table-cell>
          <table:table-cell office:value-type="float" office:value="3">
            <text:p>3</text:p>
          </table:table-cell>
          <table:table-cell office:value-type="float" office:value="40.7">
            <text:p>40.7</text:p>
          </table:table-cell>
          <table:table-cell office:value-type="string">
            <text:p>v(flow)</text:p>
          </table:table-cell>
          <table:table-cell office:value-type="float" office:value="8.2">
            <text:p>8.2</text:p>
          </table:table-cell>
          <table:table-cell table:number-columns-repeated="2"/>
          <table:table-cell office:value-type="float" office:value="681">
            <text:p>681</text:p>
          </table:table-cell>
          <table:table-cell office:value-type="float" office:value="618">
            <text:p>618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UGC 6102</text:p>
          </table:table-cell>
          <table:table-cell office:value-type="string">
            <text:p>11 01 48.4</text:p>
          </table:table-cell>
          <table:table-cell office:value-type="string">
            <text:p>28 41 21</text:p>
          </table:table-cell>
          <table:table-cell office:value-type="float" office:value="10">
            <text:p>10</text:p>
          </table:table-cell>
          <table:table-cell office:value-type="string">
            <text:p>–13.43 ± 0.05</text:p>
          </table:table-cell>
          <table:table-cell office:value-type="string">
            <text:p>15 ± 2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–14.18</text:p>
          </table:table-cell>
          <table:table-cell office:value-type="float" office:value="0.05">
            <text:p>0.05</text:p>
          </table:table-cell>
          <table:table-cell office:value-type="float" office:value="3">
            <text:p>3</text:p>
          </table:table-cell>
          <table:table-cell office:value-type="float" office:value="38.5">
            <text:p>38.5</text:p>
          </table:table-cell>
          <table:table-cell office:value-type="string">
            <text:p>v(flow)</text:p>
          </table:table-cell>
          <table:table-cell office:value-type="float" office:value="8.5">
            <text:p>8.5</text:p>
          </table:table-cell>
          <table:table-cell table:number-columns-repeated="2"/>
          <table:table-cell office:value-type="float" office:value="702">
            <text:p>702</text:p>
          </table:table-cell>
          <table:table-cell office:value-type="float" office:value="638">
            <text:p>638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NGC 3510</text:p>
          </table:table-cell>
          <table:table-cell office:value-type="string">
            <text:p>11 03 43.4</text:p>
          </table:table-cell>
          <table:table-cell office:value-type="string">
            <text:p>28 53 13</text:p>
          </table:table-cell>
          <table:table-cell office:value-type="float" office:value="8">
            <text:p>8</text:p>
          </table:table-cell>
          <table:table-cell office:value-type="string">
            <text:p>–12.10 ± 0.04</text:p>
          </table:table-cell>
          <table:table-cell office:value-type="string">
            <text:p>42 ± 4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–15.4</text:p>
          </table:table-cell>
          <table:table-cell office:value-type="float" office:value="0.17">
            <text:p>0.17</text:p>
          </table:table-cell>
          <table:table-cell office:value-type="float" office:value="1">
            <text:p>1</text:p>
          </table:table-cell>
          <table:table-cell office:value-type="float" office:value="39.79">
            <text:p>39.79</text:p>
          </table:table-cell>
          <table:table-cell office:value-type="string">
            <text:p>v(flow)</text:p>
          </table:table-cell>
          <table:table-cell office:value-type="float" office:value="8.6">
            <text:p>8.6</text:p>
          </table:table-cell>
          <table:table-cell table:number-columns-repeated="2"/>
          <table:table-cell office:value-type="float" office:value="705">
            <text:p>705</text:p>
          </table:table-cell>
          <table:table-cell office:value-type="float" office:value="643">
            <text:p>643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ESO 377–G003</text:p>
          </table:table-cell>
          <table:table-cell office:value-type="string">
            <text:p>11 03 55.2</text:p>
          </table:table-cell>
          <table:table-cell office:value-type="string">
            <text:p>–34 21 30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...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...</text:p>
          </table:table-cell>
          <table:table-cell office:value-type="float" office:value="0.24">
            <text:p>0.24</text:p>
          </table:table-cell>
          <table:table-cell office:value-type="string">
            <text:p>–15.16</text:p>
          </table:table-cell>
          <table:table-cell office:value-type="float" office:value="0.07">
            <text:p>0.07</text:p>
          </table:table-cell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office:value-type="string">
            <text:p>v(flow)</text:p>
          </table:table-cell>
          <table:table-cell office:value-type="float" office:value="9.2">
            <text:p>9.2</text:p>
          </table:table-cell>
          <table:table-cell table:number-columns-repeated="2"/>
          <table:table-cell office:value-type="float" office:value="991">
            <text:p>991</text:p>
          </table:table-cell>
          <table:table-cell office:value-type="float" office:value="694">
            <text:p>694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Mrk 36</text:p>
          </table:table-cell>
          <table:table-cell office:value-type="string">
            <text:p>11 04 58.5</text:p>
          </table:table-cell>
          <table:table-cell office:value-type="string">
            <text:p>29 08 22</text:p>
          </table:table-cell>
          <table:table-cell office:value-type="float" office:value="11">
            <text:p>11</text:p>
          </table:table-cell>
          <table:table-cell office:value-type="string">
            <text:p>–12.19 ± 0.05</text:p>
          </table:table-cell>
          <table:table-cell office:value-type="string">
            <text:p>467 ± 33</text:p>
          </table:table-cell>
          <table:table-cell office:value-type="float" office:value="1.3">
            <text:p>1.3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–13.83</text:p>
          </table:table-cell>
          <table:table-cell office:value-type="float" office:value="0.03">
            <text:p>0.03</text:p>
          </table:table-cell>
          <table:table-cell office:value-type="float" office:value="1">
            <text:p>1</text:p>
          </table:table-cell>
          <table:table-cell office:value-type="float" office:value="39.67">
            <text:p>39.67</text:p>
          </table:table-cell>
          <table:table-cell office:value-type="string">
            <text:p>v(flow)</text:p>
          </table:table-cell>
          <table:table-cell office:value-type="float" office:value="7.8">
            <text:p>7.8</text:p>
          </table:table-cell>
          <table:table-cell table:number-columns-repeated="2"/>
          <table:table-cell office:value-type="float" office:value="646">
            <text:p>646</text:p>
          </table:table-cell>
          <table:table-cell office:value-type="float" office:value="585">
            <text:p>585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NGC 3521</text:p>
          </table:table-cell>
          <table:table-cell office:value-type="string">
            <text:p>11 05 48.6</text:p>
          </table:table-cell>
          <table:table-cell office:value-type="string">
            <text:p>–0 02 09</text:p>
          </table:table-cell>
          <table:table-cell office:value-type="float" office:value="4">
            <text:p>4</text:p>
          </table:table-cell>
          <table:table-cell office:value-type="string">
            <text:p>–10.73 ± 0.09</text:p>
          </table:table-cell>
          <table:table-cell office:value-type="string">
            <text:p>20 ± 3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16">
            <text:p>0.16</text:p>
          </table:table-cell>
          <table:table-cell office:value-type="string">
            <text:p>–19.85</text:p>
          </table:table-cell>
          <table:table-cell office:value-type="float" office:value="0.57">
            <text:p>0.57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v(flow)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801">
            <text:p>801</text:p>
          </table:table-cell>
          <table:table-cell office:value-type="float" office:value="602">
            <text:p>602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UGC 6161</text:p>
          </table:table-cell>
          <table:table-cell office:value-type="string">
            <text:p>11 06 49.2</text:p>
          </table:table-cell>
          <table:table-cell office:value-type="string">
            <text:p>43 43 24</text:p>
          </table:table-cell>
          <table:table-cell office:value-type="float" office:value="8">
            <text:p>8</text:p>
          </table:table-cell>
          <table:table-cell office:value-type="string">
            <text:p>–12.59 ± 0.04</text:p>
          </table:table-cell>
          <table:table-cell office:value-type="string">
            <text:p>34 ± 3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03">
            <text:p>0.03</text:p>
          </table:table-cell>
          <table:table-cell office:value-type="string">
            <text:p>–15.1</text:p>
          </table:table-cell>
          <table:table-cell office:value-type="float" office:value="0.07">
            <text:p>0.07</text:p>
          </table:table-cell>
          <table:table-cell office:value-type="float" office:value="3">
            <text:p>3</text:p>
          </table:table-cell>
          <table:table-cell office:value-type="float" office:value="39.49">
            <text:p>39.49</text:p>
          </table:table-cell>
          <table:table-cell office:value-type="string">
            <text:p>v(flow)</text:p>
          </table:table-cell>
          <table:table-cell office:value-type="float" office:value="10.3">
            <text:p>10.3</text:p>
          </table:table-cell>
          <table:table-cell table:number-columns-repeated="2"/>
          <table:table-cell office:value-type="float" office:value="756">
            <text:p>756</text:p>
          </table:table-cell>
          <table:table-cell office:value-type="float" office:value="774">
            <text:p>774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Messier 108</text:p>
          </table:table-cell>
          <table:table-cell office:value-type="string">
            <text:p>11 11 31.0</text:p>
          </table:table-cell>
          <table:table-cell office:value-type="string">
            <text:p>55 40 27</text:p>
          </table:table-cell>
          <table:table-cell office:value-type="float" office:value="6">
            <text:p>6</text:p>
          </table:table-cell>
          <table:table-cell office:value-type="string">
            <text:p>–11.21 –1 0.04</text:p>
          </table:table-cell>
          <table:table-cell office:value-type="string">
            <text:p>&lt;24 ± 5</text:p>
          </table:table-cell>
          <table:table-cell office:value-type="float" office:value="2.2">
            <text:p>2.2</text:p>
          </table:table-cell>
          <table:table-cell table:number-columns-repeated="2" office:value-type="string">
            <text:p>...</text:p>
          </table:table-cell>
          <table:table-cell office:value-type="float" office:value="0.04">
            <text:p>0.04</text:p>
          </table:table-cell>
          <table:table-cell office:value-type="string">
            <text:p>–19.43</text:p>
          </table:table-cell>
          <table:table-cell office:value-type="float" office:value="0.38">
            <text:p>0.38</text:p>
          </table:table-cell>
          <table:table-cell office:value-type="float" office:value="3">
            <text:p>3</text:p>
          </table:table-cell>
          <table:table-cell office:value-type="string">
            <text:p>&lt;40.77</text:p>
          </table:table-cell>
          <table:table-cell office:value-type="string">
            <text:p>v(flow)</text:p>
          </table:table-cell>
          <table:table-cell office:value-type="float" office:value="10.4">
            <text:p>10.4</text:p>
          </table:table-cell>
          <table:table-cell table:number-columns-repeated="2"/>
          <table:table-cell office:value-type="float" office:value="699">
            <text:p>699</text:p>
          </table:table-cell>
          <table:table-cell office:value-type="float" office:value="780">
            <text:p>780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NGC 3593</text:p>
          </table:table-cell>
          <table:table-cell office:value-type="string">
            <text:p>11 14 37.0</text:p>
          </table:table-cell>
          <table:table-cell office:value-type="string">
            <text:p>12 49 04</text:p>
          </table:table-cell>
          <table:table-cell office:value-type="float" office:value="0">
            <text:p>0</text:p>
          </table:table-cell>
          <table:table-cell office:value-type="string">
            <text:p>–11.71 ± 0.03</text:p>
          </table:table-cell>
          <table:table-cell office:value-type="string">
            <text:p>14 ± 1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–17.25</text:p>
          </table:table-cell>
          <table:table-cell office:value-type="float" office:value="0.16">
            <text:p>0.16</text:p>
          </table:table-cell>
          <table:table-cell office:value-type="float" office:value="3">
            <text:p>3</text:p>
          </table:table-cell>
          <table:table-cell office:value-type="float" office:value="39.94">
            <text:p>39.94</text:p>
          </table:table-cell>
          <table:table-cell office:value-type="string">
            <text:p>v(flow)</text:p>
          </table:table-cell>
          <table:table-cell office:value-type="float" office:value="6.5">
            <text:p>6.5</text:p>
          </table:table-cell>
          <table:table-cell table:number-columns-repeated="2"/>
          <table:table-cell office:value-type="float" office:value="628">
            <text:p>628</text:p>
          </table:table-cell>
          <table:table-cell office:value-type="float" office:value="489">
            <text:p>489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NGC 3599</text:p>
          </table:table-cell>
          <table:table-cell office:value-type="string">
            <text:p>11 1527.0</text:p>
          </table:table-cell>
          <table:table-cell office:value-type="string">
            <text:p>18 06 37</text:p>
          </table:table-cell>
          <table:table-cell office:value-type="string">
            <text:p>–2</text:p>
          </table:table-cell>
          <table:table-cell office:value-type="string">
            <text:p>–13.67 ± 0.07</text:p>
          </table:table-cell>
          <table:table-cell office:value-type="string">
            <text:p>1 ± 0</text:p>
          </table:table-cell>
          <table:table-cell office:value-type="float" office:value="1.1">
            <text:p>1.1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–17.13</text:p>
          </table:table-cell>
          <table:table-cell office:value-type="float" office:value="0.15">
            <text:p>0.15</text:p>
          </table:table-cell>
          <table:table-cell office:value-type="float" office:value="3">
            <text:p>3</text:p>
          </table:table-cell>
          <table:table-cell office:value-type="float" office:value="38.32">
            <text:p>38.32</text:p>
          </table:table-cell>
          <table:table-cell office:value-type="string">
            <text:p>v(flow)</text:p>
          </table:table-cell>
          <table:table-cell office:value-type="float" office:value="9.6">
            <text:p>9.6</text:p>
          </table:table-cell>
          <table:table-cell table:number-columns-repeated="2"/>
          <table:table-cell office:value-type="float" office:value="832">
            <text:p>832</text:p>
          </table:table-cell>
          <table:table-cell office:value-type="float" office:value="718">
            <text:p>718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NGC 3600</text:p>
          </table:table-cell>
          <table:table-cell office:value-type="string">
            <text:p>11 15 52.1</text:p>
          </table:table-cell>
          <table:table-cell office:value-type="string">
            <text:p>41 35 32</text:p>
          </table:table-cell>
          <table:table-cell office:value-type="float" office:value="1">
            <text:p>1</text:p>
          </table:table-cell>
          <table:table-cell office:value-type="string">
            <text:p>–12.13 ± 0.04</text:p>
          </table:table-cell>
          <table:table-cell office:value-type="string">
            <text:p>38 ± 4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–16.01</text:p>
          </table:table-cell>
          <table:table-cell office:value-type="float" office:value="0.21">
            <text:p>0.21</text:p>
          </table:table-cell>
          <table:table-cell office:value-type="float" office:value="1">
            <text:p>1</text:p>
          </table:table-cell>
          <table:table-cell office:value-type="float" office:value="39.85">
            <text:p>39.85</text:p>
          </table:table-cell>
          <table:table-cell office:value-type="string">
            <text:p>v(flow)</text:p>
          </table:table-cell>
          <table:table-cell office:value-type="float" office:value="9.7">
            <text:p>9.7</text:p>
          </table:table-cell>
          <table:table-cell table:number-columns-repeated="2"/>
          <table:table-cell office:value-type="float" office:value="719">
            <text:p>719</text:p>
          </table:table-cell>
          <table:table-cell office:value-type="float" office:value="727">
            <text:p>727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NGC 3623</text:p>
          </table:table-cell>
          <table:table-cell office:value-type="string">
            <text:p>11 18 55.9</text:p>
          </table:table-cell>
          <table:table-cell office:value-type="string">
            <text:p>13 05 37</text:p>
          </table:table-cell>
          <table:table-cell office:value-type="float" office:value="1">
            <text:p>1</text:p>
          </table:table-cell>
          <table:table-cell office:value-type="string">
            <text:p>–11.53 ± 0.04</text:p>
          </table:table-cell>
          <table:table-cell office:value-type="string">
            <text:p>5 ± 1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2">
            <text:p>2</text:p>
          </table:table-cell>
          <table:table-cell office:value-type="float" office:value="0.06">
            <text:p>0.06</text:p>
          </table:table-cell>
          <table:table-cell office:value-type="string">
            <text:p>–19.57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40.32">
            <text:p>40.32</text:p>
          </table:table-cell>
          <table:table-cell office:value-type="string">
            <text:p>v(flow)</text:p>
          </table:table-cell>
          <table:table-cell office:value-type="float" office:value="8.9">
            <text:p>8.9</text:p>
          </table:table-cell>
          <table:table-cell table:number-columns-repeated="2"/>
          <table:table-cell office:value-type="float" office:value="807">
            <text:p>807</text:p>
          </table:table-cell>
          <table:table-cell office:value-type="float" office:value="671">
            <text:p>671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NGC 3628</text:p>
          </table:table-cell>
          <table:table-cell office:value-type="string">
            <text:p>11 20 16.9</text:p>
          </table:table-cell>
          <table:table-cell office:value-type="string">
            <text:p>13 35 20</text:p>
          </table:table-cell>
          <table:table-cell office:value-type="float" office:value="3">
            <text:p>3</text:p>
          </table:table-cell>
          <table:table-cell office:value-type="string">
            <text:p>–11.49 ± 0.05</text:p>
          </table:table-cell>
          <table:table-cell office:value-type="string">
            <text:p>7 ± 1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07">
            <text:p>0.07</text:p>
          </table:table-cell>
          <table:table-cell office:value-type="string">
            <text:p>–19.67</text:p>
          </table:table-cell>
          <table:table-cell office:value-type="float" office:value="0.39">
            <text:p>0.39</text:p>
          </table:table-cell>
          <table:table-cell office:value-type="float" office:value="1">
            <text:p>1</text:p>
          </table:table-cell>
          <table:table-cell office:value-type="float" office:value="40.41">
            <text:p>40.41</text:p>
          </table:table-cell>
          <table:table-cell office:value-type="string">
            <text:p>v(flow)</text:p>
          </table:table-cell>
          <table:table-cell office:value-type="float" office:value="9.4">
            <text:p>9.4</text:p>
          </table:table-cell>
          <table:table-cell table:number-columns-repeated="2"/>
          <table:table-cell office:value-type="float" office:value="843">
            <text:p>843</text:p>
          </table:table-cell>
          <table:table-cell office:value-type="float" office:value="709">
            <text:p>709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IC 2782</text:p>
          </table:table-cell>
          <table:table-cell office:value-type="string">
            <text:p>11 22 55.3</text:p>
          </table:table-cell>
          <table:table-cell office:value-type="string">
            <text:p>13 26 29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...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...</text:p>
          </table:table-cell>
          <table:table-cell office:value-type="float" office:value="0.08">
            <text:p>0.08</text:p>
          </table:table-cell>
          <table:table-cell office:value-type="string">
            <text:p>–15.06</text:p>
          </table:table-cell>
          <table:table-cell office:value-type="float" office:value="0.07">
            <text:p>0.07</text:p>
          </table:table-cell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office:value-type="string">
            <text:p>v(flow)</text:p>
          </table:table-cell>
          <table:table-cell office:value-type="float" office:value="9.7">
            <text:p>9.7</text:p>
          </table:table-cell>
          <table:table-cell table:number-columns-repeated="2"/>
          <table:table-cell office:value-type="float" office:value="860">
            <text:p>860</text:p>
          </table:table-cell>
          <table:table-cell office:value-type="float" office:value="727">
            <text:p>727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IC 2787</text:p>
          </table:table-cell>
          <table:table-cell office:value-type="string">
            <text:p>11 23 19.1</text:p>
          </table:table-cell>
          <table:table-cell office:value-type="string">
            <text:p>13 37 47</text:p>
          </table:table-cell>
          <table:table-cell office:value-type="float" office:value="6">
            <text:p>6</text:p>
          </table:table-cell>
          <table:table-cell office:value-type="string">
            <text:p>&lt;–15.60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9">
            <text:p>0.09</text:p>
          </table:table-cell>
          <table:table-cell office:value-type="string">
            <text:p>–13.47</text:p>
          </table:table-cell>
          <table:table-cell office:value-type="float" office:value="0.04">
            <text:p>0.04</text:p>
          </table:table-cell>
          <table:table-cell office:value-type="float" office:value="3">
            <text:p>3</text:p>
          </table:table-cell>
          <table:table-cell office:value-type="string">
            <text:p>&lt;36.26</text:p>
          </table:table-cell>
          <table:table-cell office:value-type="string">
            <text:p>v(flow)</text:p>
          </table:table-cell>
          <table:table-cell office:value-type="float" office:value="7.7">
            <text:p>7.7</text:p>
          </table:table-cell>
          <table:table-cell table:number-columns-repeated="2"/>
          <table:table-cell office:value-type="float" office:value="708">
            <text:p>708</text:p>
          </table:table-cell>
          <table:table-cell office:value-type="float" office:value="576">
            <text:p>576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NGC 3675</text:p>
          </table:table-cell>
          <table:table-cell office:value-type="string">
            <text:p>11 26 08.6</text:p>
          </table:table-cell>
          <table:table-cell office:value-type="string">
            <text:p>43 35 09</text:p>
          </table:table-cell>
          <table:table-cell office:value-type="float" office:value="3">
            <text:p>3</text:p>
          </table:table-cell>
          <table:table-cell office:value-type="string">
            <text:p>–11.43 ± 0.19</text:p>
          </table:table-cell>
          <table:table-cell office:value-type="string">
            <text:p>15 ± 4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04">
            <text:p>0.04</text:p>
          </table:table-cell>
          <table:table-cell office:value-type="string">
            <text:p>–19.16</text:p>
          </table:table-cell>
          <table:table-cell office:value-type="float" office:value="0.34">
            <text:p>0.34</text:p>
          </table:table-cell>
          <table:table-cell office:value-type="float" office:value="3">
            <text:p>3</text:p>
          </table:table-cell>
          <table:table-cell office:value-type="float" office:value="40.58">
            <text:p>40.58</text:p>
          </table:table-cell>
          <table:table-cell office:value-type="string">
            <text:p>v(flow)</text:p>
          </table:table-cell>
          <table:table-cell office:value-type="float" office:value="10.6">
            <text:p>10.6</text:p>
          </table:table-cell>
          <table:table-cell table:number-columns-repeated="2"/>
          <table:table-cell office:value-type="float" office:value="770">
            <text:p>770</text:p>
          </table:table-cell>
          <table:table-cell office:value-type="float" office:value="792">
            <text:p>792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UGC 6457</text:p>
          </table:table-cell>
          <table:table-cell office:value-type="string">
            <text:p>11 27 12.2</text:p>
          </table:table-cell>
          <table:table-cell office:value-type="string">
            <text:p>–0 59 41</text:p>
          </table:table-cell>
          <table:table-cell office:value-type="float" office:value="10">
            <text:p>10</text:p>
          </table:table-cell>
          <table:table-cell office:value-type="string">
            <text:p>–12.85 ± 0.05</text:p>
          </table:table-cell>
          <table:table-cell office:value-type="string">
            <text:p>27 ± 4</text:p>
          </table:table-cell>
          <table:table-cell office:value-type="float" office:value="1.1">
            <text:p>1.1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0.09">
            <text:p>0.09</text:p>
          </table:table-cell>
          <table:table-cell office:value-type="string">
            <text:p>–15.1</text:p>
          </table:table-cell>
          <table:table-cell office:value-type="float" office:value="0.07">
            <text:p>0.07</text:p>
          </table:table-cell>
          <table:table-cell office:value-type="float" office:value="3">
            <text:p>3</text:p>
          </table:table-cell>
          <table:table-cell office:value-type="float" office:value="39.24">
            <text:p>39.24</text:p>
          </table:table-cell>
          <table:table-cell office:value-type="string">
            <text:p>v(flow)</text:p>
          </table:table-cell>
          <table:table-cell office:value-type="float" office:value="10.2">
            <text:p>10.2</text:p>
          </table:table-cell>
          <table:table-cell table:number-columns-repeated="2"/>
          <table:table-cell office:value-type="float" office:value="963">
            <text:p>963</text:p>
          </table:table-cell>
          <table:table-cell office:value-type="float" office:value="768">
            <text:p>768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UGC 6900</text:p>
          </table:table-cell>
          <table:table-cell office:value-type="string">
            <text:p>11 55 39.4</text:p>
          </table:table-cell>
          <table:table-cell office:value-type="string">
            <text:p>31 31 10</text:p>
          </table:table-cell>
          <table:table-cell office:value-type="float" office:value="10">
            <text:p>10</text:p>
          </table:table-cell>
          <table:table-cell office:value-type="string">
            <text:p>–13.22 ± 0.12</text:p>
          </table:table-cell>
          <table:table-cell office:value-type="string">
            <text:p>10 ± 3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–14.62</text:p>
          </table:table-cell>
          <table:table-cell office:value-type="float" office:value="0.06">
            <text:p>0.06</text:p>
          </table:table-cell>
          <table:table-cell office:value-type="float" office:value="3">
            <text:p>3</text:p>
          </table:table-cell>
          <table:table-cell office:value-type="float" office:value="38.6">
            <text:p>38.6</text:p>
          </table:table-cell>
          <table:table-cell office:value-type="string">
            <text:p>v(flow)</text:p>
          </table:table-cell>
          <table:table-cell office:value-type="float" office:value="7.5">
            <text:p>7.5</text:p>
          </table:table-cell>
          <table:table-cell table:number-columns-repeated="2"/>
          <table:table-cell office:value-type="float" office:value="590">
            <text:p>590</text:p>
          </table:table-cell>
          <table:table-cell office:value-type="float" office:value="560">
            <text:p>560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BTS 76</text:p>
          </table:table-cell>
          <table:table-cell office:value-type="string">
            <text:p>11 58 44.1</text:p>
          </table:table-cell>
          <table:table-cell office:value-type="string">
            <text:p>27 35 06</text:p>
          </table:table-cell>
          <table:table-cell office:value-type="float" office:value="10">
            <text:p>10</text:p>
          </table:table-cell>
          <table:table-cell office:value-type="string">
            <text:p>–14.17 ± 0.04</text:p>
          </table:table-cell>
          <table:table-cell office:value-type="string">
            <text:p>...</text:p>
          </table:table-cell>
          <table:table-cell office:value-type="float" office:value="2.3">
            <text:p>2.3</text:p>
          </table:table-cell>
          <table:table-cell table:number-columns-repeated="2" office:value-type="string">
            <text:p>...</text:p>
          </table:table-cell>
          <table:table-cell office:value-type="float" office:value="0.05">
            <text:p>0.05</text:p>
          </table:table-cell>
          <table:table-cell office:value-type="string">
            <text:p>–12.44</text:p>
          </table:table-cell>
          <table:table-cell office:value-type="float" office:value="0.02">
            <text:p>0.02</text:p>
          </table:table-cell>
          <table:table-cell office:value-type="float" office:value="3">
            <text:p>3</text:p>
          </table:table-cell>
          <table:table-cell office:value-type="float" office:value="37.47">
            <text:p>37.47</text:p>
          </table:table-cell>
          <table:table-cell office:value-type="string">
            <text:p>v(flow)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99">
            <text:p>499</text:p>
          </table:table-cell>
          <table:table-cell office:value-type="float" office:value="451">
            <text:p>451</text:p>
          </table:table-cell>
          <table:table-cell office:value-type="float" office:value="110">
            <text:p>110</text:p>
          </table:table-cell>
          <table:table-cell table:number-columns-repeated="17"/>
        </table:table-row>
        <table:table-row table:style-name="ro1">
          <table:table-cell office:value-type="string">
            <text:p>NGC 4020</text:p>
          </table:table-cell>
          <table:table-cell office:value-type="string">
            <text:p>11 58 56.6</text:p>
          </table:table-cell>
          <table:table-cell office:value-type="string">
            <text:p>30 24 44</text:p>
          </table:table-cell>
          <table:table-cell office:value-type="float" office:value="7">
            <text:p>7</text:p>
          </table:table-cell>
          <table:table-cell office:value-type="string">
            <text:p>–12.20 ± 0.06</text:p>
          </table:table-cell>
          <table:table-cell office:value-type="string">
            <text:p>29 ± 4</text:p>
          </table:table-cell>
          <table:table-cell office:value-type="float" office:value="1.2">
            <text:p>1.2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–16.15</text:p>
          </table:table-cell>
          <table:table-cell office:value-type="float" office:value="0.27">
            <text:p>0.27</text:p>
          </table:table-cell>
          <table:table-cell office:value-type="float" office:value="1">
            <text:p>1</text:p>
          </table:table-cell>
          <table:table-cell office:value-type="float" office:value="39.75">
            <text:p>39.75</text:p>
          </table:table-cell>
          <table:table-cell office:value-type="string">
            <text:p>v(flow)</text:p>
          </table:table-cell>
          <table:table-cell office:value-type="float" office:value="9.7">
            <text:p>9.7</text:p>
          </table:table-cell>
          <table:table-cell table:number-columns-repeated="2"/>
          <table:table-cell office:value-type="float" office:value="760">
            <text:p>760</text:p>
          </table:table-cell>
          <table:table-cell office:value-type="float" office:value="726">
            <text:p>726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UGC 7007</text:p>
          </table:table-cell>
          <table:table-cell office:value-type="string">
            <text:p>12 01 33.1</text:p>
          </table:table-cell>
          <table:table-cell office:value-type="string">
            <text:p>33 20 29</text:p>
          </table:table-cell>
          <table:table-cell office:value-type="float" office:value="9">
            <text:p>9</text:p>
          </table:table-cell>
          <table:table-cell office:value-type="string">
            <text:p>–13.39 ± 0.12</text:p>
          </table:table-cell>
          <table:table-cell office:value-type="string">
            <text:p>10 ± 3</text:p>
          </table:table-cell>
          <table:table-cell office:value-type="float" office:value="1.1">
            <text:p>1.1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–13.76</text:p>
          </table:table-cell>
          <table:table-cell office:value-type="float" office:value="0.04">
            <text:p>0.04</text:p>
          </table:table-cell>
          <table:table-cell office:value-type="float" office:value="3">
            <text:p>3</text:p>
          </table:table-cell>
          <table:table-cell office:value-type="float" office:value="38.69">
            <text:p>38.69</text:p>
          </table:table-cell>
          <table:table-cell office:value-type="string">
            <text:p>v(flow)</text:p>
          </table:table-cell>
          <table:table-cell office:value-type="float" office:value="10.1">
            <text:p>10.1</text:p>
          </table:table-cell>
          <table:table-cell table:number-columns-repeated="2"/>
          <table:table-cell office:value-type="float" office:value="774">
            <text:p>774</text:p>
          </table:table-cell>
          <table:table-cell office:value-type="float" office:value="756">
            <text:p>756</text:p>
          </table:table-cell>
          <table:table-cell office:value-type="float" office:value="116">
            <text:p>116</text:p>
          </table:table-cell>
          <table:table-cell table:number-columns-repeated="17"/>
        </table:table-row>
        <table:table-row table:style-name="ro1">
          <table:table-cell office:value-type="string">
            <text:p>NGC 4080</text:p>
          </table:table-cell>
          <table:table-cell office:value-type="string">
            <text:p>12 04 51.8</text:p>
          </table:table-cell>
          <table:table-cell office:value-type="string">
            <text:p>26 59 33</text:p>
          </table:table-cell>
          <table:table-cell office:value-type="float" office:value="10">
            <text:p>10</text:p>
          </table:table-cell>
          <table:table-cell office:value-type="string">
            <text:p>–12.63 ± 0.04</text:p>
          </table:table-cell>
          <table:table-cell office:value-type="string">
            <text:p>17 ± 2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–14.99</text:p>
          </table:table-cell>
          <table:table-cell office:value-type="float" office:value="0.06">
            <text:p>0.06</text:p>
          </table:table-cell>
          <table:table-cell office:value-type="float" office:value="3">
            <text:p>3</text:p>
          </table:table-cell>
          <table:table-cell office:value-type="float" office:value="39.12">
            <text:p>39.12</text:p>
          </table:table-cell>
          <table:table-cell office:value-type="string">
            <text:p>v(flow)</text:p>
          </table:table-cell>
          <table:table-cell office:value-type="float" office:value="6.9">
            <text:p>6.9</text:p>
          </table:table-cell>
          <table:table-cell table:number-columns-repeated="2"/>
          <table:table-cell office:value-type="float" office:value="567">
            <text:p>567</text:p>
          </table:table-cell>
          <table:table-cell office:value-type="float" office:value="519">
            <text:p>519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NGC 4096</text:p>
          </table:table-cell>
          <table:table-cell office:value-type="string">
            <text:p>12 06 01.0</text:p>
          </table:table-cell>
          <table:table-cell office:value-type="string">
            <text:p>47 28 40</text:p>
          </table:table-cell>
          <table:table-cell office:value-type="float" office:value="5">
            <text:p>5</text:p>
          </table:table-cell>
          <table:table-cell office:value-type="string">
            <text:p>–11.57 ± 0.04</text:p>
          </table:table-cell>
          <table:table-cell office:value-type="string">
            <text:p>20 ± 2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–18.15</text:p>
          </table:table-cell>
          <table:table-cell office:value-type="float" office:value="0.42">
            <text:p>0.42</text:p>
          </table:table-cell>
          <table:table-cell office:value-type="float" office:value="1">
            <text:p>1</text:p>
          </table:table-cell>
          <table:table-cell office:value-type="float" office:value="40.2">
            <text:p>40.2</text:p>
          </table:table-cell>
          <table:table-cell office:value-type="string">
            <text:p>v(flow)</text:p>
          </table:table-cell>
          <table:table-cell office:value-type="float" office:value="8.3">
            <text:p>8.3</text:p>
          </table:table-cell>
          <table:table-cell table:number-columns-repeated="2"/>
          <table:table-cell office:value-type="float" office:value="566">
            <text:p>566</text:p>
          </table:table-cell>
          <table:table-cell office:value-type="float" office:value="621">
            <text:p>621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KUG 1207+367</text:p>
          </table:table-cell>
          <table:table-cell office:value-type="string">
            <text:p>12 09 56.4</text:p>
          </table:table-cell>
          <table:table-cell office:value-type="string">
            <text:p>36 26 07</text:p>
          </table:table-cell>
          <table:table-cell office:value-type="float" office:value="10">
            <text:p>10</text:p>
          </table:table-cell>
          <table:table-cell office:value-type="string">
            <text:p>–14.09 ± 0.04</text:p>
          </table:table-cell>
          <table:table-cell office:value-type="string">
            <text:p>...</text:p>
          </table:table-cell>
          <table:table-cell office:value-type="float" office:value="2.3">
            <text:p>2.3</text:p>
          </table:table-cell>
          <table:table-cell table:number-columns-repeated="2" office:value-type="string">
            <text:p>...</text:p>
          </table:table-cell>
          <table:table-cell office:value-type="float" office:value="0.05">
            <text:p>0.05</text:p>
          </table:table-cell>
          <table:table-cell office:value-type="string">
            <text:p>–12.84</text:p>
          </table:table-cell>
          <table:table-cell office:value-type="float" office:value="0.03">
            <text:p>0.03</text:p>
          </table:table-cell>
          <table:table-cell office:value-type="float" office:value="3">
            <text:p>3</text:p>
          </table:table-cell>
          <table:table-cell office:value-type="float" office:value="37.31">
            <text:p>37.31</text:p>
          </table:table-cell>
          <table:table-cell office:value-type="string">
            <text:p>v(flow)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339">
            <text:p>339</text:p>
          </table:table-cell>
          <table:table-cell office:value-type="float" office:value="341">
            <text:p>341</text:p>
          </table:table-cell>
          <table:table-cell office:value-type="float" office:value="113">
            <text:p>113</text:p>
          </table:table-cell>
          <table:table-cell table:number-columns-repeated="17"/>
        </table:table-row>
        <table:table-row table:style-name="ro1">
          <table:table-cell office:value-type="string">
            <text:p>NGC 4144</text:p>
          </table:table-cell>
          <table:table-cell office:value-type="string">
            <text:p>12 09 58.4</text:p>
          </table:table-cell>
          <table:table-cell office:value-type="string">
            <text:p>46 27 27</text:p>
          </table:table-cell>
          <table:table-cell office:value-type="float" office:value="6">
            <text:p>6</text:p>
          </table:table-cell>
          <table:table-cell office:value-type="string">
            <text:p>–11.68 ± 0.04</text:p>
          </table:table-cell>
          <table:table-cell office:value-type="string">
            <text:p>23 ± 5</text:p>
          </table:table-cell>
          <table:table-cell office:value-type="float" office:value="1.3">
            <text:p>1.3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–17.94</text:p>
          </table:table-cell>
          <table:table-cell office:value-type="float" office:value="0.19">
            <text:p>0.19</text:p>
          </table:table-cell>
          <table:table-cell office:value-type="float" office:value="1">
            <text:p>1</text:p>
          </table:table-cell>
          <table:table-cell office:value-type="float" office:value="40.31">
            <text:p>40.31</text:p>
          </table:table-cell>
          <table:table-cell office:value-type="string">
            <text:p>bs</text:p>
          </table:table-cell>
          <table:table-cell office:value-type="float" office:value="9.8">
            <text:p>9.8</text:p>
          </table:table-cell>
          <table:table-cell table:number-columns-repeated="2"/>
          <table:table-cell office:value-type="float" office:value="265">
            <text:p>265</text:p>
          </table:table-cell>
          <table:table-cell office:value-type="float" office:value="317">
            <text:p>317</text:p>
          </table:table-cell>
          <table:table-cell office:value-type="string">
            <text:p>23, 118</text:p>
          </table:table-cell>
          <table:table-cell table:number-columns-repeated="17"/>
        </table:table-row>
        <table:table-row table:style-name="ro1">
          <table:table-cell office:value-type="string">
            <text:p>NGC 4190</text:p>
          </table:table-cell>
          <table:table-cell office:value-type="string">
            <text:p>12 13 44.7</text:p>
          </table:table-cell>
          <table:table-cell office:value-type="string">
            <text:p>36 38 03</text:p>
          </table:table-cell>
          <table:table-cell office:value-type="float" office:value="10">
            <text:p>10</text:p>
          </table:table-cell>
          <table:table-cell office:value-type="string">
            <text:p>–12.33 ± 0.02</text:p>
          </table:table-cell>
          <table:table-cell office:value-type="string">
            <text:p>22 ± 5</text:p>
          </table:table-cell>
          <table:table-cell office:value-type="float" office:value="1.3">
            <text:p>1.3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–13.88</text:p>
          </table:table-cell>
          <table:table-cell office:value-type="float" office:value="0.11">
            <text:p>0.11</text:p>
          </table:table-cell>
          <table:table-cell office:value-type="float" office:value="1">
            <text:p>1</text:p>
          </table:table-cell>
          <table:table-cell office:value-type="float" office:value="38.81">
            <text:p>38.81</text:p>
          </table:table-cell>
          <table:table-cell office:value-type="string">
            <text:p>bs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228">
            <text:p>228</text:p>
          </table:table-cell>
          <table:table-cell office:value-type="float" office:value="232">
            <text:p>232</text:p>
          </table:table-cell>
          <table:table-cell office:value-type="string">
            <text:p>54, 118</text:p>
          </table:table-cell>
          <table:table-cell table:number-columns-repeated="17"/>
        </table:table-row>
        <table:table-row table:style-name="ro1">
          <table:table-cell office:value-type="string">
            <text:p>NGC 4204</text:p>
          </table:table-cell>
          <table:table-cell office:value-type="string">
            <text:p>12 15 14.5</text:p>
          </table:table-cell>
          <table:table-cell office:value-type="string">
            <text:p>20 39 31</text:p>
          </table:table-cell>
          <table:table-cell office:value-type="float" office:value="8">
            <text:p>8</text:p>
          </table:table-cell>
          <table:table-cell office:value-type="string">
            <text:p>–11.88 ± 0.04</text:p>
          </table:table-cell>
          <table:table-cell office:value-type="string">
            <text:p>42 ± 4</text:p>
          </table:table-cell>
          <table:table-cell office:value-type="float" office:value="1.1">
            <text:p>1.1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0.11">
            <text:p>0.11</text:p>
          </table:table-cell>
          <table:table-cell office:value-type="string">
            <text:p>–16.19</text:p>
          </table:table-cell>
          <table:table-cell office:value-type="float" office:value="0.1">
            <text:p>0.1</text:p>
          </table:table-cell>
          <table:table-cell office:value-type="float" office:value="3">
            <text:p>3</text:p>
          </table:table-cell>
          <table:table-cell office:value-type="float" office:value="40.22">
            <text:p>40.22</text:p>
          </table:table-cell>
          <table:table-cell office:value-type="string">
            <text:p>v(flow)</text:p>
          </table:table-cell>
          <table:table-cell office:value-type="float" office:value="10.4">
            <text:p>10.4</text:p>
          </table:table-cell>
          <table:table-cell table:number-columns-repeated="2"/>
          <table:table-cell office:value-type="float" office:value="856">
            <text:p>856</text:p>
          </table:table-cell>
          <table:table-cell office:value-type="float" office:value="782">
            <text:p>782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UGC 7267</text:p>
          </table:table-cell>
          <table:table-cell office:value-type="string">
            <text:p>12 15 23.6</text:p>
          </table:table-cell>
          <table:table-cell office:value-type="string">
            <text:p>51 20 58</text:p>
          </table:table-cell>
          <table:table-cell office:value-type="float" office:value="8">
            <text:p>8</text:p>
          </table:table-cell>
          <table:table-cell office:value-type="string">
            <text:p>–12.97 ± 0.10</text:p>
          </table:table-cell>
          <table:table-cell office:value-type="string">
            <text:p>11 ± 4</text:p>
          </table:table-cell>
          <table:table-cell office:value-type="float" office:value="1.3">
            <text:p>1.3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0.08">
            <text:p>0.08</text:p>
          </table:table-cell>
          <table:table-cell office:value-type="string">
            <text:p>–14.11</text:p>
          </table:table-cell>
          <table:table-cell office:value-type="float" office:value="0.05">
            <text:p>0.05</text:p>
          </table:table-cell>
          <table:table-cell office:value-type="float" office:value="3">
            <text:p>3</text:p>
          </table:table-cell>
          <table:table-cell office:value-type="float" office:value="38.84">
            <text:p>38.84</text:p>
          </table:table-cell>
          <table:table-cell office:value-type="string">
            <text:p>v(flow)</text:p>
          </table:table-cell>
          <table:table-cell office:value-type="float" office:value="7.3">
            <text:p>7.3</text:p>
          </table:table-cell>
          <table:table-cell table:number-columns-repeated="2"/>
          <table:table-cell office:value-type="float" office:value="472">
            <text:p>472</text:p>
          </table:table-cell>
          <table:table-cell office:value-type="float" office:value="550">
            <text:p>550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UGC 7271</text:p>
          </table:table-cell>
          <table:table-cell office:value-type="string">
            <text:p>12 15 33.3</text:p>
          </table:table-cell>
          <table:table-cell office:value-type="string">
            <text:p>43 26 06</text:p>
          </table:table-cell>
          <table:table-cell office:value-type="float" office:value="7">
            <text:p>7</text:p>
          </table:table-cell>
          <table:table-cell office:value-type="string">
            <text:p>–13.00 ± 0.06</text:p>
          </table:table-cell>
          <table:table-cell office:value-type="string">
            <text:p>16 ± 2</text:p>
          </table:table-cell>
          <table:table-cell office:value-type="float" office:value="1.2">
            <text:p>1.2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–13.96</text:p>
          </table:table-cell>
          <table:table-cell office:value-type="float" office:value="0.04">
            <text:p>0.04</text:p>
          </table:table-cell>
          <table:table-cell office:value-type="float" office:value="3">
            <text:p>3</text:p>
          </table:table-cell>
          <table:table-cell office:value-type="float" office:value="38.85">
            <text:p>38.85</text:p>
          </table:table-cell>
          <table:table-cell office:value-type="string">
            <text:p>v(flow)</text:p>
          </table:table-cell>
          <table:table-cell office:value-type="float" office:value="7.8">
            <text:p>7.8</text:p>
          </table:table-cell>
          <table:table-cell table:number-columns-repeated="2"/>
          <table:table-cell office:value-type="float" office:value="547">
            <text:p>547</text:p>
          </table:table-cell>
          <table:table-cell office:value-type="float" office:value="586">
            <text:p>586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CGCG 269–049</text:p>
          </table:table-cell>
          <table:table-cell office:value-type="string">
            <text:p>12 15 46.7</text:p>
          </table:table-cell>
          <table:table-cell office:value-type="string">
            <text:p>52 23 15</text:p>
          </table:table-cell>
          <table:table-cell office:value-type="float" office:value="10">
            <text:p>10</text:p>
          </table:table-cell>
          <table:table-cell office:value-type="string">
            <text:p>–13.17 ± 0.04</text:p>
          </table:table-cell>
          <table:table-cell office:value-type="string">
            <text:p>...</text:p>
          </table:table-cell>
          <table:table-cell office:value-type="float" office:value="2.3">
            <text:p>2.3</text:p>
          </table:table-cell>
          <table:table-cell table:number-columns-repeated="2" office:value-type="string">
            <text:p>...</text:p>
          </table:table-cell>
          <table:table-cell office:value-type="float" office:value="0.06">
            <text:p>0.06</text:p>
          </table:table-cell>
          <table:table-cell office:value-type="string">
            <text:p>–12.30</text:p>
          </table:table-cell>
          <table:table-cell office:value-type="float" office:value="0.02">
            <text:p>0.02</text:p>
          </table:table-cell>
          <table:table-cell office:value-type="float" office:value="3">
            <text:p>3</text:p>
          </table:table-cell>
          <table:table-cell office:value-type="float" office:value="37.93">
            <text:p>37.93</text:p>
          </table:table-cell>
          <table:table-cell office:value-type="string">
            <text:p>v(flow)</text:p>
          </table:table-cell>
          <table:table-cell office:value-type="float" office:value="3.2">
            <text:p>3.2</text:p>
          </table:table-cell>
          <table:table-cell table:number-columns-repeated="2"/>
          <table:table-cell office:value-type="float" office:value="159">
            <text:p>159</text:p>
          </table:table-cell>
          <table:table-cell office:value-type="float" office:value="242">
            <text:p>242</text:p>
          </table:table-cell>
          <table:table-cell office:value-type="float" office:value="110">
            <text:p>110</text:p>
          </table:table-cell>
          <table:table-cell table:number-columns-repeated="17"/>
        </table:table-row>
        <table:table-row table:style-name="ro1">
          <table:table-cell office:value-type="string">
            <text:p>NGC 4242</text:p>
          </table:table-cell>
          <table:table-cell office:value-type="string">
            <text:p>12 17 30.1</text:p>
          </table:table-cell>
          <table:table-cell office:value-type="string">
            <text:p>45 37 08</text:p>
          </table:table-cell>
          <table:table-cell office:value-type="float" office:value="8">
            <text:p>8</text:p>
          </table:table-cell>
          <table:table-cell office:value-type="string">
            <text:p>–11.85 ± 0.07</text:p>
          </table:table-cell>
          <table:table-cell office:value-type="string">
            <text:p>18 ± 3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–18.01</text:p>
          </table:table-cell>
          <table:table-cell office:value-type="float" office:value="0.22">
            <text:p>0.22</text:p>
          </table:table-cell>
          <table:table-cell office:value-type="float" office:value="3">
            <text:p>3</text:p>
          </table:table-cell>
          <table:table-cell office:value-type="float" office:value="39.89">
            <text:p>39.89</text:p>
          </table:table-cell>
          <table:table-cell office:value-type="string">
            <text:p>v(flow)</text:p>
          </table:table-cell>
          <table:table-cell office:value-type="float" office:value="7.4">
            <text:p>7.4</text:p>
          </table:table-cell>
          <table:table-cell table:number-columns-repeated="2"/>
          <table:table-cell office:value-type="float" office:value="506">
            <text:p>506</text:p>
          </table:table-cell>
          <table:table-cell office:value-type="float" office:value="557">
            <text:p>557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NGC 4248</text:p>
          </table:table-cell>
          <table:table-cell office:value-type="string">
            <text:p>12 17 50.3</text:p>
          </table:table-cell>
          <table:table-cell office:value-type="string">
            <text:p>47 24 31</text:p>
          </table:table-cell>
          <table:table-cell office:value-type="float" office:value="3">
            <text:p>3</text:p>
          </table:table-cell>
          <table:table-cell office:value-type="string">
            <text:p>–12.66 ± 0.04</text:p>
          </table:table-cell>
          <table:table-cell office:value-type="string">
            <text:p>8 ± 1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–16.13</text:p>
          </table:table-cell>
          <table:table-cell office:value-type="float" office:value="0.26">
            <text:p>0.26</text:p>
          </table:table-cell>
          <table:table-cell office:value-type="float" office:value="1">
            <text:p>1</text:p>
          </table:table-cell>
          <table:table-cell office:value-type="float" office:value="39.05">
            <text:p>39.05</text:p>
          </table:table-cell>
          <table:table-cell office:value-type="string">
            <text:p>v(flow)</text:p>
          </table:table-cell>
          <table:table-cell office:value-type="float" office:value="7.2">
            <text:p>7.2</text:p>
          </table:table-cell>
          <table:table-cell table:number-columns-repeated="2"/>
          <table:table-cell office:value-type="float" office:value="484">
            <text:p>484</text:p>
          </table:table-cell>
          <table:table-cell office:value-type="float" office:value="543">
            <text:p>543</text:p>
          </table:table-cell>
          <table:table-cell office:value-type="float" office:value="117">
            <text:p>117</text:p>
          </table:table-cell>
          <table:table-cell table:number-columns-repeated="17"/>
        </table:table-row>
        <table:table-row table:style-name="ro1">
          <table:table-cell office:value-type="string">
            <text:p>ISZ 399</text:p>
          </table:table-cell>
          <table:table-cell office:value-type="string">
            <text:p>12 19 59.5</text:p>
          </table:table-cell>
          <table:table-cell office:value-type="string">
            <text:p>–17 23 31</text:p>
          </table:table-cell>
          <table:table-cell office:value-type="float" office:value="11">
            <text:p>11</text:p>
          </table:table-cell>
          <table:table-cell office:value-type="string">
            <text:p>–12.40 ± 0.02</text:p>
          </table:table-cell>
          <table:table-cell office:value-type="string">
            <text:p>33 ± 3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17">
            <text:p>0.17</text:p>
          </table:table-cell>
          <table:table-cell office:value-type="string">
            <text:p>–15.22</text:p>
          </table:table-cell>
          <table:table-cell office:value-type="float" office:value="0.07">
            <text:p>0.07</text:p>
          </table:table-cell>
          <table:table-cell office:value-type="float" office:value="3">
            <text:p>3</text:p>
          </table:table-cell>
          <table:table-cell office:value-type="float" office:value="39.6">
            <text:p>39.6</text:p>
          </table:table-cell>
          <table:table-cell office:value-type="string">
            <text:p>v(flow)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00">
            <text:p>900</text:p>
          </table:table-cell>
          <table:table-cell office:value-type="float" office:value="673">
            <text:p>673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NGC 4288</text:p>
          </table:table-cell>
          <table:table-cell office:value-type="string">
            <text:p>12 20 38.1</text:p>
          </table:table-cell>
          <table:table-cell office:value-type="string">
            <text:p>46 17 33</text:p>
          </table:table-cell>
          <table:table-cell office:value-type="float" office:value="7">
            <text:p>7</text:p>
          </table:table-cell>
          <table:table-cell office:value-type="string">
            <text:p>–12.09 ± 0.03</text:p>
          </table:table-cell>
          <table:table-cell office:value-type="string">
            <text:p>49 ± 4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–16.19</text:p>
          </table:table-cell>
          <table:table-cell office:value-type="float" office:value="0.21">
            <text:p>0.21</text:p>
          </table:table-cell>
          <table:table-cell office:value-type="float" office:value="1">
            <text:p>1</text:p>
          </table:table-cell>
          <table:table-cell office:value-type="float" office:value="39.68">
            <text:p>39.68</text:p>
          </table:table-cell>
          <table:table-cell office:value-type="string">
            <text:p>v(flow)</text:p>
          </table:table-cell>
          <table:table-cell office:value-type="float" office:value="7.7">
            <text:p>7.7</text:p>
          </table:table-cell>
          <table:table-cell table:number-columns-repeated="2"/>
          <table:table-cell office:value-type="float" office:value="520">
            <text:p>520</text:p>
          </table:table-cell>
          <table:table-cell office:value-type="float" office:value="575">
            <text:p>575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UGC 7408</text:p>
          </table:table-cell>
          <table:table-cell office:value-type="string">
            <text:p>12 21 15.0</text:p>
          </table:table-cell>
          <table:table-cell office:value-type="string">
            <text:p>45 48 41</text:p>
          </table:table-cell>
          <table:table-cell office:value-type="float" office:value="9">
            <text:p>9</text:p>
          </table:table-cell>
          <table:table-cell office:value-type="string">
            <text:p>–14.85 ± 0.36</text:p>
          </table:table-cell>
          <table:table-cell office:value-type="string">
            <text:p>0 ± 0</text:p>
          </table:table-cell>
          <table:table-cell office:value-type="float" office:value="1.2">
            <text:p>1.2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–15.86</text:p>
          </table:table-cell>
          <table:table-cell office:value-type="float" office:value="0.09">
            <text:p>0.09</text:p>
          </table:table-cell>
          <table:table-cell office:value-type="float" office:value="3">
            <text:p>3</text:p>
          </table:table-cell>
          <table:table-cell office:value-type="float" office:value="36.87">
            <text:p>36.87</text:p>
          </table:table-cell>
          <table:table-cell office:value-type="string">
            <text:p>v(flow)</text:p>
          </table:table-cell>
          <table:table-cell office:value-type="float" office:value="6.9">
            <text:p>6.9</text:p>
          </table:table-cell>
          <table:table-cell table:number-columns-repeated="2"/>
          <table:table-cell office:value-type="float" office:value="462">
            <text:p>462</text:p>
          </table:table-cell>
          <table:table-cell office:value-type="float" office:value="515">
            <text:p>515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UGC 7490</text:p>
          </table:table-cell>
          <table:table-cell office:value-type="string">
            <text:p>12 24 25.3</text:p>
          </table:table-cell>
          <table:table-cell office:value-type="string">
            <text:p>70 20 01</text:p>
          </table:table-cell>
          <table:table-cell office:value-type="float" office:value="9">
            <text:p>9</text:p>
          </table:table-cell>
          <table:table-cell office:value-type="string">
            <text:p>–12.46 ± 0.05</text:p>
          </table:table-cell>
          <table:table-cell office:value-type="string">
            <text:p>16 ± 2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–16.62</text:p>
          </table:table-cell>
          <table:table-cell office:value-type="float" office:value="0.12">
            <text:p>0.12</text:p>
          </table:table-cell>
          <table:table-cell office:value-type="float" office:value="3">
            <text:p>3</text:p>
          </table:table-cell>
          <table:table-cell office:value-type="float" office:value="39.43">
            <text:p>39.43</text:p>
          </table:table-cell>
          <table:table-cell office:value-type="string">
            <text:p>v(flow)</text:p>
          </table:table-cell>
          <table:table-cell office:value-type="float" office:value="8.4">
            <text:p>8.4</text:p>
          </table:table-cell>
          <table:table-cell table:number-columns-repeated="2"/>
          <table:table-cell office:value-type="float" office:value="465">
            <text:p>465</text:p>
          </table:table-cell>
          <table:table-cell office:value-type="float" office:value="630">
            <text:p>630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LEDA 166137</text:p>
          </table:table-cell>
          <table:table-cell office:value-type="string">
            <text:p>12 25 27.9</text:p>
          </table:table-cell>
          <table:table-cell office:value-type="string">
            <text:p>28 28 57</text:p>
          </table:table-cell>
          <table:table-cell office:value-type="float" office:value="10">
            <text:p>10</text:p>
          </table:table-cell>
          <table:table-cell office:value-type="string">
            <text:p>–13.83 ± 0.04</text:p>
          </table:table-cell>
          <table:table-cell office:value-type="string">
            <text:p>...</text:p>
          </table:table-cell>
          <table:table-cell office:value-type="float" office:value="2.3">
            <text:p>2.3</text:p>
          </table:table-cell>
          <table:table-cell table:number-columns-repeated="2" office:value-type="string">
            <text:p>...</text:p>
          </table:table-cell>
          <table:table-cell office:value-type="float" office:value="0.1">
            <text:p>0.1</text:p>
          </table:table-cell>
          <table:table-cell office:value-type="string">
            <text:p>–12.50</text:p>
          </table:table-cell>
          <table:table-cell office:value-type="float" office:value="0.02">
            <text:p>0.02</text:p>
          </table:table-cell>
          <table:table-cell office:value-type="float" office:value="3">
            <text:p>3</text:p>
          </table:table-cell>
          <table:table-cell office:value-type="float" office:value="37.82">
            <text:p>37.82</text:p>
          </table:table-cell>
          <table:table-cell office:value-type="string">
            <text:p>v(flow)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83">
            <text:p>483</text:p>
          </table:table-cell>
          <table:table-cell office:value-type="float" office:value="453">
            <text:p>453</text:p>
          </table:table-cell>
          <table:table-cell office:value-type="float" office:value="108">
            <text:p>108</text:p>
          </table:table-cell>
          <table:table-cell table:number-columns-repeated="17"/>
        </table:table-row>
        <table:table-row table:style-name="ro1">
          <table:table-cell office:value-type="string">
            <text:p>UGC A281</text:p>
          </table:table-cell>
          <table:table-cell office:value-type="string">
            <text:p>12 26 16.0</text:p>
          </table:table-cell>
          <table:table-cell office:value-type="string">
            <text:p>48 29 37</text:p>
          </table:table-cell>
          <table:table-cell office:value-type="float" office:value="11">
            <text:p>11</text:p>
          </table:table-cell>
          <table:table-cell office:value-type="string">
            <text:p>–11.90 ± 0.01</text:p>
          </table:table-cell>
          <table:table-cell office:value-type="string">
            <text:p>335 ± 17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–13.45</text:p>
          </table:table-cell>
          <table:table-cell office:value-type="float" office:value="0.03">
            <text:p>0.03</text:p>
          </table:table-cell>
          <table:table-cell office:value-type="float" office:value="1">
            <text:p>1</text:p>
          </table:table-cell>
          <table:table-cell office:value-type="float" office:value="39.69">
            <text:p>39.69</text:p>
          </table:table-cell>
          <table:table-cell office:value-type="string">
            <text:p>bs</text:p>
          </table:table-cell>
          <table:table-cell office:value-type="float" office:value="5.7">
            <text:p>5.7</text:p>
          </table:table-cell>
          <table:table-cell table:number-columns-repeated="2"/>
          <table:table-cell office:value-type="float" office:value="281">
            <text:p>281</text:p>
          </table:table-cell>
          <table:table-cell office:value-type="float" office:value="349">
            <text:p>349</text:p>
          </table:table-cell>
          <table:table-cell office:value-type="string">
            <text:p>38, 111</text:p>
          </table:table-cell>
          <table:table-cell table:number-columns-repeated="17"/>
        </table:table-row>
        <table:table-row table:style-name="ro1">
          <table:table-cell office:value-type="string">
            <text:p>UGC 7584</text:p>
          </table:table-cell>
          <table:table-cell office:value-type="string">
            <text:p>12 28 02.9</text:p>
          </table:table-cell>
          <table:table-cell office:value-type="string">
            <text:p>22 35 22</text:p>
          </table:table-cell>
          <table:table-cell office:value-type="float" office:value="9">
            <text:p>9</text:p>
          </table:table-cell>
          <table:table-cell office:value-type="string">
            <text:p>–13.39 ± 0.04</text:p>
          </table:table-cell>
          <table:table-cell office:value-type="string">
            <text:p>...</text:p>
          </table:table-cell>
          <table:table-cell office:value-type="float" office:value="2.3">
            <text:p>2.3</text:p>
          </table:table-cell>
          <table:table-cell table:number-columns-repeated="2" office:value-type="string">
            <text:p>...</text:p>
          </table:table-cell>
          <table:table-cell office:value-type="float" office:value="0.09">
            <text:p>0.09</text:p>
          </table:table-cell>
          <table:table-cell office:value-type="string">
            <text:p>–13.19</text:p>
          </table:table-cell>
          <table:table-cell office:value-type="float" office:value="0.03">
            <text:p>0.03</text:p>
          </table:table-cell>
          <table:table-cell office:value-type="float" office:value="3">
            <text:p>3</text:p>
          </table:table-cell>
          <table:table-cell office:value-type="float" office:value="38.42">
            <text:p>38.42</text:p>
          </table:table-cell>
          <table:table-cell office:value-type="string">
            <text:p>v(flow)</text:p>
          </table:table-cell>
          <table:table-cell office:value-type="float" office:value="7.3">
            <text:p>7.3</text:p>
          </table:table-cell>
          <table:table-cell table:number-columns-repeated="2"/>
          <table:table-cell office:value-type="float" office:value="603">
            <text:p>603</text:p>
          </table:table-cell>
          <table:table-cell office:value-type="float" office:value="545">
            <text:p>545</text:p>
          </table:table-cell>
          <table:table-cell office:value-type="float" office:value="107">
            <text:p>107</text:p>
          </table:table-cell>
          <table:table-cell table:number-columns-repeated="17"/>
        </table:table-row>
        <table:table-row table:style-name="ro1">
          <table:table-cell office:value-type="string">
            <text:p>LSBCF 573–01</text:p>
          </table:table-cell>
          <table:table-cell office:value-type="string">
            <text:p>12 28 05.4</text:p>
          </table:table-cell>
          <table:table-cell office:value-type="string">
            <text:p>22 17 27</text:p>
          </table:table-cell>
          <table:table-cell office:value-type="float" office:value="10">
            <text:p>10</text:p>
          </table:table-cell>
          <table:table-cell office:value-type="string">
            <text:p>&lt;–15.40</text:p>
          </table:table-cell>
          <table:table-cell office:value-type="float" office:value="0">
            <text:p>0</text:p>
          </table:table-cell>
          <table:table-cell office:value-type="float" office:value="2.2">
            <text:p>2.2</text:p>
          </table:table-cell>
          <table:table-cell table:number-columns-repeated="2" office:value-type="string">
            <text:p>...</text:p>
          </table:table-cell>
          <table:table-cell office:value-type="float" office:value="0.08">
            <text:p>0.08</text:p>
          </table:table-cell>
          <table:table-cell office:value-type="string">
            <text:p>–12.37</text:p>
          </table:table-cell>
          <table:table-cell office:value-type="float" office:value="0.02">
            <text:p>0.02</text:p>
          </table:table-cell>
          <table:table-cell office:value-type="float" office:value="3">
            <text:p>3</text:p>
          </table:table-cell>
          <table:table-cell office:value-type="string">
            <text:p>&lt;36.41</text:p>
          </table:table-cell>
          <table:table-cell office:value-type="string">
            <text:p>v(flow)</text:p>
          </table:table-cell>
          <table:table-cell office:value-type="float" office:value="7.2">
            <text:p>7.2</text:p>
          </table:table-cell>
          <table:table-cell table:number-columns-repeated="2"/>
          <table:table-cell office:value-type="float" office:value="602">
            <text:p>602</text:p>
          </table:table-cell>
          <table:table-cell office:value-type="float" office:value="543">
            <text:p>543</text:p>
          </table:table-cell>
          <table:table-cell office:value-type="float" office:value="109">
            <text:p>109</text:p>
          </table:table-cell>
          <table:table-cell table:number-columns-repeated="17"/>
        </table:table-row>
        <table:table-row table:style-name="ro1">
          <table:table-cell office:value-type="string">
            <text:p>UGC 7599</text:p>
          </table:table-cell>
          <table:table-cell office:value-type="string">
            <text:p>12 28 28.5</text:p>
          </table:table-cell>
          <table:table-cell office:value-type="string">
            <text:p>37 14 01</text:p>
          </table:table-cell>
          <table:table-cell office:value-type="float" office:value="8">
            <text:p>8</text:p>
          </table:table-cell>
          <table:table-cell office:value-type="string">
            <text:p>–13.46 ± 0.12</text:p>
          </table:table-cell>
          <table:table-cell office:value-type="string">
            <text:p>12 ± 4</text:p>
          </table:table-cell>
          <table:table-cell office:value-type="float" office:value="1.2">
            <text:p>1.2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–14.35</text:p>
          </table:table-cell>
          <table:table-cell office:value-type="float" office:value="0.05">
            <text:p>0.05</text:p>
          </table:table-cell>
          <table:table-cell office:value-type="float" office:value="3">
            <text:p>3</text:p>
          </table:table-cell>
          <table:table-cell office:value-type="float" office:value="38.28">
            <text:p>38.28</text:p>
          </table:table-cell>
          <table:table-cell office:value-type="string">
            <text:p>bs</text:p>
          </table:table-cell>
          <table:table-cell office:value-type="float" office:value="6.9">
            <text:p>6.9</text:p>
          </table:table-cell>
          <table:table-cell table:number-columns-repeated="2"/>
          <table:table-cell office:value-type="float" office:value="278">
            <text:p>278</text:p>
          </table:table-cell>
          <table:table-cell office:value-type="float" office:value="292">
            <text:p>292</text:p>
          </table:table-cell>
          <table:table-cell office:value-type="string">
            <text:p>39, 117</text:p>
          </table:table-cell>
          <table:table-cell table:number-columns-repeated="17"/>
        </table:table-row>
        <table:table-row table:style-name="ro1">
          <table:table-cell office:value-type="string">
            <text:p>NGC 4455</text:p>
          </table:table-cell>
          <table:table-cell office:value-type="string">
            <text:p>12 28 44.1</text:p>
          </table:table-cell>
          <table:table-cell office:value-type="string">
            <text:p>22 49 21</text:p>
          </table:table-cell>
          <table:table-cell office:value-type="float" office:value="7">
            <text:p>7</text:p>
          </table:table-cell>
          <table:table-cell office:value-type="string">
            <text:p>–12.07 ± 0.04</text:p>
          </table:table-cell>
          <table:table-cell office:value-type="string">
            <text:p>35 ± 4</text:p>
          </table:table-cell>
          <table:table-cell office:value-type="float" office:value="1.1">
            <text:p>1.1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–15.7</text:p>
          </table:table-cell>
          <table:table-cell office:value-type="float" office:value="0.14">
            <text:p>0.14</text:p>
          </table:table-cell>
          <table:table-cell office:value-type="float" office:value="1">
            <text:p>1</text:p>
          </table:table-cell>
          <table:table-cell office:value-type="float" office:value="39.75">
            <text:p>39.75</text:p>
          </table:table-cell>
          <table:table-cell office:value-type="string">
            <text:p>v(flow)</text:p>
          </table:table-cell>
          <table:table-cell office:value-type="float" office:value="7.8">
            <text:p>7.8</text:p>
          </table:table-cell>
          <table:table-cell table:number-columns-repeated="2"/>
          <table:table-cell office:value-type="float" office:value="637">
            <text:p>637</text:p>
          </table:table-cell>
          <table:table-cell office:value-type="float" office:value="581">
            <text:p>581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UGC 7608</text:p>
          </table:table-cell>
          <table:table-cell office:value-type="string">
            <text:p>12 28 45.3</text:p>
          </table:table-cell>
          <table:table-cell office:value-type="string">
            <text:p>43 13 35</text:p>
          </table:table-cell>
          <table:table-cell office:value-type="float" office:value="10">
            <text:p>10</text:p>
          </table:table-cell>
          <table:table-cell office:value-type="string">
            <text:p>–12.36 ± 0.03</text:p>
          </table:table-cell>
          <table:table-cell office:value-type="string">
            <text:p>54 ± 5</text:p>
          </table:table-cell>
          <table:table-cell office:value-type="float" office:value="1.2">
            <text:p>1.2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–15.82</text:p>
          </table:table-cell>
          <table:table-cell office:value-type="float" office:value="0.09">
            <text:p>0.09</text:p>
          </table:table-cell>
          <table:table-cell office:value-type="float" office:value="3">
            <text:p>3</text:p>
          </table:table-cell>
          <table:table-cell office:value-type="float" office:value="39.47">
            <text:p>39.47</text:p>
          </table:table-cell>
          <table:table-cell office:value-type="string">
            <text:p>v(flow)</text:p>
          </table:table-cell>
          <table:table-cell office:value-type="float" office:value="7.8">
            <text:p>7.8</text:p>
          </table:table-cell>
          <table:table-cell table:number-columns-repeated="2"/>
          <table:table-cell office:value-type="float" office:value="538">
            <text:p>538</text:p>
          </table:table-cell>
          <table:table-cell office:value-type="float" office:value="582">
            <text:p>582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MCG +07-26-011</text:p>
          </table:table-cell>
          <table:table-cell office:value-type="string">
            <text:p>12 28 52.2</text:p>
          </table:table-cell>
          <table:table-cell office:value-type="string">
            <text:p>42 10 41</text:p>
          </table:table-cell>
          <table:table-cell office:value-type="float" office:value="8">
            <text:p>8</text:p>
          </table:table-cell>
          <table:table-cell office:value-type="string">
            <text:p>–13.29 ± 0.07</text:p>
          </table:table-cell>
          <table:table-cell office:value-type="string">
            <text:p>19 ± 3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–12.60</text:p>
          </table:table-cell>
          <table:table-cell office:value-type="float" office:value="0.03">
            <text:p>0.03</text:p>
          </table:table-cell>
          <table:table-cell office:value-type="float" office:value="3">
            <text:p>3</text:p>
          </table:table-cell>
          <table:table-cell office:value-type="float" office:value="38.34">
            <text:p>38.34</text:p>
          </table:table-cell>
          <table:table-cell office:value-type="string">
            <text:p>v(flow)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08">
            <text:p>408</text:p>
          </table:table-cell>
          <table:table-cell office:value-type="float" office:value="447">
            <text:p>447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UGC 7639</text:p>
          </table:table-cell>
          <table:table-cell office:value-type="string">
            <text:p>12 29 53.4</text:p>
          </table:table-cell>
          <table:table-cell office:value-type="string">
            <text:p>47 31 52</text:p>
          </table:table-cell>
          <table:table-cell office:value-type="float" office:value="10">
            <text:p>10</text:p>
          </table:table-cell>
          <table:table-cell office:value-type="string">
            <text:p>–13.42 ± 0.11</text:p>
          </table:table-cell>
          <table:table-cell office:value-type="string">
            <text:p>4 ± 1</text:p>
          </table:table-cell>
          <table:table-cell office:value-type="float" office:value="1.2">
            <text:p>1.2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–15.55</text:p>
          </table:table-cell>
          <table:table-cell office:value-type="float" office:value="0.08">
            <text:p>0.08</text:p>
          </table:table-cell>
          <table:table-cell office:value-type="float" office:value="3">
            <text:p>3</text:p>
          </table:table-cell>
          <table:table-cell office:value-type="float" office:value="38.44">
            <text:p>38.44</text:p>
          </table:table-cell>
          <table:table-cell office:value-type="string">
            <text:p>bs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382">
            <text:p>382</text:p>
          </table:table-cell>
          <table:table-cell office:value-type="float" office:value="447">
            <text:p>447</text:p>
          </table:table-cell>
          <table:table-cell office:value-type="string">
            <text:p>39, 117</text:p>
          </table:table-cell>
          <table:table-cell table:number-columns-repeated="17"/>
        </table:table-row>
        <table:table-row table:style-name="ro1">
          <table:table-cell office:value-type="string">
            <text:p>MCG +07-26-012</text:p>
          </table:table-cell>
          <table:table-cell office:value-type="string">
            <text:p>12 30 23.8</text:p>
          </table:table-cell>
          <table:table-cell office:value-type="string">
            <text:p>42 54 06</text:p>
          </table:table-cell>
          <table:table-cell office:value-type="float" office:value="6">
            <text:p>6</text:p>
          </table:table-cell>
          <table:table-cell office:value-type="string">
            <text:p>–13.66 ± 0.07</text:p>
          </table:table-cell>
          <table:table-cell office:value-type="string">
            <text:p>9 ± 2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–12.60</text:p>
          </table:table-cell>
          <table:table-cell office:value-type="float" office:value="0.03">
            <text:p>0.03</text:p>
          </table:table-cell>
          <table:table-cell office:value-type="float" office:value="3">
            <text:p>3</text:p>
          </table:table-cell>
          <table:table-cell office:value-type="float" office:value="38.03">
            <text:p>38.03</text:p>
          </table:table-cell>
          <table:table-cell office:value-type="string">
            <text:p>v(flow)</text:p>
          </table:table-cell>
          <table:table-cell office:value-type="float" office:value="6.4">
            <text:p>6.4</text:p>
          </table:table-cell>
          <table:table-cell table:number-columns-repeated="2"/>
          <table:table-cell office:value-type="float" office:value="436">
            <text:p>436</text:p>
          </table:table-cell>
          <table:table-cell office:value-type="float" office:value="479">
            <text:p>479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NGC 4485</text:p>
          </table:table-cell>
          <table:table-cell office:value-type="string">
            <text:p>12 30 31.1</text:p>
          </table:table-cell>
          <table:table-cell office:value-type="string">
            <text:p>41 42 01</text:p>
          </table:table-cell>
          <table:table-cell office:value-type="float" office:value="10">
            <text:p>10</text:p>
          </table:table-cell>
          <table:table-cell office:value-type="string">
            <text:p>–11.63 ± 0.02</text:p>
          </table:table-cell>
          <table:table-cell office:value-type="string">
            <text:p>76 ± 13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–16.97</text:p>
          </table:table-cell>
          <table:table-cell office:value-type="float" office:value="0.14">
            <text:p>0.14</text:p>
          </table:table-cell>
          <table:table-cell office:value-type="float" office:value="3">
            <text:p>3</text:p>
          </table:table-cell>
          <table:table-cell office:value-type="float" office:value="40.1">
            <text:p>40.1</text:p>
          </table:table-cell>
          <table:table-cell office:value-type="string">
            <text:p>v(flow)</text:p>
          </table:table-cell>
          <table:table-cell office:value-type="float" office:value="7.1">
            <text:p>7.1</text:p>
          </table:table-cell>
          <table:table-cell table:number-columns-repeated="2"/>
          <table:table-cell office:value-type="float" office:value="493">
            <text:p>493</text:p>
          </table:table-cell>
          <table:table-cell office:value-type="float" office:value="530">
            <text:p>530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NGC 4490</text:p>
          </table:table-cell>
          <table:table-cell office:value-type="string">
            <text:p>12 30 36.1</text:p>
          </table:table-cell>
          <table:table-cell office:value-type="string">
            <text:p>41 38 34</text:p>
          </table:table-cell>
          <table:table-cell office:value-type="float" office:value="7">
            <text:p>7</text:p>
          </table:table-cell>
          <table:table-cell office:value-type="string">
            <text:p>–10.68 ± 0.02</text:p>
          </table:table-cell>
          <table:table-cell office:value-type="string">
            <text:p>66 ± 9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–19.35</text:p>
          </table:table-cell>
          <table:table-cell office:value-type="float" office:value="0.37">
            <text:p>0.37</text:p>
          </table:table-cell>
          <table:table-cell office:value-type="float" office:value="3">
            <text:p>3</text:p>
          </table:table-cell>
          <table:table-cell office:value-type="float" office:value="41.08">
            <text:p>41.08</text:p>
          </table:table-cell>
          <table:table-cell office:value-type="string">
            <text:p>v(flow)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565">
            <text:p>565</text:p>
          </table:table-cell>
          <table:table-cell office:value-type="float" office:value="602">
            <text:p>602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UGC 7678</text:p>
          </table:table-cell>
          <table:table-cell office:value-type="string">
            <text:p>12 32 00.7</text:p>
          </table:table-cell>
          <table:table-cell office:value-type="string">
            <text:p>39 49 59</text:p>
          </table:table-cell>
          <table:table-cell office:value-type="float" office:value="6">
            <text:p>6</text:p>
          </table:table-cell>
          <table:table-cell office:value-type="string">
            <text:p>–12.60 ± 0.03</text:p>
          </table:table-cell>
          <table:table-cell office:value-type="string">
            <text:p>27 ± 2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–13.8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39.4">
            <text:p>39.4</text:p>
          </table:table-cell>
          <table:table-cell office:value-type="string">
            <text:p>v(flow)</text:p>
          </table:table-cell>
          <table:table-cell office:value-type="float" office:value="9.3">
            <text:p>9.3</text:p>
          </table:table-cell>
          <table:table-cell table:number-columns-repeated="2"/>
          <table:table-cell office:value-type="float" office:value="666">
            <text:p>666</text:p>
          </table:table-cell>
          <table:table-cell office:value-type="float" office:value="695">
            <text:p>695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UGC 7690</text:p>
          </table:table-cell>
          <table:table-cell office:value-type="string">
            <text:p>12 32 26.8</text:p>
          </table:table-cell>
          <table:table-cell office:value-type="string">
            <text:p>42 42 18</text:p>
          </table:table-cell>
          <table:table-cell office:value-type="float" office:value="10">
            <text:p>10</text:p>
          </table:table-cell>
          <table:table-cell office:value-type="string">
            <text:p>–12.31 ± 0.06</text:p>
          </table:table-cell>
          <table:table-cell office:value-type="string">
            <text:p>24 ± 4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–16.41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39.51">
            <text:p>39.51</text:p>
          </table:table-cell>
          <table:table-cell office:value-type="string">
            <text:p>v(flow)</text:p>
          </table:table-cell>
          <table:table-cell office:value-type="float" office:value="7.7">
            <text:p>7.7</text:p>
          </table:table-cell>
          <table:table-cell table:number-columns-repeated="2"/>
          <table:table-cell office:value-type="float" office:value="537">
            <text:p>537</text:p>
          </table:table-cell>
          <table:table-cell office:value-type="float" office:value="580">
            <text:p>580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UGC 7699</text:p>
          </table:table-cell>
          <table:table-cell office:value-type="string">
            <text:p>12 32 48.0</text:p>
          </table:table-cell>
          <table:table-cell office:value-type="string">
            <text:p>37 37 18</text:p>
          </table:table-cell>
          <table:table-cell office:value-type="float" office:value="6">
            <text:p>6</text:p>
          </table:table-cell>
          <table:table-cell office:value-type="string">
            <text:p>–12.27 ± 0.05</text:p>
          </table:table-cell>
          <table:table-cell office:value-type="string">
            <text:p>26 ± 4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–15.61</text:p>
          </table:table-cell>
          <table:table-cell office:value-type="float" office:value="0.16">
            <text:p>0.16</text:p>
          </table:table-cell>
          <table:table-cell office:value-type="float" office:value="1">
            <text:p>1</text:p>
          </table:table-cell>
          <table:table-cell office:value-type="float" office:value="39.42">
            <text:p>39.42</text:p>
          </table:table-cell>
          <table:table-cell office:value-type="string">
            <text:p>v(flow)</text:p>
          </table:table-cell>
          <table:table-cell office:value-type="float" office:value="6.8">
            <text:p>6.8</text:p>
          </table:table-cell>
          <table:table-cell table:number-columns-repeated="2"/>
          <table:table-cell office:value-type="float" office:value="496">
            <text:p>496</text:p>
          </table:table-cell>
          <table:table-cell office:value-type="float" office:value="514">
            <text:p>514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UGC 7698</text:p>
          </table:table-cell>
          <table:table-cell office:value-type="string">
            <text:p>12 32 54.4</text:p>
          </table:table-cell>
          <table:table-cell office:value-type="string">
            <text:p>31 32 28</text:p>
          </table:table-cell>
          <table:table-cell office:value-type="float" office:value="10">
            <text:p>10</text:p>
          </table:table-cell>
          <table:table-cell office:value-type="string">
            <text:p>–12.23 ± 0.03</text:p>
          </table:table-cell>
          <table:table-cell office:value-type="string">
            <text:p>44 ± 5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–15.98</text:p>
          </table:table-cell>
          <table:table-cell office:value-type="float" office:value="0.1">
            <text:p>0.1</text:p>
          </table:table-cell>
          <table:table-cell office:value-type="float" office:value="3">
            <text:p>3</text:p>
          </table:table-cell>
          <table:table-cell office:value-type="float" office:value="39.39">
            <text:p>39.39</text:p>
          </table:table-cell>
          <table:table-cell office:value-type="string">
            <text:p>bs</text:p>
          </table:table-cell>
          <table:table-cell office:value-type="float" office:value="6.1">
            <text:p>6.1</text:p>
          </table:table-cell>
          <table:table-cell table:number-columns-repeated="2"/>
          <table:table-cell office:value-type="float" office:value="331">
            <text:p>331</text:p>
          </table:table-cell>
          <table:table-cell office:value-type="float" office:value="320">
            <text:p>320</text:p>
          </table:table-cell>
          <table:table-cell office:value-type="string">
            <text:p>39, 118</text:p>
          </table:table-cell>
          <table:table-cell table:number-columns-repeated="17"/>
        </table:table-row>
        <table:table-row table:style-name="ro1">
          <table:table-cell office:value-type="string">
            <text:p>UGC 7719</text:p>
          </table:table-cell>
          <table:table-cell office:value-type="string">
            <text:p>12 34 00.6</text:p>
          </table:table-cell>
          <table:table-cell office:value-type="string">
            <text:p>39 01 10</text:p>
          </table:table-cell>
          <table:table-cell office:value-type="float" office:value="8">
            <text:p>8</text:p>
          </table:table-cell>
          <table:table-cell office:value-type="string">
            <text:p>–12.69 ± 0.04</text:p>
          </table:table-cell>
          <table:table-cell office:value-type="string">
            <text:p>52 ± 6</text:p>
          </table:table-cell>
          <table:table-cell office:value-type="float" office:value="1.2">
            <text:p>1.2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–14.57</text:p>
          </table:table-cell>
          <table:table-cell office:value-type="float" office:value="0.05">
            <text:p>0.05</text:p>
          </table:table-cell>
          <table:table-cell office:value-type="float" office:value="3">
            <text:p>3</text:p>
          </table:table-cell>
          <table:table-cell office:value-type="float" office:value="39.32">
            <text:p>39.32</text:p>
          </table:table-cell>
          <table:table-cell office:value-type="string">
            <text:p>v(flow)</text:p>
          </table:table-cell>
          <table:table-cell office:value-type="float" office:value="9.4">
            <text:p>9.4</text:p>
          </table:table-cell>
          <table:table-cell table:number-columns-repeated="2"/>
          <table:table-cell office:value-type="float" office:value="678">
            <text:p>678</text:p>
          </table:table-cell>
          <table:table-cell office:value-type="float" office:value="704">
            <text:p>704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NGC 4534</text:p>
          </table:table-cell>
          <table:table-cell office:value-type="string">
            <text:p>12 34 05.4</text:p>
          </table:table-cell>
          <table:table-cell office:value-type="string">
            <text:p>35 31 08</text:p>
          </table:table-cell>
          <table:table-cell office:value-type="float" office:value="8">
            <text:p>8</text:p>
          </table:table-cell>
          <table:table-cell office:value-type="string">
            <text:p>–11.95 ± 0.05</text:p>
          </table:table-cell>
          <table:table-cell office:value-type="string">
            <text:p>64 ± 7</text:p>
          </table:table-cell>
          <table:table-cell office:value-type="float" office:value="1.2">
            <text:p>1.2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–17.16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40.14">
            <text:p>40.14</text:p>
          </table:table-cell>
          <table:table-cell office:value-type="string">
            <text:p>v(flow)</text:p>
          </table:table-cell>
          <table:table-cell office:value-type="float" office:value="10.8">
            <text:p>10.8</text:p>
          </table:table-cell>
          <table:table-cell table:number-columns-repeated="2"/>
          <table:table-cell office:value-type="float" office:value="802">
            <text:p>802</text:p>
          </table:table-cell>
          <table:table-cell office:value-type="float" office:value="811">
            <text:p>811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UGC 7774</text:p>
          </table:table-cell>
          <table:table-cell office:value-type="string">
            <text:p>12 36 22.5</text:p>
          </table:table-cell>
          <table:table-cell office:value-type="string">
            <text:p>40 00 19</text:p>
          </table:table-cell>
          <table:table-cell office:value-type="float" office:value="7">
            <text:p>7</text:p>
          </table:table-cell>
          <table:table-cell office:value-type="string">
            <text:p>–12.88 ± 0.10</text:p>
          </table:table-cell>
          <table:table-cell office:value-type="string">
            <text:p>22 ± 6</text:p>
          </table:table-cell>
          <table:table-cell office:value-type="float" office:value="1.2">
            <text:p>1.2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–14.37</text:p>
          </table:table-cell>
          <table:table-cell office:value-type="float" office:value="0.05">
            <text:p>0.05</text:p>
          </table:table-cell>
          <table:table-cell office:value-type="float" office:value="3">
            <text:p>3</text:p>
          </table:table-cell>
          <table:table-cell office:value-type="float" office:value="38.93">
            <text:p>38.93</text:p>
          </table:table-cell>
          <table:table-cell office:value-type="string">
            <text:p>v(flow)</text:p>
          </table:table-cell>
          <table:table-cell office:value-type="float" office:value="7.4">
            <text:p>7.4</text:p>
          </table:table-cell>
          <table:table-cell table:number-columns-repeated="2"/>
          <table:table-cell office:value-type="float" office:value="526">
            <text:p>526</text:p>
          </table:table-cell>
          <table:table-cell office:value-type="float" office:value="558">
            <text:p>558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UGC A292</text:p>
          </table:table-cell>
          <table:table-cell office:value-type="string">
            <text:p>12 38 40.0</text:p>
          </table:table-cell>
          <table:table-cell office:value-type="string">
            <text:p>32 46 01</text:p>
          </table:table-cell>
          <table:table-cell office:value-type="float" office:value="10">
            <text:p>10</text:p>
          </table:table-cell>
          <table:table-cell office:value-type="string">
            <text:p>–12.76 ± 0.01</text:p>
          </table:table-cell>
          <table:table-cell office:value-type="string">
            <text:p>157 ± 12</text:p>
          </table:table-cell>
          <table:table-cell office:value-type="float" office:value="1.3">
            <text:p>1.3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–11.40</text:p>
          </table:table-cell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  <table:table-cell office:value-type="float" office:value="38.3">
            <text:p>38.3</text:p>
          </table:table-cell>
          <table:table-cell office:value-type="string">
            <text:p>bs</text:p>
          </table:table-cell>
          <table:table-cell office:value-type="float" office:value="3.1">
            <text:p>3.1</text:p>
          </table:table-cell>
          <table:table-cell table:number-columns-repeated="2"/>
          <table:table-cell office:value-type="float" office:value="308">
            <text:p>308</text:p>
          </table:table-cell>
          <table:table-cell office:value-type="float" office:value="306">
            <text:p>306</text:p>
          </table:table-cell>
          <table:table-cell office:value-type="string">
            <text:p>39, 120</text:p>
          </table:table-cell>
          <table:table-cell table:number-columns-repeated="17"/>
        </table:table-row>
        <table:table-row table:style-name="ro1">
          <table:table-cell office:value-type="string">
            <text:p>NGC 4618</text:p>
          </table:table-cell>
          <table:table-cell office:value-type="string">
            <text:p>12 41 32.7</text:p>
          </table:table-cell>
          <table:table-cell office:value-type="string">
            <text:p>41 09 04</text:p>
          </table:table-cell>
          <table:table-cell office:value-type="float" office:value="8">
            <text:p>8</text:p>
          </table:table-cell>
          <table:table-cell office:value-type="string">
            <text:p>–11.36 ± 0.04</text:p>
          </table:table-cell>
          <table:table-cell office:value-type="string">
            <text:p>33 ± 4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–18.28</text:p>
          </table:table-cell>
          <table:table-cell office:value-type="float" office:value="0.29">
            <text:p>0.29</text:p>
          </table:table-cell>
          <table:table-cell office:value-type="float" office:value="1">
            <text:p>1</text:p>
          </table:table-cell>
          <table:table-cell office:value-type="float" office:value="40.4">
            <text:p>40.4</text:p>
          </table:table-cell>
          <table:table-cell office:value-type="string">
            <text:p>v(flow)</text:p>
          </table:table-cell>
          <table:table-cell office:value-type="float" office:value="7.8">
            <text:p>7.8</text:p>
          </table:table-cell>
          <table:table-cell table:number-columns-repeated="2"/>
          <table:table-cell office:value-type="float" office:value="544">
            <text:p>544</text:p>
          </table:table-cell>
          <table:table-cell office:value-type="float" office:value="584">
            <text:p>584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NGC 4625</text:p>
          </table:table-cell>
          <table:table-cell office:value-type="string">
            <text:p>12 41 52.6</text:p>
          </table:table-cell>
          <table:table-cell office:value-type="string">
            <text:p>41 16 26</text:p>
          </table:table-cell>
          <table:table-cell office:value-type="float" office:value="9">
            <text:p>9</text:p>
          </table:table-cell>
          <table:table-cell office:value-type="string">
            <text:p>–12.03 ± 0.06</text:p>
          </table:table-cell>
          <table:table-cell office:value-type="string">
            <text:p>25 ± 4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–16.80</text:p>
          </table:table-cell>
          <table:table-cell office:value-type="float" office:value="0.55">
            <text:p>0.55</text:p>
          </table:table-cell>
          <table:table-cell office:value-type="float" office:value="1">
            <text:p>1</text:p>
          </table:table-cell>
          <table:table-cell office:value-type="float" office:value="39.74">
            <text:p>39.74</text:p>
          </table:table-cell>
          <table:table-cell office:value-type="string">
            <text:p>v(flow)</text:p>
          </table:table-cell>
          <table:table-cell office:value-type="float" office:value="8.7">
            <text:p>8.7</text:p>
          </table:table-cell>
          <table:table-cell table:number-columns-repeated="2"/>
          <table:table-cell office:value-type="float" office:value="609">
            <text:p>609</text:p>
          </table:table-cell>
          <table:table-cell office:value-type="float" office:value="649">
            <text:p>649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NGC 4631</text:p>
          </table:table-cell>
          <table:table-cell office:value-type="string">
            <text:p>12 42 08.0</text:p>
          </table:table-cell>
          <table:table-cell office:value-type="string">
            <text:p>32 32 26</text:p>
          </table:table-cell>
          <table:table-cell office:value-type="float" office:value="7">
            <text:p>7</text:p>
          </table:table-cell>
          <table:table-cell office:value-type="string">
            <text:p>–10.46 ± 0.06</text:p>
          </table:table-cell>
          <table:table-cell office:value-type="string">
            <text:p>42 ± 3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05">
            <text:p>0.05</text:p>
          </table:table-cell>
          <table:table-cell office:value-type="string">
            <text:p>–19.83</text:p>
          </table:table-cell>
          <table:table-cell office:value-type="float" office:value="0.45">
            <text:p>0.45</text:p>
          </table:table-cell>
          <table:table-cell office:value-type="float" office:value="3">
            <text:p>3</text:p>
          </table:table-cell>
          <table:table-cell office:value-type="float" office:value="41.28">
            <text:p>41.28</text:p>
          </table:table-cell>
          <table:table-cell office:value-type="string">
            <text:p>v(flow)</text:p>
          </table:table-cell>
          <table:table-cell office:value-type="float" office:value="8.1">
            <text:p>8.1</text:p>
          </table:table-cell>
          <table:table-cell table:number-columns-repeated="2"/>
          <table:table-cell office:value-type="float" office:value="606">
            <text:p>606</text:p>
          </table:table-cell>
          <table:table-cell office:value-type="float" office:value="604">
            <text:p>604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NGC 4656</text:p>
          </table:table-cell>
          <table:table-cell office:value-type="string">
            <text:p>12 43 57.7</text:p>
          </table:table-cell>
          <table:table-cell office:value-type="string">
            <text:p>32 10 05</text:p>
          </table:table-cell>
          <table:table-cell office:value-type="float" office:value="9">
            <text:p>9</text:p>
          </table:table-cell>
          <table:table-cell office:value-type="string">
            <text:p>–11.07 ± 0.02</text:p>
          </table:table-cell>
          <table:table-cell office:value-type="string">
            <text:p>96 ± 9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2.2">
            <text:p>2.2</text:p>
          </table:table-cell>
          <table:table-cell office:value-type="float" office:value="0.04">
            <text:p>0.04</text:p>
          </table:table-cell>
          <table:table-cell office:value-type="string">
            <text:p>–18.75</text:p>
          </table:table-cell>
          <table:table-cell office:value-type="float" office:value="0.07">
            <text:p>0.07</text:p>
          </table:table-cell>
          <table:table-cell office:value-type="float" office:value="1">
            <text:p>1</text:p>
          </table:table-cell>
          <table:table-cell office:value-type="float" office:value="40.86">
            <text:p>40.86</text:p>
          </table:table-cell>
          <table:table-cell office:value-type="string">
            <text:p>v(flow)</text:p>
          </table:table-cell>
          <table:table-cell office:value-type="float" office:value="8.6">
            <text:p>8.6</text:p>
          </table:table-cell>
          <table:table-cell table:number-columns-repeated="2"/>
          <table:table-cell office:value-type="float" office:value="646">
            <text:p>646</text:p>
          </table:table-cell>
          <table:table-cell office:value-type="float" office:value="644">
            <text:p>644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UGC 7916</text:p>
          </table:table-cell>
          <table:table-cell office:value-type="string">
            <text:p>12 44 25.1</text:p>
          </table:table-cell>
          <table:table-cell office:value-type="string">
            <text:p>34 23 12</text:p>
          </table:table-cell>
          <table:table-cell office:value-type="float" office:value="10">
            <text:p>10</text:p>
          </table:table-cell>
          <table:table-cell office:value-type="string">
            <text:p>–12.55 ± 0.03</text:p>
          </table:table-cell>
          <table:table-cell office:value-type="string">
            <text:p>63 ± 22</text:p>
          </table:table-cell>
          <table:table-cell office:value-type="float" office:value="1.1">
            <text:p>1.1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–14.6</text:p>
          </table:table-cell>
          <table:table-cell office:value-type="float" office:value="0.06">
            <text:p>0.06</text:p>
          </table:table-cell>
          <table:table-cell office:value-type="float" office:value="3">
            <text:p>3</text:p>
          </table:table-cell>
          <table:table-cell office:value-type="float" office:value="39.35">
            <text:p>39.35</text:p>
          </table:table-cell>
          <table:table-cell office:value-type="string">
            <text:p>v(flow)</text:p>
          </table:table-cell>
          <table:table-cell office:value-type="float" office:value="8.2">
            <text:p>8.2</text:p>
          </table:table-cell>
          <table:table-cell table:number-columns-repeated="2"/>
          <table:table-cell office:value-type="float" office:value="607">
            <text:p>607</text:p>
          </table:table-cell>
          <table:table-cell office:value-type="float" office:value="616">
            <text:p>616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UGC A298</text:p>
          </table:table-cell>
          <table:table-cell office:value-type="string">
            <text:p>12 46 55.4</text:p>
          </table:table-cell>
          <table:table-cell office:value-type="string">
            <text:p>26 33 51</text:p>
          </table:table-cell>
          <table:table-cell office:value-type="string">
            <text:p>–3</text:p>
          </table:table-cell>
          <table:table-cell table:number-columns-repeated="2" office:value-type="string">
            <text:p>...</text:p>
          </table:table-cell>
          <table:table-cell office:value-type="float" office:value="0">
            <text:p>0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–14.54</text:p>
          </table:table-cell>
          <table:table-cell office:value-type="float" office:value="0.05">
            <text:p>0.05</text:p>
          </table:table-cell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office:value-type="string">
            <text:p>v(flow)</text:p>
          </table:table-cell>
          <table:table-cell office:value-type="float" office:value="10.3">
            <text:p>10.3</text:p>
          </table:table-cell>
          <table:table-cell table:number-columns-repeated="2"/>
          <table:table-cell office:value-type="float" office:value="801">
            <text:p>801</text:p>
          </table:table-cell>
          <table:table-cell office:value-type="float" office:value="774">
            <text:p>774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UGC 7950</text:p>
          </table:table-cell>
          <table:table-cell office:value-type="string">
            <text:p>12 46 56.4</text:p>
          </table:table-cell>
          <table:table-cell office:value-type="string">
            <text:p>51 36 46</text:p>
          </table:table-cell>
          <table:table-cell office:value-type="float" office:value="10">
            <text:p>10</text:p>
          </table:table-cell>
          <table:table-cell office:value-type="string">
            <text:p>–12.80 ± 0.05</text:p>
          </table:table-cell>
          <table:table-cell office:value-type="string">
            <text:p>15 ± 2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–14.42</text:p>
          </table:table-cell>
          <table:table-cell office:value-type="float" office:value="0.11">
            <text:p>0.11</text:p>
          </table:table-cell>
          <table:table-cell office:value-type="float" office:value="1">
            <text:p>1</text:p>
          </table:table-cell>
          <table:table-cell office:value-type="float" office:value="39.04">
            <text:p>39.04</text:p>
          </table:table-cell>
          <table:table-cell office:value-type="string">
            <text:p>v(flow)</text:p>
          </table:table-cell>
          <table:table-cell office:value-type="float" office:value="7.9">
            <text:p>7.9</text:p>
          </table:table-cell>
          <table:table-cell table:number-columns-repeated="2"/>
          <table:table-cell office:value-type="float" office:value="502">
            <text:p>502</text:p>
          </table:table-cell>
          <table:table-cell office:value-type="float" office:value="593">
            <text:p>593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UGC 7949</text:p>
          </table:table-cell>
          <table:table-cell office:value-type="string">
            <text:p>12 46 59.8</text:p>
          </table:table-cell>
          <table:table-cell office:value-type="string">
            <text:p>36 28 35</text:p>
          </table:table-cell>
          <table:table-cell office:value-type="float" office:value="10">
            <text:p>10</text:p>
          </table:table-cell>
          <table:table-cell office:value-type="string">
            <text:p>–13.10 ± 0.05</text:p>
          </table:table-cell>
          <table:table-cell office:value-type="string">
            <text:p>30 ± 12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–14.91</text:p>
          </table:table-cell>
          <table:table-cell office:value-type="float" office:value="0.06">
            <text:p>0.06</text:p>
          </table:table-cell>
          <table:table-cell office:value-type="float" office:value="3">
            <text:p>3</text:p>
          </table:table-cell>
          <table:table-cell office:value-type="float" office:value="38.96">
            <text:p>38.96</text:p>
          </table:table-cell>
          <table:table-cell office:value-type="string">
            <text:p>bs</text:p>
          </table:table-cell>
          <table:table-cell office:value-type="float" office:value="9.9">
            <text:p>9.9</text:p>
          </table:table-cell>
          <table:table-cell table:number-columns-repeated="2"/>
          <table:table-cell office:value-type="float" office:value="331">
            <text:p>331</text:p>
          </table:table-cell>
          <table:table-cell office:value-type="float" office:value="351">
            <text:p>351</text:p>
          </table:table-cell>
          <table:table-cell office:value-type="string">
            <text:p>39, 111</text:p>
          </table:table-cell>
          <table:table-cell table:number-columns-repeated="17"/>
        </table:table-row>
        <table:table-row table:style-name="ro1">
          <table:table-cell office:value-type="string">
            <text:p>NGC 4707</text:p>
          </table:table-cell>
          <table:table-cell office:value-type="string">
            <text:p>12 48 22.9</text:p>
          </table:table-cell>
          <table:table-cell office:value-type="string">
            <text:p>51 09 53</text:p>
          </table:table-cell>
          <table:table-cell office:value-type="float" office:value="9">
            <text:p>9</text:p>
          </table:table-cell>
          <table:table-cell office:value-type="string">
            <text:p>–12.52 ± 0.06</text:p>
          </table:table-cell>
          <table:table-cell office:value-type="string">
            <text:p>25 ± 4</text:p>
          </table:table-cell>
          <table:table-cell office:value-type="float" office:value="1.1">
            <text:p>1.1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–15.99</text:p>
          </table:table-cell>
          <table:table-cell office:value-type="float" office:value="0.1">
            <text:p>0.1</text:p>
          </table:table-cell>
          <table:table-cell office:value-type="float" office:value="3">
            <text:p>3</text:p>
          </table:table-cell>
          <table:table-cell office:value-type="float" office:value="39.27">
            <text:p>39.27</text:p>
          </table:table-cell>
          <table:table-cell office:value-type="string">
            <text:p>v(flow)</text:p>
          </table:table-cell>
          <table:table-cell office:value-type="float" office:value="7.4">
            <text:p>7.4</text:p>
          </table:table-cell>
          <table:table-cell table:number-columns-repeated="2"/>
          <table:table-cell office:value-type="float" office:value="468">
            <text:p>468</text:p>
          </table:table-cell>
          <table:table-cell office:value-type="float" office:value="558">
            <text:p>558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UGC 8024</text:p>
          </table:table-cell>
          <table:table-cell office:value-type="string">
            <text:p>12 54 05.2</text:p>
          </table:table-cell>
          <table:table-cell office:value-type="string">
            <text:p>27 08 55</text:p>
          </table:table-cell>
          <table:table-cell office:value-type="float" office:value="10">
            <text:p>10</text:p>
          </table:table-cell>
          <table:table-cell office:value-type="string">
            <text:p>–12.73 ± 0.05</text:p>
          </table:table-cell>
          <table:table-cell office:value-type="string">
            <text:p>27 ± 4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–14.26</text:p>
          </table:table-cell>
          <table:table-cell office:value-type="float" office:value="0.04">
            <text:p>0.04</text:p>
          </table:table-cell>
          <table:table-cell office:value-type="float" office:value="2">
            <text:p>2</text:p>
          </table:table-cell>
          <table:table-cell office:value-type="float" office:value="38.61">
            <text:p>38.61</text:p>
          </table:table-cell>
          <table:table-cell office:value-type="string">
            <text:p>bs</text:p>
          </table:table-cell>
          <table:table-cell office:value-type="float" office:value="4.3">
            <text:p>4.3</text:p>
          </table:table-cell>
          <table:table-cell table:number-columns-repeated="2"/>
          <table:table-cell office:value-type="float" office:value="374">
            <text:p>374</text:p>
          </table:table-cell>
          <table:table-cell office:value-type="float" office:value="354">
            <text:p>354</text:p>
          </table:table-cell>
          <table:table-cell office:value-type="string">
            <text:p>39, 118</text:p>
          </table:table-cell>
          <table:table-cell table:number-columns-repeated="17"/>
        </table:table-row>
        <table:table-row table:style-name="ro1">
          <table:table-cell office:value-type="string">
            <text:p>UGC 8055</text:p>
          </table:table-cell>
          <table:table-cell office:value-type="string">
            <text:p>12 56 04.3</text:p>
          </table:table-cell>
          <table:table-cell office:value-type="string">
            <text:p>03 48 43</text:p>
          </table:table-cell>
          <table:table-cell office:value-type="float" office:value="10">
            <text:p>10</text:p>
          </table:table-cell>
          <table:table-cell office:value-type="string">
            <text:p>–13.46 ± 0.04</text:p>
          </table:table-cell>
          <table:table-cell office:value-type="string">
            <text:p>41 ± 11</text:p>
          </table:table-cell>
          <table:table-cell office:value-type="float" office:value="2.2">
            <text:p>2.2</text:p>
          </table:table-cell>
          <table:table-cell table:number-columns-repeated="2" office:value-type="string">
            <text:p>...</text:p>
          </table:table-cell>
          <table:table-cell office:value-type="float" office:value="0.08">
            <text:p>0.08</text:p>
          </table:table-cell>
          <table:table-cell office:value-type="string">
            <text:p>–12.17</text:p>
          </table:table-cell>
          <table:table-cell office:value-type="float" office:value="0.02">
            <text:p>0.02</text:p>
          </table:table-cell>
          <table:table-cell office:value-type="float" office:value="3">
            <text:p>3</text:p>
          </table:table-cell>
          <table:table-cell office:value-type="float" office:value="38.26">
            <text:p>38.26</text:p>
          </table:table-cell>
          <table:table-cell office:value-type="string">
            <text:p>v(flow)</text:p>
          </table:table-cell>
          <table:table-cell office:value-type="float" office:value="6.6">
            <text:p>6.6</text:p>
          </table:table-cell>
          <table:table-cell table:number-columns-repeated="2"/>
          <table:table-cell office:value-type="float" office:value="618">
            <text:p>618</text:p>
          </table:table-cell>
          <table:table-cell office:value-type="float" office:value="493">
            <text:p>493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UGC 8146</text:p>
          </table:table-cell>
          <table:table-cell office:value-type="string">
            <text:p>13 02 08.1</text:p>
          </table:table-cell>
          <table:table-cell office:value-type="string">
            <text:p>58 42 05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...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...</text:p>
          </table:table-cell>
          <table:table-cell office:value-type="float" office:value="0.02">
            <text:p>0.02</text:p>
          </table:table-cell>
          <table:table-cell office:value-type="string">
            <text:p>–15.78</text:p>
          </table:table-cell>
          <table:table-cell office:value-type="float" office:value="0.09">
            <text:p>0.09</text:p>
          </table:table-cell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office:value-type="string">
            <text:p>v(flow)</text:p>
          </table:table-cell>
          <table:table-cell office:value-type="float" office:value="10.6">
            <text:p>10.6</text:p>
          </table:table-cell>
          <table:table-cell table:number-columns-repeated="2"/>
          <table:table-cell office:value-type="float" office:value="670">
            <text:p>670</text:p>
          </table:table-cell>
          <table:table-cell office:value-type="float" office:value="798">
            <text:p>798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UGC A319</text:p>
          </table:table-cell>
          <table:table-cell office:value-type="string">
            <text:p>13 02 14.4</text:p>
          </table:table-cell>
          <table:table-cell office:value-type="string">
            <text:p>–17 14 15</text:p>
          </table:table-cell>
          <table:table-cell office:value-type="float" office:value="9">
            <text:p>9</text:p>
          </table:table-cell>
          <table:table-cell office:value-type="string">
            <text:p>–13.89 ± 0.23</text:p>
          </table:table-cell>
          <table:table-cell office:value-type="string">
            <text:p>2 ± 1.0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0.23">
            <text:p>0.23</text:p>
          </table:table-cell>
          <table:table-cell office:value-type="string">
            <text:p>–14.62</text:p>
          </table:table-cell>
          <table:table-cell office:value-type="float" office:value="0.06">
            <text:p>0.06</text:p>
          </table:table-cell>
          <table:table-cell office:value-type="float" office:value="3">
            <text:p>3</text:p>
          </table:table-cell>
          <table:table-cell office:value-type="float" office:value="37.96">
            <text:p>37.96</text:p>
          </table:table-cell>
          <table:table-cell office:value-type="string">
            <text:p>v(flow)</text:p>
          </table:table-cell>
          <table:table-cell office:value-type="float" office:value="7.4">
            <text:p>7.4</text:p>
          </table:table-cell>
          <table:table-cell table:number-columns-repeated="2"/>
          <table:table-cell office:value-type="float" office:value="755">
            <text:p>755</text:p>
          </table:table-cell>
          <table:table-cell office:value-type="float" office:value="555">
            <text:p>555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UGC A320</text:p>
          </table:table-cell>
          <table:table-cell office:value-type="string">
            <text:p>13 03 16.8</text:p>
          </table:table-cell>
          <table:table-cell office:value-type="string">
            <text:p>–17 25 23</text:p>
          </table:table-cell>
          <table:table-cell office:value-type="float" office:value="9">
            <text:p>9</text:p>
          </table:table-cell>
          <table:table-cell office:value-type="string">
            <text:p>–11.94 ± 0.03</text:p>
          </table:table-cell>
          <table:table-cell office:value-type="string">
            <text:p>52 ± 5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0.24">
            <text:p>0.24</text:p>
          </table:table-cell>
          <table:table-cell office:value-type="string">
            <text:p>–16.01</text:p>
          </table:table-cell>
          <table:table-cell office:value-type="float" office:value="0.04">
            <text:p>0.04</text:p>
          </table:table-cell>
          <table:table-cell office:value-type="float" office:value="1">
            <text:p>1</text:p>
          </table:table-cell>
          <table:table-cell office:value-type="float" office:value="39.9">
            <text:p>39.9</text:p>
          </table:table-cell>
          <table:table-cell office:value-type="string">
            <text:p>v(flow)</text:p>
          </table:table-cell>
          <table:table-cell office:value-type="float" office:value="7.2">
            <text:p>7.2</text:p>
          </table:table-cell>
          <table:table-cell table:number-columns-repeated="2"/>
          <table:table-cell office:value-type="float" office:value="742">
            <text:p>742</text:p>
          </table:table-cell>
          <table:table-cell office:value-type="float" office:value="543">
            <text:p>543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NGC 4945</text:p>
          </table:table-cell>
          <table:table-cell office:value-type="string">
            <text:p>13 05 27.5</text:p>
          </table:table-cell>
          <table:table-cell office:value-type="string">
            <text:p>–49 28 06</text:p>
          </table:table-cell>
          <table:table-cell office:value-type="float" office:value="6">
            <text:p>6</text:p>
          </table:table-cell>
          <table:table-cell office:value-type="string">
            <text:p>–10.50 ± 0.09</text:p>
          </table:table-cell>
          <table:table-cell office:value-type="string">
            <text:p>17 ± 4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1.2">
            <text:p>1.2</text:p>
          </table:table-cell>
          <table:table-cell office:value-type="float" office:value="0.78">
            <text:p>0.78</text:p>
          </table:table-cell>
          <table:table-cell office:value-type="string">
            <text:p>–19.26</text:p>
          </table:table-cell>
          <table:table-cell office:value-type="float" office:value="0.36">
            <text:p>0.36</text:p>
          </table:table-cell>
          <table:table-cell office:value-type="float" office:value="3">
            <text:p>3</text:p>
          </table:table-cell>
          <table:table-cell office:value-type="float" office:value="40.75">
            <text:p>40.75</text:p>
          </table:table-cell>
          <table:table-cell office:value-type="string">
            <text:p>mem</text:p>
          </table:table-cell>
          <table:table-cell office:value-type="float" office:value="3.6">
            <text:p>3.6</text:p>
          </table:table-cell>
          <table:table-cell table:number-columns-repeated="2"/>
          <table:table-cell office:value-type="float" office:value="563">
            <text:p>563</text:p>
          </table:table-cell>
          <table:table-cell office:value-type="float" office:value="299">
            <text:p>299</text:p>
          </table:table-cell>
          <table:table-cell office:value-type="string">
            <text:p>9, 118</text:p>
          </table:table-cell>
          <table:table-cell table:number-columns-repeated="17"/>
        </table:table-row>
        <table:table-row table:style-name="ro1">
          <table:table-cell office:value-type="string">
            <text:p>MCG –03-34-002</text:p>
          </table:table-cell>
          <table:table-cell office:value-type="string">
            <text:p>13 07 56.6</text:p>
          </table:table-cell>
          <table:table-cell office:value-type="string">
            <text:p>–16 41 21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...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...</text:p>
          </table:table-cell>
          <table:table-cell office:value-type="float" office:value="0.22">
            <text:p>0.22</text:p>
          </table:table-cell>
          <table:table-cell office:value-type="string">
            <text:p>–15.46</text:p>
          </table:table-cell>
          <table:table-cell office:value-type="float" office:value="0.08">
            <text:p>0.08</text:p>
          </table:table-cell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office:value-type="string">
            <text:p>v(flow)</text:p>
          </table:table-cell>
          <table:table-cell office:value-type="float" office:value="10.2">
            <text:p>10.2</text:p>
          </table:table-cell>
          <table:table-cell table:number-columns-repeated="2"/>
          <table:table-cell office:value-type="float" office:value="955">
            <text:p>955</text:p>
          </table:table-cell>
          <table:table-cell office:value-type="float" office:value="762">
            <text:p>762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UGC 8245</text:p>
          </table:table-cell>
          <table:table-cell office:value-type="string">
            <text:p>13 08 34.2</text:p>
          </table:table-cell>
          <table:table-cell office:value-type="string">
            <text:p>78 56 13</text:p>
          </table:table-cell>
          <table:table-cell office:value-type="float" office:value="10">
            <text:p>10</text:p>
          </table:table-cell>
          <table:table-cell office:value-type="string">
            <text:p>–13.46 ± 0.14</text:p>
          </table:table-cell>
          <table:table-cell office:value-type="string">
            <text:p>5 ± 2</text:p>
          </table:table-cell>
          <table:table-cell office:value-type="float" office:value="1.2">
            <text:p>1.2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11">
            <text:p>0.11</text:p>
          </table:table-cell>
          <table:table-cell office:value-type="string">
            <text:p>–12.69</text:p>
          </table:table-cell>
          <table:table-cell office:value-type="float" office:value="0.03">
            <text:p>0.03</text:p>
          </table:table-cell>
          <table:table-cell office:value-type="float" office:value="3">
            <text:p>3</text:p>
          </table:table-cell>
          <table:table-cell office:value-type="float" office:value="37.76">
            <text:p>37.76</text:p>
          </table:table-cell>
          <table:table-cell office:value-type="string">
            <text:p>v(flow)</text:p>
          </table:table-cell>
          <table:table-cell office:value-type="float" office:value="3.6">
            <text:p>3.6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273">
            <text:p>273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NGC 5023</text:p>
          </table:table-cell>
          <table:table-cell office:value-type="string">
            <text:p>13 12 12.1</text:p>
          </table:table-cell>
          <table:table-cell office:value-type="string">
            <text:p>44 02 20</text:p>
          </table:table-cell>
          <table:table-cell office:value-type="float" office:value="6">
            <text:p>6</text:p>
          </table:table-cell>
          <table:table-cell office:value-type="string">
            <text:p>–12.13 ± 0.07</text:p>
          </table:table-cell>
          <table:table-cell office:value-type="string">
            <text:p>19 ± 3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–15.85</text:p>
          </table:table-cell>
          <table:table-cell office:value-type="float" office:value="0.09">
            <text:p>0.09</text:p>
          </table:table-cell>
          <table:table-cell office:value-type="float" office:value="3">
            <text:p>3</text:p>
          </table:table-cell>
          <table:table-cell office:value-type="float" office:value="39.39">
            <text:p>39.39</text:p>
          </table:table-cell>
          <table:table-cell office:value-type="string">
            <text:p>bs</text:p>
          </table:table-cell>
          <table:table-cell office:value-type="float" office:value="5.4">
            <text:p>5.4</text:p>
          </table:table-cell>
          <table:table-cell table:number-columns-repeated="2"/>
          <table:table-cell office:value-type="float" office:value="407">
            <text:p>407</text:p>
          </table:table-cell>
          <table:table-cell office:value-type="float" office:value="476">
            <text:p>476</text:p>
          </table:table-cell>
          <table:table-cell office:value-type="string">
            <text:p>51, 118</text:p>
          </table:table-cell>
          <table:table-cell table:number-columns-repeated="17"/>
        </table:table-row>
        <table:table-row table:style-name="ro1">
          <table:table-cell office:value-type="string">
            <text:p>CGCG 217–018</text:p>
          </table:table-cell>
          <table:table-cell office:value-type="string">
            <text:p>13 12 51.8</text:p>
          </table:table-cell>
          <table:table-cell office:value-type="string">
            <text:p>40 32 35</text:p>
          </table:table-cell>
          <table:table-cell office:value-type="float" office:value="10">
            <text:p>10</text:p>
          </table:table-cell>
          <table:table-cell office:value-type="string">
            <text:p>–12.91 ± 0.07</text:p>
          </table:table-cell>
          <table:table-cell office:value-type="string">
            <text:p>21 ± 4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–14.50</text:p>
          </table:table-cell>
          <table:table-cell office:value-type="float" office:value="0.05">
            <text:p>0.05</text:p>
          </table:table-cell>
          <table:table-cell office:value-type="float" office:value="3">
            <text:p>3</text:p>
          </table:table-cell>
          <table:table-cell office:value-type="float" office:value="38.98">
            <text:p>38.98</text:p>
          </table:table-cell>
          <table:table-cell office:value-type="string">
            <text:p>v(flow)</text:p>
          </table:table-cell>
          <table:table-cell office:value-type="float" office:value="8.2">
            <text:p>8.2</text:p>
          </table:table-cell>
          <table:table-cell table:number-columns-repeated="2"/>
          <table:table-cell office:value-type="float" office:value="562">
            <text:p>562</text:p>
          </table:table-cell>
          <table:table-cell office:value-type="float" office:value="616">
            <text:p>616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UGC 8313</text:p>
          </table:table-cell>
          <table:table-cell office:value-type="string">
            <text:p>13 13 54.1</text:p>
          </table:table-cell>
          <table:table-cell office:value-type="string">
            <text:p>42 12 36</text:p>
          </table:table-cell>
          <table:table-cell office:value-type="float" office:value="5">
            <text:p>5</text:p>
          </table:table-cell>
          <table:table-cell office:value-type="string">
            <text:p>–12.45 ± 0.03</text:p>
          </table:table-cell>
          <table:table-cell office:value-type="string">
            <text:p>46 ± 4</text:p>
          </table:table-cell>
          <table:table-cell office:value-type="float" office:value="1.1">
            <text:p>1.1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–14.96</text:p>
          </table:table-cell>
          <table:table-cell office:value-type="float" office:value="0.06">
            <text:p>0.06</text:p>
          </table:table-cell>
          <table:table-cell office:value-type="float" office:value="3">
            <text:p>3</text:p>
          </table:table-cell>
          <table:table-cell office:value-type="float" office:value="39.49">
            <text:p>39.49</text:p>
          </table:table-cell>
          <table:table-cell office:value-type="string">
            <text:p>v(flow)</text:p>
          </table:table-cell>
          <table:table-cell office:value-type="float" office:value="8.7">
            <text:p>8.7</text:p>
          </table:table-cell>
          <table:table-cell table:number-columns-repeated="2"/>
          <table:table-cell office:value-type="float" office:value="593">
            <text:p>593</text:p>
          </table:table-cell>
          <table:table-cell office:value-type="float" office:value="654">
            <text:p>654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UGC 8331</text:p>
          </table:table-cell>
          <table:table-cell office:value-type="string">
            <text:p>13 15 30.3</text:p>
          </table:table-cell>
          <table:table-cell office:value-type="string">
            <text:p>47 29 56</text:p>
          </table:table-cell>
          <table:table-cell office:value-type="float" office:value="10">
            <text:p>10</text:p>
          </table:table-cell>
          <table:table-cell office:value-type="string">
            <text:p>–12.98 ± 0.02</text:p>
          </table:table-cell>
          <table:table-cell office:value-type="string">
            <text:p>18 ± 1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–15.28</text:p>
          </table:table-cell>
          <table:table-cell office:value-type="float" office:value="0.07">
            <text:p>0.07</text:p>
          </table:table-cell>
          <table:table-cell office:value-type="float" office:value="3">
            <text:p>3</text:p>
          </table:table-cell>
          <table:table-cell office:value-type="float" office:value="38.9">
            <text:p>38.9</text:p>
          </table:table-cell>
          <table:table-cell office:value-type="string">
            <text:p>bs</text:p>
          </table:table-cell>
          <table:table-cell office:value-type="float" office:value="8.2">
            <text:p>8.2</text:p>
          </table:table-cell>
          <table:table-cell table:number-columns-repeated="2"/>
          <table:table-cell office:value-type="float" office:value="260">
            <text:p>260</text:p>
          </table:table-cell>
          <table:table-cell office:value-type="float" office:value="346">
            <text:p>346</text:p>
          </table:table-cell>
          <table:table-cell office:value-type="string">
            <text:p>23, 117</text:p>
          </table:table-cell>
          <table:table-cell table:number-columns-repeated="17"/>
        </table:table-row>
        <table:table-row table:style-name="ro1">
          <table:table-cell office:value-type="string">
            <text:p>NGC 5055</text:p>
          </table:table-cell>
          <table:table-cell office:value-type="string">
            <text:p>13 15 49.2</text:p>
          </table:table-cell>
          <table:table-cell office:value-type="string">
            <text:p>42 01 49</text:p>
          </table:table-cell>
          <table:table-cell office:value-type="float" office:value="4">
            <text:p>4</text:p>
          </table:table-cell>
          <table:table-cell office:value-type="string">
            <text:p>–10.80 ± 0.07</text:p>
          </table:table-cell>
          <table:table-cell office:value-type="string">
            <text:p>20 ± 4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2">
            <text:p>2</text:p>
          </table:table-cell>
          <table:table-cell office:value-type="float" office:value="0.04">
            <text:p>0.04</text:p>
          </table:table-cell>
          <table:table-cell office:value-type="string">
            <text:p>–20.12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40.87">
            <text:p>40.87</text:p>
          </table:table-cell>
          <table:table-cell office:value-type="string">
            <text:p>v(flow)</text:p>
          </table:table-cell>
          <table:table-cell office:value-type="float" office:value="7.5">
            <text:p>7.5</text:p>
          </table:table-cell>
          <table:table-cell table:number-columns-repeated="2"/>
          <table:table-cell office:value-type="float" office:value="504">
            <text:p>504</text:p>
          </table:table-cell>
          <table:table-cell office:value-type="float" office:value="566">
            <text:p>566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NGC 5068</text:p>
          </table:table-cell>
          <table:table-cell office:value-type="string">
            <text:p>13 18 54.6</text:p>
          </table:table-cell>
          <table:table-cell office:value-type="string">
            <text:p>–21 02 20</text:p>
          </table:table-cell>
          <table:table-cell office:value-type="float" office:value="6">
            <text:p>6</text:p>
          </table:table-cell>
          <table:table-cell office:value-type="string">
            <text:p>–10.83 ± 0.04</text:p>
          </table:table-cell>
          <table:table-cell office:value-type="string">
            <text:p>43 ± 5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0.37">
            <text:p>0.37</text:p>
          </table:table-cell>
          <table:table-cell office:value-type="string">
            <text:p>–18.65</text:p>
          </table:table-cell>
          <table:table-cell office:value-type="float" office:value="0.28">
            <text:p>0.28</text:p>
          </table:table-cell>
          <table:table-cell office:value-type="float" office:value="3">
            <text:p>3</text:p>
          </table:table-cell>
          <table:table-cell office:value-type="float" office:value="40.82">
            <text:p>40.82</text:p>
          </table:table-cell>
          <table:table-cell office:value-type="string">
            <text:p>v(flow)</text:p>
          </table:table-cell>
          <table:table-cell office:value-type="float" office:value="6.2">
            <text:p>6.2</text:p>
          </table:table-cell>
          <table:table-cell table:number-columns-repeated="2"/>
          <table:table-cell office:value-type="float" office:value="668">
            <text:p>668</text:p>
          </table:table-cell>
          <table:table-cell office:value-type="float" office:value="468">
            <text:p>468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NGC 5194</text:p>
          </table:table-cell>
          <table:table-cell office:value-type="string">
            <text:p>13 29 52.7</text:p>
          </table:table-cell>
          <table:table-cell office:value-type="string">
            <text:p>47 11 43</text:p>
          </table:table-cell>
          <table:table-cell office:value-type="float" office:value="4">
            <text:p>4</text:p>
          </table:table-cell>
          <table:table-cell office:value-type="string">
            <text:p>–10.42 ± 0.08</text:p>
          </table:table-cell>
          <table:table-cell office:value-type="string">
            <text:p>28 ± 3.0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08">
            <text:p>0.08</text:p>
          </table:table-cell>
          <table:table-cell office:value-type="string">
            <text:p>–20.63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office:value-type="float" office:value="41.28">
            <text:p>41.28</text:p>
          </table:table-cell>
          <table:table-cell office:value-type="string">
            <text:p>mem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63">
            <text:p>463</text:p>
          </table:table-cell>
          <table:table-cell office:value-type="float" office:value="555">
            <text:p>555</text:p>
          </table:table-cell>
          <table:table-cell office:value-type="string">
            <text:p>48, 118</text:p>
          </table:table-cell>
          <table:table-cell table:number-columns-repeated="17"/>
        </table:table-row>
        <table:table-row table:style-name="ro1">
          <table:table-cell office:value-type="string">
            <text:p>SBS 1331+493</text:p>
          </table:table-cell>
          <table:table-cell office:value-type="string">
            <text:p>13 33 22.9</text:p>
          </table:table-cell>
          <table:table-cell office:value-type="string">
            <text:p>49 06 06</text:p>
          </table:table-cell>
          <table:table-cell office:value-type="float" office:value="11">
            <text:p>11</text:p>
          </table:table-cell>
          <table:table-cell office:value-type="string">
            <text:p>–12.76 ± 0.03</text:p>
          </table:table-cell>
          <table:table-cell office:value-type="string">
            <text:p>50 ± 4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–13.33</text:p>
          </table:table-cell>
          <table:table-cell office:value-type="float" office:value="0.03">
            <text:p>0.03</text:p>
          </table:table-cell>
          <table:table-cell office:value-type="float" office:value="3">
            <text:p>3</text:p>
          </table:table-cell>
          <table:table-cell office:value-type="float" office:value="39.25">
            <text:p>39.25</text:p>
          </table:table-cell>
          <table:table-cell office:value-type="string">
            <text:p>v(flow)</text:p>
          </table:table-cell>
          <table:table-cell office:value-type="float" office:value="9.3">
            <text:p>9.3</text:p>
          </table:table-cell>
          <table:table-cell table:number-columns-repeated="2"/>
          <table:table-cell office:value-type="float" office:value="599">
            <text:p>599</text:p>
          </table:table-cell>
          <table:table-cell office:value-type="float" office:value="701">
            <text:p>701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NGC 5206</text:p>
          </table:table-cell>
          <table:table-cell office:value-type="string">
            <text:p>13 33 43.8</text:p>
          </table:table-cell>
          <table:table-cell office:value-type="string">
            <text:p>–48 09 04</text:p>
          </table:table-cell>
          <table:table-cell office:value-type="string">
            <text:p>–3</text:p>
          </table:table-cell>
          <table:table-cell office:value-type="string">
            <text:p>&lt;–14.50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0.53">
            <text:p>0.53</text:p>
          </table:table-cell>
          <table:table-cell office:value-type="string">
            <text:p>–16.3</text:p>
          </table:table-cell>
          <table:table-cell office:value-type="float" office:value="0.11">
            <text:p>0.11</text:p>
          </table:table-cell>
          <table:table-cell office:value-type="float" office:value="3">
            <text:p>3</text:p>
          </table:table-cell>
          <table:table-cell office:value-type="string">
            <text:p>&lt;36.77</text:p>
          </table:table-cell>
          <table:table-cell office:value-type="string">
            <text:p>mem</text:p>
          </table:table-cell>
          <table:table-cell office:value-type="float" office:value="3.6">
            <text:p>3.6</text:p>
          </table:table-cell>
          <table:table-cell table:number-columns-repeated="2"/>
          <table:table-cell office:value-type="float" office:value="571">
            <text:p>571</text:p>
          </table:table-cell>
          <table:table-cell office:value-type="float" office:value="322">
            <text:p>322</text:p>
          </table:table-cell>
          <table:table-cell office:value-type="string">
            <text:p>9, 111</text:p>
          </table:table-cell>
          <table:table-cell table:number-columns-repeated="17"/>
        </table:table-row>
        <table:table-row table:style-name="ro1">
          <table:table-cell office:value-type="string">
            <text:p>NGC 5229</text:p>
          </table:table-cell>
          <table:table-cell office:value-type="string">
            <text:p>13 34 02.7</text:p>
          </table:table-cell>
          <table:table-cell office:value-type="string">
            <text:p>47 54 55</text:p>
          </table:table-cell>
          <table:table-cell office:value-type="float" office:value="7">
            <text:p>7</text:p>
          </table:table-cell>
          <table:table-cell office:value-type="string">
            <text:p>–12.54 ± 0.03</text:p>
          </table:table-cell>
          <table:table-cell office:value-type="string">
            <text:p>22 ± 2</text:p>
          </table:table-cell>
          <table:table-cell office:value-type="float" office:value="1.1">
            <text:p>1.1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–14.40</text:p>
          </table:table-cell>
          <table:table-cell office:value-type="float" office:value="0.05">
            <text:p>0.05</text:p>
          </table:table-cell>
          <table:table-cell office:value-type="float" office:value="3">
            <text:p>3</text:p>
          </table:table-cell>
          <table:table-cell office:value-type="float" office:value="38.94">
            <text:p>38.94</text:p>
          </table:table-cell>
          <table:table-cell office:value-type="string">
            <text:p>bs</text:p>
          </table:table-cell>
          <table:table-cell office:value-type="float" office:value="5.1">
            <text:p>5.1</text:p>
          </table:table-cell>
          <table:table-cell table:number-columns-repeated="2"/>
          <table:table-cell office:value-type="float" office:value="364">
            <text:p>364</text:p>
          </table:table-cell>
          <table:table-cell office:value-type="float" office:value="461">
            <text:p>461</text:p>
          </table:table-cell>
          <table:table-cell office:value-type="string">
            <text:p>51, 117</text:p>
          </table:table-cell>
          <table:table-cell table:number-columns-repeated="17"/>
        </table:table-row>
        <table:table-row table:style-name="ro1">
          <table:table-cell office:value-type="string">
            <text:p>NGC 5238</text:p>
          </table:table-cell>
          <table:table-cell office:value-type="string">
            <text:p>13 34 42.7</text:p>
          </table:table-cell>
          <table:table-cell office:value-type="string">
            <text:p>51 36 51</text:p>
          </table:table-cell>
          <table:table-cell office:value-type="float" office:value="8">
            <text:p>8</text:p>
          </table:table-cell>
          <table:table-cell office:value-type="string">
            <text:p>–12.26 ± 0.06</text:p>
          </table:table-cell>
          <table:table-cell office:value-type="string">
            <text:p>54 ± 6.0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–15.00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39.21">
            <text:p>39.21</text:p>
          </table:table-cell>
          <table:table-cell office:value-type="string">
            <text:p>bs</text:p>
          </table:table-cell>
          <table:table-cell office:value-type="float" office:value="5.2">
            <text:p>5.2</text:p>
          </table:table-cell>
          <table:table-cell table:number-columns-repeated="2"/>
          <table:table-cell office:value-type="float" office:value="235">
            <text:p>235</text:p>
          </table:table-cell>
          <table:table-cell office:value-type="float" office:value="348">
            <text:p>348</text:p>
          </table:table-cell>
          <table:table-cell office:value-type="string">
            <text:p>24, 117</text:p>
          </table:table-cell>
          <table:table-cell table:number-columns-repeated="17"/>
        </table:table-row>
        <table:table-row table:style-name="ro1">
          <table:table-cell office:value-type="string">
            <text:p>ESO 270–G017</text:p>
          </table:table-cell>
          <table:table-cell office:value-type="string">
            <text:p>13 3447.3</text:p>
          </table:table-cell>
          <table:table-cell office:value-type="string">
            <text:p>–45 32 51</text:p>
          </table:table-cell>
          <table:table-cell office:value-type="float" office:value="4">
            <text:p>4</text:p>
          </table:table-cell>
          <table:table-cell office:value-type="string">
            <text:p>–11.68 ± 0.07</text:p>
          </table:table-cell>
          <table:table-cell office:value-type="string">
            <text:p>23 ± 4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0.43">
            <text:p>0.43</text:p>
          </table:table-cell>
          <table:table-cell office:value-type="string">
            <text:p>–18.4</text:p>
          </table:table-cell>
          <table:table-cell office:value-type="float" office:value="0.25">
            <text:p>0.25</text:p>
          </table:table-cell>
          <table:table-cell office:value-type="float" office:value="3">
            <text:p>3</text:p>
          </table:table-cell>
          <table:table-cell office:value-type="float" office:value="40.3">
            <text:p>40.3</text:p>
          </table:table-cell>
          <table:table-cell office:value-type="string">
            <text:p>tf</text:p>
          </table:table-cell>
          <table:table-cell office:value-type="float" office:value="8.9">
            <text:p>8.9</text:p>
          </table:table-cell>
          <table:table-cell table:number-columns-repeated="2"/>
          <table:table-cell office:value-type="float" office:value="828">
            <text:p>828</text:p>
          </table:table-cell>
          <table:table-cell office:value-type="float" office:value="583">
            <text:p>583</text:p>
          </table:table-cell>
          <table:table-cell office:value-type="string">
            <text:p>8, 111</text:p>
          </table:table-cell>
          <table:table-cell table:number-columns-repeated="17"/>
        </table:table-row>
        <table:table-row table:style-name="ro1">
          <table:table-cell office:value-type="string">
            <text:p>UGC 8683</text:p>
          </table:table-cell>
          <table:table-cell office:value-type="string">
            <text:p>13 42 32.4</text:p>
          </table:table-cell>
          <table:table-cell office:value-type="string">
            <text:p>39 39 30</text:p>
          </table:table-cell>
          <table:table-cell office:value-type="float" office:value="10">
            <text:p>10</text:p>
          </table:table-cell>
          <table:table-cell office:value-type="string">
            <text:p>–13.00 ± 0.08</text:p>
          </table:table-cell>
          <table:table-cell office:value-type="string">
            <text:p>16 ± 3</text:p>
          </table:table-cell>
          <table:table-cell office:value-type="float" office:value="1.1">
            <text:p>1.1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–14.29</text:p>
          </table:table-cell>
          <table:table-cell office:value-type="float" office:value="0.05">
            <text:p>0.05</text:p>
          </table:table-cell>
          <table:table-cell office:value-type="float" office:value="3">
            <text:p>3</text:p>
          </table:table-cell>
          <table:table-cell office:value-type="float" office:value="39.03">
            <text:p>39.03</text:p>
          </table:table-cell>
          <table:table-cell office:value-type="string">
            <text:p>v(flow)</text:p>
          </table:table-cell>
          <table:table-cell office:value-type="float" office:value="9.6">
            <text:p>9.6</text:p>
          </table:table-cell>
          <table:table-cell table:number-columns-repeated="2"/>
          <table:table-cell office:value-type="float" office:value="652">
            <text:p>652</text:p>
          </table:table-cell>
          <table:table-cell office:value-type="float" office:value="719">
            <text:p>719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ESO 383–G091</text:p>
          </table:table-cell>
          <table:table-cell office:value-type="string">
            <text:p>13 50 32.3</text:p>
          </table:table-cell>
          <table:table-cell office:value-type="string">
            <text:p>–37 17 20</text:p>
          </table:table-cell>
          <table:table-cell office:value-type="float" office:value="7">
            <text:p>7</text:p>
          </table:table-cell>
          <table:table-cell office:value-type="string">
            <text:p>–13.27 ± 0.12</text:p>
          </table:table-cell>
          <table:table-cell office:value-type="string">
            <text:p>9 ± 3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0.29">
            <text:p>0.29</text:p>
          </table:table-cell>
          <table:table-cell office:value-type="string">
            <text:p>–13.65</text:p>
          </table:table-cell>
          <table:table-cell office:value-type="float" office:value="0.04">
            <text:p>0.04</text:p>
          </table:table-cell>
          <table:table-cell office:value-type="float" office:value="3">
            <text:p>3</text:p>
          </table:table-cell>
          <table:table-cell office:value-type="float" office:value="37.98">
            <text:p>37.98</text:p>
          </table:table-cell>
          <table:table-cell office:value-type="string">
            <text:p>mem</text:p>
          </table:table-cell>
          <table:table-cell office:value-type="float" office:value="3.6">
            <text:p>3.6</text:p>
          </table:table-cell>
          <table:table-cell table:number-columns-repeated="2"/>
          <table:table-cell office:value-type="float" office:value="141">
            <text:p>141</text:p>
          </table:table-cell>
          <table:table-cell office:value-type="string">
            <text:p>–79</text:p>
          </table:table-cell>
          <table:table-cell office:value-type="string">
            <text:p>1, 111</text:p>
          </table:table-cell>
          <table:table-cell table:number-columns-repeated="17"/>
        </table:table-row>
        <table:table-row table:style-name="ro1">
          <table:table-cell office:value-type="string">
            <text:p>UGC 8837</text:p>
          </table:table-cell>
          <table:table-cell office:value-type="string">
            <text:p>13 54 45.7</text:p>
          </table:table-cell>
          <table:table-cell office:value-type="string">
            <text:p>53 54 03</text:p>
          </table:table-cell>
          <table:table-cell office:value-type="float" office:value="10">
            <text:p>10</text:p>
          </table:table-cell>
          <table:table-cell office:value-type="string">
            <text:p>–12.33 ± 0.04</text:p>
          </table:table-cell>
          <table:table-cell office:value-type="string">
            <text:p>37 ± 4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–15.92</text:p>
          </table:table-cell>
          <table:table-cell office:value-type="float" office:value="0.09">
            <text:p>0.09</text:p>
          </table:table-cell>
          <table:table-cell office:value-type="float" office:value="3">
            <text:p>3</text:p>
          </table:table-cell>
          <table:table-cell office:value-type="float" office:value="39.56">
            <text:p>39.56</text:p>
          </table:table-cell>
          <table:table-cell office:value-type="string">
            <text:p>bs</text:p>
          </table:table-cell>
          <table:table-cell office:value-type="float" office:value="8.3">
            <text:p>8.3</text:p>
          </table:table-cell>
          <table:table-cell table:number-columns-repeated="2"/>
          <table:table-cell office:value-type="float" office:value="144">
            <text:p>144</text:p>
          </table:table-cell>
          <table:table-cell office:value-type="float" office:value="276">
            <text:p>276</text:p>
          </table:table-cell>
          <table:table-cell office:value-type="string">
            <text:p>24, 117</text:p>
          </table:table-cell>
          <table:table-cell table:number-columns-repeated="17"/>
        </table:table-row>
        <table:table-row table:style-name="ro1">
          <table:table-cell office:value-type="string">
            <text:p>NGC 5474</text:p>
          </table:table-cell>
          <table:table-cell office:value-type="string">
            <text:p>14 05 01.5</text:p>
          </table:table-cell>
          <table:table-cell office:value-type="string">
            <text:p>53 39 45</text:p>
          </table:table-cell>
          <table:table-cell office:value-type="float" office:value="6">
            <text:p>6</text:p>
          </table:table-cell>
          <table:table-cell office:value-type="string">
            <text:p>–11.57 ± 0.05</text:p>
          </table:table-cell>
          <table:table-cell office:value-type="string">
            <text:p>28 ± 4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2">
            <text:p>2</text:p>
          </table:table-cell>
          <table:table-cell office:value-type="float" office:value="0.02">
            <text:p>0.02</text:p>
          </table:table-cell>
          <table:table-cell office:value-type="string">
            <text:p>–17.49</text:p>
          </table:table-cell>
          <table:table-cell office:value-type="float" office:value="0.18">
            <text:p>0.18</text:p>
          </table:table-cell>
          <table:table-cell office:value-type="float" office:value="3">
            <text:p>3</text:p>
          </table:table-cell>
          <table:table-cell office:value-type="float" office:value="40.16">
            <text:p>40.16</text:p>
          </table:table-cell>
          <table:table-cell office:value-type="string">
            <text:p>bs</text:p>
          </table:table-cell>
          <table:table-cell office:value-type="float" office:value="7.2">
            <text:p>7.2</text:p>
          </table:table-cell>
          <table:table-cell table:number-columns-repeated="2"/>
          <table:table-cell office:value-type="float" office:value="273">
            <text:p>273</text:p>
          </table:table-cell>
          <table:table-cell office:value-type="float" office:value="409">
            <text:p>409</text:p>
          </table:table-cell>
          <table:table-cell office:value-type="string">
            <text:p>24, 117</text:p>
          </table:table-cell>
          <table:table-cell table:number-columns-repeated="17"/>
        </table:table-row>
        <table:table-row table:style-name="ro1">
          <table:table-cell office:value-type="string">
            <text:p>NGC 5477</text:p>
          </table:table-cell>
          <table:table-cell office:value-type="string">
            <text:p>14 05 33.1</text:p>
          </table:table-cell>
          <table:table-cell office:value-type="string">
            <text:p>54 27 39</text:p>
          </table:table-cell>
          <table:table-cell office:value-type="float" office:value="9">
            <text:p>9</text:p>
          </table:table-cell>
          <table:table-cell office:value-type="string">
            <text:p>–12.27 ± 0.03</text:p>
          </table:table-cell>
          <table:table-cell office:value-type="string">
            <text:p>58 ± 5</text:p>
          </table:table-cell>
          <table:table-cell office:value-type="float" office:value="1.1">
            <text:p>1.1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–15.22</text:p>
          </table:table-cell>
          <table:table-cell office:value-type="float" office:value="0.07">
            <text:p>0.07</text:p>
          </table:table-cell>
          <table:table-cell office:value-type="float" office:value="3">
            <text:p>3</text:p>
          </table:table-cell>
          <table:table-cell office:value-type="float" office:value="39.56">
            <text:p>39.56</text:p>
          </table:table-cell>
          <table:table-cell office:value-type="string">
            <text:p>bs</text:p>
          </table:table-cell>
          <table:table-cell office:value-type="float" office:value="7.7">
            <text:p>7.7</text:p>
          </table:table-cell>
          <table:table-cell table:number-columns-repeated="2"/>
          <table:table-cell office:value-type="float" office:value="304">
            <text:p>304</text:p>
          </table:table-cell>
          <table:table-cell office:value-type="float" office:value="443">
            <text:p>443</text:p>
          </table:table-cell>
          <table:table-cell office:value-type="string">
            <text:p>24, 117</text:p>
          </table:table-cell>
          <table:table-cell table:number-columns-repeated="17"/>
        </table:table-row>
        <table:table-row table:style-name="ro1">
          <table:table-cell office:value-type="string">
            <text:p>Circinus</text:p>
          </table:table-cell>
          <table:table-cell office:value-type="string">
            <text:p>14 13 09.3</text:p>
          </table:table-cell>
          <table:table-cell office:value-type="string">
            <text:p>–65 20 21</text:p>
          </table:table-cell>
          <table:table-cell office:value-type="float" office:value="3">
            <text:p>3</text:p>
          </table:table-cell>
          <table:table-cell office:value-type="string">
            <text:p>–11.19 ± 0.06</text:p>
          </table:table-cell>
          <table:table-cell office:value-type="string">
            <text:p>22 ± 6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–17.15</text:p>
          </table:table-cell>
          <table:table-cell office:value-type="float" office:value="0.15">
            <text:p>0.15</text:p>
          </table:table-cell>
          <table:table-cell office:value-type="float" office:value="3">
            <text:p>3</text:p>
          </table:table-cell>
          <table:table-cell office:value-type="float" office:value="40.21">
            <text:p>40.21</text:p>
          </table:table-cell>
          <table:table-cell office:value-type="string">
            <text:p>tf</text:p>
          </table:table-cell>
          <table:table-cell office:value-type="float" office:value="2.8">
            <text:p>2.8</text:p>
          </table:table-cell>
          <table:table-cell table:number-columns-repeated="2"/>
          <table:table-cell office:value-type="float" office:value="434">
            <text:p>434</text:p>
          </table:table-cell>
          <table:table-cell office:value-type="float" office:value="189">
            <text:p>189</text:p>
          </table:table-cell>
          <table:table-cell office:value-type="string">
            <text:p>8, 118</text:p>
          </table:table-cell>
          <table:table-cell table:number-columns-repeated="17"/>
        </table:table-row>
        <table:table-row table:style-name="ro1">
          <table:table-cell office:value-type="string">
            <text:p>KUG 1413+573</text:p>
          </table:table-cell>
          <table:table-cell office:value-type="string">
            <text:p>14 15 09.4</text:p>
          </table:table-cell>
          <table:table-cell office:value-type="string">
            <text:p>57 05 15</text:p>
          </table:table-cell>
          <table:table-cell office:value-type="float" office:value="10">
            <text:p>10</text:p>
          </table:table-cell>
          <table:table-cell office:value-type="string">
            <text:p>–13.42 ± 0.04</text:p>
          </table:table-cell>
          <table:table-cell office:value-type="string">
            <text:p>...</text:p>
          </table:table-cell>
          <table:table-cell office:value-type="float" office:value="2.3">
            <text:p>2.3</text:p>
          </table:table-cell>
          <table:table-cell table:number-columns-repeated="2" office:value-type="string">
            <text:p>...</text:p>
          </table:table-cell>
          <table:table-cell office:value-type="float" office:value="0.03">
            <text:p>0.03</text:p>
          </table:table-cell>
          <table:table-cell office:value-type="string">
            <text:p>–13.27</text:p>
          </table:table-cell>
          <table:table-cell office:value-type="float" office:value="0.03">
            <text:p>0.03</text:p>
          </table:table-cell>
          <table:table-cell office:value-type="float" office:value="3">
            <text:p>3</text:p>
          </table:table-cell>
          <table:table-cell office:value-type="float" office:value="38.39">
            <text:p>38.39</text:p>
          </table:table-cell>
          <table:table-cell office:value-type="string">
            <text:p>mem</text:p>
          </table:table-cell>
          <table:table-cell office:value-type="float" office:value="7.4">
            <text:p>7.4</text:p>
          </table:table-cell>
          <table:table-cell table:number-columns-repeated="2"/>
          <table:table-cell office:value-type="float" office:value="320">
            <text:p>320</text:p>
          </table:table-cell>
          <table:table-cell office:value-type="float" office:value="473">
            <text:p>473</text:p>
          </table:table-cell>
          <table:table-cell office:value-type="string">
            <text:p>35, 110</text:p>
          </table:table-cell>
          <table:table-cell table:number-columns-repeated="17"/>
        </table:table-row>
        <table:table-row table:style-name="ro1">
          <table:table-cell office:value-type="string">
            <text:p>SBS 1415+437</text:p>
          </table:table-cell>
          <table:table-cell office:value-type="string">
            <text:p>14 17 01.4</text:p>
          </table:table-cell>
          <table:table-cell office:value-type="string">
            <text:p>43 30 05</text:p>
          </table:table-cell>
          <table:table-cell office:value-type="float" office:value="11">
            <text:p>11</text:p>
          </table:table-cell>
          <table:table-cell office:value-type="string">
            <text:p>–12.30 ± 0.05</text:p>
          </table:table-cell>
          <table:table-cell office:value-type="string">
            <text:p>207 ± 25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02">
            <text:p>0.02</text:p>
          </table:table-cell>
          <table:table-cell office:value-type="string">
            <text:p>–12.1</text:p>
          </table:table-cell>
          <table:table-cell office:value-type="float" office:value="0.02">
            <text:p>0.02</text:p>
          </table:table-cell>
          <table:table-cell office:value-type="float" office:value="3">
            <text:p>3</text:p>
          </table:table-cell>
          <table:table-cell office:value-type="float" office:value="39.73">
            <text:p>39.73</text:p>
          </table:table-cell>
          <table:table-cell office:value-type="string">
            <text:p>v(flow)</text:p>
          </table:table-cell>
          <table:table-cell office:value-type="float" office:value="9.5">
            <text:p>9.5</text:p>
          </table:table-cell>
          <table:table-cell table:number-columns-repeated="2"/>
          <table:table-cell office:value-type="float" office:value="609">
            <text:p>609</text:p>
          </table:table-cell>
          <table:table-cell office:value-type="float" office:value="714">
            <text:p>714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NGC 5585</text:p>
          </table:table-cell>
          <table:table-cell office:value-type="string">
            <text:p>14 19 48.2</text:p>
          </table:table-cell>
          <table:table-cell office:value-type="string">
            <text:p>56 43 46</text:p>
          </table:table-cell>
          <table:table-cell office:value-type="float" office:value="7">
            <text:p>7</text:p>
          </table:table-cell>
          <table:table-cell office:value-type="string">
            <text:p>–11.62 ± 0.05</text:p>
          </table:table-cell>
          <table:table-cell office:value-type="string">
            <text:p>29 ± 4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string">
            <text:p>–17.61</text:p>
          </table:table-cell>
          <table:table-cell office:value-type="float" office:value="0.18">
            <text:p>0.18</text:p>
          </table:table-cell>
          <table:table-cell office:value-type="float" office:value="3">
            <text:p>3</text:p>
          </table:table-cell>
          <table:table-cell office:value-type="float" office:value="39.91">
            <text:p>39.91</text:p>
          </table:table-cell>
          <table:table-cell office:value-type="string">
            <text:p>bs</text:p>
          </table:table-cell>
          <table:table-cell office:value-type="float" office:value="5.7">
            <text:p>5.7</text:p>
          </table:table-cell>
          <table:table-cell table:number-columns-repeated="2"/>
          <table:table-cell office:value-type="float" office:value="305">
            <text:p>305</text:p>
          </table:table-cell>
          <table:table-cell office:value-type="float" office:value="459">
            <text:p>459</text:p>
          </table:table-cell>
          <table:table-cell office:value-type="string">
            <text:p>24, 118</text:p>
          </table:table-cell>
          <table:table-cell table:number-columns-repeated="17"/>
        </table:table-row>
        <table:table-row table:style-name="ro1">
          <table:table-cell office:value-type="string">
            <text:p>UGC 9211</text:p>
          </table:table-cell>
          <table:table-cell office:value-type="string">
            <text:p>14 22 32.2</text:p>
          </table:table-cell>
          <table:table-cell office:value-type="string">
            <text:p>45 23 02</text:p>
          </table:table-cell>
          <table:table-cell office:value-type="float" office:value="10">
            <text:p>10</text:p>
          </table:table-cell>
          <table:table-cell office:value-type="string">
            <text:p>–12.73 ± 0.24</text:p>
          </table:table-cell>
          <table:table-cell office:value-type="string">
            <text:p>57 ± 12</text:p>
          </table:table-cell>
          <table:table-cell office:value-type="float" office:value="2.2">
            <text:p>2.2</text:p>
          </table:table-cell>
          <table:table-cell table:number-columns-repeated="2" office:value-type="string">
            <text:p>...</text:p>
          </table:table-cell>
          <table:table-cell office:value-type="float" office:value="0.02">
            <text:p>0.02</text:p>
          </table:table-cell>
          <table:table-cell office:value-type="string">
            <text:p>–15.36</text:p>
          </table:table-cell>
          <table:table-cell office:value-type="float" office:value="0.08">
            <text:p>0.08</text:p>
          </table:table-cell>
          <table:table-cell office:value-type="float" office:value="3">
            <text:p>3</text:p>
          </table:table-cell>
          <table:table-cell office:value-type="float" office:value="39.38">
            <text:p>39.38</text:p>
          </table:table-cell>
          <table:table-cell office:value-type="string">
            <text:p>v(flow)</text:p>
          </table:table-cell>
          <table:table-cell office:value-type="float" office:value="10.7">
            <text:p>10.7</text:p>
          </table:table-cell>
          <table:table-cell table:number-columns-repeated="2"/>
          <table:table-cell office:value-type="float" office:value="686">
            <text:p>686</text:p>
          </table:table-cell>
          <table:table-cell office:value-type="float" office:value="801">
            <text:p>801</text:p>
          </table:table-cell>
          <table:table-cell office:value-type="float" office:value="120">
            <text:p>120</text:p>
          </table:table-cell>
          <table:table-cell table:number-columns-repeated="17"/>
        </table:table-row>
        <table:table-row table:style-name="ro1">
          <table:table-cell office:value-type="string">
            <text:p>NGC 5608</text:p>
          </table:table-cell>
          <table:table-cell office:value-type="string">
            <text:p>14 23 17.9</text:p>
          </table:table-cell>
          <table:table-cell office:value-type="string">
            <text:p>41 46 33</text:p>
          </table:table-cell>
          <table:table-cell office:value-type="float" office:value="10">
            <text:p>10</text:p>
          </table:table-cell>
          <table:table-cell office:value-type="string">
            <text:p>–12.61 ± 0.04</text:p>
          </table:table-cell>
          <table:table-cell office:value-type="string">
            <text:p>20 ± 2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–15.92</text:p>
          </table:table-cell>
          <table:table-cell office:value-type="float" office:value="0.09">
            <text:p>0.09</text:p>
          </table:table-cell>
          <table:table-cell office:value-type="float" office:value="1">
            <text:p>1</text:p>
          </table:table-cell>
          <table:table-cell office:value-type="float" office:value="39.45">
            <text:p>39.45</text:p>
          </table:table-cell>
          <table:table-cell office:value-type="string">
            <text:p>v(flow)</text:p>
          </table:table-cell>
          <table:table-cell office:value-type="float" office:value="10.2">
            <text:p>10.2</text:p>
          </table:table-cell>
          <table:table-cell table:number-columns-repeated="2"/>
          <table:table-cell office:value-type="float" office:value="663">
            <text:p>663</text:p>
          </table:table-cell>
          <table:table-cell office:value-type="float" office:value="765">
            <text:p>765</text:p>
          </table:table-cell>
          <table:table-cell office:value-type="float" office:value="120">
            <text:p>120</text:p>
          </table:table-cell>
          <table:table-cell table:number-columns-repeated="17"/>
        </table:table-row>
        <table:table-row table:style-name="ro1">
          <table:table-cell office:value-type="string">
            <text:p>ESO 222–G010</text:p>
          </table:table-cell>
          <table:table-cell office:value-type="string">
            <text:p>14 35 02.6</text:p>
          </table:table-cell>
          <table:table-cell office:value-type="string">
            <text:p>–49 25 14</text:p>
          </table:table-cell>
          <table:table-cell office:value-type="float" office:value="10">
            <text:p>10</text:p>
          </table:table-cell>
          <table:table-cell office:value-type="string">
            <text:p>–13.12 ± 0.04</text:p>
          </table:table-cell>
          <table:table-cell office:value-type="string">
            <text:p>...</text:p>
          </table:table-cell>
          <table:table-cell office:value-type="float" office:value="2.3">
            <text:p>2.3</text:p>
          </table:table-cell>
          <table:table-cell table:number-columns-repeated="2" office:value-type="string">
            <text:p>...</text:p>
          </table:table-cell>
          <table:table-cell office:value-type="float" office:value="0.99">
            <text:p>0.99</text:p>
          </table:table-cell>
          <table:table-cell office:value-type="string">
            <text:p>–13.32</text:p>
          </table:table-cell>
          <table:table-cell office:value-type="float" office:value="0.03">
            <text:p>0.03</text:p>
          </table:table-cell>
          <table:table-cell office:value-type="float" office:value="3">
            <text:p>3</text:p>
          </table:table-cell>
          <table:table-cell office:value-type="float" office:value="38.65">
            <text:p>38.65</text:p>
          </table:table-cell>
          <table:table-cell office:value-type="string">
            <text:p>v(flow)</text:p>
          </table:table-cell>
          <table:table-cell office:value-type="float" office:value="5.4">
            <text:p>5.4</text:p>
          </table:table-cell>
          <table:table-cell table:number-columns-repeated="2"/>
          <table:table-cell office:value-type="float" office:value="622">
            <text:p>622</text:p>
          </table:table-cell>
          <table:table-cell office:value-type="float" office:value="405">
            <text:p>405</text:p>
          </table:table-cell>
          <table:table-cell office:value-type="float" office:value="110">
            <text:p>110</text:p>
          </table:table-cell>
          <table:table-cell table:number-columns-repeated="17"/>
        </table:table-row>
        <table:table-row table:style-name="ro1">
          <table:table-cell office:value-type="string">
            <text:p>UGC 9405</text:p>
          </table:table-cell>
          <table:table-cell office:value-type="string">
            <text:p>14 3524.4</text:p>
          </table:table-cell>
          <table:table-cell office:value-type="string">
            <text:p>57 15 19</text:p>
          </table:table-cell>
          <table:table-cell office:value-type="float" office:value="10">
            <text:p>10</text:p>
          </table:table-cell>
          <table:table-cell office:value-type="string">
            <text:p>–13.87 ± 0.35</text:p>
          </table:table-cell>
          <table:table-cell office:value-type="string">
            <text:p>2 ± 2</text:p>
          </table:table-cell>
          <table:table-cell office:value-type="float" office:value="1.2">
            <text:p>1.2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–14.97</text:p>
          </table:table-cell>
          <table:table-cell office:value-type="float" office:value="0.06">
            <text:p>0.06</text:p>
          </table:table-cell>
          <table:table-cell office:value-type="float" office:value="3">
            <text:p>3</text:p>
          </table:table-cell>
          <table:table-cell office:value-type="float" office:value="37.99">
            <text:p>37.99</text:p>
          </table:table-cell>
          <table:table-cell office:value-type="string">
            <text:p>bs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222">
            <text:p>222</text:p>
          </table:table-cell>
          <table:table-cell office:value-type="float" office:value="385">
            <text:p>385</text:p>
          </table:table-cell>
          <table:table-cell office:value-type="string">
            <text:p>40, 117</text:p>
          </table:table-cell>
          <table:table-cell table:number-columns-repeated="17"/>
        </table:table-row>
        <table:table-row table:style-name="ro1">
          <table:table-cell office:value-type="string">
            <text:p>Mrk 475</text:p>
          </table:table-cell>
          <table:table-cell office:value-type="string">
            <text:p>14 39 05.4</text:p>
          </table:table-cell>
          <table:table-cell office:value-type="string">
            <text:p>36 48 21</text:p>
          </table:table-cell>
          <table:table-cell office:value-type="float" office:value="11">
            <text:p>11</text:p>
          </table:table-cell>
          <table:table-cell office:value-type="string">
            <text:p>–12.50 ± 0.01</text:p>
          </table:table-cell>
          <table:table-cell office:value-type="string">
            <text:p>314 ± 16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–14.34</text:p>
          </table:table-cell>
          <table:table-cell office:value-type="float" office:value="0.04">
            <text:p>0.04</text:p>
          </table:table-cell>
          <table:table-cell office:value-type="float" office:value="1">
            <text:p>1</text:p>
          </table:table-cell>
          <table:table-cell office:value-type="float" office:value="39.48">
            <text:p>39.48</text:p>
          </table:table-cell>
          <table:table-cell office:value-type="string">
            <text:p>v(flow)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583">
            <text:p>583</text:p>
          </table:table-cell>
          <table:table-cell office:value-type="float" office:value="677">
            <text:p>677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ESO 272–G025</text:p>
          </table:table-cell>
          <table:table-cell office:value-type="string">
            <text:p>14 43 25.5</text:p>
          </table:table-cell>
          <table:table-cell office:value-type="string">
            <text:p>–44 42 19</text:p>
          </table:table-cell>
          <table:table-cell office:value-type="float" office:value="8">
            <text:p>8</text:p>
          </table:table-cell>
          <table:table-cell office:value-type="string">
            <text:p>–12.95 ± 0.04</text:p>
          </table:table-cell>
          <table:table-cell office:value-type="string">
            <text:p>...</text:p>
          </table:table-cell>
          <table:table-cell office:value-type="float" office:value="2.3">
            <text:p>2.3</text:p>
          </table:table-cell>
          <table:table-cell table:number-columns-repeated="2" office:value-type="string">
            <text:p>...</text:p>
          </table:table-cell>
          <table:table-cell office:value-type="float" office:value="0.62">
            <text:p>0.62</text:p>
          </table:table-cell>
          <table:table-cell office:value-type="string">
            <text:p>–14.44</text:p>
          </table:table-cell>
          <table:table-cell office:value-type="float" office:value="0.05">
            <text:p>0.05</text:p>
          </table:table-cell>
          <table:table-cell office:value-type="float" office:value="3">
            <text:p>3</text:p>
          </table:table-cell>
          <table:table-cell office:value-type="float" office:value="38.76">
            <text:p>38.76</text:p>
          </table:table-cell>
          <table:table-cell office:value-type="string">
            <text:p>v(flow)</text:p>
          </table:table-cell>
          <table:table-cell office:value-type="float" office:value="5.6">
            <text:p>5.6</text:p>
          </table:table-cell>
          <table:table-cell table:number-columns-repeated="2"/>
          <table:table-cell office:value-type="float" office:value="624">
            <text:p>624</text:p>
          </table:table-cell>
          <table:table-cell office:value-type="float" office:value="422">
            <text:p>422</text:p>
          </table:table-cell>
          <table:table-cell office:value-type="float" office:value="110">
            <text:p>110</text:p>
          </table:table-cell>
          <table:table-cell table:number-columns-repeated="17"/>
        </table:table-row>
        <table:table-row table:style-name="ro1">
          <table:table-cell office:value-type="string">
            <text:p>UGC 9497</text:p>
          </table:table-cell>
          <table:table-cell office:value-type="string">
            <text:p>14 44 12.8</text:p>
          </table:table-cell>
          <table:table-cell office:value-type="string">
            <text:p>42 37 44</text:p>
          </table:table-cell>
          <table:table-cell office:value-type="float" office:value="6">
            <text:p>6</text:p>
          </table:table-cell>
          <table:table-cell office:value-type="string">
            <text:p>–12.83 ± 0.03</text:p>
          </table:table-cell>
          <table:table-cell office:value-type="string">
            <text:p>72 ± 5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03">
            <text:p>0.03</text:p>
          </table:table-cell>
          <table:table-cell office:value-type="string">
            <text:p>–14.10</text:p>
          </table:table-cell>
          <table:table-cell office:value-type="float" office:value="0.05">
            <text:p>0.05</text:p>
          </table:table-cell>
          <table:table-cell office:value-type="float" office:value="3">
            <text:p>3</text:p>
          </table:table-cell>
          <table:table-cell office:value-type="float" office:value="39.24">
            <text:p>39.24</text:p>
          </table:table-cell>
          <table:table-cell office:value-type="string">
            <text:p>v(flow)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633">
            <text:p>633</text:p>
          </table:table-cell>
          <table:table-cell office:value-type="float" office:value="752">
            <text:p>752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NGC 5832</text:p>
          </table:table-cell>
          <table:table-cell office:value-type="string">
            <text:p>14 57 45.7</text:p>
          </table:table-cell>
          <table:table-cell office:value-type="string">
            <text:p>71 40 56</text:p>
          </table:table-cell>
          <table:table-cell office:value-type="float" office:value="3">
            <text:p>3</text:p>
          </table:table-cell>
          <table:table-cell office:value-type="string">
            <text:p>–12.23 ± 0.08</text:p>
          </table:table-cell>
          <table:table-cell office:value-type="string">
            <text:p>15 ± 3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9">
            <text:p>0.09</text:p>
          </table:table-cell>
          <table:table-cell office:value-type="string">
            <text:p>–15.71</text:p>
          </table:table-cell>
          <table:table-cell office:value-type="float" office:value="0.09">
            <text:p>0.09</text:p>
          </table:table-cell>
          <table:table-cell office:value-type="float" office:value="3">
            <text:p>3</text:p>
          </table:table-cell>
          <table:table-cell office:value-type="float" office:value="39.72">
            <text:p>39.72</text:p>
          </table:table-cell>
          <table:table-cell office:value-type="string">
            <text:p>v(flow)</text:p>
          </table:table-cell>
          <table:table-cell office:value-type="float" office:value="8.8">
            <text:p>8.8</text:p>
          </table:table-cell>
          <table:table-cell table:number-columns-repeated="2"/>
          <table:table-cell office:value-type="float" office:value="447">
            <text:p>447</text:p>
          </table:table-cell>
          <table:table-cell office:value-type="float" office:value="656">
            <text:p>656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UGC 9660</text:p>
          </table:table-cell>
          <table:table-cell office:value-type="string">
            <text:p>15 01 09.3</text:p>
          </table:table-cell>
          <table:table-cell office:value-type="string">
            <text:p>44 41 53</text:p>
          </table:table-cell>
          <table:table-cell office:value-type="float" office:value="4">
            <text:p>4</text:p>
          </table:table-cell>
          <table:table-cell office:value-type="string">
            <text:p>–12.84 ± 0.08</text:p>
          </table:table-cell>
          <table:table-cell office:value-type="string">
            <text:p>27 ± 2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07">
            <text:p>0.07</text:p>
          </table:table-cell>
          <table:table-cell office:value-type="string">
            <text:p>–15.88</text:p>
          </table:table-cell>
          <table:table-cell office:value-type="float" office:value="0.09">
            <text:p>0.09</text:p>
          </table:table-cell>
          <table:table-cell office:value-type="float" office:value="3">
            <text:p>3</text:p>
          </table:table-cell>
          <table:table-cell office:value-type="float" office:value="39.24">
            <text:p>39.24</text:p>
          </table:table-cell>
          <table:table-cell office:value-type="string">
            <text:p>v(flow)</text:p>
          </table:table-cell>
          <table:table-cell office:value-type="float" office:value="10.2">
            <text:p>10.2</text:p>
          </table:table-cell>
          <table:table-cell table:number-columns-repeated="2"/>
          <table:table-cell office:value-type="float" office:value="629">
            <text:p>629</text:p>
          </table:table-cell>
          <table:table-cell office:value-type="float" office:value="767">
            <text:p>767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NGC 5949</text:p>
          </table:table-cell>
          <table:table-cell office:value-type="string">
            <text:p>15 28 00.7</text:p>
          </table:table-cell>
          <table:table-cell office:value-type="string">
            <text:p>64 45 47</text:p>
          </table:table-cell>
          <table:table-cell office:value-type="float" office:value="4">
            <text:p>4</text:p>
          </table:table-cell>
          <table:table-cell office:value-type="string">
            <text:p>–12.09 ± 0.04</text:p>
          </table:table-cell>
          <table:table-cell office:value-type="string">
            <text:p>17 ± 2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09">
            <text:p>0.09</text:p>
          </table:table-cell>
          <table:table-cell office:value-type="string">
            <text:p>–16.37</text:p>
          </table:table-cell>
          <table:table-cell office:value-type="float" office:value="0.11">
            <text:p>0.11</text:p>
          </table:table-cell>
          <table:table-cell office:value-type="float" office:value="3">
            <text:p>3</text:p>
          </table:table-cell>
          <table:table-cell office:value-type="float" office:value="39.83">
            <text:p>39.83</text:p>
          </table:table-cell>
          <table:table-cell office:value-type="string">
            <text:p>v(flow)</text:p>
          </table:table-cell>
          <table:table-cell office:value-type="float" office:value="8.5">
            <text:p>8.5</text:p>
          </table:table-cell>
          <table:table-cell table:number-columns-repeated="2"/>
          <table:table-cell office:value-type="float" office:value="435">
            <text:p>435</text:p>
          </table:table-cell>
          <table:table-cell office:value-type="float" office:value="640">
            <text:p>640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UGC 9893</text:p>
          </table:table-cell>
          <table:table-cell office:value-type="string">
            <text:p>15 32 57.3</text:p>
          </table:table-cell>
          <table:table-cell office:value-type="string">
            <text:p>46 27 10</text:p>
          </table:table-cell>
          <table:table-cell office:value-type="float" office:value="7">
            <text:p>7</text:p>
          </table:table-cell>
          <table:table-cell office:value-type="string">
            <text:p>–13.80 ± 0.08</text:p>
          </table:table-cell>
          <table:table-cell office:value-type="string">
            <text:p>4 ± 1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05">
            <text:p>0.05</text:p>
          </table:table-cell>
          <table:table-cell office:value-type="string">
            <text:p>–14.8</text:p>
          </table:table-cell>
          <table:table-cell office:value-type="float" office:value="0.06">
            <text:p>0.06</text:p>
          </table:table-cell>
          <table:table-cell office:value-type="float" office:value="3">
            <text:p>3</text:p>
          </table:table-cell>
          <table:table-cell office:value-type="float" office:value="38.34">
            <text:p>38.34</text:p>
          </table:table-cell>
          <table:table-cell office:value-type="string">
            <text:p>v(flow)</text:p>
          </table:table-cell>
          <table:table-cell office:value-type="float" office:value="10.9">
            <text:p>10.9</text:p>
          </table:table-cell>
          <table:table-cell table:number-columns-repeated="2"/>
          <table:table-cell office:value-type="float" office:value="656">
            <text:p>656</text:p>
          </table:table-cell>
          <table:table-cell office:value-type="float" office:value="819">
            <text:p>819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UGC 9992</text:p>
          </table:table-cell>
          <table:table-cell office:value-type="string">
            <text:p>15 41 47.8</text:p>
          </table:table-cell>
          <table:table-cell office:value-type="string">
            <text:p>67 15 15</text:p>
          </table:table-cell>
          <table:table-cell office:value-type="float" office:value="10">
            <text:p>10</text:p>
          </table:table-cell>
          <table:table-cell office:value-type="string">
            <text:p>–13.08 ± 0.07</text:p>
          </table:table-cell>
          <table:table-cell office:value-type="string">
            <text:p>20 ± 4</text:p>
          </table:table-cell>
          <table:table-cell office:value-type="float" office:value="1.1">
            <text:p>1.1</text:p>
          </table:table-cell>
          <table:table-cell office:value-type="string">
            <text:p>VATT</text:p>
          </table:table-cell>
          <table:table-cell office:value-type="float" office:value="1">
            <text:p>1</text:p>
          </table:table-cell>
          <table:table-cell office:value-type="float" office:value="0.12">
            <text:p>0.12</text:p>
          </table:table-cell>
          <table:table-cell office:value-type="string">
            <text:p>–14.92</text:p>
          </table:table-cell>
          <table:table-cell office:value-type="float" office:value="0.09">
            <text:p>0.09</text:p>
          </table:table-cell>
          <table:table-cell office:value-type="float" office:value="2">
            <text:p>2</text:p>
          </table:table-cell>
          <table:table-cell office:value-type="float" office:value="38.85">
            <text:p>38.85</text:p>
          </table:table-cell>
          <table:table-cell office:value-type="string">
            <text:p>v(flow)</text:p>
          </table:table-cell>
          <table:table-cell office:value-type="float" office:value="8.6">
            <text:p>8.6</text:p>
          </table:table-cell>
          <table:table-cell table:number-columns-repeated="2"/>
          <table:table-cell office:value-type="float" office:value="427">
            <text:p>427</text:p>
          </table:table-cell>
          <table:table-cell office:value-type="float" office:value="642">
            <text:p>642</text:p>
          </table:table-cell>
          <table:table-cell office:value-type="float" office:value="120">
            <text:p>120</text:p>
          </table:table-cell>
          <table:table-cell table:number-columns-repeated="17"/>
        </table:table-row>
        <table:table-row table:style-name="ro1">
          <table:table-cell office:value-type="string">
            <text:p>LEDA 100404</text:p>
          </table:table-cell>
          <table:table-cell office:value-type="string">
            <text:p>16 08 58.9</text:p>
          </table:table-cell>
          <table:table-cell office:value-type="string">
            <text:p>17 30 25</text:p>
          </table:table-cell>
          <table:table-cell office:value-type="float" office:value="9">
            <text:p>9</text:p>
          </table:table-cell>
          <table:table-cell office:value-type="string">
            <text:p>&lt;–15.60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17">
            <text:p>0.17</text:p>
          </table:table-cell>
          <table:table-cell office:value-type="string">
            <text:p>–11.91</text:p>
          </table:table-cell>
          <table:table-cell office:value-type="float" office:value="0.02">
            <text:p>0.02</text:p>
          </table:table-cell>
          <table:table-cell office:value-type="float" office:value="3">
            <text:p>3</text:p>
          </table:table-cell>
          <table:table-cell office:value-type="string">
            <text:p>&lt;36.18</text:p>
          </table:table-cell>
          <table:table-cell office:value-type="string">
            <text:p>v(flow)</text:p>
          </table:table-cell>
          <table:table-cell office:value-type="float" office:value="6.8">
            <text:p>6.8</text:p>
          </table:table-cell>
          <table:table-cell table:number-columns-repeated="2"/>
          <table:table-cell office:value-type="float" office:value="418">
            <text:p>418</text:p>
          </table:table-cell>
          <table:table-cell office:value-type="float" office:value="512">
            <text:p>512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ESO 179–IG 013</text:p>
          </table:table-cell>
          <table:table-cell office:value-type="string">
            <text:p>16 47 20.0</text:p>
          </table:table-cell>
          <table:table-cell office:value-type="string">
            <text:p>–57 26 28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...</text:p>
          </table:table-cell>
          <table:table-cell office:value-type="float" office:value="0">
            <text:p>0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  <table:table-cell office:value-type="string">
            <text:p>–16.0</text:p>
          </table:table-cell>
          <table:table-cell office:value-type="float" office:value="0.1">
            <text:p>0.1</text:p>
          </table:table-cell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office:value-type="string">
            <text:p>v(flow)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842">
            <text:p>842</text:p>
          </table:table-cell>
          <table:table-cell office:value-type="float" office:value="678">
            <text:p>678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UGC 10669</text:p>
          </table:table-cell>
          <table:table-cell office:value-type="string">
            <text:p>17 00 25.3</text:p>
          </table:table-cell>
          <table:table-cell office:value-type="string">
            <text:p>70 17 24</text:p>
          </table:table-cell>
          <table:table-cell office:value-type="float" office:value="10">
            <text:p>10</text:p>
          </table:table-cell>
          <table:table-cell office:value-type="string">
            <text:p>–14.45 ± 0.19</text:p>
          </table:table-cell>
          <table:table-cell office:value-type="string">
            <text:p>...</text:p>
          </table:table-cell>
          <table:table-cell office:value-type="float" office:value="2.3">
            <text:p>2.3</text:p>
          </table:table-cell>
          <table:table-cell table:number-columns-repeated="2" office:value-type="string">
            <text:p>...</text:p>
          </table:table-cell>
          <table:table-cell office:value-type="float" office:value="0.14">
            <text:p>0.14</text:p>
          </table:table-cell>
          <table:table-cell office:value-type="string">
            <text:p>–13.64</text:p>
          </table:table-cell>
          <table:table-cell office:value-type="float" office:value="0.04">
            <text:p>0.04</text:p>
          </table:table-cell>
          <table:table-cell office:value-type="float" office:value="3">
            <text:p>3</text:p>
          </table:table-cell>
          <table:table-cell office:value-type="float" office:value="37.57">
            <text:p>37.57</text:p>
          </table:table-cell>
          <table:table-cell office:value-type="string">
            <text:p>v(flow)</text:p>
          </table:table-cell>
          <table:table-cell office:value-type="float" office:value="9.2">
            <text:p>9.2</text:p>
          </table:table-cell>
          <table:table-cell table:number-columns-repeated="2"/>
          <table:table-cell office:value-type="float" office:value="442">
            <text:p>442</text:p>
          </table:table-cell>
          <table:table-cell office:value-type="float" office:value="686">
            <text:p>686</text:p>
          </table:table-cell>
          <table:table-cell office:value-type="float" office:value="120">
            <text:p>120</text:p>
          </table:table-cell>
          <table:table-cell table:number-columns-repeated="17"/>
        </table:table-row>
        <table:table-row table:style-name="ro1">
          <table:table-cell office:value-type="string">
            <text:p>UGC 10736</text:p>
          </table:table-cell>
          <table:table-cell office:value-type="string">
            <text:p>17 08 05.0</text:p>
          </table:table-cell>
          <table:table-cell office:value-type="string">
            <text:p>69 27 50</text:p>
          </table:table-cell>
          <table:table-cell office:value-type="float" office:value="8">
            <text:p>8</text:p>
          </table:table-cell>
          <table:table-cell office:value-type="string">
            <text:p>–13.05 ± 0.09</text:p>
          </table:table-cell>
          <table:table-cell office:value-type="string">
            <text:p>16.445 ± 5</text:p>
          </table:table-cell>
          <table:table-cell office:value-type="float" office:value="1.3">
            <text:p>1.3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16">
            <text:p>0.16</text:p>
          </table:table-cell>
          <table:table-cell office:value-type="string">
            <text:p>–15.05</text:p>
          </table:table-cell>
          <table:table-cell office:value-type="float" office:value="0.07">
            <text:p>0.07</text:p>
          </table:table-cell>
          <table:table-cell office:value-type="float" office:value="3">
            <text:p>3</text:p>
          </table:table-cell>
          <table:table-cell office:value-type="float" office:value="39.02">
            <text:p>39.02</text:p>
          </table:table-cell>
          <table:table-cell office:value-type="string">
            <text:p>v(flow)</text:p>
          </table:table-cell>
          <table:table-cell office:value-type="float" office:value="9.8">
            <text:p>9.8</text:p>
          </table:table-cell>
          <table:table-cell table:number-columns-repeated="2"/>
          <table:table-cell office:value-type="float" office:value="490">
            <text:p>490</text:p>
          </table:table-cell>
          <table:table-cell office:value-type="float" office:value="736">
            <text:p>736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ESO 140–G019</text:p>
          </table:table-cell>
          <table:table-cell office:value-type="string">
            <text:p>18 22 46.4</text:p>
          </table:table-cell>
          <table:table-cell office:value-type="string">
            <text:p>–62 16 13</text:p>
          </table:table-cell>
          <table:table-cell office:value-type="float" office:value="10">
            <text:p>10</text:p>
          </table:table-cell>
          <table:table-cell office:value-type="string">
            <text:p>–12.87 ± 0.06</text:p>
          </table:table-cell>
          <table:table-cell office:value-type="string">
            <text:p>135 ± 20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39">
            <text:p>0.39</text:p>
          </table:table-cell>
          <table:table-cell office:value-type="string">
            <text:p>–13.74</text:p>
          </table:table-cell>
          <table:table-cell office:value-type="float" office:value="0.04">
            <text:p>0.04</text:p>
          </table:table-cell>
          <table:table-cell office:value-type="float" office:value="3">
            <text:p>3</text:p>
          </table:table-cell>
          <table:table-cell office:value-type="float" office:value="39.35">
            <text:p>39.35</text:p>
          </table:table-cell>
          <table:table-cell office:value-type="string">
            <text:p>v(flow)</text:p>
          </table:table-cell>
          <table:table-cell office:value-type="float" office:value="10.8">
            <text:p>10.8</text:p>
          </table:table-cell>
          <table:table-cell table:number-columns-repeated="2"/>
          <table:table-cell office:value-type="float" office:value="950">
            <text:p>950</text:p>
          </table:table-cell>
          <table:table-cell office:value-type="float" office:value="808">
            <text:p>808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IC 4710</text:p>
          </table:table-cell>
          <table:table-cell office:value-type="string">
            <text:p>18 28 38.1</text:p>
          </table:table-cell>
          <table:table-cell office:value-type="string">
            <text:p>–66 58 54</text:p>
          </table:table-cell>
          <table:table-cell office:value-type="float" office:value="9">
            <text:p>9</text:p>
          </table:table-cell>
          <table:table-cell office:value-type="string">
            <text:p>–11.67 ± 0.04</text:p>
          </table:table-cell>
          <table:table-cell office:value-type="string">
            <text:p>40 ± 4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0.38">
            <text:p>0.38</text:p>
          </table:table-cell>
          <table:table-cell office:value-type="string">
            <text:p>–17.32</text:p>
          </table:table-cell>
          <table:table-cell office:value-type="float" office:value="0.16">
            <text:p>0.16</text:p>
          </table:table-cell>
          <table:table-cell office:value-type="float" office:value="3">
            <text:p>3</text:p>
          </table:table-cell>
          <table:table-cell office:value-type="float" office:value="40.21">
            <text:p>40.21</text:p>
          </table:table-cell>
          <table:table-cell office:value-type="string">
            <text:p>v(flow)</text:p>
          </table:table-cell>
          <table:table-cell office:value-type="float" office:value="7.7">
            <text:p>7.7</text:p>
          </table:table-cell>
          <table:table-cell table:number-columns-repeated="2"/>
          <table:table-cell office:value-type="float" office:value="739">
            <text:p>739</text:p>
          </table:table-cell>
          <table:table-cell office:value-type="float" office:value="580">
            <text:p>580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NGC 6689</text:p>
          </table:table-cell>
          <table:table-cell office:value-type="string">
            <text:p>18 34 50.1</text:p>
          </table:table-cell>
          <table:table-cell office:value-type="string">
            <text:p>70 31 27</text:p>
          </table:table-cell>
          <table:table-cell office:value-type="float" office:value="6">
            <text:p>6</text:p>
          </table:table-cell>
          <table:table-cell office:value-type="string">
            <text:p>–12.11 ± 0.07</text:p>
          </table:table-cell>
          <table:table-cell office:value-type="string">
            <text:p>19 ± 3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24">
            <text:p>0.24</text:p>
          </table:table-cell>
          <table:table-cell office:value-type="string">
            <text:p>–17.10</text:p>
          </table:table-cell>
          <table:table-cell office:value-type="float" office:value="0.15">
            <text:p>0.15</text:p>
          </table:table-cell>
          <table:table-cell office:value-type="float" office:value="3">
            <text:p>3</text:p>
          </table:table-cell>
          <table:table-cell office:value-type="float" office:value="39.95">
            <text:p>39.95</text:p>
          </table:table-cell>
          <table:table-cell office:value-type="string">
            <text:p>v(flow)</text:p>
          </table:table-cell>
          <table:table-cell office:value-type="float" office:value="9.8">
            <text:p>9.8</text:p>
          </table:table-cell>
          <table:table-cell table:number-columns-repeated="2"/>
          <table:table-cell office:value-type="float" office:value="467">
            <text:p>467</text:p>
          </table:table-cell>
          <table:table-cell office:value-type="float" office:value="736">
            <text:p>736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ESO 104–G022</text:p>
          </table:table-cell>
          <table:table-cell office:value-type="string">
            <text:p>18 55 41.2</text:p>
          </table:table-cell>
          <table:table-cell office:value-type="string">
            <text:p>–64 48 39</text:p>
          </table:table-cell>
          <table:table-cell office:value-type="float" office:value="10">
            <text:p>10</text:p>
          </table:table-cell>
          <table:table-cell office:value-type="string">
            <text:p>–12.73 ± 0.05</text:p>
          </table:table-cell>
          <table:table-cell office:value-type="string">
            <text:p>36 ± 4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0.29">
            <text:p>0.29</text:p>
          </table:table-cell>
          <table:table-cell office:value-type="string">
            <text:p>–14.47</text:p>
          </table:table-cell>
          <table:table-cell office:value-type="float" office:value="0.05">
            <text:p>0.05</text:p>
          </table:table-cell>
          <table:table-cell office:value-type="float" office:value="3">
            <text:p>3</text:p>
          </table:table-cell>
          <table:table-cell office:value-type="float" office:value="39.28">
            <text:p>39.28</text:p>
          </table:table-cell>
          <table:table-cell office:value-type="string">
            <text:p>v(flow)</text:p>
          </table:table-cell>
          <table:table-cell office:value-type="float" office:value="8.7">
            <text:p>8.7</text:p>
          </table:table-cell>
          <table:table-cell table:number-columns-repeated="2"/>
          <table:table-cell office:value-type="float" office:value="797">
            <text:p>797</text:p>
          </table:table-cell>
          <table:table-cell office:value-type="float" office:value="654">
            <text:p>654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NGC 6744</text:p>
          </table:table-cell>
          <table:table-cell office:value-type="string">
            <text:p>19 09 46.2</text:p>
          </table:table-cell>
          <table:table-cell office:value-type="string">
            <text:p>–63 51 25</text:p>
          </table:table-cell>
          <table:table-cell office:value-type="float" office:value="4">
            <text:p>4</text:p>
          </table:table-cell>
          <table:table-cell office:value-type="string">
            <text:p>–10.69 ± 0.04</text:p>
          </table:table-cell>
          <table:table-cell office:value-type="string">
            <text:p>15 ± 5</text:p>
          </table:table-cell>
          <table:table-cell office:value-type="float" office:value="2.2">
            <text:p>2.2</text:p>
          </table:table-cell>
          <table:table-cell table:number-columns-repeated="2" office:value-type="string">
            <text:p>...</text:p>
          </table:table-cell>
          <table:table-cell office:value-type="float" office:value="0.16">
            <text:p>0.16</text:p>
          </table:table-cell>
          <table:table-cell office:value-type="string">
            <text:p>–20.89</text:p>
          </table:table-cell>
          <table:table-cell office:value-type="float" office:value="0.54">
            <text:p>0.54</text:p>
          </table:table-cell>
          <table:table-cell office:value-type="float" office:value="3">
            <text:p>3</text:p>
          </table:table-cell>
          <table:table-cell office:value-type="float" office:value="41.19">
            <text:p>41.19</text:p>
          </table:table-cell>
          <table:table-cell office:value-type="string">
            <text:p>v(flow)</text:p>
          </table:table-cell>
          <table:table-cell office:value-type="float" office:value="9.4">
            <text:p>9.4</text:p>
          </table:table-cell>
          <table:table-cell table:number-columns-repeated="2"/>
          <table:table-cell office:value-type="float" office:value="841">
            <text:p>841</text:p>
          </table:table-cell>
          <table:table-cell office:value-type="float" office:value="706">
            <text:p>706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ESO 104–G044</text:p>
          </table:table-cell>
          <table:table-cell office:value-type="string">
            <text:p>19 11 23.1</text:p>
          </table:table-cell>
          <table:table-cell office:value-type="string">
            <text:p>–64 13 09</text:p>
          </table:table-cell>
          <table:table-cell office:value-type="float" office:value="9">
            <text:p>9</text:p>
          </table:table-cell>
          <table:table-cell office:value-type="string">
            <text:p>–13.60 ± 0.22</text:p>
          </table:table-cell>
          <table:table-cell office:value-type="string">
            <text:p>4 ± 3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0.16">
            <text:p>0.16</text:p>
          </table:table-cell>
          <table:table-cell office:value-type="string">
            <text:p>–14.88</text:p>
          </table:table-cell>
          <table:table-cell office:value-type="float" office:value="0.06">
            <text:p>0.06</text:p>
          </table:table-cell>
          <table:table-cell office:value-type="float" office:value="3">
            <text:p>3</text:p>
          </table:table-cell>
          <table:table-cell office:value-type="float" office:value="38.34">
            <text:p>38.34</text:p>
          </table:table-cell>
          <table:table-cell office:value-type="string">
            <text:p>v(flow)</text:p>
          </table:table-cell>
          <table:table-cell office:value-type="float" office:value="8.4">
            <text:p>8.4</text:p>
          </table:table-cell>
          <table:table-cell table:number-columns-repeated="2"/>
          <table:table-cell office:value-type="float" office:value="769">
            <text:p>769</text:p>
          </table:table-cell>
          <table:table-cell office:value-type="float" office:value="633">
            <text:p>633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IC 4870</text:p>
          </table:table-cell>
          <table:table-cell office:value-type="string">
            <text:p>19 37 37.6</text:p>
          </table:table-cell>
          <table:table-cell office:value-type="string">
            <text:p>–65 48 43</text:p>
          </table:table-cell>
          <table:table-cell office:value-type="float" office:value="10">
            <text:p>10</text:p>
          </table:table-cell>
          <table:table-cell office:value-type="string">
            <text:p>–12.27 ± 0.053</text:p>
          </table:table-cell>
          <table:table-cell office:value-type="string">
            <text:p>12 ± 1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41">
            <text:p>0.41</text:p>
          </table:table-cell>
          <table:table-cell office:value-type="string">
            <text:p>–15.99</text:p>
          </table:table-cell>
          <table:table-cell office:value-type="float" office:value="0.1">
            <text:p>0.1</text:p>
          </table:table-cell>
          <table:table-cell office:value-type="float" office:value="3">
            <text:p>3</text:p>
          </table:table-cell>
          <table:table-cell office:value-type="float" office:value="39.86">
            <text:p>39.86</text:p>
          </table:table-cell>
          <table:table-cell office:value-type="string">
            <text:p>v(flow)</text:p>
          </table:table-cell>
          <table:table-cell office:value-type="float" office:value="9.9">
            <text:p>9.9</text:p>
          </table:table-cell>
          <table:table-cell table:number-columns-repeated="2"/>
          <table:table-cell office:value-type="float" office:value="879">
            <text:p>879</text:p>
          </table:table-cell>
          <table:table-cell office:value-type="float" office:value="741">
            <text:p>741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IC 4951</text:p>
          </table:table-cell>
          <table:table-cell office:value-type="string">
            <text:p>20 09 31.2</text:p>
          </table:table-cell>
          <table:table-cell office:value-type="string">
            <text:p>–61 50 47</text:p>
          </table:table-cell>
          <table:table-cell office:value-type="float" office:value="8">
            <text:p>8</text:p>
          </table:table-cell>
          <table:table-cell office:value-type="string">
            <text:p>–12.45 ± 0.05</text:p>
          </table:table-cell>
          <table:table-cell office:value-type="string">
            <text:p>33 ± 4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0.12">
            <text:p>0.12</text:p>
          </table:table-cell>
          <table:table-cell office:value-type="string">
            <text:p>–16.06</text:p>
          </table:table-cell>
          <table:table-cell office:value-type="float" office:value="0.1">
            <text:p>0.1</text:p>
          </table:table-cell>
          <table:table-cell office:value-type="float" office:value="3">
            <text:p>3</text:p>
          </table:table-cell>
          <table:table-cell office:value-type="float" office:value="39.56">
            <text:p>39.56</text:p>
          </table:table-cell>
          <table:table-cell office:value-type="string">
            <text:p>v(flow)</text:p>
          </table:table-cell>
          <table:table-cell office:value-type="float" office:value="9.3">
            <text:p>9.3</text:p>
          </table:table-cell>
          <table:table-cell table:number-columns-repeated="2"/>
          <table:table-cell office:value-type="float" office:value="814">
            <text:p>814</text:p>
          </table:table-cell>
          <table:table-cell office:value-type="float" office:value="701">
            <text:p>701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UGC 11583</text:p>
          </table:table-cell>
          <table:table-cell office:value-type="string">
            <text:p>20 30 15.3</text:p>
          </table:table-cell>
          <table:table-cell office:value-type="string">
            <text:p>60 26 25</text:p>
          </table:table-cell>
          <table:table-cell office:value-type="float" office:value="10">
            <text:p>10</text:p>
          </table:table-cell>
          <table:table-cell office:value-type="string">
            <text:p>–13.54 ± 0.06</text:p>
          </table:table-cell>
          <table:table-cell office:value-type="string">
            <text:p>...</text:p>
          </table:table-cell>
          <table:table-cell office:value-type="float" office:value="2.3">
            <text:p>2.3</text:p>
          </table:table-cell>
          <table:table-cell table:number-columns-repeated="2" office:value-type="string">
            <text:p>...</text:p>
          </table:table-cell>
          <table:table-cell office:value-type="float" office:value="1.34">
            <text:p>1.34</text:p>
          </table:table-cell>
          <table:table-cell office:value-type="string">
            <text:p>–14.49</text:p>
          </table:table-cell>
          <table:table-cell office:value-type="float" office:value="0.05">
            <text:p>0.05</text:p>
          </table:table-cell>
          <table:table-cell office:value-type="float" office:value="3">
            <text:p>3</text:p>
          </table:table-cell>
          <table:table-cell office:value-type="float" office:value="38.38">
            <text:p>38.38</text:p>
          </table:table-cell>
          <table:table-cell office:value-type="string">
            <text:p>bs</text:p>
          </table:table-cell>
          <table:table-cell office:value-type="float" office:value="5.9">
            <text:p>5.9</text:p>
          </table:table-cell>
          <table:table-cell table:number-columns-repeated="2"/>
          <table:table-cell office:value-type="float" office:value="127">
            <text:p>127</text:p>
          </table:table-cell>
          <table:table-cell office:value-type="float" office:value="430">
            <text:p>430</text:p>
          </table:table-cell>
          <table:table-cell office:value-type="string">
            <text:p>47, 111</text:p>
          </table:table-cell>
          <table:table-cell table:number-columns-repeated="17"/>
        </table:table-row>
        <table:table-row table:style-name="ro1">
          <table:table-cell office:value-type="string">
            <text:p>LEDA 166192</text:p>
          </table:table-cell>
          <table:table-cell office:value-type="string">
            <text:p>20 30 32.9</text:p>
          </table:table-cell>
          <table:table-cell office:value-type="string">
            <text:p>60 21 17</text:p>
          </table:table-cell>
          <table:table-cell office:value-type="float" office:value="8">
            <text:p>8</text:p>
          </table:table-cell>
          <table:table-cell office:value-type="string">
            <text:p>–13.51 ± 0.22</text:p>
          </table:table-cell>
          <table:table-cell office:value-type="string">
            <text:p>...</text:p>
          </table:table-cell>
          <table:table-cell office:value-type="float" office:value="2.3">
            <text:p>2.3</text:p>
          </table:table-cell>
          <table:table-cell table:number-columns-repeated="2" office:value-type="string">
            <text:p>...</text:p>
          </table:table-cell>
          <table:table-cell office:value-type="float" office:value="1.29">
            <text:p>1.29</text:p>
          </table:table-cell>
          <table:table-cell office:value-type="string">
            <text:p>–13.64</text:p>
          </table:table-cell>
          <table:table-cell office:value-type="float" office:value="0.04">
            <text:p>0.04</text:p>
          </table:table-cell>
          <table:table-cell office:value-type="float" office:value="3">
            <text:p>3</text:p>
          </table:table-cell>
          <table:table-cell office:value-type="float" office:value="38.4">
            <text:p>38.4</text:p>
          </table:table-cell>
          <table:table-cell office:value-type="string">
            <text:p>bs</text:p>
          </table:table-cell>
          <table:table-cell office:value-type="float" office:value="5.9">
            <text:p>5.9</text:p>
          </table:table-cell>
          <table:table-cell table:number-columns-repeated="2"/>
          <table:table-cell office:value-type="float" office:value="126">
            <text:p>126</text:p>
          </table:table-cell>
          <table:table-cell office:value-type="float" office:value="429">
            <text:p>429</text:p>
          </table:table-cell>
          <table:table-cell office:value-type="string">
            <text:p>47, 111</text:p>
          </table:table-cell>
          <table:table-cell table:number-columns-repeated="17"/>
        </table:table-row>
        <table:table-row table:style-name="ro1">
          <table:table-cell office:value-type="string">
            <text:p>LEDA 166193</text:p>
          </table:table-cell>
          <table:table-cell office:value-type="string">
            <text:p>20 31 32.0</text:p>
          </table:table-cell>
          <table:table-cell office:value-type="string">
            <text:p>60 48 44</text:p>
          </table:table-cell>
          <table:table-cell office:value-type="float" office:value="10">
            <text:p>10</text:p>
          </table:table-cell>
          <table:table-cell office:value-type="string">
            <text:p>–13.80 ± 0.07</text:p>
          </table:table-cell>
          <table:table-cell office:value-type="string">
            <text:p>...</text:p>
          </table:table-cell>
          <table:table-cell office:value-type="float" office:value="2.3">
            <text:p>2.3</text:p>
          </table:table-cell>
          <table:table-cell table:number-columns-repeated="2" office:value-type="string">
            <text:p>...</text:p>
          </table:table-cell>
          <table:table-cell office:value-type="float" office:value="1.8">
            <text:p>1.8</text:p>
          </table:table-cell>
          <table:table-cell office:value-type="string">
            <text:p>–13.95</text:p>
          </table:table-cell>
          <table:table-cell office:value-type="float" office:value="0.04">
            <text:p>0.04</text:p>
          </table:table-cell>
          <table:table-cell office:value-type="float" office:value="3">
            <text:p>3</text:p>
          </table:table-cell>
          <table:table-cell office:value-type="float" office:value="38.23">
            <text:p>38.23</text:p>
          </table:table-cell>
          <table:table-cell office:value-type="string">
            <text:p>bs</text:p>
          </table:table-cell>
          <table:table-cell office:value-type="float" office:value="5.9">
            <text:p>5.9</text:p>
          </table:table-cell>
          <table:table-cell table:number-columns-repeated="2"/>
          <table:table-cell office:value-type="float" office:value="139">
            <text:p>139</text:p>
          </table:table-cell>
          <table:table-cell office:value-type="float" office:value="441">
            <text:p>441</text:p>
          </table:table-cell>
          <table:table-cell office:value-type="string">
            <text:p>47, 111</text:p>
          </table:table-cell>
          <table:table-cell table:number-columns-repeated="17"/>
        </table:table-row>
        <table:table-row table:style-name="ro1">
          <table:table-cell office:value-type="string">
            <text:p>NGC 6946</text:p>
          </table:table-cell>
          <table:table-cell office:value-type="string">
            <text:p>20 34 52.3</text:p>
          </table:table-cell>
          <table:table-cell office:value-type="string">
            <text:p>60 09 14</text:p>
          </table:table-cell>
          <table:table-cell office:value-type="float" office:value="6">
            <text:p>6</text:p>
          </table:table-cell>
          <table:table-cell office:value-type="string">
            <text:p>–10.34 ± 0.03</text:p>
          </table:table-cell>
          <table:table-cell office:value-type="string">
            <text:p>34 ± 4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1.54">
            <text:p>1.54</text:p>
          </table:table-cell>
          <table:table-cell office:value-type="string">
            <text:p>–20.79</text:p>
          </table:table-cell>
          <table:table-cell office:value-type="float" office:value="0.54">
            <text:p>0.54</text:p>
          </table:table-cell>
          <table:table-cell office:value-type="float" office:value="3">
            <text:p>3</text:p>
          </table:table-cell>
          <table:table-cell office:value-type="float" office:value="41.46">
            <text:p>41.46</text:p>
          </table:table-cell>
          <table:table-cell office:value-type="string">
            <text:p>bs</text:p>
          </table:table-cell>
          <table:table-cell office:value-type="float" office:value="5.9">
            <text:p>5.9</text:p>
          </table:table-cell>
          <table:table-cell table:number-columns-repeated="2"/>
          <table:table-cell office:value-type="float" office:value="48">
            <text:p>48</text:p>
          </table:table-cell>
          <table:table-cell office:value-type="float" office:value="352">
            <text:p>352</text:p>
          </table:table-cell>
          <table:table-cell office:value-type="string">
            <text:p>47, 118</text:p>
          </table:table-cell>
          <table:table-cell table:number-columns-repeated="17"/>
        </table:table-row>
        <table:table-row table:style-name="ro1">
          <table:table-cell office:value-type="string">
            <text:p>KKR 55</text:p>
          </table:table-cell>
          <table:table-cell office:value-type="string">
            <text:p>20 45 20.8</text:p>
          </table:table-cell>
          <table:table-cell office:value-type="string">
            <text:p>60 24 40</text:p>
          </table:table-cell>
          <table:table-cell office:value-type="float" office:value="10">
            <text:p>10</text:p>
          </table:table-cell>
          <table:table-cell office:value-type="string">
            <text:p>–13.32 ± 0.03</text:p>
          </table:table-cell>
          <table:table-cell office:value-type="string">
            <text:p>...</text:p>
          </table:table-cell>
          <table:table-cell office:value-type="float" office:value="2.3">
            <text:p>2.3</text:p>
          </table:table-cell>
          <table:table-cell table:number-columns-repeated="2" office:value-type="string">
            <text:p>...</text:p>
          </table:table-cell>
          <table:table-cell office:value-type="float" office:value="2.67">
            <text:p>2.67</text:p>
          </table:table-cell>
          <table:table-cell office:value-type="string">
            <text:p>–13.9</text:p>
          </table:table-cell>
          <table:table-cell office:value-type="float" office:value="0.04">
            <text:p>0.04</text:p>
          </table:table-cell>
          <table:table-cell office:value-type="float" office:value="3">
            <text:p>3</text:p>
          </table:table-cell>
          <table:table-cell office:value-type="float" office:value="38.92">
            <text:p>38.92</text:p>
          </table:table-cell>
          <table:table-cell office:value-type="string">
            <text:p>bs</text:p>
          </table:table-cell>
          <table:table-cell office:value-type="float" office:value="5.9">
            <text:p>5.9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337">
            <text:p>337</text:p>
          </table:table-cell>
          <table:table-cell office:value-type="string">
            <text:p>47, 111</text:p>
          </table:table-cell>
          <table:table-cell table:number-columns-repeated="17"/>
        </table:table-row>
        <table:table-row table:style-name="ro1">
          <table:table-cell office:value-type="string">
            <text:p>KKR 56</text:p>
          </table:table-cell>
          <table:table-cell office:value-type="string">
            <text:p>20 48 24.1</text:p>
          </table:table-cell>
          <table:table-cell office:value-type="string">
            <text:p>58 37 06</text:p>
          </table:table-cell>
          <table:table-cell office:value-type="float" office:value="10">
            <text:p>10</text:p>
          </table:table-cell>
          <table:table-cell office:value-type="string">
            <text:p>–14.00 ± 0.28</text:p>
          </table:table-cell>
          <table:table-cell office:value-type="string">
            <text:p>...</text:p>
          </table:table-cell>
          <table:table-cell office:value-type="float" office:value="2.3">
            <text:p>2.3</text:p>
          </table:table-cell>
          <table:table-cell table:number-columns-repeated="2" office:value-type="string">
            <text:p>...</text:p>
          </table:table-cell>
          <table:table-cell office:value-type="float" office:value="3.15">
            <text:p>3.15</text:p>
          </table:table-cell>
          <table:table-cell office:value-type="string">
            <text:p>–14.40</text:p>
          </table:table-cell>
          <table:table-cell office:value-type="float" office:value="0.05">
            <text:p>0.05</text:p>
          </table:table-cell>
          <table:table-cell office:value-type="float" office:value="3">
            <text:p>3</text:p>
          </table:table-cell>
          <table:table-cell office:value-type="float" office:value="38.36">
            <text:p>38.36</text:p>
          </table:table-cell>
          <table:table-cell office:value-type="string">
            <text:p>bs</text:p>
          </table:table-cell>
          <table:table-cell office:value-type="float" office:value="5.9">
            <text:p>5.9</text:p>
          </table:table-cell>
          <table:table-cell table:number-columns-repeated="2"/>
          <table:table-cell office:value-type="string">
            <text:p>–43</text:p>
          </table:table-cell>
          <table:table-cell office:value-type="float" office:value="264">
            <text:p>264</text:p>
          </table:table-cell>
          <table:table-cell office:value-type="string">
            <text:p>47, 111</text:p>
          </table:table-cell>
          <table:table-cell table:number-columns-repeated="17"/>
        </table:table-row>
        <table:table-row table:style-name="ro1">
          <table:table-cell office:value-type="string">
            <text:p>Cepheus 1</text:p>
          </table:table-cell>
          <table:table-cell office:value-type="string">
            <text:p>20 51 10.6</text:p>
          </table:table-cell>
          <table:table-cell office:value-type="string">
            <text:p>56 53 25</text:p>
          </table:table-cell>
          <table:table-cell office:value-type="float" office:value="10">
            <text:p>10</text:p>
          </table:table-cell>
          <table:table-cell office:value-type="string">
            <text:p>–13.18 ± 0.10</text:p>
          </table:table-cell>
          <table:table-cell office:value-type="string">
            <text:p>...</text:p>
          </table:table-cell>
          <table:table-cell office:value-type="float" office:value="2.3">
            <text:p>2.3</text:p>
          </table:table-cell>
          <table:table-cell table:number-columns-repeated="2" office:value-type="string">
            <text:p>...</text:p>
          </table:table-cell>
          <table:table-cell office:value-type="float" office:value="4.05">
            <text:p>4.05</text:p>
          </table:table-cell>
          <table:table-cell office:value-type="string">
            <text:p>–17.50</text:p>
          </table:table-cell>
          <table:table-cell office:value-type="float" office:value="0.18">
            <text:p>0.18</text:p>
          </table:table-cell>
          <table:table-cell office:value-type="float" office:value="3">
            <text:p>3</text:p>
          </table:table-cell>
          <table:table-cell office:value-type="float" office:value="39.34">
            <text:p>39.34</text:p>
          </table:table-cell>
          <table:table-cell office:value-type="string">
            <text:p>mem</text:p>
          </table:table-cell>
          <table:table-cell office:value-type="float" office:value="5.9">
            <text:p>5.9</text:p>
          </table:table-cell>
          <table:table-cell table:number-columns-repeated="2"/>
          <table:table-cell office:value-type="float" office:value="58">
            <text:p>58</text:p>
          </table:table-cell>
          <table:table-cell office:value-type="float" office:value="367">
            <text:p>367</text:p>
          </table:table-cell>
          <table:table-cell office:value-type="string">
            <text:p>47, 110</text:p>
          </table:table-cell>
          <table:table-cell table:number-columns-repeated="17"/>
        </table:table-row>
        <table:table-row table:style-name="ro1">
          <table:table-cell office:value-type="string">
            <text:p>IC 5052</text:p>
          </table:table-cell>
          <table:table-cell office:value-type="string">
            <text:p>20 52 06.3</text:p>
          </table:table-cell>
          <table:table-cell office:value-type="string">
            <text:p>–69 12 13</text:p>
          </table:table-cell>
          <table:table-cell office:value-type="float" office:value="7">
            <text:p>7</text:p>
          </table:table-cell>
          <table:table-cell office:value-type="string">
            <text:p>–11.46 ± 0.04</text:p>
          </table:table-cell>
          <table:table-cell office:value-type="string">
            <text:p>46 ± 4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19">
            <text:p>0.19</text:p>
          </table:table-cell>
          <table:table-cell office:value-type="string">
            <text:p>–17.25</text:p>
          </table:table-cell>
          <table:table-cell office:value-type="float" office:value="0.16">
            <text:p>0.16</text:p>
          </table:table-cell>
          <table:table-cell office:value-type="float" office:value="3">
            <text:p>3</text:p>
          </table:table-cell>
          <table:table-cell office:value-type="float" office:value="40.14">
            <text:p>40.14</text:p>
          </table:table-cell>
          <table:table-cell office:value-type="string">
            <text:p>v(flow)</text:p>
          </table:table-cell>
          <table:table-cell office:value-type="float" office:value="5.9">
            <text:p>5.9</text:p>
          </table:table-cell>
          <table:table-cell table:number-columns-repeated="2"/>
          <table:table-cell office:value-type="float" office:value="584">
            <text:p>584</text:p>
          </table:table-cell>
          <table:table-cell office:value-type="float" office:value="440">
            <text:p>440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KKR 59</text:p>
          </table:table-cell>
          <table:table-cell office:value-type="string">
            <text:p>21 03 24.2</text:p>
          </table:table-cell>
          <table:table-cell office:value-type="string">
            <text:p>57 17 14</text:p>
          </table:table-cell>
          <table:table-cell office:value-type="float" office:value="10">
            <text:p>10</text:p>
          </table:table-cell>
          <table:table-cell office:value-type="string">
            <text:p>–12.76 ± 0.05</text:p>
          </table:table-cell>
          <table:table-cell office:value-type="string">
            <text:p>...</text:p>
          </table:table-cell>
          <table:table-cell office:value-type="float" office:value="2.3">
            <text:p>2.3</text:p>
          </table:table-cell>
          <table:table-cell table:number-columns-repeated="2" office:value-type="string">
            <text:p>...</text:p>
          </table:table-cell>
          <table:table-cell office:value-type="float" office:value="3.79">
            <text:p>3.79</text:p>
          </table:table-cell>
          <table:table-cell office:value-type="string">
            <text:p>–16.94</text:p>
          </table:table-cell>
          <table:table-cell office:value-type="float" office:value="0.14">
            <text:p>0.14</text:p>
          </table:table-cell>
          <table:table-cell office:value-type="float" office:value="3">
            <text:p>3</text:p>
          </table:table-cell>
          <table:table-cell office:value-type="float" office:value="39.71">
            <text:p>39.71</text:p>
          </table:table-cell>
          <table:table-cell office:value-type="string">
            <text:p>bs</text:p>
          </table:table-cell>
          <table:table-cell office:value-type="float" office:value="5.9">
            <text:p>5.9</text:p>
          </table:table-cell>
          <table:table-cell table:number-columns-repeated="2"/>
          <table:table-cell office:value-type="string">
            <text:p>–3</text:p>
          </table:table-cell>
          <table:table-cell office:value-type="float" office:value="307">
            <text:p>307</text:p>
          </table:table-cell>
          <table:table-cell office:value-type="string">
            <text:p>47, 111</text:p>
          </table:table-cell>
          <table:table-cell table:number-columns-repeated="17"/>
        </table:table-row>
        <table:table-row table:style-name="ro1">
          <table:table-cell office:value-type="string">
            <text:p>KKR 60</text:p>
          </table:table-cell>
          <table:table-cell office:value-type="string">
            <text:p>21 05 51.3</text:p>
          </table:table-cell>
          <table:table-cell office:value-type="string">
            <text:p>57 12 32</text:p>
          </table:table-cell>
          <table:table-cell office:value-type="float" office:value="10">
            <text:p>10</text:p>
          </table:table-cell>
          <table:table-cell office:value-type="string">
            <text:p>–13.08 ± 0.12</text:p>
          </table:table-cell>
          <table:table-cell office:value-type="string">
            <text:p>...</text:p>
          </table:table-cell>
          <table:table-cell office:value-type="float" office:value="2.3">
            <text:p>2.3</text:p>
          </table:table-cell>
          <table:table-cell table:number-columns-repeated="2" office:value-type="string">
            <text:p>...</text:p>
          </table:table-cell>
          <table:table-cell office:value-type="float" office:value="4.48">
            <text:p>4.48</text:p>
          </table:table-cell>
          <table:table-cell office:value-type="string">
            <text:p>–15.33</text:p>
          </table:table-cell>
          <table:table-cell office:value-type="float" office:value="0.07">
            <text:p>0.07</text:p>
          </table:table-cell>
          <table:table-cell office:value-type="float" office:value="3">
            <text:p>3</text:p>
          </table:table-cell>
          <table:table-cell office:value-type="float" office:value="39.58">
            <text:p>39.58</text:p>
          </table:table-cell>
          <table:table-cell office:value-type="string">
            <text:p>mem</text:p>
          </table:table-cell>
          <table:table-cell office:value-type="float" office:value="5.9">
            <text:p>5.9</text:p>
          </table:table-cell>
          <table:table-cell table:number-columns-repeated="2"/>
          <table:table-cell office:value-type="string">
            <text:p>–14</text:p>
          </table:table-cell>
          <table:table-cell office:value-type="float" office:value="296">
            <text:p>296</text:p>
          </table:table-cell>
          <table:table-cell office:value-type="string">
            <text:p>47, 110</text:p>
          </table:table-cell>
          <table:table-cell table:number-columns-repeated="17"/>
        </table:table-row>
        <table:table-row table:style-name="ro1">
          <table:table-cell office:value-type="string">
            <text:p>NGC 7064</text:p>
          </table:table-cell>
          <table:table-cell office:value-type="string">
            <text:p>21 29 03.0</text:p>
          </table:table-cell>
          <table:table-cell office:value-type="string">
            <text:p>–52 46 03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...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...</text:p>
          </table:table-cell>
          <table:table-cell office:value-type="float" office:value="0.03">
            <text:p>0.03</text:p>
          </table:table-cell>
          <table:table-cell office:value-type="string">
            <text:p>–16.90</text:p>
          </table:table-cell>
          <table:table-cell office:value-type="float" office:value="0.14">
            <text:p>0.14</text:p>
          </table:table-cell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office:value-type="string">
            <text:p>v(flow)</text:p>
          </table:table-cell>
          <table:table-cell office:value-type="float" office:value="9.9">
            <text:p>9.9</text:p>
          </table:table-cell>
          <table:table-cell table:number-columns-repeated="2"/>
          <table:table-cell office:value-type="float" office:value="797">
            <text:p>797</text:p>
          </table:table-cell>
          <table:table-cell office:value-type="float" office:value="740">
            <text:p>740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NGC 7090</text:p>
          </table:table-cell>
          <table:table-cell office:value-type="string">
            <text:p>21 36 28.6</text:p>
          </table:table-cell>
          <table:table-cell office:value-type="string">
            <text:p>–54 33 24</text:p>
          </table:table-cell>
          <table:table-cell office:value-type="float" office:value="5">
            <text:p>5</text:p>
          </table:table-cell>
          <table:table-cell office:value-type="string">
            <text:p>–11.42 ± 0.07</text:p>
          </table:table-cell>
          <table:table-cell office:value-type="string">
            <text:p>23 ± 4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–18.81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float" office:value="40.59">
            <text:p>40.59</text:p>
          </table:table-cell>
          <table:table-cell office:value-type="string">
            <text:p>v(flow)</text:p>
          </table:table-cell>
          <table:table-cell office:value-type="float" office:value="10.4">
            <text:p>10.4</text:p>
          </table:table-cell>
          <table:table-cell table:number-columns-repeated="2"/>
          <table:table-cell office:value-type="float" office:value="847">
            <text:p>847</text:p>
          </table:table-cell>
          <table:table-cell office:value-type="float" office:value="781">
            <text:p>781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UGC 11891</text:p>
          </table:table-cell>
          <table:table-cell office:value-type="string">
            <text:p>22 03 33.9</text:p>
          </table:table-cell>
          <table:table-cell office:value-type="string">
            <text:p>43 44 57</text:p>
          </table:table-cell>
          <table:table-cell office:value-type="float" office:value="10">
            <text:p>10</text:p>
          </table:table-cell>
          <table:table-cell office:value-type="string">
            <text:p>–11.49 ± 0.06</text:p>
          </table:table-cell>
          <table:table-cell office:value-type="string">
            <text:p>33 ± 7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  <table:table-cell office:value-type="string">
            <text:p>–16.33</text:p>
          </table:table-cell>
          <table:table-cell office:value-type="float" office:value="0.11">
            <text:p>0.11</text:p>
          </table:table-cell>
          <table:table-cell office:value-type="float" office:value="3">
            <text:p>3</text:p>
          </table:table-cell>
          <table:table-cell office:value-type="float" office:value="40.97">
            <text:p>40.97</text:p>
          </table:table-cell>
          <table:table-cell office:value-type="string">
            <text:p>v(flow)</text:p>
          </table:table-cell>
          <table:table-cell office:value-type="float" office:value="10.8">
            <text:p>10.8</text:p>
          </table:table-cell>
          <table:table-cell table:number-columns-repeated="2"/>
          <table:table-cell office:value-type="float" office:value="495">
            <text:p>495</text:p>
          </table:table-cell>
          <table:table-cell office:value-type="float" office:value="810">
            <text:p>810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ESO 238–G005</text:p>
          </table:table-cell>
          <table:table-cell office:value-type="string">
            <text:p>22 22 30.0</text:p>
          </table:table-cell>
          <table:table-cell office:value-type="string">
            <text:p>–48 24 18</text:p>
          </table:table-cell>
          <table:table-cell office:value-type="float" office:value="10">
            <text:p>10</text:p>
          </table:table-cell>
          <table:table-cell office:value-type="string">
            <text:p>–13.08 ± 0.06</text:p>
          </table:table-cell>
          <table:table-cell office:value-type="string">
            <text:p>28 ± 4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–14.19</text:p>
          </table:table-cell>
          <table:table-cell office:value-type="float" office:value="0.05">
            <text:p>0.05</text:p>
          </table:table-cell>
          <table:table-cell office:value-type="float" office:value="3">
            <text:p>3</text:p>
          </table:table-cell>
          <table:table-cell office:value-type="float" office:value="38.89">
            <text:p>38.89</text:p>
          </table:table-cell>
          <table:table-cell office:value-type="string">
            <text:p>v(flow)</text:p>
          </table:table-cell>
          <table:table-cell office:value-type="float" office:value="8.9">
            <text:p>8.9</text:p>
          </table:table-cell>
          <table:table-cell table:number-columns-repeated="2"/>
          <table:table-cell office:value-type="float" office:value="706">
            <text:p>706</text:p>
          </table:table-cell>
          <table:table-cell office:value-type="float" office:value="671">
            <text:p>671</text:p>
          </table:table-cell>
          <table:table-cell office:value-type="float" office:value="114">
            <text:p>114</text:p>
          </table:table-cell>
          <table:table-cell table:number-columns-repeated="17"/>
        </table:table-row>
        <table:table-row table:style-name="ro1">
          <table:table-cell office:value-type="string">
            <text:p>IC 5256</text:p>
          </table:table-cell>
          <table:table-cell office:value-type="string">
            <text:p>22 49 45.8</text:p>
          </table:table-cell>
          <table:table-cell office:value-type="string">
            <text:p>–68 41 26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...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...</text:p>
          </table:table-cell>
          <table:table-cell office:value-type="float" office:value="0.08">
            <text:p>0.08</text:p>
          </table:table-cell>
          <table:table-cell office:value-type="string">
            <text:p>–15.66</text:p>
          </table:table-cell>
          <table:table-cell office:value-type="float" office:value="0.08">
            <text:p>0.08</text:p>
          </table:table-cell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office:value-type="string">
            <text:p>v(flow)</text:p>
          </table:table-cell>
          <table:table-cell office:value-type="float" office:value="10.8">
            <text:p>10.8</text:p>
          </table:table-cell>
          <table:table-cell table:number-columns-repeated="2"/>
          <table:table-cell office:value-type="float" office:value="950">
            <text:p>950</text:p>
          </table:table-cell>
          <table:table-cell office:value-type="float" office:value="807">
            <text:p>807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NGC 7640</text:p>
          </table:table-cell>
          <table:table-cell office:value-type="string">
            <text:p>23 22 06.6</text:p>
          </table:table-cell>
          <table:table-cell office:value-type="string">
            <text:p>40 50 43</text:p>
          </table:table-cell>
          <table:table-cell office:value-type="float" office:value="5">
            <text:p>5</text:p>
          </table:table-cell>
          <table:table-cell office:value-type="string">
            <text:p>–11.56 ± 0.05</text:p>
          </table:table-cell>
          <table:table-cell office:value-type="string">
            <text:p>30 ± 4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3">
            <text:p>3</text:p>
          </table:table-cell>
          <table:table-cell office:value-type="float" office:value="0.45">
            <text:p>0.45</text:p>
          </table:table-cell>
          <table:table-cell office:value-type="string">
            <text:p>–18.34</text:p>
          </table:table-cell>
          <table:table-cell office:value-type="float" office:value="0.24">
            <text:p>0.24</text:p>
          </table:table-cell>
          <table:table-cell office:value-type="float" office:value="1">
            <text:p>1</text:p>
          </table:table-cell>
          <table:table-cell office:value-type="float" office:value="40.43">
            <text:p>40.43</text:p>
          </table:table-cell>
          <table:table-cell office:value-type="string">
            <text:p>v(flow)</text:p>
          </table:table-cell>
          <table:table-cell office:value-type="float" office:value="8.9">
            <text:p>8.9</text:p>
          </table:table-cell>
          <table:table-cell table:number-columns-repeated="2"/>
          <table:table-cell office:value-type="float" office:value="369">
            <text:p>369</text:p>
          </table:table-cell>
          <table:table-cell office:value-type="float" office:value="668">
            <text:p>668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UGC 12588</text:p>
          </table:table-cell>
          <table:table-cell office:value-type="string">
            <text:p>23 24 42.4</text:p>
          </table:table-cell>
          <table:table-cell office:value-type="string">
            <text:p>41 20 48</text:p>
          </table:table-cell>
          <table:table-cell office:value-type="float" office:value="8">
            <text:p>8</text:p>
          </table:table-cell>
          <table:table-cell office:value-type="string">
            <text:p>–12.26 ± 0.05</text:p>
          </table:table-cell>
          <table:table-cell office:value-type="string">
            <text:p>29 ± 4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52">
            <text:p>0.52</text:p>
          </table:table-cell>
          <table:table-cell office:value-type="string">
            <text:p>–15.99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39.8">
            <text:p>39.8</text:p>
          </table:table-cell>
          <table:table-cell office:value-type="string">
            <text:p>v(flow)</text:p>
          </table:table-cell>
          <table:table-cell office:value-type="float" office:value="9.5">
            <text:p>9.5</text:p>
          </table:table-cell>
          <table:table-cell table:number-columns-repeated="2"/>
          <table:table-cell office:value-type="float" office:value="415">
            <text:p>415</text:p>
          </table:table-cell>
          <table:table-cell office:value-type="float" office:value="713">
            <text:p>713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ESO 347–G017</text:p>
          </table:table-cell>
          <table:table-cell office:value-type="string">
            <text:p>23 26 56.0</text:p>
          </table:table-cell>
          <table:table-cell office:value-type="string">
            <text:p>–37 20 49</text:p>
          </table:table-cell>
          <table:table-cell office:value-type="float" office:value="9">
            <text:p>9</text:p>
          </table:table-cell>
          <table:table-cell office:value-type="string">
            <text:p>–12.53 ± 0.05</text:p>
          </table:table-cell>
          <table:table-cell office:value-type="string">
            <text:p>34 ± 4</text:p>
          </table:table-cell>
          <table:table-cell office:value-type="float" office:value="1.1">
            <text:p>1.1</text:p>
          </table:table-cell>
          <table:table-cell office:value-type="string">
            <text:p>CTIO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–15.52</text:p>
          </table:table-cell>
          <table:table-cell office:value-type="float" office:value="0.08">
            <text:p>0.08</text:p>
          </table:table-cell>
          <table:table-cell office:value-type="float" office:value="3">
            <text:p>3</text:p>
          </table:table-cell>
          <table:table-cell office:value-type="float" office:value="39.48">
            <text:p>39.48</text:p>
          </table:table-cell>
          <table:table-cell office:value-type="string">
            <text:p>v(flow)</text:p>
          </table:table-cell>
          <table:table-cell office:value-type="float" office:value="9.4">
            <text:p>9.4</text:p>
          </table:table-cell>
          <table:table-cell table:number-columns-repeated="2"/>
          <table:table-cell office:value-type="float" office:value="692">
            <text:p>692</text:p>
          </table:table-cell>
          <table:table-cell office:value-type="float" office:value="703">
            <text:p>703</text:p>
          </table:table-cell>
          <table:table-cell office:value-type="float" office:value="114">
            <text:p>114</text:p>
          </table:table-cell>
          <table:table-cell table:number-columns-repeated="17"/>
        </table:table-row>
        <table:table-row table:style-name="ro1">
          <table:table-cell office:value-type="string">
            <text:p>UGC 12632</text:p>
          </table:table-cell>
          <table:table-cell office:value-type="string">
            <text:p>23 29 58.7</text:p>
          </table:table-cell>
          <table:table-cell office:value-type="string">
            <text:p>40 59 25</text:p>
          </table:table-cell>
          <table:table-cell office:value-type="float" office:value="9">
            <text:p>9</text:p>
          </table:table-cell>
          <table:table-cell office:value-type="string">
            <text:p>–12.18 ± 0.04</text:p>
          </table:table-cell>
          <table:table-cell office:value-type="string">
            <text:p>40 ± 6</text:p>
          </table:table-cell>
          <table:table-cell office:value-type="float" office:value="1.2">
            <text:p>1.2</text:p>
          </table:table-cell>
          <table:table-cell office:value-type="string">
            <text:p>KPNO</text:p>
          </table:table-cell>
          <table:table-cell office:value-type="float" office:value="2">
            <text:p>2</text:p>
          </table:table-cell>
          <table:table-cell office:value-type="float" office:value="0.56">
            <text:p>0.56</text:p>
          </table:table-cell>
          <table:table-cell office:value-type="string">
            <text:p>–17.69</text:p>
          </table:table-cell>
          <table:table-cell office:value-type="float" office:value="0.19">
            <text:p>0.19</text:p>
          </table:table-cell>
          <table:table-cell office:value-type="float" office:value="3">
            <text:p>3</text:p>
          </table:table-cell>
          <table:table-cell office:value-type="float" office:value="39.92">
            <text:p>39.92</text:p>
          </table:table-cell>
          <table:table-cell office:value-type="string">
            <text:p>v(flow)</text:p>
          </table:table-cell>
          <table:table-cell office:value-type="float" office:value="9.6">
            <text:p>9.6</text:p>
          </table:table-cell>
          <table:table-cell table:number-columns-repeated="2"/>
          <table:table-cell office:value-type="float" office:value="422">
            <text:p>422</text:p>
          </table:table-cell>
          <table:table-cell office:value-type="float" office:value="718">
            <text:p>718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IC 5332</text:p>
          </table:table-cell>
          <table:table-cell office:value-type="string">
            <text:p>23 34 27.4</text:p>
          </table:table-cell>
          <table:table-cell office:value-type="string">
            <text:p>–36 06 05</text:p>
          </table:table-cell>
          <table:table-cell office:value-type="float" office:value="7">
            <text:p>7</text:p>
          </table:table-cell>
          <table:table-cell office:value-type="string">
            <text:p>–11.31 ± 0.06</text:p>
          </table:table-cell>
          <table:table-cell office:value-type="string">
            <text:p>23 ± 4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07">
            <text:p>0.07</text:p>
          </table:table-cell>
          <table:table-cell office:value-type="string">
            <text:p>–18.76</text:p>
          </table:table-cell>
          <table:table-cell office:value-type="float" office:value="0.29">
            <text:p>0.29</text:p>
          </table:table-cell>
          <table:table-cell office:value-type="float" office:value="3">
            <text:p>3</text:p>
          </table:table-cell>
          <table:table-cell office:value-type="float" office:value="40.63">
            <text:p>40.63</text:p>
          </table:table-cell>
          <table:table-cell office:value-type="string">
            <text:p>v(flow)</text:p>
          </table:table-cell>
          <table:table-cell office:value-type="float" office:value="9.5">
            <text:p>9.5</text:p>
          </table:table-cell>
          <table:table-cell table:number-columns-repeated="2"/>
          <table:table-cell office:value-type="float" office:value="701">
            <text:p>701</text:p>
          </table:table-cell>
          <table:table-cell office:value-type="float" office:value="715">
            <text:p>715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NGC 7713</text:p>
          </table:table-cell>
          <table:table-cell office:value-type="string">
            <text:p>23 36 15.4</text:p>
          </table:table-cell>
          <table:table-cell office:value-type="string">
            <text:p>–37 56 19</text:p>
          </table:table-cell>
          <table:table-cell office:value-type="float" office:value="7">
            <text:p>7</text:p>
          </table:table-cell>
          <table:table-cell office:value-type="string">
            <text:p>–11.49 ± 0.06</text:p>
          </table:table-cell>
          <table:table-cell office:value-type="string">
            <text:p>47 ± 5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07">
            <text:p>0.07</text:p>
          </table:table-cell>
          <table:table-cell office:value-type="string">
            <text:p>–18.40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40.48">
            <text:p>40.48</text:p>
          </table:table-cell>
          <table:table-cell office:value-type="string">
            <text:p>v(flow)</text:p>
          </table:table-cell>
          <table:table-cell office:value-type="float" office:value="9.3">
            <text:p>9.3</text:p>
          </table:table-cell>
          <table:table-cell table:number-columns-repeated="2"/>
          <table:table-cell office:value-type="float" office:value="692">
            <text:p>692</text:p>
          </table:table-cell>
          <table:table-cell office:value-type="float" office:value="696">
            <text:p>696</text:p>
          </table:table-cell>
          <table:table-cell office:value-type="float" office:value="118">
            <text:p>118</text:p>
          </table:table-cell>
          <table:table-cell table:number-columns-repeated="17"/>
        </table:table-row>
        <table:table-row table:style-name="ro1">
          <table:table-cell office:value-type="string">
            <text:p>UGC 12713</text:p>
          </table:table-cell>
          <table:table-cell office:value-type="string">
            <text:p>23 38 14.4</text:p>
          </table:table-cell>
          <table:table-cell office:value-type="string">
            <text:p>30 42 29</text:p>
          </table:table-cell>
          <table:table-cell office:value-type="float" office:value="0">
            <text:p>0</text:p>
          </table:table-cell>
          <table:table-cell office:value-type="string">
            <text:p>–12.83 ± 0.05</text:p>
          </table:table-cell>
          <table:table-cell office:value-type="string">
            <text:p>29 ± 4</text:p>
          </table:table-cell>
          <table:table-cell office:value-type="float" office:value="1.1">
            <text:p>1.1</text:p>
          </table:table-cell>
          <table:table-cell office:value-type="string">
            <text:p>KPNO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string">
            <text:p>–14.78</text:p>
          </table:table-cell>
          <table:table-cell office:value-type="float" office:value="0.04">
            <text:p>0.04</text:p>
          </table:table-cell>
          <table:table-cell office:value-type="float" office:value="2">
            <text:p>2</text:p>
          </table:table-cell>
          <table:table-cell office:value-type="float" office:value="39.07">
            <text:p>39.07</text:p>
          </table:table-cell>
          <table:table-cell office:value-type="string">
            <text:p>v(flow)</text:p>
          </table:table-cell>
          <table:table-cell office:value-type="float" office:value="7.7">
            <text:p>7.7</text:p>
          </table:table-cell>
          <table:table-cell table:number-columns-repeated="2"/>
          <table:table-cell office:value-type="float" office:value="299">
            <text:p>299</text:p>
          </table:table-cell>
          <table:table-cell office:value-type="float" office:value="578">
            <text:p>578</text:p>
          </table:table-cell>
          <table:table-cell office:value-type="float" office:value="120">
            <text:p>120</text:p>
          </table:table-cell>
          <table:table-cell table:number-columns-repeated="17"/>
        </table:table-row>
        <table:table-row table:style-name="ro1">
          <table:table-cell office:value-type="string">
            <text:p>ESO 348–G009</text:p>
          </table:table-cell>
          <table:table-cell office:value-type="string">
            <text:p>23 49 23.5</text:p>
          </table:table-cell>
          <table:table-cell office:value-type="string">
            <text:p>–37 46 19</text:p>
          </table:table-cell>
          <table:table-cell office:value-type="float" office:value="10">
            <text:p>10</text:p>
          </table:table-cell>
          <table:table-cell office:value-type="string">
            <text:p>–13.17 ± 0.05</text:p>
          </table:table-cell>
          <table:table-cell office:value-type="string">
            <text:p>17 ± 2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06">
            <text:p>0.06</text:p>
          </table:table-cell>
          <table:table-cell office:value-type="string">
            <text:p>–13.0</text:p>
          </table:table-cell>
          <table:table-cell office:value-type="float" office:value="0.03">
            <text:p>0.03</text:p>
          </table:table-cell>
          <table:table-cell office:value-type="float" office:value="3">
            <text:p>3</text:p>
          </table:table-cell>
          <table:table-cell office:value-type="float" office:value="38.78">
            <text:p>38.78</text:p>
          </table:table-cell>
          <table:table-cell office:value-type="string">
            <text:p>v(flow)</text:p>
          </table:table-cell>
          <table:table-cell office:value-type="float" office:value="8.6">
            <text:p>8.6</text:p>
          </table:table-cell>
          <table:table-cell table:number-columns-repeated="2"/>
          <table:table-cell table:number-columns-repeated="2" office:value-type="float" office:value="648">
            <text:p>648</text:p>
          </table:table-cell>
          <table:table-cell office:value-type="float" office:value="111">
            <text:p>111</text:p>
          </table:table-cell>
          <table:table-cell table:number-columns-repeated="17"/>
        </table:table-row>
        <table:table-row table:style-name="ro1">
          <table:table-cell office:value-type="string">
            <text:p>ESO 149–G003</text:p>
          </table:table-cell>
          <table:table-cell office:value-type="string">
            <text:p>23 52 02.8</text:p>
          </table:table-cell>
          <table:table-cell office:value-type="string">
            <text:p>–52 34 40</text:p>
          </table:table-cell>
          <table:table-cell office:value-type="float" office:value="10">
            <text:p>10</text:p>
          </table:table-cell>
          <table:table-cell office:value-type="string">
            <text:p>–12.74 ± 0.03</text:p>
          </table:table-cell>
          <table:table-cell office:value-type="string">
            <text:p>43 ± 3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...</text:p>
          </table:table-cell>
          <table:table-cell office:value-type="float" office:value="0.06">
            <text:p>0.06</text:p>
          </table:table-cell>
          <table:table-cell office:value-type="string">
            <text:p>–14.05</text:p>
          </table:table-cell>
          <table:table-cell office:value-type="float" office:value="0.04">
            <text:p>0.04</text:p>
          </table:table-cell>
          <table:table-cell office:value-type="float" office:value="3">
            <text:p>3</text:p>
          </table:table-cell>
          <table:table-cell office:value-type="float" office:value="38.95">
            <text:p>38.95</text:p>
          </table:table-cell>
          <table:table-cell office:value-type="string">
            <text:p>tf</text:p>
          </table:table-cell>
          <table:table-cell office:value-type="float" office:value="6.4">
            <text:p>6.4</text:p>
          </table:table-cell>
          <table:table-cell table:number-columns-repeated="2"/>
          <table:table-cell office:value-type="float" office:value="576">
            <text:p>576</text:p>
          </table:table-cell>
          <table:table-cell office:value-type="float" office:value="500">
            <text:p>500</text:p>
          </table:table-cell>
          <table:table-cell office:value-type="string">
            <text:p>31, 111</text:p>
          </table:table-cell>
          <table:table-cell table:number-columns-repeated="17"/>
        </table:table-row>
        <table:table-row table:style-name="ro1" table:number-rows-repeated="286">
          <table:table-cell table:number-columns-repeated="38"/>
        </table:table-row>
        <table:table-row table:style-name="ro1">
          <table:table-cell office:value-type="string">
            <text:p>Good Measurement Methods</text:p>
          </table:table-cell>
          <table:table-cell table:number-columns-repeated="37"/>
        </table:table-row>
      </table:table>
      <table:table table:name="2004 Karachentsev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RA (2000)</text:p>
          </table:table-cell>
          <table:table-cell office:value-type="string">
            <text:p>Dec (2000)</text:p>
          </table:table-cell>
          <table:table-cell office:value-type="string">
            <text:p>a</text:p>
          </table:table-cell>
          <table:table-cell office:value-type="string">
            <text:p>b/a</text:p>
          </table:table-cell>
          <table:table-cell office:value-type="string">
            <text:p>Bt</text:p>
          </table:table-cell>
          <table:table-cell office:value-type="string">
            <text:p>Ag</text:p>
          </table:table-cell>
          <table:table-cell office:value-type="string">
            <text:p>T</text:p>
          </table:table-cell>
          <table:table-cell office:value-type="string">
            <text:p>Tn</text:p>
          </table:table-cell>
          <table:table-cell office:value-type="string">
            <text:p>Vh</text:p>
          </table:table-cell>
          <table:table-cell office:value-type="string">
            <text:p>Vlg</text:p>
          </table:table-cell>
          <table:table-cell office:value-type="string">
            <text:p>W50</text:p>
          </table:table-cell>
          <table:table-cell office:value-type="string">
            <text:p>log (F)</text:p>
          </table:table-cell>
          <table:table-cell office:value-type="string">
            <text:p>D</text:p>
          </table:table-cell>
          <table:table-cell office:value-type="string">
            <text:p>Method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>
            <text:p>WLM, DDO 221 </text:p>
          </table:table-cell>
          <table:table-cell office:value-type="string">
            <text:p>00 01 58.1</text:p>
          </table:table-cell>
          <table:table-cell office:value-type="string">
            <text:p>-15 27 40</text:p>
          </table:table-cell>
          <table:table-cell office:value-type="float" office:value="11.5">
            <text:p>11.5</text:p>
          </table:table-cell>
          <table:table-cell office:value-type="float" office:value="0.35">
            <text:p>0.35</text:p>
          </table:table-cell>
          <table:table-cell office:value-type="float" office:value="11.03">
            <text:p>11.03</text:p>
          </table:table-cell>
          <table:table-cell office:value-type="float" office:value="0.16">
            <text:p>0.16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-116">
            <text:p>-116</text:p>
          </table:table-cell>
          <table:table-cell office:value-type="float" office:value="-10">
            <text:p>-10</text:p>
          </table:table-cell>
          <table:table-cell office:value-type="float" office:value="57">
            <text:p>57</text:p>
          </table:table-cell>
          <table:table-cell office:value-type="float" office:value="2.3">
            <text:p>2.3</text:p>
          </table:table-cell>
          <table:table-cell office:value-type="float" office:value="0.92">
            <text:p>0.92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E349-031, SDIG</text:p>
          </table:table-cell>
          <table:table-cell office:value-type="string">
            <text:p>00 08 13.3</text:p>
          </table:table-cell>
          <table:table-cell office:value-type="string">
            <text:p>-34 34 42</text:p>
          </table:table-cell>
          <table:table-cell office:value-type="float" office:value="1.1">
            <text:p>1.1</text:p>
          </table:table-cell>
          <table:table-cell office:value-type="float" office:value="0.82">
            <text:p>0.82</text:p>
          </table:table-cell>
          <table:table-cell office:value-type="float" office:value="15.48">
            <text:p>15.48</text:p>
          </table:table-cell>
          <table:table-cell office:value-type="float" office:value="0.05">
            <text:p>0.0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07">
            <text:p>207</text:p>
          </table:table-cell>
          <table:table-cell office:value-type="float" office:value="216">
            <text:p>216</text:p>
          </table:table-cell>
          <table:table-cell office:value-type="float" office:value="20">
            <text:p>20</text:p>
          </table:table-cell>
          <table:table-cell office:value-type="float" office:value="0.36">
            <text:p>0.36</text:p>
          </table:table-cell>
          <table:table-cell office:value-type="float" office:value="4.1">
            <text:p>4.1</text:p>
          </table:table-cell>
          <table:table-cell office:value-type="string">
            <text:p>tf</text:p>
          </table:table-cell>
        </table:table-row>
        <table:table-row table:style-name="ro1">
          <table:table-cell office:value-type="string">
            <text:p>N55</text:p>
          </table:table-cell>
          <table:table-cell office:value-type="string">
            <text:p>00 15 08.5</text:p>
          </table:table-cell>
          <table:table-cell office:value-type="string">
            <text:p>-39 13 13</text:p>
          </table:table-cell>
          <table:table-cell office:value-type="float" office:value="32.4">
            <text:p>32.4</text:p>
          </table:table-cell>
          <table:table-cell office:value-type="float" office:value="0.17">
            <text:p>0.17</text:p>
          </table:table-cell>
          <table:table-cell office:value-type="float" office:value="8.84">
            <text:p>8.84</text:p>
          </table:table-cell>
          <table:table-cell office:value-type="float" office:value="0.06">
            <text:p>0.06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float" office:value="129">
            <text:p>129</text:p>
          </table:table-cell>
          <table:table-cell office:value-type="float" office:value="111">
            <text:p>111</text:p>
          </table:table-cell>
          <table:table-cell office:value-type="float" office:value="172">
            <text:p>172</text:p>
          </table:table-cell>
          <table:table-cell office:value-type="float" office:value="3.43">
            <text:p>3.43</text:p>
          </table:table-cell>
          <table:table-cell office:value-type="float" office:value="1.8">
            <text:p>1.8</text:p>
          </table:table-cell>
          <table:table-cell office:value-type="string">
            <text:p>tf</text:p>
          </table:table-cell>
        </table:table-row>
        <table:table-row table:style-name="ro1">
          <table:table-cell office:value-type="string">
            <text:p>N59, KK 2 </text:p>
          </table:table-cell>
          <table:table-cell office:value-type="string">
            <text:p>00 15 25.1</text:p>
          </table:table-cell>
          <table:table-cell office:value-type="string">
            <text:p>-21 26 38</text:p>
          </table:table-cell>
          <table:table-cell office:value-type="float" office:value="2.7">
            <text:p>2.7</text:p>
          </table:table-cell>
          <table:table-cell office:value-type="float" office:value="0.48">
            <text:p>0.48</text:p>
          </table:table-cell>
          <table:table-cell office:value-type="float" office:value="12.97">
            <text:p>12.97</text:p>
          </table:table-cell>
          <table:table-cell office:value-type="float" office:value="0.09">
            <text:p>0.09</text:p>
          </table:table-cell>
          <table:table-cell office:value-type="float" office:value="-3">
            <text:p>-3</text:p>
          </table:table-cell>
          <table:table-cell office:value-type="string">
            <text:p>KB</text:p>
          </table:table-cell>
          <table:table-cell office:value-type="float" office:value="361">
            <text:p>361</text:p>
          </table:table-cell>
          <table:table-cell office:value-type="float" office:value="431">
            <text:p>431</text:p>
          </table:table-cell>
          <table:table-cell office:value-type="float" office:value="50">
            <text:p>50</text:p>
          </table:table-cell>
          <table:table-cell office:value-type="float" office:value="0.43">
            <text:p>0.43</text:p>
          </table:table-cell>
          <table:table-cell office:value-type="float" office:value="5.3">
            <text:p>5.3</text:p>
          </table:table-cell>
          <table:table-cell office:value-type="string">
            <text:p>sbf</text:p>
          </table:table-cell>
        </table:table-row>
        <table:table-row table:style-name="ro1">
          <table:table-cell office:value-type="string">
            <text:p>E410-005, KK 3</text:p>
          </table:table-cell>
          <table:table-cell office:value-type="string">
            <text:p>00 15 31.4</text:p>
          </table:table-cell>
          <table:table-cell office:value-type="string">
            <text:p>-32 10 48</text:p>
          </table:table-cell>
          <table:table-cell office:value-type="float" office:value="1.3">
            <text:p>1.3</text:p>
          </table:table-cell>
          <table:table-cell office:value-type="float" office:value="0.77">
            <text:p>0.77</text:p>
          </table:table-cell>
          <table:table-cell office:value-type="float" office:value="14.9">
            <text:p>14.9</text:p>
          </table:table-cell>
          <table:table-cell office:value-type="float" office:value="0.06">
            <text:p>0.06</text:p>
          </table:table-cell>
          <table:table-cell office:value-type="float" office:value="-1">
            <text:p>-1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.92">
            <text:p>1.92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I10 </text:p>
          </table:table-cell>
          <table:table-cell office:value-type="string">
            <text:p>00 20 24.5</text:p>
          </table:table-cell>
          <table:table-cell office:value-type="string">
            <text:p>+59 17 30</text:p>
          </table:table-cell>
          <table:table-cell office:value-type="float" office:value="6.8">
            <text:p>6.8</text:p>
          </table:table-cell>
          <table:table-cell office:value-type="float" office:value="0.87">
            <text:p>0.87</text:p>
          </table:table-cell>
          <table:table-cell office:value-type="float" office:value="12.2">
            <text:p>12.2</text:p>
          </table:table-cell>
          <table:table-cell office:value-type="float" office:value="3.65">
            <text:p>3.6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-344">
            <text:p>-344</text:p>
          </table:table-cell>
          <table:table-cell office:value-type="float" office:value="-60">
            <text:p>-60</text:p>
          </table:table-cell>
          <table:table-cell office:value-type="float" office:value="63">
            <text:p>63</text:p>
          </table:table-cell>
          <table:table-cell office:value-type="float" office:value="2.98">
            <text:p>2.98</text:p>
          </table:table-cell>
          <table:table-cell office:value-type="float" office:value="0.66">
            <text:p>0.66</text:p>
          </table:table-cell>
          <table:table-cell office:value-type="string">
            <text:p>cep</text:p>
          </table:table-cell>
        </table:table-row>
        <table:table-row table:style-name="ro1">
          <table:table-cell office:value-type="string">
            <text:p>Sc 22 </text:p>
          </table:table-cell>
          <table:table-cell office:value-type="string">
            <text:p>00 23 51.7</text:p>
          </table:table-cell>
          <table:table-cell office:value-type="string">
            <text:p>-24 42 18</text:p>
          </table:table-cell>
          <table:table-cell office:value-type="float" office:value="0.9">
            <text:p>0.9</text:p>
          </table:table-cell>
          <table:table-cell office:value-type="float" office:value="0.78">
            <text:p>0.78</text:p>
          </table:table-cell>
          <table:table-cell office:value-type="float" office:value="17.73">
            <text:p>17.73</text:p>
          </table:table-cell>
          <table:table-cell office:value-type="float" office:value="0.06">
            <text:p>0.06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4.21">
            <text:p>4.21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Cetus, KKSG 1 </text:p>
          </table:table-cell>
          <table:table-cell office:value-type="string">
            <text:p>00 26 11.0</text:p>
          </table:table-cell>
          <table:table-cell office:value-type="string">
            <text:p>-11 02 40</text:p>
          </table:table-cell>
          <table:table-cell office:value-type="float" office:value="5">
            <text:p>5</text:p>
          </table:table-cell>
          <table:table-cell office:value-type="float" office:value="0.86">
            <text:p>0.86</text:p>
          </table:table-cell>
          <table:table-cell office:value-type="float" office:value="14.4">
            <text:p>14.4</text:p>
          </table:table-cell>
          <table:table-cell office:value-type="float" office:value="0.12">
            <text:p>0.12</text:p>
          </table:table-cell>
          <table:table-cell office:value-type="float" office:value="-2">
            <text:p>-2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0.78">
            <text:p>0.78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E294-010</text:p>
          </table:table-cell>
          <table:table-cell office:value-type="string">
            <text:p>00 26 33.3</text:p>
          </table:table-cell>
          <table:table-cell office:value-type="string">
            <text:p>-41 51 20</text:p>
          </table:table-cell>
          <table:table-cell office:value-type="float" office:value="1.1">
            <text:p>1.1</text:p>
          </table:table-cell>
          <table:table-cell office:value-type="float" office:value="0.64">
            <text:p>0.64</text:p>
          </table:table-cell>
          <table:table-cell office:value-type="float" office:value="15.53">
            <text:p>15.53</text:p>
          </table:table-cell>
          <table:table-cell office:value-type="float" office:value="0.02">
            <text:p>0.02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.92">
            <text:p>1.92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U288</text:p>
          </table:table-cell>
          <table:table-cell office:value-type="string">
            <text:p>00 29 04.0</text:p>
          </table:table-cell>
          <table:table-cell office:value-type="string">
            <text:p>+43 25 54</text:p>
          </table:table-cell>
          <table:table-cell office:value-type="float" office:value="1.3">
            <text:p>1.3</text:p>
          </table:table-cell>
          <table:table-cell office:value-type="float" office:value="0.62">
            <text:p>0.62</text:p>
          </table:table-cell>
          <table:table-cell office:value-type="float" office:value="15.64">
            <text:p>15.64</text:p>
          </table:table-cell>
          <table:table-cell office:value-type="float" office:value="0.33">
            <text:p>0.3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87">
            <text:p>187</text:p>
          </table:table-cell>
          <table:table-cell office:value-type="float" office:value="464">
            <text:p>464</text:p>
          </table:table-cell>
          <table:table-cell office:value-type="float" office:value="36">
            <text:p>36</text:p>
          </table:table-cell>
          <table:table-cell office:value-type="float" office:value="0.71">
            <text:p>0.71</text:p>
          </table:table-cell>
          <table:table-cell office:value-type="float" office:value="6.7">
            <text:p>6.7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N147</text:p>
          </table:table-cell>
          <table:table-cell office:value-type="string">
            <text:p>00 33 11.6</text:p>
          </table:table-cell>
          <table:table-cell office:value-type="string">
            <text:p>+48 30 28</text:p>
          </table:table-cell>
          <table:table-cell office:value-type="float" office:value="13.5">
            <text:p>13.5</text:p>
          </table:table-cell>
          <table:table-cell office:value-type="float" office:value="0.61">
            <text:p>0.61</text:p>
          </table:table-cell>
          <table:table-cell office:value-type="float" office:value="10.36">
            <text:p>10.36</text:p>
          </table:table-cell>
          <table:table-cell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float" office:value="-193">
            <text:p>-193</text:p>
          </table:table-cell>
          <table:table-cell office:value-type="float" office:value="85">
            <text:p>85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0.76">
            <text:p>0.76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And III, KK 5 </text:p>
          </table:table-cell>
          <table:table-cell office:value-type="string">
            <text:p>00 35 33.8</text:p>
          </table:table-cell>
          <table:table-cell office:value-type="string">
            <text:p>+36 29 52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15.2">
            <text:p>15.2</text:p>
          </table:table-cell>
          <table:table-cell office:value-type="float" office:value="0.1">
            <text:p>0.1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float" office:value="-355">
            <text:p>-355</text:p>
          </table:table-cell>
          <table:table-cell office:value-type="float" office:value="-92">
            <text:p>-92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0.76">
            <text:p>0.76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185</text:p>
          </table:table-cell>
          <table:table-cell office:value-type="string">
            <text:p>00 38 58.0</text:p>
          </table:table-cell>
          <table:table-cell office:value-type="string">
            <text:p>+48 20 10</text:p>
          </table:table-cell>
          <table:table-cell office:value-type="float" office:value="12.2">
            <text:p>12.2</text:p>
          </table:table-cell>
          <table:table-cell office:value-type="float" office:value="0.85">
            <text:p>0.85</text:p>
          </table:table-cell>
          <table:table-cell office:value-type="float" office:value="9.99">
            <text:p>9.99</text:p>
          </table:table-cell>
          <table:table-cell office:value-type="float" office:value="0.79">
            <text:p>0.79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float" office:value="-202">
            <text:p>-202</text:p>
          </table:table-cell>
          <table:table-cell office:value-type="float" office:value="73">
            <text:p>73</text:p>
          </table:table-cell>
          <table:table-cell office:value-type="string">
            <text:p>.. .</text:p>
          </table:table-cell>
          <table:table-cell office:value-type="float" office:value="0.23">
            <text:p>0.23</text:p>
          </table:table-cell>
          <table:table-cell office:value-type="float" office:value="0.62">
            <text:p>0.62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205</text:p>
          </table:table-cell>
          <table:table-cell office:value-type="string">
            <text:p>00 40 22.5</text:p>
          </table:table-cell>
          <table:table-cell office:value-type="string">
            <text:p>+41 41 11</text:p>
          </table:table-cell>
          <table:table-cell office:value-type="float" office:value="19.4">
            <text:p>19.4</text:p>
          </table:table-cell>
          <table:table-cell office:value-type="float" office:value="0.61">
            <text:p>0.61</text:p>
          </table:table-cell>
          <table:table-cell office:value-type="float" office:value="8.72">
            <text:p>8.72</text:p>
          </table:table-cell>
          <table:table-cell office:value-type="float" office:value="0.27">
            <text:p>0.27</text:p>
          </table:table-cell>
          <table:table-cell office:value-type="float" office:value="-5">
            <text:p>-5</text:p>
          </table:table-cell>
          <table:table-cell office:value-type="string">
            <text:p>K</text:p>
          </table:table-cell>
          <table:table-cell office:value-type="float" office:value="-244">
            <text:p>-244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0.34">
            <text:p>0.34</text:p>
          </table:table-cell>
          <table:table-cell office:value-type="float" office:value="0.83">
            <text:p>0.83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And IV </text:p>
          </table:table-cell>
          <table:table-cell office:value-type="string">
            <text:p>00 42 30.1</text:p>
          </table:table-cell>
          <table:table-cell office:value-type="string">
            <text:p>+40 34 33</text:p>
          </table:table-cell>
          <table:table-cell office:value-type="float" office:value="1.3">
            <text:p>1.3</text:p>
          </table:table-cell>
          <table:table-cell office:value-type="float" office:value="0.77">
            <text:p>0.77</text:p>
          </table:table-cell>
          <table:table-cell office:value-type="float" office:value="16.6">
            <text:p>16.6</text:p>
          </table:table-cell>
          <table:table-cell office:value-type="float" office:value="0.27">
            <text:p>0.27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56">
            <text:p>256</text:p>
          </table:table-cell>
          <table:table-cell office:value-type="float" office:value="521">
            <text:p>521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6.11">
            <text:p>6.11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221</text:p>
          </table:table-cell>
          <table:table-cell office:value-type="string">
            <text:p>00 42 42.1</text:p>
          </table:table-cell>
          <table:table-cell office:value-type="string">
            <text:p>+40 51 59</text:p>
          </table:table-cell>
          <table:table-cell office:value-type="float" office:value="9">
            <text:p>9</text:p>
          </table:table-cell>
          <table:table-cell office:value-type="float" office:value="0.71">
            <text:p>0.71</text:p>
          </table:table-cell>
          <table:table-cell office:value-type="float" office:value="8.73">
            <text:p>8.73</text:p>
          </table:table-cell>
          <table:table-cell office:value-type="float" office:value="0.26">
            <text:p>0.26</text:p>
          </table:table-cell>
          <table:table-cell office:value-type="float" office:value="-5">
            <text:p>-5</text:p>
          </table:table-cell>
          <table:table-cell office:value-type="string">
            <text:p>B</text:p>
          </table:table-cell>
          <table:table-cell office:value-type="float" office:value="-145">
            <text:p>-145</text:p>
          </table:table-cell>
          <table:table-cell office:value-type="float" office:value="121">
            <text:p>121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0.77">
            <text:p>0.77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M31 </text:p>
          </table:table-cell>
          <table:table-cell office:value-type="string">
            <text:p>00 42 44.5</text:p>
          </table:table-cell>
          <table:table-cell office:value-type="string">
            <text:p>+41 16 09</text:p>
          </table:table-cell>
          <table:table-cell office:value-type="float" office:value="189">
            <text:p>189</text:p>
          </table:table-cell>
          <table:table-cell office:value-type="float" office:value="0.33">
            <text:p>0.33</text:p>
          </table:table-cell>
          <table:table-cell office:value-type="float" office:value="4.17">
            <text:p>4.17</text:p>
          </table:table-cell>
          <table:table-cell office:value-type="float" office:value="0.27">
            <text:p>0.27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-301">
            <text:p>-301</text:p>
          </table:table-cell>
          <table:table-cell office:value-type="float" office:value="-35">
            <text:p>-35</text:p>
          </table:table-cell>
          <table:table-cell office:value-type="float" office:value="510">
            <text:p>510</text:p>
          </table:table-cell>
          <table:table-cell office:value-type="float" office:value="4.53">
            <text:p>4.53</text:p>
          </table:table-cell>
          <table:table-cell office:value-type="float" office:value="0.77">
            <text:p>0.77</text:p>
          </table:table-cell>
          <table:table-cell office:value-type="string">
            <text:p>cep</text:p>
          </table:table-cell>
        </table:table-row>
        <table:table-row table:style-name="ro1">
          <table:table-cell office:value-type="string">
            <text:p>DDO 226</text:p>
          </table:table-cell>
          <table:table-cell office:value-type="string">
            <text:p>00 43 03.8</text:p>
          </table:table-cell>
          <table:table-cell office:value-type="string">
            <text:p>-22 15 01</text:p>
          </table:table-cell>
          <table:table-cell office:value-type="float" office:value="2.2">
            <text:p>2.2</text:p>
          </table:table-cell>
          <table:table-cell office:value-type="float" office:value="0.36">
            <text:p>0.36</text:p>
          </table:table-cell>
          <table:table-cell office:value-type="float" office:value="14.36">
            <text:p>14.36</text:p>
          </table:table-cell>
          <table:table-cell office:value-type="float" office:value="0.07">
            <text:p>0.07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57">
            <text:p>357</text:p>
          </table:table-cell>
          <table:table-cell office:value-type="float" office:value="408">
            <text:p>408</text:p>
          </table:table-cell>
          <table:table-cell office:value-type="float" office:value="48">
            <text:p>48</text:p>
          </table:table-cell>
          <table:table-cell office:value-type="float" office:value="1.01">
            <text:p>1.01</text:p>
          </table:table-cell>
          <table:table-cell office:value-type="float" office:value="4.92">
            <text:p>4.92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And I, KK 8</text:p>
          </table:table-cell>
          <table:table-cell office:value-type="string">
            <text:p>00 45 40.0</text:p>
          </table:table-cell>
          <table:table-cell office:value-type="string">
            <text:p>+38 02 14</text:p>
          </table:table-cell>
          <table:table-cell office:value-type="float" office:value="4">
            <text:p>4</text:p>
          </table:table-cell>
          <table:table-cell office:value-type="float" office:value="0.95">
            <text:p>0.95</text:p>
          </table:table-cell>
          <table:table-cell office:value-type="float" office:value="13.9">
            <text:p>13.9</text:p>
          </table:table-cell>
          <table:table-cell office:value-type="float" office:value="0.23">
            <text:p>0.23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float" office:value="-380">
            <text:p>-380</text:p>
          </table:table-cell>
          <table:table-cell office:value-type="float" office:value="-120">
            <text:p>-120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0.81">
            <text:p>0.81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247</text:p>
          </table:table-cell>
          <table:table-cell office:value-type="string">
            <text:p>00 47 08.3</text:p>
          </table:table-cell>
          <table:table-cell office:value-type="string">
            <text:p>-20 45 36</text:p>
          </table:table-cell>
          <table:table-cell office:value-type="float" office:value="21.4">
            <text:p>21.4</text:p>
          </table:table-cell>
          <table:table-cell office:value-type="float" office:value="0.32">
            <text:p>0.32</text:p>
          </table:table-cell>
          <table:table-cell office:value-type="float" office:value="9.86">
            <text:p>9.86</text:p>
          </table:table-cell>
          <table:table-cell office:value-type="float" office:value="0.08">
            <text:p>0.08</text:p>
          </table:table-cell>
          <table:table-cell office:value-type="float" office:value="7">
            <text:p>7</text:p>
          </table:table-cell>
          <table:table-cell office:value-type="string">
            <text:p>K</text:p>
          </table:table-cell>
          <table:table-cell office:value-type="float" office:value="160">
            <text:p>160</text:p>
          </table:table-cell>
          <table:table-cell office:value-type="float" office:value="215">
            <text:p>215</text:p>
          </table:table-cell>
          <table:table-cell office:value-type="float" office:value="210">
            <text:p>210</text:p>
          </table:table-cell>
          <table:table-cell office:value-type="float" office:value="2.83">
            <text:p>2.83</text:p>
          </table:table-cell>
          <table:table-cell office:value-type="float" office:value="4.1">
            <text:p>4.1</text:p>
          </table:table-cell>
          <table:table-cell office:value-type="string">
            <text:p>tf</text:p>
          </table:table-cell>
        </table:table-row>
        <table:table-row table:style-name="ro1">
          <table:table-cell office:value-type="string">
            <text:p>N253</text:p>
          </table:table-cell>
          <table:table-cell office:value-type="string">
            <text:p>00 47 34.3</text:p>
          </table:table-cell>
          <table:table-cell office:value-type="string">
            <text:p>-25 17 32</text:p>
          </table:table-cell>
          <table:table-cell office:value-type="float" office:value="26.7">
            <text:p>26.7</text:p>
          </table:table-cell>
          <table:table-cell office:value-type="float" office:value="0.22">
            <text:p>0.22</text:p>
          </table:table-cell>
          <table:table-cell office:value-type="float" office:value="7.92">
            <text:p>7.92</text:p>
          </table:table-cell>
          <table:table-cell office:value-type="float" office:value="0.08">
            <text:p>0.08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float" office:value="241">
            <text:p>241</text:p>
          </table:table-cell>
          <table:table-cell office:value-type="float" office:value="274">
            <text:p>274</text:p>
          </table:table-cell>
          <table:table-cell office:value-type="float" office:value="410">
            <text:p>410</text:p>
          </table:table-cell>
          <table:table-cell office:value-type="float" office:value="2.9">
            <text:p>2.9</text:p>
          </table:table-cell>
          <table:table-cell office:value-type="float" office:value="3.94">
            <text:p>3.94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DG 2, E540-030</text:p>
          </table:table-cell>
          <table:table-cell office:value-type="string">
            <text:p>00 49 21.1</text:p>
          </table:table-cell>
          <table:table-cell office:value-type="string">
            <text:p>-18 04 28</text:p>
          </table:table-cell>
          <table:table-cell office:value-type="float" office:value="1.2">
            <text:p>1.2</text:p>
          </table:table-cell>
          <table:table-cell office:value-type="float" office:value="0.92">
            <text:p>0.92</text:p>
          </table:table-cell>
          <table:table-cell office:value-type="float" office:value="16.37">
            <text:p>16.37</text:p>
          </table:table-cell>
          <table:table-cell office:value-type="float" office:value="0.1">
            <text:p>0.1</text:p>
          </table:table-cell>
          <table:table-cell office:value-type="float" office:value="-1">
            <text:p>-1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4">
            <text:p>3.4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DDO 6</text:p>
          </table:table-cell>
          <table:table-cell office:value-type="string">
            <text:p>00 49 49.3</text:p>
          </table:table-cell>
          <table:table-cell office:value-type="string">
            <text:p>-21 00 58</text:p>
          </table:table-cell>
          <table:table-cell office:value-type="float" office:value="1.7">
            <text:p>1.7</text:p>
          </table:table-cell>
          <table:table-cell office:value-type="float" office:value="0.41">
            <text:p>0.41</text:p>
          </table:table-cell>
          <table:table-cell office:value-type="float" office:value="15.19">
            <text:p>15.19</text:p>
          </table:table-cell>
          <table:table-cell office:value-type="float" office:value="0.07">
            <text:p>0.07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95">
            <text:p>295</text:p>
          </table:table-cell>
          <table:table-cell office:value-type="float" office:value="348">
            <text:p>348</text:p>
          </table:table-cell>
          <table:table-cell office:value-type="float" office:value="22">
            <text:p>22</text:p>
          </table:table-cell>
          <table:table-cell office:value-type="float" office:value="0.53">
            <text:p>0.53</text:p>
          </table:table-cell>
          <table:table-cell office:value-type="float" office:value="3.34">
            <text:p>3.34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E540-032, FG 24</text:p>
          </table:table-cell>
          <table:table-cell office:value-type="string">
            <text:p>00 50 24.6</text:p>
          </table:table-cell>
          <table:table-cell office:value-type="string">
            <text:p>-19 54 25</text:p>
          </table:table-cell>
          <table:table-cell office:value-type="float" office:value="1.3">
            <text:p>1.3</text:p>
          </table:table-cell>
          <table:table-cell office:value-type="float" office:value="0.92">
            <text:p>0.92</text:p>
          </table:table-cell>
          <table:table-cell office:value-type="float" office:value="16.44">
            <text:p>16.44</text:p>
          </table:table-cell>
          <table:table-cell office:value-type="float" office:value="0.09">
            <text:p>0.09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42">
            <text:p>3.42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SMC </text:p>
          </table:table-cell>
          <table:table-cell office:value-type="string">
            <text:p>00 52 38.0</text:p>
          </table:table-cell>
          <table:table-cell office:value-type="string">
            <text:p>-72 48 01</text:p>
          </table:table-cell>
          <table:table-cell office:value-type="float" office:value="319">
            <text:p>319</text:p>
          </table:table-cell>
          <table:table-cell office:value-type="float" office:value="0.64">
            <text:p>0.64</text:p>
          </table:table-cell>
          <table:table-cell office:value-type="float" office:value="2.75">
            <text:p>2.75</text:p>
          </table:table-cell>
          <table:table-cell office:value-type="float" office:value="0.17">
            <text:p>0.17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158">
            <text:p>158</text:p>
          </table:table-cell>
          <table:table-cell office:value-type="float" office:value="-22">
            <text:p>-22</text:p>
          </table:table-cell>
          <table:table-cell office:value-type="float" office:value="90">
            <text:p>90</text:p>
          </table:table-cell>
          <table:table-cell office:value-type="float" office:value="4.95">
            <text:p>4.95</text:p>
          </table:table-cell>
          <table:table-cell office:value-type="float" office:value="0.06">
            <text:p>0.06</text:p>
          </table:table-cell>
          <table:table-cell office:value-type="string">
            <text:p>cep</text:p>
          </table:table-cell>
        </table:table-row>
        <table:table-row table:style-name="ro1">
          <table:table-cell office:value-type="string">
            <text:p>N300</text:p>
          </table:table-cell>
          <table:table-cell office:value-type="string">
            <text:p>00 54 53.5</text:p>
          </table:table-cell>
          <table:table-cell office:value-type="string">
            <text:p>-37 40 57</text:p>
          </table:table-cell>
          <table:table-cell office:value-type="float" office:value="21.9">
            <text:p>21.9</text:p>
          </table:table-cell>
          <table:table-cell office:value-type="float" office:value="0.71">
            <text:p>0.71</text:p>
          </table:table-cell>
          <table:table-cell office:value-type="float" office:value="8.95">
            <text:p>8.95</text:p>
          </table:table-cell>
          <table:table-cell office:value-type="float" office:value="0.06">
            <text:p>0.06</text:p>
          </table:table-cell>
          <table:table-cell office:value-type="float" office:value="7">
            <text:p>7</text:p>
          </table:table-cell>
          <table:table-cell office:value-type="string">
            <text:p>K</text:p>
          </table:table-cell>
          <table:table-cell office:value-type="float" office:value="144">
            <text:p>144</text:p>
          </table:table-cell>
          <table:table-cell office:value-type="float" office:value="114">
            <text:p>114</text:p>
          </table:table-cell>
          <table:table-cell office:value-type="float" office:value="149">
            <text:p>149</text:p>
          </table:table-cell>
          <table:table-cell office:value-type="float" office:value="3.31">
            <text:p>3.31</text:p>
          </table:table-cell>
          <table:table-cell office:value-type="float" office:value="2.15">
            <text:p>2.15</text:p>
          </table:table-cell>
          <table:table-cell office:value-type="string">
            <text:p>cep</text:p>
          </table:table-cell>
        </table:table-row>
        <table:table-row table:style-name="ro1">
          <table:table-cell office:value-type="string">
            <text:p>Sculptor </text:p>
          </table:table-cell>
          <table:table-cell office:value-type="string">
            <text:p>01 00 09.4</text:p>
          </table:table-cell>
          <table:table-cell office:value-type="string">
            <text:p>-33 42 33</text:p>
          </table:table-cell>
          <table:table-cell office:value-type="float" office:value="35.2">
            <text:p>35.2</text:p>
          </table:table-cell>
          <table:table-cell office:value-type="float" office:value="0.79">
            <text:p>0.79</text:p>
          </table:table-cell>
          <table:table-cell office:value-type="float" office:value="10.05">
            <text:p>10.05</text:p>
          </table:table-cell>
          <table:table-cell office:value-type="float" office:value="0.05">
            <text:p>0.05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float" office:value="110">
            <text:p>110</text:p>
          </table:table-cell>
          <table:table-cell office:value-type="float" office:value="96">
            <text:p>96</text:p>
          </table:table-cell>
          <table:table-cell office:value-type="string">
            <text:p>.. .</text:p>
          </table:table-cell>
          <table:table-cell office:value-type="float" office:value="0.11">
            <text:p>0.11</text:p>
          </table:table-cell>
          <table:table-cell office:value-type="float" office:value="0.09">
            <text:p>0.09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LGS-3</text:p>
          </table:table-cell>
          <table:table-cell office:value-type="string">
            <text:p>01 03 56.6</text:p>
          </table:table-cell>
          <table:table-cell office:value-type="string">
            <text:p>+21 53 41</text:p>
          </table:table-cell>
          <table:table-cell office:value-type="float" office:value="1.2">
            <text:p>1.2</text:p>
          </table:table-cell>
          <table:table-cell office:value-type="float" office:value="0.58">
            <text:p>0.58</text:p>
          </table:table-cell>
          <table:table-cell office:value-type="float" office:value="16.18">
            <text:p>16.18</text:p>
          </table:table-cell>
          <table:table-cell office:value-type="float" office:value="0.18">
            <text:p>0.18</text:p>
          </table:table-cell>
          <table:table-cell office:value-type="float" office:value="-1">
            <text:p>-1</text:p>
          </table:table-cell>
          <table:table-cell office:value-type="string">
            <text:p>A</text:p>
          </table:table-cell>
          <table:table-cell office:value-type="float" office:value="-286">
            <text:p>-286</text:p>
          </table:table-cell>
          <table:table-cell office:value-type="float" office:value="-74">
            <text:p>-74</text:p>
          </table:table-cell>
          <table:table-cell office:value-type="float" office:value="18">
            <text:p>18</text:p>
          </table:table-cell>
          <table:table-cell office:value-type="float" office:value="0.23">
            <text:p>0.23</text:p>
          </table:table-cell>
          <table:table-cell office:value-type="float" office:value="0.62">
            <text:p>0.62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I1613 </text:p>
          </table:table-cell>
          <table:table-cell office:value-type="string">
            <text:p>01 04 54.1</text:p>
          </table:table-cell>
          <table:table-cell office:value-type="string">
            <text:p>+02 07 60</text:p>
          </table:table-cell>
          <table:table-cell office:value-type="float" office:value="16.4">
            <text:p>16.4</text:p>
          </table:table-cell>
          <table:table-cell office:value-type="float" office:value="0.9">
            <text:p>0.9</text:p>
          </table:table-cell>
          <table:table-cell office:value-type="float" office:value="9.92">
            <text:p>9.92</text:p>
          </table:table-cell>
          <table:table-cell office:value-type="float" office:value="0.11">
            <text:p>0.1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-232">
            <text:p>-232</text:p>
          </table:table-cell>
          <table:table-cell office:value-type="float" office:value="-89">
            <text:p>-89</text:p>
          </table:table-cell>
          <table:table-cell office:value-type="float" office:value="25">
            <text:p>25</text:p>
          </table:table-cell>
          <table:table-cell office:value-type="float" office:value="2.67">
            <text:p>2.67</text:p>
          </table:table-cell>
          <table:table-cell office:value-type="float" office:value="0.73">
            <text:p>0.73</text:p>
          </table:table-cell>
          <table:table-cell office:value-type="string">
            <text:p>cep</text:p>
          </table:table-cell>
        </table:table-row>
        <table:table-row table:style-name="ro1">
          <table:table-cell office:value-type="string">
            <text:p>U685</text:p>
          </table:table-cell>
          <table:table-cell office:value-type="string">
            <text:p>01 07 22.3</text:p>
          </table:table-cell>
          <table:table-cell office:value-type="string">
            <text:p>+16 41 02</text:p>
          </table:table-cell>
          <table:table-cell office:value-type="float" office:value="1.4">
            <text:p>1.4</text:p>
          </table:table-cell>
          <table:table-cell office:value-type="float" office:value="0.71">
            <text:p>0.71</text:p>
          </table:table-cell>
          <table:table-cell office:value-type="float" office:value="14.22">
            <text:p>14.22</text:p>
          </table:table-cell>
          <table:table-cell office:value-type="float" office:value="0.25">
            <text:p>0.25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155">
            <text:p>155</text:p>
          </table:table-cell>
          <table:table-cell office:value-type="float" office:value="349">
            <text:p>349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4.79">
            <text:p>4.79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KH 5</text:p>
          </table:table-cell>
          <table:table-cell office:value-type="string">
            <text:p>01 07 32.5</text:p>
          </table:table-cell>
          <table:table-cell office:value-type="string">
            <text:p>+51 26 25</text:p>
          </table:table-cell>
          <table:table-cell office:value-type="float" office:value="0.6">
            <text:p>0.6</text:p>
          </table:table-cell>
          <table:table-cell office:value-type="float" office:value="0.62">
            <text:p>0.62</text:p>
          </table:table-cell>
          <table:table-cell office:value-type="float" office:value="17.1">
            <text:p>17.1</text:p>
          </table:table-cell>
          <table:table-cell office:value-type="float" office:value="1.22">
            <text:p>1.22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9">
            <text:p>39</text:p>
          </table:table-cell>
          <table:table-cell office:value-type="float" office:value="304">
            <text:p>304</text:p>
          </table:table-cell>
          <table:table-cell office:value-type="float" office:value="37">
            <text:p>37</text:p>
          </table:table-cell>
          <table:table-cell office:value-type="float" office:value="0.24">
            <text:p>0.24</text:p>
          </table:table-cell>
          <table:table-cell office:value-type="float" office:value="4.26">
            <text:p>4.26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404</text:p>
          </table:table-cell>
          <table:table-cell office:value-type="string">
            <text:p>01 09 26.9</text:p>
          </table:table-cell>
          <table:table-cell office:value-type="string">
            <text:p>+35 43 03</text:p>
          </table:table-cell>
          <table:table-cell office:value-type="float" office:value="3.5">
            <text:p>3.5</text:p>
          </table:table-cell>
          <table:table-cell office:value-type="float" office:value="0.95">
            <text:p>0.95</text:p>
          </table:table-cell>
          <table:table-cell office:value-type="float" office:value="11.21">
            <text:p>11.21</text:p>
          </table:table-cell>
          <table:table-cell office:value-type="float" office:value="0.25">
            <text:p>0.25</text:p>
          </table:table-cell>
          <table:table-cell office:value-type="float" office:value="-1">
            <text:p>-1</text:p>
          </table:table-cell>
          <table:table-cell office:value-type="string">
            <text:p>B</text:p>
          </table:table-cell>
          <table:table-cell office:value-type="float" office:value="-48">
            <text:p>-48</text:p>
          </table:table-cell>
          <table:table-cell office:value-type="float" office:value="195">
            <text:p>195</text:p>
          </table:table-cell>
          <table:table-cell office:value-type="float" office:value="78">
            <text:p>78</text:p>
          </table:table-cell>
          <table:table-cell office:value-type="float" office:value="1.63">
            <text:p>1.63</text:p>
          </table:table-cell>
          <table:table-cell office:value-type="float" office:value="3.06">
            <text:p>3.06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And V </text:p>
          </table:table-cell>
          <table:table-cell office:value-type="string">
            <text:p>01 10 17.1</text:p>
          </table:table-cell>
          <table:table-cell office:value-type="string">
            <text:p>+47 37 41</text:p>
          </table:table-cell>
          <table:table-cell office:value-type="float" office:value="2">
            <text:p>2</text:p>
          </table:table-cell>
          <table:table-cell office:value-type="float" office:value="0.74">
            <text:p>0.74</text:p>
          </table:table-cell>
          <table:table-cell office:value-type="float" office:value="16.67">
            <text:p>16.67</text:p>
          </table:table-cell>
          <table:table-cell office:value-type="float" office:value="0.54">
            <text:p>0.54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float" office:value="-403">
            <text:p>-403</text:p>
          </table:table-cell>
          <table:table-cell office:value-type="float" office:value="-143">
            <text:p>-143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0.81">
            <text:p>0.81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And II, KK 12 </text:p>
          </table:table-cell>
          <table:table-cell office:value-type="string">
            <text:p>01 16 29.8</text:p>
          </table:table-cell>
          <table:table-cell office:value-type="string">
            <text:p>+33 25 09</text:p>
          </table:table-cell>
          <table:table-cell office:value-type="float" office:value="3">
            <text:p>3</text:p>
          </table:table-cell>
          <table:table-cell office:value-type="float" office:value="0.63">
            <text:p>0.63</text:p>
          </table:table-cell>
          <table:table-cell office:value-type="float" office:value="15.1">
            <text:p>15.1</text:p>
          </table:table-cell>
          <table:table-cell office:value-type="float" office:value="0.27">
            <text:p>0.27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float" office:value="-188">
            <text:p>-188</text:p>
          </table:table-cell>
          <table:table-cell office:value-type="float" office:value="46">
            <text:p>46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0.68">
            <text:p>0.68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U1104</text:p>
          </table:table-cell>
          <table:table-cell office:value-type="string">
            <text:p>01 32 42.3</text:p>
          </table:table-cell>
          <table:table-cell office:value-type="string">
            <text:p>+18 18 57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4.48">
            <text:p>14.48</text:p>
          </table:table-cell>
          <table:table-cell office:value-type="float" office:value="0.27">
            <text:p>0.27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685">
            <text:p>685</text:p>
          </table:table-cell>
          <table:table-cell office:value-type="float" office:value="866">
            <text:p>866</text:p>
          </table:table-cell>
          <table:table-cell office:value-type="float" office:value="67">
            <text:p>67</text:p>
          </table:table-cell>
          <table:table-cell office:value-type="float" office:value="0.99">
            <text:p>0.99</text:p>
          </table:table-cell>
          <table:table-cell office:value-type="float" office:value="7.5">
            <text:p>7.5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M33 </text:p>
          </table:table-cell>
          <table:table-cell office:value-type="string">
            <text:p>01 33 50.8</text:p>
          </table:table-cell>
          <table:table-cell office:value-type="string">
            <text:p>+30 39 37</text:p>
          </table:table-cell>
          <table:table-cell office:value-type="float" office:value="69.2">
            <text:p>69.2</text:p>
          </table:table-cell>
          <table:table-cell office:value-type="float" office:value="0.61">
            <text:p>0.61</text:p>
          </table:table-cell>
          <table:table-cell office:value-type="float" office:value="6.19">
            <text:p>6.19</text:p>
          </table:table-cell>
          <table:table-cell office:value-type="float" office:value="0.18">
            <text:p>0.18</text:p>
          </table:table-cell>
          <table:table-cell office:value-type="float" office:value="5">
            <text:p>5</text:p>
          </table:table-cell>
          <table:table-cell office:value-type="string">
            <text:p>K</text:p>
          </table:table-cell>
          <table:table-cell office:value-type="float" office:value="-180">
            <text:p>-180</text:p>
          </table:table-cell>
          <table:table-cell office:value-type="float" office:value="36">
            <text:p>36</text:p>
          </table:table-cell>
          <table:table-cell office:value-type="float" office:value="184">
            <text:p>184</text:p>
          </table:table-cell>
          <table:table-cell office:value-type="float" office:value="4.09">
            <text:p>4.09</text:p>
          </table:table-cell>
          <table:table-cell office:value-type="float" office:value="0.85">
            <text:p>0.85</text:p>
          </table:table-cell>
          <table:table-cell office:value-type="string">
            <text:p>cep</text:p>
          </table:table-cell>
        </table:table-row>
        <table:table-row table:style-name="ro1">
          <table:table-cell office:value-type="string">
            <text:p>KKH 6</text:p>
          </table:table-cell>
          <table:table-cell office:value-type="string">
            <text:p>01 34 51.6</text:p>
          </table:table-cell>
          <table:table-cell office:value-type="string">
            <text:p>+52 05 30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17">
            <text:p>17</text:p>
          </table:table-cell>
          <table:table-cell office:value-type="float" office:value="1.52">
            <text:p>1.52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7">
            <text:p>17</text:p>
          </table:table-cell>
          <table:table-cell office:value-type="float" office:value="270">
            <text:p>270</text:p>
          </table:table-cell>
          <table:table-cell office:value-type="float" office:value="31">
            <text:p>31</text:p>
          </table:table-cell>
          <table:table-cell office:value-type="float" office:value="0.61">
            <text:p>0.61</text:p>
          </table:table-cell>
          <table:table-cell office:value-type="float" office:value="3.8">
            <text:p>3.8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N625</text:p>
          </table:table-cell>
          <table:table-cell office:value-type="string">
            <text:p>01 35 05.0</text:p>
          </table:table-cell>
          <table:table-cell office:value-type="string">
            <text:p>-41 26 11</text:p>
          </table:table-cell>
          <table:table-cell office:value-type="float" office:value="6.4">
            <text:p>6.4</text:p>
          </table:table-cell>
          <table:table-cell office:value-type="float" office:value="0.28">
            <text:p>0.28</text:p>
          </table:table-cell>
          <table:table-cell office:value-type="float" office:value="11.59">
            <text:p>11.59</text:p>
          </table:table-cell>
          <table:table-cell office:value-type="float" office:value="0.07">
            <text:p>0.07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405">
            <text:p>405</text:p>
          </table:table-cell>
          <table:table-cell office:value-type="float" office:value="335">
            <text:p>335</text:p>
          </table:table-cell>
          <table:table-cell office:value-type="float" office:value="90">
            <text:p>90</text:p>
          </table:table-cell>
          <table:table-cell office:value-type="float" office:value="1.55">
            <text:p>1.55</text:p>
          </table:table-cell>
          <table:table-cell office:value-type="float" office:value="4.07">
            <text:p>4.07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628</text:p>
          </table:table-cell>
          <table:table-cell office:value-type="string">
            <text:p>01 36 41.3</text:p>
          </table:table-cell>
          <table:table-cell office:value-type="string">
            <text:p>+15 47 12</text:p>
          </table:table-cell>
          <table:table-cell office:value-type="float" office:value="10.1">
            <text:p>10.1</text:p>
          </table:table-cell>
          <table:table-cell office:value-type="float" office:value="0.94">
            <text:p>0.94</text:p>
          </table:table-cell>
          <table:table-cell office:value-type="float" office:value="9.79">
            <text:p>9.79</text:p>
          </table:table-cell>
          <table:table-cell office:value-type="float" office:value="0.3">
            <text:p>0.3</text:p>
          </table:table-cell>
          <table:table-cell office:value-type="float" office:value="5">
            <text:p>5</text:p>
          </table:table-cell>
          <table:table-cell office:value-type="string">
            <text:p>K</text:p>
          </table:table-cell>
          <table:table-cell office:value-type="float" office:value="657">
            <text:p>657</text:p>
          </table:table-cell>
          <table:table-cell office:value-type="float" office:value="827">
            <text:p>827</text:p>
          </table:table-cell>
          <table:table-cell office:value-type="float" office:value="53">
            <text:p>53</text:p>
          </table:table-cell>
          <table:table-cell office:value-type="float" office:value="2.74">
            <text:p>2.74</text:p>
          </table:table-cell>
          <table:table-cell office:value-type="float" office:value="7.3">
            <text:p>7.3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U1171</text:p>
          </table:table-cell>
          <table:table-cell office:value-type="string">
            <text:p>01 39 41.6</text:p>
          </table:table-cell>
          <table:table-cell office:value-type="string">
            <text:p>+15 54 11</text:p>
          </table:table-cell>
          <table:table-cell office:value-type="float" office:value="1.3">
            <text:p>1.3</text:p>
          </table:table-cell>
          <table:table-cell office:value-type="float" office:value="0.92">
            <text:p>0.92</text:p>
          </table:table-cell>
          <table:table-cell office:value-type="float" office:value="15.71">
            <text:p>15.71</text:p>
          </table:table-cell>
          <table:table-cell office:value-type="float" office:value="0.25">
            <text:p>0.2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738">
            <text:p>738</text:p>
          </table:table-cell>
          <table:table-cell office:value-type="float" office:value="906">
            <text:p>906</text:p>
          </table:table-cell>
          <table:table-cell office:value-type="float" office:value="25">
            <text:p>25</text:p>
          </table:table-cell>
          <table:table-cell office:value-type="float" office:value="0.15">
            <text:p>0.15</text:p>
          </table:table-cell>
          <table:table-cell office:value-type="float" office:value="7.3">
            <text:p>7.3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DDO 13, U1176 </text:p>
          </table:table-cell>
          <table:table-cell office:value-type="string">
            <text:p>01 40 09.6</text:p>
          </table:table-cell>
          <table:table-cell office:value-type="string">
            <text:p>+15 54 17</text:p>
          </table:table-cell>
          <table:table-cell office:value-type="float" office:value="4.6">
            <text:p>4.6</text:p>
          </table:table-cell>
          <table:table-cell office:value-type="float" office:value="0.78">
            <text:p>0.78</text:p>
          </table:table-cell>
          <table:table-cell office:value-type="float" office:value="14.33">
            <text:p>14.33</text:p>
          </table:table-cell>
          <table:table-cell office:value-type="float" office:value="0.28">
            <text:p>0.28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630">
            <text:p>630</text:p>
          </table:table-cell>
          <table:table-cell office:value-type="float" office:value="798">
            <text:p>798</text:p>
          </table:table-cell>
          <table:table-cell office:value-type="float" office:value="37">
            <text:p>37</text:p>
          </table:table-cell>
          <table:table-cell office:value-type="float" office:value="1.45">
            <text:p>1.45</text:p>
          </table:table-cell>
          <table:table-cell office:value-type="float" office:value="9">
            <text:p>9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KK 13 </text:p>
          </table:table-cell>
          <table:table-cell office:value-type="string">
            <text:p>01 42 16.8</text:p>
          </table:table-cell>
          <table:table-cell office:value-type="string">
            <text:p>+26 22 04</text:p>
          </table:table-cell>
          <table:table-cell office:value-type="float" office:value="0.7">
            <text:p>0.7</text:p>
          </table:table-cell>
          <table:table-cell office:value-type="float" office:value="0.57">
            <text:p>0.57</text:p>
          </table:table-cell>
          <table:table-cell office:value-type="float" office:value="16.57">
            <text:p>16.57</text:p>
          </table:table-cell>
          <table:table-cell office:value-type="float" office:value="0.39">
            <text:p>0.39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57">
            <text:p>357</text:p>
          </table:table-cell>
          <table:table-cell office:value-type="float" office:value="556">
            <text:p>556</text:p>
          </table:table-cell>
          <table:table-cell office:value-type="float" office:value="31">
            <text:p>31</text:p>
          </table:table-cell>
          <table:table-cell office:value-type="float" office:value="-0.05">
            <text:p>-0.05</text:p>
          </table:table-cell>
          <table:table-cell office:value-type="float" office:value="7.2">
            <text:p>7.2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KDG 10</text:p>
          </table:table-cell>
          <table:table-cell office:value-type="string">
            <text:p>01 43 41.4</text:p>
          </table:table-cell>
          <table:table-cell office:value-type="string">
            <text:p>+15 41 23</text:p>
          </table:table-cell>
          <table:table-cell office:value-type="float" office:value="1.5">
            <text:p>1.5</text:p>
          </table:table-cell>
          <table:table-cell office:value-type="float" office:value="0.67">
            <text:p>0.67</text:p>
          </table:table-cell>
          <table:table-cell office:value-type="float" office:value="16.28">
            <text:p>16.28</text:p>
          </table:table-cell>
          <table:table-cell office:value-type="float" office:value="0.32">
            <text:p>0.32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789">
            <text:p>789</text:p>
          </table:table-cell>
          <table:table-cell office:value-type="float" office:value="953">
            <text:p>953</text:p>
          </table:table-cell>
          <table:table-cell office:value-type="float" office:value="32">
            <text:p>32</text:p>
          </table:table-cell>
          <table:table-cell office:value-type="float" office:value="0.55">
            <text:p>0.55</text:p>
          </table:table-cell>
          <table:table-cell office:value-type="float" office:value="7.9">
            <text:p>7.9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KK 14 </text:p>
          </table:table-cell>
          <table:table-cell office:value-type="string">
            <text:p>01 44 42.7</text:p>
          </table:table-cell>
          <table:table-cell office:value-type="string">
            <text:p>+27 17 16</text:p>
          </table:table-cell>
          <table:table-cell office:value-type="float" office:value="1.6">
            <text:p>1.6</text:p>
          </table:table-cell>
          <table:table-cell office:value-type="float" office:value="0.37">
            <text:p>0.37</text:p>
          </table:table-cell>
          <table:table-cell office:value-type="float" office:value="17.47">
            <text:p>17.47</text:p>
          </table:table-cell>
          <table:table-cell office:value-type="float" office:value="0.31">
            <text:p>0.3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423">
            <text:p>423</text:p>
          </table:table-cell>
          <table:table-cell office:value-type="float" office:value="622">
            <text:p>622</text:p>
          </table:table-cell>
          <table:table-cell office:value-type="float" office:value="31">
            <text:p>31</text:p>
          </table:table-cell>
          <table:table-cell office:value-type="float" office:value="0.43">
            <text:p>0.43</text:p>
          </table:table-cell>
          <table:table-cell office:value-type="float" office:value="7.2">
            <text:p>7.2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E245-05</text:p>
          </table:table-cell>
          <table:table-cell office:value-type="string">
            <text:p>01 45 03.6</text:p>
          </table:table-cell>
          <table:table-cell office:value-type="string">
            <text:p>-43 35 53</text:p>
          </table:table-cell>
          <table:table-cell office:value-type="float" office:value="3.8">
            <text:p>3.8</text:p>
          </table:table-cell>
          <table:table-cell office:value-type="float" office:value="0.89">
            <text:p>0.89</text:p>
          </table:table-cell>
          <table:table-cell office:value-type="float" office:value="12.73">
            <text:p>12.73</text:p>
          </table:table-cell>
          <table:table-cell office:value-type="float" office:value="0.07">
            <text:p>0.07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394">
            <text:p>394</text:p>
          </table:table-cell>
          <table:table-cell office:value-type="float" office:value="308">
            <text:p>308</text:p>
          </table:table-cell>
          <table:table-cell office:value-type="float" office:value="61">
            <text:p>61</text:p>
          </table:table-cell>
          <table:table-cell office:value-type="float" office:value="1.9">
            <text:p>1.9</text:p>
          </table:table-cell>
          <table:table-cell office:value-type="float" office:value="4.43">
            <text:p>4.43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K 15 </text:p>
          </table:table-cell>
          <table:table-cell office:value-type="string">
            <text:p>01 46 41.6</text:p>
          </table:table-cell>
          <table:table-cell office:value-type="string">
            <text:p>+26 48 05</text:p>
          </table:table-cell>
          <table:table-cell office:value-type="float" office:value="0.6">
            <text:p>0.6</text:p>
          </table:table-cell>
          <table:table-cell office:value-type="float" office:value="0.33">
            <text:p>0.33</text:p>
          </table:table-cell>
          <table:table-cell office:value-type="float" office:value="18.22">
            <text:p>18.22</text:p>
          </table:table-cell>
          <table:table-cell office:value-type="float" office:value="0.36">
            <text:p>0.3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66">
            <text:p>366</text:p>
          </table:table-cell>
          <table:table-cell office:value-type="float" office:value="563">
            <text:p>563</text:p>
          </table:table-cell>
          <table:table-cell office:value-type="float" office:value="22">
            <text:p>22</text:p>
          </table:table-cell>
          <table:table-cell office:value-type="float" office:value="-0.1">
            <text:p>-0.1</text:p>
          </table:table-cell>
          <table:table-cell office:value-type="float" office:value="7.2">
            <text:p>7.2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I1727, U1249 </text:p>
          </table:table-cell>
          <table:table-cell office:value-type="string">
            <text:p>01 47 30.1</text:p>
          </table:table-cell>
          <table:table-cell office:value-type="string">
            <text:p>+27 19 52</text:p>
          </table:table-cell>
          <table:table-cell office:value-type="float" office:value="6.9">
            <text:p>6.9</text:p>
          </table:table-cell>
          <table:table-cell office:value-type="float" office:value="0.36">
            <text:p>0.36</text:p>
          </table:table-cell>
          <table:table-cell office:value-type="float" office:value="12.06">
            <text:p>12.06</text:p>
          </table:table-cell>
          <table:table-cell office:value-type="float" office:value="0.34">
            <text:p>0.34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338">
            <text:p>338</text:p>
          </table:table-cell>
          <table:table-cell office:value-type="float" office:value="535">
            <text:p>535</text:p>
          </table:table-cell>
          <table:table-cell office:value-type="float" office:value="118">
            <text:p>118</text:p>
          </table:table-cell>
          <table:table-cell office:value-type="float" office:value="2.08">
            <text:p>2.08</text:p>
          </table:table-cell>
          <table:table-cell office:value-type="float" office:value="7.2">
            <text:p>7.2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N672</text:p>
          </table:table-cell>
          <table:table-cell office:value-type="string">
            <text:p>01 47 53.2</text:p>
          </table:table-cell>
          <table:table-cell office:value-type="string">
            <text:p>+27 26 01</text:p>
          </table:table-cell>
          <table:table-cell office:value-type="float" office:value="7.2">
            <text:p>7.2</text:p>
          </table:table-cell>
          <table:table-cell office:value-type="float" office:value="0.36">
            <text:p>0.36</text:p>
          </table:table-cell>
          <table:table-cell office:value-type="float" office:value="11.33">
            <text:p>11.33</text:p>
          </table:table-cell>
          <table:table-cell office:value-type="float" office:value="0.34">
            <text:p>0.34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float" office:value="421">
            <text:p>421</text:p>
          </table:table-cell>
          <table:table-cell office:value-type="float" office:value="618">
            <text:p>618</text:p>
          </table:table-cell>
          <table:table-cell office:value-type="float" office:value="205">
            <text:p>205</text:p>
          </table:table-cell>
          <table:table-cell office:value-type="float" office:value="2.16">
            <text:p>2.16</text:p>
          </table:table-cell>
          <table:table-cell office:value-type="float" office:value="7.2">
            <text:p>7.2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U1281</text:p>
          </table:table-cell>
          <table:table-cell office:value-type="string">
            <text:p>01 49 32.3</text:p>
          </table:table-cell>
          <table:table-cell office:value-type="string">
            <text:p>+32 35 33</text:p>
          </table:table-cell>
          <table:table-cell office:value-type="float" office:value="4.5">
            <text:p>4.5</text:p>
          </table:table-cell>
          <table:table-cell office:value-type="float" office:value="0.18">
            <text:p>0.18</text:p>
          </table:table-cell>
          <table:table-cell office:value-type="float" office:value="13.03">
            <text:p>13.03</text:p>
          </table:table-cell>
          <table:table-cell office:value-type="float" office:value="0.2">
            <text:p>0.2</text:p>
          </table:table-cell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float" office:value="157">
            <text:p>157</text:p>
          </table:table-cell>
          <table:table-cell office:value-type="float" office:value="367">
            <text:p>367</text:p>
          </table:table-cell>
          <table:table-cell office:value-type="float" office:value="119">
            <text:p>119</text:p>
          </table:table-cell>
          <table:table-cell office:value-type="float" office:value="1.55">
            <text:p>1.55</text:p>
          </table:table-cell>
          <table:table-cell office:value-type="float" office:value="5.4">
            <text:p>5.4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Phoenix, P6830 </text:p>
          </table:table-cell>
          <table:table-cell office:value-type="string">
            <text:p>01 51 06.3</text:p>
          </table:table-cell>
          <table:table-cell office:value-type="string">
            <text:p>-44 26 41</text:p>
          </table:table-cell>
          <table:table-cell office:value-type="float" office:value="4.7">
            <text:p>4.7</text:p>
          </table:table-cell>
          <table:table-cell office:value-type="float" office:value="0.85">
            <text:p>0.85</text:p>
          </table:table-cell>
          <table:table-cell office:value-type="float" office:value="13.07">
            <text:p>13.07</text:p>
          </table:table-cell>
          <table:table-cell office:value-type="float" office:value="0.07">
            <text:p>0.07</text:p>
          </table:table-cell>
          <table:table-cell office:value-type="float" office:value="-1">
            <text:p>-1</text:p>
          </table:table-cell>
          <table:table-cell office:value-type="string">
            <text:p>A</text:p>
          </table:table-cell>
          <table:table-cell office:value-type="float" office:value="-13">
            <text:p>-13</text:p>
          </table:table-cell>
          <table:table-cell office:value-type="float" office:value="-106">
            <text:p>-106</text:p>
          </table:table-cell>
          <table:table-cell office:value-type="float" office:value="21">
            <text:p>21</text:p>
          </table:table-cell>
          <table:table-cell office:value-type="float" office:value="0.14">
            <text:p>0.14</text:p>
          </table:table-cell>
          <table:table-cell office:value-type="float" office:value="0.44">
            <text:p>0.44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K 16 </text:p>
          </table:table-cell>
          <table:table-cell office:value-type="string">
            <text:p>01 55 20.6</text:p>
          </table:table-cell>
          <table:table-cell office:value-type="string">
            <text:p>+27 57 15</text:p>
          </table:table-cell>
          <table:table-cell office:value-type="float" office:value="0.8">
            <text:p>0.8</text:p>
          </table:table-cell>
          <table:table-cell office:value-type="float" office:value="0.37">
            <text:p>0.37</text:p>
          </table:table-cell>
          <table:table-cell office:value-type="float" office:value="16.3">
            <text:p>16.3</text:p>
          </table:table-cell>
          <table:table-cell office:value-type="float" office:value="0.29">
            <text:p>0.29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07">
            <text:p>207</text:p>
          </table:table-cell>
          <table:table-cell office:value-type="float" office:value="400">
            <text:p>400</text:p>
          </table:table-cell>
          <table:table-cell office:value-type="float" office:value="24">
            <text:p>24</text:p>
          </table:table-cell>
          <table:table-cell office:value-type="float" office:value="-0.15">
            <text:p>-0.15</text:p>
          </table:table-cell>
          <table:table-cell office:value-type="float" office:value="4.74">
            <text:p>4.74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K 17 </text:p>
          </table:table-cell>
          <table:table-cell office:value-type="string">
            <text:p>02 00 09.9</text:p>
          </table:table-cell>
          <table:table-cell office:value-type="string">
            <text:p>+28 49 57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17.2">
            <text:p>17.2</text:p>
          </table:table-cell>
          <table:table-cell office:value-type="float" office:value="0.24">
            <text:p>0.2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68">
            <text:p>168</text:p>
          </table:table-cell>
          <table:table-cell office:value-type="float" office:value="360">
            <text:p>360</text:p>
          </table:table-cell>
          <table:table-cell office:value-type="float" office:value="20">
            <text:p>20</text:p>
          </table:table-cell>
          <table:table-cell office:value-type="float" office:value="-0.4">
            <text:p>-0.4</text:p>
          </table:table-cell>
          <table:table-cell office:value-type="float" office:value="4.72">
            <text:p>4.72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784</text:p>
          </table:table-cell>
          <table:table-cell office:value-type="string">
            <text:p>02 01 16.8</text:p>
          </table:table-cell>
          <table:table-cell office:value-type="string">
            <text:p>+28 50 37</text:p>
          </table:table-cell>
          <table:table-cell office:value-type="float" office:value="6.6">
            <text:p>6.6</text:p>
          </table:table-cell>
          <table:table-cell office:value-type="float" office:value="0.23">
            <text:p>0.23</text:p>
          </table:table-cell>
          <table:table-cell office:value-type="float" office:value="12.16">
            <text:p>12.16</text:p>
          </table:table-cell>
          <table:table-cell office:value-type="float" office:value="0.26">
            <text:p>0.26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float" office:value="194">
            <text:p>194</text:p>
          </table:table-cell>
          <table:table-cell office:value-type="float" office:value="386">
            <text:p>386</text:p>
          </table:table-cell>
          <table:table-cell office:value-type="float" office:value="92">
            <text:p>92</text:p>
          </table:table-cell>
          <table:table-cell office:value-type="float" office:value="1.78">
            <text:p>1.78</text:p>
          </table:table-cell>
          <table:table-cell office:value-type="float" office:value="5">
            <text:p>5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Cas 1, KK 19</text:p>
          </table:table-cell>
          <table:table-cell office:value-type="string">
            <text:p>02 06 07.9</text:p>
          </table:table-cell>
          <table:table-cell office:value-type="string">
            <text:p>+69 00 36</text:p>
          </table:table-cell>
          <table:table-cell office:value-type="float" office:value="2.2">
            <text:p>2.2</text:p>
          </table:table-cell>
          <table:table-cell office:value-type="float" office:value="0.77">
            <text:p>0.77</text:p>
          </table:table-cell>
          <table:table-cell office:value-type="float" office:value="15.29">
            <text:p>15.29</text:p>
          </table:table-cell>
          <table:table-cell office:value-type="float" office:value="4.4">
            <text:p>4.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5">
            <text:p>35</text:p>
          </table:table-cell>
          <table:table-cell office:value-type="float" office:value="284">
            <text:p>284</text:p>
          </table:table-cell>
          <table:table-cell office:value-type="float" office:value="50">
            <text:p>50</text:p>
          </table:table-cell>
          <table:table-cell office:value-type="float" office:value="1.7">
            <text:p>1.7</text:p>
          </table:table-cell>
          <table:table-cell office:value-type="float" office:value="3.3">
            <text:p>3.3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N855</text:p>
          </table:table-cell>
          <table:table-cell office:value-type="string">
            <text:p>02 14 03.7</text:p>
          </table:table-cell>
          <table:table-cell office:value-type="string">
            <text:p>+27 52 38</text:p>
          </table:table-cell>
          <table:table-cell office:value-type="float" office:value="2.6">
            <text:p>2.6</text:p>
          </table:table-cell>
          <table:table-cell office:value-type="float" office:value="0.38">
            <text:p>0.38</text:p>
          </table:table-cell>
          <table:table-cell office:value-type="float" office:value="13.3">
            <text:p>13.3</text:p>
          </table:table-cell>
          <table:table-cell office:value-type="float" office:value="0.31">
            <text:p>0.31</text:p>
          </table:table-cell>
          <table:table-cell office:value-type="float" office:value="-5">
            <text:p>-5</text:p>
          </table:table-cell>
          <table:table-cell office:value-type="string">
            <text:p>BK</text:p>
          </table:table-cell>
          <table:table-cell office:value-type="float" office:value="595">
            <text:p>595</text:p>
          </table:table-cell>
          <table:table-cell office:value-type="float" office:value="774">
            <text:p>774</text:p>
          </table:table-cell>
          <table:table-cell office:value-type="float" office:value="115">
            <text:p>115</text:p>
          </table:table-cell>
          <table:table-cell office:value-type="float" office:value="0.49">
            <text:p>0.49</text:p>
          </table:table-cell>
          <table:table-cell office:value-type="float" office:value="9.73">
            <text:p>9.73</text:p>
          </table:table-cell>
          <table:table-cell office:value-type="string">
            <text:p>sbf</text:p>
          </table:table-cell>
        </table:table-row>
        <table:table-row table:style-name="ro1">
          <table:table-cell office:value-type="string">
            <text:p>N891</text:p>
          </table:table-cell>
          <table:table-cell office:value-type="string">
            <text:p>02 22 32.8</text:p>
          </table:table-cell>
          <table:table-cell office:value-type="string">
            <text:p>+42 20 48</text:p>
          </table:table-cell>
          <table:table-cell office:value-type="float" office:value="13.1">
            <text:p>13.1</text:p>
          </table:table-cell>
          <table:table-cell office:value-type="float" office:value="0.29">
            <text:p>0.29</text:p>
          </table:table-cell>
          <table:table-cell office:value-type="float" office:value="10.71">
            <text:p>10.71</text:p>
          </table:table-cell>
          <table:table-cell office:value-type="float" office:value="0.28">
            <text:p>0.28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528">
            <text:p>528</text:p>
          </table:table-cell>
          <table:table-cell office:value-type="float" office:value="738">
            <text:p>738</text:p>
          </table:table-cell>
          <table:table-cell office:value-type="float" office:value="448">
            <text:p>448</text:p>
          </table:table-cell>
          <table:table-cell office:value-type="float" office:value="2.08">
            <text:p>2.08</text:p>
          </table:table-cell>
          <table:table-cell office:value-type="float" office:value="9.77">
            <text:p>9.77</text:p>
          </table:table-cell>
          <table:table-cell office:value-type="string">
            <text:p>sbf</text:p>
          </table:table-cell>
        </table:table-row>
        <table:table-row table:style-name="ro1">
          <table:table-cell office:value-type="string">
            <text:p>KKH 11</text:p>
          </table:table-cell>
          <table:table-cell office:value-type="string">
            <text:p>02 24 35.0</text:p>
          </table:table-cell>
          <table:table-cell office:value-type="string">
            <text:p>+56 00 42</text:p>
          </table:table-cell>
          <table:table-cell office:value-type="float" office:value="1.4">
            <text:p>1.4</text:p>
          </table:table-cell>
          <table:table-cell office:value-type="float" office:value="0.54">
            <text:p>0.54</text:p>
          </table:table-cell>
          <table:table-cell office:value-type="float" office:value="16.2">
            <text:p>16.2</text:p>
          </table:table-cell>
          <table:table-cell office:value-type="float" office:value="2.13">
            <text:p>2.1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75">
            <text:p>75</text:p>
          </table:table-cell>
          <table:table-cell office:value-type="float" office:value="308">
            <text:p>308</text:p>
          </table:table-cell>
          <table:table-cell office:value-type="float" office:value="92">
            <text:p>92</text:p>
          </table:table-cell>
          <table:table-cell office:value-type="float" office:value="1.36">
            <text:p>1.36</text:p>
          </table:table-cell>
          <table:table-cell office:value-type="float" office:value="3">
            <text:p>3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KKs 3 </text:p>
          </table:table-cell>
          <table:table-cell office:value-type="string">
            <text:p>02 24 42.7</text:p>
          </table:table-cell>
          <table:table-cell office:value-type="string">
            <text:p>-73 30 46</text:p>
          </table:table-cell>
          <table:table-cell office:value-type="float" office:value="2.5">
            <text:p>2.5</text:p>
          </table:table-cell>
          <table:table-cell office:value-type="float" office:value="0.4">
            <text:p>0.4</text:p>
          </table:table-cell>
          <table:table-cell office:value-type="string">
            <text:p>16.0:</text:p>
          </table:table-cell>
          <table:table-cell office:value-type="float" office:value="0.22">
            <text:p>0.22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4.1">
            <text:p>4.1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N925</text:p>
          </table:table-cell>
          <table:table-cell office:value-type="string">
            <text:p>02 27 16.0</text:p>
          </table:table-cell>
          <table:table-cell office:value-type="string">
            <text:p>+33 34 41</text:p>
          </table:table-cell>
          <table:table-cell office:value-type="float" office:value="11.1">
            <text:p>11.1</text:p>
          </table:table-cell>
          <table:table-cell office:value-type="float" office:value="0.56">
            <text:p>0.56</text:p>
          </table:table-cell>
          <table:table-cell office:value-type="float" office:value="10.58">
            <text:p>10.58</text:p>
          </table:table-cell>
          <table:table-cell office:value-type="float" office:value="0.33">
            <text:p>0.33</text:p>
          </table:table-cell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float" office:value="553">
            <text:p>553</text:p>
          </table:table-cell>
          <table:table-cell office:value-type="float" office:value="738">
            <text:p>738</text:p>
          </table:table-cell>
          <table:table-cell office:value-type="float" office:value="200">
            <text:p>200</text:p>
          </table:table-cell>
          <table:table-cell office:value-type="float" office:value="2.44">
            <text:p>2.44</text:p>
          </table:table-cell>
          <table:table-cell office:value-type="float" office:value="9.29">
            <text:p>9.29</text:p>
          </table:table-cell>
          <table:table-cell office:value-type="string">
            <text:p>cep</text:p>
          </table:table-cell>
        </table:table-row>
        <table:table-row table:style-name="ro1">
          <table:table-cell office:value-type="string">
            <text:p>KKH 12</text:p>
          </table:table-cell>
          <table:table-cell office:value-type="string">
            <text:p>02 27 27.0</text:p>
          </table:table-cell>
          <table:table-cell office:value-type="string">
            <text:p>+57 29 16</text:p>
          </table:table-cell>
          <table:table-cell office:value-type="float" office:value="1.7">
            <text:p>1.7</text:p>
          </table:table-cell>
          <table:table-cell office:value-type="float" office:value="0.29">
            <text:p>0.29</text:p>
          </table:table-cell>
          <table:table-cell office:value-type="float" office:value="17.8">
            <text:p>17.8</text:p>
          </table:table-cell>
          <table:table-cell office:value-type="float" office:value="3.44">
            <text:p>3.4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70">
            <text:p>70</text:p>
          </table:table-cell>
          <table:table-cell office:value-type="float" office:value="303">
            <text:p>303</text:p>
          </table:table-cell>
          <table:table-cell office:value-type="float" office:value="52">
            <text:p>52</text:p>
          </table:table-cell>
          <table:table-cell office:value-type="float" office:value="1.21">
            <text:p>1.21</text:p>
          </table:table-cell>
          <table:table-cell office:value-type="float" office:value="3">
            <text:p>3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MB 1, KK 21</text:p>
          </table:table-cell>
          <table:table-cell office:value-type="string">
            <text:p>02 35 35.6</text:p>
          </table:table-cell>
          <table:table-cell office:value-type="string">
            <text:p>+59 22 47</text:p>
          </table:table-cell>
          <table:table-cell office:value-type="float" office:value="2.4">
            <text:p>2.4</text:p>
          </table:table-cell>
          <table:table-cell office:value-type="float" office:value="0.42">
            <text:p>0.42</text:p>
          </table:table-cell>
          <table:table-cell office:value-type="float" office:value="16.8">
            <text:p>16.8</text:p>
          </table:table-cell>
          <table:table-cell office:value-type="float" office:value="4.22">
            <text:p>4.22</text:p>
          </table:table-cell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float" office:value="190">
            <text:p>190</text:p>
          </table:table-cell>
          <table:table-cell office:value-type="float" office:value="421">
            <text:p>421</text:p>
          </table:table-cell>
          <table:table-cell office:value-type="float" office:value="50">
            <text:p>50</text:p>
          </table:table-cell>
          <table:table-cell office:value-type="float" office:value="0.91">
            <text:p>0.91</text:p>
          </table:table-cell>
          <table:table-cell office:value-type="float" office:value="3">
            <text:p>3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Maffei 1</text:p>
          </table:table-cell>
          <table:table-cell office:value-type="string">
            <text:p>02 36 35.5</text:p>
          </table:table-cell>
          <table:table-cell office:value-type="string">
            <text:p>+59 39 18</text:p>
          </table:table-cell>
          <table:table-cell office:value-type="float" office:value="2.6">
            <text:p>2.6</text:p>
          </table:table-cell>
          <table:table-cell office:value-type="float" office:value="0.85">
            <text:p>0.85</text:p>
          </table:table-cell>
          <table:table-cell office:value-type="float" office:value="13.47">
            <text:p>13.47</text:p>
          </table:table-cell>
          <table:table-cell office:value-type="float" office:value="5.05">
            <text:p>5.05</text:p>
          </table:table-cell>
          <table:table-cell office:value-type="float" office:value="-3">
            <text:p>-3</text:p>
          </table:table-cell>
          <table:table-cell office:value-type="string">
            <text:p>B</text:p>
          </table:table-cell>
          <table:table-cell office:value-type="float" office:value="15">
            <text:p>15</text:p>
          </table:table-cell>
          <table:table-cell office:value-type="float" office:value="246">
            <text:p>246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">
            <text:p>3</text:p>
          </table:table-cell>
          <table:table-cell office:value-type="string">
            <text:p>fj</text:p>
          </table:table-cell>
        </table:table-row>
        <table:table-row table:style-name="ro1">
          <table:table-cell office:value-type="string">
            <text:p>E115-21</text:p>
          </table:table-cell>
          <table:table-cell office:value-type="string">
            <text:p>02 37 45.0</text:p>
          </table:table-cell>
          <table:table-cell office:value-type="string">
            <text:p>-61 20 28</text:p>
          </table:table-cell>
          <table:table-cell office:value-type="float" office:value="7.3">
            <text:p>7.3</text:p>
          </table:table-cell>
          <table:table-cell office:value-type="float" office:value="0.14">
            <text:p>0.14</text:p>
          </table:table-cell>
          <table:table-cell office:value-type="float" office:value="13.34">
            <text:p>13.34</text:p>
          </table:table-cell>
          <table:table-cell office:value-type="float" office:value="0.11">
            <text:p>0.11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float" office:value="513">
            <text:p>513</text:p>
          </table:table-cell>
          <table:table-cell office:value-type="float" office:value="337">
            <text:p>337</text:p>
          </table:table-cell>
          <table:table-cell office:value-type="float" office:value="114">
            <text:p>114</text:p>
          </table:table-cell>
          <table:table-cell office:value-type="float" office:value="1.98">
            <text:p>1.98</text:p>
          </table:table-cell>
          <table:table-cell office:value-type="float" office:value="4.66">
            <text:p>4.66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Fornax </text:p>
          </table:table-cell>
          <table:table-cell office:value-type="string">
            <text:p>02 39 54.7</text:p>
          </table:table-cell>
          <table:table-cell office:value-type="string">
            <text:p>-34 31 33</text:p>
          </table:table-cell>
          <table:table-cell office:value-type="float" office:value="30">
            <text:p>30</text:p>
          </table:table-cell>
          <table:table-cell office:value-type="float" office:value="0.78">
            <text:p>0.78</text:p>
          </table:table-cell>
          <table:table-cell office:value-type="float" office:value="9.28">
            <text:p>9.28</text:p>
          </table:table-cell>
          <table:table-cell office:value-type="float" office:value="0.05">
            <text:p>0.05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float" office:value="53">
            <text:p>53</text:p>
          </table:table-cell>
          <table:table-cell office:value-type="float" office:value="-32">
            <text:p>-32</text:p>
          </table:table-cell>
          <table:table-cell office:value-type="string">
            <text:p>.. .</text:p>
          </table:table-cell>
          <table:table-cell office:value-type="float" office:value="-0.4">
            <text:p>-0.4</text:p>
          </table:table-cell>
          <table:table-cell office:value-type="float" office:value="0.14">
            <text:p>0.14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Maffei 2</text:p>
          </table:table-cell>
          <table:table-cell office:value-type="string">
            <text:p>02 41 54.5</text:p>
          </table:table-cell>
          <table:table-cell office:value-type="string">
            <text:p>+59 36 11</text:p>
          </table:table-cell>
          <table:table-cell office:value-type="float" office:value="3.8">
            <text:p>3.8</text:p>
          </table:table-cell>
          <table:table-cell office:value-type="float" office:value="0.5">
            <text:p>0.5</text:p>
          </table:table-cell>
          <table:table-cell office:value-type="float" office:value="14.77">
            <text:p>14.77</text:p>
          </table:table-cell>
          <table:table-cell office:value-type="float" office:value="7.19">
            <text:p>7.19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float" office:value="-17">
            <text:p>-17</text:p>
          </table:table-cell>
          <table:table-cell office:value-type="float" office:value="212">
            <text:p>212</text:p>
          </table:table-cell>
          <table:table-cell office:value-type="float" office:value="305">
            <text:p>305</text:p>
          </table:table-cell>
          <table:table-cell office:value-type="float" office:value="2.47">
            <text:p>2.47</text:p>
          </table:table-cell>
          <table:table-cell office:value-type="float" office:value="2.8">
            <text:p>2.8</text:p>
          </table:table-cell>
          <table:table-cell office:value-type="string">
            <text:p>tf</text:p>
          </table:table-cell>
        </table:table-row>
        <table:table-row table:style-name="ro1">
          <table:table-cell office:value-type="string">
            <text:p>Dw 2 </text:p>
          </table:table-cell>
          <table:table-cell office:value-type="string">
            <text:p>02 54 08.5</text:p>
          </table:table-cell>
          <table:table-cell office:value-type="string">
            <text:p>+59 00 19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7.97">
            <text:p>17.97</text:p>
          </table:table-cell>
          <table:table-cell office:value-type="float" office:value="5.13">
            <text:p>5.1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94">
            <text:p>94</text:p>
          </table:table-cell>
          <table:table-cell office:value-type="float" office:value="316">
            <text:p>316</text:p>
          </table:table-cell>
          <table:table-cell office:value-type="float" office:value="90">
            <text:p>90</text:p>
          </table:table-cell>
          <table:table-cell office:value-type="float" office:value="1.98">
            <text:p>1.98</text:p>
          </table:table-cell>
          <table:table-cell office:value-type="float" office:value="3">
            <text:p>3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MB 3, KK 22</text:p>
          </table:table-cell>
          <table:table-cell office:value-type="string">
            <text:p>02 55 43.6</text:p>
          </table:table-cell>
          <table:table-cell office:value-type="string">
            <text:p>+58 51 42</text:p>
          </table:table-cell>
          <table:table-cell office:value-type="float" office:value="1.6">
            <text:p>1.6</text:p>
          </table:table-cell>
          <table:table-cell office:value-type="float" office:value="0.31">
            <text:p>0.31</text:p>
          </table:table-cell>
          <table:table-cell office:value-type="float" office:value="19.38">
            <text:p>19.38</text:p>
          </table:table-cell>
          <table:table-cell office:value-type="float" office:value="5.64">
            <text:p>5.6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9">
            <text:p>59</text:p>
          </table:table-cell>
          <table:table-cell office:value-type="float" office:value="280">
            <text:p>28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E154-23</text:p>
          </table:table-cell>
          <table:table-cell office:value-type="string">
            <text:p>02 56 52.1</text:p>
          </table:table-cell>
          <table:table-cell office:value-type="string">
            <text:p>-54 34 23</text:p>
          </table:table-cell>
          <table:table-cell office:value-type="float" office:value="8.2">
            <text:p>8.2</text:p>
          </table:table-cell>
          <table:table-cell office:value-type="float" office:value="0.18">
            <text:p>0.18</text:p>
          </table:table-cell>
          <table:table-cell office:value-type="float" office:value="12.69">
            <text:p>12.69</text:p>
          </table:table-cell>
          <table:table-cell office:value-type="float" office:value="0.07">
            <text:p>0.07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float" office:value="578">
            <text:p>578</text:p>
          </table:table-cell>
          <table:table-cell office:value-type="float" office:value="412">
            <text:p>412</text:p>
          </table:table-cell>
          <table:table-cell office:value-type="float" office:value="124">
            <text:p>124</text:p>
          </table:table-cell>
          <table:table-cell office:value-type="float" office:value="2.15">
            <text:p>2.15</text:p>
          </table:table-cell>
          <table:table-cell office:value-type="float" office:value="5.7">
            <text:p>5.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Dw 1, KK 23 </text:p>
          </table:table-cell>
          <table:table-cell office:value-type="string">
            <text:p>02 56 56.1</text:p>
          </table:table-cell>
          <table:table-cell office:value-type="string">
            <text:p>+58 54 42</text:p>
          </table:table-cell>
          <table:table-cell office:value-type="float" office:value="2">
            <text:p>2</text:p>
          </table:table-cell>
          <table:table-cell office:value-type="float" office:value="0.65">
            <text:p>0.65</text:p>
          </table:table-cell>
          <table:table-cell office:value-type="float" office:value="15.01">
            <text:p>15.01</text:p>
          </table:table-cell>
          <table:table-cell office:value-type="float" office:value="6.34">
            <text:p>6.34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float" office:value="112">
            <text:p>112</text:p>
          </table:table-cell>
          <table:table-cell office:value-type="float" office:value="333">
            <text:p>333</text:p>
          </table:table-cell>
          <table:table-cell office:value-type="float" office:value="187">
            <text:p>187</text:p>
          </table:table-cell>
          <table:table-cell office:value-type="float" office:value="2.31">
            <text:p>2.31</text:p>
          </table:table-cell>
          <table:table-cell office:value-type="float" office:value="2.8">
            <text:p>2.8</text:p>
          </table:table-cell>
          <table:table-cell office:value-type="string">
            <text:p>tf</text:p>
          </table:table-cell>
        </table:table-row>
        <table:table-row table:style-name="ro1">
          <table:table-cell office:value-type="string">
            <text:p>N1156</text:p>
          </table:table-cell>
          <table:table-cell office:value-type="string">
            <text:p>02 59 42.4</text:p>
          </table:table-cell>
          <table:table-cell office:value-type="string">
            <text:p>+25 14 15</text:p>
          </table:table-cell>
          <table:table-cell office:value-type="float" office:value="3.3">
            <text:p>3.3</text:p>
          </table:table-cell>
          <table:table-cell office:value-type="float" office:value="0.85">
            <text:p>0.85</text:p>
          </table:table-cell>
          <table:table-cell office:value-type="float" office:value="12.75">
            <text:p>12.75</text:p>
          </table:table-cell>
          <table:table-cell office:value-type="float" office:value="0.97">
            <text:p>0.97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376">
            <text:p>376</text:p>
          </table:table-cell>
          <table:table-cell office:value-type="float" office:value="510">
            <text:p>510</text:p>
          </table:table-cell>
          <table:table-cell office:value-type="float" office:value="63">
            <text:p>63</text:p>
          </table:table-cell>
          <table:table-cell office:value-type="float" office:value="1.78">
            <text:p>1.78</text:p>
          </table:table-cell>
          <table:table-cell office:value-type="float" office:value="7.8">
            <text:p>7.8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KKH 18</text:p>
          </table:table-cell>
          <table:table-cell office:value-type="string">
            <text:p>03 03 05.9</text:p>
          </table:table-cell>
          <table:table-cell office:value-type="string">
            <text:p>+33 41 40</text:p>
          </table:table-cell>
          <table:table-cell office:value-type="float" office:value="0.7">
            <text:p>0.7</text:p>
          </table:table-cell>
          <table:table-cell office:value-type="float" office:value="0.57">
            <text:p>0.57</text:p>
          </table:table-cell>
          <table:table-cell office:value-type="float" office:value="16.7">
            <text:p>16.7</text:p>
          </table:table-cell>
          <table:table-cell office:value-type="float" office:value="0.86">
            <text:p>0.8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16">
            <text:p>216</text:p>
          </table:table-cell>
          <table:table-cell office:value-type="float" office:value="375">
            <text:p>375</text:p>
          </table:table-cell>
          <table:table-cell office:value-type="float" office:value="34">
            <text:p>34</text:p>
          </table:table-cell>
          <table:table-cell office:value-type="float" office:value="0.48">
            <text:p>0.48</text:p>
          </table:table-cell>
          <table:table-cell office:value-type="float" office:value="4.43">
            <text:p>4.43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1313</text:p>
          </table:table-cell>
          <table:table-cell office:value-type="string">
            <text:p>03 18 15.4</text:p>
          </table:table-cell>
          <table:table-cell office:value-type="string">
            <text:p>-66 29 51</text:p>
          </table:table-cell>
          <table:table-cell office:value-type="float" office:value="9">
            <text:p>9</text:p>
          </table:table-cell>
          <table:table-cell office:value-type="float" office:value="0.8">
            <text:p>0.8</text:p>
          </table:table-cell>
          <table:table-cell office:value-type="float" office:value="9.66">
            <text:p>9.66</text:p>
          </table:table-cell>
          <table:table-cell office:value-type="float" office:value="0.47">
            <text:p>0.47</text:p>
          </table:table-cell>
          <table:table-cell office:value-type="float" office:value="7">
            <text:p>7</text:p>
          </table:table-cell>
          <table:table-cell office:value-type="string">
            <text:p>K</text:p>
          </table:table-cell>
          <table:table-cell office:value-type="float" office:value="475">
            <text:p>475</text:p>
          </table:table-cell>
          <table:table-cell office:value-type="float" office:value="270">
            <text:p>270</text:p>
          </table:table-cell>
          <table:table-cell office:value-type="float" office:value="156">
            <text:p>156</text:p>
          </table:table-cell>
          <table:table-cell office:value-type="float" office:value="2.66">
            <text:p>2.66</text:p>
          </table:table-cell>
          <table:table-cell office:value-type="float" office:value="4.15">
            <text:p>4.15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1311</text:p>
          </table:table-cell>
          <table:table-cell office:value-type="string">
            <text:p>03 20 07.4</text:p>
          </table:table-cell>
          <table:table-cell office:value-type="string">
            <text:p>-52 11 06</text:p>
          </table:table-cell>
          <table:table-cell office:value-type="float" office:value="3.2">
            <text:p>3.2</text:p>
          </table:table-cell>
          <table:table-cell office:value-type="float" office:value="0.25">
            <text:p>0.25</text:p>
          </table:table-cell>
          <table:table-cell office:value-type="float" office:value="13.18">
            <text:p>13.18</text:p>
          </table:table-cell>
          <table:table-cell office:value-type="float" office:value="0.09">
            <text:p>0.09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570">
            <text:p>570</text:p>
          </table:table-cell>
          <table:table-cell office:value-type="float" office:value="398">
            <text:p>398</text:p>
          </table:table-cell>
          <table:table-cell office:value-type="float" office:value="110">
            <text:p>110</text:p>
          </table:table-cell>
          <table:table-cell office:value-type="float" office:value="0.86">
            <text:p>0.86</text:p>
          </table:table-cell>
          <table:table-cell office:value-type="float" office:value="5.5">
            <text:p>5.5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U2684</text:p>
          </table:table-cell>
          <table:table-cell office:value-type="string">
            <text:p>03 20 23.7</text:p>
          </table:table-cell>
          <table:table-cell office:value-type="string">
            <text:p>+17 17 42</text:p>
          </table:table-cell>
          <table:table-cell office:value-type="float" office:value="1.8">
            <text:p>1.8</text:p>
          </table:table-cell>
          <table:table-cell office:value-type="float" office:value="0.5">
            <text:p>0.5</text:p>
          </table:table-cell>
          <table:table-cell office:value-type="float" office:value="16.29">
            <text:p>16.29</text:p>
          </table:table-cell>
          <table:table-cell office:value-type="float" office:value="0.6">
            <text:p>0.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50">
            <text:p>350</text:p>
          </table:table-cell>
          <table:table-cell office:value-type="float" office:value="438">
            <text:p>438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6.5">
            <text:p>6.5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KK 27 </text:p>
          </table:table-cell>
          <table:table-cell office:value-type="string">
            <text:p>03 21 05.7</text:p>
          </table:table-cell>
          <table:table-cell office:value-type="string">
            <text:p>-66 19 22</text:p>
          </table:table-cell>
          <table:table-cell office:value-type="float" office:value="1.2">
            <text:p>1.2</text:p>
          </table:table-cell>
          <table:table-cell office:value-type="float" office:value="0.33">
            <text:p>0.33</text:p>
          </table:table-cell>
          <table:table-cell office:value-type="float" office:value="16.5">
            <text:p>16.5</text:p>
          </table:table-cell>
          <table:table-cell office:value-type="float" office:value="0.33">
            <text:p>0.33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98">
            <text:p>3.98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U2716</text:p>
          </table:table-cell>
          <table:table-cell office:value-type="string">
            <text:p>03 24 07.2</text:p>
          </table:table-cell>
          <table:table-cell office:value-type="string">
            <text:p>+17 45 15</text:p>
          </table:table-cell>
          <table:table-cell office:value-type="float" office:value="1.6">
            <text:p>1.6</text:p>
          </table:table-cell>
          <table:table-cell office:value-type="float" office:value="0.56">
            <text:p>0.56</text:p>
          </table:table-cell>
          <table:table-cell office:value-type="float" office:value="14.64">
            <text:p>14.64</text:p>
          </table:table-cell>
          <table:table-cell office:value-type="float" office:value="0.59">
            <text:p>0.59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float" office:value="381">
            <text:p>381</text:p>
          </table:table-cell>
          <table:table-cell office:value-type="float" office:value="467">
            <text:p>467</text:p>
          </table:table-cell>
          <table:table-cell office:value-type="float" office:value="44">
            <text:p>44</text:p>
          </table:table-cell>
          <table:table-cell office:value-type="float" office:value="0.84">
            <text:p>0.84</text:p>
          </table:table-cell>
          <table:table-cell office:value-type="float" office:value="6.5">
            <text:p>6.5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U2773, KK 28 </text:p>
          </table:table-cell>
          <table:table-cell office:value-type="string">
            <text:p>03 32 07.1</text:p>
          </table:table-cell>
          <table:table-cell office:value-type="string">
            <text:p>+47 47 37</text:p>
          </table:table-cell>
          <table:table-cell office:value-type="float" office:value="1.2">
            <text:p>1.2</text:p>
          </table:table-cell>
          <table:table-cell office:value-type="float" office:value="0.75">
            <text:p>0.75</text:p>
          </table:table-cell>
          <table:table-cell office:value-type="float" office:value="15.04">
            <text:p>15.04</text:p>
          </table:table-cell>
          <table:table-cell office:value-type="float" office:value="2.43">
            <text:p>2.43</text:p>
          </table:table-cell>
          <table:table-cell office:value-type="float" office:value="10">
            <text:p>10</text:p>
          </table:table-cell>
          <table:table-cell office:value-type="string">
            <text:p>B</text:p>
          </table:table-cell>
          <table:table-cell office:value-type="float" office:value="218">
            <text:p>218</text:p>
          </table:table-cell>
          <table:table-cell office:value-type="float" office:value="397">
            <text:p>397</text:p>
          </table:table-cell>
          <table:table-cell office:value-type="float" office:value="79">
            <text:p>79</text:p>
          </table:table-cell>
          <table:table-cell office:value-type="float" office:value="1.42">
            <text:p>1.42</text:p>
          </table:table-cell>
          <table:table-cell office:value-type="float" office:value="5.5">
            <text:p>5.5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I1959 </text:p>
          </table:table-cell>
          <table:table-cell office:value-type="string">
            <text:p>03 33 11.8</text:p>
          </table:table-cell>
          <table:table-cell office:value-type="string">
            <text:p>-50 24 38</text:p>
          </table:table-cell>
          <table:table-cell office:value-type="float" office:value="3">
            <text:p>3</text:p>
          </table:table-cell>
          <table:table-cell office:value-type="float" office:value="0.23">
            <text:p>0.23</text:p>
          </table:table-cell>
          <table:table-cell office:value-type="float" office:value="13.26">
            <text:p>13.26</text:p>
          </table:table-cell>
          <table:table-cell office:value-type="float" office:value="0.05">
            <text:p>0.05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639">
            <text:p>639</text:p>
          </table:table-cell>
          <table:table-cell office:value-type="float" office:value="464">
            <text:p>464</text:p>
          </table:table-cell>
          <table:table-cell office:value-type="float" office:value="130">
            <text:p>130</text:p>
          </table:table-cell>
          <table:table-cell office:value-type="float" office:value="1.13">
            <text:p>1.13</text:p>
          </table:table-cell>
          <table:table-cell office:value-type="float" office:value="6.4">
            <text:p>6.4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K 35 </text:p>
          </table:table-cell>
          <table:table-cell office:value-type="string">
            <text:p>03 45 12.6</text:p>
          </table:table-cell>
          <table:table-cell office:value-type="string">
            <text:p>+67 51 50</text:p>
          </table:table-cell>
          <table:table-cell office:value-type="float" office:value="2.5">
            <text:p>2.5</text:p>
          </table:table-cell>
          <table:table-cell office:value-type="float" office:value="0.68">
            <text:p>0.68</text:p>
          </table:table-cell>
          <table:table-cell office:value-type="float" office:value="15.7">
            <text:p>15.7</text:p>
          </table:table-cell>
          <table:table-cell office:value-type="float" office:value="2.5">
            <text:p>2.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05">
            <text:p>105</text:p>
          </table:table-cell>
          <table:table-cell office:value-type="float" office:value="320">
            <text:p>320</text:p>
          </table:table-cell>
          <table:table-cell office:value-type="float" office:value="34">
            <text:p>34</text:p>
          </table:table-cell>
          <table:table-cell office:value-type="float" office:value="-0.1">
            <text:p>-0.1</text:p>
          </table:table-cell>
          <table:table-cell office:value-type="float" office:value="3.16">
            <text:p>3.16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I342 </text:p>
          </table:table-cell>
          <table:table-cell office:value-type="string">
            <text:p>03 46 49.7</text:p>
          </table:table-cell>
          <table:table-cell office:value-type="string">
            <text:p>+68 05 45</text:p>
          </table:table-cell>
          <table:table-cell office:value-type="float" office:value="21.2">
            <text:p>21.2</text:p>
          </table:table-cell>
          <table:table-cell office:value-type="float" office:value="0.91">
            <text:p>0.91</text:p>
          </table:table-cell>
          <table:table-cell office:value-type="float" office:value="9.37">
            <text:p>9.37</text:p>
          </table:table-cell>
          <table:table-cell office:value-type="float" office:value="2.41">
            <text:p>2.41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float" office:value="31">
            <text:p>31</text:p>
          </table:table-cell>
          <table:table-cell office:value-type="float" office:value="245">
            <text:p>245</text:p>
          </table:table-cell>
          <table:table-cell office:value-type="float" office:value="151">
            <text:p>151</text:p>
          </table:table-cell>
          <table:table-cell office:value-type="float" office:value="3.69">
            <text:p>3.69</text:p>
          </table:table-cell>
          <table:table-cell office:value-type="float" office:value="3.28">
            <text:p>3.28</text:p>
          </table:table-cell>
          <table:table-cell office:value-type="string">
            <text:p>cep</text:p>
          </table:table-cell>
        </table:table-row>
        <table:table-row table:style-name="ro1">
          <table:table-cell office:value-type="string">
            <text:p>U2905</text:p>
          </table:table-cell>
          <table:table-cell office:value-type="string">
            <text:p>03 57 00.6</text:p>
          </table:table-cell>
          <table:table-cell office:value-type="string">
            <text:p>+16 31 28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5.76">
            <text:p>15.76</text:p>
          </table:table-cell>
          <table:table-cell office:value-type="float" office:value="1.35">
            <text:p>1.3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92">
            <text:p>292</text:p>
          </table:table-cell>
          <table:table-cell office:value-type="float" office:value="344">
            <text:p>344</text:p>
          </table:table-cell>
          <table:table-cell office:value-type="float" office:value="48">
            <text:p>48</text:p>
          </table:table-cell>
          <table:table-cell office:value-type="float" office:value="0.36">
            <text:p>0.36</text:p>
          </table:table-cell>
          <table:table-cell office:value-type="float" office:value="5.8">
            <text:p>5.8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UA 86 </text:p>
          </table:table-cell>
          <table:table-cell office:value-type="string">
            <text:p>03 59 49.5</text:p>
          </table:table-cell>
          <table:table-cell office:value-type="string">
            <text:p>+67 07 31</text:p>
          </table:table-cell>
          <table:table-cell office:value-type="float" office:value="4.5">
            <text:p>4.5</text:p>
          </table:table-cell>
          <table:table-cell office:value-type="float" office:value="0.69">
            <text:p>0.69</text:p>
          </table:table-cell>
          <table:table-cell office:value-type="float" office:value="13.5">
            <text:p>13.5</text:p>
          </table:table-cell>
          <table:table-cell office:value-type="float" office:value="4.06">
            <text:p>4.0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67">
            <text:p>67</text:p>
          </table:table-cell>
          <table:table-cell office:value-type="float" office:value="275">
            <text:p>275</text:p>
          </table:table-cell>
          <table:table-cell office:value-type="float" office:value="83">
            <text:p>83</text:p>
          </table:table-cell>
          <table:table-cell office:value-type="float" office:value="2.48">
            <text:p>2.48</text:p>
          </table:table-cell>
          <table:table-cell office:value-type="float" office:value="2.65">
            <text:p>2.65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I2038 </text:p>
          </table:table-cell>
          <table:table-cell office:value-type="string">
            <text:p>04 08 54.1</text:p>
          </table:table-cell>
          <table:table-cell office:value-type="string">
            <text:p>-55 59 32</text:p>
          </table:table-cell>
          <table:table-cell office:value-type="float" office:value="1.7">
            <text:p>1.7</text:p>
          </table:table-cell>
          <table:table-cell office:value-type="float" office:value="0.24">
            <text:p>0.24</text:p>
          </table:table-cell>
          <table:table-cell office:value-type="float" office:value="14.98">
            <text:p>14.98</text:p>
          </table:table-cell>
          <table:table-cell office:value-type="float" office:value="0.05">
            <text:p>0.05</text:p>
          </table:table-cell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float" office:value="712">
            <text:p>712</text:p>
          </table:table-cell>
          <table:table-cell office:value-type="float" office:value="505">
            <text:p>505</text:p>
          </table:table-cell>
          <table:table-cell office:value-type="float" office:value="110">
            <text:p>110</text:p>
          </table:table-cell>
          <table:table-cell office:value-type="float" office:value="1.38">
            <text:p>1.38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Cam A, KK 41 </text:p>
          </table:table-cell>
          <table:table-cell office:value-type="string">
            <text:p>04 25 15.6</text:p>
          </table:table-cell>
          <table:table-cell office:value-type="string">
            <text:p>+72 48 21</text:p>
          </table:table-cell>
          <table:table-cell office:value-type="float" office:value="3.7">
            <text:p>3.7</text:p>
          </table:table-cell>
          <table:table-cell office:value-type="float" office:value="0.57">
            <text:p>0.57</text:p>
          </table:table-cell>
          <table:table-cell office:value-type="float" office:value="14.84">
            <text:p>14.84</text:p>
          </table:table-cell>
          <table:table-cell office:value-type="float" office:value="0.93">
            <text:p>0.9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-47">
            <text:p>-47</text:p>
          </table:table-cell>
          <table:table-cell office:value-type="float" office:value="164">
            <text:p>164</text:p>
          </table:table-cell>
          <table:table-cell office:value-type="float" office:value="44">
            <text:p>44</text:p>
          </table:table-cell>
          <table:table-cell office:value-type="float" office:value="1.66">
            <text:p>1.66</text:p>
          </table:table-cell>
          <table:table-cell office:value-type="float" office:value="3.93">
            <text:p>3.93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1569</text:p>
          </table:table-cell>
          <table:table-cell office:value-type="string">
            <text:p>04 30 49.1</text:p>
          </table:table-cell>
          <table:table-cell office:value-type="string">
            <text:p>+64 50 53</text:p>
          </table:table-cell>
          <table:table-cell office:value-type="float" office:value="3.6">
            <text:p>3.6</text:p>
          </table:table-cell>
          <table:table-cell office:value-type="float" office:value="0.51">
            <text:p>0.51</text:p>
          </table:table-cell>
          <table:table-cell office:value-type="float" office:value="11.3">
            <text:p>11.3</text:p>
          </table:table-cell>
          <table:table-cell office:value-type="float" office:value="3.02">
            <text:p>3.02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-104">
            <text:p>-104</text:p>
          </table:table-cell>
          <table:table-cell office:value-type="float" office:value="88">
            <text:p>88</text:p>
          </table:table-cell>
          <table:table-cell office:value-type="float" office:value="74">
            <text:p>74</text:p>
          </table:table-cell>
          <table:table-cell office:value-type="float" office:value="1.87">
            <text:p>1.87</text:p>
          </table:table-cell>
          <table:table-cell office:value-type="float" office:value="1.95">
            <text:p>1.95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UA 92 </text:p>
          </table:table-cell>
          <table:table-cell office:value-type="string">
            <text:p>04 32 00.3</text:p>
          </table:table-cell>
          <table:table-cell office:value-type="string">
            <text:p>+63 36 5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5.22">
            <text:p>15.22</text:p>
          </table:table-cell>
          <table:table-cell office:value-type="float" office:value="3.42">
            <text:p>3.42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-99">
            <text:p>-99</text:p>
          </table:table-cell>
          <table:table-cell office:value-type="float" office:value="89">
            <text:p>89</text:p>
          </table:table-cell>
          <table:table-cell office:value-type="float" office:value="77">
            <text:p>77</text:p>
          </table:table-cell>
          <table:table-cell office:value-type="float" office:value="2.02">
            <text:p>2.02</text:p>
          </table:table-cell>
          <table:table-cell office:value-type="float" office:value="1.8">
            <text:p>1.8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N1560</text:p>
          </table:table-cell>
          <table:table-cell office:value-type="string">
            <text:p>04 32 49.9</text:p>
          </table:table-cell>
          <table:table-cell office:value-type="string">
            <text:p>+71 52 52</text:p>
          </table:table-cell>
          <table:table-cell office:value-type="float" office:value="9.8">
            <text:p>9.8</text:p>
          </table:table-cell>
          <table:table-cell office:value-type="float" office:value="0.15">
            <text:p>0.15</text:p>
          </table:table-cell>
          <table:table-cell office:value-type="float" office:value="11.9">
            <text:p>11.9</text:p>
          </table:table-cell>
          <table:table-cell office:value-type="float" office:value="0.81">
            <text:p>0.81</text:p>
          </table:table-cell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float" office:value="-36">
            <text:p>-36</text:p>
          </table:table-cell>
          <table:table-cell office:value-type="float" office:value="171">
            <text:p>171</text:p>
          </table:table-cell>
          <table:table-cell office:value-type="float" office:value="125">
            <text:p>125</text:p>
          </table:table-cell>
          <table:table-cell office:value-type="float" office:value="2.65">
            <text:p>2.65</text:p>
          </table:table-cell>
          <table:table-cell office:value-type="float" office:value="3.45">
            <text:p>3.45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Cam B, KK 44</text:p>
          </table:table-cell>
          <table:table-cell office:value-type="string">
            <text:p>04 53 06.9</text:p>
          </table:table-cell>
          <table:table-cell office:value-type="string">
            <text:p>+67 05 57</text:p>
          </table:table-cell>
          <table:table-cell office:value-type="float" office:value="2.2">
            <text:p>2.2</text:p>
          </table:table-cell>
          <table:table-cell office:value-type="float" office:value="0.5">
            <text:p>0.5</text:p>
          </table:table-cell>
          <table:table-cell office:value-type="float" office:value="16.71">
            <text:p>16.71</text:p>
          </table:table-cell>
          <table:table-cell office:value-type="float" office:value="0.94">
            <text:p>0.9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77">
            <text:p>77</text:p>
          </table:table-cell>
          <table:table-cell office:value-type="float" office:value="266">
            <text:p>266</text:p>
          </table:table-cell>
          <table:table-cell office:value-type="float" office:value="20">
            <text:p>20</text:p>
          </table:table-cell>
          <table:table-cell office:value-type="float" office:value="0.7">
            <text:p>0.7</text:p>
          </table:table-cell>
          <table:table-cell office:value-type="float" office:value="3.34">
            <text:p>3.34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1705</text:p>
          </table:table-cell>
          <table:table-cell office:value-type="string">
            <text:p>04 54 13.7</text:p>
          </table:table-cell>
          <table:table-cell office:value-type="string">
            <text:p>-53 21 41</text:p>
          </table:table-cell>
          <table:table-cell office:value-type="float" office:value="1.9">
            <text:p>1.9</text:p>
          </table:table-cell>
          <table:table-cell office:value-type="float" office:value="0.74">
            <text:p>0.74</text:p>
          </table:table-cell>
          <table:table-cell office:value-type="float" office:value="12.76">
            <text:p>12.76</text:p>
          </table:table-cell>
          <table:table-cell office:value-type="float" office:value="0.03">
            <text:p>0.03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627">
            <text:p>627</text:p>
          </table:table-cell>
          <table:table-cell office:value-type="float" office:value="400">
            <text:p>400</text:p>
          </table:table-cell>
          <table:table-cell office:value-type="float" office:value="94">
            <text:p>94</text:p>
          </table:table-cell>
          <table:table-cell office:value-type="float" office:value="0.9">
            <text:p>0.9</text:p>
          </table:table-cell>
          <table:table-cell office:value-type="float" office:value="5.1">
            <text:p>5.1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UA 105 </text:p>
          </table:table-cell>
          <table:table-cell office:value-type="string">
            <text:p>05 14 15.1</text:p>
          </table:table-cell>
          <table:table-cell office:value-type="string">
            <text:p>+62 34 51</text:p>
          </table:table-cell>
          <table:table-cell office:value-type="float" office:value="5.5">
            <text:p>5.5</text:p>
          </table:table-cell>
          <table:table-cell office:value-type="float" office:value="0.64">
            <text:p>0.64</text:p>
          </table:table-cell>
          <table:table-cell office:value-type="float" office:value="12.14">
            <text:p>12.14</text:p>
          </table:table-cell>
          <table:table-cell office:value-type="float" office:value="1.35">
            <text:p>1.35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111">
            <text:p>111</text:p>
          </table:table-cell>
          <table:table-cell office:value-type="float" office:value="279">
            <text:p>279</text:p>
          </table:table-cell>
          <table:table-cell office:value-type="float" office:value="118">
            <text:p>118</text:p>
          </table:table-cell>
          <table:table-cell office:value-type="float" office:value="2.14">
            <text:p>2.14</text:p>
          </table:table-cell>
          <table:table-cell office:value-type="float" office:value="3.15">
            <text:p>3.15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LMC </text:p>
          </table:table-cell>
          <table:table-cell office:value-type="string">
            <text:p>05 23 34.6</text:p>
          </table:table-cell>
          <table:table-cell office:value-type="string">
            <text:p>-69 45 22</text:p>
          </table:table-cell>
          <table:table-cell office:value-type="float" office:value="646">
            <text:p>646</text:p>
          </table:table-cell>
          <table:table-cell office:value-type="float" office:value="0.85">
            <text:p>0.85</text:p>
          </table:table-cell>
          <table:table-cell office:value-type="float" office:value="0.9">
            <text:p>0.9</text:p>
          </table:table-cell>
          <table:table-cell office:value-type="float" office:value="0.32">
            <text:p>0.32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278">
            <text:p>278</text:p>
          </table:table-cell>
          <table:table-cell office:value-type="float" office:value="28">
            <text:p>28</text:p>
          </table:table-cell>
          <table:table-cell office:value-type="float" office:value="65">
            <text:p>65</text:p>
          </table:table-cell>
          <table:table-cell office:value-type="float" office:value="6">
            <text:p>6</text:p>
          </table:table-cell>
          <table:table-cell office:value-type="float" office:value="0.05">
            <text:p>0.05</text:p>
          </table:table-cell>
          <table:table-cell office:value-type="string">
            <text:p>cep</text:p>
          </table:table-cell>
        </table:table-row>
        <table:table-row table:style-name="ro1">
          <table:table-cell office:value-type="string">
            <text:p>U3303</text:p>
          </table:table-cell>
          <table:table-cell office:value-type="string">
            <text:p>05 24 59.5</text:p>
          </table:table-cell>
          <table:table-cell office:value-type="string">
            <text:p>+04 30 18</text:p>
          </table:table-cell>
          <table:table-cell office:value-type="float" office:value="3.6">
            <text:p>3.6</text:p>
          </table:table-cell>
          <table:table-cell office:value-type="float" office:value="0.78">
            <text:p>0.78</text:p>
          </table:table-cell>
          <table:table-cell office:value-type="float" office:value="13.95">
            <text:p>13.95</text:p>
          </table:table-cell>
          <table:table-cell office:value-type="float" office:value="0.56">
            <text:p>0.56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float" office:value="521">
            <text:p>521</text:p>
          </table:table-cell>
          <table:table-cell office:value-type="float" office:value="446">
            <text:p>446</text:p>
          </table:table-cell>
          <table:table-cell office:value-type="float" office:value="163">
            <text:p>163</text:p>
          </table:table-cell>
          <table:table-cell office:value-type="float" office:value="1.47">
            <text:p>1.47</text:p>
          </table:table-cell>
          <table:table-cell office:value-type="float" office:value="7.2">
            <text:p>7.2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KK 49 </text:p>
          </table:table-cell>
          <table:table-cell office:value-type="string">
            <text:p>05 41 41.5</text:p>
          </table:table-cell>
          <table:table-cell office:value-type="string">
            <text:p>+06 40 54</text:p>
          </table:table-cell>
          <table:table-cell office:value-type="float" office:value="0.7">
            <text:p>0.7</text:p>
          </table:table-cell>
          <table:table-cell office:value-type="float" office:value="0.71">
            <text:p>0.71</text:p>
          </table:table-cell>
          <table:table-cell office:value-type="float" office:value="16.1">
            <text:p>16.1</text:p>
          </table:table-cell>
          <table:table-cell office:value-type="float" office:value="2.46">
            <text:p>2.4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455">
            <text:p>455</text:p>
          </table:table-cell>
          <table:table-cell office:value-type="float" office:value="376">
            <text:p>376</text:p>
          </table:table-cell>
          <table:table-cell office:value-type="float" office:value="55">
            <text:p>55</text:p>
          </table:table-cell>
          <table:table-cell office:value-type="float" office:value="0.95">
            <text:p>0.95</text:p>
          </table:table-cell>
          <table:table-cell office:value-type="float" office:value="5.2">
            <text:p>5.2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Orion </text:p>
          </table:table-cell>
          <table:table-cell office:value-type="string">
            <text:p>05 45 02.0</text:p>
          </table:table-cell>
          <table:table-cell office:value-type="string">
            <text:p>+05 04 06</text:p>
          </table:table-cell>
          <table:table-cell office:value-type="float" office:value="2">
            <text:p>2</text:p>
          </table:table-cell>
          <table:table-cell office:value-type="float" office:value="0.48">
            <text:p>0.48</text:p>
          </table:table-cell>
          <table:table-cell office:value-type="float" office:value="15.4">
            <text:p>15.4</text:p>
          </table:table-cell>
          <table:table-cell office:value-type="float" office:value="3.16">
            <text:p>3.16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float" office:value="365">
            <text:p>365</text:p>
          </table:table-cell>
          <table:table-cell office:value-type="float" office:value="276">
            <text:p>276</text:p>
          </table:table-cell>
          <table:table-cell office:value-type="float" office:value="159">
            <text:p>159</text:p>
          </table:table-cell>
          <table:table-cell office:value-type="float" office:value="1.89">
            <text:p>1.89</text:p>
          </table:table-cell>
          <table:table-cell office:value-type="float" office:value="6.4">
            <text:p>6.4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A0554+07 </text:p>
          </table:table-cell>
          <table:table-cell office:value-type="string">
            <text:p>05 57 36.7</text:p>
          </table:table-cell>
          <table:table-cell office:value-type="string">
            <text:p>+07 29 31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18.4">
            <text:p>18.4</text:p>
          </table:table-cell>
          <table:table-cell office:value-type="float" office:value="2.55">
            <text:p>2.5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428">
            <text:p>428</text:p>
          </table:table-cell>
          <table:table-cell office:value-type="float" office:value="340">
            <text:p>340</text:p>
          </table:table-cell>
          <table:table-cell office:value-type="float" office:value="50">
            <text:p>50</text:p>
          </table:table-cell>
          <table:table-cell office:value-type="float" office:value="0.45">
            <text:p>0.45</text:p>
          </table:table-cell>
          <table:table-cell office:value-type="float" office:value="5.5">
            <text:p>5.5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KKH 34, Mai 13 </text:p>
          </table:table-cell>
          <table:table-cell office:value-type="string">
            <text:p>05 59 41.2</text:p>
          </table:table-cell>
          <table:table-cell office:value-type="string">
            <text:p>+73 25 39</text:p>
          </table:table-cell>
          <table:table-cell office:value-type="float" office:value="0.9">
            <text:p>0.9</text:p>
          </table:table-cell>
          <table:table-cell office:value-type="float" office:value="0.56">
            <text:p>0.56</text:p>
          </table:table-cell>
          <table:table-cell office:value-type="float" office:value="17.1">
            <text:p>17.1</text:p>
          </table:table-cell>
          <table:table-cell office:value-type="float" office:value="1.08">
            <text:p>1.08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10">
            <text:p>110</text:p>
          </table:table-cell>
          <table:table-cell office:value-type="float" office:value="299">
            <text:p>299</text:p>
          </table:table-cell>
          <table:table-cell office:value-type="float" office:value="24">
            <text:p>24</text:p>
          </table:table-cell>
          <table:table-cell office:value-type="float" office:value="0.38">
            <text:p>0.38</text:p>
          </table:table-cell>
          <table:table-cell office:value-type="float" office:value="4.61">
            <text:p>4.61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E364-29, KKs 18</text:p>
          </table:table-cell>
          <table:table-cell office:value-type="string">
            <text:p>06 05 45.4</text:p>
          </table:table-cell>
          <table:table-cell office:value-type="string">
            <text:p>-33 04 54</text:p>
          </table:table-cell>
          <table:table-cell office:value-type="float" office:value="3.5">
            <text:p>3.5</text:p>
          </table:table-cell>
          <table:table-cell office:value-type="float" office:value="0.71">
            <text:p>0.71</text:p>
          </table:table-cell>
          <table:table-cell office:value-type="float" office:value="13.58">
            <text:p>13.58</text:p>
          </table:table-cell>
          <table:table-cell office:value-type="float" office:value="0.19">
            <text:p>0.19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787">
            <text:p>787</text:p>
          </table:table-cell>
          <table:table-cell office:value-type="float" office:value="555">
            <text:p>555</text:p>
          </table:table-cell>
          <table:table-cell office:value-type="float" office:value="65">
            <text:p>65</text:p>
          </table:table-cell>
          <table:table-cell office:value-type="float" office:value="1.2">
            <text:p>1.2</text:p>
          </table:table-cell>
          <table:table-cell office:value-type="float" office:value="7.7">
            <text:p>7.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E121-20, KKs 19</text:p>
          </table:table-cell>
          <table:table-cell office:value-type="string">
            <text:p>06 15 54.5</text:p>
          </table:table-cell>
          <table:table-cell office:value-type="string">
            <text:p>-57 43 35</text:p>
          </table:table-cell>
          <table:table-cell office:value-type="float" office:value="1.4">
            <text:p>1.4</text:p>
          </table:table-cell>
          <table:table-cell office:value-type="float" office:value="0.71">
            <text:p>0.71</text:p>
          </table:table-cell>
          <table:table-cell office:value-type="float" office:value="15.85">
            <text:p>15.85</text:p>
          </table:table-cell>
          <table:table-cell office:value-type="float" office:value="0.17">
            <text:p>0.17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77">
            <text:p>577</text:p>
          </table:table-cell>
          <table:table-cell office:value-type="float" office:value="309">
            <text:p>309</text:p>
          </table:table-cell>
          <table:table-cell office:value-type="float" office:value="65">
            <text:p>65</text:p>
          </table:table-cell>
          <table:table-cell office:value-type="float" office:value="1.15">
            <text:p>1.15</text:p>
          </table:table-cell>
          <table:table-cell office:value-type="float" office:value="4.3">
            <text:p>4.3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E489-56, KK 54</text:p>
          </table:table-cell>
          <table:table-cell office:value-type="string">
            <text:p>06 26 17.0</text:p>
          </table:table-cell>
          <table:table-cell office:value-type="string">
            <text:p>-26 15 56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15.7">
            <text:p>15.7</text:p>
          </table:table-cell>
          <table:table-cell office:value-type="float" office:value="0.28">
            <text:p>0.28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492">
            <text:p>492</text:p>
          </table:table-cell>
          <table:table-cell office:value-type="float" office:value="263">
            <text:p>263</text:p>
          </table:table-cell>
          <table:table-cell office:value-type="float" office:value="24">
            <text:p>24</text:p>
          </table:table-cell>
          <table:table-cell office:value-type="float" office:value="0.32">
            <text:p>0.32</text:p>
          </table:table-cell>
          <table:table-cell office:value-type="float" office:value="4.99">
            <text:p>4.99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U3476</text:p>
          </table:table-cell>
          <table:table-cell office:value-type="string">
            <text:p>06 30 29.2</text:p>
          </table:table-cell>
          <table:table-cell office:value-type="string">
            <text:p>+33 18 07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15.98">
            <text:p>15.98</text:p>
          </table:table-cell>
          <table:table-cell office:value-type="float" office:value="1.02">
            <text:p>1.02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469">
            <text:p>469</text:p>
          </table:table-cell>
          <table:table-cell office:value-type="float" office:value="477">
            <text:p>477</text:p>
          </table:table-cell>
          <table:table-cell office:value-type="float" office:value="83">
            <text:p>83</text:p>
          </table:table-cell>
          <table:table-cell office:value-type="float" office:value="1.09">
            <text:p>1.09</text:p>
          </table:table-cell>
          <table:table-cell office:value-type="float" office:value="7">
            <text:p>7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E490-17</text:p>
          </table:table-cell>
          <table:table-cell office:value-type="string">
            <text:p>06 37 56.6</text:p>
          </table:table-cell>
          <table:table-cell office:value-type="string">
            <text:p>-25 59 59</text:p>
          </table:table-cell>
          <table:table-cell office:value-type="float" office:value="1.7">
            <text:p>1.7</text:p>
          </table:table-cell>
          <table:table-cell office:value-type="float" office:value="0.76">
            <text:p>0.76</text:p>
          </table:table-cell>
          <table:table-cell office:value-type="float" office:value="14.01">
            <text:p>14.01</text:p>
          </table:table-cell>
          <table:table-cell office:value-type="float" office:value="0.34">
            <text:p>0.3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04">
            <text:p>504</text:p>
          </table:table-cell>
          <table:table-cell office:value-type="float" office:value="268">
            <text:p>268</text:p>
          </table:table-cell>
          <table:table-cell office:value-type="float" office:value="41">
            <text:p>41</text:p>
          </table:table-cell>
          <table:table-cell office:value-type="float" office:value="0.81">
            <text:p>0.81</text:p>
          </table:table-cell>
          <table:table-cell office:value-type="float" office:value="4.23">
            <text:p>4.23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K 55 </text:p>
          </table:table-cell>
          <table:table-cell office:value-type="string">
            <text:p>06 39 32.9</text:p>
          </table:table-cell>
          <table:table-cell office:value-type="string">
            <text:p>-40 43 13</text:p>
          </table:table-cell>
          <table:table-cell office:value-type="float" office:value="0.7">
            <text:p>0.7</text:p>
          </table:table-cell>
          <table:table-cell office:value-type="float" office:value="0.64">
            <text:p>0.64</text:p>
          </table:table-cell>
          <table:table-cell office:value-type="float" office:value="16.05">
            <text:p>16.05</text:p>
          </table:table-cell>
          <table:table-cell office:value-type="float" office:value="0.33">
            <text:p>0.3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821">
            <text:p>821</text:p>
          </table:table-cell>
          <table:table-cell office:value-type="float" office:value="556">
            <text:p>556</text:p>
          </table:table-cell>
          <table:table-cell office:value-type="float" office:value="51">
            <text:p>51</text:p>
          </table:table-cell>
          <table:table-cell office:value-type="float" office:value="0.1">
            <text:p>0.1</text:p>
          </table:table-cell>
          <table:table-cell office:value-type="float" office:value="7.7">
            <text:p>7.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Carina </text:p>
          </table:table-cell>
          <table:table-cell office:value-type="string">
            <text:p>06 41 36.7</text:p>
          </table:table-cell>
          <table:table-cell office:value-type="string">
            <text:p>-50 57 58</text:p>
          </table:table-cell>
          <table:table-cell office:value-type="float" office:value="24.3">
            <text:p>24.3</text:p>
          </table:table-cell>
          <table:table-cell office:value-type="float" office:value="0.67">
            <text:p>0.67</text:p>
          </table:table-cell>
          <table:table-cell office:value-type="float" office:value="11.3">
            <text:p>11.3</text:p>
          </table:table-cell>
          <table:table-cell office:value-type="float" office:value="0.27">
            <text:p>0.27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float" office:value="223">
            <text:p>223</text:p>
          </table:table-cell>
          <table:table-cell office:value-type="float" office:value="-53">
            <text:p>-53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0.1">
            <text:p>0.1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KSG 9 </text:p>
          </table:table-cell>
          <table:table-cell office:value-type="string">
            <text:p>06 46 56.9</text:p>
          </table:table-cell>
          <table:table-cell office:value-type="string">
            <text:p>-17 56 29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17.2">
            <text:p>17.2</text:p>
          </table:table-cell>
          <table:table-cell office:value-type="float" office:value="1.91">
            <text:p>1.91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696">
            <text:p>696</text:p>
          </table:table-cell>
          <table:table-cell office:value-type="float" office:value="477">
            <text:p>477</text:p>
          </table:table-cell>
          <table:table-cell office:value-type="float" office:value="187">
            <text:p>187</text:p>
          </table:table-cell>
          <table:table-cell office:value-type="float" office:value="1.41">
            <text:p>1.41</text:p>
          </table:table-cell>
          <table:table-cell office:value-type="float" office:value="6.6">
            <text:p>6.6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KH 37, Mai 16 </text:p>
          </table:table-cell>
          <table:table-cell office:value-type="string">
            <text:p>06 47 45.8</text:p>
          </table:table-cell>
          <table:table-cell office:value-type="string">
            <text:p>+80 07 26</text:p>
          </table:table-cell>
          <table:table-cell office:value-type="float" office:value="1.2">
            <text:p>1.2</text:p>
          </table:table-cell>
          <table:table-cell office:value-type="float" office:value="0.67">
            <text:p>0.67</text:p>
          </table:table-cell>
          <table:table-cell office:value-type="float" office:value="16.4">
            <text:p>16.4</text:p>
          </table:table-cell>
          <table:table-cell office:value-type="float" office:value="0.33">
            <text:p>0.3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04">
            <text:p>204</text:p>
          </table:table-cell>
          <table:table-cell office:value-type="float" office:value="20">
            <text:p>20</text:p>
          </table:table-cell>
          <table:table-cell office:value-type="float" office:value="0.23">
            <text:p>0.23</text:p>
          </table:table-cell>
          <table:table-cell office:value-type="float" office:value="2.8">
            <text:p>2.8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U3600</text:p>
          </table:table-cell>
          <table:table-cell office:value-type="string">
            <text:p>06 55 40.0</text:p>
          </table:table-cell>
          <table:table-cell office:value-type="string">
            <text:p>+39 05 42</text:p>
          </table:table-cell>
          <table:table-cell office:value-type="float" office:value="1.4">
            <text:p>1.4</text:p>
          </table:table-cell>
          <table:table-cell office:value-type="float" office:value="0.36">
            <text:p>0.36</text:p>
          </table:table-cell>
          <table:table-cell office:value-type="float" office:value="16.18">
            <text:p>16.18</text:p>
          </table:table-cell>
          <table:table-cell office:value-type="float" office:value="0.39">
            <text:p>0.39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412">
            <text:p>412</text:p>
          </table:table-cell>
          <table:table-cell office:value-type="float" office:value="435">
            <text:p>435</text:p>
          </table:table-cell>
          <table:table-cell office:value-type="float" office:value="84">
            <text:p>84</text:p>
          </table:table-cell>
          <table:table-cell office:value-type="float" office:value="0.74">
            <text:p>0.74</text:p>
          </table:table-cell>
          <table:table-cell office:value-type="float" office:value="7.3">
            <text:p>7.3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HIZSS 003 </text:p>
          </table:table-cell>
          <table:table-cell office:value-type="string">
            <text:p>07 00 29.3</text:p>
          </table:table-cell>
          <table:table-cell office:value-type="string">
            <text:p>-04 12 3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8">
            <text:p>18</text:p>
          </table:table-cell>
          <table:table-cell office:value-type="float" office:value="4.66">
            <text:p>4.6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80">
            <text:p>280</text:p>
          </table:table-cell>
          <table:table-cell office:value-type="float" office:value="101">
            <text:p>101</text:p>
          </table:table-cell>
          <table:table-cell office:value-type="float" office:value="65">
            <text:p>65</text:p>
          </table:table-cell>
          <table:table-cell office:value-type="float" office:value="1.51">
            <text:p>1.51</text:p>
          </table:table-cell>
          <table:table-cell office:value-type="float" office:value="1.4">
            <text:p>1.4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FG 202 </text:p>
          </table:table-cell>
          <table:table-cell office:value-type="string">
            <text:p>07 05 17.1</text:p>
          </table:table-cell>
          <table:table-cell office:value-type="string">
            <text:p>-58 31 14</text:p>
          </table:table-cell>
          <table:table-cell office:value-type="float" office:value="3.4">
            <text:p>3.4</text:p>
          </table:table-cell>
          <table:table-cell office:value-type="float" office:value="0.47">
            <text:p>0.47</text:p>
          </table:table-cell>
          <table:table-cell office:value-type="float" office:value="14.95">
            <text:p>14.95</text:p>
          </table:table-cell>
          <table:table-cell office:value-type="float" office:value="0.51">
            <text:p>0.5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54">
            <text:p>554</text:p>
          </table:table-cell>
          <table:table-cell office:value-type="float" office:value="269">
            <text:p>269</text:p>
          </table:table-cell>
          <table:table-cell office:value-type="float" office:value="78">
            <text:p>78</text:p>
          </table:table-cell>
          <table:table-cell office:value-type="float" office:value="1.42">
            <text:p>1.42</text:p>
          </table:table-cell>
          <table:table-cell office:value-type="float" office:value="4.9">
            <text:p>4.9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E558-11, KK 57</text:p>
          </table:table-cell>
          <table:table-cell office:value-type="string">
            <text:p>07 06 56.8</text:p>
          </table:table-cell>
          <table:table-cell office:value-type="string">
            <text:p>-22 02 26</text:p>
          </table:table-cell>
          <table:table-cell office:value-type="float" office:value="1.8">
            <text:p>1.8</text:p>
          </table:table-cell>
          <table:table-cell office:value-type="float" office:value="0.56">
            <text:p>0.56</text:p>
          </table:table-cell>
          <table:table-cell office:value-type="float" office:value="14.43">
            <text:p>14.43</text:p>
          </table:table-cell>
          <table:table-cell office:value-type="float" office:value="1.64">
            <text:p>1.64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738">
            <text:p>738</text:p>
          </table:table-cell>
          <table:table-cell office:value-type="float" office:value="496">
            <text:p>496</text:p>
          </table:table-cell>
          <table:table-cell office:value-type="float" office:value="116">
            <text:p>116</text:p>
          </table:table-cell>
          <table:table-cell office:value-type="float" office:value="0.86">
            <text:p>0.86</text:p>
          </table:table-cell>
          <table:table-cell office:value-type="float" office:value="6.9">
            <text:p>6.9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U3698</text:p>
          </table:table-cell>
          <table:table-cell office:value-type="string">
            <text:p>07 09 18.8</text:p>
          </table:table-cell>
          <table:table-cell office:value-type="string">
            <text:p>+44 22 48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5.41">
            <text:p>15.41</text:p>
          </table:table-cell>
          <table:table-cell office:value-type="float" office:value="0.42">
            <text:p>0.42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421">
            <text:p>421</text:p>
          </table:table-cell>
          <table:table-cell office:value-type="float" office:value="464">
            <text:p>464</text:p>
          </table:table-cell>
          <table:table-cell office:value-type="float" office:value="38">
            <text:p>38</text:p>
          </table:table-cell>
          <table:table-cell office:value-type="float" office:value="0.7">
            <text:p>0.7</text:p>
          </table:table-cell>
          <table:table-cell office:value-type="float" office:value="7.2">
            <text:p>7.2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N2337</text:p>
          </table:table-cell>
          <table:table-cell office:value-type="string">
            <text:p>07 10 13.6</text:p>
          </table:table-cell>
          <table:table-cell office:value-type="string">
            <text:p>+44 27 25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3.48">
            <text:p>13.48</text:p>
          </table:table-cell>
          <table:table-cell office:value-type="float" office:value="0.38">
            <text:p>0.38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434">
            <text:p>434</text:p>
          </table:table-cell>
          <table:table-cell office:value-type="float" office:value="477">
            <text:p>477</text:p>
          </table:table-cell>
          <table:table-cell office:value-type="float" office:value="144">
            <text:p>144</text:p>
          </table:table-cell>
          <table:table-cell office:value-type="float" office:value="1.6">
            <text:p>1.6</text:p>
          </table:table-cell>
          <table:table-cell office:value-type="float" office:value="7.9">
            <text:p>7.9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U3755</text:p>
          </table:table-cell>
          <table:table-cell office:value-type="string">
            <text:p>07 13 51.8</text:p>
          </table:table-cell>
          <table:table-cell office:value-type="string">
            <text:p>+10 31 19</text:p>
          </table:table-cell>
          <table:table-cell office:value-type="float" office:value="1.7">
            <text:p>1.7</text:p>
          </table:table-cell>
          <table:table-cell office:value-type="float" office:value="0.59">
            <text:p>0.59</text:p>
          </table:table-cell>
          <table:table-cell office:value-type="float" office:value="14.07">
            <text:p>14.07</text:p>
          </table:table-cell>
          <table:table-cell office:value-type="float" office:value="0.38">
            <text:p>0.38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15">
            <text:p>315</text:p>
          </table:table-cell>
          <table:table-cell office:value-type="float" office:value="190">
            <text:p>190</text:p>
          </table:table-cell>
          <table:table-cell office:value-type="float" office:value="33">
            <text:p>33</text:p>
          </table:table-cell>
          <table:table-cell office:value-type="float" office:value="0.83">
            <text:p>0.83</text:p>
          </table:table-cell>
          <table:table-cell office:value-type="float" office:value="5.22">
            <text:p>5.22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U3817</text:p>
          </table:table-cell>
          <table:table-cell office:value-type="string">
            <text:p>07 22 44.5</text:p>
          </table:table-cell>
          <table:table-cell office:value-type="string">
            <text:p>+45 06 30</text:p>
          </table:table-cell>
          <table:table-cell office:value-type="float" office:value="1.8">
            <text:p>1.8</text:p>
          </table:table-cell>
          <table:table-cell office:value-type="float" office:value="0.5">
            <text:p>0.5</text:p>
          </table:table-cell>
          <table:table-cell office:value-type="float" office:value="15.96">
            <text:p>15.96</text:p>
          </table:table-cell>
          <table:table-cell office:value-type="float" office:value="0.44">
            <text:p>0.4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437">
            <text:p>437</text:p>
          </table:table-cell>
          <table:table-cell office:value-type="float" office:value="478">
            <text:p>478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8.6">
            <text:p>8.6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DDO 43, U3860 </text:p>
          </table:table-cell>
          <table:table-cell office:value-type="string">
            <text:p>07 28 17.2</text:p>
          </table:table-cell>
          <table:table-cell office:value-type="string">
            <text:p>+40 46 13</text:p>
          </table:table-cell>
          <table:table-cell office:value-type="float" office:value="1.3">
            <text:p>1.3</text:p>
          </table:table-cell>
          <table:table-cell office:value-type="float" office:value="0.69">
            <text:p>0.69</text:p>
          </table:table-cell>
          <table:table-cell office:value-type="float" office:value="14.96">
            <text:p>14.96</text:p>
          </table:table-cell>
          <table:table-cell office:value-type="float" office:value="0.25">
            <text:p>0.2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54">
            <text:p>354</text:p>
          </table:table-cell>
          <table:table-cell office:value-type="float" office:value="371">
            <text:p>371</text:p>
          </table:table-cell>
          <table:table-cell office:value-type="float" office:value="35">
            <text:p>35</text:p>
          </table:table-cell>
          <table:table-cell office:value-type="float" office:value="1.06">
            <text:p>1.06</text:p>
          </table:table-cell>
          <table:table-cell office:value-type="float" office:value="7.81">
            <text:p>7.81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2366</text:p>
          </table:table-cell>
          <table:table-cell office:value-type="string">
            <text:p>07 28 52.0</text:p>
          </table:table-cell>
          <table:table-cell office:value-type="string">
            <text:p>+69 12 19</text:p>
          </table:table-cell>
          <table:table-cell office:value-type="float" office:value="7.3">
            <text:p>7.3</text:p>
          </table:table-cell>
          <table:table-cell office:value-type="float" office:value="0.36">
            <text:p>0.36</text:p>
          </table:table-cell>
          <table:table-cell office:value-type="float" office:value="11.68">
            <text:p>11.68</text:p>
          </table:table-cell>
          <table:table-cell office:value-type="float" office:value="0.16">
            <text:p>0.1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99">
            <text:p>99</text:p>
          </table:table-cell>
          <table:table-cell office:value-type="float" office:value="253">
            <text:p>253</text:p>
          </table:table-cell>
          <table:table-cell office:value-type="float" office:value="96">
            <text:p>96</text:p>
          </table:table-cell>
          <table:table-cell office:value-type="float" office:value="2.47">
            <text:p>2.47</text:p>
          </table:table-cell>
          <table:table-cell office:value-type="float" office:value="3.19">
            <text:p>3.19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E059-01</text:p>
          </table:table-cell>
          <table:table-cell office:value-type="string">
            <text:p>07 31 19.3</text:p>
          </table:table-cell>
          <table:table-cell office:value-type="string">
            <text:p>-68 11 10</text:p>
          </table:table-cell>
          <table:table-cell office:value-type="float" office:value="2.1">
            <text:p>2.1</text:p>
          </table:table-cell>
          <table:table-cell office:value-type="float" office:value="0.81">
            <text:p>0.81</text:p>
          </table:table-cell>
          <table:table-cell office:value-type="float" office:value="13.98">
            <text:p>13.98</text:p>
          </table:table-cell>
          <table:table-cell office:value-type="float" office:value="0.63">
            <text:p>0.63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528">
            <text:p>528</text:p>
          </table:table-cell>
          <table:table-cell office:value-type="float" office:value="245">
            <text:p>245</text:p>
          </table:table-cell>
          <table:table-cell office:value-type="float" office:value="110">
            <text:p>110</text:p>
          </table:table-cell>
          <table:table-cell office:value-type="float" office:value="1.13">
            <text:p>1.13</text:p>
          </table:table-cell>
          <table:table-cell office:value-type="float" office:value="3.4">
            <text:p>3.4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DDO 44, KK 61 </text:p>
          </table:table-cell>
          <table:table-cell office:value-type="string">
            <text:p>07 34 11.3</text:p>
          </table:table-cell>
          <table:table-cell office:value-type="string">
            <text:p>+66 53 10</text:p>
          </table:table-cell>
          <table:table-cell office:value-type="float" office:value="3">
            <text:p>3</text:p>
          </table:table-cell>
          <table:table-cell office:value-type="float" office:value="0.67">
            <text:p>0.67</text:p>
          </table:table-cell>
          <table:table-cell office:value-type="float" office:value="15.64">
            <text:p>15.64</text:p>
          </table:table-cell>
          <table:table-cell office:value-type="float" office:value="0.19">
            <text:p>0.19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19">
            <text:p>3.19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2403</text:p>
          </table:table-cell>
          <table:table-cell office:value-type="string">
            <text:p>07 36 54.4</text:p>
          </table:table-cell>
          <table:table-cell office:value-type="string">
            <text:p>+65 35 58</text:p>
          </table:table-cell>
          <table:table-cell office:value-type="float" office:value="21.9">
            <text:p>21.9</text:p>
          </table:table-cell>
          <table:table-cell office:value-type="float" office:value="0.56">
            <text:p>0.56</text:p>
          </table:table-cell>
          <table:table-cell office:value-type="float" office:value="8.82">
            <text:p>8.82</text:p>
          </table:table-cell>
          <table:table-cell office:value-type="float" office:value="0.18">
            <text:p>0.18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float" office:value="131">
            <text:p>131</text:p>
          </table:table-cell>
          <table:table-cell office:value-type="float" office:value="268">
            <text:p>268</text:p>
          </table:table-cell>
          <table:table-cell office:value-type="float" office:value="231">
            <text:p>231</text:p>
          </table:table-cell>
          <table:table-cell office:value-type="float" office:value="3.15">
            <text:p>3.15</text:p>
          </table:table-cell>
          <table:table-cell office:value-type="float" office:value="3.3">
            <text:p>3.3</text:p>
          </table:table-cell>
          <table:table-cell office:value-type="string">
            <text:p>cep</text:p>
          </table:table-cell>
        </table:table-row>
        <table:table-row table:style-name="ro1">
          <table:table-cell office:value-type="string">
            <text:p>DDO 46, U3966 </text:p>
          </table:table-cell>
          <table:table-cell office:value-type="string">
            <text:p>07 41 25.8</text:p>
          </table:table-cell>
          <table:table-cell office:value-type="string">
            <text:p>+40 06 45</text:p>
          </table:table-cell>
          <table:table-cell office:value-type="float" office:value="1.8">
            <text:p>1.8</text:p>
          </table:table-cell>
          <table:table-cell office:value-type="float" office:value="0.94">
            <text:p>0.94</text:p>
          </table:table-cell>
          <table:table-cell office:value-type="float" office:value="14.4">
            <text:p>14.4</text:p>
          </table:table-cell>
          <table:table-cell office:value-type="float" office:value="0.22">
            <text:p>0.22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60">
            <text:p>360</text:p>
          </table:table-cell>
          <table:table-cell office:value-type="float" office:value="369">
            <text:p>369</text:p>
          </table:table-cell>
          <table:table-cell office:value-type="float" office:value="71">
            <text:p>71</text:p>
          </table:table-cell>
          <table:table-cell office:value-type="float" office:value="1.4">
            <text:p>1.4</text:p>
          </table:table-cell>
          <table:table-cell office:value-type="float" office:value="6.8">
            <text:p>6.8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DDO 47, U3974 </text:p>
          </table:table-cell>
          <table:table-cell office:value-type="string">
            <text:p>07 41 55.0</text:p>
          </table:table-cell>
          <table:table-cell office:value-type="string">
            <text:p>+16 48 02</text:p>
          </table:table-cell>
          <table:table-cell office:value-type="float" office:value="3.1">
            <text:p>3.1</text:p>
          </table:table-cell>
          <table:table-cell office:value-type="float" office:value="0.85">
            <text:p>0.85</text:p>
          </table:table-cell>
          <table:table-cell office:value-type="float" office:value="13.62">
            <text:p>13.62</text:p>
          </table:table-cell>
          <table:table-cell office:value-type="float" office:value="0.14">
            <text:p>0.1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70">
            <text:p>270</text:p>
          </table:table-cell>
          <table:table-cell office:value-type="float" office:value="160">
            <text:p>160</text:p>
          </table:table-cell>
          <table:table-cell office:value-type="float" office:value="56">
            <text:p>56</text:p>
          </table:table-cell>
          <table:table-cell office:value-type="float" office:value="1.88">
            <text:p>1.88</text:p>
          </table:table-cell>
          <table:table-cell office:value-type="float" office:value="5.18">
            <text:p>5.18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K 65 </text:p>
          </table:table-cell>
          <table:table-cell office:value-type="string">
            <text:p>07 42 31.2</text:p>
          </table:table-cell>
          <table:table-cell office:value-type="string">
            <text:p>+16 33 40</text:p>
          </table:table-cell>
          <table:table-cell office:value-type="float" office:value="0.9">
            <text:p>0.9</text:p>
          </table:table-cell>
          <table:table-cell office:value-type="float" office:value="0.56">
            <text:p>0.56</text:p>
          </table:table-cell>
          <table:table-cell office:value-type="float" office:value="15.26">
            <text:p>15.26</text:p>
          </table:table-cell>
          <table:table-cell office:value-type="float" office:value="0.14">
            <text:p>0.1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79">
            <text:p>279</text:p>
          </table:table-cell>
          <table:table-cell office:value-type="float" office:value="168">
            <text:p>168</text:p>
          </table:table-cell>
          <table:table-cell office:value-type="float" office:value="37">
            <text:p>37</text:p>
          </table:table-cell>
          <table:table-cell office:value-type="float" office:value="0.42">
            <text:p>0.42</text:p>
          </table:table-cell>
          <table:table-cell office:value-type="float" office:value="4.51">
            <text:p>4.51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U4115</text:p>
          </table:table-cell>
          <table:table-cell office:value-type="string">
            <text:p>07 57 01.8</text:p>
          </table:table-cell>
          <table:table-cell office:value-type="string">
            <text:p>+14 23 27</text:p>
          </table:table-cell>
          <table:table-cell office:value-type="float" office:value="1.8">
            <text:p>1.8</text:p>
          </table:table-cell>
          <table:table-cell office:value-type="float" office:value="0.56">
            <text:p>0.56</text:p>
          </table:table-cell>
          <table:table-cell office:value-type="float" office:value="15.23">
            <text:p>15.23</text:p>
          </table:table-cell>
          <table:table-cell office:value-type="float" office:value="0.12">
            <text:p>0.12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38">
            <text:p>338</text:p>
          </table:table-cell>
          <table:table-cell office:value-type="float" office:value="210">
            <text:p>210</text:p>
          </table:table-cell>
          <table:table-cell office:value-type="float" office:value="83">
            <text:p>83</text:p>
          </table:table-cell>
          <table:table-cell office:value-type="float" office:value="1.32">
            <text:p>1.32</text:p>
          </table:table-cell>
          <table:table-cell office:value-type="float" office:value="5.49">
            <text:p>5.49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2537</text:p>
          </table:table-cell>
          <table:table-cell office:value-type="string">
            <text:p>08 13 14.7</text:p>
          </table:table-cell>
          <table:table-cell office:value-type="string">
            <text:p>+45 59 26</text:p>
          </table:table-cell>
          <table:table-cell office:value-type="float" office:value="1.7">
            <text:p>1.7</text:p>
          </table:table-cell>
          <table:table-cell office:value-type="float" office:value="0.88">
            <text:p>0.88</text:p>
          </table:table-cell>
          <table:table-cell office:value-type="float" office:value="12.82">
            <text:p>12.82</text:p>
          </table:table-cell>
          <table:table-cell office:value-type="float" office:value="0.23">
            <text:p>0.23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447">
            <text:p>447</text:p>
          </table:table-cell>
          <table:table-cell office:value-type="float" office:value="477">
            <text:p>477</text:p>
          </table:table-cell>
          <table:table-cell office:value-type="float" office:value="96">
            <text:p>96</text:p>
          </table:table-cell>
          <table:table-cell office:value-type="float" office:value="0.98">
            <text:p>0.98</text:p>
          </table:table-cell>
          <table:table-cell office:value-type="float" office:value="6.9">
            <text:p>6.9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Ho II, DDO 50 </text:p>
          </table:table-cell>
          <table:table-cell office:value-type="string">
            <text:p>08 19 05.9</text:p>
          </table:table-cell>
          <table:table-cell office:value-type="string">
            <text:p>+70 42 51</text:p>
          </table:table-cell>
          <table:table-cell office:value-type="float" office:value="7.9">
            <text:p>7.9</text:p>
          </table:table-cell>
          <table:table-cell office:value-type="float" office:value="0.86">
            <text:p>0.86</text:p>
          </table:table-cell>
          <table:table-cell office:value-type="float" office:value="11.09">
            <text:p>11.09</text:p>
          </table:table-cell>
          <table:table-cell office:value-type="float" office:value="0.14">
            <text:p>0.1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57">
            <text:p>157</text:p>
          </table:table-cell>
          <table:table-cell office:value-type="float" office:value="311">
            <text:p>311</text:p>
          </table:table-cell>
          <table:table-cell office:value-type="float" office:value="66">
            <text:p>66</text:p>
          </table:table-cell>
          <table:table-cell office:value-type="float" office:value="2.56">
            <text:p>2.56</text:p>
          </table:table-cell>
          <table:table-cell office:value-type="float" office:value="3.39">
            <text:p>3.39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E006-01, KK 68</text:p>
          </table:table-cell>
          <table:table-cell office:value-type="string">
            <text:p>08 19 23.3</text:p>
          </table:table-cell>
          <table:table-cell office:value-type="string">
            <text:p>-85 08 44</text:p>
          </table:table-cell>
          <table:table-cell office:value-type="float" office:value="1.1">
            <text:p>1.1</text:p>
          </table:table-cell>
          <table:table-cell office:value-type="float" office:value="0.91">
            <text:p>0.91</text:p>
          </table:table-cell>
          <table:table-cell office:value-type="float" office:value="15.13">
            <text:p>15.13</text:p>
          </table:table-cell>
          <table:table-cell office:value-type="float" office:value="0.83">
            <text:p>0.83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738">
            <text:p>738</text:p>
          </table:table-cell>
          <table:table-cell office:value-type="float" office:value="489">
            <text:p>489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6.8">
            <text:p>6.8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DG 52</text:p>
          </table:table-cell>
          <table:table-cell office:value-type="string">
            <text:p>08 23 56.0</text:p>
          </table:table-cell>
          <table:table-cell office:value-type="string">
            <text:p>+71 01 46</text:p>
          </table:table-cell>
          <table:table-cell office:value-type="float" office:value="1.3">
            <text:p>1.3</text:p>
          </table:table-cell>
          <table:table-cell office:value-type="float" office:value="0.92">
            <text:p>0.92</text:p>
          </table:table-cell>
          <table:table-cell office:value-type="float" office:value="16.35">
            <text:p>16.35</text:p>
          </table:table-cell>
          <table:table-cell office:value-type="float" office:value="0.09">
            <text:p>0.09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13">
            <text:p>113</text:p>
          </table:table-cell>
          <table:table-cell office:value-type="float" office:value="268">
            <text:p>268</text:p>
          </table:table-cell>
          <table:table-cell office:value-type="float" office:value="22">
            <text:p>22</text:p>
          </table:table-cell>
          <table:table-cell office:value-type="float" office:value="0.65">
            <text:p>0.65</text:p>
          </table:table-cell>
          <table:table-cell office:value-type="float" office:value="3.55">
            <text:p>3.55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DDO 52, U4426 </text:p>
          </table:table-cell>
          <table:table-cell office:value-type="string">
            <text:p>08 28 28.5</text:p>
          </table:table-cell>
          <table:table-cell office:value-type="string">
            <text:p>+41 51 2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5.27">
            <text:p>15.27</text:p>
          </table:table-cell>
          <table:table-cell office:value-type="float" office:value="0.16">
            <text:p>0.1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93">
            <text:p>393</text:p>
          </table:table-cell>
          <table:table-cell office:value-type="float" office:value="398">
            <text:p>398</text:p>
          </table:table-cell>
          <table:table-cell office:value-type="float" office:value="83">
            <text:p>83</text:p>
          </table:table-cell>
          <table:table-cell office:value-type="float" office:value="0.95">
            <text:p>0.95</text:p>
          </table:table-cell>
          <table:table-cell office:value-type="float" office:value="5.7">
            <text:p>5.7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DDO 53</text:p>
          </table:table-cell>
          <table:table-cell office:value-type="string">
            <text:p>08 34 06.5</text:p>
          </table:table-cell>
          <table:table-cell office:value-type="string">
            <text:p>+66 10 45</text:p>
          </table:table-cell>
          <table:table-cell office:value-type="float" office:value="1.6">
            <text:p>1.6</text:p>
          </table:table-cell>
          <table:table-cell office:value-type="float" office:value="0.87">
            <text:p>0.87</text:p>
          </table:table-cell>
          <table:table-cell office:value-type="float" office:value="14.55">
            <text:p>14.55</text:p>
          </table:table-cell>
          <table:table-cell office:value-type="float" office:value="0.16">
            <text:p>0.1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25">
            <text:p>25</text:p>
          </table:table-cell>
          <table:table-cell office:value-type="float" office:value="1.14">
            <text:p>1.14</text:p>
          </table:table-cell>
          <table:table-cell office:value-type="float" office:value="3.56">
            <text:p>3.56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U4483</text:p>
          </table:table-cell>
          <table:table-cell office:value-type="string">
            <text:p>08 37 03.0</text:p>
          </table:table-cell>
          <table:table-cell office:value-type="string">
            <text:p>+69 46 31</text:p>
          </table:table-cell>
          <table:table-cell office:value-type="float" office:value="1.2">
            <text:p>1.2</text:p>
          </table:table-cell>
          <table:table-cell office:value-type="float" office:value="0.58">
            <text:p>0.58</text:p>
          </table:table-cell>
          <table:table-cell office:value-type="float" office:value="14.95">
            <text:p>14.95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56">
            <text:p>156</text:p>
          </table:table-cell>
          <table:table-cell office:value-type="float" office:value="304">
            <text:p>304</text:p>
          </table:table-cell>
          <table:table-cell office:value-type="float" office:value="33">
            <text:p>33</text:p>
          </table:table-cell>
          <table:table-cell office:value-type="float" office:value="1.13">
            <text:p>1.13</text:p>
          </table:table-cell>
          <table:table-cell office:value-type="float" office:value="3.21">
            <text:p>3.21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2683</text:p>
          </table:table-cell>
          <table:table-cell office:value-type="string">
            <text:p>08 52 40.9</text:p>
          </table:table-cell>
          <table:table-cell office:value-type="string">
            <text:p>+33 25 02</text:p>
          </table:table-cell>
          <table:table-cell office:value-type="float" office:value="9.3">
            <text:p>9.3</text:p>
          </table:table-cell>
          <table:table-cell office:value-type="float" office:value="0.24">
            <text:p>0.24</text:p>
          </table:table-cell>
          <table:table-cell office:value-type="float" office:value="10.34">
            <text:p>10.34</text:p>
          </table:table-cell>
          <table:table-cell office:value-type="float" office:value="0.14">
            <text:p>0.14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409">
            <text:p>409</text:p>
          </table:table-cell>
          <table:table-cell office:value-type="float" office:value="363">
            <text:p>363</text:p>
          </table:table-cell>
          <table:table-cell office:value-type="float" office:value="425">
            <text:p>425</text:p>
          </table:table-cell>
          <table:table-cell office:value-type="float" office:value="1.73">
            <text:p>1.73</text:p>
          </table:table-cell>
          <table:table-cell office:value-type="float" office:value="7.73">
            <text:p>7.73</text:p>
          </table:table-cell>
          <table:table-cell office:value-type="string">
            <text:p>sbf</text:p>
          </table:table-cell>
        </table:table-row>
        <table:table-row table:style-name="ro1">
          <table:table-cell office:value-type="string">
            <text:p>KK 69 </text:p>
          </table:table-cell>
          <table:table-cell office:value-type="string">
            <text:p>08 52 50.7</text:p>
          </table:table-cell>
          <table:table-cell office:value-type="string">
            <text:p>+33 47 52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6.8">
            <text:p>16.8</text:p>
          </table:table-cell>
          <table:table-cell office:value-type="float" office:value="0.13">
            <text:p>0.1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463">
            <text:p>463</text:p>
          </table:table-cell>
          <table:table-cell office:value-type="float" office:value="419">
            <text:p>419</text:p>
          </table:table-cell>
          <table:table-cell office:value-type="float" office:value="17">
            <text:p>17</text:p>
          </table:table-cell>
          <table:table-cell office:value-type="float" office:value="0.45">
            <text:p>0.45</text:p>
          </table:table-cell>
          <table:table-cell office:value-type="float" office:value="7.7">
            <text:p>7.7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KK 70 </text:p>
          </table:table-cell>
          <table:table-cell office:value-type="string">
            <text:p>08 55 22.0</text:p>
          </table:table-cell>
          <table:table-cell office:value-type="string">
            <text:p>+33 33 33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17.7">
            <text:p>17.7</text:p>
          </table:table-cell>
          <table:table-cell office:value-type="float" office:value="0.13">
            <text:p>0.13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..</text:p>
          </table:table-cell>
          <table:table-cell office:value-type="float" office:value="7.7">
            <text:p>7.7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D564-08</text:p>
          </table:table-cell>
          <table:table-cell office:value-type="string">
            <text:p>09 02 54.0</text:p>
          </table:table-cell>
          <table:table-cell office:value-type="string">
            <text:p>+20 04 31</text:p>
          </table:table-cell>
          <table:table-cell office:value-type="float" office:value="0.7">
            <text:p>0.7</text:p>
          </table:table-cell>
          <table:table-cell office:value-type="float" office:value="0.71">
            <text:p>0.71</text:p>
          </table:table-cell>
          <table:table-cell office:value-type="float" office:value="16.9">
            <text:p>16.9</text:p>
          </table:table-cell>
          <table:table-cell office:value-type="float" office:value="0.12">
            <text:p>0.12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483">
            <text:p>483</text:p>
          </table:table-cell>
          <table:table-cell office:value-type="float" office:value="365">
            <text:p>365</text:p>
          </table:table-cell>
          <table:table-cell office:value-type="float" office:value="49">
            <text:p>49</text:p>
          </table:table-cell>
          <table:table-cell office:value-type="float" office:value="0.3">
            <text:p>0.3</text:p>
          </table:table-cell>
          <table:table-cell office:value-type="float" office:value="5.1">
            <text:p>5.1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KH 46</text:p>
          </table:table-cell>
          <table:table-cell office:value-type="string">
            <text:p>09 08 36.6</text:p>
          </table:table-cell>
          <table:table-cell office:value-type="string">
            <text:p>+05 17 32</text:p>
          </table:table-cell>
          <table:table-cell office:value-type="float" office:value="0.7">
            <text:p>0.7</text:p>
          </table:table-cell>
          <table:table-cell office:value-type="float" office:value="0.86">
            <text:p>0.86</text:p>
          </table:table-cell>
          <table:table-cell office:value-type="float" office:value="17.05">
            <text:p>17.05</text:p>
          </table:table-cell>
          <table:table-cell office:value-type="float" office:value="0.2">
            <text:p>0.2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98">
            <text:p>598</text:p>
          </table:table-cell>
          <table:table-cell office:value-type="float" office:value="409">
            <text:p>409</text:p>
          </table:table-cell>
          <table:table-cell office:value-type="float" office:value="25">
            <text:p>25</text:p>
          </table:table-cell>
          <table:table-cell office:value-type="float" office:value="0.43">
            <text:p>0.43</text:p>
          </table:table-cell>
          <table:table-cell office:value-type="float" office:value="5.7">
            <text:p>5.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D634-03</text:p>
          </table:table-cell>
          <table:table-cell office:value-type="string">
            <text:p>09 08 53.5</text:p>
          </table:table-cell>
          <table:table-cell office:value-type="string">
            <text:p>+14 34 55</text:p>
          </table:table-cell>
          <table:table-cell office:value-type="float" office:value="0.4">
            <text:p>0.4</text:p>
          </table:table-cell>
          <table:table-cell office:value-type="float" office:value="0.88">
            <text:p>0.88</text:p>
          </table:table-cell>
          <table:table-cell office:value-type="float" office:value="17.5">
            <text:p>17.5</text:p>
          </table:table-cell>
          <table:table-cell office:value-type="float" office:value="0.16">
            <text:p>0.1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19">
            <text:p>319</text:p>
          </table:table-cell>
          <table:table-cell office:value-type="float" office:value="173">
            <text:p>173</text:p>
          </table:table-cell>
          <table:table-cell office:value-type="float" office:value="34">
            <text:p>34</text:p>
          </table:table-cell>
          <table:table-cell office:value-type="string">
            <text:p>...</text:p>
          </table:table-cell>
          <table:table-cell office:value-type="float" office:value="2.4">
            <text:p>2.4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K 71 </text:p>
          </table:table-cell>
          <table:table-cell office:value-type="string">
            <text:p>09 09 10.9</text:p>
          </table:table-cell>
          <table:table-cell office:value-type="string">
            <text:p>-23 22 04</text:p>
          </table:table-cell>
          <table:table-cell office:value-type="float" office:value="0.4">
            <text:p>0.4</text:p>
          </table:table-cell>
          <table:table-cell office:value-type="float" office:value="0.78">
            <text:p>0.78</text:p>
          </table:table-cell>
          <table:table-cell office:value-type="float" office:value="18.7">
            <text:p>18.7</text:p>
          </table:table-cell>
          <table:table-cell office:value-type="float" office:value="0.77">
            <text:p>0.77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..</text:p>
          </table:table-cell>
          <table:table-cell office:value-type="float" office:value="9.8">
            <text:p>9.8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DDO 56, UA 148 </text:p>
          </table:table-cell>
          <table:table-cell office:value-type="string">
            <text:p>09 09 46.6</text:p>
          </table:table-cell>
          <table:table-cell office:value-type="string">
            <text:p>-23 00 33</text:p>
          </table:table-cell>
          <table:table-cell office:value-type="float" office:value="1.3">
            <text:p>1.3</text:p>
          </table:table-cell>
          <table:table-cell office:value-type="float" office:value="0.77">
            <text:p>0.77</text:p>
          </table:table-cell>
          <table:table-cell office:value-type="float" office:value="15.63">
            <text:p>15.63</text:p>
          </table:table-cell>
          <table:table-cell office:value-type="float" office:value="0.72">
            <text:p>0.72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724">
            <text:p>724</text:p>
          </table:table-cell>
          <table:table-cell office:value-type="float" office:value="438">
            <text:p>438</text:p>
          </table:table-cell>
          <table:table-cell office:value-type="float" office:value="76">
            <text:p>76</text:p>
          </table:table-cell>
          <table:table-cell office:value-type="float" office:value="0.49">
            <text:p>0.49</text:p>
          </table:table-cell>
          <table:table-cell office:value-type="float" office:value="9.8">
            <text:p>9.8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KK 72 </text:p>
          </table:table-cell>
          <table:table-cell office:value-type="string">
            <text:p>09 11 42.3</text:p>
          </table:table-cell>
          <table:table-cell office:value-type="string">
            <text:p>-23 58 56</text:p>
          </table:table-cell>
          <table:table-cell office:value-type="float" office:value="0.6">
            <text:p>0.6</text:p>
          </table:table-cell>
          <table:table-cell office:value-type="float" office:value="0.83">
            <text:p>0.83</text:p>
          </table:table-cell>
          <table:table-cell office:value-type="float" office:value="18">
            <text:p>18</text:p>
          </table:table-cell>
          <table:table-cell office:value-type="float" office:value="0.8">
            <text:p>0.8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..</text:p>
          </table:table-cell>
          <table:table-cell office:value-type="float" office:value="9.8">
            <text:p>9.8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N2784 dw 1 </text:p>
          </table:table-cell>
          <table:table-cell office:value-type="string">
            <text:p>09 12 18.5</text:p>
          </table:table-cell>
          <table:table-cell office:value-type="string">
            <text:p>-24 12 40</text:p>
          </table:table-cell>
          <table:table-cell office:value-type="float" office:value="0.9">
            <text:p>0.9</text:p>
          </table:table-cell>
          <table:table-cell office:value-type="float" office:value="0.89">
            <text:p>0.89</text:p>
          </table:table-cell>
          <table:table-cell office:value-type="float" office:value="17.27">
            <text:p>17.27</text:p>
          </table:table-cell>
          <table:table-cell office:value-type="float" office:value="0.89">
            <text:p>0.89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..</text:p>
          </table:table-cell>
          <table:table-cell office:value-type="float" office:value="9.8">
            <text:p>9.8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N2784</text:p>
          </table:table-cell>
          <table:table-cell office:value-type="string">
            <text:p>09 12 19.4</text:p>
          </table:table-cell>
          <table:table-cell office:value-type="string">
            <text:p>-24 10 18</text:p>
          </table:table-cell>
          <table:table-cell office:value-type="float" office:value="5.5">
            <text:p>5.5</text:p>
          </table:table-cell>
          <table:table-cell office:value-type="float" office:value="0.4">
            <text:p>0.4</text:p>
          </table:table-cell>
          <table:table-cell office:value-type="float" office:value="11.17">
            <text:p>11.17</text:p>
          </table:table-cell>
          <table:table-cell office:value-type="float" office:value="0.93">
            <text:p>0.93</text:p>
          </table:table-cell>
          <table:table-cell office:value-type="float" office:value="-2">
            <text:p>-2</text:p>
          </table:table-cell>
          <table:table-cell office:value-type="string">
            <text:p>K</text:p>
          </table:table-cell>
          <table:table-cell office:value-type="float" office:value="691">
            <text:p>691</text:p>
          </table:table-cell>
          <table:table-cell office:value-type="float" office:value="402">
            <text:p>402</text:p>
          </table:table-cell>
          <table:table-cell office:value-type="string">
            <text:p>.. .</text:p>
          </table:table-cell>
          <table:table-cell office:value-type="string">
            <text:p>...</text:p>
          </table:table-cell>
          <table:table-cell office:value-type="float" office:value="9.82">
            <text:p>9.82</text:p>
          </table:table-cell>
          <table:table-cell office:value-type="string">
            <text:p>sbf</text:p>
          </table:table-cell>
        </table:table-row>
        <table:table-row table:style-name="ro1">
          <table:table-cell office:value-type="string">
            <text:p>KK 73 </text:p>
          </table:table-cell>
          <table:table-cell office:value-type="string">
            <text:p>09 12 29.3</text:p>
          </table:table-cell>
          <table:table-cell office:value-type="string">
            <text:p>-24 14 28</text:p>
          </table:table-cell>
          <table:table-cell office:value-type="float" office:value="0.8">
            <text:p>0.8</text:p>
          </table:table-cell>
          <table:table-cell office:value-type="float" office:value="0.62">
            <text:p>0.62</text:p>
          </table:table-cell>
          <table:table-cell office:value-type="float" office:value="16.35">
            <text:p>16.35</text:p>
          </table:table-cell>
          <table:table-cell office:value-type="float" office:value="0.85">
            <text:p>0.85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..</text:p>
          </table:table-cell>
          <table:table-cell office:value-type="float" office:value="9.8">
            <text:p>9.8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E564-30, UA 153</text:p>
          </table:table-cell>
          <table:table-cell office:value-type="string">
            <text:p>09 13 12.1</text:p>
          </table:table-cell>
          <table:table-cell office:value-type="string">
            <text:p>-19 24 31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5.4">
            <text:p>15.4</text:p>
          </table:table-cell>
          <table:table-cell office:value-type="float" office:value="0.38">
            <text:p>0.38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765">
            <text:p>765</text:p>
          </table:table-cell>
          <table:table-cell office:value-type="float" office:value="488">
            <text:p>488</text:p>
          </table:table-cell>
          <table:table-cell office:value-type="float" office:value="125">
            <text:p>125</text:p>
          </table:table-cell>
          <table:table-cell office:value-type="float" office:value="1.66">
            <text:p>1.66</text:p>
          </table:table-cell>
          <table:table-cell office:value-type="float" office:value="6.8">
            <text:p>6.8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N2787</text:p>
          </table:table-cell>
          <table:table-cell office:value-type="string">
            <text:p>09 19 18.6</text:p>
          </table:table-cell>
          <table:table-cell office:value-type="string">
            <text:p>+69 12 12</text:p>
          </table:table-cell>
          <table:table-cell office:value-type="float" office:value="3.2">
            <text:p>3.2</text:p>
          </table:table-cell>
          <table:table-cell office:value-type="float" office:value="0.63">
            <text:p>0.63</text:p>
          </table:table-cell>
          <table:table-cell office:value-type="float" office:value="11.82">
            <text:p>11.82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float" office:value="696">
            <text:p>696</text:p>
          </table:table-cell>
          <table:table-cell office:value-type="float" office:value="838">
            <text:p>838</text:p>
          </table:table-cell>
          <table:table-cell office:value-type="float" office:value="358">
            <text:p>358</text:p>
          </table:table-cell>
          <table:table-cell office:value-type="float" office:value="0.93">
            <text:p>0.93</text:p>
          </table:table-cell>
          <table:table-cell office:value-type="float" office:value="7.48">
            <text:p>7.48</text:p>
          </table:table-cell>
          <table:table-cell office:value-type="string">
            <text:p>sbf</text:p>
          </table:table-cell>
        </table:table-row>
        <table:table-row table:style-name="ro1">
          <table:table-cell office:value-type="string">
            <text:p>D565-06</text:p>
          </table:table-cell>
          <table:table-cell office:value-type="string">
            <text:p>09 19 29.4</text:p>
          </table:table-cell>
          <table:table-cell office:value-type="string">
            <text:p>+21 36 12</text:p>
          </table:table-cell>
          <table:table-cell office:value-type="float" office:value="0.7">
            <text:p>0.7</text:p>
          </table:table-cell>
          <table:table-cell office:value-type="float" office:value="0.86">
            <text:p>0.86</text:p>
          </table:table-cell>
          <table:table-cell office:value-type="float" office:value="16.95">
            <text:p>16.95</text:p>
          </table:table-cell>
          <table:table-cell office:value-type="float" office:value="0.17">
            <text:p>0.17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498">
            <text:p>498</text:p>
          </table:table-cell>
          <table:table-cell office:value-type="float" office:value="386">
            <text:p>386</text:p>
          </table:table-cell>
          <table:table-cell office:value-type="float" office:value="14">
            <text:p>14</text:p>
          </table:table-cell>
          <table:table-cell office:value-type="float" office:value="-0.52">
            <text:p>-0.52</text:p>
          </table:table-cell>
          <table:table-cell office:value-type="float" office:value="5.4">
            <text:p>5.4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E565-03, KKs 30</text:p>
          </table:table-cell>
          <table:table-cell office:value-type="string">
            <text:p>09 23 09.9</text:p>
          </table:table-cell>
          <table:table-cell office:value-type="string">
            <text:p>-20 10 03</text:p>
          </table:table-cell>
          <table:table-cell office:value-type="float" office:value="0.6">
            <text:p>0.6</text:p>
          </table:table-cell>
          <table:table-cell office:value-type="float" office:value="0.67">
            <text:p>0.67</text:p>
          </table:table-cell>
          <table:table-cell office:value-type="float" office:value="15.53">
            <text:p>15.53</text:p>
          </table:table-cell>
          <table:table-cell office:value-type="float" office:value="0.27">
            <text:p>0.27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829">
            <text:p>829</text:p>
          </table:table-cell>
          <table:table-cell office:value-type="float" office:value="549">
            <text:p>549</text:p>
          </table:table-cell>
          <table:table-cell office:value-type="float" office:value="31">
            <text:p>31</text:p>
          </table:table-cell>
          <table:table-cell office:value-type="float" office:value="0.2">
            <text:p>0.2</text:p>
          </table:table-cell>
          <table:table-cell office:value-type="float" office:value="7.6">
            <text:p>7.6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N2915</text:p>
          </table:table-cell>
          <table:table-cell office:value-type="string">
            <text:p>09 26 11.5</text:p>
          </table:table-cell>
          <table:table-cell office:value-type="string">
            <text:p>-76 37 35</text:p>
          </table:table-cell>
          <table:table-cell office:value-type="float" office:value="1.9">
            <text:p>1.9</text:p>
          </table:table-cell>
          <table:table-cell office:value-type="float" office:value="0.53">
            <text:p>0.53</text:p>
          </table:table-cell>
          <table:table-cell office:value-type="float" office:value="13.2">
            <text:p>13.2</text:p>
          </table:table-cell>
          <table:table-cell office:value-type="float" office:value="1.19">
            <text:p>1.19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460">
            <text:p>460</text:p>
          </table:table-cell>
          <table:table-cell office:value-type="float" office:value="184">
            <text:p>184</text:p>
          </table:table-cell>
          <table:table-cell office:value-type="float" office:value="135">
            <text:p>135</text:p>
          </table:table-cell>
          <table:table-cell office:value-type="float" office:value="1.94">
            <text:p>1.94</text:p>
          </table:table-cell>
          <table:table-cell office:value-type="float" office:value="3.78">
            <text:p>3.78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KH 51, KDG 56 </text:p>
          </table:table-cell>
          <table:table-cell office:value-type="string">
            <text:p>09 30 12.9</text:p>
          </table:table-cell>
          <table:table-cell office:value-type="string">
            <text:p>+19 59 30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17.02">
            <text:p>17.02</text:p>
          </table:table-cell>
          <table:table-cell office:value-type="float" office:value="0.19">
            <text:p>0.19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61">
            <text:p>561</text:p>
          </table:table-cell>
          <table:table-cell office:value-type="float" office:value="440">
            <text:p>440</text:p>
          </table:table-cell>
          <table:table-cell office:value-type="float" office:value="25">
            <text:p>25</text:p>
          </table:table-cell>
          <table:table-cell office:value-type="float" office:value="-0.1">
            <text:p>-0.1</text:p>
          </table:table-cell>
          <table:table-cell office:value-type="float" office:value="8.9">
            <text:p>8.9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N2903</text:p>
          </table:table-cell>
          <table:table-cell office:value-type="string">
            <text:p>09 32 09.6</text:p>
          </table:table-cell>
          <table:table-cell office:value-type="string">
            <text:p>+21 30 02</text:p>
          </table:table-cell>
          <table:table-cell office:value-type="float" office:value="12.6">
            <text:p>12.6</text:p>
          </table:table-cell>
          <table:table-cell office:value-type="float" office:value="0.48">
            <text:p>0.48</text:p>
          </table:table-cell>
          <table:table-cell office:value-type="float" office:value="9.47">
            <text:p>9.47</text:p>
          </table:table-cell>
          <table:table-cell office:value-type="float" office:value="0.13">
            <text:p>0.13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float" office:value="555">
            <text:p>555</text:p>
          </table:table-cell>
          <table:table-cell office:value-type="float" office:value="442">
            <text:p>442</text:p>
          </table:table-cell>
          <table:table-cell office:value-type="float" office:value="371">
            <text:p>371</text:p>
          </table:table-cell>
          <table:table-cell office:value-type="float" office:value="2.35">
            <text:p>2.35</text:p>
          </table:table-cell>
          <table:table-cell office:value-type="float" office:value="8.9">
            <text:p>8.9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U5086</text:p>
          </table:table-cell>
          <table:table-cell office:value-type="string">
            <text:p>09 32 48.9</text:p>
          </table:table-cell>
          <table:table-cell office:value-type="string">
            <text:p>+21 27 54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5.94">
            <text:p>15.94</text:p>
          </table:table-cell>
          <table:table-cell office:value-type="float" office:value="0.14">
            <text:p>0.14</text:p>
          </table:table-cell>
          <table:table-cell office:value-type="string">
            <text:p>-3A</text:p>
          </table:table-cell>
          <table:table-cell/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float" office:value="0.38">
            <text:p>0.38</text:p>
          </table:table-cell>
          <table:table-cell office:value-type="float" office:value="8.9">
            <text:p>8.9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Ho I, DDO 63</text:p>
          </table:table-cell>
          <table:table-cell office:value-type="string">
            <text:p>09 40 28.2</text:p>
          </table:table-cell>
          <table:table-cell office:value-type="string">
            <text:p>+71 11 11</text:p>
          </table:table-cell>
          <table:table-cell office:value-type="float" office:value="3.6">
            <text:p>3.6</text:p>
          </table:table-cell>
          <table:table-cell office:value-type="float" office:value="0.81">
            <text:p>0.81</text:p>
          </table:table-cell>
          <table:table-cell office:value-type="float" office:value="13.64">
            <text:p>13.64</text:p>
          </table:table-cell>
          <table:table-cell office:value-type="float" office:value="0.21">
            <text:p>0.2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39">
            <text:p>139</text:p>
          </table:table-cell>
          <table:table-cell office:value-type="float" office:value="291">
            <text:p>291</text:p>
          </table:table-cell>
          <table:table-cell office:value-type="float" office:value="29">
            <text:p>29</text:p>
          </table:table-cell>
          <table:table-cell office:value-type="float" office:value="1.59">
            <text:p>1.59</text:p>
          </table:table-cell>
          <table:table-cell office:value-type="float" office:value="3.84">
            <text:p>3.84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U5186</text:p>
          </table:table-cell>
          <table:table-cell office:value-type="string">
            <text:p>09 42 59.8</text:p>
          </table:table-cell>
          <table:table-cell office:value-type="string">
            <text:p>+33 15 52</text:p>
          </table:table-cell>
          <table:table-cell office:value-type="float" office:value="1.3">
            <text:p>1.3</text:p>
          </table:table-cell>
          <table:table-cell office:value-type="float" office:value="0.23">
            <text:p>0.23</text:p>
          </table:table-cell>
          <table:table-cell office:value-type="float" office:value="16.27">
            <text:p>16.27</text:p>
          </table:table-cell>
          <table:table-cell office:value-type="float" office:value="0.06">
            <text:p>0.0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51">
            <text:p>551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office:value-type="float" office:value="0.18">
            <text:p>0.18</text:p>
          </table:table-cell>
          <table:table-cell office:value-type="float" office:value="6.9">
            <text:p>6.9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F8D1 </text:p>
          </table:table-cell>
          <table:table-cell office:value-type="string">
            <text:p>09 44 50.0</text:p>
          </table:table-cell>
          <table:table-cell office:value-type="string">
            <text:p>+67 28 32</text:p>
          </table:table-cell>
          <table:table-cell office:value-type="float" office:value="2.2">
            <text:p>2.2</text:p>
          </table:table-cell>
          <table:table-cell office:value-type="float" office:value="0.91">
            <text:p>0.91</text:p>
          </table:table-cell>
          <table:table-cell office:value-type="float" office:value="15.7">
            <text:p>15.7</text:p>
          </table:table-cell>
          <table:table-cell office:value-type="float" office:value="0.41">
            <text:p>0.41</text:p>
          </table:table-cell>
          <table:table-cell office:value-type="string">
            <text:p>-3A</text:p>
          </table:table-cell>
          <table:table-cell/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..</text:p>
          </table:table-cell>
          <table:table-cell office:value-type="float" office:value="3.77">
            <text:p>3.77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U5209, KKH 54 </text:p>
          </table:table-cell>
          <table:table-cell office:value-type="string">
            <text:p>09 45 04.2</text:p>
          </table:table-cell>
          <table:table-cell office:value-type="string">
            <text:p>+32 14 18</text:p>
          </table:table-cell>
          <table:table-cell office:value-type="float" office:value="0.9">
            <text:p>0.9</text:p>
          </table:table-cell>
          <table:table-cell office:value-type="float" office:value="0.96">
            <text:p>0.96</text:p>
          </table:table-cell>
          <table:table-cell office:value-type="float" office:value="16.06">
            <text:p>16.06</text:p>
          </table:table-cell>
          <table:table-cell office:value-type="float" office:value="0.08">
            <text:p>0.08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38">
            <text:p>538</text:p>
          </table:table-cell>
          <table:table-cell office:value-type="float" office:value="482">
            <text:p>482</text:p>
          </table:table-cell>
          <table:table-cell office:value-type="float" office:value="27">
            <text:p>27</text:p>
          </table:table-cell>
          <table:table-cell office:value-type="float" office:value="0.04">
            <text:p>0.04</text:p>
          </table:table-cell>
          <table:table-cell office:value-type="float" office:value="6.7">
            <text:p>6.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FM 1 </text:p>
          </table:table-cell>
          <table:table-cell office:value-type="string">
            <text:p>09 45 10.0</text:p>
          </table:table-cell>
          <table:table-cell office:value-type="string">
            <text:p>+68 45 54</text:p>
          </table:table-cell>
          <table:table-cell office:value-type="float" office:value="0.9">
            <text:p>0.9</text:p>
          </table:table-cell>
          <table:table-cell office:value-type="float" office:value="0.89">
            <text:p>0.89</text:p>
          </table:table-cell>
          <table:table-cell office:value-type="float" office:value="17.5">
            <text:p>17.5</text:p>
          </table:table-cell>
          <table:table-cell office:value-type="float" office:value="0.31">
            <text:p>0.31</text:p>
          </table:table-cell>
          <table:table-cell office:value-type="string">
            <text:p>-3A</text:p>
          </table:table-cell>
          <table:table-cell/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..</text:p>
          </table:table-cell>
          <table:table-cell office:value-type="float" office:value="3.42">
            <text:p>3.42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2976</text:p>
          </table:table-cell>
          <table:table-cell office:value-type="string">
            <text:p>09 47 15.6</text:p>
          </table:table-cell>
          <table:table-cell office:value-type="string">
            <text:p>+67 54 49</text:p>
          </table:table-cell>
          <table:table-cell office:value-type="float" office:value="5.9">
            <text:p>5.9</text:p>
          </table:table-cell>
          <table:table-cell office:value-type="float" office:value="0.46">
            <text:p>0.46</text:p>
          </table:table-cell>
          <table:table-cell office:value-type="float" office:value="11.01">
            <text:p>11.01</text:p>
          </table:table-cell>
          <table:table-cell office:value-type="float" office:value="0.3">
            <text:p>0.3</text:p>
          </table:table-cell>
          <table:table-cell office:value-type="float" office:value="5">
            <text:p>5</text:p>
          </table:table-cell>
          <table:table-cell office:value-type="string">
            <text:p>K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97">
            <text:p>97</text:p>
          </table:table-cell>
          <table:table-cell office:value-type="float" office:value="1.8">
            <text:p>1.8</text:p>
          </table:table-cell>
          <table:table-cell office:value-type="float" office:value="3.56">
            <text:p>3.56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K 77 </text:p>
          </table:table-cell>
          <table:table-cell office:value-type="string">
            <text:p>09 50 10.0</text:p>
          </table:table-cell>
          <table:table-cell office:value-type="string">
            <text:p>+67 30 24</text:p>
          </table:table-cell>
          <table:table-cell office:value-type="float" office:value="2.4">
            <text:p>2.4</text:p>
          </table:table-cell>
          <table:table-cell office:value-type="float" office:value="0.75">
            <text:p>0.75</text:p>
          </table:table-cell>
          <table:table-cell office:value-type="float" office:value="16.3">
            <text:p>16.3</text:p>
          </table:table-cell>
          <table:table-cell office:value-type="float" office:value="0.62">
            <text:p>0.62</text:p>
          </table:table-cell>
          <table:table-cell office:value-type="string">
            <text:p>-3A</text:p>
          </table:table-cell>
          <table:table-cell/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..</text:p>
          </table:table-cell>
          <table:table-cell office:value-type="float" office:value="3.48">
            <text:p>3.48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K 78 </text:p>
          </table:table-cell>
          <table:table-cell office:value-type="string">
            <text:p>09 50 19.6</text:p>
          </table:table-cell>
          <table:table-cell office:value-type="string">
            <text:p>+31 27 24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17.68">
            <text:p>17.68</text:p>
          </table:table-cell>
          <table:table-cell office:value-type="float" office:value="0.09">
            <text:p>0.09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41">
            <text:p>541</text:p>
          </table:table-cell>
          <table:table-cell office:value-type="float" office:value="481">
            <text:p>481</text:p>
          </table:table-cell>
          <table:table-cell office:value-type="string">
            <text:p>.. .</text:p>
          </table:table-cell>
          <table:table-cell office:value-type="string">
            <text:p>...</text:p>
          </table:table-cell>
          <table:table-cell office:value-type="float" office:value="7.1">
            <text:p>7.1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DDO 64, U5272 </text:p>
          </table:table-cell>
          <table:table-cell office:value-type="string">
            <text:p>09 50 22.4</text:p>
          </table:table-cell>
          <table:table-cell office:value-type="string">
            <text:p>+31 29 15</text:p>
          </table:table-cell>
          <table:table-cell office:value-type="float" office:value="2.1">
            <text:p>2.1</text:p>
          </table:table-cell>
          <table:table-cell office:value-type="float" office:value="0.38">
            <text:p>0.38</text:p>
          </table:table-cell>
          <table:table-cell office:value-type="float" office:value="15.41">
            <text:p>15.41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20">
            <text:p>520</text:p>
          </table:table-cell>
          <table:table-cell office:value-type="float" office:value="460">
            <text:p>460</text:p>
          </table:table-cell>
          <table:table-cell office:value-type="float" office:value="82">
            <text:p>82</text:p>
          </table:table-cell>
          <table:table-cell office:value-type="float" office:value="1.13">
            <text:p>1.13</text:p>
          </table:table-cell>
          <table:table-cell office:value-type="float" office:value="7.1">
            <text:p>7.1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U5288</text:p>
          </table:table-cell>
          <table:table-cell office:value-type="string">
            <text:p>09 51 17.2</text:p>
          </table:table-cell>
          <table:table-cell office:value-type="string">
            <text:p>+07 49 38</text:p>
          </table:table-cell>
          <table:table-cell office:value-type="float" office:value="1.3">
            <text:p>1.3</text:p>
          </table:table-cell>
          <table:table-cell office:value-type="float" office:value="0.62">
            <text:p>0.62</text:p>
          </table:table-cell>
          <table:table-cell office:value-type="float" office:value="14.62">
            <text:p>14.62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56">
            <text:p>556</text:p>
          </table:table-cell>
          <table:table-cell office:value-type="float" office:value="377">
            <text:p>377</text:p>
          </table:table-cell>
          <table:table-cell office:value-type="float" office:value="93">
            <text:p>93</text:p>
          </table:table-cell>
          <table:table-cell office:value-type="float" office:value="1.4">
            <text:p>1.4</text:p>
          </table:table-cell>
          <table:table-cell office:value-type="float" office:value="6.8">
            <text:p>6.8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BK 3N</text:p>
          </table:table-cell>
          <table:table-cell office:value-type="string">
            <text:p>09 53 48.5</text:p>
          </table:table-cell>
          <table:table-cell office:value-type="string">
            <text:p>+68 58 09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18.78">
            <text:p>18.78</text:p>
          </table:table-cell>
          <table:table-cell office:value-type="float" office:value="0.35">
            <text:p>0.3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-40">
            <text:p>-40</text:p>
          </table:table-cell>
          <table:table-cell office:value-type="float" office:value="101">
            <text:p>101</text:p>
          </table:table-cell>
          <table:table-cell office:value-type="float" office:value="15">
            <text:p>15</text:p>
          </table:table-cell>
          <table:table-cell office:value-type="string">
            <text:p>...</text:p>
          </table:table-cell>
          <table:table-cell office:value-type="float" office:value="4.02">
            <text:p>4.02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KSG 15 </text:p>
          </table:table-cell>
          <table:table-cell office:value-type="string">
            <text:p>09 55 10.5</text:p>
          </table:table-cell>
          <table:table-cell office:value-type="string">
            <text:p>-06 16 12</text:p>
          </table:table-cell>
          <table:table-cell office:value-type="float" office:value="1.3">
            <text:p>1.3</text:p>
          </table:table-cell>
          <table:table-cell office:value-type="float" office:value="0.23">
            <text:p>0.23</text:p>
          </table:table-cell>
          <table:table-cell office:value-type="float" office:value="15.14">
            <text:p>15.14</text:p>
          </table:table-cell>
          <table:table-cell office:value-type="float" office:value="0.18">
            <text:p>0.18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791">
            <text:p>791</text:p>
          </table:table-cell>
          <table:table-cell office:value-type="float" office:value="554">
            <text:p>554</text:p>
          </table:table-cell>
          <table:table-cell office:value-type="float" office:value="54">
            <text:p>54</text:p>
          </table:table-cell>
          <table:table-cell office:value-type="float" office:value="0.43">
            <text:p>0.43</text:p>
          </table:table-cell>
          <table:table-cell office:value-type="float" office:value="9.7">
            <text:p>9.7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M81 </text:p>
          </table:table-cell>
          <table:table-cell office:value-type="string">
            <text:p>09 55 33.5</text:p>
          </table:table-cell>
          <table:table-cell office:value-type="string">
            <text:p>+69 03 60</text:p>
          </table:table-cell>
          <table:table-cell office:value-type="float" office:value="26.9">
            <text:p>26.9</text:p>
          </table:table-cell>
          <table:table-cell office:value-type="float" office:value="0.52">
            <text:p>0.52</text:p>
          </table:table-cell>
          <table:table-cell office:value-type="float" office:value="7.69">
            <text:p>7.69</text:p>
          </table:table-cell>
          <table:table-cell office:value-type="float" office:value="0.36">
            <text:p>0.36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-35">
            <text:p>-35</text:p>
          </table:table-cell>
          <table:table-cell office:value-type="float" office:value="107">
            <text:p>107</text:p>
          </table:table-cell>
          <table:table-cell office:value-type="float" office:value="422">
            <text:p>422</text:p>
          </table:table-cell>
          <table:table-cell office:value-type="float" office:value="2.97">
            <text:p>2.97</text:p>
          </table:table-cell>
          <table:table-cell office:value-type="float" office:value="3.63">
            <text:p>3.63</text:p>
          </table:table-cell>
          <table:table-cell office:value-type="string">
            <text:p>cep</text:p>
          </table:table-cell>
        </table:table-row>
        <table:table-row table:style-name="ro1">
          <table:table-cell office:value-type="string">
            <text:p>M82 </text:p>
          </table:table-cell>
          <table:table-cell office:value-type="string">
            <text:p>09 55 53.9</text:p>
          </table:table-cell>
          <table:table-cell office:value-type="string">
            <text:p>+69 40 57</text:p>
          </table:table-cell>
          <table:table-cell office:value-type="float" office:value="11.2">
            <text:p>11.2</text:p>
          </table:table-cell>
          <table:table-cell office:value-type="float" office:value="0.38">
            <text:p>0.38</text:p>
          </table:table-cell>
          <table:table-cell office:value-type="float" office:value="9.06">
            <text:p>9.06</text:p>
          </table:table-cell>
          <table:table-cell office:value-type="float" office:value="0.69">
            <text:p>0.69</text:p>
          </table:table-cell>
          <table:table-cell office:value-type="float" office:value="8">
            <text:p>8</text:p>
          </table:table-cell>
          <table:table-cell office:value-type="string">
            <text:p>B</text:p>
          </table:table-cell>
          <table:table-cell office:value-type="float" office:value="202">
            <text:p>202</text:p>
          </table:table-cell>
          <table:table-cell office:value-type="float" office:value="347">
            <text:p>347</text:p>
          </table:table-cell>
          <table:table-cell office:value-type="float" office:value="147">
            <text:p>147</text:p>
          </table:table-cell>
          <table:table-cell office:value-type="float" office:value="2.43">
            <text:p>2.43</text:p>
          </table:table-cell>
          <table:table-cell office:value-type="float" office:value="3.53">
            <text:p>3.53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DDO 68, U5340 </text:p>
          </table:table-cell>
          <table:table-cell office:value-type="string">
            <text:p>09 56 45.7</text:p>
          </table:table-cell>
          <table:table-cell office:value-type="string">
            <text:p>+28 49 30</text:p>
          </table:table-cell>
          <table:table-cell office:value-type="float" office:value="2.7">
            <text:p>2.7</text:p>
          </table:table-cell>
          <table:table-cell office:value-type="float" office:value="0.37">
            <text:p>0.37</text:p>
          </table:table-cell>
          <table:table-cell office:value-type="float" office:value="14.6">
            <text:p>14.6</text:p>
          </table:table-cell>
          <table:table-cell office:value-type="float" office:value="0.08">
            <text:p>0.08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02">
            <text:p>502</text:p>
          </table:table-cell>
          <table:table-cell office:value-type="float" office:value="428">
            <text:p>428</text:p>
          </table:table-cell>
          <table:table-cell office:value-type="float" office:value="78">
            <text:p>78</text:p>
          </table:table-cell>
          <table:table-cell office:value-type="float" office:value="1.28">
            <text:p>1.28</text:p>
          </table:table-cell>
          <table:table-cell office:value-type="float" office:value="5.9">
            <text:p>5.9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KDG 61, KK 81 </text:p>
          </table:table-cell>
          <table:table-cell office:value-type="string">
            <text:p>09 57 02.7</text:p>
          </table:table-cell>
          <table:table-cell office:value-type="string">
            <text:p>+68 35 30</text:p>
          </table:table-cell>
          <table:table-cell office:value-type="float" office:value="2.4">
            <text:p>2.4</text:p>
          </table:table-cell>
          <table:table-cell office:value-type="float" office:value="0.58">
            <text:p>0.58</text:p>
          </table:table-cell>
          <table:table-cell office:value-type="float" office:value="15.24">
            <text:p>15.24</text:p>
          </table:table-cell>
          <table:table-cell office:value-type="float" office:value="0.31">
            <text:p>0.31</text:p>
          </table:table-cell>
          <table:table-cell office:value-type="float" office:value="-1">
            <text:p>-1</text:p>
          </table:table-cell>
          <table:table-cell office:value-type="string">
            <text:p>A</text:p>
          </table:table-cell>
          <table:table-cell office:value-type="float" office:value="-116">
            <text:p>-116</text:p>
          </table:table-cell>
          <table:table-cell office:value-type="float" office:value="23">
            <text:p>23</text:p>
          </table:table-cell>
          <table:table-cell office:value-type="string">
            <text:p>.. .</text:p>
          </table:table-cell>
          <table:table-cell office:value-type="string">
            <text:p>...</text:p>
          </table:table-cell>
          <table:table-cell office:value-type="float" office:value="3.6">
            <text:p>3.6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A0952+69 </text:p>
          </table:table-cell>
          <table:table-cell office:value-type="string">
            <text:p>09 57 29.0</text:p>
          </table:table-cell>
          <table:table-cell office:value-type="string">
            <text:p>+69 16 20</text:p>
          </table:table-cell>
          <table:table-cell office:value-type="float" office:value="1.8">
            <text:p>1.8</text:p>
          </table:table-cell>
          <table:table-cell office:value-type="float" office:value="0.9">
            <text:p>0.9</text:p>
          </table:table-cell>
          <table:table-cell office:value-type="float" office:value="16.8">
            <text:p>16.8</text:p>
          </table:table-cell>
          <table:table-cell office:value-type="float" office:value="0.37">
            <text:p>0.37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00">
            <text:p>100</text:p>
          </table:table-cell>
          <table:table-cell office:value-type="float" office:value="243">
            <text:p>243</text:p>
          </table:table-cell>
          <table:table-cell office:value-type="string">
            <text:p>.. .</text:p>
          </table:table-cell>
          <table:table-cell office:value-type="string">
            <text:p>...</text:p>
          </table:table-cell>
          <table:table-cell office:value-type="float" office:value="3.87">
            <text:p>3.87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Ho IX, DDO 66</text:p>
          </table:table-cell>
          <table:table-cell office:value-type="string">
            <text:p>09 57 32.4</text:p>
          </table:table-cell>
          <table:table-cell office:value-type="string">
            <text:p>+69 02 35</text:p>
          </table:table-cell>
          <table:table-cell office:value-type="float" office:value="2.5">
            <text:p>2.5</text:p>
          </table:table-cell>
          <table:table-cell office:value-type="float" office:value="0.8">
            <text:p>0.8</text:p>
          </table:table-cell>
          <table:table-cell office:value-type="float" office:value="14.53">
            <text:p>14.53</text:p>
          </table:table-cell>
          <table:table-cell office:value-type="float" office:value="0.35">
            <text:p>0.3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46">
            <text:p>46</text:p>
          </table:table-cell>
          <table:table-cell office:value-type="float" office:value="188">
            <text:p>188</text:p>
          </table:table-cell>
          <table:table-cell office:value-type="float" office:value="69">
            <text:p>69</text:p>
          </table:table-cell>
          <table:table-cell office:value-type="float" office:value="2.2">
            <text:p>2.2</text:p>
          </table:table-cell>
          <table:table-cell office:value-type="float" office:value="3.7">
            <text:p>3.7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Leo A, DDO 69</text:p>
          </table:table-cell>
          <table:table-cell office:value-type="string">
            <text:p>09 59 26.4</text:p>
          </table:table-cell>
          <table:table-cell office:value-type="string">
            <text:p>+30 44 47</text:p>
          </table:table-cell>
          <table:table-cell office:value-type="float" office:value="5.1">
            <text:p>5.1</text:p>
          </table:table-cell>
          <table:table-cell office:value-type="float" office:value="0.61">
            <text:p>0.61</text:p>
          </table:table-cell>
          <table:table-cell office:value-type="float" office:value="12.92">
            <text:p>12.92</text:p>
          </table:table-cell>
          <table:table-cell office:value-type="float" office:value="0.09">
            <text:p>0.09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4">
            <text:p>24</text:p>
          </table:table-cell>
          <table:table-cell office:value-type="float" office:value="-40">
            <text:p>-40</text:p>
          </table:table-cell>
          <table:table-cell office:value-type="float" office:value="19">
            <text:p>19</text:p>
          </table:table-cell>
          <table:table-cell office:value-type="float" office:value="1.68">
            <text:p>1.68</text:p>
          </table:table-cell>
          <table:table-cell office:value-type="float" office:value="0.69">
            <text:p>0.69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KSG 16 </text:p>
          </table:table-cell>
          <table:table-cell office:value-type="string">
            <text:p>09 59 46.5</text:p>
          </table:table-cell>
          <table:table-cell office:value-type="string">
            <text:p>-09 21 04</text:p>
          </table:table-cell>
          <table:table-cell office:value-type="float" office:value="0.9">
            <text:p>0.9</text:p>
          </table:table-cell>
          <table:table-cell office:value-type="float" office:value="0.78">
            <text:p>0.78</text:p>
          </table:table-cell>
          <table:table-cell office:value-type="float" office:value="18">
            <text:p>18</text:p>
          </table:table-cell>
          <table:table-cell office:value-type="float" office:value="0.31">
            <text:p>0.31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..</text:p>
          </table:table-cell>
          <table:table-cell office:value-type="float" office:value="9.7">
            <text:p>9.7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Sex B, DDO 70 </text:p>
          </table:table-cell>
          <table:table-cell office:value-type="string">
            <text:p>10 00 00.1</text:p>
          </table:table-cell>
          <table:table-cell office:value-type="string">
            <text:p>+05 19 56</text:p>
          </table:table-cell>
          <table:table-cell office:value-type="float" office:value="5.1">
            <text:p>5.1</text:p>
          </table:table-cell>
          <table:table-cell office:value-type="float" office:value="0.69">
            <text:p>0.69</text:p>
          </table:table-cell>
          <table:table-cell office:value-type="float" office:value="11.85">
            <text:p>11.85</text:p>
          </table:table-cell>
          <table:table-cell office:value-type="float" office:value="0.14">
            <text:p>0.1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01">
            <text:p>301</text:p>
          </table:table-cell>
          <table:table-cell office:value-type="float" office:value="111">
            <text:p>111</text:p>
          </table:table-cell>
          <table:table-cell office:value-type="float" office:value="38">
            <text:p>38</text:p>
          </table:table-cell>
          <table:table-cell office:value-type="float" office:value="2.03">
            <text:p>2.03</text:p>
          </table:table-cell>
          <table:table-cell office:value-type="float" office:value="1.36">
            <text:p>1.36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KH 57, HS 108</text:p>
          </table:table-cell>
          <table:table-cell office:value-type="string">
            <text:p>10 00 16.0</text:p>
          </table:table-cell>
          <table:table-cell office:value-type="string">
            <text:p>+63 11 06</text:p>
          </table:table-cell>
          <table:table-cell office:value-type="float" office:value="0.6">
            <text:p>0.6</text:p>
          </table:table-cell>
          <table:table-cell office:value-type="float" office:value="0.83">
            <text:p>0.83</text:p>
          </table:table-cell>
          <table:table-cell office:value-type="float" office:value="17.87">
            <text:p>17.87</text:p>
          </table:table-cell>
          <table:table-cell office:value-type="float" office:value="0.09">
            <text:p>0.09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..</text:p>
          </table:table-cell>
          <table:table-cell office:value-type="float" office:value="3.93">
            <text:p>3.93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KSG 17 </text:p>
          </table:table-cell>
          <table:table-cell office:value-type="string">
            <text:p>10 01 38.4</text:p>
          </table:table-cell>
          <table:table-cell office:value-type="string">
            <text:p>-08 14 56</text:p>
          </table:table-cell>
          <table:table-cell office:value-type="float" office:value="1.4">
            <text:p>1.4</text:p>
          </table:table-cell>
          <table:table-cell office:value-type="float" office:value="0.21">
            <text:p>0.21</text:p>
          </table:table-cell>
          <table:table-cell office:value-type="float" office:value="15.5">
            <text:p>15.5</text:p>
          </table:table-cell>
          <table:table-cell office:value-type="float" office:value="0.26">
            <text:p>0.2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447">
            <text:p>447</text:p>
          </table:table-cell>
          <table:table-cell office:value-type="float" office:value="203">
            <text:p>203</text:p>
          </table:table-cell>
          <table:table-cell office:value-type="float" office:value="49">
            <text:p>49</text:p>
          </table:table-cell>
          <table:table-cell office:value-type="float" office:value="0.3">
            <text:p>0.3</text:p>
          </table:table-cell>
          <table:table-cell office:value-type="float" office:value="9.7">
            <text:p>9.7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UA 193 </text:p>
          </table:table-cell>
          <table:table-cell office:value-type="string">
            <text:p>10 02 36.2</text:p>
          </table:table-cell>
          <table:table-cell office:value-type="string">
            <text:p>-06 00 43</text:p>
          </table:table-cell>
          <table:table-cell office:value-type="float" office:value="4.3">
            <text:p>4.3</text:p>
          </table:table-cell>
          <table:table-cell office:value-type="float" office:value="0.07">
            <text:p>0.07</text:p>
          </table:table-cell>
          <table:table-cell office:value-type="float" office:value="14.83">
            <text:p>14.83</text:p>
          </table:table-cell>
          <table:table-cell office:value-type="float" office:value="0.17">
            <text:p>0.17</text:p>
          </table:table-cell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float" office:value="661">
            <text:p>661</text:p>
          </table:table-cell>
          <table:table-cell office:value-type="float" office:value="425">
            <text:p>425</text:p>
          </table:table-cell>
          <table:table-cell office:value-type="float" office:value="130">
            <text:p>130</text:p>
          </table:table-cell>
          <table:table-cell office:value-type="float" office:value="1.33">
            <text:p>1.33</text:p>
          </table:table-cell>
          <table:table-cell office:value-type="float" office:value="9.7">
            <text:p>9.7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N3109</text:p>
          </table:table-cell>
          <table:table-cell office:value-type="string">
            <text:p>10 03 07.2</text:p>
          </table:table-cell>
          <table:table-cell office:value-type="string">
            <text:p>-26 09 36</text:p>
          </table:table-cell>
          <table:table-cell office:value-type="float" office:value="19.7">
            <text:p>19.7</text:p>
          </table:table-cell>
          <table:table-cell office:value-type="float" office:value="0.19">
            <text:p>0.19</text:p>
          </table:table-cell>
          <table:table-cell office:value-type="float" office:value="10.39">
            <text:p>10.39</text:p>
          </table:table-cell>
          <table:table-cell office:value-type="float" office:value="0.29">
            <text:p>0.29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403">
            <text:p>403</text:p>
          </table:table-cell>
          <table:table-cell office:value-type="float" office:value="110">
            <text:p>110</text:p>
          </table:table-cell>
          <table:table-cell office:value-type="float" office:value="116">
            <text:p>116</text:p>
          </table:table-cell>
          <table:table-cell office:value-type="float" office:value="3.22">
            <text:p>3.22</text:p>
          </table:table-cell>
          <table:table-cell office:value-type="float" office:value="1.33">
            <text:p>1.33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3077</text:p>
          </table:table-cell>
          <table:table-cell office:value-type="string">
            <text:p>10 03 21.0</text:p>
          </table:table-cell>
          <table:table-cell office:value-type="string">
            <text:p>+68 44 02</text:p>
          </table:table-cell>
          <table:table-cell office:value-type="float" office:value="5.4">
            <text:p>5.4</text:p>
          </table:table-cell>
          <table:table-cell office:value-type="float" office:value="0.83">
            <text:p>0.83</text:p>
          </table:table-cell>
          <table:table-cell office:value-type="float" office:value="10.46">
            <text:p>10.46</text:p>
          </table:table-cell>
          <table:table-cell office:value-type="float" office:value="0.29">
            <text:p>0.29</text:p>
          </table:table-cell>
          <table:table-cell office:value-type="float" office:value="10">
            <text:p>10</text:p>
          </table:table-cell>
          <table:table-cell office:value-type="string">
            <text:p>B</text:p>
          </table:table-cell>
          <table:table-cell office:value-type="float" office:value="13">
            <text:p>13</text:p>
          </table:table-cell>
          <table:table-cell office:value-type="float" office:value="153">
            <text:p>153</text:p>
          </table:table-cell>
          <table:table-cell office:value-type="float" office:value="65">
            <text:p>65</text:p>
          </table:table-cell>
          <table:table-cell office:value-type="float" office:value="2.26">
            <text:p>2.26</text:p>
          </table:table-cell>
          <table:table-cell office:value-type="float" office:value="3.82">
            <text:p>3.82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Antlia, P29194 </text:p>
          </table:table-cell>
          <table:table-cell office:value-type="string">
            <text:p>10 04 04.0</text:p>
          </table:table-cell>
          <table:table-cell office:value-type="string">
            <text:p>-27 19 55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6.19">
            <text:p>16.19</text:p>
          </table:table-cell>
          <table:table-cell office:value-type="float" office:value="0.34">
            <text:p>0.3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62">
            <text:p>362</text:p>
          </table:table-cell>
          <table:table-cell office:value-type="float" office:value="66">
            <text:p>66</text:p>
          </table:table-cell>
          <table:table-cell office:value-type="float" office:value="22">
            <text:p>22</text:p>
          </table:table-cell>
          <table:table-cell office:value-type="float" office:value="0.49">
            <text:p>0.49</text:p>
          </table:table-cell>
          <table:table-cell office:value-type="float" office:value="1.32">
            <text:p>1.32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U5427</text:p>
          </table:table-cell>
          <table:table-cell office:value-type="string">
            <text:p>10 04 41.0</text:p>
          </table:table-cell>
          <table:table-cell office:value-type="string">
            <text:p>+29 21 59</text:p>
          </table:table-cell>
          <table:table-cell office:value-type="float" office:value="1.2">
            <text:p>1.2</text:p>
          </table:table-cell>
          <table:table-cell office:value-type="float" office:value="0.67">
            <text:p>0.67</text:p>
          </table:table-cell>
          <table:table-cell office:value-type="float" office:value="14.89">
            <text:p>14.89</text:p>
          </table:table-cell>
          <table:table-cell office:value-type="float" office:value="0.1">
            <text:p>0.1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float" office:value="495">
            <text:p>495</text:p>
          </table:table-cell>
          <table:table-cell office:value-type="float" office:value="424">
            <text:p>424</text:p>
          </table:table-cell>
          <table:table-cell office:value-type="float" office:value="78">
            <text:p>78</text:p>
          </table:table-cell>
          <table:table-cell office:value-type="float" office:value="0.42">
            <text:p>0.42</text:p>
          </table:table-cell>
          <table:table-cell office:value-type="float" office:value="7.1">
            <text:p>7.1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BK 5N</text:p>
          </table:table-cell>
          <table:table-cell office:value-type="string">
            <text:p>10 04 40.3</text:p>
          </table:table-cell>
          <table:table-cell office:value-type="string">
            <text:p>+68 15 20</text:p>
          </table:table-cell>
          <table:table-cell office:value-type="float" office:value="0.8">
            <text:p>0.8</text:p>
          </table:table-cell>
          <table:table-cell office:value-type="float" office:value="0.75">
            <text:p>0.75</text:p>
          </table:table-cell>
          <table:table-cell office:value-type="float" office:value="17.53">
            <text:p>17.53</text:p>
          </table:table-cell>
          <table:table-cell office:value-type="float" office:value="0.25">
            <text:p>0.25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..</text:p>
          </table:table-cell>
          <table:table-cell office:value-type="float" office:value="3.78">
            <text:p>3.78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DG 63, KK 83 </text:p>
          </table:table-cell>
          <table:table-cell office:value-type="string">
            <text:p>10 05 07.3</text:p>
          </table:table-cell>
          <table:table-cell office:value-type="string">
            <text:p>+66 33 18</text:p>
          </table:table-cell>
          <table:table-cell office:value-type="float" office:value="1.7">
            <text:p>1.7</text:p>
          </table:table-cell>
          <table:table-cell office:value-type="float" office:value="0.88">
            <text:p>0.88</text:p>
          </table:table-cell>
          <table:table-cell office:value-type="float" office:value="16.01">
            <text:p>16.01</text:p>
          </table:table-cell>
          <table:table-cell office:value-type="float" office:value="0.41">
            <text:p>0.41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float" office:value="-129">
            <text:p>-12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...</text:p>
          </table:table-cell>
          <table:table-cell office:value-type="float" office:value="3.5">
            <text:p>3.5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3115</text:p>
          </table:table-cell>
          <table:table-cell office:value-type="string">
            <text:p>10 05 14.0</text:p>
          </table:table-cell>
          <table:table-cell office:value-type="string">
            <text:p>-07 43 07</text:p>
          </table:table-cell>
          <table:table-cell office:value-type="float" office:value="7.2">
            <text:p>7.2</text:p>
          </table:table-cell>
          <table:table-cell office:value-type="float" office:value="0.35">
            <text:p>0.35</text:p>
          </table:table-cell>
          <table:table-cell office:value-type="float" office:value="9.86">
            <text:p>9.86</text:p>
          </table:table-cell>
          <table:table-cell office:value-type="float" office:value="0.2">
            <text:p>0.2</text:p>
          </table:table-cell>
          <table:table-cell office:value-type="float" office:value="-3">
            <text:p>-3</text:p>
          </table:table-cell>
          <table:table-cell office:value-type="string">
            <text:p>K</text:p>
          </table:table-cell>
          <table:table-cell office:value-type="float" office:value="720">
            <text:p>720</text:p>
          </table:table-cell>
          <table:table-cell office:value-type="float" office:value="478">
            <text:p>478</text:p>
          </table:table-cell>
          <table:table-cell office:value-type="float" office:value="238">
            <text:p>238</text:p>
          </table:table-cell>
          <table:table-cell office:value-type="float" office:value="0.3">
            <text:p>0.3</text:p>
          </table:table-cell>
          <table:table-cell office:value-type="float" office:value="9.68">
            <text:p>9.68</text:p>
          </table:table-cell>
          <table:table-cell office:value-type="string">
            <text:p>sbf</text:p>
          </table:table-cell>
        </table:table-row>
        <table:table-row table:style-name="ro1">
          <table:table-cell office:value-type="string">
            <text:p>U5423</text:p>
          </table:table-cell>
          <table:table-cell office:value-type="string">
            <text:p>10 05 30.6</text:p>
          </table:table-cell>
          <table:table-cell office:value-type="string">
            <text:p>+70 21 52</text:p>
          </table:table-cell>
          <table:table-cell office:value-type="float" office:value="0.9">
            <text:p>0.9</text:p>
          </table:table-cell>
          <table:table-cell office:value-type="float" office:value="0.67">
            <text:p>0.67</text:p>
          </table:table-cell>
          <table:table-cell office:value-type="float" office:value="14.42">
            <text:p>14.42</text:p>
          </table:table-cell>
          <table:table-cell office:value-type="float" office:value="0.34">
            <text:p>0.3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48">
            <text:p>348</text:p>
          </table:table-cell>
          <table:table-cell office:value-type="float" office:value="496">
            <text:p>496</text:p>
          </table:table-cell>
          <table:table-cell office:value-type="float" office:value="44">
            <text:p>44</text:p>
          </table:table-cell>
          <table:table-cell office:value-type="float" office:value="0.58">
            <text:p>0.58</text:p>
          </table:table-cell>
          <table:table-cell office:value-type="float" office:value="5.3">
            <text:p>5.3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KK 84 </text:p>
          </table:table-cell>
          <table:table-cell office:value-type="string">
            <text:p>10 05 34.4</text:p>
          </table:table-cell>
          <table:table-cell office:value-type="string">
            <text:p>-07 44 57</text:p>
          </table:table-cell>
          <table:table-cell office:value-type="float" office:value="1.3">
            <text:p>1.3</text:p>
          </table:table-cell>
          <table:table-cell office:value-type="float" office:value="0.69">
            <text:p>0.69</text:p>
          </table:table-cell>
          <table:table-cell office:value-type="float" office:value="16.36">
            <text:p>16.36</text:p>
          </table:table-cell>
          <table:table-cell office:value-type="float" office:value="0.03">
            <text:p>0.03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..</text:p>
          </table:table-cell>
          <table:table-cell office:value-type="float" office:value="9.7">
            <text:p>9.7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KKSG 18, N3115B</text:p>
          </table:table-cell>
          <table:table-cell office:value-type="string">
            <text:p>10 05 41.6</text:p>
          </table:table-cell>
          <table:table-cell office:value-type="string">
            <text:p>-07 58 53</text:p>
          </table:table-cell>
          <table:table-cell office:value-type="float" office:value="1.5">
            <text:p>1.5</text:p>
          </table:table-cell>
          <table:table-cell office:value-type="float" office:value="0.8">
            <text:p>0.8</text:p>
          </table:table-cell>
          <table:table-cell office:value-type="float" office:value="13.61">
            <text:p>13.61</text:p>
          </table:table-cell>
          <table:table-cell office:value-type="float" office:value="0.23">
            <text:p>0.23</text:p>
          </table:table-cell>
          <table:table-cell office:value-type="float" office:value="-2">
            <text:p>-2</text:p>
          </table:table-cell>
          <table:table-cell office:value-type="string">
            <text:p>KB</text:p>
          </table:table-cell>
          <table:table-cell office:value-type="float" office:value="698">
            <text:p>698</text:p>
          </table:table-cell>
          <table:table-cell office:value-type="float" office:value="456">
            <text:p>456</text:p>
          </table:table-cell>
          <table:table-cell office:value-type="string">
            <text:p>.. .</text:p>
          </table:table-cell>
          <table:table-cell office:value-type="float" office:value="-0.4">
            <text:p>-0.4</text:p>
          </table:table-cell>
          <table:table-cell office:value-type="float" office:value="9.7">
            <text:p>9.7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KDG 64, KK 85 </text:p>
          </table:table-cell>
          <table:table-cell office:value-type="string">
            <text:p>10 07 01.9</text:p>
          </table:table-cell>
          <table:table-cell office:value-type="string">
            <text:p>+67 49 39</text:p>
          </table:table-cell>
          <table:table-cell office:value-type="float" office:value="1.9">
            <text:p>1.9</text:p>
          </table:table-cell>
          <table:table-cell office:value-type="float" office:value="0.47">
            <text:p>0.47</text:p>
          </table:table-cell>
          <table:table-cell office:value-type="float" office:value="15.52">
            <text:p>15.52</text:p>
          </table:table-cell>
          <table:table-cell office:value-type="float" office:value="0.25">
            <text:p>0.25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..</text:p>
          </table:table-cell>
          <table:table-cell office:value-type="float" office:value="3.7">
            <text:p>3.7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U5456</text:p>
          </table:table-cell>
          <table:table-cell office:value-type="string">
            <text:p>10 07 19.7</text:p>
          </table:table-cell>
          <table:table-cell office:value-type="string">
            <text:p>+10 21 44</text:p>
          </table:table-cell>
          <table:table-cell office:value-type="float" office:value="1.6">
            <text:p>1.6</text:p>
          </table:table-cell>
          <table:table-cell office:value-type="float" office:value="0.5">
            <text:p>0.5</text:p>
          </table:table-cell>
          <table:table-cell office:value-type="float" office:value="13.84">
            <text:p>13.84</text:p>
          </table:table-cell>
          <table:table-cell office:value-type="float" office:value="0.18">
            <text:p>0.18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544">
            <text:p>544</text:p>
          </table:table-cell>
          <table:table-cell office:value-type="float" office:value="377">
            <text:p>377</text:p>
          </table:table-cell>
          <table:table-cell office:value-type="float" office:value="61">
            <text:p>61</text:p>
          </table:table-cell>
          <table:table-cell office:value-type="float" office:value="0.47">
            <text:p>0.47</text:p>
          </table:table-cell>
          <table:table-cell office:value-type="string">
            <text:p>3.8: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IKN </text:p>
          </table:table-cell>
          <table:table-cell office:value-type="string">
            <text:p>10 08 05.9</text:p>
          </table:table-cell>
          <table:table-cell office:value-type="string">
            <text:p>+68 23 57</text:p>
          </table:table-cell>
          <table:table-cell office:value-type="float" office:value="2.7">
            <text:p>2.7</text:p>
          </table:table-cell>
          <table:table-cell office:value-type="float" office:value="0.85">
            <text:p>0.85</text:p>
          </table:table-cell>
          <table:table-cell office:value-type="float" office:value="17">
            <text:p>17</text:p>
          </table:table-cell>
          <table:table-cell office:value-type="float" office:value="0.6">
            <text:p>0.6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..</text:p>
          </table:table-cell>
          <table:table-cell office:value-type="float" office:value="3.7">
            <text:p>3.7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Leo I, DDO 74 </text:p>
          </table:table-cell>
          <table:table-cell office:value-type="string">
            <text:p>10 08 26.9</text:p>
          </table:table-cell>
          <table:table-cell office:value-type="string">
            <text:p>+12 18 29</text:p>
          </table:table-cell>
          <table:table-cell office:value-type="float" office:value="9.8">
            <text:p>9.8</text:p>
          </table:table-cell>
          <table:table-cell office:value-type="float" office:value="0.76">
            <text:p>0.76</text:p>
          </table:table-cell>
          <table:table-cell office:value-type="float" office:value="11.18">
            <text:p>11.18</text:p>
          </table:table-cell>
          <table:table-cell office:value-type="float" office:value="0.16">
            <text:p>0.16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float" office:value="285">
            <text:p>285</text:p>
          </table:table-cell>
          <table:table-cell office:value-type="float" office:value="128">
            <text:p>128</text:p>
          </table:table-cell>
          <table:table-cell office:value-type="string">
            <text:p>.. .</text:p>
          </table:table-cell>
          <table:table-cell office:value-type="string">
            <text:p>...</text:p>
          </table:table-cell>
          <table:table-cell office:value-type="float" office:value="0.25">
            <text:p>0.25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Sex A, DDO 75 </text:p>
          </table:table-cell>
          <table:table-cell office:value-type="string">
            <text:p>10 11 00.8</text:p>
          </table:table-cell>
          <table:table-cell office:value-type="string">
            <text:p>-04 41 34</text:p>
          </table:table-cell>
          <table:table-cell office:value-type="float" office:value="5.9">
            <text:p>5.9</text:p>
          </table:table-cell>
          <table:table-cell office:value-type="float" office:value="0.83">
            <text:p>0.83</text:p>
          </table:table-cell>
          <table:table-cell office:value-type="float" office:value="11.86">
            <text:p>11.86</text:p>
          </table:table-cell>
          <table:table-cell office:value-type="float" office:value="0.19">
            <text:p>0.19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24">
            <text:p>324</text:p>
          </table:table-cell>
          <table:table-cell office:value-type="float" office:value="94">
            <text:p>94</text:p>
          </table:table-cell>
          <table:table-cell office:value-type="float" office:value="63">
            <text:p>63</text:p>
          </table:table-cell>
          <table:table-cell office:value-type="float" office:value="2.32">
            <text:p>2.32</text:p>
          </table:table-cell>
          <table:table-cell office:value-type="float" office:value="1.32">
            <text:p>1.32</text:p>
          </table:table-cell>
          <table:table-cell office:value-type="string">
            <text:p>cep</text:p>
          </table:table-cell>
        </table:table-row>
        <table:table-row table:style-name="ro1">
          <table:table-cell office:value-type="string">
            <text:p>Sex dSph </text:p>
          </table:table-cell>
          <table:table-cell office:value-type="string">
            <text:p>10 13 03.0</text:p>
          </table:table-cell>
          <table:table-cell office:value-type="string">
            <text:p>-01 36 52</text:p>
          </table:table-cell>
          <table:table-cell office:value-type="float" office:value="30">
            <text:p>30</text:p>
          </table:table-cell>
          <table:table-cell office:value-type="float" office:value="0.4">
            <text:p>0.4</text:p>
          </table:table-cell>
          <table:table-cell office:value-type="float" office:value="12">
            <text:p>12</text:p>
          </table:table-cell>
          <table:table-cell office:value-type="float" office:value="0.21">
            <text:p>0.21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float" office:value="226">
            <text:p>226</text:p>
          </table:table-cell>
          <table:table-cell office:value-type="float" office:value="8">
            <text:p>8</text:p>
          </table:table-cell>
          <table:table-cell office:value-type="string">
            <text:p>.. .</text:p>
          </table:table-cell>
          <table:table-cell office:value-type="string">
            <text:p>...</text:p>
          </table:table-cell>
          <table:table-cell office:value-type="float" office:value="0.09">
            <text:p>0.09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KH 60</text:p>
          </table:table-cell>
          <table:table-cell office:value-type="string">
            <text:p>10 15 59.4</text:p>
          </table:table-cell>
          <table:table-cell office:value-type="string">
            <text:p>+06 48 17</text:p>
          </table:table-cell>
          <table:table-cell office:value-type="float" office:value="0.8">
            <text:p>0.8</text:p>
          </table:table-cell>
          <table:table-cell office:value-type="float" office:value="0.55">
            <text:p>0.55</text:p>
          </table:table-cell>
          <table:table-cell office:value-type="float" office:value="18">
            <text:p>18</text:p>
          </table:table-cell>
          <table:table-cell office:value-type="float" office:value="0.09">
            <text:p>0.09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90">
            <text:p>290</text:p>
          </table:table-cell>
          <table:table-cell office:value-type="float" office:value="108">
            <text:p>108</text:p>
          </table:table-cell>
          <table:table-cell office:value-type="string">
            <text:p>.. .</text:p>
          </table:table-cell>
          <table:table-cell office:value-type="string">
            <text:p>...</text:p>
          </table:table-cell>
          <table:table-cell office:value-type="float" office:value="1.5">
            <text:p>1.5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HIJASS</text:p>
          </table:table-cell>
          <table:table-cell office:value-type="string">
            <text:p>10 21 00.2</text:p>
          </table:table-cell>
          <table:table-cell office:value-type="string">
            <text:p>+68 41 60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20">
            <text:p>20</text:p>
          </table:table-cell>
          <table:table-cell office:value-type="float" office:value="0.09">
            <text:p>0.09</text:p>
          </table:table-cell>
          <table:table-cell office:value-type="float" office:value="13">
            <text:p>13</text:p>
          </table:table-cell>
          <table:table-cell office:value-type="string">
            <text:p>A</text:p>
          </table:table-cell>
          <table:table-cell office:value-type="float" office:value="46">
            <text:p>46</text:p>
          </table:table-cell>
          <table:table-cell office:value-type="float" office:value="187">
            <text:p>187</text:p>
          </table:table-cell>
          <table:table-cell office:value-type="string">
            <text:p>.. .</text:p>
          </table:table-cell>
          <table:table-cell office:value-type="string">
            <text:p>...</text:p>
          </table:table-cell>
          <table:table-cell office:value-type="float" office:value="3.7">
            <text:p>3.7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HS 117 </text:p>
          </table:table-cell>
          <table:table-cell office:value-type="string">
            <text:p>10 21 25.2</text:p>
          </table:table-cell>
          <table:table-cell office:value-type="string">
            <text:p>+71 06 58</text:p>
          </table:table-cell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16.5">
            <text:p>16.5</text:p>
          </table:table-cell>
          <table:table-cell office:value-type="float" office:value="0.49">
            <text:p>0.49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-37">
            <text:p>-37</text:p>
          </table:table-cell>
          <table:table-cell office:value-type="float" office:value="116">
            <text:p>116</text:p>
          </table:table-cell>
          <table:table-cell office:value-type="float" office:value="13">
            <text:p>13</text:p>
          </table:table-cell>
          <table:table-cell office:value-type="string">
            <text:p>...</text:p>
          </table:table-cell>
          <table:table-cell office:value-type="float" office:value="3.7">
            <text:p>3.7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KKSG 19 </text:p>
          </table:table-cell>
          <table:table-cell office:value-type="string">
            <text:p>10 24 28.3</text:p>
          </table:table-cell>
          <table:table-cell office:value-type="string">
            <text:p>-12 25 57</text:p>
          </table:table-cell>
          <table:table-cell office:value-type="float" office:value="0.7">
            <text:p>0.7</text:p>
          </table:table-cell>
          <table:table-cell office:value-type="float" office:value="0.86">
            <text:p>0.86</text:p>
          </table:table-cell>
          <table:table-cell office:value-type="float" office:value="16.79">
            <text:p>16.79</text:p>
          </table:table-cell>
          <table:table-cell office:value-type="float" office:value="0.3">
            <text:p>0.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628">
            <text:p>628</text:p>
          </table:table-cell>
          <table:table-cell office:value-type="float" office:value="373">
            <text:p>373</text:p>
          </table:table-cell>
          <table:table-cell office:value-type="float" office:value="28">
            <text:p>28</text:p>
          </table:table-cell>
          <table:table-cell office:value-type="float" office:value="0.52">
            <text:p>0.52</text:p>
          </table:table-cell>
          <table:table-cell office:value-type="float" office:value="5.2">
            <text:p>5.2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DDO 78, KK 89 </text:p>
          </table:table-cell>
          <table:table-cell office:value-type="string">
            <text:p>10 26 27.9</text:p>
          </table:table-cell>
          <table:table-cell office:value-type="string">
            <text:p>+67 39 24</text:p>
          </table:table-cell>
          <table:table-cell office:value-type="float" office:value="2">
            <text:p>2</text:p>
          </table:table-cell>
          <table:table-cell office:value-type="float" office:value="0.95">
            <text:p>0.95</text:p>
          </table:table-cell>
          <table:table-cell office:value-type="float" office:value="15.8">
            <text:p>15.8</text:p>
          </table:table-cell>
          <table:table-cell office:value-type="float" office:value="0.12">
            <text:p>0.12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float" office:value="55">
            <text:p>55</text:p>
          </table:table-cell>
          <table:table-cell office:value-type="float" office:value="191">
            <text:p>191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72">
            <text:p>3.72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U5672</text:p>
          </table:table-cell>
          <table:table-cell office:value-type="string">
            <text:p>10 28 20.9</text:p>
          </table:table-cell>
          <table:table-cell office:value-type="string">
            <text:p>+22 34 17</text:p>
          </table:table-cell>
          <table:table-cell office:value-type="float" office:value="1.8">
            <text:p>1.8</text:p>
          </table:table-cell>
          <table:table-cell office:value-type="float" office:value="0.28">
            <text:p>0.28</text:p>
          </table:table-cell>
          <table:table-cell office:value-type="float" office:value="14.45">
            <text:p>14.45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31">
            <text:p>531</text:p>
          </table:table-cell>
          <table:table-cell office:value-type="float" office:value="428">
            <text:p>428</text:p>
          </table:table-cell>
          <table:table-cell office:value-type="float" office:value="82">
            <text:p>82</text:p>
          </table:table-cell>
          <table:table-cell office:value-type="float" office:value="0.43">
            <text:p>0.43</text:p>
          </table:table-cell>
          <table:table-cell office:value-type="float" office:value="6.3">
            <text:p>6.3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I2574 </text:p>
          </table:table-cell>
          <table:table-cell office:value-type="string">
            <text:p>10 28 22.4</text:p>
          </table:table-cell>
          <table:table-cell office:value-type="string">
            <text:p>+68 24 58</text:p>
          </table:table-cell>
          <table:table-cell office:value-type="float" office:value="13.2">
            <text:p>13.2</text:p>
          </table:table-cell>
          <table:table-cell office:value-type="float" office:value="0.41">
            <text:p>0.41</text:p>
          </table:table-cell>
          <table:table-cell office:value-type="float" office:value="10.84">
            <text:p>10.84</text:p>
          </table:table-cell>
          <table:table-cell office:value-type="float" office:value="0.16">
            <text:p>0.16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57">
            <text:p>57</text:p>
          </table:table-cell>
          <table:table-cell office:value-type="float" office:value="197">
            <text:p>197</text:p>
          </table:table-cell>
          <table:table-cell office:value-type="float" office:value="115">
            <text:p>115</text:p>
          </table:table-cell>
          <table:table-cell office:value-type="float" office:value="2.65">
            <text:p>2.65</text:p>
          </table:table-cell>
          <table:table-cell office:value-type="float" office:value="4.02">
            <text:p>4.02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DDO 82</text:p>
          </table:table-cell>
          <table:table-cell office:value-type="string">
            <text:p>10 30 35.0</text:p>
          </table:table-cell>
          <table:table-cell office:value-type="string">
            <text:p>+70 37 10</text:p>
          </table:table-cell>
          <table:table-cell office:value-type="float" office:value="3.4">
            <text:p>3.4</text:p>
          </table:table-cell>
          <table:table-cell office:value-type="float" office:value="0.59">
            <text:p>0.59</text:p>
          </table:table-cell>
          <table:table-cell office:value-type="float" office:value="13.57">
            <text:p>13.57</text:p>
          </table:table-cell>
          <table:table-cell office:value-type="float" office:value="0.19">
            <text:p>0.19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56">
            <text:p>56</text:p>
          </table:table-cell>
          <table:table-cell office:value-type="float" office:value="207">
            <text:p>207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4">
            <text:p>4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LeG 01 </text:p>
          </table:table-cell>
          <table:table-cell office:value-type="string">
            <text:p>10 31 53.8</text:p>
          </table:table-cell>
          <table:table-cell office:value-type="string">
            <text:p>+12 55 35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18.7">
            <text:p>18.7</text:p>
          </table:table-cell>
          <table:table-cell office:value-type="float" office:value="0.14">
            <text:p>0.1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N3274</text:p>
          </table:table-cell>
          <table:table-cell office:value-type="string">
            <text:p>10 32 17.1</text:p>
          </table:table-cell>
          <table:table-cell office:value-type="string">
            <text:p>+27 40 07</text:p>
          </table:table-cell>
          <table:table-cell office:value-type="float" office:value="2.1">
            <text:p>2.1</text:p>
          </table:table-cell>
          <table:table-cell office:value-type="float" office:value="0.48">
            <text:p>0.48</text:p>
          </table:table-cell>
          <table:table-cell office:value-type="float" office:value="13.25">
            <text:p>13.25</text:p>
          </table:table-cell>
          <table:table-cell office:value-type="float" office:value="0.1">
            <text:p>0.1</text:p>
          </table:table-cell>
          <table:table-cell office:value-type="float" office:value="6">
            <text:p>6</text:p>
          </table:table-cell>
          <table:table-cell office:value-type="string">
            <text:p>KB</text:p>
          </table:table-cell>
          <table:table-cell office:value-type="float" office:value="537">
            <text:p>537</text:p>
          </table:table-cell>
          <table:table-cell office:value-type="float" office:value="461">
            <text:p>461</text:p>
          </table:table-cell>
          <table:table-cell office:value-type="float" office:value="157">
            <text:p>157</text:p>
          </table:table-cell>
          <table:table-cell office:value-type="float" office:value="1.74">
            <text:p>1.74</text:p>
          </table:table-cell>
          <table:table-cell office:value-type="float" office:value="6.5">
            <text:p>6.5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LeG 02 </text:p>
          </table:table-cell>
          <table:table-cell office:value-type="string">
            <text:p>10 33 19.4</text:p>
          </table:table-cell>
          <table:table-cell office:value-type="string">
            <text:p>+10 11 21</text:p>
          </table:table-cell>
          <table:table-cell office:value-type="float" office:value="0.3">
            <text:p>0.3</text:p>
          </table:table-cell>
          <table:table-cell office:value-type="float" office:value="0.95">
            <text:p>0.95</text:p>
          </table:table-cell>
          <table:table-cell office:value-type="float" office:value="19.1">
            <text:p>19.1</text:p>
          </table:table-cell>
          <table:table-cell office:value-type="float" office:value="0.13">
            <text:p>0.1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BK 6N, KK 91 </text:p>
          </table:table-cell>
          <table:table-cell office:value-type="string">
            <text:p>10 34 31.9</text:p>
          </table:table-cell>
          <table:table-cell office:value-type="string">
            <text:p>+66 00 42</text:p>
          </table:table-cell>
          <table:table-cell office:value-type="float" office:value="1.1">
            <text:p>1.1</text:p>
          </table:table-cell>
          <table:table-cell office:value-type="float" office:value="0.64">
            <text:p>0.64</text:p>
          </table:table-cell>
          <table:table-cell office:value-type="float" office:value="16.9">
            <text:p>16.9</text:p>
          </table:table-cell>
          <table:table-cell office:value-type="float" office:value="0.05">
            <text:p>0.05</text:p>
          </table:table-cell>
          <table:table-cell office:value-type="float" office:value="-3">
            <text:p>-3</text:p>
          </table:table-cell>
          <table:table-cell/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85">
            <text:p>3.85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LeG 03 </text:p>
          </table:table-cell>
          <table:table-cell office:value-type="string">
            <text:p>10 35 48.8</text:p>
          </table:table-cell>
          <table:table-cell office:value-type="string">
            <text:p>+08 28 47</text:p>
          </table:table-cell>
          <table:table-cell office:value-type="float" office:value="1.1">
            <text:p>1.1</text:p>
          </table:table-cell>
          <table:table-cell office:value-type="float" office:value="0.23">
            <text:p>0.23</text:p>
          </table:table-cell>
          <table:table-cell office:value-type="float" office:value="17.8">
            <text:p>17.8</text:p>
          </table:table-cell>
          <table:table-cell office:value-type="float" office:value="0.11">
            <text:p>0.11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N3299</text:p>
          </table:table-cell>
          <table:table-cell office:value-type="string">
            <text:p>10 36 23.8</text:p>
          </table:table-cell>
          <table:table-cell office:value-type="string">
            <text:p>+12 42 27</text:p>
          </table:table-cell>
          <table:table-cell office:value-type="float" office:value="2.2">
            <text:p>2.2</text:p>
          </table:table-cell>
          <table:table-cell office:value-type="float" office:value="0.77">
            <text:p>0.77</text:p>
          </table:table-cell>
          <table:table-cell office:value-type="float" office:value="13.3">
            <text:p>13.3</text:p>
          </table:table-cell>
          <table:table-cell office:value-type="float" office:value="0.11">
            <text:p>0.11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float" office:value="641">
            <text:p>641</text:p>
          </table:table-cell>
          <table:table-cell office:value-type="float" office:value="490">
            <text:p>490</text:p>
          </table:table-cell>
          <table:table-cell office:value-type="float" office:value="120">
            <text:p>120</text:p>
          </table:table-cell>
          <table:table-cell office:value-type="float" office:value="0.46">
            <text:p>0.46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LeG 04 </text:p>
          </table:table-cell>
          <table:table-cell office:value-type="string">
            <text:p>10 39 40.2</text:p>
          </table:table-cell>
          <table:table-cell office:value-type="string">
            <text:p>+12 44 06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18.7">
            <text:p>18.7</text:p>
          </table:table-cell>
          <table:table-cell office:value-type="float" office:value="0.12">
            <text:p>0.12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FS 01, LeG 05 </text:p>
          </table:table-cell>
          <table:table-cell office:value-type="string">
            <text:p>10 39 43.3</text:p>
          </table:table-cell>
          <table:table-cell office:value-type="string">
            <text:p>+12 38 04</text:p>
          </table:table-cell>
          <table:table-cell office:value-type="float" office:value="0.7">
            <text:p>0.7</text:p>
          </table:table-cell>
          <table:table-cell office:value-type="float" office:value="0.53">
            <text:p>0.53</text:p>
          </table:table-cell>
          <table:table-cell office:value-type="float" office:value="16.77">
            <text:p>16.77</text:p>
          </table:table-cell>
          <table:table-cell office:value-type="float" office:value="0.11">
            <text:p>0.11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P031727 </text:p>
          </table:table-cell>
          <table:table-cell office:value-type="string">
            <text:p>10 39 55.7</text:p>
          </table:table-cell>
          <table:table-cell office:value-type="string">
            <text:p>+13 54 28</text:p>
          </table:table-cell>
          <table:table-cell office:value-type="float" office:value="0.6">
            <text:p>0.6</text:p>
          </table:table-cell>
          <table:table-cell office:value-type="float" office:value="0.65">
            <text:p>0.65</text:p>
          </table:table-cell>
          <table:table-cell office:value-type="float" office:value="18.3">
            <text:p>18.3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010">
            <text:p>1010</text:p>
          </table:table-cell>
          <table:table-cell office:value-type="float" office:value="865">
            <text:p>865</text:p>
          </table:table-cell>
          <table:table-cell office:value-type="float" office:value="27">
            <text:p>27</text:p>
          </table:table-cell>
          <table:table-cell office:value-type="float" office:value="-0.26">
            <text:p>-0.26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U5812</text:p>
          </table:table-cell>
          <table:table-cell office:value-type="string">
            <text:p>10 40 56.6</text:p>
          </table:table-cell>
          <table:table-cell office:value-type="string">
            <text:p>+12 28 19</text:p>
          </table:table-cell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15.1">
            <text:p>15.1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008">
            <text:p>1008</text:p>
          </table:table-cell>
          <table:table-cell office:value-type="float" office:value="857">
            <text:p>857</text:p>
          </table:table-cell>
          <table:table-cell office:value-type="float" office:value="56">
            <text:p>56</text:p>
          </table:table-cell>
          <table:table-cell office:value-type="float" office:value="0.17">
            <text:p>0.17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P031877 </text:p>
          </table:table-cell>
          <table:table-cell office:value-type="string">
            <text:p>10 42 00.3</text:p>
          </table:table-cell>
          <table:table-cell office:value-type="string">
            <text:p>+12 20 06</text:p>
          </table:table-cell>
          <table:table-cell office:value-type="float" office:value="1.3">
            <text:p>1.3</text:p>
          </table:table-cell>
          <table:table-cell office:value-type="float" office:value="0.46">
            <text:p>0.46</text:p>
          </table:table-cell>
          <table:table-cell office:value-type="float" office:value="15.7">
            <text:p>15.7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778">
            <text:p>778</text:p>
          </table:table-cell>
          <table:table-cell office:value-type="float" office:value="627">
            <text:p>627</text:p>
          </table:table-cell>
          <table:table-cell office:value-type="float" office:value="47">
            <text:p>47</text:p>
          </table:table-cell>
          <table:table-cell office:value-type="float" office:value="-0.03">
            <text:p>-0.03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LeG 09 </text:p>
          </table:table-cell>
          <table:table-cell office:value-type="string">
            <text:p>10 42 34.6</text:p>
          </table:table-cell>
          <table:table-cell office:value-type="string">
            <text:p>+12 09 02</text:p>
          </table:table-cell>
          <table:table-cell office:value-type="float" office:value="0.8">
            <text:p>0.8</text:p>
          </table:table-cell>
          <table:table-cell office:value-type="float" office:value="0.83">
            <text:p>0.83</text:p>
          </table:table-cell>
          <table:table-cell office:value-type="float" office:value="18.5">
            <text:p>18.5</text:p>
          </table:table-cell>
          <table:table-cell office:value-type="float" office:value="0.11">
            <text:p>0.11</text:p>
          </table:table-cell>
          <table:table-cell office:value-type="float" office:value="-2">
            <text:p>-2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N3344</text:p>
          </table:table-cell>
          <table:table-cell office:value-type="string">
            <text:p>10 43 30.2</text:p>
          </table:table-cell>
          <table:table-cell office:value-type="string">
            <text:p>+24 55 25</text:p>
          </table:table-cell>
          <table:table-cell office:value-type="float" office:value="7">
            <text:p>7</text:p>
          </table:table-cell>
          <table:table-cell office:value-type="float" office:value="0.9">
            <text:p>0.9</text:p>
          </table:table-cell>
          <table:table-cell office:value-type="float" office:value="10.38">
            <text:p>10.38</text:p>
          </table:table-cell>
          <table:table-cell office:value-type="float" office:value="0.14">
            <text:p>0.14</text:p>
          </table:table-cell>
          <table:table-cell office:value-type="float" office:value="4">
            <text:p>4</text:p>
          </table:table-cell>
          <table:table-cell office:value-type="string">
            <text:p>BK</text:p>
          </table:table-cell>
          <table:table-cell office:value-type="float" office:value="586">
            <text:p>586</text:p>
          </table:table-cell>
          <table:table-cell office:value-type="float" office:value="498">
            <text:p>498</text:p>
          </table:table-cell>
          <table:table-cell office:value-type="float" office:value="154">
            <text:p>154</text:p>
          </table:table-cell>
          <table:table-cell office:value-type="float" office:value="2.27">
            <text:p>2.27</text:p>
          </table:table-cell>
          <table:table-cell office:value-type="float" office:value="6.9">
            <text:p>6.9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LeG 10 </text:p>
          </table:table-cell>
          <table:table-cell office:value-type="string">
            <text:p>10 43 55.4</text:p>
          </table:table-cell>
          <table:table-cell office:value-type="string">
            <text:p>+12 08 07</text:p>
          </table:table-cell>
          <table:table-cell office:value-type="float" office:value="0.1">
            <text:p>0.1</text:p>
          </table:table-cell>
          <table:table-cell office:value-type="float" office:value="0.95">
            <text:p>0.95</text:p>
          </table:table-cell>
          <table:table-cell office:value-type="float" office:value="19.2">
            <text:p>19.2</text:p>
          </table:table-cell>
          <table:table-cell office:value-type="float" office:value="0.11">
            <text:p>0.1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N3351</text:p>
          </table:table-cell>
          <table:table-cell office:value-type="string">
            <text:p>10 43 57.7</text:p>
          </table:table-cell>
          <table:table-cell office:value-type="string">
            <text:p>+11 42 13</text:p>
          </table:table-cell>
          <table:table-cell office:value-type="float" office:value="7.4">
            <text:p>7.4</text:p>
          </table:table-cell>
          <table:table-cell office:value-type="float" office:value="0.68">
            <text:p>0.68</text:p>
          </table:table-cell>
          <table:table-cell office:value-type="float" office:value="10.53">
            <text:p>10.53</text:p>
          </table:table-cell>
          <table:table-cell office:value-type="float" office:value="0.12">
            <text:p>0.12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float" office:value="778">
            <text:p>778</text:p>
          </table:table-cell>
          <table:table-cell office:value-type="float" office:value="624">
            <text:p>624</text:p>
          </table:table-cell>
          <table:table-cell office:value-type="float" office:value="268">
            <text:p>268</text:p>
          </table:table-cell>
          <table:table-cell office:value-type="float" office:value="1.45">
            <text:p>1.45</text:p>
          </table:table-cell>
          <table:table-cell office:value-type="float" office:value="10.05">
            <text:p>10.05</text:p>
          </table:table-cell>
          <table:table-cell office:value-type="string">
            <text:p>cep</text:p>
          </table:table-cell>
        </table:table-row>
        <table:table-row table:style-name="ro1">
          <table:table-cell office:value-type="string">
            <text:p>LeG 11 </text:p>
          </table:table-cell>
          <table:table-cell office:value-type="string">
            <text:p>10 44 02.1</text:p>
          </table:table-cell>
          <table:table-cell office:value-type="string">
            <text:p>+15 35 20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18.8">
            <text:p>18.8</text:p>
          </table:table-cell>
          <table:table-cell office:value-type="float" office:value="0.14">
            <text:p>0.1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LeG 12 </text:p>
          </table:table-cell>
          <table:table-cell office:value-type="string">
            <text:p>10 44 07.8</text:p>
          </table:table-cell>
          <table:table-cell office:value-type="string">
            <text:p>+11 31 59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19.1">
            <text:p>19.1</text:p>
          </table:table-cell>
          <table:table-cell office:value-type="float" office:value="0.13">
            <text:p>0.1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FS 09, LeG 13 </text:p>
          </table:table-cell>
          <table:table-cell office:value-type="string">
            <text:p>10 44 57.6</text:p>
          </table:table-cell>
          <table:table-cell office:value-type="string">
            <text:p>+11 54 58</text:p>
          </table:table-cell>
          <table:table-cell office:value-type="float" office:value="0.4">
            <text:p>0.4</text:p>
          </table:table-cell>
          <table:table-cell office:value-type="float" office:value="0.44">
            <text:p>0.44</text:p>
          </table:table-cell>
          <table:table-cell office:value-type="float" office:value="17.43">
            <text:p>17.43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FS 13, LeG 14 </text:p>
          </table:table-cell>
          <table:table-cell office:value-type="string">
            <text:p>10 46 14.4</text:p>
          </table:table-cell>
          <table:table-cell office:value-type="string">
            <text:p>+12 57 36</text:p>
          </table:table-cell>
          <table:table-cell office:value-type="float" office:value="0.4">
            <text:p>0.4</text:p>
          </table:table-cell>
          <table:table-cell office:value-type="float" office:value="0.88">
            <text:p>0.88</text:p>
          </table:table-cell>
          <table:table-cell office:value-type="float" office:value="18.7">
            <text:p>18.7</text:p>
          </table:table-cell>
          <table:table-cell office:value-type="float" office:value="0.1">
            <text:p>0.1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float" office:value="886">
            <text:p>886</text:p>
          </table:table-cell>
          <table:table-cell office:value-type="float" office:value="739">
            <text:p>739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FS 14, KK 93 </text:p>
          </table:table-cell>
          <table:table-cell office:value-type="string">
            <text:p>10 46 24.8</text:p>
          </table:table-cell>
          <table:table-cell office:value-type="string">
            <text:p>+14 01 30</text:p>
          </table:table-cell>
          <table:table-cell office:value-type="float" office:value="0.6">
            <text:p>0.6</text:p>
          </table:table-cell>
          <table:table-cell office:value-type="float" office:value="0.92">
            <text:p>0.92</text:p>
          </table:table-cell>
          <table:table-cell office:value-type="float" office:value="18.3">
            <text:p>18.3</text:p>
          </table:table-cell>
          <table:table-cell office:value-type="float" office:value="0.13">
            <text:p>0.1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FS 15, LeG 16 </text:p>
          </table:table-cell>
          <table:table-cell office:value-type="string">
            <text:p>10 46 30.0</text:p>
          </table:table-cell>
          <table:table-cell office:value-type="string">
            <text:p>+11 45 21</text:p>
          </table:table-cell>
          <table:table-cell office:value-type="float" office:value="0.4">
            <text:p>0.4</text:p>
          </table:table-cell>
          <table:table-cell office:value-type="float" office:value="0.98">
            <text:p>0.98</text:p>
          </table:table-cell>
          <table:table-cell office:value-type="float" office:value="19">
            <text:p>19</text:p>
          </table:table-cell>
          <table:table-cell office:value-type="float" office:value="0.11">
            <text:p>0.11</text:p>
          </table:table-cell>
          <table:table-cell office:value-type="float" office:value="-2">
            <text:p>-2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FS 17, LeG 17 </text:p>
          </table:table-cell>
          <table:table-cell office:value-type="string">
            <text:p>10 46 41.5</text:p>
          </table:table-cell>
          <table:table-cell office:value-type="string">
            <text:p>+12 19 35</text:p>
          </table:table-cell>
          <table:table-cell office:value-type="float" office:value="0.7">
            <text:p>0.7</text:p>
          </table:table-cell>
          <table:table-cell office:value-type="float" office:value="0.78">
            <text:p>0.78</text:p>
          </table:table-cell>
          <table:table-cell office:value-type="float" office:value="16.98">
            <text:p>16.98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N3368</text:p>
          </table:table-cell>
          <table:table-cell office:value-type="string">
            <text:p>10 46 45.8</text:p>
          </table:table-cell>
          <table:table-cell office:value-type="string">
            <text:p>+11 49 11</text:p>
          </table:table-cell>
          <table:table-cell office:value-type="float" office:value="7.6">
            <text:p>7.6</text:p>
          </table:table-cell>
          <table:table-cell office:value-type="float" office:value="0.68">
            <text:p>0.68</text:p>
          </table:table-cell>
          <table:table-cell office:value-type="float" office:value="10.11">
            <text:p>10.11</text:p>
          </table:table-cell>
          <table:table-cell office:value-type="float" office:value="0.11">
            <text:p>0.11</text:p>
          </table:table-cell>
          <table:table-cell office:value-type="float" office:value="3">
            <text:p>3</text:p>
          </table:table-cell>
          <table:table-cell office:value-type="string">
            <text:p>BK</text:p>
          </table:table-cell>
          <table:table-cell office:value-type="float" office:value="897">
            <text:p>897</text:p>
          </table:table-cell>
          <table:table-cell office:value-type="float" office:value="744">
            <text:p>744</text:p>
          </table:table-cell>
          <table:table-cell office:value-type="float" office:value="341">
            <text:p>341</text:p>
          </table:table-cell>
          <table:table-cell office:value-type="float" office:value="1.53">
            <text:p>1.53</text:p>
          </table:table-cell>
          <table:table-cell office:value-type="float" office:value="10.42">
            <text:p>10.42</text:p>
          </table:table-cell>
          <table:table-cell office:value-type="string">
            <text:p>cep</text:p>
          </table:table-cell>
        </table:table-row>
        <table:table-row table:style-name="ro1">
          <table:table-cell office:value-type="string">
            <text:p>LeG 18 </text:p>
          </table:table-cell>
          <table:table-cell office:value-type="string">
            <text:p>10 46 53.3</text:p>
          </table:table-cell>
          <table:table-cell office:value-type="string">
            <text:p>+12 44 40</text:p>
          </table:table-cell>
          <table:table-cell office:value-type="float" office:value="0.8">
            <text:p>0.8</text:p>
          </table:table-cell>
          <table:table-cell office:value-type="float" office:value="0.75">
            <text:p>0.75</text:p>
          </table:table-cell>
          <table:table-cell office:value-type="float" office:value="18.9">
            <text:p>18.9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617">
            <text:p>617</text:p>
          </table:table-cell>
          <table:table-cell office:value-type="float" office:value="469">
            <text:p>469</text:p>
          </table:table-cell>
          <table:table-cell office:value-type="float" office:value="28">
            <text:p>28</text:p>
          </table:table-cell>
          <table:table-cell office:value-type="float" office:value="-0.52">
            <text:p>-0.52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FS 20, LeG 19 </text:p>
          </table:table-cell>
          <table:table-cell office:value-type="string">
            <text:p>10 46 54.8</text:p>
          </table:table-cell>
          <table:table-cell office:value-type="string">
            <text:p>+12 47 17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18.2">
            <text:p>18.2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FS 21, KK 94 </text:p>
          </table:table-cell>
          <table:table-cell office:value-type="string">
            <text:p>10 46 57.3</text:p>
          </table:table-cell>
          <table:table-cell office:value-type="string">
            <text:p>+12 59 54</text:p>
          </table:table-cell>
          <table:table-cell office:value-type="float" office:value="0.8">
            <text:p>0.8</text:p>
          </table:table-cell>
          <table:table-cell office:value-type="float" office:value="0.85">
            <text:p>0.85</text:p>
          </table:table-cell>
          <table:table-cell office:value-type="float" office:value="17.5">
            <text:p>17.5</text:p>
          </table:table-cell>
          <table:table-cell office:value-type="float" office:value="0.13">
            <text:p>0.1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832">
            <text:p>832</text:p>
          </table:table-cell>
          <table:table-cell office:value-type="float" office:value="685">
            <text:p>685</text:p>
          </table:table-cell>
          <table:table-cell office:value-type="float" office:value="32">
            <text:p>32</text:p>
          </table:table-cell>
          <table:table-cell office:value-type="float" office:value="0.2">
            <text:p>0.2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LeG 21 </text:p>
          </table:table-cell>
          <table:table-cell office:value-type="string">
            <text:p>10 47 00.8</text:p>
          </table:table-cell>
          <table:table-cell office:value-type="string">
            <text:p>+12 57 35</text:p>
          </table:table-cell>
          <table:table-cell office:value-type="float" office:value="0.4">
            <text:p>0.4</text:p>
          </table:table-cell>
          <table:table-cell office:value-type="float" office:value="0.75">
            <text:p>0.75</text:p>
          </table:table-cell>
          <table:table-cell office:value-type="float" office:value="18.6">
            <text:p>18.6</text:p>
          </table:table-cell>
          <table:table-cell office:value-type="float" office:value="0.13">
            <text:p>0.1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DDO 88, U5889 </text:p>
          </table:table-cell>
          <table:table-cell office:value-type="string">
            <text:p>10 47 22.3</text:p>
          </table:table-cell>
          <table:table-cell office:value-type="string">
            <text:p>+14 04 13</text:p>
          </table:table-cell>
          <table:table-cell office:value-type="float" office:value="2.2">
            <text:p>2.2</text:p>
          </table:table-cell>
          <table:table-cell office:value-type="float" office:value="0.95">
            <text:p>0.95</text:p>
          </table:table-cell>
          <table:table-cell office:value-type="float" office:value="14.25">
            <text:p>14.25</text:p>
          </table:table-cell>
          <table:table-cell office:value-type="float" office:value="0.15">
            <text:p>0.15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573">
            <text:p>573</text:p>
          </table:table-cell>
          <table:table-cell office:value-type="float" office:value="431">
            <text:p>431</text:p>
          </table:table-cell>
          <table:table-cell office:value-type="float" office:value="43">
            <text:p>43</text:p>
          </table:table-cell>
          <table:table-cell office:value-type="float" office:value="0.79">
            <text:p>0.79</text:p>
          </table:table-cell>
          <table:table-cell office:value-type="float" office:value="9.3">
            <text:p>9.3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FS 23</text:p>
          </table:table-cell>
          <table:table-cell office:value-type="string">
            <text:p>10 47 27.4</text:p>
          </table:table-cell>
          <table:table-cell office:value-type="string">
            <text:p>+13 53 23</text:p>
          </table:table-cell>
          <table:table-cell office:value-type="float" office:value="0.4">
            <text:p>0.4</text:p>
          </table:table-cell>
          <table:table-cell office:value-type="float" office:value="0.75">
            <text:p>0.75</text:p>
          </table:table-cell>
          <table:table-cell office:value-type="float" office:value="17.79">
            <text:p>17.79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73">
            <text:p>573</text:p>
          </table:table-cell>
          <table:table-cell office:value-type="float" office:value="431">
            <text:p>431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P32250 </text:p>
          </table:table-cell>
          <table:table-cell office:value-type="string">
            <text:p>10 47 41.9</text:p>
          </table:table-cell>
          <table:table-cell office:value-type="string">
            <text:p>-38 51 15</text:p>
          </table:table-cell>
          <table:table-cell office:value-type="float" office:value="2.2">
            <text:p>2.2</text:p>
          </table:table-cell>
          <table:table-cell office:value-type="float" office:value="0.14">
            <text:p>0.14</text:p>
          </table:table-cell>
          <table:table-cell office:value-type="float" office:value="14.97">
            <text:p>14.97</text:p>
          </table:table-cell>
          <table:table-cell office:value-type="float" office:value="0.33">
            <text:p>0.33</text:p>
          </table:table-cell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float" office:value="720">
            <text:p>720</text:p>
          </table:table-cell>
          <table:table-cell office:value-type="float" office:value="415">
            <text:p>415</text:p>
          </table:table-cell>
          <table:table-cell office:value-type="float" office:value="55">
            <text:p>55</text:p>
          </table:table-cell>
          <table:table-cell office:value-type="float" office:value="0.87">
            <text:p>0.87</text:p>
          </table:table-cell>
          <table:table-cell office:value-type="float" office:value="5.8">
            <text:p>5.8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N3377</text:p>
          </table:table-cell>
          <table:table-cell office:value-type="string">
            <text:p>10 47 42.4</text:p>
          </table:table-cell>
          <table:table-cell office:value-type="string">
            <text:p>+13 59 08</text:p>
          </table:table-cell>
          <table:table-cell office:value-type="float" office:value="5.2">
            <text:p>5.2</text:p>
          </table:table-cell>
          <table:table-cell office:value-type="float" office:value="0.58">
            <text:p>0.58</text:p>
          </table:table-cell>
          <table:table-cell office:value-type="float" office:value="11.24">
            <text:p>11.24</text:p>
          </table:table-cell>
          <table:table-cell office:value-type="float" office:value="0.15">
            <text:p>0.15</text:p>
          </table:table-cell>
          <table:table-cell office:value-type="float" office:value="-5">
            <text:p>-5</text:p>
          </table:table-cell>
          <table:table-cell office:value-type="string">
            <text:p>B</text:p>
          </table:table-cell>
          <table:table-cell office:value-type="float" office:value="665">
            <text:p>665</text:p>
          </table:table-cell>
          <table:table-cell office:value-type="float" office:value="523">
            <text:p>523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91">
            <text:p>10.91</text:p>
          </table:table-cell>
          <table:table-cell office:value-type="string">
            <text:p>sbf</text:p>
          </table:table-cell>
        </table:table-row>
        <table:table-row table:style-name="ro1">
          <table:table-cell office:value-type="string">
            <text:p>N3379</text:p>
          </table:table-cell>
          <table:table-cell office:value-type="string">
            <text:p>10 47 49.6</text:p>
          </table:table-cell>
          <table:table-cell office:value-type="string">
            <text:p>+12 34 54</text:p>
          </table:table-cell>
          <table:table-cell office:value-type="float" office:value="5.4">
            <text:p>5.4</text:p>
          </table:table-cell>
          <table:table-cell office:value-type="float" office:value="0.89">
            <text:p>0.89</text:p>
          </table:table-cell>
          <table:table-cell office:value-type="float" office:value="10.24">
            <text:p>10.24</text:p>
          </table:table-cell>
          <table:table-cell office:value-type="float" office:value="0.11">
            <text:p>0.11</text:p>
          </table:table-cell>
          <table:table-cell office:value-type="float" office:value="-3">
            <text:p>-3</text:p>
          </table:table-cell>
          <table:table-cell office:value-type="string">
            <text:p>B</text:p>
          </table:table-cell>
          <table:table-cell office:value-type="float" office:value="911">
            <text:p>911</text:p>
          </table:table-cell>
          <table:table-cell office:value-type="float" office:value="762">
            <text:p>762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1.12">
            <text:p>11.12</text:p>
          </table:table-cell>
          <table:table-cell office:value-type="string">
            <text:p>sbf</text:p>
          </table:table-cell>
        </table:table-row>
        <table:table-row table:style-name="ro1">
          <table:table-cell office:value-type="string">
            <text:p>N3384</text:p>
          </table:table-cell>
          <table:table-cell office:value-type="string">
            <text:p>10 48 16.9</text:p>
          </table:table-cell>
          <table:table-cell office:value-type="string">
            <text:p>+12 37 45</text:p>
          </table:table-cell>
          <table:table-cell office:value-type="float" office:value="5.5">
            <text:p>5.5</text:p>
          </table:table-cell>
          <table:table-cell office:value-type="float" office:value="0.45">
            <text:p>0.45</text:p>
          </table:table-cell>
          <table:table-cell office:value-type="float" office:value="10.85">
            <text:p>10.85</text:p>
          </table:table-cell>
          <table:table-cell office:value-type="float" office:value="0.12">
            <text:p>0.12</text:p>
          </table:table-cell>
          <table:table-cell office:value-type="float" office:value="-1">
            <text:p>-1</text:p>
          </table:table-cell>
          <table:table-cell office:value-type="string">
            <text:p>B</text:p>
          </table:table-cell>
          <table:table-cell office:value-type="float" office:value="704">
            <text:p>704</text:p>
          </table:table-cell>
          <table:table-cell office:value-type="float" office:value="556">
            <text:p>556</text:p>
          </table:table-cell>
          <table:table-cell office:value-type="float" office:value="39">
            <text:p>39</text:p>
          </table:table-cell>
          <table:table-cell office:value-type="float" office:value="0.27">
            <text:p>0.27</text:p>
          </table:table-cell>
          <table:table-cell office:value-type="float" office:value="11.38">
            <text:p>11.38</text:p>
          </table:table-cell>
          <table:table-cell office:value-type="string">
            <text:p>sbf</text:p>
          </table:table-cell>
        </table:table-row>
        <table:table-row table:style-name="ro1">
          <table:table-cell office:value-type="string">
            <text:p>P032327 </text:p>
          </table:table-cell>
          <table:table-cell office:value-type="string">
            <text:p>10 48 43.4</text:p>
          </table:table-cell>
          <table:table-cell office:value-type="string">
            <text:p>+12 18 56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17.51">
            <text:p>17.51</text:p>
          </table:table-cell>
          <table:table-cell office:value-type="float" office:value="0.11">
            <text:p>0.11</text:p>
          </table:table-cell>
          <table:table-cell office:value-type="float" office:value="-2">
            <text:p>-2</text:p>
          </table:table-cell>
          <table:table-cell office:value-type="string">
            <text:p>A</text:p>
          </table:table-cell>
          <table:table-cell office:value-type="float" office:value="887">
            <text:p>887</text:p>
          </table:table-cell>
          <table:table-cell office:value-type="float" office:value="737">
            <text:p>737</text:p>
          </table:table-cell>
          <table:table-cell office:value-type="float" office:value="64">
            <text:p>64</text:p>
          </table:table-cell>
          <table:table-cell office:value-type="float" office:value="-0.26">
            <text:p>-0.26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P032348 </text:p>
          </table:table-cell>
          <table:table-cell office:value-type="string">
            <text:p>10 48 53.7</text:p>
          </table:table-cell>
          <table:table-cell office:value-type="string">
            <text:p>+14 07 28</text:p>
          </table:table-cell>
          <table:table-cell office:value-type="float" office:value="1.2">
            <text:p>1.2</text:p>
          </table:table-cell>
          <table:table-cell office:value-type="float" office:value="0.5">
            <text:p>0.5</text:p>
          </table:table-cell>
          <table:table-cell office:value-type="float" office:value="15.5">
            <text:p>15.5</text:p>
          </table:table-cell>
          <table:table-cell office:value-type="float" office:value="0.17">
            <text:p>0.17</text:p>
          </table:table-cell>
          <table:table-cell office:value-type="float" office:value="-1">
            <text:p>-1</text:p>
          </table:table-cell>
          <table:table-cell office:value-type="string">
            <text:p>A</text:p>
          </table:table-cell>
          <table:table-cell office:value-type="float" office:value="637">
            <text:p>637</text:p>
          </table:table-cell>
          <table:table-cell office:value-type="float" office:value="496">
            <text:p>496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DDO 87, U5918 </text:p>
          </table:table-cell>
          <table:table-cell office:value-type="string">
            <text:p>10 49 36.5</text:p>
          </table:table-cell>
          <table:table-cell office:value-type="string">
            <text:p>+65 31 50</text:p>
          </table:table-cell>
          <table:table-cell office:value-type="float" office:value="2.4">
            <text:p>2.4</text:p>
          </table:table-cell>
          <table:table-cell office:value-type="float" office:value="0.9">
            <text:p>0.9</text:p>
          </table:table-cell>
          <table:table-cell office:value-type="float" office:value="15">
            <text:p>15</text:p>
          </table:table-cell>
          <table:table-cell office:value-type="float" office:value="0.05">
            <text:p>0.0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40">
            <text:p>340</text:p>
          </table:table-cell>
          <table:table-cell office:value-type="float" office:value="468">
            <text:p>468</text:p>
          </table:table-cell>
          <table:table-cell office:value-type="float" office:value="64">
            <text:p>64</text:p>
          </table:table-cell>
          <table:table-cell office:value-type="float" office:value="0.92">
            <text:p>0.92</text:p>
          </table:table-cell>
          <table:table-cell office:value-type="float" office:value="7.4">
            <text:p>7.4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FS 40, LeG 22 </text:p>
          </table:table-cell>
          <table:table-cell office:value-type="string">
            <text:p>10 49 37.1</text:p>
          </table:table-cell>
          <table:table-cell office:value-type="string">
            <text:p>+11 21 06</text:p>
          </table:table-cell>
          <table:table-cell office:value-type="float" office:value="0.6">
            <text:p>0.6</text:p>
          </table:table-cell>
          <table:table-cell office:value-type="float" office:value="0.66">
            <text:p>0.66</text:p>
          </table:table-cell>
          <table:table-cell office:value-type="float" office:value="18">
            <text:p>18</text:p>
          </table:table-cell>
          <table:table-cell office:value-type="float" office:value="0.13">
            <text:p>0.1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P1424345 </text:p>
          </table:table-cell>
          <table:table-cell office:value-type="string">
            <text:p>10 49 52.2</text:p>
          </table:table-cell>
          <table:table-cell office:value-type="string">
            <text:p>+13 09 42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20">
            <text:p>2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754">
            <text:p>754</text:p>
          </table:table-cell>
          <table:table-cell office:value-type="float" office:value="608">
            <text:p>608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*</text:p>
          </table:table-cell>
        </table:table-row>
        <table:table-row table:style-name="ro1">
          <table:table-cell office:value-type="string">
            <text:p>LeG 23 </text:p>
          </table:table-cell>
          <table:table-cell office:value-type="string">
            <text:p>10 50 09.1</text:p>
          </table:table-cell>
          <table:table-cell office:value-type="string">
            <text:p>+13 29 01</text:p>
          </table:table-cell>
          <table:table-cell office:value-type="float" office:value="0.3">
            <text:p>0.3</text:p>
          </table:table-cell>
          <table:table-cell office:value-type="float" office:value="0.95">
            <text:p>0.95</text:p>
          </table:table-cell>
          <table:table-cell office:value-type="float" office:value="19.1">
            <text:p>19.1</text:p>
          </table:table-cell>
          <table:table-cell office:value-type="float" office:value="0.14">
            <text:p>0.14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U5944</text:p>
          </table:table-cell>
          <table:table-cell office:value-type="string">
            <text:p>10 50 19.1</text:p>
          </table:table-cell>
          <table:table-cell office:value-type="string">
            <text:p>+13 16 19</text:p>
          </table:table-cell>
          <table:table-cell office:value-type="float" office:value="1.1">
            <text:p>1.1</text:p>
          </table:table-cell>
          <table:table-cell office:value-type="float" office:value="0.97">
            <text:p>0.97</text:p>
          </table:table-cell>
          <table:table-cell office:value-type="float" office:value="14.8">
            <text:p>14.8</text:p>
          </table:table-cell>
          <table:table-cell office:value-type="float" office:value="0.13">
            <text:p>0.13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KK 96 </text:p>
          </table:table-cell>
          <table:table-cell office:value-type="string">
            <text:p>10 50 27.1</text:p>
          </table:table-cell>
          <table:table-cell office:value-type="string">
            <text:p>+12 21 39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8.3">
            <text:p>18.3</text:p>
          </table:table-cell>
          <table:table-cell office:value-type="float" office:value="0.11">
            <text:p>0.11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N3412</text:p>
          </table:table-cell>
          <table:table-cell office:value-type="string">
            <text:p>10 50 53.3</text:p>
          </table:table-cell>
          <table:table-cell office:value-type="string">
            <text:p>+13 24 44</text:p>
          </table:table-cell>
          <table:table-cell office:value-type="float" office:value="3.6">
            <text:p>3.6</text:p>
          </table:table-cell>
          <table:table-cell office:value-type="float" office:value="0.56">
            <text:p>0.56</text:p>
          </table:table-cell>
          <table:table-cell office:value-type="float" office:value="11.45">
            <text:p>11.45</text:p>
          </table:table-cell>
          <table:table-cell office:value-type="float" office:value="0.12">
            <text:p>0.12</text:p>
          </table:table-cell>
          <table:table-cell office:value-type="float" office:value="-1">
            <text:p>-1</text:p>
          </table:table-cell>
          <table:table-cell office:value-type="string">
            <text:p>B</text:p>
          </table:table-cell>
          <table:table-cell office:value-type="float" office:value="841">
            <text:p>841</text:p>
          </table:table-cell>
          <table:table-cell office:value-type="float" office:value="697">
            <text:p>697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LeG 26 </text:p>
          </table:table-cell>
          <table:table-cell office:value-type="string">
            <text:p>10 51 21.1</text:p>
          </table:table-cell>
          <table:table-cell office:value-type="string">
            <text:p>+12 50 57</text:p>
          </table:table-cell>
          <table:table-cell office:value-type="float" office:value="0.9">
            <text:p>0.9</text:p>
          </table:table-cell>
          <table:table-cell office:value-type="float" office:value="0.89">
            <text:p>0.89</text:p>
          </table:table-cell>
          <table:table-cell office:value-type="float" office:value="17.2">
            <text:p>17.2</text:p>
          </table:table-cell>
          <table:table-cell office:value-type="float" office:value="0.1">
            <text:p>0.1</text:p>
          </table:table-cell>
          <table:table-cell office:value-type="float" office:value="-2">
            <text:p>-2</text:p>
          </table:table-cell>
          <table:table-cell office:value-type="string">
            <text:p>A</text:p>
          </table:table-cell>
          <table:table-cell office:value-type="string">
            <text:p>..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LeG 27 </text:p>
          </table:table-cell>
          <table:table-cell office:value-type="string">
            <text:p>10 52 20.1</text:p>
          </table:table-cell>
          <table:table-cell office:value-type="string">
            <text:p>+14 42 26</text:p>
          </table:table-cell>
          <table:table-cell office:value-type="float" office:value="0.4">
            <text:p>0.4</text:p>
          </table:table-cell>
          <table:table-cell office:value-type="float" office:value="0.67">
            <text:p>0.67</text:p>
          </table:table-cell>
          <table:table-cell office:value-type="float" office:value="18.6">
            <text:p>18.6</text:p>
          </table:table-cell>
          <table:table-cell office:value-type="float" office:value="0.09">
            <text:p>0.09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KDG 73</text:p>
          </table:table-cell>
          <table:table-cell office:value-type="string">
            <text:p>10 52 55.3</text:p>
          </table:table-cell>
          <table:table-cell office:value-type="string">
            <text:p>+69 32 45</text:p>
          </table:table-cell>
          <table:table-cell office:value-type="float" office:value="0.6">
            <text:p>0.6</text:p>
          </table:table-cell>
          <table:table-cell office:value-type="float" office:value="0.83">
            <text:p>0.83</text:p>
          </table:table-cell>
          <table:table-cell office:value-type="float" office:value="17.09">
            <text:p>17.09</text:p>
          </table:table-cell>
          <table:table-cell office:value-type="float" office:value="0.08">
            <text:p>0.08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16">
            <text:p>116</text:p>
          </table:table-cell>
          <table:table-cell office:value-type="float" office:value="263">
            <text:p>26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3.7">
            <text:p>3.7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LeG 28 </text:p>
          </table:table-cell>
          <table:table-cell office:value-type="string">
            <text:p>10 53 00.7</text:p>
          </table:table-cell>
          <table:table-cell office:value-type="string">
            <text:p>+10 22 45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18.3">
            <text:p>18.3</text:p>
          </table:table-cell>
          <table:table-cell office:value-type="float" office:value="0.11">
            <text:p>0.1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D640-16</text:p>
          </table:table-cell>
          <table:table-cell office:value-type="string">
            <text:p>10 55 03.6</text:p>
          </table:table-cell>
          <table:table-cell office:value-type="string">
            <text:p>+14 05 36</text:p>
          </table:table-cell>
          <table:table-cell office:value-type="float" office:value="0.3">
            <text:p>0.3</text:p>
          </table:table-cell>
          <table:table-cell office:value-type="float" office:value="0.83">
            <text:p>0.83</text:p>
          </table:table-cell>
          <table:table-cell office:value-type="float" office:value="18.6">
            <text:p>18.6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D640-12</text:p>
          </table:table-cell>
          <table:table-cell office:value-type="string">
            <text:p>10 55 57.1</text:p>
          </table:table-cell>
          <table:table-cell office:value-type="string">
            <text:p>+12 20 20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18.4">
            <text:p>18.4</text:p>
          </table:table-cell>
          <table:table-cell office:value-type="float" office:value="0.08">
            <text:p>0.08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D640-13</text:p>
          </table:table-cell>
          <table:table-cell office:value-type="string">
            <text:p>10 56 14.0</text:p>
          </table:table-cell>
          <table:table-cell office:value-type="string">
            <text:p>+12 00 37</text:p>
          </table:table-cell>
          <table:table-cell office:value-type="float" office:value="0.7">
            <text:p>0.7</text:p>
          </table:table-cell>
          <table:table-cell office:value-type="float" office:value="0.57">
            <text:p>0.57</text:p>
          </table:table-cell>
          <table:table-cell office:value-type="float" office:value="17.66">
            <text:p>17.66</text:p>
          </table:table-cell>
          <table:table-cell office:value-type="float" office:value="0.08">
            <text:p>0.08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990">
            <text:p>990</text:p>
          </table:table-cell>
          <table:table-cell office:value-type="float" office:value="841">
            <text:p>841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E215-09, KKs 40</text:p>
          </table:table-cell>
          <table:table-cell office:value-type="string">
            <text:p>10 57 30.2</text:p>
          </table:table-cell>
          <table:table-cell office:value-type="string">
            <text:p>-48 10 44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6.03">
            <text:p>16.03</text:p>
          </table:table-cell>
          <table:table-cell office:value-type="float" office:value="0.95">
            <text:p>0.9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98">
            <text:p>598</text:p>
          </table:table-cell>
          <table:table-cell office:value-type="float" office:value="290">
            <text:p>290</text:p>
          </table:table-cell>
          <table:table-cell office:value-type="float" office:value="52">
            <text:p>52</text:p>
          </table:table-cell>
          <table:table-cell office:value-type="float" office:value="1.86">
            <text:p>1.86</text:p>
          </table:table-cell>
          <table:table-cell office:value-type="float" office:value="4">
            <text:p>4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D640-14</text:p>
          </table:table-cell>
          <table:table-cell office:value-type="string">
            <text:p>10 58 10.5</text:p>
          </table:table-cell>
          <table:table-cell office:value-type="string">
            <text:p>+11 59 57</text:p>
          </table:table-cell>
          <table:table-cell office:value-type="float" office:value="0.6">
            <text:p>0.6</text:p>
          </table:table-cell>
          <table:table-cell office:value-type="float" office:value="0.66">
            <text:p>0.66</text:p>
          </table:table-cell>
          <table:table-cell office:value-type="float" office:value="18.5">
            <text:p>18.5</text:p>
          </table:table-cell>
          <table:table-cell office:value-type="float" office:value="0.07">
            <text:p>0.07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LeG 32 </text:p>
          </table:table-cell>
          <table:table-cell office:value-type="string">
            <text:p>10 59 17.3</text:p>
          </table:table-cell>
          <table:table-cell office:value-type="string">
            <text:p>+15 05 07</text:p>
          </table:table-cell>
          <table:table-cell office:value-type="float" office:value="0.4">
            <text:p>0.4</text:p>
          </table:table-cell>
          <table:table-cell office:value-type="float" office:value="0.75">
            <text:p>0.75</text:p>
          </table:table-cell>
          <table:table-cell office:value-type="float" office:value="18.7">
            <text:p>18.7</text:p>
          </table:table-cell>
          <table:table-cell office:value-type="float" office:value="0.09">
            <text:p>0.09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N3489</text:p>
          </table:table-cell>
          <table:table-cell office:value-type="string">
            <text:p>11 00 18.6</text:p>
          </table:table-cell>
          <table:table-cell office:value-type="string">
            <text:p>+13 54 04</text:p>
          </table:table-cell>
          <table:table-cell office:value-type="float" office:value="3.5">
            <text:p>3.5</text:p>
          </table:table-cell>
          <table:table-cell office:value-type="float" office:value="0.57">
            <text:p>0.57</text:p>
          </table:table-cell>
          <table:table-cell office:value-type="float" office:value="11.12">
            <text:p>11.12</text:p>
          </table:table-cell>
          <table:table-cell office:value-type="float" office:value="0.07">
            <text:p>0.07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float" office:value="677">
            <text:p>677</text:p>
          </table:table-cell>
          <table:table-cell office:value-type="float" office:value="538">
            <text:p>538</text:p>
          </table:table-cell>
          <table:table-cell office:value-type="float" office:value="307">
            <text:p>307</text:p>
          </table:table-cell>
          <table:table-cell office:value-type="float" office:value="-0.06">
            <text:p>-0.06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LeG 33 </text:p>
          </table:table-cell>
          <table:table-cell office:value-type="string">
            <text:p>11 00 45.2</text:p>
          </table:table-cell>
          <table:table-cell office:value-type="string">
            <text:p>+14 10 20</text:p>
          </table:table-cell>
          <table:table-cell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18.6">
            <text:p>18.6</text:p>
          </table:table-cell>
          <table:table-cell office:value-type="float" office:value="0.08">
            <text:p>0.08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D640-08</text:p>
          </table:table-cell>
          <table:table-cell office:value-type="string">
            <text:p>11 00 52.1</text:p>
          </table:table-cell>
          <table:table-cell office:value-type="string">
            <text:p>+13 52 51</text:p>
          </table:table-cell>
          <table:table-cell office:value-type="float" office:value="1.2">
            <text:p>1.2</text:p>
          </table:table-cell>
          <table:table-cell office:value-type="float" office:value="0.58">
            <text:p>0.58</text:p>
          </table:table-cell>
          <table:table-cell office:value-type="float" office:value="16.96">
            <text:p>16.96</text:p>
          </table:table-cell>
          <table:table-cell office:value-type="float" office:value="0.07">
            <text:p>0.07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LeG 35 </text:p>
          </table:table-cell>
          <table:table-cell office:value-type="string">
            <text:p>11 03 02.1</text:p>
          </table:table-cell>
          <table:table-cell office:value-type="string">
            <text:p>+08 02 54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18.1">
            <text:p>18.1</text:p>
          </table:table-cell>
          <table:table-cell office:value-type="float" office:value="0.16">
            <text:p>0.1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CGCG 66-109</text:p>
          </table:table-cell>
          <table:table-cell office:value-type="string">
            <text:p>11 04 26.5</text:p>
          </table:table-cell>
          <table:table-cell office:value-type="string">
            <text:p>+11 45 18</text:p>
          </table:table-cell>
          <table:table-cell office:value-type="float" office:value="1.4">
            <text:p>1.4</text:p>
          </table:table-cell>
          <table:table-cell office:value-type="float" office:value="0.29">
            <text:p>0.29</text:p>
          </table:table-cell>
          <table:table-cell office:value-type="float" office:value="15.7">
            <text:p>15.7</text:p>
          </table:table-cell>
          <table:table-cell office:value-type="float" office:value="0.06">
            <text:p>0.0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U6145, KKSG 21 </text:p>
          </table:table-cell>
          <table:table-cell office:value-type="string">
            <text:p>11 05 35.0</text:p>
          </table:table-cell>
          <table:table-cell office:value-type="string">
            <text:p>-01 51 49</text:p>
          </table:table-cell>
          <table:table-cell office:value-type="float" office:value="1.7">
            <text:p>1.7</text:p>
          </table:table-cell>
          <table:table-cell office:value-type="float" office:value="0.47">
            <text:p>0.47</text:p>
          </table:table-cell>
          <table:table-cell office:value-type="float" office:value="16.45">
            <text:p>16.45</text:p>
          </table:table-cell>
          <table:table-cell office:value-type="float" office:value="0.24">
            <text:p>0.2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740">
            <text:p>740</text:p>
          </table:table-cell>
          <table:table-cell office:value-type="float" office:value="533">
            <text:p>533</text:p>
          </table:table-cell>
          <table:table-cell office:value-type="float" office:value="56">
            <text:p>56</text:p>
          </table:table-cell>
          <table:table-cell office:value-type="float" office:value="0.3">
            <text:p>0.3</text:p>
          </table:table-cell>
          <table:table-cell office:value-type="float" office:value="7.4">
            <text:p>7.4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Leo II, DDO 93 </text:p>
          </table:table-cell>
          <table:table-cell office:value-type="string">
            <text:p>11 13 29.2</text:p>
          </table:table-cell>
          <table:table-cell office:value-type="string">
            <text:p>+22 09 17</text:p>
          </table:table-cell>
          <table:table-cell office:value-type="float" office:value="12">
            <text:p>12</text:p>
          </table:table-cell>
          <table:table-cell office:value-type="float" office:value="0.92">
            <text:p>0.92</text:p>
          </table:table-cell>
          <table:table-cell office:value-type="float" office:value="12.45">
            <text:p>12.45</text:p>
          </table:table-cell>
          <table:table-cell office:value-type="float" office:value="0.07">
            <text:p>0.07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float" office:value="76">
            <text:p>76</text:p>
          </table:table-cell>
          <table:table-cell office:value-type="float" office:value="-18">
            <text:p>-18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0.21">
            <text:p>0.21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3593</text:p>
          </table:table-cell>
          <table:table-cell office:value-type="string">
            <text:p>11 14 35.9</text:p>
          </table:table-cell>
          <table:table-cell office:value-type="string">
            <text:p>+12 49 07</text:p>
          </table:table-cell>
          <table:table-cell office:value-type="float" office:value="5.3">
            <text:p>5.3</text:p>
          </table:table-cell>
          <table:table-cell office:value-type="float" office:value="0.43">
            <text:p>0.43</text:p>
          </table:table-cell>
          <table:table-cell office:value-type="float" office:value="11.83">
            <text:p>11.83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628">
            <text:p>628</text:p>
          </table:table-cell>
          <table:table-cell office:value-type="float" office:value="489">
            <text:p>489</text:p>
          </table:table-cell>
          <table:table-cell office:value-type="float" office:value="194">
            <text:p>194</text:p>
          </table:table-cell>
          <table:table-cell office:value-type="float" office:value="0.93">
            <text:p>0.93</text:p>
          </table:table-cell>
          <table:table-cell office:value-type="float" office:value="6.8">
            <text:p>6.8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N3621</text:p>
          </table:table-cell>
          <table:table-cell office:value-type="string">
            <text:p>11 18 16.1</text:p>
          </table:table-cell>
          <table:table-cell office:value-type="string">
            <text:p>-32 48 42</text:p>
          </table:table-cell>
          <table:table-cell office:value-type="float" office:value="12.4">
            <text:p>12.4</text:p>
          </table:table-cell>
          <table:table-cell office:value-type="float" office:value="0.44">
            <text:p>0.44</text:p>
          </table:table-cell>
          <table:table-cell office:value-type="float" office:value="10.18">
            <text:p>10.18</text:p>
          </table:table-cell>
          <table:table-cell office:value-type="float" office:value="0.35">
            <text:p>0.35</text:p>
          </table:table-cell>
          <table:table-cell office:value-type="float" office:value="7">
            <text:p>7</text:p>
          </table:table-cell>
          <table:table-cell office:value-type="string">
            <text:p>K</text:p>
          </table:table-cell>
          <table:table-cell office:value-type="float" office:value="726">
            <text:p>726</text:p>
          </table:table-cell>
          <table:table-cell office:value-type="float" office:value="436">
            <text:p>436</text:p>
          </table:table-cell>
          <table:table-cell office:value-type="float" office:value="266">
            <text:p>266</text:p>
          </table:table-cell>
          <table:table-cell office:value-type="float" office:value="2.89">
            <text:p>2.89</text:p>
          </table:table-cell>
          <table:table-cell office:value-type="float" office:value="6.7">
            <text:p>6.7</text:p>
          </table:table-cell>
          <table:table-cell office:value-type="string">
            <text:p>cep</text:p>
          </table:table-cell>
        </table:table-row>
        <table:table-row table:style-name="ro1">
          <table:table-cell office:value-type="string">
            <text:p>N3627</text:p>
          </table:table-cell>
          <table:table-cell office:value-type="string">
            <text:p>11 20 15.0</text:p>
          </table:table-cell>
          <table:table-cell office:value-type="string">
            <text:p>+12 59 29</text:p>
          </table:table-cell>
          <table:table-cell office:value-type="float" office:value="9.1">
            <text:p>9.1</text:p>
          </table:table-cell>
          <table:table-cell office:value-type="float" office:value="0.46">
            <text:p>0.46</text:p>
          </table:table-cell>
          <table:table-cell office:value-type="float" office:value="9.65">
            <text:p>9.65</text:p>
          </table:table-cell>
          <table:table-cell office:value-type="float" office:value="0.14">
            <text:p>0.14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float" office:value="723">
            <text:p>723</text:p>
          </table:table-cell>
          <table:table-cell office:value-type="float" office:value="586">
            <text:p>586</text:p>
          </table:table-cell>
          <table:table-cell office:value-type="float" office:value="340">
            <text:p>340</text:p>
          </table:table-cell>
          <table:table-cell office:value-type="float" office:value="1.28">
            <text:p>1.28</text:p>
          </table:table-cell>
          <table:table-cell office:value-type="float" office:value="10.28">
            <text:p>10.28</text:p>
          </table:table-cell>
          <table:table-cell office:value-type="string">
            <text:p>cep</text:p>
          </table:table-cell>
        </table:table-row>
        <table:table-row table:style-name="ro1">
          <table:table-cell office:value-type="string">
            <text:p>U6456</text:p>
          </table:table-cell>
          <table:table-cell office:value-type="string">
            <text:p>11 28 00.6</text:p>
          </table:table-cell>
          <table:table-cell office:value-type="string">
            <text:p>+78 59 29</text:p>
          </table:table-cell>
          <table:table-cell office:value-type="float" office:value="1.5">
            <text:p>1.5</text:p>
          </table:table-cell>
          <table:table-cell office:value-type="float" office:value="0.53">
            <text:p>0.53</text:p>
          </table:table-cell>
          <table:table-cell office:value-type="float" office:value="14.32">
            <text:p>14.32</text:p>
          </table:table-cell>
          <table:table-cell office:value-type="float" office:value="0.16">
            <text:p>0.1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-103">
            <text:p>-103</text:p>
          </table:table-cell>
          <table:table-cell office:value-type="float" office:value="89">
            <text:p>89</text:p>
          </table:table-cell>
          <table:table-cell office:value-type="float" office:value="22">
            <text:p>22</text:p>
          </table:table-cell>
          <table:table-cell office:value-type="float" office:value="1.15">
            <text:p>1.15</text:p>
          </table:table-cell>
          <table:table-cell office:value-type="float" office:value="4.34">
            <text:p>4.34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U6541</text:p>
          </table:table-cell>
          <table:table-cell office:value-type="string">
            <text:p>11 33 29.1</text:p>
          </table:table-cell>
          <table:table-cell office:value-type="string">
            <text:p>+49 14 17</text:p>
          </table:table-cell>
          <table:table-cell office:value-type="float" office:value="1.4">
            <text:p>1.4</text:p>
          </table:table-cell>
          <table:table-cell office:value-type="float" office:value="0.57">
            <text:p>0.57</text:p>
          </table:table-cell>
          <table:table-cell office:value-type="float" office:value="14.32">
            <text:p>14.32</text:p>
          </table:table-cell>
          <table:table-cell office:value-type="float" office:value="0.08">
            <text:p>0.08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50">
            <text:p>250</text:p>
          </table:table-cell>
          <table:table-cell office:value-type="float" office:value="304">
            <text:p>304</text:p>
          </table:table-cell>
          <table:table-cell office:value-type="float" office:value="29">
            <text:p>29</text:p>
          </table:table-cell>
          <table:table-cell office:value-type="float" office:value="0.48">
            <text:p>0.48</text:p>
          </table:table-cell>
          <table:table-cell office:value-type="float" office:value="3.89">
            <text:p>3.89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3738</text:p>
          </table:table-cell>
          <table:table-cell office:value-type="string">
            <text:p>11 35 48.6</text:p>
          </table:table-cell>
          <table:table-cell office:value-type="string">
            <text:p>+54 31 22</text:p>
          </table:table-cell>
          <table:table-cell office:value-type="float" office:value="2.6">
            <text:p>2.6</text:p>
          </table:table-cell>
          <table:table-cell office:value-type="float" office:value="0.73">
            <text:p>0.73</text:p>
          </table:table-cell>
          <table:table-cell office:value-type="float" office:value="11.92">
            <text:p>11.92</text:p>
          </table:table-cell>
          <table:table-cell office:value-type="float" office:value="0.05">
            <text:p>0.0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28">
            <text:p>228</text:p>
          </table:table-cell>
          <table:table-cell office:value-type="float" office:value="305">
            <text:p>305</text:p>
          </table:table-cell>
          <table:table-cell office:value-type="float" office:value="78">
            <text:p>78</text:p>
          </table:table-cell>
          <table:table-cell office:value-type="float" office:value="1.34">
            <text:p>1.34</text:p>
          </table:table-cell>
          <table:table-cell office:value-type="float" office:value="4.9">
            <text:p>4.9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3741</text:p>
          </table:table-cell>
          <table:table-cell office:value-type="string">
            <text:p>11 36 06.4</text:p>
          </table:table-cell>
          <table:table-cell office:value-type="string">
            <text:p>+45 17 07</text:p>
          </table:table-cell>
          <table:table-cell office:value-type="float" office:value="2">
            <text:p>2</text:p>
          </table:table-cell>
          <table:table-cell office:value-type="float" office:value="0.55">
            <text:p>0.55</text:p>
          </table:table-cell>
          <table:table-cell office:value-type="float" office:value="14.38">
            <text:p>14.38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30">
            <text:p>230</text:p>
          </table:table-cell>
          <table:table-cell office:value-type="float" office:value="264">
            <text:p>264</text:p>
          </table:table-cell>
          <table:table-cell office:value-type="float" office:value="81">
            <text:p>81</text:p>
          </table:table-cell>
          <table:table-cell office:value-type="float" office:value="1.72">
            <text:p>1.72</text:p>
          </table:table-cell>
          <table:table-cell office:value-type="float" office:value="3.03">
            <text:p>3.03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E320-14, KKs 44</text:p>
          </table:table-cell>
          <table:table-cell office:value-type="string">
            <text:p>11 37 53.4</text:p>
          </table:table-cell>
          <table:table-cell office:value-type="string">
            <text:p>-39 13 14</text:p>
          </table:table-cell>
          <table:table-cell office:value-type="float" office:value="1.4">
            <text:p>1.4</text:p>
          </table:table-cell>
          <table:table-cell office:value-type="float" office:value="0.64">
            <text:p>0.64</text:p>
          </table:table-cell>
          <table:table-cell office:value-type="float" office:value="15.85">
            <text:p>15.85</text:p>
          </table:table-cell>
          <table:table-cell office:value-type="float" office:value="0.62">
            <text:p>0.62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654">
            <text:p>654</text:p>
          </table:table-cell>
          <table:table-cell office:value-type="float" office:value="362">
            <text:p>362</text:p>
          </table:table-cell>
          <table:table-cell office:value-type="float" office:value="20">
            <text:p>20</text:p>
          </table:table-cell>
          <table:table-cell office:value-type="float" office:value="0.42">
            <text:p>0.42</text:p>
          </table:table-cell>
          <table:table-cell office:value-type="float" office:value="5">
            <text:p>5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K 109 </text:p>
          </table:table-cell>
          <table:table-cell office:value-type="string">
            <text:p>11 47 11.2</text:p>
          </table:table-cell>
          <table:table-cell office:value-type="string">
            <text:p>+43 40 19</text:p>
          </table:table-cell>
          <table:table-cell office:value-type="float" office:value="0.6">
            <text:p>0.6</text:p>
          </table:table-cell>
          <table:table-cell office:value-type="float" office:value="0.67">
            <text:p>0.67</text:p>
          </table:table-cell>
          <table:table-cell office:value-type="float" office:value="18.62">
            <text:p>18.62</text:p>
          </table:table-cell>
          <table:table-cell office:value-type="float" office:value="0.08">
            <text:p>0.08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12">
            <text:p>212</text:p>
          </table:table-cell>
          <table:table-cell office:value-type="float" office:value="241">
            <text:p>241</text:p>
          </table:table-cell>
          <table:table-cell office:value-type="float" office:value="19">
            <text:p>19</text:p>
          </table:table-cell>
          <table:table-cell office:value-type="float" office:value="-0.16">
            <text:p>-0.16</text:p>
          </table:table-cell>
          <table:table-cell office:value-type="float" office:value="4.51">
            <text:p>4.51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DDO 99, U6817 </text:p>
          </table:table-cell>
          <table:table-cell office:value-type="string">
            <text:p>11 50 53.0</text:p>
          </table:table-cell>
          <table:table-cell office:value-type="string">
            <text:p>+38 52 50</text:p>
          </table:table-cell>
          <table:table-cell office:value-type="float" office:value="4.1">
            <text:p>4.1</text:p>
          </table:table-cell>
          <table:table-cell office:value-type="float" office:value="0.37">
            <text:p>0.37</text:p>
          </table:table-cell>
          <table:table-cell office:value-type="float" office:value="13.7">
            <text:p>13.7</text:p>
          </table:table-cell>
          <table:table-cell office:value-type="float" office:value="0.11">
            <text:p>0.1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42">
            <text:p>242</text:p>
          </table:table-cell>
          <table:table-cell office:value-type="float" office:value="248">
            <text:p>248</text:p>
          </table:table-cell>
          <table:table-cell office:value-type="float" office:value="37">
            <text:p>37</text:p>
          </table:table-cell>
          <table:table-cell office:value-type="float" office:value="1.5">
            <text:p>1.5</text:p>
          </table:table-cell>
          <table:table-cell office:value-type="float" office:value="2.64">
            <text:p>2.64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E379-07, KK 112</text:p>
          </table:table-cell>
          <table:table-cell office:value-type="string">
            <text:p>11 54 43.0</text:p>
          </table:table-cell>
          <table:table-cell office:value-type="string">
            <text:p>-33 33 29</text:p>
          </table:table-cell>
          <table:table-cell office:value-type="float" office:value="1.1">
            <text:p>1.1</text:p>
          </table:table-cell>
          <table:table-cell office:value-type="float" office:value="0.73">
            <text:p>0.73</text:p>
          </table:table-cell>
          <table:table-cell office:value-type="float" office:value="16.6">
            <text:p>16.6</text:p>
          </table:table-cell>
          <table:table-cell office:value-type="float" office:value="0.32">
            <text:p>0.32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640">
            <text:p>640</text:p>
          </table:table-cell>
          <table:table-cell office:value-type="float" office:value="363">
            <text:p>363</text:p>
          </table:table-cell>
          <table:table-cell office:value-type="float" office:value="60">
            <text:p>60</text:p>
          </table:table-cell>
          <table:table-cell office:value-type="float" office:value="0.41">
            <text:p>0.41</text:p>
          </table:table-cell>
          <table:table-cell office:value-type="float" office:value="5.22">
            <text:p>5.22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BTS 76 </text:p>
          </table:table-cell>
          <table:table-cell office:value-type="string">
            <text:p>11 58 44.1</text:p>
          </table:table-cell>
          <table:table-cell office:value-type="string">
            <text:p>+27 35 06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16.5">
            <text:p>16.5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499">
            <text:p>499</text:p>
          </table:table-cell>
          <table:table-cell office:value-type="float" office:value="451">
            <text:p>451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6.3">
            <text:p>6.3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N4068</text:p>
          </table:table-cell>
          <table:table-cell office:value-type="string">
            <text:p>12 04 02.4</text:p>
          </table:table-cell>
          <table:table-cell office:value-type="string">
            <text:p>+52 35 19</text:p>
          </table:table-cell>
          <table:table-cell office:value-type="float" office:value="3.2">
            <text:p>3.2</text:p>
          </table:table-cell>
          <table:table-cell office:value-type="float" office:value="0.53">
            <text:p>0.53</text:p>
          </table:table-cell>
          <table:table-cell office:value-type="float" office:value="13.19">
            <text:p>13.19</text:p>
          </table:table-cell>
          <table:table-cell office:value-type="float" office:value="0.09">
            <text:p>0.09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10">
            <text:p>210</text:p>
          </table:table-cell>
          <table:table-cell office:value-type="float" office:value="290">
            <text:p>290</text:p>
          </table:table-cell>
          <table:table-cell office:value-type="float" office:value="51">
            <text:p>51</text:p>
          </table:table-cell>
          <table:table-cell office:value-type="float" office:value="1.49">
            <text:p>1.49</text:p>
          </table:table-cell>
          <table:table-cell office:value-type="float" office:value="5.2">
            <text:p>5.2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MCG 6-27-17</text:p>
          </table:table-cell>
          <table:table-cell office:value-type="string">
            <text:p>12 09 56.4</text:p>
          </table:table-cell>
          <table:table-cell office:value-type="string">
            <text:p>+36 26 07</text:p>
          </table:table-cell>
          <table:table-cell office:value-type="float" office:value="0.8">
            <text:p>0.8</text:p>
          </table:table-cell>
          <table:table-cell office:value-type="float" office:value="0.31">
            <text:p>0.31</text:p>
          </table:table-cell>
          <table:table-cell office:value-type="float" office:value="15.5">
            <text:p>15.5</text:p>
          </table:table-cell>
          <table:table-cell office:value-type="float" office:value="0.11">
            <text:p>0.1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39">
            <text:p>339</text:p>
          </table:table-cell>
          <table:table-cell office:value-type="float" office:value="341">
            <text:p>341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4.7">
            <text:p>4.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N4144</text:p>
          </table:table-cell>
          <table:table-cell office:value-type="string">
            <text:p>12 09 59.3</text:p>
          </table:table-cell>
          <table:table-cell office:value-type="string">
            <text:p>+46 27 26</text:p>
          </table:table-cell>
          <table:table-cell office:value-type="float" office:value="6.1">
            <text:p>6.1</text:p>
          </table:table-cell>
          <table:table-cell office:value-type="float" office:value="0.21">
            <text:p>0.21</text:p>
          </table:table-cell>
          <table:table-cell office:value-type="float" office:value="12.16">
            <text:p>12.16</text:p>
          </table:table-cell>
          <table:table-cell office:value-type="float" office:value="0.06">
            <text:p>0.06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float" office:value="267">
            <text:p>267</text:p>
          </table:table-cell>
          <table:table-cell office:value-type="float" office:value="319">
            <text:p>319</text:p>
          </table:table-cell>
          <table:table-cell office:value-type="float" office:value="150">
            <text:p>150</text:p>
          </table:table-cell>
          <table:table-cell office:value-type="float" office:value="1.68">
            <text:p>1.68</text:p>
          </table:table-cell>
          <table:table-cell office:value-type="float" office:value="9.8">
            <text:p>9.8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N4163</text:p>
          </table:table-cell>
          <table:table-cell office:value-type="string">
            <text:p>12 12 08.9</text:p>
          </table:table-cell>
          <table:table-cell office:value-type="string">
            <text:p>+36 10 10</text:p>
          </table:table-cell>
          <table:table-cell office:value-type="float" office:value="1.9">
            <text:p>1.9</text:p>
          </table:table-cell>
          <table:table-cell office:value-type="float" office:value="0.84">
            <text:p>0.84</text:p>
          </table:table-cell>
          <table:table-cell office:value-type="float" office:value="13.63">
            <text:p>13.63</text:p>
          </table:table-cell>
          <table:table-cell office:value-type="float" office:value="0.09">
            <text:p>0.09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30">
            <text:p>30</text:p>
          </table:table-cell>
          <table:table-cell office:value-type="float" office:value="0.98">
            <text:p>0.98</text:p>
          </table:table-cell>
          <table:table-cell office:value-type="float" office:value="3.6">
            <text:p>3.6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KK 127 </text:p>
          </table:table-cell>
          <table:table-cell office:value-type="string">
            <text:p>12 13 22.7</text:p>
          </table:table-cell>
          <table:table-cell office:value-type="string">
            <text:p>+29 55 18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5.37">
            <text:p>15.37</text:p>
          </table:table-cell>
          <table:table-cell office:value-type="float" office:value="0.08">
            <text:p>0.08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35">
            <text:p>135</text:p>
          </table:table-cell>
          <table:table-cell office:value-type="float" office:value="105">
            <text:p>105</text:p>
          </table:table-cell>
          <table:table-cell office:value-type="float" office:value="38">
            <text:p>38</text:p>
          </table:table-cell>
          <table:table-cell office:value-type="float" office:value="0.34">
            <text:p>0.34</text:p>
          </table:table-cell>
          <table:table-cell office:value-type="float" office:value="1.5">
            <text:p>1.5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N4190</text:p>
          </table:table-cell>
          <table:table-cell office:value-type="string">
            <text:p>12 13 44.6</text:p>
          </table:table-cell>
          <table:table-cell office:value-type="string">
            <text:p>+36 37 60</text:p>
          </table:table-cell>
          <table:table-cell office:value-type="float" office:value="1.7">
            <text:p>1.7</text:p>
          </table:table-cell>
          <table:table-cell office:value-type="float" office:value="0.88">
            <text:p>0.88</text:p>
          </table:table-cell>
          <table:table-cell office:value-type="float" office:value="13.52">
            <text:p>13.52</text:p>
          </table:table-cell>
          <table:table-cell office:value-type="float" office:value="0.13">
            <text:p>0.1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30">
            <text:p>230</text:p>
          </table:table-cell>
          <table:table-cell office:value-type="float" office:value="234">
            <text:p>234</text:p>
          </table:table-cell>
          <table:table-cell office:value-type="float" office:value="46">
            <text:p>46</text:p>
          </table:table-cell>
          <table:table-cell office:value-type="float" office:value="1.37">
            <text:p>1.37</text:p>
          </table:table-cell>
          <table:table-cell office:value-type="float" office:value="3.5">
            <text:p>3.5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E321-014</text:p>
          </table:table-cell>
          <table:table-cell office:value-type="string">
            <text:p>12 13 49.6</text:p>
          </table:table-cell>
          <table:table-cell office:value-type="string">
            <text:p>-38 13 53</text:p>
          </table:table-cell>
          <table:table-cell office:value-type="float" office:value="1.4">
            <text:p>1.4</text:p>
          </table:table-cell>
          <table:table-cell office:value-type="float" office:value="0.43">
            <text:p>0.43</text:p>
          </table:table-cell>
          <table:table-cell office:value-type="float" office:value="15.22">
            <text:p>15.22</text:p>
          </table:table-cell>
          <table:table-cell office:value-type="float" office:value="0.4">
            <text:p>0.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613">
            <text:p>613</text:p>
          </table:table-cell>
          <table:table-cell office:value-type="float" office:value="337">
            <text:p>337</text:p>
          </table:table-cell>
          <table:table-cell office:value-type="float" office:value="25">
            <text:p>25</text:p>
          </table:table-cell>
          <table:table-cell office:value-type="float" office:value="0.46">
            <text:p>0.46</text:p>
          </table:table-cell>
          <table:table-cell office:value-type="float" office:value="3.19">
            <text:p>3.19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U7242, KKH 77 </text:p>
          </table:table-cell>
          <table:table-cell office:value-type="string">
            <text:p>12 14 07.4</text:p>
          </table:table-cell>
          <table:table-cell office:value-type="string">
            <text:p>+66 05 32</text:p>
          </table:table-cell>
          <table:table-cell office:value-type="float" office:value="1.9">
            <text:p>1.9</text:p>
          </table:table-cell>
          <table:table-cell office:value-type="float" office:value="0.42">
            <text:p>0.42</text:p>
          </table:table-cell>
          <table:table-cell office:value-type="float" office:value="14.6">
            <text:p>14.6</text:p>
          </table:table-cell>
          <table:table-cell office:value-type="float" office:value="0.08">
            <text:p>0.08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68">
            <text:p>68</text:p>
          </table:table-cell>
          <table:table-cell office:value-type="float" office:value="213">
            <text:p>213</text:p>
          </table:table-cell>
          <table:table-cell office:value-type="float" office:value="61">
            <text:p>61</text:p>
          </table:table-cell>
          <table:table-cell office:value-type="float" office:value="0.86">
            <text:p>0.86</text:p>
          </table:table-cell>
          <table:table-cell office:value-type="float" office:value="4.3">
            <text:p>4.3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DDO 113, KDG 90 </text:p>
          </table:table-cell>
          <table:table-cell office:value-type="string">
            <text:p>12 14 57.9</text:p>
          </table:table-cell>
          <table:table-cell office:value-type="string">
            <text:p>+36 13 08</text:p>
          </table:table-cell>
          <table:table-cell office:value-type="float" office:value="1.5">
            <text:p>1.5</text:p>
          </table:table-cell>
          <table:table-cell office:value-type="float" office:value="0.87">
            <text:p>0.87</text:p>
          </table:table-cell>
          <table:table-cell office:value-type="float" office:value="15.7">
            <text:p>15.7</text:p>
          </table:table-cell>
          <table:table-cell office:value-type="float" office:value="0.09">
            <text:p>0.09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80">
            <text:p>280</text:p>
          </table:table-cell>
          <table:table-cell office:value-type="float" office:value="283">
            <text:p>283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2.86">
            <text:p>2.86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4214</text:p>
          </table:table-cell>
          <table:table-cell office:value-type="string">
            <text:p>12 15 38.9</text:p>
          </table:table-cell>
          <table:table-cell office:value-type="string">
            <text:p>+36 19 39</text:p>
          </table:table-cell>
          <table:table-cell office:value-type="float" office:value="8.5">
            <text:p>8.5</text:p>
          </table:table-cell>
          <table:table-cell office:value-type="float" office:value="0.78">
            <text:p>0.78</text:p>
          </table:table-cell>
          <table:table-cell office:value-type="float" office:value="10.24">
            <text:p>10.24</text:p>
          </table:table-cell>
          <table:table-cell office:value-type="float" office:value="0.09">
            <text:p>0.09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91">
            <text:p>291</text:p>
          </table:table-cell>
          <table:table-cell office:value-type="float" office:value="295">
            <text:p>295</text:p>
          </table:table-cell>
          <table:table-cell office:value-type="float" office:value="62">
            <text:p>62</text:p>
          </table:table-cell>
          <table:table-cell office:value-type="float" office:value="2.51">
            <text:p>2.51</text:p>
          </table:table-cell>
          <table:table-cell office:value-type="float" office:value="2.94">
            <text:p>2.94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MCG 9-20-131</text:p>
          </table:table-cell>
          <table:table-cell office:value-type="string">
            <text:p>12 15 46.7</text:p>
          </table:table-cell>
          <table:table-cell office:value-type="string">
            <text:p>+52 23 15</text:p>
          </table:table-cell>
          <table:table-cell office:value-type="float" office:value="1.2">
            <text:p>1.2</text:p>
          </table:table-cell>
          <table:table-cell office:value-type="float" office:value="0.3">
            <text:p>0.3</text:p>
          </table:table-cell>
          <table:table-cell office:value-type="float" office:value="15.3">
            <text:p>15.3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62">
            <text:p>162</text:p>
          </table:table-cell>
          <table:table-cell office:value-type="float" office:value="245">
            <text:p>245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4">
            <text:p>3.4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U7298</text:p>
          </table:table-cell>
          <table:table-cell office:value-type="string">
            <text:p>12 16 28.6</text:p>
          </table:table-cell>
          <table:table-cell office:value-type="string">
            <text:p>+52 13 38</text:p>
          </table:table-cell>
          <table:table-cell office:value-type="float" office:value="1.1">
            <text:p>1.1</text:p>
          </table:table-cell>
          <table:table-cell office:value-type="float" office:value="0.55">
            <text:p>0.55</text:p>
          </table:table-cell>
          <table:table-cell office:value-type="float" office:value="15.95">
            <text:p>15.95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73">
            <text:p>173</text:p>
          </table:table-cell>
          <table:table-cell office:value-type="float" office:value="255">
            <text:p>255</text:p>
          </table:table-cell>
          <table:table-cell office:value-type="float" office:value="23">
            <text:p>23</text:p>
          </table:table-cell>
          <table:table-cell office:value-type="float" office:value="0.69">
            <text:p>0.69</text:p>
          </table:table-cell>
          <table:table-cell office:value-type="float" office:value="4.21">
            <text:p>4.21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4236</text:p>
          </table:table-cell>
          <table:table-cell office:value-type="string">
            <text:p>12 16 43.3</text:p>
          </table:table-cell>
          <table:table-cell office:value-type="string">
            <text:p>+69 27 56</text:p>
          </table:table-cell>
          <table:table-cell office:value-type="float" office:value="22.6">
            <text:p>22.6</text:p>
          </table:table-cell>
          <table:table-cell office:value-type="float" office:value="0.32">
            <text:p>0.32</text:p>
          </table:table-cell>
          <table:table-cell office:value-type="float" office:value="10.06">
            <text:p>10.06</text:p>
          </table:table-cell>
          <table:table-cell office:value-type="float" office:value="0.06">
            <text:p>0.06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162">
            <text:p>162</text:p>
          </table:table-cell>
          <table:table-cell office:value-type="float" office:value="2.79">
            <text:p>2.79</text:p>
          </table:table-cell>
          <table:table-cell office:value-type="float" office:value="4.45">
            <text:p>4.45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4244</text:p>
          </table:table-cell>
          <table:table-cell office:value-type="string">
            <text:p>12 17 29.9</text:p>
          </table:table-cell>
          <table:table-cell office:value-type="string">
            <text:p>+37 48 27</text:p>
          </table:table-cell>
          <table:table-cell office:value-type="float" office:value="19.4">
            <text:p>19.4</text:p>
          </table:table-cell>
          <table:table-cell office:value-type="float" office:value="0.11">
            <text:p>0.11</text:p>
          </table:table-cell>
          <table:table-cell office:value-type="float" office:value="10.67">
            <text:p>10.67</text:p>
          </table:table-cell>
          <table:table-cell office:value-type="float" office:value="0.09">
            <text:p>0.09</text:p>
          </table:table-cell>
          <table:table-cell office:value-type="float" office:value="6">
            <text:p>6</text:p>
          </table:table-cell>
          <table:table-cell office:value-type="string">
            <text:p>K</text:p>
          </table:table-cell>
          <table:table-cell office:value-type="float" office:value="243">
            <text:p>243</text:p>
          </table:table-cell>
          <table:table-cell office:value-type="float" office:value="255">
            <text:p>255</text:p>
          </table:table-cell>
          <table:table-cell office:value-type="float" office:value="204">
            <text:p>204</text:p>
          </table:table-cell>
          <table:table-cell office:value-type="float" office:value="2.63">
            <text:p>2.63</text:p>
          </table:table-cell>
          <table:table-cell office:value-type="float" office:value="4.49">
            <text:p>4.49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I3104, E020-04</text:p>
          </table:table-cell>
          <table:table-cell office:value-type="string">
            <text:p>12 18 46.1</text:p>
          </table:table-cell>
          <table:table-cell office:value-type="string">
            <text:p>-79 43 34</text:p>
          </table:table-cell>
          <table:table-cell office:value-type="float" office:value="3.8">
            <text:p>3.8</text:p>
          </table:table-cell>
          <table:table-cell office:value-type="float" office:value="0.47">
            <text:p>0.47</text:p>
          </table:table-cell>
          <table:table-cell office:value-type="float" office:value="13.63">
            <text:p>13.63</text:p>
          </table:table-cell>
          <table:table-cell office:value-type="float" office:value="1.7">
            <text:p>1.7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430">
            <text:p>430</text:p>
          </table:table-cell>
          <table:table-cell office:value-type="float" office:value="171">
            <text:p>171</text:p>
          </table:table-cell>
          <table:table-cell office:value-type="float" office:value="41">
            <text:p>41</text:p>
          </table:table-cell>
          <table:table-cell office:value-type="float" office:value="1.08">
            <text:p>1.08</text:p>
          </table:table-cell>
          <table:table-cell office:value-type="float" office:value="2.27">
            <text:p>2.27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4258</text:p>
          </table:table-cell>
          <table:table-cell office:value-type="string">
            <text:p>12 18 57.5</text:p>
          </table:table-cell>
          <table:table-cell office:value-type="string">
            <text:p>+47 18 14</text:p>
          </table:table-cell>
          <table:table-cell office:value-type="float" office:value="18.6">
            <text:p>18.6</text:p>
          </table:table-cell>
          <table:table-cell office:value-type="float" office:value="0.39">
            <text:p>0.39</text:p>
          </table:table-cell>
          <table:table-cell office:value-type="float" office:value="9.1">
            <text:p>9.1</text:p>
          </table:table-cell>
          <table:table-cell office:value-type="float" office:value="0.07">
            <text:p>0.07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float" office:value="448">
            <text:p>448</text:p>
          </table:table-cell>
          <table:table-cell office:value-type="float" office:value="507">
            <text:p>507</text:p>
          </table:table-cell>
          <table:table-cell office:value-type="float" office:value="421">
            <text:p>421</text:p>
          </table:table-cell>
          <table:table-cell office:value-type="float" office:value="2.65">
            <text:p>2.65</text:p>
          </table:table-cell>
          <table:table-cell office:value-type="float" office:value="7.83">
            <text:p>7.83</text:p>
          </table:table-cell>
          <table:table-cell office:value-type="string">
            <text:p>cep</text:p>
          </table:table-cell>
        </table:table-row>
        <table:table-row table:style-name="ro1">
          <table:table-cell office:value-type="string">
            <text:p>U7356</text:p>
          </table:table-cell>
          <table:table-cell office:value-type="string">
            <text:p>12 19 09.1</text:p>
          </table:table-cell>
          <table:table-cell office:value-type="string">
            <text:p>+47 05 23</text:p>
          </table:table-cell>
          <table:table-cell office:value-type="float" office:value="0.9">
            <text:p>0.9</text:p>
          </table:table-cell>
          <table:table-cell office:value-type="float" office:value="0.99">
            <text:p>0.99</text:p>
          </table:table-cell>
          <table:table-cell office:value-type="float" office:value="15.75">
            <text:p>15.75</text:p>
          </table:table-cell>
          <table:table-cell office:value-type="float" office:value="0.08">
            <text:p>0.08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72">
            <text:p>272</text:p>
          </table:table-cell>
          <table:table-cell office:value-type="float" office:value="330">
            <text:p>330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6.7">
            <text:p>6.7</text:p>
          </table:table-cell>
          <table:table-cell office:value-type="string">
            <text:p>sbf</text:p>
          </table:table-cell>
        </table:table-row>
        <table:table-row table:style-name="ro1">
          <table:table-cell office:value-type="string">
            <text:p>I3308, U7505 </text:p>
          </table:table-cell>
          <table:table-cell office:value-type="string">
            <text:p>12 25 17.9</text:p>
          </table:table-cell>
          <table:table-cell office:value-type="string">
            <text:p>+26 42 53</text:p>
          </table:table-cell>
          <table:table-cell office:value-type="float" office:value="1.5">
            <text:p>1.5</text:p>
          </table:table-cell>
          <table:table-cell office:value-type="float" office:value="0.13">
            <text:p>0.13</text:p>
          </table:table-cell>
          <table:table-cell office:value-type="float" office:value="15.41">
            <text:p>15.41</text:p>
          </table:table-cell>
          <table:table-cell office:value-type="float" office:value="0.1">
            <text:p>0.1</text:p>
          </table:table-cell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float" office:value="316">
            <text:p>316</text:p>
          </table:table-cell>
          <table:table-cell office:value-type="float" office:value="277">
            <text:p>277</text:p>
          </table:table-cell>
          <table:table-cell office:value-type="float" office:value="128">
            <text:p>128</text:p>
          </table:table-cell>
          <table:table-cell office:value-type="float" office:value="1.1">
            <text:p>1.1</text:p>
          </table:table-cell>
          <table:table-cell office:value-type="float" office:value="3.8">
            <text:p>3.8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K 144 </text:p>
          </table:table-cell>
          <table:table-cell office:value-type="string">
            <text:p>12 25 27.9</text:p>
          </table:table-cell>
          <table:table-cell office:value-type="string">
            <text:p>+28 28 57</text:p>
          </table:table-cell>
          <table:table-cell office:value-type="float" office:value="1.5">
            <text:p>1.5</text:p>
          </table:table-cell>
          <table:table-cell office:value-type="float" office:value="0.33">
            <text:p>0.33</text:p>
          </table:table-cell>
          <table:table-cell office:value-type="float" office:value="16.5">
            <text:p>16.5</text:p>
          </table:table-cell>
          <table:table-cell office:value-type="float" office:value="0.09">
            <text:p>0.09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483">
            <text:p>483</text:p>
          </table:table-cell>
          <table:table-cell office:value-type="float" office:value="453">
            <text:p>453</text:p>
          </table:table-cell>
          <table:table-cell office:value-type="float" office:value="44">
            <text:p>44</text:p>
          </table:table-cell>
          <table:table-cell office:value-type="float" office:value="0.93">
            <text:p>0.93</text:p>
          </table:table-cell>
          <table:table-cell office:value-type="float" office:value="6.3">
            <text:p>6.3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N4395</text:p>
          </table:table-cell>
          <table:table-cell office:value-type="string">
            <text:p>12 25 49.8</text:p>
          </table:table-cell>
          <table:table-cell office:value-type="string">
            <text:p>+33 32 46</text:p>
          </table:table-cell>
          <table:table-cell office:value-type="float" office:value="13.2">
            <text:p>13.2</text:p>
          </table:table-cell>
          <table:table-cell office:value-type="float" office:value="0.83">
            <text:p>0.83</text:p>
          </table:table-cell>
          <table:table-cell office:value-type="float" office:value="10.61">
            <text:p>10.61</text:p>
          </table:table-cell>
          <table:table-cell office:value-type="float" office:value="0.07">
            <text:p>0.07</text:p>
          </table:table-cell>
          <table:table-cell office:value-type="float" office:value="9">
            <text:p>9</text:p>
          </table:table-cell>
          <table:table-cell office:value-type="string">
            <text:p>K</text:p>
          </table:table-cell>
          <table:table-cell office:value-type="float" office:value="320">
            <text:p>320</text:p>
          </table:table-cell>
          <table:table-cell office:value-type="float" office:value="315">
            <text:p>315</text:p>
          </table:table-cell>
          <table:table-cell office:value-type="float" office:value="109">
            <text:p>109</text:p>
          </table:table-cell>
          <table:table-cell office:value-type="float" office:value="2.52">
            <text:p>2.52</text:p>
          </table:table-cell>
          <table:table-cell office:value-type="float" office:value="4.61">
            <text:p>4.61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UA 281 </text:p>
          </table:table-cell>
          <table:table-cell office:value-type="string">
            <text:p>12 26 16.0</text:p>
          </table:table-cell>
          <table:table-cell office:value-type="string">
            <text:p>+48 29 31</text:p>
          </table:table-cell>
          <table:table-cell office:value-type="float" office:value="0.8">
            <text:p>0.8</text:p>
          </table:table-cell>
          <table:table-cell office:value-type="float" office:value="0.75">
            <text:p>0.75</text:p>
          </table:table-cell>
          <table:table-cell office:value-type="float" office:value="15.14">
            <text:p>15.14</text:p>
          </table:table-cell>
          <table:table-cell office:value-type="float" office:value="0.06">
            <text:p>0.0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81">
            <text:p>281</text:p>
          </table:table-cell>
          <table:table-cell office:value-type="float" office:value="349">
            <text:p>349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5.7">
            <text:p>5.7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DDO 126, U7559 </text:p>
          </table:table-cell>
          <table:table-cell office:value-type="string">
            <text:p>12 27 05.1</text:p>
          </table:table-cell>
          <table:table-cell office:value-type="string">
            <text:p>+37 08 33</text:p>
          </table:table-cell>
          <table:table-cell office:value-type="float" office:value="3.2">
            <text:p>3.2</text:p>
          </table:table-cell>
          <table:table-cell office:value-type="float" office:value="0.63">
            <text:p>0.63</text:p>
          </table:table-cell>
          <table:table-cell office:value-type="float" office:value="14.12">
            <text:p>14.12</text:p>
          </table:table-cell>
          <table:table-cell office:value-type="float" office:value="0.06">
            <text:p>0.0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18">
            <text:p>218</text:p>
          </table:table-cell>
          <table:table-cell office:value-type="float" office:value="231">
            <text:p>231</text:p>
          </table:table-cell>
          <table:table-cell office:value-type="float" office:value="59">
            <text:p>59</text:p>
          </table:table-cell>
          <table:table-cell office:value-type="float" office:value="1.45">
            <text:p>1.45</text:p>
          </table:table-cell>
          <table:table-cell office:value-type="float" office:value="4.87">
            <text:p>4.87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DDO 125, U7577 </text:p>
          </table:table-cell>
          <table:table-cell office:value-type="string">
            <text:p>12 27 41.8</text:p>
          </table:table-cell>
          <table:table-cell office:value-type="string">
            <text:p>+43 29 38</text:p>
          </table:table-cell>
          <table:table-cell office:value-type="float" office:value="4.3">
            <text:p>4.3</text:p>
          </table:table-cell>
          <table:table-cell office:value-type="float" office:value="0.56">
            <text:p>0.56</text:p>
          </table:table-cell>
          <table:table-cell office:value-type="float" office:value="12.95">
            <text:p>12.95</text:p>
          </table:table-cell>
          <table:table-cell office:value-type="float" office:value="0.09">
            <text:p>0.09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95">
            <text:p>195</text:p>
          </table:table-cell>
          <table:table-cell office:value-type="float" office:value="240">
            <text:p>240</text:p>
          </table:table-cell>
          <table:table-cell office:value-type="float" office:value="30">
            <text:p>30</text:p>
          </table:table-cell>
          <table:table-cell office:value-type="float" office:value="1.34">
            <text:p>1.34</text:p>
          </table:table-cell>
          <table:table-cell office:value-type="float" office:value="2.54">
            <text:p>2.54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U7584, KK 148 </text:p>
          </table:table-cell>
          <table:table-cell office:value-type="string">
            <text:p>12 28 02.9</text:p>
          </table:table-cell>
          <table:table-cell office:value-type="string">
            <text:p>+22 35 22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16.2">
            <text:p>16.2</text:p>
          </table:table-cell>
          <table:table-cell office:value-type="float" office:value="0.1">
            <text:p>0.1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603">
            <text:p>603</text:p>
          </table:table-cell>
          <table:table-cell office:value-type="float" office:value="545">
            <text:p>545</text:p>
          </table:table-cell>
          <table:table-cell office:value-type="float" office:value="35">
            <text:p>35</text:p>
          </table:table-cell>
          <table:table-cell office:value-type="float" office:value="0.46">
            <text:p>0.46</text:p>
          </table:table-cell>
          <table:table-cell office:value-type="float" office:value="7.6">
            <text:p>7.6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KH 80</text:p>
          </table:table-cell>
          <table:table-cell office:value-type="string">
            <text:p>12 28 05.4</text:p>
          </table:table-cell>
          <table:table-cell office:value-type="string">
            <text:p>+22 17 27</text:p>
          </table:table-cell>
          <table:table-cell office:value-type="float" office:value="0.9">
            <text:p>0.9</text:p>
          </table:table-cell>
          <table:table-cell office:value-type="float" office:value="0.67">
            <text:p>0.67</text:p>
          </table:table-cell>
          <table:table-cell office:value-type="float" office:value="17">
            <text:p>17</text:p>
          </table:table-cell>
          <table:table-cell office:value-type="float" office:value="0.09">
            <text:p>0.09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601">
            <text:p>601</text:p>
          </table:table-cell>
          <table:table-cell office:value-type="float" office:value="542">
            <text:p>542</text:p>
          </table:table-cell>
          <table:table-cell office:value-type="float" office:value="13">
            <text:p>13</text:p>
          </table:table-cell>
          <table:table-cell office:value-type="float" office:value="-0.1">
            <text:p>-0.1</text:p>
          </table:table-cell>
          <table:table-cell office:value-type="float" office:value="7.5">
            <text:p>7.5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N4449</text:p>
          </table:table-cell>
          <table:table-cell office:value-type="string">
            <text:p>12 28 11.2</text:p>
          </table:table-cell>
          <table:table-cell office:value-type="string">
            <text:p>+44 05 40</text:p>
          </table:table-cell>
          <table:table-cell office:value-type="float" office:value="6.2">
            <text:p>6.2</text:p>
          </table:table-cell>
          <table:table-cell office:value-type="float" office:value="0.71">
            <text:p>0.71</text:p>
          </table:table-cell>
          <table:table-cell office:value-type="float" office:value="10.06">
            <text:p>10.06</text:p>
          </table:table-cell>
          <table:table-cell office:value-type="float" office:value="0.08">
            <text:p>0.08</text:p>
          </table:table-cell>
          <table:table-cell office:value-type="float" office:value="9">
            <text:p>9</text:p>
          </table:table-cell>
          <table:table-cell office:value-type="string">
            <text:p>BK</text:p>
          </table:table-cell>
          <table:table-cell office:value-type="float" office:value="201">
            <text:p>201</text:p>
          </table:table-cell>
          <table:table-cell office:value-type="float" office:value="249">
            <text:p>249</text:p>
          </table:table-cell>
          <table:table-cell office:value-type="float" office:value="136">
            <text:p>136</text:p>
          </table:table-cell>
          <table:table-cell office:value-type="float" office:value="2.9">
            <text:p>2.9</text:p>
          </table:table-cell>
          <table:table-cell office:value-type="float" office:value="4.21">
            <text:p>4.21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DDO 127, U7599 </text:p>
          </table:table-cell>
          <table:table-cell office:value-type="string">
            <text:p>12 28 28.5</text:p>
          </table:table-cell>
          <table:table-cell office:value-type="string">
            <text:p>+37 14 0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4.98">
            <text:p>14.98</text:p>
          </table:table-cell>
          <table:table-cell office:value-type="float" office:value="0.07">
            <text:p>0.07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277">
            <text:p>277</text:p>
          </table:table-cell>
          <table:table-cell office:value-type="float" office:value="291">
            <text:p>291</text:p>
          </table:table-cell>
          <table:table-cell office:value-type="float" office:value="66">
            <text:p>66</text:p>
          </table:table-cell>
          <table:table-cell office:value-type="float" office:value="1.1">
            <text:p>1.1</text:p>
          </table:table-cell>
          <table:table-cell office:value-type="float" office:value="6.9">
            <text:p>6.9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U7605</text:p>
          </table:table-cell>
          <table:table-cell office:value-type="string">
            <text:p>12 28 39.0</text:p>
          </table:table-cell>
          <table:table-cell office:value-type="string">
            <text:p>+35 43 05</text:p>
          </table:table-cell>
          <table:table-cell office:value-type="float" office:value="1.1">
            <text:p>1.1</text:p>
          </table:table-cell>
          <table:table-cell office:value-type="float" office:value="0.73">
            <text:p>0.73</text:p>
          </table:table-cell>
          <table:table-cell office:value-type="float" office:value="14.76">
            <text:p>14.76</text:p>
          </table:table-cell>
          <table:table-cell office:value-type="float" office:value="0.06">
            <text:p>0.0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10">
            <text:p>310</text:p>
          </table:table-cell>
          <table:table-cell office:value-type="float" office:value="317">
            <text:p>317</text:p>
          </table:table-cell>
          <table:table-cell office:value-type="float" office:value="29">
            <text:p>29</text:p>
          </table:table-cell>
          <table:table-cell office:value-type="float" office:value="0.76">
            <text:p>0.76</text:p>
          </table:table-cell>
          <table:table-cell office:value-type="float" office:value="4.43">
            <text:p>4.43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4460</text:p>
          </table:table-cell>
          <table:table-cell office:value-type="string">
            <text:p>12 28 45.8</text:p>
          </table:table-cell>
          <table:table-cell office:value-type="string">
            <text:p>+44 51 52</text:p>
          </table:table-cell>
          <table:table-cell office:value-type="float" office:value="4">
            <text:p>4</text:p>
          </table:table-cell>
          <table:table-cell office:value-type="float" office:value="0.3">
            <text:p>0.3</text:p>
          </table:table-cell>
          <table:table-cell office:value-type="float" office:value="12.26">
            <text:p>12.26</text:p>
          </table:table-cell>
          <table:table-cell office:value-type="float" office:value="0.08">
            <text:p>0.08</text:p>
          </table:table-cell>
          <table:table-cell office:value-type="float" office:value="-1">
            <text:p>-1</text:p>
          </table:table-cell>
          <table:table-cell office:value-type="string">
            <text:p>B</text:p>
          </table:table-cell>
          <table:table-cell office:value-type="float" office:value="490">
            <text:p>490</text:p>
          </table:table-cell>
          <table:table-cell office:value-type="float" office:value="542">
            <text:p>542</text:p>
          </table:table-cell>
          <table:table-cell office:value-type="float" office:value="121">
            <text:p>121</text:p>
          </table:table-cell>
          <table:table-cell office:value-type="float" office:value="0.32">
            <text:p>0.32</text:p>
          </table:table-cell>
          <table:table-cell office:value-type="float" office:value="9.59">
            <text:p>9.59</text:p>
          </table:table-cell>
          <table:table-cell office:value-type="string">
            <text:p>sbf</text:p>
          </table:table-cell>
        </table:table-row>
        <table:table-row table:style-name="ro1">
          <table:table-cell office:value-type="string">
            <text:p>KK 149 </text:p>
          </table:table-cell>
          <table:table-cell office:value-type="string">
            <text:p>12 28 52.3</text:p>
          </table:table-cell>
          <table:table-cell office:value-type="string">
            <text:p>+42 10 40</text:p>
          </table:table-cell>
          <table:table-cell office:value-type="float" office:value="0.8">
            <text:p>0.8</text:p>
          </table:table-cell>
          <table:table-cell office:value-type="float" office:value="0.63">
            <text:p>0.63</text:p>
          </table:table-cell>
          <table:table-cell office:value-type="float" office:value="15.01">
            <text:p>15.01</text:p>
          </table:table-cell>
          <table:table-cell office:value-type="float" office:value="0.11">
            <text:p>0.1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407">
            <text:p>407</text:p>
          </table:table-cell>
          <table:table-cell office:value-type="float" office:value="446">
            <text:p>446</text:p>
          </table:table-cell>
          <table:table-cell office:value-type="float" office:value="60">
            <text:p>60</text:p>
          </table:table-cell>
          <table:table-cell office:value-type="float" office:value="0.48">
            <text:p>0.48</text:p>
          </table:table-cell>
          <table:table-cell office:value-type="float" office:value="6.2">
            <text:p>6.2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U7639</text:p>
          </table:table-cell>
          <table:table-cell office:value-type="string">
            <text:p>12 29 53.0</text:p>
          </table:table-cell>
          <table:table-cell office:value-type="string">
            <text:p>+47 31 48</text:p>
          </table:table-cell>
          <table:table-cell office:value-type="float" office:value="2.3">
            <text:p>2.3</text:p>
          </table:table-cell>
          <table:table-cell office:value-type="float" office:value="0.7">
            <text:p>0.7</text:p>
          </table:table-cell>
          <table:table-cell office:value-type="float" office:value="14.13">
            <text:p>14.13</text:p>
          </table:table-cell>
          <table:table-cell office:value-type="float" office:value="0.05">
            <text:p>0.0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81">
            <text:p>381</text:p>
          </table:table-cell>
          <table:table-cell office:value-type="float" office:value="446">
            <text:p>446</text:p>
          </table:table-cell>
          <table:table-cell office:value-type="float" office:value="40">
            <text:p>40</text:p>
          </table:table-cell>
          <table:table-cell office:value-type="float" office:value="0.72">
            <text:p>0.72</text:p>
          </table:table-cell>
          <table:table-cell office:value-type="float" office:value="8">
            <text:p>8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KK 151 </text:p>
          </table:table-cell>
          <table:table-cell office:value-type="string">
            <text:p>12 30 23.8</text:p>
          </table:table-cell>
          <table:table-cell office:value-type="string">
            <text:p>+42 54 05</text:p>
          </table:table-cell>
          <table:table-cell office:value-type="float" office:value="1.2">
            <text:p>1.2</text:p>
          </table:table-cell>
          <table:table-cell office:value-type="float" office:value="0.42">
            <text:p>0.42</text:p>
          </table:table-cell>
          <table:table-cell office:value-type="float" office:value="15.8">
            <text:p>15.8</text:p>
          </table:table-cell>
          <table:table-cell office:value-type="float" office:value="0.08">
            <text:p>0.08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436">
            <text:p>436</text:p>
          </table:table-cell>
          <table:table-cell office:value-type="float" office:value="479">
            <text:p>479</text:p>
          </table:table-cell>
          <table:table-cell office:value-type="float" office:value="34">
            <text:p>34</text:p>
          </table:table-cell>
          <table:table-cell office:value-type="float" office:value="0.3">
            <text:p>0.3</text:p>
          </table:table-cell>
          <table:table-cell office:value-type="float" office:value="6.7">
            <text:p>6.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DDO 133, U7698 </text:p>
          </table:table-cell>
          <table:table-cell office:value-type="string">
            <text:p>12 32 53.0</text:p>
          </table:table-cell>
          <table:table-cell office:value-type="string">
            <text:p>+31 32 21</text:p>
          </table:table-cell>
          <table:table-cell office:value-type="float" office:value="6.5">
            <text:p>6.5</text:p>
          </table:table-cell>
          <table:table-cell office:value-type="float" office:value="0.69">
            <text:p>0.69</text:p>
          </table:table-cell>
          <table:table-cell office:value-type="float" office:value="13.53">
            <text:p>13.53</text:p>
          </table:table-cell>
          <table:table-cell office:value-type="float" office:value="0.07">
            <text:p>0.07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32">
            <text:p>332</text:p>
          </table:table-cell>
          <table:table-cell office:value-type="float" office:value="321">
            <text:p>321</text:p>
          </table:table-cell>
          <table:table-cell office:value-type="float" office:value="53">
            <text:p>53</text:p>
          </table:table-cell>
          <table:table-cell office:value-type="float" office:value="1.64">
            <text:p>1.64</text:p>
          </table:table-cell>
          <table:table-cell office:value-type="float" office:value="6.1">
            <text:p>6.1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N4523</text:p>
          </table:table-cell>
          <table:table-cell office:value-type="string">
            <text:p>12 33 48.0</text:p>
          </table:table-cell>
          <table:table-cell office:value-type="string">
            <text:p>+15 10 05</text:p>
          </table:table-cell>
          <table:table-cell office:value-type="float" office:value="2">
            <text:p>2</text:p>
          </table:table-cell>
          <table:table-cell office:value-type="float" office:value="0.67">
            <text:p>0.67</text:p>
          </table:table-cell>
          <table:table-cell office:value-type="float" office:value="14.42">
            <text:p>14.42</text:p>
          </table:table-cell>
          <table:table-cell office:value-type="float" office:value="0.17">
            <text:p>0.17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float" office:value="262">
            <text:p>262</text:p>
          </table:table-cell>
          <table:table-cell office:value-type="float" office:value="173">
            <text:p>173</text:p>
          </table:table-cell>
          <table:table-cell office:value-type="float" office:value="134">
            <text:p>134</text:p>
          </table:table-cell>
          <table:table-cell office:value-type="float" office:value="1.31">
            <text:p>1.31</text:p>
          </table:table-cell>
          <table:table-cell office:value-type="float" office:value="6.4">
            <text:p>6.4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KKSG 29 </text:p>
          </table:table-cell>
          <table:table-cell office:value-type="string">
            <text:p>12 37 14.1</text:p>
          </table:table-cell>
          <table:table-cell office:value-type="string">
            <text:p>-10 29 51</text:p>
          </table:table-cell>
          <table:table-cell office:value-type="float" office:value="1.4">
            <text:p>1.4</text:p>
          </table:table-cell>
          <table:table-cell office:value-type="float" office:value="0.43">
            <text:p>0.43</text:p>
          </table:table-cell>
          <table:table-cell office:value-type="float" office:value="16.54">
            <text:p>16.54</text:p>
          </table:table-cell>
          <table:table-cell office:value-type="float" office:value="0.12">
            <text:p>0.12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9.3">
            <text:p>9.3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Arp 211, KK 154</text:p>
          </table:table-cell>
          <table:table-cell office:value-type="string">
            <text:p>12 37 21.3</text:p>
          </table:table-cell>
          <table:table-cell office:value-type="string">
            <text:p>+38 44 43</text:p>
          </table:table-cell>
          <table:table-cell office:value-type="float" office:value="0.7">
            <text:p>0.7</text:p>
          </table:table-cell>
          <table:table-cell office:value-type="float" office:value="0.57">
            <text:p>0.57</text:p>
          </table:table-cell>
          <table:table-cell office:value-type="float" office:value="15.74">
            <text:p>15.74</text:p>
          </table:table-cell>
          <table:table-cell office:value-type="float" office:value="0.08">
            <text:p>0.08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458">
            <text:p>458</text:p>
          </table:table-cell>
          <table:table-cell office:value-type="float" office:value="484">
            <text:p>484</text:p>
          </table:table-cell>
          <table:table-cell office:value-type="float" office:value="27">
            <text:p>27</text:p>
          </table:table-cell>
          <table:table-cell office:value-type="float" office:value="0.11">
            <text:p>0.11</text:p>
          </table:table-cell>
          <table:table-cell office:value-type="float" office:value="6.7">
            <text:p>6.7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KSG 30 </text:p>
          </table:table-cell>
          <table:table-cell office:value-type="string">
            <text:p>12 37 35.9</text:p>
          </table:table-cell>
          <table:table-cell office:value-type="string">
            <text:p>-08 52 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7.3">
            <text:p>17.3</text:p>
          </table:table-cell>
          <table:table-cell office:value-type="float" office:value="0.14">
            <text:p>0.1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105">
            <text:p>1105</text:p>
          </table:table-cell>
          <table:table-cell office:value-type="float" office:value="917">
            <text:p>917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9.3">
            <text:p>9.3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KKSG 31 </text:p>
          </table:table-cell>
          <table:table-cell office:value-type="string">
            <text:p>12 38 33.7</text:p>
          </table:table-cell>
          <table:table-cell office:value-type="string">
            <text:p>-10 29 25</text:p>
          </table:table-cell>
          <table:table-cell office:value-type="float" office:value="0.8">
            <text:p>0.8</text:p>
          </table:table-cell>
          <table:table-cell office:value-type="float" office:value="0.88">
            <text:p>0.88</text:p>
          </table:table-cell>
          <table:table-cell office:value-type="float" office:value="17.7">
            <text:p>17.7</text:p>
          </table:table-cell>
          <table:table-cell office:value-type="float" office:value="0.13">
            <text:p>0.13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9.3">
            <text:p>9.3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UA 292 </text:p>
          </table:table-cell>
          <table:table-cell office:value-type="string">
            <text:p>12 38 40.0</text:p>
          </table:table-cell>
          <table:table-cell office:value-type="string">
            <text:p>+32 46 0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6.1">
            <text:p>16.1</text:p>
          </table:table-cell>
          <table:table-cell office:value-type="float" office:value="0.07">
            <text:p>0.07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08">
            <text:p>308</text:p>
          </table:table-cell>
          <table:table-cell office:value-type="float" office:value="306">
            <text:p>306</text:p>
          </table:table-cell>
          <table:table-cell office:value-type="float" office:value="27">
            <text:p>27</text:p>
          </table:table-cell>
          <table:table-cell office:value-type="float" office:value="1.16">
            <text:p>1.16</text:p>
          </table:table-cell>
          <table:table-cell office:value-type="float" office:value="3.1">
            <text:p>3.1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KKSG 32 </text:p>
          </table:table-cell>
          <table:table-cell office:value-type="string">
            <text:p>12 39 54.4</text:p>
          </table:table-cell>
          <table:table-cell office:value-type="string">
            <text:p>-11 45 03</text:p>
          </table:table-cell>
          <table:table-cell office:value-type="float" office:value="0.6">
            <text:p>0.6</text:p>
          </table:table-cell>
          <table:table-cell office:value-type="float" office:value="0.83">
            <text:p>0.83</text:p>
          </table:table-cell>
          <table:table-cell office:value-type="float" office:value="18.5">
            <text:p>18.5</text:p>
          </table:table-cell>
          <table:table-cell office:value-type="float" office:value="0.21">
            <text:p>0.21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9.3">
            <text:p>9.3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N4594</text:p>
          </table:table-cell>
          <table:table-cell office:value-type="string">
            <text:p>12 39 59.1</text:p>
          </table:table-cell>
          <table:table-cell office:value-type="string">
            <text:p>-11 37 23</text:p>
          </table:table-cell>
          <table:table-cell office:value-type="float" office:value="8.5">
            <text:p>8.5</text:p>
          </table:table-cell>
          <table:table-cell office:value-type="float" office:value="0.51">
            <text:p>0.51</text:p>
          </table:table-cell>
          <table:table-cell office:value-type="float" office:value="8.98">
            <text:p>8.98</text:p>
          </table:table-cell>
          <table:table-cell office:value-type="float" office:value="0.22">
            <text:p>0.22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float" office:value="1024">
            <text:p>1024</text:p>
          </table:table-cell>
          <table:table-cell office:value-type="float" office:value="828">
            <text:p>828</text:p>
          </table:table-cell>
          <table:table-cell office:value-type="float" office:value="743">
            <text:p>743</text:p>
          </table:table-cell>
          <table:table-cell office:value-type="float" office:value="1.15">
            <text:p>1.15</text:p>
          </table:table-cell>
          <table:table-cell office:value-type="float" office:value="9.33">
            <text:p>9.33</text:p>
          </table:table-cell>
          <table:table-cell office:value-type="string">
            <text:p>sbf</text:p>
          </table:table-cell>
        </table:table-row>
        <table:table-row table:style-name="ro1">
          <table:table-cell office:value-type="string">
            <text:p>N4605</text:p>
          </table:table-cell>
          <table:table-cell office:value-type="string">
            <text:p>12 40 00.3</text:p>
          </table:table-cell>
          <table:table-cell office:value-type="string">
            <text:p>+61 36 29</text:p>
          </table:table-cell>
          <table:table-cell office:value-type="float" office:value="5.9">
            <text:p>5.9</text:p>
          </table:table-cell>
          <table:table-cell office:value-type="float" office:value="0.37">
            <text:p>0.37</text:p>
          </table:table-cell>
          <table:table-cell office:value-type="float" office:value="10.89">
            <text:p>10.89</text:p>
          </table:table-cell>
          <table:table-cell office:value-type="float" office:value="0.06">
            <text:p>0.06</text:p>
          </table:table-cell>
          <table:table-cell office:value-type="float" office:value="8">
            <text:p>8</text:p>
          </table:table-cell>
          <table:table-cell office:value-type="string">
            <text:p>K</text:p>
          </table:table-cell>
          <table:table-cell office:value-type="float" office:value="143">
            <text:p>143</text:p>
          </table:table-cell>
          <table:table-cell office:value-type="float" office:value="276">
            <text:p>276</text:p>
          </table:table-cell>
          <table:table-cell office:value-type="float" office:value="133">
            <text:p>133</text:p>
          </table:table-cell>
          <table:table-cell office:value-type="float" office:value="1.69">
            <text:p>1.69</text:p>
          </table:table-cell>
          <table:table-cell office:value-type="float" office:value="5.2">
            <text:p>5.2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KKSG 33 </text:p>
          </table:table-cell>
          <table:table-cell office:value-type="string">
            <text:p>12 40 08.9</text:p>
          </table:table-cell>
          <table:table-cell office:value-type="string">
            <text:p>-12 21 53</text:p>
          </table:table-cell>
          <table:table-cell office:value-type="float" office:value="0.4">
            <text:p>0.4</text:p>
          </table:table-cell>
          <table:table-cell office:value-type="float" office:value="0.99">
            <text:p>0.99</text:p>
          </table:table-cell>
          <table:table-cell office:value-type="float" office:value="18.5">
            <text:p>18.5</text:p>
          </table:table-cell>
          <table:table-cell office:value-type="float" office:value="0.2">
            <text:p>0.2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9.3">
            <text:p>9.3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N4600</text:p>
          </table:table-cell>
          <table:table-cell office:value-type="string">
            <text:p>12 40 23.0</text:p>
          </table:table-cell>
          <table:table-cell office:value-type="string">
            <text:p>+03 07 04</text:p>
          </table:table-cell>
          <table:table-cell office:value-type="float" office:value="1.2">
            <text:p>1.2</text:p>
          </table:table-cell>
          <table:table-cell office:value-type="float" office:value="0.67">
            <text:p>0.67</text:p>
          </table:table-cell>
          <table:table-cell office:value-type="float" office:value="13.73">
            <text:p>13.73</text:p>
          </table:table-cell>
          <table:table-cell office:value-type="float" office:value="0.12">
            <text:p>0.12</text:p>
          </table:table-cell>
          <table:table-cell office:value-type="float" office:value="1">
            <text:p>1</text:p>
          </table:table-cell>
          <table:table-cell office:value-type="string">
            <text:p>K</text:p>
          </table:table-cell>
          <table:table-cell office:value-type="float" office:value="787">
            <text:p>787</text:p>
          </table:table-cell>
          <table:table-cell office:value-type="float" office:value="648">
            <text:p>648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7.35">
            <text:p>7.35</text:p>
          </table:table-cell>
          <table:table-cell office:value-type="string">
            <text:p>sbf</text:p>
          </table:table-cell>
        </table:table-row>
        <table:table-row table:style-name="ro1">
          <table:table-cell office:value-type="string">
            <text:p>KKSG 34 </text:p>
          </table:table-cell>
          <table:table-cell office:value-type="string">
            <text:p>12 41 18.9</text:p>
          </table:table-cell>
          <table:table-cell office:value-type="string">
            <text:p>-11 55 39</text:p>
          </table:table-cell>
          <table:table-cell office:value-type="float" office:value="0.8">
            <text:p>0.8</text:p>
          </table:table-cell>
          <table:table-cell office:value-type="float" office:value="0.88">
            <text:p>0.88</text:p>
          </table:table-cell>
          <table:table-cell office:value-type="float" office:value="18">
            <text:p>18</text:p>
          </table:table-cell>
          <table:table-cell office:value-type="float" office:value="0.23">
            <text:p>0.23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9.3">
            <text:p>9.3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U7857</text:p>
          </table:table-cell>
          <table:table-cell office:value-type="string">
            <text:p>12 41 54.2</text:p>
          </table:table-cell>
          <table:table-cell office:value-type="string">
            <text:p>+13 46 22</text:p>
          </table:table-cell>
          <table:table-cell office:value-type="float" office:value="1.3">
            <text:p>1.3</text:p>
          </table:table-cell>
          <table:table-cell office:value-type="float" office:value="0.62">
            <text:p>0.62</text:p>
          </table:table-cell>
          <table:table-cell office:value-type="float" office:value="14.7">
            <text:p>14.7</text:p>
          </table:table-cell>
          <table:table-cell office:value-type="float" office:value="0.1">
            <text:p>0.1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float" office:value="18">
            <text:p>18</text:p>
          </table:table-cell>
          <table:table-cell office:value-type="float" office:value="-73">
            <text:p>-73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6.3">
            <text:p>6.3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N4627</text:p>
          </table:table-cell>
          <table:table-cell office:value-type="string">
            <text:p>12 41 59.7</text:p>
          </table:table-cell>
          <table:table-cell office:value-type="string">
            <text:p>+32 34 25</text:p>
          </table:table-cell>
          <table:table-cell office:value-type="float" office:value="2.6">
            <text:p>2.6</text:p>
          </table:table-cell>
          <table:table-cell office:value-type="float" office:value="0.69">
            <text:p>0.69</text:p>
          </table:table-cell>
          <table:table-cell office:value-type="float" office:value="13.06">
            <text:p>13.06</text:p>
          </table:table-cell>
          <table:table-cell office:value-type="float" office:value="0.07">
            <text:p>0.07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float" office:value="542">
            <text:p>542</text:p>
          </table:table-cell>
          <table:table-cell office:value-type="float" office:value="541">
            <text:p>541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9.38">
            <text:p>9.38</text:p>
          </table:table-cell>
          <table:table-cell office:value-type="string">
            <text:p>sbf</text:p>
          </table:table-cell>
        </table:table-row>
        <table:table-row table:style-name="ro1">
          <table:table-cell office:value-type="string">
            <text:p>I3687, DDO 141 </text:p>
          </table:table-cell>
          <table:table-cell office:value-type="string">
            <text:p>12 42 15.1</text:p>
          </table:table-cell>
          <table:table-cell office:value-type="string">
            <text:p>+38 30 07</text:p>
          </table:table-cell>
          <table:table-cell office:value-type="float" office:value="3.4">
            <text:p>3.4</text:p>
          </table:table-cell>
          <table:table-cell office:value-type="float" office:value="0.88">
            <text:p>0.88</text:p>
          </table:table-cell>
          <table:table-cell office:value-type="float" office:value="13.75">
            <text:p>13.75</text:p>
          </table:table-cell>
          <table:table-cell office:value-type="float" office:value="0.09">
            <text:p>0.09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58">
            <text:p>358</text:p>
          </table:table-cell>
          <table:table-cell office:value-type="float" office:value="385">
            <text:p>385</text:p>
          </table:table-cell>
          <table:table-cell office:value-type="float" office:value="46">
            <text:p>46</text:p>
          </table:table-cell>
          <table:table-cell office:value-type="float" office:value="1.34">
            <text:p>1.34</text:p>
          </table:table-cell>
          <table:table-cell office:value-type="float" office:value="4.57">
            <text:p>4.57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K 160 </text:p>
          </table:table-cell>
          <table:table-cell office:value-type="string">
            <text:p>12 43 57.4</text:p>
          </table:table-cell>
          <table:table-cell office:value-type="string">
            <text:p>+43 39 41</text:p>
          </table:table-cell>
          <table:table-cell office:value-type="float" office:value="0.8">
            <text:p>0.8</text:p>
          </table:table-cell>
          <table:table-cell office:value-type="float" office:value="0.75">
            <text:p>0.75</text:p>
          </table:table-cell>
          <table:table-cell office:value-type="float" office:value="17">
            <text:p>17</text:p>
          </table:table-cell>
          <table:table-cell office:value-type="float" office:value="0.11">
            <text:p>0.1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93">
            <text:p>293</text:p>
          </table:table-cell>
          <table:table-cell office:value-type="float" office:value="346">
            <text:p>346</text:p>
          </table:table-cell>
          <table:table-cell office:value-type="float" office:value="22">
            <text:p>22</text:p>
          </table:table-cell>
          <table:table-cell office:value-type="float" office:value="-0.15">
            <text:p>-0.15</text:p>
          </table:table-cell>
          <table:table-cell office:value-type="float" office:value="4.8">
            <text:p>4.8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Ks 51 </text:p>
          </table:table-cell>
          <table:table-cell office:value-type="string">
            <text:p>12 44 21.5</text:p>
          </table:table-cell>
          <table:table-cell office:value-type="string">
            <text:p>-42 56 23</text:p>
          </table:table-cell>
          <table:table-cell office:value-type="float" office:value="0.9">
            <text:p>0.9</text:p>
          </table:table-cell>
          <table:table-cell office:value-type="float" office:value="0.44">
            <text:p>0.44</text:p>
          </table:table-cell>
          <table:table-cell office:value-type="float" office:value="16.7">
            <text:p>16.7</text:p>
          </table:table-cell>
          <table:table-cell office:value-type="float" office:value="0.38">
            <text:p>0.38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6">
            <text:p>3.6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E381-018</text:p>
          </table:table-cell>
          <table:table-cell office:value-type="string">
            <text:p>12 44 42.7</text:p>
          </table:table-cell>
          <table:table-cell office:value-type="string">
            <text:p>-35 58 00</text:p>
          </table:table-cell>
          <table:table-cell office:value-type="float" office:value="1.2">
            <text:p>1.2</text:p>
          </table:table-cell>
          <table:table-cell office:value-type="float" office:value="0.58">
            <text:p>0.58</text:p>
          </table:table-cell>
          <table:table-cell office:value-type="float" office:value="15.72">
            <text:p>15.72</text:p>
          </table:table-cell>
          <table:table-cell office:value-type="float" office:value="0.27">
            <text:p>0.27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610">
            <text:p>610</text:p>
          </table:table-cell>
          <table:table-cell office:value-type="float" office:value="353">
            <text:p>353</text:p>
          </table:table-cell>
          <table:table-cell office:value-type="float" office:value="50">
            <text:p>50</text:p>
          </table:table-cell>
          <table:table-cell office:value-type="float" office:value="0.3">
            <text:p>0.3</text:p>
          </table:table-cell>
          <table:table-cell office:value-type="float" office:value="4.9">
            <text:p>4.9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E381-20</text:p>
          </table:table-cell>
          <table:table-cell office:value-type="string">
            <text:p>12 46 00.4</text:p>
          </table:table-cell>
          <table:table-cell office:value-type="string">
            <text:p>-33 50 17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14.44">
            <text:p>14.44</text:p>
          </table:table-cell>
          <table:table-cell office:value-type="float" office:value="0.28">
            <text:p>0.28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85">
            <text:p>585</text:p>
          </table:table-cell>
          <table:table-cell office:value-type="float" office:value="332">
            <text:p>332</text:p>
          </table:table-cell>
          <table:table-cell office:value-type="float" office:value="79">
            <text:p>79</text:p>
          </table:table-cell>
          <table:table-cell office:value-type="float" office:value="1.58">
            <text:p>1.58</text:p>
          </table:table-cell>
          <table:table-cell office:value-type="float" office:value="4.6">
            <text:p>4.6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DDO 147, U7949 </text:p>
          </table:table-cell>
          <table:table-cell office:value-type="string">
            <text:p>12 46 59.8</text:p>
          </table:table-cell>
          <table:table-cell office:value-type="string">
            <text:p>+36 28 35</text:p>
          </table:table-cell>
          <table:table-cell office:value-type="float" office:value="1.9">
            <text:p>1.9</text:p>
          </table:table-cell>
          <table:table-cell office:value-type="float" office:value="0.79">
            <text:p>0.79</text:p>
          </table:table-cell>
          <table:table-cell office:value-type="float" office:value="15.12">
            <text:p>15.12</text:p>
          </table:table-cell>
          <table:table-cell office:value-type="float" office:value="0.08">
            <text:p>0.08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31">
            <text:p>331</text:p>
          </table:table-cell>
          <table:table-cell office:value-type="float" office:value="351">
            <text:p>351</text:p>
          </table:table-cell>
          <table:table-cell office:value-type="float" office:value="29">
            <text:p>29</text:p>
          </table:table-cell>
          <table:table-cell office:value-type="float" office:value="1.26">
            <text:p>1.26</text:p>
          </table:table-cell>
          <table:table-cell office:value-type="float" office:value="9.9">
            <text:p>9.9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HIPASS J1247-77</text:p>
          </table:table-cell>
          <table:table-cell office:value-type="string">
            <text:p>12 47 32.6</text:p>
          </table:table-cell>
          <table:table-cell office:value-type="string">
            <text:p>-77 35 01</text:p>
          </table:table-cell>
          <table:table-cell office:value-type="float" office:value="0.8">
            <text:p>0.8</text:p>
          </table:table-cell>
          <table:table-cell office:value-type="float" office:value="0.38">
            <text:p>0.38</text:p>
          </table:table-cell>
          <table:table-cell office:value-type="float" office:value="17">
            <text:p>17</text:p>
          </table:table-cell>
          <table:table-cell office:value-type="float" office:value="3.2">
            <text:p>3.2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414">
            <text:p>414</text:p>
          </table:table-cell>
          <table:table-cell office:value-type="float" office:value="155">
            <text:p>155</text:p>
          </table:table-cell>
          <table:table-cell office:value-type="float" office:value="41">
            <text:p>41</text:p>
          </table:table-cell>
          <table:table-cell office:value-type="float" office:value="0.6">
            <text:p>0.6</text:p>
          </table:table-cell>
          <table:table-cell office:value-type="float" office:value="2.2">
            <text:p>2.2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K 166 </text:p>
          </table:table-cell>
          <table:table-cell office:value-type="string">
            <text:p>12 49 13.3</text:p>
          </table:table-cell>
          <table:table-cell office:value-type="string">
            <text:p>+35 36 45</text:p>
          </table:table-cell>
          <table:table-cell office:value-type="float" office:value="0.7">
            <text:p>0.7</text:p>
          </table:table-cell>
          <table:table-cell office:value-type="float" office:value="0.59">
            <text:p>0.59</text:p>
          </table:table-cell>
          <table:table-cell office:value-type="float" office:value="17.62">
            <text:p>17.62</text:p>
          </table:table-cell>
          <table:table-cell office:value-type="float" office:value="0.06">
            <text:p>0.06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4.74">
            <text:p>4.74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U7990</text:p>
          </table:table-cell>
          <table:table-cell office:value-type="string">
            <text:p>12 50 27.0</text:p>
          </table:table-cell>
          <table:table-cell office:value-type="string">
            <text:p>+28 21 07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6.2">
            <text:p>16.2</text:p>
          </table:table-cell>
          <table:table-cell office:value-type="float" office:value="0.06">
            <text:p>0.0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12">
            <text:p>512</text:p>
          </table:table-cell>
          <table:table-cell office:value-type="float" office:value="495">
            <text:p>495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6.9">
            <text:p>6.9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N4736</text:p>
          </table:table-cell>
          <table:table-cell office:value-type="string">
            <text:p>12 50 53.5</text:p>
          </table:table-cell>
          <table:table-cell office:value-type="string">
            <text:p>+41 07 10</text:p>
          </table:table-cell>
          <table:table-cell office:value-type="float" office:value="11.2">
            <text:p>11.2</text:p>
          </table:table-cell>
          <table:table-cell office:value-type="float" office:value="0.81">
            <text:p>0.81</text:p>
          </table:table-cell>
          <table:table-cell office:value-type="float" office:value="8.74">
            <text:p>8.74</text:p>
          </table:table-cell>
          <table:table-cell office:value-type="float" office:value="0.08">
            <text:p>0.08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float" office:value="309">
            <text:p>309</text:p>
          </table:table-cell>
          <table:table-cell office:value-type="float" office:value="353">
            <text:p>353</text:p>
          </table:table-cell>
          <table:table-cell office:value-type="float" office:value="214">
            <text:p>214</text:p>
          </table:table-cell>
          <table:table-cell office:value-type="float" office:value="1.97">
            <text:p>1.97</text:p>
          </table:table-cell>
          <table:table-cell office:value-type="float" office:value="4.66">
            <text:p>4.66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DDO 154, U8024 </text:p>
          </table:table-cell>
          <table:table-cell office:value-type="string">
            <text:p>12 54 05.2</text:p>
          </table:table-cell>
          <table:table-cell office:value-type="string">
            <text:p>+27 08 55</text:p>
          </table:table-cell>
          <table:table-cell office:value-type="float" office:value="3">
            <text:p>3</text:p>
          </table:table-cell>
          <table:table-cell office:value-type="float" office:value="0.73">
            <text:p>0.73</text:p>
          </table:table-cell>
          <table:table-cell office:value-type="float" office:value="14.17">
            <text:p>14.17</text:p>
          </table:table-cell>
          <table:table-cell office:value-type="float" office:value="0.04">
            <text:p>0.0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75">
            <text:p>375</text:p>
          </table:table-cell>
          <table:table-cell office:value-type="float" office:value="355">
            <text:p>355</text:p>
          </table:table-cell>
          <table:table-cell office:value-type="float" office:value="85">
            <text:p>85</text:p>
          </table:table-cell>
          <table:table-cell office:value-type="float" office:value="2.16">
            <text:p>2.16</text:p>
          </table:table-cell>
          <table:table-cell office:value-type="float" office:value="4.3">
            <text:p>4.3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E443-09, KK 170</text:p>
          </table:table-cell>
          <table:table-cell office:value-type="string">
            <text:p>12 54 53.6</text:p>
          </table:table-cell>
          <table:table-cell office:value-type="string">
            <text:p>-28 20 27</text:p>
          </table:table-cell>
          <table:table-cell office:value-type="float" office:value="0.8">
            <text:p>0.8</text:p>
          </table:table-cell>
          <table:table-cell office:value-type="float" office:value="0.75">
            <text:p>0.75</text:p>
          </table:table-cell>
          <table:table-cell office:value-type="float" office:value="17.06">
            <text:p>17.06</text:p>
          </table:table-cell>
          <table:table-cell office:value-type="float" office:value="0.28">
            <text:p>0.28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645">
            <text:p>645</text:p>
          </table:table-cell>
          <table:table-cell office:value-type="float" office:value="410">
            <text:p>41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.7">
            <text:p>5.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U8055</text:p>
          </table:table-cell>
          <table:table-cell office:value-type="string">
            <text:p>12 56 04.0</text:p>
          </table:table-cell>
          <table:table-cell office:value-type="string">
            <text:p>+03 48 41</text:p>
          </table:table-cell>
          <table:table-cell office:value-type="float" office:value="0.9">
            <text:p>0.9</text:p>
          </table:table-cell>
          <table:table-cell office:value-type="float" office:value="0.78">
            <text:p>0.78</text:p>
          </table:table-cell>
          <table:table-cell office:value-type="float" office:value="15.9">
            <text:p>15.9</text:p>
          </table:table-cell>
          <table:table-cell office:value-type="float" office:value="0.14">
            <text:p>0.1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618">
            <text:p>618</text:p>
          </table:table-cell>
          <table:table-cell office:value-type="float" office:value="493">
            <text:p>493</text:p>
          </table:table-cell>
          <table:table-cell office:value-type="float" office:value="90">
            <text:p>90</text:p>
          </table:table-cell>
          <table:table-cell office:value-type="float" office:value="0.96">
            <text:p>0.96</text:p>
          </table:table-cell>
          <table:table-cell office:value-type="float" office:value="6.8">
            <text:p>6.8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E219-010</text:p>
          </table:table-cell>
          <table:table-cell office:value-type="string">
            <text:p>12 56 09.6</text:p>
          </table:table-cell>
          <table:table-cell office:value-type="string">
            <text:p>-50 08 38</text:p>
          </table:table-cell>
          <table:table-cell office:value-type="float" office:value="1.4">
            <text:p>1.4</text:p>
          </table:table-cell>
          <table:table-cell office:value-type="float" office:value="0.79">
            <text:p>0.79</text:p>
          </table:table-cell>
          <table:table-cell office:value-type="float" office:value="16.42">
            <text:p>16.42</text:p>
          </table:table-cell>
          <table:table-cell office:value-type="float" office:value="0.96">
            <text:p>0.96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table:number-columns-repeated="2" office:value-type="string">
            <text:p>.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4.28">
            <text:p>4.28</text:p>
          </table:table-cell>
          <table:table-cell office:value-type="string">
            <text:p>sbf</text:p>
          </table:table-cell>
        </table:table-row>
        <table:table-row table:style-name="ro1">
          <table:table-cell office:value-type="string">
            <text:p>U8061, KK 172 </text:p>
          </table:table-cell>
          <table:table-cell office:value-type="string">
            <text:p>12 56 43.4</text:p>
          </table:table-cell>
          <table:table-cell office:value-type="string">
            <text:p>+11 55 52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15.2">
            <text:p>15.2</text:p>
          </table:table-cell>
          <table:table-cell office:value-type="float" office:value="0.13">
            <text:p>0.1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60">
            <text:p>560</text:p>
          </table:table-cell>
          <table:table-cell office:value-type="float" office:value="471">
            <text:p>471</text:p>
          </table:table-cell>
          <table:table-cell office:value-type="float" office:value="53">
            <text:p>53</text:p>
          </table:table-cell>
          <table:table-cell office:value-type="float" office:value="0.3">
            <text:p>0.3</text:p>
          </table:table-cell>
          <table:table-cell office:value-type="float" office:value="6.5">
            <text:p>6.5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N4826</text:p>
          </table:table-cell>
          <table:table-cell office:value-type="string">
            <text:p>12 56 44.2</text:p>
          </table:table-cell>
          <table:table-cell office:value-type="string">
            <text:p>+21 41 05</text:p>
          </table:table-cell>
          <table:table-cell office:value-type="float" office:value="10.3">
            <text:p>10.3</text:p>
          </table:table-cell>
          <table:table-cell office:value-type="float" office:value="0.52">
            <text:p>0.52</text:p>
          </table:table-cell>
          <table:table-cell office:value-type="float" office:value="9.12">
            <text:p>9.12</text:p>
          </table:table-cell>
          <table:table-cell office:value-type="float" office:value="0.18">
            <text:p>0.18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float" office:value="408">
            <text:p>408</text:p>
          </table:table-cell>
          <table:table-cell office:value-type="float" office:value="364">
            <text:p>364</text:p>
          </table:table-cell>
          <table:table-cell office:value-type="float" office:value="304">
            <text:p>304</text:p>
          </table:table-cell>
          <table:table-cell office:value-type="float" office:value="1.75">
            <text:p>1.75</text:p>
          </table:table-cell>
          <table:table-cell office:value-type="float" office:value="7.48">
            <text:p>7.48</text:p>
          </table:table-cell>
          <table:table-cell office:value-type="string">
            <text:p>sbf</text:p>
          </table:table-cell>
        </table:table-row>
        <table:table-row table:style-name="ro1">
          <table:table-cell office:value-type="string">
            <text:p>GR 8, DDO 155 </text:p>
          </table:table-cell>
          <table:table-cell office:value-type="string">
            <text:p>12 58 40.4</text:p>
          </table:table-cell>
          <table:table-cell office:value-type="string">
            <text:p>+14 13 03</text:p>
          </table:table-cell>
          <table:table-cell office:value-type="float" office:value="1.1">
            <text:p>1.1</text:p>
          </table:table-cell>
          <table:table-cell office:value-type="float" office:value="0.91">
            <text:p>0.91</text:p>
          </table:table-cell>
          <table:table-cell office:value-type="float" office:value="14.61">
            <text:p>14.61</text:p>
          </table:table-cell>
          <table:table-cell office:value-type="float" office:value="0.11">
            <text:p>0.1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14">
            <text:p>214</text:p>
          </table:table-cell>
          <table:table-cell office:value-type="float" office:value="136">
            <text:p>136</text:p>
          </table:table-cell>
          <table:table-cell office:value-type="float" office:value="26">
            <text:p>26</text:p>
          </table:table-cell>
          <table:table-cell office:value-type="float" office:value="0.89">
            <text:p>0.89</text:p>
          </table:table-cell>
          <table:table-cell office:value-type="float" office:value="2.1">
            <text:p>2.1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UA 319 </text:p>
          </table:table-cell>
          <table:table-cell office:value-type="string">
            <text:p>13 02 14.4</text:p>
          </table:table-cell>
          <table:table-cell office:value-type="string">
            <text:p>-17 14 15</text:p>
          </table:table-cell>
          <table:table-cell office:value-type="float" office:value="1.6">
            <text:p>1.6</text:p>
          </table:table-cell>
          <table:table-cell office:value-type="float" office:value="0.69">
            <text:p>0.69</text:p>
          </table:table-cell>
          <table:table-cell office:value-type="float" office:value="15.33">
            <text:p>15.33</text:p>
          </table:table-cell>
          <table:table-cell office:value-type="float" office:value="0.35">
            <text:p>0.35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747">
            <text:p>747</text:p>
          </table:table-cell>
          <table:table-cell office:value-type="float" office:value="547">
            <text:p>547</text:p>
          </table:table-cell>
          <table:table-cell office:value-type="float" office:value="110">
            <text:p>110</text:p>
          </table:table-cell>
          <table:table-cell office:value-type="float" office:value="0.5">
            <text:p>0.5</text:p>
          </table:table-cell>
          <table:table-cell office:value-type="float" office:value="7.6">
            <text:p>7.6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DDO 161</text:p>
          </table:table-cell>
          <table:table-cell office:value-type="string">
            <text:p>13 03 16.8</text:p>
          </table:table-cell>
          <table:table-cell office:value-type="string">
            <text:p>-17 25 23</text:p>
          </table:table-cell>
          <table:table-cell office:value-type="float" office:value="8">
            <text:p>8</text:p>
          </table:table-cell>
          <table:table-cell office:value-type="float" office:value="0.13">
            <text:p>0.13</text:p>
          </table:table-cell>
          <table:table-cell office:value-type="float" office:value="13.78">
            <text:p>13.78</text:p>
          </table:table-cell>
          <table:table-cell office:value-type="float" office:value="0.35">
            <text:p>0.35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float" office:value="744">
            <text:p>744</text:p>
          </table:table-cell>
          <table:table-cell office:value-type="float" office:value="545">
            <text:p>545</text:p>
          </table:table-cell>
          <table:table-cell office:value-type="float" office:value="135">
            <text:p>135</text:p>
          </table:table-cell>
          <table:table-cell office:value-type="float" office:value="1.91">
            <text:p>1.91</text:p>
          </table:table-cell>
          <table:table-cell office:value-type="float" office:value="7.6">
            <text:p>7.6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E269-37, KK 179</text:p>
          </table:table-cell>
          <table:table-cell office:value-type="string">
            <text:p>13 03 33.6</text:p>
          </table:table-cell>
          <table:table-cell office:value-type="string">
            <text:p>-46 35 03</text:p>
          </table:table-cell>
          <table:table-cell office:value-type="float" office:value="0.8">
            <text:p>0.8</text:p>
          </table:table-cell>
          <table:table-cell office:value-type="float" office:value="0.75">
            <text:p>0.75</text:p>
          </table:table-cell>
          <table:table-cell office:value-type="float" office:value="16.26">
            <text:p>16.26</text:p>
          </table:table-cell>
          <table:table-cell office:value-type="float" office:value="0.57">
            <text:p>0.57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table:number-columns-repeated="2" office:value-type="string">
            <text:p>.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48">
            <text:p>3.48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K 182, Cen 6 </text:p>
          </table:table-cell>
          <table:table-cell office:value-type="string">
            <text:p>13 05 02.9</text:p>
          </table:table-cell>
          <table:table-cell office:value-type="string">
            <text:p>-40 04 58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6.33">
            <text:p>16.33</text:p>
          </table:table-cell>
          <table:table-cell office:value-type="float" office:value="0.44">
            <text:p>0.4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613">
            <text:p>613</text:p>
          </table:table-cell>
          <table:table-cell office:value-type="float" office:value="360">
            <text:p>360</text:p>
          </table:table-cell>
          <table:table-cell office:value-type="float" office:value="16">
            <text:p>16</text:p>
          </table:table-cell>
          <table:table-cell office:value-type="float" office:value="0.33">
            <text:p>0.33</text:p>
          </table:table-cell>
          <table:table-cell office:value-type="float" office:value="3.6">
            <text:p>3.6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N4945</text:p>
          </table:table-cell>
          <table:table-cell office:value-type="string">
            <text:p>13 05 26.1</text:p>
          </table:table-cell>
          <table:table-cell office:value-type="string">
            <text:p>-49 28 16</text:p>
          </table:table-cell>
          <table:table-cell office:value-type="float" office:value="19.8">
            <text:p>19.8</text:p>
          </table:table-cell>
          <table:table-cell office:value-type="float" office:value="0.19">
            <text:p>0.19</text:p>
          </table:table-cell>
          <table:table-cell office:value-type="float" office:value="9.27">
            <text:p>9.27</text:p>
          </table:table-cell>
          <table:table-cell office:value-type="float" office:value="0.76">
            <text:p>0.76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float" office:value="560">
            <text:p>560</text:p>
          </table:table-cell>
          <table:table-cell office:value-type="float" office:value="296">
            <text:p>296</text:p>
          </table:table-cell>
          <table:table-cell office:value-type="float" office:value="360">
            <text:p>360</text:p>
          </table:table-cell>
          <table:table-cell office:value-type="float" office:value="2.6">
            <text:p>2.6</text:p>
          </table:table-cell>
          <table:table-cell office:value-type="float" office:value="3.6">
            <text:p>3.6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I4182 </text:p>
          </table:table-cell>
          <table:table-cell office:value-type="string">
            <text:p>13 05 49.3</text:p>
          </table:table-cell>
          <table:table-cell office:value-type="string">
            <text:p>+37 36 21</text:p>
          </table:table-cell>
          <table:table-cell office:value-type="float" office:value="6">
            <text:p>6</text:p>
          </table:table-cell>
          <table:table-cell office:value-type="float" office:value="0.92">
            <text:p>0.92</text:p>
          </table:table-cell>
          <table:table-cell office:value-type="float" office:value="12.02">
            <text:p>12.02</text:p>
          </table:table-cell>
          <table:table-cell office:value-type="float" office:value="0.06">
            <text:p>0.06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320">
            <text:p>320</text:p>
          </table:table-cell>
          <table:table-cell office:value-type="float" office:value="356">
            <text:p>356</text:p>
          </table:table-cell>
          <table:table-cell office:value-type="float" office:value="40">
            <text:p>40</text:p>
          </table:table-cell>
          <table:table-cell office:value-type="float" office:value="1.82">
            <text:p>1.82</text:p>
          </table:table-cell>
          <table:table-cell office:value-type="float" office:value="4.7">
            <text:p>4.7</text:p>
          </table:table-cell>
          <table:table-cell office:value-type="string">
            <text:p>cep</text:p>
          </table:table-cell>
        </table:table-row>
        <table:table-row table:style-name="ro1">
          <table:table-cell office:value-type="string">
            <text:p>DDO 165</text:p>
          </table:table-cell>
          <table:table-cell office:value-type="string">
            <text:p>13 06 26.8</text:p>
          </table:table-cell>
          <table:table-cell office:value-type="string">
            <text:p>+67 42 15</text:p>
          </table:table-cell>
          <table:table-cell office:value-type="float" office:value="3.5">
            <text:p>3.5</text:p>
          </table:table-cell>
          <table:table-cell office:value-type="float" office:value="0.54">
            <text:p>0.54</text:p>
          </table:table-cell>
          <table:table-cell office:value-type="float" office:value="13.31">
            <text:p>13.31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1">
            <text:p>31</text:p>
          </table:table-cell>
          <table:table-cell office:value-type="float" office:value="196">
            <text:p>196</text:p>
          </table:table-cell>
          <table:table-cell office:value-type="float" office:value="46">
            <text:p>46</text:p>
          </table:table-cell>
          <table:table-cell office:value-type="float" office:value="1.45">
            <text:p>1.45</text:p>
          </table:table-cell>
          <table:table-cell office:value-type="float" office:value="4.57">
            <text:p>4.57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U8215</text:p>
          </table:table-cell>
          <table:table-cell office:value-type="string">
            <text:p>13 08 03.6</text:p>
          </table:table-cell>
          <table:table-cell office:value-type="string">
            <text:p>+46 49 41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6.03">
            <text:p>16.03</text:p>
          </table:table-cell>
          <table:table-cell office:value-type="float" office:value="0.04">
            <text:p>0.0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18">
            <text:p>218</text:p>
          </table:table-cell>
          <table:table-cell office:value-type="float" office:value="297">
            <text:p>297</text:p>
          </table:table-cell>
          <table:table-cell office:value-type="float" office:value="26">
            <text:p>26</text:p>
          </table:table-cell>
          <table:table-cell office:value-type="float" office:value="0.63">
            <text:p>0.63</text:p>
          </table:table-cell>
          <table:table-cell office:value-type="float" office:value="5.6">
            <text:p>5.6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P45628 </text:p>
          </table:table-cell>
          <table:table-cell office:value-type="string">
            <text:p>13 09 36.6</text:p>
          </table:table-cell>
          <table:table-cell office:value-type="string">
            <text:p>-27 08 26</text:p>
          </table:table-cell>
          <table:table-cell office:value-type="float" office:value="0.6">
            <text:p>0.6</text:p>
          </table:table-cell>
          <table:table-cell office:value-type="float" office:value="0.67">
            <text:p>0.67</text:p>
          </table:table-cell>
          <table:table-cell office:value-type="float" office:value="15.11">
            <text:p>15.11</text:p>
          </table:table-cell>
          <table:table-cell office:value-type="float" office:value="0.33">
            <text:p>0.3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693">
            <text:p>693</text:p>
          </table:table-cell>
          <table:table-cell office:value-type="float" office:value="470">
            <text:p>470</text:p>
          </table:table-cell>
          <table:table-cell office:value-type="float" office:value="55">
            <text:p>55</text:p>
          </table:table-cell>
          <table:table-cell office:value-type="float" office:value="0.83">
            <text:p>0.83</text:p>
          </table:table-cell>
          <table:table-cell office:value-type="float" office:value="6.5">
            <text:p>6.5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E269-058</text:p>
          </table:table-cell>
          <table:table-cell office:value-type="string">
            <text:p>13 10 32.9</text:p>
          </table:table-cell>
          <table:table-cell office:value-type="string">
            <text:p>-46 59 27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13.29">
            <text:p>13.29</text:p>
          </table:table-cell>
          <table:table-cell office:value-type="float" office:value="0.46">
            <text:p>0.4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402">
            <text:p>402</text:p>
          </table:table-cell>
          <table:table-cell office:value-type="float" office:value="142">
            <text:p>142</text:p>
          </table:table-cell>
          <table:table-cell office:value-type="float" office:value="70">
            <text:p>70</text:p>
          </table:table-cell>
          <table:table-cell office:value-type="float" office:value="0.54">
            <text:p>0.54</text:p>
          </table:table-cell>
          <table:table-cell office:value-type="float" office:value="3.6">
            <text:p>3.6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KKs 53, Cen 7</text:p>
          </table:table-cell>
          <table:table-cell office:value-type="string">
            <text:p>13 11 14.2</text:p>
          </table:table-cell>
          <table:table-cell office:value-type="string">
            <text:p>-38 54 22</text:p>
          </table:table-cell>
          <table:table-cell office:value-type="float" office:value="0.8">
            <text:p>0.8</text:p>
          </table:table-cell>
          <table:table-cell office:value-type="float" office:value="0.87">
            <text:p>0.87</text:p>
          </table:table-cell>
          <table:table-cell office:value-type="float" office:value="17.3">
            <text:p>17.3</text:p>
          </table:table-cell>
          <table:table-cell office:value-type="float" office:value="0.38">
            <text:p>0.38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table:number-columns-repeated="2" office:value-type="string">
            <text:p>.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6">
            <text:p>3.6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N5023</text:p>
          </table:table-cell>
          <table:table-cell office:value-type="string">
            <text:p>13 12 11.9</text:p>
          </table:table-cell>
          <table:table-cell office:value-type="string">
            <text:p>+44 02 19</text:p>
          </table:table-cell>
          <table:table-cell office:value-type="float" office:value="7.3">
            <text:p>7.3</text:p>
          </table:table-cell>
          <table:table-cell office:value-type="float" office:value="0.11">
            <text:p>0.11</text:p>
          </table:table-cell>
          <table:table-cell office:value-type="float" office:value="12.82">
            <text:p>12.82</text:p>
          </table:table-cell>
          <table:table-cell office:value-type="float" office:value="0.08">
            <text:p>0.08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float" office:value="407">
            <text:p>407</text:p>
          </table:table-cell>
          <table:table-cell office:value-type="float" office:value="476">
            <text:p>476</text:p>
          </table:table-cell>
          <table:table-cell office:value-type="float" office:value="179">
            <text:p>179</text:p>
          </table:table-cell>
          <table:table-cell office:value-type="float" office:value="1.69">
            <text:p>1.69</text:p>
          </table:table-cell>
          <table:table-cell office:value-type="float" office:value="5.4">
            <text:p>5.4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KK 189 </text:p>
          </table:table-cell>
          <table:table-cell office:value-type="string">
            <text:p>13 12 45.0</text:p>
          </table:table-cell>
          <table:table-cell office:value-type="string">
            <text:p>-41 49 55</text:p>
          </table:table-cell>
          <table:table-cell office:value-type="float" office:value="0.6">
            <text:p>0.6</text:p>
          </table:table-cell>
          <table:table-cell office:value-type="float" office:value="0.67">
            <text:p>0.67</text:p>
          </table:table-cell>
          <table:table-cell office:value-type="float" office:value="17.75">
            <text:p>17.75</text:p>
          </table:table-cell>
          <table:table-cell office:value-type="float" office:value="0.49">
            <text:p>0.49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table:number-columns-repeated="2" office:value-type="string">
            <text:p>.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6">
            <text:p>3.6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E269-66, KK 190</text:p>
          </table:table-cell>
          <table:table-cell office:value-type="string">
            <text:p>13 13 09.2</text:p>
          </table:table-cell>
          <table:table-cell office:value-type="string">
            <text:p>-44 53 24</text:p>
          </table:table-cell>
          <table:table-cell office:value-type="float" office:value="1.4">
            <text:p>1.4</text:p>
          </table:table-cell>
          <table:table-cell office:value-type="float" office:value="0.86">
            <text:p>0.86</text:p>
          </table:table-cell>
          <table:table-cell office:value-type="float" office:value="14.59">
            <text:p>14.59</text:p>
          </table:table-cell>
          <table:table-cell office:value-type="float" office:value="0.4">
            <text:p>0.4</text:p>
          </table:table-cell>
          <table:table-cell office:value-type="float" office:value="-1">
            <text:p>-1</text:p>
          </table:table-cell>
          <table:table-cell office:value-type="string">
            <text:p>A</text:p>
          </table:table-cell>
          <table:table-cell office:value-type="float" office:value="784">
            <text:p>784</text:p>
          </table:table-cell>
          <table:table-cell office:value-type="float" office:value="528">
            <text:p>528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54">
            <text:p>3.54</text:p>
          </table:table-cell>
          <table:table-cell office:value-type="string">
            <text:p>sbf</text:p>
          </table:table-cell>
        </table:table-row>
        <table:table-row table:style-name="ro1">
          <table:table-cell office:value-type="string">
            <text:p>DDO 167, U8308 </text:p>
          </table:table-cell>
          <table:table-cell office:value-type="string">
            <text:p>13 13 22.8</text:p>
          </table:table-cell>
          <table:table-cell office:value-type="string">
            <text:p>+46 19 11</text:p>
          </table:table-cell>
          <table:table-cell office:value-type="float" office:value="1.1">
            <text:p>1.1</text:p>
          </table:table-cell>
          <table:table-cell office:value-type="float" office:value="0.55">
            <text:p>0.55</text:p>
          </table:table-cell>
          <table:table-cell office:value-type="float" office:value="15.45">
            <text:p>15.45</text:p>
          </table:table-cell>
          <table:table-cell office:value-type="float" office:value="0.04">
            <text:p>0.0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63">
            <text:p>163</text:p>
          </table:table-cell>
          <table:table-cell office:value-type="float" office:value="243">
            <text:p>243</text:p>
          </table:table-cell>
          <table:table-cell office:value-type="float" office:value="26">
            <text:p>26</text:p>
          </table:table-cell>
          <table:table-cell office:value-type="float" office:value="0.66">
            <text:p>0.66</text:p>
          </table:table-cell>
          <table:table-cell office:value-type="float" office:value="4.19">
            <text:p>4.19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DDO 168, U8320 </text:p>
          </table:table-cell>
          <table:table-cell office:value-type="string">
            <text:p>13 14 28.6</text:p>
          </table:table-cell>
          <table:table-cell office:value-type="string">
            <text:p>+45 55 10</text:p>
          </table:table-cell>
          <table:table-cell office:value-type="float" office:value="3.6">
            <text:p>3.6</text:p>
          </table:table-cell>
          <table:table-cell office:value-type="float" office:value="0.39">
            <text:p>0.39</text:p>
          </table:table-cell>
          <table:table-cell office:value-type="float" office:value="12.97">
            <text:p>12.97</text:p>
          </table:table-cell>
          <table:table-cell office:value-type="float" office:value="0.07">
            <text:p>0.07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94">
            <text:p>194</text:p>
          </table:table-cell>
          <table:table-cell office:value-type="float" office:value="273">
            <text:p>273</text:p>
          </table:table-cell>
          <table:table-cell office:value-type="float" office:value="60">
            <text:p>60</text:p>
          </table:table-cell>
          <table:table-cell office:value-type="float" office:value="1.78">
            <text:p>1.78</text:p>
          </table:table-cell>
          <table:table-cell office:value-type="float" office:value="4.33">
            <text:p>4.33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DDO 169, U8331 </text:p>
          </table:table-cell>
          <table:table-cell office:value-type="string">
            <text:p>13 15 30.7</text:p>
          </table:table-cell>
          <table:table-cell office:value-type="string">
            <text:p>+47 29 47</text:p>
          </table:table-cell>
          <table:table-cell office:value-type="float" office:value="2.7">
            <text:p>2.7</text:p>
          </table:table-cell>
          <table:table-cell office:value-type="float" office:value="0.33">
            <text:p>0.33</text:p>
          </table:table-cell>
          <table:table-cell office:value-type="float" office:value="14.46">
            <text:p>14.46</text:p>
          </table:table-cell>
          <table:table-cell office:value-type="float" office:value="0.04">
            <text:p>0.0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59">
            <text:p>259</text:p>
          </table:table-cell>
          <table:table-cell office:value-type="float" office:value="345">
            <text:p>345</text:p>
          </table:table-cell>
          <table:table-cell office:value-type="float" office:value="50">
            <text:p>50</text:p>
          </table:table-cell>
          <table:table-cell office:value-type="float" office:value="1.18">
            <text:p>1.18</text:p>
          </table:table-cell>
          <table:table-cell office:value-type="float" office:value="8.2">
            <text:p>8.2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N5068</text:p>
          </table:table-cell>
          <table:table-cell office:value-type="string">
            <text:p>13 18 55.3</text:p>
          </table:table-cell>
          <table:table-cell office:value-type="string">
            <text:p>-21 02 21</text:p>
          </table:table-cell>
          <table:table-cell office:value-type="float" office:value="7.2">
            <text:p>7.2</text:p>
          </table:table-cell>
          <table:table-cell office:value-type="float" office:value="0.88">
            <text:p>0.88</text:p>
          </table:table-cell>
          <table:table-cell office:value-type="float" office:value="10.52">
            <text:p>10.52</text:p>
          </table:table-cell>
          <table:table-cell office:value-type="float" office:value="0.44">
            <text:p>0.44</text:p>
          </table:table-cell>
          <table:table-cell office:value-type="float" office:value="6">
            <text:p>6</text:p>
          </table:table-cell>
          <table:table-cell office:value-type="string">
            <text:p>KB</text:p>
          </table:table-cell>
          <table:table-cell office:value-type="float" office:value="673">
            <text:p>673</text:p>
          </table:table-cell>
          <table:table-cell office:value-type="float" office:value="473">
            <text:p>473</text:p>
          </table:table-cell>
          <table:table-cell office:value-type="float" office:value="66">
            <text:p>66</text:p>
          </table:table-cell>
          <table:table-cell office:value-type="float" office:value="2.05">
            <text:p>2.05</text:p>
          </table:table-cell>
          <table:table-cell office:value-type="float" office:value="6.6">
            <text:p>6.6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K 195 </text:p>
          </table:table-cell>
          <table:table-cell office:value-type="string">
            <text:p>13 21 08.2</text:p>
          </table:table-cell>
          <table:table-cell office:value-type="string">
            <text:p>-31 31 47</text:p>
          </table:table-cell>
          <table:table-cell office:value-type="float" office:value="1.3">
            <text:p>1.3</text:p>
          </table:table-cell>
          <table:table-cell office:value-type="float" office:value="0.46">
            <text:p>0.46</text:p>
          </table:table-cell>
          <table:table-cell office:value-type="float" office:value="17.1">
            <text:p>17.1</text:p>
          </table:table-cell>
          <table:table-cell office:value-type="float" office:value="0.27">
            <text:p>0.27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64">
            <text:p>564</text:p>
          </table:table-cell>
          <table:table-cell office:value-type="float" office:value="338">
            <text:p>338</text:p>
          </table:table-cell>
          <table:table-cell office:value-type="float" office:value="21">
            <text:p>21</text:p>
          </table:table-cell>
          <table:table-cell office:value-type="float" office:value="0.74">
            <text:p>0.74</text:p>
          </table:table-cell>
          <table:table-cell office:value-type="float" office:value="5.22">
            <text:p>5.22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Ks 54 </text:p>
          </table:table-cell>
          <table:table-cell office:value-type="string">
            <text:p>13 21 32.4</text:p>
          </table:table-cell>
          <table:table-cell office:value-type="string">
            <text:p>-31 53 11</text:p>
          </table:table-cell>
          <table:table-cell office:value-type="float" office:value="1.1">
            <text:p>1.1</text:p>
          </table:table-cell>
          <table:table-cell office:value-type="float" office:value="0.68">
            <text:p>0.68</text:p>
          </table:table-cell>
          <table:table-cell office:value-type="float" office:value="18.13">
            <text:p>18.13</text:p>
          </table:table-cell>
          <table:table-cell office:value-type="float" office:value="0.29">
            <text:p>0.29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table:number-columns-repeated="2" office:value-type="string">
            <text:p>.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4.6">
            <text:p>4.6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KK 196 </text:p>
          </table:table-cell>
          <table:table-cell office:value-type="string">
            <text:p>13 21 47.1</text:p>
          </table:table-cell>
          <table:table-cell office:value-type="string">
            <text:p>-45 03 48</text:p>
          </table:table-cell>
          <table:table-cell office:value-type="float" office:value="1.3">
            <text:p>1.3</text:p>
          </table:table-cell>
          <table:table-cell office:value-type="float" office:value="0.77">
            <text:p>0.77</text:p>
          </table:table-cell>
          <table:table-cell office:value-type="float" office:value="16.14">
            <text:p>16.14</text:p>
          </table:table-cell>
          <table:table-cell office:value-type="float" office:value="0.36">
            <text:p>0.3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741">
            <text:p>741</text:p>
          </table:table-cell>
          <table:table-cell office:value-type="float" office:value="490">
            <text:p>490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6">
            <text:p>3.6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N5102</text:p>
          </table:table-cell>
          <table:table-cell office:value-type="string">
            <text:p>13 21 57.8</text:p>
          </table:table-cell>
          <table:table-cell office:value-type="string">
            <text:p>-36 37 47</text:p>
          </table:table-cell>
          <table:table-cell office:value-type="float" office:value="8.7">
            <text:p>8.7</text:p>
          </table:table-cell>
          <table:table-cell office:value-type="float" office:value="0.32">
            <text:p>0.32</text:p>
          </table:table-cell>
          <table:table-cell office:value-type="float" office:value="10.28">
            <text:p>10.28</text:p>
          </table:table-cell>
          <table:table-cell office:value-type="float" office:value="0.24">
            <text:p>0.24</text:p>
          </table:table-cell>
          <table:table-cell office:value-type="float" office:value="1">
            <text:p>1</text:p>
          </table:table-cell>
          <table:table-cell office:value-type="string">
            <text:p>K</text:p>
          </table:table-cell>
          <table:table-cell office:value-type="float" office:value="467">
            <text:p>467</text:p>
          </table:table-cell>
          <table:table-cell office:value-type="float" office:value="230">
            <text:p>230</text:p>
          </table:table-cell>
          <table:table-cell office:value-type="float" office:value="196">
            <text:p>196</text:p>
          </table:table-cell>
          <table:table-cell office:value-type="float" office:value="1.94">
            <text:p>1.94</text:p>
          </table:table-cell>
          <table:table-cell office:value-type="float" office:value="3.4">
            <text:p>3.4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K 197 </text:p>
          </table:table-cell>
          <table:table-cell office:value-type="string">
            <text:p>13 22 01.8</text:p>
          </table:table-cell>
          <table:table-cell office:value-type="string">
            <text:p>-42 32 08</text:p>
          </table:table-cell>
          <table:table-cell office:value-type="float" office:value="0.9">
            <text:p>0.9</text:p>
          </table:table-cell>
          <table:table-cell office:value-type="float" office:value="0.78">
            <text:p>0.78</text:p>
          </table:table-cell>
          <table:table-cell office:value-type="float" office:value="15.68">
            <text:p>15.68</text:p>
          </table:table-cell>
          <table:table-cell office:value-type="float" office:value="0.66">
            <text:p>0.66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table:number-columns-repeated="2" office:value-type="string">
            <text:p>.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6">
            <text:p>3.6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KKs 55 </text:p>
          </table:table-cell>
          <table:table-cell office:value-type="string">
            <text:p>13 22 12.4</text:p>
          </table:table-cell>
          <table:table-cell office:value-type="string">
            <text:p>-42 43 51</text:p>
          </table:table-cell>
          <table:table-cell office:value-type="float" office:value="0.8">
            <text:p>0.8</text:p>
          </table:table-cell>
          <table:table-cell office:value-type="float" office:value="0.88">
            <text:p>0.88</text:p>
          </table:table-cell>
          <table:table-cell office:value-type="float" office:value="18.5">
            <text:p>18.5</text:p>
          </table:table-cell>
          <table:table-cell office:value-type="float" office:value="0.63">
            <text:p>0.63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table:number-columns-repeated="2" office:value-type="string">
            <text:p>.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6">
            <text:p>3.6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KK 198 </text:p>
          </table:table-cell>
          <table:table-cell office:value-type="string">
            <text:p>13 22 56.1</text:p>
          </table:table-cell>
          <table:table-cell office:value-type="string">
            <text:p>-33 34 03</text:p>
          </table:table-cell>
          <table:table-cell office:value-type="float" office:value="0.6">
            <text:p>0.6</text:p>
          </table:table-cell>
          <table:table-cell office:value-type="float" office:value="0.83">
            <text:p>0.83</text:p>
          </table:table-cell>
          <table:table-cell office:value-type="float" office:value="17.65">
            <text:p>17.65</text:p>
          </table:table-cell>
          <table:table-cell office:value-type="float" office:value="0.3">
            <text:p>0.3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table:number-columns-repeated="2" office:value-type="string">
            <text:p>.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4.6">
            <text:p>4.6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KK 200 </text:p>
          </table:table-cell>
          <table:table-cell office:value-type="string">
            <text:p>13 24 36.0</text:p>
          </table:table-cell>
          <table:table-cell office:value-type="string">
            <text:p>-30 58 20</text:p>
          </table:table-cell>
          <table:table-cell office:value-type="float" office:value="1.3">
            <text:p>1.3</text:p>
          </table:table-cell>
          <table:table-cell office:value-type="float" office:value="0.62">
            <text:p>0.62</text:p>
          </table:table-cell>
          <table:table-cell office:value-type="float" office:value="16.67">
            <text:p>16.67</text:p>
          </table:table-cell>
          <table:table-cell office:value-type="float" office:value="0.3">
            <text:p>0.3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487">
            <text:p>487</text:p>
          </table:table-cell>
          <table:table-cell office:value-type="float" office:value="264">
            <text:p>264</text:p>
          </table:table-cell>
          <table:table-cell office:value-type="float" office:value="22">
            <text:p>22</text:p>
          </table:table-cell>
          <table:table-cell office:value-type="float" office:value="0.23">
            <text:p>0.23</text:p>
          </table:table-cell>
          <table:table-cell office:value-type="float" office:value="4.63">
            <text:p>4.63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5128</text:p>
          </table:table-cell>
          <table:table-cell office:value-type="string">
            <text:p>13 25 28.9</text:p>
          </table:table-cell>
          <table:table-cell office:value-type="string">
            <text:p>-43 00 60</text:p>
          </table:table-cell>
          <table:table-cell office:value-type="float" office:value="25.7">
            <text:p>25.7</text:p>
          </table:table-cell>
          <table:table-cell office:value-type="float" office:value="0.78">
            <text:p>0.78</text:p>
          </table:table-cell>
          <table:table-cell office:value-type="float" office:value="7.84">
            <text:p>7.84</text:p>
          </table:table-cell>
          <table:table-cell office:value-type="float" office:value="0.5">
            <text:p>0.5</text:p>
          </table:table-cell>
          <table:table-cell office:value-type="float" office:value="-2">
            <text:p>-2</text:p>
          </table:table-cell>
          <table:table-cell office:value-type="string">
            <text:p>B</text:p>
          </table:table-cell>
          <table:table-cell office:value-type="float" office:value="547">
            <text:p>547</text:p>
          </table:table-cell>
          <table:table-cell office:value-type="float" office:value="301">
            <text:p>301</text:p>
          </table:table-cell>
          <table:table-cell office:value-type="float" office:value="527">
            <text:p>527</text:p>
          </table:table-cell>
          <table:table-cell office:value-type="float" office:value="1.94">
            <text:p>1.94</text:p>
          </table:table-cell>
          <table:table-cell office:value-type="float" office:value="3.66">
            <text:p>3.66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I4247, E444-34</text:p>
          </table:table-cell>
          <table:table-cell office:value-type="string">
            <text:p>13 26 44.4</text:p>
          </table:table-cell>
          <table:table-cell office:value-type="string">
            <text:p>-30 21 45</text:p>
          </table:table-cell>
          <table:table-cell office:value-type="float" office:value="1.3">
            <text:p>1.3</text:p>
          </table:table-cell>
          <table:table-cell office:value-type="float" office:value="0.38">
            <text:p>0.38</text:p>
          </table:table-cell>
          <table:table-cell office:value-type="float" office:value="14.4">
            <text:p>14.4</text:p>
          </table:table-cell>
          <table:table-cell office:value-type="float" office:value="0.27">
            <text:p>0.27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415">
            <text:p>415</text:p>
          </table:table-cell>
          <table:table-cell office:value-type="float" office:value="195">
            <text:p>195</text:p>
          </table:table-cell>
          <table:table-cell office:value-type="float" office:value="45">
            <text:p>45</text:p>
          </table:table-cell>
          <table:table-cell office:value-type="float" office:value="0.48">
            <text:p>0.48</text:p>
          </table:table-cell>
          <table:table-cell office:value-type="float" office:value="4.6">
            <text:p>4.6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KK 203 </text:p>
          </table:table-cell>
          <table:table-cell office:value-type="string">
            <text:p>13 27 28.1</text:p>
          </table:table-cell>
          <table:table-cell office:value-type="string">
            <text:p>-45 21 09</text:p>
          </table:table-cell>
          <table:table-cell office:value-type="float" office:value="0.5">
            <text:p>0.5</text:p>
          </table:table-cell>
          <table:table-cell office:value-type="float" office:value="0.99">
            <text:p>0.99</text:p>
          </table:table-cell>
          <table:table-cell office:value-type="float" office:value="18">
            <text:p>18</text:p>
          </table:table-cell>
          <table:table-cell office:value-type="float" office:value="0.44">
            <text:p>0.44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table:number-columns-repeated="2" office:value-type="string">
            <text:p>.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6">
            <text:p>3.6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E324-24</text:p>
          </table:table-cell>
          <table:table-cell office:value-type="string">
            <text:p>13 27 37.4</text:p>
          </table:table-cell>
          <table:table-cell office:value-type="string">
            <text:p>-41 28 50</text:p>
          </table:table-cell>
          <table:table-cell office:value-type="float" office:value="3.2">
            <text:p>3.2</text:p>
          </table:table-cell>
          <table:table-cell office:value-type="float" office:value="0.72">
            <text:p>0.72</text:p>
          </table:table-cell>
          <table:table-cell office:value-type="float" office:value="12.9">
            <text:p>12.9</text:p>
          </table:table-cell>
          <table:table-cell office:value-type="float" office:value="0.47">
            <text:p>0.47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13">
            <text:p>513</text:p>
          </table:table-cell>
          <table:table-cell office:value-type="float" office:value="270">
            <text:p>270</text:p>
          </table:table-cell>
          <table:table-cell office:value-type="float" office:value="75">
            <text:p>75</text:p>
          </table:table-cell>
          <table:table-cell office:value-type="float" office:value="1.85">
            <text:p>1.85</text:p>
          </table:table-cell>
          <table:table-cell office:value-type="float" office:value="3.73">
            <text:p>3.73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P170257 </text:p>
          </table:table-cell>
          <table:table-cell office:value-type="string">
            <text:p>13 29 21.0</text:p>
          </table:table-cell>
          <table:table-cell office:value-type="string">
            <text:p>-21 10 45</text:p>
          </table:table-cell>
          <table:table-cell office:value-type="float" office:value="0.6">
            <text:p>0.6</text:p>
          </table:table-cell>
          <table:table-cell office:value-type="float" office:value="0.75">
            <text:p>0.75</text:p>
          </table:table-cell>
          <table:table-cell office:value-type="float" office:value="15.3">
            <text:p>15.3</text:p>
          </table:table-cell>
          <table:table-cell office:value-type="float" office:value="0.46">
            <text:p>0.4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650">
            <text:p>650</text:p>
          </table:table-cell>
          <table:table-cell office:value-type="float" office:value="457">
            <text:p>457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6.3">
            <text:p>6.3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N5204</text:p>
          </table:table-cell>
          <table:table-cell office:value-type="string">
            <text:p>13 29 36.4</text:p>
          </table:table-cell>
          <table:table-cell office:value-type="string">
            <text:p>+58 25 04</text:p>
          </table:table-cell>
          <table:table-cell office:value-type="float" office:value="5">
            <text:p>5</text:p>
          </table:table-cell>
          <table:table-cell office:value-type="float" office:value="0.6">
            <text:p>0.6</text:p>
          </table:table-cell>
          <table:table-cell office:value-type="float" office:value="11.73">
            <text:p>11.73</text:p>
          </table:table-cell>
          <table:table-cell office:value-type="float" office:value="0.05">
            <text:p>0.05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203">
            <text:p>203</text:p>
          </table:table-cell>
          <table:table-cell office:value-type="float" office:value="341">
            <text:p>341</text:p>
          </table:table-cell>
          <table:table-cell office:value-type="float" office:value="110">
            <text:p>110</text:p>
          </table:table-cell>
          <table:table-cell office:value-type="float" office:value="2.06">
            <text:p>2.06</text:p>
          </table:table-cell>
          <table:table-cell office:value-type="float" office:value="4.65">
            <text:p>4.65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5194</text:p>
          </table:table-cell>
          <table:table-cell office:value-type="string">
            <text:p>13 29 56.0</text:p>
          </table:table-cell>
          <table:table-cell office:value-type="string">
            <text:p>+47 14 04</text:p>
          </table:table-cell>
          <table:table-cell office:value-type="float" office:value="11.2">
            <text:p>11.2</text:p>
          </table:table-cell>
          <table:table-cell office:value-type="float" office:value="0.62">
            <text:p>0.62</text:p>
          </table:table-cell>
          <table:table-cell office:value-type="float" office:value="8.57">
            <text:p>8.57</text:p>
          </table:table-cell>
          <table:table-cell office:value-type="float" office:value="0.15">
            <text:p>0.15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float" office:value="463">
            <text:p>463</text:p>
          </table:table-cell>
          <table:table-cell office:value-type="float" office:value="555">
            <text:p>555</text:p>
          </table:table-cell>
          <table:table-cell office:value-type="float" office:value="195">
            <text:p>195</text:p>
          </table:table-cell>
          <table:table-cell office:value-type="float" office:value="2.34">
            <text:p>2.34</text:p>
          </table:table-cell>
          <table:table-cell office:value-type="float" office:value="8">
            <text:p>8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N5195</text:p>
          </table:table-cell>
          <table:table-cell office:value-type="string">
            <text:p>13 29 58.7</text:p>
          </table:table-cell>
          <table:table-cell office:value-type="string">
            <text:p>+47 16 05</text:p>
          </table:table-cell>
          <table:table-cell office:value-type="float" office:value="5">
            <text:p>5</text:p>
          </table:table-cell>
          <table:table-cell office:value-type="float" office:value="0.92">
            <text:p>0.92</text:p>
          </table:table-cell>
          <table:table-cell office:value-type="float" office:value="10.45">
            <text:p>10.45</text:p>
          </table:table-cell>
          <table:table-cell office:value-type="float" office:value="0.15">
            <text:p>0.15</text:p>
          </table:table-cell>
          <table:table-cell office:value-type="float" office:value="-1">
            <text:p>-1</text:p>
          </table:table-cell>
          <table:table-cell office:value-type="string">
            <text:p>B</text:p>
          </table:table-cell>
          <table:table-cell office:value-type="float" office:value="465">
            <text:p>465</text:p>
          </table:table-cell>
          <table:table-cell office:value-type="float" office:value="558">
            <text:p>558</text:p>
          </table:table-cell>
          <table:table-cell office:value-type="string">
            <text:p>.. .</text:p>
          </table:table-cell>
          <table:table-cell office:value-type="float" office:value="1">
            <text:p>1</text:p>
          </table:table-cell>
          <table:table-cell office:value-type="float" office:value="8.02">
            <text:p>8.02</text:p>
          </table:table-cell>
          <table:table-cell office:value-type="string">
            <text:p>sbf</text:p>
          </table:table-cell>
        </table:table-row>
        <table:table-row table:style-name="ro1">
          <table:table-cell office:value-type="string">
            <text:p>U8508</text:p>
          </table:table-cell>
          <table:table-cell office:value-type="string">
            <text:p>13 30 44.4</text:p>
          </table:table-cell>
          <table:table-cell office:value-type="string">
            <text:p>+54 54 36</text:p>
          </table:table-cell>
          <table:table-cell office:value-type="float" office:value="1.7">
            <text:p>1.7</text:p>
          </table:table-cell>
          <table:table-cell office:value-type="float" office:value="0.59">
            <text:p>0.59</text:p>
          </table:table-cell>
          <table:table-cell office:value-type="float" office:value="14.12">
            <text:p>14.12</text:p>
          </table:table-cell>
          <table:table-cell office:value-type="float" office:value="0.06">
            <text:p>0.0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62">
            <text:p>62</text:p>
          </table:table-cell>
          <table:table-cell office:value-type="float" office:value="186">
            <text:p>186</text:p>
          </table:table-cell>
          <table:table-cell office:value-type="float" office:value="49">
            <text:p>49</text:p>
          </table:table-cell>
          <table:table-cell office:value-type="float" office:value="1.15">
            <text:p>1.15</text:p>
          </table:table-cell>
          <table:table-cell office:value-type="float" office:value="2.56">
            <text:p>2.56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5206</text:p>
          </table:table-cell>
          <table:table-cell office:value-type="string">
            <text:p>13 33 43.9</text:p>
          </table:table-cell>
          <table:table-cell office:value-type="string">
            <text:p>-48 09 04</text:p>
          </table:table-cell>
          <table:table-cell office:value-type="float" office:value="3.7">
            <text:p>3.7</text:p>
          </table:table-cell>
          <table:table-cell office:value-type="float" office:value="0.86">
            <text:p>0.86</text:p>
          </table:table-cell>
          <table:table-cell office:value-type="float" office:value="11.64">
            <text:p>11.64</text:p>
          </table:table-cell>
          <table:table-cell office:value-type="float" office:value="0.52">
            <text:p>0.52</text:p>
          </table:table-cell>
          <table:table-cell office:value-type="float" office:value="-3">
            <text:p>-3</text:p>
          </table:table-cell>
          <table:table-cell office:value-type="string">
            <text:p>K</text:p>
          </table:table-cell>
          <table:table-cell office:value-type="float" office:value="571">
            <text:p>571</text:p>
          </table:table-cell>
          <table:table-cell office:value-type="float" office:value="322">
            <text:p>322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6">
            <text:p>3.6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N5229</text:p>
          </table:table-cell>
          <table:table-cell office:value-type="string">
            <text:p>13 34 02.9</text:p>
          </table:table-cell>
          <table:table-cell office:value-type="string">
            <text:p>+47 54 55</text:p>
          </table:table-cell>
          <table:table-cell office:value-type="float" office:value="3.6">
            <text:p>3.6</text:p>
          </table:table-cell>
          <table:table-cell office:value-type="float" office:value="0.13">
            <text:p>0.13</text:p>
          </table:table-cell>
          <table:table-cell office:value-type="float" office:value="14.33">
            <text:p>14.33</text:p>
          </table:table-cell>
          <table:table-cell office:value-type="float" office:value="0.08">
            <text:p>0.08</text:p>
          </table:table-cell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float" office:value="363">
            <text:p>363</text:p>
          </table:table-cell>
          <table:table-cell office:value-type="float" office:value="460">
            <text:p>460</text:p>
          </table:table-cell>
          <table:table-cell office:value-type="float" office:value="127">
            <text:p>127</text:p>
          </table:table-cell>
          <table:table-cell office:value-type="float" office:value="1.39">
            <text:p>1.39</text:p>
          </table:table-cell>
          <table:table-cell office:value-type="float" office:value="5.1">
            <text:p>5.1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N5238</text:p>
          </table:table-cell>
          <table:table-cell office:value-type="string">
            <text:p>13 34 42.7</text:p>
          </table:table-cell>
          <table:table-cell office:value-type="string">
            <text:p>+51 36 50</text:p>
          </table:table-cell>
          <table:table-cell office:value-type="float" office:value="1.7">
            <text:p>1.7</text:p>
          </table:table-cell>
          <table:table-cell office:value-type="float" office:value="0.82">
            <text:p>0.82</text:p>
          </table:table-cell>
          <table:table-cell office:value-type="float" office:value="13.55">
            <text:p>13.55</text:p>
          </table:table-cell>
          <table:table-cell office:value-type="float" office:value="0.05">
            <text:p>0.05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float" office:value="232">
            <text:p>232</text:p>
          </table:table-cell>
          <table:table-cell office:value-type="float" office:value="345">
            <text:p>345</text:p>
          </table:table-cell>
          <table:table-cell office:value-type="float" office:value="36">
            <text:p>36</text:p>
          </table:table-cell>
          <table:table-cell office:value-type="float" office:value="0.65">
            <text:p>0.65</text:p>
          </table:table-cell>
          <table:table-cell office:value-type="float" office:value="5.2">
            <text:p>5.2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P47885 </text:p>
          </table:table-cell>
          <table:table-cell office:value-type="string">
            <text:p>13 35 08.1</text:p>
          </table:table-cell>
          <table:table-cell office:value-type="string">
            <text:p>-30 07 04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15.8">
            <text:p>15.8</text:p>
          </table:table-cell>
          <table:table-cell office:value-type="float" office:value="0.21">
            <text:p>0.21</text:p>
          </table:table-cell>
          <table:table-cell office:value-type="float" office:value="10">
            <text:p>10</text:p>
          </table:table-cell>
          <table:table-cell office:value-type="string">
            <text:p>K</text:p>
          </table:table-cell>
          <table:table-cell office:value-type="float" office:value="570">
            <text:p>570</text:p>
          </table:table-cell>
          <table:table-cell office:value-type="float" office:value="360">
            <text:p>360</text:p>
          </table:table-cell>
          <table:table-cell office:value-type="float" office:value="110">
            <text:p>110</text:p>
          </table:table-cell>
          <table:table-cell office:value-type="float" office:value="1.12">
            <text:p>1.12</text:p>
          </table:table-cell>
          <table:table-cell office:value-type="float" office:value="5">
            <text:p>5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E444-78, UA 365</text:p>
          </table:table-cell>
          <table:table-cell office:value-type="string">
            <text:p>13 36 30.8</text:p>
          </table:table-cell>
          <table:table-cell office:value-type="string">
            <text:p>-29 14 11</text:p>
          </table:table-cell>
          <table:table-cell office:value-type="float" office:value="1.2">
            <text:p>1.2</text:p>
          </table:table-cell>
          <table:table-cell office:value-type="float" office:value="0.42">
            <text:p>0.42</text:p>
          </table:table-cell>
          <table:table-cell office:value-type="float" office:value="15.53">
            <text:p>15.53</text:p>
          </table:table-cell>
          <table:table-cell office:value-type="float" office:value="0.23">
            <text:p>0.2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73">
            <text:p>573</text:p>
          </table:table-cell>
          <table:table-cell office:value-type="float" office:value="363">
            <text:p>363</text:p>
          </table:table-cell>
          <table:table-cell office:value-type="float" office:value="34">
            <text:p>34</text:p>
          </table:table-cell>
          <table:table-cell office:value-type="float" office:value="0.6">
            <text:p>0.6</text:p>
          </table:table-cell>
          <table:table-cell office:value-type="float" office:value="4.6">
            <text:p>4.6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KK 208 </text:p>
          </table:table-cell>
          <table:table-cell office:value-type="string">
            <text:p>13 36 35.5</text:p>
          </table:table-cell>
          <table:table-cell office:value-type="string">
            <text:p>-29 34 15</text:p>
          </table:table-cell>
          <table:table-cell office:value-type="float" office:value="6">
            <text:p>6</text:p>
          </table:table-cell>
          <table:table-cell office:value-type="float" office:value="0.42">
            <text:p>0.42</text:p>
          </table:table-cell>
          <table:table-cell office:value-type="float" office:value="14.3">
            <text:p>14.3</text:p>
          </table:table-cell>
          <table:table-cell office:value-type="float" office:value="0.19">
            <text:p>0.19</text:p>
          </table:table-cell>
          <table:table-cell office:value-type="string">
            <text:p>-3A</text:p>
          </table:table-cell>
          <table:table-cell/>
          <table:table-cell table:number-columns-repeated="2" office:value-type="string">
            <text:p>.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4.68">
            <text:p>4.68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5236</text:p>
          </table:table-cell>
          <table:table-cell office:value-type="string">
            <text:p>13 37 00.1</text:p>
          </table:table-cell>
          <table:table-cell office:value-type="string">
            <text:p>-29 52 04</text:p>
          </table:table-cell>
          <table:table-cell office:value-type="float" office:value="12.9">
            <text:p>12.9</text:p>
          </table:table-cell>
          <table:table-cell office:value-type="float" office:value="0.89">
            <text:p>0.89</text:p>
          </table:table-cell>
          <table:table-cell office:value-type="float" office:value="8.2">
            <text:p>8.2</text:p>
          </table:table-cell>
          <table:table-cell office:value-type="float" office:value="0.28">
            <text:p>0.28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float" office:value="516">
            <text:p>516</text:p>
          </table:table-cell>
          <table:table-cell office:value-type="float" office:value="304">
            <text:p>304</text:p>
          </table:table-cell>
          <table:table-cell office:value-type="float" office:value="212">
            <text:p>212</text:p>
          </table:table-cell>
          <table:table-cell office:value-type="float" office:value="3.25">
            <text:p>3.25</text:p>
          </table:table-cell>
          <table:table-cell office:value-type="float" office:value="4.47">
            <text:p>4.47</text:p>
          </table:table-cell>
          <table:table-cell office:value-type="string">
            <text:p>cep</text:p>
          </table:table-cell>
        </table:table-row>
        <table:table-row table:style-name="ro1">
          <table:table-cell office:value-type="string">
            <text:p>DEEP J1337-33</text:p>
          </table:table-cell>
          <table:table-cell office:value-type="string">
            <text:p>13 37 00.6</text:p>
          </table:table-cell>
          <table:table-cell office:value-type="string">
            <text:p>-33 21 47</text:p>
          </table:table-cell>
          <table:table-cell office:value-type="float" office:value="0.2">
            <text:p>0.2</text:p>
          </table:table-cell>
          <table:table-cell office:value-type="float" office:value="0.95">
            <text:p>0.95</text:p>
          </table:table-cell>
          <table:table-cell office:value-type="float" office:value="17.3">
            <text:p>17.3</text:p>
          </table:table-cell>
          <table:table-cell office:value-type="float" office:value="0.21">
            <text:p>0.2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91">
            <text:p>591</text:p>
          </table:table-cell>
          <table:table-cell office:value-type="float" office:value="371">
            <text:p>371</text:p>
          </table:table-cell>
          <table:table-cell office:value-type="float" office:value="20">
            <text:p>20</text:p>
          </table:table-cell>
          <table:table-cell office:value-type="float" office:value="0.02">
            <text:p>0.02</text:p>
          </table:table-cell>
          <table:table-cell office:value-type="float" office:value="4.51">
            <text:p>4.51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E444-84</text:p>
          </table:table-cell>
          <table:table-cell office:value-type="string">
            <text:p>13 37 20.2</text:p>
          </table:table-cell>
          <table:table-cell office:value-type="string">
            <text:p>-28 02 46</text:p>
          </table:table-cell>
          <table:table-cell office:value-type="float" office:value="1.3">
            <text:p>1.3</text:p>
          </table:table-cell>
          <table:table-cell office:value-type="float" office:value="0.77">
            <text:p>0.77</text:p>
          </table:table-cell>
          <table:table-cell office:value-type="float" office:value="15.06">
            <text:p>15.06</text:p>
          </table:table-cell>
          <table:table-cell office:value-type="float" office:value="0.3">
            <text:p>0.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87">
            <text:p>587</text:p>
          </table:table-cell>
          <table:table-cell office:value-type="float" office:value="380">
            <text:p>380</text:p>
          </table:table-cell>
          <table:table-cell office:value-type="float" office:value="60">
            <text:p>60</text:p>
          </table:table-cell>
          <table:table-cell office:value-type="float" office:value="1.32">
            <text:p>1.32</text:p>
          </table:table-cell>
          <table:table-cell office:value-type="float" office:value="4.61">
            <text:p>4.61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HIPASS J1337-39</text:p>
          </table:table-cell>
          <table:table-cell office:value-type="string">
            <text:p>13 37 25.1</text:p>
          </table:table-cell>
          <table:table-cell office:value-type="string">
            <text:p>-39 53 52</text:p>
          </table:table-cell>
          <table:table-cell office:value-type="float" office:value="0.6">
            <text:p>0.6</text:p>
          </table:table-cell>
          <table:table-cell office:value-type="float" office:value="0.83">
            <text:p>0.83</text:p>
          </table:table-cell>
          <table:table-cell office:value-type="float" office:value="16.5">
            <text:p>16.5</text:p>
          </table:table-cell>
          <table:table-cell office:value-type="float" office:value="0.32">
            <text:p>0.32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492">
            <text:p>492</text:p>
          </table:table-cell>
          <table:table-cell office:value-type="float" office:value="258">
            <text:p>258</text:p>
          </table:table-cell>
          <table:table-cell office:value-type="float" office:value="37">
            <text:p>37</text:p>
          </table:table-cell>
          <table:table-cell office:value-type="float" office:value="0.82">
            <text:p>0.82</text:p>
          </table:table-cell>
          <table:table-cell office:value-type="float" office:value="4.9">
            <text:p>4.9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5237</text:p>
          </table:table-cell>
          <table:table-cell office:value-type="string">
            <text:p>13 37 38.9</text:p>
          </table:table-cell>
          <table:table-cell office:value-type="string">
            <text:p>-42 50 51</text:p>
          </table:table-cell>
          <table:table-cell office:value-type="float" office:value="1.9">
            <text:p>1.9</text:p>
          </table:table-cell>
          <table:table-cell office:value-type="float" office:value="0.84">
            <text:p>0.84</text:p>
          </table:table-cell>
          <table:table-cell office:value-type="float" office:value="13.23">
            <text:p>13.23</text:p>
          </table:table-cell>
          <table:table-cell office:value-type="float" office:value="0.41">
            <text:p>0.41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float" office:value="370">
            <text:p>370</text:p>
          </table:table-cell>
          <table:table-cell office:value-type="float" office:value="131">
            <text:p>131</text:p>
          </table:table-cell>
          <table:table-cell office:value-type="float" office:value="80">
            <text:p>80</text:p>
          </table:table-cell>
          <table:table-cell office:value-type="float" office:value="0.66">
            <text:p>0.66</text:p>
          </table:table-cell>
          <table:table-cell office:value-type="float" office:value="3.6">
            <text:p>3.6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U8638</text:p>
          </table:table-cell>
          <table:table-cell office:value-type="string">
            <text:p>13 39 19.4</text:p>
          </table:table-cell>
          <table:table-cell office:value-type="string">
            <text:p>+24 46 33</text:p>
          </table:table-cell>
          <table:table-cell office:value-type="float" office:value="1.2">
            <text:p>1.2</text:p>
          </table:table-cell>
          <table:table-cell office:value-type="float" office:value="0.67">
            <text:p>0.67</text:p>
          </table:table-cell>
          <table:table-cell office:value-type="float" office:value="14.44">
            <text:p>14.44</text:p>
          </table:table-cell>
          <table:table-cell office:value-type="float" office:value="0.06">
            <text:p>0.0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74">
            <text:p>274</text:p>
          </table:table-cell>
          <table:table-cell office:value-type="float" office:value="273">
            <text:p>273</text:p>
          </table:table-cell>
          <table:table-cell office:value-type="float" office:value="32">
            <text:p>32</text:p>
          </table:table-cell>
          <table:table-cell office:value-type="float" office:value="0.59">
            <text:p>0.59</text:p>
          </table:table-cell>
          <table:table-cell office:value-type="float" office:value="2.3">
            <text:p>2.3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DDO 181, U8651 </text:p>
          </table:table-cell>
          <table:table-cell office:value-type="string">
            <text:p>13 39 53.8</text:p>
          </table:table-cell>
          <table:table-cell office:value-type="string">
            <text:p>+40 44 21</text:p>
          </table:table-cell>
          <table:table-cell office:value-type="float" office:value="2.3">
            <text:p>2.3</text:p>
          </table:table-cell>
          <table:table-cell office:value-type="float" office:value="0.57">
            <text:p>0.57</text:p>
          </table:table-cell>
          <table:table-cell office:value-type="float" office:value="14.45">
            <text:p>14.45</text:p>
          </table:table-cell>
          <table:table-cell office:value-type="float" office:value="0.03">
            <text:p>0.0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02">
            <text:p>202</text:p>
          </table:table-cell>
          <table:table-cell office:value-type="float" office:value="272">
            <text:p>272</text:p>
          </table:table-cell>
          <table:table-cell office:value-type="float" office:value="39">
            <text:p>39</text:p>
          </table:table-cell>
          <table:table-cell office:value-type="float" office:value="1.06">
            <text:p>1.06</text:p>
          </table:table-cell>
          <table:table-cell office:value-type="float" office:value="3.01">
            <text:p>3.01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5253</text:p>
          </table:table-cell>
          <table:table-cell office:value-type="string">
            <text:p>13 39 55.8</text:p>
          </table:table-cell>
          <table:table-cell office:value-type="string">
            <text:p>-31 38 24</text:p>
          </table:table-cell>
          <table:table-cell office:value-type="float" office:value="5">
            <text:p>5</text:p>
          </table:table-cell>
          <table:table-cell office:value-type="float" office:value="0.38">
            <text:p>0.38</text:p>
          </table:table-cell>
          <table:table-cell office:value-type="float" office:value="10.87">
            <text:p>10.87</text:p>
          </table:table-cell>
          <table:table-cell office:value-type="float" office:value="0.24">
            <text:p>0.24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float" office:value="404">
            <text:p>404</text:p>
          </table:table-cell>
          <table:table-cell office:value-type="float" office:value="190">
            <text:p>190</text:p>
          </table:table-cell>
          <table:table-cell office:value-type="float" office:value="79">
            <text:p>79</text:p>
          </table:table-cell>
          <table:table-cell office:value-type="float" office:value="1.73">
            <text:p>1.73</text:p>
          </table:table-cell>
          <table:table-cell office:value-type="float" office:value="4">
            <text:p>4</text:p>
          </table:table-cell>
          <table:table-cell office:value-type="string">
            <text:p>cep</text:p>
          </table:table-cell>
        </table:table-row>
        <table:table-row table:style-name="ro1">
          <table:table-cell office:value-type="string">
            <text:p>I4316, E445-06</text:p>
          </table:table-cell>
          <table:table-cell office:value-type="string">
            <text:p>13 40 18.1</text:p>
          </table:table-cell>
          <table:table-cell office:value-type="string">
            <text:p>-28 53 40</text:p>
          </table:table-cell>
          <table:table-cell office:value-type="float" office:value="1.6">
            <text:p>1.6</text:p>
          </table:table-cell>
          <table:table-cell office:value-type="float" office:value="0.63">
            <text:p>0.63</text:p>
          </table:table-cell>
          <table:table-cell office:value-type="float" office:value="14.56">
            <text:p>14.56</text:p>
          </table:table-cell>
          <table:table-cell office:value-type="float" office:value="0.24">
            <text:p>0.2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89">
            <text:p>589</text:p>
          </table:table-cell>
          <table:table-cell office:value-type="float" office:value="382">
            <text:p>382</text:p>
          </table:table-cell>
          <table:table-cell office:value-type="float" office:value="55">
            <text:p>55</text:p>
          </table:table-cell>
          <table:table-cell office:value-type="float" office:value="0.32">
            <text:p>0.32</text:p>
          </table:table-cell>
          <table:table-cell office:value-type="float" office:value="4.41">
            <text:p>4.41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5264</text:p>
          </table:table-cell>
          <table:table-cell office:value-type="string">
            <text:p>13 41 37.0</text:p>
          </table:table-cell>
          <table:table-cell office:value-type="string">
            <text:p>-29 54 50</text:p>
          </table:table-cell>
          <table:table-cell office:value-type="float" office:value="2.5">
            <text:p>2.5</text:p>
          </table:table-cell>
          <table:table-cell office:value-type="float" office:value="0.6">
            <text:p>0.6</text:p>
          </table:table-cell>
          <table:table-cell office:value-type="float" office:value="12.6">
            <text:p>12.6</text:p>
          </table:table-cell>
          <table:table-cell office:value-type="float" office:value="0.22">
            <text:p>0.22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477">
            <text:p>477</text:p>
          </table:table-cell>
          <table:table-cell office:value-type="float" office:value="268">
            <text:p>268</text:p>
          </table:table-cell>
          <table:table-cell office:value-type="float" office:value="41">
            <text:p>41</text:p>
          </table:table-cell>
          <table:table-cell office:value-type="float" office:value="1.09">
            <text:p>1.09</text:p>
          </table:table-cell>
          <table:table-cell office:value-type="float" office:value="4.53">
            <text:p>4.53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Ks 57 </text:p>
          </table:table-cell>
          <table:table-cell office:value-type="string">
            <text:p>13 41 38.1</text:p>
          </table:table-cell>
          <table:table-cell office:value-type="string">
            <text:p>-42 34 55</text:p>
          </table:table-cell>
          <table:table-cell office:value-type="float" office:value="0.8">
            <text:p>0.8</text:p>
          </table:table-cell>
          <table:table-cell office:value-type="float" office:value="0.87">
            <text:p>0.87</text:p>
          </table:table-cell>
          <table:table-cell office:value-type="float" office:value="18.1">
            <text:p>18.1</text:p>
          </table:table-cell>
          <table:table-cell office:value-type="float" office:value="0.39">
            <text:p>0.39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table:number-columns-repeated="2" office:value-type="string">
            <text:p>.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6">
            <text:p>3.6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KK 211</text:p>
          </table:table-cell>
          <table:table-cell office:value-type="string">
            <text:p>13 42 05.6</text:p>
          </table:table-cell>
          <table:table-cell office:value-type="string">
            <text:p>-45 12 18</text:p>
          </table:table-cell>
          <table:table-cell office:value-type="float" office:value="0.8">
            <text:p>0.8</text:p>
          </table:table-cell>
          <table:table-cell office:value-type="float" office:value="0.87">
            <text:p>0.87</text:p>
          </table:table-cell>
          <table:table-cell office:value-type="float" office:value="16.32">
            <text:p>16.32</text:p>
          </table:table-cell>
          <table:table-cell office:value-type="float" office:value="0.48">
            <text:p>0.48</text:p>
          </table:table-cell>
          <table:table-cell office:value-type="float" office:value="-5">
            <text:p>-5</text:p>
          </table:table-cell>
          <table:table-cell office:value-type="string">
            <text:p>A</text:p>
          </table:table-cell>
          <table:table-cell table:number-columns-repeated="2" office:value-type="string">
            <text:p>.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58">
            <text:p>3.58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K 213 </text:p>
          </table:table-cell>
          <table:table-cell office:value-type="string">
            <text:p>13 43 35.8</text:p>
          </table:table-cell>
          <table:table-cell office:value-type="string">
            <text:p>-43 46 09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18.5">
            <text:p>18.5</text:p>
          </table:table-cell>
          <table:table-cell office:value-type="float" office:value="0.42">
            <text:p>0.42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table:number-columns-repeated="2" office:value-type="string">
            <text:p>.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63">
            <text:p>3.63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E325-11</text:p>
          </table:table-cell>
          <table:table-cell office:value-type="string">
            <text:p>13 45 00.8</text:p>
          </table:table-cell>
          <table:table-cell office:value-type="string">
            <text:p>-41 51 32</text:p>
          </table:table-cell>
          <table:table-cell office:value-type="float" office:value="2.7">
            <text:p>2.7</text:p>
          </table:table-cell>
          <table:table-cell office:value-type="float" office:value="0.48">
            <text:p>0.48</text:p>
          </table:table-cell>
          <table:table-cell office:value-type="float" office:value="13.99">
            <text:p>13.99</text:p>
          </table:table-cell>
          <table:table-cell office:value-type="float" office:value="0.38">
            <text:p>0.38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40">
            <text:p>540</text:p>
          </table:table-cell>
          <table:table-cell office:value-type="float" office:value="307">
            <text:p>307</text:p>
          </table:table-cell>
          <table:table-cell office:value-type="float" office:value="66">
            <text:p>66</text:p>
          </table:table-cell>
          <table:table-cell office:value-type="float" office:value="1.6">
            <text:p>1.6</text:p>
          </table:table-cell>
          <table:table-cell office:value-type="float" office:value="3.4">
            <text:p>3.4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Ks 58 </text:p>
          </table:table-cell>
          <table:table-cell office:value-type="string">
            <text:p>13 46 00.8</text:p>
          </table:table-cell>
          <table:table-cell office:value-type="string">
            <text:p>-36 19 44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7.41">
            <text:p>17.41</text:p>
          </table:table-cell>
          <table:table-cell office:value-type="float" office:value="0.27">
            <text:p>0.27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table:number-columns-repeated="2" office:value-type="string">
            <text:p>.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6">
            <text:p>3.6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KK 217 </text:p>
          </table:table-cell>
          <table:table-cell office:value-type="string">
            <text:p>13 46 17.2</text:p>
          </table:table-cell>
          <table:table-cell office:value-type="string">
            <text:p>-45 41 05</text:p>
          </table:table-cell>
          <table:table-cell office:value-type="float" office:value="0.6">
            <text:p>0.6</text:p>
          </table:table-cell>
          <table:table-cell office:value-type="float" office:value="0.83">
            <text:p>0.83</text:p>
          </table:table-cell>
          <table:table-cell office:value-type="float" office:value="17.57">
            <text:p>17.57</text:p>
          </table:table-cell>
          <table:table-cell office:value-type="float" office:value="0.52">
            <text:p>0.52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84">
            <text:p>3.84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K 218 </text:p>
          </table:table-cell>
          <table:table-cell office:value-type="string">
            <text:p>13 46 39.5</text:p>
          </table:table-cell>
          <table:table-cell office:value-type="string">
            <text:p>-29 58 45</text:p>
          </table:table-cell>
          <table:table-cell office:value-type="float" office:value="1.1">
            <text:p>1.1</text:p>
          </table:table-cell>
          <table:table-cell office:value-type="float" office:value="0.45">
            <text:p>0.45</text:p>
          </table:table-cell>
          <table:table-cell office:value-type="float" office:value="17.6">
            <text:p>17.6</text:p>
          </table:table-cell>
          <table:table-cell office:value-type="float" office:value="0.26">
            <text:p>0.26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4.6">
            <text:p>4.6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E174-01, KKs 59</text:p>
          </table:table-cell>
          <table:table-cell office:value-type="string">
            <text:p>13 47 57.7</text:p>
          </table:table-cell>
          <table:table-cell office:value-type="string">
            <text:p>-53 21 04</text:p>
          </table:table-cell>
          <table:table-cell office:value-type="float" office:value="3">
            <text:p>3</text:p>
          </table:table-cell>
          <table:table-cell office:value-type="float" office:value="0.43">
            <text:p>0.43</text:p>
          </table:table-cell>
          <table:table-cell office:value-type="float" office:value="14.2">
            <text:p>14.2</text:p>
          </table:table-cell>
          <table:table-cell office:value-type="float" office:value="2.13">
            <text:p>2.1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680">
            <text:p>680</text:p>
          </table:table-cell>
          <table:table-cell office:value-type="float" office:value="432">
            <text:p>432</text:p>
          </table:table-cell>
          <table:table-cell office:value-type="float" office:value="59">
            <text:p>59</text:p>
          </table:table-cell>
          <table:table-cell office:value-type="float" office:value="1.68">
            <text:p>1.68</text:p>
          </table:table-cell>
          <table:table-cell office:value-type="float" office:value="6">
            <text:p>6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CenN </text:p>
          </table:table-cell>
          <table:table-cell office:value-type="string">
            <text:p>13 48 09.2</text:p>
          </table:table-cell>
          <table:table-cell office:value-type="string">
            <text:p>-47 33 54</text:p>
          </table:table-cell>
          <table:table-cell office:value-type="float" office:value="0.9">
            <text:p>0.9</text:p>
          </table:table-cell>
          <table:table-cell office:value-type="float" office:value="0.78">
            <text:p>0.78</text:p>
          </table:table-cell>
          <table:table-cell office:value-type="float" office:value="17.5">
            <text:p>17.5</text:p>
          </table:table-cell>
          <table:table-cell office:value-type="float" office:value="0.61">
            <text:p>0.61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6">
            <text:p>3.6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HIPASS J1348-37</text:p>
          </table:table-cell>
          <table:table-cell office:value-type="string">
            <text:p>13 48 33.9</text:p>
          </table:table-cell>
          <table:table-cell office:value-type="string">
            <text:p>-37 58 03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16.9">
            <text:p>16.9</text:p>
          </table:table-cell>
          <table:table-cell office:value-type="float" office:value="0.33">
            <text:p>0.3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70">
            <text:p>570</text:p>
          </table:table-cell>
          <table:table-cell office:value-type="float" office:value="347">
            <text:p>34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.6">
            <text:p>3.6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KK 221 </text:p>
          </table:table-cell>
          <table:table-cell office:value-type="string">
            <text:p>13 48 46.4</text:p>
          </table:table-cell>
          <table:table-cell office:value-type="string">
            <text:p>-46 59 49</text:p>
          </table:table-cell>
          <table:table-cell office:value-type="float" office:value="1.5">
            <text:p>1.5</text:p>
          </table:table-cell>
          <table:table-cell office:value-type="float" office:value="0.67">
            <text:p>0.67</text:p>
          </table:table-cell>
          <table:table-cell office:value-type="float" office:value="18">
            <text:p>18</text:p>
          </table:table-cell>
          <table:table-cell office:value-type="float" office:value="0.6">
            <text:p>0.6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98">
            <text:p>3.98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E383-87</text:p>
          </table:table-cell>
          <table:table-cell office:value-type="string">
            <text:p>13 49 18.8</text:p>
          </table:table-cell>
          <table:table-cell office:value-type="string">
            <text:p>-36 03 41</text:p>
          </table:table-cell>
          <table:table-cell office:value-type="float" office:value="4.5">
            <text:p>4.5</text:p>
          </table:table-cell>
          <table:table-cell office:value-type="float" office:value="0.8">
            <text:p>0.8</text:p>
          </table:table-cell>
          <table:table-cell office:value-type="float" office:value="11.03">
            <text:p>11.03</text:p>
          </table:table-cell>
          <table:table-cell office:value-type="float" office:value="0.31">
            <text:p>0.31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float" office:value="326">
            <text:p>326</text:p>
          </table:table-cell>
          <table:table-cell office:value-type="float" office:value="108">
            <text:p>108</text:p>
          </table:table-cell>
          <table:table-cell office:value-type="float" office:value="32">
            <text:p>32</text:p>
          </table:table-cell>
          <table:table-cell office:value-type="float" office:value="1.54">
            <text:p>1.54</text:p>
          </table:table-cell>
          <table:table-cell office:value-type="float" office:value="1.5">
            <text:p>1.5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DDO 183, U8760 </text:p>
          </table:table-cell>
          <table:table-cell office:value-type="string">
            <text:p>13 50 51.1</text:p>
          </table:table-cell>
          <table:table-cell office:value-type="string">
            <text:p>+38 01 16</text:p>
          </table:table-cell>
          <table:table-cell office:value-type="float" office:value="2.2">
            <text:p>2.2</text:p>
          </table:table-cell>
          <table:table-cell office:value-type="float" office:value="0.32">
            <text:p>0.32</text:p>
          </table:table-cell>
          <table:table-cell office:value-type="float" office:value="14.45">
            <text:p>14.45</text:p>
          </table:table-cell>
          <table:table-cell office:value-type="float" office:value="0.07">
            <text:p>0.07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91">
            <text:p>191</text:p>
          </table:table-cell>
          <table:table-cell office:value-type="float" office:value="257">
            <text:p>257</text:p>
          </table:table-cell>
          <table:table-cell office:value-type="float" office:value="30">
            <text:p>30</text:p>
          </table:table-cell>
          <table:table-cell office:value-type="float" office:value="0.99">
            <text:p>0.99</text:p>
          </table:table-cell>
          <table:table-cell office:value-type="float" office:value="5.1">
            <text:p>5.1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HIPASS J1351-47</text:p>
          </table:table-cell>
          <table:table-cell office:value-type="string">
            <text:p>13 51 22.0</text:p>
          </table:table-cell>
          <table:table-cell office:value-type="string">
            <text:p>-47 00 00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17.5">
            <text:p>17.5</text:p>
          </table:table-cell>
          <table:table-cell office:value-type="float" office:value="0.62">
            <text:p>0.62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30">
            <text:p>530</text:p>
          </table:table-cell>
          <table:table-cell office:value-type="float" office:value="292">
            <text:p>292</text:p>
          </table:table-cell>
          <table:table-cell office:value-type="float" office:value="35">
            <text:p>35</text:p>
          </table:table-cell>
          <table:table-cell office:value-type="float" office:value="0.54">
            <text:p>0.54</text:p>
          </table:table-cell>
          <table:table-cell office:value-type="float" office:value="3.6">
            <text:p>3.6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KKH 86</text:p>
          </table:table-cell>
          <table:table-cell office:value-type="string">
            <text:p>13 54 33.6</text:p>
          </table:table-cell>
          <table:table-cell office:value-type="string">
            <text:p>+04 14 35</text:p>
          </table:table-cell>
          <table:table-cell office:value-type="float" office:value="0.7">
            <text:p>0.7</text:p>
          </table:table-cell>
          <table:table-cell office:value-type="float" office:value="0.71">
            <text:p>0.71</text:p>
          </table:table-cell>
          <table:table-cell office:value-type="float" office:value="16.88">
            <text:p>16.88</text:p>
          </table:table-cell>
          <table:table-cell office:value-type="float" office:value="0.12">
            <text:p>0.12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87">
            <text:p>287</text:p>
          </table:table-cell>
          <table:table-cell office:value-type="float" office:value="209">
            <text:p>209</text:p>
          </table:table-cell>
          <table:table-cell office:value-type="float" office:value="14">
            <text:p>14</text:p>
          </table:table-cell>
          <table:table-cell office:value-type="float" office:value="-0.3">
            <text:p>-0.3</text:p>
          </table:table-cell>
          <table:table-cell office:value-type="float" office:value="2.61">
            <text:p>2.61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U8837, Ho IV </text:p>
          </table:table-cell>
          <table:table-cell office:value-type="string">
            <text:p>13 54 45.1</text:p>
          </table:table-cell>
          <table:table-cell office:value-type="string">
            <text:p>+53 54 17</text:p>
          </table:table-cell>
          <table:table-cell office:value-type="float" office:value="4.3">
            <text:p>4.3</text:p>
          </table:table-cell>
          <table:table-cell office:value-type="float" office:value="0.3">
            <text:p>0.3</text:p>
          </table:table-cell>
          <table:table-cell office:value-type="float" office:value="13.76">
            <text:p>13.76</text:p>
          </table:table-cell>
          <table:table-cell office:value-type="float" office:value="0.06">
            <text:p>0.0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44">
            <text:p>144</text:p>
          </table:table-cell>
          <table:table-cell office:value-type="float" office:value="276">
            <text:p>276</text:p>
          </table:table-cell>
          <table:table-cell office:value-type="float" office:value="77">
            <text:p>77</text:p>
          </table:table-cell>
          <table:table-cell office:value-type="float" office:value="1.3">
            <text:p>1.3</text:p>
          </table:table-cell>
          <table:table-cell office:value-type="float" office:value="8.3">
            <text:p>8.3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U8833</text:p>
          </table:table-cell>
          <table:table-cell office:value-type="string">
            <text:p>13 54 48.7</text:p>
          </table:table-cell>
          <table:table-cell office:value-type="string">
            <text:p>+35 50 15</text:p>
          </table:table-cell>
          <table:table-cell office:value-type="float" office:value="0.9">
            <text:p>0.9</text:p>
          </table:table-cell>
          <table:table-cell office:value-type="float" office:value="0.89">
            <text:p>0.89</text:p>
          </table:table-cell>
          <table:table-cell office:value-type="float" office:value="15.15">
            <text:p>15.15</text:p>
          </table:table-cell>
          <table:table-cell office:value-type="float" office:value="0.05">
            <text:p>0.0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26">
            <text:p>226</text:p>
          </table:table-cell>
          <table:table-cell office:value-type="float" office:value="285">
            <text:p>285</text:p>
          </table:table-cell>
          <table:table-cell office:value-type="float" office:value="28">
            <text:p>28</text:p>
          </table:table-cell>
          <table:table-cell office:value-type="float" office:value="0.78">
            <text:p>0.78</text:p>
          </table:table-cell>
          <table:table-cell office:value-type="float" office:value="3.19">
            <text:p>3.19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E384-016</text:p>
          </table:table-cell>
          <table:table-cell office:value-type="string">
            <text:p>13 57 01.6</text:p>
          </table:table-cell>
          <table:table-cell office:value-type="string">
            <text:p>-35 20 02</text:p>
          </table:table-cell>
          <table:table-cell office:value-type="float" office:value="1.3">
            <text:p>1.3</text:p>
          </table:table-cell>
          <table:table-cell office:value-type="float" office:value="0.69">
            <text:p>0.69</text:p>
          </table:table-cell>
          <table:table-cell office:value-type="float" office:value="15.11">
            <text:p>15.11</text:p>
          </table:table-cell>
          <table:table-cell office:value-type="float" office:value="0.32">
            <text:p>0.32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61">
            <text:p>561</text:p>
          </table:table-cell>
          <table:table-cell office:value-type="float" office:value="350">
            <text:p>350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72">
            <text:p>3.72</text:p>
          </table:table-cell>
          <table:table-cell office:value-type="string">
            <text:p>sbf</text:p>
          </table:table-cell>
        </table:table-row>
        <table:table-row table:style-name="ro1">
          <table:table-cell office:value-type="string">
            <text:p>M101 </text:p>
          </table:table-cell>
          <table:table-cell office:value-type="string">
            <text:p>14 03 12.8</text:p>
          </table:table-cell>
          <table:table-cell office:value-type="string">
            <text:p>+54 21 02</text:p>
          </table:table-cell>
          <table:table-cell office:value-type="float" office:value="28.8">
            <text:p>28.8</text:p>
          </table:table-cell>
          <table:table-cell office:value-type="float" office:value="0.93">
            <text:p>0.93</text:p>
          </table:table-cell>
          <table:table-cell office:value-type="float" office:value="8.2">
            <text:p>8.2</text:p>
          </table:table-cell>
          <table:table-cell office:value-type="float" office:value="0.04">
            <text:p>0.04</text:p>
          </table:table-cell>
          <table:table-cell office:value-type="float" office:value="6">
            <text:p>6</text:p>
          </table:table-cell>
          <table:table-cell office:value-type="string">
            <text:p>BK</text:p>
          </table:table-cell>
          <table:table-cell office:value-type="float" office:value="241">
            <text:p>241</text:p>
          </table:table-cell>
          <table:table-cell office:value-type="float" office:value="379">
            <text:p>379</text:p>
          </table:table-cell>
          <table:table-cell office:value-type="float" office:value="143">
            <text:p>143</text:p>
          </table:table-cell>
          <table:table-cell office:value-type="float" office:value="3.25">
            <text:p>3.25</text:p>
          </table:table-cell>
          <table:table-cell office:value-type="float" office:value="7.38">
            <text:p>7.38</text:p>
          </table:table-cell>
          <table:table-cell office:value-type="string">
            <text:p>cep</text:p>
          </table:table-cell>
        </table:table-row>
        <table:table-row table:style-name="ro1">
          <table:table-cell office:value-type="string">
            <text:p>N5408</text:p>
          </table:table-cell>
          <table:table-cell office:value-type="string">
            <text:p>14 03 21.5</text:p>
          </table:table-cell>
          <table:table-cell office:value-type="string">
            <text:p>-41 22 35</text:p>
          </table:table-cell>
          <table:table-cell office:value-type="float" office:value="1.9">
            <text:p>1.9</text:p>
          </table:table-cell>
          <table:table-cell office:value-type="float" office:value="0.42">
            <text:p>0.42</text:p>
          </table:table-cell>
          <table:table-cell office:value-type="float" office:value="12.21">
            <text:p>12.21</text:p>
          </table:table-cell>
          <table:table-cell office:value-type="float" office:value="0.3">
            <text:p>0.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09">
            <text:p>509</text:p>
          </table:table-cell>
          <table:table-cell office:value-type="float" office:value="288">
            <text:p>288</text:p>
          </table:table-cell>
          <table:table-cell office:value-type="float" office:value="68">
            <text:p>68</text:p>
          </table:table-cell>
          <table:table-cell office:value-type="float" office:value="1.81">
            <text:p>1.81</text:p>
          </table:table-cell>
          <table:table-cell office:value-type="float" office:value="4.81">
            <text:p>4.81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5474</text:p>
          </table:table-cell>
          <table:table-cell office:value-type="string">
            <text:p>14 05 02.1</text:p>
          </table:table-cell>
          <table:table-cell office:value-type="string">
            <text:p>+53 39 47</text:p>
          </table:table-cell>
          <table:table-cell office:value-type="float" office:value="4.8">
            <text:p>4.8</text:p>
          </table:table-cell>
          <table:table-cell office:value-type="float" office:value="0.9">
            <text:p>0.9</text:p>
          </table:table-cell>
          <table:table-cell office:value-type="float" office:value="11.6">
            <text:p>11.6</text:p>
          </table:table-cell>
          <table:table-cell office:value-type="float" office:value="0.05">
            <text:p>0.05</text:p>
          </table:table-cell>
          <table:table-cell office:value-type="float" office:value="8">
            <text:p>8</text:p>
          </table:table-cell>
          <table:table-cell office:value-type="string">
            <text:p>AB</text:p>
          </table:table-cell>
          <table:table-cell office:value-type="float" office:value="277">
            <text:p>277</text:p>
          </table:table-cell>
          <table:table-cell office:value-type="float" office:value="413">
            <text:p>413</text:p>
          </table:table-cell>
          <table:table-cell office:value-type="float" office:value="40">
            <text:p>40</text:p>
          </table:table-cell>
          <table:table-cell office:value-type="float" office:value="2.04">
            <text:p>2.04</text:p>
          </table:table-cell>
          <table:table-cell office:value-type="float" office:value="7.2">
            <text:p>7.2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N5477</text:p>
          </table:table-cell>
          <table:table-cell office:value-type="string">
            <text:p>14 05 33.1</text:p>
          </table:table-cell>
          <table:table-cell office:value-type="string">
            <text:p>+54 27 39</text:p>
          </table:table-cell>
          <table:table-cell office:value-type="float" office:value="1.7">
            <text:p>1.7</text:p>
          </table:table-cell>
          <table:table-cell office:value-type="float" office:value="0.76">
            <text:p>0.76</text:p>
          </table:table-cell>
          <table:table-cell office:value-type="float" office:value="14.19">
            <text:p>14.19</text:p>
          </table:table-cell>
          <table:table-cell office:value-type="float" office:value="0.05">
            <text:p>0.05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304">
            <text:p>304</text:p>
          </table:table-cell>
          <table:table-cell office:value-type="float" office:value="443">
            <text:p>443</text:p>
          </table:table-cell>
          <table:table-cell office:value-type="float" office:value="52">
            <text:p>52</text:p>
          </table:table-cell>
          <table:table-cell office:value-type="float" office:value="1.12">
            <text:p>1.12</text:p>
          </table:table-cell>
          <table:table-cell office:value-type="float" office:value="7.7">
            <text:p>7.7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KK 230 </text:p>
          </table:table-cell>
          <table:table-cell office:value-type="string">
            <text:p>14 07 10.7</text:p>
          </table:table-cell>
          <table:table-cell office:value-type="string">
            <text:p>+35 03 37</text:p>
          </table:table-cell>
          <table:table-cell office:value-type="float" office:value="0.6">
            <text:p>0.6</text:p>
          </table:table-cell>
          <table:table-cell office:value-type="float" office:value="0.83">
            <text:p>0.83</text:p>
          </table:table-cell>
          <table:table-cell office:value-type="float" office:value="17.9">
            <text:p>17.9</text:p>
          </table:table-cell>
          <table:table-cell office:value-type="float" office:value="0.06">
            <text:p>0.0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62">
            <text:p>62</text:p>
          </table:table-cell>
          <table:table-cell office:value-type="float" office:value="126">
            <text:p>126</text:p>
          </table:table-cell>
          <table:table-cell office:value-type="float" office:value="21">
            <text:p>21</text:p>
          </table:table-cell>
          <table:table-cell office:value-type="float" office:value="0.41">
            <text:p>0.41</text:p>
          </table:table-cell>
          <table:table-cell office:value-type="float" office:value="1.9">
            <text:p>1.9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Circinus, E97-13</text:p>
          </table:table-cell>
          <table:table-cell office:value-type="string">
            <text:p>14 13 09.3</text:p>
          </table:table-cell>
          <table:table-cell office:value-type="string">
            <text:p>-65 20 21</text:p>
          </table:table-cell>
          <table:table-cell office:value-type="float" office:value="6.9">
            <text:p>6.9</text:p>
          </table:table-cell>
          <table:table-cell office:value-type="float" office:value="0.43">
            <text:p>0.43</text:p>
          </table:table-cell>
          <table:table-cell office:value-type="float" office:value="12.1">
            <text:p>12.1</text:p>
          </table:table-cell>
          <table:table-cell office:value-type="float" office:value="4.2">
            <text:p>4.2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449">
            <text:p>449</text:p>
          </table:table-cell>
          <table:table-cell office:value-type="float" office:value="204">
            <text:p>204</text:p>
          </table:table-cell>
          <table:table-cell office:value-type="float" office:value="296">
            <text:p>296</text:p>
          </table:table-cell>
          <table:table-cell office:value-type="float" office:value="3.28">
            <text:p>3.28</text:p>
          </table:table-cell>
          <table:table-cell office:value-type="float" office:value="2.8">
            <text:p>2.8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KH 87</text:p>
          </table:table-cell>
          <table:table-cell office:value-type="string">
            <text:p>14 15 09.4</text:p>
          </table:table-cell>
          <table:table-cell office:value-type="string">
            <text:p>+57 05 15</text:p>
          </table:table-cell>
          <table:table-cell office:value-type="float" office:value="0.8">
            <text:p>0.8</text:p>
          </table:table-cell>
          <table:table-cell office:value-type="float" office:value="0.37">
            <text:p>0.37</text:p>
          </table:table-cell>
          <table:table-cell office:value-type="float" office:value="16.1">
            <text:p>16.1</text:p>
          </table:table-cell>
          <table:table-cell office:value-type="float" office:value="0.05">
            <text:p>0.0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20">
            <text:p>320</text:p>
          </table:table-cell>
          <table:table-cell office:value-type="float" office:value="473">
            <text:p>473</text:p>
          </table:table-cell>
          <table:table-cell office:value-type="float" office:value="38">
            <text:p>38</text:p>
          </table:table-cell>
          <table:table-cell office:value-type="float" office:value="0.53">
            <text:p>0.53</text:p>
          </table:table-cell>
          <table:table-cell office:value-type="float" office:value="7.4">
            <text:p>7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DDO 187</text:p>
          </table:table-cell>
          <table:table-cell office:value-type="string">
            <text:p>14 15 56.5</text:p>
          </table:table-cell>
          <table:table-cell office:value-type="string">
            <text:p>+23 03 19</text:p>
          </table:table-cell>
          <table:table-cell office:value-type="float" office:value="1.7">
            <text:p>1.7</text:p>
          </table:table-cell>
          <table:table-cell office:value-type="float" office:value="0.76">
            <text:p>0.76</text:p>
          </table:table-cell>
          <table:table-cell office:value-type="float" office:value="14.38">
            <text:p>14.38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52">
            <text:p>152</text:p>
          </table:table-cell>
          <table:table-cell office:value-type="float" office:value="172">
            <text:p>172</text:p>
          </table:table-cell>
          <table:table-cell office:value-type="float" office:value="34">
            <text:p>34</text:p>
          </table:table-cell>
          <table:table-cell office:value-type="float" office:value="1.08">
            <text:p>1.08</text:p>
          </table:table-cell>
          <table:table-cell office:value-type="float" office:value="2.5">
            <text:p>2.5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5585</text:p>
          </table:table-cell>
          <table:table-cell office:value-type="string">
            <text:p>14 19 48.3</text:p>
          </table:table-cell>
          <table:table-cell office:value-type="string">
            <text:p>+56 43 49</text:p>
          </table:table-cell>
          <table:table-cell office:value-type="float" office:value="5.8">
            <text:p>5.8</text:p>
          </table:table-cell>
          <table:table-cell office:value-type="float" office:value="0.64">
            <text:p>0.64</text:p>
          </table:table-cell>
          <table:table-cell office:value-type="float" office:value="11.19">
            <text:p>11.19</text:p>
          </table:table-cell>
          <table:table-cell office:value-type="float" office:value="0.07">
            <text:p>0.07</text:p>
          </table:table-cell>
          <table:table-cell office:value-type="float" office:value="4">
            <text:p>4</text:p>
          </table:table-cell>
          <table:table-cell office:value-type="string">
            <text:p>AB</text:p>
          </table:table-cell>
          <table:table-cell office:value-type="float" office:value="305">
            <text:p>305</text:p>
          </table:table-cell>
          <table:table-cell office:value-type="float" office:value="459">
            <text:p>459</text:p>
          </table:table-cell>
          <table:table-cell office:value-type="float" office:value="146">
            <text:p>146</text:p>
          </table:table-cell>
          <table:table-cell office:value-type="float" office:value="2.1">
            <text:p>2.1</text:p>
          </table:table-cell>
          <table:table-cell office:value-type="float" office:value="5.7">
            <text:p>5.7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DDO 190, U9240 </text:p>
          </table:table-cell>
          <table:table-cell office:value-type="string">
            <text:p>14 24 43.5</text:p>
          </table:table-cell>
          <table:table-cell office:value-type="string">
            <text:p>+44 31 33</text:p>
          </table:table-cell>
          <table:table-cell office:value-type="float" office:value="1.8">
            <text:p>1.8</text:p>
          </table:table-cell>
          <table:table-cell office:value-type="float" office:value="0.89">
            <text:p>0.89</text:p>
          </table:table-cell>
          <table:table-cell office:value-type="float" office:value="13.1">
            <text:p>13.1</text:p>
          </table:table-cell>
          <table:table-cell office:value-type="float" office:value="0.05">
            <text:p>0.0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50">
            <text:p>150</text:p>
          </table:table-cell>
          <table:table-cell office:value-type="float" office:value="263">
            <text:p>263</text:p>
          </table:table-cell>
          <table:table-cell office:value-type="float" office:value="45">
            <text:p>45</text:p>
          </table:table-cell>
          <table:table-cell office:value-type="float" office:value="1.37">
            <text:p>1.37</text:p>
          </table:table-cell>
          <table:table-cell office:value-type="float" office:value="2.79">
            <text:p>2.79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P51659 </text:p>
          </table:table-cell>
          <table:table-cell office:value-type="string">
            <text:p>14 28 03.7</text:p>
          </table:table-cell>
          <table:table-cell office:value-type="string">
            <text:p>-46 18 06</text:p>
          </table:table-cell>
          <table:table-cell office:value-type="float" office:value="2.4">
            <text:p>2.4</text:p>
          </table:table-cell>
          <table:table-cell office:value-type="float" office:value="0.38">
            <text:p>0.38</text:p>
          </table:table-cell>
          <table:table-cell office:value-type="float" office:value="16.5">
            <text:p>16.5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86">
            <text:p>386</text:p>
          </table:table-cell>
          <table:table-cell office:value-type="float" office:value="171">
            <text:p>171</text:p>
          </table:table-cell>
          <table:table-cell office:value-type="float" office:value="37">
            <text:p>37</text:p>
          </table:table-cell>
          <table:table-cell office:value-type="float" office:value="1.23">
            <text:p>1.23</text:p>
          </table:table-cell>
          <table:table-cell office:value-type="float" office:value="3.58">
            <text:p>3.58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E222-10</text:p>
          </table:table-cell>
          <table:table-cell office:value-type="string">
            <text:p>14 35 03.0</text:p>
          </table:table-cell>
          <table:table-cell office:value-type="string">
            <text:p>-49 25 18</text:p>
          </table:table-cell>
          <table:table-cell office:value-type="float" office:value="0.9">
            <text:p>0.9</text:p>
          </table:table-cell>
          <table:table-cell office:value-type="float" office:value="0.44">
            <text:p>0.44</text:p>
          </table:table-cell>
          <table:table-cell office:value-type="float" office:value="16.33">
            <text:p>16.33</text:p>
          </table:table-cell>
          <table:table-cell office:value-type="float" office:value="1.11">
            <text:p>1.1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632">
            <text:p>632</text:p>
          </table:table-cell>
          <table:table-cell office:value-type="float" office:value="415">
            <text:p>415</text:p>
          </table:table-cell>
          <table:table-cell office:value-type="float" office:value="65">
            <text:p>65</text:p>
          </table:table-cell>
          <table:table-cell office:value-type="float" office:value="0.63">
            <text:p>0.63</text:p>
          </table:table-cell>
          <table:table-cell office:value-type="float" office:value="5.8">
            <text:p>5.8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DDO 194, U9405 </text:p>
          </table:table-cell>
          <table:table-cell office:value-type="string">
            <text:p>14 35 24.6</text:p>
          </table:table-cell>
          <table:table-cell office:value-type="string">
            <text:p>+57 15 24</text:p>
          </table:table-cell>
          <table:table-cell office:value-type="float" office:value="1.7">
            <text:p>1.7</text:p>
          </table:table-cell>
          <table:table-cell office:value-type="float" office:value="0.35">
            <text:p>0.35</text:p>
          </table:table-cell>
          <table:table-cell office:value-type="float" office:value="14.52">
            <text:p>14.52</text:p>
          </table:table-cell>
          <table:table-cell office:value-type="float" office:value="0.05">
            <text:p>0.0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22">
            <text:p>222</text:p>
          </table:table-cell>
          <table:table-cell office:value-type="float" office:value="385">
            <text:p>385</text:p>
          </table:table-cell>
          <table:table-cell office:value-type="float" office:value="85">
            <text:p>85</text:p>
          </table:table-cell>
          <table:table-cell office:value-type="float" office:value="0.82">
            <text:p>0.82</text:p>
          </table:table-cell>
          <table:table-cell office:value-type="float" office:value="8">
            <text:p>8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E272-25</text:p>
          </table:table-cell>
          <table:table-cell office:value-type="string">
            <text:p>14 43 25.5</text:p>
          </table:table-cell>
          <table:table-cell office:value-type="string">
            <text:p>-44 42 19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14.77">
            <text:p>14.77</text:p>
          </table:table-cell>
          <table:table-cell office:value-type="float" office:value="0.69">
            <text:p>0.69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float" office:value="624">
            <text:p>624</text:p>
          </table:table-cell>
          <table:table-cell office:value-type="float" office:value="422">
            <text:p>422</text:p>
          </table:table-cell>
          <table:table-cell office:value-type="float" office:value="75">
            <text:p>75</text:p>
          </table:table-cell>
          <table:table-cell office:value-type="float" office:value="0.48">
            <text:p>0.48</text:p>
          </table:table-cell>
          <table:table-cell office:value-type="float" office:value="5.9">
            <text:p>5.9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E223-09</text:p>
          </table:table-cell>
          <table:table-cell office:value-type="string">
            <text:p>15 01 08.5</text:p>
          </table:table-cell>
          <table:table-cell office:value-type="string">
            <text:p>-48 17 33</text:p>
          </table:table-cell>
          <table:table-cell office:value-type="float" office:value="2.6">
            <text:p>2.6</text:p>
          </table:table-cell>
          <table:table-cell office:value-type="float" office:value="0.92">
            <text:p>0.92</text:p>
          </table:table-cell>
          <table:table-cell office:value-type="float" office:value="13.82">
            <text:p>13.82</text:p>
          </table:table-cell>
          <table:table-cell office:value-type="float" office:value="1.12">
            <text:p>1.12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86">
            <text:p>586</text:p>
          </table:table-cell>
          <table:table-cell office:value-type="float" office:value="387">
            <text:p>387</text:p>
          </table:table-cell>
          <table:table-cell office:value-type="float" office:value="63">
            <text:p>63</text:p>
          </table:table-cell>
          <table:table-cell office:value-type="float" office:value="2.1">
            <text:p>2.1</text:p>
          </table:table-cell>
          <table:table-cell office:value-type="float" office:value="5.4">
            <text:p>5.4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UMin </text:p>
          </table:table-cell>
          <table:table-cell office:value-type="string">
            <text:p>15 09 11.3</text:p>
          </table:table-cell>
          <table:table-cell office:value-type="string">
            <text:p>+67 12 52</text:p>
          </table:table-cell>
          <table:table-cell office:value-type="float" office:value="30.2">
            <text:p>30.2</text:p>
          </table:table-cell>
          <table:table-cell office:value-type="float" office:value="0.63">
            <text:p>0.63</text:p>
          </table:table-cell>
          <table:table-cell office:value-type="float" office:value="11.9">
            <text:p>11.9</text:p>
          </table:table-cell>
          <table:table-cell office:value-type="float" office:value="0.14">
            <text:p>0.14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float" office:value="-247">
            <text:p>-247</text:p>
          </table:table-cell>
          <table:table-cell office:value-type="float" office:value="-44">
            <text:p>-44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0.06">
            <text:p>0.06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E274-01</text:p>
          </table:table-cell>
          <table:table-cell office:value-type="string">
            <text:p>15 14 13.5</text:p>
          </table:table-cell>
          <table:table-cell office:value-type="string">
            <text:p>-46 48 45</text:p>
          </table:table-cell>
          <table:table-cell office:value-type="float" office:value="13.4">
            <text:p>13.4</text:p>
          </table:table-cell>
          <table:table-cell office:value-type="float" office:value="0.1">
            <text:p>0.1</text:p>
          </table:table-cell>
          <table:table-cell office:value-type="float" office:value="11.71">
            <text:p>11.71</text:p>
          </table:table-cell>
          <table:table-cell office:value-type="float" office:value="1.11">
            <text:p>1.11</text:p>
          </table:table-cell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float" office:value="522">
            <text:p>522</text:p>
          </table:table-cell>
          <table:table-cell office:value-type="float" office:value="335">
            <text:p>335</text:p>
          </table:table-cell>
          <table:table-cell office:value-type="float" office:value="177">
            <text:p>177</text:p>
          </table:table-cell>
          <table:table-cell office:value-type="float" office:value="2.18">
            <text:p>2.18</text:p>
          </table:table-cell>
          <table:table-cell office:value-type="float" office:value="4.7">
            <text:p>4.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KR 25</text:p>
          </table:table-cell>
          <table:table-cell office:value-type="string">
            <text:p>16 13 47.6</text:p>
          </table:table-cell>
          <table:table-cell office:value-type="string">
            <text:p>+54 22 16</text:p>
          </table:table-cell>
          <table:table-cell office:value-type="float" office:value="1.1">
            <text:p>1.1</text:p>
          </table:table-cell>
          <table:table-cell office:value-type="float" office:value="0.59">
            <text:p>0.59</text:p>
          </table:table-cell>
          <table:table-cell office:value-type="float" office:value="16.45">
            <text:p>16.45</text:p>
          </table:table-cell>
          <table:table-cell office:value-type="float" office:value="0.04">
            <text:p>0.0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-139">
            <text:p>-139</text:p>
          </table:table-cell>
          <table:table-cell office:value-type="float" office:value="68">
            <text:p>68</text:p>
          </table:table-cell>
          <table:table-cell office:value-type="float" office:value="15">
            <text:p>15</text:p>
          </table:table-cell>
          <table:table-cell office:value-type="float" office:value="0.18">
            <text:p>0.18</text:p>
          </table:table-cell>
          <table:table-cell office:value-type="float" office:value="1.86">
            <text:p>1.86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E137-18</text:p>
          </table:table-cell>
          <table:table-cell office:value-type="string">
            <text:p>16 20 59.3</text:p>
          </table:table-cell>
          <table:table-cell office:value-type="string">
            <text:p>-60 29 15</text:p>
          </table:table-cell>
          <table:table-cell office:value-type="float" office:value="3.2">
            <text:p>3.2</text:p>
          </table:table-cell>
          <table:table-cell office:value-type="float" office:value="0.34">
            <text:p>0.34</text:p>
          </table:table-cell>
          <table:table-cell office:value-type="float" office:value="12.2">
            <text:p>12.2</text:p>
          </table:table-cell>
          <table:table-cell office:value-type="float" office:value="1.05">
            <text:p>1.05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606">
            <text:p>606</text:p>
          </table:table-cell>
          <table:table-cell office:value-type="float" office:value="421">
            <text:p>421</text:p>
          </table:table-cell>
          <table:table-cell office:value-type="float" office:value="145">
            <text:p>145</text:p>
          </table:table-cell>
          <table:table-cell office:value-type="float" office:value="1.56">
            <text:p>1.56</text:p>
          </table:table-cell>
          <table:table-cell office:value-type="float" office:value="5.8">
            <text:p>5.8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Draco</text:p>
          </table:table-cell>
          <table:table-cell office:value-type="string">
            <text:p>17 20 01.4</text:p>
          </table:table-cell>
          <table:table-cell office:value-type="string">
            <text:p>+57 54 34</text:p>
          </table:table-cell>
          <table:table-cell office:value-type="float" office:value="35.5">
            <text:p>35.5</text:p>
          </table:table-cell>
          <table:table-cell office:value-type="float" office:value="0.69">
            <text:p>0.69</text:p>
          </table:table-cell>
          <table:table-cell office:value-type="float" office:value="10.9">
            <text:p>10.9</text:p>
          </table:table-cell>
          <table:table-cell office:value-type="float" office:value="0.12">
            <text:p>0.12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float" office:value="-293">
            <text:p>-293</text:p>
          </table:table-cell>
          <table:table-cell office:value-type="float" office:value="-48">
            <text:p>-48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0.08">
            <text:p>0.08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Milky Way </text:p>
          </table:table-cell>
          <table:table-cell office:value-type="string">
            <text:p>17 45 09.2</text:p>
          </table:table-cell>
          <table:table-cell office:value-type="string">
            <text:p>-28 01 12</text:p>
          </table:table-cell>
          <table:table-cell office:value-type="string">
            <text:p>.. .</text:p>
          </table:table-cell>
          <table:table-cell office:value-type="string">
            <text:p>. ..</text:p>
          </table:table-cell>
          <table:table-cell office:value-type="float" office:value="-4.6">
            <text:p>-4.6</text:p>
          </table:table-cell>
          <table:table-cell office:value-type="string">
            <text:p>...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-88">
            <text:p>-88</text:p>
          </table:table-cell>
          <table:table-cell office:value-type="float" office:value="440">
            <text:p>440</text:p>
          </table:table-cell>
          <table:table-cell office:value-type="float" office:value="8.3">
            <text:p>8.3</text:p>
          </table:table-cell>
          <table:table-cell office:value-type="float" office:value="0.01">
            <text:p>0.01</text:p>
          </table:table-cell>
          <table:table-cell office:value-type="string">
            <text:p>cep</text:p>
          </table:table-cell>
        </table:table-row>
        <table:table-row table:style-name="ro1">
          <table:table-cell office:value-type="string">
            <text:p>I4662, E102-14</text:p>
          </table:table-cell>
          <table:table-cell office:value-type="string">
            <text:p>17 47 06.3</text:p>
          </table:table-cell>
          <table:table-cell office:value-type="string">
            <text:p>-64 38 25</text:p>
          </table:table-cell>
          <table:table-cell office:value-type="float" office:value="2.8">
            <text:p>2.8</text:p>
          </table:table-cell>
          <table:table-cell office:value-type="float" office:value="0.57">
            <text:p>0.57</text:p>
          </table:table-cell>
          <table:table-cell office:value-type="float" office:value="11.74">
            <text:p>11.74</text:p>
          </table:table-cell>
          <table:table-cell office:value-type="float" office:value="0.3">
            <text:p>0.3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308">
            <text:p>308</text:p>
          </table:table-cell>
          <table:table-cell office:value-type="float" office:value="145">
            <text:p>145</text:p>
          </table:table-cell>
          <table:table-cell office:value-type="float" office:value="100">
            <text:p>100</text:p>
          </table:table-cell>
          <table:table-cell office:value-type="float" office:value="2.1">
            <text:p>2.1</text:p>
          </table:table-cell>
          <table:table-cell office:value-type="float" office:value="2">
            <text:p>2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N6503</text:p>
          </table:table-cell>
          <table:table-cell office:value-type="string">
            <text:p>17 49 27.6</text:p>
          </table:table-cell>
          <table:table-cell office:value-type="string">
            <text:p>+70 08 41</text:p>
          </table:table-cell>
          <table:table-cell office:value-type="float" office:value="7.1">
            <text:p>7.1</text:p>
          </table:table-cell>
          <table:table-cell office:value-type="float" office:value="0.34">
            <text:p>0.34</text:p>
          </table:table-cell>
          <table:table-cell office:value-type="float" office:value="11.05">
            <text:p>11.05</text:p>
          </table:table-cell>
          <table:table-cell office:value-type="float" office:value="0.14">
            <text:p>0.14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float" office:value="43">
            <text:p>43</text:p>
          </table:table-cell>
          <table:table-cell office:value-type="float" office:value="301">
            <text:p>301</text:p>
          </table:table-cell>
          <table:table-cell office:value-type="float" office:value="173">
            <text:p>173</text:p>
          </table:table-cell>
          <table:table-cell office:value-type="float" office:value="2.2">
            <text:p>2.2</text:p>
          </table:table-cell>
          <table:table-cell office:value-type="float" office:value="5.27">
            <text:p>5.27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Sag dSph </text:p>
          </table:table-cell>
          <table:table-cell office:value-type="string">
            <text:p>18 55 03.1</text:p>
          </table:table-cell>
          <table:table-cell office:value-type="string">
            <text:p>-30 28 42</text:p>
          </table:table-cell>
          <table:table-cell office:value-type="float" office:value="450">
            <text:p>450</text:p>
          </table:table-cell>
          <table:table-cell office:value-type="float" office:value="0.48">
            <text:p>0.48</text:p>
          </table:table-cell>
          <table:table-cell office:value-type="float" office:value="4.5">
            <text:p>4.5</text:p>
          </table:table-cell>
          <table:table-cell office:value-type="float" office:value="0.66">
            <text:p>0.66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float" office:value="142">
            <text:p>142</text:p>
          </table:table-cell>
          <table:table-cell office:value-type="float" office:value="161">
            <text:p>161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0.02">
            <text:p>0.02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6789, KK 245 </text:p>
          </table:table-cell>
          <table:table-cell office:value-type="string">
            <text:p>19 16 41.8</text:p>
          </table:table-cell>
          <table:table-cell office:value-type="string">
            <text:p>+63 58 22</text:p>
          </table:table-cell>
          <table:table-cell office:value-type="float" office:value="1.4">
            <text:p>1.4</text:p>
          </table:table-cell>
          <table:table-cell office:value-type="float" office:value="0.77">
            <text:p>0.77</text:p>
          </table:table-cell>
          <table:table-cell office:value-type="float" office:value="13.76">
            <text:p>13.76</text:p>
          </table:table-cell>
          <table:table-cell office:value-type="float" office:value="0.3">
            <text:p>0.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-141">
            <text:p>-141</text:p>
          </table:table-cell>
          <table:table-cell office:value-type="float" office:value="144">
            <text:p>144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6">
            <text:p>3.6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Sag DIG, E594-4</text:p>
          </table:table-cell>
          <table:table-cell office:value-type="string">
            <text:p>19 29 59.0</text:p>
          </table:table-cell>
          <table:table-cell office:value-type="string">
            <text:p>-17 40 41</text:p>
          </table:table-cell>
          <table:table-cell office:value-type="float" office:value="2.9">
            <text:p>2.9</text:p>
          </table:table-cell>
          <table:table-cell office:value-type="float" office:value="0.72">
            <text:p>0.72</text:p>
          </table:table-cell>
          <table:table-cell office:value-type="float" office:value="14.12">
            <text:p>14.12</text:p>
          </table:table-cell>
          <table:table-cell office:value-type="float" office:value="0.52">
            <text:p>0.52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-77">
            <text:p>-77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1.4">
            <text:p>1.4</text:p>
          </table:table-cell>
          <table:table-cell office:value-type="float" office:value="1.04">
            <text:p>1.04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6822</text:p>
          </table:table-cell>
          <table:table-cell office:value-type="string">
            <text:p>19 44 57.7</text:p>
          </table:table-cell>
          <table:table-cell office:value-type="string">
            <text:p>-14 48 11</text:p>
          </table:table-cell>
          <table:table-cell office:value-type="float" office:value="15.5">
            <text:p>15.5</text:p>
          </table:table-cell>
          <table:table-cell office:value-type="float" office:value="0.87">
            <text:p>0.87</text:p>
          </table:table-cell>
          <table:table-cell office:value-type="float" office:value="9.32">
            <text:p>9.32</text:p>
          </table:table-cell>
          <table:table-cell office:value-type="float" office:value="1.03">
            <text:p>1.0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-57">
            <text:p>-57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3.38">
            <text:p>3.38</text:p>
          </table:table-cell>
          <table:table-cell office:value-type="float" office:value="0.5">
            <text:p>0.5</text:p>
          </table:table-cell>
          <table:table-cell office:value-type="string">
            <text:p>cep</text:p>
          </table:table-cell>
        </table:table-row>
        <table:table-row table:style-name="ro1">
          <table:table-cell office:value-type="string">
            <text:p>KK 246 </text:p>
          </table:table-cell>
          <table:table-cell office:value-type="string">
            <text:p>20 03 57.4</text:p>
          </table:table-cell>
          <table:table-cell office:value-type="string">
            <text:p>-31 40 54</text:p>
          </table:table-cell>
          <table:table-cell office:value-type="float" office:value="1.2">
            <text:p>1.2</text:p>
          </table:table-cell>
          <table:table-cell office:value-type="float" office:value="0.42">
            <text:p>0.42</text:p>
          </table:table-cell>
          <table:table-cell office:value-type="float" office:value="17.06">
            <text:p>17.06</text:p>
          </table:table-cell>
          <table:table-cell office:value-type="float" office:value="1.28">
            <text:p>1.28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58">
            <text:p>358</text:p>
          </table:table-cell>
          <table:table-cell office:value-type="float" office:value="401">
            <text:p>401</text:p>
          </table:table-cell>
          <table:table-cell office:value-type="float" office:value="53">
            <text:p>53</text:p>
          </table:table-cell>
          <table:table-cell office:value-type="float" office:value="0.92">
            <text:p>0.92</text:p>
          </table:table-cell>
          <table:table-cell office:value-type="float" office:value="5.6">
            <text:p>5.6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U11583, KK 250 </text:p>
          </table:table-cell>
          <table:table-cell office:value-type="string">
            <text:p>20 30 15.3</text:p>
          </table:table-cell>
          <table:table-cell office:value-type="string">
            <text:p>+60 26 25</text:p>
          </table:table-cell>
          <table:table-cell office:value-type="float" office:value="1.8">
            <text:p>1.8</text:p>
          </table:table-cell>
          <table:table-cell office:value-type="float" office:value="0.44">
            <text:p>0.44</text:p>
          </table:table-cell>
          <table:table-cell office:value-type="float" office:value="15.9">
            <text:p>15.9</text:p>
          </table:table-cell>
          <table:table-cell office:value-type="float" office:value="1.32">
            <text:p>1.32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27">
            <text:p>127</text:p>
          </table:table-cell>
          <table:table-cell office:value-type="float" office:value="430">
            <text:p>430</text:p>
          </table:table-cell>
          <table:table-cell office:value-type="float" office:value="90">
            <text:p>90</text:p>
          </table:table-cell>
          <table:table-cell office:value-type="float" office:value="1.3">
            <text:p>1.3</text:p>
          </table:table-cell>
          <table:table-cell office:value-type="float" office:value="5.9">
            <text:p>5.9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KK 251 </text:p>
          </table:table-cell>
          <table:table-cell office:value-type="string">
            <text:p>20 30 32.0</text:p>
          </table:table-cell>
          <table:table-cell office:value-type="string">
            <text:p>+60 21 13</text:p>
          </table:table-cell>
          <table:table-cell office:value-type="float" office:value="1.6">
            <text:p>1.6</text:p>
          </table:table-cell>
          <table:table-cell office:value-type="float" office:value="0.5">
            <text:p>0.5</text:p>
          </table:table-cell>
          <table:table-cell office:value-type="float" office:value="16.5">
            <text:p>16.5</text:p>
          </table:table-cell>
          <table:table-cell office:value-type="float" office:value="1.28">
            <text:p>1.28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30">
            <text:p>130</text:p>
          </table:table-cell>
          <table:table-cell office:value-type="float" office:value="433">
            <text:p>433</text:p>
          </table:table-cell>
          <table:table-cell office:value-type="float" office:value="49">
            <text:p>49</text:p>
          </table:table-cell>
          <table:table-cell office:value-type="float" office:value="1.12">
            <text:p>1.12</text:p>
          </table:table-cell>
          <table:table-cell office:value-type="float" office:value="5.9">
            <text:p>5.9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KK 252 </text:p>
          </table:table-cell>
          <table:table-cell office:value-type="string">
            <text:p>20 31 32.6</text:p>
          </table:table-cell>
          <table:table-cell office:value-type="string">
            <text:p>+60 48 48</text:p>
          </table:table-cell>
          <table:table-cell office:value-type="float" office:value="0.9">
            <text:p>0.9</text:p>
          </table:table-cell>
          <table:table-cell office:value-type="float" office:value="0.99">
            <text:p>0.99</text:p>
          </table:table-cell>
          <table:table-cell office:value-type="float" office:value="16.7">
            <text:p>16.7</text:p>
          </table:table-cell>
          <table:table-cell office:value-type="float" office:value="1.95">
            <text:p>1.9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38">
            <text:p>138</text:p>
          </table:table-cell>
          <table:table-cell office:value-type="float" office:value="441">
            <text:p>441</text:p>
          </table:table-cell>
          <table:table-cell office:value-type="float" office:value="28">
            <text:p>28</text:p>
          </table:table-cell>
          <table:table-cell office:value-type="float" office:value="0.15">
            <text:p>0.15</text:p>
          </table:table-cell>
          <table:table-cell office:value-type="float" office:value="5.9">
            <text:p>5.9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N6946</text:p>
          </table:table-cell>
          <table:table-cell office:value-type="string">
            <text:p>20 34 51.1</text:p>
          </table:table-cell>
          <table:table-cell office:value-type="string">
            <text:p>+60 09 15</text:p>
          </table:table-cell>
          <table:table-cell office:value-type="float" office:value="11.5">
            <text:p>11.5</text:p>
          </table:table-cell>
          <table:table-cell office:value-type="float" office:value="0.85">
            <text:p>0.85</text:p>
          </table:table-cell>
          <table:table-cell office:value-type="float" office:value="9.58">
            <text:p>9.58</text:p>
          </table:table-cell>
          <table:table-cell office:value-type="float" office:value="1.48">
            <text:p>1.48</text:p>
          </table:table-cell>
          <table:table-cell office:value-type="float" office:value="6">
            <text:p>6</text:p>
          </table:table-cell>
          <table:table-cell office:value-type="string">
            <text:p>KB</text:p>
          </table:table-cell>
          <table:table-cell office:value-type="float" office:value="51">
            <text:p>51</text:p>
          </table:table-cell>
          <table:table-cell office:value-type="float" office:value="355">
            <text:p>355</text:p>
          </table:table-cell>
          <table:table-cell office:value-type="float" office:value="169">
            <text:p>169</text:p>
          </table:table-cell>
          <table:table-cell office:value-type="float" office:value="2.95">
            <text:p>2.95</text:p>
          </table:table-cell>
          <table:table-cell office:value-type="float" office:value="5.9">
            <text:p>5.9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KKR 55</text:p>
          </table:table-cell>
          <table:table-cell office:value-type="string">
            <text:p>20 45 20.8</text:p>
          </table:table-cell>
          <table:table-cell office:value-type="string">
            <text:p>+60 24 40</text:p>
          </table:table-cell>
          <table:table-cell office:value-type="float" office:value="0.6">
            <text:p>0.6</text:p>
          </table:table-cell>
          <table:table-cell office:value-type="float" office:value="0.67">
            <text:p>0.67</text:p>
          </table:table-cell>
          <table:table-cell office:value-type="float" office:value="17">
            <text:p>17</text:p>
          </table:table-cell>
          <table:table-cell office:value-type="float" office:value="2.94">
            <text:p>2.9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2">
            <text:p>32</text:p>
          </table:table-cell>
          <table:table-cell office:value-type="float" office:value="337">
            <text:p>337</text:p>
          </table:table-cell>
          <table:table-cell office:value-type="float" office:value="37">
            <text:p>37</text:p>
          </table:table-cell>
          <table:table-cell office:value-type="float" office:value="0.73">
            <text:p>0.73</text:p>
          </table:table-cell>
          <table:table-cell office:value-type="float" office:value="5.9">
            <text:p>5.9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DDO 210</text:p>
          </table:table-cell>
          <table:table-cell office:value-type="string">
            <text:p>20 46 51.8</text:p>
          </table:table-cell>
          <table:table-cell office:value-type="string">
            <text:p>-12 50 53</text:p>
          </table:table-cell>
          <table:table-cell office:value-type="float" office:value="2.2">
            <text:p>2.2</text:p>
          </table:table-cell>
          <table:table-cell office:value-type="float" office:value="0.5">
            <text:p>0.5</text:p>
          </table:table-cell>
          <table:table-cell office:value-type="float" office:value="14">
            <text:p>14</text:p>
          </table:table-cell>
          <table:table-cell office:value-type="float" office:value="0.22">
            <text:p>0.22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-137">
            <text:p>-137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.05">
            <text:p>1.05</text:p>
          </table:table-cell>
          <table:table-cell office:value-type="float" office:value="0.94">
            <text:p>0.94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KR 56</text:p>
          </table:table-cell>
          <table:table-cell office:value-type="string">
            <text:p>20 48 24.1</text:p>
          </table:table-cell>
          <table:table-cell office:value-type="string">
            <text:p>+58 37 06</text:p>
          </table:table-cell>
          <table:table-cell office:value-type="float" office:value="0.7">
            <text:p>0.7</text:p>
          </table:table-cell>
          <table:table-cell office:value-type="float" office:value="0.64">
            <text:p>0.64</text:p>
          </table:table-cell>
          <table:table-cell office:value-type="float" office:value="17.6">
            <text:p>17.6</text:p>
          </table:table-cell>
          <table:table-cell office:value-type="float" office:value="3.14">
            <text:p>3.1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-47">
            <text:p>-47</text:p>
          </table:table-cell>
          <table:table-cell office:value-type="float" office:value="260">
            <text:p>260</text:p>
          </table:table-cell>
          <table:table-cell office:value-type="string">
            <text:p>.. .</text:p>
          </table:table-cell>
          <table:table-cell office:value-type="float" office:value="0.75">
            <text:p>0.75</text:p>
          </table:table-cell>
          <table:table-cell office:value-type="float" office:value="5.9">
            <text:p>5.9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Cepheus 1 </text:p>
          </table:table-cell>
          <table:table-cell office:value-type="string">
            <text:p>20 51 09.7</text:p>
          </table:table-cell>
          <table:table-cell office:value-type="string">
            <text:p>+56 53 24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15.4">
            <text:p>15.4</text:p>
          </table:table-cell>
          <table:table-cell office:value-type="float" office:value="4.05">
            <text:p>4.05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58">
            <text:p>58</text:p>
          </table:table-cell>
          <table:table-cell office:value-type="float" office:value="367">
            <text:p>367</text:p>
          </table:table-cell>
          <table:table-cell office:value-type="float" office:value="90">
            <text:p>90</text:p>
          </table:table-cell>
          <table:table-cell office:value-type="float" office:value="2.13">
            <text:p>2.13</text:p>
          </table:table-cell>
          <table:table-cell office:value-type="float" office:value="5.9">
            <text:p>5.9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I5052, E074-15</text:p>
          </table:table-cell>
          <table:table-cell office:value-type="string">
            <text:p>20 52 06.2</text:p>
          </table:table-cell>
          <table:table-cell office:value-type="string">
            <text:p>-69 12 14</text:p>
          </table:table-cell>
          <table:table-cell office:value-type="float" office:value="5.9">
            <text:p>5.9</text:p>
          </table:table-cell>
          <table:table-cell office:value-type="float" office:value="0.14">
            <text:p>0.14</text:p>
          </table:table-cell>
          <table:table-cell office:value-type="float" office:value="11.68">
            <text:p>11.68</text:p>
          </table:table-cell>
          <table:table-cell office:value-type="float" office:value="0.22">
            <text:p>0.22</text:p>
          </table:table-cell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float" office:value="598">
            <text:p>598</text:p>
          </table:table-cell>
          <table:table-cell office:value-type="float" office:value="454">
            <text:p>454</text:p>
          </table:table-cell>
          <table:table-cell office:value-type="float" office:value="182">
            <text:p>182</text:p>
          </table:table-cell>
          <table:table-cell office:value-type="float" office:value="2.02">
            <text:p>2.02</text:p>
          </table:table-cell>
          <table:table-cell office:value-type="float" office:value="6.3">
            <text:p>6.3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KR 59</text:p>
          </table:table-cell>
          <table:table-cell office:value-type="string">
            <text:p>21 03 24.2</text:p>
          </table:table-cell>
          <table:table-cell office:value-type="string">
            <text:p>+57 17 14</text:p>
          </table:table-cell>
          <table:table-cell office:value-type="float" office:value="2.3">
            <text:p>2.3</text:p>
          </table:table-cell>
          <table:table-cell office:value-type="float" office:value="0.61">
            <text:p>0.61</text:p>
          </table:table-cell>
          <table:table-cell office:value-type="float" office:value="15.7">
            <text:p>15.7</text:p>
          </table:table-cell>
          <table:table-cell office:value-type="float" office:value="3.86">
            <text:p>3.8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311">
            <text:p>311</text:p>
          </table:table-cell>
          <table:table-cell office:value-type="float" office:value="63">
            <text:p>63</text:p>
          </table:table-cell>
          <table:table-cell office:value-type="float" office:value="1.56">
            <text:p>1.56</text:p>
          </table:table-cell>
          <table:table-cell office:value-type="float" office:value="5.9">
            <text:p>5.9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KKR 60</text:p>
          </table:table-cell>
          <table:table-cell office:value-type="string">
            <text:p>21 05 53.0</text:p>
          </table:table-cell>
          <table:table-cell office:value-type="string">
            <text:p>+57 12 19</text:p>
          </table:table-cell>
          <table:table-cell table:number-columns-repeated="2" office:value-type="float" office:value="0.7">
            <text:p>0.7</text:p>
          </table:table-cell>
          <table:table-cell office:value-type="float" office:value="18">
            <text:p>18</text:p>
          </table:table-cell>
          <table:table-cell office:value-type="float" office:value="4.57">
            <text:p>4.57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-35">
            <text:p>-35</text:p>
          </table:table-cell>
          <table:table-cell office:value-type="float" office:value="275">
            <text:p>275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5.9">
            <text:p>5.9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I5152, E237-27</text:p>
          </table:table-cell>
          <table:table-cell office:value-type="string">
            <text:p>22 02 41.9</text:p>
          </table:table-cell>
          <table:table-cell office:value-type="string">
            <text:p>-51 17 43</text:p>
          </table:table-cell>
          <table:table-cell office:value-type="float" office:value="5.2">
            <text:p>5.2</text:p>
          </table:table-cell>
          <table:table-cell office:value-type="float" office:value="0.62">
            <text:p>0.62</text:p>
          </table:table-cell>
          <table:table-cell office:value-type="float" office:value="11.06">
            <text:p>11.06</text:p>
          </table:table-cell>
          <table:table-cell office:value-type="float" office:value="0.11">
            <text:p>0.1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24">
            <text:p>124</text:p>
          </table:table-cell>
          <table:table-cell office:value-type="float" office:value="75">
            <text:p>75</text:p>
          </table:table-cell>
          <table:table-cell office:value-type="float" office:value="91">
            <text:p>91</text:p>
          </table:table-cell>
          <table:table-cell office:value-type="float" office:value="1.99">
            <text:p>1.99</text:p>
          </table:table-cell>
          <table:table-cell office:value-type="float" office:value="2.07">
            <text:p>2.07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K 258 </text:p>
          </table:table-cell>
          <table:table-cell office:value-type="string">
            <text:p>22 40 43.9</text:p>
          </table:table-cell>
          <table:table-cell office:value-type="string">
            <text:p>-30 47 59</text:p>
          </table:table-cell>
          <table:table-cell office:value-type="float" office:value="1.6">
            <text:p>1.6</text:p>
          </table:table-cell>
          <table:table-cell office:value-type="float" office:value="0.5">
            <text:p>0.5</text:p>
          </table:table-cell>
          <table:table-cell office:value-type="float" office:value="17.36">
            <text:p>17.36</text:p>
          </table:table-cell>
          <table:table-cell office:value-type="float" office:value="0.06">
            <text:p>0.06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9">
            <text:p>3.9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Tucana, P69519 </text:p>
          </table:table-cell>
          <table:table-cell office:value-type="string">
            <text:p>22 41 49.0</text:p>
          </table:table-cell>
          <table:table-cell office:value-type="string">
            <text:p>-64 25 12</text:p>
          </table:table-cell>
          <table:table-cell office:value-type="float" office:value="2.9">
            <text:p>2.9</text:p>
          </table:table-cell>
          <table:table-cell office:value-type="float" office:value="0.41">
            <text:p>0.41</text:p>
          </table:table-cell>
          <table:table-cell office:value-type="float" office:value="15.7">
            <text:p>15.7</text:p>
          </table:table-cell>
          <table:table-cell office:value-type="float" office:value="0.14">
            <text:p>0.14</text:p>
          </table:table-cell>
          <table:table-cell office:value-type="float" office:value="-2">
            <text:p>-2</text:p>
          </table:table-cell>
          <table:table-cell office:value-type="string">
            <text:p>A</text:p>
          </table:table-cell>
          <table:table-cell table:style-name="ce7" office:value-type="time" office:time-value="PT130H00M00S">
            <text:p>130:00:00</text:p>
          </table:table-cell>
          <table:table-cell office:value-type="float" office:value="9">
            <text:p>9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0.88">
            <text:p>0.88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UA 438 </text:p>
          </table:table-cell>
          <table:table-cell office:value-type="string">
            <text:p>23 26 27.5</text:p>
          </table:table-cell>
          <table:table-cell office:value-type="string">
            <text:p>-32 23 26</text:p>
          </table:table-cell>
          <table:table-cell office:value-type="float" office:value="1.5">
            <text:p>1.5</text:p>
          </table:table-cell>
          <table:table-cell office:value-type="float" office:value="0.8">
            <text:p>0.8</text:p>
          </table:table-cell>
          <table:table-cell office:value-type="float" office:value="13.86">
            <text:p>13.86</text:p>
          </table:table-cell>
          <table:table-cell office:value-type="float" office:value="0.06">
            <text:p>0.0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62">
            <text:p>62</text:p>
          </table:table-cell>
          <table:table-cell office:value-type="float" office:value="99">
            <text:p>99</text:p>
          </table:table-cell>
          <table:table-cell office:value-type="float" office:value="34">
            <text:p>34</text:p>
          </table:table-cell>
          <table:table-cell office:value-type="float" office:value="1.18">
            <text:p>1.18</text:p>
          </table:table-cell>
          <table:table-cell office:value-type="float" office:value="2.23">
            <text:p>2.23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Cas dSph, KKH 96</text:p>
          </table:table-cell>
          <table:table-cell office:value-type="string">
            <text:p>23 26 31.8</text:p>
          </table:table-cell>
          <table:table-cell office:value-type="string">
            <text:p>+50 40 32</text:p>
          </table:table-cell>
          <table:table-cell office:value-type="float" office:value="2.5">
            <text:p>2.5</text:p>
          </table:table-cell>
          <table:table-cell office:value-type="float" office:value="0.8">
            <text:p>0.8</text:p>
          </table:table-cell>
          <table:table-cell office:value-type="float" office:value="13.65">
            <text:p>13.65</text:p>
          </table:table-cell>
          <table:table-cell office:value-type="float" office:value="0.83">
            <text:p>0.83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float" office:value="-307">
            <text:p>-307</text:p>
          </table:table-cell>
          <table:table-cell office:value-type="float" office:value="-5">
            <text:p>-5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0.79">
            <text:p>0.79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Pegasus, D216 </text:p>
          </table:table-cell>
          <table:table-cell office:value-type="string">
            <text:p>23 28 34.1</text:p>
          </table:table-cell>
          <table:table-cell office:value-type="string">
            <text:p>+14 44 48</text:p>
          </table:table-cell>
          <table:table-cell office:value-type="float" office:value="5">
            <text:p>5</text:p>
          </table:table-cell>
          <table:table-cell office:value-type="float" office:value="0.54">
            <text:p>0.54</text:p>
          </table:table-cell>
          <table:table-cell office:value-type="float" office:value="13.21">
            <text:p>13.21</text:p>
          </table:table-cell>
          <table:table-cell office:value-type="float" office:value="0.28">
            <text:p>0.28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-184">
            <text:p>-184</text:p>
          </table:table-cell>
          <table:table-cell office:value-type="float" office:value="60">
            <text:p>60</text:p>
          </table:table-cell>
          <table:table-cell office:value-type="float" office:value="23">
            <text:p>23</text:p>
          </table:table-cell>
          <table:table-cell office:value-type="float" office:value="1.28">
            <text:p>1.28</text:p>
          </table:table-cell>
          <table:table-cell office:value-type="float" office:value="0.76">
            <text:p>0.76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UA 442 </text:p>
          </table:table-cell>
          <table:table-cell office:value-type="string">
            <text:p>23 43 46.0</text:p>
          </table:table-cell>
          <table:table-cell office:value-type="string">
            <text:p>-31 57 33</text:p>
          </table:table-cell>
          <table:table-cell office:value-type="float" office:value="6.4">
            <text:p>6.4</text:p>
          </table:table-cell>
          <table:table-cell office:value-type="float" office:value="0.14">
            <text:p>0.14</text:p>
          </table:table-cell>
          <table:table-cell office:value-type="float" office:value="13.58">
            <text:p>13.58</text:p>
          </table:table-cell>
          <table:table-cell office:value-type="float" office:value="0.07">
            <text:p>0.07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float" office:value="267">
            <text:p>267</text:p>
          </table:table-cell>
          <table:table-cell office:value-type="float" office:value="299">
            <text:p>299</text:p>
          </table:table-cell>
          <table:table-cell office:value-type="float" office:value="93">
            <text:p>93</text:p>
          </table:table-cell>
          <table:table-cell office:value-type="float" office:value="1.52">
            <text:p>1.52</text:p>
          </table:table-cell>
          <table:table-cell office:value-type="float" office:value="4.27">
            <text:p>4.27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KH 98</text:p>
          </table:table-cell>
          <table:table-cell office:value-type="string">
            <text:p>23 45 34.0</text:p>
          </table:table-cell>
          <table:table-cell office:value-type="string">
            <text:p>+38 43 04</text:p>
          </table:table-cell>
          <table:table-cell office:value-type="float" office:value="1.1">
            <text:p>1.1</text:p>
          </table:table-cell>
          <table:table-cell office:value-type="float" office:value="0.55">
            <text:p>0.55</text:p>
          </table:table-cell>
          <table:table-cell office:value-type="float" office:value="16.7">
            <text:p>16.7</text:p>
          </table:table-cell>
          <table:table-cell office:value-type="float" office:value="0.53">
            <text:p>0.5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-137">
            <text:p>-137</text:p>
          </table:table-cell>
          <table:table-cell office:value-type="float" office:value="151">
            <text:p>151</text:p>
          </table:table-cell>
          <table:table-cell office:value-type="float" office:value="22">
            <text:p>22</text:p>
          </table:table-cell>
          <table:table-cell office:value-type="float" office:value="0.61">
            <text:p>0.61</text:p>
          </table:table-cell>
          <table:table-cell office:value-type="float" office:value="2.45">
            <text:p>2.45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Peg dSph, KKH 99</text:p>
          </table:table-cell>
          <table:table-cell office:value-type="string">
            <text:p>23 51 46.4</text:p>
          </table:table-cell>
          <table:table-cell office:value-type="string">
            <text:p>+24 35 10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14.05">
            <text:p>14.05</text:p>
          </table:table-cell>
          <table:table-cell office:value-type="float" office:value="0.28">
            <text:p>0.28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float" office:value="-354">
            <text:p>-354</text:p>
          </table:table-cell>
          <table:table-cell office:value-type="float" office:value="-94">
            <text:p>-94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0.82">
            <text:p>0.82</text:p>
          </table:table-cell>
          <table:table-cell office:value-type="string">
            <text:p>cep</text:p>
          </table:table-cell>
        </table:table-row>
        <table:table-row table:style-name="ro1">
          <table:table-cell office:value-type="string">
            <text:p>E149-003</text:p>
          </table:table-cell>
          <table:table-cell office:value-type="string">
            <text:p>23 52 02.8</text:p>
          </table:table-cell>
          <table:table-cell office:value-type="string">
            <text:p>-52 34 39</text:p>
          </table:table-cell>
          <table:table-cell office:value-type="float" office:value="2.2">
            <text:p>2.2</text:p>
          </table:table-cell>
          <table:table-cell office:value-type="float" office:value="0.18">
            <text:p>0.18</text:p>
          </table:table-cell>
          <table:table-cell office:value-type="float" office:value="15">
            <text:p>15</text:p>
          </table:table-cell>
          <table:table-cell office:value-type="float" office:value="0.06">
            <text:p>0.06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577">
            <text:p>577</text:p>
          </table:table-cell>
          <table:table-cell office:value-type="float" office:value="501">
            <text:p>501</text:p>
          </table:table-cell>
          <table:table-cell office:value-type="float" office:value="55">
            <text:p>55</text:p>
          </table:table-cell>
          <table:table-cell office:value-type="float" office:value="0.77">
            <text:p>0.77</text:p>
          </table:table-cell>
          <table:table-cell office:value-type="float" office:value="6.4">
            <text:p>6.4</text:p>
          </table:table-cell>
          <table:table-cell office:value-type="string">
            <text:p>tf</text:p>
          </table:table-cell>
        </table:table-row>
        <table:table-row table:style-name="ro1">
          <table:table-cell office:value-type="string">
            <text:p>N7793</text:p>
          </table:table-cell>
          <table:table-cell office:value-type="string">
            <text:p>23 57 49.4</text:p>
          </table:table-cell>
          <table:table-cell office:value-type="string">
            <text:p>-32 35 24</text:p>
          </table:table-cell>
          <table:table-cell office:value-type="float" office:value="9.3">
            <text:p>9.3</text:p>
          </table:table-cell>
          <table:table-cell office:value-type="float" office:value="0.68">
            <text:p>0.68</text:p>
          </table:table-cell>
          <table:table-cell office:value-type="float" office:value="9.7">
            <text:p>9.7</text:p>
          </table:table-cell>
          <table:table-cell office:value-type="float" office:value="0.08">
            <text:p>0.08</text:p>
          </table:table-cell>
          <table:table-cell office:value-type="float" office:value="7">
            <text:p>7</text:p>
          </table:table-cell>
          <table:table-cell office:value-type="string">
            <text:p>K</text:p>
          </table:table-cell>
          <table:table-cell office:value-type="float" office:value="229">
            <text:p>229</text:p>
          </table:table-cell>
          <table:table-cell office:value-type="float" office:value="252">
            <text:p>252</text:p>
          </table:table-cell>
          <table:table-cell office:value-type="float" office:value="174">
            <text:p>174</text:p>
          </table:table-cell>
          <table:table-cell office:value-type="float" office:value="2.47">
            <text:p>2.47</text:p>
          </table:table-cell>
          <table:table-cell office:value-type="float" office:value="3.91">
            <text:p>3.91</text:p>
          </table:table-cell>
          <table:table-cell office:value-type="string">
            <text:p>rgb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>
            <text:p>Good Distance Methods</text:p>
          </table:table-cell>
          <table:table-cell table:number-columns-repeated="14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>
            <text:p>WLM, DDO 221 </text:p>
          </table:table-cell>
          <table:table-cell office:value-type="string">
            <text:p>00 01 58.1</text:p>
          </table:table-cell>
          <table:table-cell office:value-type="string">
            <text:p>-15 27 40</text:p>
          </table:table-cell>
          <table:table-cell office:value-type="float" office:value="11.5">
            <text:p>11.5</text:p>
          </table:table-cell>
          <table:table-cell office:value-type="float" office:value="0.35">
            <text:p>0.35</text:p>
          </table:table-cell>
          <table:table-cell office:value-type="float" office:value="11.03">
            <text:p>11.03</text:p>
          </table:table-cell>
          <table:table-cell office:value-type="float" office:value="0.16">
            <text:p>0.16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-116">
            <text:p>-116</text:p>
          </table:table-cell>
          <table:table-cell office:value-type="float" office:value="-10">
            <text:p>-10</text:p>
          </table:table-cell>
          <table:table-cell office:value-type="float" office:value="57">
            <text:p>57</text:p>
          </table:table-cell>
          <table:table-cell office:value-type="float" office:value="2.3">
            <text:p>2.3</text:p>
          </table:table-cell>
          <table:table-cell office:value-type="float" office:value="0.92">
            <text:p>0.92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59, KK 2 </text:p>
          </table:table-cell>
          <table:table-cell office:value-type="string">
            <text:p>00 15 25.1</text:p>
          </table:table-cell>
          <table:table-cell office:value-type="string">
            <text:p>-21 26 38</text:p>
          </table:table-cell>
          <table:table-cell office:value-type="float" office:value="2.7">
            <text:p>2.7</text:p>
          </table:table-cell>
          <table:table-cell office:value-type="float" office:value="0.48">
            <text:p>0.48</text:p>
          </table:table-cell>
          <table:table-cell office:value-type="float" office:value="12.97">
            <text:p>12.97</text:p>
          </table:table-cell>
          <table:table-cell office:value-type="float" office:value="0.09">
            <text:p>0.09</text:p>
          </table:table-cell>
          <table:table-cell office:value-type="float" office:value="-3">
            <text:p>-3</text:p>
          </table:table-cell>
          <table:table-cell office:value-type="string">
            <text:p>KB</text:p>
          </table:table-cell>
          <table:table-cell office:value-type="float" office:value="361">
            <text:p>361</text:p>
          </table:table-cell>
          <table:table-cell office:value-type="float" office:value="431">
            <text:p>431</text:p>
          </table:table-cell>
          <table:table-cell office:value-type="float" office:value="50">
            <text:p>50</text:p>
          </table:table-cell>
          <table:table-cell office:value-type="float" office:value="0.43">
            <text:p>0.43</text:p>
          </table:table-cell>
          <table:table-cell office:value-type="float" office:value="5.3">
            <text:p>5.3</text:p>
          </table:table-cell>
          <table:table-cell office:value-type="string">
            <text:p>sbf</text:p>
          </table:table-cell>
        </table:table-row>
        <table:table-row table:style-name="ro1">
          <table:table-cell office:value-type="string">
            <text:p>E410-005, KK 3</text:p>
          </table:table-cell>
          <table:table-cell office:value-type="string">
            <text:p>00 15 31.4</text:p>
          </table:table-cell>
          <table:table-cell office:value-type="string">
            <text:p>-32 10 48</text:p>
          </table:table-cell>
          <table:table-cell office:value-type="float" office:value="1.3">
            <text:p>1.3</text:p>
          </table:table-cell>
          <table:table-cell office:value-type="float" office:value="0.77">
            <text:p>0.77</text:p>
          </table:table-cell>
          <table:table-cell office:value-type="float" office:value="14.9">
            <text:p>14.9</text:p>
          </table:table-cell>
          <table:table-cell office:value-type="float" office:value="0.06">
            <text:p>0.06</text:p>
          </table:table-cell>
          <table:table-cell office:value-type="float" office:value="-1">
            <text:p>-1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.92">
            <text:p>1.92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I10 </text:p>
          </table:table-cell>
          <table:table-cell office:value-type="string">
            <text:p>00 20 24.5</text:p>
          </table:table-cell>
          <table:table-cell office:value-type="string">
            <text:p>+59 17 30</text:p>
          </table:table-cell>
          <table:table-cell office:value-type="float" office:value="6.8">
            <text:p>6.8</text:p>
          </table:table-cell>
          <table:table-cell office:value-type="float" office:value="0.87">
            <text:p>0.87</text:p>
          </table:table-cell>
          <table:table-cell office:value-type="float" office:value="12.2">
            <text:p>12.2</text:p>
          </table:table-cell>
          <table:table-cell office:value-type="float" office:value="3.65">
            <text:p>3.6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-344">
            <text:p>-344</text:p>
          </table:table-cell>
          <table:table-cell office:value-type="float" office:value="-60">
            <text:p>-60</text:p>
          </table:table-cell>
          <table:table-cell office:value-type="float" office:value="63">
            <text:p>63</text:p>
          </table:table-cell>
          <table:table-cell office:value-type="float" office:value="2.98">
            <text:p>2.98</text:p>
          </table:table-cell>
          <table:table-cell office:value-type="float" office:value="0.66">
            <text:p>0.66</text:p>
          </table:table-cell>
          <table:table-cell office:value-type="string">
            <text:p>cep</text:p>
          </table:table-cell>
        </table:table-row>
        <table:table-row table:style-name="ro1">
          <table:table-cell office:value-type="string">
            <text:p>Sc 22 </text:p>
          </table:table-cell>
          <table:table-cell office:value-type="string">
            <text:p>00 23 51.7</text:p>
          </table:table-cell>
          <table:table-cell office:value-type="string">
            <text:p>-24 42 18</text:p>
          </table:table-cell>
          <table:table-cell office:value-type="float" office:value="0.9">
            <text:p>0.9</text:p>
          </table:table-cell>
          <table:table-cell office:value-type="float" office:value="0.78">
            <text:p>0.78</text:p>
          </table:table-cell>
          <table:table-cell office:value-type="float" office:value="17.73">
            <text:p>17.73</text:p>
          </table:table-cell>
          <table:table-cell office:value-type="float" office:value="0.06">
            <text:p>0.06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4.21">
            <text:p>4.21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Cetus, KKSG 1 </text:p>
          </table:table-cell>
          <table:table-cell office:value-type="string">
            <text:p>00 26 11.0</text:p>
          </table:table-cell>
          <table:table-cell office:value-type="string">
            <text:p>-11 02 40</text:p>
          </table:table-cell>
          <table:table-cell office:value-type="float" office:value="5">
            <text:p>5</text:p>
          </table:table-cell>
          <table:table-cell office:value-type="float" office:value="0.86">
            <text:p>0.86</text:p>
          </table:table-cell>
          <table:table-cell office:value-type="float" office:value="14.4">
            <text:p>14.4</text:p>
          </table:table-cell>
          <table:table-cell office:value-type="float" office:value="0.12">
            <text:p>0.12</text:p>
          </table:table-cell>
          <table:table-cell office:value-type="float" office:value="-2">
            <text:p>-2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0.78">
            <text:p>0.78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E294-010</text:p>
          </table:table-cell>
          <table:table-cell office:value-type="string">
            <text:p>00 26 33.3</text:p>
          </table:table-cell>
          <table:table-cell office:value-type="string">
            <text:p>-41 51 20</text:p>
          </table:table-cell>
          <table:table-cell office:value-type="float" office:value="1.1">
            <text:p>1.1</text:p>
          </table:table-cell>
          <table:table-cell office:value-type="float" office:value="0.64">
            <text:p>0.64</text:p>
          </table:table-cell>
          <table:table-cell office:value-type="float" office:value="15.53">
            <text:p>15.53</text:p>
          </table:table-cell>
          <table:table-cell office:value-type="float" office:value="0.02">
            <text:p>0.02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.92">
            <text:p>1.92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147</text:p>
          </table:table-cell>
          <table:table-cell office:value-type="string">
            <text:p>00 33 11.6</text:p>
          </table:table-cell>
          <table:table-cell office:value-type="string">
            <text:p>+48 30 28</text:p>
          </table:table-cell>
          <table:table-cell office:value-type="float" office:value="13.5">
            <text:p>13.5</text:p>
          </table:table-cell>
          <table:table-cell office:value-type="float" office:value="0.61">
            <text:p>0.61</text:p>
          </table:table-cell>
          <table:table-cell office:value-type="float" office:value="10.36">
            <text:p>10.36</text:p>
          </table:table-cell>
          <table:table-cell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float" office:value="-193">
            <text:p>-193</text:p>
          </table:table-cell>
          <table:table-cell office:value-type="float" office:value="85">
            <text:p>85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0.76">
            <text:p>0.76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And III, KK 5 </text:p>
          </table:table-cell>
          <table:table-cell office:value-type="string">
            <text:p>00 35 33.8</text:p>
          </table:table-cell>
          <table:table-cell office:value-type="string">
            <text:p>+36 29 52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15.2">
            <text:p>15.2</text:p>
          </table:table-cell>
          <table:table-cell office:value-type="float" office:value="0.1">
            <text:p>0.1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float" office:value="-355">
            <text:p>-355</text:p>
          </table:table-cell>
          <table:table-cell office:value-type="float" office:value="-92">
            <text:p>-92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0.76">
            <text:p>0.76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185</text:p>
          </table:table-cell>
          <table:table-cell office:value-type="string">
            <text:p>00 38 58.0</text:p>
          </table:table-cell>
          <table:table-cell office:value-type="string">
            <text:p>+48 20 10</text:p>
          </table:table-cell>
          <table:table-cell office:value-type="float" office:value="12.2">
            <text:p>12.2</text:p>
          </table:table-cell>
          <table:table-cell office:value-type="float" office:value="0.85">
            <text:p>0.85</text:p>
          </table:table-cell>
          <table:table-cell office:value-type="float" office:value="9.99">
            <text:p>9.99</text:p>
          </table:table-cell>
          <table:table-cell office:value-type="float" office:value="0.79">
            <text:p>0.79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float" office:value="-202">
            <text:p>-202</text:p>
          </table:table-cell>
          <table:table-cell office:value-type="float" office:value="73">
            <text:p>73</text:p>
          </table:table-cell>
          <table:table-cell office:value-type="string">
            <text:p>.. .</text:p>
          </table:table-cell>
          <table:table-cell office:value-type="float" office:value="0.23">
            <text:p>0.23</text:p>
          </table:table-cell>
          <table:table-cell office:value-type="float" office:value="0.62">
            <text:p>0.62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205</text:p>
          </table:table-cell>
          <table:table-cell office:value-type="string">
            <text:p>00 40 22.5</text:p>
          </table:table-cell>
          <table:table-cell office:value-type="string">
            <text:p>+41 41 11</text:p>
          </table:table-cell>
          <table:table-cell office:value-type="float" office:value="19.4">
            <text:p>19.4</text:p>
          </table:table-cell>
          <table:table-cell office:value-type="float" office:value="0.61">
            <text:p>0.61</text:p>
          </table:table-cell>
          <table:table-cell office:value-type="float" office:value="8.72">
            <text:p>8.72</text:p>
          </table:table-cell>
          <table:table-cell office:value-type="float" office:value="0.27">
            <text:p>0.27</text:p>
          </table:table-cell>
          <table:table-cell office:value-type="float" office:value="-5">
            <text:p>-5</text:p>
          </table:table-cell>
          <table:table-cell office:value-type="string">
            <text:p>K</text:p>
          </table:table-cell>
          <table:table-cell office:value-type="float" office:value="-244">
            <text:p>-244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0.34">
            <text:p>0.34</text:p>
          </table:table-cell>
          <table:table-cell office:value-type="float" office:value="0.83">
            <text:p>0.83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And IV </text:p>
          </table:table-cell>
          <table:table-cell office:value-type="string">
            <text:p>00 42 30.1</text:p>
          </table:table-cell>
          <table:table-cell office:value-type="string">
            <text:p>+40 34 33</text:p>
          </table:table-cell>
          <table:table-cell office:value-type="float" office:value="1.3">
            <text:p>1.3</text:p>
          </table:table-cell>
          <table:table-cell office:value-type="float" office:value="0.77">
            <text:p>0.77</text:p>
          </table:table-cell>
          <table:table-cell office:value-type="float" office:value="16.6">
            <text:p>16.6</text:p>
          </table:table-cell>
          <table:table-cell office:value-type="float" office:value="0.27">
            <text:p>0.27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56">
            <text:p>256</text:p>
          </table:table-cell>
          <table:table-cell office:value-type="float" office:value="521">
            <text:p>521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6.11">
            <text:p>6.11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221</text:p>
          </table:table-cell>
          <table:table-cell office:value-type="string">
            <text:p>00 42 42.1</text:p>
          </table:table-cell>
          <table:table-cell office:value-type="string">
            <text:p>+40 51 59</text:p>
          </table:table-cell>
          <table:table-cell office:value-type="float" office:value="9">
            <text:p>9</text:p>
          </table:table-cell>
          <table:table-cell office:value-type="float" office:value="0.71">
            <text:p>0.71</text:p>
          </table:table-cell>
          <table:table-cell office:value-type="float" office:value="8.73">
            <text:p>8.73</text:p>
          </table:table-cell>
          <table:table-cell office:value-type="float" office:value="0.26">
            <text:p>0.26</text:p>
          </table:table-cell>
          <table:table-cell office:value-type="float" office:value="-5">
            <text:p>-5</text:p>
          </table:table-cell>
          <table:table-cell office:value-type="string">
            <text:p>B</text:p>
          </table:table-cell>
          <table:table-cell office:value-type="float" office:value="-145">
            <text:p>-145</text:p>
          </table:table-cell>
          <table:table-cell office:value-type="float" office:value="121">
            <text:p>121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0.77">
            <text:p>0.77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M31 </text:p>
          </table:table-cell>
          <table:table-cell office:value-type="string">
            <text:p>00 42 44.5</text:p>
          </table:table-cell>
          <table:table-cell office:value-type="string">
            <text:p>+41 16 09</text:p>
          </table:table-cell>
          <table:table-cell office:value-type="float" office:value="189">
            <text:p>189</text:p>
          </table:table-cell>
          <table:table-cell office:value-type="float" office:value="0.33">
            <text:p>0.33</text:p>
          </table:table-cell>
          <table:table-cell office:value-type="float" office:value="4.17">
            <text:p>4.17</text:p>
          </table:table-cell>
          <table:table-cell office:value-type="float" office:value="0.27">
            <text:p>0.27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-301">
            <text:p>-301</text:p>
          </table:table-cell>
          <table:table-cell office:value-type="float" office:value="-35">
            <text:p>-35</text:p>
          </table:table-cell>
          <table:table-cell office:value-type="float" office:value="510">
            <text:p>510</text:p>
          </table:table-cell>
          <table:table-cell office:value-type="float" office:value="4.53">
            <text:p>4.53</text:p>
          </table:table-cell>
          <table:table-cell office:value-type="float" office:value="0.77">
            <text:p>0.77</text:p>
          </table:table-cell>
          <table:table-cell office:value-type="string">
            <text:p>cep</text:p>
          </table:table-cell>
        </table:table-row>
        <table:table-row table:style-name="ro1">
          <table:table-cell office:value-type="string">
            <text:p>DDO 226</text:p>
          </table:table-cell>
          <table:table-cell office:value-type="string">
            <text:p>00 43 03.8</text:p>
          </table:table-cell>
          <table:table-cell office:value-type="string">
            <text:p>-22 15 01</text:p>
          </table:table-cell>
          <table:table-cell office:value-type="float" office:value="2.2">
            <text:p>2.2</text:p>
          </table:table-cell>
          <table:table-cell office:value-type="float" office:value="0.36">
            <text:p>0.36</text:p>
          </table:table-cell>
          <table:table-cell office:value-type="float" office:value="14.36">
            <text:p>14.36</text:p>
          </table:table-cell>
          <table:table-cell office:value-type="float" office:value="0.07">
            <text:p>0.07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57">
            <text:p>357</text:p>
          </table:table-cell>
          <table:table-cell office:value-type="float" office:value="408">
            <text:p>408</text:p>
          </table:table-cell>
          <table:table-cell office:value-type="float" office:value="48">
            <text:p>48</text:p>
          </table:table-cell>
          <table:table-cell office:value-type="float" office:value="1.01">
            <text:p>1.01</text:p>
          </table:table-cell>
          <table:table-cell office:value-type="float" office:value="4.92">
            <text:p>4.92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And I, KK 8</text:p>
          </table:table-cell>
          <table:table-cell office:value-type="string">
            <text:p>00 45 40.0</text:p>
          </table:table-cell>
          <table:table-cell office:value-type="string">
            <text:p>+38 02 14</text:p>
          </table:table-cell>
          <table:table-cell office:value-type="float" office:value="4">
            <text:p>4</text:p>
          </table:table-cell>
          <table:table-cell office:value-type="float" office:value="0.95">
            <text:p>0.95</text:p>
          </table:table-cell>
          <table:table-cell office:value-type="float" office:value="13.9">
            <text:p>13.9</text:p>
          </table:table-cell>
          <table:table-cell office:value-type="float" office:value="0.23">
            <text:p>0.23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float" office:value="-380">
            <text:p>-380</text:p>
          </table:table-cell>
          <table:table-cell office:value-type="float" office:value="-120">
            <text:p>-120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0.81">
            <text:p>0.81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253</text:p>
          </table:table-cell>
          <table:table-cell office:value-type="string">
            <text:p>00 47 34.3</text:p>
          </table:table-cell>
          <table:table-cell office:value-type="string">
            <text:p>-25 17 32</text:p>
          </table:table-cell>
          <table:table-cell office:value-type="float" office:value="26.7">
            <text:p>26.7</text:p>
          </table:table-cell>
          <table:table-cell office:value-type="float" office:value="0.22">
            <text:p>0.22</text:p>
          </table:table-cell>
          <table:table-cell office:value-type="float" office:value="7.92">
            <text:p>7.92</text:p>
          </table:table-cell>
          <table:table-cell office:value-type="float" office:value="0.08">
            <text:p>0.08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float" office:value="241">
            <text:p>241</text:p>
          </table:table-cell>
          <table:table-cell office:value-type="float" office:value="274">
            <text:p>274</text:p>
          </table:table-cell>
          <table:table-cell office:value-type="float" office:value="410">
            <text:p>410</text:p>
          </table:table-cell>
          <table:table-cell office:value-type="float" office:value="2.9">
            <text:p>2.9</text:p>
          </table:table-cell>
          <table:table-cell office:value-type="float" office:value="3.94">
            <text:p>3.94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DG 2, E540-030</text:p>
          </table:table-cell>
          <table:table-cell office:value-type="string">
            <text:p>00 49 21.1</text:p>
          </table:table-cell>
          <table:table-cell office:value-type="string">
            <text:p>-18 04 28</text:p>
          </table:table-cell>
          <table:table-cell office:value-type="float" office:value="1.2">
            <text:p>1.2</text:p>
          </table:table-cell>
          <table:table-cell office:value-type="float" office:value="0.92">
            <text:p>0.92</text:p>
          </table:table-cell>
          <table:table-cell office:value-type="float" office:value="16.37">
            <text:p>16.37</text:p>
          </table:table-cell>
          <table:table-cell office:value-type="float" office:value="0.1">
            <text:p>0.1</text:p>
          </table:table-cell>
          <table:table-cell office:value-type="float" office:value="-1">
            <text:p>-1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4">
            <text:p>3.4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DDO 6</text:p>
          </table:table-cell>
          <table:table-cell office:value-type="string">
            <text:p>00 49 49.3</text:p>
          </table:table-cell>
          <table:table-cell office:value-type="string">
            <text:p>-21 00 58</text:p>
          </table:table-cell>
          <table:table-cell office:value-type="float" office:value="1.7">
            <text:p>1.7</text:p>
          </table:table-cell>
          <table:table-cell office:value-type="float" office:value="0.41">
            <text:p>0.41</text:p>
          </table:table-cell>
          <table:table-cell office:value-type="float" office:value="15.19">
            <text:p>15.19</text:p>
          </table:table-cell>
          <table:table-cell office:value-type="float" office:value="0.07">
            <text:p>0.07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95">
            <text:p>295</text:p>
          </table:table-cell>
          <table:table-cell office:value-type="float" office:value="348">
            <text:p>348</text:p>
          </table:table-cell>
          <table:table-cell office:value-type="float" office:value="22">
            <text:p>22</text:p>
          </table:table-cell>
          <table:table-cell office:value-type="float" office:value="0.53">
            <text:p>0.53</text:p>
          </table:table-cell>
          <table:table-cell office:value-type="float" office:value="3.34">
            <text:p>3.34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E540-032, FG 24</text:p>
          </table:table-cell>
          <table:table-cell office:value-type="string">
            <text:p>00 50 24.6</text:p>
          </table:table-cell>
          <table:table-cell office:value-type="string">
            <text:p>-19 54 25</text:p>
          </table:table-cell>
          <table:table-cell office:value-type="float" office:value="1.3">
            <text:p>1.3</text:p>
          </table:table-cell>
          <table:table-cell office:value-type="float" office:value="0.92">
            <text:p>0.92</text:p>
          </table:table-cell>
          <table:table-cell office:value-type="float" office:value="16.44">
            <text:p>16.44</text:p>
          </table:table-cell>
          <table:table-cell office:value-type="float" office:value="0.09">
            <text:p>0.09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42">
            <text:p>3.42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SMC </text:p>
          </table:table-cell>
          <table:table-cell office:value-type="string">
            <text:p>00 52 38.0</text:p>
          </table:table-cell>
          <table:table-cell office:value-type="string">
            <text:p>-72 48 01</text:p>
          </table:table-cell>
          <table:table-cell office:value-type="float" office:value="319">
            <text:p>319</text:p>
          </table:table-cell>
          <table:table-cell office:value-type="float" office:value="0.64">
            <text:p>0.64</text:p>
          </table:table-cell>
          <table:table-cell office:value-type="float" office:value="2.75">
            <text:p>2.75</text:p>
          </table:table-cell>
          <table:table-cell office:value-type="float" office:value="0.17">
            <text:p>0.17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158">
            <text:p>158</text:p>
          </table:table-cell>
          <table:table-cell office:value-type="float" office:value="-22">
            <text:p>-22</text:p>
          </table:table-cell>
          <table:table-cell office:value-type="float" office:value="90">
            <text:p>90</text:p>
          </table:table-cell>
          <table:table-cell office:value-type="float" office:value="4.95">
            <text:p>4.95</text:p>
          </table:table-cell>
          <table:table-cell office:value-type="float" office:value="0.06">
            <text:p>0.06</text:p>
          </table:table-cell>
          <table:table-cell office:value-type="string">
            <text:p>cep</text:p>
          </table:table-cell>
        </table:table-row>
        <table:table-row table:style-name="ro1">
          <table:table-cell office:value-type="string">
            <text:p>N300</text:p>
          </table:table-cell>
          <table:table-cell office:value-type="string">
            <text:p>00 54 53.5</text:p>
          </table:table-cell>
          <table:table-cell office:value-type="string">
            <text:p>-37 40 57</text:p>
          </table:table-cell>
          <table:table-cell office:value-type="float" office:value="21.9">
            <text:p>21.9</text:p>
          </table:table-cell>
          <table:table-cell office:value-type="float" office:value="0.71">
            <text:p>0.71</text:p>
          </table:table-cell>
          <table:table-cell office:value-type="float" office:value="8.95">
            <text:p>8.95</text:p>
          </table:table-cell>
          <table:table-cell office:value-type="float" office:value="0.06">
            <text:p>0.06</text:p>
          </table:table-cell>
          <table:table-cell office:value-type="float" office:value="7">
            <text:p>7</text:p>
          </table:table-cell>
          <table:table-cell office:value-type="string">
            <text:p>K</text:p>
          </table:table-cell>
          <table:table-cell office:value-type="float" office:value="144">
            <text:p>144</text:p>
          </table:table-cell>
          <table:table-cell office:value-type="float" office:value="114">
            <text:p>114</text:p>
          </table:table-cell>
          <table:table-cell office:value-type="float" office:value="149">
            <text:p>149</text:p>
          </table:table-cell>
          <table:table-cell office:value-type="float" office:value="3.31">
            <text:p>3.31</text:p>
          </table:table-cell>
          <table:table-cell office:value-type="float" office:value="2.15">
            <text:p>2.15</text:p>
          </table:table-cell>
          <table:table-cell office:value-type="string">
            <text:p>cep</text:p>
          </table:table-cell>
        </table:table-row>
        <table:table-row table:style-name="ro1">
          <table:table-cell office:value-type="string">
            <text:p>Sculptor </text:p>
          </table:table-cell>
          <table:table-cell office:value-type="string">
            <text:p>01 00 09.4</text:p>
          </table:table-cell>
          <table:table-cell office:value-type="string">
            <text:p>-33 42 33</text:p>
          </table:table-cell>
          <table:table-cell office:value-type="float" office:value="35.2">
            <text:p>35.2</text:p>
          </table:table-cell>
          <table:table-cell office:value-type="float" office:value="0.79">
            <text:p>0.79</text:p>
          </table:table-cell>
          <table:table-cell office:value-type="float" office:value="10.05">
            <text:p>10.05</text:p>
          </table:table-cell>
          <table:table-cell office:value-type="float" office:value="0.05">
            <text:p>0.05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float" office:value="110">
            <text:p>110</text:p>
          </table:table-cell>
          <table:table-cell office:value-type="float" office:value="96">
            <text:p>96</text:p>
          </table:table-cell>
          <table:table-cell office:value-type="string">
            <text:p>.. .</text:p>
          </table:table-cell>
          <table:table-cell office:value-type="float" office:value="0.11">
            <text:p>0.11</text:p>
          </table:table-cell>
          <table:table-cell office:value-type="float" office:value="0.09">
            <text:p>0.09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LGS-3</text:p>
          </table:table-cell>
          <table:table-cell office:value-type="string">
            <text:p>01 03 56.6</text:p>
          </table:table-cell>
          <table:table-cell office:value-type="string">
            <text:p>+21 53 41</text:p>
          </table:table-cell>
          <table:table-cell office:value-type="float" office:value="1.2">
            <text:p>1.2</text:p>
          </table:table-cell>
          <table:table-cell office:value-type="float" office:value="0.58">
            <text:p>0.58</text:p>
          </table:table-cell>
          <table:table-cell office:value-type="float" office:value="16.18">
            <text:p>16.18</text:p>
          </table:table-cell>
          <table:table-cell office:value-type="float" office:value="0.18">
            <text:p>0.18</text:p>
          </table:table-cell>
          <table:table-cell office:value-type="float" office:value="-1">
            <text:p>-1</text:p>
          </table:table-cell>
          <table:table-cell office:value-type="string">
            <text:p>A</text:p>
          </table:table-cell>
          <table:table-cell office:value-type="float" office:value="-286">
            <text:p>-286</text:p>
          </table:table-cell>
          <table:table-cell office:value-type="float" office:value="-74">
            <text:p>-74</text:p>
          </table:table-cell>
          <table:table-cell office:value-type="float" office:value="18">
            <text:p>18</text:p>
          </table:table-cell>
          <table:table-cell office:value-type="float" office:value="0.23">
            <text:p>0.23</text:p>
          </table:table-cell>
          <table:table-cell office:value-type="float" office:value="0.62">
            <text:p>0.62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I1613 </text:p>
          </table:table-cell>
          <table:table-cell office:value-type="string">
            <text:p>01 04 54.1</text:p>
          </table:table-cell>
          <table:table-cell office:value-type="string">
            <text:p>+02 07 60</text:p>
          </table:table-cell>
          <table:table-cell office:value-type="float" office:value="16.4">
            <text:p>16.4</text:p>
          </table:table-cell>
          <table:table-cell office:value-type="float" office:value="0.9">
            <text:p>0.9</text:p>
          </table:table-cell>
          <table:table-cell office:value-type="float" office:value="9.92">
            <text:p>9.92</text:p>
          </table:table-cell>
          <table:table-cell office:value-type="float" office:value="0.11">
            <text:p>0.1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-232">
            <text:p>-232</text:p>
          </table:table-cell>
          <table:table-cell office:value-type="float" office:value="-89">
            <text:p>-89</text:p>
          </table:table-cell>
          <table:table-cell office:value-type="float" office:value="25">
            <text:p>25</text:p>
          </table:table-cell>
          <table:table-cell office:value-type="float" office:value="2.67">
            <text:p>2.67</text:p>
          </table:table-cell>
          <table:table-cell office:value-type="float" office:value="0.73">
            <text:p>0.73</text:p>
          </table:table-cell>
          <table:table-cell office:value-type="string">
            <text:p>cep</text:p>
          </table:table-cell>
        </table:table-row>
        <table:table-row table:style-name="ro1">
          <table:table-cell office:value-type="string">
            <text:p>U685</text:p>
          </table:table-cell>
          <table:table-cell office:value-type="string">
            <text:p>01 07 22.3</text:p>
          </table:table-cell>
          <table:table-cell office:value-type="string">
            <text:p>+16 41 02</text:p>
          </table:table-cell>
          <table:table-cell office:value-type="float" office:value="1.4">
            <text:p>1.4</text:p>
          </table:table-cell>
          <table:table-cell office:value-type="float" office:value="0.71">
            <text:p>0.71</text:p>
          </table:table-cell>
          <table:table-cell office:value-type="float" office:value="14.22">
            <text:p>14.22</text:p>
          </table:table-cell>
          <table:table-cell office:value-type="float" office:value="0.25">
            <text:p>0.25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155">
            <text:p>155</text:p>
          </table:table-cell>
          <table:table-cell office:value-type="float" office:value="349">
            <text:p>349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4.79">
            <text:p>4.79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KH 5</text:p>
          </table:table-cell>
          <table:table-cell office:value-type="string">
            <text:p>01 07 32.5</text:p>
          </table:table-cell>
          <table:table-cell office:value-type="string">
            <text:p>+51 26 25</text:p>
          </table:table-cell>
          <table:table-cell office:value-type="float" office:value="0.6">
            <text:p>0.6</text:p>
          </table:table-cell>
          <table:table-cell office:value-type="float" office:value="0.62">
            <text:p>0.62</text:p>
          </table:table-cell>
          <table:table-cell office:value-type="float" office:value="17.1">
            <text:p>17.1</text:p>
          </table:table-cell>
          <table:table-cell office:value-type="float" office:value="1.22">
            <text:p>1.22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9">
            <text:p>39</text:p>
          </table:table-cell>
          <table:table-cell office:value-type="float" office:value="304">
            <text:p>304</text:p>
          </table:table-cell>
          <table:table-cell office:value-type="float" office:value="37">
            <text:p>37</text:p>
          </table:table-cell>
          <table:table-cell office:value-type="float" office:value="0.24">
            <text:p>0.24</text:p>
          </table:table-cell>
          <table:table-cell office:value-type="float" office:value="4.26">
            <text:p>4.26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404</text:p>
          </table:table-cell>
          <table:table-cell office:value-type="string">
            <text:p>01 09 26.9</text:p>
          </table:table-cell>
          <table:table-cell office:value-type="string">
            <text:p>+35 43 03</text:p>
          </table:table-cell>
          <table:table-cell office:value-type="float" office:value="3.5">
            <text:p>3.5</text:p>
          </table:table-cell>
          <table:table-cell office:value-type="float" office:value="0.95">
            <text:p>0.95</text:p>
          </table:table-cell>
          <table:table-cell office:value-type="float" office:value="11.21">
            <text:p>11.21</text:p>
          </table:table-cell>
          <table:table-cell office:value-type="float" office:value="0.25">
            <text:p>0.25</text:p>
          </table:table-cell>
          <table:table-cell office:value-type="float" office:value="-1">
            <text:p>-1</text:p>
          </table:table-cell>
          <table:table-cell office:value-type="string">
            <text:p>B</text:p>
          </table:table-cell>
          <table:table-cell office:value-type="float" office:value="-48">
            <text:p>-48</text:p>
          </table:table-cell>
          <table:table-cell office:value-type="float" office:value="195">
            <text:p>195</text:p>
          </table:table-cell>
          <table:table-cell office:value-type="float" office:value="78">
            <text:p>78</text:p>
          </table:table-cell>
          <table:table-cell office:value-type="float" office:value="1.63">
            <text:p>1.63</text:p>
          </table:table-cell>
          <table:table-cell office:value-type="float" office:value="3.06">
            <text:p>3.06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And V </text:p>
          </table:table-cell>
          <table:table-cell office:value-type="string">
            <text:p>01 10 17.1</text:p>
          </table:table-cell>
          <table:table-cell office:value-type="string">
            <text:p>+47 37 41</text:p>
          </table:table-cell>
          <table:table-cell office:value-type="float" office:value="2">
            <text:p>2</text:p>
          </table:table-cell>
          <table:table-cell office:value-type="float" office:value="0.74">
            <text:p>0.74</text:p>
          </table:table-cell>
          <table:table-cell office:value-type="float" office:value="16.67">
            <text:p>16.67</text:p>
          </table:table-cell>
          <table:table-cell office:value-type="float" office:value="0.54">
            <text:p>0.54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float" office:value="-403">
            <text:p>-403</text:p>
          </table:table-cell>
          <table:table-cell office:value-type="float" office:value="-143">
            <text:p>-143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0.81">
            <text:p>0.81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And II, KK 12 </text:p>
          </table:table-cell>
          <table:table-cell office:value-type="string">
            <text:p>01 16 29.8</text:p>
          </table:table-cell>
          <table:table-cell office:value-type="string">
            <text:p>+33 25 09</text:p>
          </table:table-cell>
          <table:table-cell office:value-type="float" office:value="3">
            <text:p>3</text:p>
          </table:table-cell>
          <table:table-cell office:value-type="float" office:value="0.63">
            <text:p>0.63</text:p>
          </table:table-cell>
          <table:table-cell office:value-type="float" office:value="15.1">
            <text:p>15.1</text:p>
          </table:table-cell>
          <table:table-cell office:value-type="float" office:value="0.27">
            <text:p>0.27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float" office:value="-188">
            <text:p>-188</text:p>
          </table:table-cell>
          <table:table-cell office:value-type="float" office:value="46">
            <text:p>46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0.68">
            <text:p>0.68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M33 </text:p>
          </table:table-cell>
          <table:table-cell office:value-type="string">
            <text:p>01 33 50.8</text:p>
          </table:table-cell>
          <table:table-cell office:value-type="string">
            <text:p>+30 39 37</text:p>
          </table:table-cell>
          <table:table-cell office:value-type="float" office:value="69.2">
            <text:p>69.2</text:p>
          </table:table-cell>
          <table:table-cell office:value-type="float" office:value="0.61">
            <text:p>0.61</text:p>
          </table:table-cell>
          <table:table-cell office:value-type="float" office:value="6.19">
            <text:p>6.19</text:p>
          </table:table-cell>
          <table:table-cell office:value-type="float" office:value="0.18">
            <text:p>0.18</text:p>
          </table:table-cell>
          <table:table-cell office:value-type="float" office:value="5">
            <text:p>5</text:p>
          </table:table-cell>
          <table:table-cell office:value-type="string">
            <text:p>K</text:p>
          </table:table-cell>
          <table:table-cell office:value-type="float" office:value="-180">
            <text:p>-180</text:p>
          </table:table-cell>
          <table:table-cell office:value-type="float" office:value="36">
            <text:p>36</text:p>
          </table:table-cell>
          <table:table-cell office:value-type="float" office:value="184">
            <text:p>184</text:p>
          </table:table-cell>
          <table:table-cell office:value-type="float" office:value="4.09">
            <text:p>4.09</text:p>
          </table:table-cell>
          <table:table-cell office:value-type="float" office:value="0.85">
            <text:p>0.85</text:p>
          </table:table-cell>
          <table:table-cell office:value-type="string">
            <text:p>cep</text:p>
          </table:table-cell>
        </table:table-row>
        <table:table-row table:style-name="ro1">
          <table:table-cell office:value-type="string">
            <text:p>N625</text:p>
          </table:table-cell>
          <table:table-cell office:value-type="string">
            <text:p>01 35 05.0</text:p>
          </table:table-cell>
          <table:table-cell office:value-type="string">
            <text:p>-41 26 11</text:p>
          </table:table-cell>
          <table:table-cell office:value-type="float" office:value="6.4">
            <text:p>6.4</text:p>
          </table:table-cell>
          <table:table-cell office:value-type="float" office:value="0.28">
            <text:p>0.28</text:p>
          </table:table-cell>
          <table:table-cell office:value-type="float" office:value="11.59">
            <text:p>11.59</text:p>
          </table:table-cell>
          <table:table-cell office:value-type="float" office:value="0.07">
            <text:p>0.07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405">
            <text:p>405</text:p>
          </table:table-cell>
          <table:table-cell office:value-type="float" office:value="335">
            <text:p>335</text:p>
          </table:table-cell>
          <table:table-cell office:value-type="float" office:value="90">
            <text:p>90</text:p>
          </table:table-cell>
          <table:table-cell office:value-type="float" office:value="1.55">
            <text:p>1.55</text:p>
          </table:table-cell>
          <table:table-cell office:value-type="float" office:value="4.07">
            <text:p>4.07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E245-05</text:p>
          </table:table-cell>
          <table:table-cell office:value-type="string">
            <text:p>01 45 03.6</text:p>
          </table:table-cell>
          <table:table-cell office:value-type="string">
            <text:p>-43 35 53</text:p>
          </table:table-cell>
          <table:table-cell office:value-type="float" office:value="3.8">
            <text:p>3.8</text:p>
          </table:table-cell>
          <table:table-cell office:value-type="float" office:value="0.89">
            <text:p>0.89</text:p>
          </table:table-cell>
          <table:table-cell office:value-type="float" office:value="12.73">
            <text:p>12.73</text:p>
          </table:table-cell>
          <table:table-cell office:value-type="float" office:value="0.07">
            <text:p>0.07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394">
            <text:p>394</text:p>
          </table:table-cell>
          <table:table-cell office:value-type="float" office:value="308">
            <text:p>308</text:p>
          </table:table-cell>
          <table:table-cell office:value-type="float" office:value="61">
            <text:p>61</text:p>
          </table:table-cell>
          <table:table-cell office:value-type="float" office:value="1.9">
            <text:p>1.9</text:p>
          </table:table-cell>
          <table:table-cell office:value-type="float" office:value="4.43">
            <text:p>4.43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K 16 </text:p>
          </table:table-cell>
          <table:table-cell office:value-type="string">
            <text:p>01 55 20.6</text:p>
          </table:table-cell>
          <table:table-cell office:value-type="string">
            <text:p>+27 57 15</text:p>
          </table:table-cell>
          <table:table-cell office:value-type="float" office:value="0.8">
            <text:p>0.8</text:p>
          </table:table-cell>
          <table:table-cell office:value-type="float" office:value="0.37">
            <text:p>0.37</text:p>
          </table:table-cell>
          <table:table-cell office:value-type="float" office:value="16.3">
            <text:p>16.3</text:p>
          </table:table-cell>
          <table:table-cell office:value-type="float" office:value="0.29">
            <text:p>0.29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07">
            <text:p>207</text:p>
          </table:table-cell>
          <table:table-cell office:value-type="float" office:value="400">
            <text:p>400</text:p>
          </table:table-cell>
          <table:table-cell office:value-type="float" office:value="24">
            <text:p>24</text:p>
          </table:table-cell>
          <table:table-cell office:value-type="float" office:value="-0.15">
            <text:p>-0.15</text:p>
          </table:table-cell>
          <table:table-cell office:value-type="float" office:value="4.74">
            <text:p>4.74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K 17 </text:p>
          </table:table-cell>
          <table:table-cell office:value-type="string">
            <text:p>02 00 09.9</text:p>
          </table:table-cell>
          <table:table-cell office:value-type="string">
            <text:p>+28 49 57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17.2">
            <text:p>17.2</text:p>
          </table:table-cell>
          <table:table-cell office:value-type="float" office:value="0.24">
            <text:p>0.2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68">
            <text:p>168</text:p>
          </table:table-cell>
          <table:table-cell office:value-type="float" office:value="360">
            <text:p>360</text:p>
          </table:table-cell>
          <table:table-cell office:value-type="float" office:value="20">
            <text:p>20</text:p>
          </table:table-cell>
          <table:table-cell office:value-type="float" office:value="-0.4">
            <text:p>-0.4</text:p>
          </table:table-cell>
          <table:table-cell office:value-type="float" office:value="4.72">
            <text:p>4.72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855</text:p>
          </table:table-cell>
          <table:table-cell office:value-type="string">
            <text:p>02 14 03.7</text:p>
          </table:table-cell>
          <table:table-cell office:value-type="string">
            <text:p>+27 52 38</text:p>
          </table:table-cell>
          <table:table-cell office:value-type="float" office:value="2.6">
            <text:p>2.6</text:p>
          </table:table-cell>
          <table:table-cell office:value-type="float" office:value="0.38">
            <text:p>0.38</text:p>
          </table:table-cell>
          <table:table-cell office:value-type="float" office:value="13.3">
            <text:p>13.3</text:p>
          </table:table-cell>
          <table:table-cell office:value-type="float" office:value="0.31">
            <text:p>0.31</text:p>
          </table:table-cell>
          <table:table-cell office:value-type="float" office:value="-5">
            <text:p>-5</text:p>
          </table:table-cell>
          <table:table-cell office:value-type="string">
            <text:p>BK</text:p>
          </table:table-cell>
          <table:table-cell office:value-type="float" office:value="595">
            <text:p>595</text:p>
          </table:table-cell>
          <table:table-cell office:value-type="float" office:value="774">
            <text:p>774</text:p>
          </table:table-cell>
          <table:table-cell office:value-type="float" office:value="115">
            <text:p>115</text:p>
          </table:table-cell>
          <table:table-cell office:value-type="float" office:value="0.49">
            <text:p>0.49</text:p>
          </table:table-cell>
          <table:table-cell office:value-type="float" office:value="9.73">
            <text:p>9.73</text:p>
          </table:table-cell>
          <table:table-cell office:value-type="string">
            <text:p>sbf</text:p>
          </table:table-cell>
        </table:table-row>
        <table:table-row table:style-name="ro1">
          <table:table-cell office:value-type="string">
            <text:p>N891</text:p>
          </table:table-cell>
          <table:table-cell office:value-type="string">
            <text:p>02 22 32.8</text:p>
          </table:table-cell>
          <table:table-cell office:value-type="string">
            <text:p>+42 20 48</text:p>
          </table:table-cell>
          <table:table-cell office:value-type="float" office:value="13.1">
            <text:p>13.1</text:p>
          </table:table-cell>
          <table:table-cell office:value-type="float" office:value="0.29">
            <text:p>0.29</text:p>
          </table:table-cell>
          <table:table-cell office:value-type="float" office:value="10.71">
            <text:p>10.71</text:p>
          </table:table-cell>
          <table:table-cell office:value-type="float" office:value="0.28">
            <text:p>0.28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528">
            <text:p>528</text:p>
          </table:table-cell>
          <table:table-cell office:value-type="float" office:value="738">
            <text:p>738</text:p>
          </table:table-cell>
          <table:table-cell office:value-type="float" office:value="448">
            <text:p>448</text:p>
          </table:table-cell>
          <table:table-cell office:value-type="float" office:value="2.08">
            <text:p>2.08</text:p>
          </table:table-cell>
          <table:table-cell office:value-type="float" office:value="9.77">
            <text:p>9.77</text:p>
          </table:table-cell>
          <table:table-cell office:value-type="string">
            <text:p>sbf</text:p>
          </table:table-cell>
        </table:table-row>
        <table:table-row table:style-name="ro1">
          <table:table-cell office:value-type="string">
            <text:p>N925</text:p>
          </table:table-cell>
          <table:table-cell office:value-type="string">
            <text:p>02 27 16.0</text:p>
          </table:table-cell>
          <table:table-cell office:value-type="string">
            <text:p>+33 34 41</text:p>
          </table:table-cell>
          <table:table-cell office:value-type="float" office:value="11.1">
            <text:p>11.1</text:p>
          </table:table-cell>
          <table:table-cell office:value-type="float" office:value="0.56">
            <text:p>0.56</text:p>
          </table:table-cell>
          <table:table-cell office:value-type="float" office:value="10.58">
            <text:p>10.58</text:p>
          </table:table-cell>
          <table:table-cell office:value-type="float" office:value="0.33">
            <text:p>0.33</text:p>
          </table:table-cell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float" office:value="553">
            <text:p>553</text:p>
          </table:table-cell>
          <table:table-cell office:value-type="float" office:value="738">
            <text:p>738</text:p>
          </table:table-cell>
          <table:table-cell office:value-type="float" office:value="200">
            <text:p>200</text:p>
          </table:table-cell>
          <table:table-cell office:value-type="float" office:value="2.44">
            <text:p>2.44</text:p>
          </table:table-cell>
          <table:table-cell office:value-type="float" office:value="9.29">
            <text:p>9.29</text:p>
          </table:table-cell>
          <table:table-cell office:value-type="string">
            <text:p>cep</text:p>
          </table:table-cell>
        </table:table-row>
        <table:table-row table:style-name="ro1">
          <table:table-cell office:value-type="string">
            <text:p>Maffei 1</text:p>
          </table:table-cell>
          <table:table-cell office:value-type="string">
            <text:p>02 36 35.5</text:p>
          </table:table-cell>
          <table:table-cell office:value-type="string">
            <text:p>+59 39 18</text:p>
          </table:table-cell>
          <table:table-cell office:value-type="float" office:value="2.6">
            <text:p>2.6</text:p>
          </table:table-cell>
          <table:table-cell office:value-type="float" office:value="0.85">
            <text:p>0.85</text:p>
          </table:table-cell>
          <table:table-cell office:value-type="float" office:value="13.47">
            <text:p>13.47</text:p>
          </table:table-cell>
          <table:table-cell office:value-type="float" office:value="5.05">
            <text:p>5.05</text:p>
          </table:table-cell>
          <table:table-cell office:value-type="float" office:value="-3">
            <text:p>-3</text:p>
          </table:table-cell>
          <table:table-cell office:value-type="string">
            <text:p>B</text:p>
          </table:table-cell>
          <table:table-cell office:value-type="float" office:value="15">
            <text:p>15</text:p>
          </table:table-cell>
          <table:table-cell office:value-type="float" office:value="246">
            <text:p>246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">
            <text:p>3</text:p>
          </table:table-cell>
          <table:table-cell office:value-type="string">
            <text:p>fj</text:p>
          </table:table-cell>
        </table:table-row>
        <table:table-row table:style-name="ro1">
          <table:table-cell office:value-type="string">
            <text:p>E115-21</text:p>
          </table:table-cell>
          <table:table-cell office:value-type="string">
            <text:p>02 37 45.0</text:p>
          </table:table-cell>
          <table:table-cell office:value-type="string">
            <text:p>-61 20 28</text:p>
          </table:table-cell>
          <table:table-cell office:value-type="float" office:value="7.3">
            <text:p>7.3</text:p>
          </table:table-cell>
          <table:table-cell office:value-type="float" office:value="0.14">
            <text:p>0.14</text:p>
          </table:table-cell>
          <table:table-cell office:value-type="float" office:value="13.34">
            <text:p>13.34</text:p>
          </table:table-cell>
          <table:table-cell office:value-type="float" office:value="0.11">
            <text:p>0.11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float" office:value="513">
            <text:p>513</text:p>
          </table:table-cell>
          <table:table-cell office:value-type="float" office:value="337">
            <text:p>337</text:p>
          </table:table-cell>
          <table:table-cell office:value-type="float" office:value="114">
            <text:p>114</text:p>
          </table:table-cell>
          <table:table-cell office:value-type="float" office:value="1.98">
            <text:p>1.98</text:p>
          </table:table-cell>
          <table:table-cell office:value-type="float" office:value="4.66">
            <text:p>4.66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Fornax </text:p>
          </table:table-cell>
          <table:table-cell office:value-type="string">
            <text:p>02 39 54.7</text:p>
          </table:table-cell>
          <table:table-cell office:value-type="string">
            <text:p>-34 31 33</text:p>
          </table:table-cell>
          <table:table-cell office:value-type="float" office:value="30">
            <text:p>30</text:p>
          </table:table-cell>
          <table:table-cell office:value-type="float" office:value="0.78">
            <text:p>0.78</text:p>
          </table:table-cell>
          <table:table-cell office:value-type="float" office:value="9.28">
            <text:p>9.28</text:p>
          </table:table-cell>
          <table:table-cell office:value-type="float" office:value="0.05">
            <text:p>0.05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float" office:value="53">
            <text:p>53</text:p>
          </table:table-cell>
          <table:table-cell office:value-type="float" office:value="-32">
            <text:p>-32</text:p>
          </table:table-cell>
          <table:table-cell office:value-type="string">
            <text:p>.. .</text:p>
          </table:table-cell>
          <table:table-cell office:value-type="float" office:value="-0.4">
            <text:p>-0.4</text:p>
          </table:table-cell>
          <table:table-cell office:value-type="float" office:value="0.14">
            <text:p>0.14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KH 18</text:p>
          </table:table-cell>
          <table:table-cell office:value-type="string">
            <text:p>03 03 05.9</text:p>
          </table:table-cell>
          <table:table-cell office:value-type="string">
            <text:p>+33 41 40</text:p>
          </table:table-cell>
          <table:table-cell office:value-type="float" office:value="0.7">
            <text:p>0.7</text:p>
          </table:table-cell>
          <table:table-cell office:value-type="float" office:value="0.57">
            <text:p>0.57</text:p>
          </table:table-cell>
          <table:table-cell office:value-type="float" office:value="16.7">
            <text:p>16.7</text:p>
          </table:table-cell>
          <table:table-cell office:value-type="float" office:value="0.86">
            <text:p>0.8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16">
            <text:p>216</text:p>
          </table:table-cell>
          <table:table-cell office:value-type="float" office:value="375">
            <text:p>375</text:p>
          </table:table-cell>
          <table:table-cell office:value-type="float" office:value="34">
            <text:p>34</text:p>
          </table:table-cell>
          <table:table-cell office:value-type="float" office:value="0.48">
            <text:p>0.48</text:p>
          </table:table-cell>
          <table:table-cell office:value-type="float" office:value="4.43">
            <text:p>4.43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1313</text:p>
          </table:table-cell>
          <table:table-cell office:value-type="string">
            <text:p>03 18 15.4</text:p>
          </table:table-cell>
          <table:table-cell office:value-type="string">
            <text:p>-66 29 51</text:p>
          </table:table-cell>
          <table:table-cell office:value-type="float" office:value="9">
            <text:p>9</text:p>
          </table:table-cell>
          <table:table-cell office:value-type="float" office:value="0.8">
            <text:p>0.8</text:p>
          </table:table-cell>
          <table:table-cell office:value-type="float" office:value="9.66">
            <text:p>9.66</text:p>
          </table:table-cell>
          <table:table-cell office:value-type="float" office:value="0.47">
            <text:p>0.47</text:p>
          </table:table-cell>
          <table:table-cell office:value-type="float" office:value="7">
            <text:p>7</text:p>
          </table:table-cell>
          <table:table-cell office:value-type="string">
            <text:p>K</text:p>
          </table:table-cell>
          <table:table-cell office:value-type="float" office:value="475">
            <text:p>475</text:p>
          </table:table-cell>
          <table:table-cell office:value-type="float" office:value="270">
            <text:p>270</text:p>
          </table:table-cell>
          <table:table-cell office:value-type="float" office:value="156">
            <text:p>156</text:p>
          </table:table-cell>
          <table:table-cell office:value-type="float" office:value="2.66">
            <text:p>2.66</text:p>
          </table:table-cell>
          <table:table-cell office:value-type="float" office:value="4.15">
            <text:p>4.15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K 27 </text:p>
          </table:table-cell>
          <table:table-cell office:value-type="string">
            <text:p>03 21 05.7</text:p>
          </table:table-cell>
          <table:table-cell office:value-type="string">
            <text:p>-66 19 22</text:p>
          </table:table-cell>
          <table:table-cell office:value-type="float" office:value="1.2">
            <text:p>1.2</text:p>
          </table:table-cell>
          <table:table-cell office:value-type="float" office:value="0.33">
            <text:p>0.33</text:p>
          </table:table-cell>
          <table:table-cell office:value-type="float" office:value="16.5">
            <text:p>16.5</text:p>
          </table:table-cell>
          <table:table-cell office:value-type="float" office:value="0.33">
            <text:p>0.33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98">
            <text:p>3.98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K 35 </text:p>
          </table:table-cell>
          <table:table-cell office:value-type="string">
            <text:p>03 45 12.6</text:p>
          </table:table-cell>
          <table:table-cell office:value-type="string">
            <text:p>+67 51 50</text:p>
          </table:table-cell>
          <table:table-cell office:value-type="float" office:value="2.5">
            <text:p>2.5</text:p>
          </table:table-cell>
          <table:table-cell office:value-type="float" office:value="0.68">
            <text:p>0.68</text:p>
          </table:table-cell>
          <table:table-cell office:value-type="float" office:value="15.7">
            <text:p>15.7</text:p>
          </table:table-cell>
          <table:table-cell office:value-type="float" office:value="2.5">
            <text:p>2.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05">
            <text:p>105</text:p>
          </table:table-cell>
          <table:table-cell office:value-type="float" office:value="320">
            <text:p>320</text:p>
          </table:table-cell>
          <table:table-cell office:value-type="float" office:value="34">
            <text:p>34</text:p>
          </table:table-cell>
          <table:table-cell office:value-type="float" office:value="-0.1">
            <text:p>-0.1</text:p>
          </table:table-cell>
          <table:table-cell office:value-type="float" office:value="3.16">
            <text:p>3.16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I342 </text:p>
          </table:table-cell>
          <table:table-cell office:value-type="string">
            <text:p>03 46 49.7</text:p>
          </table:table-cell>
          <table:table-cell office:value-type="string">
            <text:p>+68 05 45</text:p>
          </table:table-cell>
          <table:table-cell office:value-type="float" office:value="21.2">
            <text:p>21.2</text:p>
          </table:table-cell>
          <table:table-cell office:value-type="float" office:value="0.91">
            <text:p>0.91</text:p>
          </table:table-cell>
          <table:table-cell office:value-type="float" office:value="9.37">
            <text:p>9.37</text:p>
          </table:table-cell>
          <table:table-cell office:value-type="float" office:value="2.41">
            <text:p>2.41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float" office:value="31">
            <text:p>31</text:p>
          </table:table-cell>
          <table:table-cell office:value-type="float" office:value="245">
            <text:p>245</text:p>
          </table:table-cell>
          <table:table-cell office:value-type="float" office:value="151">
            <text:p>151</text:p>
          </table:table-cell>
          <table:table-cell office:value-type="float" office:value="3.69">
            <text:p>3.69</text:p>
          </table:table-cell>
          <table:table-cell office:value-type="float" office:value="3.28">
            <text:p>3.28</text:p>
          </table:table-cell>
          <table:table-cell office:value-type="string">
            <text:p>cep</text:p>
          </table:table-cell>
        </table:table-row>
        <table:table-row table:style-name="ro1">
          <table:table-cell office:value-type="string">
            <text:p>Cam A, KK 41 </text:p>
          </table:table-cell>
          <table:table-cell office:value-type="string">
            <text:p>04 25 15.6</text:p>
          </table:table-cell>
          <table:table-cell office:value-type="string">
            <text:p>+72 48 21</text:p>
          </table:table-cell>
          <table:table-cell office:value-type="float" office:value="3.7">
            <text:p>3.7</text:p>
          </table:table-cell>
          <table:table-cell office:value-type="float" office:value="0.57">
            <text:p>0.57</text:p>
          </table:table-cell>
          <table:table-cell office:value-type="float" office:value="14.84">
            <text:p>14.84</text:p>
          </table:table-cell>
          <table:table-cell office:value-type="float" office:value="0.93">
            <text:p>0.9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-47">
            <text:p>-47</text:p>
          </table:table-cell>
          <table:table-cell office:value-type="float" office:value="164">
            <text:p>164</text:p>
          </table:table-cell>
          <table:table-cell office:value-type="float" office:value="44">
            <text:p>44</text:p>
          </table:table-cell>
          <table:table-cell office:value-type="float" office:value="1.66">
            <text:p>1.66</text:p>
          </table:table-cell>
          <table:table-cell office:value-type="float" office:value="3.93">
            <text:p>3.93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1560</text:p>
          </table:table-cell>
          <table:table-cell office:value-type="string">
            <text:p>04 32 49.9</text:p>
          </table:table-cell>
          <table:table-cell office:value-type="string">
            <text:p>+71 52 52</text:p>
          </table:table-cell>
          <table:table-cell office:value-type="float" office:value="9.8">
            <text:p>9.8</text:p>
          </table:table-cell>
          <table:table-cell office:value-type="float" office:value="0.15">
            <text:p>0.15</text:p>
          </table:table-cell>
          <table:table-cell office:value-type="float" office:value="11.9">
            <text:p>11.9</text:p>
          </table:table-cell>
          <table:table-cell office:value-type="float" office:value="0.81">
            <text:p>0.81</text:p>
          </table:table-cell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float" office:value="-36">
            <text:p>-36</text:p>
          </table:table-cell>
          <table:table-cell office:value-type="float" office:value="171">
            <text:p>171</text:p>
          </table:table-cell>
          <table:table-cell office:value-type="float" office:value="125">
            <text:p>125</text:p>
          </table:table-cell>
          <table:table-cell office:value-type="float" office:value="2.65">
            <text:p>2.65</text:p>
          </table:table-cell>
          <table:table-cell office:value-type="float" office:value="3.45">
            <text:p>3.45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Cam B, KK 44</text:p>
          </table:table-cell>
          <table:table-cell office:value-type="string">
            <text:p>04 53 06.9</text:p>
          </table:table-cell>
          <table:table-cell office:value-type="string">
            <text:p>+67 05 57</text:p>
          </table:table-cell>
          <table:table-cell office:value-type="float" office:value="2.2">
            <text:p>2.2</text:p>
          </table:table-cell>
          <table:table-cell office:value-type="float" office:value="0.5">
            <text:p>0.5</text:p>
          </table:table-cell>
          <table:table-cell office:value-type="float" office:value="16.71">
            <text:p>16.71</text:p>
          </table:table-cell>
          <table:table-cell office:value-type="float" office:value="0.94">
            <text:p>0.9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77">
            <text:p>77</text:p>
          </table:table-cell>
          <table:table-cell office:value-type="float" office:value="266">
            <text:p>266</text:p>
          </table:table-cell>
          <table:table-cell office:value-type="float" office:value="20">
            <text:p>20</text:p>
          </table:table-cell>
          <table:table-cell office:value-type="float" office:value="0.7">
            <text:p>0.7</text:p>
          </table:table-cell>
          <table:table-cell office:value-type="float" office:value="3.34">
            <text:p>3.34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1705</text:p>
          </table:table-cell>
          <table:table-cell office:value-type="string">
            <text:p>04 54 13.7</text:p>
          </table:table-cell>
          <table:table-cell office:value-type="string">
            <text:p>-53 21 41</text:p>
          </table:table-cell>
          <table:table-cell office:value-type="float" office:value="1.9">
            <text:p>1.9</text:p>
          </table:table-cell>
          <table:table-cell office:value-type="float" office:value="0.74">
            <text:p>0.74</text:p>
          </table:table-cell>
          <table:table-cell office:value-type="float" office:value="12.76">
            <text:p>12.76</text:p>
          </table:table-cell>
          <table:table-cell office:value-type="float" office:value="0.03">
            <text:p>0.03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627">
            <text:p>627</text:p>
          </table:table-cell>
          <table:table-cell office:value-type="float" office:value="400">
            <text:p>400</text:p>
          </table:table-cell>
          <table:table-cell office:value-type="float" office:value="94">
            <text:p>94</text:p>
          </table:table-cell>
          <table:table-cell office:value-type="float" office:value="0.9">
            <text:p>0.9</text:p>
          </table:table-cell>
          <table:table-cell office:value-type="float" office:value="5.1">
            <text:p>5.1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UA 105 </text:p>
          </table:table-cell>
          <table:table-cell office:value-type="string">
            <text:p>05 14 15.1</text:p>
          </table:table-cell>
          <table:table-cell office:value-type="string">
            <text:p>+62 34 51</text:p>
          </table:table-cell>
          <table:table-cell office:value-type="float" office:value="5.5">
            <text:p>5.5</text:p>
          </table:table-cell>
          <table:table-cell office:value-type="float" office:value="0.64">
            <text:p>0.64</text:p>
          </table:table-cell>
          <table:table-cell office:value-type="float" office:value="12.14">
            <text:p>12.14</text:p>
          </table:table-cell>
          <table:table-cell office:value-type="float" office:value="1.35">
            <text:p>1.35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111">
            <text:p>111</text:p>
          </table:table-cell>
          <table:table-cell office:value-type="float" office:value="279">
            <text:p>279</text:p>
          </table:table-cell>
          <table:table-cell office:value-type="float" office:value="118">
            <text:p>118</text:p>
          </table:table-cell>
          <table:table-cell office:value-type="float" office:value="2.14">
            <text:p>2.14</text:p>
          </table:table-cell>
          <table:table-cell office:value-type="float" office:value="3.15">
            <text:p>3.15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LMC </text:p>
          </table:table-cell>
          <table:table-cell office:value-type="string">
            <text:p>05 23 34.6</text:p>
          </table:table-cell>
          <table:table-cell office:value-type="string">
            <text:p>-69 45 22</text:p>
          </table:table-cell>
          <table:table-cell office:value-type="float" office:value="646">
            <text:p>646</text:p>
          </table:table-cell>
          <table:table-cell office:value-type="float" office:value="0.85">
            <text:p>0.85</text:p>
          </table:table-cell>
          <table:table-cell office:value-type="float" office:value="0.9">
            <text:p>0.9</text:p>
          </table:table-cell>
          <table:table-cell office:value-type="float" office:value="0.32">
            <text:p>0.32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278">
            <text:p>278</text:p>
          </table:table-cell>
          <table:table-cell office:value-type="float" office:value="28">
            <text:p>28</text:p>
          </table:table-cell>
          <table:table-cell office:value-type="float" office:value="65">
            <text:p>65</text:p>
          </table:table-cell>
          <table:table-cell office:value-type="float" office:value="6">
            <text:p>6</text:p>
          </table:table-cell>
          <table:table-cell office:value-type="float" office:value="0.05">
            <text:p>0.05</text:p>
          </table:table-cell>
          <table:table-cell office:value-type="string">
            <text:p>cep</text:p>
          </table:table-cell>
        </table:table-row>
        <table:table-row table:style-name="ro1">
          <table:table-cell office:value-type="string">
            <text:p>KKH 34, Mai 13 </text:p>
          </table:table-cell>
          <table:table-cell office:value-type="string">
            <text:p>05 59 41.2</text:p>
          </table:table-cell>
          <table:table-cell office:value-type="string">
            <text:p>+73 25 39</text:p>
          </table:table-cell>
          <table:table-cell office:value-type="float" office:value="0.9">
            <text:p>0.9</text:p>
          </table:table-cell>
          <table:table-cell office:value-type="float" office:value="0.56">
            <text:p>0.56</text:p>
          </table:table-cell>
          <table:table-cell office:value-type="float" office:value="17.1">
            <text:p>17.1</text:p>
          </table:table-cell>
          <table:table-cell office:value-type="float" office:value="1.08">
            <text:p>1.08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10">
            <text:p>110</text:p>
          </table:table-cell>
          <table:table-cell office:value-type="float" office:value="299">
            <text:p>299</text:p>
          </table:table-cell>
          <table:table-cell office:value-type="float" office:value="24">
            <text:p>24</text:p>
          </table:table-cell>
          <table:table-cell office:value-type="float" office:value="0.38">
            <text:p>0.38</text:p>
          </table:table-cell>
          <table:table-cell office:value-type="float" office:value="4.61">
            <text:p>4.61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E489-56, KK 54</text:p>
          </table:table-cell>
          <table:table-cell office:value-type="string">
            <text:p>06 26 17.0</text:p>
          </table:table-cell>
          <table:table-cell office:value-type="string">
            <text:p>-26 15 56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15.7">
            <text:p>15.7</text:p>
          </table:table-cell>
          <table:table-cell office:value-type="float" office:value="0.28">
            <text:p>0.28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492">
            <text:p>492</text:p>
          </table:table-cell>
          <table:table-cell office:value-type="float" office:value="263">
            <text:p>263</text:p>
          </table:table-cell>
          <table:table-cell office:value-type="float" office:value="24">
            <text:p>24</text:p>
          </table:table-cell>
          <table:table-cell office:value-type="float" office:value="0.32">
            <text:p>0.32</text:p>
          </table:table-cell>
          <table:table-cell office:value-type="float" office:value="4.99">
            <text:p>4.99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E490-17</text:p>
          </table:table-cell>
          <table:table-cell office:value-type="string">
            <text:p>06 37 56.6</text:p>
          </table:table-cell>
          <table:table-cell office:value-type="string">
            <text:p>-25 59 59</text:p>
          </table:table-cell>
          <table:table-cell office:value-type="float" office:value="1.7">
            <text:p>1.7</text:p>
          </table:table-cell>
          <table:table-cell office:value-type="float" office:value="0.76">
            <text:p>0.76</text:p>
          </table:table-cell>
          <table:table-cell office:value-type="float" office:value="14.01">
            <text:p>14.01</text:p>
          </table:table-cell>
          <table:table-cell office:value-type="float" office:value="0.34">
            <text:p>0.3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04">
            <text:p>504</text:p>
          </table:table-cell>
          <table:table-cell office:value-type="float" office:value="268">
            <text:p>268</text:p>
          </table:table-cell>
          <table:table-cell office:value-type="float" office:value="41">
            <text:p>41</text:p>
          </table:table-cell>
          <table:table-cell office:value-type="float" office:value="0.81">
            <text:p>0.81</text:p>
          </table:table-cell>
          <table:table-cell office:value-type="float" office:value="4.23">
            <text:p>4.23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Carina </text:p>
          </table:table-cell>
          <table:table-cell office:value-type="string">
            <text:p>06 41 36.7</text:p>
          </table:table-cell>
          <table:table-cell office:value-type="string">
            <text:p>-50 57 58</text:p>
          </table:table-cell>
          <table:table-cell office:value-type="float" office:value="24.3">
            <text:p>24.3</text:p>
          </table:table-cell>
          <table:table-cell office:value-type="float" office:value="0.67">
            <text:p>0.67</text:p>
          </table:table-cell>
          <table:table-cell office:value-type="float" office:value="11.3">
            <text:p>11.3</text:p>
          </table:table-cell>
          <table:table-cell office:value-type="float" office:value="0.27">
            <text:p>0.27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float" office:value="223">
            <text:p>223</text:p>
          </table:table-cell>
          <table:table-cell office:value-type="float" office:value="-53">
            <text:p>-53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0.1">
            <text:p>0.1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FG 202 </text:p>
          </table:table-cell>
          <table:table-cell office:value-type="string">
            <text:p>07 05 17.1</text:p>
          </table:table-cell>
          <table:table-cell office:value-type="string">
            <text:p>-58 31 14</text:p>
          </table:table-cell>
          <table:table-cell office:value-type="float" office:value="3.4">
            <text:p>3.4</text:p>
          </table:table-cell>
          <table:table-cell office:value-type="float" office:value="0.47">
            <text:p>0.47</text:p>
          </table:table-cell>
          <table:table-cell office:value-type="float" office:value="14.95">
            <text:p>14.95</text:p>
          </table:table-cell>
          <table:table-cell office:value-type="float" office:value="0.51">
            <text:p>0.5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54">
            <text:p>554</text:p>
          </table:table-cell>
          <table:table-cell office:value-type="float" office:value="269">
            <text:p>269</text:p>
          </table:table-cell>
          <table:table-cell office:value-type="float" office:value="78">
            <text:p>78</text:p>
          </table:table-cell>
          <table:table-cell office:value-type="float" office:value="1.42">
            <text:p>1.42</text:p>
          </table:table-cell>
          <table:table-cell office:value-type="float" office:value="4.9">
            <text:p>4.9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U3755</text:p>
          </table:table-cell>
          <table:table-cell office:value-type="string">
            <text:p>07 13 51.8</text:p>
          </table:table-cell>
          <table:table-cell office:value-type="string">
            <text:p>+10 31 19</text:p>
          </table:table-cell>
          <table:table-cell office:value-type="float" office:value="1.7">
            <text:p>1.7</text:p>
          </table:table-cell>
          <table:table-cell office:value-type="float" office:value="0.59">
            <text:p>0.59</text:p>
          </table:table-cell>
          <table:table-cell office:value-type="float" office:value="14.07">
            <text:p>14.07</text:p>
          </table:table-cell>
          <table:table-cell office:value-type="float" office:value="0.38">
            <text:p>0.38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15">
            <text:p>315</text:p>
          </table:table-cell>
          <table:table-cell office:value-type="float" office:value="190">
            <text:p>190</text:p>
          </table:table-cell>
          <table:table-cell office:value-type="float" office:value="33">
            <text:p>33</text:p>
          </table:table-cell>
          <table:table-cell office:value-type="float" office:value="0.83">
            <text:p>0.83</text:p>
          </table:table-cell>
          <table:table-cell office:value-type="float" office:value="5.22">
            <text:p>5.22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DDO 43, U3860 </text:p>
          </table:table-cell>
          <table:table-cell office:value-type="string">
            <text:p>07 28 17.2</text:p>
          </table:table-cell>
          <table:table-cell office:value-type="string">
            <text:p>+40 46 13</text:p>
          </table:table-cell>
          <table:table-cell office:value-type="float" office:value="1.3">
            <text:p>1.3</text:p>
          </table:table-cell>
          <table:table-cell office:value-type="float" office:value="0.69">
            <text:p>0.69</text:p>
          </table:table-cell>
          <table:table-cell office:value-type="float" office:value="14.96">
            <text:p>14.96</text:p>
          </table:table-cell>
          <table:table-cell office:value-type="float" office:value="0.25">
            <text:p>0.2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54">
            <text:p>354</text:p>
          </table:table-cell>
          <table:table-cell office:value-type="float" office:value="371">
            <text:p>371</text:p>
          </table:table-cell>
          <table:table-cell office:value-type="float" office:value="35">
            <text:p>35</text:p>
          </table:table-cell>
          <table:table-cell office:value-type="float" office:value="1.06">
            <text:p>1.06</text:p>
          </table:table-cell>
          <table:table-cell office:value-type="float" office:value="7.81">
            <text:p>7.81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2366</text:p>
          </table:table-cell>
          <table:table-cell office:value-type="string">
            <text:p>07 28 52.0</text:p>
          </table:table-cell>
          <table:table-cell office:value-type="string">
            <text:p>+69 12 19</text:p>
          </table:table-cell>
          <table:table-cell office:value-type="float" office:value="7.3">
            <text:p>7.3</text:p>
          </table:table-cell>
          <table:table-cell office:value-type="float" office:value="0.36">
            <text:p>0.36</text:p>
          </table:table-cell>
          <table:table-cell office:value-type="float" office:value="11.68">
            <text:p>11.68</text:p>
          </table:table-cell>
          <table:table-cell office:value-type="float" office:value="0.16">
            <text:p>0.1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99">
            <text:p>99</text:p>
          </table:table-cell>
          <table:table-cell office:value-type="float" office:value="253">
            <text:p>253</text:p>
          </table:table-cell>
          <table:table-cell office:value-type="float" office:value="96">
            <text:p>96</text:p>
          </table:table-cell>
          <table:table-cell office:value-type="float" office:value="2.47">
            <text:p>2.47</text:p>
          </table:table-cell>
          <table:table-cell office:value-type="float" office:value="3.19">
            <text:p>3.19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DDO 44, KK 61 </text:p>
          </table:table-cell>
          <table:table-cell office:value-type="string">
            <text:p>07 34 11.3</text:p>
          </table:table-cell>
          <table:table-cell office:value-type="string">
            <text:p>+66 53 10</text:p>
          </table:table-cell>
          <table:table-cell office:value-type="float" office:value="3">
            <text:p>3</text:p>
          </table:table-cell>
          <table:table-cell office:value-type="float" office:value="0.67">
            <text:p>0.67</text:p>
          </table:table-cell>
          <table:table-cell office:value-type="float" office:value="15.64">
            <text:p>15.64</text:p>
          </table:table-cell>
          <table:table-cell office:value-type="float" office:value="0.19">
            <text:p>0.19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19">
            <text:p>3.19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2403</text:p>
          </table:table-cell>
          <table:table-cell office:value-type="string">
            <text:p>07 36 54.4</text:p>
          </table:table-cell>
          <table:table-cell office:value-type="string">
            <text:p>+65 35 58</text:p>
          </table:table-cell>
          <table:table-cell office:value-type="float" office:value="21.9">
            <text:p>21.9</text:p>
          </table:table-cell>
          <table:table-cell office:value-type="float" office:value="0.56">
            <text:p>0.56</text:p>
          </table:table-cell>
          <table:table-cell office:value-type="float" office:value="8.82">
            <text:p>8.82</text:p>
          </table:table-cell>
          <table:table-cell office:value-type="float" office:value="0.18">
            <text:p>0.18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float" office:value="131">
            <text:p>131</text:p>
          </table:table-cell>
          <table:table-cell office:value-type="float" office:value="268">
            <text:p>268</text:p>
          </table:table-cell>
          <table:table-cell office:value-type="float" office:value="231">
            <text:p>231</text:p>
          </table:table-cell>
          <table:table-cell office:value-type="float" office:value="3.15">
            <text:p>3.15</text:p>
          </table:table-cell>
          <table:table-cell office:value-type="float" office:value="3.3">
            <text:p>3.3</text:p>
          </table:table-cell>
          <table:table-cell office:value-type="string">
            <text:p>cep</text:p>
          </table:table-cell>
        </table:table-row>
        <table:table-row table:style-name="ro1">
          <table:table-cell office:value-type="string">
            <text:p>DDO 47, U3974 </text:p>
          </table:table-cell>
          <table:table-cell office:value-type="string">
            <text:p>07 41 55.0</text:p>
          </table:table-cell>
          <table:table-cell office:value-type="string">
            <text:p>+16 48 02</text:p>
          </table:table-cell>
          <table:table-cell office:value-type="float" office:value="3.1">
            <text:p>3.1</text:p>
          </table:table-cell>
          <table:table-cell office:value-type="float" office:value="0.85">
            <text:p>0.85</text:p>
          </table:table-cell>
          <table:table-cell office:value-type="float" office:value="13.62">
            <text:p>13.62</text:p>
          </table:table-cell>
          <table:table-cell office:value-type="float" office:value="0.14">
            <text:p>0.1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70">
            <text:p>270</text:p>
          </table:table-cell>
          <table:table-cell office:value-type="float" office:value="160">
            <text:p>160</text:p>
          </table:table-cell>
          <table:table-cell office:value-type="float" office:value="56">
            <text:p>56</text:p>
          </table:table-cell>
          <table:table-cell office:value-type="float" office:value="1.88">
            <text:p>1.88</text:p>
          </table:table-cell>
          <table:table-cell office:value-type="float" office:value="5.18">
            <text:p>5.18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K 65 </text:p>
          </table:table-cell>
          <table:table-cell office:value-type="string">
            <text:p>07 42 31.2</text:p>
          </table:table-cell>
          <table:table-cell office:value-type="string">
            <text:p>+16 33 40</text:p>
          </table:table-cell>
          <table:table-cell office:value-type="float" office:value="0.9">
            <text:p>0.9</text:p>
          </table:table-cell>
          <table:table-cell office:value-type="float" office:value="0.56">
            <text:p>0.56</text:p>
          </table:table-cell>
          <table:table-cell office:value-type="float" office:value="15.26">
            <text:p>15.26</text:p>
          </table:table-cell>
          <table:table-cell office:value-type="float" office:value="0.14">
            <text:p>0.1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79">
            <text:p>279</text:p>
          </table:table-cell>
          <table:table-cell office:value-type="float" office:value="168">
            <text:p>168</text:p>
          </table:table-cell>
          <table:table-cell office:value-type="float" office:value="37">
            <text:p>37</text:p>
          </table:table-cell>
          <table:table-cell office:value-type="float" office:value="0.42">
            <text:p>0.42</text:p>
          </table:table-cell>
          <table:table-cell office:value-type="float" office:value="4.51">
            <text:p>4.51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U4115</text:p>
          </table:table-cell>
          <table:table-cell office:value-type="string">
            <text:p>07 57 01.8</text:p>
          </table:table-cell>
          <table:table-cell office:value-type="string">
            <text:p>+14 23 27</text:p>
          </table:table-cell>
          <table:table-cell office:value-type="float" office:value="1.8">
            <text:p>1.8</text:p>
          </table:table-cell>
          <table:table-cell office:value-type="float" office:value="0.56">
            <text:p>0.56</text:p>
          </table:table-cell>
          <table:table-cell office:value-type="float" office:value="15.23">
            <text:p>15.23</text:p>
          </table:table-cell>
          <table:table-cell office:value-type="float" office:value="0.12">
            <text:p>0.12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38">
            <text:p>338</text:p>
          </table:table-cell>
          <table:table-cell office:value-type="float" office:value="210">
            <text:p>210</text:p>
          </table:table-cell>
          <table:table-cell office:value-type="float" office:value="83">
            <text:p>83</text:p>
          </table:table-cell>
          <table:table-cell office:value-type="float" office:value="1.32">
            <text:p>1.32</text:p>
          </table:table-cell>
          <table:table-cell office:value-type="float" office:value="5.49">
            <text:p>5.49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Ho II, DDO 50 </text:p>
          </table:table-cell>
          <table:table-cell office:value-type="string">
            <text:p>08 19 05.9</text:p>
          </table:table-cell>
          <table:table-cell office:value-type="string">
            <text:p>+70 42 51</text:p>
          </table:table-cell>
          <table:table-cell office:value-type="float" office:value="7.9">
            <text:p>7.9</text:p>
          </table:table-cell>
          <table:table-cell office:value-type="float" office:value="0.86">
            <text:p>0.86</text:p>
          </table:table-cell>
          <table:table-cell office:value-type="float" office:value="11.09">
            <text:p>11.09</text:p>
          </table:table-cell>
          <table:table-cell office:value-type="float" office:value="0.14">
            <text:p>0.1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57">
            <text:p>157</text:p>
          </table:table-cell>
          <table:table-cell office:value-type="float" office:value="311">
            <text:p>311</text:p>
          </table:table-cell>
          <table:table-cell office:value-type="float" office:value="66">
            <text:p>66</text:p>
          </table:table-cell>
          <table:table-cell office:value-type="float" office:value="2.56">
            <text:p>2.56</text:p>
          </table:table-cell>
          <table:table-cell office:value-type="float" office:value="3.39">
            <text:p>3.39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DG 52</text:p>
          </table:table-cell>
          <table:table-cell office:value-type="string">
            <text:p>08 23 56.0</text:p>
          </table:table-cell>
          <table:table-cell office:value-type="string">
            <text:p>+71 01 46</text:p>
          </table:table-cell>
          <table:table-cell office:value-type="float" office:value="1.3">
            <text:p>1.3</text:p>
          </table:table-cell>
          <table:table-cell office:value-type="float" office:value="0.92">
            <text:p>0.92</text:p>
          </table:table-cell>
          <table:table-cell office:value-type="float" office:value="16.35">
            <text:p>16.35</text:p>
          </table:table-cell>
          <table:table-cell office:value-type="float" office:value="0.09">
            <text:p>0.09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13">
            <text:p>113</text:p>
          </table:table-cell>
          <table:table-cell office:value-type="float" office:value="268">
            <text:p>268</text:p>
          </table:table-cell>
          <table:table-cell office:value-type="float" office:value="22">
            <text:p>22</text:p>
          </table:table-cell>
          <table:table-cell office:value-type="float" office:value="0.65">
            <text:p>0.65</text:p>
          </table:table-cell>
          <table:table-cell office:value-type="float" office:value="3.55">
            <text:p>3.55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DDO 53</text:p>
          </table:table-cell>
          <table:table-cell office:value-type="string">
            <text:p>08 34 06.5</text:p>
          </table:table-cell>
          <table:table-cell office:value-type="string">
            <text:p>+66 10 45</text:p>
          </table:table-cell>
          <table:table-cell office:value-type="float" office:value="1.6">
            <text:p>1.6</text:p>
          </table:table-cell>
          <table:table-cell office:value-type="float" office:value="0.87">
            <text:p>0.87</text:p>
          </table:table-cell>
          <table:table-cell office:value-type="float" office:value="14.55">
            <text:p>14.55</text:p>
          </table:table-cell>
          <table:table-cell office:value-type="float" office:value="0.16">
            <text:p>0.1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25">
            <text:p>25</text:p>
          </table:table-cell>
          <table:table-cell office:value-type="float" office:value="1.14">
            <text:p>1.14</text:p>
          </table:table-cell>
          <table:table-cell office:value-type="float" office:value="3.56">
            <text:p>3.56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U4483</text:p>
          </table:table-cell>
          <table:table-cell office:value-type="string">
            <text:p>08 37 03.0</text:p>
          </table:table-cell>
          <table:table-cell office:value-type="string">
            <text:p>+69 46 31</text:p>
          </table:table-cell>
          <table:table-cell office:value-type="float" office:value="1.2">
            <text:p>1.2</text:p>
          </table:table-cell>
          <table:table-cell office:value-type="float" office:value="0.58">
            <text:p>0.58</text:p>
          </table:table-cell>
          <table:table-cell office:value-type="float" office:value="14.95">
            <text:p>14.95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56">
            <text:p>156</text:p>
          </table:table-cell>
          <table:table-cell office:value-type="float" office:value="304">
            <text:p>304</text:p>
          </table:table-cell>
          <table:table-cell office:value-type="float" office:value="33">
            <text:p>33</text:p>
          </table:table-cell>
          <table:table-cell office:value-type="float" office:value="1.13">
            <text:p>1.13</text:p>
          </table:table-cell>
          <table:table-cell office:value-type="float" office:value="3.21">
            <text:p>3.21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2683</text:p>
          </table:table-cell>
          <table:table-cell office:value-type="string">
            <text:p>08 52 40.9</text:p>
          </table:table-cell>
          <table:table-cell office:value-type="string">
            <text:p>+33 25 02</text:p>
          </table:table-cell>
          <table:table-cell office:value-type="float" office:value="9.3">
            <text:p>9.3</text:p>
          </table:table-cell>
          <table:table-cell office:value-type="float" office:value="0.24">
            <text:p>0.24</text:p>
          </table:table-cell>
          <table:table-cell office:value-type="float" office:value="10.34">
            <text:p>10.34</text:p>
          </table:table-cell>
          <table:table-cell office:value-type="float" office:value="0.14">
            <text:p>0.14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409">
            <text:p>409</text:p>
          </table:table-cell>
          <table:table-cell office:value-type="float" office:value="363">
            <text:p>363</text:p>
          </table:table-cell>
          <table:table-cell office:value-type="float" office:value="425">
            <text:p>425</text:p>
          </table:table-cell>
          <table:table-cell office:value-type="float" office:value="1.73">
            <text:p>1.73</text:p>
          </table:table-cell>
          <table:table-cell office:value-type="float" office:value="7.73">
            <text:p>7.73</text:p>
          </table:table-cell>
          <table:table-cell office:value-type="string">
            <text:p>sbf</text:p>
          </table:table-cell>
        </table:table-row>
        <table:table-row table:style-name="ro1">
          <table:table-cell office:value-type="string">
            <text:p>N2784</text:p>
          </table:table-cell>
          <table:table-cell office:value-type="string">
            <text:p>09 12 19.4</text:p>
          </table:table-cell>
          <table:table-cell office:value-type="string">
            <text:p>-24 10 18</text:p>
          </table:table-cell>
          <table:table-cell office:value-type="float" office:value="5.5">
            <text:p>5.5</text:p>
          </table:table-cell>
          <table:table-cell office:value-type="float" office:value="0.4">
            <text:p>0.4</text:p>
          </table:table-cell>
          <table:table-cell office:value-type="float" office:value="11.17">
            <text:p>11.17</text:p>
          </table:table-cell>
          <table:table-cell office:value-type="float" office:value="0.93">
            <text:p>0.93</text:p>
          </table:table-cell>
          <table:table-cell office:value-type="float" office:value="-2">
            <text:p>-2</text:p>
          </table:table-cell>
          <table:table-cell office:value-type="string">
            <text:p>K</text:p>
          </table:table-cell>
          <table:table-cell office:value-type="float" office:value="691">
            <text:p>691</text:p>
          </table:table-cell>
          <table:table-cell office:value-type="float" office:value="402">
            <text:p>402</text:p>
          </table:table-cell>
          <table:table-cell office:value-type="string">
            <text:p>.. .</text:p>
          </table:table-cell>
          <table:table-cell office:value-type="string">
            <text:p>...</text:p>
          </table:table-cell>
          <table:table-cell office:value-type="float" office:value="9.82">
            <text:p>9.82</text:p>
          </table:table-cell>
          <table:table-cell office:value-type="string">
            <text:p>sbf</text:p>
          </table:table-cell>
        </table:table-row>
        <table:table-row table:style-name="ro1">
          <table:table-cell office:value-type="string">
            <text:p>N2787</text:p>
          </table:table-cell>
          <table:table-cell office:value-type="string">
            <text:p>09 19 18.6</text:p>
          </table:table-cell>
          <table:table-cell office:value-type="string">
            <text:p>+69 12 12</text:p>
          </table:table-cell>
          <table:table-cell office:value-type="float" office:value="3.2">
            <text:p>3.2</text:p>
          </table:table-cell>
          <table:table-cell office:value-type="float" office:value="0.63">
            <text:p>0.63</text:p>
          </table:table-cell>
          <table:table-cell office:value-type="float" office:value="11.82">
            <text:p>11.82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float" office:value="696">
            <text:p>696</text:p>
          </table:table-cell>
          <table:table-cell office:value-type="float" office:value="838">
            <text:p>838</text:p>
          </table:table-cell>
          <table:table-cell office:value-type="float" office:value="358">
            <text:p>358</text:p>
          </table:table-cell>
          <table:table-cell office:value-type="float" office:value="0.93">
            <text:p>0.93</text:p>
          </table:table-cell>
          <table:table-cell office:value-type="float" office:value="7.48">
            <text:p>7.48</text:p>
          </table:table-cell>
          <table:table-cell office:value-type="string">
            <text:p>sbf</text:p>
          </table:table-cell>
        </table:table-row>
        <table:table-row table:style-name="ro1">
          <table:table-cell office:value-type="string">
            <text:p>N2915</text:p>
          </table:table-cell>
          <table:table-cell office:value-type="string">
            <text:p>09 26 11.5</text:p>
          </table:table-cell>
          <table:table-cell office:value-type="string">
            <text:p>-76 37 35</text:p>
          </table:table-cell>
          <table:table-cell office:value-type="float" office:value="1.9">
            <text:p>1.9</text:p>
          </table:table-cell>
          <table:table-cell office:value-type="float" office:value="0.53">
            <text:p>0.53</text:p>
          </table:table-cell>
          <table:table-cell office:value-type="float" office:value="13.2">
            <text:p>13.2</text:p>
          </table:table-cell>
          <table:table-cell office:value-type="float" office:value="1.19">
            <text:p>1.19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460">
            <text:p>460</text:p>
          </table:table-cell>
          <table:table-cell office:value-type="float" office:value="184">
            <text:p>184</text:p>
          </table:table-cell>
          <table:table-cell office:value-type="float" office:value="135">
            <text:p>135</text:p>
          </table:table-cell>
          <table:table-cell office:value-type="float" office:value="1.94">
            <text:p>1.94</text:p>
          </table:table-cell>
          <table:table-cell office:value-type="float" office:value="3.78">
            <text:p>3.78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Ho I, DDO 63</text:p>
          </table:table-cell>
          <table:table-cell office:value-type="string">
            <text:p>09 40 28.2</text:p>
          </table:table-cell>
          <table:table-cell office:value-type="string">
            <text:p>+71 11 11</text:p>
          </table:table-cell>
          <table:table-cell office:value-type="float" office:value="3.6">
            <text:p>3.6</text:p>
          </table:table-cell>
          <table:table-cell office:value-type="float" office:value="0.81">
            <text:p>0.81</text:p>
          </table:table-cell>
          <table:table-cell office:value-type="float" office:value="13.64">
            <text:p>13.64</text:p>
          </table:table-cell>
          <table:table-cell office:value-type="float" office:value="0.21">
            <text:p>0.2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39">
            <text:p>139</text:p>
          </table:table-cell>
          <table:table-cell office:value-type="float" office:value="291">
            <text:p>291</text:p>
          </table:table-cell>
          <table:table-cell office:value-type="float" office:value="29">
            <text:p>29</text:p>
          </table:table-cell>
          <table:table-cell office:value-type="float" office:value="1.59">
            <text:p>1.59</text:p>
          </table:table-cell>
          <table:table-cell office:value-type="float" office:value="3.84">
            <text:p>3.84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F8D1 </text:p>
          </table:table-cell>
          <table:table-cell office:value-type="string">
            <text:p>09 44 50.0</text:p>
          </table:table-cell>
          <table:table-cell office:value-type="string">
            <text:p>+67 28 32</text:p>
          </table:table-cell>
          <table:table-cell office:value-type="float" office:value="2.2">
            <text:p>2.2</text:p>
          </table:table-cell>
          <table:table-cell office:value-type="float" office:value="0.91">
            <text:p>0.91</text:p>
          </table:table-cell>
          <table:table-cell office:value-type="float" office:value="15.7">
            <text:p>15.7</text:p>
          </table:table-cell>
          <table:table-cell office:value-type="float" office:value="0.41">
            <text:p>0.41</text:p>
          </table:table-cell>
          <table:table-cell office:value-type="string">
            <text:p>-3A</text:p>
          </table:table-cell>
          <table:table-cell/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..</text:p>
          </table:table-cell>
          <table:table-cell office:value-type="float" office:value="3.77">
            <text:p>3.77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FM 1 </text:p>
          </table:table-cell>
          <table:table-cell office:value-type="string">
            <text:p>09 45 10.0</text:p>
          </table:table-cell>
          <table:table-cell office:value-type="string">
            <text:p>+68 45 54</text:p>
          </table:table-cell>
          <table:table-cell office:value-type="float" office:value="0.9">
            <text:p>0.9</text:p>
          </table:table-cell>
          <table:table-cell office:value-type="float" office:value="0.89">
            <text:p>0.89</text:p>
          </table:table-cell>
          <table:table-cell office:value-type="float" office:value="17.5">
            <text:p>17.5</text:p>
          </table:table-cell>
          <table:table-cell office:value-type="float" office:value="0.31">
            <text:p>0.31</text:p>
          </table:table-cell>
          <table:table-cell office:value-type="string">
            <text:p>-3A</text:p>
          </table:table-cell>
          <table:table-cell/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..</text:p>
          </table:table-cell>
          <table:table-cell office:value-type="float" office:value="3.42">
            <text:p>3.42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2976</text:p>
          </table:table-cell>
          <table:table-cell office:value-type="string">
            <text:p>09 47 15.6</text:p>
          </table:table-cell>
          <table:table-cell office:value-type="string">
            <text:p>+67 54 49</text:p>
          </table:table-cell>
          <table:table-cell office:value-type="float" office:value="5.9">
            <text:p>5.9</text:p>
          </table:table-cell>
          <table:table-cell office:value-type="float" office:value="0.46">
            <text:p>0.46</text:p>
          </table:table-cell>
          <table:table-cell office:value-type="float" office:value="11.01">
            <text:p>11.01</text:p>
          </table:table-cell>
          <table:table-cell office:value-type="float" office:value="0.3">
            <text:p>0.3</text:p>
          </table:table-cell>
          <table:table-cell office:value-type="float" office:value="5">
            <text:p>5</text:p>
          </table:table-cell>
          <table:table-cell office:value-type="string">
            <text:p>K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97">
            <text:p>97</text:p>
          </table:table-cell>
          <table:table-cell office:value-type="float" office:value="1.8">
            <text:p>1.8</text:p>
          </table:table-cell>
          <table:table-cell office:value-type="float" office:value="3.56">
            <text:p>3.56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K 77 </text:p>
          </table:table-cell>
          <table:table-cell office:value-type="string">
            <text:p>09 50 10.0</text:p>
          </table:table-cell>
          <table:table-cell office:value-type="string">
            <text:p>+67 30 24</text:p>
          </table:table-cell>
          <table:table-cell office:value-type="float" office:value="2.4">
            <text:p>2.4</text:p>
          </table:table-cell>
          <table:table-cell office:value-type="float" office:value="0.75">
            <text:p>0.75</text:p>
          </table:table-cell>
          <table:table-cell office:value-type="float" office:value="16.3">
            <text:p>16.3</text:p>
          </table:table-cell>
          <table:table-cell office:value-type="float" office:value="0.62">
            <text:p>0.62</text:p>
          </table:table-cell>
          <table:table-cell office:value-type="string">
            <text:p>-3A</text:p>
          </table:table-cell>
          <table:table-cell/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..</text:p>
          </table:table-cell>
          <table:table-cell office:value-type="float" office:value="3.48">
            <text:p>3.48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BK 3N</text:p>
          </table:table-cell>
          <table:table-cell office:value-type="string">
            <text:p>09 53 48.5</text:p>
          </table:table-cell>
          <table:table-cell office:value-type="string">
            <text:p>+68 58 09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18.78">
            <text:p>18.78</text:p>
          </table:table-cell>
          <table:table-cell office:value-type="float" office:value="0.35">
            <text:p>0.3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-40">
            <text:p>-40</text:p>
          </table:table-cell>
          <table:table-cell office:value-type="float" office:value="101">
            <text:p>101</text:p>
          </table:table-cell>
          <table:table-cell office:value-type="float" office:value="15">
            <text:p>15</text:p>
          </table:table-cell>
          <table:table-cell office:value-type="string">
            <text:p>...</text:p>
          </table:table-cell>
          <table:table-cell office:value-type="float" office:value="4.02">
            <text:p>4.02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M81 </text:p>
          </table:table-cell>
          <table:table-cell office:value-type="string">
            <text:p>09 55 33.5</text:p>
          </table:table-cell>
          <table:table-cell office:value-type="string">
            <text:p>+69 03 60</text:p>
          </table:table-cell>
          <table:table-cell office:value-type="float" office:value="26.9">
            <text:p>26.9</text:p>
          </table:table-cell>
          <table:table-cell office:value-type="float" office:value="0.52">
            <text:p>0.52</text:p>
          </table:table-cell>
          <table:table-cell office:value-type="float" office:value="7.69">
            <text:p>7.69</text:p>
          </table:table-cell>
          <table:table-cell office:value-type="float" office:value="0.36">
            <text:p>0.36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-35">
            <text:p>-35</text:p>
          </table:table-cell>
          <table:table-cell office:value-type="float" office:value="107">
            <text:p>107</text:p>
          </table:table-cell>
          <table:table-cell office:value-type="float" office:value="422">
            <text:p>422</text:p>
          </table:table-cell>
          <table:table-cell office:value-type="float" office:value="2.97">
            <text:p>2.97</text:p>
          </table:table-cell>
          <table:table-cell office:value-type="float" office:value="3.63">
            <text:p>3.63</text:p>
          </table:table-cell>
          <table:table-cell office:value-type="string">
            <text:p>cep</text:p>
          </table:table-cell>
        </table:table-row>
        <table:table-row table:style-name="ro1">
          <table:table-cell office:value-type="string">
            <text:p>M82 </text:p>
          </table:table-cell>
          <table:table-cell office:value-type="string">
            <text:p>09 55 53.9</text:p>
          </table:table-cell>
          <table:table-cell office:value-type="string">
            <text:p>+69 40 57</text:p>
          </table:table-cell>
          <table:table-cell office:value-type="float" office:value="11.2">
            <text:p>11.2</text:p>
          </table:table-cell>
          <table:table-cell office:value-type="float" office:value="0.38">
            <text:p>0.38</text:p>
          </table:table-cell>
          <table:table-cell office:value-type="float" office:value="9.06">
            <text:p>9.06</text:p>
          </table:table-cell>
          <table:table-cell office:value-type="float" office:value="0.69">
            <text:p>0.69</text:p>
          </table:table-cell>
          <table:table-cell office:value-type="float" office:value="8">
            <text:p>8</text:p>
          </table:table-cell>
          <table:table-cell office:value-type="string">
            <text:p>B</text:p>
          </table:table-cell>
          <table:table-cell office:value-type="float" office:value="202">
            <text:p>202</text:p>
          </table:table-cell>
          <table:table-cell office:value-type="float" office:value="347">
            <text:p>347</text:p>
          </table:table-cell>
          <table:table-cell office:value-type="float" office:value="147">
            <text:p>147</text:p>
          </table:table-cell>
          <table:table-cell office:value-type="float" office:value="2.43">
            <text:p>2.43</text:p>
          </table:table-cell>
          <table:table-cell office:value-type="float" office:value="3.53">
            <text:p>3.53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DG 61, KK 81 </text:p>
          </table:table-cell>
          <table:table-cell office:value-type="string">
            <text:p>09 57 02.7</text:p>
          </table:table-cell>
          <table:table-cell office:value-type="string">
            <text:p>+68 35 30</text:p>
          </table:table-cell>
          <table:table-cell office:value-type="float" office:value="2.4">
            <text:p>2.4</text:p>
          </table:table-cell>
          <table:table-cell office:value-type="float" office:value="0.58">
            <text:p>0.58</text:p>
          </table:table-cell>
          <table:table-cell office:value-type="float" office:value="15.24">
            <text:p>15.24</text:p>
          </table:table-cell>
          <table:table-cell office:value-type="float" office:value="0.31">
            <text:p>0.31</text:p>
          </table:table-cell>
          <table:table-cell office:value-type="float" office:value="-1">
            <text:p>-1</text:p>
          </table:table-cell>
          <table:table-cell office:value-type="string">
            <text:p>A</text:p>
          </table:table-cell>
          <table:table-cell office:value-type="float" office:value="-116">
            <text:p>-116</text:p>
          </table:table-cell>
          <table:table-cell office:value-type="float" office:value="23">
            <text:p>23</text:p>
          </table:table-cell>
          <table:table-cell office:value-type="string">
            <text:p>.. .</text:p>
          </table:table-cell>
          <table:table-cell office:value-type="string">
            <text:p>...</text:p>
          </table:table-cell>
          <table:table-cell office:value-type="float" office:value="3.6">
            <text:p>3.6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A0952+69 </text:p>
          </table:table-cell>
          <table:table-cell office:value-type="string">
            <text:p>09 57 29.0</text:p>
          </table:table-cell>
          <table:table-cell office:value-type="string">
            <text:p>+69 16 20</text:p>
          </table:table-cell>
          <table:table-cell office:value-type="float" office:value="1.8">
            <text:p>1.8</text:p>
          </table:table-cell>
          <table:table-cell office:value-type="float" office:value="0.9">
            <text:p>0.9</text:p>
          </table:table-cell>
          <table:table-cell office:value-type="float" office:value="16.8">
            <text:p>16.8</text:p>
          </table:table-cell>
          <table:table-cell office:value-type="float" office:value="0.37">
            <text:p>0.37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00">
            <text:p>100</text:p>
          </table:table-cell>
          <table:table-cell office:value-type="float" office:value="243">
            <text:p>243</text:p>
          </table:table-cell>
          <table:table-cell office:value-type="string">
            <text:p>.. .</text:p>
          </table:table-cell>
          <table:table-cell office:value-type="string">
            <text:p>...</text:p>
          </table:table-cell>
          <table:table-cell office:value-type="float" office:value="3.87">
            <text:p>3.87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Leo A, DDO 69</text:p>
          </table:table-cell>
          <table:table-cell office:value-type="string">
            <text:p>09 59 26.4</text:p>
          </table:table-cell>
          <table:table-cell office:value-type="string">
            <text:p>+30 44 47</text:p>
          </table:table-cell>
          <table:table-cell office:value-type="float" office:value="5.1">
            <text:p>5.1</text:p>
          </table:table-cell>
          <table:table-cell office:value-type="float" office:value="0.61">
            <text:p>0.61</text:p>
          </table:table-cell>
          <table:table-cell office:value-type="float" office:value="12.92">
            <text:p>12.92</text:p>
          </table:table-cell>
          <table:table-cell office:value-type="float" office:value="0.09">
            <text:p>0.09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4">
            <text:p>24</text:p>
          </table:table-cell>
          <table:table-cell office:value-type="float" office:value="-40">
            <text:p>-40</text:p>
          </table:table-cell>
          <table:table-cell office:value-type="float" office:value="19">
            <text:p>19</text:p>
          </table:table-cell>
          <table:table-cell office:value-type="float" office:value="1.68">
            <text:p>1.68</text:p>
          </table:table-cell>
          <table:table-cell office:value-type="float" office:value="0.69">
            <text:p>0.69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Sex B, DDO 70 </text:p>
          </table:table-cell>
          <table:table-cell office:value-type="string">
            <text:p>10 00 00.1</text:p>
          </table:table-cell>
          <table:table-cell office:value-type="string">
            <text:p>+05 19 56</text:p>
          </table:table-cell>
          <table:table-cell office:value-type="float" office:value="5.1">
            <text:p>5.1</text:p>
          </table:table-cell>
          <table:table-cell office:value-type="float" office:value="0.69">
            <text:p>0.69</text:p>
          </table:table-cell>
          <table:table-cell office:value-type="float" office:value="11.85">
            <text:p>11.85</text:p>
          </table:table-cell>
          <table:table-cell office:value-type="float" office:value="0.14">
            <text:p>0.1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01">
            <text:p>301</text:p>
          </table:table-cell>
          <table:table-cell office:value-type="float" office:value="111">
            <text:p>111</text:p>
          </table:table-cell>
          <table:table-cell office:value-type="float" office:value="38">
            <text:p>38</text:p>
          </table:table-cell>
          <table:table-cell office:value-type="float" office:value="2.03">
            <text:p>2.03</text:p>
          </table:table-cell>
          <table:table-cell office:value-type="float" office:value="1.36">
            <text:p>1.36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KH 57, HS 108</text:p>
          </table:table-cell>
          <table:table-cell office:value-type="string">
            <text:p>10 00 16.0</text:p>
          </table:table-cell>
          <table:table-cell office:value-type="string">
            <text:p>+63 11 06</text:p>
          </table:table-cell>
          <table:table-cell office:value-type="float" office:value="0.6">
            <text:p>0.6</text:p>
          </table:table-cell>
          <table:table-cell office:value-type="float" office:value="0.83">
            <text:p>0.83</text:p>
          </table:table-cell>
          <table:table-cell office:value-type="float" office:value="17.87">
            <text:p>17.87</text:p>
          </table:table-cell>
          <table:table-cell office:value-type="float" office:value="0.09">
            <text:p>0.09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..</text:p>
          </table:table-cell>
          <table:table-cell office:value-type="float" office:value="3.93">
            <text:p>3.93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3109</text:p>
          </table:table-cell>
          <table:table-cell office:value-type="string">
            <text:p>10 03 07.2</text:p>
          </table:table-cell>
          <table:table-cell office:value-type="string">
            <text:p>-26 09 36</text:p>
          </table:table-cell>
          <table:table-cell office:value-type="float" office:value="19.7">
            <text:p>19.7</text:p>
          </table:table-cell>
          <table:table-cell office:value-type="float" office:value="0.19">
            <text:p>0.19</text:p>
          </table:table-cell>
          <table:table-cell office:value-type="float" office:value="10.39">
            <text:p>10.39</text:p>
          </table:table-cell>
          <table:table-cell office:value-type="float" office:value="0.29">
            <text:p>0.29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403">
            <text:p>403</text:p>
          </table:table-cell>
          <table:table-cell office:value-type="float" office:value="110">
            <text:p>110</text:p>
          </table:table-cell>
          <table:table-cell office:value-type="float" office:value="116">
            <text:p>116</text:p>
          </table:table-cell>
          <table:table-cell office:value-type="float" office:value="3.22">
            <text:p>3.22</text:p>
          </table:table-cell>
          <table:table-cell office:value-type="float" office:value="1.33">
            <text:p>1.33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3077</text:p>
          </table:table-cell>
          <table:table-cell office:value-type="string">
            <text:p>10 03 21.0</text:p>
          </table:table-cell>
          <table:table-cell office:value-type="string">
            <text:p>+68 44 02</text:p>
          </table:table-cell>
          <table:table-cell office:value-type="float" office:value="5.4">
            <text:p>5.4</text:p>
          </table:table-cell>
          <table:table-cell office:value-type="float" office:value="0.83">
            <text:p>0.83</text:p>
          </table:table-cell>
          <table:table-cell office:value-type="float" office:value="10.46">
            <text:p>10.46</text:p>
          </table:table-cell>
          <table:table-cell office:value-type="float" office:value="0.29">
            <text:p>0.29</text:p>
          </table:table-cell>
          <table:table-cell office:value-type="float" office:value="10">
            <text:p>10</text:p>
          </table:table-cell>
          <table:table-cell office:value-type="string">
            <text:p>B</text:p>
          </table:table-cell>
          <table:table-cell office:value-type="float" office:value="13">
            <text:p>13</text:p>
          </table:table-cell>
          <table:table-cell office:value-type="float" office:value="153">
            <text:p>153</text:p>
          </table:table-cell>
          <table:table-cell office:value-type="float" office:value="65">
            <text:p>65</text:p>
          </table:table-cell>
          <table:table-cell office:value-type="float" office:value="2.26">
            <text:p>2.26</text:p>
          </table:table-cell>
          <table:table-cell office:value-type="float" office:value="3.82">
            <text:p>3.82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Antlia, P29194 </text:p>
          </table:table-cell>
          <table:table-cell office:value-type="string">
            <text:p>10 04 04.0</text:p>
          </table:table-cell>
          <table:table-cell office:value-type="string">
            <text:p>-27 19 55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6.19">
            <text:p>16.19</text:p>
          </table:table-cell>
          <table:table-cell office:value-type="float" office:value="0.34">
            <text:p>0.3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62">
            <text:p>362</text:p>
          </table:table-cell>
          <table:table-cell office:value-type="float" office:value="66">
            <text:p>66</text:p>
          </table:table-cell>
          <table:table-cell office:value-type="float" office:value="22">
            <text:p>22</text:p>
          </table:table-cell>
          <table:table-cell office:value-type="float" office:value="0.49">
            <text:p>0.49</text:p>
          </table:table-cell>
          <table:table-cell office:value-type="float" office:value="1.32">
            <text:p>1.32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BK 5N</text:p>
          </table:table-cell>
          <table:table-cell office:value-type="string">
            <text:p>10 04 40.3</text:p>
          </table:table-cell>
          <table:table-cell office:value-type="string">
            <text:p>+68 15 20</text:p>
          </table:table-cell>
          <table:table-cell office:value-type="float" office:value="0.8">
            <text:p>0.8</text:p>
          </table:table-cell>
          <table:table-cell office:value-type="float" office:value="0.75">
            <text:p>0.75</text:p>
          </table:table-cell>
          <table:table-cell office:value-type="float" office:value="17.53">
            <text:p>17.53</text:p>
          </table:table-cell>
          <table:table-cell office:value-type="float" office:value="0.25">
            <text:p>0.25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..</text:p>
          </table:table-cell>
          <table:table-cell office:value-type="float" office:value="3.78">
            <text:p>3.78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DG 63, KK 83 </text:p>
          </table:table-cell>
          <table:table-cell office:value-type="string">
            <text:p>10 05 07.3</text:p>
          </table:table-cell>
          <table:table-cell office:value-type="string">
            <text:p>+66 33 18</text:p>
          </table:table-cell>
          <table:table-cell office:value-type="float" office:value="1.7">
            <text:p>1.7</text:p>
          </table:table-cell>
          <table:table-cell office:value-type="float" office:value="0.88">
            <text:p>0.88</text:p>
          </table:table-cell>
          <table:table-cell office:value-type="float" office:value="16.01">
            <text:p>16.01</text:p>
          </table:table-cell>
          <table:table-cell office:value-type="float" office:value="0.41">
            <text:p>0.41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float" office:value="-129">
            <text:p>-12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...</text:p>
          </table:table-cell>
          <table:table-cell office:value-type="float" office:value="3.5">
            <text:p>3.5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3115</text:p>
          </table:table-cell>
          <table:table-cell office:value-type="string">
            <text:p>10 05 14.0</text:p>
          </table:table-cell>
          <table:table-cell office:value-type="string">
            <text:p>-07 43 07</text:p>
          </table:table-cell>
          <table:table-cell office:value-type="float" office:value="7.2">
            <text:p>7.2</text:p>
          </table:table-cell>
          <table:table-cell office:value-type="float" office:value="0.35">
            <text:p>0.35</text:p>
          </table:table-cell>
          <table:table-cell office:value-type="float" office:value="9.86">
            <text:p>9.86</text:p>
          </table:table-cell>
          <table:table-cell office:value-type="float" office:value="0.2">
            <text:p>0.2</text:p>
          </table:table-cell>
          <table:table-cell office:value-type="float" office:value="-3">
            <text:p>-3</text:p>
          </table:table-cell>
          <table:table-cell office:value-type="string">
            <text:p>K</text:p>
          </table:table-cell>
          <table:table-cell office:value-type="float" office:value="720">
            <text:p>720</text:p>
          </table:table-cell>
          <table:table-cell office:value-type="float" office:value="478">
            <text:p>478</text:p>
          </table:table-cell>
          <table:table-cell office:value-type="float" office:value="238">
            <text:p>238</text:p>
          </table:table-cell>
          <table:table-cell office:value-type="float" office:value="0.3">
            <text:p>0.3</text:p>
          </table:table-cell>
          <table:table-cell office:value-type="float" office:value="9.68">
            <text:p>9.68</text:p>
          </table:table-cell>
          <table:table-cell office:value-type="string">
            <text:p>sbf</text:p>
          </table:table-cell>
        </table:table-row>
        <table:table-row table:style-name="ro1">
          <table:table-cell office:value-type="string">
            <text:p>KDG 64, KK 85 </text:p>
          </table:table-cell>
          <table:table-cell office:value-type="string">
            <text:p>10 07 01.9</text:p>
          </table:table-cell>
          <table:table-cell office:value-type="string">
            <text:p>+67 49 39</text:p>
          </table:table-cell>
          <table:table-cell office:value-type="float" office:value="1.9">
            <text:p>1.9</text:p>
          </table:table-cell>
          <table:table-cell office:value-type="float" office:value="0.47">
            <text:p>0.47</text:p>
          </table:table-cell>
          <table:table-cell office:value-type="float" office:value="15.52">
            <text:p>15.52</text:p>
          </table:table-cell>
          <table:table-cell office:value-type="float" office:value="0.25">
            <text:p>0.25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..</text:p>
          </table:table-cell>
          <table:table-cell office:value-type="float" office:value="3.7">
            <text:p>3.7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U5456</text:p>
          </table:table-cell>
          <table:table-cell office:value-type="string">
            <text:p>10 07 19.7</text:p>
          </table:table-cell>
          <table:table-cell office:value-type="string">
            <text:p>+10 21 44</text:p>
          </table:table-cell>
          <table:table-cell office:value-type="float" office:value="1.6">
            <text:p>1.6</text:p>
          </table:table-cell>
          <table:table-cell office:value-type="float" office:value="0.5">
            <text:p>0.5</text:p>
          </table:table-cell>
          <table:table-cell office:value-type="float" office:value="13.84">
            <text:p>13.84</text:p>
          </table:table-cell>
          <table:table-cell office:value-type="float" office:value="0.18">
            <text:p>0.18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544">
            <text:p>544</text:p>
          </table:table-cell>
          <table:table-cell office:value-type="float" office:value="377">
            <text:p>377</text:p>
          </table:table-cell>
          <table:table-cell office:value-type="float" office:value="61">
            <text:p>61</text:p>
          </table:table-cell>
          <table:table-cell office:value-type="float" office:value="0.47">
            <text:p>0.47</text:p>
          </table:table-cell>
          <table:table-cell office:value-type="string">
            <text:p>3.8: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Leo I, DDO 74 </text:p>
          </table:table-cell>
          <table:table-cell office:value-type="string">
            <text:p>10 08 26.9</text:p>
          </table:table-cell>
          <table:table-cell office:value-type="string">
            <text:p>+12 18 29</text:p>
          </table:table-cell>
          <table:table-cell office:value-type="float" office:value="9.8">
            <text:p>9.8</text:p>
          </table:table-cell>
          <table:table-cell office:value-type="float" office:value="0.76">
            <text:p>0.76</text:p>
          </table:table-cell>
          <table:table-cell office:value-type="float" office:value="11.18">
            <text:p>11.18</text:p>
          </table:table-cell>
          <table:table-cell office:value-type="float" office:value="0.16">
            <text:p>0.16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float" office:value="285">
            <text:p>285</text:p>
          </table:table-cell>
          <table:table-cell office:value-type="float" office:value="128">
            <text:p>128</text:p>
          </table:table-cell>
          <table:table-cell office:value-type="string">
            <text:p>.. .</text:p>
          </table:table-cell>
          <table:table-cell office:value-type="string">
            <text:p>...</text:p>
          </table:table-cell>
          <table:table-cell office:value-type="float" office:value="0.25">
            <text:p>0.25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Sex A, DDO 75 </text:p>
          </table:table-cell>
          <table:table-cell office:value-type="string">
            <text:p>10 11 00.8</text:p>
          </table:table-cell>
          <table:table-cell office:value-type="string">
            <text:p>-04 41 34</text:p>
          </table:table-cell>
          <table:table-cell office:value-type="float" office:value="5.9">
            <text:p>5.9</text:p>
          </table:table-cell>
          <table:table-cell office:value-type="float" office:value="0.83">
            <text:p>0.83</text:p>
          </table:table-cell>
          <table:table-cell office:value-type="float" office:value="11.86">
            <text:p>11.86</text:p>
          </table:table-cell>
          <table:table-cell office:value-type="float" office:value="0.19">
            <text:p>0.19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24">
            <text:p>324</text:p>
          </table:table-cell>
          <table:table-cell office:value-type="float" office:value="94">
            <text:p>94</text:p>
          </table:table-cell>
          <table:table-cell office:value-type="float" office:value="63">
            <text:p>63</text:p>
          </table:table-cell>
          <table:table-cell office:value-type="float" office:value="2.32">
            <text:p>2.32</text:p>
          </table:table-cell>
          <table:table-cell office:value-type="float" office:value="1.32">
            <text:p>1.32</text:p>
          </table:table-cell>
          <table:table-cell office:value-type="string">
            <text:p>cep</text:p>
          </table:table-cell>
        </table:table-row>
        <table:table-row table:style-name="ro1">
          <table:table-cell office:value-type="string">
            <text:p>DDO 78, KK 89 </text:p>
          </table:table-cell>
          <table:table-cell office:value-type="string">
            <text:p>10 26 27.9</text:p>
          </table:table-cell>
          <table:table-cell office:value-type="string">
            <text:p>+67 39 24</text:p>
          </table:table-cell>
          <table:table-cell office:value-type="float" office:value="2">
            <text:p>2</text:p>
          </table:table-cell>
          <table:table-cell office:value-type="float" office:value="0.95">
            <text:p>0.95</text:p>
          </table:table-cell>
          <table:table-cell office:value-type="float" office:value="15.8">
            <text:p>15.8</text:p>
          </table:table-cell>
          <table:table-cell office:value-type="float" office:value="0.12">
            <text:p>0.12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float" office:value="55">
            <text:p>55</text:p>
          </table:table-cell>
          <table:table-cell office:value-type="float" office:value="191">
            <text:p>191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72">
            <text:p>3.72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I2574 </text:p>
          </table:table-cell>
          <table:table-cell office:value-type="string">
            <text:p>10 28 22.4</text:p>
          </table:table-cell>
          <table:table-cell office:value-type="string">
            <text:p>+68 24 58</text:p>
          </table:table-cell>
          <table:table-cell office:value-type="float" office:value="13.2">
            <text:p>13.2</text:p>
          </table:table-cell>
          <table:table-cell office:value-type="float" office:value="0.41">
            <text:p>0.41</text:p>
          </table:table-cell>
          <table:table-cell office:value-type="float" office:value="10.84">
            <text:p>10.84</text:p>
          </table:table-cell>
          <table:table-cell office:value-type="float" office:value="0.16">
            <text:p>0.16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57">
            <text:p>57</text:p>
          </table:table-cell>
          <table:table-cell office:value-type="float" office:value="197">
            <text:p>197</text:p>
          </table:table-cell>
          <table:table-cell office:value-type="float" office:value="115">
            <text:p>115</text:p>
          </table:table-cell>
          <table:table-cell office:value-type="float" office:value="2.65">
            <text:p>2.65</text:p>
          </table:table-cell>
          <table:table-cell office:value-type="float" office:value="4.02">
            <text:p>4.02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DDO 82</text:p>
          </table:table-cell>
          <table:table-cell office:value-type="string">
            <text:p>10 30 35.0</text:p>
          </table:table-cell>
          <table:table-cell office:value-type="string">
            <text:p>+70 37 10</text:p>
          </table:table-cell>
          <table:table-cell office:value-type="float" office:value="3.4">
            <text:p>3.4</text:p>
          </table:table-cell>
          <table:table-cell office:value-type="float" office:value="0.59">
            <text:p>0.59</text:p>
          </table:table-cell>
          <table:table-cell office:value-type="float" office:value="13.57">
            <text:p>13.57</text:p>
          </table:table-cell>
          <table:table-cell office:value-type="float" office:value="0.19">
            <text:p>0.19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56">
            <text:p>56</text:p>
          </table:table-cell>
          <table:table-cell office:value-type="float" office:value="207">
            <text:p>207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4">
            <text:p>4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BK 6N, KK 91 </text:p>
          </table:table-cell>
          <table:table-cell office:value-type="string">
            <text:p>10 34 31.9</text:p>
          </table:table-cell>
          <table:table-cell office:value-type="string">
            <text:p>+66 00 42</text:p>
          </table:table-cell>
          <table:table-cell office:value-type="float" office:value="1.1">
            <text:p>1.1</text:p>
          </table:table-cell>
          <table:table-cell office:value-type="float" office:value="0.64">
            <text:p>0.64</text:p>
          </table:table-cell>
          <table:table-cell office:value-type="float" office:value="16.9">
            <text:p>16.9</text:p>
          </table:table-cell>
          <table:table-cell office:value-type="float" office:value="0.05">
            <text:p>0.05</text:p>
          </table:table-cell>
          <table:table-cell office:value-type="float" office:value="-3">
            <text:p>-3</text:p>
          </table:table-cell>
          <table:table-cell/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85">
            <text:p>3.85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3351</text:p>
          </table:table-cell>
          <table:table-cell office:value-type="string">
            <text:p>10 43 57.7</text:p>
          </table:table-cell>
          <table:table-cell office:value-type="string">
            <text:p>+11 42 13</text:p>
          </table:table-cell>
          <table:table-cell office:value-type="float" office:value="7.4">
            <text:p>7.4</text:p>
          </table:table-cell>
          <table:table-cell office:value-type="float" office:value="0.68">
            <text:p>0.68</text:p>
          </table:table-cell>
          <table:table-cell office:value-type="float" office:value="10.53">
            <text:p>10.53</text:p>
          </table:table-cell>
          <table:table-cell office:value-type="float" office:value="0.12">
            <text:p>0.12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float" office:value="778">
            <text:p>778</text:p>
          </table:table-cell>
          <table:table-cell office:value-type="float" office:value="624">
            <text:p>624</text:p>
          </table:table-cell>
          <table:table-cell office:value-type="float" office:value="268">
            <text:p>268</text:p>
          </table:table-cell>
          <table:table-cell office:value-type="float" office:value="1.45">
            <text:p>1.45</text:p>
          </table:table-cell>
          <table:table-cell office:value-type="float" office:value="10.05">
            <text:p>10.05</text:p>
          </table:table-cell>
          <table:table-cell office:value-type="string">
            <text:p>cep</text:p>
          </table:table-cell>
        </table:table-row>
        <table:table-row table:style-name="ro1">
          <table:table-cell office:value-type="string">
            <text:p>N3368</text:p>
          </table:table-cell>
          <table:table-cell office:value-type="string">
            <text:p>10 46 45.8</text:p>
          </table:table-cell>
          <table:table-cell office:value-type="string">
            <text:p>+11 49 11</text:p>
          </table:table-cell>
          <table:table-cell office:value-type="float" office:value="7.6">
            <text:p>7.6</text:p>
          </table:table-cell>
          <table:table-cell office:value-type="float" office:value="0.68">
            <text:p>0.68</text:p>
          </table:table-cell>
          <table:table-cell office:value-type="float" office:value="10.11">
            <text:p>10.11</text:p>
          </table:table-cell>
          <table:table-cell office:value-type="float" office:value="0.11">
            <text:p>0.11</text:p>
          </table:table-cell>
          <table:table-cell office:value-type="float" office:value="3">
            <text:p>3</text:p>
          </table:table-cell>
          <table:table-cell office:value-type="string">
            <text:p>BK</text:p>
          </table:table-cell>
          <table:table-cell office:value-type="float" office:value="897">
            <text:p>897</text:p>
          </table:table-cell>
          <table:table-cell office:value-type="float" office:value="744">
            <text:p>744</text:p>
          </table:table-cell>
          <table:table-cell office:value-type="float" office:value="341">
            <text:p>341</text:p>
          </table:table-cell>
          <table:table-cell office:value-type="float" office:value="1.53">
            <text:p>1.53</text:p>
          </table:table-cell>
          <table:table-cell office:value-type="float" office:value="10.42">
            <text:p>10.42</text:p>
          </table:table-cell>
          <table:table-cell office:value-type="string">
            <text:p>cep</text:p>
          </table:table-cell>
        </table:table-row>
        <table:table-row table:style-name="ro1">
          <table:table-cell office:value-type="string">
            <text:p>N3377</text:p>
          </table:table-cell>
          <table:table-cell office:value-type="string">
            <text:p>10 47 42.4</text:p>
          </table:table-cell>
          <table:table-cell office:value-type="string">
            <text:p>+13 59 08</text:p>
          </table:table-cell>
          <table:table-cell office:value-type="float" office:value="5.2">
            <text:p>5.2</text:p>
          </table:table-cell>
          <table:table-cell office:value-type="float" office:value="0.58">
            <text:p>0.58</text:p>
          </table:table-cell>
          <table:table-cell office:value-type="float" office:value="11.24">
            <text:p>11.24</text:p>
          </table:table-cell>
          <table:table-cell office:value-type="float" office:value="0.15">
            <text:p>0.15</text:p>
          </table:table-cell>
          <table:table-cell office:value-type="float" office:value="-5">
            <text:p>-5</text:p>
          </table:table-cell>
          <table:table-cell office:value-type="string">
            <text:p>B</text:p>
          </table:table-cell>
          <table:table-cell office:value-type="float" office:value="665">
            <text:p>665</text:p>
          </table:table-cell>
          <table:table-cell office:value-type="float" office:value="523">
            <text:p>523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91">
            <text:p>10.91</text:p>
          </table:table-cell>
          <table:table-cell office:value-type="string">
            <text:p>sbf</text:p>
          </table:table-cell>
        </table:table-row>
        <table:table-row table:style-name="ro1">
          <table:table-cell office:value-type="string">
            <text:p>N3379</text:p>
          </table:table-cell>
          <table:table-cell office:value-type="string">
            <text:p>10 47 49.6</text:p>
          </table:table-cell>
          <table:table-cell office:value-type="string">
            <text:p>+12 34 54</text:p>
          </table:table-cell>
          <table:table-cell office:value-type="float" office:value="5.4">
            <text:p>5.4</text:p>
          </table:table-cell>
          <table:table-cell office:value-type="float" office:value="0.89">
            <text:p>0.89</text:p>
          </table:table-cell>
          <table:table-cell office:value-type="float" office:value="10.24">
            <text:p>10.24</text:p>
          </table:table-cell>
          <table:table-cell office:value-type="float" office:value="0.11">
            <text:p>0.11</text:p>
          </table:table-cell>
          <table:table-cell office:value-type="float" office:value="-3">
            <text:p>-3</text:p>
          </table:table-cell>
          <table:table-cell office:value-type="string">
            <text:p>B</text:p>
          </table:table-cell>
          <table:table-cell office:value-type="float" office:value="911">
            <text:p>911</text:p>
          </table:table-cell>
          <table:table-cell office:value-type="float" office:value="762">
            <text:p>762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1.12">
            <text:p>11.12</text:p>
          </table:table-cell>
          <table:table-cell office:value-type="string">
            <text:p>sbf</text:p>
          </table:table-cell>
        </table:table-row>
        <table:table-row table:style-name="ro1">
          <table:table-cell office:value-type="string">
            <text:p>N3384</text:p>
          </table:table-cell>
          <table:table-cell office:value-type="string">
            <text:p>10 48 16.9</text:p>
          </table:table-cell>
          <table:table-cell office:value-type="string">
            <text:p>+12 37 45</text:p>
          </table:table-cell>
          <table:table-cell office:value-type="float" office:value="5.5">
            <text:p>5.5</text:p>
          </table:table-cell>
          <table:table-cell office:value-type="float" office:value="0.45">
            <text:p>0.45</text:p>
          </table:table-cell>
          <table:table-cell office:value-type="float" office:value="10.85">
            <text:p>10.85</text:p>
          </table:table-cell>
          <table:table-cell office:value-type="float" office:value="0.12">
            <text:p>0.12</text:p>
          </table:table-cell>
          <table:table-cell office:value-type="float" office:value="-1">
            <text:p>-1</text:p>
          </table:table-cell>
          <table:table-cell office:value-type="string">
            <text:p>B</text:p>
          </table:table-cell>
          <table:table-cell office:value-type="float" office:value="704">
            <text:p>704</text:p>
          </table:table-cell>
          <table:table-cell office:value-type="float" office:value="556">
            <text:p>556</text:p>
          </table:table-cell>
          <table:table-cell office:value-type="float" office:value="39">
            <text:p>39</text:p>
          </table:table-cell>
          <table:table-cell office:value-type="float" office:value="0.27">
            <text:p>0.27</text:p>
          </table:table-cell>
          <table:table-cell office:value-type="float" office:value="11.38">
            <text:p>11.38</text:p>
          </table:table-cell>
          <table:table-cell office:value-type="string">
            <text:p>sbf</text:p>
          </table:table-cell>
        </table:table-row>
        <table:table-row table:style-name="ro1">
          <table:table-cell office:value-type="string">
            <text:p>KDG 73</text:p>
          </table:table-cell>
          <table:table-cell office:value-type="string">
            <text:p>10 52 55.3</text:p>
          </table:table-cell>
          <table:table-cell office:value-type="string">
            <text:p>+69 32 45</text:p>
          </table:table-cell>
          <table:table-cell office:value-type="float" office:value="0.6">
            <text:p>0.6</text:p>
          </table:table-cell>
          <table:table-cell office:value-type="float" office:value="0.83">
            <text:p>0.83</text:p>
          </table:table-cell>
          <table:table-cell office:value-type="float" office:value="17.09">
            <text:p>17.09</text:p>
          </table:table-cell>
          <table:table-cell office:value-type="float" office:value="0.08">
            <text:p>0.08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16">
            <text:p>116</text:p>
          </table:table-cell>
          <table:table-cell office:value-type="float" office:value="263">
            <text:p>26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3.7">
            <text:p>3.7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Leo II, DDO 93 </text:p>
          </table:table-cell>
          <table:table-cell office:value-type="string">
            <text:p>11 13 29.2</text:p>
          </table:table-cell>
          <table:table-cell office:value-type="string">
            <text:p>+22 09 17</text:p>
          </table:table-cell>
          <table:table-cell office:value-type="float" office:value="12">
            <text:p>12</text:p>
          </table:table-cell>
          <table:table-cell office:value-type="float" office:value="0.92">
            <text:p>0.92</text:p>
          </table:table-cell>
          <table:table-cell office:value-type="float" office:value="12.45">
            <text:p>12.45</text:p>
          </table:table-cell>
          <table:table-cell office:value-type="float" office:value="0.07">
            <text:p>0.07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float" office:value="76">
            <text:p>76</text:p>
          </table:table-cell>
          <table:table-cell office:value-type="float" office:value="-18">
            <text:p>-18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0.21">
            <text:p>0.21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3621</text:p>
          </table:table-cell>
          <table:table-cell office:value-type="string">
            <text:p>11 18 16.1</text:p>
          </table:table-cell>
          <table:table-cell office:value-type="string">
            <text:p>-32 48 42</text:p>
          </table:table-cell>
          <table:table-cell office:value-type="float" office:value="12.4">
            <text:p>12.4</text:p>
          </table:table-cell>
          <table:table-cell office:value-type="float" office:value="0.44">
            <text:p>0.44</text:p>
          </table:table-cell>
          <table:table-cell office:value-type="float" office:value="10.18">
            <text:p>10.18</text:p>
          </table:table-cell>
          <table:table-cell office:value-type="float" office:value="0.35">
            <text:p>0.35</text:p>
          </table:table-cell>
          <table:table-cell office:value-type="float" office:value="7">
            <text:p>7</text:p>
          </table:table-cell>
          <table:table-cell office:value-type="string">
            <text:p>K</text:p>
          </table:table-cell>
          <table:table-cell office:value-type="float" office:value="726">
            <text:p>726</text:p>
          </table:table-cell>
          <table:table-cell office:value-type="float" office:value="436">
            <text:p>436</text:p>
          </table:table-cell>
          <table:table-cell office:value-type="float" office:value="266">
            <text:p>266</text:p>
          </table:table-cell>
          <table:table-cell office:value-type="float" office:value="2.89">
            <text:p>2.89</text:p>
          </table:table-cell>
          <table:table-cell office:value-type="float" office:value="6.7">
            <text:p>6.7</text:p>
          </table:table-cell>
          <table:table-cell office:value-type="string">
            <text:p>cep</text:p>
          </table:table-cell>
        </table:table-row>
        <table:table-row table:style-name="ro1">
          <table:table-cell office:value-type="string">
            <text:p>N3627</text:p>
          </table:table-cell>
          <table:table-cell office:value-type="string">
            <text:p>11 20 15.0</text:p>
          </table:table-cell>
          <table:table-cell office:value-type="string">
            <text:p>+12 59 29</text:p>
          </table:table-cell>
          <table:table-cell office:value-type="float" office:value="9.1">
            <text:p>9.1</text:p>
          </table:table-cell>
          <table:table-cell office:value-type="float" office:value="0.46">
            <text:p>0.46</text:p>
          </table:table-cell>
          <table:table-cell office:value-type="float" office:value="9.65">
            <text:p>9.65</text:p>
          </table:table-cell>
          <table:table-cell office:value-type="float" office:value="0.14">
            <text:p>0.14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float" office:value="723">
            <text:p>723</text:p>
          </table:table-cell>
          <table:table-cell office:value-type="float" office:value="586">
            <text:p>586</text:p>
          </table:table-cell>
          <table:table-cell office:value-type="float" office:value="340">
            <text:p>340</text:p>
          </table:table-cell>
          <table:table-cell office:value-type="float" office:value="1.28">
            <text:p>1.28</text:p>
          </table:table-cell>
          <table:table-cell office:value-type="float" office:value="10.28">
            <text:p>10.28</text:p>
          </table:table-cell>
          <table:table-cell office:value-type="string">
            <text:p>cep</text:p>
          </table:table-cell>
        </table:table-row>
        <table:table-row table:style-name="ro1">
          <table:table-cell office:value-type="string">
            <text:p>U6456</text:p>
          </table:table-cell>
          <table:table-cell office:value-type="string">
            <text:p>11 28 00.6</text:p>
          </table:table-cell>
          <table:table-cell office:value-type="string">
            <text:p>+78 59 29</text:p>
          </table:table-cell>
          <table:table-cell office:value-type="float" office:value="1.5">
            <text:p>1.5</text:p>
          </table:table-cell>
          <table:table-cell office:value-type="float" office:value="0.53">
            <text:p>0.53</text:p>
          </table:table-cell>
          <table:table-cell office:value-type="float" office:value="14.32">
            <text:p>14.32</text:p>
          </table:table-cell>
          <table:table-cell office:value-type="float" office:value="0.16">
            <text:p>0.1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-103">
            <text:p>-103</text:p>
          </table:table-cell>
          <table:table-cell office:value-type="float" office:value="89">
            <text:p>89</text:p>
          </table:table-cell>
          <table:table-cell office:value-type="float" office:value="22">
            <text:p>22</text:p>
          </table:table-cell>
          <table:table-cell office:value-type="float" office:value="1.15">
            <text:p>1.15</text:p>
          </table:table-cell>
          <table:table-cell office:value-type="float" office:value="4.34">
            <text:p>4.34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U6541</text:p>
          </table:table-cell>
          <table:table-cell office:value-type="string">
            <text:p>11 33 29.1</text:p>
          </table:table-cell>
          <table:table-cell office:value-type="string">
            <text:p>+49 14 17</text:p>
          </table:table-cell>
          <table:table-cell office:value-type="float" office:value="1.4">
            <text:p>1.4</text:p>
          </table:table-cell>
          <table:table-cell office:value-type="float" office:value="0.57">
            <text:p>0.57</text:p>
          </table:table-cell>
          <table:table-cell office:value-type="float" office:value="14.32">
            <text:p>14.32</text:p>
          </table:table-cell>
          <table:table-cell office:value-type="float" office:value="0.08">
            <text:p>0.08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50">
            <text:p>250</text:p>
          </table:table-cell>
          <table:table-cell office:value-type="float" office:value="304">
            <text:p>304</text:p>
          </table:table-cell>
          <table:table-cell office:value-type="float" office:value="29">
            <text:p>29</text:p>
          </table:table-cell>
          <table:table-cell office:value-type="float" office:value="0.48">
            <text:p>0.48</text:p>
          </table:table-cell>
          <table:table-cell office:value-type="float" office:value="3.89">
            <text:p>3.89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3738</text:p>
          </table:table-cell>
          <table:table-cell office:value-type="string">
            <text:p>11 35 48.6</text:p>
          </table:table-cell>
          <table:table-cell office:value-type="string">
            <text:p>+54 31 22</text:p>
          </table:table-cell>
          <table:table-cell office:value-type="float" office:value="2.6">
            <text:p>2.6</text:p>
          </table:table-cell>
          <table:table-cell office:value-type="float" office:value="0.73">
            <text:p>0.73</text:p>
          </table:table-cell>
          <table:table-cell office:value-type="float" office:value="11.92">
            <text:p>11.92</text:p>
          </table:table-cell>
          <table:table-cell office:value-type="float" office:value="0.05">
            <text:p>0.0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28">
            <text:p>228</text:p>
          </table:table-cell>
          <table:table-cell office:value-type="float" office:value="305">
            <text:p>305</text:p>
          </table:table-cell>
          <table:table-cell office:value-type="float" office:value="78">
            <text:p>78</text:p>
          </table:table-cell>
          <table:table-cell office:value-type="float" office:value="1.34">
            <text:p>1.34</text:p>
          </table:table-cell>
          <table:table-cell office:value-type="float" office:value="4.9">
            <text:p>4.9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3741</text:p>
          </table:table-cell>
          <table:table-cell office:value-type="string">
            <text:p>11 36 06.4</text:p>
          </table:table-cell>
          <table:table-cell office:value-type="string">
            <text:p>+45 17 07</text:p>
          </table:table-cell>
          <table:table-cell office:value-type="float" office:value="2">
            <text:p>2</text:p>
          </table:table-cell>
          <table:table-cell office:value-type="float" office:value="0.55">
            <text:p>0.55</text:p>
          </table:table-cell>
          <table:table-cell office:value-type="float" office:value="14.38">
            <text:p>14.38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30">
            <text:p>230</text:p>
          </table:table-cell>
          <table:table-cell office:value-type="float" office:value="264">
            <text:p>264</text:p>
          </table:table-cell>
          <table:table-cell office:value-type="float" office:value="81">
            <text:p>81</text:p>
          </table:table-cell>
          <table:table-cell office:value-type="float" office:value="1.72">
            <text:p>1.72</text:p>
          </table:table-cell>
          <table:table-cell office:value-type="float" office:value="3.03">
            <text:p>3.03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K 109 </text:p>
          </table:table-cell>
          <table:table-cell office:value-type="string">
            <text:p>11 47 11.2</text:p>
          </table:table-cell>
          <table:table-cell office:value-type="string">
            <text:p>+43 40 19</text:p>
          </table:table-cell>
          <table:table-cell office:value-type="float" office:value="0.6">
            <text:p>0.6</text:p>
          </table:table-cell>
          <table:table-cell office:value-type="float" office:value="0.67">
            <text:p>0.67</text:p>
          </table:table-cell>
          <table:table-cell office:value-type="float" office:value="18.62">
            <text:p>18.62</text:p>
          </table:table-cell>
          <table:table-cell office:value-type="float" office:value="0.08">
            <text:p>0.08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12">
            <text:p>212</text:p>
          </table:table-cell>
          <table:table-cell office:value-type="float" office:value="241">
            <text:p>241</text:p>
          </table:table-cell>
          <table:table-cell office:value-type="float" office:value="19">
            <text:p>19</text:p>
          </table:table-cell>
          <table:table-cell office:value-type="float" office:value="-0.16">
            <text:p>-0.16</text:p>
          </table:table-cell>
          <table:table-cell office:value-type="float" office:value="4.51">
            <text:p>4.51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DDO 99, U6817 </text:p>
          </table:table-cell>
          <table:table-cell office:value-type="string">
            <text:p>11 50 53.0</text:p>
          </table:table-cell>
          <table:table-cell office:value-type="string">
            <text:p>+38 52 50</text:p>
          </table:table-cell>
          <table:table-cell office:value-type="float" office:value="4.1">
            <text:p>4.1</text:p>
          </table:table-cell>
          <table:table-cell office:value-type="float" office:value="0.37">
            <text:p>0.37</text:p>
          </table:table-cell>
          <table:table-cell office:value-type="float" office:value="13.7">
            <text:p>13.7</text:p>
          </table:table-cell>
          <table:table-cell office:value-type="float" office:value="0.11">
            <text:p>0.1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42">
            <text:p>242</text:p>
          </table:table-cell>
          <table:table-cell office:value-type="float" office:value="248">
            <text:p>248</text:p>
          </table:table-cell>
          <table:table-cell office:value-type="float" office:value="37">
            <text:p>37</text:p>
          </table:table-cell>
          <table:table-cell office:value-type="float" office:value="1.5">
            <text:p>1.5</text:p>
          </table:table-cell>
          <table:table-cell office:value-type="float" office:value="2.64">
            <text:p>2.64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E379-07, KK 112</text:p>
          </table:table-cell>
          <table:table-cell office:value-type="string">
            <text:p>11 54 43.0</text:p>
          </table:table-cell>
          <table:table-cell office:value-type="string">
            <text:p>-33 33 29</text:p>
          </table:table-cell>
          <table:table-cell office:value-type="float" office:value="1.1">
            <text:p>1.1</text:p>
          </table:table-cell>
          <table:table-cell office:value-type="float" office:value="0.73">
            <text:p>0.73</text:p>
          </table:table-cell>
          <table:table-cell office:value-type="float" office:value="16.6">
            <text:p>16.6</text:p>
          </table:table-cell>
          <table:table-cell office:value-type="float" office:value="0.32">
            <text:p>0.32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640">
            <text:p>640</text:p>
          </table:table-cell>
          <table:table-cell office:value-type="float" office:value="363">
            <text:p>363</text:p>
          </table:table-cell>
          <table:table-cell office:value-type="float" office:value="60">
            <text:p>60</text:p>
          </table:table-cell>
          <table:table-cell office:value-type="float" office:value="0.41">
            <text:p>0.41</text:p>
          </table:table-cell>
          <table:table-cell office:value-type="float" office:value="5.22">
            <text:p>5.22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E321-014</text:p>
          </table:table-cell>
          <table:table-cell office:value-type="string">
            <text:p>12 13 49.6</text:p>
          </table:table-cell>
          <table:table-cell office:value-type="string">
            <text:p>-38 13 53</text:p>
          </table:table-cell>
          <table:table-cell office:value-type="float" office:value="1.4">
            <text:p>1.4</text:p>
          </table:table-cell>
          <table:table-cell office:value-type="float" office:value="0.43">
            <text:p>0.43</text:p>
          </table:table-cell>
          <table:table-cell office:value-type="float" office:value="15.22">
            <text:p>15.22</text:p>
          </table:table-cell>
          <table:table-cell office:value-type="float" office:value="0.4">
            <text:p>0.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613">
            <text:p>613</text:p>
          </table:table-cell>
          <table:table-cell office:value-type="float" office:value="337">
            <text:p>337</text:p>
          </table:table-cell>
          <table:table-cell office:value-type="float" office:value="25">
            <text:p>25</text:p>
          </table:table-cell>
          <table:table-cell office:value-type="float" office:value="0.46">
            <text:p>0.46</text:p>
          </table:table-cell>
          <table:table-cell office:value-type="float" office:value="3.19">
            <text:p>3.19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DDO 113, KDG 90 </text:p>
          </table:table-cell>
          <table:table-cell office:value-type="string">
            <text:p>12 14 57.9</text:p>
          </table:table-cell>
          <table:table-cell office:value-type="string">
            <text:p>+36 13 08</text:p>
          </table:table-cell>
          <table:table-cell office:value-type="float" office:value="1.5">
            <text:p>1.5</text:p>
          </table:table-cell>
          <table:table-cell office:value-type="float" office:value="0.87">
            <text:p>0.87</text:p>
          </table:table-cell>
          <table:table-cell office:value-type="float" office:value="15.7">
            <text:p>15.7</text:p>
          </table:table-cell>
          <table:table-cell office:value-type="float" office:value="0.09">
            <text:p>0.09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80">
            <text:p>280</text:p>
          </table:table-cell>
          <table:table-cell office:value-type="float" office:value="283">
            <text:p>283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2.86">
            <text:p>2.86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4214</text:p>
          </table:table-cell>
          <table:table-cell office:value-type="string">
            <text:p>12 15 38.9</text:p>
          </table:table-cell>
          <table:table-cell office:value-type="string">
            <text:p>+36 19 39</text:p>
          </table:table-cell>
          <table:table-cell office:value-type="float" office:value="8.5">
            <text:p>8.5</text:p>
          </table:table-cell>
          <table:table-cell office:value-type="float" office:value="0.78">
            <text:p>0.78</text:p>
          </table:table-cell>
          <table:table-cell office:value-type="float" office:value="10.24">
            <text:p>10.24</text:p>
          </table:table-cell>
          <table:table-cell office:value-type="float" office:value="0.09">
            <text:p>0.09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91">
            <text:p>291</text:p>
          </table:table-cell>
          <table:table-cell office:value-type="float" office:value="295">
            <text:p>295</text:p>
          </table:table-cell>
          <table:table-cell office:value-type="float" office:value="62">
            <text:p>62</text:p>
          </table:table-cell>
          <table:table-cell office:value-type="float" office:value="2.51">
            <text:p>2.51</text:p>
          </table:table-cell>
          <table:table-cell office:value-type="float" office:value="2.94">
            <text:p>2.94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U7298</text:p>
          </table:table-cell>
          <table:table-cell office:value-type="string">
            <text:p>12 16 28.6</text:p>
          </table:table-cell>
          <table:table-cell office:value-type="string">
            <text:p>+52 13 38</text:p>
          </table:table-cell>
          <table:table-cell office:value-type="float" office:value="1.1">
            <text:p>1.1</text:p>
          </table:table-cell>
          <table:table-cell office:value-type="float" office:value="0.55">
            <text:p>0.55</text:p>
          </table:table-cell>
          <table:table-cell office:value-type="float" office:value="15.95">
            <text:p>15.95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73">
            <text:p>173</text:p>
          </table:table-cell>
          <table:table-cell office:value-type="float" office:value="255">
            <text:p>255</text:p>
          </table:table-cell>
          <table:table-cell office:value-type="float" office:value="23">
            <text:p>23</text:p>
          </table:table-cell>
          <table:table-cell office:value-type="float" office:value="0.69">
            <text:p>0.69</text:p>
          </table:table-cell>
          <table:table-cell office:value-type="float" office:value="4.21">
            <text:p>4.21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4236</text:p>
          </table:table-cell>
          <table:table-cell office:value-type="string">
            <text:p>12 16 43.3</text:p>
          </table:table-cell>
          <table:table-cell office:value-type="string">
            <text:p>+69 27 56</text:p>
          </table:table-cell>
          <table:table-cell office:value-type="float" office:value="22.6">
            <text:p>22.6</text:p>
          </table:table-cell>
          <table:table-cell office:value-type="float" office:value="0.32">
            <text:p>0.32</text:p>
          </table:table-cell>
          <table:table-cell office:value-type="float" office:value="10.06">
            <text:p>10.06</text:p>
          </table:table-cell>
          <table:table-cell office:value-type="float" office:value="0.06">
            <text:p>0.06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162">
            <text:p>162</text:p>
          </table:table-cell>
          <table:table-cell office:value-type="float" office:value="2.79">
            <text:p>2.79</text:p>
          </table:table-cell>
          <table:table-cell office:value-type="float" office:value="4.45">
            <text:p>4.45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4244</text:p>
          </table:table-cell>
          <table:table-cell office:value-type="string">
            <text:p>12 17 29.9</text:p>
          </table:table-cell>
          <table:table-cell office:value-type="string">
            <text:p>+37 48 27</text:p>
          </table:table-cell>
          <table:table-cell office:value-type="float" office:value="19.4">
            <text:p>19.4</text:p>
          </table:table-cell>
          <table:table-cell office:value-type="float" office:value="0.11">
            <text:p>0.11</text:p>
          </table:table-cell>
          <table:table-cell office:value-type="float" office:value="10.67">
            <text:p>10.67</text:p>
          </table:table-cell>
          <table:table-cell office:value-type="float" office:value="0.09">
            <text:p>0.09</text:p>
          </table:table-cell>
          <table:table-cell office:value-type="float" office:value="6">
            <text:p>6</text:p>
          </table:table-cell>
          <table:table-cell office:value-type="string">
            <text:p>K</text:p>
          </table:table-cell>
          <table:table-cell office:value-type="float" office:value="243">
            <text:p>243</text:p>
          </table:table-cell>
          <table:table-cell office:value-type="float" office:value="255">
            <text:p>255</text:p>
          </table:table-cell>
          <table:table-cell office:value-type="float" office:value="204">
            <text:p>204</text:p>
          </table:table-cell>
          <table:table-cell office:value-type="float" office:value="2.63">
            <text:p>2.63</text:p>
          </table:table-cell>
          <table:table-cell office:value-type="float" office:value="4.49">
            <text:p>4.49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I3104, E020-04</text:p>
          </table:table-cell>
          <table:table-cell office:value-type="string">
            <text:p>12 18 46.1</text:p>
          </table:table-cell>
          <table:table-cell office:value-type="string">
            <text:p>-79 43 34</text:p>
          </table:table-cell>
          <table:table-cell office:value-type="float" office:value="3.8">
            <text:p>3.8</text:p>
          </table:table-cell>
          <table:table-cell office:value-type="float" office:value="0.47">
            <text:p>0.47</text:p>
          </table:table-cell>
          <table:table-cell office:value-type="float" office:value="13.63">
            <text:p>13.63</text:p>
          </table:table-cell>
          <table:table-cell office:value-type="float" office:value="1.7">
            <text:p>1.7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430">
            <text:p>430</text:p>
          </table:table-cell>
          <table:table-cell office:value-type="float" office:value="171">
            <text:p>171</text:p>
          </table:table-cell>
          <table:table-cell office:value-type="float" office:value="41">
            <text:p>41</text:p>
          </table:table-cell>
          <table:table-cell office:value-type="float" office:value="1.08">
            <text:p>1.08</text:p>
          </table:table-cell>
          <table:table-cell office:value-type="float" office:value="2.27">
            <text:p>2.27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4258</text:p>
          </table:table-cell>
          <table:table-cell office:value-type="string">
            <text:p>12 18 57.5</text:p>
          </table:table-cell>
          <table:table-cell office:value-type="string">
            <text:p>+47 18 14</text:p>
          </table:table-cell>
          <table:table-cell office:value-type="float" office:value="18.6">
            <text:p>18.6</text:p>
          </table:table-cell>
          <table:table-cell office:value-type="float" office:value="0.39">
            <text:p>0.39</text:p>
          </table:table-cell>
          <table:table-cell office:value-type="float" office:value="9.1">
            <text:p>9.1</text:p>
          </table:table-cell>
          <table:table-cell office:value-type="float" office:value="0.07">
            <text:p>0.07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float" office:value="448">
            <text:p>448</text:p>
          </table:table-cell>
          <table:table-cell office:value-type="float" office:value="507">
            <text:p>507</text:p>
          </table:table-cell>
          <table:table-cell office:value-type="float" office:value="421">
            <text:p>421</text:p>
          </table:table-cell>
          <table:table-cell office:value-type="float" office:value="2.65">
            <text:p>2.65</text:p>
          </table:table-cell>
          <table:table-cell office:value-type="float" office:value="7.83">
            <text:p>7.83</text:p>
          </table:table-cell>
          <table:table-cell office:value-type="string">
            <text:p>cep</text:p>
          </table:table-cell>
        </table:table-row>
        <table:table-row table:style-name="ro1">
          <table:table-cell office:value-type="string">
            <text:p>U7356</text:p>
          </table:table-cell>
          <table:table-cell office:value-type="string">
            <text:p>12 19 09.1</text:p>
          </table:table-cell>
          <table:table-cell office:value-type="string">
            <text:p>+47 05 23</text:p>
          </table:table-cell>
          <table:table-cell office:value-type="float" office:value="0.9">
            <text:p>0.9</text:p>
          </table:table-cell>
          <table:table-cell office:value-type="float" office:value="0.99">
            <text:p>0.99</text:p>
          </table:table-cell>
          <table:table-cell office:value-type="float" office:value="15.75">
            <text:p>15.75</text:p>
          </table:table-cell>
          <table:table-cell office:value-type="float" office:value="0.08">
            <text:p>0.08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72">
            <text:p>272</text:p>
          </table:table-cell>
          <table:table-cell office:value-type="float" office:value="330">
            <text:p>330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6.7">
            <text:p>6.7</text:p>
          </table:table-cell>
          <table:table-cell office:value-type="string">
            <text:p>sbf</text:p>
          </table:table-cell>
        </table:table-row>
        <table:table-row table:style-name="ro1">
          <table:table-cell office:value-type="string">
            <text:p>N4395</text:p>
          </table:table-cell>
          <table:table-cell office:value-type="string">
            <text:p>12 25 49.8</text:p>
          </table:table-cell>
          <table:table-cell office:value-type="string">
            <text:p>+33 32 46</text:p>
          </table:table-cell>
          <table:table-cell office:value-type="float" office:value="13.2">
            <text:p>13.2</text:p>
          </table:table-cell>
          <table:table-cell office:value-type="float" office:value="0.83">
            <text:p>0.83</text:p>
          </table:table-cell>
          <table:table-cell office:value-type="float" office:value="10.61">
            <text:p>10.61</text:p>
          </table:table-cell>
          <table:table-cell office:value-type="float" office:value="0.07">
            <text:p>0.07</text:p>
          </table:table-cell>
          <table:table-cell office:value-type="float" office:value="9">
            <text:p>9</text:p>
          </table:table-cell>
          <table:table-cell office:value-type="string">
            <text:p>K</text:p>
          </table:table-cell>
          <table:table-cell office:value-type="float" office:value="320">
            <text:p>320</text:p>
          </table:table-cell>
          <table:table-cell office:value-type="float" office:value="315">
            <text:p>315</text:p>
          </table:table-cell>
          <table:table-cell office:value-type="float" office:value="109">
            <text:p>109</text:p>
          </table:table-cell>
          <table:table-cell office:value-type="float" office:value="2.52">
            <text:p>2.52</text:p>
          </table:table-cell>
          <table:table-cell office:value-type="float" office:value="4.61">
            <text:p>4.61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DDO 126, U7559 </text:p>
          </table:table-cell>
          <table:table-cell office:value-type="string">
            <text:p>12 27 05.1</text:p>
          </table:table-cell>
          <table:table-cell office:value-type="string">
            <text:p>+37 08 33</text:p>
          </table:table-cell>
          <table:table-cell office:value-type="float" office:value="3.2">
            <text:p>3.2</text:p>
          </table:table-cell>
          <table:table-cell office:value-type="float" office:value="0.63">
            <text:p>0.63</text:p>
          </table:table-cell>
          <table:table-cell office:value-type="float" office:value="14.12">
            <text:p>14.12</text:p>
          </table:table-cell>
          <table:table-cell office:value-type="float" office:value="0.06">
            <text:p>0.0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18">
            <text:p>218</text:p>
          </table:table-cell>
          <table:table-cell office:value-type="float" office:value="231">
            <text:p>231</text:p>
          </table:table-cell>
          <table:table-cell office:value-type="float" office:value="59">
            <text:p>59</text:p>
          </table:table-cell>
          <table:table-cell office:value-type="float" office:value="1.45">
            <text:p>1.45</text:p>
          </table:table-cell>
          <table:table-cell office:value-type="float" office:value="4.87">
            <text:p>4.87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DDO 125, U7577 </text:p>
          </table:table-cell>
          <table:table-cell office:value-type="string">
            <text:p>12 27 41.8</text:p>
          </table:table-cell>
          <table:table-cell office:value-type="string">
            <text:p>+43 29 38</text:p>
          </table:table-cell>
          <table:table-cell office:value-type="float" office:value="4.3">
            <text:p>4.3</text:p>
          </table:table-cell>
          <table:table-cell office:value-type="float" office:value="0.56">
            <text:p>0.56</text:p>
          </table:table-cell>
          <table:table-cell office:value-type="float" office:value="12.95">
            <text:p>12.95</text:p>
          </table:table-cell>
          <table:table-cell office:value-type="float" office:value="0.09">
            <text:p>0.09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95">
            <text:p>195</text:p>
          </table:table-cell>
          <table:table-cell office:value-type="float" office:value="240">
            <text:p>240</text:p>
          </table:table-cell>
          <table:table-cell office:value-type="float" office:value="30">
            <text:p>30</text:p>
          </table:table-cell>
          <table:table-cell office:value-type="float" office:value="1.34">
            <text:p>1.34</text:p>
          </table:table-cell>
          <table:table-cell office:value-type="float" office:value="2.54">
            <text:p>2.54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4449</text:p>
          </table:table-cell>
          <table:table-cell office:value-type="string">
            <text:p>12 28 11.2</text:p>
          </table:table-cell>
          <table:table-cell office:value-type="string">
            <text:p>+44 05 40</text:p>
          </table:table-cell>
          <table:table-cell office:value-type="float" office:value="6.2">
            <text:p>6.2</text:p>
          </table:table-cell>
          <table:table-cell office:value-type="float" office:value="0.71">
            <text:p>0.71</text:p>
          </table:table-cell>
          <table:table-cell office:value-type="float" office:value="10.06">
            <text:p>10.06</text:p>
          </table:table-cell>
          <table:table-cell office:value-type="float" office:value="0.08">
            <text:p>0.08</text:p>
          </table:table-cell>
          <table:table-cell office:value-type="float" office:value="9">
            <text:p>9</text:p>
          </table:table-cell>
          <table:table-cell office:value-type="string">
            <text:p>BK</text:p>
          </table:table-cell>
          <table:table-cell office:value-type="float" office:value="201">
            <text:p>201</text:p>
          </table:table-cell>
          <table:table-cell office:value-type="float" office:value="249">
            <text:p>249</text:p>
          </table:table-cell>
          <table:table-cell office:value-type="float" office:value="136">
            <text:p>136</text:p>
          </table:table-cell>
          <table:table-cell office:value-type="float" office:value="2.9">
            <text:p>2.9</text:p>
          </table:table-cell>
          <table:table-cell office:value-type="float" office:value="4.21">
            <text:p>4.21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U7605</text:p>
          </table:table-cell>
          <table:table-cell office:value-type="string">
            <text:p>12 28 39.0</text:p>
          </table:table-cell>
          <table:table-cell office:value-type="string">
            <text:p>+35 43 05</text:p>
          </table:table-cell>
          <table:table-cell office:value-type="float" office:value="1.1">
            <text:p>1.1</text:p>
          </table:table-cell>
          <table:table-cell office:value-type="float" office:value="0.73">
            <text:p>0.73</text:p>
          </table:table-cell>
          <table:table-cell office:value-type="float" office:value="14.76">
            <text:p>14.76</text:p>
          </table:table-cell>
          <table:table-cell office:value-type="float" office:value="0.06">
            <text:p>0.0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10">
            <text:p>310</text:p>
          </table:table-cell>
          <table:table-cell office:value-type="float" office:value="317">
            <text:p>317</text:p>
          </table:table-cell>
          <table:table-cell office:value-type="float" office:value="29">
            <text:p>29</text:p>
          </table:table-cell>
          <table:table-cell office:value-type="float" office:value="0.76">
            <text:p>0.76</text:p>
          </table:table-cell>
          <table:table-cell office:value-type="float" office:value="4.43">
            <text:p>4.43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4460</text:p>
          </table:table-cell>
          <table:table-cell office:value-type="string">
            <text:p>12 28 45.8</text:p>
          </table:table-cell>
          <table:table-cell office:value-type="string">
            <text:p>+44 51 52</text:p>
          </table:table-cell>
          <table:table-cell office:value-type="float" office:value="4">
            <text:p>4</text:p>
          </table:table-cell>
          <table:table-cell office:value-type="float" office:value="0.3">
            <text:p>0.3</text:p>
          </table:table-cell>
          <table:table-cell office:value-type="float" office:value="12.26">
            <text:p>12.26</text:p>
          </table:table-cell>
          <table:table-cell office:value-type="float" office:value="0.08">
            <text:p>0.08</text:p>
          </table:table-cell>
          <table:table-cell office:value-type="float" office:value="-1">
            <text:p>-1</text:p>
          </table:table-cell>
          <table:table-cell office:value-type="string">
            <text:p>B</text:p>
          </table:table-cell>
          <table:table-cell office:value-type="float" office:value="490">
            <text:p>490</text:p>
          </table:table-cell>
          <table:table-cell office:value-type="float" office:value="542">
            <text:p>542</text:p>
          </table:table-cell>
          <table:table-cell office:value-type="float" office:value="121">
            <text:p>121</text:p>
          </table:table-cell>
          <table:table-cell office:value-type="float" office:value="0.32">
            <text:p>0.32</text:p>
          </table:table-cell>
          <table:table-cell office:value-type="float" office:value="9.59">
            <text:p>9.59</text:p>
          </table:table-cell>
          <table:table-cell office:value-type="string">
            <text:p>sbf</text:p>
          </table:table-cell>
        </table:table-row>
        <table:table-row table:style-name="ro1">
          <table:table-cell office:value-type="string">
            <text:p>Arp 211, KK 154</text:p>
          </table:table-cell>
          <table:table-cell office:value-type="string">
            <text:p>12 37 21.3</text:p>
          </table:table-cell>
          <table:table-cell office:value-type="string">
            <text:p>+38 44 43</text:p>
          </table:table-cell>
          <table:table-cell office:value-type="float" office:value="0.7">
            <text:p>0.7</text:p>
          </table:table-cell>
          <table:table-cell office:value-type="float" office:value="0.57">
            <text:p>0.57</text:p>
          </table:table-cell>
          <table:table-cell office:value-type="float" office:value="15.74">
            <text:p>15.74</text:p>
          </table:table-cell>
          <table:table-cell office:value-type="float" office:value="0.08">
            <text:p>0.08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458">
            <text:p>458</text:p>
          </table:table-cell>
          <table:table-cell office:value-type="float" office:value="484">
            <text:p>484</text:p>
          </table:table-cell>
          <table:table-cell office:value-type="float" office:value="27">
            <text:p>27</text:p>
          </table:table-cell>
          <table:table-cell office:value-type="float" office:value="0.11">
            <text:p>0.11</text:p>
          </table:table-cell>
          <table:table-cell office:value-type="float" office:value="6.7">
            <text:p>6.7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4594</text:p>
          </table:table-cell>
          <table:table-cell office:value-type="string">
            <text:p>12 39 59.1</text:p>
          </table:table-cell>
          <table:table-cell office:value-type="string">
            <text:p>-11 37 23</text:p>
          </table:table-cell>
          <table:table-cell office:value-type="float" office:value="8.5">
            <text:p>8.5</text:p>
          </table:table-cell>
          <table:table-cell office:value-type="float" office:value="0.51">
            <text:p>0.51</text:p>
          </table:table-cell>
          <table:table-cell office:value-type="float" office:value="8.98">
            <text:p>8.98</text:p>
          </table:table-cell>
          <table:table-cell office:value-type="float" office:value="0.22">
            <text:p>0.22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float" office:value="1024">
            <text:p>1024</text:p>
          </table:table-cell>
          <table:table-cell office:value-type="float" office:value="828">
            <text:p>828</text:p>
          </table:table-cell>
          <table:table-cell office:value-type="float" office:value="743">
            <text:p>743</text:p>
          </table:table-cell>
          <table:table-cell office:value-type="float" office:value="1.15">
            <text:p>1.15</text:p>
          </table:table-cell>
          <table:table-cell office:value-type="float" office:value="9.33">
            <text:p>9.33</text:p>
          </table:table-cell>
          <table:table-cell office:value-type="string">
            <text:p>sbf</text:p>
          </table:table-cell>
        </table:table-row>
        <table:table-row table:style-name="ro1">
          <table:table-cell office:value-type="string">
            <text:p>N4600</text:p>
          </table:table-cell>
          <table:table-cell office:value-type="string">
            <text:p>12 40 23.0</text:p>
          </table:table-cell>
          <table:table-cell office:value-type="string">
            <text:p>+03 07 04</text:p>
          </table:table-cell>
          <table:table-cell office:value-type="float" office:value="1.2">
            <text:p>1.2</text:p>
          </table:table-cell>
          <table:table-cell office:value-type="float" office:value="0.67">
            <text:p>0.67</text:p>
          </table:table-cell>
          <table:table-cell office:value-type="float" office:value="13.73">
            <text:p>13.73</text:p>
          </table:table-cell>
          <table:table-cell office:value-type="float" office:value="0.12">
            <text:p>0.12</text:p>
          </table:table-cell>
          <table:table-cell office:value-type="float" office:value="1">
            <text:p>1</text:p>
          </table:table-cell>
          <table:table-cell office:value-type="string">
            <text:p>K</text:p>
          </table:table-cell>
          <table:table-cell office:value-type="float" office:value="787">
            <text:p>787</text:p>
          </table:table-cell>
          <table:table-cell office:value-type="float" office:value="648">
            <text:p>648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7.35">
            <text:p>7.35</text:p>
          </table:table-cell>
          <table:table-cell office:value-type="string">
            <text:p>sbf</text:p>
          </table:table-cell>
        </table:table-row>
        <table:table-row table:style-name="ro1">
          <table:table-cell office:value-type="string">
            <text:p>N4627</text:p>
          </table:table-cell>
          <table:table-cell office:value-type="string">
            <text:p>12 41 59.7</text:p>
          </table:table-cell>
          <table:table-cell office:value-type="string">
            <text:p>+32 34 25</text:p>
          </table:table-cell>
          <table:table-cell office:value-type="float" office:value="2.6">
            <text:p>2.6</text:p>
          </table:table-cell>
          <table:table-cell office:value-type="float" office:value="0.69">
            <text:p>0.69</text:p>
          </table:table-cell>
          <table:table-cell office:value-type="float" office:value="13.06">
            <text:p>13.06</text:p>
          </table:table-cell>
          <table:table-cell office:value-type="float" office:value="0.07">
            <text:p>0.07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float" office:value="542">
            <text:p>542</text:p>
          </table:table-cell>
          <table:table-cell office:value-type="float" office:value="541">
            <text:p>541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9.38">
            <text:p>9.38</text:p>
          </table:table-cell>
          <table:table-cell office:value-type="string">
            <text:p>sbf</text:p>
          </table:table-cell>
        </table:table-row>
        <table:table-row table:style-name="ro1">
          <table:table-cell office:value-type="string">
            <text:p>I3687, DDO 141 </text:p>
          </table:table-cell>
          <table:table-cell office:value-type="string">
            <text:p>12 42 15.1</text:p>
          </table:table-cell>
          <table:table-cell office:value-type="string">
            <text:p>+38 30 07</text:p>
          </table:table-cell>
          <table:table-cell office:value-type="float" office:value="3.4">
            <text:p>3.4</text:p>
          </table:table-cell>
          <table:table-cell office:value-type="float" office:value="0.88">
            <text:p>0.88</text:p>
          </table:table-cell>
          <table:table-cell office:value-type="float" office:value="13.75">
            <text:p>13.75</text:p>
          </table:table-cell>
          <table:table-cell office:value-type="float" office:value="0.09">
            <text:p>0.09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58">
            <text:p>358</text:p>
          </table:table-cell>
          <table:table-cell office:value-type="float" office:value="385">
            <text:p>385</text:p>
          </table:table-cell>
          <table:table-cell office:value-type="float" office:value="46">
            <text:p>46</text:p>
          </table:table-cell>
          <table:table-cell office:value-type="float" office:value="1.34">
            <text:p>1.34</text:p>
          </table:table-cell>
          <table:table-cell office:value-type="float" office:value="4.57">
            <text:p>4.57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K 166 </text:p>
          </table:table-cell>
          <table:table-cell office:value-type="string">
            <text:p>12 49 13.3</text:p>
          </table:table-cell>
          <table:table-cell office:value-type="string">
            <text:p>+35 36 45</text:p>
          </table:table-cell>
          <table:table-cell office:value-type="float" office:value="0.7">
            <text:p>0.7</text:p>
          </table:table-cell>
          <table:table-cell office:value-type="float" office:value="0.59">
            <text:p>0.59</text:p>
          </table:table-cell>
          <table:table-cell office:value-type="float" office:value="17.62">
            <text:p>17.62</text:p>
          </table:table-cell>
          <table:table-cell office:value-type="float" office:value="0.06">
            <text:p>0.06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4.74">
            <text:p>4.74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4736</text:p>
          </table:table-cell>
          <table:table-cell office:value-type="string">
            <text:p>12 50 53.5</text:p>
          </table:table-cell>
          <table:table-cell office:value-type="string">
            <text:p>+41 07 10</text:p>
          </table:table-cell>
          <table:table-cell office:value-type="float" office:value="11.2">
            <text:p>11.2</text:p>
          </table:table-cell>
          <table:table-cell office:value-type="float" office:value="0.81">
            <text:p>0.81</text:p>
          </table:table-cell>
          <table:table-cell office:value-type="float" office:value="8.74">
            <text:p>8.74</text:p>
          </table:table-cell>
          <table:table-cell office:value-type="float" office:value="0.08">
            <text:p>0.08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float" office:value="309">
            <text:p>309</text:p>
          </table:table-cell>
          <table:table-cell office:value-type="float" office:value="353">
            <text:p>353</text:p>
          </table:table-cell>
          <table:table-cell office:value-type="float" office:value="214">
            <text:p>214</text:p>
          </table:table-cell>
          <table:table-cell office:value-type="float" office:value="1.97">
            <text:p>1.97</text:p>
          </table:table-cell>
          <table:table-cell office:value-type="float" office:value="4.66">
            <text:p>4.66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E219-010</text:p>
          </table:table-cell>
          <table:table-cell office:value-type="string">
            <text:p>12 56 09.6</text:p>
          </table:table-cell>
          <table:table-cell office:value-type="string">
            <text:p>-50 08 38</text:p>
          </table:table-cell>
          <table:table-cell office:value-type="float" office:value="1.4">
            <text:p>1.4</text:p>
          </table:table-cell>
          <table:table-cell office:value-type="float" office:value="0.79">
            <text:p>0.79</text:p>
          </table:table-cell>
          <table:table-cell office:value-type="float" office:value="16.42">
            <text:p>16.42</text:p>
          </table:table-cell>
          <table:table-cell office:value-type="float" office:value="0.96">
            <text:p>0.96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table:number-columns-repeated="2" office:value-type="string">
            <text:p>.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4.28">
            <text:p>4.28</text:p>
          </table:table-cell>
          <table:table-cell office:value-type="string">
            <text:p>sbf</text:p>
          </table:table-cell>
        </table:table-row>
        <table:table-row table:style-name="ro1">
          <table:table-cell office:value-type="string">
            <text:p>N4826</text:p>
          </table:table-cell>
          <table:table-cell office:value-type="string">
            <text:p>12 56 44.2</text:p>
          </table:table-cell>
          <table:table-cell office:value-type="string">
            <text:p>+21 41 05</text:p>
          </table:table-cell>
          <table:table-cell office:value-type="float" office:value="10.3">
            <text:p>10.3</text:p>
          </table:table-cell>
          <table:table-cell office:value-type="float" office:value="0.52">
            <text:p>0.52</text:p>
          </table:table-cell>
          <table:table-cell office:value-type="float" office:value="9.12">
            <text:p>9.12</text:p>
          </table:table-cell>
          <table:table-cell office:value-type="float" office:value="0.18">
            <text:p>0.18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float" office:value="408">
            <text:p>408</text:p>
          </table:table-cell>
          <table:table-cell office:value-type="float" office:value="364">
            <text:p>364</text:p>
          </table:table-cell>
          <table:table-cell office:value-type="float" office:value="304">
            <text:p>304</text:p>
          </table:table-cell>
          <table:table-cell office:value-type="float" office:value="1.75">
            <text:p>1.75</text:p>
          </table:table-cell>
          <table:table-cell office:value-type="float" office:value="7.48">
            <text:p>7.48</text:p>
          </table:table-cell>
          <table:table-cell office:value-type="string">
            <text:p>sbf</text:p>
          </table:table-cell>
        </table:table-row>
        <table:table-row table:style-name="ro1">
          <table:table-cell office:value-type="string">
            <text:p>GR 8, DDO 155 </text:p>
          </table:table-cell>
          <table:table-cell office:value-type="string">
            <text:p>12 58 40.4</text:p>
          </table:table-cell>
          <table:table-cell office:value-type="string">
            <text:p>+14 13 03</text:p>
          </table:table-cell>
          <table:table-cell office:value-type="float" office:value="1.1">
            <text:p>1.1</text:p>
          </table:table-cell>
          <table:table-cell office:value-type="float" office:value="0.91">
            <text:p>0.91</text:p>
          </table:table-cell>
          <table:table-cell office:value-type="float" office:value="14.61">
            <text:p>14.61</text:p>
          </table:table-cell>
          <table:table-cell office:value-type="float" office:value="0.11">
            <text:p>0.1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14">
            <text:p>214</text:p>
          </table:table-cell>
          <table:table-cell office:value-type="float" office:value="136">
            <text:p>136</text:p>
          </table:table-cell>
          <table:table-cell office:value-type="float" office:value="26">
            <text:p>26</text:p>
          </table:table-cell>
          <table:table-cell office:value-type="float" office:value="0.89">
            <text:p>0.89</text:p>
          </table:table-cell>
          <table:table-cell office:value-type="float" office:value="2.1">
            <text:p>2.1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E269-37, KK 179</text:p>
          </table:table-cell>
          <table:table-cell office:value-type="string">
            <text:p>13 03 33.6</text:p>
          </table:table-cell>
          <table:table-cell office:value-type="string">
            <text:p>-46 35 03</text:p>
          </table:table-cell>
          <table:table-cell office:value-type="float" office:value="0.8">
            <text:p>0.8</text:p>
          </table:table-cell>
          <table:table-cell office:value-type="float" office:value="0.75">
            <text:p>0.75</text:p>
          </table:table-cell>
          <table:table-cell office:value-type="float" office:value="16.26">
            <text:p>16.26</text:p>
          </table:table-cell>
          <table:table-cell office:value-type="float" office:value="0.57">
            <text:p>0.57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table:number-columns-repeated="2" office:value-type="string">
            <text:p>.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48">
            <text:p>3.48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I4182 </text:p>
          </table:table-cell>
          <table:table-cell office:value-type="string">
            <text:p>13 05 49.3</text:p>
          </table:table-cell>
          <table:table-cell office:value-type="string">
            <text:p>+37 36 21</text:p>
          </table:table-cell>
          <table:table-cell office:value-type="float" office:value="6">
            <text:p>6</text:p>
          </table:table-cell>
          <table:table-cell office:value-type="float" office:value="0.92">
            <text:p>0.92</text:p>
          </table:table-cell>
          <table:table-cell office:value-type="float" office:value="12.02">
            <text:p>12.02</text:p>
          </table:table-cell>
          <table:table-cell office:value-type="float" office:value="0.06">
            <text:p>0.06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320">
            <text:p>320</text:p>
          </table:table-cell>
          <table:table-cell office:value-type="float" office:value="356">
            <text:p>356</text:p>
          </table:table-cell>
          <table:table-cell office:value-type="float" office:value="40">
            <text:p>40</text:p>
          </table:table-cell>
          <table:table-cell office:value-type="float" office:value="1.82">
            <text:p>1.82</text:p>
          </table:table-cell>
          <table:table-cell office:value-type="float" office:value="4.7">
            <text:p>4.7</text:p>
          </table:table-cell>
          <table:table-cell office:value-type="string">
            <text:p>cep</text:p>
          </table:table-cell>
        </table:table-row>
        <table:table-row table:style-name="ro1">
          <table:table-cell office:value-type="string">
            <text:p>DDO 165</text:p>
          </table:table-cell>
          <table:table-cell office:value-type="string">
            <text:p>13 06 26.8</text:p>
          </table:table-cell>
          <table:table-cell office:value-type="string">
            <text:p>+67 42 15</text:p>
          </table:table-cell>
          <table:table-cell office:value-type="float" office:value="3.5">
            <text:p>3.5</text:p>
          </table:table-cell>
          <table:table-cell office:value-type="float" office:value="0.54">
            <text:p>0.54</text:p>
          </table:table-cell>
          <table:table-cell office:value-type="float" office:value="13.31">
            <text:p>13.31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1">
            <text:p>31</text:p>
          </table:table-cell>
          <table:table-cell office:value-type="float" office:value="196">
            <text:p>196</text:p>
          </table:table-cell>
          <table:table-cell office:value-type="float" office:value="46">
            <text:p>46</text:p>
          </table:table-cell>
          <table:table-cell office:value-type="float" office:value="1.45">
            <text:p>1.45</text:p>
          </table:table-cell>
          <table:table-cell office:value-type="float" office:value="4.57">
            <text:p>4.57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E269-66, KK 190</text:p>
          </table:table-cell>
          <table:table-cell office:value-type="string">
            <text:p>13 13 09.2</text:p>
          </table:table-cell>
          <table:table-cell office:value-type="string">
            <text:p>-44 53 24</text:p>
          </table:table-cell>
          <table:table-cell office:value-type="float" office:value="1.4">
            <text:p>1.4</text:p>
          </table:table-cell>
          <table:table-cell office:value-type="float" office:value="0.86">
            <text:p>0.86</text:p>
          </table:table-cell>
          <table:table-cell office:value-type="float" office:value="14.59">
            <text:p>14.59</text:p>
          </table:table-cell>
          <table:table-cell office:value-type="float" office:value="0.4">
            <text:p>0.4</text:p>
          </table:table-cell>
          <table:table-cell office:value-type="float" office:value="-1">
            <text:p>-1</text:p>
          </table:table-cell>
          <table:table-cell office:value-type="string">
            <text:p>A</text:p>
          </table:table-cell>
          <table:table-cell office:value-type="float" office:value="784">
            <text:p>784</text:p>
          </table:table-cell>
          <table:table-cell office:value-type="float" office:value="528">
            <text:p>528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54">
            <text:p>3.54</text:p>
          </table:table-cell>
          <table:table-cell office:value-type="string">
            <text:p>sbf</text:p>
          </table:table-cell>
        </table:table-row>
        <table:table-row table:style-name="ro1">
          <table:table-cell office:value-type="string">
            <text:p>DDO 167, U8308 </text:p>
          </table:table-cell>
          <table:table-cell office:value-type="string">
            <text:p>13 13 22.8</text:p>
          </table:table-cell>
          <table:table-cell office:value-type="string">
            <text:p>+46 19 11</text:p>
          </table:table-cell>
          <table:table-cell office:value-type="float" office:value="1.1">
            <text:p>1.1</text:p>
          </table:table-cell>
          <table:table-cell office:value-type="float" office:value="0.55">
            <text:p>0.55</text:p>
          </table:table-cell>
          <table:table-cell office:value-type="float" office:value="15.45">
            <text:p>15.45</text:p>
          </table:table-cell>
          <table:table-cell office:value-type="float" office:value="0.04">
            <text:p>0.0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63">
            <text:p>163</text:p>
          </table:table-cell>
          <table:table-cell office:value-type="float" office:value="243">
            <text:p>243</text:p>
          </table:table-cell>
          <table:table-cell office:value-type="float" office:value="26">
            <text:p>26</text:p>
          </table:table-cell>
          <table:table-cell office:value-type="float" office:value="0.66">
            <text:p>0.66</text:p>
          </table:table-cell>
          <table:table-cell office:value-type="float" office:value="4.19">
            <text:p>4.19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DDO 168, U8320 </text:p>
          </table:table-cell>
          <table:table-cell office:value-type="string">
            <text:p>13 14 28.6</text:p>
          </table:table-cell>
          <table:table-cell office:value-type="string">
            <text:p>+45 55 10</text:p>
          </table:table-cell>
          <table:table-cell office:value-type="float" office:value="3.6">
            <text:p>3.6</text:p>
          </table:table-cell>
          <table:table-cell office:value-type="float" office:value="0.39">
            <text:p>0.39</text:p>
          </table:table-cell>
          <table:table-cell office:value-type="float" office:value="12.97">
            <text:p>12.97</text:p>
          </table:table-cell>
          <table:table-cell office:value-type="float" office:value="0.07">
            <text:p>0.07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94">
            <text:p>194</text:p>
          </table:table-cell>
          <table:table-cell office:value-type="float" office:value="273">
            <text:p>273</text:p>
          </table:table-cell>
          <table:table-cell office:value-type="float" office:value="60">
            <text:p>60</text:p>
          </table:table-cell>
          <table:table-cell office:value-type="float" office:value="1.78">
            <text:p>1.78</text:p>
          </table:table-cell>
          <table:table-cell office:value-type="float" office:value="4.33">
            <text:p>4.33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K 195 </text:p>
          </table:table-cell>
          <table:table-cell office:value-type="string">
            <text:p>13 21 08.2</text:p>
          </table:table-cell>
          <table:table-cell office:value-type="string">
            <text:p>-31 31 47</text:p>
          </table:table-cell>
          <table:table-cell office:value-type="float" office:value="1.3">
            <text:p>1.3</text:p>
          </table:table-cell>
          <table:table-cell office:value-type="float" office:value="0.46">
            <text:p>0.46</text:p>
          </table:table-cell>
          <table:table-cell office:value-type="float" office:value="17.1">
            <text:p>17.1</text:p>
          </table:table-cell>
          <table:table-cell office:value-type="float" office:value="0.27">
            <text:p>0.27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64">
            <text:p>564</text:p>
          </table:table-cell>
          <table:table-cell office:value-type="float" office:value="338">
            <text:p>338</text:p>
          </table:table-cell>
          <table:table-cell office:value-type="float" office:value="21">
            <text:p>21</text:p>
          </table:table-cell>
          <table:table-cell office:value-type="float" office:value="0.74">
            <text:p>0.74</text:p>
          </table:table-cell>
          <table:table-cell office:value-type="float" office:value="5.22">
            <text:p>5.22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5102</text:p>
          </table:table-cell>
          <table:table-cell office:value-type="string">
            <text:p>13 21 57.8</text:p>
          </table:table-cell>
          <table:table-cell office:value-type="string">
            <text:p>-36 37 47</text:p>
          </table:table-cell>
          <table:table-cell office:value-type="float" office:value="8.7">
            <text:p>8.7</text:p>
          </table:table-cell>
          <table:table-cell office:value-type="float" office:value="0.32">
            <text:p>0.32</text:p>
          </table:table-cell>
          <table:table-cell office:value-type="float" office:value="10.28">
            <text:p>10.28</text:p>
          </table:table-cell>
          <table:table-cell office:value-type="float" office:value="0.24">
            <text:p>0.24</text:p>
          </table:table-cell>
          <table:table-cell office:value-type="float" office:value="1">
            <text:p>1</text:p>
          </table:table-cell>
          <table:table-cell office:value-type="string">
            <text:p>K</text:p>
          </table:table-cell>
          <table:table-cell office:value-type="float" office:value="467">
            <text:p>467</text:p>
          </table:table-cell>
          <table:table-cell office:value-type="float" office:value="230">
            <text:p>230</text:p>
          </table:table-cell>
          <table:table-cell office:value-type="float" office:value="196">
            <text:p>196</text:p>
          </table:table-cell>
          <table:table-cell office:value-type="float" office:value="1.94">
            <text:p>1.94</text:p>
          </table:table-cell>
          <table:table-cell office:value-type="float" office:value="3.4">
            <text:p>3.4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K 200 </text:p>
          </table:table-cell>
          <table:table-cell office:value-type="string">
            <text:p>13 24 36.0</text:p>
          </table:table-cell>
          <table:table-cell office:value-type="string">
            <text:p>-30 58 20</text:p>
          </table:table-cell>
          <table:table-cell office:value-type="float" office:value="1.3">
            <text:p>1.3</text:p>
          </table:table-cell>
          <table:table-cell office:value-type="float" office:value="0.62">
            <text:p>0.62</text:p>
          </table:table-cell>
          <table:table-cell office:value-type="float" office:value="16.67">
            <text:p>16.67</text:p>
          </table:table-cell>
          <table:table-cell office:value-type="float" office:value="0.3">
            <text:p>0.3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487">
            <text:p>487</text:p>
          </table:table-cell>
          <table:table-cell office:value-type="float" office:value="264">
            <text:p>264</text:p>
          </table:table-cell>
          <table:table-cell office:value-type="float" office:value="22">
            <text:p>22</text:p>
          </table:table-cell>
          <table:table-cell office:value-type="float" office:value="0.23">
            <text:p>0.23</text:p>
          </table:table-cell>
          <table:table-cell office:value-type="float" office:value="4.63">
            <text:p>4.63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5128</text:p>
          </table:table-cell>
          <table:table-cell office:value-type="string">
            <text:p>13 25 28.9</text:p>
          </table:table-cell>
          <table:table-cell office:value-type="string">
            <text:p>-43 00 60</text:p>
          </table:table-cell>
          <table:table-cell office:value-type="float" office:value="25.7">
            <text:p>25.7</text:p>
          </table:table-cell>
          <table:table-cell office:value-type="float" office:value="0.78">
            <text:p>0.78</text:p>
          </table:table-cell>
          <table:table-cell office:value-type="float" office:value="7.84">
            <text:p>7.84</text:p>
          </table:table-cell>
          <table:table-cell office:value-type="float" office:value="0.5">
            <text:p>0.5</text:p>
          </table:table-cell>
          <table:table-cell office:value-type="float" office:value="-2">
            <text:p>-2</text:p>
          </table:table-cell>
          <table:table-cell office:value-type="string">
            <text:p>B</text:p>
          </table:table-cell>
          <table:table-cell office:value-type="float" office:value="547">
            <text:p>547</text:p>
          </table:table-cell>
          <table:table-cell office:value-type="float" office:value="301">
            <text:p>301</text:p>
          </table:table-cell>
          <table:table-cell office:value-type="float" office:value="527">
            <text:p>527</text:p>
          </table:table-cell>
          <table:table-cell office:value-type="float" office:value="1.94">
            <text:p>1.94</text:p>
          </table:table-cell>
          <table:table-cell office:value-type="float" office:value="3.66">
            <text:p>3.66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E324-24</text:p>
          </table:table-cell>
          <table:table-cell office:value-type="string">
            <text:p>13 27 37.4</text:p>
          </table:table-cell>
          <table:table-cell office:value-type="string">
            <text:p>-41 28 50</text:p>
          </table:table-cell>
          <table:table-cell office:value-type="float" office:value="3.2">
            <text:p>3.2</text:p>
          </table:table-cell>
          <table:table-cell office:value-type="float" office:value="0.72">
            <text:p>0.72</text:p>
          </table:table-cell>
          <table:table-cell office:value-type="float" office:value="12.9">
            <text:p>12.9</text:p>
          </table:table-cell>
          <table:table-cell office:value-type="float" office:value="0.47">
            <text:p>0.47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13">
            <text:p>513</text:p>
          </table:table-cell>
          <table:table-cell office:value-type="float" office:value="270">
            <text:p>270</text:p>
          </table:table-cell>
          <table:table-cell office:value-type="float" office:value="75">
            <text:p>75</text:p>
          </table:table-cell>
          <table:table-cell office:value-type="float" office:value="1.85">
            <text:p>1.85</text:p>
          </table:table-cell>
          <table:table-cell office:value-type="float" office:value="3.73">
            <text:p>3.73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5204</text:p>
          </table:table-cell>
          <table:table-cell office:value-type="string">
            <text:p>13 29 36.4</text:p>
          </table:table-cell>
          <table:table-cell office:value-type="string">
            <text:p>+58 25 04</text:p>
          </table:table-cell>
          <table:table-cell office:value-type="float" office:value="5">
            <text:p>5</text:p>
          </table:table-cell>
          <table:table-cell office:value-type="float" office:value="0.6">
            <text:p>0.6</text:p>
          </table:table-cell>
          <table:table-cell office:value-type="float" office:value="11.73">
            <text:p>11.73</text:p>
          </table:table-cell>
          <table:table-cell office:value-type="float" office:value="0.05">
            <text:p>0.05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203">
            <text:p>203</text:p>
          </table:table-cell>
          <table:table-cell office:value-type="float" office:value="341">
            <text:p>341</text:p>
          </table:table-cell>
          <table:table-cell office:value-type="float" office:value="110">
            <text:p>110</text:p>
          </table:table-cell>
          <table:table-cell office:value-type="float" office:value="2.06">
            <text:p>2.06</text:p>
          </table:table-cell>
          <table:table-cell office:value-type="float" office:value="4.65">
            <text:p>4.65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5195</text:p>
          </table:table-cell>
          <table:table-cell office:value-type="string">
            <text:p>13 29 58.7</text:p>
          </table:table-cell>
          <table:table-cell office:value-type="string">
            <text:p>+47 16 05</text:p>
          </table:table-cell>
          <table:table-cell office:value-type="float" office:value="5">
            <text:p>5</text:p>
          </table:table-cell>
          <table:table-cell office:value-type="float" office:value="0.92">
            <text:p>0.92</text:p>
          </table:table-cell>
          <table:table-cell office:value-type="float" office:value="10.45">
            <text:p>10.45</text:p>
          </table:table-cell>
          <table:table-cell office:value-type="float" office:value="0.15">
            <text:p>0.15</text:p>
          </table:table-cell>
          <table:table-cell office:value-type="float" office:value="-1">
            <text:p>-1</text:p>
          </table:table-cell>
          <table:table-cell office:value-type="string">
            <text:p>B</text:p>
          </table:table-cell>
          <table:table-cell office:value-type="float" office:value="465">
            <text:p>465</text:p>
          </table:table-cell>
          <table:table-cell office:value-type="float" office:value="558">
            <text:p>558</text:p>
          </table:table-cell>
          <table:table-cell office:value-type="string">
            <text:p>.. .</text:p>
          </table:table-cell>
          <table:table-cell office:value-type="float" office:value="1">
            <text:p>1</text:p>
          </table:table-cell>
          <table:table-cell office:value-type="float" office:value="8.02">
            <text:p>8.02</text:p>
          </table:table-cell>
          <table:table-cell office:value-type="string">
            <text:p>sbf</text:p>
          </table:table-cell>
        </table:table-row>
        <table:table-row table:style-name="ro1">
          <table:table-cell office:value-type="string">
            <text:p>U8508</text:p>
          </table:table-cell>
          <table:table-cell office:value-type="string">
            <text:p>13 30 44.4</text:p>
          </table:table-cell>
          <table:table-cell office:value-type="string">
            <text:p>+54 54 36</text:p>
          </table:table-cell>
          <table:table-cell office:value-type="float" office:value="1.7">
            <text:p>1.7</text:p>
          </table:table-cell>
          <table:table-cell office:value-type="float" office:value="0.59">
            <text:p>0.59</text:p>
          </table:table-cell>
          <table:table-cell office:value-type="float" office:value="14.12">
            <text:p>14.12</text:p>
          </table:table-cell>
          <table:table-cell office:value-type="float" office:value="0.06">
            <text:p>0.0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62">
            <text:p>62</text:p>
          </table:table-cell>
          <table:table-cell office:value-type="float" office:value="186">
            <text:p>186</text:p>
          </table:table-cell>
          <table:table-cell office:value-type="float" office:value="49">
            <text:p>49</text:p>
          </table:table-cell>
          <table:table-cell office:value-type="float" office:value="1.15">
            <text:p>1.15</text:p>
          </table:table-cell>
          <table:table-cell office:value-type="float" office:value="2.56">
            <text:p>2.56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K 208 </text:p>
          </table:table-cell>
          <table:table-cell office:value-type="string">
            <text:p>13 36 35.5</text:p>
          </table:table-cell>
          <table:table-cell office:value-type="string">
            <text:p>-29 34 15</text:p>
          </table:table-cell>
          <table:table-cell office:value-type="float" office:value="6">
            <text:p>6</text:p>
          </table:table-cell>
          <table:table-cell office:value-type="float" office:value="0.42">
            <text:p>0.42</text:p>
          </table:table-cell>
          <table:table-cell office:value-type="float" office:value="14.3">
            <text:p>14.3</text:p>
          </table:table-cell>
          <table:table-cell office:value-type="float" office:value="0.19">
            <text:p>0.19</text:p>
          </table:table-cell>
          <table:table-cell office:value-type="string">
            <text:p>-3A</text:p>
          </table:table-cell>
          <table:table-cell/>
          <table:table-cell table:number-columns-repeated="2" office:value-type="string">
            <text:p>.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4.68">
            <text:p>4.68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5236</text:p>
          </table:table-cell>
          <table:table-cell office:value-type="string">
            <text:p>13 37 00.1</text:p>
          </table:table-cell>
          <table:table-cell office:value-type="string">
            <text:p>-29 52 04</text:p>
          </table:table-cell>
          <table:table-cell office:value-type="float" office:value="12.9">
            <text:p>12.9</text:p>
          </table:table-cell>
          <table:table-cell office:value-type="float" office:value="0.89">
            <text:p>0.89</text:p>
          </table:table-cell>
          <table:table-cell office:value-type="float" office:value="8.2">
            <text:p>8.2</text:p>
          </table:table-cell>
          <table:table-cell office:value-type="float" office:value="0.28">
            <text:p>0.28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float" office:value="516">
            <text:p>516</text:p>
          </table:table-cell>
          <table:table-cell office:value-type="float" office:value="304">
            <text:p>304</text:p>
          </table:table-cell>
          <table:table-cell office:value-type="float" office:value="212">
            <text:p>212</text:p>
          </table:table-cell>
          <table:table-cell office:value-type="float" office:value="3.25">
            <text:p>3.25</text:p>
          </table:table-cell>
          <table:table-cell office:value-type="float" office:value="4.47">
            <text:p>4.47</text:p>
          </table:table-cell>
          <table:table-cell office:value-type="string">
            <text:p>cep</text:p>
          </table:table-cell>
        </table:table-row>
        <table:table-row table:style-name="ro1">
          <table:table-cell office:value-type="string">
            <text:p>DEEP J1337-33</text:p>
          </table:table-cell>
          <table:table-cell office:value-type="string">
            <text:p>13 37 00.6</text:p>
          </table:table-cell>
          <table:table-cell office:value-type="string">
            <text:p>-33 21 47</text:p>
          </table:table-cell>
          <table:table-cell office:value-type="float" office:value="0.2">
            <text:p>0.2</text:p>
          </table:table-cell>
          <table:table-cell office:value-type="float" office:value="0.95">
            <text:p>0.95</text:p>
          </table:table-cell>
          <table:table-cell office:value-type="float" office:value="17.3">
            <text:p>17.3</text:p>
          </table:table-cell>
          <table:table-cell office:value-type="float" office:value="0.21">
            <text:p>0.2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91">
            <text:p>591</text:p>
          </table:table-cell>
          <table:table-cell office:value-type="float" office:value="371">
            <text:p>371</text:p>
          </table:table-cell>
          <table:table-cell office:value-type="float" office:value="20">
            <text:p>20</text:p>
          </table:table-cell>
          <table:table-cell office:value-type="float" office:value="0.02">
            <text:p>0.02</text:p>
          </table:table-cell>
          <table:table-cell office:value-type="float" office:value="4.51">
            <text:p>4.51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E444-84</text:p>
          </table:table-cell>
          <table:table-cell office:value-type="string">
            <text:p>13 37 20.2</text:p>
          </table:table-cell>
          <table:table-cell office:value-type="string">
            <text:p>-28 02 46</text:p>
          </table:table-cell>
          <table:table-cell office:value-type="float" office:value="1.3">
            <text:p>1.3</text:p>
          </table:table-cell>
          <table:table-cell office:value-type="float" office:value="0.77">
            <text:p>0.77</text:p>
          </table:table-cell>
          <table:table-cell office:value-type="float" office:value="15.06">
            <text:p>15.06</text:p>
          </table:table-cell>
          <table:table-cell office:value-type="float" office:value="0.3">
            <text:p>0.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87">
            <text:p>587</text:p>
          </table:table-cell>
          <table:table-cell office:value-type="float" office:value="380">
            <text:p>380</text:p>
          </table:table-cell>
          <table:table-cell office:value-type="float" office:value="60">
            <text:p>60</text:p>
          </table:table-cell>
          <table:table-cell office:value-type="float" office:value="1.32">
            <text:p>1.32</text:p>
          </table:table-cell>
          <table:table-cell office:value-type="float" office:value="4.61">
            <text:p>4.61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HIPASS J1337-39</text:p>
          </table:table-cell>
          <table:table-cell office:value-type="string">
            <text:p>13 37 25.1</text:p>
          </table:table-cell>
          <table:table-cell office:value-type="string">
            <text:p>-39 53 52</text:p>
          </table:table-cell>
          <table:table-cell office:value-type="float" office:value="0.6">
            <text:p>0.6</text:p>
          </table:table-cell>
          <table:table-cell office:value-type="float" office:value="0.83">
            <text:p>0.83</text:p>
          </table:table-cell>
          <table:table-cell office:value-type="float" office:value="16.5">
            <text:p>16.5</text:p>
          </table:table-cell>
          <table:table-cell office:value-type="float" office:value="0.32">
            <text:p>0.32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492">
            <text:p>492</text:p>
          </table:table-cell>
          <table:table-cell office:value-type="float" office:value="258">
            <text:p>258</text:p>
          </table:table-cell>
          <table:table-cell office:value-type="float" office:value="37">
            <text:p>37</text:p>
          </table:table-cell>
          <table:table-cell office:value-type="float" office:value="0.82">
            <text:p>0.82</text:p>
          </table:table-cell>
          <table:table-cell office:value-type="float" office:value="4.9">
            <text:p>4.9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DDO 181, U8651 </text:p>
          </table:table-cell>
          <table:table-cell office:value-type="string">
            <text:p>13 39 53.8</text:p>
          </table:table-cell>
          <table:table-cell office:value-type="string">
            <text:p>+40 44 21</text:p>
          </table:table-cell>
          <table:table-cell office:value-type="float" office:value="2.3">
            <text:p>2.3</text:p>
          </table:table-cell>
          <table:table-cell office:value-type="float" office:value="0.57">
            <text:p>0.57</text:p>
          </table:table-cell>
          <table:table-cell office:value-type="float" office:value="14.45">
            <text:p>14.45</text:p>
          </table:table-cell>
          <table:table-cell office:value-type="float" office:value="0.03">
            <text:p>0.0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02">
            <text:p>202</text:p>
          </table:table-cell>
          <table:table-cell office:value-type="float" office:value="272">
            <text:p>272</text:p>
          </table:table-cell>
          <table:table-cell office:value-type="float" office:value="39">
            <text:p>39</text:p>
          </table:table-cell>
          <table:table-cell office:value-type="float" office:value="1.06">
            <text:p>1.06</text:p>
          </table:table-cell>
          <table:table-cell office:value-type="float" office:value="3.01">
            <text:p>3.01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5253</text:p>
          </table:table-cell>
          <table:table-cell office:value-type="string">
            <text:p>13 39 55.8</text:p>
          </table:table-cell>
          <table:table-cell office:value-type="string">
            <text:p>-31 38 24</text:p>
          </table:table-cell>
          <table:table-cell office:value-type="float" office:value="5">
            <text:p>5</text:p>
          </table:table-cell>
          <table:table-cell office:value-type="float" office:value="0.38">
            <text:p>0.38</text:p>
          </table:table-cell>
          <table:table-cell office:value-type="float" office:value="10.87">
            <text:p>10.87</text:p>
          </table:table-cell>
          <table:table-cell office:value-type="float" office:value="0.24">
            <text:p>0.24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float" office:value="404">
            <text:p>404</text:p>
          </table:table-cell>
          <table:table-cell office:value-type="float" office:value="190">
            <text:p>190</text:p>
          </table:table-cell>
          <table:table-cell office:value-type="float" office:value="79">
            <text:p>79</text:p>
          </table:table-cell>
          <table:table-cell office:value-type="float" office:value="1.73">
            <text:p>1.73</text:p>
          </table:table-cell>
          <table:table-cell office:value-type="float" office:value="4">
            <text:p>4</text:p>
          </table:table-cell>
          <table:table-cell office:value-type="string">
            <text:p>cep</text:p>
          </table:table-cell>
        </table:table-row>
        <table:table-row table:style-name="ro1">
          <table:table-cell office:value-type="string">
            <text:p>I4316, E445-06</text:p>
          </table:table-cell>
          <table:table-cell office:value-type="string">
            <text:p>13 40 18.1</text:p>
          </table:table-cell>
          <table:table-cell office:value-type="string">
            <text:p>-28 53 40</text:p>
          </table:table-cell>
          <table:table-cell office:value-type="float" office:value="1.6">
            <text:p>1.6</text:p>
          </table:table-cell>
          <table:table-cell office:value-type="float" office:value="0.63">
            <text:p>0.63</text:p>
          </table:table-cell>
          <table:table-cell office:value-type="float" office:value="14.56">
            <text:p>14.56</text:p>
          </table:table-cell>
          <table:table-cell office:value-type="float" office:value="0.24">
            <text:p>0.2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89">
            <text:p>589</text:p>
          </table:table-cell>
          <table:table-cell office:value-type="float" office:value="382">
            <text:p>382</text:p>
          </table:table-cell>
          <table:table-cell office:value-type="float" office:value="55">
            <text:p>55</text:p>
          </table:table-cell>
          <table:table-cell office:value-type="float" office:value="0.32">
            <text:p>0.32</text:p>
          </table:table-cell>
          <table:table-cell office:value-type="float" office:value="4.41">
            <text:p>4.41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5264</text:p>
          </table:table-cell>
          <table:table-cell office:value-type="string">
            <text:p>13 41 37.0</text:p>
          </table:table-cell>
          <table:table-cell office:value-type="string">
            <text:p>-29 54 50</text:p>
          </table:table-cell>
          <table:table-cell office:value-type="float" office:value="2.5">
            <text:p>2.5</text:p>
          </table:table-cell>
          <table:table-cell office:value-type="float" office:value="0.6">
            <text:p>0.6</text:p>
          </table:table-cell>
          <table:table-cell office:value-type="float" office:value="12.6">
            <text:p>12.6</text:p>
          </table:table-cell>
          <table:table-cell office:value-type="float" office:value="0.22">
            <text:p>0.22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477">
            <text:p>477</text:p>
          </table:table-cell>
          <table:table-cell office:value-type="float" office:value="268">
            <text:p>268</text:p>
          </table:table-cell>
          <table:table-cell office:value-type="float" office:value="41">
            <text:p>41</text:p>
          </table:table-cell>
          <table:table-cell office:value-type="float" office:value="1.09">
            <text:p>1.09</text:p>
          </table:table-cell>
          <table:table-cell office:value-type="float" office:value="4.53">
            <text:p>4.53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K 211</text:p>
          </table:table-cell>
          <table:table-cell office:value-type="string">
            <text:p>13 42 05.6</text:p>
          </table:table-cell>
          <table:table-cell office:value-type="string">
            <text:p>-45 12 18</text:p>
          </table:table-cell>
          <table:table-cell office:value-type="float" office:value="0.8">
            <text:p>0.8</text:p>
          </table:table-cell>
          <table:table-cell office:value-type="float" office:value="0.87">
            <text:p>0.87</text:p>
          </table:table-cell>
          <table:table-cell office:value-type="float" office:value="16.32">
            <text:p>16.32</text:p>
          </table:table-cell>
          <table:table-cell office:value-type="float" office:value="0.48">
            <text:p>0.48</text:p>
          </table:table-cell>
          <table:table-cell office:value-type="float" office:value="-5">
            <text:p>-5</text:p>
          </table:table-cell>
          <table:table-cell office:value-type="string">
            <text:p>A</text:p>
          </table:table-cell>
          <table:table-cell table:number-columns-repeated="2" office:value-type="string">
            <text:p>.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58">
            <text:p>3.58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K 213 </text:p>
          </table:table-cell>
          <table:table-cell office:value-type="string">
            <text:p>13 43 35.8</text:p>
          </table:table-cell>
          <table:table-cell office:value-type="string">
            <text:p>-43 46 09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18.5">
            <text:p>18.5</text:p>
          </table:table-cell>
          <table:table-cell office:value-type="float" office:value="0.42">
            <text:p>0.42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table:number-columns-repeated="2" office:value-type="string">
            <text:p>.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63">
            <text:p>3.63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E325-11</text:p>
          </table:table-cell>
          <table:table-cell office:value-type="string">
            <text:p>13 45 00.8</text:p>
          </table:table-cell>
          <table:table-cell office:value-type="string">
            <text:p>-41 51 32</text:p>
          </table:table-cell>
          <table:table-cell office:value-type="float" office:value="2.7">
            <text:p>2.7</text:p>
          </table:table-cell>
          <table:table-cell office:value-type="float" office:value="0.48">
            <text:p>0.48</text:p>
          </table:table-cell>
          <table:table-cell office:value-type="float" office:value="13.99">
            <text:p>13.99</text:p>
          </table:table-cell>
          <table:table-cell office:value-type="float" office:value="0.38">
            <text:p>0.38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40">
            <text:p>540</text:p>
          </table:table-cell>
          <table:table-cell office:value-type="float" office:value="307">
            <text:p>307</text:p>
          </table:table-cell>
          <table:table-cell office:value-type="float" office:value="66">
            <text:p>66</text:p>
          </table:table-cell>
          <table:table-cell office:value-type="float" office:value="1.6">
            <text:p>1.6</text:p>
          </table:table-cell>
          <table:table-cell office:value-type="float" office:value="3.4">
            <text:p>3.4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K 217 </text:p>
          </table:table-cell>
          <table:table-cell office:value-type="string">
            <text:p>13 46 17.2</text:p>
          </table:table-cell>
          <table:table-cell office:value-type="string">
            <text:p>-45 41 05</text:p>
          </table:table-cell>
          <table:table-cell office:value-type="float" office:value="0.6">
            <text:p>0.6</text:p>
          </table:table-cell>
          <table:table-cell office:value-type="float" office:value="0.83">
            <text:p>0.83</text:p>
          </table:table-cell>
          <table:table-cell office:value-type="float" office:value="17.57">
            <text:p>17.57</text:p>
          </table:table-cell>
          <table:table-cell office:value-type="float" office:value="0.52">
            <text:p>0.52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84">
            <text:p>3.84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K 221 </text:p>
          </table:table-cell>
          <table:table-cell office:value-type="string">
            <text:p>13 48 46.4</text:p>
          </table:table-cell>
          <table:table-cell office:value-type="string">
            <text:p>-46 59 49</text:p>
          </table:table-cell>
          <table:table-cell office:value-type="float" office:value="1.5">
            <text:p>1.5</text:p>
          </table:table-cell>
          <table:table-cell office:value-type="float" office:value="0.67">
            <text:p>0.67</text:p>
          </table:table-cell>
          <table:table-cell office:value-type="float" office:value="18">
            <text:p>18</text:p>
          </table:table-cell>
          <table:table-cell office:value-type="float" office:value="0.6">
            <text:p>0.6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98">
            <text:p>3.98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KH 86</text:p>
          </table:table-cell>
          <table:table-cell office:value-type="string">
            <text:p>13 54 33.6</text:p>
          </table:table-cell>
          <table:table-cell office:value-type="string">
            <text:p>+04 14 35</text:p>
          </table:table-cell>
          <table:table-cell office:value-type="float" office:value="0.7">
            <text:p>0.7</text:p>
          </table:table-cell>
          <table:table-cell office:value-type="float" office:value="0.71">
            <text:p>0.71</text:p>
          </table:table-cell>
          <table:table-cell office:value-type="float" office:value="16.88">
            <text:p>16.88</text:p>
          </table:table-cell>
          <table:table-cell office:value-type="float" office:value="0.12">
            <text:p>0.12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87">
            <text:p>287</text:p>
          </table:table-cell>
          <table:table-cell office:value-type="float" office:value="209">
            <text:p>209</text:p>
          </table:table-cell>
          <table:table-cell office:value-type="float" office:value="14">
            <text:p>14</text:p>
          </table:table-cell>
          <table:table-cell office:value-type="float" office:value="-0.3">
            <text:p>-0.3</text:p>
          </table:table-cell>
          <table:table-cell office:value-type="float" office:value="2.61">
            <text:p>2.61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U8833</text:p>
          </table:table-cell>
          <table:table-cell office:value-type="string">
            <text:p>13 54 48.7</text:p>
          </table:table-cell>
          <table:table-cell office:value-type="string">
            <text:p>+35 50 15</text:p>
          </table:table-cell>
          <table:table-cell office:value-type="float" office:value="0.9">
            <text:p>0.9</text:p>
          </table:table-cell>
          <table:table-cell office:value-type="float" office:value="0.89">
            <text:p>0.89</text:p>
          </table:table-cell>
          <table:table-cell office:value-type="float" office:value="15.15">
            <text:p>15.15</text:p>
          </table:table-cell>
          <table:table-cell office:value-type="float" office:value="0.05">
            <text:p>0.0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26">
            <text:p>226</text:p>
          </table:table-cell>
          <table:table-cell office:value-type="float" office:value="285">
            <text:p>285</text:p>
          </table:table-cell>
          <table:table-cell office:value-type="float" office:value="28">
            <text:p>28</text:p>
          </table:table-cell>
          <table:table-cell office:value-type="float" office:value="0.78">
            <text:p>0.78</text:p>
          </table:table-cell>
          <table:table-cell office:value-type="float" office:value="3.19">
            <text:p>3.19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E384-016</text:p>
          </table:table-cell>
          <table:table-cell office:value-type="string">
            <text:p>13 57 01.6</text:p>
          </table:table-cell>
          <table:table-cell office:value-type="string">
            <text:p>-35 20 02</text:p>
          </table:table-cell>
          <table:table-cell office:value-type="float" office:value="1.3">
            <text:p>1.3</text:p>
          </table:table-cell>
          <table:table-cell office:value-type="float" office:value="0.69">
            <text:p>0.69</text:p>
          </table:table-cell>
          <table:table-cell office:value-type="float" office:value="15.11">
            <text:p>15.11</text:p>
          </table:table-cell>
          <table:table-cell office:value-type="float" office:value="0.32">
            <text:p>0.32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61">
            <text:p>561</text:p>
          </table:table-cell>
          <table:table-cell office:value-type="float" office:value="350">
            <text:p>350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72">
            <text:p>3.72</text:p>
          </table:table-cell>
          <table:table-cell office:value-type="string">
            <text:p>sbf</text:p>
          </table:table-cell>
        </table:table-row>
        <table:table-row table:style-name="ro1">
          <table:table-cell office:value-type="string">
            <text:p>M101 </text:p>
          </table:table-cell>
          <table:table-cell office:value-type="string">
            <text:p>14 03 12.8</text:p>
          </table:table-cell>
          <table:table-cell office:value-type="string">
            <text:p>+54 21 02</text:p>
          </table:table-cell>
          <table:table-cell office:value-type="float" office:value="28.8">
            <text:p>28.8</text:p>
          </table:table-cell>
          <table:table-cell office:value-type="float" office:value="0.93">
            <text:p>0.93</text:p>
          </table:table-cell>
          <table:table-cell office:value-type="float" office:value="8.2">
            <text:p>8.2</text:p>
          </table:table-cell>
          <table:table-cell office:value-type="float" office:value="0.04">
            <text:p>0.04</text:p>
          </table:table-cell>
          <table:table-cell office:value-type="float" office:value="6">
            <text:p>6</text:p>
          </table:table-cell>
          <table:table-cell office:value-type="string">
            <text:p>BK</text:p>
          </table:table-cell>
          <table:table-cell office:value-type="float" office:value="241">
            <text:p>241</text:p>
          </table:table-cell>
          <table:table-cell office:value-type="float" office:value="379">
            <text:p>379</text:p>
          </table:table-cell>
          <table:table-cell office:value-type="float" office:value="143">
            <text:p>143</text:p>
          </table:table-cell>
          <table:table-cell office:value-type="float" office:value="3.25">
            <text:p>3.25</text:p>
          </table:table-cell>
          <table:table-cell office:value-type="float" office:value="7.38">
            <text:p>7.38</text:p>
          </table:table-cell>
          <table:table-cell office:value-type="string">
            <text:p>cep</text:p>
          </table:table-cell>
        </table:table-row>
        <table:table-row table:style-name="ro1">
          <table:table-cell office:value-type="string">
            <text:p>N5408</text:p>
          </table:table-cell>
          <table:table-cell office:value-type="string">
            <text:p>14 03 21.5</text:p>
          </table:table-cell>
          <table:table-cell office:value-type="string">
            <text:p>-41 22 35</text:p>
          </table:table-cell>
          <table:table-cell office:value-type="float" office:value="1.9">
            <text:p>1.9</text:p>
          </table:table-cell>
          <table:table-cell office:value-type="float" office:value="0.42">
            <text:p>0.42</text:p>
          </table:table-cell>
          <table:table-cell office:value-type="float" office:value="12.21">
            <text:p>12.21</text:p>
          </table:table-cell>
          <table:table-cell office:value-type="float" office:value="0.3">
            <text:p>0.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09">
            <text:p>509</text:p>
          </table:table-cell>
          <table:table-cell office:value-type="float" office:value="288">
            <text:p>288</text:p>
          </table:table-cell>
          <table:table-cell office:value-type="float" office:value="68">
            <text:p>68</text:p>
          </table:table-cell>
          <table:table-cell office:value-type="float" office:value="1.81">
            <text:p>1.81</text:p>
          </table:table-cell>
          <table:table-cell office:value-type="float" office:value="4.81">
            <text:p>4.81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K 230 </text:p>
          </table:table-cell>
          <table:table-cell office:value-type="string">
            <text:p>14 07 10.7</text:p>
          </table:table-cell>
          <table:table-cell office:value-type="string">
            <text:p>+35 03 37</text:p>
          </table:table-cell>
          <table:table-cell office:value-type="float" office:value="0.6">
            <text:p>0.6</text:p>
          </table:table-cell>
          <table:table-cell office:value-type="float" office:value="0.83">
            <text:p>0.83</text:p>
          </table:table-cell>
          <table:table-cell office:value-type="float" office:value="17.9">
            <text:p>17.9</text:p>
          </table:table-cell>
          <table:table-cell office:value-type="float" office:value="0.06">
            <text:p>0.0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62">
            <text:p>62</text:p>
          </table:table-cell>
          <table:table-cell office:value-type="float" office:value="126">
            <text:p>126</text:p>
          </table:table-cell>
          <table:table-cell office:value-type="float" office:value="21">
            <text:p>21</text:p>
          </table:table-cell>
          <table:table-cell office:value-type="float" office:value="0.41">
            <text:p>0.41</text:p>
          </table:table-cell>
          <table:table-cell office:value-type="float" office:value="1.9">
            <text:p>1.9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DDO 187</text:p>
          </table:table-cell>
          <table:table-cell office:value-type="string">
            <text:p>14 15 56.5</text:p>
          </table:table-cell>
          <table:table-cell office:value-type="string">
            <text:p>+23 03 19</text:p>
          </table:table-cell>
          <table:table-cell office:value-type="float" office:value="1.7">
            <text:p>1.7</text:p>
          </table:table-cell>
          <table:table-cell office:value-type="float" office:value="0.76">
            <text:p>0.76</text:p>
          </table:table-cell>
          <table:table-cell office:value-type="float" office:value="14.38">
            <text:p>14.38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52">
            <text:p>152</text:p>
          </table:table-cell>
          <table:table-cell office:value-type="float" office:value="172">
            <text:p>172</text:p>
          </table:table-cell>
          <table:table-cell office:value-type="float" office:value="34">
            <text:p>34</text:p>
          </table:table-cell>
          <table:table-cell office:value-type="float" office:value="1.08">
            <text:p>1.08</text:p>
          </table:table-cell>
          <table:table-cell office:value-type="float" office:value="2.5">
            <text:p>2.5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DDO 190, U9240 </text:p>
          </table:table-cell>
          <table:table-cell office:value-type="string">
            <text:p>14 24 43.5</text:p>
          </table:table-cell>
          <table:table-cell office:value-type="string">
            <text:p>+44 31 33</text:p>
          </table:table-cell>
          <table:table-cell office:value-type="float" office:value="1.8">
            <text:p>1.8</text:p>
          </table:table-cell>
          <table:table-cell office:value-type="float" office:value="0.89">
            <text:p>0.89</text:p>
          </table:table-cell>
          <table:table-cell office:value-type="float" office:value="13.1">
            <text:p>13.1</text:p>
          </table:table-cell>
          <table:table-cell office:value-type="float" office:value="0.05">
            <text:p>0.0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50">
            <text:p>150</text:p>
          </table:table-cell>
          <table:table-cell office:value-type="float" office:value="263">
            <text:p>263</text:p>
          </table:table-cell>
          <table:table-cell office:value-type="float" office:value="45">
            <text:p>45</text:p>
          </table:table-cell>
          <table:table-cell office:value-type="float" office:value="1.37">
            <text:p>1.37</text:p>
          </table:table-cell>
          <table:table-cell office:value-type="float" office:value="2.79">
            <text:p>2.79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P51659 </text:p>
          </table:table-cell>
          <table:table-cell office:value-type="string">
            <text:p>14 28 03.7</text:p>
          </table:table-cell>
          <table:table-cell office:value-type="string">
            <text:p>-46 18 06</text:p>
          </table:table-cell>
          <table:table-cell office:value-type="float" office:value="2.4">
            <text:p>2.4</text:p>
          </table:table-cell>
          <table:table-cell office:value-type="float" office:value="0.38">
            <text:p>0.38</text:p>
          </table:table-cell>
          <table:table-cell office:value-type="float" office:value="16.5">
            <text:p>16.5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86">
            <text:p>386</text:p>
          </table:table-cell>
          <table:table-cell office:value-type="float" office:value="171">
            <text:p>171</text:p>
          </table:table-cell>
          <table:table-cell office:value-type="float" office:value="37">
            <text:p>37</text:p>
          </table:table-cell>
          <table:table-cell office:value-type="float" office:value="1.23">
            <text:p>1.23</text:p>
          </table:table-cell>
          <table:table-cell office:value-type="float" office:value="3.58">
            <text:p>3.58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UMin </text:p>
          </table:table-cell>
          <table:table-cell office:value-type="string">
            <text:p>15 09 11.3</text:p>
          </table:table-cell>
          <table:table-cell office:value-type="string">
            <text:p>+67 12 52</text:p>
          </table:table-cell>
          <table:table-cell office:value-type="float" office:value="30.2">
            <text:p>30.2</text:p>
          </table:table-cell>
          <table:table-cell office:value-type="float" office:value="0.63">
            <text:p>0.63</text:p>
          </table:table-cell>
          <table:table-cell office:value-type="float" office:value="11.9">
            <text:p>11.9</text:p>
          </table:table-cell>
          <table:table-cell office:value-type="float" office:value="0.14">
            <text:p>0.14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float" office:value="-247">
            <text:p>-247</text:p>
          </table:table-cell>
          <table:table-cell office:value-type="float" office:value="-44">
            <text:p>-44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0.06">
            <text:p>0.06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KR 25</text:p>
          </table:table-cell>
          <table:table-cell office:value-type="string">
            <text:p>16 13 47.6</text:p>
          </table:table-cell>
          <table:table-cell office:value-type="string">
            <text:p>+54 22 16</text:p>
          </table:table-cell>
          <table:table-cell office:value-type="float" office:value="1.1">
            <text:p>1.1</text:p>
          </table:table-cell>
          <table:table-cell office:value-type="float" office:value="0.59">
            <text:p>0.59</text:p>
          </table:table-cell>
          <table:table-cell office:value-type="float" office:value="16.45">
            <text:p>16.45</text:p>
          </table:table-cell>
          <table:table-cell office:value-type="float" office:value="0.04">
            <text:p>0.0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-139">
            <text:p>-139</text:p>
          </table:table-cell>
          <table:table-cell office:value-type="float" office:value="68">
            <text:p>68</text:p>
          </table:table-cell>
          <table:table-cell office:value-type="float" office:value="15">
            <text:p>15</text:p>
          </table:table-cell>
          <table:table-cell office:value-type="float" office:value="0.18">
            <text:p>0.18</text:p>
          </table:table-cell>
          <table:table-cell office:value-type="float" office:value="1.86">
            <text:p>1.86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Draco</text:p>
          </table:table-cell>
          <table:table-cell office:value-type="string">
            <text:p>17 20 01.4</text:p>
          </table:table-cell>
          <table:table-cell office:value-type="string">
            <text:p>+57 54 34</text:p>
          </table:table-cell>
          <table:table-cell office:value-type="float" office:value="35.5">
            <text:p>35.5</text:p>
          </table:table-cell>
          <table:table-cell office:value-type="float" office:value="0.69">
            <text:p>0.69</text:p>
          </table:table-cell>
          <table:table-cell office:value-type="float" office:value="10.9">
            <text:p>10.9</text:p>
          </table:table-cell>
          <table:table-cell office:value-type="float" office:value="0.12">
            <text:p>0.12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float" office:value="-293">
            <text:p>-293</text:p>
          </table:table-cell>
          <table:table-cell office:value-type="float" office:value="-48">
            <text:p>-48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0.08">
            <text:p>0.08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Milky Way </text:p>
          </table:table-cell>
          <table:table-cell office:value-type="string">
            <text:p>17 45 09.2</text:p>
          </table:table-cell>
          <table:table-cell office:value-type="string">
            <text:p>-28 01 12</text:p>
          </table:table-cell>
          <table:table-cell office:value-type="string">
            <text:p>.. .</text:p>
          </table:table-cell>
          <table:table-cell office:value-type="string">
            <text:p>. ..</text:p>
          </table:table-cell>
          <table:table-cell office:value-type="float" office:value="-4.6">
            <text:p>-4.6</text:p>
          </table:table-cell>
          <table:table-cell office:value-type="string">
            <text:p>...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-88">
            <text:p>-88</text:p>
          </table:table-cell>
          <table:table-cell office:value-type="float" office:value="440">
            <text:p>440</text:p>
          </table:table-cell>
          <table:table-cell office:value-type="float" office:value="8.3">
            <text:p>8.3</text:p>
          </table:table-cell>
          <table:table-cell office:value-type="float" office:value="0.01">
            <text:p>0.01</text:p>
          </table:table-cell>
          <table:table-cell office:value-type="string">
            <text:p>cep</text:p>
          </table:table-cell>
        </table:table-row>
        <table:table-row table:style-name="ro1">
          <table:table-cell office:value-type="string">
            <text:p>N6503</text:p>
          </table:table-cell>
          <table:table-cell office:value-type="string">
            <text:p>17 49 27.6</text:p>
          </table:table-cell>
          <table:table-cell office:value-type="string">
            <text:p>+70 08 41</text:p>
          </table:table-cell>
          <table:table-cell office:value-type="float" office:value="7.1">
            <text:p>7.1</text:p>
          </table:table-cell>
          <table:table-cell office:value-type="float" office:value="0.34">
            <text:p>0.34</text:p>
          </table:table-cell>
          <table:table-cell office:value-type="float" office:value="11.05">
            <text:p>11.05</text:p>
          </table:table-cell>
          <table:table-cell office:value-type="float" office:value="0.14">
            <text:p>0.14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float" office:value="43">
            <text:p>43</text:p>
          </table:table-cell>
          <table:table-cell office:value-type="float" office:value="301">
            <text:p>301</text:p>
          </table:table-cell>
          <table:table-cell office:value-type="float" office:value="173">
            <text:p>173</text:p>
          </table:table-cell>
          <table:table-cell office:value-type="float" office:value="2.2">
            <text:p>2.2</text:p>
          </table:table-cell>
          <table:table-cell office:value-type="float" office:value="5.27">
            <text:p>5.27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6789, KK 245 </text:p>
          </table:table-cell>
          <table:table-cell office:value-type="string">
            <text:p>19 16 41.8</text:p>
          </table:table-cell>
          <table:table-cell office:value-type="string">
            <text:p>+63 58 22</text:p>
          </table:table-cell>
          <table:table-cell office:value-type="float" office:value="1.4">
            <text:p>1.4</text:p>
          </table:table-cell>
          <table:table-cell office:value-type="float" office:value="0.77">
            <text:p>0.77</text:p>
          </table:table-cell>
          <table:table-cell office:value-type="float" office:value="13.76">
            <text:p>13.76</text:p>
          </table:table-cell>
          <table:table-cell office:value-type="float" office:value="0.3">
            <text:p>0.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-141">
            <text:p>-141</text:p>
          </table:table-cell>
          <table:table-cell office:value-type="float" office:value="144">
            <text:p>144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6">
            <text:p>3.6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Sag DIG, E594-4</text:p>
          </table:table-cell>
          <table:table-cell office:value-type="string">
            <text:p>19 29 59.0</text:p>
          </table:table-cell>
          <table:table-cell office:value-type="string">
            <text:p>-17 40 41</text:p>
          </table:table-cell>
          <table:table-cell office:value-type="float" office:value="2.9">
            <text:p>2.9</text:p>
          </table:table-cell>
          <table:table-cell office:value-type="float" office:value="0.72">
            <text:p>0.72</text:p>
          </table:table-cell>
          <table:table-cell office:value-type="float" office:value="14.12">
            <text:p>14.12</text:p>
          </table:table-cell>
          <table:table-cell office:value-type="float" office:value="0.52">
            <text:p>0.52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-77">
            <text:p>-77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1.4">
            <text:p>1.4</text:p>
          </table:table-cell>
          <table:table-cell office:value-type="float" office:value="1.04">
            <text:p>1.04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6822</text:p>
          </table:table-cell>
          <table:table-cell office:value-type="string">
            <text:p>19 44 57.7</text:p>
          </table:table-cell>
          <table:table-cell office:value-type="string">
            <text:p>-14 48 11</text:p>
          </table:table-cell>
          <table:table-cell office:value-type="float" office:value="15.5">
            <text:p>15.5</text:p>
          </table:table-cell>
          <table:table-cell office:value-type="float" office:value="0.87">
            <text:p>0.87</text:p>
          </table:table-cell>
          <table:table-cell office:value-type="float" office:value="9.32">
            <text:p>9.32</text:p>
          </table:table-cell>
          <table:table-cell office:value-type="float" office:value="1.03">
            <text:p>1.0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-57">
            <text:p>-57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3.38">
            <text:p>3.38</text:p>
          </table:table-cell>
          <table:table-cell office:value-type="float" office:value="0.5">
            <text:p>0.5</text:p>
          </table:table-cell>
          <table:table-cell office:value-type="string">
            <text:p>cep</text:p>
          </table:table-cell>
        </table:table-row>
        <table:table-row table:style-name="ro1">
          <table:table-cell office:value-type="string">
            <text:p>DDO 210</text:p>
          </table:table-cell>
          <table:table-cell office:value-type="string">
            <text:p>20 46 51.8</text:p>
          </table:table-cell>
          <table:table-cell office:value-type="string">
            <text:p>-12 50 53</text:p>
          </table:table-cell>
          <table:table-cell office:value-type="float" office:value="2.2">
            <text:p>2.2</text:p>
          </table:table-cell>
          <table:table-cell office:value-type="float" office:value="0.5">
            <text:p>0.5</text:p>
          </table:table-cell>
          <table:table-cell office:value-type="float" office:value="14">
            <text:p>14</text:p>
          </table:table-cell>
          <table:table-cell office:value-type="float" office:value="0.22">
            <text:p>0.22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-137">
            <text:p>-137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.05">
            <text:p>1.05</text:p>
          </table:table-cell>
          <table:table-cell office:value-type="float" office:value="0.94">
            <text:p>0.94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I5152, E237-27</text:p>
          </table:table-cell>
          <table:table-cell office:value-type="string">
            <text:p>22 02 41.9</text:p>
          </table:table-cell>
          <table:table-cell office:value-type="string">
            <text:p>-51 17 43</text:p>
          </table:table-cell>
          <table:table-cell office:value-type="float" office:value="5.2">
            <text:p>5.2</text:p>
          </table:table-cell>
          <table:table-cell office:value-type="float" office:value="0.62">
            <text:p>0.62</text:p>
          </table:table-cell>
          <table:table-cell office:value-type="float" office:value="11.06">
            <text:p>11.06</text:p>
          </table:table-cell>
          <table:table-cell office:value-type="float" office:value="0.11">
            <text:p>0.1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24">
            <text:p>124</text:p>
          </table:table-cell>
          <table:table-cell office:value-type="float" office:value="75">
            <text:p>75</text:p>
          </table:table-cell>
          <table:table-cell office:value-type="float" office:value="91">
            <text:p>91</text:p>
          </table:table-cell>
          <table:table-cell office:value-type="float" office:value="1.99">
            <text:p>1.99</text:p>
          </table:table-cell>
          <table:table-cell office:value-type="float" office:value="2.07">
            <text:p>2.07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Tucana, P69519 </text:p>
          </table:table-cell>
          <table:table-cell office:value-type="string">
            <text:p>22 41 49.0</text:p>
          </table:table-cell>
          <table:table-cell office:value-type="string">
            <text:p>-64 25 12</text:p>
          </table:table-cell>
          <table:table-cell office:value-type="float" office:value="2.9">
            <text:p>2.9</text:p>
          </table:table-cell>
          <table:table-cell office:value-type="float" office:value="0.41">
            <text:p>0.41</text:p>
          </table:table-cell>
          <table:table-cell office:value-type="float" office:value="15.7">
            <text:p>15.7</text:p>
          </table:table-cell>
          <table:table-cell office:value-type="float" office:value="0.14">
            <text:p>0.14</text:p>
          </table:table-cell>
          <table:table-cell office:value-type="float" office:value="-2">
            <text:p>-2</text:p>
          </table:table-cell>
          <table:table-cell office:value-type="string">
            <text:p>A</text:p>
          </table:table-cell>
          <table:table-cell table:style-name="ce7" office:value-type="time" office:time-value="PT130H00M00S">
            <text:p>130:00:00</text:p>
          </table:table-cell>
          <table:table-cell office:value-type="float" office:value="9">
            <text:p>9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0.88">
            <text:p>0.88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UA 438 </text:p>
          </table:table-cell>
          <table:table-cell office:value-type="string">
            <text:p>23 26 27.5</text:p>
          </table:table-cell>
          <table:table-cell office:value-type="string">
            <text:p>-32 23 26</text:p>
          </table:table-cell>
          <table:table-cell office:value-type="float" office:value="1.5">
            <text:p>1.5</text:p>
          </table:table-cell>
          <table:table-cell office:value-type="float" office:value="0.8">
            <text:p>0.8</text:p>
          </table:table-cell>
          <table:table-cell office:value-type="float" office:value="13.86">
            <text:p>13.86</text:p>
          </table:table-cell>
          <table:table-cell office:value-type="float" office:value="0.06">
            <text:p>0.0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62">
            <text:p>62</text:p>
          </table:table-cell>
          <table:table-cell office:value-type="float" office:value="99">
            <text:p>99</text:p>
          </table:table-cell>
          <table:table-cell office:value-type="float" office:value="34">
            <text:p>34</text:p>
          </table:table-cell>
          <table:table-cell office:value-type="float" office:value="1.18">
            <text:p>1.18</text:p>
          </table:table-cell>
          <table:table-cell office:value-type="float" office:value="2.23">
            <text:p>2.23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Pegasus, D216 </text:p>
          </table:table-cell>
          <table:table-cell office:value-type="string">
            <text:p>23 28 34.1</text:p>
          </table:table-cell>
          <table:table-cell office:value-type="string">
            <text:p>+14 44 48</text:p>
          </table:table-cell>
          <table:table-cell office:value-type="float" office:value="5">
            <text:p>5</text:p>
          </table:table-cell>
          <table:table-cell office:value-type="float" office:value="0.54">
            <text:p>0.54</text:p>
          </table:table-cell>
          <table:table-cell office:value-type="float" office:value="13.21">
            <text:p>13.21</text:p>
          </table:table-cell>
          <table:table-cell office:value-type="float" office:value="0.28">
            <text:p>0.28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-184">
            <text:p>-184</text:p>
          </table:table-cell>
          <table:table-cell office:value-type="float" office:value="60">
            <text:p>60</text:p>
          </table:table-cell>
          <table:table-cell office:value-type="float" office:value="23">
            <text:p>23</text:p>
          </table:table-cell>
          <table:table-cell office:value-type="float" office:value="1.28">
            <text:p>1.28</text:p>
          </table:table-cell>
          <table:table-cell office:value-type="float" office:value="0.76">
            <text:p>0.76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UA 442 </text:p>
          </table:table-cell>
          <table:table-cell office:value-type="string">
            <text:p>23 43 46.0</text:p>
          </table:table-cell>
          <table:table-cell office:value-type="string">
            <text:p>-31 57 33</text:p>
          </table:table-cell>
          <table:table-cell office:value-type="float" office:value="6.4">
            <text:p>6.4</text:p>
          </table:table-cell>
          <table:table-cell office:value-type="float" office:value="0.14">
            <text:p>0.14</text:p>
          </table:table-cell>
          <table:table-cell office:value-type="float" office:value="13.58">
            <text:p>13.58</text:p>
          </table:table-cell>
          <table:table-cell office:value-type="float" office:value="0.07">
            <text:p>0.07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float" office:value="267">
            <text:p>267</text:p>
          </table:table-cell>
          <table:table-cell office:value-type="float" office:value="299">
            <text:p>299</text:p>
          </table:table-cell>
          <table:table-cell office:value-type="float" office:value="93">
            <text:p>93</text:p>
          </table:table-cell>
          <table:table-cell office:value-type="float" office:value="1.52">
            <text:p>1.52</text:p>
          </table:table-cell>
          <table:table-cell office:value-type="float" office:value="4.27">
            <text:p>4.27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KKH 98</text:p>
          </table:table-cell>
          <table:table-cell office:value-type="string">
            <text:p>23 45 34.0</text:p>
          </table:table-cell>
          <table:table-cell office:value-type="string">
            <text:p>+38 43 04</text:p>
          </table:table-cell>
          <table:table-cell office:value-type="float" office:value="1.1">
            <text:p>1.1</text:p>
          </table:table-cell>
          <table:table-cell office:value-type="float" office:value="0.55">
            <text:p>0.55</text:p>
          </table:table-cell>
          <table:table-cell office:value-type="float" office:value="16.7">
            <text:p>16.7</text:p>
          </table:table-cell>
          <table:table-cell office:value-type="float" office:value="0.53">
            <text:p>0.5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-137">
            <text:p>-137</text:p>
          </table:table-cell>
          <table:table-cell office:value-type="float" office:value="151">
            <text:p>151</text:p>
          </table:table-cell>
          <table:table-cell office:value-type="float" office:value="22">
            <text:p>22</text:p>
          </table:table-cell>
          <table:table-cell office:value-type="float" office:value="0.61">
            <text:p>0.61</text:p>
          </table:table-cell>
          <table:table-cell office:value-type="float" office:value="2.45">
            <text:p>2.45</text:p>
          </table:table-cell>
          <table:table-cell office:value-type="string">
            <text:p>rgb</text:p>
          </table:table-cell>
        </table:table-row>
        <table:table-row table:style-name="ro1">
          <table:table-cell office:value-type="string">
            <text:p>N7793</text:p>
          </table:table-cell>
          <table:table-cell office:value-type="string">
            <text:p>23 57 49.4</text:p>
          </table:table-cell>
          <table:table-cell office:value-type="string">
            <text:p>-32 35 24</text:p>
          </table:table-cell>
          <table:table-cell office:value-type="float" office:value="9.3">
            <text:p>9.3</text:p>
          </table:table-cell>
          <table:table-cell office:value-type="float" office:value="0.68">
            <text:p>0.68</text:p>
          </table:table-cell>
          <table:table-cell office:value-type="float" office:value="9.7">
            <text:p>9.7</text:p>
          </table:table-cell>
          <table:table-cell office:value-type="float" office:value="0.08">
            <text:p>0.08</text:p>
          </table:table-cell>
          <table:table-cell office:value-type="float" office:value="7">
            <text:p>7</text:p>
          </table:table-cell>
          <table:table-cell office:value-type="string">
            <text:p>K</text:p>
          </table:table-cell>
          <table:table-cell office:value-type="float" office:value="229">
            <text:p>229</text:p>
          </table:table-cell>
          <table:table-cell office:value-type="float" office:value="252">
            <text:p>252</text:p>
          </table:table-cell>
          <table:table-cell office:value-type="float" office:value="174">
            <text:p>174</text:p>
          </table:table-cell>
          <table:table-cell office:value-type="float" office:value="2.47">
            <text:p>2.47</text:p>
          </table:table-cell>
          <table:table-cell office:value-type="float" office:value="3.91">
            <text:p>3.91</text:p>
          </table:table-cell>
          <table:table-cell office:value-type="string">
            <text:p>rgb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>
            <text:p>Poor Distance Methods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E349-031, SDIG</text:p>
          </table:table-cell>
          <table:table-cell office:value-type="string">
            <text:p>00 08 13.3</text:p>
          </table:table-cell>
          <table:table-cell office:value-type="string">
            <text:p>-34 34 42</text:p>
          </table:table-cell>
          <table:table-cell office:value-type="float" office:value="1.1">
            <text:p>1.1</text:p>
          </table:table-cell>
          <table:table-cell office:value-type="float" office:value="0.82">
            <text:p>0.82</text:p>
          </table:table-cell>
          <table:table-cell office:value-type="float" office:value="15.48">
            <text:p>15.48</text:p>
          </table:table-cell>
          <table:table-cell office:value-type="float" office:value="0.05">
            <text:p>0.0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07">
            <text:p>207</text:p>
          </table:table-cell>
          <table:table-cell office:value-type="float" office:value="216">
            <text:p>216</text:p>
          </table:table-cell>
          <table:table-cell office:value-type="float" office:value="20">
            <text:p>20</text:p>
          </table:table-cell>
          <table:table-cell office:value-type="float" office:value="0.36">
            <text:p>0.36</text:p>
          </table:table-cell>
          <table:table-cell office:value-type="float" office:value="4.1">
            <text:p>4.1</text:p>
          </table:table-cell>
          <table:table-cell office:value-type="string">
            <text:p>tf</text:p>
          </table:table-cell>
        </table:table-row>
        <table:table-row table:style-name="ro1">
          <table:table-cell office:value-type="string">
            <text:p>N55</text:p>
          </table:table-cell>
          <table:table-cell office:value-type="string">
            <text:p>00 15 08.5</text:p>
          </table:table-cell>
          <table:table-cell office:value-type="string">
            <text:p>-39 13 13</text:p>
          </table:table-cell>
          <table:table-cell office:value-type="float" office:value="32.4">
            <text:p>32.4</text:p>
          </table:table-cell>
          <table:table-cell office:value-type="float" office:value="0.17">
            <text:p>0.17</text:p>
          </table:table-cell>
          <table:table-cell office:value-type="float" office:value="8.84">
            <text:p>8.84</text:p>
          </table:table-cell>
          <table:table-cell office:value-type="float" office:value="0.06">
            <text:p>0.06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float" office:value="129">
            <text:p>129</text:p>
          </table:table-cell>
          <table:table-cell office:value-type="float" office:value="111">
            <text:p>111</text:p>
          </table:table-cell>
          <table:table-cell office:value-type="float" office:value="172">
            <text:p>172</text:p>
          </table:table-cell>
          <table:table-cell office:value-type="float" office:value="3.43">
            <text:p>3.43</text:p>
          </table:table-cell>
          <table:table-cell office:value-type="float" office:value="1.8">
            <text:p>1.8</text:p>
          </table:table-cell>
          <table:table-cell office:value-type="string">
            <text:p>tf</text:p>
          </table:table-cell>
        </table:table-row>
        <table:table-row table:style-name="ro1">
          <table:table-cell office:value-type="string">
            <text:p>U288</text:p>
          </table:table-cell>
          <table:table-cell office:value-type="string">
            <text:p>00 29 04.0</text:p>
          </table:table-cell>
          <table:table-cell office:value-type="string">
            <text:p>+43 25 54</text:p>
          </table:table-cell>
          <table:table-cell office:value-type="float" office:value="1.3">
            <text:p>1.3</text:p>
          </table:table-cell>
          <table:table-cell office:value-type="float" office:value="0.62">
            <text:p>0.62</text:p>
          </table:table-cell>
          <table:table-cell office:value-type="float" office:value="15.64">
            <text:p>15.64</text:p>
          </table:table-cell>
          <table:table-cell office:value-type="float" office:value="0.33">
            <text:p>0.3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87">
            <text:p>187</text:p>
          </table:table-cell>
          <table:table-cell office:value-type="float" office:value="464">
            <text:p>464</text:p>
          </table:table-cell>
          <table:table-cell office:value-type="float" office:value="36">
            <text:p>36</text:p>
          </table:table-cell>
          <table:table-cell office:value-type="float" office:value="0.71">
            <text:p>0.71</text:p>
          </table:table-cell>
          <table:table-cell office:value-type="float" office:value="6.7">
            <text:p>6.7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N247</text:p>
          </table:table-cell>
          <table:table-cell office:value-type="string">
            <text:p>00 47 08.3</text:p>
          </table:table-cell>
          <table:table-cell office:value-type="string">
            <text:p>-20 45 36</text:p>
          </table:table-cell>
          <table:table-cell office:value-type="float" office:value="21.4">
            <text:p>21.4</text:p>
          </table:table-cell>
          <table:table-cell office:value-type="float" office:value="0.32">
            <text:p>0.32</text:p>
          </table:table-cell>
          <table:table-cell office:value-type="float" office:value="9.86">
            <text:p>9.86</text:p>
          </table:table-cell>
          <table:table-cell office:value-type="float" office:value="0.08">
            <text:p>0.08</text:p>
          </table:table-cell>
          <table:table-cell office:value-type="float" office:value="7">
            <text:p>7</text:p>
          </table:table-cell>
          <table:table-cell office:value-type="string">
            <text:p>K</text:p>
          </table:table-cell>
          <table:table-cell office:value-type="float" office:value="160">
            <text:p>160</text:p>
          </table:table-cell>
          <table:table-cell office:value-type="float" office:value="215">
            <text:p>215</text:p>
          </table:table-cell>
          <table:table-cell office:value-type="float" office:value="210">
            <text:p>210</text:p>
          </table:table-cell>
          <table:table-cell office:value-type="float" office:value="2.83">
            <text:p>2.83</text:p>
          </table:table-cell>
          <table:table-cell office:value-type="float" office:value="4.1">
            <text:p>4.1</text:p>
          </table:table-cell>
          <table:table-cell office:value-type="string">
            <text:p>tf</text:p>
          </table:table-cell>
        </table:table-row>
        <table:table-row table:style-name="ro1">
          <table:table-cell office:value-type="string">
            <text:p>U1104</text:p>
          </table:table-cell>
          <table:table-cell office:value-type="string">
            <text:p>01 32 42.3</text:p>
          </table:table-cell>
          <table:table-cell office:value-type="string">
            <text:p>+18 18 57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4.48">
            <text:p>14.48</text:p>
          </table:table-cell>
          <table:table-cell office:value-type="float" office:value="0.27">
            <text:p>0.27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685">
            <text:p>685</text:p>
          </table:table-cell>
          <table:table-cell office:value-type="float" office:value="866">
            <text:p>866</text:p>
          </table:table-cell>
          <table:table-cell office:value-type="float" office:value="67">
            <text:p>67</text:p>
          </table:table-cell>
          <table:table-cell office:value-type="float" office:value="0.99">
            <text:p>0.99</text:p>
          </table:table-cell>
          <table:table-cell office:value-type="float" office:value="7.5">
            <text:p>7.5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KKH 6</text:p>
          </table:table-cell>
          <table:table-cell office:value-type="string">
            <text:p>01 34 51.6</text:p>
          </table:table-cell>
          <table:table-cell office:value-type="string">
            <text:p>+52 05 30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17">
            <text:p>17</text:p>
          </table:table-cell>
          <table:table-cell office:value-type="float" office:value="1.52">
            <text:p>1.52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7">
            <text:p>17</text:p>
          </table:table-cell>
          <table:table-cell office:value-type="float" office:value="270">
            <text:p>270</text:p>
          </table:table-cell>
          <table:table-cell office:value-type="float" office:value="31">
            <text:p>31</text:p>
          </table:table-cell>
          <table:table-cell office:value-type="float" office:value="0.61">
            <text:p>0.61</text:p>
          </table:table-cell>
          <table:table-cell office:value-type="float" office:value="3.8">
            <text:p>3.8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N628</text:p>
          </table:table-cell>
          <table:table-cell office:value-type="string">
            <text:p>01 36 41.3</text:p>
          </table:table-cell>
          <table:table-cell office:value-type="string">
            <text:p>+15 47 12</text:p>
          </table:table-cell>
          <table:table-cell office:value-type="float" office:value="10.1">
            <text:p>10.1</text:p>
          </table:table-cell>
          <table:table-cell office:value-type="float" office:value="0.94">
            <text:p>0.94</text:p>
          </table:table-cell>
          <table:table-cell office:value-type="float" office:value="9.79">
            <text:p>9.79</text:p>
          </table:table-cell>
          <table:table-cell office:value-type="float" office:value="0.3">
            <text:p>0.3</text:p>
          </table:table-cell>
          <table:table-cell office:value-type="float" office:value="5">
            <text:p>5</text:p>
          </table:table-cell>
          <table:table-cell office:value-type="string">
            <text:p>K</text:p>
          </table:table-cell>
          <table:table-cell office:value-type="float" office:value="657">
            <text:p>657</text:p>
          </table:table-cell>
          <table:table-cell office:value-type="float" office:value="827">
            <text:p>827</text:p>
          </table:table-cell>
          <table:table-cell office:value-type="float" office:value="53">
            <text:p>53</text:p>
          </table:table-cell>
          <table:table-cell office:value-type="float" office:value="2.74">
            <text:p>2.74</text:p>
          </table:table-cell>
          <table:table-cell office:value-type="float" office:value="7.3">
            <text:p>7.3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U1171</text:p>
          </table:table-cell>
          <table:table-cell office:value-type="string">
            <text:p>01 39 41.6</text:p>
          </table:table-cell>
          <table:table-cell office:value-type="string">
            <text:p>+15 54 11</text:p>
          </table:table-cell>
          <table:table-cell office:value-type="float" office:value="1.3">
            <text:p>1.3</text:p>
          </table:table-cell>
          <table:table-cell office:value-type="float" office:value="0.92">
            <text:p>0.92</text:p>
          </table:table-cell>
          <table:table-cell office:value-type="float" office:value="15.71">
            <text:p>15.71</text:p>
          </table:table-cell>
          <table:table-cell office:value-type="float" office:value="0.25">
            <text:p>0.2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738">
            <text:p>738</text:p>
          </table:table-cell>
          <table:table-cell office:value-type="float" office:value="906">
            <text:p>906</text:p>
          </table:table-cell>
          <table:table-cell office:value-type="float" office:value="25">
            <text:p>25</text:p>
          </table:table-cell>
          <table:table-cell office:value-type="float" office:value="0.15">
            <text:p>0.15</text:p>
          </table:table-cell>
          <table:table-cell office:value-type="float" office:value="7.3">
            <text:p>7.3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DDO 13, U1176 </text:p>
          </table:table-cell>
          <table:table-cell office:value-type="string">
            <text:p>01 40 09.6</text:p>
          </table:table-cell>
          <table:table-cell office:value-type="string">
            <text:p>+15 54 17</text:p>
          </table:table-cell>
          <table:table-cell office:value-type="float" office:value="4.6">
            <text:p>4.6</text:p>
          </table:table-cell>
          <table:table-cell office:value-type="float" office:value="0.78">
            <text:p>0.78</text:p>
          </table:table-cell>
          <table:table-cell office:value-type="float" office:value="14.33">
            <text:p>14.33</text:p>
          </table:table-cell>
          <table:table-cell office:value-type="float" office:value="0.28">
            <text:p>0.28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630">
            <text:p>630</text:p>
          </table:table-cell>
          <table:table-cell office:value-type="float" office:value="798">
            <text:p>798</text:p>
          </table:table-cell>
          <table:table-cell office:value-type="float" office:value="37">
            <text:p>37</text:p>
          </table:table-cell>
          <table:table-cell office:value-type="float" office:value="1.45">
            <text:p>1.45</text:p>
          </table:table-cell>
          <table:table-cell office:value-type="float" office:value="9">
            <text:p>9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KK 13 </text:p>
          </table:table-cell>
          <table:table-cell office:value-type="string">
            <text:p>01 42 16.8</text:p>
          </table:table-cell>
          <table:table-cell office:value-type="string">
            <text:p>+26 22 04</text:p>
          </table:table-cell>
          <table:table-cell office:value-type="float" office:value="0.7">
            <text:p>0.7</text:p>
          </table:table-cell>
          <table:table-cell office:value-type="float" office:value="0.57">
            <text:p>0.57</text:p>
          </table:table-cell>
          <table:table-cell office:value-type="float" office:value="16.57">
            <text:p>16.57</text:p>
          </table:table-cell>
          <table:table-cell office:value-type="float" office:value="0.39">
            <text:p>0.39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57">
            <text:p>357</text:p>
          </table:table-cell>
          <table:table-cell office:value-type="float" office:value="556">
            <text:p>556</text:p>
          </table:table-cell>
          <table:table-cell office:value-type="float" office:value="31">
            <text:p>31</text:p>
          </table:table-cell>
          <table:table-cell office:value-type="float" office:value="-0.05">
            <text:p>-0.05</text:p>
          </table:table-cell>
          <table:table-cell office:value-type="float" office:value="7.2">
            <text:p>7.2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KDG 10</text:p>
          </table:table-cell>
          <table:table-cell office:value-type="string">
            <text:p>01 43 41.4</text:p>
          </table:table-cell>
          <table:table-cell office:value-type="string">
            <text:p>+15 41 23</text:p>
          </table:table-cell>
          <table:table-cell office:value-type="float" office:value="1.5">
            <text:p>1.5</text:p>
          </table:table-cell>
          <table:table-cell office:value-type="float" office:value="0.67">
            <text:p>0.67</text:p>
          </table:table-cell>
          <table:table-cell office:value-type="float" office:value="16.28">
            <text:p>16.28</text:p>
          </table:table-cell>
          <table:table-cell office:value-type="float" office:value="0.32">
            <text:p>0.32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789">
            <text:p>789</text:p>
          </table:table-cell>
          <table:table-cell office:value-type="float" office:value="953">
            <text:p>953</text:p>
          </table:table-cell>
          <table:table-cell office:value-type="float" office:value="32">
            <text:p>32</text:p>
          </table:table-cell>
          <table:table-cell office:value-type="float" office:value="0.55">
            <text:p>0.55</text:p>
          </table:table-cell>
          <table:table-cell office:value-type="float" office:value="7.9">
            <text:p>7.9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KK 14 </text:p>
          </table:table-cell>
          <table:table-cell office:value-type="string">
            <text:p>01 44 42.7</text:p>
          </table:table-cell>
          <table:table-cell office:value-type="string">
            <text:p>+27 17 16</text:p>
          </table:table-cell>
          <table:table-cell office:value-type="float" office:value="1.6">
            <text:p>1.6</text:p>
          </table:table-cell>
          <table:table-cell office:value-type="float" office:value="0.37">
            <text:p>0.37</text:p>
          </table:table-cell>
          <table:table-cell office:value-type="float" office:value="17.47">
            <text:p>17.47</text:p>
          </table:table-cell>
          <table:table-cell office:value-type="float" office:value="0.31">
            <text:p>0.3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423">
            <text:p>423</text:p>
          </table:table-cell>
          <table:table-cell office:value-type="float" office:value="622">
            <text:p>622</text:p>
          </table:table-cell>
          <table:table-cell office:value-type="float" office:value="31">
            <text:p>31</text:p>
          </table:table-cell>
          <table:table-cell office:value-type="float" office:value="0.43">
            <text:p>0.43</text:p>
          </table:table-cell>
          <table:table-cell office:value-type="float" office:value="7.2">
            <text:p>7.2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KK 15 </text:p>
          </table:table-cell>
          <table:table-cell office:value-type="string">
            <text:p>01 46 41.6</text:p>
          </table:table-cell>
          <table:table-cell office:value-type="string">
            <text:p>+26 48 05</text:p>
          </table:table-cell>
          <table:table-cell office:value-type="float" office:value="0.6">
            <text:p>0.6</text:p>
          </table:table-cell>
          <table:table-cell office:value-type="float" office:value="0.33">
            <text:p>0.33</text:p>
          </table:table-cell>
          <table:table-cell office:value-type="float" office:value="18.22">
            <text:p>18.22</text:p>
          </table:table-cell>
          <table:table-cell office:value-type="float" office:value="0.36">
            <text:p>0.3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66">
            <text:p>366</text:p>
          </table:table-cell>
          <table:table-cell office:value-type="float" office:value="563">
            <text:p>563</text:p>
          </table:table-cell>
          <table:table-cell office:value-type="float" office:value="22">
            <text:p>22</text:p>
          </table:table-cell>
          <table:table-cell office:value-type="float" office:value="-0.1">
            <text:p>-0.1</text:p>
          </table:table-cell>
          <table:table-cell office:value-type="float" office:value="7.2">
            <text:p>7.2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I1727, U1249 </text:p>
          </table:table-cell>
          <table:table-cell office:value-type="string">
            <text:p>01 47 30.1</text:p>
          </table:table-cell>
          <table:table-cell office:value-type="string">
            <text:p>+27 19 52</text:p>
          </table:table-cell>
          <table:table-cell office:value-type="float" office:value="6.9">
            <text:p>6.9</text:p>
          </table:table-cell>
          <table:table-cell office:value-type="float" office:value="0.36">
            <text:p>0.36</text:p>
          </table:table-cell>
          <table:table-cell office:value-type="float" office:value="12.06">
            <text:p>12.06</text:p>
          </table:table-cell>
          <table:table-cell office:value-type="float" office:value="0.34">
            <text:p>0.34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338">
            <text:p>338</text:p>
          </table:table-cell>
          <table:table-cell office:value-type="float" office:value="535">
            <text:p>535</text:p>
          </table:table-cell>
          <table:table-cell office:value-type="float" office:value="118">
            <text:p>118</text:p>
          </table:table-cell>
          <table:table-cell office:value-type="float" office:value="2.08">
            <text:p>2.08</text:p>
          </table:table-cell>
          <table:table-cell office:value-type="float" office:value="7.2">
            <text:p>7.2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N672</text:p>
          </table:table-cell>
          <table:table-cell office:value-type="string">
            <text:p>01 47 53.2</text:p>
          </table:table-cell>
          <table:table-cell office:value-type="string">
            <text:p>+27 26 01</text:p>
          </table:table-cell>
          <table:table-cell office:value-type="float" office:value="7.2">
            <text:p>7.2</text:p>
          </table:table-cell>
          <table:table-cell office:value-type="float" office:value="0.36">
            <text:p>0.36</text:p>
          </table:table-cell>
          <table:table-cell office:value-type="float" office:value="11.33">
            <text:p>11.33</text:p>
          </table:table-cell>
          <table:table-cell office:value-type="float" office:value="0.34">
            <text:p>0.34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float" office:value="421">
            <text:p>421</text:p>
          </table:table-cell>
          <table:table-cell office:value-type="float" office:value="618">
            <text:p>618</text:p>
          </table:table-cell>
          <table:table-cell office:value-type="float" office:value="205">
            <text:p>205</text:p>
          </table:table-cell>
          <table:table-cell office:value-type="float" office:value="2.16">
            <text:p>2.16</text:p>
          </table:table-cell>
          <table:table-cell office:value-type="float" office:value="7.2">
            <text:p>7.2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U1281</text:p>
          </table:table-cell>
          <table:table-cell office:value-type="string">
            <text:p>01 49 32.3</text:p>
          </table:table-cell>
          <table:table-cell office:value-type="string">
            <text:p>+32 35 33</text:p>
          </table:table-cell>
          <table:table-cell office:value-type="float" office:value="4.5">
            <text:p>4.5</text:p>
          </table:table-cell>
          <table:table-cell office:value-type="float" office:value="0.18">
            <text:p>0.18</text:p>
          </table:table-cell>
          <table:table-cell office:value-type="float" office:value="13.03">
            <text:p>13.03</text:p>
          </table:table-cell>
          <table:table-cell office:value-type="float" office:value="0.2">
            <text:p>0.2</text:p>
          </table:table-cell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float" office:value="157">
            <text:p>157</text:p>
          </table:table-cell>
          <table:table-cell office:value-type="float" office:value="367">
            <text:p>367</text:p>
          </table:table-cell>
          <table:table-cell office:value-type="float" office:value="119">
            <text:p>119</text:p>
          </table:table-cell>
          <table:table-cell office:value-type="float" office:value="1.55">
            <text:p>1.55</text:p>
          </table:table-cell>
          <table:table-cell office:value-type="float" office:value="5.4">
            <text:p>5.4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N784</text:p>
          </table:table-cell>
          <table:table-cell office:value-type="string">
            <text:p>02 01 16.8</text:p>
          </table:table-cell>
          <table:table-cell office:value-type="string">
            <text:p>+28 50 37</text:p>
          </table:table-cell>
          <table:table-cell office:value-type="float" office:value="6.6">
            <text:p>6.6</text:p>
          </table:table-cell>
          <table:table-cell office:value-type="float" office:value="0.23">
            <text:p>0.23</text:p>
          </table:table-cell>
          <table:table-cell office:value-type="float" office:value="12.16">
            <text:p>12.16</text:p>
          </table:table-cell>
          <table:table-cell office:value-type="float" office:value="0.26">
            <text:p>0.26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float" office:value="194">
            <text:p>194</text:p>
          </table:table-cell>
          <table:table-cell office:value-type="float" office:value="386">
            <text:p>386</text:p>
          </table:table-cell>
          <table:table-cell office:value-type="float" office:value="92">
            <text:p>92</text:p>
          </table:table-cell>
          <table:table-cell office:value-type="float" office:value="1.78">
            <text:p>1.78</text:p>
          </table:table-cell>
          <table:table-cell office:value-type="float" office:value="5">
            <text:p>5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Cas 1, KK 19</text:p>
          </table:table-cell>
          <table:table-cell office:value-type="string">
            <text:p>02 06 07.9</text:p>
          </table:table-cell>
          <table:table-cell office:value-type="string">
            <text:p>+69 00 36</text:p>
          </table:table-cell>
          <table:table-cell office:value-type="float" office:value="2.2">
            <text:p>2.2</text:p>
          </table:table-cell>
          <table:table-cell office:value-type="float" office:value="0.77">
            <text:p>0.77</text:p>
          </table:table-cell>
          <table:table-cell office:value-type="float" office:value="15.29">
            <text:p>15.29</text:p>
          </table:table-cell>
          <table:table-cell office:value-type="float" office:value="4.4">
            <text:p>4.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5">
            <text:p>35</text:p>
          </table:table-cell>
          <table:table-cell office:value-type="float" office:value="284">
            <text:p>284</text:p>
          </table:table-cell>
          <table:table-cell office:value-type="float" office:value="50">
            <text:p>50</text:p>
          </table:table-cell>
          <table:table-cell office:value-type="float" office:value="1.7">
            <text:p>1.7</text:p>
          </table:table-cell>
          <table:table-cell office:value-type="float" office:value="3.3">
            <text:p>3.3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KKH 11</text:p>
          </table:table-cell>
          <table:table-cell office:value-type="string">
            <text:p>02 24 35.0</text:p>
          </table:table-cell>
          <table:table-cell office:value-type="string">
            <text:p>+56 00 42</text:p>
          </table:table-cell>
          <table:table-cell office:value-type="float" office:value="1.4">
            <text:p>1.4</text:p>
          </table:table-cell>
          <table:table-cell office:value-type="float" office:value="0.54">
            <text:p>0.54</text:p>
          </table:table-cell>
          <table:table-cell office:value-type="float" office:value="16.2">
            <text:p>16.2</text:p>
          </table:table-cell>
          <table:table-cell office:value-type="float" office:value="2.13">
            <text:p>2.1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75">
            <text:p>75</text:p>
          </table:table-cell>
          <table:table-cell office:value-type="float" office:value="308">
            <text:p>308</text:p>
          </table:table-cell>
          <table:table-cell office:value-type="float" office:value="92">
            <text:p>92</text:p>
          </table:table-cell>
          <table:table-cell office:value-type="float" office:value="1.36">
            <text:p>1.36</text:p>
          </table:table-cell>
          <table:table-cell office:value-type="float" office:value="3">
            <text:p>3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KKs 3 </text:p>
          </table:table-cell>
          <table:table-cell office:value-type="string">
            <text:p>02 24 42.7</text:p>
          </table:table-cell>
          <table:table-cell office:value-type="string">
            <text:p>-73 30 46</text:p>
          </table:table-cell>
          <table:table-cell office:value-type="float" office:value="2.5">
            <text:p>2.5</text:p>
          </table:table-cell>
          <table:table-cell office:value-type="float" office:value="0.4">
            <text:p>0.4</text:p>
          </table:table-cell>
          <table:table-cell office:value-type="string">
            <text:p>16.0:</text:p>
          </table:table-cell>
          <table:table-cell office:value-type="float" office:value="0.22">
            <text:p>0.22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4.1">
            <text:p>4.1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KKH 12</text:p>
          </table:table-cell>
          <table:table-cell office:value-type="string">
            <text:p>02 27 27.0</text:p>
          </table:table-cell>
          <table:table-cell office:value-type="string">
            <text:p>+57 29 16</text:p>
          </table:table-cell>
          <table:table-cell office:value-type="float" office:value="1.7">
            <text:p>1.7</text:p>
          </table:table-cell>
          <table:table-cell office:value-type="float" office:value="0.29">
            <text:p>0.29</text:p>
          </table:table-cell>
          <table:table-cell office:value-type="float" office:value="17.8">
            <text:p>17.8</text:p>
          </table:table-cell>
          <table:table-cell office:value-type="float" office:value="3.44">
            <text:p>3.4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70">
            <text:p>70</text:p>
          </table:table-cell>
          <table:table-cell office:value-type="float" office:value="303">
            <text:p>303</text:p>
          </table:table-cell>
          <table:table-cell office:value-type="float" office:value="52">
            <text:p>52</text:p>
          </table:table-cell>
          <table:table-cell office:value-type="float" office:value="1.21">
            <text:p>1.21</text:p>
          </table:table-cell>
          <table:table-cell office:value-type="float" office:value="3">
            <text:p>3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MB 1, KK 21</text:p>
          </table:table-cell>
          <table:table-cell office:value-type="string">
            <text:p>02 35 35.6</text:p>
          </table:table-cell>
          <table:table-cell office:value-type="string">
            <text:p>+59 22 47</text:p>
          </table:table-cell>
          <table:table-cell office:value-type="float" office:value="2.4">
            <text:p>2.4</text:p>
          </table:table-cell>
          <table:table-cell office:value-type="float" office:value="0.42">
            <text:p>0.42</text:p>
          </table:table-cell>
          <table:table-cell office:value-type="float" office:value="16.8">
            <text:p>16.8</text:p>
          </table:table-cell>
          <table:table-cell office:value-type="float" office:value="4.22">
            <text:p>4.22</text:p>
          </table:table-cell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float" office:value="190">
            <text:p>190</text:p>
          </table:table-cell>
          <table:table-cell office:value-type="float" office:value="421">
            <text:p>421</text:p>
          </table:table-cell>
          <table:table-cell office:value-type="float" office:value="50">
            <text:p>50</text:p>
          </table:table-cell>
          <table:table-cell office:value-type="float" office:value="0.91">
            <text:p>0.91</text:p>
          </table:table-cell>
          <table:table-cell office:value-type="float" office:value="3">
            <text:p>3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Maffei 1</text:p>
          </table:table-cell>
          <table:table-cell office:value-type="string">
            <text:p>02 36 35.5</text:p>
          </table:table-cell>
          <table:table-cell office:value-type="string">
            <text:p>+59 39 18</text:p>
          </table:table-cell>
          <table:table-cell office:value-type="float" office:value="2.6">
            <text:p>2.6</text:p>
          </table:table-cell>
          <table:table-cell office:value-type="float" office:value="0.85">
            <text:p>0.85</text:p>
          </table:table-cell>
          <table:table-cell office:value-type="float" office:value="13.47">
            <text:p>13.47</text:p>
          </table:table-cell>
          <table:table-cell office:value-type="float" office:value="5.05">
            <text:p>5.05</text:p>
          </table:table-cell>
          <table:table-cell office:value-type="float" office:value="-3">
            <text:p>-3</text:p>
          </table:table-cell>
          <table:table-cell office:value-type="string">
            <text:p>B</text:p>
          </table:table-cell>
          <table:table-cell office:value-type="float" office:value="15">
            <text:p>15</text:p>
          </table:table-cell>
          <table:table-cell office:value-type="float" office:value="246">
            <text:p>246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">
            <text:p>3</text:p>
          </table:table-cell>
          <table:table-cell office:value-type="string">
            <text:p>fj</text:p>
          </table:table-cell>
        </table:table-row>
        <table:table-row table:style-name="ro1">
          <table:table-cell office:value-type="string">
            <text:p>Maffei 2</text:p>
          </table:table-cell>
          <table:table-cell office:value-type="string">
            <text:p>02 41 54.5</text:p>
          </table:table-cell>
          <table:table-cell office:value-type="string">
            <text:p>+59 36 11</text:p>
          </table:table-cell>
          <table:table-cell office:value-type="float" office:value="3.8">
            <text:p>3.8</text:p>
          </table:table-cell>
          <table:table-cell office:value-type="float" office:value="0.5">
            <text:p>0.5</text:p>
          </table:table-cell>
          <table:table-cell office:value-type="float" office:value="14.77">
            <text:p>14.77</text:p>
          </table:table-cell>
          <table:table-cell office:value-type="float" office:value="7.19">
            <text:p>7.19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float" office:value="-17">
            <text:p>-17</text:p>
          </table:table-cell>
          <table:table-cell office:value-type="float" office:value="212">
            <text:p>212</text:p>
          </table:table-cell>
          <table:table-cell office:value-type="float" office:value="305">
            <text:p>305</text:p>
          </table:table-cell>
          <table:table-cell office:value-type="float" office:value="2.47">
            <text:p>2.47</text:p>
          </table:table-cell>
          <table:table-cell office:value-type="float" office:value="2.8">
            <text:p>2.8</text:p>
          </table:table-cell>
          <table:table-cell office:value-type="string">
            <text:p>tf</text:p>
          </table:table-cell>
        </table:table-row>
        <table:table-row table:style-name="ro1">
          <table:table-cell office:value-type="string">
            <text:p>Dw 2 </text:p>
          </table:table-cell>
          <table:table-cell office:value-type="string">
            <text:p>02 54 08.5</text:p>
          </table:table-cell>
          <table:table-cell office:value-type="string">
            <text:p>+59 00 19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7.97">
            <text:p>17.97</text:p>
          </table:table-cell>
          <table:table-cell office:value-type="float" office:value="5.13">
            <text:p>5.1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94">
            <text:p>94</text:p>
          </table:table-cell>
          <table:table-cell office:value-type="float" office:value="316">
            <text:p>316</text:p>
          </table:table-cell>
          <table:table-cell office:value-type="float" office:value="90">
            <text:p>90</text:p>
          </table:table-cell>
          <table:table-cell office:value-type="float" office:value="1.98">
            <text:p>1.98</text:p>
          </table:table-cell>
          <table:table-cell office:value-type="float" office:value="3">
            <text:p>3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MB 3, KK 22</text:p>
          </table:table-cell>
          <table:table-cell office:value-type="string">
            <text:p>02 55 43.6</text:p>
          </table:table-cell>
          <table:table-cell office:value-type="string">
            <text:p>+58 51 42</text:p>
          </table:table-cell>
          <table:table-cell office:value-type="float" office:value="1.6">
            <text:p>1.6</text:p>
          </table:table-cell>
          <table:table-cell office:value-type="float" office:value="0.31">
            <text:p>0.31</text:p>
          </table:table-cell>
          <table:table-cell office:value-type="float" office:value="19.38">
            <text:p>19.38</text:p>
          </table:table-cell>
          <table:table-cell office:value-type="float" office:value="5.64">
            <text:p>5.6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9">
            <text:p>59</text:p>
          </table:table-cell>
          <table:table-cell office:value-type="float" office:value="280">
            <text:p>28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E154-23</text:p>
          </table:table-cell>
          <table:table-cell office:value-type="string">
            <text:p>02 56 52.1</text:p>
          </table:table-cell>
          <table:table-cell office:value-type="string">
            <text:p>-54 34 23</text:p>
          </table:table-cell>
          <table:table-cell office:value-type="float" office:value="8.2">
            <text:p>8.2</text:p>
          </table:table-cell>
          <table:table-cell office:value-type="float" office:value="0.18">
            <text:p>0.18</text:p>
          </table:table-cell>
          <table:table-cell office:value-type="float" office:value="12.69">
            <text:p>12.69</text:p>
          </table:table-cell>
          <table:table-cell office:value-type="float" office:value="0.07">
            <text:p>0.07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float" office:value="578">
            <text:p>578</text:p>
          </table:table-cell>
          <table:table-cell office:value-type="float" office:value="412">
            <text:p>412</text:p>
          </table:table-cell>
          <table:table-cell office:value-type="float" office:value="124">
            <text:p>124</text:p>
          </table:table-cell>
          <table:table-cell office:value-type="float" office:value="2.15">
            <text:p>2.15</text:p>
          </table:table-cell>
          <table:table-cell office:value-type="float" office:value="5.7">
            <text:p>5.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Dw 1, KK 23 </text:p>
          </table:table-cell>
          <table:table-cell office:value-type="string">
            <text:p>02 56 56.1</text:p>
          </table:table-cell>
          <table:table-cell office:value-type="string">
            <text:p>+58 54 42</text:p>
          </table:table-cell>
          <table:table-cell office:value-type="float" office:value="2">
            <text:p>2</text:p>
          </table:table-cell>
          <table:table-cell office:value-type="float" office:value="0.65">
            <text:p>0.65</text:p>
          </table:table-cell>
          <table:table-cell office:value-type="float" office:value="15.01">
            <text:p>15.01</text:p>
          </table:table-cell>
          <table:table-cell office:value-type="float" office:value="6.34">
            <text:p>6.34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float" office:value="112">
            <text:p>112</text:p>
          </table:table-cell>
          <table:table-cell office:value-type="float" office:value="333">
            <text:p>333</text:p>
          </table:table-cell>
          <table:table-cell office:value-type="float" office:value="187">
            <text:p>187</text:p>
          </table:table-cell>
          <table:table-cell office:value-type="float" office:value="2.31">
            <text:p>2.31</text:p>
          </table:table-cell>
          <table:table-cell office:value-type="float" office:value="2.8">
            <text:p>2.8</text:p>
          </table:table-cell>
          <table:table-cell office:value-type="string">
            <text:p>tf</text:p>
          </table:table-cell>
        </table:table-row>
        <table:table-row table:style-name="ro1">
          <table:table-cell office:value-type="string">
            <text:p>N1156</text:p>
          </table:table-cell>
          <table:table-cell office:value-type="string">
            <text:p>02 59 42.4</text:p>
          </table:table-cell>
          <table:table-cell office:value-type="string">
            <text:p>+25 14 15</text:p>
          </table:table-cell>
          <table:table-cell office:value-type="float" office:value="3.3">
            <text:p>3.3</text:p>
          </table:table-cell>
          <table:table-cell office:value-type="float" office:value="0.85">
            <text:p>0.85</text:p>
          </table:table-cell>
          <table:table-cell office:value-type="float" office:value="12.75">
            <text:p>12.75</text:p>
          </table:table-cell>
          <table:table-cell office:value-type="float" office:value="0.97">
            <text:p>0.97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376">
            <text:p>376</text:p>
          </table:table-cell>
          <table:table-cell office:value-type="float" office:value="510">
            <text:p>510</text:p>
          </table:table-cell>
          <table:table-cell office:value-type="float" office:value="63">
            <text:p>63</text:p>
          </table:table-cell>
          <table:table-cell office:value-type="float" office:value="1.78">
            <text:p>1.78</text:p>
          </table:table-cell>
          <table:table-cell office:value-type="float" office:value="7.8">
            <text:p>7.8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N1311</text:p>
          </table:table-cell>
          <table:table-cell office:value-type="string">
            <text:p>03 20 07.4</text:p>
          </table:table-cell>
          <table:table-cell office:value-type="string">
            <text:p>-52 11 06</text:p>
          </table:table-cell>
          <table:table-cell office:value-type="float" office:value="3.2">
            <text:p>3.2</text:p>
          </table:table-cell>
          <table:table-cell office:value-type="float" office:value="0.25">
            <text:p>0.25</text:p>
          </table:table-cell>
          <table:table-cell office:value-type="float" office:value="13.18">
            <text:p>13.18</text:p>
          </table:table-cell>
          <table:table-cell office:value-type="float" office:value="0.09">
            <text:p>0.09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570">
            <text:p>570</text:p>
          </table:table-cell>
          <table:table-cell office:value-type="float" office:value="398">
            <text:p>398</text:p>
          </table:table-cell>
          <table:table-cell office:value-type="float" office:value="110">
            <text:p>110</text:p>
          </table:table-cell>
          <table:table-cell office:value-type="float" office:value="0.86">
            <text:p>0.86</text:p>
          </table:table-cell>
          <table:table-cell office:value-type="float" office:value="5.5">
            <text:p>5.5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U2684</text:p>
          </table:table-cell>
          <table:table-cell office:value-type="string">
            <text:p>03 20 23.7</text:p>
          </table:table-cell>
          <table:table-cell office:value-type="string">
            <text:p>+17 17 42</text:p>
          </table:table-cell>
          <table:table-cell office:value-type="float" office:value="1.8">
            <text:p>1.8</text:p>
          </table:table-cell>
          <table:table-cell office:value-type="float" office:value="0.5">
            <text:p>0.5</text:p>
          </table:table-cell>
          <table:table-cell office:value-type="float" office:value="16.29">
            <text:p>16.29</text:p>
          </table:table-cell>
          <table:table-cell office:value-type="float" office:value="0.6">
            <text:p>0.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50">
            <text:p>350</text:p>
          </table:table-cell>
          <table:table-cell office:value-type="float" office:value="438">
            <text:p>438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6.5">
            <text:p>6.5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U2716</text:p>
          </table:table-cell>
          <table:table-cell office:value-type="string">
            <text:p>03 24 07.2</text:p>
          </table:table-cell>
          <table:table-cell office:value-type="string">
            <text:p>+17 45 15</text:p>
          </table:table-cell>
          <table:table-cell office:value-type="float" office:value="1.6">
            <text:p>1.6</text:p>
          </table:table-cell>
          <table:table-cell office:value-type="float" office:value="0.56">
            <text:p>0.56</text:p>
          </table:table-cell>
          <table:table-cell office:value-type="float" office:value="14.64">
            <text:p>14.64</text:p>
          </table:table-cell>
          <table:table-cell office:value-type="float" office:value="0.59">
            <text:p>0.59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float" office:value="381">
            <text:p>381</text:p>
          </table:table-cell>
          <table:table-cell office:value-type="float" office:value="467">
            <text:p>467</text:p>
          </table:table-cell>
          <table:table-cell office:value-type="float" office:value="44">
            <text:p>44</text:p>
          </table:table-cell>
          <table:table-cell office:value-type="float" office:value="0.84">
            <text:p>0.84</text:p>
          </table:table-cell>
          <table:table-cell office:value-type="float" office:value="6.5">
            <text:p>6.5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U2773, KK 28 </text:p>
          </table:table-cell>
          <table:table-cell office:value-type="string">
            <text:p>03 32 07.1</text:p>
          </table:table-cell>
          <table:table-cell office:value-type="string">
            <text:p>+47 47 37</text:p>
          </table:table-cell>
          <table:table-cell office:value-type="float" office:value="1.2">
            <text:p>1.2</text:p>
          </table:table-cell>
          <table:table-cell office:value-type="float" office:value="0.75">
            <text:p>0.75</text:p>
          </table:table-cell>
          <table:table-cell office:value-type="float" office:value="15.04">
            <text:p>15.04</text:p>
          </table:table-cell>
          <table:table-cell office:value-type="float" office:value="2.43">
            <text:p>2.43</text:p>
          </table:table-cell>
          <table:table-cell office:value-type="float" office:value="10">
            <text:p>10</text:p>
          </table:table-cell>
          <table:table-cell office:value-type="string">
            <text:p>B</text:p>
          </table:table-cell>
          <table:table-cell office:value-type="float" office:value="218">
            <text:p>218</text:p>
          </table:table-cell>
          <table:table-cell office:value-type="float" office:value="397">
            <text:p>397</text:p>
          </table:table-cell>
          <table:table-cell office:value-type="float" office:value="79">
            <text:p>79</text:p>
          </table:table-cell>
          <table:table-cell office:value-type="float" office:value="1.42">
            <text:p>1.42</text:p>
          </table:table-cell>
          <table:table-cell office:value-type="float" office:value="5.5">
            <text:p>5.5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I1959 </text:p>
          </table:table-cell>
          <table:table-cell office:value-type="string">
            <text:p>03 33 11.8</text:p>
          </table:table-cell>
          <table:table-cell office:value-type="string">
            <text:p>-50 24 38</text:p>
          </table:table-cell>
          <table:table-cell office:value-type="float" office:value="3">
            <text:p>3</text:p>
          </table:table-cell>
          <table:table-cell office:value-type="float" office:value="0.23">
            <text:p>0.23</text:p>
          </table:table-cell>
          <table:table-cell office:value-type="float" office:value="13.26">
            <text:p>13.26</text:p>
          </table:table-cell>
          <table:table-cell office:value-type="float" office:value="0.05">
            <text:p>0.05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639">
            <text:p>639</text:p>
          </table:table-cell>
          <table:table-cell office:value-type="float" office:value="464">
            <text:p>464</text:p>
          </table:table-cell>
          <table:table-cell office:value-type="float" office:value="130">
            <text:p>130</text:p>
          </table:table-cell>
          <table:table-cell office:value-type="float" office:value="1.13">
            <text:p>1.13</text:p>
          </table:table-cell>
          <table:table-cell office:value-type="float" office:value="6.4">
            <text:p>6.4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U2905</text:p>
          </table:table-cell>
          <table:table-cell office:value-type="string">
            <text:p>03 57 00.6</text:p>
          </table:table-cell>
          <table:table-cell office:value-type="string">
            <text:p>+16 31 28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5.76">
            <text:p>15.76</text:p>
          </table:table-cell>
          <table:table-cell office:value-type="float" office:value="1.35">
            <text:p>1.3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92">
            <text:p>292</text:p>
          </table:table-cell>
          <table:table-cell office:value-type="float" office:value="344">
            <text:p>344</text:p>
          </table:table-cell>
          <table:table-cell office:value-type="float" office:value="48">
            <text:p>48</text:p>
          </table:table-cell>
          <table:table-cell office:value-type="float" office:value="0.36">
            <text:p>0.36</text:p>
          </table:table-cell>
          <table:table-cell office:value-type="float" office:value="5.8">
            <text:p>5.8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UA 86 </text:p>
          </table:table-cell>
          <table:table-cell office:value-type="string">
            <text:p>03 59 49.5</text:p>
          </table:table-cell>
          <table:table-cell office:value-type="string">
            <text:p>+67 07 31</text:p>
          </table:table-cell>
          <table:table-cell office:value-type="float" office:value="4.5">
            <text:p>4.5</text:p>
          </table:table-cell>
          <table:table-cell office:value-type="float" office:value="0.69">
            <text:p>0.69</text:p>
          </table:table-cell>
          <table:table-cell office:value-type="float" office:value="13.5">
            <text:p>13.5</text:p>
          </table:table-cell>
          <table:table-cell office:value-type="float" office:value="4.06">
            <text:p>4.0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67">
            <text:p>67</text:p>
          </table:table-cell>
          <table:table-cell office:value-type="float" office:value="275">
            <text:p>275</text:p>
          </table:table-cell>
          <table:table-cell office:value-type="float" office:value="83">
            <text:p>83</text:p>
          </table:table-cell>
          <table:table-cell office:value-type="float" office:value="2.48">
            <text:p>2.48</text:p>
          </table:table-cell>
          <table:table-cell office:value-type="float" office:value="2.65">
            <text:p>2.65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I2038 </text:p>
          </table:table-cell>
          <table:table-cell office:value-type="string">
            <text:p>04 08 54.1</text:p>
          </table:table-cell>
          <table:table-cell office:value-type="string">
            <text:p>-55 59 32</text:p>
          </table:table-cell>
          <table:table-cell office:value-type="float" office:value="1.7">
            <text:p>1.7</text:p>
          </table:table-cell>
          <table:table-cell office:value-type="float" office:value="0.24">
            <text:p>0.24</text:p>
          </table:table-cell>
          <table:table-cell office:value-type="float" office:value="14.98">
            <text:p>14.98</text:p>
          </table:table-cell>
          <table:table-cell office:value-type="float" office:value="0.05">
            <text:p>0.05</text:p>
          </table:table-cell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float" office:value="712">
            <text:p>712</text:p>
          </table:table-cell>
          <table:table-cell office:value-type="float" office:value="505">
            <text:p>505</text:p>
          </table:table-cell>
          <table:table-cell office:value-type="float" office:value="110">
            <text:p>110</text:p>
          </table:table-cell>
          <table:table-cell office:value-type="float" office:value="1.38">
            <text:p>1.38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N1569</text:p>
          </table:table-cell>
          <table:table-cell office:value-type="string">
            <text:p>04 30 49.1</text:p>
          </table:table-cell>
          <table:table-cell office:value-type="string">
            <text:p>+64 50 53</text:p>
          </table:table-cell>
          <table:table-cell office:value-type="float" office:value="3.6">
            <text:p>3.6</text:p>
          </table:table-cell>
          <table:table-cell office:value-type="float" office:value="0.51">
            <text:p>0.51</text:p>
          </table:table-cell>
          <table:table-cell office:value-type="float" office:value="11.3">
            <text:p>11.3</text:p>
          </table:table-cell>
          <table:table-cell office:value-type="float" office:value="3.02">
            <text:p>3.02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-104">
            <text:p>-104</text:p>
          </table:table-cell>
          <table:table-cell office:value-type="float" office:value="88">
            <text:p>88</text:p>
          </table:table-cell>
          <table:table-cell office:value-type="float" office:value="74">
            <text:p>74</text:p>
          </table:table-cell>
          <table:table-cell office:value-type="float" office:value="1.87">
            <text:p>1.87</text:p>
          </table:table-cell>
          <table:table-cell office:value-type="float" office:value="1.95">
            <text:p>1.95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UA 92 </text:p>
          </table:table-cell>
          <table:table-cell office:value-type="string">
            <text:p>04 32 00.3</text:p>
          </table:table-cell>
          <table:table-cell office:value-type="string">
            <text:p>+63 36 5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5.22">
            <text:p>15.22</text:p>
          </table:table-cell>
          <table:table-cell office:value-type="float" office:value="3.42">
            <text:p>3.42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-99">
            <text:p>-99</text:p>
          </table:table-cell>
          <table:table-cell office:value-type="float" office:value="89">
            <text:p>89</text:p>
          </table:table-cell>
          <table:table-cell office:value-type="float" office:value="77">
            <text:p>77</text:p>
          </table:table-cell>
          <table:table-cell office:value-type="float" office:value="2.02">
            <text:p>2.02</text:p>
          </table:table-cell>
          <table:table-cell office:value-type="float" office:value="1.8">
            <text:p>1.8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U3303</text:p>
          </table:table-cell>
          <table:table-cell office:value-type="string">
            <text:p>05 24 59.5</text:p>
          </table:table-cell>
          <table:table-cell office:value-type="string">
            <text:p>+04 30 18</text:p>
          </table:table-cell>
          <table:table-cell office:value-type="float" office:value="3.6">
            <text:p>3.6</text:p>
          </table:table-cell>
          <table:table-cell office:value-type="float" office:value="0.78">
            <text:p>0.78</text:p>
          </table:table-cell>
          <table:table-cell office:value-type="float" office:value="13.95">
            <text:p>13.95</text:p>
          </table:table-cell>
          <table:table-cell office:value-type="float" office:value="0.56">
            <text:p>0.56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float" office:value="521">
            <text:p>521</text:p>
          </table:table-cell>
          <table:table-cell office:value-type="float" office:value="446">
            <text:p>446</text:p>
          </table:table-cell>
          <table:table-cell office:value-type="float" office:value="163">
            <text:p>163</text:p>
          </table:table-cell>
          <table:table-cell office:value-type="float" office:value="1.47">
            <text:p>1.47</text:p>
          </table:table-cell>
          <table:table-cell office:value-type="float" office:value="7.2">
            <text:p>7.2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KK 49 </text:p>
          </table:table-cell>
          <table:table-cell office:value-type="string">
            <text:p>05 41 41.5</text:p>
          </table:table-cell>
          <table:table-cell office:value-type="string">
            <text:p>+06 40 54</text:p>
          </table:table-cell>
          <table:table-cell office:value-type="float" office:value="0.7">
            <text:p>0.7</text:p>
          </table:table-cell>
          <table:table-cell office:value-type="float" office:value="0.71">
            <text:p>0.71</text:p>
          </table:table-cell>
          <table:table-cell office:value-type="float" office:value="16.1">
            <text:p>16.1</text:p>
          </table:table-cell>
          <table:table-cell office:value-type="float" office:value="2.46">
            <text:p>2.4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455">
            <text:p>455</text:p>
          </table:table-cell>
          <table:table-cell office:value-type="float" office:value="376">
            <text:p>376</text:p>
          </table:table-cell>
          <table:table-cell office:value-type="float" office:value="55">
            <text:p>55</text:p>
          </table:table-cell>
          <table:table-cell office:value-type="float" office:value="0.95">
            <text:p>0.95</text:p>
          </table:table-cell>
          <table:table-cell office:value-type="float" office:value="5.2">
            <text:p>5.2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Orion </text:p>
          </table:table-cell>
          <table:table-cell office:value-type="string">
            <text:p>05 45 02.0</text:p>
          </table:table-cell>
          <table:table-cell office:value-type="string">
            <text:p>+05 04 06</text:p>
          </table:table-cell>
          <table:table-cell office:value-type="float" office:value="2">
            <text:p>2</text:p>
          </table:table-cell>
          <table:table-cell office:value-type="float" office:value="0.48">
            <text:p>0.48</text:p>
          </table:table-cell>
          <table:table-cell office:value-type="float" office:value="15.4">
            <text:p>15.4</text:p>
          </table:table-cell>
          <table:table-cell office:value-type="float" office:value="3.16">
            <text:p>3.16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float" office:value="365">
            <text:p>365</text:p>
          </table:table-cell>
          <table:table-cell office:value-type="float" office:value="276">
            <text:p>276</text:p>
          </table:table-cell>
          <table:table-cell office:value-type="float" office:value="159">
            <text:p>159</text:p>
          </table:table-cell>
          <table:table-cell office:value-type="float" office:value="1.89">
            <text:p>1.89</text:p>
          </table:table-cell>
          <table:table-cell office:value-type="float" office:value="6.4">
            <text:p>6.4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A0554+07 </text:p>
          </table:table-cell>
          <table:table-cell office:value-type="string">
            <text:p>05 57 36.7</text:p>
          </table:table-cell>
          <table:table-cell office:value-type="string">
            <text:p>+07 29 31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18.4">
            <text:p>18.4</text:p>
          </table:table-cell>
          <table:table-cell office:value-type="float" office:value="2.55">
            <text:p>2.5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428">
            <text:p>428</text:p>
          </table:table-cell>
          <table:table-cell office:value-type="float" office:value="340">
            <text:p>340</text:p>
          </table:table-cell>
          <table:table-cell office:value-type="float" office:value="50">
            <text:p>50</text:p>
          </table:table-cell>
          <table:table-cell office:value-type="float" office:value="0.45">
            <text:p>0.45</text:p>
          </table:table-cell>
          <table:table-cell office:value-type="float" office:value="5.5">
            <text:p>5.5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E364-29, KKs 18</text:p>
          </table:table-cell>
          <table:table-cell office:value-type="string">
            <text:p>06 05 45.4</text:p>
          </table:table-cell>
          <table:table-cell office:value-type="string">
            <text:p>-33 04 54</text:p>
          </table:table-cell>
          <table:table-cell office:value-type="float" office:value="3.5">
            <text:p>3.5</text:p>
          </table:table-cell>
          <table:table-cell office:value-type="float" office:value="0.71">
            <text:p>0.71</text:p>
          </table:table-cell>
          <table:table-cell office:value-type="float" office:value="13.58">
            <text:p>13.58</text:p>
          </table:table-cell>
          <table:table-cell office:value-type="float" office:value="0.19">
            <text:p>0.19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787">
            <text:p>787</text:p>
          </table:table-cell>
          <table:table-cell office:value-type="float" office:value="555">
            <text:p>555</text:p>
          </table:table-cell>
          <table:table-cell office:value-type="float" office:value="65">
            <text:p>65</text:p>
          </table:table-cell>
          <table:table-cell office:value-type="float" office:value="1.2">
            <text:p>1.2</text:p>
          </table:table-cell>
          <table:table-cell office:value-type="float" office:value="7.7">
            <text:p>7.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E121-20, KKs 19</text:p>
          </table:table-cell>
          <table:table-cell office:value-type="string">
            <text:p>06 15 54.5</text:p>
          </table:table-cell>
          <table:table-cell office:value-type="string">
            <text:p>-57 43 35</text:p>
          </table:table-cell>
          <table:table-cell office:value-type="float" office:value="1.4">
            <text:p>1.4</text:p>
          </table:table-cell>
          <table:table-cell office:value-type="float" office:value="0.71">
            <text:p>0.71</text:p>
          </table:table-cell>
          <table:table-cell office:value-type="float" office:value="15.85">
            <text:p>15.85</text:p>
          </table:table-cell>
          <table:table-cell office:value-type="float" office:value="0.17">
            <text:p>0.17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77">
            <text:p>577</text:p>
          </table:table-cell>
          <table:table-cell office:value-type="float" office:value="309">
            <text:p>309</text:p>
          </table:table-cell>
          <table:table-cell office:value-type="float" office:value="65">
            <text:p>65</text:p>
          </table:table-cell>
          <table:table-cell office:value-type="float" office:value="1.15">
            <text:p>1.15</text:p>
          </table:table-cell>
          <table:table-cell office:value-type="float" office:value="4.3">
            <text:p>4.3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U3476</text:p>
          </table:table-cell>
          <table:table-cell office:value-type="string">
            <text:p>06 30 29.2</text:p>
          </table:table-cell>
          <table:table-cell office:value-type="string">
            <text:p>+33 18 07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15.98">
            <text:p>15.98</text:p>
          </table:table-cell>
          <table:table-cell office:value-type="float" office:value="1.02">
            <text:p>1.02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469">
            <text:p>469</text:p>
          </table:table-cell>
          <table:table-cell office:value-type="float" office:value="477">
            <text:p>477</text:p>
          </table:table-cell>
          <table:table-cell office:value-type="float" office:value="83">
            <text:p>83</text:p>
          </table:table-cell>
          <table:table-cell office:value-type="float" office:value="1.09">
            <text:p>1.09</text:p>
          </table:table-cell>
          <table:table-cell office:value-type="float" office:value="7">
            <text:p>7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KK 55 </text:p>
          </table:table-cell>
          <table:table-cell office:value-type="string">
            <text:p>06 39 32.9</text:p>
          </table:table-cell>
          <table:table-cell office:value-type="string">
            <text:p>-40 43 13</text:p>
          </table:table-cell>
          <table:table-cell office:value-type="float" office:value="0.7">
            <text:p>0.7</text:p>
          </table:table-cell>
          <table:table-cell office:value-type="float" office:value="0.64">
            <text:p>0.64</text:p>
          </table:table-cell>
          <table:table-cell office:value-type="float" office:value="16.05">
            <text:p>16.05</text:p>
          </table:table-cell>
          <table:table-cell office:value-type="float" office:value="0.33">
            <text:p>0.3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821">
            <text:p>821</text:p>
          </table:table-cell>
          <table:table-cell office:value-type="float" office:value="556">
            <text:p>556</text:p>
          </table:table-cell>
          <table:table-cell office:value-type="float" office:value="51">
            <text:p>51</text:p>
          </table:table-cell>
          <table:table-cell office:value-type="float" office:value="0.1">
            <text:p>0.1</text:p>
          </table:table-cell>
          <table:table-cell office:value-type="float" office:value="7.7">
            <text:p>7.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KSG 9 </text:p>
          </table:table-cell>
          <table:table-cell office:value-type="string">
            <text:p>06 46 56.9</text:p>
          </table:table-cell>
          <table:table-cell office:value-type="string">
            <text:p>-17 56 29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17.2">
            <text:p>17.2</text:p>
          </table:table-cell>
          <table:table-cell office:value-type="float" office:value="1.91">
            <text:p>1.91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696">
            <text:p>696</text:p>
          </table:table-cell>
          <table:table-cell office:value-type="float" office:value="477">
            <text:p>477</text:p>
          </table:table-cell>
          <table:table-cell office:value-type="float" office:value="187">
            <text:p>187</text:p>
          </table:table-cell>
          <table:table-cell office:value-type="float" office:value="1.41">
            <text:p>1.41</text:p>
          </table:table-cell>
          <table:table-cell office:value-type="float" office:value="6.6">
            <text:p>6.6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KH 37, Mai 16 </text:p>
          </table:table-cell>
          <table:table-cell office:value-type="string">
            <text:p>06 47 45.8</text:p>
          </table:table-cell>
          <table:table-cell office:value-type="string">
            <text:p>+80 07 26</text:p>
          </table:table-cell>
          <table:table-cell office:value-type="float" office:value="1.2">
            <text:p>1.2</text:p>
          </table:table-cell>
          <table:table-cell office:value-type="float" office:value="0.67">
            <text:p>0.67</text:p>
          </table:table-cell>
          <table:table-cell office:value-type="float" office:value="16.4">
            <text:p>16.4</text:p>
          </table:table-cell>
          <table:table-cell office:value-type="float" office:value="0.33">
            <text:p>0.3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04">
            <text:p>204</text:p>
          </table:table-cell>
          <table:table-cell office:value-type="float" office:value="20">
            <text:p>20</text:p>
          </table:table-cell>
          <table:table-cell office:value-type="float" office:value="0.23">
            <text:p>0.23</text:p>
          </table:table-cell>
          <table:table-cell office:value-type="float" office:value="2.8">
            <text:p>2.8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U3600</text:p>
          </table:table-cell>
          <table:table-cell office:value-type="string">
            <text:p>06 55 40.0</text:p>
          </table:table-cell>
          <table:table-cell office:value-type="string">
            <text:p>+39 05 42</text:p>
          </table:table-cell>
          <table:table-cell office:value-type="float" office:value="1.4">
            <text:p>1.4</text:p>
          </table:table-cell>
          <table:table-cell office:value-type="float" office:value="0.36">
            <text:p>0.36</text:p>
          </table:table-cell>
          <table:table-cell office:value-type="float" office:value="16.18">
            <text:p>16.18</text:p>
          </table:table-cell>
          <table:table-cell office:value-type="float" office:value="0.39">
            <text:p>0.39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412">
            <text:p>412</text:p>
          </table:table-cell>
          <table:table-cell office:value-type="float" office:value="435">
            <text:p>435</text:p>
          </table:table-cell>
          <table:table-cell office:value-type="float" office:value="84">
            <text:p>84</text:p>
          </table:table-cell>
          <table:table-cell office:value-type="float" office:value="0.74">
            <text:p>0.74</text:p>
          </table:table-cell>
          <table:table-cell office:value-type="float" office:value="7.3">
            <text:p>7.3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HIZSS 003 </text:p>
          </table:table-cell>
          <table:table-cell office:value-type="string">
            <text:p>07 00 29.3</text:p>
          </table:table-cell>
          <table:table-cell office:value-type="string">
            <text:p>-04 12 3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8">
            <text:p>18</text:p>
          </table:table-cell>
          <table:table-cell office:value-type="float" office:value="4.66">
            <text:p>4.6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80">
            <text:p>280</text:p>
          </table:table-cell>
          <table:table-cell office:value-type="float" office:value="101">
            <text:p>101</text:p>
          </table:table-cell>
          <table:table-cell office:value-type="float" office:value="65">
            <text:p>65</text:p>
          </table:table-cell>
          <table:table-cell office:value-type="float" office:value="1.51">
            <text:p>1.51</text:p>
          </table:table-cell>
          <table:table-cell office:value-type="float" office:value="1.4">
            <text:p>1.4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E558-11, KK 57</text:p>
          </table:table-cell>
          <table:table-cell office:value-type="string">
            <text:p>07 06 56.8</text:p>
          </table:table-cell>
          <table:table-cell office:value-type="string">
            <text:p>-22 02 26</text:p>
          </table:table-cell>
          <table:table-cell office:value-type="float" office:value="1.8">
            <text:p>1.8</text:p>
          </table:table-cell>
          <table:table-cell office:value-type="float" office:value="0.56">
            <text:p>0.56</text:p>
          </table:table-cell>
          <table:table-cell office:value-type="float" office:value="14.43">
            <text:p>14.43</text:p>
          </table:table-cell>
          <table:table-cell office:value-type="float" office:value="1.64">
            <text:p>1.64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738">
            <text:p>738</text:p>
          </table:table-cell>
          <table:table-cell office:value-type="float" office:value="496">
            <text:p>496</text:p>
          </table:table-cell>
          <table:table-cell office:value-type="float" office:value="116">
            <text:p>116</text:p>
          </table:table-cell>
          <table:table-cell office:value-type="float" office:value="0.86">
            <text:p>0.86</text:p>
          </table:table-cell>
          <table:table-cell office:value-type="float" office:value="6.9">
            <text:p>6.9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U3698</text:p>
          </table:table-cell>
          <table:table-cell office:value-type="string">
            <text:p>07 09 18.8</text:p>
          </table:table-cell>
          <table:table-cell office:value-type="string">
            <text:p>+44 22 48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5.41">
            <text:p>15.41</text:p>
          </table:table-cell>
          <table:table-cell office:value-type="float" office:value="0.42">
            <text:p>0.42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421">
            <text:p>421</text:p>
          </table:table-cell>
          <table:table-cell office:value-type="float" office:value="464">
            <text:p>464</text:p>
          </table:table-cell>
          <table:table-cell office:value-type="float" office:value="38">
            <text:p>38</text:p>
          </table:table-cell>
          <table:table-cell office:value-type="float" office:value="0.7">
            <text:p>0.7</text:p>
          </table:table-cell>
          <table:table-cell office:value-type="float" office:value="7.2">
            <text:p>7.2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N2337</text:p>
          </table:table-cell>
          <table:table-cell office:value-type="string">
            <text:p>07 10 13.6</text:p>
          </table:table-cell>
          <table:table-cell office:value-type="string">
            <text:p>+44 27 25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3.48">
            <text:p>13.48</text:p>
          </table:table-cell>
          <table:table-cell office:value-type="float" office:value="0.38">
            <text:p>0.38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434">
            <text:p>434</text:p>
          </table:table-cell>
          <table:table-cell office:value-type="float" office:value="477">
            <text:p>477</text:p>
          </table:table-cell>
          <table:table-cell office:value-type="float" office:value="144">
            <text:p>144</text:p>
          </table:table-cell>
          <table:table-cell office:value-type="float" office:value="1.6">
            <text:p>1.6</text:p>
          </table:table-cell>
          <table:table-cell office:value-type="float" office:value="7.9">
            <text:p>7.9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U3817</text:p>
          </table:table-cell>
          <table:table-cell office:value-type="string">
            <text:p>07 22 44.5</text:p>
          </table:table-cell>
          <table:table-cell office:value-type="string">
            <text:p>+45 06 30</text:p>
          </table:table-cell>
          <table:table-cell office:value-type="float" office:value="1.8">
            <text:p>1.8</text:p>
          </table:table-cell>
          <table:table-cell office:value-type="float" office:value="0.5">
            <text:p>0.5</text:p>
          </table:table-cell>
          <table:table-cell office:value-type="float" office:value="15.96">
            <text:p>15.96</text:p>
          </table:table-cell>
          <table:table-cell office:value-type="float" office:value="0.44">
            <text:p>0.4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437">
            <text:p>437</text:p>
          </table:table-cell>
          <table:table-cell office:value-type="float" office:value="478">
            <text:p>478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8.6">
            <text:p>8.6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E059-01</text:p>
          </table:table-cell>
          <table:table-cell office:value-type="string">
            <text:p>07 31 19.3</text:p>
          </table:table-cell>
          <table:table-cell office:value-type="string">
            <text:p>-68 11 10</text:p>
          </table:table-cell>
          <table:table-cell office:value-type="float" office:value="2.1">
            <text:p>2.1</text:p>
          </table:table-cell>
          <table:table-cell office:value-type="float" office:value="0.81">
            <text:p>0.81</text:p>
          </table:table-cell>
          <table:table-cell office:value-type="float" office:value="13.98">
            <text:p>13.98</text:p>
          </table:table-cell>
          <table:table-cell office:value-type="float" office:value="0.63">
            <text:p>0.63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528">
            <text:p>528</text:p>
          </table:table-cell>
          <table:table-cell office:value-type="float" office:value="245">
            <text:p>245</text:p>
          </table:table-cell>
          <table:table-cell office:value-type="float" office:value="110">
            <text:p>110</text:p>
          </table:table-cell>
          <table:table-cell office:value-type="float" office:value="1.13">
            <text:p>1.13</text:p>
          </table:table-cell>
          <table:table-cell office:value-type="float" office:value="3.4">
            <text:p>3.4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DDO 46, U3966 </text:p>
          </table:table-cell>
          <table:table-cell office:value-type="string">
            <text:p>07 41 25.8</text:p>
          </table:table-cell>
          <table:table-cell office:value-type="string">
            <text:p>+40 06 45</text:p>
          </table:table-cell>
          <table:table-cell office:value-type="float" office:value="1.8">
            <text:p>1.8</text:p>
          </table:table-cell>
          <table:table-cell office:value-type="float" office:value="0.94">
            <text:p>0.94</text:p>
          </table:table-cell>
          <table:table-cell office:value-type="float" office:value="14.4">
            <text:p>14.4</text:p>
          </table:table-cell>
          <table:table-cell office:value-type="float" office:value="0.22">
            <text:p>0.22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60">
            <text:p>360</text:p>
          </table:table-cell>
          <table:table-cell office:value-type="float" office:value="369">
            <text:p>369</text:p>
          </table:table-cell>
          <table:table-cell office:value-type="float" office:value="71">
            <text:p>71</text:p>
          </table:table-cell>
          <table:table-cell office:value-type="float" office:value="1.4">
            <text:p>1.4</text:p>
          </table:table-cell>
          <table:table-cell office:value-type="float" office:value="6.8">
            <text:p>6.8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N2537</text:p>
          </table:table-cell>
          <table:table-cell office:value-type="string">
            <text:p>08 13 14.7</text:p>
          </table:table-cell>
          <table:table-cell office:value-type="string">
            <text:p>+45 59 26</text:p>
          </table:table-cell>
          <table:table-cell office:value-type="float" office:value="1.7">
            <text:p>1.7</text:p>
          </table:table-cell>
          <table:table-cell office:value-type="float" office:value="0.88">
            <text:p>0.88</text:p>
          </table:table-cell>
          <table:table-cell office:value-type="float" office:value="12.82">
            <text:p>12.82</text:p>
          </table:table-cell>
          <table:table-cell office:value-type="float" office:value="0.23">
            <text:p>0.23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447">
            <text:p>447</text:p>
          </table:table-cell>
          <table:table-cell office:value-type="float" office:value="477">
            <text:p>477</text:p>
          </table:table-cell>
          <table:table-cell office:value-type="float" office:value="96">
            <text:p>96</text:p>
          </table:table-cell>
          <table:table-cell office:value-type="float" office:value="0.98">
            <text:p>0.98</text:p>
          </table:table-cell>
          <table:table-cell office:value-type="float" office:value="6.9">
            <text:p>6.9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E006-01, KK 68</text:p>
          </table:table-cell>
          <table:table-cell office:value-type="string">
            <text:p>08 19 23.3</text:p>
          </table:table-cell>
          <table:table-cell office:value-type="string">
            <text:p>-85 08 44</text:p>
          </table:table-cell>
          <table:table-cell office:value-type="float" office:value="1.1">
            <text:p>1.1</text:p>
          </table:table-cell>
          <table:table-cell office:value-type="float" office:value="0.91">
            <text:p>0.91</text:p>
          </table:table-cell>
          <table:table-cell office:value-type="float" office:value="15.13">
            <text:p>15.13</text:p>
          </table:table-cell>
          <table:table-cell office:value-type="float" office:value="0.83">
            <text:p>0.83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738">
            <text:p>738</text:p>
          </table:table-cell>
          <table:table-cell office:value-type="float" office:value="489">
            <text:p>489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6.8">
            <text:p>6.8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DDO 52, U4426 </text:p>
          </table:table-cell>
          <table:table-cell office:value-type="string">
            <text:p>08 28 28.5</text:p>
          </table:table-cell>
          <table:table-cell office:value-type="string">
            <text:p>+41 51 2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5.27">
            <text:p>15.27</text:p>
          </table:table-cell>
          <table:table-cell office:value-type="float" office:value="0.16">
            <text:p>0.1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93">
            <text:p>393</text:p>
          </table:table-cell>
          <table:table-cell office:value-type="float" office:value="398">
            <text:p>398</text:p>
          </table:table-cell>
          <table:table-cell office:value-type="float" office:value="83">
            <text:p>83</text:p>
          </table:table-cell>
          <table:table-cell office:value-type="float" office:value="0.95">
            <text:p>0.95</text:p>
          </table:table-cell>
          <table:table-cell office:value-type="float" office:value="5.7">
            <text:p>5.7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KK 69 </text:p>
          </table:table-cell>
          <table:table-cell office:value-type="string">
            <text:p>08 52 50.7</text:p>
          </table:table-cell>
          <table:table-cell office:value-type="string">
            <text:p>+33 47 52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6.8">
            <text:p>16.8</text:p>
          </table:table-cell>
          <table:table-cell office:value-type="float" office:value="0.13">
            <text:p>0.1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463">
            <text:p>463</text:p>
          </table:table-cell>
          <table:table-cell office:value-type="float" office:value="419">
            <text:p>419</text:p>
          </table:table-cell>
          <table:table-cell office:value-type="float" office:value="17">
            <text:p>17</text:p>
          </table:table-cell>
          <table:table-cell office:value-type="float" office:value="0.45">
            <text:p>0.45</text:p>
          </table:table-cell>
          <table:table-cell office:value-type="float" office:value="7.7">
            <text:p>7.7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KK 70 </text:p>
          </table:table-cell>
          <table:table-cell office:value-type="string">
            <text:p>08 55 22.0</text:p>
          </table:table-cell>
          <table:table-cell office:value-type="string">
            <text:p>+33 33 33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17.7">
            <text:p>17.7</text:p>
          </table:table-cell>
          <table:table-cell office:value-type="float" office:value="0.13">
            <text:p>0.13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..</text:p>
          </table:table-cell>
          <table:table-cell office:value-type="float" office:value="7.7">
            <text:p>7.7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D564-08</text:p>
          </table:table-cell>
          <table:table-cell office:value-type="string">
            <text:p>09 02 54.0</text:p>
          </table:table-cell>
          <table:table-cell office:value-type="string">
            <text:p>+20 04 31</text:p>
          </table:table-cell>
          <table:table-cell office:value-type="float" office:value="0.7">
            <text:p>0.7</text:p>
          </table:table-cell>
          <table:table-cell office:value-type="float" office:value="0.71">
            <text:p>0.71</text:p>
          </table:table-cell>
          <table:table-cell office:value-type="float" office:value="16.9">
            <text:p>16.9</text:p>
          </table:table-cell>
          <table:table-cell office:value-type="float" office:value="0.12">
            <text:p>0.12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483">
            <text:p>483</text:p>
          </table:table-cell>
          <table:table-cell office:value-type="float" office:value="365">
            <text:p>365</text:p>
          </table:table-cell>
          <table:table-cell office:value-type="float" office:value="49">
            <text:p>49</text:p>
          </table:table-cell>
          <table:table-cell office:value-type="float" office:value="0.3">
            <text:p>0.3</text:p>
          </table:table-cell>
          <table:table-cell office:value-type="float" office:value="5.1">
            <text:p>5.1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KH 46</text:p>
          </table:table-cell>
          <table:table-cell office:value-type="string">
            <text:p>09 08 36.6</text:p>
          </table:table-cell>
          <table:table-cell office:value-type="string">
            <text:p>+05 17 32</text:p>
          </table:table-cell>
          <table:table-cell office:value-type="float" office:value="0.7">
            <text:p>0.7</text:p>
          </table:table-cell>
          <table:table-cell office:value-type="float" office:value="0.86">
            <text:p>0.86</text:p>
          </table:table-cell>
          <table:table-cell office:value-type="float" office:value="17.05">
            <text:p>17.05</text:p>
          </table:table-cell>
          <table:table-cell office:value-type="float" office:value="0.2">
            <text:p>0.2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98">
            <text:p>598</text:p>
          </table:table-cell>
          <table:table-cell office:value-type="float" office:value="409">
            <text:p>409</text:p>
          </table:table-cell>
          <table:table-cell office:value-type="float" office:value="25">
            <text:p>25</text:p>
          </table:table-cell>
          <table:table-cell office:value-type="float" office:value="0.43">
            <text:p>0.43</text:p>
          </table:table-cell>
          <table:table-cell office:value-type="float" office:value="5.7">
            <text:p>5.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D634-03</text:p>
          </table:table-cell>
          <table:table-cell office:value-type="string">
            <text:p>09 08 53.5</text:p>
          </table:table-cell>
          <table:table-cell office:value-type="string">
            <text:p>+14 34 55</text:p>
          </table:table-cell>
          <table:table-cell office:value-type="float" office:value="0.4">
            <text:p>0.4</text:p>
          </table:table-cell>
          <table:table-cell office:value-type="float" office:value="0.88">
            <text:p>0.88</text:p>
          </table:table-cell>
          <table:table-cell office:value-type="float" office:value="17.5">
            <text:p>17.5</text:p>
          </table:table-cell>
          <table:table-cell office:value-type="float" office:value="0.16">
            <text:p>0.1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19">
            <text:p>319</text:p>
          </table:table-cell>
          <table:table-cell office:value-type="float" office:value="173">
            <text:p>173</text:p>
          </table:table-cell>
          <table:table-cell office:value-type="float" office:value="34">
            <text:p>34</text:p>
          </table:table-cell>
          <table:table-cell office:value-type="string">
            <text:p>...</text:p>
          </table:table-cell>
          <table:table-cell office:value-type="float" office:value="2.4">
            <text:p>2.4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K 71 </text:p>
          </table:table-cell>
          <table:table-cell office:value-type="string">
            <text:p>09 09 10.9</text:p>
          </table:table-cell>
          <table:table-cell office:value-type="string">
            <text:p>-23 22 04</text:p>
          </table:table-cell>
          <table:table-cell office:value-type="float" office:value="0.4">
            <text:p>0.4</text:p>
          </table:table-cell>
          <table:table-cell office:value-type="float" office:value="0.78">
            <text:p>0.78</text:p>
          </table:table-cell>
          <table:table-cell office:value-type="float" office:value="18.7">
            <text:p>18.7</text:p>
          </table:table-cell>
          <table:table-cell office:value-type="float" office:value="0.77">
            <text:p>0.77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..</text:p>
          </table:table-cell>
          <table:table-cell office:value-type="float" office:value="9.8">
            <text:p>9.8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DDO 56, UA 148 </text:p>
          </table:table-cell>
          <table:table-cell office:value-type="string">
            <text:p>09 09 46.6</text:p>
          </table:table-cell>
          <table:table-cell office:value-type="string">
            <text:p>-23 00 33</text:p>
          </table:table-cell>
          <table:table-cell office:value-type="float" office:value="1.3">
            <text:p>1.3</text:p>
          </table:table-cell>
          <table:table-cell office:value-type="float" office:value="0.77">
            <text:p>0.77</text:p>
          </table:table-cell>
          <table:table-cell office:value-type="float" office:value="15.63">
            <text:p>15.63</text:p>
          </table:table-cell>
          <table:table-cell office:value-type="float" office:value="0.72">
            <text:p>0.72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724">
            <text:p>724</text:p>
          </table:table-cell>
          <table:table-cell office:value-type="float" office:value="438">
            <text:p>438</text:p>
          </table:table-cell>
          <table:table-cell office:value-type="float" office:value="76">
            <text:p>76</text:p>
          </table:table-cell>
          <table:table-cell office:value-type="float" office:value="0.49">
            <text:p>0.49</text:p>
          </table:table-cell>
          <table:table-cell office:value-type="float" office:value="9.8">
            <text:p>9.8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KK 72 </text:p>
          </table:table-cell>
          <table:table-cell office:value-type="string">
            <text:p>09 11 42.3</text:p>
          </table:table-cell>
          <table:table-cell office:value-type="string">
            <text:p>-23 58 56</text:p>
          </table:table-cell>
          <table:table-cell office:value-type="float" office:value="0.6">
            <text:p>0.6</text:p>
          </table:table-cell>
          <table:table-cell office:value-type="float" office:value="0.83">
            <text:p>0.83</text:p>
          </table:table-cell>
          <table:table-cell office:value-type="float" office:value="18">
            <text:p>18</text:p>
          </table:table-cell>
          <table:table-cell office:value-type="float" office:value="0.8">
            <text:p>0.8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..</text:p>
          </table:table-cell>
          <table:table-cell office:value-type="float" office:value="9.8">
            <text:p>9.8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N2784 dw 1 </text:p>
          </table:table-cell>
          <table:table-cell office:value-type="string">
            <text:p>09 12 18.5</text:p>
          </table:table-cell>
          <table:table-cell office:value-type="string">
            <text:p>-24 12 40</text:p>
          </table:table-cell>
          <table:table-cell office:value-type="float" office:value="0.9">
            <text:p>0.9</text:p>
          </table:table-cell>
          <table:table-cell office:value-type="float" office:value="0.89">
            <text:p>0.89</text:p>
          </table:table-cell>
          <table:table-cell office:value-type="float" office:value="17.27">
            <text:p>17.27</text:p>
          </table:table-cell>
          <table:table-cell office:value-type="float" office:value="0.89">
            <text:p>0.89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..</text:p>
          </table:table-cell>
          <table:table-cell office:value-type="float" office:value="9.8">
            <text:p>9.8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KK 73 </text:p>
          </table:table-cell>
          <table:table-cell office:value-type="string">
            <text:p>09 12 29.3</text:p>
          </table:table-cell>
          <table:table-cell office:value-type="string">
            <text:p>-24 14 28</text:p>
          </table:table-cell>
          <table:table-cell office:value-type="float" office:value="0.8">
            <text:p>0.8</text:p>
          </table:table-cell>
          <table:table-cell office:value-type="float" office:value="0.62">
            <text:p>0.62</text:p>
          </table:table-cell>
          <table:table-cell office:value-type="float" office:value="16.35">
            <text:p>16.35</text:p>
          </table:table-cell>
          <table:table-cell office:value-type="float" office:value="0.85">
            <text:p>0.85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..</text:p>
          </table:table-cell>
          <table:table-cell office:value-type="float" office:value="9.8">
            <text:p>9.8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E564-30, UA 153</text:p>
          </table:table-cell>
          <table:table-cell office:value-type="string">
            <text:p>09 13 12.1</text:p>
          </table:table-cell>
          <table:table-cell office:value-type="string">
            <text:p>-19 24 31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5.4">
            <text:p>15.4</text:p>
          </table:table-cell>
          <table:table-cell office:value-type="float" office:value="0.38">
            <text:p>0.38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765">
            <text:p>765</text:p>
          </table:table-cell>
          <table:table-cell office:value-type="float" office:value="488">
            <text:p>488</text:p>
          </table:table-cell>
          <table:table-cell office:value-type="float" office:value="125">
            <text:p>125</text:p>
          </table:table-cell>
          <table:table-cell office:value-type="float" office:value="1.66">
            <text:p>1.66</text:p>
          </table:table-cell>
          <table:table-cell office:value-type="float" office:value="6.8">
            <text:p>6.8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D565-06</text:p>
          </table:table-cell>
          <table:table-cell office:value-type="string">
            <text:p>09 19 29.4</text:p>
          </table:table-cell>
          <table:table-cell office:value-type="string">
            <text:p>+21 36 12</text:p>
          </table:table-cell>
          <table:table-cell office:value-type="float" office:value="0.7">
            <text:p>0.7</text:p>
          </table:table-cell>
          <table:table-cell office:value-type="float" office:value="0.86">
            <text:p>0.86</text:p>
          </table:table-cell>
          <table:table-cell office:value-type="float" office:value="16.95">
            <text:p>16.95</text:p>
          </table:table-cell>
          <table:table-cell office:value-type="float" office:value="0.17">
            <text:p>0.17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498">
            <text:p>498</text:p>
          </table:table-cell>
          <table:table-cell office:value-type="float" office:value="386">
            <text:p>386</text:p>
          </table:table-cell>
          <table:table-cell office:value-type="float" office:value="14">
            <text:p>14</text:p>
          </table:table-cell>
          <table:table-cell office:value-type="float" office:value="-0.52">
            <text:p>-0.52</text:p>
          </table:table-cell>
          <table:table-cell office:value-type="float" office:value="5.4">
            <text:p>5.4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E565-03, KKs 30</text:p>
          </table:table-cell>
          <table:table-cell office:value-type="string">
            <text:p>09 23 09.9</text:p>
          </table:table-cell>
          <table:table-cell office:value-type="string">
            <text:p>-20 10 03</text:p>
          </table:table-cell>
          <table:table-cell office:value-type="float" office:value="0.6">
            <text:p>0.6</text:p>
          </table:table-cell>
          <table:table-cell office:value-type="float" office:value="0.67">
            <text:p>0.67</text:p>
          </table:table-cell>
          <table:table-cell office:value-type="float" office:value="15.53">
            <text:p>15.53</text:p>
          </table:table-cell>
          <table:table-cell office:value-type="float" office:value="0.27">
            <text:p>0.27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829">
            <text:p>829</text:p>
          </table:table-cell>
          <table:table-cell office:value-type="float" office:value="549">
            <text:p>549</text:p>
          </table:table-cell>
          <table:table-cell office:value-type="float" office:value="31">
            <text:p>31</text:p>
          </table:table-cell>
          <table:table-cell office:value-type="float" office:value="0.2">
            <text:p>0.2</text:p>
          </table:table-cell>
          <table:table-cell office:value-type="float" office:value="7.6">
            <text:p>7.6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KH 51, KDG 56 </text:p>
          </table:table-cell>
          <table:table-cell office:value-type="string">
            <text:p>09 30 12.9</text:p>
          </table:table-cell>
          <table:table-cell office:value-type="string">
            <text:p>+19 59 30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17.02">
            <text:p>17.02</text:p>
          </table:table-cell>
          <table:table-cell office:value-type="float" office:value="0.19">
            <text:p>0.19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61">
            <text:p>561</text:p>
          </table:table-cell>
          <table:table-cell office:value-type="float" office:value="440">
            <text:p>440</text:p>
          </table:table-cell>
          <table:table-cell office:value-type="float" office:value="25">
            <text:p>25</text:p>
          </table:table-cell>
          <table:table-cell office:value-type="float" office:value="-0.1">
            <text:p>-0.1</text:p>
          </table:table-cell>
          <table:table-cell office:value-type="float" office:value="8.9">
            <text:p>8.9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N2903</text:p>
          </table:table-cell>
          <table:table-cell office:value-type="string">
            <text:p>09 32 09.6</text:p>
          </table:table-cell>
          <table:table-cell office:value-type="string">
            <text:p>+21 30 02</text:p>
          </table:table-cell>
          <table:table-cell office:value-type="float" office:value="12.6">
            <text:p>12.6</text:p>
          </table:table-cell>
          <table:table-cell office:value-type="float" office:value="0.48">
            <text:p>0.48</text:p>
          </table:table-cell>
          <table:table-cell office:value-type="float" office:value="9.47">
            <text:p>9.47</text:p>
          </table:table-cell>
          <table:table-cell office:value-type="float" office:value="0.13">
            <text:p>0.13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float" office:value="555">
            <text:p>555</text:p>
          </table:table-cell>
          <table:table-cell office:value-type="float" office:value="442">
            <text:p>442</text:p>
          </table:table-cell>
          <table:table-cell office:value-type="float" office:value="371">
            <text:p>371</text:p>
          </table:table-cell>
          <table:table-cell office:value-type="float" office:value="2.35">
            <text:p>2.35</text:p>
          </table:table-cell>
          <table:table-cell office:value-type="float" office:value="8.9">
            <text:p>8.9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U5086</text:p>
          </table:table-cell>
          <table:table-cell office:value-type="string">
            <text:p>09 32 48.9</text:p>
          </table:table-cell>
          <table:table-cell office:value-type="string">
            <text:p>+21 27 54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5.94">
            <text:p>15.94</text:p>
          </table:table-cell>
          <table:table-cell office:value-type="float" office:value="0.14">
            <text:p>0.14</text:p>
          </table:table-cell>
          <table:table-cell office:value-type="string">
            <text:p>-3A</text:p>
          </table:table-cell>
          <table:table-cell/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float" office:value="0.38">
            <text:p>0.38</text:p>
          </table:table-cell>
          <table:table-cell office:value-type="float" office:value="8.9">
            <text:p>8.9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U5186</text:p>
          </table:table-cell>
          <table:table-cell office:value-type="string">
            <text:p>09 42 59.8</text:p>
          </table:table-cell>
          <table:table-cell office:value-type="string">
            <text:p>+33 15 52</text:p>
          </table:table-cell>
          <table:table-cell office:value-type="float" office:value="1.3">
            <text:p>1.3</text:p>
          </table:table-cell>
          <table:table-cell office:value-type="float" office:value="0.23">
            <text:p>0.23</text:p>
          </table:table-cell>
          <table:table-cell office:value-type="float" office:value="16.27">
            <text:p>16.27</text:p>
          </table:table-cell>
          <table:table-cell office:value-type="float" office:value="0.06">
            <text:p>0.0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51">
            <text:p>551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office:value-type="float" office:value="0.18">
            <text:p>0.18</text:p>
          </table:table-cell>
          <table:table-cell office:value-type="float" office:value="6.9">
            <text:p>6.9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U5209, KKH 54 </text:p>
          </table:table-cell>
          <table:table-cell office:value-type="string">
            <text:p>09 45 04.2</text:p>
          </table:table-cell>
          <table:table-cell office:value-type="string">
            <text:p>+32 14 18</text:p>
          </table:table-cell>
          <table:table-cell office:value-type="float" office:value="0.9">
            <text:p>0.9</text:p>
          </table:table-cell>
          <table:table-cell office:value-type="float" office:value="0.96">
            <text:p>0.96</text:p>
          </table:table-cell>
          <table:table-cell office:value-type="float" office:value="16.06">
            <text:p>16.06</text:p>
          </table:table-cell>
          <table:table-cell office:value-type="float" office:value="0.08">
            <text:p>0.08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38">
            <text:p>538</text:p>
          </table:table-cell>
          <table:table-cell office:value-type="float" office:value="482">
            <text:p>482</text:p>
          </table:table-cell>
          <table:table-cell office:value-type="float" office:value="27">
            <text:p>27</text:p>
          </table:table-cell>
          <table:table-cell office:value-type="float" office:value="0.04">
            <text:p>0.04</text:p>
          </table:table-cell>
          <table:table-cell office:value-type="float" office:value="6.7">
            <text:p>6.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K 78 </text:p>
          </table:table-cell>
          <table:table-cell office:value-type="string">
            <text:p>09 50 19.6</text:p>
          </table:table-cell>
          <table:table-cell office:value-type="string">
            <text:p>+31 27 24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17.68">
            <text:p>17.68</text:p>
          </table:table-cell>
          <table:table-cell office:value-type="float" office:value="0.09">
            <text:p>0.09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41">
            <text:p>541</text:p>
          </table:table-cell>
          <table:table-cell office:value-type="float" office:value="481">
            <text:p>481</text:p>
          </table:table-cell>
          <table:table-cell office:value-type="string">
            <text:p>.. .</text:p>
          </table:table-cell>
          <table:table-cell office:value-type="string">
            <text:p>...</text:p>
          </table:table-cell>
          <table:table-cell office:value-type="float" office:value="7.1">
            <text:p>7.1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DDO 64, U5272 </text:p>
          </table:table-cell>
          <table:table-cell office:value-type="string">
            <text:p>09 50 22.4</text:p>
          </table:table-cell>
          <table:table-cell office:value-type="string">
            <text:p>+31 29 15</text:p>
          </table:table-cell>
          <table:table-cell office:value-type="float" office:value="2.1">
            <text:p>2.1</text:p>
          </table:table-cell>
          <table:table-cell office:value-type="float" office:value="0.38">
            <text:p>0.38</text:p>
          </table:table-cell>
          <table:table-cell office:value-type="float" office:value="15.41">
            <text:p>15.41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20">
            <text:p>520</text:p>
          </table:table-cell>
          <table:table-cell office:value-type="float" office:value="460">
            <text:p>460</text:p>
          </table:table-cell>
          <table:table-cell office:value-type="float" office:value="82">
            <text:p>82</text:p>
          </table:table-cell>
          <table:table-cell office:value-type="float" office:value="1.13">
            <text:p>1.13</text:p>
          </table:table-cell>
          <table:table-cell office:value-type="float" office:value="7.1">
            <text:p>7.1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U5288</text:p>
          </table:table-cell>
          <table:table-cell office:value-type="string">
            <text:p>09 51 17.2</text:p>
          </table:table-cell>
          <table:table-cell office:value-type="string">
            <text:p>+07 49 38</text:p>
          </table:table-cell>
          <table:table-cell office:value-type="float" office:value="1.3">
            <text:p>1.3</text:p>
          </table:table-cell>
          <table:table-cell office:value-type="float" office:value="0.62">
            <text:p>0.62</text:p>
          </table:table-cell>
          <table:table-cell office:value-type="float" office:value="14.62">
            <text:p>14.62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56">
            <text:p>556</text:p>
          </table:table-cell>
          <table:table-cell office:value-type="float" office:value="377">
            <text:p>377</text:p>
          </table:table-cell>
          <table:table-cell office:value-type="float" office:value="93">
            <text:p>93</text:p>
          </table:table-cell>
          <table:table-cell office:value-type="float" office:value="1.4">
            <text:p>1.4</text:p>
          </table:table-cell>
          <table:table-cell office:value-type="float" office:value="6.8">
            <text:p>6.8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KKSG 15 </text:p>
          </table:table-cell>
          <table:table-cell office:value-type="string">
            <text:p>09 55 10.5</text:p>
          </table:table-cell>
          <table:table-cell office:value-type="string">
            <text:p>-06 16 12</text:p>
          </table:table-cell>
          <table:table-cell office:value-type="float" office:value="1.3">
            <text:p>1.3</text:p>
          </table:table-cell>
          <table:table-cell office:value-type="float" office:value="0.23">
            <text:p>0.23</text:p>
          </table:table-cell>
          <table:table-cell office:value-type="float" office:value="15.14">
            <text:p>15.14</text:p>
          </table:table-cell>
          <table:table-cell office:value-type="float" office:value="0.18">
            <text:p>0.18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791">
            <text:p>791</text:p>
          </table:table-cell>
          <table:table-cell office:value-type="float" office:value="554">
            <text:p>554</text:p>
          </table:table-cell>
          <table:table-cell office:value-type="float" office:value="54">
            <text:p>54</text:p>
          </table:table-cell>
          <table:table-cell office:value-type="float" office:value="0.43">
            <text:p>0.43</text:p>
          </table:table-cell>
          <table:table-cell office:value-type="float" office:value="9.7">
            <text:p>9.7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DDO 68, U5340 </text:p>
          </table:table-cell>
          <table:table-cell office:value-type="string">
            <text:p>09 56 45.7</text:p>
          </table:table-cell>
          <table:table-cell office:value-type="string">
            <text:p>+28 49 30</text:p>
          </table:table-cell>
          <table:table-cell office:value-type="float" office:value="2.7">
            <text:p>2.7</text:p>
          </table:table-cell>
          <table:table-cell office:value-type="float" office:value="0.37">
            <text:p>0.37</text:p>
          </table:table-cell>
          <table:table-cell office:value-type="float" office:value="14.6">
            <text:p>14.6</text:p>
          </table:table-cell>
          <table:table-cell office:value-type="float" office:value="0.08">
            <text:p>0.08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02">
            <text:p>502</text:p>
          </table:table-cell>
          <table:table-cell office:value-type="float" office:value="428">
            <text:p>428</text:p>
          </table:table-cell>
          <table:table-cell office:value-type="float" office:value="78">
            <text:p>78</text:p>
          </table:table-cell>
          <table:table-cell office:value-type="float" office:value="1.28">
            <text:p>1.28</text:p>
          </table:table-cell>
          <table:table-cell office:value-type="float" office:value="5.9">
            <text:p>5.9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Ho IX, DDO 66</text:p>
          </table:table-cell>
          <table:table-cell office:value-type="string">
            <text:p>09 57 32.4</text:p>
          </table:table-cell>
          <table:table-cell office:value-type="string">
            <text:p>+69 02 35</text:p>
          </table:table-cell>
          <table:table-cell office:value-type="float" office:value="2.5">
            <text:p>2.5</text:p>
          </table:table-cell>
          <table:table-cell office:value-type="float" office:value="0.8">
            <text:p>0.8</text:p>
          </table:table-cell>
          <table:table-cell office:value-type="float" office:value="14.53">
            <text:p>14.53</text:p>
          </table:table-cell>
          <table:table-cell office:value-type="float" office:value="0.35">
            <text:p>0.3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46">
            <text:p>46</text:p>
          </table:table-cell>
          <table:table-cell office:value-type="float" office:value="188">
            <text:p>188</text:p>
          </table:table-cell>
          <table:table-cell office:value-type="float" office:value="69">
            <text:p>69</text:p>
          </table:table-cell>
          <table:table-cell office:value-type="float" office:value="2.2">
            <text:p>2.2</text:p>
          </table:table-cell>
          <table:table-cell office:value-type="float" office:value="3.7">
            <text:p>3.7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KKSG 16 </text:p>
          </table:table-cell>
          <table:table-cell office:value-type="string">
            <text:p>09 59 46.5</text:p>
          </table:table-cell>
          <table:table-cell office:value-type="string">
            <text:p>-09 21 04</text:p>
          </table:table-cell>
          <table:table-cell office:value-type="float" office:value="0.9">
            <text:p>0.9</text:p>
          </table:table-cell>
          <table:table-cell office:value-type="float" office:value="0.78">
            <text:p>0.78</text:p>
          </table:table-cell>
          <table:table-cell office:value-type="float" office:value="18">
            <text:p>18</text:p>
          </table:table-cell>
          <table:table-cell office:value-type="float" office:value="0.31">
            <text:p>0.31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..</text:p>
          </table:table-cell>
          <table:table-cell office:value-type="float" office:value="9.7">
            <text:p>9.7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KKSG 17 </text:p>
          </table:table-cell>
          <table:table-cell office:value-type="string">
            <text:p>10 01 38.4</text:p>
          </table:table-cell>
          <table:table-cell office:value-type="string">
            <text:p>-08 14 56</text:p>
          </table:table-cell>
          <table:table-cell office:value-type="float" office:value="1.4">
            <text:p>1.4</text:p>
          </table:table-cell>
          <table:table-cell office:value-type="float" office:value="0.21">
            <text:p>0.21</text:p>
          </table:table-cell>
          <table:table-cell office:value-type="float" office:value="15.5">
            <text:p>15.5</text:p>
          </table:table-cell>
          <table:table-cell office:value-type="float" office:value="0.26">
            <text:p>0.2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447">
            <text:p>447</text:p>
          </table:table-cell>
          <table:table-cell office:value-type="float" office:value="203">
            <text:p>203</text:p>
          </table:table-cell>
          <table:table-cell office:value-type="float" office:value="49">
            <text:p>49</text:p>
          </table:table-cell>
          <table:table-cell office:value-type="float" office:value="0.3">
            <text:p>0.3</text:p>
          </table:table-cell>
          <table:table-cell office:value-type="float" office:value="9.7">
            <text:p>9.7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UA 193 </text:p>
          </table:table-cell>
          <table:table-cell office:value-type="string">
            <text:p>10 02 36.2</text:p>
          </table:table-cell>
          <table:table-cell office:value-type="string">
            <text:p>-06 00 43</text:p>
          </table:table-cell>
          <table:table-cell office:value-type="float" office:value="4.3">
            <text:p>4.3</text:p>
          </table:table-cell>
          <table:table-cell office:value-type="float" office:value="0.07">
            <text:p>0.07</text:p>
          </table:table-cell>
          <table:table-cell office:value-type="float" office:value="14.83">
            <text:p>14.83</text:p>
          </table:table-cell>
          <table:table-cell office:value-type="float" office:value="0.17">
            <text:p>0.17</text:p>
          </table:table-cell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float" office:value="661">
            <text:p>661</text:p>
          </table:table-cell>
          <table:table-cell office:value-type="float" office:value="425">
            <text:p>425</text:p>
          </table:table-cell>
          <table:table-cell office:value-type="float" office:value="130">
            <text:p>130</text:p>
          </table:table-cell>
          <table:table-cell office:value-type="float" office:value="1.33">
            <text:p>1.33</text:p>
          </table:table-cell>
          <table:table-cell office:value-type="float" office:value="9.7">
            <text:p>9.7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U5427</text:p>
          </table:table-cell>
          <table:table-cell office:value-type="string">
            <text:p>10 04 41.0</text:p>
          </table:table-cell>
          <table:table-cell office:value-type="string">
            <text:p>+29 21 59</text:p>
          </table:table-cell>
          <table:table-cell office:value-type="float" office:value="1.2">
            <text:p>1.2</text:p>
          </table:table-cell>
          <table:table-cell office:value-type="float" office:value="0.67">
            <text:p>0.67</text:p>
          </table:table-cell>
          <table:table-cell office:value-type="float" office:value="14.89">
            <text:p>14.89</text:p>
          </table:table-cell>
          <table:table-cell office:value-type="float" office:value="0.1">
            <text:p>0.1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float" office:value="495">
            <text:p>495</text:p>
          </table:table-cell>
          <table:table-cell office:value-type="float" office:value="424">
            <text:p>424</text:p>
          </table:table-cell>
          <table:table-cell office:value-type="float" office:value="78">
            <text:p>78</text:p>
          </table:table-cell>
          <table:table-cell office:value-type="float" office:value="0.42">
            <text:p>0.42</text:p>
          </table:table-cell>
          <table:table-cell office:value-type="float" office:value="7.1">
            <text:p>7.1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U5423</text:p>
          </table:table-cell>
          <table:table-cell office:value-type="string">
            <text:p>10 05 30.6</text:p>
          </table:table-cell>
          <table:table-cell office:value-type="string">
            <text:p>+70 21 52</text:p>
          </table:table-cell>
          <table:table-cell office:value-type="float" office:value="0.9">
            <text:p>0.9</text:p>
          </table:table-cell>
          <table:table-cell office:value-type="float" office:value="0.67">
            <text:p>0.67</text:p>
          </table:table-cell>
          <table:table-cell office:value-type="float" office:value="14.42">
            <text:p>14.42</text:p>
          </table:table-cell>
          <table:table-cell office:value-type="float" office:value="0.34">
            <text:p>0.3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48">
            <text:p>348</text:p>
          </table:table-cell>
          <table:table-cell office:value-type="float" office:value="496">
            <text:p>496</text:p>
          </table:table-cell>
          <table:table-cell office:value-type="float" office:value="44">
            <text:p>44</text:p>
          </table:table-cell>
          <table:table-cell office:value-type="float" office:value="0.58">
            <text:p>0.58</text:p>
          </table:table-cell>
          <table:table-cell office:value-type="float" office:value="5.3">
            <text:p>5.3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KK 84 </text:p>
          </table:table-cell>
          <table:table-cell office:value-type="string">
            <text:p>10 05 34.4</text:p>
          </table:table-cell>
          <table:table-cell office:value-type="string">
            <text:p>-07 44 57</text:p>
          </table:table-cell>
          <table:table-cell office:value-type="float" office:value="1.3">
            <text:p>1.3</text:p>
          </table:table-cell>
          <table:table-cell office:value-type="float" office:value="0.69">
            <text:p>0.69</text:p>
          </table:table-cell>
          <table:table-cell office:value-type="float" office:value="16.36">
            <text:p>16.36</text:p>
          </table:table-cell>
          <table:table-cell office:value-type="float" office:value="0.03">
            <text:p>0.03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..</text:p>
          </table:table-cell>
          <table:table-cell office:value-type="float" office:value="9.7">
            <text:p>9.7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KKSG 18, N3115B</text:p>
          </table:table-cell>
          <table:table-cell office:value-type="string">
            <text:p>10 05 41.6</text:p>
          </table:table-cell>
          <table:table-cell office:value-type="string">
            <text:p>-07 58 53</text:p>
          </table:table-cell>
          <table:table-cell office:value-type="float" office:value="1.5">
            <text:p>1.5</text:p>
          </table:table-cell>
          <table:table-cell office:value-type="float" office:value="0.8">
            <text:p>0.8</text:p>
          </table:table-cell>
          <table:table-cell office:value-type="float" office:value="13.61">
            <text:p>13.61</text:p>
          </table:table-cell>
          <table:table-cell office:value-type="float" office:value="0.23">
            <text:p>0.23</text:p>
          </table:table-cell>
          <table:table-cell office:value-type="float" office:value="-2">
            <text:p>-2</text:p>
          </table:table-cell>
          <table:table-cell office:value-type="string">
            <text:p>KB</text:p>
          </table:table-cell>
          <table:table-cell office:value-type="float" office:value="698">
            <text:p>698</text:p>
          </table:table-cell>
          <table:table-cell office:value-type="float" office:value="456">
            <text:p>456</text:p>
          </table:table-cell>
          <table:table-cell office:value-type="string">
            <text:p>.. .</text:p>
          </table:table-cell>
          <table:table-cell office:value-type="float" office:value="-0.4">
            <text:p>-0.4</text:p>
          </table:table-cell>
          <table:table-cell office:value-type="float" office:value="9.7">
            <text:p>9.7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IKN </text:p>
          </table:table-cell>
          <table:table-cell office:value-type="string">
            <text:p>10 08 05.9</text:p>
          </table:table-cell>
          <table:table-cell office:value-type="string">
            <text:p>+68 23 57</text:p>
          </table:table-cell>
          <table:table-cell office:value-type="float" office:value="2.7">
            <text:p>2.7</text:p>
          </table:table-cell>
          <table:table-cell office:value-type="float" office:value="0.85">
            <text:p>0.85</text:p>
          </table:table-cell>
          <table:table-cell office:value-type="float" office:value="17">
            <text:p>17</text:p>
          </table:table-cell>
          <table:table-cell office:value-type="float" office:value="0.6">
            <text:p>0.6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..</text:p>
          </table:table-cell>
          <table:table-cell office:value-type="float" office:value="3.7">
            <text:p>3.7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KKH 60</text:p>
          </table:table-cell>
          <table:table-cell office:value-type="string">
            <text:p>10 15 59.4</text:p>
          </table:table-cell>
          <table:table-cell office:value-type="string">
            <text:p>+06 48 17</text:p>
          </table:table-cell>
          <table:table-cell office:value-type="float" office:value="0.8">
            <text:p>0.8</text:p>
          </table:table-cell>
          <table:table-cell office:value-type="float" office:value="0.55">
            <text:p>0.55</text:p>
          </table:table-cell>
          <table:table-cell office:value-type="float" office:value="18">
            <text:p>18</text:p>
          </table:table-cell>
          <table:table-cell office:value-type="float" office:value="0.09">
            <text:p>0.09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90">
            <text:p>290</text:p>
          </table:table-cell>
          <table:table-cell office:value-type="float" office:value="108">
            <text:p>108</text:p>
          </table:table-cell>
          <table:table-cell office:value-type="string">
            <text:p>.. .</text:p>
          </table:table-cell>
          <table:table-cell office:value-type="string">
            <text:p>...</text:p>
          </table:table-cell>
          <table:table-cell office:value-type="float" office:value="1.5">
            <text:p>1.5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HIJASS</text:p>
          </table:table-cell>
          <table:table-cell office:value-type="string">
            <text:p>10 21 00.2</text:p>
          </table:table-cell>
          <table:table-cell office:value-type="string">
            <text:p>+68 41 60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20">
            <text:p>20</text:p>
          </table:table-cell>
          <table:table-cell office:value-type="float" office:value="0.09">
            <text:p>0.09</text:p>
          </table:table-cell>
          <table:table-cell office:value-type="float" office:value="13">
            <text:p>13</text:p>
          </table:table-cell>
          <table:table-cell office:value-type="string">
            <text:p>A</text:p>
          </table:table-cell>
          <table:table-cell office:value-type="float" office:value="46">
            <text:p>46</text:p>
          </table:table-cell>
          <table:table-cell office:value-type="float" office:value="187">
            <text:p>187</text:p>
          </table:table-cell>
          <table:table-cell office:value-type="string">
            <text:p>.. .</text:p>
          </table:table-cell>
          <table:table-cell office:value-type="string">
            <text:p>...</text:p>
          </table:table-cell>
          <table:table-cell office:value-type="float" office:value="3.7">
            <text:p>3.7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HS 117 </text:p>
          </table:table-cell>
          <table:table-cell office:value-type="string">
            <text:p>10 21 25.2</text:p>
          </table:table-cell>
          <table:table-cell office:value-type="string">
            <text:p>+71 06 58</text:p>
          </table:table-cell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16.5">
            <text:p>16.5</text:p>
          </table:table-cell>
          <table:table-cell office:value-type="float" office:value="0.49">
            <text:p>0.49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-37">
            <text:p>-37</text:p>
          </table:table-cell>
          <table:table-cell office:value-type="float" office:value="116">
            <text:p>116</text:p>
          </table:table-cell>
          <table:table-cell office:value-type="float" office:value="13">
            <text:p>13</text:p>
          </table:table-cell>
          <table:table-cell office:value-type="string">
            <text:p>...</text:p>
          </table:table-cell>
          <table:table-cell office:value-type="float" office:value="3.7">
            <text:p>3.7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KKSG 19 </text:p>
          </table:table-cell>
          <table:table-cell office:value-type="string">
            <text:p>10 24 28.3</text:p>
          </table:table-cell>
          <table:table-cell office:value-type="string">
            <text:p>-12 25 57</text:p>
          </table:table-cell>
          <table:table-cell office:value-type="float" office:value="0.7">
            <text:p>0.7</text:p>
          </table:table-cell>
          <table:table-cell office:value-type="float" office:value="0.86">
            <text:p>0.86</text:p>
          </table:table-cell>
          <table:table-cell office:value-type="float" office:value="16.79">
            <text:p>16.79</text:p>
          </table:table-cell>
          <table:table-cell office:value-type="float" office:value="0.3">
            <text:p>0.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628">
            <text:p>628</text:p>
          </table:table-cell>
          <table:table-cell office:value-type="float" office:value="373">
            <text:p>373</text:p>
          </table:table-cell>
          <table:table-cell office:value-type="float" office:value="28">
            <text:p>28</text:p>
          </table:table-cell>
          <table:table-cell office:value-type="float" office:value="0.52">
            <text:p>0.52</text:p>
          </table:table-cell>
          <table:table-cell office:value-type="float" office:value="5.2">
            <text:p>5.2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U5672</text:p>
          </table:table-cell>
          <table:table-cell office:value-type="string">
            <text:p>10 28 20.9</text:p>
          </table:table-cell>
          <table:table-cell office:value-type="string">
            <text:p>+22 34 17</text:p>
          </table:table-cell>
          <table:table-cell office:value-type="float" office:value="1.8">
            <text:p>1.8</text:p>
          </table:table-cell>
          <table:table-cell office:value-type="float" office:value="0.28">
            <text:p>0.28</text:p>
          </table:table-cell>
          <table:table-cell office:value-type="float" office:value="14.45">
            <text:p>14.45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31">
            <text:p>531</text:p>
          </table:table-cell>
          <table:table-cell office:value-type="float" office:value="428">
            <text:p>428</text:p>
          </table:table-cell>
          <table:table-cell office:value-type="float" office:value="82">
            <text:p>82</text:p>
          </table:table-cell>
          <table:table-cell office:value-type="float" office:value="0.43">
            <text:p>0.43</text:p>
          </table:table-cell>
          <table:table-cell office:value-type="float" office:value="6.3">
            <text:p>6.3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LeG 01 </text:p>
          </table:table-cell>
          <table:table-cell office:value-type="string">
            <text:p>10 31 53.8</text:p>
          </table:table-cell>
          <table:table-cell office:value-type="string">
            <text:p>+12 55 35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18.7">
            <text:p>18.7</text:p>
          </table:table-cell>
          <table:table-cell office:value-type="float" office:value="0.14">
            <text:p>0.1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N3274</text:p>
          </table:table-cell>
          <table:table-cell office:value-type="string">
            <text:p>10 32 17.1</text:p>
          </table:table-cell>
          <table:table-cell office:value-type="string">
            <text:p>+27 40 07</text:p>
          </table:table-cell>
          <table:table-cell office:value-type="float" office:value="2.1">
            <text:p>2.1</text:p>
          </table:table-cell>
          <table:table-cell office:value-type="float" office:value="0.48">
            <text:p>0.48</text:p>
          </table:table-cell>
          <table:table-cell office:value-type="float" office:value="13.25">
            <text:p>13.25</text:p>
          </table:table-cell>
          <table:table-cell office:value-type="float" office:value="0.1">
            <text:p>0.1</text:p>
          </table:table-cell>
          <table:table-cell office:value-type="float" office:value="6">
            <text:p>6</text:p>
          </table:table-cell>
          <table:table-cell office:value-type="string">
            <text:p>KB</text:p>
          </table:table-cell>
          <table:table-cell office:value-type="float" office:value="537">
            <text:p>537</text:p>
          </table:table-cell>
          <table:table-cell office:value-type="float" office:value="461">
            <text:p>461</text:p>
          </table:table-cell>
          <table:table-cell office:value-type="float" office:value="157">
            <text:p>157</text:p>
          </table:table-cell>
          <table:table-cell office:value-type="float" office:value="1.74">
            <text:p>1.74</text:p>
          </table:table-cell>
          <table:table-cell office:value-type="float" office:value="6.5">
            <text:p>6.5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LeG 02 </text:p>
          </table:table-cell>
          <table:table-cell office:value-type="string">
            <text:p>10 33 19.4</text:p>
          </table:table-cell>
          <table:table-cell office:value-type="string">
            <text:p>+10 11 21</text:p>
          </table:table-cell>
          <table:table-cell office:value-type="float" office:value="0.3">
            <text:p>0.3</text:p>
          </table:table-cell>
          <table:table-cell office:value-type="float" office:value="0.95">
            <text:p>0.95</text:p>
          </table:table-cell>
          <table:table-cell office:value-type="float" office:value="19.1">
            <text:p>19.1</text:p>
          </table:table-cell>
          <table:table-cell office:value-type="float" office:value="0.13">
            <text:p>0.1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LeG 03 </text:p>
          </table:table-cell>
          <table:table-cell office:value-type="string">
            <text:p>10 35 48.8</text:p>
          </table:table-cell>
          <table:table-cell office:value-type="string">
            <text:p>+08 28 47</text:p>
          </table:table-cell>
          <table:table-cell office:value-type="float" office:value="1.1">
            <text:p>1.1</text:p>
          </table:table-cell>
          <table:table-cell office:value-type="float" office:value="0.23">
            <text:p>0.23</text:p>
          </table:table-cell>
          <table:table-cell office:value-type="float" office:value="17.8">
            <text:p>17.8</text:p>
          </table:table-cell>
          <table:table-cell office:value-type="float" office:value="0.11">
            <text:p>0.11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N3299</text:p>
          </table:table-cell>
          <table:table-cell office:value-type="string">
            <text:p>10 36 23.8</text:p>
          </table:table-cell>
          <table:table-cell office:value-type="string">
            <text:p>+12 42 27</text:p>
          </table:table-cell>
          <table:table-cell office:value-type="float" office:value="2.2">
            <text:p>2.2</text:p>
          </table:table-cell>
          <table:table-cell office:value-type="float" office:value="0.77">
            <text:p>0.77</text:p>
          </table:table-cell>
          <table:table-cell office:value-type="float" office:value="13.3">
            <text:p>13.3</text:p>
          </table:table-cell>
          <table:table-cell office:value-type="float" office:value="0.11">
            <text:p>0.11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float" office:value="641">
            <text:p>641</text:p>
          </table:table-cell>
          <table:table-cell office:value-type="float" office:value="490">
            <text:p>490</text:p>
          </table:table-cell>
          <table:table-cell office:value-type="float" office:value="120">
            <text:p>120</text:p>
          </table:table-cell>
          <table:table-cell office:value-type="float" office:value="0.46">
            <text:p>0.46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LeG 04 </text:p>
          </table:table-cell>
          <table:table-cell office:value-type="string">
            <text:p>10 39 40.2</text:p>
          </table:table-cell>
          <table:table-cell office:value-type="string">
            <text:p>+12 44 06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18.7">
            <text:p>18.7</text:p>
          </table:table-cell>
          <table:table-cell office:value-type="float" office:value="0.12">
            <text:p>0.12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FS 01, LeG 05 </text:p>
          </table:table-cell>
          <table:table-cell office:value-type="string">
            <text:p>10 39 43.3</text:p>
          </table:table-cell>
          <table:table-cell office:value-type="string">
            <text:p>+12 38 04</text:p>
          </table:table-cell>
          <table:table-cell office:value-type="float" office:value="0.7">
            <text:p>0.7</text:p>
          </table:table-cell>
          <table:table-cell office:value-type="float" office:value="0.53">
            <text:p>0.53</text:p>
          </table:table-cell>
          <table:table-cell office:value-type="float" office:value="16.77">
            <text:p>16.77</text:p>
          </table:table-cell>
          <table:table-cell office:value-type="float" office:value="0.11">
            <text:p>0.11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P031727 </text:p>
          </table:table-cell>
          <table:table-cell office:value-type="string">
            <text:p>10 39 55.7</text:p>
          </table:table-cell>
          <table:table-cell office:value-type="string">
            <text:p>+13 54 28</text:p>
          </table:table-cell>
          <table:table-cell office:value-type="float" office:value="0.6">
            <text:p>0.6</text:p>
          </table:table-cell>
          <table:table-cell office:value-type="float" office:value="0.65">
            <text:p>0.65</text:p>
          </table:table-cell>
          <table:table-cell office:value-type="float" office:value="18.3">
            <text:p>18.3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010">
            <text:p>1010</text:p>
          </table:table-cell>
          <table:table-cell office:value-type="float" office:value="865">
            <text:p>865</text:p>
          </table:table-cell>
          <table:table-cell office:value-type="float" office:value="27">
            <text:p>27</text:p>
          </table:table-cell>
          <table:table-cell office:value-type="float" office:value="-0.26">
            <text:p>-0.26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U5812</text:p>
          </table:table-cell>
          <table:table-cell office:value-type="string">
            <text:p>10 40 56.6</text:p>
          </table:table-cell>
          <table:table-cell office:value-type="string">
            <text:p>+12 28 19</text:p>
          </table:table-cell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15.1">
            <text:p>15.1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008">
            <text:p>1008</text:p>
          </table:table-cell>
          <table:table-cell office:value-type="float" office:value="857">
            <text:p>857</text:p>
          </table:table-cell>
          <table:table-cell office:value-type="float" office:value="56">
            <text:p>56</text:p>
          </table:table-cell>
          <table:table-cell office:value-type="float" office:value="0.17">
            <text:p>0.17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P031877 </text:p>
          </table:table-cell>
          <table:table-cell office:value-type="string">
            <text:p>10 42 00.3</text:p>
          </table:table-cell>
          <table:table-cell office:value-type="string">
            <text:p>+12 20 06</text:p>
          </table:table-cell>
          <table:table-cell office:value-type="float" office:value="1.3">
            <text:p>1.3</text:p>
          </table:table-cell>
          <table:table-cell office:value-type="float" office:value="0.46">
            <text:p>0.46</text:p>
          </table:table-cell>
          <table:table-cell office:value-type="float" office:value="15.7">
            <text:p>15.7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778">
            <text:p>778</text:p>
          </table:table-cell>
          <table:table-cell office:value-type="float" office:value="627">
            <text:p>627</text:p>
          </table:table-cell>
          <table:table-cell office:value-type="float" office:value="47">
            <text:p>47</text:p>
          </table:table-cell>
          <table:table-cell office:value-type="float" office:value="-0.03">
            <text:p>-0.03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LeG 09 </text:p>
          </table:table-cell>
          <table:table-cell office:value-type="string">
            <text:p>10 42 34.6</text:p>
          </table:table-cell>
          <table:table-cell office:value-type="string">
            <text:p>+12 09 02</text:p>
          </table:table-cell>
          <table:table-cell office:value-type="float" office:value="0.8">
            <text:p>0.8</text:p>
          </table:table-cell>
          <table:table-cell office:value-type="float" office:value="0.83">
            <text:p>0.83</text:p>
          </table:table-cell>
          <table:table-cell office:value-type="float" office:value="18.5">
            <text:p>18.5</text:p>
          </table:table-cell>
          <table:table-cell office:value-type="float" office:value="0.11">
            <text:p>0.11</text:p>
          </table:table-cell>
          <table:table-cell office:value-type="float" office:value="-2">
            <text:p>-2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N3344</text:p>
          </table:table-cell>
          <table:table-cell office:value-type="string">
            <text:p>10 43 30.2</text:p>
          </table:table-cell>
          <table:table-cell office:value-type="string">
            <text:p>+24 55 25</text:p>
          </table:table-cell>
          <table:table-cell office:value-type="float" office:value="7">
            <text:p>7</text:p>
          </table:table-cell>
          <table:table-cell office:value-type="float" office:value="0.9">
            <text:p>0.9</text:p>
          </table:table-cell>
          <table:table-cell office:value-type="float" office:value="10.38">
            <text:p>10.38</text:p>
          </table:table-cell>
          <table:table-cell office:value-type="float" office:value="0.14">
            <text:p>0.14</text:p>
          </table:table-cell>
          <table:table-cell office:value-type="float" office:value="4">
            <text:p>4</text:p>
          </table:table-cell>
          <table:table-cell office:value-type="string">
            <text:p>BK</text:p>
          </table:table-cell>
          <table:table-cell office:value-type="float" office:value="586">
            <text:p>586</text:p>
          </table:table-cell>
          <table:table-cell office:value-type="float" office:value="498">
            <text:p>498</text:p>
          </table:table-cell>
          <table:table-cell office:value-type="float" office:value="154">
            <text:p>154</text:p>
          </table:table-cell>
          <table:table-cell office:value-type="float" office:value="2.27">
            <text:p>2.27</text:p>
          </table:table-cell>
          <table:table-cell office:value-type="float" office:value="6.9">
            <text:p>6.9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LeG 10 </text:p>
          </table:table-cell>
          <table:table-cell office:value-type="string">
            <text:p>10 43 55.4</text:p>
          </table:table-cell>
          <table:table-cell office:value-type="string">
            <text:p>+12 08 07</text:p>
          </table:table-cell>
          <table:table-cell office:value-type="float" office:value="0.1">
            <text:p>0.1</text:p>
          </table:table-cell>
          <table:table-cell office:value-type="float" office:value="0.95">
            <text:p>0.95</text:p>
          </table:table-cell>
          <table:table-cell office:value-type="float" office:value="19.2">
            <text:p>19.2</text:p>
          </table:table-cell>
          <table:table-cell office:value-type="float" office:value="0.11">
            <text:p>0.1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LeG 11 </text:p>
          </table:table-cell>
          <table:table-cell office:value-type="string">
            <text:p>10 44 02.1</text:p>
          </table:table-cell>
          <table:table-cell office:value-type="string">
            <text:p>+15 35 20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18.8">
            <text:p>18.8</text:p>
          </table:table-cell>
          <table:table-cell office:value-type="float" office:value="0.14">
            <text:p>0.1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LeG 12 </text:p>
          </table:table-cell>
          <table:table-cell office:value-type="string">
            <text:p>10 44 07.8</text:p>
          </table:table-cell>
          <table:table-cell office:value-type="string">
            <text:p>+11 31 59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19.1">
            <text:p>19.1</text:p>
          </table:table-cell>
          <table:table-cell office:value-type="float" office:value="0.13">
            <text:p>0.1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FS 09, LeG 13 </text:p>
          </table:table-cell>
          <table:table-cell office:value-type="string">
            <text:p>10 44 57.6</text:p>
          </table:table-cell>
          <table:table-cell office:value-type="string">
            <text:p>+11 54 58</text:p>
          </table:table-cell>
          <table:table-cell office:value-type="float" office:value="0.4">
            <text:p>0.4</text:p>
          </table:table-cell>
          <table:table-cell office:value-type="float" office:value="0.44">
            <text:p>0.44</text:p>
          </table:table-cell>
          <table:table-cell office:value-type="float" office:value="17.43">
            <text:p>17.43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FS 13, LeG 14 </text:p>
          </table:table-cell>
          <table:table-cell office:value-type="string">
            <text:p>10 46 14.4</text:p>
          </table:table-cell>
          <table:table-cell office:value-type="string">
            <text:p>+12 57 36</text:p>
          </table:table-cell>
          <table:table-cell office:value-type="float" office:value="0.4">
            <text:p>0.4</text:p>
          </table:table-cell>
          <table:table-cell office:value-type="float" office:value="0.88">
            <text:p>0.88</text:p>
          </table:table-cell>
          <table:table-cell office:value-type="float" office:value="18.7">
            <text:p>18.7</text:p>
          </table:table-cell>
          <table:table-cell office:value-type="float" office:value="0.1">
            <text:p>0.1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float" office:value="886">
            <text:p>886</text:p>
          </table:table-cell>
          <table:table-cell office:value-type="float" office:value="739">
            <text:p>739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FS 14, KK 93 </text:p>
          </table:table-cell>
          <table:table-cell office:value-type="string">
            <text:p>10 46 24.8</text:p>
          </table:table-cell>
          <table:table-cell office:value-type="string">
            <text:p>+14 01 30</text:p>
          </table:table-cell>
          <table:table-cell office:value-type="float" office:value="0.6">
            <text:p>0.6</text:p>
          </table:table-cell>
          <table:table-cell office:value-type="float" office:value="0.92">
            <text:p>0.92</text:p>
          </table:table-cell>
          <table:table-cell office:value-type="float" office:value="18.3">
            <text:p>18.3</text:p>
          </table:table-cell>
          <table:table-cell office:value-type="float" office:value="0.13">
            <text:p>0.1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FS 15, LeG 16 </text:p>
          </table:table-cell>
          <table:table-cell office:value-type="string">
            <text:p>10 46 30.0</text:p>
          </table:table-cell>
          <table:table-cell office:value-type="string">
            <text:p>+11 45 21</text:p>
          </table:table-cell>
          <table:table-cell office:value-type="float" office:value="0.4">
            <text:p>0.4</text:p>
          </table:table-cell>
          <table:table-cell office:value-type="float" office:value="0.98">
            <text:p>0.98</text:p>
          </table:table-cell>
          <table:table-cell office:value-type="float" office:value="19">
            <text:p>19</text:p>
          </table:table-cell>
          <table:table-cell office:value-type="float" office:value="0.11">
            <text:p>0.11</text:p>
          </table:table-cell>
          <table:table-cell office:value-type="float" office:value="-2">
            <text:p>-2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FS 17, LeG 17 </text:p>
          </table:table-cell>
          <table:table-cell office:value-type="string">
            <text:p>10 46 41.5</text:p>
          </table:table-cell>
          <table:table-cell office:value-type="string">
            <text:p>+12 19 35</text:p>
          </table:table-cell>
          <table:table-cell office:value-type="float" office:value="0.7">
            <text:p>0.7</text:p>
          </table:table-cell>
          <table:table-cell office:value-type="float" office:value="0.78">
            <text:p>0.78</text:p>
          </table:table-cell>
          <table:table-cell office:value-type="float" office:value="16.98">
            <text:p>16.98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LeG 18 </text:p>
          </table:table-cell>
          <table:table-cell office:value-type="string">
            <text:p>10 46 53.3</text:p>
          </table:table-cell>
          <table:table-cell office:value-type="string">
            <text:p>+12 44 40</text:p>
          </table:table-cell>
          <table:table-cell office:value-type="float" office:value="0.8">
            <text:p>0.8</text:p>
          </table:table-cell>
          <table:table-cell office:value-type="float" office:value="0.75">
            <text:p>0.75</text:p>
          </table:table-cell>
          <table:table-cell office:value-type="float" office:value="18.9">
            <text:p>18.9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617">
            <text:p>617</text:p>
          </table:table-cell>
          <table:table-cell office:value-type="float" office:value="469">
            <text:p>469</text:p>
          </table:table-cell>
          <table:table-cell office:value-type="float" office:value="28">
            <text:p>28</text:p>
          </table:table-cell>
          <table:table-cell office:value-type="float" office:value="-0.52">
            <text:p>-0.52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FS 20, LeG 19 </text:p>
          </table:table-cell>
          <table:table-cell office:value-type="string">
            <text:p>10 46 54.8</text:p>
          </table:table-cell>
          <table:table-cell office:value-type="string">
            <text:p>+12 47 17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18.2">
            <text:p>18.2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FS 21, KK 94 </text:p>
          </table:table-cell>
          <table:table-cell office:value-type="string">
            <text:p>10 46 57.3</text:p>
          </table:table-cell>
          <table:table-cell office:value-type="string">
            <text:p>+12 59 54</text:p>
          </table:table-cell>
          <table:table-cell office:value-type="float" office:value="0.8">
            <text:p>0.8</text:p>
          </table:table-cell>
          <table:table-cell office:value-type="float" office:value="0.85">
            <text:p>0.85</text:p>
          </table:table-cell>
          <table:table-cell office:value-type="float" office:value="17.5">
            <text:p>17.5</text:p>
          </table:table-cell>
          <table:table-cell office:value-type="float" office:value="0.13">
            <text:p>0.1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832">
            <text:p>832</text:p>
          </table:table-cell>
          <table:table-cell office:value-type="float" office:value="685">
            <text:p>685</text:p>
          </table:table-cell>
          <table:table-cell office:value-type="float" office:value="32">
            <text:p>32</text:p>
          </table:table-cell>
          <table:table-cell office:value-type="float" office:value="0.2">
            <text:p>0.2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LeG 21 </text:p>
          </table:table-cell>
          <table:table-cell office:value-type="string">
            <text:p>10 47 00.8</text:p>
          </table:table-cell>
          <table:table-cell office:value-type="string">
            <text:p>+12 57 35</text:p>
          </table:table-cell>
          <table:table-cell office:value-type="float" office:value="0.4">
            <text:p>0.4</text:p>
          </table:table-cell>
          <table:table-cell office:value-type="float" office:value="0.75">
            <text:p>0.75</text:p>
          </table:table-cell>
          <table:table-cell office:value-type="float" office:value="18.6">
            <text:p>18.6</text:p>
          </table:table-cell>
          <table:table-cell office:value-type="float" office:value="0.13">
            <text:p>0.1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DDO 88, U5889 </text:p>
          </table:table-cell>
          <table:table-cell office:value-type="string">
            <text:p>10 47 22.3</text:p>
          </table:table-cell>
          <table:table-cell office:value-type="string">
            <text:p>+14 04 13</text:p>
          </table:table-cell>
          <table:table-cell office:value-type="float" office:value="2.2">
            <text:p>2.2</text:p>
          </table:table-cell>
          <table:table-cell office:value-type="float" office:value="0.95">
            <text:p>0.95</text:p>
          </table:table-cell>
          <table:table-cell office:value-type="float" office:value="14.25">
            <text:p>14.25</text:p>
          </table:table-cell>
          <table:table-cell office:value-type="float" office:value="0.15">
            <text:p>0.15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573">
            <text:p>573</text:p>
          </table:table-cell>
          <table:table-cell office:value-type="float" office:value="431">
            <text:p>431</text:p>
          </table:table-cell>
          <table:table-cell office:value-type="float" office:value="43">
            <text:p>43</text:p>
          </table:table-cell>
          <table:table-cell office:value-type="float" office:value="0.79">
            <text:p>0.79</text:p>
          </table:table-cell>
          <table:table-cell office:value-type="float" office:value="9.3">
            <text:p>9.3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FS 23</text:p>
          </table:table-cell>
          <table:table-cell office:value-type="string">
            <text:p>10 47 27.4</text:p>
          </table:table-cell>
          <table:table-cell office:value-type="string">
            <text:p>+13 53 23</text:p>
          </table:table-cell>
          <table:table-cell office:value-type="float" office:value="0.4">
            <text:p>0.4</text:p>
          </table:table-cell>
          <table:table-cell office:value-type="float" office:value="0.75">
            <text:p>0.75</text:p>
          </table:table-cell>
          <table:table-cell office:value-type="float" office:value="17.79">
            <text:p>17.79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73">
            <text:p>573</text:p>
          </table:table-cell>
          <table:table-cell office:value-type="float" office:value="431">
            <text:p>431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P32250 </text:p>
          </table:table-cell>
          <table:table-cell office:value-type="string">
            <text:p>10 47 41.9</text:p>
          </table:table-cell>
          <table:table-cell office:value-type="string">
            <text:p>-38 51 15</text:p>
          </table:table-cell>
          <table:table-cell office:value-type="float" office:value="2.2">
            <text:p>2.2</text:p>
          </table:table-cell>
          <table:table-cell office:value-type="float" office:value="0.14">
            <text:p>0.14</text:p>
          </table:table-cell>
          <table:table-cell office:value-type="float" office:value="14.97">
            <text:p>14.97</text:p>
          </table:table-cell>
          <table:table-cell office:value-type="float" office:value="0.33">
            <text:p>0.33</text:p>
          </table:table-cell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float" office:value="720">
            <text:p>720</text:p>
          </table:table-cell>
          <table:table-cell office:value-type="float" office:value="415">
            <text:p>415</text:p>
          </table:table-cell>
          <table:table-cell office:value-type="float" office:value="55">
            <text:p>55</text:p>
          </table:table-cell>
          <table:table-cell office:value-type="float" office:value="0.87">
            <text:p>0.87</text:p>
          </table:table-cell>
          <table:table-cell office:value-type="float" office:value="5.8">
            <text:p>5.8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P032327 </text:p>
          </table:table-cell>
          <table:table-cell office:value-type="string">
            <text:p>10 48 43.4</text:p>
          </table:table-cell>
          <table:table-cell office:value-type="string">
            <text:p>+12 18 56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17.51">
            <text:p>17.51</text:p>
          </table:table-cell>
          <table:table-cell office:value-type="float" office:value="0.11">
            <text:p>0.11</text:p>
          </table:table-cell>
          <table:table-cell office:value-type="float" office:value="-2">
            <text:p>-2</text:p>
          </table:table-cell>
          <table:table-cell office:value-type="string">
            <text:p>A</text:p>
          </table:table-cell>
          <table:table-cell office:value-type="float" office:value="887">
            <text:p>887</text:p>
          </table:table-cell>
          <table:table-cell office:value-type="float" office:value="737">
            <text:p>737</text:p>
          </table:table-cell>
          <table:table-cell office:value-type="float" office:value="64">
            <text:p>64</text:p>
          </table:table-cell>
          <table:table-cell office:value-type="float" office:value="-0.26">
            <text:p>-0.26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P032348 </text:p>
          </table:table-cell>
          <table:table-cell office:value-type="string">
            <text:p>10 48 53.7</text:p>
          </table:table-cell>
          <table:table-cell office:value-type="string">
            <text:p>+14 07 28</text:p>
          </table:table-cell>
          <table:table-cell office:value-type="float" office:value="1.2">
            <text:p>1.2</text:p>
          </table:table-cell>
          <table:table-cell office:value-type="float" office:value="0.5">
            <text:p>0.5</text:p>
          </table:table-cell>
          <table:table-cell office:value-type="float" office:value="15.5">
            <text:p>15.5</text:p>
          </table:table-cell>
          <table:table-cell office:value-type="float" office:value="0.17">
            <text:p>0.17</text:p>
          </table:table-cell>
          <table:table-cell office:value-type="float" office:value="-1">
            <text:p>-1</text:p>
          </table:table-cell>
          <table:table-cell office:value-type="string">
            <text:p>A</text:p>
          </table:table-cell>
          <table:table-cell office:value-type="float" office:value="637">
            <text:p>637</text:p>
          </table:table-cell>
          <table:table-cell office:value-type="float" office:value="496">
            <text:p>496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DDO 87, U5918 </text:p>
          </table:table-cell>
          <table:table-cell office:value-type="string">
            <text:p>10 49 36.5</text:p>
          </table:table-cell>
          <table:table-cell office:value-type="string">
            <text:p>+65 31 50</text:p>
          </table:table-cell>
          <table:table-cell office:value-type="float" office:value="2.4">
            <text:p>2.4</text:p>
          </table:table-cell>
          <table:table-cell office:value-type="float" office:value="0.9">
            <text:p>0.9</text:p>
          </table:table-cell>
          <table:table-cell office:value-type="float" office:value="15">
            <text:p>15</text:p>
          </table:table-cell>
          <table:table-cell office:value-type="float" office:value="0.05">
            <text:p>0.0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40">
            <text:p>340</text:p>
          </table:table-cell>
          <table:table-cell office:value-type="float" office:value="468">
            <text:p>468</text:p>
          </table:table-cell>
          <table:table-cell office:value-type="float" office:value="64">
            <text:p>64</text:p>
          </table:table-cell>
          <table:table-cell office:value-type="float" office:value="0.92">
            <text:p>0.92</text:p>
          </table:table-cell>
          <table:table-cell office:value-type="float" office:value="7.4">
            <text:p>7.4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FS 40, LeG 22 </text:p>
          </table:table-cell>
          <table:table-cell office:value-type="string">
            <text:p>10 49 37.1</text:p>
          </table:table-cell>
          <table:table-cell office:value-type="string">
            <text:p>+11 21 06</text:p>
          </table:table-cell>
          <table:table-cell office:value-type="float" office:value="0.6">
            <text:p>0.6</text:p>
          </table:table-cell>
          <table:table-cell office:value-type="float" office:value="0.66">
            <text:p>0.66</text:p>
          </table:table-cell>
          <table:table-cell office:value-type="float" office:value="18">
            <text:p>18</text:p>
          </table:table-cell>
          <table:table-cell office:value-type="float" office:value="0.13">
            <text:p>0.1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P1424345 </text:p>
          </table:table-cell>
          <table:table-cell office:value-type="string">
            <text:p>10 49 52.2</text:p>
          </table:table-cell>
          <table:table-cell office:value-type="string">
            <text:p>+13 09 42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20">
            <text:p>2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754">
            <text:p>754</text:p>
          </table:table-cell>
          <table:table-cell office:value-type="float" office:value="608">
            <text:p>608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*</text:p>
          </table:table-cell>
        </table:table-row>
        <table:table-row table:style-name="ro1">
          <table:table-cell office:value-type="string">
            <text:p>LeG 23 </text:p>
          </table:table-cell>
          <table:table-cell office:value-type="string">
            <text:p>10 50 09.1</text:p>
          </table:table-cell>
          <table:table-cell office:value-type="string">
            <text:p>+13 29 01</text:p>
          </table:table-cell>
          <table:table-cell office:value-type="float" office:value="0.3">
            <text:p>0.3</text:p>
          </table:table-cell>
          <table:table-cell office:value-type="float" office:value="0.95">
            <text:p>0.95</text:p>
          </table:table-cell>
          <table:table-cell office:value-type="float" office:value="19.1">
            <text:p>19.1</text:p>
          </table:table-cell>
          <table:table-cell office:value-type="float" office:value="0.14">
            <text:p>0.14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U5944</text:p>
          </table:table-cell>
          <table:table-cell office:value-type="string">
            <text:p>10 50 19.1</text:p>
          </table:table-cell>
          <table:table-cell office:value-type="string">
            <text:p>+13 16 19</text:p>
          </table:table-cell>
          <table:table-cell office:value-type="float" office:value="1.1">
            <text:p>1.1</text:p>
          </table:table-cell>
          <table:table-cell office:value-type="float" office:value="0.97">
            <text:p>0.97</text:p>
          </table:table-cell>
          <table:table-cell office:value-type="float" office:value="14.8">
            <text:p>14.8</text:p>
          </table:table-cell>
          <table:table-cell office:value-type="float" office:value="0.13">
            <text:p>0.13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KK 96 </text:p>
          </table:table-cell>
          <table:table-cell office:value-type="string">
            <text:p>10 50 27.1</text:p>
          </table:table-cell>
          <table:table-cell office:value-type="string">
            <text:p>+12 21 39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8.3">
            <text:p>18.3</text:p>
          </table:table-cell>
          <table:table-cell office:value-type="float" office:value="0.11">
            <text:p>0.11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N3412</text:p>
          </table:table-cell>
          <table:table-cell office:value-type="string">
            <text:p>10 50 53.3</text:p>
          </table:table-cell>
          <table:table-cell office:value-type="string">
            <text:p>+13 24 44</text:p>
          </table:table-cell>
          <table:table-cell office:value-type="float" office:value="3.6">
            <text:p>3.6</text:p>
          </table:table-cell>
          <table:table-cell office:value-type="float" office:value="0.56">
            <text:p>0.56</text:p>
          </table:table-cell>
          <table:table-cell office:value-type="float" office:value="11.45">
            <text:p>11.45</text:p>
          </table:table-cell>
          <table:table-cell office:value-type="float" office:value="0.12">
            <text:p>0.12</text:p>
          </table:table-cell>
          <table:table-cell office:value-type="float" office:value="-1">
            <text:p>-1</text:p>
          </table:table-cell>
          <table:table-cell office:value-type="string">
            <text:p>B</text:p>
          </table:table-cell>
          <table:table-cell office:value-type="float" office:value="841">
            <text:p>841</text:p>
          </table:table-cell>
          <table:table-cell office:value-type="float" office:value="697">
            <text:p>697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LeG 26 </text:p>
          </table:table-cell>
          <table:table-cell office:value-type="string">
            <text:p>10 51 21.1</text:p>
          </table:table-cell>
          <table:table-cell office:value-type="string">
            <text:p>+12 50 57</text:p>
          </table:table-cell>
          <table:table-cell office:value-type="float" office:value="0.9">
            <text:p>0.9</text:p>
          </table:table-cell>
          <table:table-cell office:value-type="float" office:value="0.89">
            <text:p>0.89</text:p>
          </table:table-cell>
          <table:table-cell office:value-type="float" office:value="17.2">
            <text:p>17.2</text:p>
          </table:table-cell>
          <table:table-cell office:value-type="float" office:value="0.1">
            <text:p>0.1</text:p>
          </table:table-cell>
          <table:table-cell office:value-type="float" office:value="-2">
            <text:p>-2</text:p>
          </table:table-cell>
          <table:table-cell office:value-type="string">
            <text:p>A</text:p>
          </table:table-cell>
          <table:table-cell office:value-type="string">
            <text:p>..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LeG 27 </text:p>
          </table:table-cell>
          <table:table-cell office:value-type="string">
            <text:p>10 52 20.1</text:p>
          </table:table-cell>
          <table:table-cell office:value-type="string">
            <text:p>+14 42 26</text:p>
          </table:table-cell>
          <table:table-cell office:value-type="float" office:value="0.4">
            <text:p>0.4</text:p>
          </table:table-cell>
          <table:table-cell office:value-type="float" office:value="0.67">
            <text:p>0.67</text:p>
          </table:table-cell>
          <table:table-cell office:value-type="float" office:value="18.6">
            <text:p>18.6</text:p>
          </table:table-cell>
          <table:table-cell office:value-type="float" office:value="0.09">
            <text:p>0.09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LeG 28 </text:p>
          </table:table-cell>
          <table:table-cell office:value-type="string">
            <text:p>10 53 00.7</text:p>
          </table:table-cell>
          <table:table-cell office:value-type="string">
            <text:p>+10 22 45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18.3">
            <text:p>18.3</text:p>
          </table:table-cell>
          <table:table-cell office:value-type="float" office:value="0.11">
            <text:p>0.1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D640-16</text:p>
          </table:table-cell>
          <table:table-cell office:value-type="string">
            <text:p>10 55 03.6</text:p>
          </table:table-cell>
          <table:table-cell office:value-type="string">
            <text:p>+14 05 36</text:p>
          </table:table-cell>
          <table:table-cell office:value-type="float" office:value="0.3">
            <text:p>0.3</text:p>
          </table:table-cell>
          <table:table-cell office:value-type="float" office:value="0.83">
            <text:p>0.83</text:p>
          </table:table-cell>
          <table:table-cell office:value-type="float" office:value="18.6">
            <text:p>18.6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D640-12</text:p>
          </table:table-cell>
          <table:table-cell office:value-type="string">
            <text:p>10 55 57.1</text:p>
          </table:table-cell>
          <table:table-cell office:value-type="string">
            <text:p>+12 20 20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18.4">
            <text:p>18.4</text:p>
          </table:table-cell>
          <table:table-cell office:value-type="float" office:value="0.08">
            <text:p>0.08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D640-13</text:p>
          </table:table-cell>
          <table:table-cell office:value-type="string">
            <text:p>10 56 14.0</text:p>
          </table:table-cell>
          <table:table-cell office:value-type="string">
            <text:p>+12 00 37</text:p>
          </table:table-cell>
          <table:table-cell office:value-type="float" office:value="0.7">
            <text:p>0.7</text:p>
          </table:table-cell>
          <table:table-cell office:value-type="float" office:value="0.57">
            <text:p>0.57</text:p>
          </table:table-cell>
          <table:table-cell office:value-type="float" office:value="17.66">
            <text:p>17.66</text:p>
          </table:table-cell>
          <table:table-cell office:value-type="float" office:value="0.08">
            <text:p>0.08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990">
            <text:p>990</text:p>
          </table:table-cell>
          <table:table-cell office:value-type="float" office:value="841">
            <text:p>841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E215-09, KKs 40</text:p>
          </table:table-cell>
          <table:table-cell office:value-type="string">
            <text:p>10 57 30.2</text:p>
          </table:table-cell>
          <table:table-cell office:value-type="string">
            <text:p>-48 10 44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6.03">
            <text:p>16.03</text:p>
          </table:table-cell>
          <table:table-cell office:value-type="float" office:value="0.95">
            <text:p>0.9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98">
            <text:p>598</text:p>
          </table:table-cell>
          <table:table-cell office:value-type="float" office:value="290">
            <text:p>290</text:p>
          </table:table-cell>
          <table:table-cell office:value-type="float" office:value="52">
            <text:p>52</text:p>
          </table:table-cell>
          <table:table-cell office:value-type="float" office:value="1.86">
            <text:p>1.86</text:p>
          </table:table-cell>
          <table:table-cell office:value-type="float" office:value="4">
            <text:p>4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D640-14</text:p>
          </table:table-cell>
          <table:table-cell office:value-type="string">
            <text:p>10 58 10.5</text:p>
          </table:table-cell>
          <table:table-cell office:value-type="string">
            <text:p>+11 59 57</text:p>
          </table:table-cell>
          <table:table-cell office:value-type="float" office:value="0.6">
            <text:p>0.6</text:p>
          </table:table-cell>
          <table:table-cell office:value-type="float" office:value="0.66">
            <text:p>0.66</text:p>
          </table:table-cell>
          <table:table-cell office:value-type="float" office:value="18.5">
            <text:p>18.5</text:p>
          </table:table-cell>
          <table:table-cell office:value-type="float" office:value="0.07">
            <text:p>0.07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LeG 32 </text:p>
          </table:table-cell>
          <table:table-cell office:value-type="string">
            <text:p>10 59 17.3</text:p>
          </table:table-cell>
          <table:table-cell office:value-type="string">
            <text:p>+15 05 07</text:p>
          </table:table-cell>
          <table:table-cell office:value-type="float" office:value="0.4">
            <text:p>0.4</text:p>
          </table:table-cell>
          <table:table-cell office:value-type="float" office:value="0.75">
            <text:p>0.75</text:p>
          </table:table-cell>
          <table:table-cell office:value-type="float" office:value="18.7">
            <text:p>18.7</text:p>
          </table:table-cell>
          <table:table-cell office:value-type="float" office:value="0.09">
            <text:p>0.09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N3489</text:p>
          </table:table-cell>
          <table:table-cell office:value-type="string">
            <text:p>11 00 18.6</text:p>
          </table:table-cell>
          <table:table-cell office:value-type="string">
            <text:p>+13 54 04</text:p>
          </table:table-cell>
          <table:table-cell office:value-type="float" office:value="3.5">
            <text:p>3.5</text:p>
          </table:table-cell>
          <table:table-cell office:value-type="float" office:value="0.57">
            <text:p>0.57</text:p>
          </table:table-cell>
          <table:table-cell office:value-type="float" office:value="11.12">
            <text:p>11.12</text:p>
          </table:table-cell>
          <table:table-cell office:value-type="float" office:value="0.07">
            <text:p>0.07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float" office:value="677">
            <text:p>677</text:p>
          </table:table-cell>
          <table:table-cell office:value-type="float" office:value="538">
            <text:p>538</text:p>
          </table:table-cell>
          <table:table-cell office:value-type="float" office:value="307">
            <text:p>307</text:p>
          </table:table-cell>
          <table:table-cell office:value-type="float" office:value="-0.06">
            <text:p>-0.06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LeG 33 </text:p>
          </table:table-cell>
          <table:table-cell office:value-type="string">
            <text:p>11 00 45.2</text:p>
          </table:table-cell>
          <table:table-cell office:value-type="string">
            <text:p>+14 10 20</text:p>
          </table:table-cell>
          <table:table-cell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18.6">
            <text:p>18.6</text:p>
          </table:table-cell>
          <table:table-cell office:value-type="float" office:value="0.08">
            <text:p>0.08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D640-08</text:p>
          </table:table-cell>
          <table:table-cell office:value-type="string">
            <text:p>11 00 52.1</text:p>
          </table:table-cell>
          <table:table-cell office:value-type="string">
            <text:p>+13 52 51</text:p>
          </table:table-cell>
          <table:table-cell office:value-type="float" office:value="1.2">
            <text:p>1.2</text:p>
          </table:table-cell>
          <table:table-cell office:value-type="float" office:value="0.58">
            <text:p>0.58</text:p>
          </table:table-cell>
          <table:table-cell office:value-type="float" office:value="16.96">
            <text:p>16.96</text:p>
          </table:table-cell>
          <table:table-cell office:value-type="float" office:value="0.07">
            <text:p>0.07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LeG 35 </text:p>
          </table:table-cell>
          <table:table-cell office:value-type="string">
            <text:p>11 03 02.1</text:p>
          </table:table-cell>
          <table:table-cell office:value-type="string">
            <text:p>+08 02 54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18.1">
            <text:p>18.1</text:p>
          </table:table-cell>
          <table:table-cell office:value-type="float" office:value="0.16">
            <text:p>0.1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CGCG 66-109</text:p>
          </table:table-cell>
          <table:table-cell office:value-type="string">
            <text:p>11 04 26.5</text:p>
          </table:table-cell>
          <table:table-cell office:value-type="string">
            <text:p>+11 45 18</text:p>
          </table:table-cell>
          <table:table-cell office:value-type="float" office:value="1.4">
            <text:p>1.4</text:p>
          </table:table-cell>
          <table:table-cell office:value-type="float" office:value="0.29">
            <text:p>0.29</text:p>
          </table:table-cell>
          <table:table-cell office:value-type="float" office:value="15.7">
            <text:p>15.7</text:p>
          </table:table-cell>
          <table:table-cell office:value-type="float" office:value="0.06">
            <text:p>0.0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10.4">
            <text:p>10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U6145, KKSG 21 </text:p>
          </table:table-cell>
          <table:table-cell office:value-type="string">
            <text:p>11 05 35.0</text:p>
          </table:table-cell>
          <table:table-cell office:value-type="string">
            <text:p>-01 51 49</text:p>
          </table:table-cell>
          <table:table-cell office:value-type="float" office:value="1.7">
            <text:p>1.7</text:p>
          </table:table-cell>
          <table:table-cell office:value-type="float" office:value="0.47">
            <text:p>0.47</text:p>
          </table:table-cell>
          <table:table-cell office:value-type="float" office:value="16.45">
            <text:p>16.45</text:p>
          </table:table-cell>
          <table:table-cell office:value-type="float" office:value="0.24">
            <text:p>0.2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740">
            <text:p>740</text:p>
          </table:table-cell>
          <table:table-cell office:value-type="float" office:value="533">
            <text:p>533</text:p>
          </table:table-cell>
          <table:table-cell office:value-type="float" office:value="56">
            <text:p>56</text:p>
          </table:table-cell>
          <table:table-cell office:value-type="float" office:value="0.3">
            <text:p>0.3</text:p>
          </table:table-cell>
          <table:table-cell office:value-type="float" office:value="7.4">
            <text:p>7.4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N3593</text:p>
          </table:table-cell>
          <table:table-cell office:value-type="string">
            <text:p>11 14 35.9</text:p>
          </table:table-cell>
          <table:table-cell office:value-type="string">
            <text:p>+12 49 07</text:p>
          </table:table-cell>
          <table:table-cell office:value-type="float" office:value="5.3">
            <text:p>5.3</text:p>
          </table:table-cell>
          <table:table-cell office:value-type="float" office:value="0.43">
            <text:p>0.43</text:p>
          </table:table-cell>
          <table:table-cell office:value-type="float" office:value="11.83">
            <text:p>11.83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628">
            <text:p>628</text:p>
          </table:table-cell>
          <table:table-cell office:value-type="float" office:value="489">
            <text:p>489</text:p>
          </table:table-cell>
          <table:table-cell office:value-type="float" office:value="194">
            <text:p>194</text:p>
          </table:table-cell>
          <table:table-cell office:value-type="float" office:value="0.93">
            <text:p>0.93</text:p>
          </table:table-cell>
          <table:table-cell office:value-type="float" office:value="6.8">
            <text:p>6.8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E320-14, KKs 44</text:p>
          </table:table-cell>
          <table:table-cell office:value-type="string">
            <text:p>11 37 53.4</text:p>
          </table:table-cell>
          <table:table-cell office:value-type="string">
            <text:p>-39 13 14</text:p>
          </table:table-cell>
          <table:table-cell office:value-type="float" office:value="1.4">
            <text:p>1.4</text:p>
          </table:table-cell>
          <table:table-cell office:value-type="float" office:value="0.64">
            <text:p>0.64</text:p>
          </table:table-cell>
          <table:table-cell office:value-type="float" office:value="15.85">
            <text:p>15.85</text:p>
          </table:table-cell>
          <table:table-cell office:value-type="float" office:value="0.62">
            <text:p>0.62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654">
            <text:p>654</text:p>
          </table:table-cell>
          <table:table-cell office:value-type="float" office:value="362">
            <text:p>362</text:p>
          </table:table-cell>
          <table:table-cell office:value-type="float" office:value="20">
            <text:p>20</text:p>
          </table:table-cell>
          <table:table-cell office:value-type="float" office:value="0.42">
            <text:p>0.42</text:p>
          </table:table-cell>
          <table:table-cell office:value-type="float" office:value="5">
            <text:p>5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BTS 76 </text:p>
          </table:table-cell>
          <table:table-cell office:value-type="string">
            <text:p>11 58 44.1</text:p>
          </table:table-cell>
          <table:table-cell office:value-type="string">
            <text:p>+27 35 06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16.5">
            <text:p>16.5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499">
            <text:p>499</text:p>
          </table:table-cell>
          <table:table-cell office:value-type="float" office:value="451">
            <text:p>451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6.3">
            <text:p>6.3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N4068</text:p>
          </table:table-cell>
          <table:table-cell office:value-type="string">
            <text:p>12 04 02.4</text:p>
          </table:table-cell>
          <table:table-cell office:value-type="string">
            <text:p>+52 35 19</text:p>
          </table:table-cell>
          <table:table-cell office:value-type="float" office:value="3.2">
            <text:p>3.2</text:p>
          </table:table-cell>
          <table:table-cell office:value-type="float" office:value="0.53">
            <text:p>0.53</text:p>
          </table:table-cell>
          <table:table-cell office:value-type="float" office:value="13.19">
            <text:p>13.19</text:p>
          </table:table-cell>
          <table:table-cell office:value-type="float" office:value="0.09">
            <text:p>0.09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10">
            <text:p>210</text:p>
          </table:table-cell>
          <table:table-cell office:value-type="float" office:value="290">
            <text:p>290</text:p>
          </table:table-cell>
          <table:table-cell office:value-type="float" office:value="51">
            <text:p>51</text:p>
          </table:table-cell>
          <table:table-cell office:value-type="float" office:value="1.49">
            <text:p>1.49</text:p>
          </table:table-cell>
          <table:table-cell office:value-type="float" office:value="5.2">
            <text:p>5.2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MCG 6-27-17</text:p>
          </table:table-cell>
          <table:table-cell office:value-type="string">
            <text:p>12 09 56.4</text:p>
          </table:table-cell>
          <table:table-cell office:value-type="string">
            <text:p>+36 26 07</text:p>
          </table:table-cell>
          <table:table-cell office:value-type="float" office:value="0.8">
            <text:p>0.8</text:p>
          </table:table-cell>
          <table:table-cell office:value-type="float" office:value="0.31">
            <text:p>0.31</text:p>
          </table:table-cell>
          <table:table-cell office:value-type="float" office:value="15.5">
            <text:p>15.5</text:p>
          </table:table-cell>
          <table:table-cell office:value-type="float" office:value="0.11">
            <text:p>0.1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39">
            <text:p>339</text:p>
          </table:table-cell>
          <table:table-cell office:value-type="float" office:value="341">
            <text:p>341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4.7">
            <text:p>4.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N4144</text:p>
          </table:table-cell>
          <table:table-cell office:value-type="string">
            <text:p>12 09 59.3</text:p>
          </table:table-cell>
          <table:table-cell office:value-type="string">
            <text:p>+46 27 26</text:p>
          </table:table-cell>
          <table:table-cell office:value-type="float" office:value="6.1">
            <text:p>6.1</text:p>
          </table:table-cell>
          <table:table-cell office:value-type="float" office:value="0.21">
            <text:p>0.21</text:p>
          </table:table-cell>
          <table:table-cell office:value-type="float" office:value="12.16">
            <text:p>12.16</text:p>
          </table:table-cell>
          <table:table-cell office:value-type="float" office:value="0.06">
            <text:p>0.06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float" office:value="267">
            <text:p>267</text:p>
          </table:table-cell>
          <table:table-cell office:value-type="float" office:value="319">
            <text:p>319</text:p>
          </table:table-cell>
          <table:table-cell office:value-type="float" office:value="150">
            <text:p>150</text:p>
          </table:table-cell>
          <table:table-cell office:value-type="float" office:value="1.68">
            <text:p>1.68</text:p>
          </table:table-cell>
          <table:table-cell office:value-type="float" office:value="9.8">
            <text:p>9.8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N4163</text:p>
          </table:table-cell>
          <table:table-cell office:value-type="string">
            <text:p>12 12 08.9</text:p>
          </table:table-cell>
          <table:table-cell office:value-type="string">
            <text:p>+36 10 10</text:p>
          </table:table-cell>
          <table:table-cell office:value-type="float" office:value="1.9">
            <text:p>1.9</text:p>
          </table:table-cell>
          <table:table-cell office:value-type="float" office:value="0.84">
            <text:p>0.84</text:p>
          </table:table-cell>
          <table:table-cell office:value-type="float" office:value="13.63">
            <text:p>13.63</text:p>
          </table:table-cell>
          <table:table-cell office:value-type="float" office:value="0.09">
            <text:p>0.09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30">
            <text:p>30</text:p>
          </table:table-cell>
          <table:table-cell office:value-type="float" office:value="0.98">
            <text:p>0.98</text:p>
          </table:table-cell>
          <table:table-cell office:value-type="float" office:value="3.6">
            <text:p>3.6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KK 127 </text:p>
          </table:table-cell>
          <table:table-cell office:value-type="string">
            <text:p>12 13 22.7</text:p>
          </table:table-cell>
          <table:table-cell office:value-type="string">
            <text:p>+29 55 18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5.37">
            <text:p>15.37</text:p>
          </table:table-cell>
          <table:table-cell office:value-type="float" office:value="0.08">
            <text:p>0.08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35">
            <text:p>135</text:p>
          </table:table-cell>
          <table:table-cell office:value-type="float" office:value="105">
            <text:p>105</text:p>
          </table:table-cell>
          <table:table-cell office:value-type="float" office:value="38">
            <text:p>38</text:p>
          </table:table-cell>
          <table:table-cell office:value-type="float" office:value="0.34">
            <text:p>0.34</text:p>
          </table:table-cell>
          <table:table-cell office:value-type="float" office:value="1.5">
            <text:p>1.5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N4190</text:p>
          </table:table-cell>
          <table:table-cell office:value-type="string">
            <text:p>12 13 44.6</text:p>
          </table:table-cell>
          <table:table-cell office:value-type="string">
            <text:p>+36 37 60</text:p>
          </table:table-cell>
          <table:table-cell office:value-type="float" office:value="1.7">
            <text:p>1.7</text:p>
          </table:table-cell>
          <table:table-cell office:value-type="float" office:value="0.88">
            <text:p>0.88</text:p>
          </table:table-cell>
          <table:table-cell office:value-type="float" office:value="13.52">
            <text:p>13.52</text:p>
          </table:table-cell>
          <table:table-cell office:value-type="float" office:value="0.13">
            <text:p>0.1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30">
            <text:p>230</text:p>
          </table:table-cell>
          <table:table-cell office:value-type="float" office:value="234">
            <text:p>234</text:p>
          </table:table-cell>
          <table:table-cell office:value-type="float" office:value="46">
            <text:p>46</text:p>
          </table:table-cell>
          <table:table-cell office:value-type="float" office:value="1.37">
            <text:p>1.37</text:p>
          </table:table-cell>
          <table:table-cell office:value-type="float" office:value="3.5">
            <text:p>3.5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U7242, KKH 77 </text:p>
          </table:table-cell>
          <table:table-cell office:value-type="string">
            <text:p>12 14 07.4</text:p>
          </table:table-cell>
          <table:table-cell office:value-type="string">
            <text:p>+66 05 32</text:p>
          </table:table-cell>
          <table:table-cell office:value-type="float" office:value="1.9">
            <text:p>1.9</text:p>
          </table:table-cell>
          <table:table-cell office:value-type="float" office:value="0.42">
            <text:p>0.42</text:p>
          </table:table-cell>
          <table:table-cell office:value-type="float" office:value="14.6">
            <text:p>14.6</text:p>
          </table:table-cell>
          <table:table-cell office:value-type="float" office:value="0.08">
            <text:p>0.08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68">
            <text:p>68</text:p>
          </table:table-cell>
          <table:table-cell office:value-type="float" office:value="213">
            <text:p>213</text:p>
          </table:table-cell>
          <table:table-cell office:value-type="float" office:value="61">
            <text:p>61</text:p>
          </table:table-cell>
          <table:table-cell office:value-type="float" office:value="0.86">
            <text:p>0.86</text:p>
          </table:table-cell>
          <table:table-cell office:value-type="float" office:value="4.3">
            <text:p>4.3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MCG 9-20-131</text:p>
          </table:table-cell>
          <table:table-cell office:value-type="string">
            <text:p>12 15 46.7</text:p>
          </table:table-cell>
          <table:table-cell office:value-type="string">
            <text:p>+52 23 15</text:p>
          </table:table-cell>
          <table:table-cell office:value-type="float" office:value="1.2">
            <text:p>1.2</text:p>
          </table:table-cell>
          <table:table-cell office:value-type="float" office:value="0.3">
            <text:p>0.3</text:p>
          </table:table-cell>
          <table:table-cell office:value-type="float" office:value="15.3">
            <text:p>15.3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62">
            <text:p>162</text:p>
          </table:table-cell>
          <table:table-cell office:value-type="float" office:value="245">
            <text:p>245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4">
            <text:p>3.4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I3308, U7505 </text:p>
          </table:table-cell>
          <table:table-cell office:value-type="string">
            <text:p>12 25 17.9</text:p>
          </table:table-cell>
          <table:table-cell office:value-type="string">
            <text:p>+26 42 53</text:p>
          </table:table-cell>
          <table:table-cell office:value-type="float" office:value="1.5">
            <text:p>1.5</text:p>
          </table:table-cell>
          <table:table-cell office:value-type="float" office:value="0.13">
            <text:p>0.13</text:p>
          </table:table-cell>
          <table:table-cell office:value-type="float" office:value="15.41">
            <text:p>15.41</text:p>
          </table:table-cell>
          <table:table-cell office:value-type="float" office:value="0.1">
            <text:p>0.1</text:p>
          </table:table-cell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float" office:value="316">
            <text:p>316</text:p>
          </table:table-cell>
          <table:table-cell office:value-type="float" office:value="277">
            <text:p>277</text:p>
          </table:table-cell>
          <table:table-cell office:value-type="float" office:value="128">
            <text:p>128</text:p>
          </table:table-cell>
          <table:table-cell office:value-type="float" office:value="1.1">
            <text:p>1.1</text:p>
          </table:table-cell>
          <table:table-cell office:value-type="float" office:value="3.8">
            <text:p>3.8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K 144 </text:p>
          </table:table-cell>
          <table:table-cell office:value-type="string">
            <text:p>12 25 27.9</text:p>
          </table:table-cell>
          <table:table-cell office:value-type="string">
            <text:p>+28 28 57</text:p>
          </table:table-cell>
          <table:table-cell office:value-type="float" office:value="1.5">
            <text:p>1.5</text:p>
          </table:table-cell>
          <table:table-cell office:value-type="float" office:value="0.33">
            <text:p>0.33</text:p>
          </table:table-cell>
          <table:table-cell office:value-type="float" office:value="16.5">
            <text:p>16.5</text:p>
          </table:table-cell>
          <table:table-cell office:value-type="float" office:value="0.09">
            <text:p>0.09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483">
            <text:p>483</text:p>
          </table:table-cell>
          <table:table-cell office:value-type="float" office:value="453">
            <text:p>453</text:p>
          </table:table-cell>
          <table:table-cell office:value-type="float" office:value="44">
            <text:p>44</text:p>
          </table:table-cell>
          <table:table-cell office:value-type="float" office:value="0.93">
            <text:p>0.93</text:p>
          </table:table-cell>
          <table:table-cell office:value-type="float" office:value="6.3">
            <text:p>6.3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UA 281 </text:p>
          </table:table-cell>
          <table:table-cell office:value-type="string">
            <text:p>12 26 16.0</text:p>
          </table:table-cell>
          <table:table-cell office:value-type="string">
            <text:p>+48 29 31</text:p>
          </table:table-cell>
          <table:table-cell office:value-type="float" office:value="0.8">
            <text:p>0.8</text:p>
          </table:table-cell>
          <table:table-cell office:value-type="float" office:value="0.75">
            <text:p>0.75</text:p>
          </table:table-cell>
          <table:table-cell office:value-type="float" office:value="15.14">
            <text:p>15.14</text:p>
          </table:table-cell>
          <table:table-cell office:value-type="float" office:value="0.06">
            <text:p>0.0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81">
            <text:p>281</text:p>
          </table:table-cell>
          <table:table-cell office:value-type="float" office:value="349">
            <text:p>349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5.7">
            <text:p>5.7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U7584, KK 148 </text:p>
          </table:table-cell>
          <table:table-cell office:value-type="string">
            <text:p>12 28 02.9</text:p>
          </table:table-cell>
          <table:table-cell office:value-type="string">
            <text:p>+22 35 22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16.2">
            <text:p>16.2</text:p>
          </table:table-cell>
          <table:table-cell office:value-type="float" office:value="0.1">
            <text:p>0.1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603">
            <text:p>603</text:p>
          </table:table-cell>
          <table:table-cell office:value-type="float" office:value="545">
            <text:p>545</text:p>
          </table:table-cell>
          <table:table-cell office:value-type="float" office:value="35">
            <text:p>35</text:p>
          </table:table-cell>
          <table:table-cell office:value-type="float" office:value="0.46">
            <text:p>0.46</text:p>
          </table:table-cell>
          <table:table-cell office:value-type="float" office:value="7.6">
            <text:p>7.6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KH 80</text:p>
          </table:table-cell>
          <table:table-cell office:value-type="string">
            <text:p>12 28 05.4</text:p>
          </table:table-cell>
          <table:table-cell office:value-type="string">
            <text:p>+22 17 27</text:p>
          </table:table-cell>
          <table:table-cell office:value-type="float" office:value="0.9">
            <text:p>0.9</text:p>
          </table:table-cell>
          <table:table-cell office:value-type="float" office:value="0.67">
            <text:p>0.67</text:p>
          </table:table-cell>
          <table:table-cell office:value-type="float" office:value="17">
            <text:p>17</text:p>
          </table:table-cell>
          <table:table-cell office:value-type="float" office:value="0.09">
            <text:p>0.09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601">
            <text:p>601</text:p>
          </table:table-cell>
          <table:table-cell office:value-type="float" office:value="542">
            <text:p>542</text:p>
          </table:table-cell>
          <table:table-cell office:value-type="float" office:value="13">
            <text:p>13</text:p>
          </table:table-cell>
          <table:table-cell office:value-type="float" office:value="-0.1">
            <text:p>-0.1</text:p>
          </table:table-cell>
          <table:table-cell office:value-type="float" office:value="7.5">
            <text:p>7.5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DDO 127, U7599 </text:p>
          </table:table-cell>
          <table:table-cell office:value-type="string">
            <text:p>12 28 28.5</text:p>
          </table:table-cell>
          <table:table-cell office:value-type="string">
            <text:p>+37 14 0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4.98">
            <text:p>14.98</text:p>
          </table:table-cell>
          <table:table-cell office:value-type="float" office:value="0.07">
            <text:p>0.07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277">
            <text:p>277</text:p>
          </table:table-cell>
          <table:table-cell office:value-type="float" office:value="291">
            <text:p>291</text:p>
          </table:table-cell>
          <table:table-cell office:value-type="float" office:value="66">
            <text:p>66</text:p>
          </table:table-cell>
          <table:table-cell office:value-type="float" office:value="1.1">
            <text:p>1.1</text:p>
          </table:table-cell>
          <table:table-cell office:value-type="float" office:value="6.9">
            <text:p>6.9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KK 149 </text:p>
          </table:table-cell>
          <table:table-cell office:value-type="string">
            <text:p>12 28 52.3</text:p>
          </table:table-cell>
          <table:table-cell office:value-type="string">
            <text:p>+42 10 40</text:p>
          </table:table-cell>
          <table:table-cell office:value-type="float" office:value="0.8">
            <text:p>0.8</text:p>
          </table:table-cell>
          <table:table-cell office:value-type="float" office:value="0.63">
            <text:p>0.63</text:p>
          </table:table-cell>
          <table:table-cell office:value-type="float" office:value="15.01">
            <text:p>15.01</text:p>
          </table:table-cell>
          <table:table-cell office:value-type="float" office:value="0.11">
            <text:p>0.1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407">
            <text:p>407</text:p>
          </table:table-cell>
          <table:table-cell office:value-type="float" office:value="446">
            <text:p>446</text:p>
          </table:table-cell>
          <table:table-cell office:value-type="float" office:value="60">
            <text:p>60</text:p>
          </table:table-cell>
          <table:table-cell office:value-type="float" office:value="0.48">
            <text:p>0.48</text:p>
          </table:table-cell>
          <table:table-cell office:value-type="float" office:value="6.2">
            <text:p>6.2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U7639</text:p>
          </table:table-cell>
          <table:table-cell office:value-type="string">
            <text:p>12 29 53.0</text:p>
          </table:table-cell>
          <table:table-cell office:value-type="string">
            <text:p>+47 31 48</text:p>
          </table:table-cell>
          <table:table-cell office:value-type="float" office:value="2.3">
            <text:p>2.3</text:p>
          </table:table-cell>
          <table:table-cell office:value-type="float" office:value="0.7">
            <text:p>0.7</text:p>
          </table:table-cell>
          <table:table-cell office:value-type="float" office:value="14.13">
            <text:p>14.13</text:p>
          </table:table-cell>
          <table:table-cell office:value-type="float" office:value="0.05">
            <text:p>0.0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81">
            <text:p>381</text:p>
          </table:table-cell>
          <table:table-cell office:value-type="float" office:value="446">
            <text:p>446</text:p>
          </table:table-cell>
          <table:table-cell office:value-type="float" office:value="40">
            <text:p>40</text:p>
          </table:table-cell>
          <table:table-cell office:value-type="float" office:value="0.72">
            <text:p>0.72</text:p>
          </table:table-cell>
          <table:table-cell office:value-type="float" office:value="8">
            <text:p>8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KK 151 </text:p>
          </table:table-cell>
          <table:table-cell office:value-type="string">
            <text:p>12 30 23.8</text:p>
          </table:table-cell>
          <table:table-cell office:value-type="string">
            <text:p>+42 54 05</text:p>
          </table:table-cell>
          <table:table-cell office:value-type="float" office:value="1.2">
            <text:p>1.2</text:p>
          </table:table-cell>
          <table:table-cell office:value-type="float" office:value="0.42">
            <text:p>0.42</text:p>
          </table:table-cell>
          <table:table-cell office:value-type="float" office:value="15.8">
            <text:p>15.8</text:p>
          </table:table-cell>
          <table:table-cell office:value-type="float" office:value="0.08">
            <text:p>0.08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436">
            <text:p>436</text:p>
          </table:table-cell>
          <table:table-cell office:value-type="float" office:value="479">
            <text:p>479</text:p>
          </table:table-cell>
          <table:table-cell office:value-type="float" office:value="34">
            <text:p>34</text:p>
          </table:table-cell>
          <table:table-cell office:value-type="float" office:value="0.3">
            <text:p>0.3</text:p>
          </table:table-cell>
          <table:table-cell office:value-type="float" office:value="6.7">
            <text:p>6.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DDO 133, U7698 </text:p>
          </table:table-cell>
          <table:table-cell office:value-type="string">
            <text:p>12 32 53.0</text:p>
          </table:table-cell>
          <table:table-cell office:value-type="string">
            <text:p>+31 32 21</text:p>
          </table:table-cell>
          <table:table-cell office:value-type="float" office:value="6.5">
            <text:p>6.5</text:p>
          </table:table-cell>
          <table:table-cell office:value-type="float" office:value="0.69">
            <text:p>0.69</text:p>
          </table:table-cell>
          <table:table-cell office:value-type="float" office:value="13.53">
            <text:p>13.53</text:p>
          </table:table-cell>
          <table:table-cell office:value-type="float" office:value="0.07">
            <text:p>0.07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32">
            <text:p>332</text:p>
          </table:table-cell>
          <table:table-cell office:value-type="float" office:value="321">
            <text:p>321</text:p>
          </table:table-cell>
          <table:table-cell office:value-type="float" office:value="53">
            <text:p>53</text:p>
          </table:table-cell>
          <table:table-cell office:value-type="float" office:value="1.64">
            <text:p>1.64</text:p>
          </table:table-cell>
          <table:table-cell office:value-type="float" office:value="6.1">
            <text:p>6.1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N4523</text:p>
          </table:table-cell>
          <table:table-cell office:value-type="string">
            <text:p>12 33 48.0</text:p>
          </table:table-cell>
          <table:table-cell office:value-type="string">
            <text:p>+15 10 05</text:p>
          </table:table-cell>
          <table:table-cell office:value-type="float" office:value="2">
            <text:p>2</text:p>
          </table:table-cell>
          <table:table-cell office:value-type="float" office:value="0.67">
            <text:p>0.67</text:p>
          </table:table-cell>
          <table:table-cell office:value-type="float" office:value="14.42">
            <text:p>14.42</text:p>
          </table:table-cell>
          <table:table-cell office:value-type="float" office:value="0.17">
            <text:p>0.17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float" office:value="262">
            <text:p>262</text:p>
          </table:table-cell>
          <table:table-cell office:value-type="float" office:value="173">
            <text:p>173</text:p>
          </table:table-cell>
          <table:table-cell office:value-type="float" office:value="134">
            <text:p>134</text:p>
          </table:table-cell>
          <table:table-cell office:value-type="float" office:value="1.31">
            <text:p>1.31</text:p>
          </table:table-cell>
          <table:table-cell office:value-type="float" office:value="6.4">
            <text:p>6.4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KKSG 29 </text:p>
          </table:table-cell>
          <table:table-cell office:value-type="string">
            <text:p>12 37 14.1</text:p>
          </table:table-cell>
          <table:table-cell office:value-type="string">
            <text:p>-10 29 51</text:p>
          </table:table-cell>
          <table:table-cell office:value-type="float" office:value="1.4">
            <text:p>1.4</text:p>
          </table:table-cell>
          <table:table-cell office:value-type="float" office:value="0.43">
            <text:p>0.43</text:p>
          </table:table-cell>
          <table:table-cell office:value-type="float" office:value="16.54">
            <text:p>16.54</text:p>
          </table:table-cell>
          <table:table-cell office:value-type="float" office:value="0.12">
            <text:p>0.12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9.3">
            <text:p>9.3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KKSG 30 </text:p>
          </table:table-cell>
          <table:table-cell office:value-type="string">
            <text:p>12 37 35.9</text:p>
          </table:table-cell>
          <table:table-cell office:value-type="string">
            <text:p>-08 52 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7.3">
            <text:p>17.3</text:p>
          </table:table-cell>
          <table:table-cell office:value-type="float" office:value="0.14">
            <text:p>0.1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105">
            <text:p>1105</text:p>
          </table:table-cell>
          <table:table-cell office:value-type="float" office:value="917">
            <text:p>917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9.3">
            <text:p>9.3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KKSG 31 </text:p>
          </table:table-cell>
          <table:table-cell office:value-type="string">
            <text:p>12 38 33.7</text:p>
          </table:table-cell>
          <table:table-cell office:value-type="string">
            <text:p>-10 29 25</text:p>
          </table:table-cell>
          <table:table-cell office:value-type="float" office:value="0.8">
            <text:p>0.8</text:p>
          </table:table-cell>
          <table:table-cell office:value-type="float" office:value="0.88">
            <text:p>0.88</text:p>
          </table:table-cell>
          <table:table-cell office:value-type="float" office:value="17.7">
            <text:p>17.7</text:p>
          </table:table-cell>
          <table:table-cell office:value-type="float" office:value="0.13">
            <text:p>0.13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9.3">
            <text:p>9.3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UA 292 </text:p>
          </table:table-cell>
          <table:table-cell office:value-type="string">
            <text:p>12 38 40.0</text:p>
          </table:table-cell>
          <table:table-cell office:value-type="string">
            <text:p>+32 46 0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6.1">
            <text:p>16.1</text:p>
          </table:table-cell>
          <table:table-cell office:value-type="float" office:value="0.07">
            <text:p>0.07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08">
            <text:p>308</text:p>
          </table:table-cell>
          <table:table-cell office:value-type="float" office:value="306">
            <text:p>306</text:p>
          </table:table-cell>
          <table:table-cell office:value-type="float" office:value="27">
            <text:p>27</text:p>
          </table:table-cell>
          <table:table-cell office:value-type="float" office:value="1.16">
            <text:p>1.16</text:p>
          </table:table-cell>
          <table:table-cell office:value-type="float" office:value="3.1">
            <text:p>3.1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KKSG 32 </text:p>
          </table:table-cell>
          <table:table-cell office:value-type="string">
            <text:p>12 39 54.4</text:p>
          </table:table-cell>
          <table:table-cell office:value-type="string">
            <text:p>-11 45 03</text:p>
          </table:table-cell>
          <table:table-cell office:value-type="float" office:value="0.6">
            <text:p>0.6</text:p>
          </table:table-cell>
          <table:table-cell office:value-type="float" office:value="0.83">
            <text:p>0.83</text:p>
          </table:table-cell>
          <table:table-cell office:value-type="float" office:value="18.5">
            <text:p>18.5</text:p>
          </table:table-cell>
          <table:table-cell office:value-type="float" office:value="0.21">
            <text:p>0.21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9.3">
            <text:p>9.3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N4605</text:p>
          </table:table-cell>
          <table:table-cell office:value-type="string">
            <text:p>12 40 00.3</text:p>
          </table:table-cell>
          <table:table-cell office:value-type="string">
            <text:p>+61 36 29</text:p>
          </table:table-cell>
          <table:table-cell office:value-type="float" office:value="5.9">
            <text:p>5.9</text:p>
          </table:table-cell>
          <table:table-cell office:value-type="float" office:value="0.37">
            <text:p>0.37</text:p>
          </table:table-cell>
          <table:table-cell office:value-type="float" office:value="10.89">
            <text:p>10.89</text:p>
          </table:table-cell>
          <table:table-cell office:value-type="float" office:value="0.06">
            <text:p>0.06</text:p>
          </table:table-cell>
          <table:table-cell office:value-type="float" office:value="8">
            <text:p>8</text:p>
          </table:table-cell>
          <table:table-cell office:value-type="string">
            <text:p>K</text:p>
          </table:table-cell>
          <table:table-cell office:value-type="float" office:value="143">
            <text:p>143</text:p>
          </table:table-cell>
          <table:table-cell office:value-type="float" office:value="276">
            <text:p>276</text:p>
          </table:table-cell>
          <table:table-cell office:value-type="float" office:value="133">
            <text:p>133</text:p>
          </table:table-cell>
          <table:table-cell office:value-type="float" office:value="1.69">
            <text:p>1.69</text:p>
          </table:table-cell>
          <table:table-cell office:value-type="float" office:value="5.2">
            <text:p>5.2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KKSG 33 </text:p>
          </table:table-cell>
          <table:table-cell office:value-type="string">
            <text:p>12 40 08.9</text:p>
          </table:table-cell>
          <table:table-cell office:value-type="string">
            <text:p>-12 21 53</text:p>
          </table:table-cell>
          <table:table-cell office:value-type="float" office:value="0.4">
            <text:p>0.4</text:p>
          </table:table-cell>
          <table:table-cell office:value-type="float" office:value="0.99">
            <text:p>0.99</text:p>
          </table:table-cell>
          <table:table-cell office:value-type="float" office:value="18.5">
            <text:p>18.5</text:p>
          </table:table-cell>
          <table:table-cell office:value-type="float" office:value="0.2">
            <text:p>0.2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9.3">
            <text:p>9.3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KKSG 34 </text:p>
          </table:table-cell>
          <table:table-cell office:value-type="string">
            <text:p>12 41 18.9</text:p>
          </table:table-cell>
          <table:table-cell office:value-type="string">
            <text:p>-11 55 39</text:p>
          </table:table-cell>
          <table:table-cell office:value-type="float" office:value="0.8">
            <text:p>0.8</text:p>
          </table:table-cell>
          <table:table-cell office:value-type="float" office:value="0.88">
            <text:p>0.88</text:p>
          </table:table-cell>
          <table:table-cell office:value-type="float" office:value="18">
            <text:p>18</text:p>
          </table:table-cell>
          <table:table-cell office:value-type="float" office:value="0.23">
            <text:p>0.23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9.3">
            <text:p>9.3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U7857</text:p>
          </table:table-cell>
          <table:table-cell office:value-type="string">
            <text:p>12 41 54.2</text:p>
          </table:table-cell>
          <table:table-cell office:value-type="string">
            <text:p>+13 46 22</text:p>
          </table:table-cell>
          <table:table-cell office:value-type="float" office:value="1.3">
            <text:p>1.3</text:p>
          </table:table-cell>
          <table:table-cell office:value-type="float" office:value="0.62">
            <text:p>0.62</text:p>
          </table:table-cell>
          <table:table-cell office:value-type="float" office:value="14.7">
            <text:p>14.7</text:p>
          </table:table-cell>
          <table:table-cell office:value-type="float" office:value="0.1">
            <text:p>0.1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float" office:value="18">
            <text:p>18</text:p>
          </table:table-cell>
          <table:table-cell office:value-type="float" office:value="-73">
            <text:p>-73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6.3">
            <text:p>6.3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KK 160 </text:p>
          </table:table-cell>
          <table:table-cell office:value-type="string">
            <text:p>12 43 57.4</text:p>
          </table:table-cell>
          <table:table-cell office:value-type="string">
            <text:p>+43 39 41</text:p>
          </table:table-cell>
          <table:table-cell office:value-type="float" office:value="0.8">
            <text:p>0.8</text:p>
          </table:table-cell>
          <table:table-cell office:value-type="float" office:value="0.75">
            <text:p>0.75</text:p>
          </table:table-cell>
          <table:table-cell office:value-type="float" office:value="17">
            <text:p>17</text:p>
          </table:table-cell>
          <table:table-cell office:value-type="float" office:value="0.11">
            <text:p>0.1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93">
            <text:p>293</text:p>
          </table:table-cell>
          <table:table-cell office:value-type="float" office:value="346">
            <text:p>346</text:p>
          </table:table-cell>
          <table:table-cell office:value-type="float" office:value="22">
            <text:p>22</text:p>
          </table:table-cell>
          <table:table-cell office:value-type="float" office:value="-0.15">
            <text:p>-0.15</text:p>
          </table:table-cell>
          <table:table-cell office:value-type="float" office:value="4.8">
            <text:p>4.8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Ks 51 </text:p>
          </table:table-cell>
          <table:table-cell office:value-type="string">
            <text:p>12 44 21.5</text:p>
          </table:table-cell>
          <table:table-cell office:value-type="string">
            <text:p>-42 56 23</text:p>
          </table:table-cell>
          <table:table-cell office:value-type="float" office:value="0.9">
            <text:p>0.9</text:p>
          </table:table-cell>
          <table:table-cell office:value-type="float" office:value="0.44">
            <text:p>0.44</text:p>
          </table:table-cell>
          <table:table-cell office:value-type="float" office:value="16.7">
            <text:p>16.7</text:p>
          </table:table-cell>
          <table:table-cell office:value-type="float" office:value="0.38">
            <text:p>0.38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 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6">
            <text:p>3.6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E381-018</text:p>
          </table:table-cell>
          <table:table-cell office:value-type="string">
            <text:p>12 44 42.7</text:p>
          </table:table-cell>
          <table:table-cell office:value-type="string">
            <text:p>-35 58 00</text:p>
          </table:table-cell>
          <table:table-cell office:value-type="float" office:value="1.2">
            <text:p>1.2</text:p>
          </table:table-cell>
          <table:table-cell office:value-type="float" office:value="0.58">
            <text:p>0.58</text:p>
          </table:table-cell>
          <table:table-cell office:value-type="float" office:value="15.72">
            <text:p>15.72</text:p>
          </table:table-cell>
          <table:table-cell office:value-type="float" office:value="0.27">
            <text:p>0.27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610">
            <text:p>610</text:p>
          </table:table-cell>
          <table:table-cell office:value-type="float" office:value="353">
            <text:p>353</text:p>
          </table:table-cell>
          <table:table-cell office:value-type="float" office:value="50">
            <text:p>50</text:p>
          </table:table-cell>
          <table:table-cell office:value-type="float" office:value="0.3">
            <text:p>0.3</text:p>
          </table:table-cell>
          <table:table-cell office:value-type="float" office:value="4.9">
            <text:p>4.9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E381-20</text:p>
          </table:table-cell>
          <table:table-cell office:value-type="string">
            <text:p>12 46 00.4</text:p>
          </table:table-cell>
          <table:table-cell office:value-type="string">
            <text:p>-33 50 17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14.44">
            <text:p>14.44</text:p>
          </table:table-cell>
          <table:table-cell office:value-type="float" office:value="0.28">
            <text:p>0.28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85">
            <text:p>585</text:p>
          </table:table-cell>
          <table:table-cell office:value-type="float" office:value="332">
            <text:p>332</text:p>
          </table:table-cell>
          <table:table-cell office:value-type="float" office:value="79">
            <text:p>79</text:p>
          </table:table-cell>
          <table:table-cell office:value-type="float" office:value="1.58">
            <text:p>1.58</text:p>
          </table:table-cell>
          <table:table-cell office:value-type="float" office:value="4.6">
            <text:p>4.6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DDO 147, U7949 </text:p>
          </table:table-cell>
          <table:table-cell office:value-type="string">
            <text:p>12 46 59.8</text:p>
          </table:table-cell>
          <table:table-cell office:value-type="string">
            <text:p>+36 28 35</text:p>
          </table:table-cell>
          <table:table-cell office:value-type="float" office:value="1.9">
            <text:p>1.9</text:p>
          </table:table-cell>
          <table:table-cell office:value-type="float" office:value="0.79">
            <text:p>0.79</text:p>
          </table:table-cell>
          <table:table-cell office:value-type="float" office:value="15.12">
            <text:p>15.12</text:p>
          </table:table-cell>
          <table:table-cell office:value-type="float" office:value="0.08">
            <text:p>0.08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31">
            <text:p>331</text:p>
          </table:table-cell>
          <table:table-cell office:value-type="float" office:value="351">
            <text:p>351</text:p>
          </table:table-cell>
          <table:table-cell office:value-type="float" office:value="29">
            <text:p>29</text:p>
          </table:table-cell>
          <table:table-cell office:value-type="float" office:value="1.26">
            <text:p>1.26</text:p>
          </table:table-cell>
          <table:table-cell office:value-type="float" office:value="9.9">
            <text:p>9.9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HIPASS J1247-77</text:p>
          </table:table-cell>
          <table:table-cell office:value-type="string">
            <text:p>12 47 32.6</text:p>
          </table:table-cell>
          <table:table-cell office:value-type="string">
            <text:p>-77 35 01</text:p>
          </table:table-cell>
          <table:table-cell office:value-type="float" office:value="0.8">
            <text:p>0.8</text:p>
          </table:table-cell>
          <table:table-cell office:value-type="float" office:value="0.38">
            <text:p>0.38</text:p>
          </table:table-cell>
          <table:table-cell office:value-type="float" office:value="17">
            <text:p>17</text:p>
          </table:table-cell>
          <table:table-cell office:value-type="float" office:value="3.2">
            <text:p>3.2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414">
            <text:p>414</text:p>
          </table:table-cell>
          <table:table-cell office:value-type="float" office:value="155">
            <text:p>155</text:p>
          </table:table-cell>
          <table:table-cell office:value-type="float" office:value="41">
            <text:p>41</text:p>
          </table:table-cell>
          <table:table-cell office:value-type="float" office:value="0.6">
            <text:p>0.6</text:p>
          </table:table-cell>
          <table:table-cell office:value-type="float" office:value="2.2">
            <text:p>2.2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U7990</text:p>
          </table:table-cell>
          <table:table-cell office:value-type="string">
            <text:p>12 50 27.0</text:p>
          </table:table-cell>
          <table:table-cell office:value-type="string">
            <text:p>+28 21 07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6.2">
            <text:p>16.2</text:p>
          </table:table-cell>
          <table:table-cell office:value-type="float" office:value="0.06">
            <text:p>0.0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12">
            <text:p>512</text:p>
          </table:table-cell>
          <table:table-cell office:value-type="float" office:value="495">
            <text:p>495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6.9">
            <text:p>6.9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DDO 154, U8024 </text:p>
          </table:table-cell>
          <table:table-cell office:value-type="string">
            <text:p>12 54 05.2</text:p>
          </table:table-cell>
          <table:table-cell office:value-type="string">
            <text:p>+27 08 55</text:p>
          </table:table-cell>
          <table:table-cell office:value-type="float" office:value="3">
            <text:p>3</text:p>
          </table:table-cell>
          <table:table-cell office:value-type="float" office:value="0.73">
            <text:p>0.73</text:p>
          </table:table-cell>
          <table:table-cell office:value-type="float" office:value="14.17">
            <text:p>14.17</text:p>
          </table:table-cell>
          <table:table-cell office:value-type="float" office:value="0.04">
            <text:p>0.0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75">
            <text:p>375</text:p>
          </table:table-cell>
          <table:table-cell office:value-type="float" office:value="355">
            <text:p>355</text:p>
          </table:table-cell>
          <table:table-cell office:value-type="float" office:value="85">
            <text:p>85</text:p>
          </table:table-cell>
          <table:table-cell office:value-type="float" office:value="2.16">
            <text:p>2.16</text:p>
          </table:table-cell>
          <table:table-cell office:value-type="float" office:value="4.3">
            <text:p>4.3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E443-09, KK 170</text:p>
          </table:table-cell>
          <table:table-cell office:value-type="string">
            <text:p>12 54 53.6</text:p>
          </table:table-cell>
          <table:table-cell office:value-type="string">
            <text:p>-28 20 27</text:p>
          </table:table-cell>
          <table:table-cell office:value-type="float" office:value="0.8">
            <text:p>0.8</text:p>
          </table:table-cell>
          <table:table-cell office:value-type="float" office:value="0.75">
            <text:p>0.75</text:p>
          </table:table-cell>
          <table:table-cell office:value-type="float" office:value="17.06">
            <text:p>17.06</text:p>
          </table:table-cell>
          <table:table-cell office:value-type="float" office:value="0.28">
            <text:p>0.28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645">
            <text:p>645</text:p>
          </table:table-cell>
          <table:table-cell office:value-type="float" office:value="410">
            <text:p>41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.7">
            <text:p>5.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U8055</text:p>
          </table:table-cell>
          <table:table-cell office:value-type="string">
            <text:p>12 56 04.0</text:p>
          </table:table-cell>
          <table:table-cell office:value-type="string">
            <text:p>+03 48 41</text:p>
          </table:table-cell>
          <table:table-cell office:value-type="float" office:value="0.9">
            <text:p>0.9</text:p>
          </table:table-cell>
          <table:table-cell office:value-type="float" office:value="0.78">
            <text:p>0.78</text:p>
          </table:table-cell>
          <table:table-cell office:value-type="float" office:value="15.9">
            <text:p>15.9</text:p>
          </table:table-cell>
          <table:table-cell office:value-type="float" office:value="0.14">
            <text:p>0.1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618">
            <text:p>618</text:p>
          </table:table-cell>
          <table:table-cell office:value-type="float" office:value="493">
            <text:p>493</text:p>
          </table:table-cell>
          <table:table-cell office:value-type="float" office:value="90">
            <text:p>90</text:p>
          </table:table-cell>
          <table:table-cell office:value-type="float" office:value="0.96">
            <text:p>0.96</text:p>
          </table:table-cell>
          <table:table-cell office:value-type="float" office:value="6.8">
            <text:p>6.8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U8061, KK 172 </text:p>
          </table:table-cell>
          <table:table-cell office:value-type="string">
            <text:p>12 56 43.4</text:p>
          </table:table-cell>
          <table:table-cell office:value-type="string">
            <text:p>+11 55 52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15.2">
            <text:p>15.2</text:p>
          </table:table-cell>
          <table:table-cell office:value-type="float" office:value="0.13">
            <text:p>0.1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60">
            <text:p>560</text:p>
          </table:table-cell>
          <table:table-cell office:value-type="float" office:value="471">
            <text:p>471</text:p>
          </table:table-cell>
          <table:table-cell office:value-type="float" office:value="53">
            <text:p>53</text:p>
          </table:table-cell>
          <table:table-cell office:value-type="float" office:value="0.3">
            <text:p>0.3</text:p>
          </table:table-cell>
          <table:table-cell office:value-type="float" office:value="6.5">
            <text:p>6.5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UA 319 </text:p>
          </table:table-cell>
          <table:table-cell office:value-type="string">
            <text:p>13 02 14.4</text:p>
          </table:table-cell>
          <table:table-cell office:value-type="string">
            <text:p>-17 14 15</text:p>
          </table:table-cell>
          <table:table-cell office:value-type="float" office:value="1.6">
            <text:p>1.6</text:p>
          </table:table-cell>
          <table:table-cell office:value-type="float" office:value="0.69">
            <text:p>0.69</text:p>
          </table:table-cell>
          <table:table-cell office:value-type="float" office:value="15.33">
            <text:p>15.33</text:p>
          </table:table-cell>
          <table:table-cell office:value-type="float" office:value="0.35">
            <text:p>0.35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747">
            <text:p>747</text:p>
          </table:table-cell>
          <table:table-cell office:value-type="float" office:value="547">
            <text:p>547</text:p>
          </table:table-cell>
          <table:table-cell office:value-type="float" office:value="110">
            <text:p>110</text:p>
          </table:table-cell>
          <table:table-cell office:value-type="float" office:value="0.5">
            <text:p>0.5</text:p>
          </table:table-cell>
          <table:table-cell office:value-type="float" office:value="7.6">
            <text:p>7.6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DDO 161</text:p>
          </table:table-cell>
          <table:table-cell office:value-type="string">
            <text:p>13 03 16.8</text:p>
          </table:table-cell>
          <table:table-cell office:value-type="string">
            <text:p>-17 25 23</text:p>
          </table:table-cell>
          <table:table-cell office:value-type="float" office:value="8">
            <text:p>8</text:p>
          </table:table-cell>
          <table:table-cell office:value-type="float" office:value="0.13">
            <text:p>0.13</text:p>
          </table:table-cell>
          <table:table-cell office:value-type="float" office:value="13.78">
            <text:p>13.78</text:p>
          </table:table-cell>
          <table:table-cell office:value-type="float" office:value="0.35">
            <text:p>0.35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float" office:value="744">
            <text:p>744</text:p>
          </table:table-cell>
          <table:table-cell office:value-type="float" office:value="545">
            <text:p>545</text:p>
          </table:table-cell>
          <table:table-cell office:value-type="float" office:value="135">
            <text:p>135</text:p>
          </table:table-cell>
          <table:table-cell office:value-type="float" office:value="1.91">
            <text:p>1.91</text:p>
          </table:table-cell>
          <table:table-cell office:value-type="float" office:value="7.6">
            <text:p>7.6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K 182, Cen 6 </text:p>
          </table:table-cell>
          <table:table-cell office:value-type="string">
            <text:p>13 05 02.9</text:p>
          </table:table-cell>
          <table:table-cell office:value-type="string">
            <text:p>-40 04 58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6.33">
            <text:p>16.33</text:p>
          </table:table-cell>
          <table:table-cell office:value-type="float" office:value="0.44">
            <text:p>0.4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613">
            <text:p>613</text:p>
          </table:table-cell>
          <table:table-cell office:value-type="float" office:value="360">
            <text:p>360</text:p>
          </table:table-cell>
          <table:table-cell office:value-type="float" office:value="16">
            <text:p>16</text:p>
          </table:table-cell>
          <table:table-cell office:value-type="float" office:value="0.33">
            <text:p>0.33</text:p>
          </table:table-cell>
          <table:table-cell office:value-type="float" office:value="3.6">
            <text:p>3.6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N4945</text:p>
          </table:table-cell>
          <table:table-cell office:value-type="string">
            <text:p>13 05 26.1</text:p>
          </table:table-cell>
          <table:table-cell office:value-type="string">
            <text:p>-49 28 16</text:p>
          </table:table-cell>
          <table:table-cell office:value-type="float" office:value="19.8">
            <text:p>19.8</text:p>
          </table:table-cell>
          <table:table-cell office:value-type="float" office:value="0.19">
            <text:p>0.19</text:p>
          </table:table-cell>
          <table:table-cell office:value-type="float" office:value="9.27">
            <text:p>9.27</text:p>
          </table:table-cell>
          <table:table-cell office:value-type="float" office:value="0.76">
            <text:p>0.76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float" office:value="560">
            <text:p>560</text:p>
          </table:table-cell>
          <table:table-cell office:value-type="float" office:value="296">
            <text:p>296</text:p>
          </table:table-cell>
          <table:table-cell office:value-type="float" office:value="360">
            <text:p>360</text:p>
          </table:table-cell>
          <table:table-cell office:value-type="float" office:value="2.6">
            <text:p>2.6</text:p>
          </table:table-cell>
          <table:table-cell office:value-type="float" office:value="3.6">
            <text:p>3.6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U8215</text:p>
          </table:table-cell>
          <table:table-cell office:value-type="string">
            <text:p>13 08 03.6</text:p>
          </table:table-cell>
          <table:table-cell office:value-type="string">
            <text:p>+46 49 41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6.03">
            <text:p>16.03</text:p>
          </table:table-cell>
          <table:table-cell office:value-type="float" office:value="0.04">
            <text:p>0.0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18">
            <text:p>218</text:p>
          </table:table-cell>
          <table:table-cell office:value-type="float" office:value="297">
            <text:p>297</text:p>
          </table:table-cell>
          <table:table-cell office:value-type="float" office:value="26">
            <text:p>26</text:p>
          </table:table-cell>
          <table:table-cell office:value-type="float" office:value="0.63">
            <text:p>0.63</text:p>
          </table:table-cell>
          <table:table-cell office:value-type="float" office:value="5.6">
            <text:p>5.6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P45628 </text:p>
          </table:table-cell>
          <table:table-cell office:value-type="string">
            <text:p>13 09 36.6</text:p>
          </table:table-cell>
          <table:table-cell office:value-type="string">
            <text:p>-27 08 26</text:p>
          </table:table-cell>
          <table:table-cell office:value-type="float" office:value="0.6">
            <text:p>0.6</text:p>
          </table:table-cell>
          <table:table-cell office:value-type="float" office:value="0.67">
            <text:p>0.67</text:p>
          </table:table-cell>
          <table:table-cell office:value-type="float" office:value="15.11">
            <text:p>15.11</text:p>
          </table:table-cell>
          <table:table-cell office:value-type="float" office:value="0.33">
            <text:p>0.3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693">
            <text:p>693</text:p>
          </table:table-cell>
          <table:table-cell office:value-type="float" office:value="470">
            <text:p>470</text:p>
          </table:table-cell>
          <table:table-cell office:value-type="float" office:value="55">
            <text:p>55</text:p>
          </table:table-cell>
          <table:table-cell office:value-type="float" office:value="0.83">
            <text:p>0.83</text:p>
          </table:table-cell>
          <table:table-cell office:value-type="float" office:value="6.5">
            <text:p>6.5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E269-058</text:p>
          </table:table-cell>
          <table:table-cell office:value-type="string">
            <text:p>13 10 32.9</text:p>
          </table:table-cell>
          <table:table-cell office:value-type="string">
            <text:p>-46 59 27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13.29">
            <text:p>13.29</text:p>
          </table:table-cell>
          <table:table-cell office:value-type="float" office:value="0.46">
            <text:p>0.4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402">
            <text:p>402</text:p>
          </table:table-cell>
          <table:table-cell office:value-type="float" office:value="142">
            <text:p>142</text:p>
          </table:table-cell>
          <table:table-cell office:value-type="float" office:value="70">
            <text:p>70</text:p>
          </table:table-cell>
          <table:table-cell office:value-type="float" office:value="0.54">
            <text:p>0.54</text:p>
          </table:table-cell>
          <table:table-cell office:value-type="float" office:value="3.6">
            <text:p>3.6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KKs 53, Cen 7</text:p>
          </table:table-cell>
          <table:table-cell office:value-type="string">
            <text:p>13 11 14.2</text:p>
          </table:table-cell>
          <table:table-cell office:value-type="string">
            <text:p>-38 54 22</text:p>
          </table:table-cell>
          <table:table-cell office:value-type="float" office:value="0.8">
            <text:p>0.8</text:p>
          </table:table-cell>
          <table:table-cell office:value-type="float" office:value="0.87">
            <text:p>0.87</text:p>
          </table:table-cell>
          <table:table-cell office:value-type="float" office:value="17.3">
            <text:p>17.3</text:p>
          </table:table-cell>
          <table:table-cell office:value-type="float" office:value="0.38">
            <text:p>0.38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table:number-columns-repeated="2" office:value-type="string">
            <text:p>.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6">
            <text:p>3.6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N5023</text:p>
          </table:table-cell>
          <table:table-cell office:value-type="string">
            <text:p>13 12 11.9</text:p>
          </table:table-cell>
          <table:table-cell office:value-type="string">
            <text:p>+44 02 19</text:p>
          </table:table-cell>
          <table:table-cell office:value-type="float" office:value="7.3">
            <text:p>7.3</text:p>
          </table:table-cell>
          <table:table-cell office:value-type="float" office:value="0.11">
            <text:p>0.11</text:p>
          </table:table-cell>
          <table:table-cell office:value-type="float" office:value="12.82">
            <text:p>12.82</text:p>
          </table:table-cell>
          <table:table-cell office:value-type="float" office:value="0.08">
            <text:p>0.08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float" office:value="407">
            <text:p>407</text:p>
          </table:table-cell>
          <table:table-cell office:value-type="float" office:value="476">
            <text:p>476</text:p>
          </table:table-cell>
          <table:table-cell office:value-type="float" office:value="179">
            <text:p>179</text:p>
          </table:table-cell>
          <table:table-cell office:value-type="float" office:value="1.69">
            <text:p>1.69</text:p>
          </table:table-cell>
          <table:table-cell office:value-type="float" office:value="5.4">
            <text:p>5.4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KK 189 </text:p>
          </table:table-cell>
          <table:table-cell office:value-type="string">
            <text:p>13 12 45.0</text:p>
          </table:table-cell>
          <table:table-cell office:value-type="string">
            <text:p>-41 49 55</text:p>
          </table:table-cell>
          <table:table-cell office:value-type="float" office:value="0.6">
            <text:p>0.6</text:p>
          </table:table-cell>
          <table:table-cell office:value-type="float" office:value="0.67">
            <text:p>0.67</text:p>
          </table:table-cell>
          <table:table-cell office:value-type="float" office:value="17.75">
            <text:p>17.75</text:p>
          </table:table-cell>
          <table:table-cell office:value-type="float" office:value="0.49">
            <text:p>0.49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table:number-columns-repeated="2" office:value-type="string">
            <text:p>.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6">
            <text:p>3.6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DDO 169, U8331 </text:p>
          </table:table-cell>
          <table:table-cell office:value-type="string">
            <text:p>13 15 30.7</text:p>
          </table:table-cell>
          <table:table-cell office:value-type="string">
            <text:p>+47 29 47</text:p>
          </table:table-cell>
          <table:table-cell office:value-type="float" office:value="2.7">
            <text:p>2.7</text:p>
          </table:table-cell>
          <table:table-cell office:value-type="float" office:value="0.33">
            <text:p>0.33</text:p>
          </table:table-cell>
          <table:table-cell office:value-type="float" office:value="14.46">
            <text:p>14.46</text:p>
          </table:table-cell>
          <table:table-cell office:value-type="float" office:value="0.04">
            <text:p>0.0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59">
            <text:p>259</text:p>
          </table:table-cell>
          <table:table-cell office:value-type="float" office:value="345">
            <text:p>345</text:p>
          </table:table-cell>
          <table:table-cell office:value-type="float" office:value="50">
            <text:p>50</text:p>
          </table:table-cell>
          <table:table-cell office:value-type="float" office:value="1.18">
            <text:p>1.18</text:p>
          </table:table-cell>
          <table:table-cell office:value-type="float" office:value="8.2">
            <text:p>8.2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N5068</text:p>
          </table:table-cell>
          <table:table-cell office:value-type="string">
            <text:p>13 18 55.3</text:p>
          </table:table-cell>
          <table:table-cell office:value-type="string">
            <text:p>-21 02 21</text:p>
          </table:table-cell>
          <table:table-cell office:value-type="float" office:value="7.2">
            <text:p>7.2</text:p>
          </table:table-cell>
          <table:table-cell office:value-type="float" office:value="0.88">
            <text:p>0.88</text:p>
          </table:table-cell>
          <table:table-cell office:value-type="float" office:value="10.52">
            <text:p>10.52</text:p>
          </table:table-cell>
          <table:table-cell office:value-type="float" office:value="0.44">
            <text:p>0.44</text:p>
          </table:table-cell>
          <table:table-cell office:value-type="float" office:value="6">
            <text:p>6</text:p>
          </table:table-cell>
          <table:table-cell office:value-type="string">
            <text:p>KB</text:p>
          </table:table-cell>
          <table:table-cell office:value-type="float" office:value="673">
            <text:p>673</text:p>
          </table:table-cell>
          <table:table-cell office:value-type="float" office:value="473">
            <text:p>473</text:p>
          </table:table-cell>
          <table:table-cell office:value-type="float" office:value="66">
            <text:p>66</text:p>
          </table:table-cell>
          <table:table-cell office:value-type="float" office:value="2.05">
            <text:p>2.05</text:p>
          </table:table-cell>
          <table:table-cell office:value-type="float" office:value="6.6">
            <text:p>6.6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Ks 54 </text:p>
          </table:table-cell>
          <table:table-cell office:value-type="string">
            <text:p>13 21 32.4</text:p>
          </table:table-cell>
          <table:table-cell office:value-type="string">
            <text:p>-31 53 11</text:p>
          </table:table-cell>
          <table:table-cell office:value-type="float" office:value="1.1">
            <text:p>1.1</text:p>
          </table:table-cell>
          <table:table-cell office:value-type="float" office:value="0.68">
            <text:p>0.68</text:p>
          </table:table-cell>
          <table:table-cell office:value-type="float" office:value="18.13">
            <text:p>18.13</text:p>
          </table:table-cell>
          <table:table-cell office:value-type="float" office:value="0.29">
            <text:p>0.29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table:number-columns-repeated="2" office:value-type="string">
            <text:p>.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4.6">
            <text:p>4.6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KK 196 </text:p>
          </table:table-cell>
          <table:table-cell office:value-type="string">
            <text:p>13 21 47.1</text:p>
          </table:table-cell>
          <table:table-cell office:value-type="string">
            <text:p>-45 03 48</text:p>
          </table:table-cell>
          <table:table-cell office:value-type="float" office:value="1.3">
            <text:p>1.3</text:p>
          </table:table-cell>
          <table:table-cell office:value-type="float" office:value="0.77">
            <text:p>0.77</text:p>
          </table:table-cell>
          <table:table-cell office:value-type="float" office:value="16.14">
            <text:p>16.14</text:p>
          </table:table-cell>
          <table:table-cell office:value-type="float" office:value="0.36">
            <text:p>0.3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741">
            <text:p>741</text:p>
          </table:table-cell>
          <table:table-cell office:value-type="float" office:value="490">
            <text:p>490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6">
            <text:p>3.6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KK 197 </text:p>
          </table:table-cell>
          <table:table-cell office:value-type="string">
            <text:p>13 22 01.8</text:p>
          </table:table-cell>
          <table:table-cell office:value-type="string">
            <text:p>-42 32 08</text:p>
          </table:table-cell>
          <table:table-cell office:value-type="float" office:value="0.9">
            <text:p>0.9</text:p>
          </table:table-cell>
          <table:table-cell office:value-type="float" office:value="0.78">
            <text:p>0.78</text:p>
          </table:table-cell>
          <table:table-cell office:value-type="float" office:value="15.68">
            <text:p>15.68</text:p>
          </table:table-cell>
          <table:table-cell office:value-type="float" office:value="0.66">
            <text:p>0.66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table:number-columns-repeated="2" office:value-type="string">
            <text:p>.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6">
            <text:p>3.6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KKs 55 </text:p>
          </table:table-cell>
          <table:table-cell office:value-type="string">
            <text:p>13 22 12.4</text:p>
          </table:table-cell>
          <table:table-cell office:value-type="string">
            <text:p>-42 43 51</text:p>
          </table:table-cell>
          <table:table-cell office:value-type="float" office:value="0.8">
            <text:p>0.8</text:p>
          </table:table-cell>
          <table:table-cell office:value-type="float" office:value="0.88">
            <text:p>0.88</text:p>
          </table:table-cell>
          <table:table-cell office:value-type="float" office:value="18.5">
            <text:p>18.5</text:p>
          </table:table-cell>
          <table:table-cell office:value-type="float" office:value="0.63">
            <text:p>0.63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table:number-columns-repeated="2" office:value-type="string">
            <text:p>.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6">
            <text:p>3.6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KK 198 </text:p>
          </table:table-cell>
          <table:table-cell office:value-type="string">
            <text:p>13 22 56.1</text:p>
          </table:table-cell>
          <table:table-cell office:value-type="string">
            <text:p>-33 34 03</text:p>
          </table:table-cell>
          <table:table-cell office:value-type="float" office:value="0.6">
            <text:p>0.6</text:p>
          </table:table-cell>
          <table:table-cell office:value-type="float" office:value="0.83">
            <text:p>0.83</text:p>
          </table:table-cell>
          <table:table-cell office:value-type="float" office:value="17.65">
            <text:p>17.65</text:p>
          </table:table-cell>
          <table:table-cell office:value-type="float" office:value="0.3">
            <text:p>0.3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table:number-columns-repeated="2" office:value-type="string">
            <text:p>.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4.6">
            <text:p>4.6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I4247, E444-34</text:p>
          </table:table-cell>
          <table:table-cell office:value-type="string">
            <text:p>13 26 44.4</text:p>
          </table:table-cell>
          <table:table-cell office:value-type="string">
            <text:p>-30 21 45</text:p>
          </table:table-cell>
          <table:table-cell office:value-type="float" office:value="1.3">
            <text:p>1.3</text:p>
          </table:table-cell>
          <table:table-cell office:value-type="float" office:value="0.38">
            <text:p>0.38</text:p>
          </table:table-cell>
          <table:table-cell office:value-type="float" office:value="14.4">
            <text:p>14.4</text:p>
          </table:table-cell>
          <table:table-cell office:value-type="float" office:value="0.27">
            <text:p>0.27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415">
            <text:p>415</text:p>
          </table:table-cell>
          <table:table-cell office:value-type="float" office:value="195">
            <text:p>195</text:p>
          </table:table-cell>
          <table:table-cell office:value-type="float" office:value="45">
            <text:p>45</text:p>
          </table:table-cell>
          <table:table-cell office:value-type="float" office:value="0.48">
            <text:p>0.48</text:p>
          </table:table-cell>
          <table:table-cell office:value-type="float" office:value="4.6">
            <text:p>4.6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KK 203 </text:p>
          </table:table-cell>
          <table:table-cell office:value-type="string">
            <text:p>13 27 28.1</text:p>
          </table:table-cell>
          <table:table-cell office:value-type="string">
            <text:p>-45 21 09</text:p>
          </table:table-cell>
          <table:table-cell office:value-type="float" office:value="0.5">
            <text:p>0.5</text:p>
          </table:table-cell>
          <table:table-cell office:value-type="float" office:value="0.99">
            <text:p>0.99</text:p>
          </table:table-cell>
          <table:table-cell office:value-type="float" office:value="18">
            <text:p>18</text:p>
          </table:table-cell>
          <table:table-cell office:value-type="float" office:value="0.44">
            <text:p>0.44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table:number-columns-repeated="2" office:value-type="string">
            <text:p>.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6">
            <text:p>3.6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P170257 </text:p>
          </table:table-cell>
          <table:table-cell office:value-type="string">
            <text:p>13 29 21.0</text:p>
          </table:table-cell>
          <table:table-cell office:value-type="string">
            <text:p>-21 10 45</text:p>
          </table:table-cell>
          <table:table-cell office:value-type="float" office:value="0.6">
            <text:p>0.6</text:p>
          </table:table-cell>
          <table:table-cell office:value-type="float" office:value="0.75">
            <text:p>0.75</text:p>
          </table:table-cell>
          <table:table-cell office:value-type="float" office:value="15.3">
            <text:p>15.3</text:p>
          </table:table-cell>
          <table:table-cell office:value-type="float" office:value="0.46">
            <text:p>0.4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650">
            <text:p>650</text:p>
          </table:table-cell>
          <table:table-cell office:value-type="float" office:value="457">
            <text:p>457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6.3">
            <text:p>6.3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N5194</text:p>
          </table:table-cell>
          <table:table-cell office:value-type="string">
            <text:p>13 29 56.0</text:p>
          </table:table-cell>
          <table:table-cell office:value-type="string">
            <text:p>+47 14 04</text:p>
          </table:table-cell>
          <table:table-cell office:value-type="float" office:value="11.2">
            <text:p>11.2</text:p>
          </table:table-cell>
          <table:table-cell office:value-type="float" office:value="0.62">
            <text:p>0.62</text:p>
          </table:table-cell>
          <table:table-cell office:value-type="float" office:value="8.57">
            <text:p>8.57</text:p>
          </table:table-cell>
          <table:table-cell office:value-type="float" office:value="0.15">
            <text:p>0.15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float" office:value="463">
            <text:p>463</text:p>
          </table:table-cell>
          <table:table-cell office:value-type="float" office:value="555">
            <text:p>555</text:p>
          </table:table-cell>
          <table:table-cell office:value-type="float" office:value="195">
            <text:p>195</text:p>
          </table:table-cell>
          <table:table-cell office:value-type="float" office:value="2.34">
            <text:p>2.34</text:p>
          </table:table-cell>
          <table:table-cell office:value-type="float" office:value="8">
            <text:p>8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N5206</text:p>
          </table:table-cell>
          <table:table-cell office:value-type="string">
            <text:p>13 33 43.9</text:p>
          </table:table-cell>
          <table:table-cell office:value-type="string">
            <text:p>-48 09 04</text:p>
          </table:table-cell>
          <table:table-cell office:value-type="float" office:value="3.7">
            <text:p>3.7</text:p>
          </table:table-cell>
          <table:table-cell office:value-type="float" office:value="0.86">
            <text:p>0.86</text:p>
          </table:table-cell>
          <table:table-cell office:value-type="float" office:value="11.64">
            <text:p>11.64</text:p>
          </table:table-cell>
          <table:table-cell office:value-type="float" office:value="0.52">
            <text:p>0.52</text:p>
          </table:table-cell>
          <table:table-cell office:value-type="float" office:value="-3">
            <text:p>-3</text:p>
          </table:table-cell>
          <table:table-cell office:value-type="string">
            <text:p>K</text:p>
          </table:table-cell>
          <table:table-cell office:value-type="float" office:value="571">
            <text:p>571</text:p>
          </table:table-cell>
          <table:table-cell office:value-type="float" office:value="322">
            <text:p>322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6">
            <text:p>3.6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N5229</text:p>
          </table:table-cell>
          <table:table-cell office:value-type="string">
            <text:p>13 34 02.9</text:p>
          </table:table-cell>
          <table:table-cell office:value-type="string">
            <text:p>+47 54 55</text:p>
          </table:table-cell>
          <table:table-cell office:value-type="float" office:value="3.6">
            <text:p>3.6</text:p>
          </table:table-cell>
          <table:table-cell office:value-type="float" office:value="0.13">
            <text:p>0.13</text:p>
          </table:table-cell>
          <table:table-cell office:value-type="float" office:value="14.33">
            <text:p>14.33</text:p>
          </table:table-cell>
          <table:table-cell office:value-type="float" office:value="0.08">
            <text:p>0.08</text:p>
          </table:table-cell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float" office:value="363">
            <text:p>363</text:p>
          </table:table-cell>
          <table:table-cell office:value-type="float" office:value="460">
            <text:p>460</text:p>
          </table:table-cell>
          <table:table-cell office:value-type="float" office:value="127">
            <text:p>127</text:p>
          </table:table-cell>
          <table:table-cell office:value-type="float" office:value="1.39">
            <text:p>1.39</text:p>
          </table:table-cell>
          <table:table-cell office:value-type="float" office:value="5.1">
            <text:p>5.1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N5238</text:p>
          </table:table-cell>
          <table:table-cell office:value-type="string">
            <text:p>13 34 42.7</text:p>
          </table:table-cell>
          <table:table-cell office:value-type="string">
            <text:p>+51 36 50</text:p>
          </table:table-cell>
          <table:table-cell office:value-type="float" office:value="1.7">
            <text:p>1.7</text:p>
          </table:table-cell>
          <table:table-cell office:value-type="float" office:value="0.82">
            <text:p>0.82</text:p>
          </table:table-cell>
          <table:table-cell office:value-type="float" office:value="13.55">
            <text:p>13.55</text:p>
          </table:table-cell>
          <table:table-cell office:value-type="float" office:value="0.05">
            <text:p>0.05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float" office:value="232">
            <text:p>232</text:p>
          </table:table-cell>
          <table:table-cell office:value-type="float" office:value="345">
            <text:p>345</text:p>
          </table:table-cell>
          <table:table-cell office:value-type="float" office:value="36">
            <text:p>36</text:p>
          </table:table-cell>
          <table:table-cell office:value-type="float" office:value="0.65">
            <text:p>0.65</text:p>
          </table:table-cell>
          <table:table-cell office:value-type="float" office:value="5.2">
            <text:p>5.2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P47885 </text:p>
          </table:table-cell>
          <table:table-cell office:value-type="string">
            <text:p>13 35 08.1</text:p>
          </table:table-cell>
          <table:table-cell office:value-type="string">
            <text:p>-30 07 04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15.8">
            <text:p>15.8</text:p>
          </table:table-cell>
          <table:table-cell office:value-type="float" office:value="0.21">
            <text:p>0.21</text:p>
          </table:table-cell>
          <table:table-cell office:value-type="float" office:value="10">
            <text:p>10</text:p>
          </table:table-cell>
          <table:table-cell office:value-type="string">
            <text:p>K</text:p>
          </table:table-cell>
          <table:table-cell office:value-type="float" office:value="570">
            <text:p>570</text:p>
          </table:table-cell>
          <table:table-cell office:value-type="float" office:value="360">
            <text:p>360</text:p>
          </table:table-cell>
          <table:table-cell office:value-type="float" office:value="110">
            <text:p>110</text:p>
          </table:table-cell>
          <table:table-cell office:value-type="float" office:value="1.12">
            <text:p>1.12</text:p>
          </table:table-cell>
          <table:table-cell office:value-type="float" office:value="5">
            <text:p>5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E444-78, UA 365</text:p>
          </table:table-cell>
          <table:table-cell office:value-type="string">
            <text:p>13 36 30.8</text:p>
          </table:table-cell>
          <table:table-cell office:value-type="string">
            <text:p>-29 14 11</text:p>
          </table:table-cell>
          <table:table-cell office:value-type="float" office:value="1.2">
            <text:p>1.2</text:p>
          </table:table-cell>
          <table:table-cell office:value-type="float" office:value="0.42">
            <text:p>0.42</text:p>
          </table:table-cell>
          <table:table-cell office:value-type="float" office:value="15.53">
            <text:p>15.53</text:p>
          </table:table-cell>
          <table:table-cell office:value-type="float" office:value="0.23">
            <text:p>0.2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73">
            <text:p>573</text:p>
          </table:table-cell>
          <table:table-cell office:value-type="float" office:value="363">
            <text:p>363</text:p>
          </table:table-cell>
          <table:table-cell office:value-type="float" office:value="34">
            <text:p>34</text:p>
          </table:table-cell>
          <table:table-cell office:value-type="float" office:value="0.6">
            <text:p>0.6</text:p>
          </table:table-cell>
          <table:table-cell office:value-type="float" office:value="4.6">
            <text:p>4.6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N5237</text:p>
          </table:table-cell>
          <table:table-cell office:value-type="string">
            <text:p>13 37 38.9</text:p>
          </table:table-cell>
          <table:table-cell office:value-type="string">
            <text:p>-42 50 51</text:p>
          </table:table-cell>
          <table:table-cell office:value-type="float" office:value="1.9">
            <text:p>1.9</text:p>
          </table:table-cell>
          <table:table-cell office:value-type="float" office:value="0.84">
            <text:p>0.84</text:p>
          </table:table-cell>
          <table:table-cell office:value-type="float" office:value="13.23">
            <text:p>13.23</text:p>
          </table:table-cell>
          <table:table-cell office:value-type="float" office:value="0.41">
            <text:p>0.41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float" office:value="370">
            <text:p>370</text:p>
          </table:table-cell>
          <table:table-cell office:value-type="float" office:value="131">
            <text:p>131</text:p>
          </table:table-cell>
          <table:table-cell office:value-type="float" office:value="80">
            <text:p>80</text:p>
          </table:table-cell>
          <table:table-cell office:value-type="float" office:value="0.66">
            <text:p>0.66</text:p>
          </table:table-cell>
          <table:table-cell office:value-type="float" office:value="3.6">
            <text:p>3.6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U8638</text:p>
          </table:table-cell>
          <table:table-cell office:value-type="string">
            <text:p>13 39 19.4</text:p>
          </table:table-cell>
          <table:table-cell office:value-type="string">
            <text:p>+24 46 33</text:p>
          </table:table-cell>
          <table:table-cell office:value-type="float" office:value="1.2">
            <text:p>1.2</text:p>
          </table:table-cell>
          <table:table-cell office:value-type="float" office:value="0.67">
            <text:p>0.67</text:p>
          </table:table-cell>
          <table:table-cell office:value-type="float" office:value="14.44">
            <text:p>14.44</text:p>
          </table:table-cell>
          <table:table-cell office:value-type="float" office:value="0.06">
            <text:p>0.0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74">
            <text:p>274</text:p>
          </table:table-cell>
          <table:table-cell office:value-type="float" office:value="273">
            <text:p>273</text:p>
          </table:table-cell>
          <table:table-cell office:value-type="float" office:value="32">
            <text:p>32</text:p>
          </table:table-cell>
          <table:table-cell office:value-type="float" office:value="0.59">
            <text:p>0.59</text:p>
          </table:table-cell>
          <table:table-cell office:value-type="float" office:value="2.3">
            <text:p>2.3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KKs 57 </text:p>
          </table:table-cell>
          <table:table-cell office:value-type="string">
            <text:p>13 41 38.1</text:p>
          </table:table-cell>
          <table:table-cell office:value-type="string">
            <text:p>-42 34 55</text:p>
          </table:table-cell>
          <table:table-cell office:value-type="float" office:value="0.8">
            <text:p>0.8</text:p>
          </table:table-cell>
          <table:table-cell office:value-type="float" office:value="0.87">
            <text:p>0.87</text:p>
          </table:table-cell>
          <table:table-cell office:value-type="float" office:value="18.1">
            <text:p>18.1</text:p>
          </table:table-cell>
          <table:table-cell office:value-type="float" office:value="0.39">
            <text:p>0.39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table:number-columns-repeated="2" office:value-type="string">
            <text:p>.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6">
            <text:p>3.6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KKs 58 </text:p>
          </table:table-cell>
          <table:table-cell office:value-type="string">
            <text:p>13 46 00.8</text:p>
          </table:table-cell>
          <table:table-cell office:value-type="string">
            <text:p>-36 19 44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7.41">
            <text:p>17.41</text:p>
          </table:table-cell>
          <table:table-cell office:value-type="float" office:value="0.27">
            <text:p>0.27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table:number-columns-repeated="2" office:value-type="string">
            <text:p>.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6">
            <text:p>3.6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KK 218 </text:p>
          </table:table-cell>
          <table:table-cell office:value-type="string">
            <text:p>13 46 39.5</text:p>
          </table:table-cell>
          <table:table-cell office:value-type="string">
            <text:p>-29 58 45</text:p>
          </table:table-cell>
          <table:table-cell office:value-type="float" office:value="1.1">
            <text:p>1.1</text:p>
          </table:table-cell>
          <table:table-cell office:value-type="float" office:value="0.45">
            <text:p>0.45</text:p>
          </table:table-cell>
          <table:table-cell office:value-type="float" office:value="17.6">
            <text:p>17.6</text:p>
          </table:table-cell>
          <table:table-cell office:value-type="float" office:value="0.26">
            <text:p>0.26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4.6">
            <text:p>4.6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E174-01, KKs 59</text:p>
          </table:table-cell>
          <table:table-cell office:value-type="string">
            <text:p>13 47 57.7</text:p>
          </table:table-cell>
          <table:table-cell office:value-type="string">
            <text:p>-53 21 04</text:p>
          </table:table-cell>
          <table:table-cell office:value-type="float" office:value="3">
            <text:p>3</text:p>
          </table:table-cell>
          <table:table-cell office:value-type="float" office:value="0.43">
            <text:p>0.43</text:p>
          </table:table-cell>
          <table:table-cell office:value-type="float" office:value="14.2">
            <text:p>14.2</text:p>
          </table:table-cell>
          <table:table-cell office:value-type="float" office:value="2.13">
            <text:p>2.1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680">
            <text:p>680</text:p>
          </table:table-cell>
          <table:table-cell office:value-type="float" office:value="432">
            <text:p>432</text:p>
          </table:table-cell>
          <table:table-cell office:value-type="float" office:value="59">
            <text:p>59</text:p>
          </table:table-cell>
          <table:table-cell office:value-type="float" office:value="1.68">
            <text:p>1.68</text:p>
          </table:table-cell>
          <table:table-cell office:value-type="float" office:value="6">
            <text:p>6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CenN </text:p>
          </table:table-cell>
          <table:table-cell office:value-type="string">
            <text:p>13 48 09.2</text:p>
          </table:table-cell>
          <table:table-cell office:value-type="string">
            <text:p>-47 33 54</text:p>
          </table:table-cell>
          <table:table-cell office:value-type="float" office:value="0.9">
            <text:p>0.9</text:p>
          </table:table-cell>
          <table:table-cell office:value-type="float" office:value="0.78">
            <text:p>0.78</text:p>
          </table:table-cell>
          <table:table-cell office:value-type="float" office:value="17.5">
            <text:p>17.5</text:p>
          </table:table-cell>
          <table:table-cell office:value-type="float" office:value="0.61">
            <text:p>0.61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6">
            <text:p>3.6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HIPASS J1348-37</text:p>
          </table:table-cell>
          <table:table-cell office:value-type="string">
            <text:p>13 48 33.9</text:p>
          </table:table-cell>
          <table:table-cell office:value-type="string">
            <text:p>-37 58 03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16.9">
            <text:p>16.9</text:p>
          </table:table-cell>
          <table:table-cell office:value-type="float" office:value="0.33">
            <text:p>0.3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70">
            <text:p>570</text:p>
          </table:table-cell>
          <table:table-cell office:value-type="float" office:value="347">
            <text:p>34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.6">
            <text:p>3.6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E383-87</text:p>
          </table:table-cell>
          <table:table-cell office:value-type="string">
            <text:p>13 49 18.8</text:p>
          </table:table-cell>
          <table:table-cell office:value-type="string">
            <text:p>-36 03 41</text:p>
          </table:table-cell>
          <table:table-cell office:value-type="float" office:value="4.5">
            <text:p>4.5</text:p>
          </table:table-cell>
          <table:table-cell office:value-type="float" office:value="0.8">
            <text:p>0.8</text:p>
          </table:table-cell>
          <table:table-cell office:value-type="float" office:value="11.03">
            <text:p>11.03</text:p>
          </table:table-cell>
          <table:table-cell office:value-type="float" office:value="0.31">
            <text:p>0.31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float" office:value="326">
            <text:p>326</text:p>
          </table:table-cell>
          <table:table-cell office:value-type="float" office:value="108">
            <text:p>108</text:p>
          </table:table-cell>
          <table:table-cell office:value-type="float" office:value="32">
            <text:p>32</text:p>
          </table:table-cell>
          <table:table-cell office:value-type="float" office:value="1.54">
            <text:p>1.54</text:p>
          </table:table-cell>
          <table:table-cell office:value-type="float" office:value="1.5">
            <text:p>1.5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DDO 183, U8760 </text:p>
          </table:table-cell>
          <table:table-cell office:value-type="string">
            <text:p>13 50 51.1</text:p>
          </table:table-cell>
          <table:table-cell office:value-type="string">
            <text:p>+38 01 16</text:p>
          </table:table-cell>
          <table:table-cell office:value-type="float" office:value="2.2">
            <text:p>2.2</text:p>
          </table:table-cell>
          <table:table-cell office:value-type="float" office:value="0.32">
            <text:p>0.32</text:p>
          </table:table-cell>
          <table:table-cell office:value-type="float" office:value="14.45">
            <text:p>14.45</text:p>
          </table:table-cell>
          <table:table-cell office:value-type="float" office:value="0.07">
            <text:p>0.07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table:style-name="ce7" office:value-type="time" office:time-value="PT4584H00M00S">
            <text:p>4584:00:00</text:p>
          </table:table-cell>
          <table:table-cell office:value-type="float" office:value="257">
            <text:p>257</text:p>
          </table:table-cell>
          <table:table-cell office:value-type="float" office:value="30">
            <text:p>30</text:p>
          </table:table-cell>
          <table:table-cell office:value-type="float" office:value="0.99">
            <text:p>0.99</text:p>
          </table:table-cell>
          <table:table-cell office:value-type="float" office:value="5.1">
            <text:p>5.1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HIPASS J1351-47</text:p>
          </table:table-cell>
          <table:table-cell office:value-type="string">
            <text:p>13 51 22.0</text:p>
          </table:table-cell>
          <table:table-cell office:value-type="string">
            <text:p>-47 00 00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17.5">
            <text:p>17.5</text:p>
          </table:table-cell>
          <table:table-cell office:value-type="float" office:value="0.62">
            <text:p>0.62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30">
            <text:p>530</text:p>
          </table:table-cell>
          <table:table-cell office:value-type="float" office:value="292">
            <text:p>292</text:p>
          </table:table-cell>
          <table:table-cell office:value-type="float" office:value="35">
            <text:p>35</text:p>
          </table:table-cell>
          <table:table-cell office:value-type="float" office:value="0.54">
            <text:p>0.54</text:p>
          </table:table-cell>
          <table:table-cell office:value-type="float" office:value="3.6">
            <text:p>3.6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U8837, Ho IV </text:p>
          </table:table-cell>
          <table:table-cell office:value-type="string">
            <text:p>13 54 45.1</text:p>
          </table:table-cell>
          <table:table-cell office:value-type="string">
            <text:p>+53 54 17</text:p>
          </table:table-cell>
          <table:table-cell office:value-type="float" office:value="4.3">
            <text:p>4.3</text:p>
          </table:table-cell>
          <table:table-cell office:value-type="float" office:value="0.3">
            <text:p>0.3</text:p>
          </table:table-cell>
          <table:table-cell office:value-type="float" office:value="13.76">
            <text:p>13.76</text:p>
          </table:table-cell>
          <table:table-cell office:value-type="float" office:value="0.06">
            <text:p>0.0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44">
            <text:p>144</text:p>
          </table:table-cell>
          <table:table-cell office:value-type="float" office:value="276">
            <text:p>276</text:p>
          </table:table-cell>
          <table:table-cell office:value-type="float" office:value="77">
            <text:p>77</text:p>
          </table:table-cell>
          <table:table-cell office:value-type="float" office:value="1.3">
            <text:p>1.3</text:p>
          </table:table-cell>
          <table:table-cell office:value-type="float" office:value="8.3">
            <text:p>8.3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N5474</text:p>
          </table:table-cell>
          <table:table-cell office:value-type="string">
            <text:p>14 05 02.1</text:p>
          </table:table-cell>
          <table:table-cell office:value-type="string">
            <text:p>+53 39 47</text:p>
          </table:table-cell>
          <table:table-cell office:value-type="float" office:value="4.8">
            <text:p>4.8</text:p>
          </table:table-cell>
          <table:table-cell office:value-type="float" office:value="0.9">
            <text:p>0.9</text:p>
          </table:table-cell>
          <table:table-cell office:value-type="float" office:value="11.6">
            <text:p>11.6</text:p>
          </table:table-cell>
          <table:table-cell office:value-type="float" office:value="0.05">
            <text:p>0.05</text:p>
          </table:table-cell>
          <table:table-cell office:value-type="float" office:value="8">
            <text:p>8</text:p>
          </table:table-cell>
          <table:table-cell office:value-type="string">
            <text:p>AB</text:p>
          </table:table-cell>
          <table:table-cell office:value-type="float" office:value="277">
            <text:p>277</text:p>
          </table:table-cell>
          <table:table-cell office:value-type="float" office:value="413">
            <text:p>413</text:p>
          </table:table-cell>
          <table:table-cell office:value-type="float" office:value="40">
            <text:p>40</text:p>
          </table:table-cell>
          <table:table-cell office:value-type="float" office:value="2.04">
            <text:p>2.04</text:p>
          </table:table-cell>
          <table:table-cell office:value-type="float" office:value="7.2">
            <text:p>7.2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N5477</text:p>
          </table:table-cell>
          <table:table-cell office:value-type="string">
            <text:p>14 05 33.1</text:p>
          </table:table-cell>
          <table:table-cell office:value-type="string">
            <text:p>+54 27 39</text:p>
          </table:table-cell>
          <table:table-cell office:value-type="float" office:value="1.7">
            <text:p>1.7</text:p>
          </table:table-cell>
          <table:table-cell office:value-type="float" office:value="0.76">
            <text:p>0.76</text:p>
          </table:table-cell>
          <table:table-cell office:value-type="float" office:value="14.19">
            <text:p>14.19</text:p>
          </table:table-cell>
          <table:table-cell office:value-type="float" office:value="0.05">
            <text:p>0.05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304">
            <text:p>304</text:p>
          </table:table-cell>
          <table:table-cell office:value-type="float" office:value="443">
            <text:p>443</text:p>
          </table:table-cell>
          <table:table-cell office:value-type="float" office:value="52">
            <text:p>52</text:p>
          </table:table-cell>
          <table:table-cell office:value-type="float" office:value="1.12">
            <text:p>1.12</text:p>
          </table:table-cell>
          <table:table-cell office:value-type="float" office:value="7.7">
            <text:p>7.7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Circinus, E97-13</text:p>
          </table:table-cell>
          <table:table-cell office:value-type="string">
            <text:p>14 13 09.3</text:p>
          </table:table-cell>
          <table:table-cell office:value-type="string">
            <text:p>-65 20 21</text:p>
          </table:table-cell>
          <table:table-cell office:value-type="float" office:value="6.9">
            <text:p>6.9</text:p>
          </table:table-cell>
          <table:table-cell office:value-type="float" office:value="0.43">
            <text:p>0.43</text:p>
          </table:table-cell>
          <table:table-cell office:value-type="float" office:value="12.1">
            <text:p>12.1</text:p>
          </table:table-cell>
          <table:table-cell office:value-type="float" office:value="4.2">
            <text:p>4.2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449">
            <text:p>449</text:p>
          </table:table-cell>
          <table:table-cell office:value-type="float" office:value="204">
            <text:p>204</text:p>
          </table:table-cell>
          <table:table-cell office:value-type="float" office:value="296">
            <text:p>296</text:p>
          </table:table-cell>
          <table:table-cell office:value-type="float" office:value="3.28">
            <text:p>3.28</text:p>
          </table:table-cell>
          <table:table-cell office:value-type="float" office:value="2.8">
            <text:p>2.8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KH 87</text:p>
          </table:table-cell>
          <table:table-cell office:value-type="string">
            <text:p>14 15 09.4</text:p>
          </table:table-cell>
          <table:table-cell office:value-type="string">
            <text:p>+57 05 15</text:p>
          </table:table-cell>
          <table:table-cell office:value-type="float" office:value="0.8">
            <text:p>0.8</text:p>
          </table:table-cell>
          <table:table-cell office:value-type="float" office:value="0.37">
            <text:p>0.37</text:p>
          </table:table-cell>
          <table:table-cell office:value-type="float" office:value="16.1">
            <text:p>16.1</text:p>
          </table:table-cell>
          <table:table-cell office:value-type="float" office:value="0.05">
            <text:p>0.0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20">
            <text:p>320</text:p>
          </table:table-cell>
          <table:table-cell office:value-type="float" office:value="473">
            <text:p>473</text:p>
          </table:table-cell>
          <table:table-cell office:value-type="float" office:value="38">
            <text:p>38</text:p>
          </table:table-cell>
          <table:table-cell office:value-type="float" office:value="0.53">
            <text:p>0.53</text:p>
          </table:table-cell>
          <table:table-cell office:value-type="float" office:value="7.4">
            <text:p>7.4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N5585</text:p>
          </table:table-cell>
          <table:table-cell office:value-type="string">
            <text:p>14 19 48.3</text:p>
          </table:table-cell>
          <table:table-cell office:value-type="string">
            <text:p>+56 43 49</text:p>
          </table:table-cell>
          <table:table-cell office:value-type="float" office:value="5.8">
            <text:p>5.8</text:p>
          </table:table-cell>
          <table:table-cell office:value-type="float" office:value="0.64">
            <text:p>0.64</text:p>
          </table:table-cell>
          <table:table-cell office:value-type="float" office:value="11.19">
            <text:p>11.19</text:p>
          </table:table-cell>
          <table:table-cell office:value-type="float" office:value="0.07">
            <text:p>0.07</text:p>
          </table:table-cell>
          <table:table-cell office:value-type="float" office:value="4">
            <text:p>4</text:p>
          </table:table-cell>
          <table:table-cell office:value-type="string">
            <text:p>AB</text:p>
          </table:table-cell>
          <table:table-cell office:value-type="float" office:value="305">
            <text:p>305</text:p>
          </table:table-cell>
          <table:table-cell office:value-type="float" office:value="459">
            <text:p>459</text:p>
          </table:table-cell>
          <table:table-cell office:value-type="float" office:value="146">
            <text:p>146</text:p>
          </table:table-cell>
          <table:table-cell office:value-type="float" office:value="2.1">
            <text:p>2.1</text:p>
          </table:table-cell>
          <table:table-cell office:value-type="float" office:value="5.7">
            <text:p>5.7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E222-10</text:p>
          </table:table-cell>
          <table:table-cell office:value-type="string">
            <text:p>14 35 03.0</text:p>
          </table:table-cell>
          <table:table-cell office:value-type="string">
            <text:p>-49 25 18</text:p>
          </table:table-cell>
          <table:table-cell office:value-type="float" office:value="0.9">
            <text:p>0.9</text:p>
          </table:table-cell>
          <table:table-cell office:value-type="float" office:value="0.44">
            <text:p>0.44</text:p>
          </table:table-cell>
          <table:table-cell office:value-type="float" office:value="16.33">
            <text:p>16.33</text:p>
          </table:table-cell>
          <table:table-cell office:value-type="float" office:value="1.11">
            <text:p>1.1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632">
            <text:p>632</text:p>
          </table:table-cell>
          <table:table-cell office:value-type="float" office:value="415">
            <text:p>415</text:p>
          </table:table-cell>
          <table:table-cell office:value-type="float" office:value="65">
            <text:p>65</text:p>
          </table:table-cell>
          <table:table-cell office:value-type="float" office:value="0.63">
            <text:p>0.63</text:p>
          </table:table-cell>
          <table:table-cell office:value-type="float" office:value="5.8">
            <text:p>5.8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DDO 194, U9405 </text:p>
          </table:table-cell>
          <table:table-cell office:value-type="string">
            <text:p>14 35 24.6</text:p>
          </table:table-cell>
          <table:table-cell office:value-type="string">
            <text:p>+57 15 24</text:p>
          </table:table-cell>
          <table:table-cell office:value-type="float" office:value="1.7">
            <text:p>1.7</text:p>
          </table:table-cell>
          <table:table-cell office:value-type="float" office:value="0.35">
            <text:p>0.35</text:p>
          </table:table-cell>
          <table:table-cell office:value-type="float" office:value="14.52">
            <text:p>14.52</text:p>
          </table:table-cell>
          <table:table-cell office:value-type="float" office:value="0.05">
            <text:p>0.0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22">
            <text:p>222</text:p>
          </table:table-cell>
          <table:table-cell office:value-type="float" office:value="385">
            <text:p>385</text:p>
          </table:table-cell>
          <table:table-cell office:value-type="float" office:value="85">
            <text:p>85</text:p>
          </table:table-cell>
          <table:table-cell office:value-type="float" office:value="0.82">
            <text:p>0.82</text:p>
          </table:table-cell>
          <table:table-cell office:value-type="float" office:value="8">
            <text:p>8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E272-25</text:p>
          </table:table-cell>
          <table:table-cell office:value-type="string">
            <text:p>14 43 25.5</text:p>
          </table:table-cell>
          <table:table-cell office:value-type="string">
            <text:p>-44 42 19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14.77">
            <text:p>14.77</text:p>
          </table:table-cell>
          <table:table-cell office:value-type="float" office:value="0.69">
            <text:p>0.69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float" office:value="624">
            <text:p>624</text:p>
          </table:table-cell>
          <table:table-cell office:value-type="float" office:value="422">
            <text:p>422</text:p>
          </table:table-cell>
          <table:table-cell office:value-type="float" office:value="75">
            <text:p>75</text:p>
          </table:table-cell>
          <table:table-cell office:value-type="float" office:value="0.48">
            <text:p>0.48</text:p>
          </table:table-cell>
          <table:table-cell office:value-type="float" office:value="5.9">
            <text:p>5.9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E223-09</text:p>
          </table:table-cell>
          <table:table-cell office:value-type="string">
            <text:p>15 01 08.5</text:p>
          </table:table-cell>
          <table:table-cell office:value-type="string">
            <text:p>-48 17 33</text:p>
          </table:table-cell>
          <table:table-cell office:value-type="float" office:value="2.6">
            <text:p>2.6</text:p>
          </table:table-cell>
          <table:table-cell office:value-type="float" office:value="0.92">
            <text:p>0.92</text:p>
          </table:table-cell>
          <table:table-cell office:value-type="float" office:value="13.82">
            <text:p>13.82</text:p>
          </table:table-cell>
          <table:table-cell office:value-type="float" office:value="1.12">
            <text:p>1.12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86">
            <text:p>586</text:p>
          </table:table-cell>
          <table:table-cell office:value-type="float" office:value="387">
            <text:p>387</text:p>
          </table:table-cell>
          <table:table-cell office:value-type="float" office:value="63">
            <text:p>63</text:p>
          </table:table-cell>
          <table:table-cell office:value-type="float" office:value="2.1">
            <text:p>2.1</text:p>
          </table:table-cell>
          <table:table-cell office:value-type="float" office:value="5.4">
            <text:p>5.4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E274-01</text:p>
          </table:table-cell>
          <table:table-cell office:value-type="string">
            <text:p>15 14 13.5</text:p>
          </table:table-cell>
          <table:table-cell office:value-type="string">
            <text:p>-46 48 45</text:p>
          </table:table-cell>
          <table:table-cell office:value-type="float" office:value="13.4">
            <text:p>13.4</text:p>
          </table:table-cell>
          <table:table-cell office:value-type="float" office:value="0.1">
            <text:p>0.1</text:p>
          </table:table-cell>
          <table:table-cell office:value-type="float" office:value="11.71">
            <text:p>11.71</text:p>
          </table:table-cell>
          <table:table-cell office:value-type="float" office:value="1.11">
            <text:p>1.11</text:p>
          </table:table-cell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float" office:value="522">
            <text:p>522</text:p>
          </table:table-cell>
          <table:table-cell office:value-type="float" office:value="335">
            <text:p>335</text:p>
          </table:table-cell>
          <table:table-cell office:value-type="float" office:value="177">
            <text:p>177</text:p>
          </table:table-cell>
          <table:table-cell office:value-type="float" office:value="2.18">
            <text:p>2.18</text:p>
          </table:table-cell>
          <table:table-cell office:value-type="float" office:value="4.7">
            <text:p>4.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E137-18</text:p>
          </table:table-cell>
          <table:table-cell office:value-type="string">
            <text:p>16 20 59.3</text:p>
          </table:table-cell>
          <table:table-cell office:value-type="string">
            <text:p>-60 29 15</text:p>
          </table:table-cell>
          <table:table-cell office:value-type="float" office:value="3.2">
            <text:p>3.2</text:p>
          </table:table-cell>
          <table:table-cell office:value-type="float" office:value="0.34">
            <text:p>0.34</text:p>
          </table:table-cell>
          <table:table-cell office:value-type="float" office:value="12.2">
            <text:p>12.2</text:p>
          </table:table-cell>
          <table:table-cell office:value-type="float" office:value="1.05">
            <text:p>1.05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606">
            <text:p>606</text:p>
          </table:table-cell>
          <table:table-cell office:value-type="float" office:value="421">
            <text:p>421</text:p>
          </table:table-cell>
          <table:table-cell office:value-type="float" office:value="145">
            <text:p>145</text:p>
          </table:table-cell>
          <table:table-cell office:value-type="float" office:value="1.56">
            <text:p>1.56</text:p>
          </table:table-cell>
          <table:table-cell office:value-type="float" office:value="5.8">
            <text:p>5.8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I4662, E102-14</text:p>
          </table:table-cell>
          <table:table-cell office:value-type="string">
            <text:p>17 47 06.3</text:p>
          </table:table-cell>
          <table:table-cell office:value-type="string">
            <text:p>-64 38 25</text:p>
          </table:table-cell>
          <table:table-cell office:value-type="float" office:value="2.8">
            <text:p>2.8</text:p>
          </table:table-cell>
          <table:table-cell office:value-type="float" office:value="0.57">
            <text:p>0.57</text:p>
          </table:table-cell>
          <table:table-cell office:value-type="float" office:value="11.74">
            <text:p>11.74</text:p>
          </table:table-cell>
          <table:table-cell office:value-type="float" office:value="0.3">
            <text:p>0.3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308">
            <text:p>308</text:p>
          </table:table-cell>
          <table:table-cell office:value-type="float" office:value="145">
            <text:p>145</text:p>
          </table:table-cell>
          <table:table-cell office:value-type="float" office:value="100">
            <text:p>100</text:p>
          </table:table-cell>
          <table:table-cell office:value-type="float" office:value="2.1">
            <text:p>2.1</text:p>
          </table:table-cell>
          <table:table-cell office:value-type="float" office:value="2">
            <text:p>2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K 246 </text:p>
          </table:table-cell>
          <table:table-cell office:value-type="string">
            <text:p>20 03 57.4</text:p>
          </table:table-cell>
          <table:table-cell office:value-type="string">
            <text:p>-31 40 54</text:p>
          </table:table-cell>
          <table:table-cell office:value-type="float" office:value="1.2">
            <text:p>1.2</text:p>
          </table:table-cell>
          <table:table-cell office:value-type="float" office:value="0.42">
            <text:p>0.42</text:p>
          </table:table-cell>
          <table:table-cell office:value-type="float" office:value="17.06">
            <text:p>17.06</text:p>
          </table:table-cell>
          <table:table-cell office:value-type="float" office:value="1.28">
            <text:p>1.28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58">
            <text:p>358</text:p>
          </table:table-cell>
          <table:table-cell office:value-type="float" office:value="401">
            <text:p>401</text:p>
          </table:table-cell>
          <table:table-cell office:value-type="float" office:value="53">
            <text:p>53</text:p>
          </table:table-cell>
          <table:table-cell office:value-type="float" office:value="0.92">
            <text:p>0.92</text:p>
          </table:table-cell>
          <table:table-cell office:value-type="float" office:value="5.6">
            <text:p>5.6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U11583, KK 250 </text:p>
          </table:table-cell>
          <table:table-cell office:value-type="string">
            <text:p>20 30 15.3</text:p>
          </table:table-cell>
          <table:table-cell office:value-type="string">
            <text:p>+60 26 25</text:p>
          </table:table-cell>
          <table:table-cell office:value-type="float" office:value="1.8">
            <text:p>1.8</text:p>
          </table:table-cell>
          <table:table-cell office:value-type="float" office:value="0.44">
            <text:p>0.44</text:p>
          </table:table-cell>
          <table:table-cell office:value-type="float" office:value="15.9">
            <text:p>15.9</text:p>
          </table:table-cell>
          <table:table-cell office:value-type="float" office:value="1.32">
            <text:p>1.32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27">
            <text:p>127</text:p>
          </table:table-cell>
          <table:table-cell office:value-type="float" office:value="430">
            <text:p>430</text:p>
          </table:table-cell>
          <table:table-cell office:value-type="float" office:value="90">
            <text:p>90</text:p>
          </table:table-cell>
          <table:table-cell office:value-type="float" office:value="1.3">
            <text:p>1.3</text:p>
          </table:table-cell>
          <table:table-cell office:value-type="float" office:value="5.9">
            <text:p>5.9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KK 251 </text:p>
          </table:table-cell>
          <table:table-cell office:value-type="string">
            <text:p>20 30 32.0</text:p>
          </table:table-cell>
          <table:table-cell office:value-type="string">
            <text:p>+60 21 13</text:p>
          </table:table-cell>
          <table:table-cell office:value-type="float" office:value="1.6">
            <text:p>1.6</text:p>
          </table:table-cell>
          <table:table-cell office:value-type="float" office:value="0.5">
            <text:p>0.5</text:p>
          </table:table-cell>
          <table:table-cell office:value-type="float" office:value="16.5">
            <text:p>16.5</text:p>
          </table:table-cell>
          <table:table-cell office:value-type="float" office:value="1.28">
            <text:p>1.28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30">
            <text:p>130</text:p>
          </table:table-cell>
          <table:table-cell office:value-type="float" office:value="433">
            <text:p>433</text:p>
          </table:table-cell>
          <table:table-cell office:value-type="float" office:value="49">
            <text:p>49</text:p>
          </table:table-cell>
          <table:table-cell office:value-type="float" office:value="1.12">
            <text:p>1.12</text:p>
          </table:table-cell>
          <table:table-cell office:value-type="float" office:value="5.9">
            <text:p>5.9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KK 252 </text:p>
          </table:table-cell>
          <table:table-cell office:value-type="string">
            <text:p>20 31 32.6</text:p>
          </table:table-cell>
          <table:table-cell office:value-type="string">
            <text:p>+60 48 48</text:p>
          </table:table-cell>
          <table:table-cell office:value-type="float" office:value="0.9">
            <text:p>0.9</text:p>
          </table:table-cell>
          <table:table-cell office:value-type="float" office:value="0.99">
            <text:p>0.99</text:p>
          </table:table-cell>
          <table:table-cell office:value-type="float" office:value="16.7">
            <text:p>16.7</text:p>
          </table:table-cell>
          <table:table-cell office:value-type="float" office:value="1.95">
            <text:p>1.9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38">
            <text:p>138</text:p>
          </table:table-cell>
          <table:table-cell office:value-type="float" office:value="441">
            <text:p>441</text:p>
          </table:table-cell>
          <table:table-cell office:value-type="float" office:value="28">
            <text:p>28</text:p>
          </table:table-cell>
          <table:table-cell office:value-type="float" office:value="0.15">
            <text:p>0.15</text:p>
          </table:table-cell>
          <table:table-cell office:value-type="float" office:value="5.9">
            <text:p>5.9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N6946</text:p>
          </table:table-cell>
          <table:table-cell office:value-type="string">
            <text:p>20 34 51.1</text:p>
          </table:table-cell>
          <table:table-cell office:value-type="string">
            <text:p>+60 09 15</text:p>
          </table:table-cell>
          <table:table-cell office:value-type="float" office:value="11.5">
            <text:p>11.5</text:p>
          </table:table-cell>
          <table:table-cell office:value-type="float" office:value="0.85">
            <text:p>0.85</text:p>
          </table:table-cell>
          <table:table-cell office:value-type="float" office:value="9.58">
            <text:p>9.58</text:p>
          </table:table-cell>
          <table:table-cell office:value-type="float" office:value="1.48">
            <text:p>1.48</text:p>
          </table:table-cell>
          <table:table-cell office:value-type="float" office:value="6">
            <text:p>6</text:p>
          </table:table-cell>
          <table:table-cell office:value-type="string">
            <text:p>KB</text:p>
          </table:table-cell>
          <table:table-cell office:value-type="float" office:value="51">
            <text:p>51</text:p>
          </table:table-cell>
          <table:table-cell office:value-type="float" office:value="355">
            <text:p>355</text:p>
          </table:table-cell>
          <table:table-cell office:value-type="float" office:value="169">
            <text:p>169</text:p>
          </table:table-cell>
          <table:table-cell office:value-type="float" office:value="2.95">
            <text:p>2.95</text:p>
          </table:table-cell>
          <table:table-cell office:value-type="float" office:value="5.9">
            <text:p>5.9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KKR 55</text:p>
          </table:table-cell>
          <table:table-cell office:value-type="string">
            <text:p>20 45 20.8</text:p>
          </table:table-cell>
          <table:table-cell office:value-type="string">
            <text:p>+60 24 40</text:p>
          </table:table-cell>
          <table:table-cell office:value-type="float" office:value="0.6">
            <text:p>0.6</text:p>
          </table:table-cell>
          <table:table-cell office:value-type="float" office:value="0.67">
            <text:p>0.67</text:p>
          </table:table-cell>
          <table:table-cell office:value-type="float" office:value="17">
            <text:p>17</text:p>
          </table:table-cell>
          <table:table-cell office:value-type="float" office:value="2.94">
            <text:p>2.9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32">
            <text:p>32</text:p>
          </table:table-cell>
          <table:table-cell office:value-type="float" office:value="337">
            <text:p>337</text:p>
          </table:table-cell>
          <table:table-cell office:value-type="float" office:value="37">
            <text:p>37</text:p>
          </table:table-cell>
          <table:table-cell office:value-type="float" office:value="0.73">
            <text:p>0.73</text:p>
          </table:table-cell>
          <table:table-cell office:value-type="float" office:value="5.9">
            <text:p>5.9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KKR 56</text:p>
          </table:table-cell>
          <table:table-cell office:value-type="string">
            <text:p>20 48 24.1</text:p>
          </table:table-cell>
          <table:table-cell office:value-type="string">
            <text:p>+58 37 06</text:p>
          </table:table-cell>
          <table:table-cell office:value-type="float" office:value="0.7">
            <text:p>0.7</text:p>
          </table:table-cell>
          <table:table-cell office:value-type="float" office:value="0.64">
            <text:p>0.64</text:p>
          </table:table-cell>
          <table:table-cell office:value-type="float" office:value="17.6">
            <text:p>17.6</text:p>
          </table:table-cell>
          <table:table-cell office:value-type="float" office:value="3.14">
            <text:p>3.14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-47">
            <text:p>-47</text:p>
          </table:table-cell>
          <table:table-cell office:value-type="float" office:value="260">
            <text:p>260</text:p>
          </table:table-cell>
          <table:table-cell office:value-type="string">
            <text:p>.. .</text:p>
          </table:table-cell>
          <table:table-cell office:value-type="float" office:value="0.75">
            <text:p>0.75</text:p>
          </table:table-cell>
          <table:table-cell office:value-type="float" office:value="5.9">
            <text:p>5.9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Cepheus 1 </text:p>
          </table:table-cell>
          <table:table-cell office:value-type="string">
            <text:p>20 51 09.7</text:p>
          </table:table-cell>
          <table:table-cell office:value-type="string">
            <text:p>+56 53 24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15.4">
            <text:p>15.4</text:p>
          </table:table-cell>
          <table:table-cell office:value-type="float" office:value="4.05">
            <text:p>4.05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58">
            <text:p>58</text:p>
          </table:table-cell>
          <table:table-cell office:value-type="float" office:value="367">
            <text:p>367</text:p>
          </table:table-cell>
          <table:table-cell office:value-type="float" office:value="90">
            <text:p>90</text:p>
          </table:table-cell>
          <table:table-cell office:value-type="float" office:value="2.13">
            <text:p>2.13</text:p>
          </table:table-cell>
          <table:table-cell office:value-type="float" office:value="5.9">
            <text:p>5.9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I5052, E074-15</text:p>
          </table:table-cell>
          <table:table-cell office:value-type="string">
            <text:p>20 52 06.2</text:p>
          </table:table-cell>
          <table:table-cell office:value-type="string">
            <text:p>-69 12 14</text:p>
          </table:table-cell>
          <table:table-cell office:value-type="float" office:value="5.9">
            <text:p>5.9</text:p>
          </table:table-cell>
          <table:table-cell office:value-type="float" office:value="0.14">
            <text:p>0.14</text:p>
          </table:table-cell>
          <table:table-cell office:value-type="float" office:value="11.68">
            <text:p>11.68</text:p>
          </table:table-cell>
          <table:table-cell office:value-type="float" office:value="0.22">
            <text:p>0.22</text:p>
          </table:table-cell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float" office:value="598">
            <text:p>598</text:p>
          </table:table-cell>
          <table:table-cell office:value-type="float" office:value="454">
            <text:p>454</text:p>
          </table:table-cell>
          <table:table-cell office:value-type="float" office:value="182">
            <text:p>182</text:p>
          </table:table-cell>
          <table:table-cell office:value-type="float" office:value="2.02">
            <text:p>2.02</text:p>
          </table:table-cell>
          <table:table-cell office:value-type="float" office:value="6.3">
            <text:p>6.3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KR 59</text:p>
          </table:table-cell>
          <table:table-cell office:value-type="string">
            <text:p>21 03 24.2</text:p>
          </table:table-cell>
          <table:table-cell office:value-type="string">
            <text:p>+57 17 14</text:p>
          </table:table-cell>
          <table:table-cell office:value-type="float" office:value="2.3">
            <text:p>2.3</text:p>
          </table:table-cell>
          <table:table-cell office:value-type="float" office:value="0.61">
            <text:p>0.61</text:p>
          </table:table-cell>
          <table:table-cell office:value-type="float" office:value="15.7">
            <text:p>15.7</text:p>
          </table:table-cell>
          <table:table-cell office:value-type="float" office:value="3.86">
            <text:p>3.86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311">
            <text:p>311</text:p>
          </table:table-cell>
          <table:table-cell office:value-type="float" office:value="63">
            <text:p>63</text:p>
          </table:table-cell>
          <table:table-cell office:value-type="float" office:value="1.56">
            <text:p>1.56</text:p>
          </table:table-cell>
          <table:table-cell office:value-type="float" office:value="5.9">
            <text:p>5.9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KKR 60</text:p>
          </table:table-cell>
          <table:table-cell office:value-type="string">
            <text:p>21 05 53.0</text:p>
          </table:table-cell>
          <table:table-cell office:value-type="string">
            <text:p>+57 12 19</text:p>
          </table:table-cell>
          <table:table-cell table:number-columns-repeated="2" office:value-type="float" office:value="0.7">
            <text:p>0.7</text:p>
          </table:table-cell>
          <table:table-cell office:value-type="float" office:value="18">
            <text:p>18</text:p>
          </table:table-cell>
          <table:table-cell office:value-type="float" office:value="4.57">
            <text:p>4.57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-35">
            <text:p>-35</text:p>
          </table:table-cell>
          <table:table-cell office:value-type="float" office:value="275">
            <text:p>275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5.9">
            <text:p>5.9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KK 258 </text:p>
          </table:table-cell>
          <table:table-cell office:value-type="string">
            <text:p>22 40 43.9</text:p>
          </table:table-cell>
          <table:table-cell office:value-type="string">
            <text:p>-30 47 59</text:p>
          </table:table-cell>
          <table:table-cell office:value-type="float" office:value="1.6">
            <text:p>1.6</text:p>
          </table:table-cell>
          <table:table-cell office:value-type="float" office:value="0.5">
            <text:p>0.5</text:p>
          </table:table-cell>
          <table:table-cell office:value-type="float" office:value="17.36">
            <text:p>17.36</text:p>
          </table:table-cell>
          <table:table-cell office:value-type="float" office:value="0.06">
            <text:p>0.06</text:p>
          </table:table-cell>
          <table:table-cell office:value-type="float" office:value="-3">
            <text:p>-3</text:p>
          </table:table-cell>
          <table:table-cell office:value-type="string">
            <text:p>A</text:p>
          </table:table-cell>
          <table:table-cell office:value-type="string">
            <text:p>. . .</text:p>
          </table:table-cell>
          <table:table-cell office:value-type="string">
            <text:p>...</text:p>
          </table:table-cell>
          <table:table-cell office:value-type="string">
            <text:p>.. .</text:p>
          </table:table-cell>
          <table:table-cell office:value-type="string">
            <text:p>. . .</text:p>
          </table:table-cell>
          <table:table-cell office:value-type="float" office:value="3.9">
            <text:p>3.9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E149-003</text:p>
          </table:table-cell>
          <table:table-cell office:value-type="string">
            <text:p>23 52 02.8</text:p>
          </table:table-cell>
          <table:table-cell office:value-type="string">
            <text:p>-52 34 39</text:p>
          </table:table-cell>
          <table:table-cell office:value-type="float" office:value="2.2">
            <text:p>2.2</text:p>
          </table:table-cell>
          <table:table-cell office:value-type="float" office:value="0.18">
            <text:p>0.18</text:p>
          </table:table-cell>
          <table:table-cell office:value-type="float" office:value="15">
            <text:p>15</text:p>
          </table:table-cell>
          <table:table-cell office:value-type="float" office:value="0.06">
            <text:p>0.06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577">
            <text:p>577</text:p>
          </table:table-cell>
          <table:table-cell office:value-type="float" office:value="501">
            <text:p>501</text:p>
          </table:table-cell>
          <table:table-cell office:value-type="float" office:value="55">
            <text:p>55</text:p>
          </table:table-cell>
          <table:table-cell office:value-type="float" office:value="0.77">
            <text:p>0.77</text:p>
          </table:table-cell>
          <table:table-cell office:value-type="float" office:value="6.4">
            <text:p>6.4</text:p>
          </table:table-cell>
          <table:table-cell office:value-type="string">
            <text:p>tf</text:p>
          </table:table-cell>
        </table:table-row>
      </table:table>
      <table:named-expressions>
        <table:named-range table:name="cref_tb3fna" table:base-cell-address="$'Kennicutt 2008'.$A$548" table:cell-range-address="$'Kennicutt 2008'.$A$9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HPGDM+rtxr" svg:font-family="NHPGDM+rtxr"/>
    <style:font-face style:name="BNKDIL+AdvTT5843c571" svg:font-family="BNKDIL+AdvTT5843c571" style:font-family-generic="roman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9">11/19/2009</text:date>, <text:time>10:1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Cameron Sobie</meta:initial-creator>
    <meta:creation-date>2009-10-06T12:47:27</meta:creation-date>
    <dc:creator>Cameron Sobie</dc:creator>
    <dc:date>2009-11-19T10:10:43</dc:date>
    <meta:editing-cycles>48</meta:editing-cycles>
    <meta:editing-duration>PT20H0M38S</meta:editing-duration>
    <meta:user-defined meta:name="Info 1"/>
    <meta:user-defined meta:name="Info 2"/>
    <meta:user-defined meta:name="Info 3"/>
    <meta:user-defined meta:name="Info 4"/>
    <meta:document-statistic meta:table-count="4" meta:cell-count="24867"/>
  </office:meta>
</office:document-meta>
</file>